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Pictures/2000000A000000DD000000DDA5B35DBF.svm" manifest:media-type=""/>
  <manifest:file-entry manifest:full-path="Object 14/Pictures/2000000A000000DD000000DD7702FBD1.svm" manifest:media-type=""/>
  <manifest:file-entry manifest:full-path="Object 14/content.xml" manifest:media-type="text/xml"/>
  <manifest:file-entry manifest:full-path="Object 1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Pictures/2000000A000000DD000000DD7702FBD1.svm" manifest:media-type=""/>
  <manifest:file-entry manifest:full-path="Object 1/Pictures/2000000A000000DD000000DDA5B35DBF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Pictures/2000000A000000DD000000DD7702FBD1.svm" manifest:media-type=""/>
  <manifest:file-entry manifest:full-path="Object 15/Pictures/2000000A000000DD000000DDA5B35DBF.svm" manifest:media-type="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93mm"/>
    </style:style>
    <style:style style:name="co2" style:family="table-column">
      <style:table-column-properties fo:break-before="auto" style:column-width="62.48mm"/>
    </style:style>
    <style:style style:name="co3" style:family="table-column">
      <style:table-column-properties fo:break-before="auto" style:column-width="39.78mm"/>
    </style:style>
    <style:style style:name="co4" style:family="table-column">
      <style:table-column-properties fo:break-before="auto" style:column-width="37.64mm"/>
    </style:style>
    <style:style style:name="co5" style:family="table-column">
      <style:table-column-properties fo:break-before="auto" style:column-width="58.2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69mm"/>
    </style:style>
    <style:style style:name="co8" style:family="table-column">
      <style:table-column-properties fo:break-before="auto" style:column-width="22.3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7.29mm" fo:break-before="auto" style:use-optimal-row-height="false"/>
    </style:style>
    <style:style style:name="ro3" style:family="table-row">
      <style:table-row-properties style:row-height="5.64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7.52mm" fo:break-before="auto" style:use-optimal-row-height="true"/>
    </style:style>
    <style:style style:name="ta1" style:family="table" style:master-page-name="PageStyle_5f_Gini_20_per_20_capita">
      <style:table-properties table:display="true" style:writing-mode="lr-tb"/>
    </style:style>
    <style:style style:name="ta2" style:family="table" style:master-page-name="PageStyle_5f_Gini_20_yearly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Decile_20_ratio_20_yearly">
      <style:table-properties table:display="true" style:writing-mode="lr-tb"/>
    </style:style>
    <style:style style:name="ta5" style:family="table" style:master-page-name="PageStyle_5f_Top_20_10_25__20_share">
      <style:table-properties table:display="true" style:writing-mode="lr-tb"/>
    </style:style>
    <style:style style:name="ta6" style:family="table" style:master-page-name="PageStyle_5f_Top_20_10_25__20_share_20_yearly">
      <style:table-properties table:display="true" style:writing-mode="lr-tb"/>
    </style:style>
    <style:style style:name="ta7" style:family="table" style:master-page-name="PageStyle_5f_Bottom_20_10_25__20_share">
      <style:table-properties table:display="true" style:writing-mode="lr-tb"/>
    </style:style>
    <style:style style:name="ta8" style:family="table" style:master-page-name="PageStyle_5f_Bottom_20_10_25__20_share_20_yearly">
      <style:table-properties table:display="true" style:writing-mode="lr-tb"/>
    </style:style>
    <style:style style:name="ta9" style:family="table" style:master-page-name="PageStyle_5f_redistribution_5f_low">
      <style:table-properties table:display="true" style:writing-mode="lr-tb"/>
    </style:style>
    <style:style style:name="ta10" style:family="table" style:master-page-name="PageStyle_5f_Redistribution_5f_central">
      <style:table-properties table:display="true" style:writing-mode="lr-tb"/>
    </style:style>
    <style:style style:name="ta11" style:family="table" style:master-page-name="PageStyle_5f_Redistribution_5f_high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Percent" style:data-style-name="N109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1">
      <style:table-cell-properties style:rotation-align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ini per capi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3" table:default-cell-style-name="ce2"/>
        <table:table-column table:style-name="co3" table:default-cell-style-name="ce2"/>
        <table:table-column table:style-name="co4" table:number-columns-repeated="10" table:default-cell-style-name="ce2"/>
        <table:table-column table:style-name="co1" table:number-columns-repeated="1008" table:default-cell-style-name="Default"/>
        <table:table-row table:style-name="ro1">
          <table:table-cell table:number-columns-repeated="2"/>
          <table:table-cell table:style-name="Default" table:number-columns-repeated="14"/>
          <table:table-cell table:number-columns-repeated="1008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CENTRAL</text:p>
          </table:table-cell>
          <table:covered-table-cell table:number-columns-repeated="3" table:style-name="ce4"/>
          <table:table-cell table:style-name="ce5"/>
          <table:table-cell table:style-name="ce4" office:value-type="string" calcext:value-type="string" table:number-columns-spanned="4" table:number-rows-spanned="1">
            <text:p>LOW</text:p>
          </table:table-cell>
          <table:covered-table-cell table:number-columns-repeated="3" table:style-name="ce4"/>
          <table:table-cell table:style-name="Default"/>
          <table:table-cell table:style-name="ce4" office:value-type="string" calcext:value-type="string" table:number-columns-spanned="4" table:number-rows-spanned="1">
            <text:p>HIGH</text:p>
          </table:table-cell>
          <table:covered-table-cell table:number-columns-repeated="3" table:style-name="ce4"/>
          <table:table-cell table:number-columns-repeated="1008"/>
        </table:table-row>
        <table:table-row table:style-name="ro2"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Gini per capita, all income</text:p>
          </table:table-cell>
          <table:table-cell table:style-name="ce1" office:value-type="string" calcext:value-type="string">
            <text:p>Gini per capita, labour income</text:p>
          </table:table-cell>
          <table:table-cell table:style-name="ce1" office:value-type="string" calcext:value-type="string">
            <text:p>Gini per capita, labour and pension income</text:p>
          </table:table-cell>
          <table:table-cell table:style-name="ce1" office:value-type="string" calcext:value-type="string">
            <text:p>Gini per capita, labour and family benefits income</text:p>
          </table:table-cell>
          <table:table-cell/>
          <table:table-cell table:style-name="ce6" office:value-type="string" calcext:value-type="string">
            <text:p>Gini per capita, all income</text:p>
          </table:table-cell>
          <table:table-cell office:value-type="string" calcext:value-type="string">
            <text:p>Gini per capita, labour income</text:p>
          </table:table-cell>
          <table:table-cell office:value-type="string" calcext:value-type="string">
            <text:p>Gini per capita, labour and pension income</text:p>
          </table:table-cell>
          <table:table-cell office:value-type="string" calcext:value-type="string">
            <text:p>Gini per capita, labour and family benefits income</text:p>
          </table:table-cell>
          <table:table-cell/>
          <table:table-cell office:value-type="string" calcext:value-type="string">
            <text:p>Gini per capita, all income</text:p>
          </table:table-cell>
          <table:table-cell office:value-type="string" calcext:value-type="string">
            <text:p>Gini per capita, labour income</text:p>
          </table:table-cell>
          <table:table-cell office:value-type="string" calcext:value-type="string">
            <text:p>Gini per capita, labour and pension income</text:p>
          </table:table-cell>
          <table:table-cell office:value-type="string" calcext:value-type="string">
            <text:p>Gini per capita, labour and family benefits income</text:p>
          </table:table-cell>
          <table:table-cell table:number-columns-repeated="1009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3" office:value-type="float" office:value="0.3863343567" calcext:value-type="float">
            <text:p>0,3863343567</text:p>
          </table:table-cell>
          <table:table-cell table:style-name="ce3" office:value-type="float" office:value="0.4249406777" calcext:value-type="float">
            <text:p>0,4249406777</text:p>
          </table:table-cell>
          <table:table-cell table:style-name="ce3" office:value-type="float" office:value="0.3906811662" calcext:value-type="float">
            <text:p>0,3906811662</text:p>
          </table:table-cell>
          <table:table-cell table:style-name="ce3" office:value-type="float" office:value="0.4222738609" calcext:value-type="float">
            <text:p>0,4222738609</text:p>
          </table:table-cell>
          <table:table-cell/>
          <table:table-cell table:style-name="ce6"/>
          <table:table-cell table:style-name="Default" table:number-columns-repeated="3"/>
          <table:table-cell/>
          <table:table-cell table:style-name="Default" table:number-columns-repeated="4"/>
          <table:table-cell table:number-columns-repeated="1009"/>
        </table:table-row>
        <table:table-row table:style-name="ro3">
          <table:table-cell table:style-name="ce3" table:formula="of:=[.A4]+1" office:value-type="float" office:value="49" calcext:value-type="float">
            <text:p>49</text:p>
          </table:table-cell>
          <table:table-cell table:style-name="ce3" table:formula="of:=[$Redistribution_central.B2]" office:value-type="float" office:value="0.394829149499279" calcext:value-type="float">
            <text:p>0,3948291495</text:p>
          </table:table-cell>
          <table:table-cell table:style-name="ce3" table:formula="of:=[$Redistribution_central.C2]" office:value-type="float" office:value="0.466282652786579" calcext:value-type="float">
            <text:p>0,4662826528</text:p>
          </table:table-cell>
          <table:table-cell table:style-name="ce3" table:formula="of:=[$Redistribution_central.D2]" office:value-type="float" office:value="0.412046768215565" calcext:value-type="float">
            <text:p>0,4120467682</text:p>
          </table:table-cell>
          <table:table-cell table:style-name="ce3" table:formula="of:=[$Redistribution_central.E2]" office:value-type="float" office:value="0.447665883522789" calcext:value-type="float">
            <text:p>0,4476658835</text:p>
          </table:table-cell>
          <table:table-cell/>
          <table:table-cell table:style-name="ce3" table:formula="of:=[$redistribution_low.B2]" office:value-type="float" office:value="0.394829149499279" calcext:value-type="float">
            <text:p>0,3948291495</text:p>
          </table:table-cell>
          <table:table-cell table:style-name="ce3" table:formula="of:=[$redistribution_low.C2]" office:value-type="float" office:value="0.466282652786579" calcext:value-type="float">
            <text:p>0,4662826528</text:p>
          </table:table-cell>
          <table:table-cell table:style-name="ce3" table:formula="of:=[$redistribution_low.D2]" office:value-type="float" office:value="0.412046768215565" calcext:value-type="float">
            <text:p>0,4120467682</text:p>
          </table:table-cell>
          <table:table-cell table:style-name="ce3" table:formula="of:=[$redistribution_low.E2]" office:value-type="float" office:value="0.447665883522789" calcext:value-type="float">
            <text:p>0,4476658835</text:p>
          </table:table-cell>
          <table:table-cell/>
          <table:table-cell table:style-name="ce3" table:formula="of:=[$Redistribution_high.B2]" office:value-type="float" office:value="0.394829149499279" calcext:value-type="float">
            <text:p>0,3948291495</text:p>
          </table:table-cell>
          <table:table-cell table:style-name="ce3" table:formula="of:=[$Redistribution_high.C2]" office:value-type="float" office:value="0.466282652786579" calcext:value-type="float">
            <text:p>0,4662826528</text:p>
          </table:table-cell>
          <table:table-cell table:style-name="ce3" table:formula="of:=[$Redistribution_high.D2]" office:value-type="float" office:value="0.412046768215565" calcext:value-type="float">
            <text:p>0,4120467682</text:p>
          </table:table-cell>
          <table:table-cell table:style-name="ce3" table:formula="of:=[$Redistribution_high.E2]" office:value-type="float" office:value="0.447665883522789" calcext:value-type="float">
            <text:p>0,4476658835</text:p>
          </table:table-cell>
          <table:table-cell table:number-columns-repeated="1009"/>
        </table:table-row>
        <table:table-row table:style-name="ro3">
          <table:table-cell table:style-name="ce3" table:formula="of:=[.A5]+1" office:value-type="float" office:value="50" calcext:value-type="float">
            <text:p>50</text:p>
          </table:table-cell>
          <table:table-cell table:style-name="ce3" table:formula="of:=[$Redistribution_central.B3]" office:value-type="float" office:value="0.393157569038148" calcext:value-type="float">
            <text:p>0,393157569</text:p>
          </table:table-cell>
          <table:table-cell table:style-name="ce3" table:formula="of:=[$Redistribution_central.C3]" office:value-type="float" office:value="0.439887321730189" calcext:value-type="float">
            <text:p>0,4398873217</text:p>
          </table:table-cell>
          <table:table-cell table:style-name="ce3" table:formula="of:=[$Redistribution_central.D3]" office:value-type="float" office:value="0.405637610793011" calcext:value-type="float">
            <text:p>0,4056376108</text:p>
          </table:table-cell>
          <table:table-cell table:style-name="ce3" table:formula="of:=[$Redistribution_central.E3]" office:value-type="float" office:value="0.432382476944565" calcext:value-type="float">
            <text:p>0,4323824769</text:p>
          </table:table-cell>
          <table:table-cell/>
          <table:table-cell table:style-name="ce3" table:formula="of:=[$redistribution_low.B3]" office:value-type="float" office:value="0.393157569038148" calcext:value-type="float">
            <text:p>0,393157569</text:p>
          </table:table-cell>
          <table:table-cell table:style-name="ce3" table:formula="of:=[$redistribution_low.C3]" office:value-type="float" office:value="0.439887321730189" calcext:value-type="float">
            <text:p>0,4398873217</text:p>
          </table:table-cell>
          <table:table-cell table:style-name="ce3" table:formula="of:=[$redistribution_low.D3]" office:value-type="float" office:value="0.405637610793011" calcext:value-type="float">
            <text:p>0,4056376108</text:p>
          </table:table-cell>
          <table:table-cell table:style-name="ce3" table:formula="of:=[$redistribution_low.E3]" office:value-type="float" office:value="0.432382476944565" calcext:value-type="float">
            <text:p>0,4323824769</text:p>
          </table:table-cell>
          <table:table-cell/>
          <table:table-cell table:style-name="ce3" table:formula="of:=[$Redistribution_high.B3]" office:value-type="float" office:value="0.393157569038148" calcext:value-type="float">
            <text:p>0,393157569</text:p>
          </table:table-cell>
          <table:table-cell table:style-name="ce3" table:formula="of:=[$Redistribution_high.C3]" office:value-type="float" office:value="0.439887321730189" calcext:value-type="float">
            <text:p>0,4398873217</text:p>
          </table:table-cell>
          <table:table-cell table:style-name="ce3" table:formula="of:=[$Redistribution_high.D3]" office:value-type="float" office:value="0.405637610793011" calcext:value-type="float">
            <text:p>0,4056376108</text:p>
          </table:table-cell>
          <table:table-cell table:style-name="ce3" table:formula="of:=[$Redistribution_high.E3]" office:value-type="float" office:value="0.432382476944565" calcext:value-type="float">
            <text:p>0,4323824769</text:p>
          </table:table-cell>
          <table:table-cell table:number-columns-repeated="1009"/>
        </table:table-row>
        <table:table-row table:style-name="ro3">
          <table:table-cell table:style-name="ce3" table:formula="of:=[.A6]+1" office:value-type="float" office:value="51" calcext:value-type="float">
            <text:p>51</text:p>
          </table:table-cell>
          <table:table-cell table:style-name="ce3" table:formula="of:=[$Redistribution_central.B4]" office:value-type="float" office:value="0.394529501220737" calcext:value-type="float">
            <text:p>0,3945295012</text:p>
          </table:table-cell>
          <table:table-cell table:style-name="ce3" table:formula="of:=[$Redistribution_central.C4]" office:value-type="float" office:value="0.440790510485428" calcext:value-type="float">
            <text:p>0,4407905105</text:p>
          </table:table-cell>
          <table:table-cell table:style-name="ce3" table:formula="of:=[$Redistribution_central.D4]" office:value-type="float" office:value="0.409770398483221" calcext:value-type="float">
            <text:p>0,4097703985</text:p>
          </table:table-cell>
          <table:table-cell table:style-name="ce3" table:formula="of:=[$Redistribution_central.E4]" office:value-type="float" office:value="0.428339853189208" calcext:value-type="float">
            <text:p>0,4283398532</text:p>
          </table:table-cell>
          <table:table-cell/>
          <table:table-cell table:style-name="ce3" table:formula="of:=[$redistribution_low.B4]" office:value-type="float" office:value="0.394529501220737" calcext:value-type="float">
            <text:p>0,3945295012</text:p>
          </table:table-cell>
          <table:table-cell table:style-name="ce3" table:formula="of:=[$redistribution_low.C4]" office:value-type="float" office:value="0.440790510485428" calcext:value-type="float">
            <text:p>0,4407905105</text:p>
          </table:table-cell>
          <table:table-cell table:style-name="ce3" table:formula="of:=[$redistribution_low.D4]" office:value-type="float" office:value="0.409770398483221" calcext:value-type="float">
            <text:p>0,4097703985</text:p>
          </table:table-cell>
          <table:table-cell table:style-name="ce3" table:formula="of:=[$redistribution_low.E4]" office:value-type="float" office:value="0.428339853189208" calcext:value-type="float">
            <text:p>0,4283398532</text:p>
          </table:table-cell>
          <table:table-cell/>
          <table:table-cell table:style-name="ce3" table:formula="of:=[$Redistribution_high.B4]" office:value-type="float" office:value="0.394529501220737" calcext:value-type="float">
            <text:p>0,3945295012</text:p>
          </table:table-cell>
          <table:table-cell table:style-name="ce3" table:formula="of:=[$Redistribution_high.C4]" office:value-type="float" office:value="0.440790510485428" calcext:value-type="float">
            <text:p>0,4407905105</text:p>
          </table:table-cell>
          <table:table-cell table:style-name="ce3" table:formula="of:=[$Redistribution_high.D4]" office:value-type="float" office:value="0.409770398483221" calcext:value-type="float">
            <text:p>0,4097703985</text:p>
          </table:table-cell>
          <table:table-cell table:style-name="ce3" table:formula="of:=[$Redistribution_high.E4]" office:value-type="float" office:value="0.428339853189208" calcext:value-type="float">
            <text:p>0,4283398532</text:p>
          </table:table-cell>
          <table:table-cell table:number-columns-repeated="1009"/>
        </table:table-row>
        <table:table-row table:style-name="ro3">
          <table:table-cell table:style-name="ce3" table:formula="of:=[.A7]+1" office:value-type="float" office:value="52" calcext:value-type="float">
            <text:p>52</text:p>
          </table:table-cell>
          <table:table-cell table:style-name="ce3" table:formula="of:=[$Redistribution_central.B5]" office:value-type="float" office:value="0.397367420211989" calcext:value-type="float">
            <text:p>0,3973674202</text:p>
          </table:table-cell>
          <table:table-cell table:style-name="ce3" table:formula="of:=[$Redistribution_central.C5]" office:value-type="float" office:value="0.444477793559299" calcext:value-type="float">
            <text:p>0,4444777936</text:p>
          </table:table-cell>
          <table:table-cell table:style-name="ce3" table:formula="of:=[$Redistribution_central.D5]" office:value-type="float" office:value="0.411571910593428" calcext:value-type="float">
            <text:p>0,4115719106</text:p>
          </table:table-cell>
          <table:table-cell table:style-name="ce3" table:formula="of:=[$Redistribution_central.E5]" office:value-type="float" office:value="0.430039259328648" calcext:value-type="float">
            <text:p>0,4300392593</text:p>
          </table:table-cell>
          <table:table-cell/>
          <table:table-cell table:style-name="ce3" table:formula="of:=[$redistribution_low.B5]" office:value-type="float" office:value="0.397372693965062" calcext:value-type="float">
            <text:p>0,397372694</text:p>
          </table:table-cell>
          <table:table-cell table:style-name="ce3" table:formula="of:=[$redistribution_low.C5]" office:value-type="float" office:value="0.444477793559299" calcext:value-type="float">
            <text:p>0,4444777936</text:p>
          </table:table-cell>
          <table:table-cell table:style-name="ce3" table:formula="of:=[$redistribution_low.D5]" office:value-type="float" office:value="0.411578390415805" calcext:value-type="float">
            <text:p>0,4115783904</text:p>
          </table:table-cell>
          <table:table-cell table:style-name="ce3" table:formula="of:=[$redistribution_low.E5]" office:value-type="float" office:value="0.430039259328648" calcext:value-type="float">
            <text:p>0,4300392593</text:p>
          </table:table-cell>
          <table:table-cell/>
          <table:table-cell table:style-name="ce3" table:formula="of:=[$Redistribution_high.B5]" office:value-type="float" office:value="0.397372693965062" calcext:value-type="float">
            <text:p>0,397372694</text:p>
          </table:table-cell>
          <table:table-cell table:style-name="ce3" table:formula="of:=[$Redistribution_high.C5]" office:value-type="float" office:value="0.444477793559299" calcext:value-type="float">
            <text:p>0,4444777936</text:p>
          </table:table-cell>
          <table:table-cell table:style-name="ce3" table:formula="of:=[$Redistribution_high.D5]" office:value-type="float" office:value="0.411578390415805" calcext:value-type="float">
            <text:p>0,4115783904</text:p>
          </table:table-cell>
          <table:table-cell table:style-name="ce3" table:formula="of:=[$Redistribution_high.E5]" office:value-type="float" office:value="0.430039259328648" calcext:value-type="float">
            <text:p>0,4300392593</text:p>
          </table:table-cell>
          <table:table-cell table:number-columns-repeated="1009"/>
        </table:table-row>
        <table:table-row table:style-name="ro3">
          <table:table-cell table:style-name="ce3" table:formula="of:=[.A8]+1" office:value-type="float" office:value="53" calcext:value-type="float">
            <text:p>53</text:p>
          </table:table-cell>
          <table:table-cell table:style-name="ce3" table:formula="of:=[$Redistribution_central.B6]" office:value-type="float" office:value="0.395846685031861" calcext:value-type="float">
            <text:p>0,395846685</text:p>
          </table:table-cell>
          <table:table-cell table:style-name="ce3" table:formula="of:=[$Redistribution_central.C6]" office:value-type="float" office:value="0.447780011039773" calcext:value-type="float">
            <text:p>0,447780011</text:p>
          </table:table-cell>
          <table:table-cell table:style-name="ce3" table:formula="of:=[$Redistribution_central.D6]" office:value-type="float" office:value="0.411230235193949" calcext:value-type="float">
            <text:p>0,4112302352</text:p>
          </table:table-cell>
          <table:table-cell table:style-name="ce3" table:formula="of:=[$Redistribution_central.E6]" office:value-type="float" office:value="0.432106918255695" calcext:value-type="float">
            <text:p>0,4321069183</text:p>
          </table:table-cell>
          <table:table-cell/>
          <table:table-cell table:style-name="ce3" table:formula="of:=[$redistribution_low.B6]" office:value-type="float" office:value="0.395848389476074" calcext:value-type="float">
            <text:p>0,3958483895</text:p>
          </table:table-cell>
          <table:table-cell table:style-name="ce3" table:formula="of:=[$redistribution_low.C6]" office:value-type="float" office:value="0.447780011039773" calcext:value-type="float">
            <text:p>0,447780011</text:p>
          </table:table-cell>
          <table:table-cell table:style-name="ce3" table:formula="of:=[$redistribution_low.D6]" office:value-type="float" office:value="0.41123178112034" calcext:value-type="float">
            <text:p>0,4112317811</text:p>
          </table:table-cell>
          <table:table-cell table:style-name="ce3" table:formula="of:=[$redistribution_low.E6]" office:value-type="float" office:value="0.432106918255695" calcext:value-type="float">
            <text:p>0,4321069183</text:p>
          </table:table-cell>
          <table:table-cell/>
          <table:table-cell table:style-name="ce3" table:formula="of:=[$Redistribution_high.B6]" office:value-type="float" office:value="0.395848389476074" calcext:value-type="float">
            <text:p>0,3958483895</text:p>
          </table:table-cell>
          <table:table-cell table:style-name="ce3" table:formula="of:=[$Redistribution_high.C6]" office:value-type="float" office:value="0.447780011039773" calcext:value-type="float">
            <text:p>0,447780011</text:p>
          </table:table-cell>
          <table:table-cell table:style-name="ce3" table:formula="of:=[$Redistribution_high.D6]" office:value-type="float" office:value="0.41123178112034" calcext:value-type="float">
            <text:p>0,4112317811</text:p>
          </table:table-cell>
          <table:table-cell table:style-name="ce3" table:formula="of:=[$Redistribution_high.E6]" office:value-type="float" office:value="0.432106918255695" calcext:value-type="float">
            <text:p>0,4321069183</text:p>
          </table:table-cell>
          <table:table-cell table:number-columns-repeated="1009"/>
        </table:table-row>
        <table:table-row table:style-name="ro3">
          <table:table-cell table:style-name="ce3" table:formula="of:=[.A9]+1" office:value-type="float" office:value="54" calcext:value-type="float">
            <text:p>54</text:p>
          </table:table-cell>
          <table:table-cell table:style-name="ce3" table:formula="of:=[$Redistribution_central.B7]" office:value-type="float" office:value="0.396067902603136" calcext:value-type="float">
            <text:p>0,3960679026</text:p>
          </table:table-cell>
          <table:table-cell table:style-name="ce3" table:formula="of:=[$Redistribution_central.C7]" office:value-type="float" office:value="0.447665534865733" calcext:value-type="float">
            <text:p>0,4476655349</text:p>
          </table:table-cell>
          <table:table-cell table:style-name="ce3" table:formula="of:=[$Redistribution_central.D7]" office:value-type="float" office:value="0.41174186502998" calcext:value-type="float">
            <text:p>0,411741865</text:p>
          </table:table-cell>
          <table:table-cell table:style-name="ce3" table:formula="of:=[$Redistribution_central.E7]" office:value-type="float" office:value="0.432486802555759" calcext:value-type="float">
            <text:p>0,4324868026</text:p>
          </table:table-cell>
          <table:table-cell/>
          <table:table-cell table:style-name="ce3" table:formula="of:=[$redistribution_low.B7]" office:value-type="float" office:value="0.396071614267121" calcext:value-type="float">
            <text:p>0,3960716143</text:p>
          </table:table-cell>
          <table:table-cell table:style-name="ce3" table:formula="of:=[$redistribution_low.C7]" office:value-type="float" office:value="0.447665534865733" calcext:value-type="float">
            <text:p>0,4476655349</text:p>
          </table:table-cell>
          <table:table-cell table:style-name="ce3" table:formula="of:=[$redistribution_low.D7]" office:value-type="float" office:value="0.411745796093998" calcext:value-type="float">
            <text:p>0,4117457961</text:p>
          </table:table-cell>
          <table:table-cell table:style-name="ce3" table:formula="of:=[$redistribution_low.E7]" office:value-type="float" office:value="0.432486802555759" calcext:value-type="float">
            <text:p>0,4324868026</text:p>
          </table:table-cell>
          <table:table-cell/>
          <table:table-cell table:style-name="ce3" table:formula="of:=[$Redistribution_high.B7]" office:value-type="float" office:value="0.396071614267121" calcext:value-type="float">
            <text:p>0,3960716143</text:p>
          </table:table-cell>
          <table:table-cell table:style-name="ce3" table:formula="of:=[$Redistribution_high.C7]" office:value-type="float" office:value="0.447665534865733" calcext:value-type="float">
            <text:p>0,4476655349</text:p>
          </table:table-cell>
          <table:table-cell table:style-name="ce3" table:formula="of:=[$Redistribution_high.D7]" office:value-type="float" office:value="0.411745796093998" calcext:value-type="float">
            <text:p>0,4117457961</text:p>
          </table:table-cell>
          <table:table-cell table:style-name="ce3" table:formula="of:=[$Redistribution_high.E7]" office:value-type="float" office:value="0.432486802555759" calcext:value-type="float">
            <text:p>0,4324868026</text:p>
          </table:table-cell>
          <table:table-cell table:number-columns-repeated="1009"/>
        </table:table-row>
        <table:table-row table:style-name="ro3">
          <table:table-cell table:style-name="ce3" table:formula="of:=[.A10]+1" office:value-type="float" office:value="55" calcext:value-type="float">
            <text:p>55</text:p>
          </table:table-cell>
          <table:table-cell table:style-name="ce3" table:formula="of:=[$Redistribution_central.B8]" office:value-type="float" office:value="0.398081773715662" calcext:value-type="float">
            <text:p>0,3980817737</text:p>
          </table:table-cell>
          <table:table-cell table:style-name="ce3" table:formula="of:=[$Redistribution_central.C8]" office:value-type="float" office:value="0.44576901458806" calcext:value-type="float">
            <text:p>0,4457690146</text:p>
          </table:table-cell>
          <table:table-cell table:style-name="ce3" table:formula="of:=[$Redistribution_central.D8]" office:value-type="float" office:value="0.412509768903499" calcext:value-type="float">
            <text:p>0,4125097689</text:p>
          </table:table-cell>
          <table:table-cell table:style-name="ce3" table:formula="of:=[$Redistribution_central.E8]" office:value-type="float" office:value="0.431384164642211" calcext:value-type="float">
            <text:p>0,4313841646</text:p>
          </table:table-cell>
          <table:table-cell/>
          <table:table-cell table:style-name="ce3" table:formula="of:=[$redistribution_low.B8]" office:value-type="float" office:value="0.398082424360662" calcext:value-type="float">
            <text:p>0,3980824244</text:p>
          </table:table-cell>
          <table:table-cell table:style-name="ce3" table:formula="of:=[$redistribution_low.C8]" office:value-type="float" office:value="0.44576901458806" calcext:value-type="float">
            <text:p>0,4457690146</text:p>
          </table:table-cell>
          <table:table-cell table:style-name="ce3" table:formula="of:=[$redistribution_low.D8]" office:value-type="float" office:value="0.412510550207171" calcext:value-type="float">
            <text:p>0,4125105502</text:p>
          </table:table-cell>
          <table:table-cell table:style-name="ce3" table:formula="of:=[$redistribution_low.E8]" office:value-type="float" office:value="0.431384164642211" calcext:value-type="float">
            <text:p>0,4313841646</text:p>
          </table:table-cell>
          <table:table-cell/>
          <table:table-cell table:style-name="ce3" table:formula="of:=[$Redistribution_high.B8]" office:value-type="float" office:value="0.398082424360662" calcext:value-type="float">
            <text:p>0,3980824244</text:p>
          </table:table-cell>
          <table:table-cell table:style-name="ce3" table:formula="of:=[$Redistribution_high.C8]" office:value-type="float" office:value="0.44576901458806" calcext:value-type="float">
            <text:p>0,4457690146</text:p>
          </table:table-cell>
          <table:table-cell table:style-name="ce3" table:formula="of:=[$Redistribution_high.D8]" office:value-type="float" office:value="0.412510550207171" calcext:value-type="float">
            <text:p>0,4125105502</text:p>
          </table:table-cell>
          <table:table-cell table:style-name="ce3" table:formula="of:=[$Redistribution_high.E8]" office:value-type="float" office:value="0.431384164642211" calcext:value-type="float">
            <text:p>0,4313841646</text:p>
          </table:table-cell>
          <table:table-cell table:number-columns-repeated="1009"/>
        </table:table-row>
        <table:table-row table:style-name="ro3">
          <table:table-cell table:style-name="ce3" table:formula="of:=[.A11]+1" office:value-type="float" office:value="56" calcext:value-type="float">
            <text:p>56</text:p>
          </table:table-cell>
          <table:table-cell table:style-name="ce3" table:formula="of:=[$Redistribution_central.B9]" office:value-type="float" office:value="0.389247915488912" calcext:value-type="float">
            <text:p>0,3892479155</text:p>
          </table:table-cell>
          <table:table-cell table:style-name="ce3" table:formula="of:=[$Redistribution_central.C9]" office:value-type="float" office:value="0.444524072658265" calcext:value-type="float">
            <text:p>0,4445240727</text:p>
          </table:table-cell>
          <table:table-cell table:style-name="ce3" table:formula="of:=[$Redistribution_central.D9]" office:value-type="float" office:value="0.407064790983859" calcext:value-type="float">
            <text:p>0,407064791</text:p>
          </table:table-cell>
          <table:table-cell table:style-name="ce3" table:formula="of:=[$Redistribution_central.E9]" office:value-type="float" office:value="0.425383338196076" calcext:value-type="float">
            <text:p>0,4253833382</text:p>
          </table:table-cell>
          <table:table-cell/>
          <table:table-cell table:style-name="ce3" table:formula="of:=[$redistribution_low.B9]" office:value-type="float" office:value="0.389248623964416" calcext:value-type="float">
            <text:p>0,389248624</text:p>
          </table:table-cell>
          <table:table-cell table:style-name="ce3" table:formula="of:=[$redistribution_low.C9]" office:value-type="float" office:value="0.444524072658265" calcext:value-type="float">
            <text:p>0,4445240727</text:p>
          </table:table-cell>
          <table:table-cell table:style-name="ce3" table:formula="of:=[$redistribution_low.D9]" office:value-type="float" office:value="0.407065680052525" calcext:value-type="float">
            <text:p>0,4070656801</text:p>
          </table:table-cell>
          <table:table-cell table:style-name="ce3" table:formula="of:=[$redistribution_low.E9]" office:value-type="float" office:value="0.425383338196076" calcext:value-type="float">
            <text:p>0,4253833382</text:p>
          </table:table-cell>
          <table:table-cell/>
          <table:table-cell table:style-name="ce3" table:formula="of:=[$Redistribution_high.B9]" office:value-type="float" office:value="0.389248623964416" calcext:value-type="float">
            <text:p>0,389248624</text:p>
          </table:table-cell>
          <table:table-cell table:style-name="ce3" table:formula="of:=[$Redistribution_high.C9]" office:value-type="float" office:value="0.444524072658265" calcext:value-type="float">
            <text:p>0,4445240727</text:p>
          </table:table-cell>
          <table:table-cell table:style-name="ce3" table:formula="of:=[$Redistribution_high.D9]" office:value-type="float" office:value="0.407065680052525" calcext:value-type="float">
            <text:p>0,4070656801</text:p>
          </table:table-cell>
          <table:table-cell table:style-name="ce3" table:formula="of:=[$Redistribution_high.E9]" office:value-type="float" office:value="0.425383338196076" calcext:value-type="float">
            <text:p>0,4253833382</text:p>
          </table:table-cell>
          <table:table-cell table:number-columns-repeated="1009"/>
        </table:table-row>
        <table:table-row table:style-name="ro3">
          <table:table-cell table:style-name="ce3" table:formula="of:=[.A12]+1" office:value-type="float" office:value="57" calcext:value-type="float">
            <text:p>57</text:p>
          </table:table-cell>
          <table:table-cell table:style-name="ce3" table:formula="of:=[$Redistribution_central.B10]" office:value-type="float" office:value="0.391644336337795" calcext:value-type="float">
            <text:p>0,3916443363</text:p>
          </table:table-cell>
          <table:table-cell table:style-name="ce3" table:formula="of:=[$Redistribution_central.C10]" office:value-type="float" office:value="0.449107433628061" calcext:value-type="float">
            <text:p>0,4491074336</text:p>
          </table:table-cell>
          <table:table-cell table:style-name="ce3" table:formula="of:=[$Redistribution_central.D10]" office:value-type="float" office:value="0.412213495382206" calcext:value-type="float">
            <text:p>0,4122134954</text:p>
          </table:table-cell>
          <table:table-cell table:style-name="ce3" table:formula="of:=[$Redistribution_central.E10]" office:value-type="float" office:value="0.427111975429666" calcext:value-type="float">
            <text:p>0,4271119754</text:p>
          </table:table-cell>
          <table:table-cell/>
          <table:table-cell table:style-name="ce3" table:formula="of:=[$redistribution_low.B10]" office:value-type="float" office:value="0.391646107378517" calcext:value-type="float">
            <text:p>0,3916461074</text:p>
          </table:table-cell>
          <table:table-cell table:style-name="ce3" table:formula="of:=[$redistribution_low.C10]" office:value-type="float" office:value="0.449107433628061" calcext:value-type="float">
            <text:p>0,4491074336</text:p>
          </table:table-cell>
          <table:table-cell table:style-name="ce3" table:formula="of:=[$redistribution_low.D10]" office:value-type="float" office:value="0.412215557928702" calcext:value-type="float">
            <text:p>0,4122155579</text:p>
          </table:table-cell>
          <table:table-cell table:style-name="ce3" table:formula="of:=[$redistribution_low.E10]" office:value-type="float" office:value="0.427111975429666" calcext:value-type="float">
            <text:p>0,4271119754</text:p>
          </table:table-cell>
          <table:table-cell/>
          <table:table-cell table:style-name="ce3" table:formula="of:=[$Redistribution_high.B10]" office:value-type="float" office:value="0.391646107378517" calcext:value-type="float">
            <text:p>0,3916461074</text:p>
          </table:table-cell>
          <table:table-cell table:style-name="ce3" table:formula="of:=[$Redistribution_high.C10]" office:value-type="float" office:value="0.449107433628061" calcext:value-type="float">
            <text:p>0,4491074336</text:p>
          </table:table-cell>
          <table:table-cell table:style-name="ce3" table:formula="of:=[$Redistribution_high.D10]" office:value-type="float" office:value="0.412215557928702" calcext:value-type="float">
            <text:p>0,4122155579</text:p>
          </table:table-cell>
          <table:table-cell table:style-name="ce3" table:formula="of:=[$Redistribution_high.E10]" office:value-type="float" office:value="0.427111975429666" calcext:value-type="float">
            <text:p>0,4271119754</text:p>
          </table:table-cell>
          <table:table-cell table:number-columns-repeated="1009"/>
        </table:table-row>
        <table:table-row table:style-name="ro3">
          <table:table-cell table:style-name="ce3" table:formula="of:=[.A13]+1" office:value-type="float" office:value="58" calcext:value-type="float">
            <text:p>58</text:p>
          </table:table-cell>
          <table:table-cell table:style-name="ce3" table:formula="of:=[$Redistribution_central.B11]" office:value-type="float" office:value="0.389668118769449" calcext:value-type="float">
            <text:p>0,3896681188</text:p>
          </table:table-cell>
          <table:table-cell table:style-name="ce3" table:formula="of:=[$Redistribution_central.C11]" office:value-type="float" office:value="0.449902283746158" calcext:value-type="float">
            <text:p>0,4499022837</text:p>
          </table:table-cell>
          <table:table-cell table:style-name="ce3" table:formula="of:=[$Redistribution_central.D11]" office:value-type="float" office:value="0.408300765454684" calcext:value-type="float">
            <text:p>0,4083007655</text:p>
          </table:table-cell>
          <table:table-cell table:style-name="ce3" table:formula="of:=[$Redistribution_central.E11]" office:value-type="float" office:value="0.430055658720093" calcext:value-type="float">
            <text:p>0,4300556587</text:p>
          </table:table-cell>
          <table:table-cell/>
          <table:table-cell table:style-name="ce3" table:formula="of:=[$redistribution_low.B11]" office:value-type="float" office:value="0.389669264361503" calcext:value-type="float">
            <text:p>0,3896692644</text:p>
          </table:table-cell>
          <table:table-cell table:style-name="ce3" table:formula="of:=[$redistribution_low.C11]" office:value-type="float" office:value="0.449902283746158" calcext:value-type="float">
            <text:p>0,4499022837</text:p>
          </table:table-cell>
          <table:table-cell table:style-name="ce3" table:formula="of:=[$redistribution_low.D11]" office:value-type="float" office:value="0.408302191967954" calcext:value-type="float">
            <text:p>0,408302192</text:p>
          </table:table-cell>
          <table:table-cell table:style-name="ce3" table:formula="of:=[$redistribution_low.E11]" office:value-type="float" office:value="0.430055658720093" calcext:value-type="float">
            <text:p>0,4300556587</text:p>
          </table:table-cell>
          <table:table-cell/>
          <table:table-cell table:style-name="ce3" table:formula="of:=[$Redistribution_high.B11]" office:value-type="float" office:value="0.389669264361503" calcext:value-type="float">
            <text:p>0,3896692644</text:p>
          </table:table-cell>
          <table:table-cell table:style-name="ce3" table:formula="of:=[$Redistribution_high.C11]" office:value-type="float" office:value="0.449902283746158" calcext:value-type="float">
            <text:p>0,4499022837</text:p>
          </table:table-cell>
          <table:table-cell table:style-name="ce3" table:formula="of:=[$Redistribution_high.D11]" office:value-type="float" office:value="0.408302191967954" calcext:value-type="float">
            <text:p>0,408302192</text:p>
          </table:table-cell>
          <table:table-cell table:style-name="ce3" table:formula="of:=[$Redistribution_high.E11]" office:value-type="float" office:value="0.430055658720093" calcext:value-type="float">
            <text:p>0,4300556587</text:p>
          </table:table-cell>
          <table:table-cell table:number-columns-repeated="1009"/>
        </table:table-row>
        <table:table-row table:style-name="ro3">
          <table:table-cell table:style-name="ce3" table:formula="of:=[.A14]+1" office:value-type="float" office:value="59" calcext:value-type="float">
            <text:p>59</text:p>
          </table:table-cell>
          <table:table-cell table:style-name="ce3" table:formula="of:=[$Redistribution_central.B12]" office:value-type="float" office:value="0.392668508823209" calcext:value-type="float">
            <text:p>0,3926685088</text:p>
          </table:table-cell>
          <table:table-cell table:style-name="ce3" table:formula="of:=[$Redistribution_central.C12]" office:value-type="float" office:value="0.449654289343474" calcext:value-type="float">
            <text:p>0,4496542893</text:p>
          </table:table-cell>
          <table:table-cell table:style-name="ce3" table:formula="of:=[$Redistribution_central.D12]" office:value-type="float" office:value="0.409367618681894" calcext:value-type="float">
            <text:p>0,4093676187</text:p>
          </table:table-cell>
          <table:table-cell table:style-name="ce3" table:formula="of:=[$Redistribution_central.E12]" office:value-type="float" office:value="0.431887742090315" calcext:value-type="float">
            <text:p>0,4318877421</text:p>
          </table:table-cell>
          <table:table-cell/>
          <table:table-cell table:style-name="ce3" table:formula="of:=[$redistribution_low.B12]" office:value-type="float" office:value="0.392670467966737" calcext:value-type="float">
            <text:p>0,392670468</text:p>
          </table:table-cell>
          <table:table-cell table:style-name="ce3" table:formula="of:=[$redistribution_low.C12]" office:value-type="float" office:value="0.449654289343474" calcext:value-type="float">
            <text:p>0,4496542893</text:p>
          </table:table-cell>
          <table:table-cell table:style-name="ce3" table:formula="of:=[$redistribution_low.D12]" office:value-type="float" office:value="0.409369816775679" calcext:value-type="float">
            <text:p>0,4093698168</text:p>
          </table:table-cell>
          <table:table-cell table:style-name="ce3" table:formula="of:=[$redistribution_low.E12]" office:value-type="float" office:value="0.431887742090315" calcext:value-type="float">
            <text:p>0,4318877421</text:p>
          </table:table-cell>
          <table:table-cell/>
          <table:table-cell table:style-name="ce3" table:formula="of:=[$Redistribution_high.B12]" office:value-type="float" office:value="0.392670467966734" calcext:value-type="float">
            <text:p>0,392670468</text:p>
          </table:table-cell>
          <table:table-cell table:style-name="ce3" table:formula="of:=[$Redistribution_high.C12]" office:value-type="float" office:value="0.449654289343474" calcext:value-type="float">
            <text:p>0,4496542893</text:p>
          </table:table-cell>
          <table:table-cell table:style-name="ce3" table:formula="of:=[$Redistribution_high.D12]" office:value-type="float" office:value="0.409369816775687" calcext:value-type="float">
            <text:p>0,4093698168</text:p>
          </table:table-cell>
          <table:table-cell table:style-name="ce3" table:formula="of:=[$Redistribution_high.E12]" office:value-type="float" office:value="0.431887742090315" calcext:value-type="float">
            <text:p>0,4318877421</text:p>
          </table:table-cell>
          <table:table-cell table:number-columns-repeated="1009"/>
        </table:table-row>
        <table:table-row table:style-name="ro3">
          <table:table-cell table:style-name="ce3" table:formula="of:=[.A15]+1" office:value-type="float" office:value="60" calcext:value-type="float">
            <text:p>60</text:p>
          </table:table-cell>
          <table:table-cell table:style-name="ce3" table:formula="of:=[$Redistribution_central.B13]" office:value-type="float" office:value="0.385383773516262" calcext:value-type="float">
            <text:p>0,3853837735</text:p>
          </table:table-cell>
          <table:table-cell table:style-name="ce3" table:formula="of:=[$Redistribution_central.C13]" office:value-type="float" office:value="0.44426056398056" calcext:value-type="float">
            <text:p>0,444260564</text:p>
          </table:table-cell>
          <table:table-cell table:style-name="ce3" table:formula="of:=[$Redistribution_central.D13]" office:value-type="float" office:value="0.403571041125695" calcext:value-type="float">
            <text:p>0,4035710411</text:p>
          </table:table-cell>
          <table:table-cell table:style-name="ce3" table:formula="of:=[$Redistribution_central.E13]" office:value-type="float" office:value="0.424933117914491" calcext:value-type="float">
            <text:p>0,4249331179</text:p>
          </table:table-cell>
          <table:table-cell/>
          <table:table-cell table:style-name="ce3" table:formula="of:=[$redistribution_low.B13]" office:value-type="float" office:value="0.385384900615621" calcext:value-type="float">
            <text:p>0,3853849006</text:p>
          </table:table-cell>
          <table:table-cell table:style-name="ce3" table:formula="of:=[$redistribution_low.C13]" office:value-type="float" office:value="0.44426056398056" calcext:value-type="float">
            <text:p>0,444260564</text:p>
          </table:table-cell>
          <table:table-cell table:style-name="ce3" table:formula="of:=[$redistribution_low.D13]" office:value-type="float" office:value="0.403572405134326" calcext:value-type="float">
            <text:p>0,4035724051</text:p>
          </table:table-cell>
          <table:table-cell table:style-name="ce3" table:formula="of:=[$redistribution_low.E13]" office:value-type="float" office:value="0.424933117914491" calcext:value-type="float">
            <text:p>0,4249331179</text:p>
          </table:table-cell>
          <table:table-cell/>
          <table:table-cell table:style-name="ce3" table:formula="of:=[$Redistribution_high.B13]" office:value-type="float" office:value="0.385388214966338" calcext:value-type="float">
            <text:p>0,385388215</text:p>
          </table:table-cell>
          <table:table-cell table:style-name="ce3" table:formula="of:=[$Redistribution_high.C13]" office:value-type="float" office:value="0.44426056398056" calcext:value-type="float">
            <text:p>0,444260564</text:p>
          </table:table-cell>
          <table:table-cell table:style-name="ce3" table:formula="of:=[$Redistribution_high.D13]" office:value-type="float" office:value="0.403576275522189" calcext:value-type="float">
            <text:p>0,4035762755</text:p>
          </table:table-cell>
          <table:table-cell table:style-name="ce3" table:formula="of:=[$Redistribution_high.E13]" office:value-type="float" office:value="0.424933117914491" calcext:value-type="float">
            <text:p>0,4249331179</text:p>
          </table:table-cell>
          <table:table-cell table:number-columns-repeated="1009"/>
        </table:table-row>
        <table:table-row table:style-name="ro3">
          <table:table-cell table:style-name="ce3" table:formula="of:=[.A16]+1" office:value-type="float" office:value="61" calcext:value-type="float">
            <text:p>61</text:p>
          </table:table-cell>
          <table:table-cell table:style-name="ce3" table:formula="of:=[$Redistribution_central.B14]" office:value-type="float" office:value="0.387538995469171" calcext:value-type="float">
            <text:p>0,3875389955</text:p>
          </table:table-cell>
          <table:table-cell table:style-name="ce3" table:formula="of:=[$Redistribution_central.C14]" office:value-type="float" office:value="0.447967411994538" calcext:value-type="float">
            <text:p>0,447967412</text:p>
          </table:table-cell>
          <table:table-cell table:style-name="ce3" table:formula="of:=[$Redistribution_central.D14]" office:value-type="float" office:value="0.408053112354723" calcext:value-type="float">
            <text:p>0,4080531124</text:p>
          </table:table-cell>
          <table:table-cell table:style-name="ce3" table:formula="of:=[$Redistribution_central.E14]" office:value-type="float" office:value="0.423697664126009" calcext:value-type="float">
            <text:p>0,4236976641</text:p>
          </table:table-cell>
          <table:table-cell/>
          <table:table-cell table:style-name="ce3" table:formula="of:=[$redistribution_low.B14]" office:value-type="float" office:value="0.387540925015562" calcext:value-type="float">
            <text:p>0,387540925</text:p>
          </table:table-cell>
          <table:table-cell table:style-name="ce3" table:formula="of:=[$redistribution_low.C14]" office:value-type="float" office:value="0.447967411994538" calcext:value-type="float">
            <text:p>0,447967412</text:p>
          </table:table-cell>
          <table:table-cell table:style-name="ce3" table:formula="of:=[$redistribution_low.D14]" office:value-type="float" office:value="0.408055262950284" calcext:value-type="float">
            <text:p>0,408055263</text:p>
          </table:table-cell>
          <table:table-cell table:style-name="ce3" table:formula="of:=[$redistribution_low.E14]" office:value-type="float" office:value="0.423697664126009" calcext:value-type="float">
            <text:p>0,4236976641</text:p>
          </table:table-cell>
          <table:table-cell/>
          <table:table-cell table:style-name="ce3" table:formula="of:=[$Redistribution_high.B14]" office:value-type="float" office:value="0.387292260717154" calcext:value-type="float">
            <text:p>0,3872922607</text:p>
          </table:table-cell>
          <table:table-cell table:style-name="ce3" table:formula="of:=[$Redistribution_high.C14]" office:value-type="float" office:value="0.447967411994538" calcext:value-type="float">
            <text:p>0,447967412</text:p>
          </table:table-cell>
          <table:table-cell table:style-name="ce3" table:formula="of:=[$Redistribution_high.D14]" office:value-type="float" office:value="0.407778400243126" calcext:value-type="float">
            <text:p>0,4077784002</text:p>
          </table:table-cell>
          <table:table-cell table:style-name="ce3" table:formula="of:=[$Redistribution_high.E14]" office:value-type="float" office:value="0.423697657987318" calcext:value-type="float">
            <text:p>0,423697658</text:p>
          </table:table-cell>
          <table:table-cell table:number-columns-repeated="1009"/>
        </table:table-row>
        <table:table-row table:style-name="ro3">
          <table:table-cell table:style-name="ce3" table:formula="of:=[.A17]+1" office:value-type="float" office:value="62" calcext:value-type="float">
            <text:p>62</text:p>
          </table:table-cell>
          <table:table-cell table:style-name="ce3" table:formula="of:=[$Redistribution_central.B15]" office:value-type="float" office:value="0.386530669550119" calcext:value-type="float">
            <text:p>0,3865306696</text:p>
          </table:table-cell>
          <table:table-cell table:style-name="ce3" table:formula="of:=[$Redistribution_central.C15]" office:value-type="float" office:value="0.44597139394117" calcext:value-type="float">
            <text:p>0,4459713939</text:p>
          </table:table-cell>
          <table:table-cell table:style-name="ce3" table:formula="of:=[$Redistribution_central.D15]" office:value-type="float" office:value="0.405002156029961" calcext:value-type="float">
            <text:p>0,405002156</text:p>
          </table:table-cell>
          <table:table-cell table:style-name="ce3" table:formula="of:=[$Redistribution_central.E15]" office:value-type="float" office:value="0.426530953530431" calcext:value-type="float">
            <text:p>0,4265309535</text:p>
          </table:table-cell>
          <table:table-cell/>
          <table:table-cell table:style-name="ce3" table:formula="of:=[$redistribution_low.B15]" office:value-type="float" office:value="0.386532270009701" calcext:value-type="float">
            <text:p>0,38653227</text:p>
          </table:table-cell>
          <table:table-cell table:style-name="ce3" table:formula="of:=[$redistribution_low.C15]" office:value-type="float" office:value="0.44597139394117" calcext:value-type="float">
            <text:p>0,4459713939</text:p>
          </table:table-cell>
          <table:table-cell table:style-name="ce3" table:formula="of:=[$redistribution_low.D15]" office:value-type="float" office:value="0.405004020959847" calcext:value-type="float">
            <text:p>0,405004021</text:p>
          </table:table-cell>
          <table:table-cell table:style-name="ce3" table:formula="of:=[$redistribution_low.E15]" office:value-type="float" office:value="0.426530953530431" calcext:value-type="float">
            <text:p>0,4265309535</text:p>
          </table:table-cell>
          <table:table-cell/>
          <table:table-cell table:style-name="ce3" table:formula="of:=[$Redistribution_high.B15]" office:value-type="float" office:value="0.386344904803074" calcext:value-type="float">
            <text:p>0,3863449048</text:p>
          </table:table-cell>
          <table:table-cell table:style-name="ce3" table:formula="of:=[$Redistribution_high.C15]" office:value-type="float" office:value="0.445971424422438" calcext:value-type="float">
            <text:p>0,4459714244</text:p>
          </table:table-cell>
          <table:table-cell table:style-name="ce3" table:formula="of:=[$Redistribution_high.D15]" office:value-type="float" office:value="0.404780911854947" calcext:value-type="float">
            <text:p>0,4047809119</text:p>
          </table:table-cell>
          <table:table-cell table:style-name="ce3" table:formula="of:=[$Redistribution_high.E15]" office:value-type="float" office:value="0.426530982988073" calcext:value-type="float">
            <text:p>0,426530983</text:p>
          </table:table-cell>
          <table:table-cell table:number-columns-repeated="1009"/>
        </table:table-row>
        <table:table-row table:style-name="ro3">
          <table:table-cell table:style-name="ce3" table:formula="of:=[.A18]+1" office:value-type="float" office:value="63" calcext:value-type="float">
            <text:p>63</text:p>
          </table:table-cell>
          <table:table-cell table:style-name="ce3" table:formula="of:=[$Redistribution_central.B16]" office:value-type="float" office:value="0.39182694635348" calcext:value-type="float">
            <text:p>0,3918269464</text:p>
          </table:table-cell>
          <table:table-cell table:style-name="ce3" table:formula="of:=[$Redistribution_central.C16]" office:value-type="float" office:value="0.450374310698588" calcext:value-type="float">
            <text:p>0,4503743107</text:p>
          </table:table-cell>
          <table:table-cell table:style-name="ce3" table:formula="of:=[$Redistribution_central.D16]" office:value-type="float" office:value="0.409235807688587" calcext:value-type="float">
            <text:p>0,4092358077</text:p>
          </table:table-cell>
          <table:table-cell table:style-name="ce3" table:formula="of:=[$Redistribution_central.E16]" office:value-type="float" office:value="0.430584842753871" calcext:value-type="float">
            <text:p>0,4305848428</text:p>
          </table:table-cell>
          <table:table-cell/>
          <table:table-cell table:style-name="ce3" table:formula="of:=[$redistribution_low.B16]" office:value-type="float" office:value="0.391826766395092" calcext:value-type="float">
            <text:p>0,3918267664</text:p>
          </table:table-cell>
          <table:table-cell table:style-name="ce3" table:formula="of:=[$redistribution_low.C16]" office:value-type="float" office:value="0.450374310698588" calcext:value-type="float">
            <text:p>0,4503743107</text:p>
          </table:table-cell>
          <table:table-cell table:style-name="ce3" table:formula="of:=[$redistribution_low.D16]" office:value-type="float" office:value="0.409235861916356" calcext:value-type="float">
            <text:p>0,4092358619</text:p>
          </table:table-cell>
          <table:table-cell table:style-name="ce3" table:formula="of:=[$redistribution_low.E16]" office:value-type="float" office:value="0.430584842753871" calcext:value-type="float">
            <text:p>0,4305848428</text:p>
          </table:table-cell>
          <table:table-cell/>
          <table:table-cell table:style-name="ce3" table:formula="of:=[$Redistribution_high.B16]" office:value-type="float" office:value="0.39171301404451" calcext:value-type="float">
            <text:p>0,391713014</text:p>
          </table:table-cell>
          <table:table-cell table:style-name="ce3" table:formula="of:=[$Redistribution_high.C16]" office:value-type="float" office:value="0.450472638715452" calcext:value-type="float">
            <text:p>0,4504726387</text:p>
          </table:table-cell>
          <table:table-cell table:style-name="ce3" table:formula="of:=[$Redistribution_high.D16]" office:value-type="float" office:value="0.409090977136757" calcext:value-type="float">
            <text:p>0,4090909771</text:p>
          </table:table-cell>
          <table:table-cell table:style-name="ce3" table:formula="of:=[$Redistribution_high.E16]" office:value-type="float" office:value="0.430680735174615" calcext:value-type="float">
            <text:p>0,4306807352</text:p>
          </table:table-cell>
          <table:table-cell table:number-columns-repeated="1009"/>
        </table:table-row>
        <table:table-row table:style-name="ro3">
          <table:table-cell table:style-name="ce3" table:formula="of:=[.A19]+1" office:value-type="float" office:value="64" calcext:value-type="float">
            <text:p>64</text:p>
          </table:table-cell>
          <table:table-cell table:style-name="ce3" table:formula="of:=[$Redistribution_central.B17]" office:value-type="float" office:value="0.395137281980723" calcext:value-type="float">
            <text:p>0,395137282</text:p>
          </table:table-cell>
          <table:table-cell table:style-name="ce3" table:formula="of:=[$Redistribution_central.C17]" office:value-type="float" office:value="0.449928069148251" calcext:value-type="float">
            <text:p>0,4499280691</text:p>
          </table:table-cell>
          <table:table-cell table:style-name="ce3" table:formula="of:=[$Redistribution_central.D17]" office:value-type="float" office:value="0.411898110875933" calcext:value-type="float">
            <text:p>0,4118981109</text:p>
          </table:table-cell>
          <table:table-cell table:style-name="ce3" table:formula="of:=[$Redistribution_central.E17]" office:value-type="float" office:value="0.431713971975781" calcext:value-type="float">
            <text:p>0,431713972</text:p>
          </table:table-cell>
          <table:table-cell/>
          <table:table-cell table:style-name="ce3" table:formula="of:=[$redistribution_low.B17]" office:value-type="float" office:value="0.395135887955774" calcext:value-type="float">
            <text:p>0,395135888</text:p>
          </table:table-cell>
          <table:table-cell table:style-name="ce3" table:formula="of:=[$redistribution_low.C17]" office:value-type="float" office:value="0.449928069148251" calcext:value-type="float">
            <text:p>0,4499280691</text:p>
          </table:table-cell>
          <table:table-cell table:style-name="ce3" table:formula="of:=[$redistribution_low.D17]" office:value-type="float" office:value="0.411896942297329" calcext:value-type="float">
            <text:p>0,4118969423</text:p>
          </table:table-cell>
          <table:table-cell table:style-name="ce3" table:formula="of:=[$redistribution_low.E17]" office:value-type="float" office:value="0.431713971975781" calcext:value-type="float">
            <text:p>0,431713972</text:p>
          </table:table-cell>
          <table:table-cell/>
          <table:table-cell table:style-name="ce3" table:formula="of:=[$Redistribution_high.B17]" office:value-type="float" office:value="0.395026258905913" calcext:value-type="float">
            <text:p>0,3950262589</text:p>
          </table:table-cell>
          <table:table-cell table:style-name="ce3" table:formula="of:=[$Redistribution_high.C17]" office:value-type="float" office:value="0.449294983798395" calcext:value-type="float">
            <text:p>0,4492949838</text:p>
          </table:table-cell>
          <table:table-cell table:style-name="ce3" table:formula="of:=[$Redistribution_high.D17]" office:value-type="float" office:value="0.411743323201703" calcext:value-type="float">
            <text:p>0,4117433232</text:p>
          </table:table-cell>
          <table:table-cell table:style-name="ce3" table:formula="of:=[$Redistribution_high.E17]" office:value-type="float" office:value="0.431071635832062" calcext:value-type="float">
            <text:p>0,4310716358</text:p>
          </table:table-cell>
          <table:table-cell table:number-columns-repeated="1009"/>
        </table:table-row>
        <table:table-row table:style-name="ro3">
          <table:table-cell table:style-name="ce3" table:formula="of:=[.A20]+1" office:value-type="float" office:value="65" calcext:value-type="float">
            <text:p>65</text:p>
          </table:table-cell>
          <table:table-cell table:style-name="ce3" table:formula="of:=[$Redistribution_central.B18]" office:value-type="float" office:value="0.388577634007929" calcext:value-type="float">
            <text:p>0,388577634</text:p>
          </table:table-cell>
          <table:table-cell table:style-name="ce3" table:formula="of:=[$Redistribution_central.C18]" office:value-type="float" office:value="0.449323159441545" calcext:value-type="float">
            <text:p>0,4493231594</text:p>
          </table:table-cell>
          <table:table-cell table:style-name="ce3" table:formula="of:=[$Redistribution_central.D18]" office:value-type="float" office:value="0.408825843114314" calcext:value-type="float">
            <text:p>0,4088258431</text:p>
          </table:table-cell>
          <table:table-cell table:style-name="ce3" table:formula="of:=[$Redistribution_central.E18]" office:value-type="float" office:value="0.426551601373064" calcext:value-type="float">
            <text:p>0,4265516014</text:p>
          </table:table-cell>
          <table:table-cell/>
          <table:table-cell table:style-name="ce3" table:formula="of:=[$redistribution_low.B18]" office:value-type="float" office:value="0.38857624923739" calcext:value-type="float">
            <text:p>0,3885762492</text:p>
          </table:table-cell>
          <table:table-cell table:style-name="ce3" table:formula="of:=[$redistribution_low.C18]" office:value-type="float" office:value="0.449323159441545" calcext:value-type="float">
            <text:p>0,4493231594</text:p>
          </table:table-cell>
          <table:table-cell table:style-name="ce3" table:formula="of:=[$redistribution_low.D18]" office:value-type="float" office:value="0.408824687830831" calcext:value-type="float">
            <text:p>0,4088246878</text:p>
          </table:table-cell>
          <table:table-cell table:style-name="ce3" table:formula="of:=[$redistribution_low.E18]" office:value-type="float" office:value="0.426551601373064" calcext:value-type="float">
            <text:p>0,4265516014</text:p>
          </table:table-cell>
          <table:table-cell/>
          <table:table-cell table:style-name="ce3" table:formula="of:=[$Redistribution_high.B18]" office:value-type="float" office:value="0.388885284372851" calcext:value-type="float">
            <text:p>0,3888852844</text:p>
          </table:table-cell>
          <table:table-cell table:style-name="ce3" table:formula="of:=[$Redistribution_high.C18]" office:value-type="float" office:value="0.449253237274949" calcext:value-type="float">
            <text:p>0,4492532373</text:p>
          </table:table-cell>
          <table:table-cell table:style-name="ce3" table:formula="of:=[$Redistribution_high.D18]" office:value-type="float" office:value="0.40911474489784" calcext:value-type="float">
            <text:p>0,4091147449</text:p>
          </table:table-cell>
          <table:table-cell table:style-name="ce3" table:formula="of:=[$Redistribution_high.E18]" office:value-type="float" office:value="0.426471622620782" calcext:value-type="float">
            <text:p>0,4264716226</text:p>
          </table:table-cell>
          <table:table-cell table:number-columns-repeated="1009"/>
        </table:table-row>
        <table:table-row table:style-name="ro3">
          <table:table-cell table:style-name="ce3" table:formula="of:=[.A21]+1" office:value-type="float" office:value="66" calcext:value-type="float">
            <text:p>66</text:p>
          </table:table-cell>
          <table:table-cell table:style-name="ce3" table:formula="of:=[$Redistribution_central.B19]" office:value-type="float" office:value="0.391043027962818" calcext:value-type="float">
            <text:p>0,391043028</text:p>
          </table:table-cell>
          <table:table-cell table:style-name="ce3" table:formula="of:=[$Redistribution_central.C19]" office:value-type="float" office:value="0.449220751585329" calcext:value-type="float">
            <text:p>0,4492207516</text:p>
          </table:table-cell>
          <table:table-cell table:style-name="ce3" table:formula="of:=[$Redistribution_central.D19]" office:value-type="float" office:value="0.410931164091992" calcext:value-type="float">
            <text:p>0,4109311641</text:p>
          </table:table-cell>
          <table:table-cell table:style-name="ce3" table:formula="of:=[$Redistribution_central.E19]" office:value-type="float" office:value="0.428212322223749" calcext:value-type="float">
            <text:p>0,4282123222</text:p>
          </table:table-cell>
          <table:table-cell/>
          <table:table-cell table:style-name="ce3" table:formula="of:=[$redistribution_low.B19]" office:value-type="float" office:value="0.391041473080991" calcext:value-type="float">
            <text:p>0,3910414731</text:p>
          </table:table-cell>
          <table:table-cell table:style-name="ce3" table:formula="of:=[$redistribution_low.C19]" office:value-type="float" office:value="0.449220751585329" calcext:value-type="float">
            <text:p>0,4492207516</text:p>
          </table:table-cell>
          <table:table-cell table:style-name="ce3" table:formula="of:=[$redistribution_low.D19]" office:value-type="float" office:value="0.410929891068611" calcext:value-type="float">
            <text:p>0,4109298911</text:p>
          </table:table-cell>
          <table:table-cell table:style-name="ce3" table:formula="of:=[$redistribution_low.E19]" office:value-type="float" office:value="0.428212322223749" calcext:value-type="float">
            <text:p>0,4282123222</text:p>
          </table:table-cell>
          <table:table-cell/>
          <table:table-cell table:style-name="ce3" table:formula="of:=[$Redistribution_high.B19]" office:value-type="float" office:value="0.390822291219253" calcext:value-type="float">
            <text:p>0,3908222912</text:p>
          </table:table-cell>
          <table:table-cell table:style-name="ce3" table:formula="of:=[$Redistribution_high.C19]" office:value-type="float" office:value="0.448496851962635" calcext:value-type="float">
            <text:p>0,448496852</text:p>
          </table:table-cell>
          <table:table-cell table:style-name="ce3" table:formula="of:=[$Redistribution_high.D19]" office:value-type="float" office:value="0.410632589147358" calcext:value-type="float">
            <text:p>0,4106325891</text:p>
          </table:table-cell>
          <table:table-cell table:style-name="ce3" table:formula="of:=[$Redistribution_high.E19]" office:value-type="float" office:value="0.427556801678014" calcext:value-type="float">
            <text:p>0,4275568017</text:p>
          </table:table-cell>
          <table:table-cell table:number-columns-repeated="1009"/>
        </table:table-row>
        <table:table-row table:style-name="ro3">
          <table:table-cell table:style-name="ce3" table:formula="of:=[.A22]+1" office:value-type="float" office:value="67" calcext:value-type="float">
            <text:p>67</text:p>
          </table:table-cell>
          <table:table-cell table:style-name="ce3" table:formula="of:=[$Redistribution_central.B20]" office:value-type="float" office:value="0.386221672948595" calcext:value-type="float">
            <text:p>0,3862216729</text:p>
          </table:table-cell>
          <table:table-cell table:style-name="ce3" table:formula="of:=[$Redistribution_central.C20]" office:value-type="float" office:value="0.448899608556009" calcext:value-type="float">
            <text:p>0,4488996086</text:p>
          </table:table-cell>
          <table:table-cell table:style-name="ce3" table:formula="of:=[$Redistribution_central.D20]" office:value-type="float" office:value="0.406011125365094" calcext:value-type="float">
            <text:p>0,4060111254</text:p>
          </table:table-cell>
          <table:table-cell table:style-name="ce3" table:formula="of:=[$Redistribution_central.E20]" office:value-type="float" office:value="0.427006671670346" calcext:value-type="float">
            <text:p>0,4270066717</text:p>
          </table:table-cell>
          <table:table-cell/>
          <table:table-cell table:style-name="ce3" table:formula="of:=[$redistribution_low.B20]" office:value-type="float" office:value="0.386258787730772" calcext:value-type="float">
            <text:p>0,3862587877</text:p>
          </table:table-cell>
          <table:table-cell table:style-name="ce3" table:formula="of:=[$redistribution_low.C20]" office:value-type="float" office:value="0.448899608556009" calcext:value-type="float">
            <text:p>0,4488996086</text:p>
          </table:table-cell>
          <table:table-cell table:style-name="ce3" table:formula="of:=[$redistribution_low.D20]" office:value-type="float" office:value="0.406050854772329" calcext:value-type="float">
            <text:p>0,4060508548</text:p>
          </table:table-cell>
          <table:table-cell table:style-name="ce3" table:formula="of:=[$redistribution_low.E20]" office:value-type="float" office:value="0.427006671670346" calcext:value-type="float">
            <text:p>0,4270066717</text:p>
          </table:table-cell>
          <table:table-cell/>
          <table:table-cell table:style-name="ce3" table:formula="of:=[$Redistribution_high.B20]" office:value-type="float" office:value="0.386893243846193" calcext:value-type="float">
            <text:p>0,3868932438</text:p>
          </table:table-cell>
          <table:table-cell table:style-name="ce3" table:formula="of:=[$Redistribution_high.C20]" office:value-type="float" office:value="0.448863115557893" calcext:value-type="float">
            <text:p>0,4488631156</text:p>
          </table:table-cell>
          <table:table-cell table:style-name="ce3" table:formula="of:=[$Redistribution_high.D20]" office:value-type="float" office:value="0.406497353805729" calcext:value-type="float">
            <text:p>0,4064973538</text:p>
          </table:table-cell>
          <table:table-cell table:style-name="ce3" table:formula="of:=[$Redistribution_high.E20]" office:value-type="float" office:value="0.427197647220556" calcext:value-type="float">
            <text:p>0,4271976472</text:p>
          </table:table-cell>
          <table:table-cell table:number-columns-repeated="1009"/>
        </table:table-row>
        <table:table-row table:style-name="ro3">
          <table:table-cell table:style-name="ce3" table:formula="of:=[.A23]+1" office:value-type="float" office:value="68" calcext:value-type="float">
            <text:p>68</text:p>
          </table:table-cell>
          <table:table-cell table:style-name="ce3" table:formula="of:=[$Redistribution_central.B21]" office:value-type="float" office:value="0.385426318561225" calcext:value-type="float">
            <text:p>0,3854263186</text:p>
          </table:table-cell>
          <table:table-cell table:style-name="ce3" table:formula="of:=[$Redistribution_central.C21]" office:value-type="float" office:value="0.44924587100256" calcext:value-type="float">
            <text:p>0,449245871</text:p>
          </table:table-cell>
          <table:table-cell table:style-name="ce3" table:formula="of:=[$Redistribution_central.D21]" office:value-type="float" office:value="0.406570206517598" calcext:value-type="float">
            <text:p>0,4065702065</text:p>
          </table:table-cell>
          <table:table-cell table:style-name="ce3" table:formula="of:=[$Redistribution_central.E21]" office:value-type="float" office:value="0.424367105557794" calcext:value-type="float">
            <text:p>0,4243671056</text:p>
          </table:table-cell>
          <table:table-cell/>
          <table:table-cell table:style-name="ce3" table:formula="of:=[$redistribution_low.B21]" office:value-type="float" office:value="0.385399420312542" calcext:value-type="float">
            <text:p>0,3853994203</text:p>
          </table:table-cell>
          <table:table-cell table:style-name="ce3" table:formula="of:=[$redistribution_low.C21]" office:value-type="float" office:value="0.448925179265198" calcext:value-type="float">
            <text:p>0,4489251793</text:p>
          </table:table-cell>
          <table:table-cell table:style-name="ce3" table:formula="of:=[$redistribution_low.D21]" office:value-type="float" office:value="0.406551311896715" calcext:value-type="float">
            <text:p>0,4065513119</text:p>
          </table:table-cell>
          <table:table-cell table:style-name="ce3" table:formula="of:=[$redistribution_low.E21]" office:value-type="float" office:value="0.424036942452132" calcext:value-type="float">
            <text:p>0,4240369425</text:p>
          </table:table-cell>
          <table:table-cell/>
          <table:table-cell table:style-name="ce3" table:formula="of:=[$Redistribution_high.B21]" office:value-type="float" office:value="0.385090461328167" calcext:value-type="float">
            <text:p>0,3850904613</text:p>
          </table:table-cell>
          <table:table-cell table:style-name="ce3" table:formula="of:=[$Redistribution_high.C21]" office:value-type="float" office:value="0.448437442419921" calcext:value-type="float">
            <text:p>0,4484374424</text:p>
          </table:table-cell>
          <table:table-cell table:style-name="ce3" table:formula="of:=[$Redistribution_high.D21]" office:value-type="float" office:value="0.406258107348863" calcext:value-type="float">
            <text:p>0,4062581073</text:p>
          </table:table-cell>
          <table:table-cell table:style-name="ce3" table:formula="of:=[$Redistribution_high.E21]" office:value-type="float" office:value="0.422621725773644" calcext:value-type="float">
            <text:p>0,4226217258</text:p>
          </table:table-cell>
          <table:table-cell table:number-columns-repeated="1009"/>
        </table:table-row>
        <table:table-row table:style-name="ro3">
          <table:table-cell table:style-name="ce3" table:formula="of:=[.A24]+1" office:value-type="float" office:value="69" calcext:value-type="float">
            <text:p>69</text:p>
          </table:table-cell>
          <table:table-cell table:style-name="ce3" table:formula="of:=[$Redistribution_central.B22]" office:value-type="float" office:value="0.38418239589106" calcext:value-type="float">
            <text:p>0,3841823959</text:p>
          </table:table-cell>
          <table:table-cell table:style-name="ce3" table:formula="of:=[$Redistribution_central.C22]" office:value-type="float" office:value="0.449929072796097" calcext:value-type="float">
            <text:p>0,4499290728</text:p>
          </table:table-cell>
          <table:table-cell table:style-name="ce3" table:formula="of:=[$Redistribution_central.D22]" office:value-type="float" office:value="0.405855631335824" calcext:value-type="float">
            <text:p>0,4058556313</text:p>
          </table:table-cell>
          <table:table-cell table:style-name="ce3" table:formula="of:=[$Redistribution_central.E22]" office:value-type="float" office:value="0.424589395204221" calcext:value-type="float">
            <text:p>0,4245893952</text:p>
          </table:table-cell>
          <table:table-cell/>
          <table:table-cell table:style-name="ce3" table:formula="of:=[$redistribution_low.B22]" office:value-type="float" office:value="0.384166415746234" calcext:value-type="float">
            <text:p>0,3841664157</text:p>
          </table:table-cell>
          <table:table-cell table:style-name="ce3" table:formula="of:=[$redistribution_low.C22]" office:value-type="float" office:value="0.449736667348808" calcext:value-type="float">
            <text:p>0,4497366673</text:p>
          </table:table-cell>
          <table:table-cell table:style-name="ce3" table:formula="of:=[$redistribution_low.D22]" office:value-type="float" office:value="0.405844538226996" calcext:value-type="float">
            <text:p>0,4058445382</text:p>
          </table:table-cell>
          <table:table-cell table:style-name="ce3" table:formula="of:=[$redistribution_low.E22]" office:value-type="float" office:value="0.424388844970005" calcext:value-type="float">
            <text:p>0,424388845</text:p>
          </table:table-cell>
          <table:table-cell/>
          <table:table-cell table:style-name="ce3" table:formula="of:=[$Redistribution_high.B22]" office:value-type="float" office:value="0.388233685980099" calcext:value-type="float">
            <text:p>0,388233686</text:p>
          </table:table-cell>
          <table:table-cell table:style-name="ce3" table:formula="of:=[$Redistribution_high.C22]" office:value-type="float" office:value="0.45325355609395" calcext:value-type="float">
            <text:p>0,4532535561</text:p>
          </table:table-cell>
          <table:table-cell table:style-name="ce3" table:formula="of:=[$Redistribution_high.D22]" office:value-type="float" office:value="0.409939517160815" calcext:value-type="float">
            <text:p>0,4099395172</text:p>
          </table:table-cell>
          <table:table-cell table:style-name="ce3" table:formula="of:=[$Redistribution_high.E22]" office:value-type="float" office:value="0.426997714501929" calcext:value-type="float">
            <text:p>0,4269977145</text:p>
          </table:table-cell>
          <table:table-cell table:number-columns-repeated="1009"/>
        </table:table-row>
        <table:table-row table:style-name="ro3">
          <table:table-cell table:style-name="ce3" table:formula="of:=[.A25]+1" office:value-type="float" office:value="70" calcext:value-type="float">
            <text:p>70</text:p>
          </table:table-cell>
          <table:table-cell table:style-name="ce3" table:formula="of:=[$Redistribution_central.B23]" office:value-type="float" office:value="0.39555137399912" calcext:value-type="float">
            <text:p>0,395551374</text:p>
          </table:table-cell>
          <table:table-cell table:style-name="ce3" table:formula="of:=[$Redistribution_central.C23]" office:value-type="float" office:value="0.461939906460511" calcext:value-type="float">
            <text:p>0,4619399065</text:p>
          </table:table-cell>
          <table:table-cell table:style-name="ce3" table:formula="of:=[$Redistribution_central.D23]" office:value-type="float" office:value="0.413864193328916" calcext:value-type="float">
            <text:p>0,4138641933</text:p>
          </table:table-cell>
          <table:table-cell table:style-name="ce3" table:formula="of:=[$Redistribution_central.E23]" office:value-type="float" office:value="0.440480128998263" calcext:value-type="float">
            <text:p>0,440480129</text:p>
          </table:table-cell>
          <table:table-cell/>
          <table:table-cell table:style-name="ce3" table:formula="of:=[$redistribution_low.B23]" office:value-type="float" office:value="0.39541369584878" calcext:value-type="float">
            <text:p>0,3954136958</text:p>
          </table:table-cell>
          <table:table-cell table:style-name="ce3" table:formula="of:=[$redistribution_low.C23]" office:value-type="float" office:value="0.462081227770515" calcext:value-type="float">
            <text:p>0,4620812278</text:p>
          </table:table-cell>
          <table:table-cell table:style-name="ce3" table:formula="of:=[$redistribution_low.D23]" office:value-type="float" office:value="0.413774366015803" calcext:value-type="float">
            <text:p>0,413774366</text:p>
          </table:table-cell>
          <table:table-cell table:style-name="ce3" table:formula="of:=[$redistribution_low.E23]" office:value-type="float" office:value="0.440552924061145" calcext:value-type="float">
            <text:p>0,4405529241</text:p>
          </table:table-cell>
          <table:table-cell/>
          <table:table-cell table:style-name="ce3" table:formula="of:=[$Redistribution_high.B23]" office:value-type="float" office:value="0.395285769639951" calcext:value-type="float">
            <text:p>0,3952857696</text:p>
          </table:table-cell>
          <table:table-cell table:style-name="ce3" table:formula="of:=[$Redistribution_high.C23]" office:value-type="float" office:value="0.458693481381354" calcext:value-type="float">
            <text:p>0,4586934814</text:p>
          </table:table-cell>
          <table:table-cell table:style-name="ce3" table:formula="of:=[$Redistribution_high.D23]" office:value-type="float" office:value="0.413605269997179" calcext:value-type="float">
            <text:p>0,41360527</text:p>
          </table:table-cell>
          <table:table-cell table:style-name="ce3" table:formula="of:=[$Redistribution_high.E23]" office:value-type="float" office:value="0.436706016049328" calcext:value-type="float">
            <text:p>0,436706016</text:p>
          </table:table-cell>
          <table:table-cell table:number-columns-repeated="1009"/>
        </table:table-row>
        <table:table-row table:style-name="ro3">
          <table:table-cell table:style-name="ce3" table:formula="of:=[.A26]+1" office:value-type="float" office:value="71" calcext:value-type="float">
            <text:p>71</text:p>
          </table:table-cell>
          <table:table-cell table:style-name="ce3" table:formula="of:=[$Redistribution_central.B24]" office:value-type="float" office:value="0.383910497143909" calcext:value-type="float">
            <text:p>0,3839104971</text:p>
          </table:table-cell>
          <table:table-cell table:style-name="ce3" table:formula="of:=[$Redistribution_central.C24]" office:value-type="float" office:value="0.452425415746592" calcext:value-type="float">
            <text:p>0,4524254157</text:p>
          </table:table-cell>
          <table:table-cell table:style-name="ce3" table:formula="of:=[$Redistribution_central.D24]" office:value-type="float" office:value="0.403029438777151" calcext:value-type="float">
            <text:p>0,4030294388</text:p>
          </table:table-cell>
          <table:table-cell table:style-name="ce3" table:formula="of:=[$Redistribution_central.E24]" office:value-type="float" office:value="0.429412077070684" calcext:value-type="float">
            <text:p>0,4294120771</text:p>
          </table:table-cell>
          <table:table-cell/>
          <table:table-cell table:style-name="ce3" table:formula="of:=[$redistribution_low.B24]" office:value-type="float" office:value="0.383277793648406" calcext:value-type="float">
            <text:p>0,3832777936</text:p>
          </table:table-cell>
          <table:table-cell table:style-name="ce3" table:formula="of:=[$redistribution_low.C24]" office:value-type="float" office:value="0.45265302345762" calcext:value-type="float">
            <text:p>0,4526530235</text:p>
          </table:table-cell>
          <table:table-cell table:style-name="ce3" table:formula="of:=[$redistribution_low.D24]" office:value-type="float" office:value="0.402717808037477" calcext:value-type="float">
            <text:p>0,402717808</text:p>
          </table:table-cell>
          <table:table-cell table:style-name="ce3" table:formula="of:=[$redistribution_low.E24]" office:value-type="float" office:value="0.429092128162788" calcext:value-type="float">
            <text:p>0,4290921282</text:p>
          </table:table-cell>
          <table:table-cell/>
          <table:table-cell table:style-name="ce3" table:formula="of:=[$Redistribution_high.B24]" office:value-type="float" office:value="0.389899530841252" calcext:value-type="float">
            <text:p>0,3898995308</text:p>
          </table:table-cell>
          <table:table-cell table:style-name="ce3" table:formula="of:=[$Redistribution_high.C24]" office:value-type="float" office:value="0.458786938430814" calcext:value-type="float">
            <text:p>0,4587869384</text:p>
          </table:table-cell>
          <table:table-cell table:style-name="ce3" table:formula="of:=[$Redistribution_high.D24]" office:value-type="float" office:value="0.409888092485475" calcext:value-type="float">
            <text:p>0,4098880925</text:p>
          </table:table-cell>
          <table:table-cell table:style-name="ce3" table:formula="of:=[$Redistribution_high.E24]" office:value-type="float" office:value="0.433904216396165" calcext:value-type="float">
            <text:p>0,4339042164</text:p>
          </table:table-cell>
          <table:table-cell table:number-columns-repeated="1009"/>
        </table:table-row>
        <table:table-row table:style-name="ro3">
          <table:table-cell table:style-name="ce3" table:formula="of:=[.A27]+1" office:value-type="float" office:value="72" calcext:value-type="float">
            <text:p>72</text:p>
          </table:table-cell>
          <table:table-cell table:style-name="ce3" table:formula="of:=[$Redistribution_central.B25]" office:value-type="float" office:value="0.381966016229562" calcext:value-type="float">
            <text:p>0,3819660162</text:p>
          </table:table-cell>
          <table:table-cell table:style-name="ce3" table:formula="of:=[$Redistribution_central.C25]" office:value-type="float" office:value="0.455381468146557" calcext:value-type="float">
            <text:p>0,4553814681</text:p>
          </table:table-cell>
          <table:table-cell table:style-name="ce3" table:formula="of:=[$Redistribution_central.D25]" office:value-type="float" office:value="0.402045835865824" calcext:value-type="float">
            <text:p>0,4020458359</text:p>
          </table:table-cell>
          <table:table-cell table:style-name="ce3" table:formula="of:=[$Redistribution_central.E25]" office:value-type="float" office:value="0.43008548524323" calcext:value-type="float">
            <text:p>0,4300854852</text:p>
          </table:table-cell>
          <table:table-cell/>
          <table:table-cell table:style-name="ce3" table:formula="of:=[$redistribution_low.B25]" office:value-type="float" office:value="0.381633863427478" calcext:value-type="float">
            <text:p>0,3816338634</text:p>
          </table:table-cell>
          <table:table-cell table:style-name="ce3" table:formula="of:=[$redistribution_low.C25]" office:value-type="float" office:value="0.455649992145879" calcext:value-type="float">
            <text:p>0,4556499921</text:p>
          </table:table-cell>
          <table:table-cell table:style-name="ce3" table:formula="of:=[$redistribution_low.D25]" office:value-type="float" office:value="0.402047063077347" calcext:value-type="float">
            <text:p>0,4020470631</text:p>
          </table:table-cell>
          <table:table-cell table:style-name="ce3" table:formula="of:=[$redistribution_low.E25]" office:value-type="float" office:value="0.429771896874212" calcext:value-type="float">
            <text:p>0,4297718969</text:p>
          </table:table-cell>
          <table:table-cell/>
          <table:table-cell table:style-name="ce3" table:formula="of:=[$Redistribution_high.B25]" office:value-type="float" office:value="0.392188522332192" calcext:value-type="float">
            <text:p>0,3921885223</text:p>
          </table:table-cell>
          <table:table-cell table:style-name="ce3" table:formula="of:=[$Redistribution_high.C25]" office:value-type="float" office:value="0.458577229710393" calcext:value-type="float">
            <text:p>0,4585772297</text:p>
          </table:table-cell>
          <table:table-cell table:style-name="ce3" table:formula="of:=[$Redistribution_high.D25]" office:value-type="float" office:value="0.411667589515546" calcext:value-type="float">
            <text:p>0,4116675895</text:p>
          </table:table-cell>
          <table:table-cell table:style-name="ce3" table:formula="of:=[$Redistribution_high.E25]" office:value-type="float" office:value="0.434630638234465" calcext:value-type="float">
            <text:p>0,4346306382</text:p>
          </table:table-cell>
          <table:table-cell table:number-columns-repeated="1009"/>
        </table:table-row>
        <table:table-row table:style-name="ro3">
          <table:table-cell table:style-name="ce3" table:formula="of:=[.A28]+1" office:value-type="float" office:value="73" calcext:value-type="float">
            <text:p>73</text:p>
          </table:table-cell>
          <table:table-cell table:style-name="ce3" table:formula="of:=[$Redistribution_central.B26]" office:value-type="float" office:value="0.378686814767429" calcext:value-type="float">
            <text:p>0,3786868148</text:p>
          </table:table-cell>
          <table:table-cell table:style-name="ce3" table:formula="of:=[$Redistribution_central.C26]" office:value-type="float" office:value="0.450701589093748" calcext:value-type="float">
            <text:p>0,4507015891</text:p>
          </table:table-cell>
          <table:table-cell table:style-name="ce3" table:formula="of:=[$Redistribution_central.D26]" office:value-type="float" office:value="0.401253250665083" calcext:value-type="float">
            <text:p>0,4012532507</text:p>
          </table:table-cell>
          <table:table-cell table:style-name="ce3" table:formula="of:=[$Redistribution_central.E26]" office:value-type="float" office:value="0.422373367706892" calcext:value-type="float">
            <text:p>0,4223733677</text:p>
          </table:table-cell>
          <table:table-cell/>
          <table:table-cell table:style-name="ce3" table:formula="of:=[$redistribution_low.B26]" office:value-type="float" office:value="0.378169518340822" calcext:value-type="float">
            <text:p>0,3781695183</text:p>
          </table:table-cell>
          <table:table-cell table:style-name="ce3" table:formula="of:=[$redistribution_low.C26]" office:value-type="float" office:value="0.450551762109108" calcext:value-type="float">
            <text:p>0,4505517621</text:p>
          </table:table-cell>
          <table:table-cell table:style-name="ce3" table:formula="of:=[$redistribution_low.D26]" office:value-type="float" office:value="0.400948857267507" calcext:value-type="float">
            <text:p>0,4009488573</text:p>
          </table:table-cell>
          <table:table-cell table:style-name="ce3" table:formula="of:=[$redistribution_low.E26]" office:value-type="float" office:value="0.421771412049135" calcext:value-type="float">
            <text:p>0,421771412</text:p>
          </table:table-cell>
          <table:table-cell/>
          <table:table-cell table:style-name="ce3" table:formula="of:=[$Redistribution_high.B26]" office:value-type="float" office:value="0.391058542477467" calcext:value-type="float">
            <text:p>0,3910585425</text:p>
          </table:table-cell>
          <table:table-cell table:style-name="ce3" table:formula="of:=[$Redistribution_high.C26]" office:value-type="float" office:value="0.462890075310253" calcext:value-type="float">
            <text:p>0,4628900753</text:p>
          </table:table-cell>
          <table:table-cell table:style-name="ce3" table:formula="of:=[$Redistribution_high.D26]" office:value-type="float" office:value="0.41360063042396" calcext:value-type="float">
            <text:p>0,4136006304</text:p>
          </table:table-cell>
          <table:table-cell table:style-name="ce3" table:formula="of:=[$Redistribution_high.E26]" office:value-type="float" office:value="0.435515113688578" calcext:value-type="float">
            <text:p>0,4355151137</text:p>
          </table:table-cell>
          <table:table-cell table:number-columns-repeated="1009"/>
        </table:table-row>
        <table:table-row table:style-name="ro3">
          <table:table-cell table:style-name="ce3" table:formula="of:=[.A29]+1" office:value-type="float" office:value="74" calcext:value-type="float">
            <text:p>74</text:p>
          </table:table-cell>
          <table:table-cell table:style-name="ce3" table:formula="of:=[$Redistribution_central.B27]" office:value-type="float" office:value="0.385675949698824" calcext:value-type="float">
            <text:p>0,3856759497</text:p>
          </table:table-cell>
          <table:table-cell table:style-name="ce3" table:formula="of:=[$Redistribution_central.C27]" office:value-type="float" office:value="0.451926622624574" calcext:value-type="float">
            <text:p>0,4519266226</text:p>
          </table:table-cell>
          <table:table-cell table:style-name="ce3" table:formula="of:=[$Redistribution_central.D27]" office:value-type="float" office:value="0.403047933431445" calcext:value-type="float">
            <text:p>0,4030479334</text:p>
          </table:table-cell>
          <table:table-cell table:style-name="ce3" table:formula="of:=[$Redistribution_central.E27]" office:value-type="float" office:value="0.432430867467668" calcext:value-type="float">
            <text:p>0,4324308675</text:p>
          </table:table-cell>
          <table:table-cell/>
          <table:table-cell table:style-name="ce3" table:formula="of:=[$redistribution_low.B27]" office:value-type="float" office:value="0.384426005867622" calcext:value-type="float">
            <text:p>0,3844260059</text:p>
          </table:table-cell>
          <table:table-cell table:style-name="ce3" table:formula="of:=[$redistribution_low.C27]" office:value-type="float" office:value="0.452366840524833" calcext:value-type="float">
            <text:p>0,4523668405</text:p>
          </table:table-cell>
          <table:table-cell table:style-name="ce3" table:formula="of:=[$redistribution_low.D27]" office:value-type="float" office:value="0.402357604573369" calcext:value-type="float">
            <text:p>0,4023576046</text:p>
          </table:table-cell>
          <table:table-cell table:style-name="ce3" table:formula="of:=[$redistribution_low.E27]" office:value-type="float" office:value="0.431887805299856" calcext:value-type="float">
            <text:p>0,4318878053</text:p>
          </table:table-cell>
          <table:table-cell/>
          <table:table-cell table:style-name="ce3" table:formula="of:=[$Redistribution_high.B27]" office:value-type="float" office:value="0.397448831881075" calcext:value-type="float">
            <text:p>0,3974488319</text:p>
          </table:table-cell>
          <table:table-cell table:style-name="ce3" table:formula="of:=[$Redistribution_high.C27]" office:value-type="float" office:value="0.463325149400805" calcext:value-type="float">
            <text:p>0,4633251494</text:p>
          </table:table-cell>
          <table:table-cell table:style-name="ce3" table:formula="of:=[$Redistribution_high.D27]" office:value-type="float" office:value="0.414341062204253" calcext:value-type="float">
            <text:p>0,4143410622</text:p>
          </table:table-cell>
          <table:table-cell table:style-name="ce3" table:formula="of:=[$Redistribution_high.E27]" office:value-type="float" office:value="0.443901670077379" calcext:value-type="float">
            <text:p>0,4439016701</text:p>
          </table:table-cell>
          <table:table-cell table:number-columns-repeated="1009"/>
        </table:table-row>
        <table:table-row table:style-name="ro3">
          <table:table-cell table:style-name="ce3" table:formula="of:=[.A30]+1" office:value-type="float" office:value="75" calcext:value-type="float">
            <text:p>75</text:p>
          </table:table-cell>
          <table:table-cell table:style-name="ce3" table:formula="of:=[$Redistribution_central.B28]" office:value-type="float" office:value="0.385158027735768" calcext:value-type="float">
            <text:p>0,3851580277</text:p>
          </table:table-cell>
          <table:table-cell table:style-name="ce3" table:formula="of:=[$Redistribution_central.C28]" office:value-type="float" office:value="0.449258149384731" calcext:value-type="float">
            <text:p>0,4492581494</text:p>
          </table:table-cell>
          <table:table-cell table:style-name="ce3" table:formula="of:=[$Redistribution_central.D28]" office:value-type="float" office:value="0.401781099631184" calcext:value-type="float">
            <text:p>0,4017810996</text:p>
          </table:table-cell>
          <table:table-cell table:style-name="ce3" table:formula="of:=[$Redistribution_central.E28]" office:value-type="float" office:value="0.430647825849064" calcext:value-type="float">
            <text:p>0,4306478258</text:p>
          </table:table-cell>
          <table:table-cell/>
          <table:table-cell table:style-name="ce3" table:formula="of:=[$redistribution_low.B28]" office:value-type="float" office:value="0.384487140408782" calcext:value-type="float">
            <text:p>0,3844871404</text:p>
          </table:table-cell>
          <table:table-cell table:style-name="ce3" table:formula="of:=[$redistribution_low.C28]" office:value-type="float" office:value="0.450074737211546" calcext:value-type="float">
            <text:p>0,4500747372</text:p>
          </table:table-cell>
          <table:table-cell table:style-name="ce3" table:formula="of:=[$redistribution_low.D28]" office:value-type="float" office:value="0.40199126797412" calcext:value-type="float">
            <text:p>0,401991268</text:p>
          </table:table-cell>
          <table:table-cell table:style-name="ce3" table:formula="of:=[$redistribution_low.E28]" office:value-type="float" office:value="0.430599355408079" calcext:value-type="float">
            <text:p>0,4305993554</text:p>
          </table:table-cell>
          <table:table-cell/>
          <table:table-cell table:style-name="ce3" table:formula="of:=[$Redistribution_high.B28]" office:value-type="float" office:value="0.393757141376169" calcext:value-type="float">
            <text:p>0,3937571414</text:p>
          </table:table-cell>
          <table:table-cell table:style-name="ce3" table:formula="of:=[$Redistribution_high.C28]" office:value-type="float" office:value="0.458612374400925" calcext:value-type="float">
            <text:p>0,4586123744</text:p>
          </table:table-cell>
          <table:table-cell table:style-name="ce3" table:formula="of:=[$Redistribution_high.D28]" office:value-type="float" office:value="0.410564065464219" calcext:value-type="float">
            <text:p>0,4105640655</text:p>
          </table:table-cell>
          <table:table-cell table:style-name="ce3" table:formula="of:=[$Redistribution_high.E28]" office:value-type="float" office:value="0.43765761805924" calcext:value-type="float">
            <text:p>0,4376576181</text:p>
          </table:table-cell>
          <table:table-cell table:number-columns-repeated="1009"/>
        </table:table-row>
        <table:table-row table:style-name="ro3">
          <table:table-cell table:style-name="ce3" table:formula="of:=[.A31]+1" office:value-type="float" office:value="76" calcext:value-type="float">
            <text:p>76</text:p>
          </table:table-cell>
          <table:table-cell table:style-name="ce3" table:formula="of:=[$Redistribution_central.B29]" office:value-type="float" office:value="0.384493327373283" calcext:value-type="float">
            <text:p>0,3844933274</text:p>
          </table:table-cell>
          <table:table-cell table:style-name="ce3" table:formula="of:=[$Redistribution_central.C29]" office:value-type="float" office:value="0.453194435222021" calcext:value-type="float">
            <text:p>0,4531944352</text:p>
          </table:table-cell>
          <table:table-cell table:style-name="ce3" table:formula="of:=[$Redistribution_central.D29]" office:value-type="float" office:value="0.401506163088352" calcext:value-type="float">
            <text:p>0,4015061631</text:p>
          </table:table-cell>
          <table:table-cell table:style-name="ce3" table:formula="of:=[$Redistribution_central.E29]" office:value-type="float" office:value="0.432616250675039" calcext:value-type="float">
            <text:p>0,4326162507</text:p>
          </table:table-cell>
          <table:table-cell/>
          <table:table-cell table:style-name="ce3" table:formula="of:=[$redistribution_low.B29]" office:value-type="float" office:value="0.384954165495911" calcext:value-type="float">
            <text:p>0,3849541655</text:p>
          </table:table-cell>
          <table:table-cell table:style-name="ce3" table:formula="of:=[$redistribution_low.C29]" office:value-type="float" office:value="0.455789014429155" calcext:value-type="float">
            <text:p>0,4557890144</text:p>
          </table:table-cell>
          <table:table-cell table:style-name="ce3" table:formula="of:=[$redistribution_low.D29]" office:value-type="float" office:value="0.403105319200042" calcext:value-type="float">
            <text:p>0,4031053192</text:p>
          </table:table-cell>
          <table:table-cell table:style-name="ce3" table:formula="of:=[$redistribution_low.E29]" office:value-type="float" office:value="0.433378592355637" calcext:value-type="float">
            <text:p>0,4333785924</text:p>
          </table:table-cell>
          <table:table-cell/>
          <table:table-cell table:style-name="ce3" table:formula="of:=[$Redistribution_high.B29]" office:value-type="float" office:value="0.394866670023372" calcext:value-type="float">
            <text:p>0,39486667</text:p>
          </table:table-cell>
          <table:table-cell table:style-name="ce3" table:formula="of:=[$Redistribution_high.C29]" office:value-type="float" office:value="0.456966308309538" calcext:value-type="float">
            <text:p>0,4569663083</text:p>
          </table:table-cell>
          <table:table-cell table:style-name="ce3" table:formula="of:=[$Redistribution_high.D29]" office:value-type="float" office:value="0.411614934086963" calcext:value-type="float">
            <text:p>0,4116149341</text:p>
          </table:table-cell>
          <table:table-cell table:style-name="ce3" table:formula="of:=[$Redistribution_high.E29]" office:value-type="float" office:value="0.438498739309078" calcext:value-type="float">
            <text:p>0,4384987393</text:p>
          </table:table-cell>
          <table:table-cell table:number-columns-repeated="1009"/>
        </table:table-row>
        <table:table-row table:style-name="ro3">
          <table:table-cell table:style-name="ce3" table:formula="of:=[.A32]+1" office:value-type="float" office:value="77" calcext:value-type="float">
            <text:p>77</text:p>
          </table:table-cell>
          <table:table-cell table:style-name="ce3" table:formula="of:=[$Redistribution_central.B30]" office:value-type="float" office:value="0.376548257515855" calcext:value-type="float">
            <text:p>0,3765482575</text:p>
          </table:table-cell>
          <table:table-cell table:style-name="ce3" table:formula="of:=[$Redistribution_central.C30]" office:value-type="float" office:value="0.4520708995917" calcext:value-type="float">
            <text:p>0,4520708996</text:p>
          </table:table-cell>
          <table:table-cell table:style-name="ce3" table:formula="of:=[$Redistribution_central.D30]" office:value-type="float" office:value="0.397969278041545" calcext:value-type="float">
            <text:p>0,397969278</text:p>
          </table:table-cell>
          <table:table-cell table:style-name="ce3" table:formula="of:=[$Redistribution_central.E30]" office:value-type="float" office:value="0.425442927143972" calcext:value-type="float">
            <text:p>0,4254429271</text:p>
          </table:table-cell>
          <table:table-cell/>
          <table:table-cell table:style-name="ce3" table:formula="of:=[$redistribution_low.B30]" office:value-type="float" office:value="0.374715875246354" calcext:value-type="float">
            <text:p>0,3747158752</text:p>
          </table:table-cell>
          <table:table-cell table:style-name="ce3" table:formula="of:=[$redistribution_low.C30]" office:value-type="float" office:value="0.454423185863042" calcext:value-type="float">
            <text:p>0,4544231859</text:p>
          </table:table-cell>
          <table:table-cell table:style-name="ce3" table:formula="of:=[$redistribution_low.D30]" office:value-type="float" office:value="0.397431094706273" calcext:value-type="float">
            <text:p>0,3974310947</text:p>
          </table:table-cell>
          <table:table-cell table:style-name="ce3" table:formula="of:=[$redistribution_low.E30]" office:value-type="float" office:value="0.425577767921157" calcext:value-type="float">
            <text:p>0,4255777679</text:p>
          </table:table-cell>
          <table:table-cell/>
          <table:table-cell table:style-name="ce3" table:formula="of:=[$Redistribution_high.B30]" office:value-type="float" office:value="0.388706651819428" calcext:value-type="float">
            <text:p>0,3887066518</text:p>
          </table:table-cell>
          <table:table-cell table:style-name="ce3" table:formula="of:=[$Redistribution_high.C30]" office:value-type="float" office:value="0.453132600984378" calcext:value-type="float">
            <text:p>0,453132601</text:p>
          </table:table-cell>
          <table:table-cell table:style-name="ce3" table:formula="of:=[$Redistribution_high.D30]" office:value-type="float" office:value="0.409013726797959" calcext:value-type="float">
            <text:p>0,4090137268</text:p>
          </table:table-cell>
          <table:table-cell table:style-name="ce3" table:formula="of:=[$Redistribution_high.E30]" office:value-type="float" office:value="0.429582216406652" calcext:value-type="float">
            <text:p>0,4295822164</text:p>
          </table:table-cell>
          <table:table-cell table:number-columns-repeated="1009"/>
        </table:table-row>
        <table:table-row table:style-name="ro3">
          <table:table-cell table:style-name="ce3" table:formula="of:=[.A33]+1" office:value-type="float" office:value="78" calcext:value-type="float">
            <text:p>78</text:p>
          </table:table-cell>
          <table:table-cell table:style-name="ce3" table:formula="of:=[$Redistribution_central.B31]" office:value-type="float" office:value="0.38686942944804" calcext:value-type="float">
            <text:p>0,3868694294</text:p>
          </table:table-cell>
          <table:table-cell table:style-name="ce3" table:formula="of:=[$Redistribution_central.C31]" office:value-type="float" office:value="0.459211642171545" calcext:value-type="float">
            <text:p>0,4592116422</text:p>
          </table:table-cell>
          <table:table-cell table:style-name="ce3" table:formula="of:=[$Redistribution_central.D31]" office:value-type="float" office:value="0.404034010034402" calcext:value-type="float">
            <text:p>0,40403401</text:p>
          </table:table-cell>
          <table:table-cell table:style-name="ce3" table:formula="of:=[$Redistribution_central.E31]" office:value-type="float" office:value="0.436744041210885" calcext:value-type="float">
            <text:p>0,4367440412</text:p>
          </table:table-cell>
          <table:table-cell/>
          <table:table-cell table:style-name="ce3" table:formula="of:=[$redistribution_low.B31]" office:value-type="float" office:value="0.386930762291059" calcext:value-type="float">
            <text:p>0,3869307623</text:p>
          </table:table-cell>
          <table:table-cell table:style-name="ce3" table:formula="of:=[$redistribution_low.C31]" office:value-type="float" office:value="0.462767061742943" calcext:value-type="float">
            <text:p>0,4627670617</text:p>
          </table:table-cell>
          <table:table-cell table:style-name="ce3" table:formula="of:=[$redistribution_low.D31]" office:value-type="float" office:value="0.404848434500751" calcext:value-type="float">
            <text:p>0,4048484345</text:p>
          </table:table-cell>
          <table:table-cell table:style-name="ce3" table:formula="of:=[$redistribution_low.E31]" office:value-type="float" office:value="0.438815373661276" calcext:value-type="float">
            <text:p>0,4388153737</text:p>
          </table:table-cell>
          <table:table-cell/>
          <table:table-cell table:style-name="ce3" table:formula="of:=[$Redistribution_high.B31]" office:value-type="float" office:value="0.395770529758088" calcext:value-type="float">
            <text:p>0,3957705298</text:p>
          </table:table-cell>
          <table:table-cell table:style-name="ce3" table:formula="of:=[$Redistribution_high.C31]" office:value-type="float" office:value="0.455862262435158" calcext:value-type="float">
            <text:p>0,4558622624</text:p>
          </table:table-cell>
          <table:table-cell table:style-name="ce3" table:formula="of:=[$Redistribution_high.D31]" office:value-type="float" office:value="0.412222549756903" calcext:value-type="float">
            <text:p>0,4122225498</text:p>
          </table:table-cell>
          <table:table-cell table:style-name="ce3" table:formula="of:=[$Redistribution_high.E31]" office:value-type="float" office:value="0.435111387875396" calcext:value-type="float">
            <text:p>0,4351113879</text:p>
          </table:table-cell>
          <table:table-cell table:number-columns-repeated="1009"/>
        </table:table-row>
        <table:table-row table:style-name="ro3">
          <table:table-cell table:style-name="ce3" table:formula="of:=[.A34]+1" office:value-type="float" office:value="79" calcext:value-type="float">
            <text:p>79</text:p>
          </table:table-cell>
          <table:table-cell table:style-name="ce3" table:formula="of:=[$Redistribution_central.B32]" office:value-type="float" office:value="0.380421121512522" calcext:value-type="float">
            <text:p>0,3804211215</text:p>
          </table:table-cell>
          <table:table-cell table:style-name="ce3" table:formula="of:=[$Redistribution_central.C32]" office:value-type="float" office:value="0.452743903461355" calcext:value-type="float">
            <text:p>0,4527439035</text:p>
          </table:table-cell>
          <table:table-cell table:style-name="ce3" table:formula="of:=[$Redistribution_central.D32]" office:value-type="float" office:value="0.396813852398142" calcext:value-type="float">
            <text:p>0,3968138524</text:p>
          </table:table-cell>
          <table:table-cell table:style-name="ce3" table:formula="of:=[$Redistribution_central.E32]" office:value-type="float" office:value="0.432150816519371" calcext:value-type="float">
            <text:p>0,4321508165</text:p>
          </table:table-cell>
          <table:table-cell/>
          <table:table-cell table:style-name="ce3" table:formula="of:=[$redistribution_low.B32]" office:value-type="float" office:value="0.381750506741604" calcext:value-type="float">
            <text:p>0,3817505067</text:p>
          </table:table-cell>
          <table:table-cell table:style-name="ce3" table:formula="of:=[$redistribution_low.C32]" office:value-type="float" office:value="0.451528880981963" calcext:value-type="float">
            <text:p>0,451528881</text:p>
          </table:table-cell>
          <table:table-cell table:style-name="ce3" table:formula="of:=[$redistribution_low.D32]" office:value-type="float" office:value="0.398984669662022" calcext:value-type="float">
            <text:p>0,3989846697</text:p>
          </table:table-cell>
          <table:table-cell table:style-name="ce3" table:formula="of:=[$redistribution_low.E32]" office:value-type="float" office:value="0.429683962074353" calcext:value-type="float">
            <text:p>0,4296839621</text:p>
          </table:table-cell>
          <table:table-cell/>
          <table:table-cell table:style-name="ce3" table:formula="of:=[$Redistribution_high.B32]" office:value-type="float" office:value="0.398226929080175" calcext:value-type="float">
            <text:p>0,3982269291</text:p>
          </table:table-cell>
          <table:table-cell table:style-name="ce3" table:formula="of:=[$Redistribution_high.C32]" office:value-type="float" office:value="0.460781220456476" calcext:value-type="float">
            <text:p>0,4607812205</text:p>
          </table:table-cell>
          <table:table-cell table:style-name="ce3" table:formula="of:=[$Redistribution_high.D32]" office:value-type="float" office:value="0.413380639397419" calcext:value-type="float">
            <text:p>0,4133806394</text:p>
          </table:table-cell>
          <table:table-cell table:style-name="ce3" table:formula="of:=[$Redistribution_high.E32]" office:value-type="float" office:value="0.442865484732779" calcext:value-type="float">
            <text:p>0,4428654847</text:p>
          </table:table-cell>
          <table:table-cell table:number-columns-repeated="1009"/>
        </table:table-row>
        <table:table-row table:style-name="ro3">
          <table:table-cell table:style-name="ce3" table:formula="of:=[.A35]+1" office:value-type="float" office:value="80" calcext:value-type="float">
            <text:p>80</text:p>
          </table:table-cell>
          <table:table-cell table:style-name="ce3" table:formula="of:=[$Redistribution_central.B33]" office:value-type="float" office:value="0.382381750688526" calcext:value-type="float">
            <text:p>0,3823817507</text:p>
          </table:table-cell>
          <table:table-cell table:style-name="ce3" table:formula="of:=[$Redistribution_central.C33]" office:value-type="float" office:value="0.456723521844698" calcext:value-type="float">
            <text:p>0,4567235218</text:p>
          </table:table-cell>
          <table:table-cell table:style-name="ce3" table:formula="of:=[$Redistribution_central.D33]" office:value-type="float" office:value="0.398736910649071" calcext:value-type="float">
            <text:p>0,3987369106</text:p>
          </table:table-cell>
          <table:table-cell table:style-name="ce3" table:formula="of:=[$Redistribution_central.E33]" office:value-type="float" office:value="0.436653900091661" calcext:value-type="float">
            <text:p>0,4366539001</text:p>
          </table:table-cell>
          <table:table-cell/>
          <table:table-cell table:style-name="ce3" table:formula="of:=[$redistribution_low.B33]" office:value-type="float" office:value="0.384245786676277" calcext:value-type="float">
            <text:p>0,3842457867</text:p>
          </table:table-cell>
          <table:table-cell table:style-name="ce3" table:formula="of:=[$redistribution_low.C33]" office:value-type="float" office:value="0.460348983041203" calcext:value-type="float">
            <text:p>0,460348983</text:p>
          </table:table-cell>
          <table:table-cell table:style-name="ce3" table:formula="of:=[$redistribution_low.D33]" office:value-type="float" office:value="0.401860335850472" calcext:value-type="float">
            <text:p>0,4018603359</text:p>
          </table:table-cell>
          <table:table-cell table:style-name="ce3" table:formula="of:=[$redistribution_low.E33]" office:value-type="float" office:value="0.438794609407563" calcext:value-type="float">
            <text:p>0,4387946094</text:p>
          </table:table-cell>
          <table:table-cell/>
          <table:table-cell table:style-name="ce3" table:formula="of:=[$Redistribution_high.B33]" office:value-type="float" office:value="0.395994191535404" calcext:value-type="float">
            <text:p>0,3959941915</text:p>
          </table:table-cell>
          <table:table-cell table:style-name="ce3" table:formula="of:=[$Redistribution_high.C33]" office:value-type="float" office:value="0.458656297620979" calcext:value-type="float">
            <text:p>0,4586562976</text:p>
          </table:table-cell>
          <table:table-cell table:style-name="ce3" table:formula="of:=[$Redistribution_high.D33]" office:value-type="float" office:value="0.411311000682485" calcext:value-type="float">
            <text:p>0,4113110007</text:p>
          </table:table-cell>
          <table:table-cell table:style-name="ce3" table:formula="of:=[$Redistribution_high.E33]" office:value-type="float" office:value="0.439343731756439" calcext:value-type="float">
            <text:p>0,4393437318</text:p>
          </table:table-cell>
          <table:table-cell table:number-columns-repeated="1009"/>
        </table:table-row>
        <table:table-row table:style-name="ro3">
          <table:table-cell table:style-name="ce3" table:formula="of:=[.A36]+1" office:value-type="float" office:value="81" calcext:value-type="float">
            <text:p>81</text:p>
          </table:table-cell>
          <table:table-cell table:style-name="ce3" table:formula="of:=[$Redistribution_central.B34]" office:value-type="float" office:value="0.37801267133124" calcext:value-type="float">
            <text:p>0,3780126713</text:p>
          </table:table-cell>
          <table:table-cell table:style-name="ce3" table:formula="of:=[$Redistribution_central.C34]" office:value-type="float" office:value="0.458253532810613" calcext:value-type="float">
            <text:p>0,4582535328</text:p>
          </table:table-cell>
          <table:table-cell table:style-name="ce3" table:formula="of:=[$Redistribution_central.D34]" office:value-type="float" office:value="0.398937857818375" calcext:value-type="float">
            <text:p>0,3989378578</text:p>
          </table:table-cell>
          <table:table-cell table:style-name="ce3" table:formula="of:=[$Redistribution_central.E34]" office:value-type="float" office:value="0.431371322073962" calcext:value-type="float">
            <text:p>0,4313713221</text:p>
          </table:table-cell>
          <table:table-cell/>
          <table:table-cell table:style-name="ce3" table:formula="of:=[$redistribution_low.B34]" office:value-type="float" office:value="0.380332178318087" calcext:value-type="float">
            <text:p>0,3803321783</text:p>
          </table:table-cell>
          <table:table-cell table:style-name="ce3" table:formula="of:=[$redistribution_low.C34]" office:value-type="float" office:value="0.460349930324578" calcext:value-type="float">
            <text:p>0,4603499303</text:p>
          </table:table-cell>
          <table:table-cell table:style-name="ce3" table:formula="of:=[$redistribution_low.D34]" office:value-type="float" office:value="0.402103841022893" calcext:value-type="float">
            <text:p>0,402103841</text:p>
          </table:table-cell>
          <table:table-cell table:style-name="ce3" table:formula="of:=[$redistribution_low.E34]" office:value-type="float" office:value="0.432908791772935" calcext:value-type="float">
            <text:p>0,4329087918</text:p>
          </table:table-cell>
          <table:table-cell/>
          <table:table-cell table:style-name="ce3" table:formula="of:=[$Redistribution_high.B34]" office:value-type="float" office:value="0.391039511986281" calcext:value-type="float">
            <text:p>0,391039512</text:p>
          </table:table-cell>
          <table:table-cell table:style-name="ce3" table:formula="of:=[$Redistribution_high.C34]" office:value-type="float" office:value="0.454936579171817" calcext:value-type="float">
            <text:p>0,4549365792</text:p>
          </table:table-cell>
          <table:table-cell table:style-name="ce3" table:formula="of:=[$Redistribution_high.D34]" office:value-type="float" office:value="0.409634591212061" calcext:value-type="float">
            <text:p>0,4096345912</text:p>
          </table:table-cell>
          <table:table-cell table:style-name="ce3" table:formula="of:=[$Redistribution_high.E34]" office:value-type="float" office:value="0.430717102924565" calcext:value-type="float">
            <text:p>0,4307171029</text:p>
          </table:table-cell>
          <table:table-cell table:number-columns-repeated="1009"/>
        </table:table-row>
        <table:table-row table:style-name="ro3">
          <table:table-cell table:style-name="ce3" table:formula="of:=[.A37]+1" office:value-type="float" office:value="82" calcext:value-type="float">
            <text:p>82</text:p>
          </table:table-cell>
          <table:table-cell table:style-name="ce3" table:formula="of:=[$Redistribution_central.B35]" office:value-type="float" office:value="0.383055212452861" calcext:value-type="float">
            <text:p>0,3830552125</text:p>
          </table:table-cell>
          <table:table-cell table:style-name="ce3" table:formula="of:=[$Redistribution_central.C35]" office:value-type="float" office:value="0.45582570543181" calcext:value-type="float">
            <text:p>0,4558257054</text:p>
          </table:table-cell>
          <table:table-cell table:style-name="ce3" table:formula="of:=[$Redistribution_central.D35]" office:value-type="float" office:value="0.39871973231505" calcext:value-type="float">
            <text:p>0,3987197323</text:p>
          </table:table-cell>
          <table:table-cell table:style-name="ce3" table:formula="of:=[$Redistribution_central.E35]" office:value-type="float" office:value="0.436097946825385" calcext:value-type="float">
            <text:p>0,4360979468</text:p>
          </table:table-cell>
          <table:table-cell/>
          <table:table-cell table:style-name="ce3" table:formula="of:=[$redistribution_low.B35]" office:value-type="float" office:value="0.384577877878089" calcext:value-type="float">
            <text:p>0,3845778779</text:p>
          </table:table-cell>
          <table:table-cell table:style-name="ce3" table:formula="of:=[$redistribution_low.C35]" office:value-type="float" office:value="0.458142426599318" calcext:value-type="float">
            <text:p>0,4581424266</text:p>
          </table:table-cell>
          <table:table-cell table:style-name="ce3" table:formula="of:=[$redistribution_low.D35]" office:value-type="float" office:value="0.401149435113876" calcext:value-type="float">
            <text:p>0,4011494351</text:p>
          </table:table-cell>
          <table:table-cell table:style-name="ce3" table:formula="of:=[$redistribution_low.E35]" office:value-type="float" office:value="0.43778858448244" calcext:value-type="float">
            <text:p>0,4377885845</text:p>
          </table:table-cell>
          <table:table-cell/>
          <table:table-cell table:style-name="ce3" table:formula="of:=[$Redistribution_high.B35]" office:value-type="float" office:value="0.393820581699957" calcext:value-type="float">
            <text:p>0,3938205817</text:p>
          </table:table-cell>
          <table:table-cell table:style-name="ce3" table:formula="of:=[$Redistribution_high.C35]" office:value-type="float" office:value="0.459702772373752" calcext:value-type="float">
            <text:p>0,4597027724</text:p>
          </table:table-cell>
          <table:table-cell table:style-name="ce3" table:formula="of:=[$Redistribution_high.D35]" office:value-type="float" office:value="0.40935840623155" calcext:value-type="float">
            <text:p>0,4093584062</text:p>
          </table:table-cell>
          <table:table-cell table:style-name="ce3" table:formula="of:=[$Redistribution_high.E35]" office:value-type="float" office:value="0.439309420773128" calcext:value-type="float">
            <text:p>0,4393094208</text:p>
          </table:table-cell>
          <table:table-cell table:number-columns-repeated="1009"/>
        </table:table-row>
        <table:table-row table:style-name="ro3">
          <table:table-cell table:style-name="ce3" table:formula="of:=[.A38]+1" office:value-type="float" office:value="83" calcext:value-type="float">
            <text:p>83</text:p>
          </table:table-cell>
          <table:table-cell table:style-name="ce3" table:formula="of:=[$Redistribution_central.B36]" office:value-type="float" office:value="0.390281902928924" calcext:value-type="float">
            <text:p>0,3902819029</text:p>
          </table:table-cell>
          <table:table-cell table:style-name="ce3" table:formula="of:=[$Redistribution_central.C36]" office:value-type="float" office:value="0.459085383821471" calcext:value-type="float">
            <text:p>0,4590853838</text:p>
          </table:table-cell>
          <table:table-cell table:style-name="ce3" table:formula="of:=[$Redistribution_central.D36]" office:value-type="float" office:value="0.404847084189093" calcext:value-type="float">
            <text:p>0,4048470842</text:p>
          </table:table-cell>
          <table:table-cell table:style-name="ce3" table:formula="of:=[$Redistribution_central.E36]" office:value-type="float" office:value="0.441604704182718" calcext:value-type="float">
            <text:p>0,4416047042</text:p>
          </table:table-cell>
          <table:table-cell/>
          <table:table-cell table:style-name="ce3" table:formula="of:=[$redistribution_low.B36]" office:value-type="float" office:value="0.382507691341743" calcext:value-type="float">
            <text:p>0,3825076913</text:p>
          </table:table-cell>
          <table:table-cell table:style-name="ce3" table:formula="of:=[$redistribution_low.C36]" office:value-type="float" office:value="0.453908403368057" calcext:value-type="float">
            <text:p>0,4539084034</text:p>
          </table:table-cell>
          <table:table-cell table:style-name="ce3" table:formula="of:=[$redistribution_low.D36]" office:value-type="float" office:value="0.398427152214801" calcext:value-type="float">
            <text:p>0,3984271522</text:p>
          </table:table-cell>
          <table:table-cell table:style-name="ce3" table:formula="of:=[$redistribution_low.E36]" office:value-type="float" office:value="0.434531622252615" calcext:value-type="float">
            <text:p>0,4345316223</text:p>
          </table:table-cell>
          <table:table-cell/>
          <table:table-cell table:style-name="ce3" table:formula="of:=[$Redistribution_high.B36]" office:value-type="float" office:value="0.39714507179296" calcext:value-type="float">
            <text:p>0,3971450718</text:p>
          </table:table-cell>
          <table:table-cell table:style-name="ce3" table:formula="of:=[$Redistribution_high.C36]" office:value-type="float" office:value="0.463641047581598" calcext:value-type="float">
            <text:p>0,4636410476</text:p>
          </table:table-cell>
          <table:table-cell table:style-name="ce3" table:formula="of:=[$Redistribution_high.D36]" office:value-type="float" office:value="0.411627476195695" calcext:value-type="float">
            <text:p>0,4116274762</text:p>
          </table:table-cell>
          <table:table-cell table:style-name="ce3" table:formula="of:=[$Redistribution_high.E36]" office:value-type="float" office:value="0.444838943679228" calcext:value-type="float">
            <text:p>0,4448389437</text:p>
          </table:table-cell>
          <table:table-cell table:number-columns-repeated="1009"/>
        </table:table-row>
        <table:table-row table:style-name="ro3">
          <table:table-cell table:style-name="ce3" table:formula="of:=[.A39]+1" office:value-type="float" office:value="84" calcext:value-type="float">
            <text:p>84</text:p>
          </table:table-cell>
          <table:table-cell table:style-name="ce3" table:formula="of:=[$Redistribution_central.B37]" office:value-type="float" office:value="0.386740214187011" calcext:value-type="float">
            <text:p>0,3867402142</text:p>
          </table:table-cell>
          <table:table-cell table:style-name="ce3" table:formula="of:=[$Redistribution_central.C37]" office:value-type="float" office:value="0.458610472527208" calcext:value-type="float">
            <text:p>0,4586104725</text:p>
          </table:table-cell>
          <table:table-cell table:style-name="ce3" table:formula="of:=[$Redistribution_central.D37]" office:value-type="float" office:value="0.402123042210381" calcext:value-type="float">
            <text:p>0,4021230422</text:p>
          </table:table-cell>
          <table:table-cell table:style-name="ce3" table:formula="of:=[$Redistribution_central.E37]" office:value-type="float" office:value="0.440701309821228" calcext:value-type="float">
            <text:p>0,4407013098</text:p>
          </table:table-cell>
          <table:table-cell/>
          <table:table-cell table:style-name="ce3" table:formula="of:=[$redistribution_low.B37]" office:value-type="float" office:value="0.387987428791426" calcext:value-type="float">
            <text:p>0,3879874288</text:p>
          </table:table-cell>
          <table:table-cell table:style-name="ce3" table:formula="of:=[$redistribution_low.C37]" office:value-type="float" office:value="0.457036767606872" calcext:value-type="float">
            <text:p>0,4570367676</text:p>
          </table:table-cell>
          <table:table-cell table:style-name="ce3" table:formula="of:=[$redistribution_low.D37]" office:value-type="float" office:value="0.403286298380145" calcext:value-type="float">
            <text:p>0,4032862984</text:p>
          </table:table-cell>
          <table:table-cell table:style-name="ce3" table:formula="of:=[$redistribution_low.E37]" office:value-type="float" office:value="0.439981928280779" calcext:value-type="float">
            <text:p>0,4399819283</text:p>
          </table:table-cell>
          <table:table-cell/>
          <table:table-cell table:style-name="ce3" table:formula="of:=[$Redistribution_high.B37]" office:value-type="float" office:value="0.395835692624408" calcext:value-type="float">
            <text:p>0,3958356926</text:p>
          </table:table-cell>
          <table:table-cell table:style-name="ce3" table:formula="of:=[$Redistribution_high.C37]" office:value-type="float" office:value="0.459711282053486" calcext:value-type="float">
            <text:p>0,4597112821</text:p>
          </table:table-cell>
          <table:table-cell table:style-name="ce3" table:formula="of:=[$Redistribution_high.D37]" office:value-type="float" office:value="0.409632406508981" calcext:value-type="float">
            <text:p>0,4096324065</text:p>
          </table:table-cell>
          <table:table-cell table:style-name="ce3" table:formula="of:=[$Redistribution_high.E37]" office:value-type="float" office:value="0.442141852007412" calcext:value-type="float">
            <text:p>0,442141852</text:p>
          </table:table-cell>
          <table:table-cell table:number-columns-repeated="1009"/>
        </table:table-row>
        <table:table-row table:style-name="ro3">
          <table:table-cell table:style-name="ce3" table:formula="of:=[.A40]+1" office:value-type="float" office:value="85" calcext:value-type="float">
            <text:p>85</text:p>
          </table:table-cell>
          <table:table-cell table:style-name="ce3" table:formula="of:=[$Redistribution_central.B38]" office:value-type="float" office:value="0.37780367549714" calcext:value-type="float">
            <text:p>0,3778036755</text:p>
          </table:table-cell>
          <table:table-cell table:style-name="ce3" table:formula="of:=[$Redistribution_central.C38]" office:value-type="float" office:value="0.456809010001957" calcext:value-type="float">
            <text:p>0,45680901</text:p>
          </table:table-cell>
          <table:table-cell table:style-name="ce3" table:formula="of:=[$Redistribution_central.D38]" office:value-type="float" office:value="0.397060960222376" calcext:value-type="float">
            <text:p>0,3970609602</text:p>
          </table:table-cell>
          <table:table-cell table:style-name="ce3" table:formula="of:=[$Redistribution_central.E38]" office:value-type="float" office:value="0.432204057016172" calcext:value-type="float">
            <text:p>0,432204057</text:p>
          </table:table-cell>
          <table:table-cell/>
          <table:table-cell table:style-name="ce3" table:formula="of:=[$redistribution_low.B38]" office:value-type="float" office:value="0.37714991595857" calcext:value-type="float">
            <text:p>0,377149916</text:p>
          </table:table-cell>
          <table:table-cell table:style-name="ce3" table:formula="of:=[$redistribution_low.C38]" office:value-type="float" office:value="0.459631159976096" calcext:value-type="float">
            <text:p>0,45963116</text:p>
          </table:table-cell>
          <table:table-cell table:style-name="ce3" table:formula="of:=[$redistribution_low.D38]" office:value-type="float" office:value="0.397349206312133" calcext:value-type="float">
            <text:p>0,3973492063</text:p>
          </table:table-cell>
          <table:table-cell table:style-name="ce3" table:formula="of:=[$redistribution_low.E38]" office:value-type="float" office:value="0.433428664741657" calcext:value-type="float">
            <text:p>0,4334286647</text:p>
          </table:table-cell>
          <table:table-cell/>
          <table:table-cell table:style-name="ce3" table:formula="of:=[$Redistribution_high.B38]" office:value-type="float" office:value="0.389447304099456" calcext:value-type="float">
            <text:p>0,3894473041</text:p>
          </table:table-cell>
          <table:table-cell table:style-name="ce3" table:formula="of:=[$Redistribution_high.C38]" office:value-type="float" office:value="0.457971686076332" calcext:value-type="float">
            <text:p>0,4579716861</text:p>
          </table:table-cell>
          <table:table-cell table:style-name="ce3" table:formula="of:=[$Redistribution_high.D38]" office:value-type="float" office:value="0.406671750954877" calcext:value-type="float">
            <text:p>0,406671751</text:p>
          </table:table-cell>
          <table:table-cell table:style-name="ce3" table:formula="of:=[$Redistribution_high.E38]" office:value-type="float" office:value="0.436931722004626" calcext:value-type="float">
            <text:p>0,436931722</text:p>
          </table:table-cell>
          <table:table-cell table:number-columns-repeated="1009"/>
        </table:table-row>
        <table:table-row table:style-name="ro3">
          <table:table-cell table:style-name="ce3" table:formula="of:=[.A41]+1" office:value-type="float" office:value="86" calcext:value-type="float">
            <text:p>86</text:p>
          </table:table-cell>
          <table:table-cell table:style-name="ce3" table:formula="of:=[$Redistribution_central.B39]" office:value-type="float" office:value="0.387364743397746" calcext:value-type="float">
            <text:p>0,3873647434</text:p>
          </table:table-cell>
          <table:table-cell table:style-name="ce3" table:formula="of:=[$Redistribution_central.C39]" office:value-type="float" office:value="0.462008813739876" calcext:value-type="float">
            <text:p>0,4620088137</text:p>
          </table:table-cell>
          <table:table-cell table:style-name="ce3" table:formula="of:=[$Redistribution_central.D39]" office:value-type="float" office:value="0.401921313695542" calcext:value-type="float">
            <text:p>0,4019213137</text:p>
          </table:table-cell>
          <table:table-cell table:style-name="ce3" table:formula="of:=[$Redistribution_central.E39]" office:value-type="float" office:value="0.444973643858387" calcext:value-type="float">
            <text:p>0,4449736439</text:p>
          </table:table-cell>
          <table:table-cell/>
          <table:table-cell table:style-name="ce3" table:formula="of:=[$redistribution_low.B39]" office:value-type="float" office:value="0.384841861049054" calcext:value-type="float">
            <text:p>0,384841861</text:p>
          </table:table-cell>
          <table:table-cell table:style-name="ce3" table:formula="of:=[$redistribution_low.C39]" office:value-type="float" office:value="0.460739748708213" calcext:value-type="float">
            <text:p>0,4607397487</text:p>
          </table:table-cell>
          <table:table-cell table:style-name="ce3" table:formula="of:=[$redistribution_low.D39]" office:value-type="float" office:value="0.40116520661124" calcext:value-type="float">
            <text:p>0,4011652066</text:p>
          </table:table-cell>
          <table:table-cell table:style-name="ce3" table:formula="of:=[$redistribution_low.E39]" office:value-type="float" office:value="0.439547485762073" calcext:value-type="float">
            <text:p>0,4395474858</text:p>
          </table:table-cell>
          <table:table-cell/>
          <table:table-cell table:style-name="ce3" table:formula="of:=[$Redistribution_high.B39]" office:value-type="float" office:value="0.395705829789572" calcext:value-type="float">
            <text:p>0,3957058298</text:p>
          </table:table-cell>
          <table:table-cell table:style-name="ce3" table:formula="of:=[$Redistribution_high.C39]" office:value-type="float" office:value="0.458529424637497" calcext:value-type="float">
            <text:p>0,4585294246</text:p>
          </table:table-cell>
          <table:table-cell table:style-name="ce3" table:formula="of:=[$Redistribution_high.D39]" office:value-type="float" office:value="0.409228644508843" calcext:value-type="float">
            <text:p>0,4092286445</text:p>
          </table:table-cell>
          <table:table-cell table:style-name="ce3" table:formula="of:=[$Redistribution_high.E39]" office:value-type="float" office:value="0.440646823342187" calcext:value-type="float">
            <text:p>0,4406468233</text:p>
          </table:table-cell>
          <table:table-cell table:number-columns-repeated="1009"/>
        </table:table-row>
        <table:table-row table:style-name="ro3">
          <table:table-cell table:style-name="ce3" table:formula="of:=[.A42]+1" office:value-type="float" office:value="87" calcext:value-type="float">
            <text:p>87</text:p>
          </table:table-cell>
          <table:table-cell table:style-name="ce3" table:formula="of:=[$Redistribution_central.B40]" office:value-type="float" office:value="0.384973069076261" calcext:value-type="float">
            <text:p>0,3849730691</text:p>
          </table:table-cell>
          <table:table-cell table:style-name="ce3" table:formula="of:=[$Redistribution_central.C40]" office:value-type="float" office:value="0.459073303153318" calcext:value-type="float">
            <text:p>0,4590733032</text:p>
          </table:table-cell>
          <table:table-cell table:style-name="ce3" table:formula="of:=[$Redistribution_central.D40]" office:value-type="float" office:value="0.399386404151034" calcext:value-type="float">
            <text:p>0,3993864042</text:p>
          </table:table-cell>
          <table:table-cell table:style-name="ce3" table:formula="of:=[$Redistribution_central.E40]" office:value-type="float" office:value="0.440720452456312" calcext:value-type="float">
            <text:p>0,4407204525</text:p>
          </table:table-cell>
          <table:table-cell/>
          <table:table-cell table:style-name="ce3" table:formula="of:=[$redistribution_low.B40]" office:value-type="float" office:value="0.382954705495181" calcext:value-type="float">
            <text:p>0,3829547055</text:p>
          </table:table-cell>
          <table:table-cell table:style-name="ce3" table:formula="of:=[$redistribution_low.C40]" office:value-type="float" office:value="0.458175017687565" calcext:value-type="float">
            <text:p>0,4581750177</text:p>
          </table:table-cell>
          <table:table-cell table:style-name="ce3" table:formula="of:=[$redistribution_low.D40]" office:value-type="float" office:value="0.398240431702081" calcext:value-type="float">
            <text:p>0,3982404317</text:p>
          </table:table-cell>
          <table:table-cell table:style-name="ce3" table:formula="of:=[$redistribution_low.E40]" office:value-type="float" office:value="0.439697783596997" calcext:value-type="float">
            <text:p>0,4396977836</text:p>
          </table:table-cell>
          <table:table-cell/>
          <table:table-cell table:style-name="ce3" table:formula="of:=[$Redistribution_high.B40]" office:value-type="float" office:value="0.393710442564081" calcext:value-type="float">
            <text:p>0,3937104426</text:p>
          </table:table-cell>
          <table:table-cell table:style-name="ce3" table:formula="of:=[$Redistribution_high.C40]" office:value-type="float" office:value="0.459911086938519" calcext:value-type="float">
            <text:p>0,4599110869</text:p>
          </table:table-cell>
          <table:table-cell table:style-name="ce3" table:formula="of:=[$Redistribution_high.D40]" office:value-type="float" office:value="0.406306354855444" calcext:value-type="float">
            <text:p>0,4063063549</text:p>
          </table:table-cell>
          <table:table-cell table:style-name="ce3" table:formula="of:=[$Redistribution_high.E40]" office:value-type="float" office:value="0.443445903390674" calcext:value-type="float">
            <text:p>0,4434459034</text:p>
          </table:table-cell>
          <table:table-cell table:number-columns-repeated="1009"/>
        </table:table-row>
        <table:table-row table:style-name="ro3">
          <table:table-cell table:style-name="ce3" table:formula="of:=[.A43]+1" office:value-type="float" office:value="88" calcext:value-type="float">
            <text:p>88</text:p>
          </table:table-cell>
          <table:table-cell table:style-name="ce3" table:formula="of:=[$Redistribution_central.B41]" office:value-type="float" office:value="0.375287033800138" calcext:value-type="float">
            <text:p>0,3752870338</text:p>
          </table:table-cell>
          <table:table-cell table:style-name="ce3" table:formula="of:=[$Redistribution_central.C41]" office:value-type="float" office:value="0.446333298332807" calcext:value-type="float">
            <text:p>0,4463332983</text:p>
          </table:table-cell>
          <table:table-cell table:style-name="ce3" table:formula="of:=[$Redistribution_central.D41]" office:value-type="float" office:value="0.388195583263501" calcext:value-type="float">
            <text:p>0,3881955833</text:p>
          </table:table-cell>
          <table:table-cell table:style-name="ce3" table:formula="of:=[$Redistribution_central.E41]" office:value-type="float" office:value="0.429398237417509" calcext:value-type="float">
            <text:p>0,4293982374</text:p>
          </table:table-cell>
          <table:table-cell/>
          <table:table-cell table:style-name="ce3" table:formula="of:=[$redistribution_low.B41]" office:value-type="float" office:value="0.386300797208936" calcext:value-type="float">
            <text:p>0,3863007972</text:p>
          </table:table-cell>
          <table:table-cell table:style-name="ce3" table:formula="of:=[$redistribution_low.C41]" office:value-type="float" office:value="0.455339313092906" calcext:value-type="float">
            <text:p>0,4553393131</text:p>
          </table:table-cell>
          <table:table-cell table:style-name="ce3" table:formula="of:=[$redistribution_low.D41]" office:value-type="float" office:value="0.401422424844787" calcext:value-type="float">
            <text:p>0,4014224248</text:p>
          </table:table-cell>
          <table:table-cell table:style-name="ce3" table:formula="of:=[$redistribution_low.E41]" office:value-type="float" office:value="0.438400076681382" calcext:value-type="float">
            <text:p>0,4384000767</text:p>
          </table:table-cell>
          <table:table-cell/>
          <table:table-cell table:style-name="ce3" table:formula="of:=[$Redistribution_high.B41]" office:value-type="float" office:value="0.389967071928803" calcext:value-type="float">
            <text:p>0,3899670719</text:p>
          </table:table-cell>
          <table:table-cell table:style-name="ce3" table:formula="of:=[$Redistribution_high.C41]" office:value-type="float" office:value="0.456667150167725" calcext:value-type="float">
            <text:p>0,4566671502</text:p>
          </table:table-cell>
          <table:table-cell table:style-name="ce3" table:formula="of:=[$Redistribution_high.D41]" office:value-type="float" office:value="0.403628635866994" calcext:value-type="float">
            <text:p>0,4036286359</text:p>
          </table:table-cell>
          <table:table-cell table:style-name="ce3" table:formula="of:=[$Redistribution_high.E41]" office:value-type="float" office:value="0.438586303533842" calcext:value-type="float">
            <text:p>0,4385863035</text:p>
          </table:table-cell>
          <table:table-cell table:number-columns-repeated="1009"/>
        </table:table-row>
        <table:table-row table:style-name="ro3">
          <table:table-cell table:style-name="ce3" table:formula="of:=[.A44]+1" office:value-type="float" office:value="89" calcext:value-type="float">
            <text:p>89</text:p>
          </table:table-cell>
          <table:table-cell table:style-name="ce3" table:formula="of:=[$Redistribution_central.B42]" office:value-type="float" office:value="0.377555115979545" calcext:value-type="float">
            <text:p>0,377555116</text:p>
          </table:table-cell>
          <table:table-cell table:style-name="ce3" table:formula="of:=[$Redistribution_central.C42]" office:value-type="float" office:value="0.453468614996488" calcext:value-type="float">
            <text:p>0,453468615</text:p>
          </table:table-cell>
          <table:table-cell table:style-name="ce3" table:formula="of:=[$Redistribution_central.D42]" office:value-type="float" office:value="0.394934084769924" calcext:value-type="float">
            <text:p>0,3949340848</text:p>
          </table:table-cell>
          <table:table-cell table:style-name="ce3" table:formula="of:=[$Redistribution_central.E42]" office:value-type="float" office:value="0.429957443925725" calcext:value-type="float">
            <text:p>0,4299574439</text:p>
          </table:table-cell>
          <table:table-cell/>
          <table:table-cell table:style-name="ce3" table:formula="of:=[$redistribution_low.B42]" office:value-type="float" office:value="0.38587283868867" calcext:value-type="float">
            <text:p>0,3858728387</text:p>
          </table:table-cell>
          <table:table-cell table:style-name="ce3" table:formula="of:=[$redistribution_low.C42]" office:value-type="float" office:value="0.462722189613273" calcext:value-type="float">
            <text:p>0,4627221896</text:p>
          </table:table-cell>
          <table:table-cell table:style-name="ce3" table:formula="of:=[$redistribution_low.D42]" office:value-type="float" office:value="0.403996883626278" calcext:value-type="float">
            <text:p>0,4039968836</text:p>
          </table:table-cell>
          <table:table-cell table:style-name="ce3" table:formula="of:=[$redistribution_low.E42]" office:value-type="float" office:value="0.440265117357165" calcext:value-type="float">
            <text:p>0,4402651174</text:p>
          </table:table-cell>
          <table:table-cell/>
          <table:table-cell table:style-name="ce3" table:formula="of:=[$Redistribution_high.B42]" office:value-type="float" office:value="0.38120412028196" calcext:value-type="float">
            <text:p>0,3812041203</text:p>
          </table:table-cell>
          <table:table-cell table:style-name="ce3" table:formula="of:=[$Redistribution_high.C42]" office:value-type="float" office:value="0.447876421048713" calcext:value-type="float">
            <text:p>0,447876421</text:p>
          </table:table-cell>
          <table:table-cell table:style-name="ce3" table:formula="of:=[$Redistribution_high.D42]" office:value-type="float" office:value="0.397473218163071" calcext:value-type="float">
            <text:p>0,3974732182</text:p>
          </table:table-cell>
          <table:table-cell table:style-name="ce3" table:formula="of:=[$Redistribution_high.E42]" office:value-type="float" office:value="0.425024664470824" calcext:value-type="float">
            <text:p>0,4250246645</text:p>
          </table:table-cell>
          <table:table-cell table:number-columns-repeated="1009"/>
        </table:table-row>
        <table:table-row table:style-name="ro3">
          <table:table-cell table:style-name="ce3" table:formula="of:=[.A45]+1" office:value-type="float" office:value="90" calcext:value-type="float">
            <text:p>90</text:p>
          </table:table-cell>
          <table:table-cell table:style-name="ce3" table:formula="of:=[$Redistribution_central.B43]" office:value-type="float" office:value="0.381111557673362" calcext:value-type="float">
            <text:p>0,3811115577</text:p>
          </table:table-cell>
          <table:table-cell table:style-name="ce3" table:formula="of:=[$Redistribution_central.C43]" office:value-type="float" office:value="0.450060663368198" calcext:value-type="float">
            <text:p>0,4500606634</text:p>
          </table:table-cell>
          <table:table-cell table:style-name="ce3" table:formula="of:=[$Redistribution_central.D43]" office:value-type="float" office:value="0.394924234472367" calcext:value-type="float">
            <text:p>0,3949242345</text:p>
          </table:table-cell>
          <table:table-cell table:style-name="ce3" table:formula="of:=[$Redistribution_central.E43]" office:value-type="float" office:value="0.431872206164227" calcext:value-type="float">
            <text:p>0,4318722062</text:p>
          </table:table-cell>
          <table:table-cell/>
          <table:table-cell table:style-name="ce3" table:formula="of:=[$redistribution_low.B43]" office:value-type="float" office:value="0.389620387757989" calcext:value-type="float">
            <text:p>0,3896203878</text:p>
          </table:table-cell>
          <table:table-cell table:style-name="ce3" table:formula="of:=[$redistribution_low.C43]" office:value-type="float" office:value="0.463838093198063" calcext:value-type="float">
            <text:p>0,4638380932</text:p>
          </table:table-cell>
          <table:table-cell table:style-name="ce3" table:formula="of:=[$redistribution_low.D43]" office:value-type="float" office:value="0.403913579658278" calcext:value-type="float">
            <text:p>0,4039135797</text:p>
          </table:table-cell>
          <table:table-cell table:style-name="ce3" table:formula="of:=[$redistribution_low.E43]" office:value-type="float" office:value="0.445828414667838" calcext:value-type="float">
            <text:p>0,4458284147</text:p>
          </table:table-cell>
          <table:table-cell/>
          <table:table-cell table:style-name="ce3" table:formula="of:=[$Redistribution_high.B43]" office:value-type="float" office:value="0.3878523150349" calcext:value-type="float">
            <text:p>0,387852315</text:p>
          </table:table-cell>
          <table:table-cell table:style-name="ce3" table:formula="of:=[$Redistribution_high.C43]" office:value-type="float" office:value="0.452606278067706" calcext:value-type="float">
            <text:p>0,4526062781</text:p>
          </table:table-cell>
          <table:table-cell table:style-name="ce3" table:formula="of:=[$Redistribution_high.D43]" office:value-type="float" office:value="0.400522165866154" calcext:value-type="float">
            <text:p>0,4005221659</text:p>
          </table:table-cell>
          <table:table-cell table:style-name="ce3" table:formula="of:=[$Redistribution_high.E43]" office:value-type="float" office:value="0.433888884125674" calcext:value-type="float">
            <text:p>0,4338888841</text:p>
          </table:table-cell>
          <table:table-cell table:number-columns-repeated="1009"/>
        </table:table-row>
        <table:table-row table:style-name="ro3">
          <table:table-cell table:style-name="ce3" table:formula="of:=[.A46]+1" office:value-type="float" office:value="91" calcext:value-type="float">
            <text:p>91</text:p>
          </table:table-cell>
          <table:table-cell table:style-name="ce3" table:formula="of:=[$Redistribution_central.B44]" office:value-type="float" office:value="0.380369803070632" calcext:value-type="float">
            <text:p>0,3803698031</text:p>
          </table:table-cell>
          <table:table-cell table:style-name="ce3" table:formula="of:=[$Redistribution_central.C44]" office:value-type="float" office:value="0.453584418672935" calcext:value-type="float">
            <text:p>0,4535844187</text:p>
          </table:table-cell>
          <table:table-cell table:style-name="ce3" table:formula="of:=[$Redistribution_central.D44]" office:value-type="float" office:value="0.39460048993553" calcext:value-type="float">
            <text:p>0,3946004899</text:p>
          </table:table-cell>
          <table:table-cell table:style-name="ce3" table:formula="of:=[$Redistribution_central.E44]" office:value-type="float" office:value="0.4341844295129" calcext:value-type="float">
            <text:p>0,4341844295</text:p>
          </table:table-cell>
          <table:table-cell/>
          <table:table-cell table:style-name="ce3" table:formula="of:=[$redistribution_low.B44]" office:value-type="float" office:value="0.391244980387526" calcext:value-type="float">
            <text:p>0,3912449804</text:p>
          </table:table-cell>
          <table:table-cell table:style-name="ce3" table:formula="of:=[$redistribution_low.C44]" office:value-type="float" office:value="0.466721016234495" calcext:value-type="float">
            <text:p>0,4667210162</text:p>
          </table:table-cell>
          <table:table-cell table:style-name="ce3" table:formula="of:=[$redistribution_low.D44]" office:value-type="float" office:value="0.404437765918593" calcext:value-type="float">
            <text:p>0,4044377659</text:p>
          </table:table-cell>
          <table:table-cell table:style-name="ce3" table:formula="of:=[$redistribution_low.E44]" office:value-type="float" office:value="0.44984062114423" calcext:value-type="float">
            <text:p>0,4498406211</text:p>
          </table:table-cell>
          <table:table-cell/>
          <table:table-cell table:style-name="ce3" table:formula="of:=[$Redistribution_high.B44]" office:value-type="float" office:value="0.39001172689337" calcext:value-type="float">
            <text:p>0,3900117269</text:p>
          </table:table-cell>
          <table:table-cell table:style-name="ce3" table:formula="of:=[$Redistribution_high.C44]" office:value-type="float" office:value="0.457611594358735" calcext:value-type="float">
            <text:p>0,4576115944</text:p>
          </table:table-cell>
          <table:table-cell table:style-name="ce3" table:formula="of:=[$Redistribution_high.D44]" office:value-type="float" office:value="0.403155503531752" calcext:value-type="float">
            <text:p>0,4031555035</text:p>
          </table:table-cell>
          <table:table-cell table:style-name="ce3" table:formula="of:=[$Redistribution_high.E44]" office:value-type="float" office:value="0.438478088976338" calcext:value-type="float">
            <text:p>0,438478089</text:p>
          </table:table-cell>
          <table:table-cell table:number-columns-repeated="1009"/>
        </table:table-row>
        <table:table-row table:style-name="ro3">
          <table:table-cell table:style-name="ce3" table:formula="of:=[.A47]+1" office:value-type="float" office:value="92" calcext:value-type="float">
            <text:p>92</text:p>
          </table:table-cell>
          <table:table-cell table:style-name="ce3" table:formula="of:=[$Redistribution_central.B45]" office:value-type="float" office:value="0.376858665528182" calcext:value-type="float">
            <text:p>0,3768586655</text:p>
          </table:table-cell>
          <table:table-cell table:style-name="ce3" table:formula="of:=[$Redistribution_central.C45]" office:value-type="float" office:value="0.451686913300639" calcext:value-type="float">
            <text:p>0,4516869133</text:p>
          </table:table-cell>
          <table:table-cell table:style-name="ce3" table:formula="of:=[$Redistribution_central.D45]" office:value-type="float" office:value="0.390697661266554" calcext:value-type="float">
            <text:p>0,3906976613</text:p>
          </table:table-cell>
          <table:table-cell table:style-name="ce3" table:formula="of:=[$Redistribution_central.E45]" office:value-type="float" office:value="0.43388133630132" calcext:value-type="float">
            <text:p>0,4338813363</text:p>
          </table:table-cell>
          <table:table-cell/>
          <table:table-cell table:style-name="ce3" table:formula="of:=[$redistribution_low.B45]" office:value-type="float" office:value="0.388747705659028" calcext:value-type="float">
            <text:p>0,3887477057</text:p>
          </table:table-cell>
          <table:table-cell table:style-name="ce3" table:formula="of:=[$redistribution_low.C45]" office:value-type="float" office:value="0.465467154243573" calcext:value-type="float">
            <text:p>0,4654671542</text:p>
          </table:table-cell>
          <table:table-cell table:style-name="ce3" table:formula="of:=[$redistribution_low.D45]" office:value-type="float" office:value="0.403513817188832" calcext:value-type="float">
            <text:p>0,4035138172</text:p>
          </table:table-cell>
          <table:table-cell table:style-name="ce3" table:formula="of:=[$redistribution_low.E45]" office:value-type="float" office:value="0.446857291914524" calcext:value-type="float">
            <text:p>0,4468572919</text:p>
          </table:table-cell>
          <table:table-cell/>
          <table:table-cell table:style-name="ce3" table:formula="of:=[$Redistribution_high.B45]" office:value-type="float" office:value="0.394726770563145" calcext:value-type="float">
            <text:p>0,3947267706</text:p>
          </table:table-cell>
          <table:table-cell table:style-name="ce3" table:formula="of:=[$Redistribution_high.C45]" office:value-type="float" office:value="0.46076339530707" calcext:value-type="float">
            <text:p>0,4607633953</text:p>
          </table:table-cell>
          <table:table-cell table:style-name="ce3" table:formula="of:=[$Redistribution_high.D45]" office:value-type="float" office:value="0.406703268923734" calcext:value-type="float">
            <text:p>0,4067032689</text:p>
          </table:table-cell>
          <table:table-cell table:style-name="ce3" table:formula="of:=[$Redistribution_high.E45]" office:value-type="float" office:value="0.442984320679923" calcext:value-type="float">
            <text:p>0,4429843207</text:p>
          </table:table-cell>
          <table:table-cell table:number-columns-repeated="1009"/>
        </table:table-row>
        <table:table-row table:style-name="ro3">
          <table:table-cell table:style-name="ce3" table:formula="of:=[.A48]+1" office:value-type="float" office:value="93" calcext:value-type="float">
            <text:p>93</text:p>
          </table:table-cell>
          <table:table-cell table:style-name="ce3" table:formula="of:=[$Redistribution_central.B46]" office:value-type="float" office:value="0.376554165210475" calcext:value-type="float">
            <text:p>0,3765541652</text:p>
          </table:table-cell>
          <table:table-cell table:style-name="ce3" table:formula="of:=[$Redistribution_central.C46]" office:value-type="float" office:value="0.45366450527642" calcext:value-type="float">
            <text:p>0,4536645053</text:p>
          </table:table-cell>
          <table:table-cell table:style-name="ce3" table:formula="of:=[$Redistribution_central.D46]" office:value-type="float" office:value="0.393141397578739" calcext:value-type="float">
            <text:p>0,3931413976</text:p>
          </table:table-cell>
          <table:table-cell table:style-name="ce3" table:formula="of:=[$Redistribution_central.E46]" office:value-type="float" office:value="0.432279179910026" calcext:value-type="float">
            <text:p>0,4322791799</text:p>
          </table:table-cell>
          <table:table-cell/>
          <table:table-cell table:style-name="ce3" table:formula="of:=[$redistribution_low.B46]" office:value-type="float" office:value="0.3806424170583" calcext:value-type="float">
            <text:p>0,3806424171</text:p>
          </table:table-cell>
          <table:table-cell table:style-name="ce3" table:formula="of:=[$redistribution_low.C46]" office:value-type="float" office:value="0.457437584318639" calcext:value-type="float">
            <text:p>0,4574375843</text:p>
          </table:table-cell>
          <table:table-cell table:style-name="ce3" table:formula="of:=[$redistribution_low.D46]" office:value-type="float" office:value="0.399431784681495" calcext:value-type="float">
            <text:p>0,3994317847</text:p>
          </table:table-cell>
          <table:table-cell table:style-name="ce3" table:formula="of:=[$redistribution_low.E46]" office:value-type="float" office:value="0.433655530931287" calcext:value-type="float">
            <text:p>0,4336555309</text:p>
          </table:table-cell>
          <table:table-cell/>
          <table:table-cell table:style-name="ce3" table:formula="of:=[$Redistribution_high.B46]" office:value-type="float" office:value="0.386325003257133" calcext:value-type="float">
            <text:p>0,3863250033</text:p>
          </table:table-cell>
          <table:table-cell table:style-name="ce3" table:formula="of:=[$Redistribution_high.C46]" office:value-type="float" office:value="0.459084772193808" calcext:value-type="float">
            <text:p>0,4590847722</text:p>
          </table:table-cell>
          <table:table-cell table:style-name="ce3" table:formula="of:=[$Redistribution_high.D46]" office:value-type="float" office:value="0.401387315741846" calcext:value-type="float">
            <text:p>0,4013873157</text:p>
          </table:table-cell>
          <table:table-cell table:style-name="ce3" table:formula="of:=[$Redistribution_high.E46]" office:value-type="float" office:value="0.437317224679821" calcext:value-type="float">
            <text:p>0,4373172247</text:p>
          </table:table-cell>
          <table:table-cell table:number-columns-repeated="1009"/>
        </table:table-row>
        <table:table-row table:style-name="ro3">
          <table:table-cell table:style-name="ce3" table:formula="of:=[.A49]+1" office:value-type="float" office:value="94" calcext:value-type="float">
            <text:p>94</text:p>
          </table:table-cell>
          <table:table-cell table:style-name="ce3" table:formula="of:=[$Redistribution_central.B47]" office:value-type="float" office:value="0.379575477061062" calcext:value-type="float">
            <text:p>0,3795754771</text:p>
          </table:table-cell>
          <table:table-cell table:style-name="ce3" table:formula="of:=[$Redistribution_central.C47]" office:value-type="float" office:value="0.450065226272729" calcext:value-type="float">
            <text:p>0,4500652263</text:p>
          </table:table-cell>
          <table:table-cell table:style-name="ce3" table:formula="of:=[$Redistribution_central.D47]" office:value-type="float" office:value="0.391514608585845" calcext:value-type="float">
            <text:p>0,3915146086</text:p>
          </table:table-cell>
          <table:table-cell table:style-name="ce3" table:formula="of:=[$Redistribution_central.E47]" office:value-type="float" office:value="0.435551072637803" calcext:value-type="float">
            <text:p>0,4355510726</text:p>
          </table:table-cell>
          <table:table-cell/>
          <table:table-cell table:style-name="ce3" table:formula="of:=[$redistribution_low.B47]" office:value-type="float" office:value="0.38847758802245" calcext:value-type="float">
            <text:p>0,388477588</text:p>
          </table:table-cell>
          <table:table-cell table:style-name="ce3" table:formula="of:=[$redistribution_low.C47]" office:value-type="float" office:value="0.463045453973269" calcext:value-type="float">
            <text:p>0,463045454</text:p>
          </table:table-cell>
          <table:table-cell table:style-name="ce3" table:formula="of:=[$redistribution_low.D47]" office:value-type="float" office:value="0.40216534431057" calcext:value-type="float">
            <text:p>0,4021653443</text:p>
          </table:table-cell>
          <table:table-cell table:style-name="ce3" table:formula="of:=[$redistribution_low.E47]" office:value-type="float" office:value="0.445107862719418" calcext:value-type="float">
            <text:p>0,4451078627</text:p>
          </table:table-cell>
          <table:table-cell/>
          <table:table-cell table:style-name="ce3" table:formula="of:=[$Redistribution_high.B47]" office:value-type="float" office:value="0.395491068885203" calcext:value-type="float">
            <text:p>0,3954910689</text:p>
          </table:table-cell>
          <table:table-cell table:style-name="ce3" table:formula="of:=[$Redistribution_high.C47]" office:value-type="float" office:value="0.462063809166987" calcext:value-type="float">
            <text:p>0,4620638092</text:p>
          </table:table-cell>
          <table:table-cell table:style-name="ce3" table:formula="of:=[$Redistribution_high.D47]" office:value-type="float" office:value="0.405572892088886" calcext:value-type="float">
            <text:p>0,4055728921</text:p>
          </table:table-cell>
          <table:table-cell table:style-name="ce3" table:formula="of:=[$Redistribution_high.E47]" office:value-type="float" office:value="0.447598043357153" calcext:value-type="float">
            <text:p>0,4475980434</text:p>
          </table:table-cell>
          <table:table-cell table:number-columns-repeated="1009"/>
        </table:table-row>
        <table:table-row table:style-name="ro3">
          <table:table-cell table:style-name="ce3" table:formula="of:=[.A50]+1" office:value-type="float" office:value="95" calcext:value-type="float">
            <text:p>95</text:p>
          </table:table-cell>
          <table:table-cell table:style-name="ce3" table:formula="of:=[$Redistribution_central.B48]" office:value-type="float" office:value="0.374758056472932" calcext:value-type="float">
            <text:p>0,3747580565</text:p>
          </table:table-cell>
          <table:table-cell table:style-name="ce3" table:formula="of:=[$Redistribution_central.C48]" office:value-type="float" office:value="0.445121067256578" calcext:value-type="float">
            <text:p>0,4451210673</text:p>
          </table:table-cell>
          <table:table-cell table:style-name="ce3" table:formula="of:=[$Redistribution_central.D48]" office:value-type="float" office:value="0.387218231702866" calcext:value-type="float">
            <text:p>0,3872182317</text:p>
          </table:table-cell>
          <table:table-cell table:style-name="ce3" table:formula="of:=[$Redistribution_central.E48]" office:value-type="float" office:value="0.429677200590006" calcext:value-type="float">
            <text:p>0,4296772006</text:p>
          </table:table-cell>
          <table:table-cell/>
          <table:table-cell table:style-name="ce3" table:formula="of:=[$redistribution_low.B48]" office:value-type="float" office:value="0.381069587038095" calcext:value-type="float">
            <text:p>0,381069587</text:p>
          </table:table-cell>
          <table:table-cell table:style-name="ce3" table:formula="of:=[$redistribution_low.C48]" office:value-type="float" office:value="0.453586193340563" calcext:value-type="float">
            <text:p>0,4535861933</text:p>
          </table:table-cell>
          <table:table-cell table:style-name="ce3" table:formula="of:=[$redistribution_low.D48]" office:value-type="float" office:value="0.393530731613581" calcext:value-type="float">
            <text:p>0,3935307316</text:p>
          </table:table-cell>
          <table:table-cell table:style-name="ce3" table:formula="of:=[$redistribution_low.E48]" office:value-type="float" office:value="0.43967019210374" calcext:value-type="float">
            <text:p>0,4396701921</text:p>
          </table:table-cell>
          <table:table-cell/>
          <table:table-cell table:style-name="ce3" table:formula="of:=[$Redistribution_high.B48]" office:value-type="float" office:value="0.389891772241627" calcext:value-type="float">
            <text:p>0,3898917722</text:p>
          </table:table-cell>
          <table:table-cell table:style-name="ce3" table:formula="of:=[$Redistribution_high.C48]" office:value-type="float" office:value="0.45271262597853" calcext:value-type="float">
            <text:p>0,452712626</text:p>
          </table:table-cell>
          <table:table-cell table:style-name="ce3" table:formula="of:=[$Redistribution_high.D48]" office:value-type="float" office:value="0.401761018327481" calcext:value-type="float">
            <text:p>0,4017610183</text:p>
          </table:table-cell>
          <table:table-cell table:style-name="ce3" table:formula="of:=[$Redistribution_high.E48]" office:value-type="float" office:value="0.435027484659134" calcext:value-type="float">
            <text:p>0,4350274847</text:p>
          </table:table-cell>
          <table:table-cell table:number-columns-repeated="1009"/>
        </table:table-row>
        <table:table-row table:style-name="ro3">
          <table:table-cell table:style-name="ce3" table:formula="of:=[.A51]+1" office:value-type="float" office:value="96" calcext:value-type="float">
            <text:p>96</text:p>
          </table:table-cell>
          <table:table-cell table:style-name="ce3" table:formula="of:=[$Redistribution_central.B49]" office:value-type="float" office:value="0.373548057666374" calcext:value-type="float">
            <text:p>0,3735480577</text:p>
          </table:table-cell>
          <table:table-cell table:style-name="ce3" table:formula="of:=[$Redistribution_central.C49]" office:value-type="float" office:value="0.447640045157885" calcext:value-type="float">
            <text:p>0,4476400452</text:p>
          </table:table-cell>
          <table:table-cell table:style-name="ce3" table:formula="of:=[$Redistribution_central.D49]" office:value-type="float" office:value="0.385817801342814" calcext:value-type="float">
            <text:p>0,3858178013</text:p>
          </table:table-cell>
          <table:table-cell table:style-name="ce3" table:formula="of:=[$Redistribution_central.E49]" office:value-type="float" office:value="0.430809887947758" calcext:value-type="float">
            <text:p>0,4308098879</text:p>
          </table:table-cell>
          <table:table-cell/>
          <table:table-cell table:style-name="ce3" table:formula="of:=[$redistribution_low.B49]" office:value-type="float" office:value="0.376937550290777" calcext:value-type="float">
            <text:p>0,3769375503</text:p>
          </table:table-cell>
          <table:table-cell table:style-name="ce3" table:formula="of:=[$redistribution_low.C49]" office:value-type="float" office:value="0.454665052289292" calcext:value-type="float">
            <text:p>0,4546650523</text:p>
          </table:table-cell>
          <table:table-cell table:style-name="ce3" table:formula="of:=[$redistribution_low.D49]" office:value-type="float" office:value="0.39006692558455" calcext:value-type="float">
            <text:p>0,3900669256</text:p>
          </table:table-cell>
          <table:table-cell table:style-name="ce3" table:formula="of:=[$redistribution_low.E49]" office:value-type="float" office:value="0.438029288951315" calcext:value-type="float">
            <text:p>0,438029289</text:p>
          </table:table-cell>
          <table:table-cell/>
          <table:table-cell table:style-name="ce3" table:formula="of:=[$Redistribution_high.B49]" office:value-type="float" office:value="0.385608426577331" calcext:value-type="float">
            <text:p>0,3856084266</text:p>
          </table:table-cell>
          <table:table-cell table:style-name="ce3" table:formula="of:=[$Redistribution_high.C49]" office:value-type="float" office:value="0.452464659378688" calcext:value-type="float">
            <text:p>0,4524646594</text:p>
          </table:table-cell>
          <table:table-cell table:style-name="ce3" table:formula="of:=[$Redistribution_high.D49]" office:value-type="float" office:value="0.396237408865806" calcext:value-type="float">
            <text:p>0,3962374089</text:p>
          </table:table-cell>
          <table:table-cell table:style-name="ce3" table:formula="of:=[$Redistribution_high.E49]" office:value-type="float" office:value="0.437385225455045" calcext:value-type="float">
            <text:p>0,4373852255</text:p>
          </table:table-cell>
          <table:table-cell table:number-columns-repeated="1009"/>
        </table:table-row>
        <table:table-row table:style-name="ro3">
          <table:table-cell table:style-name="ce3" table:formula="of:=[.A52]+1" office:value-type="float" office:value="97" calcext:value-type="float">
            <text:p>97</text:p>
          </table:table-cell>
          <table:table-cell table:style-name="ce3" table:formula="of:=[$Redistribution_central.B50]" office:value-type="float" office:value="0.370074104085585" calcext:value-type="float">
            <text:p>0,3700741041</text:p>
          </table:table-cell>
          <table:table-cell table:style-name="ce3" table:formula="of:=[$Redistribution_central.C50]" office:value-type="float" office:value="0.442511894336281" calcext:value-type="float">
            <text:p>0,4425118943</text:p>
          </table:table-cell>
          <table:table-cell table:style-name="ce3" table:formula="of:=[$Redistribution_central.D50]" office:value-type="float" office:value="0.385178440484061" calcext:value-type="float">
            <text:p>0,3851784405</text:p>
          </table:table-cell>
          <table:table-cell table:style-name="ce3" table:formula="of:=[$Redistribution_central.E50]" office:value-type="float" office:value="0.422505456688485" calcext:value-type="float">
            <text:p>0,4225054567</text:p>
          </table:table-cell>
          <table:table-cell/>
          <table:table-cell table:style-name="ce3" table:formula="of:=[$redistribution_low.B50]" office:value-type="float" office:value="0.377621347630142" calcext:value-type="float">
            <text:p>0,3776213476</text:p>
          </table:table-cell>
          <table:table-cell table:style-name="ce3" table:formula="of:=[$redistribution_low.C50]" office:value-type="float" office:value="0.458517321839248" calcext:value-type="float">
            <text:p>0,4585173218</text:p>
          </table:table-cell>
          <table:table-cell table:style-name="ce3" table:formula="of:=[$redistribution_low.D50]" office:value-type="float" office:value="0.3942329329609" calcext:value-type="float">
            <text:p>0,394232933</text:p>
          </table:table-cell>
          <table:table-cell table:style-name="ce3" table:formula="of:=[$redistribution_low.E50]" office:value-type="float" office:value="0.435364257976124" calcext:value-type="float">
            <text:p>0,435364258</text:p>
          </table:table-cell>
          <table:table-cell/>
          <table:table-cell table:style-name="ce3" table:formula="of:=[$Redistribution_high.B50]" office:value-type="float" office:value="0.3830507417283" calcext:value-type="float">
            <text:p>0,3830507417</text:p>
          </table:table-cell>
          <table:table-cell table:style-name="ce3" table:formula="of:=[$Redistribution_high.C50]" office:value-type="float" office:value="0.451869250162172" calcext:value-type="float">
            <text:p>0,4518692502</text:p>
          </table:table-cell>
          <table:table-cell table:style-name="ce3" table:formula="of:=[$Redistribution_high.D50]" office:value-type="float" office:value="0.3948097405524" calcext:value-type="float">
            <text:p>0,3948097406</text:p>
          </table:table-cell>
          <table:table-cell table:style-name="ce3" table:formula="of:=[$Redistribution_high.E50]" office:value-type="float" office:value="0.434536278072838" calcext:value-type="float">
            <text:p>0,4345362781</text:p>
          </table:table-cell>
          <table:table-cell table:number-columns-repeated="1009"/>
        </table:table-row>
        <table:table-row table:style-name="ro3">
          <table:table-cell table:style-name="ce3" table:formula="of:=[.A53]+1" office:value-type="float" office:value="98" calcext:value-type="float">
            <text:p>98</text:p>
          </table:table-cell>
          <table:table-cell table:style-name="ce3" table:formula="of:=[$Redistribution_central.B51]" office:value-type="float" office:value="0.373141633324478" calcext:value-type="float">
            <text:p>0,3731416333</text:p>
          </table:table-cell>
          <table:table-cell table:style-name="ce3" table:formula="of:=[$Redistribution_central.C51]" office:value-type="float" office:value="0.448428944113381" calcext:value-type="float">
            <text:p>0,4484289441</text:p>
          </table:table-cell>
          <table:table-cell table:style-name="ce3" table:formula="of:=[$Redistribution_central.D51]" office:value-type="float" office:value="0.385168413949663" calcext:value-type="float">
            <text:p>0,3851684139</text:p>
          </table:table-cell>
          <table:table-cell table:style-name="ce3" table:formula="of:=[$Redistribution_central.E51]" office:value-type="float" office:value="0.4323631100983" calcext:value-type="float">
            <text:p>0,4323631101</text:p>
          </table:table-cell>
          <table:table-cell/>
          <table:table-cell table:style-name="ce3" table:formula="of:=[$redistribution_low.B51]" office:value-type="float" office:value="0.38230131324417" calcext:value-type="float">
            <text:p>0,3823013132</text:p>
          </table:table-cell>
          <table:table-cell table:style-name="ce3" table:formula="of:=[$redistribution_low.C51]" office:value-type="float" office:value="0.461603070810801" calcext:value-type="float">
            <text:p>0,4616030708</text:p>
          </table:table-cell>
          <table:table-cell table:style-name="ce3" table:formula="of:=[$redistribution_low.D51]" office:value-type="float" office:value="0.396053971326851" calcext:value-type="float">
            <text:p>0,3960539713</text:p>
          </table:table-cell>
          <table:table-cell table:style-name="ce3" table:formula="of:=[$redistribution_low.E51]" office:value-type="float" office:value="0.444261761134325" calcext:value-type="float">
            <text:p>0,4442617611</text:p>
          </table:table-cell>
          <table:table-cell/>
          <table:table-cell table:style-name="ce3" table:formula="of:=[$Redistribution_high.B51]" office:value-type="float" office:value="0.385007640488843" calcext:value-type="float">
            <text:p>0,3850076405</text:p>
          </table:table-cell>
          <table:table-cell table:style-name="ce3" table:formula="of:=[$Redistribution_high.C51]" office:value-type="float" office:value="0.454351463162933" calcext:value-type="float">
            <text:p>0,4543514632</text:p>
          </table:table-cell>
          <table:table-cell table:style-name="ce3" table:formula="of:=[$Redistribution_high.D51]" office:value-type="float" office:value="0.395665971398598" calcext:value-type="float">
            <text:p>0,3956659714</text:p>
          </table:table-cell>
          <table:table-cell table:style-name="ce3" table:formula="of:=[$Redistribution_high.E51]" office:value-type="float" office:value="0.438992091055867" calcext:value-type="float">
            <text:p>0,4389920911</text:p>
          </table:table-cell>
          <table:table-cell table:number-columns-repeated="1009"/>
        </table:table-row>
        <table:table-row table:style-name="ro3">
          <table:table-cell table:style-name="ce3" table:formula="of:=[.A54]+1" office:value-type="float" office:value="99" calcext:value-type="float">
            <text:p>99</text:p>
          </table:table-cell>
          <table:table-cell table:style-name="ce3" table:formula="of:=[$Redistribution_central.B52]" office:value-type="float" office:value="0.378522399860583" calcext:value-type="float">
            <text:p>0,3785223999</text:p>
          </table:table-cell>
          <table:table-cell table:style-name="ce3" table:formula="of:=[$Redistribution_central.C52]" office:value-type="float" office:value="0.455608518718743" calcext:value-type="float">
            <text:p>0,4556085187</text:p>
          </table:table-cell>
          <table:table-cell table:style-name="ce3" table:formula="of:=[$Redistribution_central.D52]" office:value-type="float" office:value="0.390418154884856" calcext:value-type="float">
            <text:p>0,3904181549</text:p>
          </table:table-cell>
          <table:table-cell table:style-name="ce3" table:formula="of:=[$Redistribution_central.E52]" office:value-type="float" office:value="0.440417796602639" calcext:value-type="float">
            <text:p>0,4404177966</text:p>
          </table:table-cell>
          <table:table-cell/>
          <table:table-cell table:style-name="ce3" table:formula="of:=[$redistribution_low.B52]" office:value-type="float" office:value="0.384598941783248" calcext:value-type="float">
            <text:p>0,3845989418</text:p>
          </table:table-cell>
          <table:table-cell table:style-name="ce3" table:formula="of:=[$redistribution_low.C52]" office:value-type="float" office:value="0.467835752113983" calcext:value-type="float">
            <text:p>0,4678357521</text:p>
          </table:table-cell>
          <table:table-cell table:style-name="ce3" table:formula="of:=[$redistribution_low.D52]" office:value-type="float" office:value="0.39846360906766" calcext:value-type="float">
            <text:p>0,3984636091</text:p>
          </table:table-cell>
          <table:table-cell table:style-name="ce3" table:formula="of:=[$redistribution_low.E52]" office:value-type="float" office:value="0.449323426331404" calcext:value-type="float">
            <text:p>0,4493234263</text:p>
          </table:table-cell>
          <table:table-cell/>
          <table:table-cell table:style-name="ce3" table:formula="of:=[$Redistribution_high.B52]" office:value-type="float" office:value="0.390016017404828" calcext:value-type="float">
            <text:p>0,3900160174</text:p>
          </table:table-cell>
          <table:table-cell table:style-name="ce3" table:formula="of:=[$Redistribution_high.C52]" office:value-type="float" office:value="0.456527620914378" calcext:value-type="float">
            <text:p>0,4565276209</text:p>
          </table:table-cell>
          <table:table-cell table:style-name="ce3" table:formula="of:=[$Redistribution_high.D52]" office:value-type="float" office:value="0.400620972625864" calcext:value-type="float">
            <text:p>0,4006209726</text:p>
          </table:table-cell>
          <table:table-cell table:style-name="ce3" table:formula="of:=[$Redistribution_high.E52]" office:value-type="float" office:value="0.440673446524735" calcext:value-type="float">
            <text:p>0,4406734465</text:p>
          </table:table-cell>
          <table:table-cell table:number-columns-repeated="1009"/>
        </table:table-row>
        <table:table-row table:style-name="ro3">
          <table:table-cell table:style-name="ce3" table:formula="of:=[.A55]+1" office:value-type="float" office:value="100" calcext:value-type="float">
            <text:p>100</text:p>
          </table:table-cell>
          <table:table-cell table:style-name="ce3" table:formula="of:=[$Redistribution_central.B53]" office:value-type="float" office:value="0.377295610139321" calcext:value-type="float">
            <text:p>0,3772956101</text:p>
          </table:table-cell>
          <table:table-cell table:style-name="ce3" table:formula="of:=[$Redistribution_central.C53]" office:value-type="float" office:value="0.457759353979586" calcext:value-type="float">
            <text:p>0,457759354</text:p>
          </table:table-cell>
          <table:table-cell table:style-name="ce3" table:formula="of:=[$Redistribution_central.D53]" office:value-type="float" office:value="0.388831043914937" calcext:value-type="float">
            <text:p>0,3888310439</text:p>
          </table:table-cell>
          <table:table-cell table:style-name="ce3" table:formula="of:=[$Redistribution_central.E53]" office:value-type="float" office:value="0.441599722481796" calcext:value-type="float">
            <text:p>0,4415997225</text:p>
          </table:table-cell>
          <table:table-cell/>
          <table:table-cell table:style-name="ce3" table:formula="of:=[$redistribution_low.B53]" office:value-type="float" office:value="0.38567946207598" calcext:value-type="float">
            <text:p>0,3856794621</text:p>
          </table:table-cell>
          <table:table-cell table:style-name="ce3" table:formula="of:=[$redistribution_low.C53]" office:value-type="float" office:value="0.466552132016583" calcext:value-type="float">
            <text:p>0,466552132</text:p>
          </table:table-cell>
          <table:table-cell table:style-name="ce3" table:formula="of:=[$redistribution_low.D53]" office:value-type="float" office:value="0.398200470235422" calcext:value-type="float">
            <text:p>0,3982004702</text:p>
          </table:table-cell>
          <table:table-cell table:style-name="ce3" table:formula="of:=[$redistribution_low.E53]" office:value-type="float" office:value="0.45049684035194" calcext:value-type="float">
            <text:p>0,4504968404</text:p>
          </table:table-cell>
          <table:table-cell/>
          <table:table-cell table:style-name="ce3" table:formula="of:=[$Redistribution_high.B53]" office:value-type="float" office:value="0.390990405328912" calcext:value-type="float">
            <text:p>0,3909904053</text:p>
          </table:table-cell>
          <table:table-cell table:style-name="ce3" table:formula="of:=[$Redistribution_high.C53]" office:value-type="float" office:value="0.459790913283407" calcext:value-type="float">
            <text:p>0,4597909133</text:p>
          </table:table-cell>
          <table:table-cell table:style-name="ce3" table:formula="of:=[$Redistribution_high.D53]" office:value-type="float" office:value="0.402324862229417" calcext:value-type="float">
            <text:p>0,4023248622</text:p>
          </table:table-cell>
          <table:table-cell table:style-name="ce3" table:formula="of:=[$Redistribution_high.E53]" office:value-type="float" office:value="0.443510763892181" calcext:value-type="float">
            <text:p>0,4435107639</text:p>
          </table:table-cell>
          <table:table-cell table:number-columns-repeated="1009"/>
        </table:table-row>
        <table:table-row table:style-name="ro3">
          <table:table-cell table:style-name="ce3" table:formula="of:=[.A56]+1" office:value-type="float" office:value="101" calcext:value-type="float">
            <text:p>101</text:p>
          </table:table-cell>
          <table:table-cell table:style-name="ce3" table:formula="of:=[$Redistribution_central.B54]" office:value-type="float" office:value="0.370027499547659" calcext:value-type="float">
            <text:p>0,3700274995</text:p>
          </table:table-cell>
          <table:table-cell table:style-name="ce3" table:formula="of:=[$Redistribution_central.C54]" office:value-type="float" office:value="0.451348702824966" calcext:value-type="float">
            <text:p>0,4513487028</text:p>
          </table:table-cell>
          <table:table-cell table:style-name="ce3" table:formula="of:=[$Redistribution_central.D54]" office:value-type="float" office:value="0.383764245902115" calcext:value-type="float">
            <text:p>0,3837642459</text:p>
          </table:table-cell>
          <table:table-cell table:style-name="ce3" table:formula="of:=[$Redistribution_central.E54]" office:value-type="float" office:value="0.430315203712963" calcext:value-type="float">
            <text:p>0,4303152037</text:p>
          </table:table-cell>
          <table:table-cell/>
          <table:table-cell table:style-name="ce3" table:formula="of:=[$redistribution_low.B54]" office:value-type="float" office:value="0.378070807262098" calcext:value-type="float">
            <text:p>0,3780708073</text:p>
          </table:table-cell>
          <table:table-cell table:style-name="ce3" table:formula="of:=[$redistribution_low.C54]" office:value-type="float" office:value="0.462562996236484" calcext:value-type="float">
            <text:p>0,4625629962</text:p>
          </table:table-cell>
          <table:table-cell table:style-name="ce3" table:formula="of:=[$redistribution_low.D54]" office:value-type="float" office:value="0.393233460408219" calcext:value-type="float">
            <text:p>0,3932334604</text:p>
          </table:table-cell>
          <table:table-cell table:style-name="ce3" table:formula="of:=[$redistribution_low.E54]" office:value-type="float" office:value="0.439406330333676" calcext:value-type="float">
            <text:p>0,4394063303</text:p>
          </table:table-cell>
          <table:table-cell/>
          <table:table-cell table:style-name="ce3" table:formula="of:=[$Redistribution_high.B54]" office:value-type="float" office:value="0.386270850284711" calcext:value-type="float">
            <text:p>0,3862708503</text:p>
          </table:table-cell>
          <table:table-cell table:style-name="ce3" table:formula="of:=[$Redistribution_high.C54]" office:value-type="float" office:value="0.456580393851512" calcext:value-type="float">
            <text:p>0,4565803939</text:p>
          </table:table-cell>
          <table:table-cell table:style-name="ce3" table:formula="of:=[$Redistribution_high.D54]" office:value-type="float" office:value="0.399345059214472" calcext:value-type="float">
            <text:p>0,3993450592</text:p>
          </table:table-cell>
          <table:table-cell table:style-name="ce3" table:formula="of:=[$Redistribution_high.E54]" office:value-type="float" office:value="0.436269417216561" calcext:value-type="float">
            <text:p>0,4362694172</text:p>
          </table:table-cell>
          <table:table-cell table:number-columns-repeated="1009"/>
        </table:table-row>
        <table:table-row table:style-name="ro3">
          <table:table-cell table:style-name="ce3" table:formula="of:=[.A57]+1" office:value-type="float" office:value="102" calcext:value-type="float">
            <text:p>102</text:p>
          </table:table-cell>
          <table:table-cell table:style-name="ce3" table:formula="of:=[$Redistribution_central.B55]" office:value-type="float" office:value="0.377454843798256" calcext:value-type="float">
            <text:p>0,3774548438</text:p>
          </table:table-cell>
          <table:table-cell table:style-name="ce3" table:formula="of:=[$Redistribution_central.C55]" office:value-type="float" office:value="0.457345024378069" calcext:value-type="float">
            <text:p>0,4573450244</text:p>
          </table:table-cell>
          <table:table-cell table:style-name="ce3" table:formula="of:=[$Redistribution_central.D55]" office:value-type="float" office:value="0.38752705759859" calcext:value-type="float">
            <text:p>0,3875270576</text:p>
          </table:table-cell>
          <table:table-cell table:style-name="ce3" table:formula="of:=[$Redistribution_central.E55]" office:value-type="float" office:value="0.441452817909824" calcext:value-type="float">
            <text:p>0,4414528179</text:p>
          </table:table-cell>
          <table:table-cell/>
          <table:table-cell table:style-name="ce3" table:formula="of:=[$redistribution_low.B55]" office:value-type="float" office:value="0.381710163267888" calcext:value-type="float">
            <text:p>0,3817101633</text:p>
          </table:table-cell>
          <table:table-cell table:style-name="ce3" table:formula="of:=[$redistribution_low.C55]" office:value-type="float" office:value="0.462667556008719" calcext:value-type="float">
            <text:p>0,462667556</text:p>
          </table:table-cell>
          <table:table-cell table:style-name="ce3" table:formula="of:=[$redistribution_low.D55]" office:value-type="float" office:value="0.394234475305675" calcext:value-type="float">
            <text:p>0,3942344753</text:p>
          </table:table-cell>
          <table:table-cell table:style-name="ce3" table:formula="of:=[$redistribution_low.E55]" office:value-type="float" office:value="0.444655806024755" calcext:value-type="float">
            <text:p>0,444655806</text:p>
          </table:table-cell>
          <table:table-cell/>
          <table:table-cell table:style-name="ce3" table:formula="of:=[$Redistribution_high.B55]" office:value-type="float" office:value="0.389282399926033" calcext:value-type="float">
            <text:p>0,3892823999</text:p>
          </table:table-cell>
          <table:table-cell table:style-name="ce3" table:formula="of:=[$Redistribution_high.C55]" office:value-type="float" office:value="0.448836133151224" calcext:value-type="float">
            <text:p>0,4488361332</text:p>
          </table:table-cell>
          <table:table-cell table:style-name="ce3" table:formula="of:=[$Redistribution_high.D55]" office:value-type="float" office:value="0.398907669547015" calcext:value-type="float">
            <text:p>0,3989076695</text:p>
          </table:table-cell>
          <table:table-cell table:style-name="ce3" table:formula="of:=[$Redistribution_high.E55]" office:value-type="float" office:value="0.435209372195708" calcext:value-type="float">
            <text:p>0,4352093722</text:p>
          </table:table-cell>
          <table:table-cell table:number-columns-repeated="1009"/>
        </table:table-row>
        <table:table-row table:style-name="ro3">
          <table:table-cell table:style-name="ce3" table:formula="of:=[.A58]+1" office:value-type="float" office:value="103" calcext:value-type="float">
            <text:p>103</text:p>
          </table:table-cell>
          <table:table-cell table:style-name="ce3" table:formula="of:=[$Redistribution_central.B56]" office:value-type="float" office:value="0.377291646656088" calcext:value-type="float">
            <text:p>0,3772916467</text:p>
          </table:table-cell>
          <table:table-cell table:style-name="ce3" table:formula="of:=[$Redistribution_central.C56]" office:value-type="float" office:value="0.452062711920268" calcext:value-type="float">
            <text:p>0,4520627119</text:p>
          </table:table-cell>
          <table:table-cell table:style-name="ce3" table:formula="of:=[$Redistribution_central.D56]" office:value-type="float" office:value="0.387211324880917" calcext:value-type="float">
            <text:p>0,3872113249</text:p>
          </table:table-cell>
          <table:table-cell table:style-name="ce3" table:formula="of:=[$Redistribution_central.E56]" office:value-type="float" office:value="0.438539387300745" calcext:value-type="float">
            <text:p>0,4385393873</text:p>
          </table:table-cell>
          <table:table-cell/>
          <table:table-cell table:style-name="ce3" table:formula="of:=[$redistribution_low.B56]" office:value-type="float" office:value="0.380484347096981" calcext:value-type="float">
            <text:p>0,3804843471</text:p>
          </table:table-cell>
          <table:table-cell table:style-name="ce3" table:formula="of:=[$redistribution_low.C56]" office:value-type="float" office:value="0.460816281688355" calcext:value-type="float">
            <text:p>0,4608162817</text:p>
          </table:table-cell>
          <table:table-cell table:style-name="ce3" table:formula="of:=[$redistribution_low.D56]" office:value-type="float" office:value="0.391517139813439" calcext:value-type="float">
            <text:p>0,3915171398</text:p>
          </table:table-cell>
          <table:table-cell table:style-name="ce3" table:formula="of:=[$redistribution_low.E56]" office:value-type="float" office:value="0.446140176751124" calcext:value-type="float">
            <text:p>0,4461401768</text:p>
          </table:table-cell>
          <table:table-cell/>
          <table:table-cell table:style-name="ce3" table:formula="of:=[$Redistribution_high.B56]" office:value-type="float" office:value="0.388666601266369" calcext:value-type="float">
            <text:p>0,3886666013</text:p>
          </table:table-cell>
          <table:table-cell table:style-name="ce3" table:formula="of:=[$Redistribution_high.C56]" office:value-type="float" office:value="0.451642243277835" calcext:value-type="float">
            <text:p>0,4516422433</text:p>
          </table:table-cell>
          <table:table-cell table:style-name="ce3" table:formula="of:=[$Redistribution_high.D56]" office:value-type="float" office:value="0.397238644236396" calcext:value-type="float">
            <text:p>0,3972386442</text:p>
          </table:table-cell>
          <table:table-cell table:style-name="ce3" table:formula="of:=[$Redistribution_high.E56]" office:value-type="float" office:value="0.438207779000105" calcext:value-type="float">
            <text:p>0,438207779</text:p>
          </table:table-cell>
          <table:table-cell table:number-columns-repeated="1009"/>
        </table:table-row>
        <table:table-row table:style-name="ro3">
          <table:table-cell table:style-name="ce3" table:formula="of:=[.A59]+1" office:value-type="float" office:value="104" calcext:value-type="float">
            <text:p>104</text:p>
          </table:table-cell>
          <table:table-cell table:style-name="ce3" table:formula="of:=[$Redistribution_central.B57]" office:value-type="float" office:value="0.383334299830977" calcext:value-type="float">
            <text:p>0,3833342998</text:p>
          </table:table-cell>
          <table:table-cell table:style-name="ce3" table:formula="of:=[$Redistribution_central.C57]" office:value-type="float" office:value="0.461732360677925" calcext:value-type="float">
            <text:p>0,4617323607</text:p>
          </table:table-cell>
          <table:table-cell table:style-name="ce3" table:formula="of:=[$Redistribution_central.D57]" office:value-type="float" office:value="0.392494733206655" calcext:value-type="float">
            <text:p>0,3924947332</text:p>
          </table:table-cell>
          <table:table-cell table:style-name="ce3" table:formula="of:=[$Redistribution_central.E57]" office:value-type="float" office:value="0.449960405478197" calcext:value-type="float">
            <text:p>0,4499604055</text:p>
          </table:table-cell>
          <table:table-cell/>
          <table:table-cell table:style-name="ce3" table:formula="of:=[$redistribution_low.B57]" office:value-type="float" office:value="0.383422383552037" calcext:value-type="float">
            <text:p>0,3834223836</text:p>
          </table:table-cell>
          <table:table-cell table:style-name="ce3" table:formula="of:=[$redistribution_low.C57]" office:value-type="float" office:value="0.463097851008224" calcext:value-type="float">
            <text:p>0,463097851</text:p>
          </table:table-cell>
          <table:table-cell table:style-name="ce3" table:formula="of:=[$redistribution_low.D57]" office:value-type="float" office:value="0.395269705251014" calcext:value-type="float">
            <text:p>0,3952697053</text:p>
          </table:table-cell>
          <table:table-cell table:style-name="ce3" table:formula="of:=[$redistribution_low.E57]" office:value-type="float" office:value="0.446697748102329" calcext:value-type="float">
            <text:p>0,4466977481</text:p>
          </table:table-cell>
          <table:table-cell/>
          <table:table-cell table:style-name="ce3" table:formula="of:=[$Redistribution_high.B57]" office:value-type="float" office:value="0.390540267899243" calcext:value-type="float">
            <text:p>0,3905402679</text:p>
          </table:table-cell>
          <table:table-cell table:style-name="ce3" table:formula="of:=[$Redistribution_high.C57]" office:value-type="float" office:value="0.446780673956839" calcext:value-type="float">
            <text:p>0,446780674</text:p>
          </table:table-cell>
          <table:table-cell table:style-name="ce3" table:formula="of:=[$Redistribution_high.D57]" office:value-type="float" office:value="0.398255469355813" calcext:value-type="float">
            <text:p>0,3982554694</text:p>
          </table:table-cell>
          <table:table-cell table:style-name="ce3" table:formula="of:=[$Redistribution_high.E57]" office:value-type="float" office:value="0.434845229899298" calcext:value-type="float">
            <text:p>0,4348452299</text:p>
          </table:table-cell>
          <table:table-cell table:number-columns-repeated="1009"/>
        </table:table-row>
        <table:table-row table:style-name="ro3">
          <table:table-cell table:style-name="ce3" table:formula="of:=[.A60]+1" office:value-type="float" office:value="105" calcext:value-type="float">
            <text:p>105</text:p>
          </table:table-cell>
          <table:table-cell table:style-name="ce3" table:formula="of:=[$Redistribution_central.B58]" office:value-type="float" office:value="0.38625735102684" calcext:value-type="float">
            <text:p>0,386257351</text:p>
          </table:table-cell>
          <table:table-cell table:style-name="ce3" table:formula="of:=[$Redistribution_central.C58]" office:value-type="float" office:value="0.469341826500377" calcext:value-type="float">
            <text:p>0,4693418265</text:p>
          </table:table-cell>
          <table:table-cell table:style-name="ce3" table:formula="of:=[$Redistribution_central.D58]" office:value-type="float" office:value="0.398529771224582" calcext:value-type="float">
            <text:p>0,3985297712</text:p>
          </table:table-cell>
          <table:table-cell table:style-name="ce3" table:formula="of:=[$Redistribution_central.E58]" office:value-type="float" office:value="0.452469146315745" calcext:value-type="float">
            <text:p>0,4524691463</text:p>
          </table:table-cell>
          <table:table-cell/>
          <table:table-cell table:style-name="ce3" table:formula="of:=[$redistribution_low.B58]" office:value-type="float" office:value="0.375376273859783" calcext:value-type="float">
            <text:p>0,3753762739</text:p>
          </table:table-cell>
          <table:table-cell table:style-name="ce3" table:formula="of:=[$redistribution_low.C58]" office:value-type="float" office:value="0.465453546417984" calcext:value-type="float">
            <text:p>0,4654535464</text:p>
          </table:table-cell>
          <table:table-cell table:style-name="ce3" table:formula="of:=[$redistribution_low.D58]" office:value-type="float" office:value="0.391443050635974" calcext:value-type="float">
            <text:p>0,3914430506</text:p>
          </table:table-cell>
          <table:table-cell table:style-name="ce3" table:formula="of:=[$redistribution_low.E58]" office:value-type="float" office:value="0.44131999815688" calcext:value-type="float">
            <text:p>0,4413199982</text:p>
          </table:table-cell>
          <table:table-cell/>
          <table:table-cell table:style-name="ce3" table:formula="of:=[$Redistribution_high.B58]" office:value-type="float" office:value="0.382061751559859" calcext:value-type="float">
            <text:p>0,3820617516</text:p>
          </table:table-cell>
          <table:table-cell table:style-name="ce3" table:formula="of:=[$Redistribution_high.C58]" office:value-type="float" office:value="0.444574559605688" calcext:value-type="float">
            <text:p>0,4445745596</text:p>
          </table:table-cell>
          <table:table-cell table:style-name="ce3" table:formula="of:=[$Redistribution_high.D58]" office:value-type="float" office:value="0.392310505767022" calcext:value-type="float">
            <text:p>0,3923105058</text:p>
          </table:table-cell>
          <table:table-cell table:style-name="ce3" table:formula="of:=[$Redistribution_high.E58]" office:value-type="float" office:value="0.429211941543884" calcext:value-type="float">
            <text:p>0,4292119415</text:p>
          </table:table-cell>
          <table:table-cell table:number-columns-repeated="1009"/>
        </table:table-row>
        <table:table-row table:style-name="ro3">
          <table:table-cell table:style-name="ce3" table:formula="of:=[.A61]+1" office:value-type="float" office:value="106" calcext:value-type="float">
            <text:p>106</text:p>
          </table:table-cell>
          <table:table-cell table:style-name="ce3" table:formula="of:=[$Redistribution_central.B59]" office:value-type="float" office:value="0.383124232140311" calcext:value-type="float">
            <text:p>0,3831242321</text:p>
          </table:table-cell>
          <table:table-cell table:style-name="ce3" table:formula="of:=[$Redistribution_central.C59]" office:value-type="float" office:value="0.462764685077703" calcext:value-type="float">
            <text:p>0,4627646851</text:p>
          </table:table-cell>
          <table:table-cell table:style-name="ce3" table:formula="of:=[$Redistribution_central.D59]" office:value-type="float" office:value="0.391971087757062" calcext:value-type="float">
            <text:p>0,3919710878</text:p>
          </table:table-cell>
          <table:table-cell table:style-name="ce3" table:formula="of:=[$Redistribution_central.E59]" office:value-type="float" office:value="0.450666166375051" calcext:value-type="float">
            <text:p>0,4506661664</text:p>
          </table:table-cell>
          <table:table-cell/>
          <table:table-cell table:style-name="ce3" table:formula="of:=[$redistribution_low.B59]" office:value-type="float" office:value="0.371858517551262" calcext:value-type="float">
            <text:p>0,3718585176</text:p>
          </table:table-cell>
          <table:table-cell table:style-name="ce3" table:formula="of:=[$redistribution_low.C59]" office:value-type="float" office:value="0.447148581567146" calcext:value-type="float">
            <text:p>0,4471485816</text:p>
          </table:table-cell>
          <table:table-cell table:style-name="ce3" table:formula="of:=[$redistribution_low.D59]" office:value-type="float" office:value="0.38216601384155" calcext:value-type="float">
            <text:p>0,3821660138</text:p>
          </table:table-cell>
          <table:table-cell table:style-name="ce3" table:formula="of:=[$redistribution_low.E59]" office:value-type="float" office:value="0.432322954279999" calcext:value-type="float">
            <text:p>0,4323229543</text:p>
          </table:table-cell>
          <table:table-cell/>
          <table:table-cell table:style-name="ce3" table:formula="of:=[$Redistribution_high.B59]" office:value-type="float" office:value="0.383848944335159" calcext:value-type="float">
            <text:p>0,3838489443</text:p>
          </table:table-cell>
          <table:table-cell table:style-name="ce3" table:formula="of:=[$Redistribution_high.C59]" office:value-type="float" office:value="0.447553269873795" calcext:value-type="float">
            <text:p>0,4475532699</text:p>
          </table:table-cell>
          <table:table-cell table:style-name="ce3" table:formula="of:=[$Redistribution_high.D59]" office:value-type="float" office:value="0.391966911690577" calcext:value-type="float">
            <text:p>0,3919669117</text:p>
          </table:table-cell>
          <table:table-cell table:style-name="ce3" table:formula="of:=[$Redistribution_high.E59]" office:value-type="float" office:value="0.437254985823204" calcext:value-type="float">
            <text:p>0,4372549858</text:p>
          </table:table-cell>
          <table:table-cell table:number-columns-repeated="1009"/>
        </table:table-row>
        <table:table-row table:style-name="ro3">
          <table:table-cell table:style-name="ce3" table:formula="of:=[.A62]+1" office:value-type="float" office:value="107" calcext:value-type="float">
            <text:p>107</text:p>
          </table:table-cell>
          <table:table-cell table:style-name="ce3" table:formula="of:=[$Redistribution_central.B60]" office:value-type="float" office:value="0.389527233546706" calcext:value-type="float">
            <text:p>0,3895272335</text:p>
          </table:table-cell>
          <table:table-cell table:style-name="ce3" table:formula="of:=[$Redistribution_central.C60]" office:value-type="float" office:value="0.466808867546908" calcext:value-type="float">
            <text:p>0,4668088675</text:p>
          </table:table-cell>
          <table:table-cell table:style-name="ce3" table:formula="of:=[$Redistribution_central.D60]" office:value-type="float" office:value="0.395869925226271" calcext:value-type="float">
            <text:p>0,3958699252</text:p>
          </table:table-cell>
          <table:table-cell table:style-name="ce3" table:formula="of:=[$Redistribution_central.E60]" office:value-type="float" office:value="0.457900179739839" calcext:value-type="float">
            <text:p>0,4579001797</text:p>
          </table:table-cell>
          <table:table-cell/>
          <table:table-cell table:style-name="ce3" table:formula="of:=[$redistribution_low.B60]" office:value-type="float" office:value="0.380686848055631" calcext:value-type="float">
            <text:p>0,3806868481</text:p>
          </table:table-cell>
          <table:table-cell table:style-name="ce3" table:formula="of:=[$redistribution_low.C60]" office:value-type="float" office:value="0.45645271193858" calcext:value-type="float">
            <text:p>0,4564527119</text:p>
          </table:table-cell>
          <table:table-cell table:style-name="ce3" table:formula="of:=[$redistribution_low.D60]" office:value-type="float" office:value="0.388135359224048" calcext:value-type="float">
            <text:p>0,3881353592</text:p>
          </table:table-cell>
          <table:table-cell table:style-name="ce3" table:formula="of:=[$redistribution_low.E60]" office:value-type="float" office:value="0.44711242741995" calcext:value-type="float">
            <text:p>0,4471124274</text:p>
          </table:table-cell>
          <table:table-cell/>
          <table:table-cell table:style-name="ce3" table:formula="of:=[$Redistribution_high.B60]" office:value-type="float" office:value="0.387799800589263" calcext:value-type="float">
            <text:p>0,3877998006</text:p>
          </table:table-cell>
          <table:table-cell table:style-name="ce3" table:formula="of:=[$Redistribution_high.C60]" office:value-type="float" office:value="0.44720247438721" calcext:value-type="float">
            <text:p>0,4472024744</text:p>
          </table:table-cell>
          <table:table-cell table:style-name="ce3" table:formula="of:=[$Redistribution_high.D60]" office:value-type="float" office:value="0.3954545851651" calcext:value-type="float">
            <text:p>0,3954545852</text:p>
          </table:table-cell>
          <table:table-cell table:style-name="ce3" table:formula="of:=[$Redistribution_high.E60]" office:value-type="float" office:value="0.435728452882374" calcext:value-type="float">
            <text:p>0,4357284529</text:p>
          </table:table-cell>
          <table:table-cell table:number-columns-repeated="1009"/>
        </table:table-row>
        <table:table-row table:style-name="ro3">
          <table:table-cell table:style-name="ce3" table:formula="of:=[.A63]+1" office:value-type="float" office:value="108" calcext:value-type="float">
            <text:p>108</text:p>
          </table:table-cell>
          <table:table-cell table:style-name="ce3" table:formula="of:=[$Redistribution_central.B61]" office:value-type="float" office:value="0.38457925904612" calcext:value-type="float">
            <text:p>0,384579259</text:p>
          </table:table-cell>
          <table:table-cell table:style-name="ce3" table:formula="of:=[$Redistribution_central.C61]" office:value-type="float" office:value="0.463617633235241" calcext:value-type="float">
            <text:p>0,4636176332</text:p>
          </table:table-cell>
          <table:table-cell table:style-name="ce3" table:formula="of:=[$Redistribution_central.D61]" office:value-type="float" office:value="0.392033294046943" calcext:value-type="float">
            <text:p>0,392033294</text:p>
          </table:table-cell>
          <table:table-cell table:style-name="ce3" table:formula="of:=[$Redistribution_central.E61]" office:value-type="float" office:value="0.451229897928521" calcext:value-type="float">
            <text:p>0,4512298979</text:p>
          </table:table-cell>
          <table:table-cell/>
          <table:table-cell table:style-name="ce3" table:formula="of:=[$redistribution_low.B61]" office:value-type="float" office:value="0.38173881894214" calcext:value-type="float">
            <text:p>0,3817388189</text:p>
          </table:table-cell>
          <table:table-cell table:style-name="ce3" table:formula="of:=[$redistribution_low.C61]" office:value-type="float" office:value="0.458909419992915" calcext:value-type="float">
            <text:p>0,45890942</text:p>
          </table:table-cell>
          <table:table-cell table:style-name="ce3" table:formula="of:=[$redistribution_low.D61]" office:value-type="float" office:value="0.391989306672023" calcext:value-type="float">
            <text:p>0,3919893067</text:p>
          </table:table-cell>
          <table:table-cell table:style-name="ce3" table:formula="of:=[$redistribution_low.E61]" office:value-type="float" office:value="0.444406562840969" calcext:value-type="float">
            <text:p>0,4444065628</text:p>
          </table:table-cell>
          <table:table-cell/>
          <table:table-cell table:style-name="ce3" table:formula="of:=[$Redistribution_high.B61]" office:value-type="float" office:value="0.387829692513547" calcext:value-type="float">
            <text:p>0,3878296925</text:p>
          </table:table-cell>
          <table:table-cell table:style-name="ce3" table:formula="of:=[$Redistribution_high.C61]" office:value-type="float" office:value="0.444373360248015" calcext:value-type="float">
            <text:p>0,4443733602</text:p>
          </table:table-cell>
          <table:table-cell table:style-name="ce3" table:formula="of:=[$Redistribution_high.D61]" office:value-type="float" office:value="0.396230022801172" calcext:value-type="float">
            <text:p>0,3962300228</text:p>
          </table:table-cell>
          <table:table-cell table:style-name="ce3" table:formula="of:=[$Redistribution_high.E61]" office:value-type="float" office:value="0.431634831825131" calcext:value-type="float">
            <text:p>0,4316348318</text:p>
          </table:table-cell>
          <table:table-cell table:number-columns-repeated="1009"/>
        </table:table-row>
        <table:table-row table:style-name="ro3">
          <table:table-cell table:style-name="ce3" table:formula="of:=[.A64]+1" office:value-type="float" office:value="109" calcext:value-type="float">
            <text:p>109</text:p>
          </table:table-cell>
          <table:table-cell table:style-name="ce3" table:formula="of:=[$Redistribution_central.B62]" office:value-type="float" office:value="0.385227243719319" calcext:value-type="float">
            <text:p>0,3852272437</text:p>
          </table:table-cell>
          <table:table-cell table:style-name="ce3" table:formula="of:=[$Redistribution_central.C62]" office:value-type="float" office:value="0.464033309330522" calcext:value-type="float">
            <text:p>0,4640333093</text:p>
          </table:table-cell>
          <table:table-cell table:style-name="ce3" table:formula="of:=[$Redistribution_central.D62]" office:value-type="float" office:value="0.396076515269473" calcext:value-type="float">
            <text:p>0,3960765153</text:p>
          </table:table-cell>
          <table:table-cell table:style-name="ce3" table:formula="of:=[$Redistribution_central.E62]" office:value-type="float" office:value="0.448070834742574" calcext:value-type="float">
            <text:p>0,4480708347</text:p>
          </table:table-cell>
          <table:table-cell/>
          <table:table-cell table:style-name="ce3" table:formula="of:=[$redistribution_low.B62]" office:value-type="float" office:value="0.380064247939328" calcext:value-type="float">
            <text:p>0,3800642479</text:p>
          </table:table-cell>
          <table:table-cell table:style-name="ce3" table:formula="of:=[$redistribution_low.C62]" office:value-type="float" office:value="0.459445247477568" calcext:value-type="float">
            <text:p>0,4594452475</text:p>
          </table:table-cell>
          <table:table-cell table:style-name="ce3" table:formula="of:=[$redistribution_low.D62]" office:value-type="float" office:value="0.392508323305835" calcext:value-type="float">
            <text:p>0,3925083233</text:p>
          </table:table-cell>
          <table:table-cell table:style-name="ce3" table:formula="of:=[$redistribution_low.E62]" office:value-type="float" office:value="0.442526477199984" calcext:value-type="float">
            <text:p>0,4425264772</text:p>
          </table:table-cell>
          <table:table-cell/>
          <table:table-cell table:style-name="ce3" table:formula="of:=[$Redistribution_high.B62]" office:value-type="float" office:value="0.386311631104528" calcext:value-type="float">
            <text:p>0,3863116311</text:p>
          </table:table-cell>
          <table:table-cell table:style-name="ce3" table:formula="of:=[$Redistribution_high.C62]" office:value-type="float" office:value="0.44982940461205" calcext:value-type="float">
            <text:p>0,4498294046</text:p>
          </table:table-cell>
          <table:table-cell table:style-name="ce3" table:formula="of:=[$Redistribution_high.D62]" office:value-type="float" office:value="0.396879012740072" calcext:value-type="float">
            <text:p>0,3968790127</text:p>
          </table:table-cell>
          <table:table-cell table:style-name="ce3" table:formula="of:=[$Redistribution_high.E62]" office:value-type="float" office:value="0.434210302010724" calcext:value-type="float">
            <text:p>0,434210302</text:p>
          </table:table-cell>
          <table:table-cell table:number-columns-repeated="1009"/>
        </table:table-row>
        <table:table-row table:style-name="ro3">
          <table:table-cell table:style-name="ce3" table:formula="of:=[.A65]+1" office:value-type="float" office:value="110" calcext:value-type="float">
            <text:p>110</text:p>
          </table:table-cell>
          <table:table-cell table:style-name="ce3" table:formula="of:=[$Redistribution_central.B63]" office:value-type="float" office:value="0.387363596487656" calcext:value-type="float">
            <text:p>0,3873635965</text:p>
          </table:table-cell>
          <table:table-cell table:style-name="ce3" table:formula="of:=[$Redistribution_central.C63]" office:value-type="float" office:value="0.462685554251594" calcext:value-type="float">
            <text:p>0,4626855543</text:p>
          </table:table-cell>
          <table:table-cell table:style-name="ce3" table:formula="of:=[$Redistribution_central.D63]" office:value-type="float" office:value="0.395010988993971" calcext:value-type="float">
            <text:p>0,395010989</text:p>
          </table:table-cell>
          <table:table-cell table:style-name="ce3" table:formula="of:=[$Redistribution_central.E63]" office:value-type="float" office:value="0.451587397636151" calcext:value-type="float">
            <text:p>0,4515873976</text:p>
          </table:table-cell>
          <table:table-cell/>
          <table:table-cell table:style-name="ce3" table:formula="of:=[$redistribution_low.B63]" office:value-type="float" office:value="0.384055535793204" calcext:value-type="float">
            <text:p>0,3840555358</text:p>
          </table:table-cell>
          <table:table-cell table:style-name="ce3" table:formula="of:=[$redistribution_low.C63]" office:value-type="float" office:value="0.457554673694182" calcext:value-type="float">
            <text:p>0,4575546737</text:p>
          </table:table-cell>
          <table:table-cell table:style-name="ce3" table:formula="of:=[$redistribution_low.D63]" office:value-type="float" office:value="0.393193360216556" calcext:value-type="float">
            <text:p>0,3931933602</text:p>
          </table:table-cell>
          <table:table-cell table:style-name="ce3" table:formula="of:=[$redistribution_low.E63]" office:value-type="float" office:value="0.4442804231488" calcext:value-type="float">
            <text:p>0,4442804231</text:p>
          </table:table-cell>
          <table:table-cell/>
          <table:table-cell table:style-name="ce3" table:formula="of:=[$Redistribution_high.B63]" office:value-type="float" office:value="0.391491186381172" calcext:value-type="float">
            <text:p>0,3914911864</text:p>
          </table:table-cell>
          <table:table-cell table:style-name="ce3" table:formula="of:=[$Redistribution_high.C63]" office:value-type="float" office:value="0.456095061812126" calcext:value-type="float">
            <text:p>0,4560950618</text:p>
          </table:table-cell>
          <table:table-cell table:style-name="ce3" table:formula="of:=[$Redistribution_high.D63]" office:value-type="float" office:value="0.399454049269301" calcext:value-type="float">
            <text:p>0,3994540493</text:p>
          </table:table-cell>
          <table:table-cell table:style-name="ce3" table:formula="of:=[$Redistribution_high.E63]" office:value-type="float" office:value="0.443885567338142" calcext:value-type="float">
            <text:p>0,4438855673</text:p>
          </table:table-cell>
          <table:table-cell table:number-columns-repeated="1009"/>
        </table:table-row>
        <table:table-row table:style-name="ro3">
          <table:table-cell table:style-name="ce3" table:formula="of:=[.A66]+1" office:value-type="float" office:value="111" calcext:value-type="float">
            <text:p>111</text:p>
          </table:table-cell>
          <table:table-cell table:style-name="ce3" table:formula="of:=[$Redistribution_central.B64]" office:value-type="float" office:value="0.386439925156297" calcext:value-type="float">
            <text:p>0,3864399252</text:p>
          </table:table-cell>
          <table:table-cell table:style-name="ce3" table:formula="of:=[$Redistribution_central.C64]" office:value-type="float" office:value="0.46162173065459" calcext:value-type="float">
            <text:p>0,4616217307</text:p>
          </table:table-cell>
          <table:table-cell table:style-name="ce3" table:formula="of:=[$Redistribution_central.D64]" office:value-type="float" office:value="0.394217129050146" calcext:value-type="float">
            <text:p>0,3942171291</text:p>
          </table:table-cell>
          <table:table-cell table:style-name="ce3" table:formula="of:=[$Redistribution_central.E64]" office:value-type="float" office:value="0.450153032341823" calcext:value-type="float">
            <text:p>0,4501530323</text:p>
          </table:table-cell>
          <table:table-cell/>
          <table:table-cell table:style-name="ce3" table:formula="of:=[$redistribution_low.B64]" office:value-type="float" office:value="0.383510533356144" calcext:value-type="float">
            <text:p>0,3835105334</text:p>
          </table:table-cell>
          <table:table-cell table:style-name="ce3" table:formula="of:=[$redistribution_low.C64]" office:value-type="float" office:value="0.458384971449034" calcext:value-type="float">
            <text:p>0,4583849714</text:p>
          </table:table-cell>
          <table:table-cell table:style-name="ce3" table:formula="of:=[$redistribution_low.D64]" office:value-type="float" office:value="0.390358041626573" calcext:value-type="float">
            <text:p>0,3903580416</text:p>
          </table:table-cell>
          <table:table-cell table:style-name="ce3" table:formula="of:=[$redistribution_low.E64]" office:value-type="float" office:value="0.44901100785691" calcext:value-type="float">
            <text:p>0,4490110079</text:p>
          </table:table-cell>
          <table:table-cell/>
          <table:table-cell table:style-name="ce3" table:formula="of:=[$Redistribution_high.B64]" office:value-type="float" office:value="0.392109314250423" calcext:value-type="float">
            <text:p>0,3921093143</text:p>
          </table:table-cell>
          <table:table-cell table:style-name="ce3" table:formula="of:=[$Redistribution_high.C64]" office:value-type="float" office:value="0.449194350731815" calcext:value-type="float">
            <text:p>0,4491943507</text:p>
          </table:table-cell>
          <table:table-cell table:style-name="ce3" table:formula="of:=[$Redistribution_high.D64]" office:value-type="float" office:value="0.398246815629311" calcext:value-type="float">
            <text:p>0,3982468156</text:p>
          </table:table-cell>
          <table:table-cell table:style-name="ce3" table:formula="of:=[$Redistribution_high.E64]" office:value-type="float" office:value="0.442488742122236" calcext:value-type="float">
            <text:p>0,4424887421</text:p>
          </table:table-cell>
          <table:table-cell table:number-columns-repeated="1009"/>
        </table:table-row>
        <table:table-row table:style-name="ro3">
          <table:table-cell table:style-name="ce3" table:formula="of:=[.A67]+1" office:value-type="float" office:value="112" calcext:value-type="float">
            <text:p>112</text:p>
          </table:table-cell>
          <table:table-cell table:style-name="ce3" table:formula="of:=[$Redistribution_central.B65]" office:value-type="float" office:value="0.389224324032585" calcext:value-type="float">
            <text:p>0,389224324</text:p>
          </table:table-cell>
          <table:table-cell table:style-name="ce3" table:formula="of:=[$Redistribution_central.C65]" office:value-type="float" office:value="0.464323128890909" calcext:value-type="float">
            <text:p>0,4643231289</text:p>
          </table:table-cell>
          <table:table-cell table:style-name="ce3" table:formula="of:=[$Redistribution_central.D65]" office:value-type="float" office:value="0.395920594284343" calcext:value-type="float">
            <text:p>0,3959205943</text:p>
          </table:table-cell>
          <table:table-cell table:style-name="ce3" table:formula="of:=[$Redistribution_central.E65]" office:value-type="float" office:value="0.455549421769075" calcext:value-type="float">
            <text:p>0,4555494218</text:p>
          </table:table-cell>
          <table:table-cell/>
          <table:table-cell table:style-name="ce3" table:formula="of:=[$redistribution_low.B65]" office:value-type="float" office:value="0.382428485349543" calcext:value-type="float">
            <text:p>0,3824284853</text:p>
          </table:table-cell>
          <table:table-cell table:style-name="ce3" table:formula="of:=[$redistribution_low.C65]" office:value-type="float" office:value="0.454762638608332" calcext:value-type="float">
            <text:p>0,4547626386</text:p>
          </table:table-cell>
          <table:table-cell table:style-name="ce3" table:formula="of:=[$redistribution_low.D65]" office:value-type="float" office:value="0.389898533219969" calcext:value-type="float">
            <text:p>0,3898985332</text:p>
          </table:table-cell>
          <table:table-cell table:style-name="ce3" table:formula="of:=[$redistribution_low.E65]" office:value-type="float" office:value="0.444282894025067" calcext:value-type="float">
            <text:p>0,444282894</text:p>
          </table:table-cell>
          <table:table-cell/>
          <table:table-cell table:style-name="ce3" table:formula="of:=[$Redistribution_high.B65]" office:value-type="float" office:value="0.390954877164828" calcext:value-type="float">
            <text:p>0,3909548772</text:p>
          </table:table-cell>
          <table:table-cell table:style-name="ce3" table:formula="of:=[$Redistribution_high.C65]" office:value-type="float" office:value="0.449698537141684" calcext:value-type="float">
            <text:p>0,4496985371</text:p>
          </table:table-cell>
          <table:table-cell table:style-name="ce3" table:formula="of:=[$Redistribution_high.D65]" office:value-type="float" office:value="0.39719089454146" calcext:value-type="float">
            <text:p>0,3971908945</text:p>
          </table:table-cell>
          <table:table-cell table:style-name="ce3" table:formula="of:=[$Redistribution_high.E65]" office:value-type="float" office:value="0.442016007559791" calcext:value-type="float">
            <text:p>0,4420160076</text:p>
          </table:table-cell>
          <table:table-cell table:number-columns-repeated="1009"/>
        </table:table-row>
        <table:table-row table:style-name="ro3">
          <table:table-cell table:style-name="ce3" table:formula="of:=[.A68]+1" office:value-type="float" office:value="113" calcext:value-type="float">
            <text:p>113</text:p>
          </table:table-cell>
          <table:table-cell table:style-name="ce3" table:formula="of:=[$Redistribution_central.B66]" office:value-type="float" office:value="0.390299148596411" calcext:value-type="float">
            <text:p>0,3902991486</text:p>
          </table:table-cell>
          <table:table-cell table:style-name="ce3" table:formula="of:=[$Redistribution_central.C66]" office:value-type="float" office:value="0.470398067568885" calcext:value-type="float">
            <text:p>0,4703980676</text:p>
          </table:table-cell>
          <table:table-cell table:style-name="ce3" table:formula="of:=[$Redistribution_central.D66]" office:value-type="float" office:value="0.400179382676863" calcext:value-type="float">
            <text:p>0,4001793827</text:p>
          </table:table-cell>
          <table:table-cell table:style-name="ce3" table:formula="of:=[$Redistribution_central.E66]" office:value-type="float" office:value="0.45522197916511" calcext:value-type="float">
            <text:p>0,4552219792</text:p>
          </table:table-cell>
          <table:table-cell/>
          <table:table-cell table:style-name="ce3" table:formula="of:=[$redistribution_low.B66]" office:value-type="float" office:value="0.373833445857418" calcext:value-type="float">
            <text:p>0,3738334459</text:p>
          </table:table-cell>
          <table:table-cell table:style-name="ce3" table:formula="of:=[$redistribution_low.C66]" office:value-type="float" office:value="0.45020563180794" calcext:value-type="float">
            <text:p>0,4502056318</text:p>
          </table:table-cell>
          <table:table-cell table:style-name="ce3" table:formula="of:=[$redistribution_low.D66]" office:value-type="float" office:value="0.381682334563461" calcext:value-type="float">
            <text:p>0,3816823346</text:p>
          </table:table-cell>
          <table:table-cell table:style-name="ce3" table:formula="of:=[$redistribution_low.E66]" office:value-type="float" office:value="0.439482684568938" calcext:value-type="float">
            <text:p>0,4394826846</text:p>
          </table:table-cell>
          <table:table-cell/>
          <table:table-cell table:style-name="ce3" table:formula="of:=[$Redistribution_high.B66]" office:value-type="float" office:value="0.381707470465495" calcext:value-type="float">
            <text:p>0,3817074705</text:p>
          </table:table-cell>
          <table:table-cell table:style-name="ce3" table:formula="of:=[$Redistribution_high.C66]" office:value-type="float" office:value="0.440343710731352" calcext:value-type="float">
            <text:p>0,4403437107</text:p>
          </table:table-cell>
          <table:table-cell table:style-name="ce3" table:formula="of:=[$Redistribution_high.D66]" office:value-type="float" office:value="0.388101485286704" calcext:value-type="float">
            <text:p>0,3881014853</text:p>
          </table:table-cell>
          <table:table-cell table:style-name="ce3" table:formula="of:=[$Redistribution_high.E66]" office:value-type="float" office:value="0.431880542526959" calcext:value-type="float">
            <text:p>0,4318805425</text:p>
          </table:table-cell>
          <table:table-cell table:number-columns-repeated="1009"/>
        </table:table-row>
        <table:table-row table:style-name="ro3">
          <table:table-cell table:style-name="ce3" table:formula="of:=[.A69]+1" office:value-type="float" office:value="114" calcext:value-type="float">
            <text:p>114</text:p>
          </table:table-cell>
          <table:table-cell table:style-name="ce3" table:formula="of:=[$Redistribution_central.B67]" office:value-type="float" office:value="0.385689991419934" calcext:value-type="float">
            <text:p>0,3856899914</text:p>
          </table:table-cell>
          <table:table-cell table:style-name="ce3" table:formula="of:=[$Redistribution_central.C67]" office:value-type="float" office:value="0.458117408130583" calcext:value-type="float">
            <text:p>0,4581174081</text:p>
          </table:table-cell>
          <table:table-cell table:style-name="ce3" table:formula="of:=[$Redistribution_central.D67]" office:value-type="float" office:value="0.393046889388697" calcext:value-type="float">
            <text:p>0,3930468894</text:p>
          </table:table-cell>
          <table:table-cell table:style-name="ce3" table:formula="of:=[$Redistribution_central.E67]" office:value-type="float" office:value="0.446933050424067" calcext:value-type="float">
            <text:p>0,4469330504</text:p>
          </table:table-cell>
          <table:table-cell/>
          <table:table-cell table:style-name="ce3" table:formula="of:=[$redistribution_low.B67]" office:value-type="float" office:value="0.386870086323469" calcext:value-type="float">
            <text:p>0,3868700863</text:p>
          </table:table-cell>
          <table:table-cell table:style-name="ce3" table:formula="of:=[$redistribution_low.C67]" office:value-type="float" office:value="0.454817076584208" calcext:value-type="float">
            <text:p>0,4548170766</text:p>
          </table:table-cell>
          <table:table-cell table:style-name="ce3" table:formula="of:=[$redistribution_low.D67]" office:value-type="float" office:value="0.393158697042136" calcext:value-type="float">
            <text:p>0,393158697</text:p>
          </table:table-cell>
          <table:table-cell table:style-name="ce3" table:formula="of:=[$redistribution_low.E67]" office:value-type="float" office:value="0.447399398859648" calcext:value-type="float">
            <text:p>0,4473993989</text:p>
          </table:table-cell>
          <table:table-cell/>
          <table:table-cell table:style-name="ce3" table:formula="of:=[$Redistribution_high.B67]" office:value-type="float" office:value="0.385654478907009" calcext:value-type="float">
            <text:p>0,3856544789</text:p>
          </table:table-cell>
          <table:table-cell table:style-name="ce3" table:formula="of:=[$Redistribution_high.C67]" office:value-type="float" office:value="0.446101172443361" calcext:value-type="float">
            <text:p>0,4461011724</text:p>
          </table:table-cell>
          <table:table-cell table:style-name="ce3" table:formula="of:=[$Redistribution_high.D67]" office:value-type="float" office:value="0.390460235254462" calcext:value-type="float">
            <text:p>0,3904602353</text:p>
          </table:table-cell>
          <table:table-cell table:style-name="ce3" table:formula="of:=[$Redistribution_high.E67]" office:value-type="float" office:value="0.438591742981105" calcext:value-type="float">
            <text:p>0,438591743</text:p>
          </table:table-cell>
          <table:table-cell table:number-columns-repeated="1009"/>
        </table:table-row>
        <table:table-row table:style-name="ro3">
          <table:table-cell table:style-name="ce3" table:formula="of:=[.A70]+1" office:value-type="float" office:value="115" calcext:value-type="float">
            <text:p>115</text:p>
          </table:table-cell>
          <table:table-cell table:style-name="ce3" table:formula="of:=[$Redistribution_central.B68]" office:value-type="float" office:value="0.389365462757941" calcext:value-type="float">
            <text:p>0,3893654628</text:p>
          </table:table-cell>
          <table:table-cell table:style-name="ce3" table:formula="of:=[$Redistribution_central.C68]" office:value-type="float" office:value="0.457746606858386" calcext:value-type="float">
            <text:p>0,4577466069</text:p>
          </table:table-cell>
          <table:table-cell table:style-name="ce3" table:formula="of:=[$Redistribution_central.D68]" office:value-type="float" office:value="0.395821542831489" calcext:value-type="float">
            <text:p>0,3958215428</text:p>
          </table:table-cell>
          <table:table-cell table:style-name="ce3" table:formula="of:=[$Redistribution_central.E68]" office:value-type="float" office:value="0.448586757230064" calcext:value-type="float">
            <text:p>0,4485867572</text:p>
          </table:table-cell>
          <table:table-cell/>
          <table:table-cell table:style-name="ce3" table:formula="of:=[$redistribution_low.B68]" office:value-type="float" office:value="0.388302141614711" calcext:value-type="float">
            <text:p>0,3883021416</text:p>
          </table:table-cell>
          <table:table-cell table:style-name="ce3" table:formula="of:=[$redistribution_low.C68]" office:value-type="float" office:value="0.457571735316942" calcext:value-type="float">
            <text:p>0,4575717353</text:p>
          </table:table-cell>
          <table:table-cell table:style-name="ce3" table:formula="of:=[$redistribution_low.D68]" office:value-type="float" office:value="0.392857315761392" calcext:value-type="float">
            <text:p>0,3928573158</text:p>
          </table:table-cell>
          <table:table-cell table:style-name="ce3" table:formula="of:=[$redistribution_low.E68]" office:value-type="float" office:value="0.451362820415047" calcext:value-type="float">
            <text:p>0,4513628204</text:p>
          </table:table-cell>
          <table:table-cell/>
          <table:table-cell table:style-name="ce3" table:formula="of:=[$Redistribution_high.B68]" office:value-type="float" office:value="0.390049293474871" calcext:value-type="float">
            <text:p>0,3900492935</text:p>
          </table:table-cell>
          <table:table-cell table:style-name="ce3" table:formula="of:=[$Redistribution_high.C68]" office:value-type="float" office:value="0.451775647938036" calcext:value-type="float">
            <text:p>0,4517756479</text:p>
          </table:table-cell>
          <table:table-cell table:style-name="ce3" table:formula="of:=[$Redistribution_high.D68]" office:value-type="float" office:value="0.39408683399722" calcext:value-type="float">
            <text:p>0,394086834</text:p>
          </table:table-cell>
          <table:table-cell table:style-name="ce3" table:formula="of:=[$Redistribution_high.E68]" office:value-type="float" office:value="0.444783696803895" calcext:value-type="float">
            <text:p>0,4447836968</text:p>
          </table:table-cell>
          <table:table-cell table:number-columns-repeated="1009"/>
        </table:table-row>
        <table:table-row table:style-name="ro3">
          <table:table-cell table:style-name="ce3" table:formula="of:=[.A71]+1" office:value-type="float" office:value="116" calcext:value-type="float">
            <text:p>116</text:p>
          </table:table-cell>
          <table:table-cell table:style-name="ce3" table:formula="of:=[$Redistribution_central.B69]" office:value-type="float" office:value="0.38895696740978" calcext:value-type="float">
            <text:p>0,3889569674</text:p>
          </table:table-cell>
          <table:table-cell table:style-name="ce3" table:formula="of:=[$Redistribution_central.C69]" office:value-type="float" office:value="0.454693005946395" calcext:value-type="float">
            <text:p>0,4546930059</text:p>
          </table:table-cell>
          <table:table-cell table:style-name="ce3" table:formula="of:=[$Redistribution_central.D69]" office:value-type="float" office:value="0.394316976401821" calcext:value-type="float">
            <text:p>0,3943169764</text:p>
          </table:table-cell>
          <table:table-cell table:style-name="ce3" table:formula="of:=[$Redistribution_central.E69]" office:value-type="float" office:value="0.446816351718861" calcext:value-type="float">
            <text:p>0,4468163517</text:p>
          </table:table-cell>
          <table:table-cell/>
          <table:table-cell table:style-name="ce3" table:formula="of:=[$redistribution_low.B69]" office:value-type="float" office:value="0.385391940629334" calcext:value-type="float">
            <text:p>0,3853919406</text:p>
          </table:table-cell>
          <table:table-cell table:style-name="ce3" table:formula="of:=[$redistribution_low.C69]" office:value-type="float" office:value="0.45570119436778" calcext:value-type="float">
            <text:p>0,4557011944</text:p>
          </table:table-cell>
          <table:table-cell table:style-name="ce3" table:formula="of:=[$redistribution_low.D69]" office:value-type="float" office:value="0.391260027995138" calcext:value-type="float">
            <text:p>0,391260028</text:p>
          </table:table-cell>
          <table:table-cell table:style-name="ce3" table:formula="of:=[$redistribution_low.E69]" office:value-type="float" office:value="0.447328579769842" calcext:value-type="float">
            <text:p>0,4473285798</text:p>
          </table:table-cell>
          <table:table-cell/>
          <table:table-cell table:style-name="ce3" table:formula="of:=[$Redistribution_high.B69]" office:value-type="float" office:value="0.394877180543052" calcext:value-type="float">
            <text:p>0,3948771805</text:p>
          </table:table-cell>
          <table:table-cell table:style-name="ce3" table:formula="of:=[$Redistribution_high.C69]" office:value-type="float" office:value="0.458281017026007" calcext:value-type="float">
            <text:p>0,458281017</text:p>
          </table:table-cell>
          <table:table-cell table:style-name="ce3" table:formula="of:=[$Redistribution_high.D69]" office:value-type="float" office:value="0.399797659408226" calcext:value-type="float">
            <text:p>0,3997976594</text:p>
          </table:table-cell>
          <table:table-cell table:style-name="ce3" table:formula="of:=[$Redistribution_high.E69]" office:value-type="float" office:value="0.450975648856442" calcext:value-type="float">
            <text:p>0,4509756489</text:p>
          </table:table-cell>
          <table:table-cell table:number-columns-repeated="1009"/>
        </table:table-row>
        <table:table-row table:style-name="ro3">
          <table:table-cell table:style-name="ce3" table:formula="of:=[.A72]+1" office:value-type="float" office:value="117" calcext:value-type="float">
            <text:p>117</text:p>
          </table:table-cell>
          <table:table-cell table:style-name="ce3" table:formula="of:=[$Redistribution_central.B70]" office:value-type="float" office:value="0.394291063307908" calcext:value-type="float">
            <text:p>0,3942910633</text:p>
          </table:table-cell>
          <table:table-cell table:style-name="ce3" table:formula="of:=[$Redistribution_central.C70]" office:value-type="float" office:value="0.467347672005419" calcext:value-type="float">
            <text:p>0,467347672</text:p>
          </table:table-cell>
          <table:table-cell table:style-name="ce3" table:formula="of:=[$Redistribution_central.D70]" office:value-type="float" office:value="0.400621786700377" calcext:value-type="float">
            <text:p>0,4006217867</text:p>
          </table:table-cell>
          <table:table-cell table:style-name="ce3" table:formula="of:=[$Redistribution_central.E70]" office:value-type="float" office:value="0.458672413904147" calcext:value-type="float">
            <text:p>0,4586724139</text:p>
          </table:table-cell>
          <table:table-cell/>
          <table:table-cell table:style-name="ce3" table:formula="of:=[$redistribution_low.B70]" office:value-type="float" office:value="0.38282108092793" calcext:value-type="float">
            <text:p>0,3828210809</text:p>
          </table:table-cell>
          <table:table-cell table:style-name="ce3" table:formula="of:=[$redistribution_low.C70]" office:value-type="float" office:value="0.456540463290851" calcext:value-type="float">
            <text:p>0,4565404633</text:p>
          </table:table-cell>
          <table:table-cell table:style-name="ce3" table:formula="of:=[$redistribution_low.D70]" office:value-type="float" office:value="0.390289814664493" calcext:value-type="float">
            <text:p>0,3902898147</text:p>
          </table:table-cell>
          <table:table-cell table:style-name="ce3" table:formula="of:=[$redistribution_low.E70]" office:value-type="float" office:value="0.445563501422552" calcext:value-type="float">
            <text:p>0,4455635014</text:p>
          </table:table-cell>
          <table:table-cell/>
          <table:table-cell table:style-name="ce3" table:formula="of:=[$Redistribution_high.B70]" office:value-type="float" office:value="0.394547964208677" calcext:value-type="float">
            <text:p>0,3945479642</text:p>
          </table:table-cell>
          <table:table-cell table:style-name="ce3" table:formula="of:=[$Redistribution_high.C70]" office:value-type="float" office:value="0.456889433080807" calcext:value-type="float">
            <text:p>0,4568894331</text:p>
          </table:table-cell>
          <table:table-cell table:style-name="ce3" table:formula="of:=[$Redistribution_high.D70]" office:value-type="float" office:value="0.399562516773083" calcext:value-type="float">
            <text:p>0,3995625168</text:p>
          </table:table-cell>
          <table:table-cell table:style-name="ce3" table:formula="of:=[$Redistribution_high.E70]" office:value-type="float" office:value="0.448645143688769" calcext:value-type="float">
            <text:p>0,4486451437</text:p>
          </table:table-cell>
          <table:table-cell table:number-columns-repeated="1009"/>
        </table:table-row>
        <table:table-row table:style-name="ro3">
          <table:table-cell table:style-name="ce3" table:formula="of:=[.A73]+1" office:value-type="float" office:value="118" calcext:value-type="float">
            <text:p>118</text:p>
          </table:table-cell>
          <table:table-cell table:style-name="ce3" table:formula="of:=[$Redistribution_central.B71]" office:value-type="float" office:value="0.397203977696744" calcext:value-type="float">
            <text:p>0,3972039777</text:p>
          </table:table-cell>
          <table:table-cell table:style-name="ce3" table:formula="of:=[$Redistribution_central.C71]" office:value-type="float" office:value="0.467730559801911" calcext:value-type="float">
            <text:p>0,4677305598</text:p>
          </table:table-cell>
          <table:table-cell table:style-name="ce3" table:formula="of:=[$Redistribution_central.D71]" office:value-type="float" office:value="0.402339483578331" calcext:value-type="float">
            <text:p>0,4023394836</text:p>
          </table:table-cell>
          <table:table-cell table:style-name="ce3" table:formula="of:=[$Redistribution_central.E71]" office:value-type="float" office:value="0.460637574962431" calcext:value-type="float">
            <text:p>0,460637575</text:p>
          </table:table-cell>
          <table:table-cell/>
          <table:table-cell table:style-name="ce3" table:formula="of:=[$redistribution_low.B71]" office:value-type="float" office:value="0.389488490648589" calcext:value-type="float">
            <text:p>0,3894884906</text:p>
          </table:table-cell>
          <table:table-cell table:style-name="ce3" table:formula="of:=[$redistribution_low.C71]" office:value-type="float" office:value="0.461092290040735" calcext:value-type="float">
            <text:p>0,46109229</text:p>
          </table:table-cell>
          <table:table-cell table:style-name="ce3" table:formula="of:=[$redistribution_low.D71]" office:value-type="float" office:value="0.39471253067099" calcext:value-type="float">
            <text:p>0,3947125307</text:p>
          </table:table-cell>
          <table:table-cell table:style-name="ce3" table:formula="of:=[$redistribution_low.E71]" office:value-type="float" office:value="0.456097747572023" calcext:value-type="float">
            <text:p>0,4560977476</text:p>
          </table:table-cell>
          <table:table-cell/>
          <table:table-cell table:style-name="ce3" table:formula="of:=[$Redistribution_high.B71]" office:value-type="float" office:value="0.400465378588851" calcext:value-type="float">
            <text:p>0,4004653786</text:p>
          </table:table-cell>
          <table:table-cell table:style-name="ce3" table:formula="of:=[$Redistribution_high.C71]" office:value-type="float" office:value="0.45866784999677" calcext:value-type="float">
            <text:p>0,45866785</text:p>
          </table:table-cell>
          <table:table-cell table:style-name="ce3" table:formula="of:=[$Redistribution_high.D71]" office:value-type="float" office:value="0.405156263967182" calcext:value-type="float">
            <text:p>0,405156264</text:p>
          </table:table-cell>
          <table:table-cell table:style-name="ce3" table:formula="of:=[$Redistribution_high.E71]" office:value-type="float" office:value="0.451064765524776" calcext:value-type="float">
            <text:p>0,4510647655</text:p>
          </table:table-cell>
          <table:table-cell table:number-columns-repeated="1009"/>
        </table:table-row>
        <table:table-row table:style-name="ro3">
          <table:table-cell table:style-name="ce3" table:formula="of:=[.A74]+1" office:value-type="float" office:value="119" calcext:value-type="float">
            <text:p>119</text:p>
          </table:table-cell>
          <table:table-cell table:style-name="ce3" table:formula="of:=[$Redistribution_central.B72]" office:value-type="float" office:value="0.39777181424914" calcext:value-type="float">
            <text:p>0,3977718142</text:p>
          </table:table-cell>
          <table:table-cell table:style-name="ce3" table:formula="of:=[$Redistribution_central.C72]" office:value-type="float" office:value="0.463717020074058" calcext:value-type="float">
            <text:p>0,4637170201</text:p>
          </table:table-cell>
          <table:table-cell table:style-name="ce3" table:formula="of:=[$Redistribution_central.D72]" office:value-type="float" office:value="0.401861130925277" calcext:value-type="float">
            <text:p>0,4018611309</text:p>
          </table:table-cell>
          <table:table-cell table:style-name="ce3" table:formula="of:=[$Redistribution_central.E72]" office:value-type="float" office:value="0.459929201361855" calcext:value-type="float">
            <text:p>0,4599292014</text:p>
          </table:table-cell>
          <table:table-cell/>
          <table:table-cell table:style-name="ce3" table:formula="of:=[$redistribution_low.B72]" office:value-type="float" office:value="0.389155101529435" calcext:value-type="float">
            <text:p>0,3891551015</text:p>
          </table:table-cell>
          <table:table-cell table:style-name="ce3" table:formula="of:=[$redistribution_low.C72]" office:value-type="float" office:value="0.453946409631021" calcext:value-type="float">
            <text:p>0,4539464096</text:p>
          </table:table-cell>
          <table:table-cell table:style-name="ce3" table:formula="of:=[$redistribution_low.D72]" office:value-type="float" office:value="0.392287135857437" calcext:value-type="float">
            <text:p>0,3922871359</text:p>
          </table:table-cell>
          <table:table-cell table:style-name="ce3" table:formula="of:=[$redistribution_low.E72]" office:value-type="float" office:value="0.452765489753754" calcext:value-type="float">
            <text:p>0,4527654898</text:p>
          </table:table-cell>
          <table:table-cell/>
          <table:table-cell table:style-name="ce3" table:formula="of:=[$Redistribution_high.B72]" office:value-type="float" office:value="0.399519260267274" calcext:value-type="float">
            <text:p>0,3995192603</text:p>
          </table:table-cell>
          <table:table-cell table:style-name="ce3" table:formula="of:=[$Redistribution_high.C72]" office:value-type="float" office:value="0.453823843680682" calcext:value-type="float">
            <text:p>0,4538238437</text:p>
          </table:table-cell>
          <table:table-cell table:style-name="ce3" table:formula="of:=[$Redistribution_high.D72]" office:value-type="float" office:value="0.402963867929453" calcext:value-type="float">
            <text:p>0,4029638679</text:p>
          </table:table-cell>
          <table:table-cell table:style-name="ce3" table:formula="of:=[$Redistribution_high.E72]" office:value-type="float" office:value="0.448290866185619" calcext:value-type="float">
            <text:p>0,4482908662</text:p>
          </table:table-cell>
          <table:table-cell table:number-columns-repeated="1009"/>
        </table:table-row>
        <table:table-row table:style-name="ro3">
          <table:table-cell table:style-name="ce3" table:formula="of:=[.A75]+1" office:value-type="float" office:value="120" calcext:value-type="float">
            <text:p>120</text:p>
          </table:table-cell>
          <table:table-cell table:style-name="ce3" table:formula="of:=[$Redistribution_central.B73]" office:value-type="float" office:value="0.392696098783845" calcext:value-type="float">
            <text:p>0,3926960988</text:p>
          </table:table-cell>
          <table:table-cell table:style-name="ce3" table:formula="of:=[$Redistribution_central.C73]" office:value-type="float" office:value="0.456621595253938" calcext:value-type="float">
            <text:p>0,4566215953</text:p>
          </table:table-cell>
          <table:table-cell table:style-name="ce3" table:formula="of:=[$Redistribution_central.D73]" office:value-type="float" office:value="0.396836587060927" calcext:value-type="float">
            <text:p>0,3968365871</text:p>
          </table:table-cell>
          <table:table-cell table:style-name="ce3" table:formula="of:=[$Redistribution_central.E73]" office:value-type="float" office:value="0.45087862770204" calcext:value-type="float">
            <text:p>0,4508786277</text:p>
          </table:table-cell>
          <table:table-cell/>
          <table:table-cell table:style-name="ce3" table:formula="of:=[$redistribution_low.B73]" office:value-type="float" office:value="0.389371436776744" calcext:value-type="float">
            <text:p>0,3893714368</text:p>
          </table:table-cell>
          <table:table-cell table:style-name="ce3" table:formula="of:=[$redistribution_low.C73]" office:value-type="float" office:value="0.455496419663286" calcext:value-type="float">
            <text:p>0,4554964197</text:p>
          </table:table-cell>
          <table:table-cell table:style-name="ce3" table:formula="of:=[$redistribution_low.D73]" office:value-type="float" office:value="0.392208907541398" calcext:value-type="float">
            <text:p>0,3922089075</text:p>
          </table:table-cell>
          <table:table-cell table:style-name="ce3" table:formula="of:=[$redistribution_low.E73]" office:value-type="float" office:value="0.453860254615727" calcext:value-type="float">
            <text:p>0,4538602546</text:p>
          </table:table-cell>
          <table:table-cell/>
          <table:table-cell table:style-name="ce3" table:formula="of:=[$Redistribution_high.B73]" office:value-type="float" office:value="0.394484497504624" calcext:value-type="float">
            <text:p>0,3944844975</text:p>
          </table:table-cell>
          <table:table-cell table:style-name="ce3" table:formula="of:=[$Redistribution_high.C73]" office:value-type="float" office:value="0.441997456156566" calcext:value-type="float">
            <text:p>0,4419974562</text:p>
          </table:table-cell>
          <table:table-cell table:style-name="ce3" table:formula="of:=[$Redistribution_high.D73]" office:value-type="float" office:value="0.397155378315517" calcext:value-type="float">
            <text:p>0,3971553783</text:p>
          </table:table-cell>
          <table:table-cell table:style-name="ce3" table:formula="of:=[$Redistribution_high.E73]" office:value-type="float" office:value="0.437283381546018" calcext:value-type="float">
            <text:p>0,4372833815</text:p>
          </table:table-cell>
          <table:table-cell table:number-columns-repeated="1009"/>
        </table:table-row>
        <table:table-row table:style-name="ro3">
          <table:table-cell table:style-name="ce3" table:formula="of:=[.A76]+1" office:value-type="float" office:value="121" calcext:value-type="float">
            <text:p>121</text:p>
          </table:table-cell>
          <table:table-cell table:style-name="ce3" table:formula="of:=[$Redistribution_central.B74]" office:value-type="float" office:value="0.39073650203852" calcext:value-type="float">
            <text:p>0,390736502</text:p>
          </table:table-cell>
          <table:table-cell table:style-name="ce3" table:formula="of:=[$Redistribution_central.C74]" office:value-type="float" office:value="0.450558933460999" calcext:value-type="float">
            <text:p>0,4505589335</text:p>
          </table:table-cell>
          <table:table-cell table:style-name="ce3" table:formula="of:=[$Redistribution_central.D74]" office:value-type="float" office:value="0.39501807923846" calcext:value-type="float">
            <text:p>0,3950180792</text:p>
          </table:table-cell>
          <table:table-cell table:style-name="ce3" table:formula="of:=[$Redistribution_central.E74]" office:value-type="float" office:value="0.443120991648784" calcext:value-type="float">
            <text:p>0,4431209916</text:p>
          </table:table-cell>
          <table:table-cell/>
          <table:table-cell table:style-name="ce3" table:formula="of:=[$redistribution_low.B74]" office:value-type="float" office:value="0.3943957642617" calcext:value-type="float">
            <text:p>0,3943957643</text:p>
          </table:table-cell>
          <table:table-cell table:style-name="ce3" table:formula="of:=[$redistribution_low.C74]" office:value-type="float" office:value="0.462104196616555" calcext:value-type="float">
            <text:p>0,4621041966</text:p>
          </table:table-cell>
          <table:table-cell table:style-name="ce3" table:formula="of:=[$redistribution_low.D74]" office:value-type="float" office:value="0.398691930558345" calcext:value-type="float">
            <text:p>0,3986919306</text:p>
          </table:table-cell>
          <table:table-cell table:style-name="ce3" table:formula="of:=[$redistribution_low.E74]" office:value-type="float" office:value="0.456163806053528" calcext:value-type="float">
            <text:p>0,4561638061</text:p>
          </table:table-cell>
          <table:table-cell/>
          <table:table-cell table:style-name="ce3" table:formula="of:=[$Redistribution_high.B74]" office:value-type="float" office:value="0.398063712196512" calcext:value-type="float">
            <text:p>0,3980637122</text:p>
          </table:table-cell>
          <table:table-cell table:style-name="ce3" table:formula="of:=[$Redistribution_high.C74]" office:value-type="float" office:value="0.448176002265188" calcext:value-type="float">
            <text:p>0,4481760023</text:p>
          </table:table-cell>
          <table:table-cell table:style-name="ce3" table:formula="of:=[$Redistribution_high.D74]" office:value-type="float" office:value="0.400422898141976" calcext:value-type="float">
            <text:p>0,4004228981</text:p>
          </table:table-cell>
          <table:table-cell table:style-name="ce3" table:formula="of:=[$Redistribution_high.E74]" office:value-type="float" office:value="0.444039783282052" calcext:value-type="float">
            <text:p>0,4440397833</text:p>
          </table:table-cell>
          <table:table-cell table:number-columns-repeated="1009"/>
        </table:table-row>
        <table:table-row table:style-name="ro3">
          <table:table-cell table:style-name="ce3" table:formula="of:=[.A77]+1" office:value-type="float" office:value="122" calcext:value-type="float">
            <text:p>122</text:p>
          </table:table-cell>
          <table:table-cell table:style-name="ce3" table:formula="of:=[$Redistribution_central.B75]" office:value-type="float" office:value="0.393133768865663" calcext:value-type="float">
            <text:p>0,3931337689</text:p>
          </table:table-cell>
          <table:table-cell table:style-name="ce3" table:formula="of:=[$Redistribution_central.C75]" office:value-type="float" office:value="0.452974746847546" calcext:value-type="float">
            <text:p>0,4529747468</text:p>
          </table:table-cell>
          <table:table-cell table:style-name="ce3" table:formula="of:=[$Redistribution_central.D75]" office:value-type="float" office:value="0.396389105694491" calcext:value-type="float">
            <text:p>0,3963891057</text:p>
          </table:table-cell>
          <table:table-cell table:style-name="ce3" table:formula="of:=[$Redistribution_central.E75]" office:value-type="float" office:value="0.447101271134094" calcext:value-type="float">
            <text:p>0,4471012711</text:p>
          </table:table-cell>
          <table:table-cell/>
          <table:table-cell table:style-name="ce3" table:formula="of:=[$redistribution_low.B75]" office:value-type="float" office:value="0.393154606758449" calcext:value-type="float">
            <text:p>0,3931546068</text:p>
          </table:table-cell>
          <table:table-cell table:style-name="ce3" table:formula="of:=[$redistribution_low.C75]" office:value-type="float" office:value="0.457496960650994" calcext:value-type="float">
            <text:p>0,4574969607</text:p>
          </table:table-cell>
          <table:table-cell table:style-name="ce3" table:formula="of:=[$redistribution_low.D75]" office:value-type="float" office:value="0.396787082343156" calcext:value-type="float">
            <text:p>0,3967870823</text:p>
          </table:table-cell>
          <table:table-cell table:style-name="ce3" table:formula="of:=[$redistribution_low.E75]" office:value-type="float" office:value="0.452653272185" calcext:value-type="float">
            <text:p>0,4526532722</text:p>
          </table:table-cell>
          <table:table-cell/>
          <table:table-cell table:style-name="ce3" table:formula="of:=[$Redistribution_high.B75]" office:value-type="float" office:value="0.392288317961488" calcext:value-type="float">
            <text:p>0,392288318</text:p>
          </table:table-cell>
          <table:table-cell table:style-name="ce3" table:formula="of:=[$Redistribution_high.C75]" office:value-type="float" office:value="0.439762450068566" calcext:value-type="float">
            <text:p>0,4397624501</text:p>
          </table:table-cell>
          <table:table-cell table:style-name="ce3" table:formula="of:=[$Redistribution_high.D75]" office:value-type="float" office:value="0.394630187728765" calcext:value-type="float">
            <text:p>0,3946301877</text:p>
          </table:table-cell>
          <table:table-cell table:style-name="ce3" table:formula="of:=[$Redistribution_high.E75]" office:value-type="float" office:value="0.43542644039793" calcext:value-type="float">
            <text:p>0,4354264404</text:p>
          </table:table-cell>
          <table:table-cell table:number-columns-repeated="1009"/>
        </table:table-row>
        <table:table-row table:style-name="ro3">
          <table:table-cell table:style-name="ce3" table:formula="of:=[.A78]+1" office:value-type="float" office:value="123" calcext:value-type="float">
            <text:p>123</text:p>
          </table:table-cell>
          <table:table-cell table:style-name="ce3" table:formula="of:=[$Redistribution_central.B76]" office:value-type="float" office:value="0.393489496218551" calcext:value-type="float">
            <text:p>0,3934894962</text:p>
          </table:table-cell>
          <table:table-cell table:style-name="ce3" table:formula="of:=[$Redistribution_central.C76]" office:value-type="float" office:value="0.451441361125223" calcext:value-type="float">
            <text:p>0,4514413611</text:p>
          </table:table-cell>
          <table:table-cell table:style-name="ce3" table:formula="of:=[$Redistribution_central.D76]" office:value-type="float" office:value="0.39648635122012" calcext:value-type="float">
            <text:p>0,3964863512</text:p>
          </table:table-cell>
          <table:table-cell table:style-name="ce3" table:formula="of:=[$Redistribution_central.E76]" office:value-type="float" office:value="0.446252391104529" calcext:value-type="float">
            <text:p>0,4462523911</text:p>
          </table:table-cell>
          <table:table-cell/>
          <table:table-cell table:style-name="ce3" table:formula="of:=[$redistribution_low.B76]" office:value-type="float" office:value="0.391270307868099" calcext:value-type="float">
            <text:p>0,3912703079</text:p>
          </table:table-cell>
          <table:table-cell table:style-name="ce3" table:formula="of:=[$redistribution_low.C76]" office:value-type="float" office:value="0.453700969813529" calcext:value-type="float">
            <text:p>0,4537009698</text:p>
          </table:table-cell>
          <table:table-cell table:style-name="ce3" table:formula="of:=[$redistribution_low.D76]" office:value-type="float" office:value="0.394434199556513" calcext:value-type="float">
            <text:p>0,3944341996</text:p>
          </table:table-cell>
          <table:table-cell table:style-name="ce3" table:formula="of:=[$redistribution_low.E76]" office:value-type="float" office:value="0.450653686836923" calcext:value-type="float">
            <text:p>0,4506536868</text:p>
          </table:table-cell>
          <table:table-cell/>
          <table:table-cell table:style-name="ce3" table:formula="of:=[$Redistribution_high.B76]" office:value-type="float" office:value="0.39018068215548" calcext:value-type="float">
            <text:p>0,3901806822</text:p>
          </table:table-cell>
          <table:table-cell table:style-name="ce3" table:formula="of:=[$Redistribution_high.C76]" office:value-type="float" office:value="0.438375816710282" calcext:value-type="float">
            <text:p>0,4383758167</text:p>
          </table:table-cell>
          <table:table-cell table:style-name="ce3" table:formula="of:=[$Redistribution_high.D76]" office:value-type="float" office:value="0.392917039863055" calcext:value-type="float">
            <text:p>0,3929170399</text:p>
          </table:table-cell>
          <table:table-cell table:style-name="ce3" table:formula="of:=[$Redistribution_high.E76]" office:value-type="float" office:value="0.434018957564566" calcext:value-type="float">
            <text:p>0,4340189576</text:p>
          </table:table-cell>
          <table:table-cell table:number-columns-repeated="1009"/>
        </table:table-row>
        <table:table-row table:style-name="ro3">
          <table:table-cell table:style-name="ce3" table:formula="of:=[.A79]+1" office:value-type="float" office:value="124" calcext:value-type="float">
            <text:p>124</text:p>
          </table:table-cell>
          <table:table-cell table:style-name="ce3" table:formula="of:=[$Redistribution_central.B77]" office:value-type="float" office:value="0.389974542096533" calcext:value-type="float">
            <text:p>0,3899745421</text:p>
          </table:table-cell>
          <table:table-cell table:style-name="ce3" table:formula="of:=[$Redistribution_central.C77]" office:value-type="float" office:value="0.447437168398115" calcext:value-type="float">
            <text:p>0,4474371684</text:p>
          </table:table-cell>
          <table:table-cell table:style-name="ce3" table:formula="of:=[$Redistribution_central.D77]" office:value-type="float" office:value="0.392891678169113" calcext:value-type="float">
            <text:p>0,3928916782</text:p>
          </table:table-cell>
          <table:table-cell table:style-name="ce3" table:formula="of:=[$Redistribution_central.E77]" office:value-type="float" office:value="0.442372474290426" calcext:value-type="float">
            <text:p>0,4423724743</text:p>
          </table:table-cell>
          <table:table-cell/>
          <table:table-cell table:style-name="ce3" table:formula="of:=[$redistribution_low.B77]" office:value-type="float" office:value="0.388853936593021" calcext:value-type="float">
            <text:p>0,3888539366</text:p>
          </table:table-cell>
          <table:table-cell table:style-name="ce3" table:formula="of:=[$redistribution_low.C77]" office:value-type="float" office:value="0.451798354749975" calcext:value-type="float">
            <text:p>0,4517983547</text:p>
          </table:table-cell>
          <table:table-cell table:style-name="ce3" table:formula="of:=[$redistribution_low.D77]" office:value-type="float" office:value="0.392199862350461" calcext:value-type="float">
            <text:p>0,3921998624</text:p>
          </table:table-cell>
          <table:table-cell table:style-name="ce3" table:formula="of:=[$redistribution_low.E77]" office:value-type="float" office:value="0.447473374824126" calcext:value-type="float">
            <text:p>0,4474733748</text:p>
          </table:table-cell>
          <table:table-cell/>
          <table:table-cell table:style-name="ce3" table:formula="of:=[$Redistribution_high.B77]" office:value-type="float" office:value="0.394148893432238" calcext:value-type="float">
            <text:p>0,3941488934</text:p>
          </table:table-cell>
          <table:table-cell table:style-name="ce3" table:formula="of:=[$Redistribution_high.C77]" office:value-type="float" office:value="0.442525723958998" calcext:value-type="float">
            <text:p>0,442525724</text:p>
          </table:table-cell>
          <table:table-cell table:style-name="ce3" table:formula="of:=[$Redistribution_high.D77]" office:value-type="float" office:value="0.396392011311912" calcext:value-type="float">
            <text:p>0,3963920113</text:p>
          </table:table-cell>
          <table:table-cell table:style-name="ce3" table:formula="of:=[$Redistribution_high.E77]" office:value-type="float" office:value="0.438310625822235" calcext:value-type="float">
            <text:p>0,4383106258</text:p>
          </table:table-cell>
          <table:table-cell table:number-columns-repeated="1009"/>
        </table:table-row>
        <table:table-row table:style-name="ro3">
          <table:table-cell table:style-name="ce3" table:formula="of:=[.A80]+1" office:value-type="float" office:value="125" calcext:value-type="float">
            <text:p>125</text:p>
          </table:table-cell>
          <table:table-cell table:style-name="ce3" table:formula="of:=[$Redistribution_central.B78]" office:value-type="float" office:value="0.391392948305154" calcext:value-type="float">
            <text:p>0,3913929483</text:p>
          </table:table-cell>
          <table:table-cell table:style-name="ce3" table:formula="of:=[$Redistribution_central.C78]" office:value-type="float" office:value="0.449168553821132" calcext:value-type="float">
            <text:p>0,4491685538</text:p>
          </table:table-cell>
          <table:table-cell table:style-name="ce3" table:formula="of:=[$Redistribution_central.D78]" office:value-type="float" office:value="0.395741838594942" calcext:value-type="float">
            <text:p>0,3957418386</text:p>
          </table:table-cell>
          <table:table-cell table:style-name="ce3" table:formula="of:=[$Redistribution_central.E78]" office:value-type="float" office:value="0.441624430723776" calcext:value-type="float">
            <text:p>0,4416244307</text:p>
          </table:table-cell>
          <table:table-cell/>
          <table:table-cell table:style-name="ce3" table:formula="of:=[$redistribution_low.B78]" office:value-type="float" office:value="0.393081254529363" calcext:value-type="float">
            <text:p>0,3930812545</text:p>
          </table:table-cell>
          <table:table-cell table:style-name="ce3" table:formula="of:=[$redistribution_low.C78]" office:value-type="float" office:value="0.456147865518667" calcext:value-type="float">
            <text:p>0,4561478655</text:p>
          </table:table-cell>
          <table:table-cell table:style-name="ce3" table:formula="of:=[$redistribution_low.D78]" office:value-type="float" office:value="0.39670193145328" calcext:value-type="float">
            <text:p>0,3967019315</text:p>
          </table:table-cell>
          <table:table-cell table:style-name="ce3" table:formula="of:=[$redistribution_low.E78]" office:value-type="float" office:value="0.452007937302545" calcext:value-type="float">
            <text:p>0,4520079373</text:p>
          </table:table-cell>
          <table:table-cell/>
          <table:table-cell table:style-name="ce3" table:formula="of:=[$Redistribution_high.B78]" office:value-type="float" office:value="0.397149069723931" calcext:value-type="float">
            <text:p>0,3971490697</text:p>
          </table:table-cell>
          <table:table-cell table:style-name="ce3" table:formula="of:=[$Redistribution_high.C78]" office:value-type="float" office:value="0.442891671051546" calcext:value-type="float">
            <text:p>0,4428916711</text:p>
          </table:table-cell>
          <table:table-cell table:style-name="ce3" table:formula="of:=[$Redistribution_high.D78]" office:value-type="float" office:value="0.4005922592951" calcext:value-type="float">
            <text:p>0,4005922593</text:p>
          </table:table-cell>
          <table:table-cell table:style-name="ce3" table:formula="of:=[$Redistribution_high.E78]" office:value-type="float" office:value="0.436998424230737" calcext:value-type="float">
            <text:p>0,4369984242</text:p>
          </table:table-cell>
          <table:table-cell table:number-columns-repeated="1009"/>
        </table:table-row>
        <table:table-row table:style-name="ro3">
          <table:table-cell table:style-name="ce3" table:formula="of:=[.A81]+1" office:value-type="float" office:value="126" calcext:value-type="float">
            <text:p>126</text:p>
          </table:table-cell>
          <table:table-cell table:style-name="ce3" table:formula="of:=[$Redistribution_central.B79]" office:value-type="float" office:value="0.382198834572381" calcext:value-type="float">
            <text:p>0,3821988346</text:p>
          </table:table-cell>
          <table:table-cell table:style-name="ce3" table:formula="of:=[$Redistribution_central.C79]" office:value-type="float" office:value="0.435788937123899" calcext:value-type="float">
            <text:p>0,4357889371</text:p>
          </table:table-cell>
          <table:table-cell table:style-name="ce3" table:formula="of:=[$Redistribution_central.D79]" office:value-type="float" office:value="0.385187510336263" calcext:value-type="float">
            <text:p>0,3851875103</text:p>
          </table:table-cell>
          <table:table-cell table:style-name="ce3" table:formula="of:=[$Redistribution_central.E79]" office:value-type="float" office:value="0.430523570572641" calcext:value-type="float">
            <text:p>0,4305235706</text:p>
          </table:table-cell>
          <table:table-cell/>
          <table:table-cell table:style-name="ce3" table:formula="of:=[$redistribution_low.B79]" office:value-type="float" office:value="0.391070305056374" calcext:value-type="float">
            <text:p>0,3910703051</text:p>
          </table:table-cell>
          <table:table-cell table:style-name="ce3" table:formula="of:=[$redistribution_low.C79]" office:value-type="float" office:value="0.45463634684065" calcext:value-type="float">
            <text:p>0,4546363468</text:p>
          </table:table-cell>
          <table:table-cell table:style-name="ce3" table:formula="of:=[$redistribution_low.D79]" office:value-type="float" office:value="0.393694373842157" calcext:value-type="float">
            <text:p>0,3936943738</text:p>
          </table:table-cell>
          <table:table-cell table:style-name="ce3" table:formula="of:=[$redistribution_low.E79]" office:value-type="float" office:value="0.452496548836478" calcext:value-type="float">
            <text:p>0,4524965488</text:p>
          </table:table-cell>
          <table:table-cell/>
          <table:table-cell table:style-name="ce3" table:formula="of:=[$Redistribution_high.B79]" office:value-type="float" office:value="0.390232328805117" calcext:value-type="float">
            <text:p>0,3902323288</text:p>
          </table:table-cell>
          <table:table-cell table:style-name="ce3" table:formula="of:=[$Redistribution_high.C79]" office:value-type="float" office:value="0.435250355225582" calcext:value-type="float">
            <text:p>0,4352503552</text:p>
          </table:table-cell>
          <table:table-cell table:style-name="ce3" table:formula="of:=[$Redistribution_high.D79]" office:value-type="float" office:value="0.39301701006793" calcext:value-type="float">
            <text:p>0,3930170101</text:p>
          </table:table-cell>
          <table:table-cell table:style-name="ce3" table:formula="of:=[$Redistribution_high.E79]" office:value-type="float" office:value="0.430281084714941" calcext:value-type="float">
            <text:p>0,4302810847</text:p>
          </table:table-cell>
          <table:table-cell table:number-columns-repeated="1009"/>
        </table:table-row>
        <table:table-row table:style-name="ro3">
          <table:table-cell table:style-name="ce3" table:formula="of:=[.A82]+1" office:value-type="float" office:value="127" calcext:value-type="float">
            <text:p>127</text:p>
          </table:table-cell>
          <table:table-cell table:style-name="ce3" table:formula="of:=[$Redistribution_central.B80]" office:value-type="float" office:value="0.392747087943729" calcext:value-type="float">
            <text:p>0,3927470879</text:p>
          </table:table-cell>
          <table:table-cell table:style-name="ce3" table:formula="of:=[$Redistribution_central.C80]" office:value-type="float" office:value="0.449516313136377" calcext:value-type="float">
            <text:p>0,4495163131</text:p>
          </table:table-cell>
          <table:table-cell table:style-name="ce3" table:formula="of:=[$Redistribution_central.D80]" office:value-type="float" office:value="0.394687251869248" calcext:value-type="float">
            <text:p>0,3946872519</text:p>
          </table:table-cell>
          <table:table-cell table:style-name="ce3" table:formula="of:=[$Redistribution_central.E80]" office:value-type="float" office:value="0.446699057476087" calcext:value-type="float">
            <text:p>0,4466990575</text:p>
          </table:table-cell>
          <table:table-cell/>
          <table:table-cell table:style-name="ce3" table:formula="of:=[$redistribution_low.B80]" office:value-type="float" office:value="0.389604951131383" calcext:value-type="float">
            <text:p>0,3896049511</text:p>
          </table:table-cell>
          <table:table-cell table:style-name="ce3" table:formula="of:=[$redistribution_low.C80]" office:value-type="float" office:value="0.452516597685942" calcext:value-type="float">
            <text:p>0,4525165977</text:p>
          </table:table-cell>
          <table:table-cell table:style-name="ce3" table:formula="of:=[$redistribution_low.D80]" office:value-type="float" office:value="0.391973724804783" calcext:value-type="float">
            <text:p>0,3919737248</text:p>
          </table:table-cell>
          <table:table-cell table:style-name="ce3" table:formula="of:=[$redistribution_low.E80]" office:value-type="float" office:value="0.450077091287435" calcext:value-type="float">
            <text:p>0,4500770913</text:p>
          </table:table-cell>
          <table:table-cell/>
          <table:table-cell table:style-name="ce3" table:formula="of:=[$Redistribution_high.B80]" office:value-type="float" office:value="0.388225372773114" calcext:value-type="float">
            <text:p>0,3882253728</text:p>
          </table:table-cell>
          <table:table-cell table:style-name="ce3" table:formula="of:=[$Redistribution_high.C80]" office:value-type="float" office:value="0.429602371912894" calcext:value-type="float">
            <text:p>0,4296023719</text:p>
          </table:table-cell>
          <table:table-cell table:style-name="ce3" table:formula="of:=[$Redistribution_high.D80]" office:value-type="float" office:value="0.391224845472829" calcext:value-type="float">
            <text:p>0,3912248455</text:p>
          </table:table-cell>
          <table:table-cell table:style-name="ce3" table:formula="of:=[$Redistribution_high.E80]" office:value-type="float" office:value="0.424583814874396" calcext:value-type="float">
            <text:p>0,4245838149</text:p>
          </table:table-cell>
          <table:table-cell table:number-columns-repeated="1009"/>
        </table:table-row>
        <table:table-row table:style-name="ro3">
          <table:table-cell table:style-name="ce3" table:formula="of:=[.A83]+1" office:value-type="float" office:value="128" calcext:value-type="float">
            <text:p>128</text:p>
          </table:table-cell>
          <table:table-cell table:style-name="ce3" table:formula="of:=[$Redistribution_central.B81]" office:value-type="float" office:value="0.39418257297833" calcext:value-type="float">
            <text:p>0,394182573</text:p>
          </table:table-cell>
          <table:table-cell table:style-name="ce3" table:formula="of:=[$Redistribution_central.C81]" office:value-type="float" office:value="0.444735563967243" calcext:value-type="float">
            <text:p>0,444735564</text:p>
          </table:table-cell>
          <table:table-cell table:style-name="ce3" table:formula="of:=[$Redistribution_central.D81]" office:value-type="float" office:value="0.396013950249943" calcext:value-type="float">
            <text:p>0,3960139502</text:p>
          </table:table-cell>
          <table:table-cell table:style-name="ce3" table:formula="of:=[$Redistribution_central.E81]" office:value-type="float" office:value="0.442875474857326" calcext:value-type="float">
            <text:p>0,4428754749</text:p>
          </table:table-cell>
          <table:table-cell/>
          <table:table-cell table:style-name="ce3" table:formula="of:=[$redistribution_low.B81]" office:value-type="float" office:value="0.384982017321316" calcext:value-type="float">
            <text:p>0,3849820173</text:p>
          </table:table-cell>
          <table:table-cell table:style-name="ce3" table:formula="of:=[$redistribution_low.C81]" office:value-type="float" office:value="0.442646996420816" calcext:value-type="float">
            <text:p>0,4426469964</text:p>
          </table:table-cell>
          <table:table-cell table:style-name="ce3" table:formula="of:=[$redistribution_low.D81]" office:value-type="float" office:value="0.387287522143555" calcext:value-type="float">
            <text:p>0,3872875221</text:p>
          </table:table-cell>
          <table:table-cell table:style-name="ce3" table:formula="of:=[$redistribution_low.E81]" office:value-type="float" office:value="0.441569939435235" calcext:value-type="float">
            <text:p>0,4415699394</text:p>
          </table:table-cell>
          <table:table-cell/>
          <table:table-cell table:style-name="ce3" table:formula="of:=[$Redistribution_high.B81]" office:value-type="float" office:value="0.381139827142392" calcext:value-type="float">
            <text:p>0,3811398271</text:p>
          </table:table-cell>
          <table:table-cell table:style-name="ce3" table:formula="of:=[$Redistribution_high.C81]" office:value-type="float" office:value="0.421007320382206" calcext:value-type="float">
            <text:p>0,4210073204</text:p>
          </table:table-cell>
          <table:table-cell table:style-name="ce3" table:formula="of:=[$Redistribution_high.D81]" office:value-type="float" office:value="0.383014626467552" calcext:value-type="float">
            <text:p>0,3830146265</text:p>
          </table:table-cell>
          <table:table-cell table:style-name="ce3" table:formula="of:=[$Redistribution_high.E81]" office:value-type="float" office:value="0.417617759648428" calcext:value-type="float">
            <text:p>0,4176177596</text:p>
          </table:table-cell>
          <table:table-cell table:number-columns-repeated="1009"/>
        </table:table-row>
        <table:table-row table:style-name="ro3">
          <table:table-cell table:style-name="ce3" table:formula="of:=[.A84]+1" office:value-type="float" office:value="129" calcext:value-type="float">
            <text:p>129</text:p>
          </table:table-cell>
          <table:table-cell table:style-name="ce3" table:formula="of:=[$Redistribution_central.B82]" office:value-type="float" office:value="0.393004493296932" calcext:value-type="float">
            <text:p>0,3930044933</text:p>
          </table:table-cell>
          <table:table-cell table:style-name="ce3" table:formula="of:=[$Redistribution_central.C82]" office:value-type="float" office:value="0.444899330264684" calcext:value-type="float">
            <text:p>0,4448993303</text:p>
          </table:table-cell>
          <table:table-cell table:style-name="ce3" table:formula="of:=[$Redistribution_central.D82]" office:value-type="float" office:value="0.395691131309621" calcext:value-type="float">
            <text:p>0,3956911313</text:p>
          </table:table-cell>
          <table:table-cell table:style-name="ce3" table:formula="of:=[$Redistribution_central.E82]" office:value-type="float" office:value="0.44006060034556" calcext:value-type="float">
            <text:p>0,4400606003</text:p>
          </table:table-cell>
          <table:table-cell/>
          <table:table-cell table:style-name="ce3" table:formula="of:=[$redistribution_low.B82]" office:value-type="float" office:value="0.388798916255516" calcext:value-type="float">
            <text:p>0,3887989163</text:p>
          </table:table-cell>
          <table:table-cell table:style-name="ce3" table:formula="of:=[$redistribution_low.C82]" office:value-type="float" office:value="0.444993414106502" calcext:value-type="float">
            <text:p>0,4449934141</text:p>
          </table:table-cell>
          <table:table-cell table:style-name="ce3" table:formula="of:=[$redistribution_low.D82]" office:value-type="float" office:value="0.390561326411818" calcext:value-type="float">
            <text:p>0,3905613264</text:p>
          </table:table-cell>
          <table:table-cell table:style-name="ce3" table:formula="of:=[$redistribution_low.E82]" office:value-type="float" office:value="0.443491161867702" calcext:value-type="float">
            <text:p>0,4434911619</text:p>
          </table:table-cell>
          <table:table-cell/>
          <table:table-cell table:style-name="ce3" table:formula="of:=[$Redistribution_high.B82]" office:value-type="float" office:value="0.387289362384184" calcext:value-type="float">
            <text:p>0,3872893624</text:p>
          </table:table-cell>
          <table:table-cell table:style-name="ce3" table:formula="of:=[$Redistribution_high.C82]" office:value-type="float" office:value="0.424703317399967" calcext:value-type="float">
            <text:p>0,4247033174</text:p>
          </table:table-cell>
          <table:table-cell table:style-name="ce3" table:formula="of:=[$Redistribution_high.D82]" office:value-type="float" office:value="0.389282841160029" calcext:value-type="float">
            <text:p>0,3892828412</text:p>
          </table:table-cell>
          <table:table-cell table:style-name="ce3" table:formula="of:=[$Redistribution_high.E82]" office:value-type="float" office:value="0.421137551951164" calcext:value-type="float">
            <text:p>0,421137552</text:p>
          </table:table-cell>
          <table:table-cell table:number-columns-repeated="1009"/>
        </table:table-row>
        <table:table-row table:style-name="ro3">
          <table:table-cell table:style-name="ce3" table:formula="of:=[.A85]+1" office:value-type="float" office:value="130" calcext:value-type="float">
            <text:p>130</text:p>
          </table:table-cell>
          <table:table-cell table:style-name="ce3" table:formula="of:=[$Redistribution_central.B83]" office:value-type="float" office:value="0.388276349000111" calcext:value-type="float">
            <text:p>0,388276349</text:p>
          </table:table-cell>
          <table:table-cell table:style-name="ce3" table:formula="of:=[$Redistribution_central.C83]" office:value-type="float" office:value="0.440433736226115" calcext:value-type="float">
            <text:p>0,4404337362</text:p>
          </table:table-cell>
          <table:table-cell table:style-name="ce3" table:formula="of:=[$Redistribution_central.D83]" office:value-type="float" office:value="0.390030349477556" calcext:value-type="float">
            <text:p>0,3900303495</text:p>
          </table:table-cell>
          <table:table-cell table:style-name="ce3" table:formula="of:=[$Redistribution_central.E83]" office:value-type="float" office:value="0.437336034787446" calcext:value-type="float">
            <text:p>0,4373360348</text:p>
          </table:table-cell>
          <table:table-cell/>
          <table:table-cell table:style-name="ce3" table:formula="of:=[$redistribution_low.B83]" office:value-type="float" office:value="0.383901665223458" calcext:value-type="float">
            <text:p>0,3839016652</text:p>
          </table:table-cell>
          <table:table-cell table:style-name="ce3" table:formula="of:=[$redistribution_low.C83]" office:value-type="float" office:value="0.44570691275298" calcext:value-type="float">
            <text:p>0,4457069128</text:p>
          </table:table-cell>
          <table:table-cell table:style-name="ce3" table:formula="of:=[$redistribution_low.D83]" office:value-type="float" office:value="0.386084988105807" calcext:value-type="float">
            <text:p>0,3860849881</text:p>
          </table:table-cell>
          <table:table-cell table:style-name="ce3" table:formula="of:=[$redistribution_low.E83]" office:value-type="float" office:value="0.443506178513132" calcext:value-type="float">
            <text:p>0,4435061785</text:p>
          </table:table-cell>
          <table:table-cell/>
          <table:table-cell table:style-name="ce3" table:formula="of:=[$Redistribution_high.B83]" office:value-type="float" office:value="0.397258605416654" calcext:value-type="float">
            <text:p>0,3972586054</text:p>
          </table:table-cell>
          <table:table-cell table:style-name="ce3" table:formula="of:=[$Redistribution_high.C83]" office:value-type="float" office:value="0.435105551133014" calcext:value-type="float">
            <text:p>0,4351055511</text:p>
          </table:table-cell>
          <table:table-cell table:style-name="ce3" table:formula="of:=[$Redistribution_high.D83]" office:value-type="float" office:value="0.399047942079682" calcext:value-type="float">
            <text:p>0,3990479421</text:p>
          </table:table-cell>
          <table:table-cell table:style-name="ce3" table:formula="of:=[$Redistribution_high.E83]" office:value-type="float" office:value="0.431699563323628" calcext:value-type="float">
            <text:p>0,4316995633</text:p>
          </table:table-cell>
          <table:table-cell table:number-columns-repeated="1009"/>
        </table:table-row>
        <table:table-row table:style-name="ro3">
          <table:table-cell table:style-name="ce3" table:formula="of:=[.A86]+1" office:value-type="float" office:value="131" calcext:value-type="float">
            <text:p>131</text:p>
          </table:table-cell>
          <table:table-cell table:style-name="ce3" table:formula="of:=[$Redistribution_central.B84]" office:value-type="float" office:value="0.389139929972987" calcext:value-type="float">
            <text:p>0,38913993</text:p>
          </table:table-cell>
          <table:table-cell table:style-name="ce3" table:formula="of:=[$Redistribution_central.C84]" office:value-type="float" office:value="0.433714171956715" calcext:value-type="float">
            <text:p>0,433714172</text:p>
          </table:table-cell>
          <table:table-cell table:style-name="ce3" table:formula="of:=[$Redistribution_central.D84]" office:value-type="float" office:value="0.390721987228098" calcext:value-type="float">
            <text:p>0,3907219872</text:p>
          </table:table-cell>
          <table:table-cell table:style-name="ce3" table:formula="of:=[$Redistribution_central.E84]" office:value-type="float" office:value="0.432015208310079" calcext:value-type="float">
            <text:p>0,4320152083</text:p>
          </table:table-cell>
          <table:table-cell/>
          <table:table-cell table:style-name="ce3" table:formula="of:=[$redistribution_low.B84]" office:value-type="float" office:value="0.380688000962355" calcext:value-type="float">
            <text:p>0,380688001</text:p>
          </table:table-cell>
          <table:table-cell table:style-name="ce3" table:formula="of:=[$redistribution_low.C84]" office:value-type="float" office:value="0.440510895745997" calcext:value-type="float">
            <text:p>0,4405108957</text:p>
          </table:table-cell>
          <table:table-cell table:style-name="ce3" table:formula="of:=[$redistribution_low.D84]" office:value-type="float" office:value="0.382529786643211" calcext:value-type="float">
            <text:p>0,3825297866</text:p>
          </table:table-cell>
          <table:table-cell table:style-name="ce3" table:formula="of:=[$redistribution_low.E84]" office:value-type="float" office:value="0.440232541071336" calcext:value-type="float">
            <text:p>0,4402325411</text:p>
          </table:table-cell>
          <table:table-cell/>
          <table:table-cell table:style-name="ce3" table:formula="of:=[$Redistribution_high.B84]" office:value-type="float" office:value="0.392641954655419" calcext:value-type="float">
            <text:p>0,3926419547</text:p>
          </table:table-cell>
          <table:table-cell table:style-name="ce3" table:formula="of:=[$Redistribution_high.C84]" office:value-type="float" office:value="0.429683344567212" calcext:value-type="float">
            <text:p>0,4296833446</text:p>
          </table:table-cell>
          <table:table-cell table:style-name="ce3" table:formula="of:=[$Redistribution_high.D84]" office:value-type="float" office:value="0.395626044478295" calcext:value-type="float">
            <text:p>0,3956260445</text:p>
          </table:table-cell>
          <table:table-cell table:style-name="ce3" table:formula="of:=[$Redistribution_high.E84]" office:value-type="float" office:value="0.424930735136345" calcext:value-type="float">
            <text:p>0,4249307351</text:p>
          </table:table-cell>
          <table:table-cell table:number-columns-repeated="1009"/>
        </table:table-row>
        <table:table-row table:style-name="ro3">
          <table:table-cell table:style-name="ce3" table:formula="of:=[.A87]+1" office:value-type="float" office:value="132" calcext:value-type="float">
            <text:p>132</text:p>
          </table:table-cell>
          <table:table-cell table:style-name="ce3" table:formula="of:=[$Redistribution_central.B85]" office:value-type="float" office:value="0.387342572310884" calcext:value-type="float">
            <text:p>0,3873425723</text:p>
          </table:table-cell>
          <table:table-cell table:style-name="ce3" table:formula="of:=[$Redistribution_central.C85]" office:value-type="float" office:value="0.439028097772021" calcext:value-type="float">
            <text:p>0,4390280978</text:p>
          </table:table-cell>
          <table:table-cell table:style-name="ce3" table:formula="of:=[$Redistribution_central.D85]" office:value-type="float" office:value="0.389032909953752" calcext:value-type="float">
            <text:p>0,38903291</text:p>
          </table:table-cell>
          <table:table-cell table:style-name="ce3" table:formula="of:=[$Redistribution_central.E85]" office:value-type="float" office:value="0.435427078319104" calcext:value-type="float">
            <text:p>0,4354270783</text:p>
          </table:table-cell>
          <table:table-cell/>
          <table:table-cell table:style-name="ce3" table:formula="of:=[$redistribution_low.B85]" office:value-type="float" office:value="0.380391826475015" calcext:value-type="float">
            <text:p>0,3803918265</text:p>
          </table:table-cell>
          <table:table-cell table:style-name="ce3" table:formula="of:=[$redistribution_low.C85]" office:value-type="float" office:value="0.439390283181488" calcext:value-type="float">
            <text:p>0,4393902832</text:p>
          </table:table-cell>
          <table:table-cell table:style-name="ce3" table:formula="of:=[$redistribution_low.D85]" office:value-type="float" office:value="0.381541460893903" calcext:value-type="float">
            <text:p>0,3815414609</text:p>
          </table:table-cell>
          <table:table-cell table:style-name="ce3" table:formula="of:=[$redistribution_low.E85]" office:value-type="float" office:value="0.438924029118541" calcext:value-type="float">
            <text:p>0,4389240291</text:p>
          </table:table-cell>
          <table:table-cell/>
          <table:table-cell table:style-name="ce3" table:formula="of:=[$Redistribution_high.B85]" office:value-type="float" office:value="0.392654306698599" calcext:value-type="float">
            <text:p>0,3926543067</text:p>
          </table:table-cell>
          <table:table-cell table:style-name="ce3" table:formula="of:=[$Redistribution_high.C85]" office:value-type="float" office:value="0.437860183432703" calcext:value-type="float">
            <text:p>0,4378601834</text:p>
          </table:table-cell>
          <table:table-cell table:style-name="ce3" table:formula="of:=[$Redistribution_high.D85]" office:value-type="float" office:value="0.395638872824053" calcext:value-type="float">
            <text:p>0,3956388728</text:p>
          </table:table-cell>
          <table:table-cell table:style-name="ce3" table:formula="of:=[$Redistribution_high.E85]" office:value-type="float" office:value="0.433265479162039" calcext:value-type="float">
            <text:p>0,4332654792</text:p>
          </table:table-cell>
          <table:table-cell table:number-columns-repeated="1009"/>
        </table:table-row>
        <table:table-row table:style-name="ro3">
          <table:table-cell table:style-name="ce3" table:formula="of:=[.A88]+1" office:value-type="float" office:value="133" calcext:value-type="float">
            <text:p>133</text:p>
          </table:table-cell>
          <table:table-cell table:style-name="ce3" table:formula="of:=[$Redistribution_central.B86]" office:value-type="float" office:value="0.384289545538112" calcext:value-type="float">
            <text:p>0,3842895455</text:p>
          </table:table-cell>
          <table:table-cell table:style-name="ce3" table:formula="of:=[$Redistribution_central.C86]" office:value-type="float" office:value="0.435329633098438" calcext:value-type="float">
            <text:p>0,4353296331</text:p>
          </table:table-cell>
          <table:table-cell table:style-name="ce3" table:formula="of:=[$Redistribution_central.D86]" office:value-type="float" office:value="0.38590098248329" calcext:value-type="float">
            <text:p>0,3859009825</text:p>
          </table:table-cell>
          <table:table-cell table:style-name="ce3" table:formula="of:=[$Redistribution_central.E86]" office:value-type="float" office:value="0.434619440389548" calcext:value-type="float">
            <text:p>0,4346194404</text:p>
          </table:table-cell>
          <table:table-cell/>
          <table:table-cell table:style-name="ce3" table:formula="of:=[$redistribution_low.B86]" office:value-type="float" office:value="0.380081737703395" calcext:value-type="float">
            <text:p>0,3800817377</text:p>
          </table:table-cell>
          <table:table-cell table:style-name="ce3" table:formula="of:=[$redistribution_low.C86]" office:value-type="float" office:value="0.441318303927718" calcext:value-type="float">
            <text:p>0,4413183039</text:p>
          </table:table-cell>
          <table:table-cell table:style-name="ce3" table:formula="of:=[$redistribution_low.D86]" office:value-type="float" office:value="0.382653657321613" calcext:value-type="float">
            <text:p>0,3826536573</text:p>
          </table:table-cell>
          <table:table-cell table:style-name="ce3" table:formula="of:=[$redistribution_low.E86]" office:value-type="float" office:value="0.439281898463788" calcext:value-type="float">
            <text:p>0,4392818985</text:p>
          </table:table-cell>
          <table:table-cell/>
          <table:table-cell table:style-name="ce3" table:formula="of:=[$Redistribution_high.B86]" office:value-type="float" office:value="0.390209507468693" calcext:value-type="float">
            <text:p>0,3902095075</text:p>
          </table:table-cell>
          <table:table-cell table:style-name="ce3" table:formula="of:=[$Redistribution_high.C86]" office:value-type="float" office:value="0.428142100442832" calcext:value-type="float">
            <text:p>0,4281421004</text:p>
          </table:table-cell>
          <table:table-cell table:style-name="ce3" table:formula="of:=[$Redistribution_high.D86]" office:value-type="float" office:value="0.392710953805338" calcext:value-type="float">
            <text:p>0,3927109538</text:p>
          </table:table-cell>
          <table:table-cell table:style-name="ce3" table:formula="of:=[$Redistribution_high.E86]" office:value-type="float" office:value="0.42351409405356" calcext:value-type="float">
            <text:p>0,4235140941</text:p>
          </table:table-cell>
          <table:table-cell table:number-columns-repeated="1009"/>
        </table:table-row>
        <table:table-row table:style-name="ro3">
          <table:table-cell table:style-name="ce3" table:formula="of:=[.A89]+1" office:value-type="float" office:value="134" calcext:value-type="float">
            <text:p>134</text:p>
          </table:table-cell>
          <table:table-cell table:style-name="ce3" table:formula="of:=[$Redistribution_central.B87]" office:value-type="float" office:value="0.388879145204262" calcext:value-type="float">
            <text:p>0,3888791452</text:p>
          </table:table-cell>
          <table:table-cell table:style-name="ce3" table:formula="of:=[$Redistribution_central.C87]" office:value-type="float" office:value="0.437832723814682" calcext:value-type="float">
            <text:p>0,4378327238</text:p>
          </table:table-cell>
          <table:table-cell table:style-name="ce3" table:formula="of:=[$Redistribution_central.D87]" office:value-type="float" office:value="0.390267622649032" calcext:value-type="float">
            <text:p>0,3902676226</text:p>
          </table:table-cell>
          <table:table-cell table:style-name="ce3" table:formula="of:=[$Redistribution_central.E87]" office:value-type="float" office:value="0.435163776477114" calcext:value-type="float">
            <text:p>0,4351637765</text:p>
          </table:table-cell>
          <table:table-cell/>
          <table:table-cell table:style-name="ce3" table:formula="of:=[$redistribution_low.B87]" office:value-type="float" office:value="0.381678590843926" calcext:value-type="float">
            <text:p>0,3816785908</text:p>
          </table:table-cell>
          <table:table-cell table:style-name="ce3" table:formula="of:=[$redistribution_low.C87]" office:value-type="float" office:value="0.442962708949958" calcext:value-type="float">
            <text:p>0,4429627089</text:p>
          </table:table-cell>
          <table:table-cell table:style-name="ce3" table:formula="of:=[$redistribution_low.D87]" office:value-type="float" office:value="0.383999041208933" calcext:value-type="float">
            <text:p>0,3839990412</text:p>
          </table:table-cell>
          <table:table-cell table:style-name="ce3" table:formula="of:=[$redistribution_low.E87]" office:value-type="float" office:value="0.440647431120175" calcext:value-type="float">
            <text:p>0,4406474311</text:p>
          </table:table-cell>
          <table:table-cell/>
          <table:table-cell table:style-name="ce3" table:formula="of:=[$Redistribution_high.B87]" office:value-type="float" office:value="0.389281871017408" calcext:value-type="float">
            <text:p>0,389281871</text:p>
          </table:table-cell>
          <table:table-cell table:style-name="ce3" table:formula="of:=[$Redistribution_high.C87]" office:value-type="float" office:value="0.425568766629402" calcext:value-type="float">
            <text:p>0,4255687666</text:p>
          </table:table-cell>
          <table:table-cell table:style-name="ce3" table:formula="of:=[$Redistribution_high.D87]" office:value-type="float" office:value="0.391130266235187" calcext:value-type="float">
            <text:p>0,3911302662</text:p>
          </table:table-cell>
          <table:table-cell table:style-name="ce3" table:formula="of:=[$Redistribution_high.E87]" office:value-type="float" office:value="0.421939796133699" calcext:value-type="float">
            <text:p>0,4219397961</text:p>
          </table:table-cell>
          <table:table-cell table:number-columns-repeated="1009"/>
        </table:table-row>
        <table:table-row table:style-name="ro3">
          <table:table-cell table:style-name="ce3" table:formula="of:=[.A90]+1" office:value-type="float" office:value="135" calcext:value-type="float">
            <text:p>135</text:p>
          </table:table-cell>
          <table:table-cell table:style-name="ce3" table:formula="of:=[$Redistribution_central.B88]" office:value-type="float" office:value="0.386700752197751" calcext:value-type="float">
            <text:p>0,3867007522</text:p>
          </table:table-cell>
          <table:table-cell table:style-name="ce3" table:formula="of:=[$Redistribution_central.C88]" office:value-type="float" office:value="0.433303903606624" calcext:value-type="float">
            <text:p>0,4333039036</text:p>
          </table:table-cell>
          <table:table-cell table:style-name="ce3" table:formula="of:=[$Redistribution_central.D88]" office:value-type="float" office:value="0.388580835331847" calcext:value-type="float">
            <text:p>0,3885808353</text:p>
          </table:table-cell>
          <table:table-cell table:style-name="ce3" table:formula="of:=[$Redistribution_central.E88]" office:value-type="float" office:value="0.429762486773971" calcext:value-type="float">
            <text:p>0,4297624868</text:p>
          </table:table-cell>
          <table:table-cell/>
          <table:table-cell table:style-name="ce3" table:formula="of:=[$redistribution_low.B88]" office:value-type="float" office:value="0.378348755077297" calcext:value-type="float">
            <text:p>0,3783487551</text:p>
          </table:table-cell>
          <table:table-cell table:style-name="ce3" table:formula="of:=[$redistribution_low.C88]" office:value-type="float" office:value="0.438147046016652" calcext:value-type="float">
            <text:p>0,438147046</text:p>
          </table:table-cell>
          <table:table-cell table:style-name="ce3" table:formula="of:=[$redistribution_low.D88]" office:value-type="float" office:value="0.380524934122138" calcext:value-type="float">
            <text:p>0,3805249341</text:p>
          </table:table-cell>
          <table:table-cell table:style-name="ce3" table:formula="of:=[$redistribution_low.E88]" office:value-type="float" office:value="0.43716112333869" calcext:value-type="float">
            <text:p>0,4371611233</text:p>
          </table:table-cell>
          <table:table-cell/>
          <table:table-cell table:style-name="ce3" table:formula="of:=[$Redistribution_high.B88]" office:value-type="float" office:value="0.383426595238827" calcext:value-type="float">
            <text:p>0,3834265952</text:p>
          </table:table-cell>
          <table:table-cell table:style-name="ce3" table:formula="of:=[$Redistribution_high.C88]" office:value-type="float" office:value="0.421519603108379" calcext:value-type="float">
            <text:p>0,4215196031</text:p>
          </table:table-cell>
          <table:table-cell table:style-name="ce3" table:formula="of:=[$Redistribution_high.D88]" office:value-type="float" office:value="0.385570816266344" calcext:value-type="float">
            <text:p>0,3855708163</text:p>
          </table:table-cell>
          <table:table-cell table:style-name="ce3" table:formula="of:=[$Redistribution_high.E88]" office:value-type="float" office:value="0.417103868678911" calcext:value-type="float">
            <text:p>0,4171038687</text:p>
          </table:table-cell>
          <table:table-cell table:number-columns-repeated="1009"/>
        </table:table-row>
        <table:table-row table:style-name="ro3">
          <table:table-cell table:style-name="ce3" table:formula="of:=[.A91]+1" office:value-type="float" office:value="136" calcext:value-type="float">
            <text:p>136</text:p>
          </table:table-cell>
          <table:table-cell table:style-name="ce3" table:formula="of:=[$Redistribution_central.B89]" office:value-type="float" office:value="0.38022525881103" calcext:value-type="float">
            <text:p>0,3802252588</text:p>
          </table:table-cell>
          <table:table-cell table:style-name="ce3" table:formula="of:=[$Redistribution_central.C89]" office:value-type="float" office:value="0.430585287103623" calcext:value-type="float">
            <text:p>0,4305852871</text:p>
          </table:table-cell>
          <table:table-cell table:style-name="ce3" table:formula="of:=[$Redistribution_central.D89]" office:value-type="float" office:value="0.38178781315488" calcext:value-type="float">
            <text:p>0,3817878132</text:p>
          </table:table-cell>
          <table:table-cell table:style-name="ce3" table:formula="of:=[$Redistribution_central.E89]" office:value-type="float" office:value="0.427434936017885" calcext:value-type="float">
            <text:p>0,427434936</text:p>
          </table:table-cell>
          <table:table-cell/>
          <table:table-cell table:style-name="ce3" table:formula="of:=[$redistribution_low.B89]" office:value-type="float" office:value="0.381332635809252" calcext:value-type="float">
            <text:p>0,3813326358</text:p>
          </table:table-cell>
          <table:table-cell table:style-name="ce3" table:formula="of:=[$redistribution_low.C89]" office:value-type="float" office:value="0.440387846132573" calcext:value-type="float">
            <text:p>0,4403878461</text:p>
          </table:table-cell>
          <table:table-cell table:style-name="ce3" table:formula="of:=[$redistribution_low.D89]" office:value-type="float" office:value="0.382896317879841" calcext:value-type="float">
            <text:p>0,3828963179</text:p>
          </table:table-cell>
          <table:table-cell table:style-name="ce3" table:formula="of:=[$redistribution_low.E89]" office:value-type="float" office:value="0.440527014148003" calcext:value-type="float">
            <text:p>0,4405270141</text:p>
          </table:table-cell>
          <table:table-cell/>
          <table:table-cell table:style-name="ce3" table:formula="of:=[$Redistribution_high.B89]" office:value-type="float" office:value="0.377082350502737" calcext:value-type="float">
            <text:p>0,3770823505</text:p>
          </table:table-cell>
          <table:table-cell table:style-name="ce3" table:formula="of:=[$Redistribution_high.C89]" office:value-type="float" office:value="0.416582417077697" calcext:value-type="float">
            <text:p>0,4165824171</text:p>
          </table:table-cell>
          <table:table-cell table:style-name="ce3" table:formula="of:=[$Redistribution_high.D89]" office:value-type="float" office:value="0.378802518889814" calcext:value-type="float">
            <text:p>0,3788025189</text:p>
          </table:table-cell>
          <table:table-cell table:style-name="ce3" table:formula="of:=[$Redistribution_high.E89]" office:value-type="float" office:value="0.412790873538462" calcext:value-type="float">
            <text:p>0,4127908735</text:p>
          </table:table-cell>
          <table:table-cell table:number-columns-repeated="1009"/>
        </table:table-row>
        <table:table-row table:style-name="ro3">
          <table:table-cell table:style-name="ce3" table:formula="of:=[.A92]+1" office:value-type="float" office:value="137" calcext:value-type="float">
            <text:p>137</text:p>
          </table:table-cell>
          <table:table-cell table:style-name="ce3" table:formula="of:=[$Redistribution_central.B90]" office:value-type="float" office:value="0.378234473926316" calcext:value-type="float">
            <text:p>0,3782344739</text:p>
          </table:table-cell>
          <table:table-cell table:style-name="ce3" table:formula="of:=[$Redistribution_central.C90]" office:value-type="float" office:value="0.424314234606418" calcext:value-type="float">
            <text:p>0,4243142346</text:p>
          </table:table-cell>
          <table:table-cell table:style-name="ce3" table:formula="of:=[$Redistribution_central.D90]" office:value-type="float" office:value="0.380360621880705" calcext:value-type="float">
            <text:p>0,3803606219</text:p>
          </table:table-cell>
          <table:table-cell table:style-name="ce3" table:formula="of:=[$Redistribution_central.E90]" office:value-type="float" office:value="0.42069446077009" calcext:value-type="float">
            <text:p>0,4206944608</text:p>
          </table:table-cell>
          <table:table-cell/>
          <table:table-cell table:style-name="ce3" table:formula="of:=[$redistribution_low.B90]" office:value-type="float" office:value="0.377897468885038" calcext:value-type="float">
            <text:p>0,3778974689</text:p>
          </table:table-cell>
          <table:table-cell table:style-name="ce3" table:formula="of:=[$redistribution_low.C90]" office:value-type="float" office:value="0.434328937691102" calcext:value-type="float">
            <text:p>0,4343289377</text:p>
          </table:table-cell>
          <table:table-cell table:style-name="ce3" table:formula="of:=[$redistribution_low.D90]" office:value-type="float" office:value="0.37983883991687" calcext:value-type="float">
            <text:p>0,3798388399</text:p>
          </table:table-cell>
          <table:table-cell table:style-name="ce3" table:formula="of:=[$redistribution_low.E90]" office:value-type="float" office:value="0.432339396459514" calcext:value-type="float">
            <text:p>0,4323393965</text:p>
          </table:table-cell>
          <table:table-cell/>
          <table:table-cell table:style-name="ce3" table:formula="of:=[$Redistribution_high.B90]" office:value-type="float" office:value="0.378654107342791" calcext:value-type="float">
            <text:p>0,3786541073</text:p>
          </table:table-cell>
          <table:table-cell table:style-name="ce3" table:formula="of:=[$Redistribution_high.C90]" office:value-type="float" office:value="0.413006981636934" calcext:value-type="float">
            <text:p>0,4130069816</text:p>
          </table:table-cell>
          <table:table-cell table:style-name="ce3" table:formula="of:=[$Redistribution_high.D90]" office:value-type="float" office:value="0.380798176730561" calcext:value-type="float">
            <text:p>0,3807981767</text:p>
          </table:table-cell>
          <table:table-cell table:style-name="ce3" table:formula="of:=[$Redistribution_high.E90]" office:value-type="float" office:value="0.410982318916317" calcext:value-type="float">
            <text:p>0,4109823189</text:p>
          </table:table-cell>
          <table:table-cell table:number-columns-repeated="1009"/>
        </table:table-row>
        <table:table-row table:style-name="ro3">
          <table:table-cell table:style-name="ce3" table:formula="of:=[.A93]+1" office:value-type="float" office:value="138" calcext:value-type="float">
            <text:p>138</text:p>
          </table:table-cell>
          <table:table-cell table:style-name="ce3" table:formula="of:=[$Redistribution_central.B91]" office:value-type="float" office:value="0.386622375686825" calcext:value-type="float">
            <text:p>0,3866223757</text:p>
          </table:table-cell>
          <table:table-cell table:style-name="ce3" table:formula="of:=[$Redistribution_central.C91]" office:value-type="float" office:value="0.428268908051601" calcext:value-type="float">
            <text:p>0,4282689081</text:p>
          </table:table-cell>
          <table:table-cell table:style-name="ce3" table:formula="of:=[$Redistribution_central.D91]" office:value-type="float" office:value="0.388024144947871" calcext:value-type="float">
            <text:p>0,3880241449</text:p>
          </table:table-cell>
          <table:table-cell table:style-name="ce3" table:formula="of:=[$Redistribution_central.E91]" office:value-type="float" office:value="0.425595826009635" calcext:value-type="float">
            <text:p>0,425595826</text:p>
          </table:table-cell>
          <table:table-cell/>
          <table:table-cell table:style-name="ce3" table:formula="of:=[$redistribution_low.B91]" office:value-type="float" office:value="0.369134109142458" calcext:value-type="float">
            <text:p>0,3691341091</text:p>
          </table:table-cell>
          <table:table-cell table:style-name="ce3" table:formula="of:=[$redistribution_low.C91]" office:value-type="float" office:value="0.43059899888424" calcext:value-type="float">
            <text:p>0,4305989989</text:p>
          </table:table-cell>
          <table:table-cell table:style-name="ce3" table:formula="of:=[$redistribution_low.D91]" office:value-type="float" office:value="0.371104757780875" calcext:value-type="float">
            <text:p>0,3711047578</text:p>
          </table:table-cell>
          <table:table-cell table:style-name="ce3" table:formula="of:=[$redistribution_low.E91]" office:value-type="float" office:value="0.428412854309068" calcext:value-type="float">
            <text:p>0,4284128543</text:p>
          </table:table-cell>
          <table:table-cell/>
          <table:table-cell table:style-name="ce3" table:formula="of:=[$Redistribution_high.B91]" office:value-type="float" office:value="0.383270163612644" calcext:value-type="float">
            <text:p>0,3832701636</text:p>
          </table:table-cell>
          <table:table-cell table:style-name="ce3" table:formula="of:=[$Redistribution_high.C91]" office:value-type="float" office:value="0.41819584256847" calcext:value-type="float">
            <text:p>0,4181958426</text:p>
          </table:table-cell>
          <table:table-cell table:style-name="ce3" table:formula="of:=[$Redistribution_high.D91]" office:value-type="float" office:value="0.384962070005712" calcext:value-type="float">
            <text:p>0,38496207</text:p>
          </table:table-cell>
          <table:table-cell table:style-name="ce3" table:formula="of:=[$Redistribution_high.E91]" office:value-type="float" office:value="0.41674286702835" calcext:value-type="float">
            <text:p>0,416742867</text:p>
          </table:table-cell>
          <table:table-cell table:number-columns-repeated="1009"/>
        </table:table-row>
        <table:table-row table:style-name="ro3">
          <table:table-cell table:style-name="ce3" table:formula="of:=[.A94]+1" office:value-type="float" office:value="139" calcext:value-type="float">
            <text:p>139</text:p>
          </table:table-cell>
          <table:table-cell table:style-name="ce3" table:formula="of:=[$Redistribution_central.B92]" office:value-type="float" office:value="0.384598899534492" calcext:value-type="float">
            <text:p>0,3845988995</text:p>
          </table:table-cell>
          <table:table-cell table:style-name="ce3" table:formula="of:=[$Redistribution_central.C92]" office:value-type="float" office:value="0.431071207887447" calcext:value-type="float">
            <text:p>0,4310712079</text:p>
          </table:table-cell>
          <table:table-cell table:style-name="ce3" table:formula="of:=[$Redistribution_central.D92]" office:value-type="float" office:value="0.386310271818705" calcext:value-type="float">
            <text:p>0,3863102718</text:p>
          </table:table-cell>
          <table:table-cell table:style-name="ce3" table:formula="of:=[$Redistribution_central.E92]" office:value-type="float" office:value="0.42849596760965" calcext:value-type="float">
            <text:p>0,4284959676</text:p>
          </table:table-cell>
          <table:table-cell/>
          <table:table-cell table:style-name="ce3" table:formula="of:=[$redistribution_low.B92]" office:value-type="float" office:value="0.374940472754763" calcext:value-type="float">
            <text:p>0,3749404728</text:p>
          </table:table-cell>
          <table:table-cell table:style-name="ce3" table:formula="of:=[$redistribution_low.C92]" office:value-type="float" office:value="0.439591217768789" calcext:value-type="float">
            <text:p>0,4395912178</text:p>
          </table:table-cell>
          <table:table-cell table:style-name="ce3" table:formula="of:=[$redistribution_low.D92]" office:value-type="float" office:value="0.376862070077714" calcext:value-type="float">
            <text:p>0,3768620701</text:p>
          </table:table-cell>
          <table:table-cell table:style-name="ce3" table:formula="of:=[$redistribution_low.E92]" office:value-type="float" office:value="0.437841823841573" calcext:value-type="float">
            <text:p>0,4378418238</text:p>
          </table:table-cell>
          <table:table-cell/>
          <table:table-cell table:style-name="ce3" table:formula="of:=[$Redistribution_high.B92]" office:value-type="float" office:value="0.386959329538924" calcext:value-type="float">
            <text:p>0,3869593295</text:p>
          </table:table-cell>
          <table:table-cell table:style-name="ce3" table:formula="of:=[$Redistribution_high.C92]" office:value-type="float" office:value="0.418560193321988" calcext:value-type="float">
            <text:p>0,4185601933</text:p>
          </table:table-cell>
          <table:table-cell table:style-name="ce3" table:formula="of:=[$Redistribution_high.D92]" office:value-type="float" office:value="0.388577909065213" calcext:value-type="float">
            <text:p>0,3885779091</text:p>
          </table:table-cell>
          <table:table-cell table:style-name="ce3" table:formula="of:=[$Redistribution_high.E92]" office:value-type="float" office:value="0.416189744066562" calcext:value-type="float">
            <text:p>0,4161897441</text:p>
          </table:table-cell>
          <table:table-cell table:number-columns-repeated="1009"/>
        </table:table-row>
        <table:table-row table:style-name="ro3">
          <table:table-cell table:style-name="ce3" table:formula="of:=[.A95]+1" office:value-type="float" office:value="140" calcext:value-type="float">
            <text:p>140</text:p>
          </table:table-cell>
          <table:table-cell table:style-name="ce3" table:formula="of:=[$Redistribution_central.B93]" office:value-type="float" office:value="0.375999860666378" calcext:value-type="float">
            <text:p>0,3759998607</text:p>
          </table:table-cell>
          <table:table-cell table:style-name="ce3" table:formula="of:=[$Redistribution_central.C93]" office:value-type="float" office:value="0.410091078935491" calcext:value-type="float">
            <text:p>0,4100910789</text:p>
          </table:table-cell>
          <table:table-cell table:style-name="ce3" table:formula="of:=[$Redistribution_central.D93]" office:value-type="float" office:value="0.376926811661941" calcext:value-type="float">
            <text:p>0,3769268117</text:p>
          </table:table-cell>
          <table:table-cell table:style-name="ce3" table:formula="of:=[$Redistribution_central.E93]" office:value-type="float" office:value="0.411462106768586" calcext:value-type="float">
            <text:p>0,4114621068</text:p>
          </table:table-cell>
          <table:table-cell/>
          <table:table-cell table:style-name="ce3" table:formula="of:=[$redistribution_low.B93]" office:value-type="float" office:value="0.366615565226759" calcext:value-type="float">
            <text:p>0,3666155652</text:p>
          </table:table-cell>
          <table:table-cell table:style-name="ce3" table:formula="of:=[$redistribution_low.C93]" office:value-type="float" office:value="0.426578934653334" calcext:value-type="float">
            <text:p>0,4265789347</text:p>
          </table:table-cell>
          <table:table-cell table:style-name="ce3" table:formula="of:=[$redistribution_low.D93]" office:value-type="float" office:value="0.368634318817042" calcext:value-type="float">
            <text:p>0,3686343188</text:p>
          </table:table-cell>
          <table:table-cell table:style-name="ce3" table:formula="of:=[$redistribution_low.E93]" office:value-type="float" office:value="0.424579824530276" calcext:value-type="float">
            <text:p>0,4245798245</text:p>
          </table:table-cell>
          <table:table-cell/>
          <table:table-cell table:style-name="ce3" table:formula="of:=[$Redistribution_high.B93]" office:value-type="float" office:value="0.377977387967707" calcext:value-type="float">
            <text:p>0,377977388</text:p>
          </table:table-cell>
          <table:table-cell table:style-name="ce3" table:formula="of:=[$Redistribution_high.C93]" office:value-type="float" office:value="0.415938900139173" calcext:value-type="float">
            <text:p>0,4159389001</text:p>
          </table:table-cell>
          <table:table-cell table:style-name="ce3" table:formula="of:=[$Redistribution_high.D93]" office:value-type="float" office:value="0.379348566921289" calcext:value-type="float">
            <text:p>0,3793485669</text:p>
          </table:table-cell>
          <table:table-cell table:style-name="ce3" table:formula="of:=[$Redistribution_high.E93]" office:value-type="float" office:value="0.413737685611116" calcext:value-type="float">
            <text:p>0,4137376856</text:p>
          </table:table-cell>
          <table:table-cell table:number-columns-repeated="1009"/>
        </table:table-row>
        <table:table-row table:style-name="ro3">
          <table:table-cell table:style-name="ce3" table:formula="of:=[.A96]+1" office:value-type="float" office:value="141" calcext:value-type="float">
            <text:p>141</text:p>
          </table:table-cell>
          <table:table-cell table:style-name="ce3" table:formula="of:=[$Redistribution_central.B94]" office:value-type="float" office:value="0.372765787093184" calcext:value-type="float">
            <text:p>0,3727657871</text:p>
          </table:table-cell>
          <table:table-cell table:style-name="ce3" table:formula="of:=[$Redistribution_central.C94]" office:value-type="float" office:value="0.414087513183631" calcext:value-type="float">
            <text:p>0,4140875132</text:p>
          </table:table-cell>
          <table:table-cell table:style-name="ce3" table:formula="of:=[$Redistribution_central.D94]" office:value-type="float" office:value="0.373167406093839" calcext:value-type="float">
            <text:p>0,3731674061</text:p>
          </table:table-cell>
          <table:table-cell table:style-name="ce3" table:formula="of:=[$Redistribution_central.E94]" office:value-type="float" office:value="0.416411944097814" calcext:value-type="float">
            <text:p>0,4164119441</text:p>
          </table:table-cell>
          <table:table-cell/>
          <table:table-cell table:style-name="ce3" table:formula="of:=[$redistribution_low.B94]" office:value-type="float" office:value="0.372857762718758" calcext:value-type="float">
            <text:p>0,3728577627</text:p>
          </table:table-cell>
          <table:table-cell table:style-name="ce3" table:formula="of:=[$redistribution_low.C94]" office:value-type="float" office:value="0.435716672818378" calcext:value-type="float">
            <text:p>0,4357166728</text:p>
          </table:table-cell>
          <table:table-cell table:style-name="ce3" table:formula="of:=[$redistribution_low.D94]" office:value-type="float" office:value="0.375695364922737" calcext:value-type="float">
            <text:p>0,3756953649</text:p>
          </table:table-cell>
          <table:table-cell table:style-name="ce3" table:formula="of:=[$redistribution_low.E94]" office:value-type="float" office:value="0.432330470817113" calcext:value-type="float">
            <text:p>0,4323304708</text:p>
          </table:table-cell>
          <table:table-cell/>
          <table:table-cell table:style-name="ce3" table:formula="of:=[$Redistribution_high.B94]" office:value-type="float" office:value="0.380163225206154" calcext:value-type="float">
            <text:p>0,3801632252</text:p>
          </table:table-cell>
          <table:table-cell table:style-name="ce3" table:formula="of:=[$Redistribution_high.C94]" office:value-type="float" office:value="0.415850726908495" calcext:value-type="float">
            <text:p>0,4158507269</text:p>
          </table:table-cell>
          <table:table-cell table:style-name="ce3" table:formula="of:=[$Redistribution_high.D94]" office:value-type="float" office:value="0.381457523589934" calcext:value-type="float">
            <text:p>0,3814575236</text:p>
          </table:table-cell>
          <table:table-cell table:style-name="ce3" table:formula="of:=[$Redistribution_high.E94]" office:value-type="float" office:value="0.413750215785778" calcext:value-type="float">
            <text:p>0,4137502158</text:p>
          </table:table-cell>
          <table:table-cell table:number-columns-repeated="1009"/>
        </table:table-row>
        <table:table-row table:style-name="ro3">
          <table:table-cell table:style-name="ce3" table:formula="of:=[.A97]+1" office:value-type="float" office:value="142" calcext:value-type="float">
            <text:p>142</text:p>
          </table:table-cell>
          <table:table-cell table:style-name="ce3" table:formula="of:=[$Redistribution_central.B95]" office:value-type="float" office:value="0.378401702319449" calcext:value-type="float">
            <text:p>0,3784017023</text:p>
          </table:table-cell>
          <table:table-cell table:style-name="ce3" table:formula="of:=[$Redistribution_central.C95]" office:value-type="float" office:value="0.417811238992058" calcext:value-type="float">
            <text:p>0,417811239</text:p>
          </table:table-cell>
          <table:table-cell table:style-name="ce3" table:formula="of:=[$Redistribution_central.D95]" office:value-type="float" office:value="0.379824100325428" calcext:value-type="float">
            <text:p>0,3798241003</text:p>
          </table:table-cell>
          <table:table-cell table:style-name="ce3" table:formula="of:=[$Redistribution_central.E95]" office:value-type="float" office:value="0.41879422918867" calcext:value-type="float">
            <text:p>0,4187942292</text:p>
          </table:table-cell>
          <table:table-cell/>
          <table:table-cell table:style-name="ce3" table:formula="of:=[$redistribution_low.B95]" office:value-type="float" office:value="0.370594702533019" calcext:value-type="float">
            <text:p>0,3705947025</text:p>
          </table:table-cell>
          <table:table-cell table:style-name="ce3" table:formula="of:=[$redistribution_low.C95]" office:value-type="float" office:value="0.42868249472019" calcext:value-type="float">
            <text:p>0,4286824947</text:p>
          </table:table-cell>
          <table:table-cell table:style-name="ce3" table:formula="of:=[$redistribution_low.D95]" office:value-type="float" office:value="0.372255603651648" calcext:value-type="float">
            <text:p>0,3722556037</text:p>
          </table:table-cell>
          <table:table-cell table:style-name="ce3" table:formula="of:=[$redistribution_low.E95]" office:value-type="float" office:value="0.427281346980946" calcext:value-type="float">
            <text:p>0,427281347</text:p>
          </table:table-cell>
          <table:table-cell/>
          <table:table-cell table:style-name="ce3" table:formula="of:=[$Redistribution_high.B95]" office:value-type="float" office:value="0.3777500604567" calcext:value-type="float">
            <text:p>0,3777500605</text:p>
          </table:table-cell>
          <table:table-cell table:style-name="ce3" table:formula="of:=[$Redistribution_high.C95]" office:value-type="float" office:value="0.418667131923786" calcext:value-type="float">
            <text:p>0,4186671319</text:p>
          </table:table-cell>
          <table:table-cell table:style-name="ce3" table:formula="of:=[$Redistribution_high.D95]" office:value-type="float" office:value="0.378897138536252" calcext:value-type="float">
            <text:p>0,3788971385</text:p>
          </table:table-cell>
          <table:table-cell table:style-name="ce3" table:formula="of:=[$Redistribution_high.E95]" office:value-type="float" office:value="0.416794438155336" calcext:value-type="float">
            <text:p>0,4167944382</text:p>
          </table:table-cell>
          <table:table-cell table:number-columns-repeated="1009"/>
        </table:table-row>
        <table:table-row table:style-name="ro3">
          <table:table-cell table:style-name="ce3" table:formula="of:=[.A98]+1" office:value-type="float" office:value="143" calcext:value-type="float">
            <text:p>143</text:p>
          </table:table-cell>
          <table:table-cell table:style-name="ce3" table:formula="of:=[$Redistribution_central.B96]" office:value-type="float" office:value="0.386643466658644" calcext:value-type="float">
            <text:p>0,3866434667</text:p>
          </table:table-cell>
          <table:table-cell table:style-name="ce3" table:formula="of:=[$Redistribution_central.C96]" office:value-type="float" office:value="0.4284481244029" calcext:value-type="float">
            <text:p>0,4284481244</text:p>
          </table:table-cell>
          <table:table-cell table:style-name="ce3" table:formula="of:=[$Redistribution_central.D96]" office:value-type="float" office:value="0.387123460729662" calcext:value-type="float">
            <text:p>0,3871234607</text:p>
          </table:table-cell>
          <table:table-cell table:style-name="ce3" table:formula="of:=[$Redistribution_central.E96]" office:value-type="float" office:value="0.430563349460842" calcext:value-type="float">
            <text:p>0,4305633495</text:p>
          </table:table-cell>
          <table:table-cell/>
          <table:table-cell table:style-name="ce3" table:formula="of:=[$redistribution_low.B96]" office:value-type="float" office:value="0.368895873442653" calcext:value-type="float">
            <text:p>0,3688958734</text:p>
          </table:table-cell>
          <table:table-cell table:style-name="ce3" table:formula="of:=[$redistribution_low.C96]" office:value-type="float" office:value="0.42733925977268" calcext:value-type="float">
            <text:p>0,4273392598</text:p>
          </table:table-cell>
          <table:table-cell table:style-name="ce3" table:formula="of:=[$redistribution_low.D96]" office:value-type="float" office:value="0.37038715045313" calcext:value-type="float">
            <text:p>0,3703871505</text:p>
          </table:table-cell>
          <table:table-cell table:style-name="ce3" table:formula="of:=[$redistribution_low.E96]" office:value-type="float" office:value="0.426248752775721" calcext:value-type="float">
            <text:p>0,4262487528</text:p>
          </table:table-cell>
          <table:table-cell/>
          <table:table-cell table:style-name="ce3" table:formula="of:=[$Redistribution_high.B96]" office:value-type="float" office:value="0.387876757945944" calcext:value-type="float">
            <text:p>0,3878767579</text:p>
          </table:table-cell>
          <table:table-cell table:style-name="ce3" table:formula="of:=[$Redistribution_high.C96]" office:value-type="float" office:value="0.415645246101035" calcext:value-type="float">
            <text:p>0,4156452461</text:p>
          </table:table-cell>
          <table:table-cell table:style-name="ce3" table:formula="of:=[$Redistribution_high.D96]" office:value-type="float" office:value="0.389251965190541" calcext:value-type="float">
            <text:p>0,3892519652</text:p>
          </table:table-cell>
          <table:table-cell table:style-name="ce3" table:formula="of:=[$Redistribution_high.E96]" office:value-type="float" office:value="0.416528170066456" calcext:value-type="float">
            <text:p>0,4165281701</text:p>
          </table:table-cell>
          <table:table-cell table:number-columns-repeated="1009"/>
        </table:table-row>
        <table:table-row table:style-name="ro3">
          <table:table-cell table:style-name="ce3" table:formula="of:=[.A99]+1" office:value-type="float" office:value="144" calcext:value-type="float">
            <text:p>144</text:p>
          </table:table-cell>
          <table:table-cell table:style-name="ce3" table:formula="of:=[$Redistribution_central.B97]" office:value-type="float" office:value="0.382435654499659" calcext:value-type="float">
            <text:p>0,3824356545</text:p>
          </table:table-cell>
          <table:table-cell table:style-name="ce3" table:formula="of:=[$Redistribution_central.C97]" office:value-type="float" office:value="0.427015277657497" calcext:value-type="float">
            <text:p>0,4270152777</text:p>
          </table:table-cell>
          <table:table-cell table:style-name="ce3" table:formula="of:=[$Redistribution_central.D97]" office:value-type="float" office:value="0.382928673828021" calcext:value-type="float">
            <text:p>0,3829286738</text:p>
          </table:table-cell>
          <table:table-cell table:style-name="ce3" table:formula="of:=[$Redistribution_central.E97]" office:value-type="float" office:value="0.429241902300769" calcext:value-type="float">
            <text:p>0,4292419023</text:p>
          </table:table-cell>
          <table:table-cell/>
          <table:table-cell table:style-name="ce3" table:formula="of:=[$redistribution_low.B97]" office:value-type="float" office:value="0.361867976641876" calcext:value-type="float">
            <text:p>0,3618679766</text:p>
          </table:table-cell>
          <table:table-cell table:style-name="ce3" table:formula="of:=[$redistribution_low.C97]" office:value-type="float" office:value="0.421549715405432" calcext:value-type="float">
            <text:p>0,4215497154</text:p>
          </table:table-cell>
          <table:table-cell table:style-name="ce3" table:formula="of:=[$redistribution_low.D97]" office:value-type="float" office:value="0.363024527379674" calcext:value-type="float">
            <text:p>0,3630245274</text:p>
          </table:table-cell>
          <table:table-cell table:style-name="ce3" table:formula="of:=[$redistribution_low.E97]" office:value-type="float" office:value="0.421202016803855" calcext:value-type="float">
            <text:p>0,4212020168</text:p>
          </table:table-cell>
          <table:table-cell/>
          <table:table-cell table:style-name="ce3" table:formula="of:=[$Redistribution_high.B97]" office:value-type="float" office:value="0.379840729902286" calcext:value-type="float">
            <text:p>0,3798407299</text:p>
          </table:table-cell>
          <table:table-cell table:style-name="ce3" table:formula="of:=[$Redistribution_high.C97]" office:value-type="float" office:value="0.416009370877893" calcext:value-type="float">
            <text:p>0,4160093709</text:p>
          </table:table-cell>
          <table:table-cell table:style-name="ce3" table:formula="of:=[$Redistribution_high.D97]" office:value-type="float" office:value="0.381419251482722" calcext:value-type="float">
            <text:p>0,3814192515</text:p>
          </table:table-cell>
          <table:table-cell table:style-name="ce3" table:formula="of:=[$Redistribution_high.E97]" office:value-type="float" office:value="0.413204538159785" calcext:value-type="float">
            <text:p>0,4132045382</text:p>
          </table:table-cell>
          <table:table-cell table:number-columns-repeated="1009"/>
        </table:table-row>
        <table:table-row table:style-name="ro3">
          <table:table-cell table:style-name="ce3" table:formula="of:=[.A100]+1" office:value-type="float" office:value="145" calcext:value-type="float">
            <text:p>145</text:p>
          </table:table-cell>
          <table:table-cell table:style-name="ce3" table:formula="of:=[$Redistribution_central.B98]" office:value-type="float" office:value="0.386750698582076" calcext:value-type="float">
            <text:p>0,3867506986</text:p>
          </table:table-cell>
          <table:table-cell table:style-name="ce3" table:formula="of:=[$Redistribution_central.C98]" office:value-type="float" office:value="0.419494927718176" calcext:value-type="float">
            <text:p>0,4194949277</text:p>
          </table:table-cell>
          <table:table-cell table:style-name="ce3" table:formula="of:=[$Redistribution_central.D98]" office:value-type="float" office:value="0.387550551938474" calcext:value-type="float">
            <text:p>0,3875505519</text:p>
          </table:table-cell>
          <table:table-cell table:style-name="ce3" table:formula="of:=[$Redistribution_central.E98]" office:value-type="float" office:value="0.421574861856136" calcext:value-type="float">
            <text:p>0,4215748619</text:p>
          </table:table-cell>
          <table:table-cell/>
          <table:table-cell table:style-name="ce3" table:formula="of:=[$redistribution_low.B98]" office:value-type="float" office:value="0.365798160814413" calcext:value-type="float">
            <text:p>0,3657981608</text:p>
          </table:table-cell>
          <table:table-cell table:style-name="ce3" table:formula="of:=[$redistribution_low.C98]" office:value-type="float" office:value="0.425866103371836" calcext:value-type="float">
            <text:p>0,4258661034</text:p>
          </table:table-cell>
          <table:table-cell table:style-name="ce3" table:formula="of:=[$redistribution_low.D98]" office:value-type="float" office:value="0.366776631314553" calcext:value-type="float">
            <text:p>0,3667766313</text:p>
          </table:table-cell>
          <table:table-cell table:style-name="ce3" table:formula="of:=[$redistribution_low.E98]" office:value-type="float" office:value="0.425974378787851" calcext:value-type="float">
            <text:p>0,4259743788</text:p>
          </table:table-cell>
          <table:table-cell/>
          <table:table-cell table:style-name="ce3" table:formula="of:=[$Redistribution_high.B98]" office:value-type="float" office:value="0.377867450687192" calcext:value-type="float">
            <text:p>0,3778674507</text:p>
          </table:table-cell>
          <table:table-cell table:style-name="ce3" table:formula="of:=[$Redistribution_high.C98]" office:value-type="float" office:value="0.410636545241071" calcext:value-type="float">
            <text:p>0,4106365452</text:p>
          </table:table-cell>
          <table:table-cell table:style-name="ce3" table:formula="of:=[$Redistribution_high.D98]" office:value-type="float" office:value="0.379492460916432" calcext:value-type="float">
            <text:p>0,3794924609</text:p>
          </table:table-cell>
          <table:table-cell table:style-name="ce3" table:formula="of:=[$Redistribution_high.E98]" office:value-type="float" office:value="0.407658239020637" calcext:value-type="float">
            <text:p>0,407658239</text:p>
          </table:table-cell>
          <table:table-cell table:number-columns-repeated="1009"/>
        </table:table-row>
        <table:table-row table:style-name="ro3">
          <table:table-cell table:style-name="ce3" table:formula="of:=[.A101]+1" office:value-type="float" office:value="146" calcext:value-type="float">
            <text:p>146</text:p>
          </table:table-cell>
          <table:table-cell table:style-name="ce3" table:formula="of:=[$Redistribution_central.B99]" office:value-type="float" office:value="0.387339703294776" calcext:value-type="float">
            <text:p>0,3873397033</text:p>
          </table:table-cell>
          <table:table-cell table:style-name="ce3" table:formula="of:=[$Redistribution_central.C99]" office:value-type="float" office:value="0.42928845900325" calcext:value-type="float">
            <text:p>0,429288459</text:p>
          </table:table-cell>
          <table:table-cell table:style-name="ce3" table:formula="of:=[$Redistribution_central.D99]" office:value-type="float" office:value="0.388359934228737" calcext:value-type="float">
            <text:p>0,3883599342</text:p>
          </table:table-cell>
          <table:table-cell table:style-name="ce3" table:formula="of:=[$Redistribution_central.E99]" office:value-type="float" office:value="0.430899252441331" calcext:value-type="float">
            <text:p>0,4308992524</text:p>
          </table:table-cell>
          <table:table-cell/>
          <table:table-cell table:style-name="ce3" table:formula="of:=[$redistribution_low.B99]" office:value-type="float" office:value="0.367924195846583" calcext:value-type="float">
            <text:p>0,3679241958</text:p>
          </table:table-cell>
          <table:table-cell table:style-name="ce3" table:formula="of:=[$redistribution_low.C99]" office:value-type="float" office:value="0.426505221557192" calcext:value-type="float">
            <text:p>0,4265052216</text:p>
          </table:table-cell>
          <table:table-cell table:style-name="ce3" table:formula="of:=[$redistribution_low.D99]" office:value-type="float" office:value="0.368626332458468" calcext:value-type="float">
            <text:p>0,3686263325</text:p>
          </table:table-cell>
          <table:table-cell table:style-name="ce3" table:formula="of:=[$redistribution_low.E99]" office:value-type="float" office:value="0.430384614140996" calcext:value-type="float">
            <text:p>0,4303846141</text:p>
          </table:table-cell>
          <table:table-cell/>
          <table:table-cell table:style-name="ce3" table:formula="of:=[$Redistribution_high.B99]" office:value-type="float" office:value="0.388229404763784" calcext:value-type="float">
            <text:p>0,3882294048</text:p>
          </table:table-cell>
          <table:table-cell table:style-name="ce3" table:formula="of:=[$Redistribution_high.C99]" office:value-type="float" office:value="0.417599056513262" calcext:value-type="float">
            <text:p>0,4175990565</text:p>
          </table:table-cell>
          <table:table-cell table:style-name="ce3" table:formula="of:=[$Redistribution_high.D99]" office:value-type="float" office:value="0.389498773786561" calcext:value-type="float">
            <text:p>0,3894987738</text:p>
          </table:table-cell>
          <table:table-cell table:style-name="ce3" table:formula="of:=[$Redistribution_high.E99]" office:value-type="float" office:value="0.418346864630594" calcext:value-type="float">
            <text:p>0,4183468646</text:p>
          </table:table-cell>
          <table:table-cell table:number-columns-repeated="1009"/>
        </table:table-row>
        <table:table-row table:style-name="ro3">
          <table:table-cell table:style-name="ce3" table:formula="of:=[.A102]+1" office:value-type="float" office:value="147" calcext:value-type="float">
            <text:p>147</text:p>
          </table:table-cell>
          <table:table-cell table:style-name="ce3" table:formula="of:=[$Redistribution_central.B100]" office:value-type="float" office:value="0.387608715392154" calcext:value-type="float">
            <text:p>0,3876087154</text:p>
          </table:table-cell>
          <table:table-cell table:style-name="ce3" table:formula="of:=[$Redistribution_central.C100]" office:value-type="float" office:value="0.420643998478374" calcext:value-type="float">
            <text:p>0,4206439985</text:p>
          </table:table-cell>
          <table:table-cell table:style-name="ce3" table:formula="of:=[$Redistribution_central.D100]" office:value-type="float" office:value="0.388780568179955" calcext:value-type="float">
            <text:p>0,3887805682</text:p>
          </table:table-cell>
          <table:table-cell table:style-name="ce3" table:formula="of:=[$Redistribution_central.E100]" office:value-type="float" office:value="0.42247631188651" calcext:value-type="float">
            <text:p>0,4224763119</text:p>
          </table:table-cell>
          <table:table-cell/>
          <table:table-cell table:style-name="ce3" table:formula="of:=[$redistribution_low.B100]" office:value-type="float" office:value="0.369929303777086" calcext:value-type="float">
            <text:p>0,3699293038</text:p>
          </table:table-cell>
          <table:table-cell table:style-name="ce3" table:formula="of:=[$redistribution_low.C100]" office:value-type="float" office:value="0.432317135337328" calcext:value-type="float">
            <text:p>0,4323171353</text:p>
          </table:table-cell>
          <table:table-cell table:style-name="ce3" table:formula="of:=[$redistribution_low.D100]" office:value-type="float" office:value="0.371458610320331" calcext:value-type="float">
            <text:p>0,3714586103</text:p>
          </table:table-cell>
          <table:table-cell table:style-name="ce3" table:formula="of:=[$redistribution_low.E100]" office:value-type="float" office:value="0.434771278741731" calcext:value-type="float">
            <text:p>0,4347712787</text:p>
          </table:table-cell>
          <table:table-cell/>
          <table:table-cell table:style-name="ce3" table:formula="of:=[$Redistribution_high.B100]" office:value-type="float" office:value="0.389750767744145" calcext:value-type="float">
            <text:p>0,3897507677</text:p>
          </table:table-cell>
          <table:table-cell table:style-name="ce3" table:formula="of:=[$Redistribution_high.C100]" office:value-type="float" office:value="0.41164520318978" calcext:value-type="float">
            <text:p>0,4116452032</text:p>
          </table:table-cell>
          <table:table-cell table:style-name="ce3" table:formula="of:=[$Redistribution_high.D100]" office:value-type="float" office:value="0.390665640640992" calcext:value-type="float">
            <text:p>0,3906656406</text:p>
          </table:table-cell>
          <table:table-cell table:style-name="ce3" table:formula="of:=[$Redistribution_high.E100]" office:value-type="float" office:value="0.413459325351168" calcext:value-type="float">
            <text:p>0,4134593254</text:p>
          </table:table-cell>
          <table:table-cell table:number-columns-repeated="1009"/>
        </table:table-row>
        <table:table-row table:style-name="ro3">
          <table:table-cell table:style-name="ce3" table:formula="of:=[.A103]+1" office:value-type="float" office:value="148" calcext:value-type="float">
            <text:p>148</text:p>
          </table:table-cell>
          <table:table-cell table:style-name="ce3" table:formula="of:=[$Redistribution_central.B101]" office:value-type="float" office:value="0.366276857150774" calcext:value-type="float">
            <text:p>0,3662768572</text:p>
          </table:table-cell>
          <table:table-cell table:style-name="ce3" table:formula="of:=[$Redistribution_central.C101]" office:value-type="float" office:value="0.401535887319389" calcext:value-type="float">
            <text:p>0,4015358873</text:p>
          </table:table-cell>
          <table:table-cell table:style-name="ce3" table:formula="of:=[$Redistribution_central.D101]" office:value-type="float" office:value="0.367309789011163" calcext:value-type="float">
            <text:p>0,367309789</text:p>
          </table:table-cell>
          <table:table-cell table:style-name="ce3" table:formula="of:=[$Redistribution_central.E101]" office:value-type="float" office:value="0.403656380796261" calcext:value-type="float">
            <text:p>0,4036563808</text:p>
          </table:table-cell>
          <table:table-cell/>
          <table:table-cell table:style-name="ce3" table:formula="of:=[$redistribution_low.B101]" office:value-type="float" office:value="0.366567725277854" calcext:value-type="float">
            <text:p>0,3665677253</text:p>
          </table:table-cell>
          <table:table-cell table:style-name="ce3" table:formula="of:=[$redistribution_low.C101]" office:value-type="float" office:value="0.415021685513907" calcext:value-type="float">
            <text:p>0,4150216855</text:p>
          </table:table-cell>
          <table:table-cell table:style-name="ce3" table:formula="of:=[$redistribution_low.D101]" office:value-type="float" office:value="0.368133273104203" calcext:value-type="float">
            <text:p>0,3681332731</text:p>
          </table:table-cell>
          <table:table-cell table:style-name="ce3" table:formula="of:=[$redistribution_low.E101]" office:value-type="float" office:value="0.417972755157767" calcext:value-type="float">
            <text:p>0,4179727552</text:p>
          </table:table-cell>
          <table:table-cell/>
          <table:table-cell table:style-name="ce3" table:formula="of:=[$Redistribution_high.B101]" office:value-type="float" office:value="0.379397377585014" calcext:value-type="float">
            <text:p>0,3793973776</text:p>
          </table:table-cell>
          <table:table-cell table:style-name="ce3" table:formula="of:=[$Redistribution_high.C101]" office:value-type="float" office:value="0.40546354220119" calcext:value-type="float">
            <text:p>0,4054635422</text:p>
          </table:table-cell>
          <table:table-cell table:style-name="ce3" table:formula="of:=[$Redistribution_high.D101]" office:value-type="float" office:value="0.380643030781173" calcext:value-type="float">
            <text:p>0,3806430308</text:p>
          </table:table-cell>
          <table:table-cell table:style-name="ce3" table:formula="of:=[$Redistribution_high.E101]" office:value-type="float" office:value="0.407098343891527" calcext:value-type="float">
            <text:p>0,4070983439</text:p>
          </table:table-cell>
          <table:table-cell table:number-columns-repeated="1009"/>
        </table:table-row>
        <table:table-row table:style-name="ro3">
          <table:table-cell table:style-name="ce3" table:formula="of:=[.A104]+1" office:value-type="float" office:value="149" calcext:value-type="float">
            <text:p>149</text:p>
          </table:table-cell>
          <table:table-cell table:style-name="ce3" table:formula="of:=[$Redistribution_central.B102]" office:value-type="float" office:value="0.372633842260268" calcext:value-type="float">
            <text:p>0,3726338423</text:p>
          </table:table-cell>
          <table:table-cell table:style-name="ce3" table:formula="of:=[$Redistribution_central.C102]" office:value-type="float" office:value="0.405504492398334" calcext:value-type="float">
            <text:p>0,4055044924</text:p>
          </table:table-cell>
          <table:table-cell table:style-name="ce3" table:formula="of:=[$Redistribution_central.D102]" office:value-type="float" office:value="0.373822888165043" calcext:value-type="float">
            <text:p>0,3738228882</text:p>
          </table:table-cell>
          <table:table-cell table:style-name="ce3" table:formula="of:=[$Redistribution_central.E102]" office:value-type="float" office:value="0.407658125740972" calcext:value-type="float">
            <text:p>0,4076581257</text:p>
          </table:table-cell>
          <table:table-cell/>
          <table:table-cell table:style-name="ce3" table:formula="of:=[$redistribution_low.B102]" office:value-type="float" office:value="0.372832438396606" calcext:value-type="float">
            <text:p>0,3728324384</text:p>
          </table:table-cell>
          <table:table-cell table:style-name="ce3" table:formula="of:=[$redistribution_low.C102]" office:value-type="float" office:value="0.431130964167295" calcext:value-type="float">
            <text:p>0,4311309642</text:p>
          </table:table-cell>
          <table:table-cell table:style-name="ce3" table:formula="of:=[$redistribution_low.D102]" office:value-type="float" office:value="0.373851009886156" calcext:value-type="float">
            <text:p>0,3738510099</text:p>
          </table:table-cell>
          <table:table-cell table:style-name="ce3" table:formula="of:=[$redistribution_low.E102]" office:value-type="float" office:value="0.435118909245417" calcext:value-type="float">
            <text:p>0,4351189092</text:p>
          </table:table-cell>
          <table:table-cell/>
          <table:table-cell table:style-name="ce3" table:formula="of:=[$Redistribution_high.B102]" office:value-type="float" office:value="0.37619881157262" calcext:value-type="float">
            <text:p>0,3761988116</text:p>
          </table:table-cell>
          <table:table-cell table:style-name="ce3" table:formula="of:=[$Redistribution_high.C102]" office:value-type="float" office:value="0.40470883371302" calcext:value-type="float">
            <text:p>0,4047088337</text:p>
          </table:table-cell>
          <table:table-cell table:style-name="ce3" table:formula="of:=[$Redistribution_high.D102]" office:value-type="float" office:value="0.377475185784563" calcext:value-type="float">
            <text:p>0,3774751858</text:p>
          </table:table-cell>
          <table:table-cell table:style-name="ce3" table:formula="of:=[$Redistribution_high.E102]" office:value-type="float" office:value="0.402945671551062" calcext:value-type="float">
            <text:p>0,4029456716</text:p>
          </table:table-cell>
          <table:table-cell table:number-columns-repeated="1009"/>
        </table:table-row>
        <table:table-row table:style-name="ro3">
          <table:table-cell table:style-name="ce3" table:formula="of:=[.A105]+1" office:value-type="float" office:value="150" calcext:value-type="float">
            <text:p>150</text:p>
          </table:table-cell>
          <table:table-cell table:style-name="ce3" table:formula="of:=[$Redistribution_central.B103]" office:value-type="float" office:value="0.371061868089757" calcext:value-type="float">
            <text:p>0,3710618681</text:p>
          </table:table-cell>
          <table:table-cell table:style-name="ce3" table:formula="of:=[$Redistribution_central.C103]" office:value-type="float" office:value="0.409728659783556" calcext:value-type="float">
            <text:p>0,4097286598</text:p>
          </table:table-cell>
          <table:table-cell table:style-name="ce3" table:formula="of:=[$Redistribution_central.D103]" office:value-type="float" office:value="0.372093009591238" calcext:value-type="float">
            <text:p>0,3720930096</text:p>
          </table:table-cell>
          <table:table-cell table:style-name="ce3" table:formula="of:=[$Redistribution_central.E103]" office:value-type="float" office:value="0.411913327515185" calcext:value-type="float">
            <text:p>0,4119133275</text:p>
          </table:table-cell>
          <table:table-cell/>
          <table:table-cell table:style-name="ce3" table:formula="of:=[$redistribution_low.B103]" office:value-type="float" office:value="0.368259369212729" calcext:value-type="float">
            <text:p>0,3682593692</text:p>
          </table:table-cell>
          <table:table-cell table:style-name="ce3" table:formula="of:=[$redistribution_low.C103]" office:value-type="float" office:value="0.424981328228912" calcext:value-type="float">
            <text:p>0,4249813282</text:p>
          </table:table-cell>
          <table:table-cell table:style-name="ce3" table:formula="of:=[$redistribution_low.D103]" office:value-type="float" office:value="0.368946208330146" calcext:value-type="float">
            <text:p>0,3689462083</text:p>
          </table:table-cell>
          <table:table-cell table:style-name="ce3" table:formula="of:=[$redistribution_low.E103]" office:value-type="float" office:value="0.429790461705805" calcext:value-type="float">
            <text:p>0,4297904617</text:p>
          </table:table-cell>
          <table:table-cell/>
          <table:table-cell table:style-name="ce3" table:formula="of:=[$Redistribution_high.B103]" office:value-type="float" office:value="0.385644604246255" calcext:value-type="float">
            <text:p>0,3856446042</text:p>
          </table:table-cell>
          <table:table-cell table:style-name="ce3" table:formula="of:=[$Redistribution_high.C103]" office:value-type="float" office:value="0.409013359071987" calcext:value-type="float">
            <text:p>0,4090133591</text:p>
          </table:table-cell>
          <table:table-cell table:style-name="ce3" table:formula="of:=[$Redistribution_high.D103]" office:value-type="float" office:value="0.386833529990801" calcext:value-type="float">
            <text:p>0,38683353</text:p>
          </table:table-cell>
          <table:table-cell table:style-name="ce3" table:formula="of:=[$Redistribution_high.E103]" office:value-type="float" office:value="0.40677765228773" calcext:value-type="float">
            <text:p>0,4067776523</text:p>
          </table:table-cell>
          <table:table-cell table:number-columns-repeated="1009"/>
        </table:table-row>
        <table:table-row table:style-name="ro3">
          <table:table-cell table:style-name="ce3" table:formula="of:=[.A106]+1" office:value-type="float" office:value="151" calcext:value-type="float">
            <text:p>151</text:p>
          </table:table-cell>
          <table:table-cell table:style-name="ce3" table:formula="of:=[$Redistribution_central.B104]" office:value-type="float" office:value="0.371456841898029" calcext:value-type="float">
            <text:p>0,3714568419</text:p>
          </table:table-cell>
          <table:table-cell table:style-name="ce3" table:formula="of:=[$Redistribution_central.C104]" office:value-type="float" office:value="0.402770583715356" calcext:value-type="float">
            <text:p>0,4027705837</text:p>
          </table:table-cell>
          <table:table-cell table:style-name="ce3" table:formula="of:=[$Redistribution_central.D104]" office:value-type="float" office:value="0.372455275106639" calcext:value-type="float">
            <text:p>0,3724552751</text:p>
          </table:table-cell>
          <table:table-cell table:style-name="ce3" table:formula="of:=[$Redistribution_central.E104]" office:value-type="float" office:value="0.405378968505412" calcext:value-type="float">
            <text:p>0,4053789685</text:p>
          </table:table-cell>
          <table:table-cell/>
          <table:table-cell table:style-name="ce3" table:formula="of:=[$redistribution_low.B104]" office:value-type="float" office:value="0.367924409175712" calcext:value-type="float">
            <text:p>0,3679244092</text:p>
          </table:table-cell>
          <table:table-cell table:style-name="ce3" table:formula="of:=[$redistribution_low.C104]" office:value-type="float" office:value="0.425469432644631" calcext:value-type="float">
            <text:p>0,4254694326</text:p>
          </table:table-cell>
          <table:table-cell table:style-name="ce3" table:formula="of:=[$redistribution_low.D104]" office:value-type="float" office:value="0.367610574320377" calcext:value-type="float">
            <text:p>0,3676105743</text:p>
          </table:table-cell>
          <table:table-cell table:style-name="ce3" table:formula="of:=[$redistribution_low.E104]" office:value-type="float" office:value="0.432874904677588" calcext:value-type="float">
            <text:p>0,4328749047</text:p>
          </table:table-cell>
          <table:table-cell/>
          <table:table-cell table:style-name="ce3" table:formula="of:=[$Redistribution_high.B104]" office:value-type="float" office:value="0.378363457097759" calcext:value-type="float">
            <text:p>0,3783634571</text:p>
          </table:table-cell>
          <table:table-cell table:style-name="ce3" table:formula="of:=[$Redistribution_high.C104]" office:value-type="float" office:value="0.403955710496672" calcext:value-type="float">
            <text:p>0,4039557105</text:p>
          </table:table-cell>
          <table:table-cell table:style-name="ce3" table:formula="of:=[$Redistribution_high.D104]" office:value-type="float" office:value="0.378981849327474" calcext:value-type="float">
            <text:p>0,3789818493</text:p>
          </table:table-cell>
          <table:table-cell table:style-name="ce3" table:formula="of:=[$Redistribution_high.E104]" office:value-type="float" office:value="0.4067568412944" calcext:value-type="float">
            <text:p>0,4067568413</text:p>
          </table:table-cell>
          <table:table-cell table:number-columns-repeated="1009"/>
        </table:table-row>
        <table:table-row table:style-name="ro3">
          <table:table-cell table:style-name="ce3" table:formula="of:=[.A107]+1" office:value-type="float" office:value="152" calcext:value-type="float">
            <text:p>152</text:p>
          </table:table-cell>
          <table:table-cell table:style-name="ce3" table:formula="of:=[$Redistribution_central.B105]" office:value-type="float" office:value="0.384743675050306" calcext:value-type="float">
            <text:p>0,3847436751</text:p>
          </table:table-cell>
          <table:table-cell table:style-name="ce3" table:formula="of:=[$Redistribution_central.C105]" office:value-type="float" office:value="0.40408043198918" calcext:value-type="float">
            <text:p>0,404080432</text:p>
          </table:table-cell>
          <table:table-cell table:style-name="ce3" table:formula="of:=[$Redistribution_central.D105]" office:value-type="float" office:value="0.385508715880525" calcext:value-type="float">
            <text:p>0,3855087159</text:p>
          </table:table-cell>
          <table:table-cell table:style-name="ce3" table:formula="of:=[$Redistribution_central.E105]" office:value-type="float" office:value="0.407196002092418" calcext:value-type="float">
            <text:p>0,4071960021</text:p>
          </table:table-cell>
          <table:table-cell/>
          <table:table-cell table:style-name="ce3" table:formula="of:=[$redistribution_low.B105]" office:value-type="float" office:value="0.360483485671034" calcext:value-type="float">
            <text:p>0,3604834857</text:p>
          </table:table-cell>
          <table:table-cell table:style-name="ce3" table:formula="of:=[$redistribution_low.C105]" office:value-type="float" office:value="0.423243461994863" calcext:value-type="float">
            <text:p>0,423243462</text:p>
          </table:table-cell>
          <table:table-cell table:style-name="ce3" table:formula="of:=[$redistribution_low.D105]" office:value-type="float" office:value="0.361060002259859" calcext:value-type="float">
            <text:p>0,3610600023</text:p>
          </table:table-cell>
          <table:table-cell table:style-name="ce3" table:formula="of:=[$redistribution_low.E105]" office:value-type="float" office:value="0.428750356538498" calcext:value-type="float">
            <text:p>0,4287503565</text:p>
          </table:table-cell>
          <table:table-cell/>
          <table:table-cell table:style-name="ce3" table:formula="of:=[$Redistribution_high.B105]" office:value-type="float" office:value="0.385747665331169" calcext:value-type="float">
            <text:p>0,3857476653</text:p>
          </table:table-cell>
          <table:table-cell table:style-name="ce3" table:formula="of:=[$Redistribution_high.C105]" office:value-type="float" office:value="0.396812930698075" calcext:value-type="float">
            <text:p>0,3968129307</text:p>
          </table:table-cell>
          <table:table-cell table:style-name="ce3" table:formula="of:=[$Redistribution_high.D105]" office:value-type="float" office:value="0.387141878328138" calcext:value-type="float">
            <text:p>0,3871418783</text:p>
          </table:table-cell>
          <table:table-cell table:style-name="ce3" table:formula="of:=[$Redistribution_high.E105]" office:value-type="float" office:value="0.397048108846824" calcext:value-type="float">
            <text:p>0,3970481088</text:p>
          </table:table-cell>
          <table:table-cell table:number-columns-repeated="1009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ni yearly" table:style-name="ta2">
        <office:forms form:automatic-focus="false" form:apply-design-mode="false"/>
        <table:table-column table:style-name="co5" table:number-columns-repeated="5" table:default-cell-style-name="ce2"/>
        <table:table-column table:style-name="co1" table:number-columns-repeated="1019" table:default-cell-style-name="Default"/>
        <table:table-row table:style-name="ro1">
          <table:table-cell table:style-name="Default"/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enfits</text:p>
          </table:table-cell>
          <table:table-cell table:style-name="ce1" office:value-type="string" calcext:value-type="string">
            <text:p>All income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4" office:value-type="string" calcext:value-type="string" table:number-columns-spanned="4" table:number-rows-spanned="1">
            <text:p>CENTRAL</text:p>
          </table:table-cell>
          <table:covered-table-cell table:number-columns-repeated="3" table:style-name="ce4"/>
          <table:table-cell/>
          <table:table-cell table:style-name="ce4" office:value-type="string" calcext:value-type="string" table:number-columns-spanned="4" table:number-rows-spanned="1">
            <text:p>LOW</text:p>
          </table:table-cell>
          <table:covered-table-cell table:number-columns-repeated="3" table:style-name="ce4"/>
          <table:table-cell/>
          <table:table-cell table:style-name="ce4" office:value-type="string" calcext:value-type="string" table:number-columns-spanned="4" table:number-rows-spanned="1">
            <text:p>HIGH</text:p>
          </table:table-cell>
          <table:covered-table-cell table:number-columns-repeated="3" table:style-name="ce4"/>
          <table:table-cell table:number-columns-repeated="1009"/>
        </table:table-row>
        <table:table-row table:style-name="ro4"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Ingreso laboral</text:p>
          </table:table-cell>
          <table:table-cell table:style-name="ce1" office:value-type="string" calcext:value-type="string">
            <text:p>Ingreso laboral y jubilatorio</text:p>
          </table:table-cell>
          <table:table-cell table:style-name="ce1" office:value-type="string" calcext:value-type="string">
            <text:p>Ingreso laboral y asignaciones familiares</text:p>
          </table:table-cell>
          <table:table-cell table:style-name="ce1" office:value-type="string" calcext:value-type="string">
            <text:p>Todos los ingresos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enfits</text:p>
          </table:table-cell>
          <table:table-cell table:style-name="ce1" office:value-type="string" calcext:value-type="string">
            <text:p>All inco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enfits</text:p>
          </table:table-cell>
          <table:table-cell table:style-name="ce1" office:value-type="string" calcext:value-type="string">
            <text:p>All income</text:p>
          </table:table-cell>
          <table:table-cell table:number-columns-repeated="100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$'Gini per capita'.C4]" office:value-type="float" office:value="0.4249406777" calcext:value-type="float">
            <text:p>0,4249406777</text:p>
          </table:table-cell>
          <table:table-cell table:formula="of:=[$'Gini per capita'.D4]" office:value-type="float" office:value="0.3906811662" calcext:value-type="float">
            <text:p>0,3906811662</text:p>
          </table:table-cell>
          <table:table-cell table:formula="of:=[$'Gini per capita'.E4]" office:value-type="float" office:value="0.4222738609" calcext:value-type="float">
            <text:p>0,4222738609</text:p>
          </table:table-cell>
          <table:table-cell table:formula="of:=[$'Gini per capita'.B4]" office:value-type="float" office:value="0.3863343567" calcext:value-type="float">
            <text:p>0,386334356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formula="of:=[.B4]" office:value-type="float" office:value="0.4249406777" calcext:value-type="float">
            <text:p>0,4249406777</text:p>
          </table:table-cell>
          <table:table-cell table:style-name="ce2" table:formula="of:=[.C4]" office:value-type="float" office:value="0.3906811662" calcext:value-type="float">
            <text:p>0,3906811662</text:p>
          </table:table-cell>
          <table:table-cell table:style-name="ce2" table:formula="of:=[.D4]" office:value-type="float" office:value="0.4222738609" calcext:value-type="float">
            <text:p>0,4222738609</text:p>
          </table:table-cell>
          <table:table-cell table:style-name="ce2" table:formula="of:=[.E4]" office:value-type="float" office:value="0.3863343567" calcext:value-type="float">
            <text:p>0,386334356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formula="of:=[.G4]" office:value-type="float" office:value="0.4249406777" calcext:value-type="float">
            <text:p>0,4249406777</text:p>
          </table:table-cell>
          <table:table-cell table:style-name="ce2" table:formula="of:=[.H4]" office:value-type="float" office:value="0.3906811662" calcext:value-type="float">
            <text:p>0,3906811662</text:p>
          </table:table-cell>
          <table:table-cell table:style-name="ce2" table:formula="of:=[.I4]" office:value-type="float" office:value="0.4222738609" calcext:value-type="float">
            <text:p>0,4222738609</text:p>
          </table:table-cell>
          <table:table-cell table:style-name="ce2" table:formula="of:=[.J4]" office:value-type="float" office:value="0.3863343567" calcext:value-type="float">
            <text:p>0,3863343567</text:p>
          </table:table-cell>
          <table:table-cell table:number-columns-repeated="100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formula="of:=AVERAGE([$'Gini per capita'.C5:.C8])" office:value-type="float" office:value="0.447859569640374" calcext:value-type="float">
            <text:p>0,4478595696</text:p>
          </table:table-cell>
          <table:table-cell table:formula="of:=AVERAGE([$'Gini per capita'.D5:.D8])" office:value-type="float" office:value="0.409756672021306" calcext:value-type="float">
            <text:p>0,409756672</text:p>
          </table:table-cell>
          <table:table-cell table:formula="of:=AVERAGE([$'Gini per capita'.E5:.E8])" office:value-type="float" office:value="0.434606868246303" calcext:value-type="float">
            <text:p>0,4346068682</text:p>
          </table:table-cell>
          <table:table-cell table:formula="of:=AVERAGE([$'Gini per capita'.B5:.B8])" office:value-type="float" office:value="0.394970909992538" calcext:value-type="float">
            <text:p>0,39497091</text:p>
          </table:table-cell>
          <table:table-cell table:style-name="ce2" table:formula="of:=[.F4]+1" office:value-type="float" office:value="2015" calcext:value-type="float">
            <text:p>2015</text:p>
          </table:table-cell>
          <table:table-cell table:style-name="ce2" table:formula="of:=AVERAGE([$'Gini per capita'.H5:.H8])" office:value-type="float" office:value="0.447859569640374" calcext:value-type="float">
            <text:p>0,4478595696</text:p>
          </table:table-cell>
          <table:table-cell table:style-name="ce2" table:formula="of:=AVERAGE([$'Gini per capita'.I5:.I8])" office:value-type="float" office:value="0.409758291976901" calcext:value-type="float">
            <text:p>0,409758292</text:p>
          </table:table-cell>
          <table:table-cell table:style-name="ce2" table:formula="of:=AVERAGE([$'Gini per capita'.J5:.J8])" office:value-type="float" office:value="0.434606868246303" calcext:value-type="float">
            <text:p>0,4346068682</text:p>
          </table:table-cell>
          <table:table-cell table:style-name="ce2" table:formula="of:=AVERAGE([$'Gini per capita'.G5:.G8])" office:value-type="float" office:value="0.394972228430806" calcext:value-type="float">
            <text:p>0,3949722284</text:p>
          </table:table-cell>
          <table:table-cell table:style-name="ce2" table:formula="of:=[.K4]+1" office:value-type="float" office:value="2015" calcext:value-type="float">
            <text:p>2015</text:p>
          </table:table-cell>
          <table:table-cell table:style-name="ce2" table:formula="of:=AVERAGE([$'Gini per capita'.M5:.M8])" office:value-type="float" office:value="0.447859569640374" calcext:value-type="float">
            <text:p>0,4478595696</text:p>
          </table:table-cell>
          <table:table-cell table:style-name="ce2" table:formula="of:=AVERAGE([$'Gini per capita'.N5:.N8])" office:value-type="float" office:value="0.409758291976901" calcext:value-type="float">
            <text:p>0,409758292</text:p>
          </table:table-cell>
          <table:table-cell table:style-name="ce2" table:formula="of:=AVERAGE([$'Gini per capita'.O5:.O8])" office:value-type="float" office:value="0.434606868246303" calcext:value-type="float">
            <text:p>0,4346068682</text:p>
          </table:table-cell>
          <table:table-cell table:style-name="ce2" table:formula="of:=AVERAGE([$'Gini per capita'.L5:.L8])" office:value-type="float" office:value="0.394972228430806" calcext:value-type="float">
            <text:p>0,3949722284</text:p>
          </table:table-cell>
          <table:table-cell table:number-columns-repeated="100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formula="of:=AVERAGE([$'Gini per capita'.C9:.C12])" office:value-type="float" office:value="0.446434658287958" calcext:value-type="float">
            <text:p>0,4464346583</text:p>
          </table:table-cell>
          <table:table-cell table:formula="of:=AVERAGE([$'Gini per capita'.D9:.D12])" office:value-type="float" office:value="0.410636665027822" calcext:value-type="float">
            <text:p>0,410636665</text:p>
          </table:table-cell>
          <table:table-cell table:formula="of:=AVERAGE([$'Gini per capita'.E9:.E12])" office:value-type="float" office:value="0.430340305912435" calcext:value-type="float">
            <text:p>0,4303403059</text:p>
          </table:table-cell>
          <table:table-cell table:formula="of:=AVERAGE([$'Gini per capita'.B9:.B12])" office:value-type="float" office:value="0.394811069209893" calcext:value-type="float">
            <text:p>0,3948110692</text:p>
          </table:table-cell>
          <table:table-cell table:style-name="ce2" table:formula="of:=[.F5]+1" office:value-type="float" office:value="2016" calcext:value-type="float">
            <text:p>2016</text:p>
          </table:table-cell>
          <table:table-cell table:style-name="ce2" table:formula="of:=AVERAGE([$'Gini per capita'.H9:.H12])" office:value-type="float" office:value="0.446434658287958" calcext:value-type="float">
            <text:p>0,4464346583</text:p>
          </table:table-cell>
          <table:table-cell table:style-name="ce2" table:formula="of:=AVERAGE([$'Gini per capita'.I9:.I12])" office:value-type="float" office:value="0.410638451868509" calcext:value-type="float">
            <text:p>0,4106384519</text:p>
          </table:table-cell>
          <table:table-cell table:style-name="ce2" table:formula="of:=AVERAGE([$'Gini per capita'.J9:.J12])" office:value-type="float" office:value="0.430340305912435" calcext:value-type="float">
            <text:p>0,4303403059</text:p>
          </table:table-cell>
          <table:table-cell table:style-name="ce2" table:formula="of:=AVERAGE([$'Gini per capita'.G9:.G12])" office:value-type="float" office:value="0.394812763017068" calcext:value-type="float">
            <text:p>0,394812763</text:p>
          </table:table-cell>
          <table:table-cell table:style-name="ce2" table:formula="of:=[.K5]+1" office:value-type="float" office:value="2016" calcext:value-type="float">
            <text:p>2016</text:p>
          </table:table-cell>
          <table:table-cell table:style-name="ce2" table:formula="of:=AVERAGE([$'Gini per capita'.M9:.M12])" office:value-type="float" office:value="0.446434658287958" calcext:value-type="float">
            <text:p>0,4464346583</text:p>
          </table:table-cell>
          <table:table-cell table:style-name="ce2" table:formula="of:=AVERAGE([$'Gini per capita'.N9:.N12])" office:value-type="float" office:value="0.410638451868509" calcext:value-type="float">
            <text:p>0,4106384519</text:p>
          </table:table-cell>
          <table:table-cell table:style-name="ce2" table:formula="of:=AVERAGE([$'Gini per capita'.O9:.O12])" office:value-type="float" office:value="0.430340305912435" calcext:value-type="float">
            <text:p>0,4303403059</text:p>
          </table:table-cell>
          <table:table-cell table:style-name="ce2" table:formula="of:=AVERAGE([$'Gini per capita'.L9:.L12])" office:value-type="float" office:value="0.394812763017068" calcext:value-type="float">
            <text:p>0,394812763</text:p>
          </table:table-cell>
          <table:table-cell table:number-columns-repeated="100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formula="of:=AVERAGE([$'Gini per capita'.C13:.C16])" office:value-type="float" office:value="0.448231142674563" calcext:value-type="float">
            <text:p>0,4482311427</text:p>
          </table:table-cell>
          <table:table-cell table:formula="of:=AVERAGE([$'Gini per capita'.D13:.D16])" office:value-type="float" office:value="0.40836323016112" calcext:value-type="float">
            <text:p>0,4083632302</text:p>
          </table:table-cell>
          <table:table-cell table:formula="of:=AVERAGE([$'Gini per capita'.E13:.E16])" office:value-type="float" office:value="0.428497123538641" calcext:value-type="float">
            <text:p>0,4284971235</text:p>
          </table:table-cell>
          <table:table-cell table:formula="of:=AVERAGE([$'Gini per capita'.B13:.B16])" office:value-type="float" office:value="0.389841184361679" calcext:value-type="float">
            <text:p>0,3898411844</text:p>
          </table:table-cell>
          <table:table-cell table:style-name="ce2" table:formula="of:=[.F6]+1" office:value-type="float" office:value="2017" calcext:value-type="float">
            <text:p>2017</text:p>
          </table:table-cell>
          <table:table-cell table:style-name="ce2" table:formula="of:=AVERAGE([$'Gini per capita'.H13:.H16])" office:value-type="float" office:value="0.448231142674563" calcext:value-type="float">
            <text:p>0,4482311427</text:p>
          </table:table-cell>
          <table:table-cell table:style-name="ce2" table:formula="of:=AVERAGE([$'Gini per capita'.I13:.I16])" office:value-type="float" office:value="0.408364992951665" calcext:value-type="float">
            <text:p>0,408364993</text:p>
          </table:table-cell>
          <table:table-cell table:style-name="ce2" table:formula="of:=AVERAGE([$'Gini per capita'.J13:.J16])" office:value-type="float" office:value="0.428497123538641" calcext:value-type="float">
            <text:p>0,4284971235</text:p>
          </table:table-cell>
          <table:table-cell table:style-name="ce2" table:formula="of:=AVERAGE([$'Gini per capita'.G13:.G16])" office:value-type="float" office:value="0.389842685080594" calcext:value-type="float">
            <text:p>0,3898426851</text:p>
          </table:table-cell>
          <table:table-cell table:style-name="ce2" table:formula="of:=[.K6]+1" office:value-type="float" office:value="2017" calcext:value-type="float">
            <text:p>2017</text:p>
          </table:table-cell>
          <table:table-cell table:style-name="ce2" table:formula="of:=AVERAGE([$'Gini per capita'.M13:.M16])" office:value-type="float" office:value="0.448231142674563" calcext:value-type="float">
            <text:p>0,4482311427</text:p>
          </table:table-cell>
          <table:table-cell table:style-name="ce2" table:formula="of:=AVERAGE([$'Gini per capita'.N13:.N16])" office:value-type="float" office:value="0.408365960548633" calcext:value-type="float">
            <text:p>0,4083659605</text:p>
          </table:table-cell>
          <table:table-cell table:style-name="ce2" table:formula="of:=AVERAGE([$'Gini per capita'.O13:.O16])" office:value-type="float" office:value="0.428497123538641" calcext:value-type="float">
            <text:p>0,4284971235</text:p>
          </table:table-cell>
          <table:table-cell table:style-name="ce2" table:formula="of:=AVERAGE([$'Gini per capita'.L13:.L16])" office:value-type="float" office:value="0.389843513668273" calcext:value-type="float">
            <text:p>0,3898435137</text:p>
          </table:table-cell>
          <table:table-cell table:number-columns-repeated="100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formula="of:=AVERAGE([$'Gini per capita'.C17:.C20])" office:value-type="float" office:value="0.448560296445637" calcext:value-type="float">
            <text:p>0,4485602964</text:p>
          </table:table-cell>
          <table:table-cell table:formula="of:=AVERAGE([$'Gini per capita'.D17:.D20])" office:value-type="float" office:value="0.408547296737301" calcext:value-type="float">
            <text:p>0,4085472967</text:p>
          </table:table-cell>
          <table:table-cell table:formula="of:=AVERAGE([$'Gini per capita'.E17:.E20])" office:value-type="float" office:value="0.428131858096523" calcext:value-type="float">
            <text:p>0,4281318581</text:p>
          </table:table-cell>
          <table:table-cell table:formula="of:=AVERAGE([$'Gini per capita'.B17:.B20])" office:value-type="float" office:value="0.390258473338373" calcext:value-type="float">
            <text:p>0,3902584733</text:p>
          </table:table-cell>
          <table:table-cell table:style-name="ce2" table:formula="of:=[.F7]+1" office:value-type="float" office:value="2018" calcext:value-type="float">
            <text:p>2018</text:p>
          </table:table-cell>
          <table:table-cell table:style-name="ce2" table:formula="of:=AVERAGE([$'Gini per capita'.H17:.H20])" office:value-type="float" office:value="0.448560296445637" calcext:value-type="float">
            <text:p>0,4485602964</text:p>
          </table:table-cell>
          <table:table-cell table:style-name="ce2" table:formula="of:=AVERAGE([$'Gini per capita'.I17:.I20])" office:value-type="float" office:value="0.408548022030954" calcext:value-type="float">
            <text:p>0,408548022</text:p>
          </table:table-cell>
          <table:table-cell table:style-name="ce2" table:formula="of:=AVERAGE([$'Gini per capita'.J17:.J20])" office:value-type="float" office:value="0.428131858096523" calcext:value-type="float">
            <text:p>0,4281318581</text:p>
          </table:table-cell>
          <table:table-cell table:style-name="ce2" table:formula="of:=AVERAGE([$'Gini per capita'.G17:.G20])" office:value-type="float" office:value="0.390258962344032" calcext:value-type="float">
            <text:p>0,3902589623</text:p>
          </table:table-cell>
          <table:table-cell table:style-name="ce2" table:formula="of:=[.K7]+1" office:value-type="float" office:value="2018" calcext:value-type="float">
            <text:p>2018</text:p>
          </table:table-cell>
          <table:table-cell table:style-name="ce2" table:formula="of:=AVERAGE([$'Gini per capita'.M17:.M20])" office:value-type="float" office:value="0.448426614732706" calcext:value-type="float">
            <text:p>0,4484266147</text:p>
          </table:table-cell>
          <table:table-cell table:style-name="ce2" table:formula="of:=AVERAGE([$'Gini per capita'.N17:.N20])" office:value-type="float" office:value="0.408348403109133" calcext:value-type="float">
            <text:p>0,4083484031</text:p>
          </table:table-cell>
          <table:table-cell table:style-name="ce2" table:formula="of:=AVERAGE([$'Gini per capita'.O17:.O20])" office:value-type="float" office:value="0.427995252995517" calcext:value-type="float">
            <text:p>0,427995253</text:p>
          </table:table-cell>
          <table:table-cell table:style-name="ce2" table:formula="of:=AVERAGE([$'Gini per capita'.L17:.L20])" office:value-type="float" office:value="0.390094109617663" calcext:value-type="float">
            <text:p>0,3900941096</text:p>
          </table:table-cell>
          <table:table-cell table:number-columns-repeated="100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formula="of:=AVERAGE([$'Gini per capita'.C21:.C24])" office:value-type="float" office:value="0.449172347646361" calcext:value-type="float">
            <text:p>0,4491723476</text:p>
          </table:table-cell>
          <table:table-cell table:formula="of:=AVERAGE([$'Gini per capita'.D21:.D24])" office:value-type="float" office:value="0.40808458477225" calcext:value-type="float">
            <text:p>0,4080845848</text:p>
          </table:table-cell>
          <table:table-cell table:formula="of:=AVERAGE([$'Gini per capita'.E21:.E24])" office:value-type="float" office:value="0.426534425206238" calcext:value-type="float">
            <text:p>0,4265344252</text:p>
          </table:table-cell>
          <table:table-cell table:formula="of:=AVERAGE([$'Gini per capita'.B21:.B24])" office:value-type="float" office:value="0.387817163370142" calcext:value-type="float">
            <text:p>0,3878171634</text:p>
          </table:table-cell>
          <table:table-cell table:style-name="ce2" table:formula="of:=[.F8]+1" office:value-type="float" office:value="2019" calcext:value-type="float">
            <text:p>2019</text:p>
          </table:table-cell>
          <table:table-cell table:style-name="ce2" table:formula="of:=AVERAGE([$'Gini per capita'.H21:.H24])" office:value-type="float" office:value="0.44909217471202" calcext:value-type="float">
            <text:p>0,4490921747</text:p>
          </table:table-cell>
          <table:table-cell table:style-name="ce2" table:formula="of:=AVERAGE([$'Gini per capita'.I21:.I24])" office:value-type="float" office:value="0.408089186392122" calcext:value-type="float">
            <text:p>0,4080891864</text:p>
          </table:table-cell>
          <table:table-cell table:style-name="ce2" table:formula="of:=AVERAGE([$'Gini per capita'.J21:.J24])" office:value-type="float" office:value="0.426451884429823" calcext:value-type="float">
            <text:p>0,4264518844</text:p>
          </table:table-cell>
          <table:table-cell table:style-name="ce2" table:formula="of:=AVERAGE([$'Gini per capita'.G21:.G24])" office:value-type="float" office:value="0.387818982590424" calcext:value-type="float">
            <text:p>0,3878189826</text:p>
          </table:table-cell>
          <table:table-cell table:style-name="ce2" table:formula="of:=[.K8]+1" office:value-type="float" office:value="2019" calcext:value-type="float">
            <text:p>2019</text:p>
          </table:table-cell>
          <table:table-cell table:style-name="ce2" table:formula="of:=AVERAGE([$'Gini per capita'.M21:.M24])" office:value-type="float" office:value="0.44876266180385" calcext:value-type="float">
            <text:p>0,4487626618</text:p>
          </table:table-cell>
          <table:table-cell table:style-name="ce2" table:formula="of:=AVERAGE([$'Gini per capita'.N21:.N24])" office:value-type="float" office:value="0.408125698799948" calcext:value-type="float">
            <text:p>0,4081256988</text:p>
          </table:table-cell>
          <table:table-cell table:style-name="ce2" table:formula="of:=AVERAGE([$'Gini per capita'.O21:.O24])" office:value-type="float" office:value="0.425961949323249" calcext:value-type="float">
            <text:p>0,4259619493</text:p>
          </table:table-cell>
          <table:table-cell table:style-name="ce2" table:formula="of:=AVERAGE([$'Gini per capita'.L21:.L24])" office:value-type="float" office:value="0.387922820191616" calcext:value-type="float">
            <text:p>0,3879228202</text:p>
          </table:table-cell>
          <table:table-cell table:number-columns-repeated="100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formula="of:=AVERAGE([$'Gini per capita'.C25:.C28])" office:value-type="float" office:value="0.454918965787439" calcext:value-type="float">
            <text:p>0,4549189658</text:p>
          </table:table-cell>
          <table:table-cell table:formula="of:=AVERAGE([$'Gini per capita'.D25:.D28])" office:value-type="float" office:value="0.406198774826929" calcext:value-type="float">
            <text:p>0,4061987748</text:p>
          </table:table-cell>
          <table:table-cell table:formula="of:=AVERAGE([$'Gini per capita'.E25:.E28])" office:value-type="float" office:value="0.4311417716291" calcext:value-type="float">
            <text:p>0,4311417716</text:p>
          </table:table-cell>
          <table:table-cell table:formula="of:=AVERAGE([$'Gini per capita'.B25:.B28])" office:value-type="float" office:value="0.386402570815913" calcext:value-type="float">
            <text:p>0,3864025708</text:p>
          </table:table-cell>
          <table:table-cell table:style-name="ce2" table:formula="of:=[.F9]+1" office:value-type="float" office:value="2020" calcext:value-type="float">
            <text:p>2020</text:p>
          </table:table-cell>
          <table:table-cell table:style-name="ce2" table:formula="of:=AVERAGE([$'Gini per capita'.H25:.H28])" office:value-type="float" office:value="0.455030227680706" calcext:value-type="float">
            <text:p>0,4550302277</text:p>
          </table:table-cell>
          <table:table-cell table:style-name="ce2" table:formula="of:=AVERAGE([$'Gini per capita'.I25:.I28])" office:value-type="float" office:value="0.406095943839406" calcext:value-type="float">
            <text:p>0,4060959438</text:p>
          </table:table-cell>
          <table:table-cell table:style-name="ce2" table:formula="of:=AVERAGE([$'Gini per capita'.J25:.J28])" office:value-type="float" office:value="0.430951448517038" calcext:value-type="float">
            <text:p>0,4309514485</text:p>
          </table:table-cell>
          <table:table-cell table:style-name="ce2" table:formula="of:=AVERAGE([$'Gini per capita'.G25:.G28])" office:value-type="float" office:value="0.386122942167724" calcext:value-type="float">
            <text:p>0,3861229422</text:p>
          </table:table-cell>
          <table:table-cell table:style-name="ce2" table:formula="of:=[.K9]+1" office:value-type="float" office:value="2020" calcext:value-type="float">
            <text:p>2020</text:p>
          </table:table-cell>
          <table:table-cell table:style-name="ce2" table:formula="of:=AVERAGE([$'Gini per capita'.M25:.M28])" office:value-type="float" office:value="0.457327801404128" calcext:value-type="float">
            <text:p>0,4573278014</text:p>
          </table:table-cell>
          <table:table-cell table:style-name="ce2" table:formula="of:=AVERAGE([$'Gini per capita'.N25:.N28])" office:value-type="float" office:value="0.411275117289754" calcext:value-type="float">
            <text:p>0,4112751173</text:p>
          </table:table-cell>
          <table:table-cell table:style-name="ce2" table:formula="of:=AVERAGE([$'Gini per capita'.O25:.O28])" office:value-type="float" office:value="0.433059646295472" calcext:value-type="float">
            <text:p>0,4330596463</text:p>
          </table:table-cell>
          <table:table-cell table:style-name="ce2" table:formula="of:=AVERAGE([$'Gini per capita'.L25:.L28])" office:value-type="float" office:value="0.391401877198373" calcext:value-type="float">
            <text:p>0,3914018772</text:p>
          </table:table-cell>
          <table:table-cell table:number-columns-repeated="100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formula="of:=AVERAGE([$'Gini per capita'.C29:.C32])" office:value-type="float" office:value="0.451270199081269" calcext:value-type="float">
            <text:p>0,4512701991</text:p>
          </table:table-cell>
          <table:table-cell table:formula="of:=AVERAGE([$'Gini per capita'.D29:.D32])" office:value-type="float" office:value="0.401897111704016" calcext:value-type="float">
            <text:p>0,4018971117</text:p>
          </table:table-cell>
          <table:table-cell table:formula="of:=AVERAGE([$'Gini per capita'.E29:.E32])" office:value-type="float" office:value="0.429517077924666" calcext:value-type="float">
            <text:p>0,4295170779</text:p>
          </table:table-cell>
          <table:table-cell table:formula="of:=AVERAGE([$'Gini per capita'.B29:.B32])" office:value-type="float" office:value="0.383503529893826" calcext:value-type="float">
            <text:p>0,3835035299</text:p>
          </table:table-cell>
          <table:table-cell table:style-name="ce2" table:formula="of:=[.F10]+1" office:value-type="float" office:value="2021" calcext:value-type="float">
            <text:p>2021</text:p>
          </table:table-cell>
          <table:table-cell table:style-name="ce2" table:formula="of:=AVERAGE([$'Gini per capita'.H29:.H32])" office:value-type="float" office:value="0.452195588568661" calcext:value-type="float">
            <text:p>0,4521955886</text:p>
          </table:table-cell>
          <table:table-cell table:style-name="ce2" table:formula="of:=AVERAGE([$'Gini per capita'.I29:.I32])" office:value-type="float" office:value="0.40210076225376" calcext:value-type="float">
            <text:p>0,4021007623</text:p>
          </table:table-cell>
          <table:table-cell table:style-name="ce2" table:formula="of:=AVERAGE([$'Gini per capita'.J29:.J32])" office:value-type="float" office:value="0.429409291278177" calcext:value-type="float">
            <text:p>0,4294092913</text:p>
          </table:table-cell>
          <table:table-cell table:style-name="ce2" table:formula="of:=AVERAGE([$'Gini per capita'.G29:.G32])" office:value-type="float" office:value="0.383009207528284" calcext:value-type="float">
            <text:p>0,3830092075</text:p>
          </table:table-cell>
          <table:table-cell table:style-name="ce2" table:formula="of:=[.K10]+1" office:value-type="float" office:value="2021" calcext:value-type="float">
            <text:p>2021</text:p>
          </table:table-cell>
          <table:table-cell table:style-name="ce2" table:formula="of:=AVERAGE([$'Gini per capita'.M29:.M32])" office:value-type="float" office:value="0.46044847685538" calcext:value-type="float">
            <text:p>0,4604484769</text:p>
          </table:table-cell>
          <table:table-cell table:style-name="ce2" table:formula="of:=AVERAGE([$'Gini per capita'.N29:.N32])" office:value-type="float" office:value="0.412530173044849" calcext:value-type="float">
            <text:p>0,412530173</text:p>
          </table:table-cell>
          <table:table-cell table:style-name="ce2" table:formula="of:=AVERAGE([$'Gini per capita'.O29:.O32])" office:value-type="float" office:value="0.438893285283569" calcext:value-type="float">
            <text:p>0,4388932853</text:p>
          </table:table-cell>
          <table:table-cell table:style-name="ce2" table:formula="of:=AVERAGE([$'Gini per capita'.L29:.L32])" office:value-type="float" office:value="0.394282796439521" calcext:value-type="float">
            <text:p>0,3942827964</text:p>
          </table:table-cell>
          <table:table-cell table:number-columns-repeated="100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formula="of:=AVERAGE([$'Gini per capita'.C33:.C36])" office:value-type="float" office:value="0.455187491767325" calcext:value-type="float">
            <text:p>0,4551874918</text:p>
          </table:table-cell>
          <table:table-cell table:formula="of:=AVERAGE([$'Gini per capita'.D33:.D36])" office:value-type="float" office:value="0.39938851278079" calcext:value-type="float">
            <text:p>0,3993885128</text:p>
          </table:table-cell>
          <table:table-cell table:formula="of:=AVERAGE([$'Gini per capita'.E33:.E36])" office:value-type="float" office:value="0.432747921241472" calcext:value-type="float">
            <text:p>0,4327479212</text:p>
          </table:table-cell>
          <table:table-cell table:formula="of:=AVERAGE([$'Gini per capita'.B33:.B36])" office:value-type="float" office:value="0.381555139791236" calcext:value-type="float">
            <text:p>0,3815551398</text:p>
          </table:table-cell>
          <table:table-cell table:style-name="ce2" table:formula="of:=[.F11]+1" office:value-type="float" office:value="2022" calcext:value-type="float">
            <text:p>2022</text:p>
          </table:table-cell>
          <table:table-cell table:style-name="ce2" table:formula="of:=AVERAGE([$'Gini per capita'.H33:.H36])" office:value-type="float" office:value="0.457267027907288" calcext:value-type="float">
            <text:p>0,4572670279</text:p>
          </table:table-cell>
          <table:table-cell table:style-name="ce2" table:formula="of:=AVERAGE([$'Gini per capita'.I33:.I36])" office:value-type="float" office:value="0.40078113367988" calcext:value-type="float">
            <text:p>0,4007811337</text:p>
          </table:table-cell>
          <table:table-cell table:style-name="ce2" table:formula="of:=AVERAGE([$'Gini per capita'.J33:.J36])" office:value-type="float" office:value="0.433217928266087" calcext:value-type="float">
            <text:p>0,4332179283</text:p>
          </table:table-cell>
          <table:table-cell table:style-name="ce2" table:formula="of:=AVERAGE([$'Gini per capita'.G33:.G36])" office:value-type="float" office:value="0.381910732738823" calcext:value-type="float">
            <text:p>0,3819107327</text:p>
          </table:table-cell>
          <table:table-cell table:style-name="ce2" table:formula="of:=[.K11]+1" office:value-type="float" office:value="2022" calcext:value-type="float">
            <text:p>2022</text:p>
          </table:table-cell>
          <table:table-cell table:style-name="ce2" table:formula="of:=AVERAGE([$'Gini per capita'.M33:.M36])" office:value-type="float" office:value="0.457108095374248" calcext:value-type="float">
            <text:p>0,4571080954</text:p>
          </table:table-cell>
          <table:table-cell table:style-name="ce2" table:formula="of:=AVERAGE([$'Gini per capita'.N33:.N36])" office:value-type="float" office:value="0.411481979158692" calcext:value-type="float">
            <text:p>0,4114819792</text:p>
          </table:table-cell>
          <table:table-cell table:style-name="ce2" table:formula="of:=AVERAGE([$'Gini per capita'.O33:.O36])" office:value-type="float" office:value="0.436725705192817" calcext:value-type="float">
            <text:p>0,4367257052</text:p>
          </table:table-cell>
          <table:table-cell table:style-name="ce2" table:formula="of:=AVERAGE([$'Gini per capita'.L33:.L36])" office:value-type="float" office:value="0.394674575548274" calcext:value-type="float">
            <text:p>0,3946745755</text:p>
          </table:table-cell>
          <table:table-cell table:number-columns-repeated="100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formula="of:=AVERAGE([$'Gini per capita'.C37:.C40])" office:value-type="float" office:value="0.457943773647776" calcext:value-type="float">
            <text:p>0,4579437736</text:p>
          </table:table-cell>
          <table:table-cell table:formula="of:=AVERAGE([$'Gini per capita'.D37:.D40])" office:value-type="float" office:value="0.401156929133225" calcext:value-type="float">
            <text:p>0,4011569291</text:p>
          </table:table-cell>
          <table:table-cell table:formula="of:=AVERAGE([$'Gini per capita'.E37:.E40])" office:value-type="float" office:value="0.437443820725823" calcext:value-type="float">
            <text:p>0,4374438207</text:p>
          </table:table-cell>
          <table:table-cell table:formula="of:=AVERAGE([$'Gini per capita'.B37:.B40])" office:value-type="float" office:value="0.384522500225009" calcext:value-type="float">
            <text:p>0,3845225002</text:p>
          </table:table-cell>
          <table:table-cell table:style-name="ce2" table:formula="of:=[.F12]+1" office:value-type="float" office:value="2023" calcext:value-type="float">
            <text:p>2023</text:p>
          </table:table-cell>
          <table:table-cell table:style-name="ce2" table:formula="of:=AVERAGE([$'Gini per capita'.H37:.H40])" office:value-type="float" office:value="0.457359381974706" calcext:value-type="float">
            <text:p>0,457359382</text:p>
          </table:table-cell>
          <table:table-cell table:style-name="ce2" table:formula="of:=AVERAGE([$'Gini per capita'.I37:.I40])" office:value-type="float" office:value="0.401241681682929" calcext:value-type="float">
            <text:p>0,4012416817</text:p>
          </table:table-cell>
          <table:table-cell table:style-name="ce2" table:formula="of:=AVERAGE([$'Gini per capita'.J37:.J40])" office:value-type="float" office:value="0.436302731697192" calcext:value-type="float">
            <text:p>0,4363027317</text:p>
          </table:table-cell>
          <table:table-cell table:style-name="ce2" table:formula="of:=AVERAGE([$'Gini per capita'.G37:.G40])" office:value-type="float" office:value="0.383851294082336" calcext:value-type="float">
            <text:p>0,3838512941</text:p>
          </table:table-cell>
          <table:table-cell table:style-name="ce2" table:formula="of:=[.K12]+1" office:value-type="float" office:value="2023" calcext:value-type="float">
            <text:p>2023</text:p>
          </table:table-cell>
          <table:table-cell table:style-name="ce2" table:formula="of:=AVERAGE([$'Gini per capita'.M37:.M40])" office:value-type="float" office:value="0.459497920295163" calcext:value-type="float">
            <text:p>0,4594979203</text:p>
          </table:table-cell>
          <table:table-cell table:style-name="ce2" table:formula="of:=AVERAGE([$'Gini per capita'.N37:.N40])" office:value-type="float" office:value="0.410063220037072" calcext:value-type="float">
            <text:p>0,41006322</text:p>
          </table:table-cell>
          <table:table-cell table:style-name="ce2" table:formula="of:=AVERAGE([$'Gini per capita'.O37:.O40])" office:value-type="float" office:value="0.439251829846083" calcext:value-type="float">
            <text:p>0,4392518298</text:p>
          </table:table-cell>
          <table:table-cell table:style-name="ce2" table:formula="of:=AVERAGE([$'Gini per capita'.L37:.L40])" office:value-type="float" office:value="0.394460214525902" calcext:value-type="float">
            <text:p>0,3944602145</text:p>
          </table:table-cell>
          <table:table-cell/>
          <table:table-cell>
            <draw:frame table:end-cell-address="'Gini yearly'.Z47" table:end-x="2.84mm" table:end-y="3.6mm" draw:z-index="2" draw:name="Chart 8" draw:style-name="gr1" draw:text-style-name="P1" svg:width="199.36mm" svg:height="178.42mm" svg:x="0.81mm" svg:y="5.1mm">
              <draw:object draw:notify-on-update-of-ranges="'Gini yearly'.L3:'Gini yearly'.L3 'Gini yearly'.L4:'Gini yearly'.L30 'Gini yearly'.K4:'Gini yearly'.K30 'Gini yearly'.M3:'Gini yearly'.M3 'Gini yearly'.M4:'Gini yearly'.M30 'Gini yearly'.K4:'Gini yearly'.K30 'Gini yearly'.N3:'Gini yearly'.N3 'Gini yearly'.N4:'Gini yearly'.N30 'Gini yearly'.K4:'Gini yearly'.K30 'Gini yearly'.O3:'Gini yearly'.O3 'Gini yearly'.O4:'Gini yearly'.O30 'Gini yearly'.K4:'Gini yearly'.K3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formula="of:=AVERAGE([$'Gini per capita'.C41:.C44])" office:value-type="float" office:value="0.45605610630699" calcext:value-type="float">
            <text:p>0,4560561063</text:p>
          </table:table-cell>
          <table:table-cell table:formula="of:=AVERAGE([$'Gini per capita'.D41:.D44])" office:value-type="float" office:value="0.396641065333113" calcext:value-type="float">
            <text:p>0,3966410653</text:p>
          </table:table-cell>
          <table:table-cell table:formula="of:=AVERAGE([$'Gini per capita'.E41:.E44])" office:value-type="float" office:value="0.436824097687095" calcext:value-type="float">
            <text:p>0,4368240977</text:p>
          </table:table-cell>
          <table:table-cell table:formula="of:=AVERAGE([$'Gini per capita'.B41:.B44])" office:value-type="float" office:value="0.381357130442821" calcext:value-type="float">
            <text:p>0,3813571304</text:p>
          </table:table-cell>
          <table:table-cell table:style-name="ce2" table:formula="of:=[.F13]+1" office:value-type="float" office:value="2024" calcext:value-type="float">
            <text:p>2024</text:p>
          </table:table-cell>
          <table:table-cell table:style-name="ce2" table:formula="of:=AVERAGE([$'Gini per capita'.H41:.H44])" office:value-type="float" office:value="0.458471309866195" calcext:value-type="float">
            <text:p>0,4584713099</text:p>
          </table:table-cell>
          <table:table-cell table:style-name="ce2" table:formula="of:=AVERAGE([$'Gini per capita'.I41:.I44])" office:value-type="float" office:value="0.39954431736756" calcext:value-type="float">
            <text:p>0,3995443174</text:p>
          </table:table-cell>
          <table:table-cell table:style-name="ce2" table:formula="of:=AVERAGE([$'Gini per capita'.J41:.J44])" office:value-type="float" office:value="0.437768502695527" calcext:value-type="float">
            <text:p>0,4377685027</text:p>
          </table:table-cell>
          <table:table-cell table:style-name="ce2" table:formula="of:=AVERAGE([$'Gini per capita'.G41:.G44])" office:value-type="float" office:value="0.382811819927935" calcext:value-type="float">
            <text:p>0,3828118199</text:p>
          </table:table-cell>
          <table:table-cell table:style-name="ce2" table:formula="of:=[.K13]+1" office:value-type="float" office:value="2024" calcext:value-type="float">
            <text:p>2024</text:p>
          </table:table-cell>
          <table:table-cell table:style-name="ce2" table:formula="of:=AVERAGE([$'Gini per capita'.M41:.M44])" office:value-type="float" office:value="0.458269836955018" calcext:value-type="float">
            <text:p>0,458269837</text:p>
          </table:table-cell>
          <table:table-cell table:style-name="ce2" table:formula="of:=AVERAGE([$'Gini per capita'.N41:.N44])" office:value-type="float" office:value="0.40645884654654" calcext:value-type="float">
            <text:p>0,4064588465</text:p>
          </table:table-cell>
          <table:table-cell table:style-name="ce2" table:formula="of:=AVERAGE([$'Gini per capita'.O41:.O44])" office:value-type="float" office:value="0.439902688067832" calcext:value-type="float">
            <text:p>0,4399026881</text:p>
          </table:table-cell>
          <table:table-cell table:style-name="ce2" table:formula="of:=AVERAGE([$'Gini per capita'.L41:.L44])" office:value-type="float" office:value="0.392207662095478" calcext:value-type="float">
            <text:p>0,3922076621</text:p>
          </table:table-cell>
          <table:table-cell table:number-columns-repeated="100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formula="of:=AVERAGE([$'Gini per capita'.C45:.C48])" office:value-type="float" office:value="0.452200152584565" calcext:value-type="float">
            <text:p>0,4522001526</text:p>
          </table:table-cell>
          <table:table-cell table:formula="of:=AVERAGE([$'Gini per capita'.D45:.D48])" office:value-type="float" office:value="0.393789117611094" calcext:value-type="float">
            <text:p>0,3937891176</text:p>
          </table:table-cell>
          <table:table-cell table:formula="of:=AVERAGE([$'Gini per capita'.E45:.E48])" office:value-type="float" office:value="0.432473853976043" calcext:value-type="float">
            <text:p>0,432473854</text:p>
          </table:table-cell>
          <table:table-cell table:formula="of:=AVERAGE([$'Gini per capita'.B45:.B48])" office:value-type="float" office:value="0.37897378556293" calcext:value-type="float">
            <text:p>0,3789737856</text:p>
          </table:table-cell>
          <table:table-cell table:style-name="ce2" table:formula="of:=[.F14]+1" office:value-type="float" office:value="2025" calcext:value-type="float">
            <text:p>2025</text:p>
          </table:table-cell>
          <table:table-cell table:style-name="ce2" table:formula="of:=AVERAGE([$'Gini per capita'.H45:.H48])" office:value-type="float" office:value="0.464687113322351" calcext:value-type="float">
            <text:p>0,4646871133</text:p>
          </table:table-cell>
          <table:table-cell table:style-name="ce2" table:formula="of:=AVERAGE([$'Gini per capita'.I45:.I48])" office:value-type="float" office:value="0.403965511597995" calcext:value-type="float">
            <text:p>0,4039655116</text:p>
          </table:table-cell>
          <table:table-cell table:style-name="ce2" table:formula="of:=AVERAGE([$'Gini per capita'.J45:.J48])" office:value-type="float" office:value="0.445697861270939" calcext:value-type="float">
            <text:p>0,4456978613</text:p>
          </table:table-cell>
          <table:table-cell table:style-name="ce2" table:formula="of:=AVERAGE([$'Gini per capita'.G45:.G48])" office:value-type="float" office:value="0.388871478123303" calcext:value-type="float">
            <text:p>0,3888714781</text:p>
          </table:table-cell>
          <table:table-cell table:style-name="ce2" table:formula="of:=[.K14]+1" office:value-type="float" office:value="2025" calcext:value-type="float">
            <text:p>2025</text:p>
          </table:table-cell>
          <table:table-cell table:style-name="ce2" table:formula="of:=AVERAGE([$'Gini per capita'.M45:.M48])" office:value-type="float" office:value="0.454714422195556" calcext:value-type="float">
            <text:p>0,4547144222</text:p>
          </table:table-cell>
          <table:table-cell table:style-name="ce2" table:formula="of:=AVERAGE([$'Gini per capita'.N45:.N48])" office:value-type="float" office:value="0.401963539121178" calcext:value-type="float">
            <text:p>0,4019635391</text:p>
          </table:table-cell>
          <table:table-cell table:style-name="ce2" table:formula="of:=AVERAGE([$'Gini per capita'.O45:.O48])" office:value-type="float" office:value="0.43509398956319" calcext:value-type="float">
            <text:p>0,4350939896</text:p>
          </table:table-cell>
          <table:table-cell table:style-name="ce2" table:formula="of:=AVERAGE([$'Gini per capita'.L45:.L48])" office:value-type="float" office:value="0.388448733193344" calcext:value-type="float">
            <text:p>0,3884487332</text:p>
          </table:table-cell>
          <table:table-cell table:number-columns-repeated="100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formula="of:=AVERAGE([$'Gini per capita'.C49:.C52])" office:value-type="float" office:value="0.449122710990903" calcext:value-type="float">
            <text:p>0,449122711</text:p>
          </table:table-cell>
          <table:table-cell table:formula="of:=AVERAGE([$'Gini per capita'.D49:.D52])" office:value-type="float" office:value="0.389423009802566" calcext:value-type="float">
            <text:p>0,3894230098</text:p>
          </table:table-cell>
          <table:table-cell table:formula="of:=AVERAGE([$'Gini per capita'.E49:.E52])" office:value-type="float" office:value="0.432079335271398" calcext:value-type="float">
            <text:p>0,4320793353</text:p>
          </table:table-cell>
          <table:table-cell table:formula="of:=AVERAGE([$'Gini per capita'.B49:.B52])" office:value-type="float" office:value="0.376108939102711" calcext:value-type="float">
            <text:p>0,3761089391</text:p>
          </table:table-cell>
          <table:table-cell table:style-name="ce2" table:formula="of:=[.F15]+1" office:value-type="float" office:value="2026" calcext:value-type="float">
            <text:p>2026</text:p>
          </table:table-cell>
          <table:table-cell table:style-name="ce2" table:formula="of:=AVERAGE([$'Gini per capita'.H49:.H52])" office:value-type="float" office:value="0.457183570980441" calcext:value-type="float">
            <text:p>0,457183571</text:p>
          </table:table-cell>
          <table:table-cell table:style-name="ce2" table:formula="of:=AVERAGE([$'Gini per capita'.I49:.I52])" office:value-type="float" office:value="0.396298696547549" calcext:value-type="float">
            <text:p>0,3962986965</text:p>
          </table:table-cell>
          <table:table-cell table:style-name="ce2" table:formula="of:=AVERAGE([$'Gini per capita'.J49:.J52])" office:value-type="float" office:value="0.43911571867644" calcext:value-type="float">
            <text:p>0,4391157187</text:p>
          </table:table-cell>
          <table:table-cell table:style-name="ce2" table:formula="of:=AVERAGE([$'Gini per capita'.G49:.G52])" office:value-type="float" office:value="0.381781785602406" calcext:value-type="float">
            <text:p>0,3817817856</text:p>
          </table:table-cell>
          <table:table-cell table:style-name="ce2" table:formula="of:=[.K15]+1" office:value-type="float" office:value="2026" calcext:value-type="float">
            <text:p>2026</text:p>
          </table:table-cell>
          <table:table-cell table:style-name="ce2" table:formula="of:=AVERAGE([$'Gini per capita'.M49:.M52])" office:value-type="float" office:value="0.456581466679503" calcext:value-type="float">
            <text:p>0,4565814667</text:p>
          </table:table-cell>
          <table:table-cell table:style-name="ce2" table:formula="of:=AVERAGE([$'Gini per capita'.N49:.N52])" office:value-type="float" office:value="0.401239658756005" calcext:value-type="float">
            <text:p>0,4012396588</text:p>
          </table:table-cell>
          <table:table-cell table:style-name="ce2" table:formula="of:=AVERAGE([$'Gini per capita'.O49:.O52])" office:value-type="float" office:value="0.439331994537788" calcext:value-type="float">
            <text:p>0,4393319945</text:p>
          </table:table-cell>
          <table:table-cell table:style-name="ce2" table:formula="of:=AVERAGE([$'Gini per capita'.L49:.L52])" office:value-type="float" office:value="0.389329067740323" calcext:value-type="float">
            <text:p>0,3893290677</text:p>
          </table:table-cell>
          <table:table-cell table:number-columns-repeated="100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formula="of:=AVERAGE([$'Gini per capita'.C53:.C56])" office:value-type="float" office:value="0.451077177786998" calcext:value-type="float">
            <text:p>0,4510771778</text:p>
          </table:table-cell>
          <table:table-cell table:formula="of:=AVERAGE([$'Gini per capita'.D53:.D56])" office:value-type="float" office:value="0.387399013308379" calcext:value-type="float">
            <text:p>0,3873990133</text:p>
          </table:table-cell>
          <table:table-cell table:formula="of:=AVERAGE([$'Gini per capita'.E53:.E56])" office:value-type="float" office:value="0.434221521467805" calcext:value-type="float">
            <text:p>0,4342215215</text:p>
          </table:table-cell>
          <table:table-cell table:formula="of:=AVERAGE([$'Gini per capita'.B53:.B56])" office:value-type="float" office:value="0.374758436852492" calcext:value-type="float">
            <text:p>0,3747584369</text:p>
          </table:table-cell>
          <table:table-cell table:style-name="ce2" table:formula="of:=[.F16]+1" office:value-type="float" office:value="2027" calcext:value-type="float">
            <text:p>2027</text:p>
          </table:table-cell>
          <table:table-cell table:style-name="ce2" table:formula="of:=AVERAGE([$'Gini per capita'.H53:.H56])" office:value-type="float" office:value="0.463627069195154" calcext:value-type="float">
            <text:p>0,4636270692</text:p>
          </table:table-cell>
          <table:table-cell table:style-name="ce2" table:formula="of:=AVERAGE([$'Gini per capita'.I53:.I56])" office:value-type="float" office:value="0.396737745897708" calcext:value-type="float">
            <text:p>0,3967377459</text:p>
          </table:table-cell>
          <table:table-cell table:style-name="ce2" table:formula="of:=AVERAGE([$'Gini per capita'.J53:.J56])" office:value-type="float" office:value="0.444861571448448" calcext:value-type="float">
            <text:p>0,4448615714</text:p>
          </table:table-cell>
          <table:table-cell table:style-name="ce2" table:formula="of:=AVERAGE([$'Gini per capita'.G53:.G56])" office:value-type="float" office:value="0.382550266183385" calcext:value-type="float">
            <text:p>0,3825502662</text:p>
          </table:table-cell>
          <table:table-cell table:style-name="ce2" table:formula="of:=[.K16]+1" office:value-type="float" office:value="2027" calcext:value-type="float">
            <text:p>2027</text:p>
          </table:table-cell>
          <table:table-cell table:style-name="ce2" table:formula="of:=AVERAGE([$'Gini per capita'.M53:.M56])" office:value-type="float" office:value="0.455634811880723" calcext:value-type="float">
            <text:p>0,4556348119</text:p>
          </table:table-cell>
          <table:table-cell table:style-name="ce2" table:formula="of:=AVERAGE([$'Gini per capita'.N53:.N56])" office:value-type="float" office:value="0.39835538670157" calcext:value-type="float">
            <text:p>0,3983553867</text:p>
          </table:table-cell>
          <table:table-cell table:style-name="ce2" table:formula="of:=AVERAGE([$'Gini per capita'.O53:.O56])" office:value-type="float" office:value="0.439428144886405" calcext:value-type="float">
            <text:p>0,4394281449</text:p>
          </table:table-cell>
          <table:table-cell table:style-name="ce2" table:formula="of:=AVERAGE([$'Gini per capita'.L53:.L56])" office:value-type="float" office:value="0.387266201237721" calcext:value-type="float">
            <text:p>0,3872662012</text:p>
          </table:table-cell>
          <table:table-cell table:number-columns-repeated="100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formula="of:=AVERAGE([$'Gini per capita'.C57:.C60])" office:value-type="float" office:value="0.455622199950307" calcext:value-type="float">
            <text:p>0,4556222</text:p>
          </table:table-cell>
          <table:table-cell table:formula="of:=AVERAGE([$'Gini per capita'.D57:.D60])" office:value-type="float" office:value="0.387749340397069" calcext:value-type="float">
            <text:p>0,3877493404</text:p>
          </table:table-cell>
          <table:table-cell table:formula="of:=AVERAGE([$'Gini per capita'.E57:.E60])" office:value-type="float" office:value="0.440066953600432" calcext:value-type="float">
            <text:p>0,4400669536</text:p>
          </table:table-cell>
          <table:table-cell table:formula="of:=AVERAGE([$'Gini per capita'.B57:.B60])" office:value-type="float" office:value="0.377027072458245" calcext:value-type="float">
            <text:p>0,3770270725</text:p>
          </table:table-cell>
          <table:table-cell table:style-name="ce2" table:formula="of:=[.F17]+1" office:value-type="float" office:value="2028" calcext:value-type="float">
            <text:p>2028</text:p>
          </table:table-cell>
          <table:table-cell table:style-name="ce2" table:formula="of:=AVERAGE([$'Gini per capita'.H57:.H60])" office:value-type="float" office:value="0.462286171235446" calcext:value-type="float">
            <text:p>0,4622861712</text:p>
          </table:table-cell>
          <table:table-cell table:style-name="ce2" table:formula="of:=AVERAGE([$'Gini per capita'.I57:.I60])" office:value-type="float" office:value="0.393563695194587" calcext:value-type="float">
            <text:p>0,3935636952</text:p>
          </table:table-cell>
          <table:table-cell table:style-name="ce2" table:formula="of:=AVERAGE([$'Gini per capita'.J57:.J60])" office:value-type="float" office:value="0.444225015302971" calcext:value-type="float">
            <text:p>0,4442250153</text:p>
          </table:table-cell>
          <table:table-cell table:style-name="ce2" table:formula="of:=AVERAGE([$'Gini per capita'.G57:.G60])" office:value-type="float" office:value="0.380921925294751" calcext:value-type="float">
            <text:p>0,3809219253</text:p>
          </table:table-cell>
          <table:table-cell table:style-name="ce2" table:formula="of:=[.K17]+1" office:value-type="float" office:value="2028" calcext:value-type="float">
            <text:p>2028</text:p>
          </table:table-cell>
          <table:table-cell table:style-name="ce2" table:formula="of:=AVERAGE([$'Gini per capita'.M57:.M60])" office:value-type="float" office:value="0.450959861059353" calcext:value-type="float">
            <text:p>0,4509598611</text:p>
          </table:table-cell>
          <table:table-cell table:style-name="ce2" table:formula="of:=AVERAGE([$'Gini per capita'.N57:.N60])" office:value-type="float" office:value="0.398436710588424" calcext:value-type="float">
            <text:p>0,3984367106</text:p>
          </table:table-cell>
          <table:table-cell table:style-name="ce2" table:formula="of:=AVERAGE([$'Gini per capita'.O57:.O60])" office:value-type="float" office:value="0.436132949577918" calcext:value-type="float">
            <text:p>0,4361329496</text:p>
          </table:table-cell>
          <table:table-cell table:style-name="ce2" table:formula="of:=AVERAGE([$'Gini per capita'.L57:.L60])" office:value-type="float" office:value="0.388690029844089" calcext:value-type="float">
            <text:p>0,3886900298</text:p>
          </table:table-cell>
          <table:table-cell table:number-columns-repeated="100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formula="of:=AVERAGE([$'Gini per capita'.C61:.C64])" office:value-type="float" office:value="0.465633253090057" calcext:value-type="float">
            <text:p>0,4656332531</text:p>
          </table:table-cell>
          <table:table-cell table:formula="of:=AVERAGE([$'Gini per capita'.D61:.D64])" office:value-type="float" office:value="0.394601019563715" calcext:value-type="float">
            <text:p>0,3946010196</text:p>
          </table:table-cell>
          <table:table-cell table:formula="of:=AVERAGE([$'Gini per capita'.E61:.E64])" office:value-type="float" office:value="0.453066347589789" calcext:value-type="float">
            <text:p>0,4530663476</text:p>
          </table:table-cell>
          <table:table-cell table:formula="of:=AVERAGE([$'Gini per capita'.B61:.B64])" office:value-type="float" office:value="0.385872018939994" calcext:value-type="float">
            <text:p>0,3858720189</text:p>
          </table:table-cell>
          <table:table-cell table:style-name="ce2" table:formula="of:=[.F18]+1" office:value-type="float" office:value="2029" calcext:value-type="float">
            <text:p>2029</text:p>
          </table:table-cell>
          <table:table-cell table:style-name="ce2" table:formula="of:=AVERAGE([$'Gini per capita'.H61:.H64])" office:value-type="float" office:value="0.456991064979156" calcext:value-type="float">
            <text:p>0,456991065</text:p>
          </table:table-cell>
          <table:table-cell table:style-name="ce2" table:formula="of:=AVERAGE([$'Gini per capita'.I61:.I64])" office:value-type="float" office:value="0.388433432593399" calcext:value-type="float">
            <text:p>0,3884334326</text:p>
          </table:table-cell>
          <table:table-cell table:style-name="ce2" table:formula="of:=AVERAGE([$'Gini per capita'.J61:.J64])" office:value-type="float" office:value="0.44129048567445" calcext:value-type="float">
            <text:p>0,4412904857</text:p>
          </table:table-cell>
          <table:table-cell table:style-name="ce2" table:formula="of:=AVERAGE([$'Gini per capita'.G61:.G64])" office:value-type="float" office:value="0.377415114602204" calcext:value-type="float">
            <text:p>0,3774151146</text:p>
          </table:table-cell>
          <table:table-cell table:style-name="ce2" table:formula="of:=[.K18]+1" office:value-type="float" office:value="2029" calcext:value-type="float">
            <text:p>2029</text:p>
          </table:table-cell>
          <table:table-cell table:style-name="ce2" table:formula="of:=AVERAGE([$'Gini per capita'.M61:.M64])" office:value-type="float" office:value="0.445925916028677" calcext:value-type="float">
            <text:p>0,445925916</text:p>
          </table:table-cell>
          <table:table-cell table:style-name="ce2" table:formula="of:=AVERAGE([$'Gini per capita'.N61:.N64])" office:value-type="float" office:value="0.393990506355968" calcext:value-type="float">
            <text:p>0,3939905064</text:p>
          </table:table-cell>
          <table:table-cell table:style-name="ce2" table:formula="of:=AVERAGE([$'Gini per capita'.O61:.O64])" office:value-type="float" office:value="0.433457553018648" calcext:value-type="float">
            <text:p>0,433457553</text:p>
          </table:table-cell>
          <table:table-cell table:style-name="ce2" table:formula="of:=AVERAGE([$'Gini per capita'.L61:.L64])" office:value-type="float" office:value="0.385385047249457" calcext:value-type="float">
            <text:p>0,3853850472</text:p>
          </table:table-cell>
          <table:table-cell table:number-columns-repeated="100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formula="of:=AVERAGE([$'Gini per capita'.C65:.C68])" office:value-type="float" office:value="0.463165930781904" calcext:value-type="float">
            <text:p>0,4631659308</text:p>
          </table:table-cell>
          <table:table-cell table:formula="of:=AVERAGE([$'Gini per capita'.D65:.D68])" office:value-type="float" office:value="0.395306306899483" calcext:value-type="float">
            <text:p>0,3953063069</text:p>
          </table:table-cell>
          <table:table-cell table:formula="of:=AVERAGE([$'Gini per capita'.E65:.E68])" office:value-type="float" office:value="0.451340171622406" calcext:value-type="float">
            <text:p>0,4513401716</text:p>
          </table:table-cell>
          <table:table-cell table:formula="of:=AVERAGE([$'Gini per capita'.B65:.B68])" office:value-type="float" office:value="0.387063772348964" calcext:value-type="float">
            <text:p>0,3870637723</text:p>
          </table:table-cell>
          <table:table-cell table:style-name="ce2" table:formula="of:=[.F19]+1" office:value-type="float" office:value="2030" calcext:value-type="float">
            <text:p>2030</text:p>
          </table:table-cell>
          <table:table-cell table:style-name="ce2" table:formula="of:=AVERAGE([$'Gini per capita'.H65:.H68])" office:value-type="float" office:value="0.457536882807279" calcext:value-type="float">
            <text:p>0,4575368828</text:p>
          </table:table-cell>
          <table:table-cell table:style-name="ce2" table:formula="of:=AVERAGE([$'Gini per capita'.I65:.I68])" office:value-type="float" office:value="0.391489564592233" calcext:value-type="float">
            <text:p>0,3914895646</text:p>
          </table:table-cell>
          <table:table-cell table:style-name="ce2" table:formula="of:=AVERAGE([$'Gini per capita'.J65:.J68])" office:value-type="float" office:value="0.44502520055769" calcext:value-type="float">
            <text:p>0,4450252006</text:p>
          </table:table-cell>
          <table:table-cell table:style-name="ce2" table:formula="of:=AVERAGE([$'Gini per capita'.G65:.G68])" office:value-type="float" office:value="0.382514700609555" calcext:value-type="float">
            <text:p>0,3825147006</text:p>
          </table:table-cell>
          <table:table-cell table:style-name="ce2" table:formula="of:=[.K19]+1" office:value-type="float" office:value="2030" calcext:value-type="float">
            <text:p>2030</text:p>
          </table:table-cell>
          <table:table-cell table:style-name="ce2" table:formula="of:=AVERAGE([$'Gini per capita'.M65:.M68])" office:value-type="float" office:value="0.451204338574419" calcext:value-type="float">
            <text:p>0,4512043386</text:p>
          </table:table-cell>
          <table:table-cell table:style-name="ce2" table:formula="of:=AVERAGE([$'Gini per capita'.N65:.N68])" office:value-type="float" office:value="0.397942693045036" calcext:value-type="float">
            <text:p>0,397942693</text:p>
          </table:table-cell>
          <table:table-cell table:style-name="ce2" table:formula="of:=AVERAGE([$'Gini per capita'.O65:.O68])" office:value-type="float" office:value="0.440650154757723" calcext:value-type="float">
            <text:p>0,4406501548</text:p>
          </table:table-cell>
          <table:table-cell table:style-name="ce2" table:formula="of:=AVERAGE([$'Gini per capita'.L65:.L68])" office:value-type="float" office:value="0.390216752225238" calcext:value-type="float">
            <text:p>0,3902167522</text:p>
          </table:table-cell>
          <table:table-cell table:number-columns-repeated="100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formula="of:=AVERAGE([$'Gini per capita'.C69:.C72])" office:value-type="float" office:value="0.460238772126062" calcext:value-type="float">
            <text:p>0,4602387721</text:p>
          </table:table-cell>
          <table:table-cell table:formula="of:=AVERAGE([$'Gini per capita'.D69:.D72])" office:value-type="float" office:value="0.395841197824717" calcext:value-type="float">
            <text:p>0,3958411978</text:p>
          </table:table-cell>
          <table:table-cell table:formula="of:=AVERAGE([$'Gini per capita'.E69:.E72])" office:value-type="float" office:value="0.449389534634526" calcext:value-type="float">
            <text:p>0,4493895346</text:p>
          </table:table-cell>
          <table:table-cell table:formula="of:=AVERAGE([$'Gini per capita'.B69:.B72])" office:value-type="float" office:value="0.388577892546016" calcext:value-type="float">
            <text:p>0,3885778925</text:p>
          </table:table-cell>
          <table:table-cell table:style-name="ce2" table:formula="of:=[.F20]+1" office:value-type="float" office:value="2031" calcext:value-type="float">
            <text:p>2031</text:p>
          </table:table-cell>
          <table:table-cell table:style-name="ce2" table:formula="of:=AVERAGE([$'Gini per capita'.H69:.H72])" office:value-type="float" office:value="0.454573909519217" calcext:value-type="float">
            <text:p>0,4545739095</text:p>
          </table:table-cell>
          <table:table-cell table:style-name="ce2" table:formula="of:=AVERAGE([$'Gini per capita'.I69:.I72])" office:value-type="float" office:value="0.389739593840532" calcext:value-type="float">
            <text:p>0,3897395938</text:p>
          </table:table-cell>
          <table:table-cell table:style-name="ce2" table:formula="of:=AVERAGE([$'Gini per capita'.J69:.J72])" office:value-type="float" office:value="0.446393370903369" calcext:value-type="float">
            <text:p>0,4463933709</text:p>
          </table:table-cell>
          <table:table-cell table:style-name="ce2" table:formula="of:=AVERAGE([$'Gini per capita'.G69:.G72])" office:value-type="float" office:value="0.383599403606233" calcext:value-type="float">
            <text:p>0,3835994036</text:p>
          </table:table-cell>
          <table:table-cell table:style-name="ce2" table:formula="of:=[.K20]+1" office:value-type="float" office:value="2031" calcext:value-type="float">
            <text:p>2031</text:p>
          </table:table-cell>
          <table:table-cell table:style-name="ce2" table:formula="of:=AVERAGE([$'Gini per capita'.M69:.M72])" office:value-type="float" office:value="0.449125387034689" calcext:value-type="float">
            <text:p>0,449125387</text:p>
          </table:table-cell>
          <table:table-cell table:style-name="ce2" table:formula="of:=AVERAGE([$'Gini per capita'.N69:.N72])" office:value-type="float" office:value="0.393111553486653" calcext:value-type="float">
            <text:p>0,3931115535</text:p>
          </table:table-cell>
          <table:table-cell table:style-name="ce2" table:formula="of:=AVERAGE([$'Gini per capita'.O69:.O72])" office:value-type="float" office:value="0.4415579077921" calcext:value-type="float">
            <text:p>0,4415579078</text:p>
          </table:table-cell>
          <table:table-cell table:style-name="ce2" table:formula="of:=AVERAGE([$'Gini per capita'.L69:.L72])" office:value-type="float" office:value="0.388072105847607" calcext:value-type="float">
            <text:p>0,3880721058</text:p>
          </table:table-cell>
          <table:table-cell table:number-columns-repeated="100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formula="of:=AVERAGE([$'Gini per capita'.C73:.C76])" office:value-type="float" office:value="0.463854211783832" calcext:value-type="float">
            <text:p>0,4638542118</text:p>
          </table:table-cell>
          <table:table-cell table:formula="of:=AVERAGE([$'Gini per capita'.D73:.D76])" office:value-type="float" office:value="0.400414747066228" calcext:value-type="float">
            <text:p>0,4004147471</text:p>
          </table:table-cell>
          <table:table-cell table:formula="of:=AVERAGE([$'Gini per capita'.E73:.E76])" office:value-type="float" office:value="0.457529454482618" calcext:value-type="float">
            <text:p>0,4575294545</text:p>
          </table:table-cell>
          <table:table-cell table:formula="of:=AVERAGE([$'Gini per capita'.B73:.B76])" office:value-type="float" office:value="0.395490738509409" calcext:value-type="float">
            <text:p>0,3954907385</text:p>
          </table:table-cell>
          <table:table-cell table:style-name="ce2" table:formula="of:=[.F21]+1" office:value-type="float" office:value="2032" calcext:value-type="float">
            <text:p>2032</text:p>
          </table:table-cell>
          <table:table-cell table:style-name="ce2" table:formula="of:=AVERAGE([$'Gini per capita'.H73:.H76])" office:value-type="float" office:value="0.456768895656473" calcext:value-type="float">
            <text:p>0,4567688957</text:p>
          </table:table-cell>
          <table:table-cell table:style-name="ce2" table:formula="of:=AVERAGE([$'Gini per capita'.I73:.I76])" office:value-type="float" office:value="0.39237459718358" calcext:value-type="float">
            <text:p>0,3923745972</text:p>
          </table:table-cell>
          <table:table-cell table:style-name="ce2" table:formula="of:=AVERAGE([$'Gini per capita'.J73:.J76])" office:value-type="float" office:value="0.452071748341014" calcext:value-type="float">
            <text:p>0,4520717483</text:p>
          </table:table-cell>
          <table:table-cell table:style-name="ce2" table:formula="of:=AVERAGE([$'Gini per capita'.G73:.G76])" office:value-type="float" office:value="0.387709027470675" calcext:value-type="float">
            <text:p>0,3877090275</text:p>
          </table:table-cell>
          <table:table-cell table:style-name="ce2" table:formula="of:=[.K21]+1" office:value-type="float" office:value="2032" calcext:value-type="float">
            <text:p>2032</text:p>
          </table:table-cell>
          <table:table-cell table:style-name="ce2" table:formula="of:=AVERAGE([$'Gini per capita'.M73:.M76])" office:value-type="float" office:value="0.452844645728706" calcext:value-type="float">
            <text:p>0,4528446457</text:p>
          </table:table-cell>
          <table:table-cell table:style-name="ce2" table:formula="of:=AVERAGE([$'Gini per capita'.N73:.N76])" office:value-type="float" office:value="0.401209506746309" calcext:value-type="float">
            <text:p>0,4012095067</text:p>
          </table:table-cell>
          <table:table-cell table:style-name="ce2" table:formula="of:=AVERAGE([$'Gini per capita'.O73:.O76])" office:value-type="float" office:value="0.446321039236296" calcext:value-type="float">
            <text:p>0,4463210392</text:p>
          </table:table-cell>
          <table:table-cell table:style-name="ce2" table:formula="of:=AVERAGE([$'Gini per capita'.L73:.L76])" office:value-type="float" office:value="0.397254275142357" calcext:value-type="float">
            <text:p>0,3972542751</text:p>
          </table:table-cell>
          <table:table-cell table:number-columns-repeated="100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formula="of:=AVERAGE([$'Gini per capita'.C77:.C80])" office:value-type="float" office:value="0.450603052457971" calcext:value-type="float">
            <text:p>0,4506030525</text:p>
          </table:table-cell>
          <table:table-cell table:formula="of:=AVERAGE([$'Gini per capita'.D77:.D80])" office:value-type="float" office:value="0.395196303580546" calcext:value-type="float">
            <text:p>0,3951963036</text:p>
          </table:table-cell>
          <table:table-cell table:formula="of:=AVERAGE([$'Gini per capita'.E77:.E80])" office:value-type="float" office:value="0.444711782044458" calcext:value-type="float">
            <text:p>0,444711782</text:p>
          </table:table-cell>
          <table:table-cell table:formula="of:=AVERAGE([$'Gini per capita'.B77:.B80])" office:value-type="float" office:value="0.391833577304817" calcext:value-type="float">
            <text:p>0,3918335773</text:p>
          </table:table-cell>
          <table:table-cell table:style-name="ce2" table:formula="of:=[.F22]+1" office:value-type="float" office:value="2033" calcext:value-type="float">
            <text:p>2033</text:p>
          </table:table-cell>
          <table:table-cell table:style-name="ce2" table:formula="of:=AVERAGE([$'Gini per capita'.H77:.H80])" office:value-type="float" office:value="0.456275120457763" calcext:value-type="float">
            <text:p>0,4562751205</text:p>
          </table:table-cell>
          <table:table-cell table:style-name="ce2" table:formula="of:=AVERAGE([$'Gini per capita'.I77:.I80])" office:value-type="float" office:value="0.395528268702119" calcext:value-type="float">
            <text:p>0,3955282687</text:p>
          </table:table-cell>
          <table:table-cell table:style-name="ce2" table:formula="of:=AVERAGE([$'Gini per capita'.J77:.J80])" office:value-type="float" office:value="0.451736034974894" calcext:value-type="float">
            <text:p>0,451736035</text:p>
          </table:table-cell>
          <table:table-cell table:style-name="ce2" table:formula="of:=AVERAGE([$'Gini per capita'.G77:.G80])" office:value-type="float" office:value="0.391918653870317" calcext:value-type="float">
            <text:p>0,3919186539</text:p>
          </table:table-cell>
          <table:table-cell table:style-name="ce2" table:formula="of:=[.K22]+1" office:value-type="float" office:value="2033" calcext:value-type="float">
            <text:p>2033</text:p>
          </table:table-cell>
          <table:table-cell table:style-name="ce2" table:formula="of:=AVERAGE([$'Gini per capita'.M77:.M80])" office:value-type="float" office:value="0.442209998250759" calcext:value-type="float">
            <text:p>0,4422099983</text:p>
          </table:table-cell>
          <table:table-cell table:style-name="ce2" table:formula="of:=AVERAGE([$'Gini per capita'.N77:.N80])" office:value-type="float" office:value="0.396090534261427" calcext:value-type="float">
            <text:p>0,3960905343</text:p>
          </table:table-cell>
          <table:table-cell table:style-name="ce2" table:formula="of:=AVERAGE([$'Gini per capita'.O77:.O80])" office:value-type="float" office:value="0.437948951766696" calcext:value-type="float">
            <text:p>0,4379489518</text:p>
          </table:table-cell>
          <table:table-cell table:style-name="ce2" table:formula="of:=AVERAGE([$'Gini per capita'.L77:.L80])" office:value-type="float" office:value="0.393670401436429" calcext:value-type="float">
            <text:p>0,3936704014</text:p>
          </table:table-cell>
          <table:table-cell table:number-columns-repeated="100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formula="of:=AVERAGE([$'Gini per capita'.C81:.C84])" office:value-type="float" office:value="0.444802342012163" calcext:value-type="float">
            <text:p>0,444802342</text:p>
          </table:table-cell>
          <table:table-cell table:formula="of:=AVERAGE([$'Gini per capita'.D81:.D84])" office:value-type="float" office:value="0.392907637762599" calcext:value-type="float">
            <text:p>0,3929076378</text:p>
          </table:table-cell>
          <table:table-cell table:formula="of:=AVERAGE([$'Gini per capita'.E81:.E84])" office:value-type="float" office:value="0.440430633407458" calcext:value-type="float">
            <text:p>0,4404306334</text:p>
          </table:table-cell>
          <table:table-cell table:formula="of:=AVERAGE([$'Gini per capita'.B81:.B84])" office:value-type="float" office:value="0.390130360949898" calcext:value-type="float">
            <text:p>0,3901303609</text:p>
          </table:table-cell>
          <table:table-cell table:style-name="ce2" table:formula="of:=[.F23]+1" office:value-type="float" office:value="2034" calcext:value-type="float">
            <text:p>2034</text:p>
          </table:table-cell>
          <table:table-cell table:style-name="ce2" table:formula="of:=AVERAGE([$'Gini per capita'.H81:.H84])" office:value-type="float" office:value="0.451486951616519" calcext:value-type="float">
            <text:p>0,4514869516</text:p>
          </table:table-cell>
          <table:table-cell table:style-name="ce2" table:formula="of:=AVERAGE([$'Gini per capita'.I81:.I84])" office:value-type="float" office:value="0.392414388060944" calcext:value-type="float">
            <text:p>0,3924143881</text:p>
          </table:table-cell>
          <table:table-cell table:style-name="ce2" table:formula="of:=AVERAGE([$'Gini per capita'.J81:.J84])" office:value-type="float" office:value="0.449037879215423" calcext:value-type="float">
            <text:p>0,4490378792</text:p>
          </table:table-cell>
          <table:table-cell table:style-name="ce2" table:formula="of:=AVERAGE([$'Gini per capita'.G81:.G84])" office:value-type="float" office:value="0.389684632009609" calcext:value-type="float">
            <text:p>0,389684632</text:p>
          </table:table-cell>
          <table:table-cell table:style-name="ce2" table:formula="of:=[.K23]+1" office:value-type="float" office:value="2034" calcext:value-type="float">
            <text:p>2034</text:p>
          </table:table-cell>
          <table:table-cell table:style-name="ce2" table:formula="of:=AVERAGE([$'Gini per capita'.M81:.M84])" office:value-type="float" office:value="0.432187929643057" calcext:value-type="float">
            <text:p>0,4321879296</text:p>
          </table:table-cell>
          <table:table-cell table:style-name="ce2" table:formula="of:=AVERAGE([$'Gini per capita'.N81:.N84])" office:value-type="float" office:value="0.391962185325853" calcext:value-type="float">
            <text:p>0,3919621853</text:p>
          </table:table-cell>
          <table:table-cell table:style-name="ce2" table:formula="of:=AVERAGE([$'Gini per capita'.O81:.O84])" office:value-type="float" office:value="0.427370270867126" calcext:value-type="float">
            <text:p>0,4273702709</text:p>
          </table:table-cell>
          <table:table-cell table:style-name="ce2" table:formula="of:=AVERAGE([$'Gini per capita'.L81:.L84])" office:value-type="float" office:value="0.389186649611139" calcext:value-type="float">
            <text:p>0,3891866496</text:p>
          </table:table-cell>
          <table:table-cell table:number-columns-repeated="100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formula="of:=AVERAGE([$'Gini per capita'.C85:.C88])" office:value-type="float" office:value="0.439518834054884" calcext:value-type="float">
            <text:p>0,4395188341</text:p>
          </table:table-cell>
          <table:table-cell table:formula="of:=AVERAGE([$'Gini per capita'.D85:.D88])" office:value-type="float" office:value="0.391369094492257" calcext:value-type="float">
            <text:p>0,3913690945</text:p>
          </table:table-cell>
          <table:table-cell table:formula="of:=AVERAGE([$'Gini per capita'.E85:.E88])" office:value-type="float" office:value="0.436209730440547" calcext:value-type="float">
            <text:p>0,4362097304</text:p>
          </table:table-cell>
          <table:table-cell table:formula="of:=AVERAGE([$'Gini per capita'.B85:.B88])" office:value-type="float" office:value="0.389440836145229" calcext:value-type="float">
            <text:p>0,3894408361</text:p>
          </table:table-cell>
          <table:table-cell table:style-name="ce2" table:formula="of:=[.F24]+1" office:value-type="float" office:value="2035" calcext:value-type="float">
            <text:p>2035</text:p>
          </table:table-cell>
          <table:table-cell table:style-name="ce2" table:formula="of:=AVERAGE([$'Gini per capita'.H85:.H88])" office:value-type="float" office:value="0.442650376446742" calcext:value-type="float">
            <text:p>0,4426503764</text:p>
          </table:table-cell>
          <table:table-cell table:style-name="ce2" table:formula="of:=AVERAGE([$'Gini per capita'.I85:.I88])" office:value-type="float" office:value="0.385179390513685" calcext:value-type="float">
            <text:p>0,3851793905</text:p>
          </table:table-cell>
          <table:table-cell table:style-name="ce2" table:formula="of:=AVERAGE([$'Gini per capita'.J85:.J88])" office:value-type="float" office:value="0.441538477642678" calcext:value-type="float">
            <text:p>0,4415384776</text:p>
          </table:table-cell>
          <table:table-cell table:style-name="ce2" table:formula="of:=AVERAGE([$'Gini per capita'.G85:.G88])" office:value-type="float" office:value="0.383445102229086" calcext:value-type="float">
            <text:p>0,3834451022</text:p>
          </table:table-cell>
          <table:table-cell table:style-name="ce2" table:formula="of:=[.K24]+1" office:value-type="float" office:value="2035" calcext:value-type="float">
            <text:p>2035</text:p>
          </table:table-cell>
          <table:table-cell table:style-name="ce2" table:formula="of:=AVERAGE([$'Gini per capita'.M85:.M88])" office:value-type="float" office:value="0.431838099133224" calcext:value-type="float">
            <text:p>0,4318380991</text:p>
          </table:table-cell>
          <table:table-cell table:style-name="ce2" table:formula="of:=AVERAGE([$'Gini per capita'.N85:.N88])" office:value-type="float" office:value="0.394898925135515" calcext:value-type="float">
            <text:p>0,3948989251</text:p>
          </table:table-cell>
          <table:table-cell table:style-name="ce2" table:formula="of:=AVERAGE([$'Gini per capita'.O85:.O88])" office:value-type="float" office:value="0.427758332393294" calcext:value-type="float">
            <text:p>0,4277583324</text:p>
          </table:table-cell>
          <table:table-cell table:style-name="ce2" table:formula="of:=AVERAGE([$'Gini per capita'.L85:.L88])" office:value-type="float" office:value="0.392461057288714" calcext:value-type="float">
            <text:p>0,3924610573</text:p>
          </table:table-cell>
          <table:table-cell table:number-columns-repeated="100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formula="of:=AVERAGE([$'Gini per capita'.C89:.C92])" office:value-type="float" office:value="0.434262886905842" calcext:value-type="float">
            <text:p>0,4342628869</text:p>
          </table:table-cell>
          <table:table-cell table:formula="of:=AVERAGE([$'Gini per capita'.D89:.D92])" office:value-type="float" office:value="0.386634313404762" calcext:value-type="float">
            <text:p>0,3866343134</text:p>
          </table:table-cell>
          <table:table-cell table:formula="of:=AVERAGE([$'Gini per capita'.E89:.E92])" office:value-type="float" office:value="0.43174515991463" calcext:value-type="float">
            <text:p>0,4317451599</text:p>
          </table:table-cell>
          <table:table-cell table:formula="of:=AVERAGE([$'Gini per capita'.B89:.B92])" office:value-type="float" office:value="0.385023675437789" calcext:value-type="float">
            <text:p>0,3850236754</text:p>
          </table:table-cell>
          <table:table-cell table:style-name="ce2" table:formula="of:=[.F25]+1" office:value-type="float" office:value="2036" calcext:value-type="float">
            <text:p>2036</text:p>
          </table:table-cell>
          <table:table-cell table:style-name="ce2" table:formula="of:=AVERAGE([$'Gini per capita'.H89:.H92])" office:value-type="float" office:value="0.440703976256725" calcext:value-type="float">
            <text:p>0,4407039763</text:p>
          </table:table-cell>
          <table:table-cell table:style-name="ce2" table:formula="of:=AVERAGE([$'Gini per capita'.I89:.I92])" office:value-type="float" office:value="0.382518487633131" calcext:value-type="float">
            <text:p>0,3825184876</text:p>
          </table:table-cell>
          <table:table-cell table:style-name="ce2" table:formula="of:=AVERAGE([$'Gini per capita'.J89:.J92])" office:value-type="float" office:value="0.439404366767664" calcext:value-type="float">
            <text:p>0,4394043668</text:p>
          </table:table-cell>
          <table:table-cell table:style-name="ce2" table:formula="of:=AVERAGE([$'Gini per capita'.G89:.G92])" office:value-type="float" office:value="0.380360429858468" calcext:value-type="float">
            <text:p>0,3803604299</text:p>
          </table:table-cell>
          <table:table-cell table:style-name="ce2" table:formula="of:=[.K25]+1" office:value-type="float" office:value="2036" calcext:value-type="float">
            <text:p>2036</text:p>
          </table:table-cell>
          <table:table-cell table:style-name="ce2" table:formula="of:=AVERAGE([$'Gini per capita'.M89:.M92])" office:value-type="float" office:value="0.422953221814578" calcext:value-type="float">
            <text:p>0,4229532218</text:p>
          </table:table-cell>
          <table:table-cell table:style-name="ce2" table:formula="of:=AVERAGE([$'Gini per capita'.N89:.N92])" office:value-type="float" office:value="0.387053638799171" calcext:value-type="float">
            <text:p>0,3870536388</text:p>
          </table:table-cell>
          <table:table-cell table:style-name="ce2" table:formula="of:=AVERAGE([$'Gini per capita'.O89:.O92])" office:value-type="float" office:value="0.418837158101158" calcext:value-type="float">
            <text:p>0,4188371581</text:p>
          </table:table-cell>
          <table:table-cell table:style-name="ce2" table:formula="of:=AVERAGE([$'Gini per capita'.L89:.L92])" office:value-type="float" office:value="0.385000081056916" calcext:value-type="float">
            <text:p>0,3850000811</text:p>
          </table:table-cell>
          <table:table-cell table:number-columns-repeated="100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formula="of:=AVERAGE([$'Gini per capita'.C93:.C96])" office:value-type="float" office:value="0.423436357370239" calcext:value-type="float">
            <text:p>0,4234363574</text:p>
          </table:table-cell>
          <table:table-cell table:formula="of:=AVERAGE([$'Gini per capita'.D93:.D96])" office:value-type="float" office:value="0.382905462577305" calcext:value-type="float">
            <text:p>0,3829054626</text:p>
          </table:table-cell>
          <table:table-cell table:formula="of:=AVERAGE([$'Gini per capita'.E93:.E96])" office:value-type="float" office:value="0.42156209028949" calcext:value-type="float">
            <text:p>0,4215620903</text:p>
          </table:table-cell>
          <table:table-cell table:formula="of:=AVERAGE([$'Gini per capita'.B93:.B96])" office:value-type="float" office:value="0.381363902453503" calcext:value-type="float">
            <text:p>0,3813639025</text:p>
          </table:table-cell>
          <table:table-cell table:style-name="ce2" table:formula="of:=[.F26]+1" office:value-type="float" office:value="2037" calcext:value-type="float">
            <text:p>2037</text:p>
          </table:table-cell>
          <table:table-cell table:style-name="ce2" table:formula="of:=AVERAGE([$'Gini per capita'.H93:.H96])" office:value-type="float" office:value="0.432774522249366" calcext:value-type="float">
            <text:p>0,4327745222</text:p>
          </table:table-cell>
          <table:table-cell table:style-name="ce2" table:formula="of:=AVERAGE([$'Gini per capita'.I93:.I96])" office:value-type="float" office:value="0.374109996648125" calcext:value-type="float">
            <text:p>0,3741099966</text:p>
          </table:table-cell>
          <table:table-cell table:style-name="ce2" table:formula="of:=AVERAGE([$'Gini per capita'.J93:.J96])" office:value-type="float" office:value="0.430793474785108" calcext:value-type="float">
            <text:p>0,4307934748</text:p>
          </table:table-cell>
          <table:table-cell table:style-name="ce2" table:formula="of:=AVERAGE([$'Gini per capita'.G93:.G96])" office:value-type="float" office:value="0.372146904002255" calcext:value-type="float">
            <text:p>0,372146904</text:p>
          </table:table-cell>
          <table:table-cell table:style-name="ce2" table:formula="of:=[.K26]+1" office:value-type="float" office:value="2037" calcext:value-type="float">
            <text:p>2037</text:p>
            <draw:frame table:end-cell-address="'Gini yearly'.U61" table:end-x="0.06mm" table:end-y="1.38mm" draw:z-index="1" draw:name="Chart 6" draw:style-name="gr1" draw:text-style-name="P1" svg:width="200.75mm" svg:height="178.51mm" svg:x="18.58mm" svg:y="2.8mm">
              <draw:object draw:notify-on-update-of-ranges="'Gini yearly'.G3:'Gini yearly'.G3 'Gini yearly'.G4:'Gini yearly'.G30 'Gini yearly'.A4:'Gini yearly'.A30 'Gini yearly'.H3:'Gini yearly'.H3 'Gini yearly'.H4:'Gini yearly'.H30 'Gini yearly'.A4:'Gini yearly'.A30 'Gini yearly'.I3:'Gini yearly'.I3 'Gini yearly'.I4:'Gini yearly'.I30 'Gini yearly'.A4:'Gini yearly'.A30 'Gini yearly'.J3:'Gini yearly'.J3 'Gini yearly'.J4:'Gini yearly'.J30 'Gini yearly'.A4:'Gini yearly'.A3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2" table:formula="of:=AVERAGE([$'Gini per capita'.M93:.M96])" office:value-type="float" office:value="0.416425479416641" calcext:value-type="float">
            <text:p>0,4164254794</text:p>
          </table:table-cell>
          <table:table-cell table:style-name="ce2" table:formula="of:=AVERAGE([$'Gini per capita'.N93:.N96])" office:value-type="float" office:value="0.383421680680694" calcext:value-type="float">
            <text:p>0,3834216807</text:p>
          </table:table-cell>
          <table:table-cell table:style-name="ce2" table:formula="of:=AVERAGE([$'Gini per capita'.O93:.O96])" office:value-type="float" office:value="0.414413153905586" calcext:value-type="float">
            <text:p>0,4144131539</text:p>
          </table:table-cell>
          <table:table-cell table:style-name="ce2" table:formula="of:=AVERAGE([$'Gini per capita'.L93:.L96])" office:value-type="float" office:value="0.381715247115517" calcext:value-type="float">
            <text:p>0,3817152471</text:p>
          </table:table-cell>
          <table:table-cell table:number-columns-repeated="100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formula="of:=AVERAGE([$'Gini per capita'.C97:.C100])" office:value-type="float" office:value="0.421840538559021" calcext:value-type="float">
            <text:p>0,4218405386</text:p>
          </table:table-cell>
          <table:table-cell table:formula="of:=AVERAGE([$'Gini per capita'.D97:.D100])" office:value-type="float" office:value="0.380760910244238" calcext:value-type="float">
            <text:p>0,3807609102</text:p>
          </table:table-cell>
          <table:table-cell table:formula="of:=AVERAGE([$'Gini per capita'.E97:.E100])" office:value-type="float" office:value="0.423752856262024" calcext:value-type="float">
            <text:p>0,4237528563</text:p>
          </table:table-cell>
          <table:table-cell table:formula="of:=AVERAGE([$'Gini per capita'.B97:.B100])" office:value-type="float" office:value="0.380061652642734" calcext:value-type="float">
            <text:p>0,3800616526</text:p>
          </table:table-cell>
          <table:table-cell table:style-name="ce2" table:formula="of:=[.F27]+1" office:value-type="float" office:value="2038" calcext:value-type="float">
            <text:p>2038</text:p>
          </table:table-cell>
          <table:table-cell table:style-name="ce2" table:formula="of:=AVERAGE([$'Gini per capita'.H97:.H100])" office:value-type="float" office:value="0.42832203567917" calcext:value-type="float">
            <text:p>0,4283220357</text:p>
          </table:table-cell>
          <table:table-cell table:style-name="ce2" table:formula="of:=AVERAGE([$'Gini per capita'.I97:.I100])" office:value-type="float" office:value="0.370340661601797" calcext:value-type="float">
            <text:p>0,3703406616</text:p>
          </table:table-cell>
          <table:table-cell table:style-name="ce2" table:formula="of:=AVERAGE([$'Gini per capita'.J97:.J100])" office:value-type="float" office:value="0.426765646844409" calcext:value-type="float">
            <text:p>0,4267656468</text:p>
          </table:table-cell>
          <table:table-cell table:style-name="ce2" table:formula="of:=AVERAGE([$'Gini per capita'.G97:.G100])" office:value-type="float" office:value="0.368554078834077" calcext:value-type="float">
            <text:p>0,3685540788</text:p>
          </table:table-cell>
          <table:table-cell table:style-name="ce2" table:formula="of:=[.K27]+1" office:value-type="float" office:value="2038" calcext:value-type="float">
            <text:p>2038</text:p>
          </table:table-cell>
          <table:table-cell table:style-name="ce2" table:formula="of:=AVERAGE([$'Gini per capita'.M97:.M100])" office:value-type="float" office:value="0.416543118952802" calcext:value-type="float">
            <text:p>0,416543119</text:p>
          </table:table-cell>
          <table:table-cell table:style-name="ce2" table:formula="of:=AVERAGE([$'Gini per capita'.N97:.N100])" office:value-type="float" office:value="0.382756469699862" calcext:value-type="float">
            <text:p>0,3827564697</text:p>
          </table:table-cell>
          <table:table-cell table:style-name="ce2" table:formula="of:=AVERAGE([$'Gini per capita'.O97:.O100])" office:value-type="float" office:value="0.415069340541839" calcext:value-type="float">
            <text:p>0,4150693405</text:p>
          </table:table-cell>
          <table:table-cell table:style-name="ce2" table:formula="of:=AVERAGE([$'Gini per capita'.L97:.L100])" office:value-type="float" office:value="0.381407693377771" calcext:value-type="float">
            <text:p>0,3814076934</text:p>
          </table:table-cell>
          <table:table-cell table:number-columns-repeated="100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formula="of:=AVERAGE([$'Gini per capita'.C101:.C104])" office:value-type="float" office:value="0.417740818129797" calcext:value-type="float">
            <text:p>0,4177408181</text:p>
          </table:table-cell>
          <table:table-cell table:formula="of:=AVERAGE([$'Gini per capita'.D101:.D104])" office:value-type="float" office:value="0.383000210839582" calcext:value-type="float">
            <text:p>0,3830002108</text:p>
          </table:table-cell>
          <table:table-cell table:formula="of:=AVERAGE([$'Gini per capita'.E101:.E104])" office:value-type="float" office:value="0.41965170174506" calcext:value-type="float">
            <text:p>0,4196517017</text:p>
          </table:table-cell>
          <table:table-cell table:formula="of:=AVERAGE([$'Gini per capita'.B101:.B104])" office:value-type="float" office:value="0.381993993604945" calcext:value-type="float">
            <text:p>0,3819939936</text:p>
          </table:table-cell>
          <table:table-cell table:style-name="ce2" table:formula="of:=[.F28]+1" office:value-type="float" office:value="2039" calcext:value-type="float">
            <text:p>2039</text:p>
          </table:table-cell>
          <table:table-cell table:style-name="ce2" table:formula="of:=AVERAGE([$'Gini per capita'.H101:.H104])" office:value-type="float" office:value="0.424927536445066" calcext:value-type="float">
            <text:p>0,4249275364</text:p>
          </table:table-cell>
          <table:table-cell table:style-name="ce2" table:formula="of:=AVERAGE([$'Gini per capita'.I101:.I104])" office:value-type="float" office:value="0.368748711799389" calcext:value-type="float">
            <text:p>0,3687487118</text:p>
          </table:table-cell>
          <table:table-cell table:style-name="ce2" table:formula="of:=AVERAGE([$'Gini per capita'.J101:.J104])" office:value-type="float" office:value="0.427275756707086" calcext:value-type="float">
            <text:p>0,4272757567</text:p>
          </table:table-cell>
          <table:table-cell table:style-name="ce2" table:formula="of:=AVERAGE([$'Gini per capita'.G101:.G104])" office:value-type="float" office:value="0.367554846428984" calcext:value-type="float">
            <text:p>0,3675548464</text:p>
          </table:table-cell>
          <table:table-cell table:style-name="ce2" table:formula="of:=[.K28]+1" office:value-type="float" office:value="2039" calcext:value-type="float">
            <text:p>2039</text:p>
          </table:table-cell>
          <table:table-cell table:style-name="ce2" table:formula="of:=AVERAGE([$'Gini per capita'.M101:.M104])" office:value-type="float" office:value="0.411336086786326" calcext:value-type="float">
            <text:p>0,4113360868</text:p>
          </table:table-cell>
          <table:table-cell table:style-name="ce2" table:formula="of:=AVERAGE([$'Gini per capita'.N101:.N104])" office:value-type="float" office:value="0.38507497653129" calcext:value-type="float">
            <text:p>0,3850749765</text:p>
          </table:table-cell>
          <table:table-cell table:style-name="ce2" table:formula="of:=AVERAGE([$'Gini per capita'.O101:.O104])" office:value-type="float" office:value="0.411640693223482" calcext:value-type="float">
            <text:p>0,4116406932</text:p>
          </table:table-cell>
          <table:table-cell table:style-name="ce2" table:formula="of:=AVERAGE([$'Gini per capita'.L101:.L104])" office:value-type="float" office:value="0.383811250195034" calcext:value-type="float">
            <text:p>0,3838112502</text:p>
          </table:table-cell>
          <table:table-cell table:number-columns-repeated="100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formula="of:=AVERAGE([$'Gini per capita'.C105:.C108])" office:value-type="float" office:value="0.405521041971606" calcext:value-type="float">
            <text:p>0,405521042</text:p>
          </table:table-cell>
          <table:table-cell table:formula="of:=AVERAGE([$'Gini per capita'.D105:.D108])" office:value-type="float" office:value="0.375969972185861" calcext:value-type="float">
            <text:p>0,3759699722</text:p>
          </table:table-cell>
          <table:table-cell table:formula="of:=AVERAGE([$'Gini per capita'.E105:.E108])" office:value-type="float" office:value="0.408036605963497" calcext:value-type="float">
            <text:p>0,408036606</text:p>
          </table:table-cell>
          <table:table-cell table:formula="of:=AVERAGE([$'Gini per capita'.B105:.B108])" office:value-type="float" office:value="0.37497405682459" calcext:value-type="float">
            <text:p>0,3749740568</text:p>
          </table:table-cell>
          <table:table-cell table:style-name="ce2" table:formula="of:=[.F29]+1" office:value-type="float" office:value="2040" calcext:value-type="float">
            <text:p>2040</text:p>
          </table:table-cell>
          <table:table-cell table:style-name="ce2" table:formula="of:=AVERAGE([$'Gini per capita'.H105:.H108])" office:value-type="float" office:value="0.426206296758925" calcext:value-type="float">
            <text:p>0,4262062968</text:p>
          </table:table-cell>
          <table:table-cell table:style-name="ce2" table:formula="of:=AVERAGE([$'Gini per capita'.I105:.I108])" office:value-type="float" office:value="0.367866948699134" calcext:value-type="float">
            <text:p>0,3678669487</text:p>
          </table:table-cell>
          <table:table-cell table:style-name="ce2" table:formula="of:=AVERAGE([$'Gini per capita'.J105:.J108])" office:value-type="float" office:value="0.431633658041827" calcext:value-type="float">
            <text:p>0,431633658</text:p>
          </table:table-cell>
          <table:table-cell table:style-name="ce2" table:formula="of:=AVERAGE([$'Gini per capita'.G105:.G108])" office:value-type="float" office:value="0.36737492561402" calcext:value-type="float">
            <text:p>0,3673749256</text:p>
          </table:table-cell>
          <table:table-cell table:style-name="ce2" table:formula="of:=[.K29]+1" office:value-type="float" office:value="2040" calcext:value-type="float">
            <text:p>2040</text:p>
          </table:table-cell>
          <table:table-cell table:style-name="ce2" table:formula="of:=AVERAGE([$'Gini per capita'.M105:.M108])" office:value-type="float" office:value="0.403622708494938" calcext:value-type="float">
            <text:p>0,4036227085</text:p>
          </table:table-cell>
          <table:table-cell table:style-name="ce2" table:formula="of:=AVERAGE([$'Gini per capita'.N105:.N108])" office:value-type="float" office:value="0.382608110857744" calcext:value-type="float">
            <text:p>0,3826081109</text:p>
          </table:table-cell>
          <table:table-cell table:style-name="ce2" table:formula="of:=AVERAGE([$'Gini per capita'.O105:.O108])" office:value-type="float" office:value="0.403382068495004" calcext:value-type="float">
            <text:p>0,4033820685</text:p>
          </table:table-cell>
          <table:table-cell table:style-name="ce2" table:formula="of:=AVERAGE([$'Gini per capita'.L105:.L108])" office:value-type="float" office:value="0.381488634561951" calcext:value-type="float">
            <text:p>0,3814886346</text:p>
          </table:table-cell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table:end-cell-address="'Gini yearly'.E74" table:end-x="43.04mm" table:end-y="0.08mm" draw:z-index="0" draw:name="Chart 1" draw:style-name="gr1" draw:text-style-name="P1" svg:width="240mm" svg:height="200.02mm" svg:x="35.87mm" svg:y="1.14mm">
              <draw:object draw:notify-on-update-of-ranges="'Gini yearly'.A4:'Gini yearly'.A30 'Gini yearly'.B3:'Gini yearly'.B3 'Gini yearly'.B4:'Gini yearly'.B30 'Gini yearly'.A4:'Gini yearly'.A30 'Gini yearly'.C3:'Gini yearly'.C3 'Gini yearly'.C4:'Gini yearly'.C30 'Gini yearly'.A4:'Gini yearly'.A30 'Gini yearly'.D3:'Gini yearly'.D3 'Gini yearly'.D4:'Gini yearly'.D30 'Gini yearly'.A4:'Gini yearly'.A30 'Gini yearly'.E3:'Gini yearly'.E3 'Gini yearly'.E4:'Gini yearly'.E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22"/>
          <table:table-cell>
            <draw:frame table:end-cell-address="'Gini yearly'.AH90" table:end-x="20.51mm" table:end-y="4.3mm" draw:z-index="4" draw:name="Chart 1" draw:style-name="gr1" draw:text-style-name="P1" svg:width="240mm" svg:height="200.02mm" svg:x="21.71mm" svg:y="0.09mm">
              <draw:object draw:notify-on-update-of-ranges="'Gini yearly'.K4:'Gini yearly'.K30 'Gini yearly'.L3:'Gini yearly'.L3 'Gini yearly'.L4:'Gini yearly'.L30 'Gini yearly'.K4:'Gini yearly'.K30 'Gini yearly'.M3:'Gini yearly'.M3 'Gini yearly'.M4:'Gini yearly'.M30 'Gini yearly'.K4:'Gini yearly'.K30 'Gini yearly'.N3:'Gini yearly'.N3 'Gini yearly'.N4:'Gini yearly'.N30 'Gini yearly'.K4:'Gini yearly'.K30 'Gini yearly'.O3:'Gini yearly'.O3 'Gini yearly'.O4:'Gini yearly'.O30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0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8"/>
          <table:table-cell>
            <draw:frame table:end-cell-address="'Gini yearly'.S101" table:end-x="21.72mm" table:end-y="4.35mm" draw:z-index="3" draw:name="Chart 1" draw:style-name="gr1" draw:text-style-name="P1" svg:width="240mm" svg:height="200mm" svg:x="0.99mm" svg:y="0.14mm">
              <draw:object draw:notify-on-update-of-ranges="'Gini yearly'.F3:'Gini yearly'.F3 'Gini yearly'.F4:'Gini yearly'.F30 'Gini yearly'.G3:'Gini yearly'.G3 'Gini yearly'.G4:'Gini yearly'.G30 'Gini yearly'.F3:'Gini yearly'.F3 'Gini yearly'.F4:'Gini yearly'.F30 'Gini yearly'.H3:'Gini yearly'.H3 'Gini yearly'.H4:'Gini yearly'.H30 'Gini yearly'.F3:'Gini yearly'.F3 'Gini yearly'.F4:'Gini yearly'.F30 'Gini yearly'.I3:'Gini yearly'.I3 'Gini yearly'.I4:'Gini yearly'.I30 'Gini yearly'.F3:'Gini yearly'.F3 'Gini yearly'.F4:'Gini yearly'.F30 'Gini yearly'.J3:'Gini yearly'.J3 'Gini yearly'.J4:'Gini yearly'.J30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ile ratio" table:style-name="ta3">
        <table:table-column table:style-name="co6" table:default-cell-style-name="Default"/>
        <table:table-row table:style-name="ro5">
          <table:table-cell/>
        </table:table-row>
      </table:table>
      <table:table table:name="Decile ratio yearly" table:style-name="ta4">
        <table:table-column table:style-name="co5" table:number-columns-repeated="5" table:default-cell-style-name="ce2"/>
        <table:table-column table:style-name="co1" table:number-columns-repeated="1019" table:default-cell-style-name="Default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ce4" office:value-type="string" calcext:value-type="string" table:number-columns-spanned="4" table:number-rows-spanned="1">
            <text:p>HIGH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1">
            <text:p>CENTRAL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1">
            <text:p>LOW</text:p>
          </table:table-cell>
          <table:covered-table-cell table:number-columns-repeated="3" table:style-name="ce4"/>
          <table:table-cell table:number-columns-repeated="1009"/>
        </table:table-row>
        <table:table-row table:style-name="ro4"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nefits</text:p>
          </table:table-cell>
          <table:table-cell table:style-name="ce1" office:value-type="string" calcext:value-type="string">
            <text:p>All inco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nefits</text:p>
          </table:table-cell>
          <table:table-cell table:style-name="ce1" office:value-type="string" calcext:value-type="string">
            <text:p>All inco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nefits</text:p>
          </table:table-cell>
          <table:table-cell table:style-name="ce1" office:value-type="string" calcext:value-type="string">
            <text:p>All income</text:p>
          </table:table-cell>
          <table:table-cell table:number-columns-repeated="100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$'Decile ratio'.C4]" office:value-type="float" office:value="0" calcext:value-type="float">
            <text:p>0</text:p>
          </table:table-cell>
          <table:table-cell table:formula="of:=[$'Decile ratio'.D4]" office:value-type="float" office:value="0" calcext:value-type="float">
            <text:p>0</text:p>
          </table:table-cell>
          <table:table-cell table:formula="of:=[$'Decile ratio'.E4]" office:value-type="float" office:value="0" calcext:value-type="float">
            <text:p>0</text:p>
          </table:table-cell>
          <table:table-cell table:formula="of:=[$'Decile ratio'.B4]" office:value-type="float" office:value="0" calcext:value-type="float">
            <text:p>0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formula="of:=[.B4]" office:value-type="float" office:value="8.9558054274" calcext:value-type="float">
            <text:p>8,9558054274</text:p>
          </table:table-cell>
          <table:table-cell table:style-name="ce2" table:formula="of:=[.C4]" office:value-type="float" office:value="6.9114890221" calcext:value-type="float">
            <text:p>6,9114890221</text:p>
          </table:table-cell>
          <table:table-cell table:style-name="ce2" table:formula="of:=[.D4]" office:value-type="float" office:value="8.5895475335" calcext:value-type="float">
            <text:p>8,5895475335</text:p>
          </table:table-cell>
          <table:table-cell table:style-name="ce2" table:formula="of:=[.E4]" office:value-type="float" office:value="6.517241482" calcext:value-type="float">
            <text:p>6,51724148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formula="of:=[.G4]" office:value-type="float" office:value="8.9558054274" calcext:value-type="float">
            <text:p>8,9558054274</text:p>
          </table:table-cell>
          <table:table-cell table:style-name="ce2" table:formula="of:=[.H4]" office:value-type="float" office:value="6.9114890221" calcext:value-type="float">
            <text:p>6,9114890221</text:p>
          </table:table-cell>
          <table:table-cell table:style-name="ce2" table:formula="of:=[.I4]" office:value-type="float" office:value="8.5895475335" calcext:value-type="float">
            <text:p>8,5895475335</text:p>
          </table:table-cell>
          <table:table-cell table:style-name="ce2" table:formula="of:=[.J4]" office:value-type="float" office:value="6.517241482" calcext:value-type="float">
            <text:p>6,517241482</text:p>
          </table:table-cell>
          <table:table-cell table:number-columns-repeated="100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formula="of:=AVERAGE([$'Decile ratio'.C5:.C8])" office:value-type="string" office:string-value="" calcext:value-type="error">
            <text:p>#DIV/0!</text:p>
          </table:table-cell>
          <table:table-cell table:formula="of:=AVERAGE([$'Decile ratio'.D5:.D8])" office:value-type="string" office:string-value="" calcext:value-type="error">
            <text:p>#DIV/0!</text:p>
          </table:table-cell>
          <table:table-cell table:formula="of:=AVERAGE([$'Decile ratio'.E5:.E8])" office:value-type="string" office:string-value="" calcext:value-type="error">
            <text:p>#DIV/0!</text:p>
          </table:table-cell>
          <table:table-cell table:formula="of:=AVERAGE([$'Decile ratio'.B5:.B8])" office:value-type="string" office:string-value="" calcext:value-type="error">
            <text:p>#DIV/0!</text:p>
          </table:table-cell>
          <table:table-cell table:style-name="ce2" table:formula="of:=[.F4]+1" office:value-type="float" office:value="2015" calcext:value-type="float">
            <text:p>2015</text:p>
          </table:table-cell>
          <table:table-cell table:style-name="ce2" table:formula="of:=AVERAGE([$'Decile ratio'.I5:.I8])" office:value-type="float" office:value="10.8792229079172" calcext:value-type="float">
            <text:p>10,8792229079</text:p>
          </table:table-cell>
          <table:table-cell table:style-name="ce2" table:formula="of:=AVERAGE([$'Decile ratio'.J5:.J8])" office:value-type="float" office:value="8.37130278918481" calcext:value-type="float">
            <text:p>8,3713027892</text:p>
          </table:table-cell>
          <table:table-cell table:style-name="ce2" table:formula="of:=AVERAGE([$'Decile ratio'.K5:.K8])" office:value-type="float" office:value="8.89713541766048" calcext:value-type="float">
            <text:p>8,8971354177</text:p>
          </table:table-cell>
          <table:table-cell table:style-name="ce2" table:formula="of:=AVERAGE([$'Decile ratio'.H5:.H8])" office:value-type="float" office:value="6.96237499846807" calcext:value-type="float">
            <text:p>6,9623749985</text:p>
          </table:table-cell>
          <table:table-cell table:style-name="ce2" table:formula="of:=[.K4]+1" office:value-type="float" office:value="2015" calcext:value-type="float">
            <text:p>2015</text:p>
          </table:table-cell>
          <table:table-cell table:style-name="ce2" table:formula="of:=AVERAGE([$'Decile ratio'.O5:.O8])" office:value-type="float" office:value="10.8792229079172" calcext:value-type="float">
            <text:p>10,8792229079</text:p>
          </table:table-cell>
          <table:table-cell table:style-name="ce2" table:formula="of:=AVERAGE([$'Decile ratio'.P5:.P8])" office:value-type="float" office:value="8.37130278918481" calcext:value-type="float">
            <text:p>8,3713027892</text:p>
          </table:table-cell>
          <table:table-cell table:style-name="ce2" table:formula="of:=AVERAGE([$'Decile ratio'.Q5:.Q8])" office:value-type="float" office:value="8.89713541766048" calcext:value-type="float">
            <text:p>8,8971354177</text:p>
          </table:table-cell>
          <table:table-cell table:style-name="ce2" table:formula="of:=AVERAGE([$'Decile ratio'.N5:.N8])" office:value-type="float" office:value="6.96237499846807" calcext:value-type="float">
            <text:p>6,9623749985</text:p>
          </table:table-cell>
          <table:table-cell table:number-columns-repeated="100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formula="of:=AVERAGE([$'Decile ratio'.C9:.C12])" office:value-type="string" office:string-value="" calcext:value-type="error">
            <text:p>#DIV/0!</text:p>
          </table:table-cell>
          <table:table-cell table:formula="of:=AVERAGE([$'Decile ratio'.D9:.D12])" office:value-type="string" office:string-value="" calcext:value-type="error">
            <text:p>#DIV/0!</text:p>
          </table:table-cell>
          <table:table-cell table:formula="of:=AVERAGE([$'Decile ratio'.E9:.E12])" office:value-type="string" office:string-value="" calcext:value-type="error">
            <text:p>#DIV/0!</text:p>
          </table:table-cell>
          <table:table-cell table:formula="of:=AVERAGE([$'Decile ratio'.B9:.B12])" office:value-type="string" office:string-value="" calcext:value-type="error">
            <text:p>#DIV/0!</text:p>
          </table:table-cell>
          <table:table-cell table:style-name="ce2" table:formula="of:=[.F5]+1" office:value-type="float" office:value="2016" calcext:value-type="float">
            <text:p>2016</text:p>
          </table:table-cell>
          <table:table-cell table:style-name="ce2" table:formula="of:=AVERAGE([$'Decile ratio'.I9:.I12])" office:value-type="float" office:value="10.6893976863501" calcext:value-type="float">
            <text:p>10,6893976864</text:p>
          </table:table-cell>
          <table:table-cell table:style-name="ce2" table:formula="of:=AVERAGE([$'Decile ratio'.J9:.J12])" office:value-type="float" office:value="8.30150427132526" calcext:value-type="float">
            <text:p>8,3015042713</text:p>
          </table:table-cell>
          <table:table-cell table:style-name="ce2" table:formula="of:=AVERAGE([$'Decile ratio'.K9:.K12])" office:value-type="float" office:value="8.4190139110746" calcext:value-type="float">
            <text:p>8,4190139111</text:p>
          </table:table-cell>
          <table:table-cell table:style-name="ce2" table:formula="of:=AVERAGE([$'Decile ratio'.H9:.H12])" office:value-type="float" office:value="6.89055612203274" calcext:value-type="float">
            <text:p>6,890556122</text:p>
          </table:table-cell>
          <table:table-cell table:style-name="ce2" table:formula="of:=[.K5]+1" office:value-type="float" office:value="2016" calcext:value-type="float">
            <text:p>2016</text:p>
          </table:table-cell>
          <table:table-cell table:style-name="ce2" table:formula="of:=AVERAGE([$'Decile ratio'.O9:.O12])" office:value-type="float" office:value="10.6893976863501" calcext:value-type="float">
            <text:p>10,6893976864</text:p>
          </table:table-cell>
          <table:table-cell table:style-name="ce2" table:formula="of:=AVERAGE([$'Decile ratio'.P9:.P12])" office:value-type="float" office:value="8.30134491428039" calcext:value-type="float">
            <text:p>8,3013449143</text:p>
          </table:table-cell>
          <table:table-cell table:style-name="ce2" table:formula="of:=AVERAGE([$'Decile ratio'.Q9:.Q12])" office:value-type="float" office:value="8.4190139110746" calcext:value-type="float">
            <text:p>8,4190139111</text:p>
          </table:table-cell>
          <table:table-cell table:style-name="ce2" table:formula="of:=AVERAGE([$'Decile ratio'.N9:.N12])" office:value-type="float" office:value="6.89058905469373" calcext:value-type="float">
            <text:p>6,8905890547</text:p>
          </table:table-cell>
          <table:table-cell table:number-columns-repeated="100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formula="of:=AVERAGE([$'Decile ratio'.C13:.C16])" office:value-type="string" office:string-value="" calcext:value-type="error">
            <text:p>#DIV/0!</text:p>
          </table:table-cell>
          <table:table-cell table:formula="of:=AVERAGE([$'Decile ratio'.D13:.D16])" office:value-type="string" office:string-value="" calcext:value-type="error">
            <text:p>#DIV/0!</text:p>
          </table:table-cell>
          <table:table-cell table:formula="of:=AVERAGE([$'Decile ratio'.E13:.E16])" office:value-type="string" office:string-value="" calcext:value-type="error">
            <text:p>#DIV/0!</text:p>
          </table:table-cell>
          <table:table-cell table:formula="of:=AVERAGE([$'Decile ratio'.B13:.B16])" office:value-type="string" office:string-value="" calcext:value-type="error">
            <text:p>#DIV/0!</text:p>
          </table:table-cell>
          <table:table-cell table:style-name="ce2" table:formula="of:=[.F6]+1" office:value-type="float" office:value="2017" calcext:value-type="float">
            <text:p>2017</text:p>
          </table:table-cell>
          <table:table-cell table:style-name="ce2" table:formula="of:=AVERAGE([$'Decile ratio'.I13:.I16])" office:value-type="float" office:value="10.8942241681392" calcext:value-type="float">
            <text:p>10,8942241681</text:p>
          </table:table-cell>
          <table:table-cell table:style-name="ce2" table:formula="of:=AVERAGE([$'Decile ratio'.J13:.J16])" office:value-type="float" office:value="8.38602142301736" calcext:value-type="float">
            <text:p>8,386021423</text:p>
          </table:table-cell>
          <table:table-cell table:style-name="ce2" table:formula="of:=AVERAGE([$'Decile ratio'.K13:.K16])" office:value-type="float" office:value="8.4681752808297" calcext:value-type="float">
            <text:p>8,4681752808</text:p>
          </table:table-cell>
          <table:table-cell table:style-name="ce2" table:formula="of:=AVERAGE([$'Decile ratio'.H13:.H16])" office:value-type="float" office:value="6.78838155493239" calcext:value-type="float">
            <text:p>6,7883815549</text:p>
          </table:table-cell>
          <table:table-cell table:style-name="ce2" table:formula="of:=[.K6]+1" office:value-type="float" office:value="2017" calcext:value-type="float">
            <text:p>2017</text:p>
          </table:table-cell>
          <table:table-cell table:style-name="ce2" table:formula="of:=AVERAGE([$'Decile ratio'.O13:.O16])" office:value-type="float" office:value="10.8942241681392" calcext:value-type="float">
            <text:p>10,8942241681</text:p>
          </table:table-cell>
          <table:table-cell table:style-name="ce2" table:formula="of:=AVERAGE([$'Decile ratio'.P13:.P16])" office:value-type="float" office:value="8.38599184408093" calcext:value-type="float">
            <text:p>8,3859918441</text:p>
          </table:table-cell>
          <table:table-cell table:style-name="ce2" table:formula="of:=AVERAGE([$'Decile ratio'.Q13:.Q16])" office:value-type="float" office:value="8.4681752808297" calcext:value-type="float">
            <text:p>8,4681752808</text:p>
          </table:table-cell>
          <table:table-cell table:style-name="ce2" table:formula="of:=AVERAGE([$'Decile ratio'.N13:.N16])" office:value-type="float" office:value="6.78856457016693" calcext:value-type="float">
            <text:p>6,7885645702</text:p>
          </table:table-cell>
          <table:table-cell table:number-columns-repeated="100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formula="of:=AVERAGE([$'Decile ratio'.C17:.C20])" office:value-type="string" office:string-value="" calcext:value-type="error">
            <text:p>#DIV/0!</text:p>
          </table:table-cell>
          <table:table-cell table:formula="of:=AVERAGE([$'Decile ratio'.D17:.D20])" office:value-type="string" office:string-value="" calcext:value-type="error">
            <text:p>#DIV/0!</text:p>
          </table:table-cell>
          <table:table-cell table:formula="of:=AVERAGE([$'Decile ratio'.E17:.E20])" office:value-type="string" office:string-value="" calcext:value-type="error">
            <text:p>#DIV/0!</text:p>
          </table:table-cell>
          <table:table-cell table:formula="of:=AVERAGE([$'Decile ratio'.B17:.B20])" office:value-type="string" office:string-value="" calcext:value-type="error">
            <text:p>#DIV/0!</text:p>
          </table:table-cell>
          <table:table-cell table:style-name="ce2" table:formula="of:=[.F7]+1" office:value-type="float" office:value="2018" calcext:value-type="float">
            <text:p>2018</text:p>
          </table:table-cell>
          <table:table-cell table:style-name="ce2" table:formula="of:=AVERAGE([$'Decile ratio'.I17:.I20])" office:value-type="float" office:value="10.8416494498489" calcext:value-type="float">
            <text:p>10,8416494498</text:p>
          </table:table-cell>
          <table:table-cell table:style-name="ce2" table:formula="of:=AVERAGE([$'Decile ratio'.J17:.J20])" office:value-type="float" office:value="8.30827478073628" calcext:value-type="float">
            <text:p>8,3082747807</text:p>
          </table:table-cell>
          <table:table-cell table:style-name="ce2" table:formula="of:=AVERAGE([$'Decile ratio'.K17:.K20])" office:value-type="float" office:value="8.44963649680881" calcext:value-type="float">
            <text:p>8,4496364968</text:p>
          </table:table-cell>
          <table:table-cell table:style-name="ce2" table:formula="of:=AVERAGE([$'Decile ratio'.H17:.H20])" office:value-type="float" office:value="6.70164668152784" calcext:value-type="float">
            <text:p>6,7016466815</text:p>
          </table:table-cell>
          <table:table-cell table:style-name="ce2" table:formula="of:=[.K7]+1" office:value-type="float" office:value="2018" calcext:value-type="float">
            <text:p>2018</text:p>
          </table:table-cell>
          <table:table-cell table:style-name="ce2" table:formula="of:=AVERAGE([$'Decile ratio'.O17:.O20])" office:value-type="float" office:value="10.8416494498489" calcext:value-type="float">
            <text:p>10,8416494498</text:p>
          </table:table-cell>
          <table:table-cell table:style-name="ce2" table:formula="of:=AVERAGE([$'Decile ratio'.P17:.P20])" office:value-type="float" office:value="8.30818659327301" calcext:value-type="float">
            <text:p>8,3081865933</text:p>
          </table:table-cell>
          <table:table-cell table:style-name="ce2" table:formula="of:=AVERAGE([$'Decile ratio'.Q17:.Q20])" office:value-type="float" office:value="8.44963649680881" calcext:value-type="float">
            <text:p>8,4496364968</text:p>
          </table:table-cell>
          <table:table-cell table:style-name="ce2" table:formula="of:=AVERAGE([$'Decile ratio'.N17:.N20])" office:value-type="float" office:value="6.70146249181183" calcext:value-type="float">
            <text:p>6,7014624918</text:p>
          </table:table-cell>
          <table:table-cell table:number-columns-repeated="100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formula="of:=AVERAGE([$'Decile ratio'.C21:.C24])" office:value-type="string" office:string-value="" calcext:value-type="error">
            <text:p>#DIV/0!</text:p>
          </table:table-cell>
          <table:table-cell table:formula="of:=AVERAGE([$'Decile ratio'.D21:.D24])" office:value-type="string" office:string-value="" calcext:value-type="error">
            <text:p>#DIV/0!</text:p>
          </table:table-cell>
          <table:table-cell table:formula="of:=AVERAGE([$'Decile ratio'.E21:.E24])" office:value-type="string" office:string-value="" calcext:value-type="error">
            <text:p>#DIV/0!</text:p>
          </table:table-cell>
          <table:table-cell table:formula="of:=AVERAGE([$'Decile ratio'.B21:.B24])" office:value-type="string" office:string-value="" calcext:value-type="error">
            <text:p>#DIV/0!</text:p>
          </table:table-cell>
          <table:table-cell table:style-name="ce2" table:formula="of:=[.F8]+1" office:value-type="float" office:value="2019" calcext:value-type="float">
            <text:p>2019</text:p>
          </table:table-cell>
          <table:table-cell table:style-name="ce2" table:formula="of:=AVERAGE([$'Decile ratio'.I21:.I24])" office:value-type="float" office:value="11.0614839092912" calcext:value-type="float">
            <text:p>11,0614839093</text:p>
          </table:table-cell>
          <table:table-cell table:style-name="ce2" table:formula="of:=AVERAGE([$'Decile ratio'.J21:.J24])" office:value-type="float" office:value="8.18561334145345" calcext:value-type="float">
            <text:p>8,1856133415</text:p>
          </table:table-cell>
          <table:table-cell table:style-name="ce2" table:formula="of:=AVERAGE([$'Decile ratio'.K21:.K24])" office:value-type="float" office:value="8.45379442490116" calcext:value-type="float">
            <text:p>8,4537944249</text:p>
          </table:table-cell>
          <table:table-cell table:style-name="ce2" table:formula="of:=AVERAGE([$'Decile ratio'.H21:.H24])" office:value-type="float" office:value="6.63432339929436" calcext:value-type="float">
            <text:p>6,6343233993</text:p>
          </table:table-cell>
          <table:table-cell table:style-name="ce2" table:formula="of:=[.K8]+1" office:value-type="float" office:value="2019" calcext:value-type="float">
            <text:p>2019</text:p>
          </table:table-cell>
          <table:table-cell table:style-name="ce2" table:formula="of:=AVERAGE([$'Decile ratio'.O21:.O24])" office:value-type="float" office:value="11.0614839092912" calcext:value-type="float">
            <text:p>11,0614839093</text:p>
          </table:table-cell>
          <table:table-cell table:style-name="ce2" table:formula="of:=AVERAGE([$'Decile ratio'.P21:.P24])" office:value-type="float" office:value="8.18565009442404" calcext:value-type="float">
            <text:p>8,1856500944</text:p>
          </table:table-cell>
          <table:table-cell table:style-name="ce2" table:formula="of:=AVERAGE([$'Decile ratio'.Q21:.Q24])" office:value-type="float" office:value="8.45379442490116" calcext:value-type="float">
            <text:p>8,4537944249</text:p>
          </table:table-cell>
          <table:table-cell table:style-name="ce2" table:formula="of:=AVERAGE([$'Decile ratio'.N21:.N24])" office:value-type="float" office:value="6.63432339929436" calcext:value-type="float">
            <text:p>6,6343233993</text:p>
          </table:table-cell>
          <table:table-cell table:number-columns-repeated="100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formula="of:=AVERAGE([$'Decile ratio'.C25:.C28])" office:value-type="string" office:string-value="" calcext:value-type="error">
            <text:p>#DIV/0!</text:p>
          </table:table-cell>
          <table:table-cell table:formula="of:=AVERAGE([$'Decile ratio'.D25:.D28])" office:value-type="string" office:string-value="" calcext:value-type="error">
            <text:p>#DIV/0!</text:p>
          </table:table-cell>
          <table:table-cell table:formula="of:=AVERAGE([$'Decile ratio'.E25:.E28])" office:value-type="string" office:string-value="" calcext:value-type="error">
            <text:p>#DIV/0!</text:p>
          </table:table-cell>
          <table:table-cell table:formula="of:=AVERAGE([$'Decile ratio'.B25:.B28])" office:value-type="string" office:string-value="" calcext:value-type="error">
            <text:p>#DIV/0!</text:p>
          </table:table-cell>
          <table:table-cell table:style-name="ce2" table:formula="of:=[.F9]+1" office:value-type="float" office:value="2020" calcext:value-type="float">
            <text:p>2020</text:p>
          </table:table-cell>
          <table:table-cell table:style-name="ce2" table:formula="of:=AVERAGE([$'Decile ratio'.I25:.I28])" office:value-type="float" office:value="11.1725025993894" calcext:value-type="float">
            <text:p>11,1725025994</text:p>
          </table:table-cell>
          <table:table-cell table:style-name="ce2" table:formula="of:=AVERAGE([$'Decile ratio'.J25:.J28])" office:value-type="float" office:value="8.48166787659954" calcext:value-type="float">
            <text:p>8,4816678766</text:p>
          </table:table-cell>
          <table:table-cell table:style-name="ce2" table:formula="of:=AVERAGE([$'Decile ratio'.K25:.K28])" office:value-type="float" office:value="9.17110117737846" calcext:value-type="float">
            <text:p>9,1711011774</text:p>
          </table:table-cell>
          <table:table-cell table:style-name="ce2" table:formula="of:=AVERAGE([$'Decile ratio'.H25:.H28])" office:value-type="float" office:value="6.95855592561007" calcext:value-type="float">
            <text:p>6,9585559256</text:p>
          </table:table-cell>
          <table:table-cell table:style-name="ce2" table:formula="of:=[.K9]+1" office:value-type="float" office:value="2020" calcext:value-type="float">
            <text:p>2020</text:p>
          </table:table-cell>
          <table:table-cell table:style-name="ce2" table:formula="of:=AVERAGE([$'Decile ratio'.O25:.O28])" office:value-type="float" office:value="11.1010864517056" calcext:value-type="float">
            <text:p>11,1010864517</text:p>
          </table:table-cell>
          <table:table-cell table:style-name="ce2" table:formula="of:=AVERAGE([$'Decile ratio'.P25:.P28])" office:value-type="float" office:value="8.4626920364509" calcext:value-type="float">
            <text:p>8,4626920365</text:p>
          </table:table-cell>
          <table:table-cell table:style-name="ce2" table:formula="of:=AVERAGE([$'Decile ratio'.Q25:.Q28])" office:value-type="float" office:value="9.14251529828052" calcext:value-type="float">
            <text:p>9,1425152983</text:p>
          </table:table-cell>
          <table:table-cell table:style-name="ce2" table:formula="of:=AVERAGE([$'Decile ratio'.N25:.N28])" office:value-type="float" office:value="6.95279371110622" calcext:value-type="float">
            <text:p>6,9527937111</text:p>
          </table:table-cell>
          <table:table-cell table:number-columns-repeated="100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formula="of:=AVERAGE([$'Decile ratio'.C29:.C32])" office:value-type="string" office:string-value="" calcext:value-type="error">
            <text:p>#DIV/0!</text:p>
          </table:table-cell>
          <table:table-cell table:formula="of:=AVERAGE([$'Decile ratio'.D29:.D32])" office:value-type="string" office:string-value="" calcext:value-type="error">
            <text:p>#DIV/0!</text:p>
          </table:table-cell>
          <table:table-cell table:formula="of:=AVERAGE([$'Decile ratio'.E29:.E32])" office:value-type="string" office:string-value="" calcext:value-type="error">
            <text:p>#DIV/0!</text:p>
          </table:table-cell>
          <table:table-cell table:formula="of:=AVERAGE([$'Decile ratio'.B29:.B32])" office:value-type="string" office:string-value="" calcext:value-type="error">
            <text:p>#DIV/0!</text:p>
          </table:table-cell>
          <table:table-cell table:style-name="ce2" table:formula="of:=[.F10]+1" office:value-type="float" office:value="2021" calcext:value-type="float">
            <text:p>2021</text:p>
          </table:table-cell>
          <table:table-cell table:style-name="ce2" table:formula="of:=AVERAGE([$'Decile ratio'.I29:.I32])" office:value-type="float" office:value="11.6411982069022" calcext:value-type="float">
            <text:p>11,6411982069</text:p>
          </table:table-cell>
          <table:table-cell table:style-name="ce2" table:formula="of:=AVERAGE([$'Decile ratio'.J29:.J32])" office:value-type="float" office:value="8.47675942555996" calcext:value-type="float">
            <text:p>8,4767594256</text:p>
          </table:table-cell>
          <table:table-cell table:style-name="ce2" table:formula="of:=AVERAGE([$'Decile ratio'.K29:.K32])" office:value-type="float" office:value="9.54906220963656" calcext:value-type="float">
            <text:p>9,5490622096</text:p>
          </table:table-cell>
          <table:table-cell table:style-name="ce2" table:formula="of:=AVERAGE([$'Decile ratio'.H29:.H32])" office:value-type="float" office:value="7.07130359124348" calcext:value-type="float">
            <text:p>7,0713035912</text:p>
          </table:table-cell>
          <table:table-cell table:style-name="ce2" table:formula="of:=[.K10]+1" office:value-type="float" office:value="2021" calcext:value-type="float">
            <text:p>2021</text:p>
          </table:table-cell>
          <table:table-cell table:style-name="ce2" table:formula="of:=AVERAGE([$'Decile ratio'.O29:.O32])" office:value-type="float" office:value="11.3904366499465" calcext:value-type="float">
            <text:p>11,3904366499</text:p>
          </table:table-cell>
          <table:table-cell table:style-name="ce2" table:formula="of:=AVERAGE([$'Decile ratio'.P29:.P32])" office:value-type="float" office:value="8.42228101414707" calcext:value-type="float">
            <text:p>8,4222810141</text:p>
          </table:table-cell>
          <table:table-cell table:style-name="ce2" table:formula="of:=AVERAGE([$'Decile ratio'.Q29:.Q32])" office:value-type="float" office:value="9.40491261913046" calcext:value-type="float">
            <text:p>9,4049126191</text:p>
          </table:table-cell>
          <table:table-cell table:style-name="ce2" table:formula="of:=AVERAGE([$'Decile ratio'.N29:.N32])" office:value-type="float" office:value="7.0824258579159" calcext:value-type="float">
            <text:p>7,0824258579</text:p>
          </table:table-cell>
          <table:table-cell table:number-columns-repeated="100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formula="of:=AVERAGE([$'Decile ratio'.C33:.C36])" office:value-type="string" office:string-value="" calcext:value-type="error">
            <text:p>#DIV/0!</text:p>
          </table:table-cell>
          <table:table-cell table:formula="of:=AVERAGE([$'Decile ratio'.D33:.D36])" office:value-type="string" office:string-value="" calcext:value-type="error">
            <text:p>#DIV/0!</text:p>
          </table:table-cell>
          <table:table-cell table:formula="of:=AVERAGE([$'Decile ratio'.E33:.E36])" office:value-type="string" office:string-value="" calcext:value-type="error">
            <text:p>#DIV/0!</text:p>
          </table:table-cell>
          <table:table-cell table:formula="of:=AVERAGE([$'Decile ratio'.B33:.B36])" office:value-type="string" office:string-value="" calcext:value-type="error">
            <text:p>#DIV/0!</text:p>
          </table:table-cell>
          <table:table-cell table:style-name="ce2" table:formula="of:=[.F11]+1" office:value-type="float" office:value="2022" calcext:value-type="float">
            <text:p>2022</text:p>
          </table:table-cell>
          <table:table-cell table:style-name="ce2" table:formula="of:=AVERAGE([$'Decile ratio'.I33:.I36])" office:value-type="float" office:value="11.5627453888723" calcext:value-type="float">
            <text:p>11,5627453889</text:p>
          </table:table-cell>
          <table:table-cell table:style-name="ce2" table:formula="of:=AVERAGE([$'Decile ratio'.J33:.J36])" office:value-type="float" office:value="8.5470488215189" calcext:value-type="float">
            <text:p>8,5470488215</text:p>
          </table:table-cell>
          <table:table-cell table:style-name="ce2" table:formula="of:=AVERAGE([$'Decile ratio'.K33:.K36])" office:value-type="float" office:value="9.38070266238891" calcext:value-type="float">
            <text:p>9,3807026624</text:p>
          </table:table-cell>
          <table:table-cell table:style-name="ce2" table:formula="of:=AVERAGE([$'Decile ratio'.H33:.H36])" office:value-type="float" office:value="7.0309865897869" calcext:value-type="float">
            <text:p>7,0309865898</text:p>
          </table:table-cell>
          <table:table-cell table:style-name="ce2" table:formula="of:=[.K11]+1" office:value-type="float" office:value="2022" calcext:value-type="float">
            <text:p>2022</text:p>
          </table:table-cell>
          <table:table-cell table:style-name="ce2" table:formula="of:=AVERAGE([$'Decile ratio'.O33:.O36])" office:value-type="float" office:value="11.8128828746283" calcext:value-type="float">
            <text:p>11,8128828746</text:p>
          </table:table-cell>
          <table:table-cell table:style-name="ce2" table:formula="of:=AVERAGE([$'Decile ratio'.P33:.P36])" office:value-type="float" office:value="8.29699349988941" calcext:value-type="float">
            <text:p>8,2969934999</text:p>
          </table:table-cell>
          <table:table-cell table:style-name="ce2" table:formula="of:=AVERAGE([$'Decile ratio'.Q33:.Q36])" office:value-type="float" office:value="9.39991541445754" calcext:value-type="float">
            <text:p>9,3999154145</text:p>
          </table:table-cell>
          <table:table-cell table:style-name="ce2" table:formula="of:=AVERAGE([$'Decile ratio'.N33:.N36])" office:value-type="float" office:value="6.93947558680463" calcext:value-type="float">
            <text:p>6,9394755868</text:p>
          </table:table-cell>
          <table:table-cell table:number-columns-repeated="100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formula="of:=AVERAGE([$'Decile ratio'.C37:.C40])" office:value-type="string" office:string-value="" calcext:value-type="error">
            <text:p>#DIV/0!</text:p>
          </table:table-cell>
          <table:table-cell table:formula="of:=AVERAGE([$'Decile ratio'.D37:.D40])" office:value-type="string" office:string-value="" calcext:value-type="error">
            <text:p>#DIV/0!</text:p>
          </table:table-cell>
          <table:table-cell table:formula="of:=AVERAGE([$'Decile ratio'.E37:.E40])" office:value-type="string" office:string-value="" calcext:value-type="error">
            <text:p>#DIV/0!</text:p>
          </table:table-cell>
          <table:table-cell table:formula="of:=AVERAGE([$'Decile ratio'.B37:.B40])" office:value-type="string" office:string-value="" calcext:value-type="error">
            <text:p>#DIV/0!</text:p>
          </table:table-cell>
          <table:table-cell table:style-name="ce2" table:formula="of:=[.F12]+1" office:value-type="float" office:value="2023" calcext:value-type="float">
            <text:p>2023</text:p>
          </table:table-cell>
          <table:table-cell table:style-name="ce2" table:formula="of:=AVERAGE([$'Decile ratio'.I37:.I40])" office:value-type="float" office:value="11.0051144458588" calcext:value-type="float">
            <text:p>11,0051144459</text:p>
          </table:table-cell>
          <table:table-cell table:style-name="ce2" table:formula="of:=AVERAGE([$'Decile ratio'.J37:.J40])" office:value-type="float" office:value="7.88535048411559" calcext:value-type="float">
            <text:p>7,8853504841</text:p>
          </table:table-cell>
          <table:table-cell table:style-name="ce2" table:formula="of:=AVERAGE([$'Decile ratio'.K37:.K40])" office:value-type="float" office:value="9.16372672882942" calcext:value-type="float">
            <text:p>9,1637267288</text:p>
          </table:table-cell>
          <table:table-cell table:style-name="ce2" table:formula="of:=AVERAGE([$'Decile ratio'.H37:.H40])" office:value-type="float" office:value="6.55628274480758" calcext:value-type="float">
            <text:p>6,5562827448</text:p>
          </table:table-cell>
          <table:table-cell table:style-name="ce2" table:formula="of:=[.K12]+1" office:value-type="float" office:value="2023" calcext:value-type="float">
            <text:p>2023</text:p>
          </table:table-cell>
          <table:table-cell table:style-name="ce2" table:formula="of:=AVERAGE([$'Decile ratio'.O37:.O40])" office:value-type="float" office:value="12.1920759591052" calcext:value-type="float">
            <text:p>12,1920759591</text:p>
          </table:table-cell>
          <table:table-cell table:style-name="ce2" table:formula="of:=AVERAGE([$'Decile ratio'.P37:.P40])" office:value-type="float" office:value="8.45056132899204" calcext:value-type="float">
            <text:p>8,450561329</text:p>
          </table:table-cell>
          <table:table-cell table:style-name="ce2" table:formula="of:=AVERAGE([$'Decile ratio'.Q37:.Q40])" office:value-type="float" office:value="9.75256829148197" calcext:value-type="float">
            <text:p>9,7525682915</text:p>
          </table:table-cell>
          <table:table-cell table:style-name="ce2" table:formula="of:=AVERAGE([$'Decile ratio'.N37:.N40])" office:value-type="float" office:value="6.91225288242273" calcext:value-type="float">
            <text:p>6,9122528824</text:p>
          </table:table-cell>
          <table:table-cell table:number-columns-repeated="100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formula="of:=AVERAGE([$'Decile ratio'.C41:.C44])" office:value-type="string" office:string-value="" calcext:value-type="error">
            <text:p>#DIV/0!</text:p>
          </table:table-cell>
          <table:table-cell table:formula="of:=AVERAGE([$'Decile ratio'.D41:.D44])" office:value-type="string" office:string-value="" calcext:value-type="error">
            <text:p>#DIV/0!</text:p>
          </table:table-cell>
          <table:table-cell table:formula="of:=AVERAGE([$'Decile ratio'.E41:.E44])" office:value-type="string" office:string-value="" calcext:value-type="error">
            <text:p>#DIV/0!</text:p>
          </table:table-cell>
          <table:table-cell table:formula="of:=AVERAGE([$'Decile ratio'.B41:.B44])" office:value-type="string" office:string-value="" calcext:value-type="error">
            <text:p>#DIV/0!</text:p>
          </table:table-cell>
          <table:table-cell table:style-name="ce2" table:formula="of:=[.F13]+1" office:value-type="float" office:value="2024" calcext:value-type="float">
            <text:p>2024</text:p>
          </table:table-cell>
          <table:table-cell table:style-name="ce2" table:formula="of:=AVERAGE([$'Decile ratio'.I41:.I44])" office:value-type="float" office:value="10.6939716410835" calcext:value-type="float">
            <text:p>10,6939716411</text:p>
          </table:table-cell>
          <table:table-cell table:style-name="ce2" table:formula="of:=AVERAGE([$'Decile ratio'.J41:.J44])" office:value-type="float" office:value="8.18645065029562" calcext:value-type="float">
            <text:p>8,1864506503</text:p>
          </table:table-cell>
          <table:table-cell table:style-name="ce2" table:formula="of:=AVERAGE([$'Decile ratio'.K41:.K44])" office:value-type="float" office:value="9.09022151360922" calcext:value-type="float">
            <text:p>9,0902215136</text:p>
          </table:table-cell>
          <table:table-cell table:style-name="ce2" table:formula="of:=AVERAGE([$'Decile ratio'.H41:.H44])" office:value-type="float" office:value="6.8842260142197" calcext:value-type="float">
            <text:p>6,8842260142</text:p>
          </table:table-cell>
          <table:table-cell table:style-name="ce2" table:formula="of:=[.K13]+1" office:value-type="float" office:value="2024" calcext:value-type="float">
            <text:p>2024</text:p>
          </table:table-cell>
          <table:table-cell table:style-name="ce2" table:formula="of:=AVERAGE([$'Decile ratio'.O41:.O44])" office:value-type="float" office:value="11.5125771235531" calcext:value-type="float">
            <text:p>11,5125771236</text:p>
          </table:table-cell>
          <table:table-cell table:style-name="ce2" table:formula="of:=AVERAGE([$'Decile ratio'.P41:.P44])" office:value-type="float" office:value="8.22822787015423" calcext:value-type="float">
            <text:p>8,2282278702</text:p>
          </table:table-cell>
          <table:table-cell table:style-name="ce2" table:formula="of:=AVERAGE([$'Decile ratio'.Q41:.Q44])" office:value-type="float" office:value="9.49266737965633" calcext:value-type="float">
            <text:p>9,4926673797</text:p>
          </table:table-cell>
          <table:table-cell table:style-name="ce2" table:formula="of:=AVERAGE([$'Decile ratio'.N41:.N44])" office:value-type="float" office:value="6.86645635558474" calcext:value-type="float">
            <text:p>6,8664563556</text:p>
          </table:table-cell>
          <table:table-cell table:number-columns-repeated="100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formula="of:=AVERAGE([$'Decile ratio'.C45:.C48])" office:value-type="string" office:string-value="" calcext:value-type="error">
            <text:p>#DIV/0!</text:p>
          </table:table-cell>
          <table:table-cell table:formula="of:=AVERAGE([$'Decile ratio'.D45:.D48])" office:value-type="string" office:string-value="" calcext:value-type="error">
            <text:p>#DIV/0!</text:p>
          </table:table-cell>
          <table:table-cell table:formula="of:=AVERAGE([$'Decile ratio'.E45:.E48])" office:value-type="string" office:string-value="" calcext:value-type="error">
            <text:p>#DIV/0!</text:p>
          </table:table-cell>
          <table:table-cell table:formula="of:=AVERAGE([$'Decile ratio'.B45:.B48])" office:value-type="string" office:string-value="" calcext:value-type="error">
            <text:p>#DIV/0!</text:p>
          </table:table-cell>
          <table:table-cell table:style-name="ce2" table:formula="of:=[.F14]+1" office:value-type="float" office:value="2025" calcext:value-type="float">
            <text:p>2025</text:p>
          </table:table-cell>
          <table:table-cell table:style-name="ce2" table:formula="of:=AVERAGE([$'Decile ratio'.I45:.I48])" office:value-type="float" office:value="11.0004990461695" calcext:value-type="float">
            <text:p>11,0004990462</text:p>
          </table:table-cell>
          <table:table-cell table:style-name="ce2" table:formula="of:=AVERAGE([$'Decile ratio'.J45:.J48])" office:value-type="float" office:value="7.82146885264364" calcext:value-type="float">
            <text:p>7,8214688526</text:p>
          </table:table-cell>
          <table:table-cell table:style-name="ce2" table:formula="of:=AVERAGE([$'Decile ratio'.K45:.K48])" office:value-type="float" office:value="9.24047951030848" calcext:value-type="float">
            <text:p>9,2404795103</text:p>
          </table:table-cell>
          <table:table-cell table:style-name="ce2" table:formula="of:=AVERAGE([$'Decile ratio'.H45:.H48])" office:value-type="float" office:value="6.72146649725996" calcext:value-type="float">
            <text:p>6,7214664973</text:p>
          </table:table-cell>
          <table:table-cell table:style-name="ce2" table:formula="of:=[.K14]+1" office:value-type="float" office:value="2025" calcext:value-type="float">
            <text:p>2025</text:p>
          </table:table-cell>
          <table:table-cell table:style-name="ce2" table:formula="of:=AVERAGE([$'Decile ratio'.O45:.O48])" office:value-type="float" office:value="11.6760840614753" calcext:value-type="float">
            <text:p>11,6760840615</text:p>
          </table:table-cell>
          <table:table-cell table:style-name="ce2" table:formula="of:=AVERAGE([$'Decile ratio'.P45:.P48])" office:value-type="float" office:value="8.09796044987958" calcext:value-type="float">
            <text:p>8,0979604499</text:p>
          </table:table-cell>
          <table:table-cell table:style-name="ce2" table:formula="of:=AVERAGE([$'Decile ratio'.Q45:.Q48])" office:value-type="float" office:value="9.5474920617704" calcext:value-type="float">
            <text:p>9,5474920618</text:p>
          </table:table-cell>
          <table:table-cell table:style-name="ce2" table:formula="of:=AVERAGE([$'Decile ratio'.N45:.N48])" office:value-type="float" office:value="7.00962617100718" calcext:value-type="float">
            <text:p>7,009626171</text:p>
          </table:table-cell>
          <table:table-cell table:number-columns-repeated="100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formula="of:=AVERAGE([$'Decile ratio'.C49:.C52])" office:value-type="string" office:string-value="" calcext:value-type="error">
            <text:p>#DIV/0!</text:p>
          </table:table-cell>
          <table:table-cell table:formula="of:=AVERAGE([$'Decile ratio'.D49:.D52])" office:value-type="string" office:string-value="" calcext:value-type="error">
            <text:p>#DIV/0!</text:p>
          </table:table-cell>
          <table:table-cell table:formula="of:=AVERAGE([$'Decile ratio'.E49:.E52])" office:value-type="string" office:string-value="" calcext:value-type="error">
            <text:p>#DIV/0!</text:p>
          </table:table-cell>
          <table:table-cell table:formula="of:=AVERAGE([$'Decile ratio'.B49:.B52])" office:value-type="string" office:string-value="" calcext:value-type="error">
            <text:p>#DIV/0!</text:p>
          </table:table-cell>
          <table:table-cell table:style-name="ce2" table:formula="of:=[.F15]+1" office:value-type="float" office:value="2026" calcext:value-type="float">
            <text:p>2026</text:p>
          </table:table-cell>
          <table:table-cell table:style-name="ce2" table:formula="of:=AVERAGE([$'Decile ratio'.I49:.I52])" office:value-type="float" office:value="11.5021744161911" calcext:value-type="float">
            <text:p>11,5021744162</text:p>
          </table:table-cell>
          <table:table-cell table:style-name="ce2" table:formula="of:=AVERAGE([$'Decile ratio'.J49:.J52])" office:value-type="float" office:value="7.88175669930008" calcext:value-type="float">
            <text:p>7,8817566993</text:p>
          </table:table-cell>
          <table:table-cell table:style-name="ce2" table:formula="of:=AVERAGE([$'Decile ratio'.K49:.K52])" office:value-type="float" office:value="9.73827617634064" calcext:value-type="float">
            <text:p>9,7382761763</text:p>
          </table:table-cell>
          <table:table-cell table:style-name="ce2" table:formula="of:=AVERAGE([$'Decile ratio'.H49:.H52])" office:value-type="float" office:value="6.87019424814154" calcext:value-type="float">
            <text:p>6,8701942481</text:p>
          </table:table-cell>
          <table:table-cell table:style-name="ce2" table:formula="of:=[.K15]+1" office:value-type="float" office:value="2026" calcext:value-type="float">
            <text:p>2026</text:p>
          </table:table-cell>
          <table:table-cell table:style-name="ce2" table:formula="of:=AVERAGE([$'Decile ratio'.O49:.O52])" office:value-type="float" office:value="10.769473750403" calcext:value-type="float">
            <text:p>10,7694737504</text:p>
          </table:table-cell>
          <table:table-cell table:style-name="ce2" table:formula="of:=AVERAGE([$'Decile ratio'.P49:.P52])" office:value-type="float" office:value="7.94120487022589" calcext:value-type="float">
            <text:p>7,9412048702</text:p>
          </table:table-cell>
          <table:table-cell table:style-name="ce2" table:formula="of:=AVERAGE([$'Decile ratio'.Q49:.Q52])" office:value-type="float" office:value="9.43824083809529" calcext:value-type="float">
            <text:p>9,4382408381</text:p>
          </table:table-cell>
          <table:table-cell table:style-name="ce2" table:formula="of:=AVERAGE([$'Decile ratio'.N49:.N52])" office:value-type="float" office:value="7.01836947489654" calcext:value-type="float">
            <text:p>7,0183694749</text:p>
          </table:table-cell>
          <table:table-cell table:number-columns-repeated="100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formula="of:=AVERAGE([$'Decile ratio'.C53:.C56])" office:value-type="string" office:string-value="" calcext:value-type="error">
            <text:p>#DIV/0!</text:p>
          </table:table-cell>
          <table:table-cell table:formula="of:=AVERAGE([$'Decile ratio'.D53:.D56])" office:value-type="string" office:string-value="" calcext:value-type="error">
            <text:p>#DIV/0!</text:p>
          </table:table-cell>
          <table:table-cell table:formula="of:=AVERAGE([$'Decile ratio'.E53:.E56])" office:value-type="string" office:string-value="" calcext:value-type="error">
            <text:p>#DIV/0!</text:p>
          </table:table-cell>
          <table:table-cell table:formula="of:=AVERAGE([$'Decile ratio'.B53:.B56])" office:value-type="string" office:string-value="" calcext:value-type="error">
            <text:p>#DIV/0!</text:p>
          </table:table-cell>
          <table:table-cell table:style-name="ce2" table:formula="of:=[.F16]+1" office:value-type="float" office:value="2027" calcext:value-type="float">
            <text:p>2027</text:p>
          </table:table-cell>
          <table:table-cell table:style-name="ce2" table:formula="of:=AVERAGE([$'Decile ratio'.I53:.I56])" office:value-type="float" office:value="11.1098826213136" calcext:value-type="float">
            <text:p>11,1098826213</text:p>
          </table:table-cell>
          <table:table-cell table:style-name="ce2" table:formula="of:=AVERAGE([$'Decile ratio'.J53:.J56])" office:value-type="float" office:value="7.92073166428186" calcext:value-type="float">
            <text:p>7,9207316643</text:p>
          </table:table-cell>
          <table:table-cell table:style-name="ce2" table:formula="of:=AVERAGE([$'Decile ratio'.K53:.K56])" office:value-type="float" office:value="9.73690005339056" calcext:value-type="float">
            <text:p>9,7369000534</text:p>
          </table:table-cell>
          <table:table-cell table:style-name="ce2" table:formula="of:=AVERAGE([$'Decile ratio'.H53:.H56])" office:value-type="float" office:value="6.83334069312613" calcext:value-type="float">
            <text:p>6,8333406931</text:p>
          </table:table-cell>
          <table:table-cell table:style-name="ce2" table:formula="of:=[.K16]+1" office:value-type="float" office:value="2027" calcext:value-type="float">
            <text:p>2027</text:p>
          </table:table-cell>
          <table:table-cell table:style-name="ce2" table:formula="of:=AVERAGE([$'Decile ratio'.O53:.O56])" office:value-type="float" office:value="10.9490941723797" calcext:value-type="float">
            <text:p>10,9490941724</text:p>
          </table:table-cell>
          <table:table-cell table:style-name="ce2" table:formula="of:=AVERAGE([$'Decile ratio'.P53:.P56])" office:value-type="float" office:value="8.05378142128489" calcext:value-type="float">
            <text:p>8,0537814213</text:p>
          </table:table-cell>
          <table:table-cell table:style-name="ce2" table:formula="of:=AVERAGE([$'Decile ratio'.Q53:.Q56])" office:value-type="float" office:value="9.18727329724467" calcext:value-type="float">
            <text:p>9,1872732972</text:p>
          </table:table-cell>
          <table:table-cell table:style-name="ce2" table:formula="of:=AVERAGE([$'Decile ratio'.N53:.N56])" office:value-type="float" office:value="6.92045830851379" calcext:value-type="float">
            <text:p>6,9204583085</text:p>
          </table:table-cell>
          <table:table-cell table:number-columns-repeated="100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formula="of:=AVERAGE([$'Decile ratio'.C57:.C60])" office:value-type="string" office:string-value="" calcext:value-type="error">
            <text:p>#DIV/0!</text:p>
          </table:table-cell>
          <table:table-cell table:formula="of:=AVERAGE([$'Decile ratio'.D57:.D60])" office:value-type="string" office:string-value="" calcext:value-type="error">
            <text:p>#DIV/0!</text:p>
          </table:table-cell>
          <table:table-cell table:formula="of:=AVERAGE([$'Decile ratio'.E57:.E60])" office:value-type="string" office:string-value="" calcext:value-type="error">
            <text:p>#DIV/0!</text:p>
          </table:table-cell>
          <table:table-cell table:formula="of:=AVERAGE([$'Decile ratio'.B57:.B60])" office:value-type="string" office:string-value="" calcext:value-type="error">
            <text:p>#DIV/0!</text:p>
          </table:table-cell>
          <table:table-cell table:style-name="ce2" table:formula="of:=[.F17]+1" office:value-type="float" office:value="2028" calcext:value-type="float">
            <text:p>2028</text:p>
          </table:table-cell>
          <table:table-cell table:style-name="ce2" table:formula="of:=AVERAGE([$'Decile ratio'.I57:.I60])" office:value-type="float" office:value="10.4376421282134" calcext:value-type="float">
            <text:p>10,4376421282</text:p>
          </table:table-cell>
          <table:table-cell table:style-name="ce2" table:formula="of:=AVERAGE([$'Decile ratio'.J57:.J60])" office:value-type="float" office:value="7.52353724128365" calcext:value-type="float">
            <text:p>7,5235372413</text:p>
          </table:table-cell>
          <table:table-cell table:style-name="ce2" table:formula="of:=AVERAGE([$'Decile ratio'.K57:.K60])" office:value-type="float" office:value="9.15240060568554" calcext:value-type="float">
            <text:p>9,1524006057</text:p>
          </table:table-cell>
          <table:table-cell table:style-name="ce2" table:formula="of:=AVERAGE([$'Decile ratio'.H57:.H60])" office:value-type="float" office:value="6.51697755431857" calcext:value-type="float">
            <text:p>6,5169775543</text:p>
          </table:table-cell>
          <table:table-cell table:style-name="ce2" table:formula="of:=[.K17]+1" office:value-type="float" office:value="2028" calcext:value-type="float">
            <text:p>2028</text:p>
          </table:table-cell>
          <table:table-cell table:style-name="ce2" table:formula="of:=AVERAGE([$'Decile ratio'.O57:.O60])" office:value-type="float" office:value="10.885071206522" calcext:value-type="float">
            <text:p>10,8850712065</text:p>
          </table:table-cell>
          <table:table-cell table:style-name="ce2" table:formula="of:=AVERAGE([$'Decile ratio'.P57:.P60])" office:value-type="float" office:value="7.78703321002816" calcext:value-type="float">
            <text:p>7,78703321</text:p>
          </table:table-cell>
          <table:table-cell table:style-name="ce2" table:formula="of:=AVERAGE([$'Decile ratio'.Q57:.Q60])" office:value-type="float" office:value="9.3042677969333" calcext:value-type="float">
            <text:p>9,3042677969</text:p>
          </table:table-cell>
          <table:table-cell table:style-name="ce2" table:formula="of:=AVERAGE([$'Decile ratio'.N57:.N60])" office:value-type="float" office:value="6.91774975987405" calcext:value-type="float">
            <text:p>6,9177497599</text:p>
          </table:table-cell>
          <table:table-cell table:number-columns-repeated="100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formula="of:=AVERAGE([$'Decile ratio'.C61:.C64])" office:value-type="string" office:string-value="" calcext:value-type="error">
            <text:p>#DIV/0!</text:p>
          </table:table-cell>
          <table:table-cell table:formula="of:=AVERAGE([$'Decile ratio'.D61:.D64])" office:value-type="string" office:string-value="" calcext:value-type="error">
            <text:p>#DIV/0!</text:p>
          </table:table-cell>
          <table:table-cell table:formula="of:=AVERAGE([$'Decile ratio'.E61:.E64])" office:value-type="string" office:string-value="" calcext:value-type="error">
            <text:p>#DIV/0!</text:p>
          </table:table-cell>
          <table:table-cell table:formula="of:=AVERAGE([$'Decile ratio'.B61:.B64])" office:value-type="string" office:string-value="" calcext:value-type="error">
            <text:p>#DIV/0!</text:p>
          </table:table-cell>
          <table:table-cell table:style-name="ce2" table:formula="of:=[.F18]+1" office:value-type="float" office:value="2029" calcext:value-type="float">
            <text:p>2029</text:p>
          </table:table-cell>
          <table:table-cell table:style-name="ce2" table:formula="of:=AVERAGE([$'Decile ratio'.I61:.I64])" office:value-type="float" office:value="10.6171831772301" calcext:value-type="float">
            <text:p>10,6171831772</text:p>
          </table:table-cell>
          <table:table-cell table:style-name="ce2" table:formula="of:=AVERAGE([$'Decile ratio'.J61:.J64])" office:value-type="float" office:value="7.31721998286755" calcext:value-type="float">
            <text:p>7,3172199829</text:p>
          </table:table-cell>
          <table:table-cell table:style-name="ce2" table:formula="of:=AVERAGE([$'Decile ratio'.K61:.K64])" office:value-type="float" office:value="9.50418706704404" calcext:value-type="float">
            <text:p>9,504187067</text:p>
          </table:table-cell>
          <table:table-cell table:style-name="ce2" table:formula="of:=AVERAGE([$'Decile ratio'.H61:.H64])" office:value-type="float" office:value="6.63971589085303" calcext:value-type="float">
            <text:p>6,6397158909</text:p>
          </table:table-cell>
          <table:table-cell table:style-name="ce2" table:formula="of:=[.K18]+1" office:value-type="float" office:value="2029" calcext:value-type="float">
            <text:p>2029</text:p>
          </table:table-cell>
          <table:table-cell table:style-name="ce2" table:formula="of:=AVERAGE([$'Decile ratio'.O61:.O64])" office:value-type="float" office:value="11.1341351958105" calcext:value-type="float">
            <text:p>11,1341351958</text:p>
          </table:table-cell>
          <table:table-cell table:style-name="ce2" table:formula="of:=AVERAGE([$'Decile ratio'.P61:.P64])" office:value-type="float" office:value="7.94726583288118" calcext:value-type="float">
            <text:p>7,9472658329</text:p>
          </table:table-cell>
          <table:table-cell table:style-name="ce2" table:formula="of:=AVERAGE([$'Decile ratio'.Q61:.Q64])" office:value-type="float" office:value="10.2143630229805" calcext:value-type="float">
            <text:p>10,214363023</text:p>
          </table:table-cell>
          <table:table-cell table:style-name="ce2" table:formula="of:=AVERAGE([$'Decile ratio'.N61:.N64])" office:value-type="float" office:value="7.24743069082761" calcext:value-type="float">
            <text:p>7,2474306908</text:p>
          </table:table-cell>
          <table:table-cell table:number-columns-repeated="100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formula="of:=AVERAGE([$'Decile ratio'.C65:.C68])" office:value-type="string" office:string-value="" calcext:value-type="error">
            <text:p>#DIV/0!</text:p>
          </table:table-cell>
          <table:table-cell table:formula="of:=AVERAGE([$'Decile ratio'.D65:.D68])" office:value-type="string" office:string-value="" calcext:value-type="error">
            <text:p>#DIV/0!</text:p>
          </table:table-cell>
          <table:table-cell table:formula="of:=AVERAGE([$'Decile ratio'.E65:.E68])" office:value-type="string" office:string-value="" calcext:value-type="error">
            <text:p>#DIV/0!</text:p>
          </table:table-cell>
          <table:table-cell table:formula="of:=AVERAGE([$'Decile ratio'.B65:.B68])" office:value-type="string" office:string-value="" calcext:value-type="error">
            <text:p>#DIV/0!</text:p>
          </table:table-cell>
          <table:table-cell table:style-name="ce2" table:formula="of:=[.F19]+1" office:value-type="float" office:value="2030" calcext:value-type="float">
            <text:p>2030</text:p>
          </table:table-cell>
          <table:table-cell table:style-name="ce2" table:formula="of:=AVERAGE([$'Decile ratio'.I65:.I68])" office:value-type="float" office:value="10.8775249229259" calcext:value-type="float">
            <text:p>10,8775249229</text:p>
          </table:table-cell>
          <table:table-cell table:style-name="ce2" table:formula="of:=AVERAGE([$'Decile ratio'.J65:.J68])" office:value-type="float" office:value="7.75192678710299" calcext:value-type="float">
            <text:p>7,7519267871</text:p>
          </table:table-cell>
          <table:table-cell table:style-name="ce2" table:formula="of:=AVERAGE([$'Decile ratio'.K65:.K68])" office:value-type="float" office:value="10.3465840787391" calcext:value-type="float">
            <text:p>10,3465840787</text:p>
          </table:table-cell>
          <table:table-cell table:style-name="ce2" table:formula="of:=AVERAGE([$'Decile ratio'.H65:.H68])" office:value-type="float" office:value="7.12377149900383" calcext:value-type="float">
            <text:p>7,123771499</text:p>
          </table:table-cell>
          <table:table-cell table:style-name="ce2" table:formula="of:=[.K19]+1" office:value-type="float" office:value="2030" calcext:value-type="float">
            <text:p>2030</text:p>
          </table:table-cell>
          <table:table-cell table:style-name="ce2" table:formula="of:=AVERAGE([$'Decile ratio'.O65:.O68])" office:value-type="float" office:value="11.2260963024992" calcext:value-type="float">
            <text:p>11,2260963025</text:p>
          </table:table-cell>
          <table:table-cell table:style-name="ce2" table:formula="of:=AVERAGE([$'Decile ratio'.P65:.P68])" office:value-type="float" office:value="8.19574108044696" calcext:value-type="float">
            <text:p>8,1957410804</text:p>
          </table:table-cell>
          <table:table-cell table:style-name="ce2" table:formula="of:=AVERAGE([$'Decile ratio'.Q65:.Q68])" office:value-type="float" office:value="10.4405734143072" calcext:value-type="float">
            <text:p>10,4405734143</text:p>
          </table:table-cell>
          <table:table-cell table:style-name="ce2" table:formula="of:=AVERAGE([$'Decile ratio'.N65:.N68])" office:value-type="float" office:value="7.3354584583192" calcext:value-type="float">
            <text:p>7,3354584583</text:p>
          </table:table-cell>
          <table:table-cell table:number-columns-repeated="100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formula="of:=AVERAGE([$'Decile ratio'.C69:.C72])" office:value-type="string" office:string-value="" calcext:value-type="error">
            <text:p>#DIV/0!</text:p>
          </table:table-cell>
          <table:table-cell table:formula="of:=AVERAGE([$'Decile ratio'.D69:.D72])" office:value-type="string" office:string-value="" calcext:value-type="error">
            <text:p>#DIV/0!</text:p>
          </table:table-cell>
          <table:table-cell table:formula="of:=AVERAGE([$'Decile ratio'.E69:.E72])" office:value-type="string" office:string-value="" calcext:value-type="error">
            <text:p>#DIV/0!</text:p>
          </table:table-cell>
          <table:table-cell table:formula="of:=AVERAGE([$'Decile ratio'.B69:.B72])" office:value-type="string" office:string-value="" calcext:value-type="error">
            <text:p>#DIV/0!</text:p>
          </table:table-cell>
          <table:table-cell table:style-name="ce2" table:formula="of:=[.F20]+1" office:value-type="float" office:value="2031" calcext:value-type="float">
            <text:p>2031</text:p>
          </table:table-cell>
          <table:table-cell table:style-name="ce2" table:formula="of:=AVERAGE([$'Decile ratio'.I69:.I72])" office:value-type="float" office:value="9.5857442140967" calcext:value-type="float">
            <text:p>9,5857442141</text:p>
          </table:table-cell>
          <table:table-cell table:style-name="ce2" table:formula="of:=AVERAGE([$'Decile ratio'.J69:.J72])" office:value-type="float" office:value="6.93122140267645" calcext:value-type="float">
            <text:p>6,9312214027</text:p>
          </table:table-cell>
          <table:table-cell table:style-name="ce2" table:formula="of:=AVERAGE([$'Decile ratio'.K69:.K72])" office:value-type="float" office:value="9.21404513934361" calcext:value-type="float">
            <text:p>9,2140451393</text:p>
          </table:table-cell>
          <table:table-cell table:style-name="ce2" table:formula="of:=AVERAGE([$'Decile ratio'.H69:.H72])" office:value-type="float" office:value="6.59522251459407" calcext:value-type="float">
            <text:p>6,5952225146</text:p>
          </table:table-cell>
          <table:table-cell table:style-name="ce2" table:formula="of:=[.K20]+1" office:value-type="float" office:value="2031" calcext:value-type="float">
            <text:p>2031</text:p>
          </table:table-cell>
          <table:table-cell table:style-name="ce2" table:formula="of:=AVERAGE([$'Decile ratio'.O69:.O72])" office:value-type="float" office:value="11.2365393664399" calcext:value-type="float">
            <text:p>11,2365393664</text:p>
          </table:table-cell>
          <table:table-cell table:style-name="ce2" table:formula="of:=AVERAGE([$'Decile ratio'.P69:.P72])" office:value-type="float" office:value="8.18644540760408" calcext:value-type="float">
            <text:p>8,1864454076</text:p>
          </table:table-cell>
          <table:table-cell table:style-name="ce2" table:formula="of:=AVERAGE([$'Decile ratio'.Q69:.Q72])" office:value-type="float" office:value="10.383191256325" calcext:value-type="float">
            <text:p>10,3831912563</text:p>
          </table:table-cell>
          <table:table-cell table:style-name="ce2" table:formula="of:=AVERAGE([$'Decile ratio'.N69:.N72])" office:value-type="float" office:value="7.35768490845992" calcext:value-type="float">
            <text:p>7,3576849085</text:p>
          </table:table-cell>
          <table:table-cell table:number-columns-repeated="100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formula="of:=AVERAGE([$'Decile ratio'.C73:.C76])" office:value-type="string" office:string-value="" calcext:value-type="error">
            <text:p>#DIV/0!</text:p>
          </table:table-cell>
          <table:table-cell table:formula="of:=AVERAGE([$'Decile ratio'.D73:.D76])" office:value-type="string" office:string-value="" calcext:value-type="error">
            <text:p>#DIV/0!</text:p>
          </table:table-cell>
          <table:table-cell table:formula="of:=AVERAGE([$'Decile ratio'.E73:.E76])" office:value-type="string" office:string-value="" calcext:value-type="error">
            <text:p>#DIV/0!</text:p>
          </table:table-cell>
          <table:table-cell table:formula="of:=AVERAGE([$'Decile ratio'.B73:.B76])" office:value-type="string" office:string-value="" calcext:value-type="error">
            <text:p>#DIV/0!</text:p>
          </table:table-cell>
          <table:table-cell table:style-name="ce2" table:formula="of:=[.F21]+1" office:value-type="float" office:value="2032" calcext:value-type="float">
            <text:p>2032</text:p>
          </table:table-cell>
          <table:table-cell table:style-name="ce2" table:formula="of:=AVERAGE([$'Decile ratio'.I73:.I76])" office:value-type="float" office:value="9.27173242978898" calcext:value-type="float">
            <text:p>9,2717324298</text:p>
          </table:table-cell>
          <table:table-cell table:style-name="ce2" table:formula="of:=AVERAGE([$'Decile ratio'.J73:.J76])" office:value-type="float" office:value="6.65251641528733" calcext:value-type="float">
            <text:p>6,6525164153</text:p>
          </table:table-cell>
          <table:table-cell table:style-name="ce2" table:formula="of:=AVERAGE([$'Decile ratio'.K73:.K76])" office:value-type="float" office:value="9.13161895680857" calcext:value-type="float">
            <text:p>9,1316189568</text:p>
          </table:table-cell>
          <table:table-cell table:style-name="ce2" table:formula="of:=AVERAGE([$'Decile ratio'.H73:.H76])" office:value-type="float" office:value="6.40817240267182" calcext:value-type="float">
            <text:p>6,4081724027</text:p>
          </table:table-cell>
          <table:table-cell table:style-name="ce2" table:formula="of:=[.K21]+1" office:value-type="float" office:value="2032" calcext:value-type="float">
            <text:p>2032</text:p>
          </table:table-cell>
          <table:table-cell table:style-name="ce2" table:formula="of:=AVERAGE([$'Decile ratio'.O73:.O76])" office:value-type="float" office:value="10.7045670405803" calcext:value-type="float">
            <text:p>10,7045670406</text:p>
          </table:table-cell>
          <table:table-cell table:style-name="ce2" table:formula="of:=AVERAGE([$'Decile ratio'.P73:.P76])" office:value-type="float" office:value="7.66812012566059" calcext:value-type="float">
            <text:p>7,6681201257</text:p>
          </table:table-cell>
          <table:table-cell table:style-name="ce2" table:formula="of:=AVERAGE([$'Decile ratio'.Q73:.Q76])" office:value-type="float" office:value="10.4347791864189" calcext:value-type="float">
            <text:p>10,4347791864</text:p>
          </table:table-cell>
          <table:table-cell table:style-name="ce2" table:formula="of:=AVERAGE([$'Decile ratio'.N73:.N76])" office:value-type="float" office:value="7.33057272157063" calcext:value-type="float">
            <text:p>7,3305727216</text:p>
          </table:table-cell>
          <table:table-cell table:number-columns-repeated="100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formula="of:=AVERAGE([$'Decile ratio'.C77:.C80])" office:value-type="string" office:string-value="" calcext:value-type="error">
            <text:p>#DIV/0!</text:p>
          </table:table-cell>
          <table:table-cell table:formula="of:=AVERAGE([$'Decile ratio'.D77:.D80])" office:value-type="string" office:string-value="" calcext:value-type="error">
            <text:p>#DIV/0!</text:p>
          </table:table-cell>
          <table:table-cell table:formula="of:=AVERAGE([$'Decile ratio'.E77:.E80])" office:value-type="string" office:string-value="" calcext:value-type="error">
            <text:p>#DIV/0!</text:p>
          </table:table-cell>
          <table:table-cell table:formula="of:=AVERAGE([$'Decile ratio'.B77:.B80])" office:value-type="string" office:string-value="" calcext:value-type="error">
            <text:p>#DIV/0!</text:p>
          </table:table-cell>
          <table:table-cell table:style-name="ce2" table:formula="of:=[.F22]+1" office:value-type="float" office:value="2033" calcext:value-type="float">
            <text:p>2033</text:p>
          </table:table-cell>
          <table:table-cell table:style-name="ce2" table:formula="of:=AVERAGE([$'Decile ratio'.I77:.I80])" office:value-type="float" office:value="9.82830205847663" calcext:value-type="float">
            <text:p>9,8283020585</text:p>
          </table:table-cell>
          <table:table-cell table:style-name="ce2" table:formula="of:=AVERAGE([$'Decile ratio'.J77:.J80])" office:value-type="float" office:value="7.05627944958407" calcext:value-type="float">
            <text:p>7,0562794496</text:p>
          </table:table-cell>
          <table:table-cell table:style-name="ce2" table:formula="of:=AVERAGE([$'Decile ratio'.K77:.K80])" office:value-type="float" office:value="9.50779059103022" calcext:value-type="float">
            <text:p>9,507790591</text:p>
          </table:table-cell>
          <table:table-cell table:style-name="ce2" table:formula="of:=AVERAGE([$'Decile ratio'.H77:.H80])" office:value-type="float" office:value="6.82063016961428" calcext:value-type="float">
            <text:p>6,8206301696</text:p>
          </table:table-cell>
          <table:table-cell table:style-name="ce2" table:formula="of:=[.K22]+1" office:value-type="float" office:value="2033" calcext:value-type="float">
            <text:p>2033</text:p>
          </table:table-cell>
          <table:table-cell table:style-name="ce2" table:formula="of:=AVERAGE([$'Decile ratio'.O77:.O80])" office:value-type="float" office:value="10.1496454397327" calcext:value-type="float">
            <text:p>10,1496454397</text:p>
          </table:table-cell>
          <table:table-cell table:style-name="ce2" table:formula="of:=AVERAGE([$'Decile ratio'.P77:.P80])" office:value-type="float" office:value="7.47606191467053" calcext:value-type="float">
            <text:p>7,4760619147</text:p>
          </table:table-cell>
          <table:table-cell table:style-name="ce2" table:formula="of:=AVERAGE([$'Decile ratio'.Q77:.Q80])" office:value-type="float" office:value="10.0963016999631" calcext:value-type="float">
            <text:p>10,0963017</text:p>
          </table:table-cell>
          <table:table-cell table:style-name="ce2" table:formula="of:=AVERAGE([$'Decile ratio'.N77:.N80])" office:value-type="float" office:value="7.27002752308584" calcext:value-type="float">
            <text:p>7,2700275231</text:p>
          </table:table-cell>
          <table:table-cell table:number-columns-repeated="100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formula="of:=AVERAGE([$'Decile ratio'.C81:.C84])" office:value-type="string" office:string-value="" calcext:value-type="error">
            <text:p>#DIV/0!</text:p>
          </table:table-cell>
          <table:table-cell table:formula="of:=AVERAGE([$'Decile ratio'.D81:.D84])" office:value-type="string" office:string-value="" calcext:value-type="error">
            <text:p>#DIV/0!</text:p>
          </table:table-cell>
          <table:table-cell table:formula="of:=AVERAGE([$'Decile ratio'.E81:.E84])" office:value-type="string" office:string-value="" calcext:value-type="error">
            <text:p>#DIV/0!</text:p>
          </table:table-cell>
          <table:table-cell table:formula="of:=AVERAGE([$'Decile ratio'.B81:.B84])" office:value-type="string" office:string-value="" calcext:value-type="error">
            <text:p>#DIV/0!</text:p>
          </table:table-cell>
          <table:table-cell table:style-name="ce2" table:formula="of:=[.F23]+1" office:value-type="float" office:value="2034" calcext:value-type="float">
            <text:p>2034</text:p>
          </table:table-cell>
          <table:table-cell table:style-name="ce2" table:formula="of:=AVERAGE([$'Decile ratio'.I81:.I84])" office:value-type="float" office:value="9.56678131169576" calcext:value-type="float">
            <text:p>9,5667813117</text:p>
          </table:table-cell>
          <table:table-cell table:style-name="ce2" table:formula="of:=AVERAGE([$'Decile ratio'.J81:.J84])" office:value-type="float" office:value="6.40278835378977" calcext:value-type="float">
            <text:p>6,4027883538</text:p>
          </table:table-cell>
          <table:table-cell table:style-name="ce2" table:formula="of:=AVERAGE([$'Decile ratio'.K81:.K84])" office:value-type="float" office:value="9.08730765997075" calcext:value-type="float">
            <text:p>9,08730766</text:p>
          </table:table-cell>
          <table:table-cell table:style-name="ce2" table:formula="of:=AVERAGE([$'Decile ratio'.H81:.H84])" office:value-type="float" office:value="6.21369583341211" calcext:value-type="float">
            <text:p>6,2136958334</text:p>
          </table:table-cell>
          <table:table-cell table:style-name="ce2" table:formula="of:=[.K23]+1" office:value-type="float" office:value="2034" calcext:value-type="float">
            <text:p>2034</text:p>
          </table:table-cell>
          <table:table-cell table:style-name="ce2" table:formula="of:=AVERAGE([$'Decile ratio'.O81:.O84])" office:value-type="float" office:value="9.45990467954144" calcext:value-type="float">
            <text:p>9,4599046795</text:p>
          </table:table-cell>
          <table:table-cell table:style-name="ce2" table:formula="of:=AVERAGE([$'Decile ratio'.P81:.P84])" office:value-type="float" office:value="7.18163393257035" calcext:value-type="float">
            <text:p>7,1816339326</text:p>
          </table:table-cell>
          <table:table-cell table:style-name="ce2" table:formula="of:=AVERAGE([$'Decile ratio'.Q81:.Q84])" office:value-type="float" office:value="9.34662310876587" calcext:value-type="float">
            <text:p>9,3466231088</text:p>
          </table:table-cell>
          <table:table-cell table:style-name="ce2" table:formula="of:=AVERAGE([$'Decile ratio'.N81:.N84])" office:value-type="float" office:value="7.04539151325749" calcext:value-type="float">
            <text:p>7,0453915133</text:p>
          </table:table-cell>
          <table:table-cell table:number-columns-repeated="100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formula="of:=AVERAGE([$'Decile ratio'.C85:.C88])" office:value-type="string" office:string-value="" calcext:value-type="error">
            <text:p>#DIV/0!</text:p>
          </table:table-cell>
          <table:table-cell table:formula="of:=AVERAGE([$'Decile ratio'.D85:.D88])" office:value-type="string" office:string-value="" calcext:value-type="error">
            <text:p>#DIV/0!</text:p>
          </table:table-cell>
          <table:table-cell table:formula="of:=AVERAGE([$'Decile ratio'.E85:.E88])" office:value-type="string" office:string-value="" calcext:value-type="error">
            <text:p>#DIV/0!</text:p>
          </table:table-cell>
          <table:table-cell table:formula="of:=AVERAGE([$'Decile ratio'.B85:.B88])" office:value-type="string" office:string-value="" calcext:value-type="error">
            <text:p>#DIV/0!</text:p>
          </table:table-cell>
          <table:table-cell table:style-name="ce2" table:formula="of:=[.F24]+1" office:value-type="float" office:value="2035" calcext:value-type="float">
            <text:p>2035</text:p>
          </table:table-cell>
          <table:table-cell table:style-name="ce2" table:formula="of:=AVERAGE([$'Decile ratio'.I85:.I88])" office:value-type="float" office:value="9.36240410338254" calcext:value-type="float">
            <text:p>9,3624041034</text:p>
          </table:table-cell>
          <table:table-cell table:style-name="ce2" table:formula="of:=AVERAGE([$'Decile ratio'.J85:.J88])" office:value-type="float" office:value="6.21572828478164" calcext:value-type="float">
            <text:p>6,2157282848</text:p>
          </table:table-cell>
          <table:table-cell table:style-name="ce2" table:formula="of:=AVERAGE([$'Decile ratio'.K85:.K88])" office:value-type="float" office:value="8.92427365200939" calcext:value-type="float">
            <text:p>8,924273652</text:p>
          </table:table-cell>
          <table:table-cell table:style-name="ce2" table:formula="of:=AVERAGE([$'Decile ratio'.H85:.H88])" office:value-type="float" office:value="6.11418258416799" calcext:value-type="float">
            <text:p>6,1141825842</text:p>
          </table:table-cell>
          <table:table-cell table:style-name="ce2" table:formula="of:=[.K24]+1" office:value-type="float" office:value="2035" calcext:value-type="float">
            <text:p>2035</text:p>
          </table:table-cell>
          <table:table-cell table:style-name="ce2" table:formula="of:=AVERAGE([$'Decile ratio'.O85:.O88])" office:value-type="float" office:value="8.9486203147438" calcext:value-type="float">
            <text:p>8,9486203147</text:p>
          </table:table-cell>
          <table:table-cell table:style-name="ce2" table:formula="of:=AVERAGE([$'Decile ratio'.P85:.P88])" office:value-type="float" office:value="6.97905622995467" calcext:value-type="float">
            <text:p>6,97905623</text:p>
          </table:table-cell>
          <table:table-cell table:style-name="ce2" table:formula="of:=AVERAGE([$'Decile ratio'.Q85:.Q88])" office:value-type="float" office:value="9.12375779922379" calcext:value-type="float">
            <text:p>9,1237577992</text:p>
          </table:table-cell>
          <table:table-cell table:style-name="ce2" table:formula="of:=AVERAGE([$'Decile ratio'.N85:.N88])" office:value-type="float" office:value="6.90743197629198" calcext:value-type="float">
            <text:p>6,9074319763</text:p>
          </table:table-cell>
          <table:table-cell table:number-columns-repeated="100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formula="of:=AVERAGE([$'Decile ratio'.C89:.C92])" office:value-type="string" office:string-value="" calcext:value-type="error">
            <text:p>#DIV/0!</text:p>
          </table:table-cell>
          <table:table-cell table:formula="of:=AVERAGE([$'Decile ratio'.D89:.D92])" office:value-type="string" office:string-value="" calcext:value-type="error">
            <text:p>#DIV/0!</text:p>
          </table:table-cell>
          <table:table-cell table:formula="of:=AVERAGE([$'Decile ratio'.E89:.E92])" office:value-type="string" office:string-value="" calcext:value-type="error">
            <text:p>#DIV/0!</text:p>
          </table:table-cell>
          <table:table-cell table:formula="of:=AVERAGE([$'Decile ratio'.B89:.B92])" office:value-type="string" office:string-value="" calcext:value-type="error">
            <text:p>#DIV/0!</text:p>
          </table:table-cell>
          <table:table-cell table:style-name="ce2" table:formula="of:=[.F25]+1" office:value-type="float" office:value="2036" calcext:value-type="float">
            <text:p>2036</text:p>
          </table:table-cell>
          <table:table-cell table:style-name="ce2" table:formula="of:=AVERAGE([$'Decile ratio'.I89:.I92])" office:value-type="float" office:value="8.73125329319824" calcext:value-type="float">
            <text:p>8,7312532932</text:p>
          </table:table-cell>
          <table:table-cell table:style-name="ce2" table:formula="of:=AVERAGE([$'Decile ratio'.J89:.J92])" office:value-type="float" office:value="6.06928521861427" calcext:value-type="float">
            <text:p>6,0692852186</text:p>
          </table:table-cell>
          <table:table-cell table:style-name="ce2" table:formula="of:=AVERAGE([$'Decile ratio'.K89:.K92])" office:value-type="float" office:value="8.66973466840475" calcext:value-type="float">
            <text:p>8,6697346684</text:p>
          </table:table-cell>
          <table:table-cell table:style-name="ce2" table:formula="of:=AVERAGE([$'Decile ratio'.H89:.H92])" office:value-type="float" office:value="5.98801179591687" calcext:value-type="float">
            <text:p>5,9880117959</text:p>
          </table:table-cell>
          <table:table-cell table:style-name="ce2" table:formula="of:=[.K25]+1" office:value-type="float" office:value="2036" calcext:value-type="float">
            <text:p>2036</text:p>
          </table:table-cell>
          <table:table-cell table:style-name="ce2" table:formula="of:=AVERAGE([$'Decile ratio'.O89:.O92])" office:value-type="float" office:value="9.88502671952297" calcext:value-type="float">
            <text:p>9,8850267195</text:p>
          </table:table-cell>
          <table:table-cell table:style-name="ce2" table:formula="of:=AVERAGE([$'Decile ratio'.P89:.P92])" office:value-type="float" office:value="7.14281724339069" calcext:value-type="float">
            <text:p>7,1428172434</text:p>
          </table:table-cell>
          <table:table-cell table:style-name="ce2" table:formula="of:=AVERAGE([$'Decile ratio'.Q89:.Q92])" office:value-type="float" office:value="10.0480890207365" calcext:value-type="float">
            <text:p>10,0480890207</text:p>
          </table:table-cell>
          <table:table-cell table:style-name="ce2" table:formula="of:=AVERAGE([$'Decile ratio'.N89:.N92])" office:value-type="float" office:value="7.0925500503295" calcext:value-type="float">
            <text:p>7,0925500503</text:p>
          </table:table-cell>
          <table:table-cell table:number-columns-repeated="100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formula="of:=AVERAGE([$'Decile ratio'.C93:.C96])" office:value-type="string" office:string-value="" calcext:value-type="error">
            <text:p>#DIV/0!</text:p>
          </table:table-cell>
          <table:table-cell table:formula="of:=AVERAGE([$'Decile ratio'.D93:.D96])" office:value-type="string" office:string-value="" calcext:value-type="error">
            <text:p>#DIV/0!</text:p>
          </table:table-cell>
          <table:table-cell table:formula="of:=AVERAGE([$'Decile ratio'.E93:.E96])" office:value-type="string" office:string-value="" calcext:value-type="error">
            <text:p>#DIV/0!</text:p>
          </table:table-cell>
          <table:table-cell table:formula="of:=AVERAGE([$'Decile ratio'.B93:.B96])" office:value-type="string" office:string-value="" calcext:value-type="error">
            <text:p>#DIV/0!</text:p>
          </table:table-cell>
          <table:table-cell table:style-name="ce2" table:formula="of:=[.F26]+1" office:value-type="float" office:value="2037" calcext:value-type="float">
            <text:p>2037</text:p>
          </table:table-cell>
          <table:table-cell table:style-name="ce2" table:formula="of:=AVERAGE([$'Decile ratio'.I93:.I96])" office:value-type="float" office:value="9.52999909435674" calcext:value-type="float">
            <text:p>9,5299990944</text:p>
          </table:table-cell>
          <table:table-cell table:style-name="ce2" table:formula="of:=AVERAGE([$'Decile ratio'.J93:.J96])" office:value-type="float" office:value="6.42848217733267" calcext:value-type="float">
            <text:p>6,4284821773</text:p>
          </table:table-cell>
          <table:table-cell table:style-name="ce2" table:formula="of:=AVERAGE([$'Decile ratio'.K93:.K96])" office:value-type="float" office:value="9.15209126335902" calcext:value-type="float">
            <text:p>9,1520912634</text:p>
          </table:table-cell>
          <table:table-cell table:style-name="ce2" table:formula="of:=AVERAGE([$'Decile ratio'.H93:.H96])" office:value-type="float" office:value="6.38265281535951" calcext:value-type="float">
            <text:p>6,3826528154</text:p>
          </table:table-cell>
          <table:table-cell table:style-name="ce2" table:formula="of:=[.K26]+1" office:value-type="float" office:value="2037" calcext:value-type="float">
            <text:p>2037</text:p>
          </table:table-cell>
          <table:table-cell table:style-name="ce2" table:formula="of:=AVERAGE([$'Decile ratio'.O93:.O96])" office:value-type="float" office:value="9.02567568719385" calcext:value-type="float">
            <text:p>9,0256756872</text:p>
          </table:table-cell>
          <table:table-cell table:style-name="ce2" table:formula="of:=AVERAGE([$'Decile ratio'.P93:.P96])" office:value-type="float" office:value="6.84534522233464" calcext:value-type="float">
            <text:p>6,8453452223</text:p>
          </table:table-cell>
          <table:table-cell table:style-name="ce2" table:formula="of:=AVERAGE([$'Decile ratio'.Q93:.Q96])" office:value-type="float" office:value="8.91654328572598" calcext:value-type="float">
            <text:p>8,9165432857</text:p>
          </table:table-cell>
          <table:table-cell table:style-name="ce2" table:formula="of:=AVERAGE([$'Decile ratio'.N93:.N96])" office:value-type="float" office:value="6.72610022606263" calcext:value-type="float">
            <text:p>6,7261002261</text:p>
          </table:table-cell>
          <table:table-cell table:number-columns-repeated="100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formula="of:=AVERAGE([$'Decile ratio'.C97:.C100])" office:value-type="string" office:string-value="" calcext:value-type="error">
            <text:p>#DIV/0!</text:p>
          </table:table-cell>
          <table:table-cell table:formula="of:=AVERAGE([$'Decile ratio'.D97:.D100])" office:value-type="string" office:string-value="" calcext:value-type="error">
            <text:p>#DIV/0!</text:p>
          </table:table-cell>
          <table:table-cell table:formula="of:=AVERAGE([$'Decile ratio'.E97:.E100])" office:value-type="string" office:string-value="" calcext:value-type="error">
            <text:p>#DIV/0!</text:p>
          </table:table-cell>
          <table:table-cell table:formula="of:=AVERAGE([$'Decile ratio'.B97:.B100])" office:value-type="string" office:string-value="" calcext:value-type="error">
            <text:p>#DIV/0!</text:p>
          </table:table-cell>
          <table:table-cell table:style-name="ce2" table:formula="of:=[.F27]+1" office:value-type="float" office:value="2038" calcext:value-type="float">
            <text:p>2038</text:p>
          </table:table-cell>
          <table:table-cell table:style-name="ce2" table:formula="of:=AVERAGE([$'Decile ratio'.I97:.I100])" office:value-type="float" office:value="9.88534825034957" calcext:value-type="float">
            <text:p>9,8853482503</text:p>
          </table:table-cell>
          <table:table-cell table:style-name="ce2" table:formula="of:=AVERAGE([$'Decile ratio'.J97:.J100])" office:value-type="float" office:value="6.56604365975731" calcext:value-type="float">
            <text:p>6,5660436598</text:p>
          </table:table-cell>
          <table:table-cell table:style-name="ce2" table:formula="of:=AVERAGE([$'Decile ratio'.K97:.K100])" office:value-type="float" office:value="9.34626065122487" calcext:value-type="float">
            <text:p>9,3462606512</text:p>
          </table:table-cell>
          <table:table-cell table:style-name="ce2" table:formula="of:=AVERAGE([$'Decile ratio'.H97:.H100])" office:value-type="float" office:value="6.50082403435111" calcext:value-type="float">
            <text:p>6,5008240344</text:p>
          </table:table-cell>
          <table:table-cell table:style-name="ce2" table:formula="of:=[.K27]+1" office:value-type="float" office:value="2038" calcext:value-type="float">
            <text:p>2038</text:p>
          </table:table-cell>
          <table:table-cell table:style-name="ce2" table:formula="of:=AVERAGE([$'Decile ratio'.O97:.O100])" office:value-type="float" office:value="9.10582592224301" calcext:value-type="float">
            <text:p>9,1058259222</text:p>
          </table:table-cell>
          <table:table-cell table:style-name="ce2" table:formula="of:=AVERAGE([$'Decile ratio'.P97:.P100])" office:value-type="float" office:value="6.82610540526945" calcext:value-type="float">
            <text:p>6,8261054053</text:p>
          </table:table-cell>
          <table:table-cell table:style-name="ce2" table:formula="of:=AVERAGE([$'Decile ratio'.Q97:.Q100])" office:value-type="float" office:value="9.13699555477618" calcext:value-type="float">
            <text:p>9,1369955548</text:p>
          </table:table-cell>
          <table:table-cell table:style-name="ce2" table:formula="of:=AVERAGE([$'Decile ratio'.N97:.N100])" office:value-type="float" office:value="6.79756954604137" calcext:value-type="float">
            <text:p>6,797569546</text:p>
          </table:table-cell>
          <table:table-cell table:number-columns-repeated="100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formula="of:=AVERAGE([$'Decile ratio'.C101:.C104])" office:value-type="string" office:string-value="" calcext:value-type="error">
            <text:p>#DIV/0!</text:p>
          </table:table-cell>
          <table:table-cell table:formula="of:=AVERAGE([$'Decile ratio'.D101:.D104])" office:value-type="string" office:string-value="" calcext:value-type="error">
            <text:p>#DIV/0!</text:p>
          </table:table-cell>
          <table:table-cell table:formula="of:=AVERAGE([$'Decile ratio'.E101:.E104])" office:value-type="string" office:string-value="" calcext:value-type="error">
            <text:p>#DIV/0!</text:p>
          </table:table-cell>
          <table:table-cell table:formula="of:=AVERAGE([$'Decile ratio'.B101:.B104])" office:value-type="string" office:string-value="" calcext:value-type="error">
            <text:p>#DIV/0!</text:p>
          </table:table-cell>
          <table:table-cell table:style-name="ce2" table:formula="of:=[.F28]+1" office:value-type="float" office:value="2039" calcext:value-type="float">
            <text:p>2039</text:p>
          </table:table-cell>
          <table:table-cell table:style-name="ce2" table:formula="of:=AVERAGE([$'Decile ratio'.I101:.I104])" office:value-type="float" office:value="9.82101198897407" calcext:value-type="float">
            <text:p>9,821011989</text:p>
          </table:table-cell>
          <table:table-cell table:style-name="ce2" table:formula="of:=AVERAGE([$'Decile ratio'.J101:.J104])" office:value-type="float" office:value="6.46585236582302" calcext:value-type="float">
            <text:p>6,4658523658</text:p>
          </table:table-cell>
          <table:table-cell table:style-name="ce2" table:formula="of:=AVERAGE([$'Decile ratio'.K101:.K104])" office:value-type="float" office:value="9.64065926361434" calcext:value-type="float">
            <text:p>9,6406592636</text:p>
          </table:table-cell>
          <table:table-cell table:style-name="ce2" table:formula="of:=AVERAGE([$'Decile ratio'.H101:.H104])" office:value-type="float" office:value="6.44780238026576" calcext:value-type="float">
            <text:p>6,4478023803</text:p>
          </table:table-cell>
          <table:table-cell table:style-name="ce2" table:formula="of:=[.K28]+1" office:value-type="float" office:value="2039" calcext:value-type="float">
            <text:p>2039</text:p>
          </table:table-cell>
          <table:table-cell table:style-name="ce2" table:formula="of:=AVERAGE([$'Decile ratio'.O101:.O104])" office:value-type="float" office:value="8.93120451973192" calcext:value-type="float">
            <text:p>8,9312045197</text:p>
          </table:table-cell>
          <table:table-cell table:style-name="ce2" table:formula="of:=AVERAGE([$'Decile ratio'.P101:.P104])" office:value-type="float" office:value="6.75436040640297" calcext:value-type="float">
            <text:p>6,7543604064</text:p>
          </table:table-cell>
          <table:table-cell table:style-name="ce2" table:formula="of:=AVERAGE([$'Decile ratio'.Q101:.Q104])" office:value-type="float" office:value="8.98900141950141" calcext:value-type="float">
            <text:p>8,9890014195</text:p>
          </table:table-cell>
          <table:table-cell table:style-name="ce2" table:formula="of:=AVERAGE([$'Decile ratio'.N101:.N104])" office:value-type="float" office:value="6.73106382888413" calcext:value-type="float">
            <text:p>6,7310638289</text:p>
          </table:table-cell>
          <table:table-cell table:number-columns-repeated="100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formula="of:=AVERAGE([$'Decile ratio'.C105:.C108])" office:value-type="string" office:string-value="" calcext:value-type="error">
            <text:p>#DIV/0!</text:p>
          </table:table-cell>
          <table:table-cell table:formula="of:=AVERAGE([$'Decile ratio'.D105:.D108])" office:value-type="string" office:string-value="" calcext:value-type="error">
            <text:p>#DIV/0!</text:p>
          </table:table-cell>
          <table:table-cell table:formula="of:=AVERAGE([$'Decile ratio'.E105:.E108])" office:value-type="string" office:string-value="" calcext:value-type="error">
            <text:p>#DIV/0!</text:p>
          </table:table-cell>
          <table:table-cell table:formula="of:=AVERAGE([$'Decile ratio'.B105:.B108])" office:value-type="string" office:string-value="" calcext:value-type="error">
            <text:p>#DIV/0!</text:p>
          </table:table-cell>
          <table:table-cell table:style-name="ce2" table:formula="of:=[.F29]+1" office:value-type="float" office:value="2040" calcext:value-type="float">
            <text:p>2040</text:p>
          </table:table-cell>
          <table:table-cell table:style-name="ce2" table:formula="of:=AVERAGE([$'Decile ratio'.I105:.I108])" office:value-type="float" office:value="9.05828481099402" calcext:value-type="float">
            <text:p>9,058284811</text:p>
          </table:table-cell>
          <table:table-cell table:style-name="ce2" table:formula="of:=AVERAGE([$'Decile ratio'.J105:.J108])" office:value-type="float" office:value="6.02068003201272" calcext:value-type="float">
            <text:p>6,020680032</text:p>
          </table:table-cell>
          <table:table-cell table:style-name="ce2" table:formula="of:=AVERAGE([$'Decile ratio'.K105:.K108])" office:value-type="float" office:value="8.898579531108" calcext:value-type="float">
            <text:p>8,8985795311</text:p>
          </table:table-cell>
          <table:table-cell table:style-name="ce2" table:formula="of:=AVERAGE([$'Decile ratio'.H105:.H108])" office:value-type="float" office:value="5.88447163417044" calcext:value-type="float">
            <text:p>5,8844716342</text:p>
          </table:table-cell>
          <table:table-cell table:style-name="ce2" table:formula="of:=[.K29]+1" office:value-type="float" office:value="2040" calcext:value-type="float">
            <text:p>2040</text:p>
          </table:table-cell>
          <table:table-cell table:style-name="ce2" table:formula="of:=AVERAGE([$'Decile ratio'.O105:.O108])" office:value-type="float" office:value="8.17484429573969" calcext:value-type="float">
            <text:p>8,1748442957</text:p>
          </table:table-cell>
          <table:table-cell table:style-name="ce2" table:formula="of:=AVERAGE([$'Decile ratio'.P105:.P108])" office:value-type="float" office:value="6.27508563409579" calcext:value-type="float">
            <text:p>6,2750856341</text:p>
          </table:table-cell>
          <table:table-cell table:style-name="ce2" table:formula="of:=AVERAGE([$'Decile ratio'.Q105:.Q108])" office:value-type="float" office:value="8.16657949898609" calcext:value-type="float">
            <text:p>8,166579499</text:p>
          </table:table-cell>
          <table:table-cell table:style-name="ce2" table:formula="of:=AVERAGE([$'Decile ratio'.N105:.N108])" office:value-type="float" office:value="6.27338685508014" calcext:value-type="float">
            <text:p>6,273386855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'Decile ratio yearly'.F66" table:end-x="12.36mm" table:end-y="3.6mm" draw:z-index="0" draw:name="Chart 5" draw:style-name="gr1" draw:text-style-name="P1" svg:width="237.69mm" svg:height="179.14mm" svg:x="7.51mm" svg:y="4.4mm">
              <draw:object draw:notify-on-update-of-ranges="'Decile ratio yearly'.B3:'Decile ratio yearly'.B3 'Decile ratio yearly'.B4:'Decile ratio yearly'.B30 'Decile ratio yearly'.A4:'Decile ratio yearly'.A30 'Decile ratio yearly'.C3:'Decile ratio yearly'.C3 'Decile ratio yearly'.C4:'Decile ratio yearly'.C30 'Decile ratio yearly'.A4:'Decile ratio yearly'.A30 'Decile ratio yearly'.D3:'Decile ratio yearly'.D3 'Decile ratio yearly'.D4:'Decile ratio yearly'.D30 'Decile ratio yearly'.A4:'Decile ratio yearly'.A30 'Decile ratio yearly'.E3:'Decile ratio yearly'.E3 'Decile ratio yearly'.E4:'Decile ratio yearly'.E30 'Decile ratio yearly'.A4:'Decile ratio yearly'.A3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number-columns-repeated="6"/>
          <table:table-cell>
            <draw:frame table:end-cell-address="'Decile ratio yearly'.P67" table:end-x="10.24mm" table:end-y="1.83mm" draw:z-index="1" draw:name="Chart 6" draw:style-name="gr1" draw:text-style-name="P1" svg:width="198.12mm" svg:height="181.66mm" svg:x="9.45mm" svg:y="0.1mm">
              <draw:object draw:notify-on-update-of-ranges="'Decile ratio yearly'.G3:'Decile ratio yearly'.G3 'Decile ratio yearly'.G4:'Decile ratio yearly'.G30 'Decile ratio yearly'.F4:'Decile ratio yearly'.F30 'Decile ratio yearly'.H3:'Decile ratio yearly'.H3 'Decile ratio yearly'.H4:'Decile ratio yearly'.H30 'Decile ratio yearly'.F4:'Decile ratio yearly'.F30 'Decile ratio yearly'.I3:'Decile ratio yearly'.I3 'Decile ratio yearly'.I4:'Decile ratio yearly'.I30 'Decile ratio yearly'.F4:'Decile ratio yearly'.F30 'Decile ratio yearly'.J3:'Decile ratio yearly'.J3 'Decile ratio yearly'.J4:'Decile ratio yearly'.J30 'Decile ratio yearly'.F4:'Decile ratio yearly'.F3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table:end-cell-address="'Decile ratio yearly'.Y67" table:end-x="15.71mm" table:end-y="3.6mm" draw:z-index="2" draw:name="Chart 4" draw:style-name="gr1" draw:text-style-name="P1" svg:width="198.19mm" svg:height="181.66mm" svg:x="14.86mm" svg:y="1.87mm">
              <draw:object draw:notify-on-update-of-ranges="'Decile ratio yearly'.L3:'Decile ratio yearly'.L3 'Decile ratio yearly'.L4:'Decile ratio yearly'.L30 'Decile ratio yearly'.K4:'Decile ratio yearly'.K30 'Decile ratio yearly'.M3:'Decile ratio yearly'.M3 'Decile ratio yearly'.M4:'Decile ratio yearly'.M30 'Decile ratio yearly'.K4:'Decile ratio yearly'.K30 'Decile ratio yearly'.N3:'Decile ratio yearly'.N3 'Decile ratio yearly'.N4:'Decile ratio yearly'.N30 'Decile ratio yearly'.K4:'Decile ratio yearly'.K30 'Decile ratio yearly'.O3:'Decile ratio yearly'.O3 'Decile ratio yearly'.O4:'Decile ratio yearly'.O30 'Decile ratio yearly'.K4:'Decile ratio yearly'.K3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p 10% share" table:style-name="ta5">
        <table:table-column table:style-name="co1" table:number-columns-repeated="7" table:default-cell-style-name="Default"/>
        <table:table-column table:style-name="co7" table:default-cell-style-name="ce2"/>
        <table:table-column table:style-name="co1" table:number-columns-repeated="5" table:default-cell-style-name="Default"/>
        <table:table-column table:style-name="co7" table:default-cell-style-name="ce2"/>
        <table:table-column table:style-name="co1" table:number-columns-repeated="1010" table:default-cell-style-name="Default"/>
        <table:table-row table:style-name="ro1" table:number-rows-repeated="2"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HIGH</text:p>
          </table:table-cell>
          <table:covered-table-cell table:number-columns-repeated="3" table:style-name="ce4"/>
          <table:table-cell table:style-name="ce7" table:number-columns-repeated="2"/>
          <table:table-cell table:style-name="ce4" office:value-type="string" calcext:value-type="string" table:number-columns-spanned="4" table:number-rows-spanned="1">
            <text:p>CENTRAL</text:p>
          </table:table-cell>
          <table:covered-table-cell table:number-columns-repeated="3" table:style-name="ce4"/>
          <table:table-cell table:style-name="ce7" table:number-columns-repeated="2"/>
          <table:table-cell table:style-name="ce4" office:value-type="string" calcext:value-type="string" table:number-columns-spanned="4" table:number-rows-spanned="1">
            <text:p>LOW</text:p>
          </table:table-cell>
          <table:covered-table-cell table:number-columns-repeated="3" table:style-name="ce4"/>
          <table:table-cell table:number-columns-repeated="1006"/>
        </table:table-row>
        <table:table-row table:style-name="ro6"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Top 10%, share of all income</text:p>
          </table:table-cell>
          <table:table-cell table:style-name="ce1" office:value-type="string" calcext:value-type="string">
            <text:p>Top 10%, share of labour income</text:p>
          </table:table-cell>
          <table:table-cell table:style-name="ce1" office:value-type="string" calcext:value-type="string">
            <text:p>Top 10%, share of labour and pension income</text:p>
          </table:table-cell>
          <table:table-cell table:style-name="ce1" office:value-type="string" calcext:value-type="string">
            <text:p>Top 10%, share of labour and familiy benefits income</text:p>
          </table:table-cell>
          <table:table-cell/>
          <table:table-cell table:style-name="ce1"/>
          <table:table-cell table:style-name="ce1" office:value-type="string" calcext:value-type="string">
            <text:p>Top 10%, share of all income</text:p>
          </table:table-cell>
          <table:table-cell table:style-name="ce1" office:value-type="string" calcext:value-type="string">
            <text:p>Top 10%, share of labour income</text:p>
          </table:table-cell>
          <table:table-cell table:style-name="ce1" office:value-type="string" calcext:value-type="string">
            <text:p>Top 10%, share of labour and pension income</text:p>
          </table:table-cell>
          <table:table-cell table:style-name="ce1" office:value-type="string" calcext:value-type="string">
            <text:p>Top 10%, share of labour and familiy benefits income</text:p>
          </table:table-cell>
          <table:table-cell table:number-columns-repeated="2"/>
          <table:table-cell table:style-name="ce1" office:value-type="string" calcext:value-type="string">
            <text:p>Top 10%, share of all income</text:p>
          </table:table-cell>
          <table:table-cell table:style-name="ce1" office:value-type="string" calcext:value-type="string">
            <text:p>Top 10%, share of labour income</text:p>
          </table:table-cell>
          <table:table-cell table:style-name="ce1" office:value-type="string" calcext:value-type="string">
            <text:p>Top 10%, share of labour and pension income</text:p>
          </table:table-cell>
          <table:table-cell table:style-name="ce1" office:value-type="string" calcext:value-type="string">
            <text:p>Top 10%, share of labour and familiy benefits income</text:p>
          </table:table-cell>
          <table:table-cell table:number-columns-repeated="100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3" office:value-type="float" office:value="0.2094788447" calcext:value-type="float">
            <text:p>0,2094788447</text:p>
          </table:table-cell>
          <table:table-cell table:style-name="ce3" office:value-type="float" office:value="0.2221858942" calcext:value-type="float">
            <text:p>0,2221858942</text:p>
          </table:table-cell>
          <table:table-cell table:style-name="ce3" office:value-type="float" office:value="0.2171430626" calcext:value-type="float">
            <text:p>0,2171430626</text:p>
          </table:table-cell>
          <table:table-cell table:style-name="ce3" office:value-type="float" office:value="0.2200597317" calcext:value-type="float">
            <text:p>0,2200597317</text:p>
          </table:table-cell>
          <table:table-cell/>
          <table:table-cell table:style-name="ce1"/>
          <table:table-cell table:style-name="ce1" table:formula="of:=[.B5]" office:value-type="float" office:value="0.2094788447" calcext:value-type="float">
            <text:p>0,2094788447</text:p>
          </table:table-cell>
          <table:table-cell table:style-name="ce1" table:formula="of:=[.C5]" office:value-type="float" office:value="0.2221858942" calcext:value-type="float">
            <text:p>0,2221858942</text:p>
          </table:table-cell>
          <table:table-cell table:style-name="ce1" table:formula="of:=[.D5]" office:value-type="float" office:value="0.2171430626" calcext:value-type="float">
            <text:p>0,2171430626</text:p>
          </table:table-cell>
          <table:table-cell table:style-name="ce1" table:formula="of:=[.E5]" office:value-type="float" office:value="0.2200597317" calcext:value-type="float">
            <text:p>0,2200597317</text:p>
          </table:table-cell>
          <table:table-cell table:number-columns-repeated="2"/>
          <table:table-cell table:style-name="ce1" table:formula="of:=[.B5]" office:value-type="float" office:value="0.2094788447" calcext:value-type="float">
            <text:p>0,2094788447</text:p>
          </table:table-cell>
          <table:table-cell table:style-name="ce1" table:formula="of:=[.C5]" office:value-type="float" office:value="0.2221858942" calcext:value-type="float">
            <text:p>0,2221858942</text:p>
          </table:table-cell>
          <table:table-cell table:style-name="ce1" table:formula="of:=[.D5]" office:value-type="float" office:value="0.2171430626" calcext:value-type="float">
            <text:p>0,2171430626</text:p>
          </table:table-cell>
          <table:table-cell table:style-name="ce1" table:formula="of:=[.E5]" office:value-type="float" office:value="0.2200597317" calcext:value-type="float">
            <text:p>0,2200597317</text:p>
          </table:table-cell>
          <table:table-cell table:number-columns-repeated="1007"/>
        </table:table-row>
        <table:table-row table:style-name="ro1">
          <table:table-cell table:style-name="ce3" table:formula="of:=[.A5]+1" office:value-type="float" office:value="49" calcext:value-type="float">
            <text:p>49</text:p>
          </table:table-cell>
          <table:table-cell table:style-name="ce3" table:formula="of:=[$Redistribution_high.J2]" office:value-type="float" office:value="0.229886950479951" calcext:value-type="float">
            <text:p>0,2298869505</text:p>
          </table:table-cell>
          <table:table-cell table:style-name="ce3" table:formula="of:=[$Redistribution_high.K2]" office:value-type="float" office:value="0.260532889905575" calcext:value-type="float">
            <text:p>0,2605328899</text:p>
          </table:table-cell>
          <table:table-cell table:style-name="ce3" table:formula="of:=[$Redistribution_high.L2]" office:value-type="float" office:value="0.238964160144433" calcext:value-type="float">
            <text:p>0,2389641601</text:p>
          </table:table-cell>
          <table:table-cell table:style-name="ce3" table:formula="of:=[$Redistribution_high.M2]" office:value-type="float" office:value="0.24755411999774" calcext:value-type="float">
            <text:p>0,24755412</text:p>
          </table:table-cell>
          <table:table-cell/>
          <table:table-cell table:style-name="ce3"/>
          <table:table-cell table:style-name="ce3" table:formula="of:=[$Redistribution_central.J2]" office:value-type="float" office:value="0.229886950479951" calcext:value-type="float">
            <text:p>0,2298869505</text:p>
          </table:table-cell>
          <table:table-cell table:style-name="ce3" table:formula="of:=[$Redistribution_central.K2]" office:value-type="float" office:value="0.260532889905575" calcext:value-type="float">
            <text:p>0,2605328899</text:p>
          </table:table-cell>
          <table:table-cell table:style-name="ce3" table:formula="of:=[$Redistribution_central.L2]" office:value-type="float" office:value="0.238964160144433" calcext:value-type="float">
            <text:p>0,2389641601</text:p>
          </table:table-cell>
          <table:table-cell table:style-name="ce3" table:formula="of:=[$Redistribution_central.M2]" office:value-type="float" office:value="0.24755411999774" calcext:value-type="float">
            <text:p>0,24755412</text:p>
          </table:table-cell>
          <table:table-cell table:number-columns-repeated="2"/>
          <table:table-cell table:style-name="ce3" table:formula="of:=[$redistribution_low.J2]" office:value-type="float" office:value="0.229886950479951" calcext:value-type="float">
            <text:p>0,2298869505</text:p>
          </table:table-cell>
          <table:table-cell table:style-name="ce3" table:formula="of:=[$redistribution_low.K2]" office:value-type="float" office:value="0.260532889905575" calcext:value-type="float">
            <text:p>0,2605328899</text:p>
          </table:table-cell>
          <table:table-cell table:style-name="ce3" table:formula="of:=[$redistribution_low.L2]" office:value-type="float" office:value="0.238964160144433" calcext:value-type="float">
            <text:p>0,2389641601</text:p>
          </table:table-cell>
          <table:table-cell table:style-name="ce3" table:formula="of:=[$redistribution_low.M2]" office:value-type="float" office:value="0.24755411999774" calcext:value-type="float">
            <text:p>0,24755412</text:p>
          </table:table-cell>
          <table:table-cell table:number-columns-repeated="1007"/>
        </table:table-row>
        <table:table-row table:style-name="ro1">
          <table:table-cell table:style-name="ce3" table:formula="of:=[.A6]+1" office:value-type="float" office:value="50" calcext:value-type="float">
            <text:p>50</text:p>
          </table:table-cell>
          <table:table-cell table:style-name="ce3" table:formula="of:=[$Redistribution_high.J3]" office:value-type="float" office:value="0.22966609522748" calcext:value-type="float">
            <text:p>0,2296660952</text:p>
          </table:table-cell>
          <table:table-cell table:style-name="ce3" table:formula="of:=[$Redistribution_high.K3]" office:value-type="float" office:value="0.252561243120454" calcext:value-type="float">
            <text:p>0,2525612431</text:p>
          </table:table-cell>
          <table:table-cell table:style-name="ce3" table:formula="of:=[$Redistribution_high.L3]" office:value-type="float" office:value="0.236342825717694" calcext:value-type="float">
            <text:p>0,2363428257</text:p>
          </table:table-cell>
          <table:table-cell table:style-name="ce3" table:formula="of:=[$Redistribution_high.M3]" office:value-type="float" office:value="0.243010199235155" calcext:value-type="float">
            <text:p>0,2430101992</text:p>
          </table:table-cell>
          <table:table-cell/>
          <table:table-cell table:style-name="ce3"/>
          <table:table-cell table:style-name="ce3" table:formula="of:=[$Redistribution_central.J3]" office:value-type="float" office:value="0.22966609522748" calcext:value-type="float">
            <text:p>0,2296660952</text:p>
          </table:table-cell>
          <table:table-cell table:style-name="ce3" table:formula="of:=[$Redistribution_central.K3]" office:value-type="float" office:value="0.252561243120454" calcext:value-type="float">
            <text:p>0,2525612431</text:p>
          </table:table-cell>
          <table:table-cell table:style-name="ce3" table:formula="of:=[$Redistribution_central.L3]" office:value-type="float" office:value="0.236342825717694" calcext:value-type="float">
            <text:p>0,2363428257</text:p>
          </table:table-cell>
          <table:table-cell table:style-name="ce3" table:formula="of:=[$Redistribution_central.M3]" office:value-type="float" office:value="0.243010199235155" calcext:value-type="float">
            <text:p>0,2430101992</text:p>
          </table:table-cell>
          <table:table-cell table:number-columns-repeated="2"/>
          <table:table-cell table:style-name="ce3" table:formula="of:=[$redistribution_low.J3]" office:value-type="float" office:value="0.22966609522748" calcext:value-type="float">
            <text:p>0,2296660952</text:p>
          </table:table-cell>
          <table:table-cell table:style-name="ce3" table:formula="of:=[$redistribution_low.K3]" office:value-type="float" office:value="0.252561243120454" calcext:value-type="float">
            <text:p>0,2525612431</text:p>
          </table:table-cell>
          <table:table-cell table:style-name="ce3" table:formula="of:=[$redistribution_low.L3]" office:value-type="float" office:value="0.236342825717694" calcext:value-type="float">
            <text:p>0,2363428257</text:p>
          </table:table-cell>
          <table:table-cell table:style-name="ce3" table:formula="of:=[$redistribution_low.M3]" office:value-type="float" office:value="0.243010199235155" calcext:value-type="float">
            <text:p>0,2430101992</text:p>
          </table:table-cell>
          <table:table-cell table:number-columns-repeated="1007"/>
        </table:table-row>
        <table:table-row table:style-name="ro1">
          <table:table-cell table:style-name="ce3" table:formula="of:=[.A7]+1" office:value-type="float" office:value="51" calcext:value-type="float">
            <text:p>51</text:p>
          </table:table-cell>
          <table:table-cell table:style-name="ce3" table:formula="of:=[$Redistribution_high.J4]" office:value-type="float" office:value="0.231206906128275" calcext:value-type="float">
            <text:p>0,2312069061</text:p>
          </table:table-cell>
          <table:table-cell table:style-name="ce3" table:formula="of:=[$Redistribution_high.K4]" office:value-type="float" office:value="0.255221729600004" calcext:value-type="float">
            <text:p>0,2552217296</text:p>
          </table:table-cell>
          <table:table-cell table:style-name="ce3" table:formula="of:=[$Redistribution_high.L4]" office:value-type="float" office:value="0.239080851156172" calcext:value-type="float">
            <text:p>0,2390808512</text:p>
          </table:table-cell>
          <table:table-cell table:style-name="ce3" table:formula="of:=[$Redistribution_high.M4]" office:value-type="float" office:value="0.244177799878335" calcext:value-type="float">
            <text:p>0,2441777999</text:p>
          </table:table-cell>
          <table:table-cell/>
          <table:table-cell table:style-name="ce3"/>
          <table:table-cell table:style-name="ce3" table:formula="of:=[$Redistribution_central.J4]" office:value-type="float" office:value="0.231206906128275" calcext:value-type="float">
            <text:p>0,2312069061</text:p>
          </table:table-cell>
          <table:table-cell table:style-name="ce3" table:formula="of:=[$Redistribution_central.K4]" office:value-type="float" office:value="0.255221729600004" calcext:value-type="float">
            <text:p>0,2552217296</text:p>
          </table:table-cell>
          <table:table-cell table:style-name="ce3" table:formula="of:=[$Redistribution_central.L4]" office:value-type="float" office:value="0.239080851156172" calcext:value-type="float">
            <text:p>0,2390808512</text:p>
          </table:table-cell>
          <table:table-cell table:style-name="ce3" table:formula="of:=[$Redistribution_central.M4]" office:value-type="float" office:value="0.244177799878335" calcext:value-type="float">
            <text:p>0,2441777999</text:p>
          </table:table-cell>
          <table:table-cell table:number-columns-repeated="2"/>
          <table:table-cell table:style-name="ce3" table:formula="of:=[$redistribution_low.J4]" office:value-type="float" office:value="0.231206906128275" calcext:value-type="float">
            <text:p>0,2312069061</text:p>
          </table:table-cell>
          <table:table-cell table:style-name="ce3" table:formula="of:=[$redistribution_low.K4]" office:value-type="float" office:value="0.255221729600004" calcext:value-type="float">
            <text:p>0,2552217296</text:p>
          </table:table-cell>
          <table:table-cell table:style-name="ce3" table:formula="of:=[$redistribution_low.L4]" office:value-type="float" office:value="0.239080851156172" calcext:value-type="float">
            <text:p>0,2390808512</text:p>
          </table:table-cell>
          <table:table-cell table:style-name="ce3" table:formula="of:=[$redistribution_low.M4]" office:value-type="float" office:value="0.244177799878335" calcext:value-type="float">
            <text:p>0,2441777999</text:p>
          </table:table-cell>
          <table:table-cell table:number-columns-repeated="1007"/>
        </table:table-row>
        <table:table-row table:style-name="ro1">
          <table:table-cell table:style-name="ce3" table:formula="of:=[.A8]+1" office:value-type="float" office:value="52" calcext:value-type="float">
            <text:p>52</text:p>
          </table:table-cell>
          <table:table-cell table:style-name="ce3" table:formula="of:=[$Redistribution_high.J5]" office:value-type="float" office:value="0.231242661618502" calcext:value-type="float">
            <text:p>0,2312426616</text:p>
          </table:table-cell>
          <table:table-cell table:style-name="ce3" table:formula="of:=[$Redistribution_high.K5]" office:value-type="float" office:value="0.253808374722502" calcext:value-type="float">
            <text:p>0,2538083747</text:p>
          </table:table-cell>
          <table:table-cell table:style-name="ce3" table:formula="of:=[$Redistribution_high.L5]" office:value-type="float" office:value="0.238124621802409" calcext:value-type="float">
            <text:p>0,2381246218</text:p>
          </table:table-cell>
          <table:table-cell table:style-name="ce3" table:formula="of:=[$Redistribution_high.M5]" office:value-type="float" office:value="0.244023657469362" calcext:value-type="float">
            <text:p>0,2440236575</text:p>
          </table:table-cell>
          <table:table-cell/>
          <table:table-cell table:style-name="ce3"/>
          <table:table-cell table:style-name="ce3" table:formula="of:=[$Redistribution_central.J5]" office:value-type="float" office:value="0.231238918610371" calcext:value-type="float">
            <text:p>0,2312389186</text:p>
          </table:table-cell>
          <table:table-cell table:style-name="ce3" table:formula="of:=[$Redistribution_central.K5]" office:value-type="float" office:value="0.253808374722502" calcext:value-type="float">
            <text:p>0,2538083747</text:p>
          </table:table-cell>
          <table:table-cell table:style-name="ce3" table:formula="of:=[$Redistribution_central.L5]" office:value-type="float" office:value="0.238120195920098" calcext:value-type="float">
            <text:p>0,2381201959</text:p>
          </table:table-cell>
          <table:table-cell table:style-name="ce3" table:formula="of:=[$Redistribution_central.M5]" office:value-type="float" office:value="0.244023657469362" calcext:value-type="float">
            <text:p>0,2440236575</text:p>
          </table:table-cell>
          <table:table-cell table:number-columns-repeated="2"/>
          <table:table-cell table:style-name="ce3" table:formula="of:=[$redistribution_low.J5]" office:value-type="float" office:value="0.231242661618502" calcext:value-type="float">
            <text:p>0,2312426616</text:p>
          </table:table-cell>
          <table:table-cell table:style-name="ce3" table:formula="of:=[$redistribution_low.K5]" office:value-type="float" office:value="0.253808374722502" calcext:value-type="float">
            <text:p>0,2538083747</text:p>
          </table:table-cell>
          <table:table-cell table:style-name="ce3" table:formula="of:=[$redistribution_low.L5]" office:value-type="float" office:value="0.238124621802409" calcext:value-type="float">
            <text:p>0,2381246218</text:p>
          </table:table-cell>
          <table:table-cell table:style-name="ce3" table:formula="of:=[$redistribution_low.M5]" office:value-type="float" office:value="0.244023657469362" calcext:value-type="float">
            <text:p>0,2440236575</text:p>
          </table:table-cell>
          <table:table-cell table:number-columns-repeated="1007"/>
        </table:table-row>
        <table:table-row table:style-name="ro1">
          <table:table-cell table:style-name="ce3" table:formula="of:=[.A9]+1" office:value-type="float" office:value="53" calcext:value-type="float">
            <text:p>53</text:p>
          </table:table-cell>
          <table:table-cell table:style-name="ce3" table:formula="of:=[$Redistribution_high.J6]" office:value-type="float" office:value="0.227902261601381" calcext:value-type="float">
            <text:p>0,2279022616</text:p>
          </table:table-cell>
          <table:table-cell table:style-name="ce3" table:formula="of:=[$Redistribution_high.K6]" office:value-type="float" office:value="0.254380507260335" calcext:value-type="float">
            <text:p>0,2543805073</text:p>
          </table:table-cell>
          <table:table-cell table:style-name="ce3" table:formula="of:=[$Redistribution_high.L6]" office:value-type="float" office:value="0.23557228851528" calcext:value-type="float">
            <text:p>0,2355722885</text:p>
          </table:table-cell>
          <table:table-cell table:style-name="ce3" table:formula="of:=[$Redistribution_high.M6]" office:value-type="float" office:value="0.24352156920915" calcext:value-type="float">
            <text:p>0,2435215692</text:p>
          </table:table-cell>
          <table:table-cell/>
          <table:table-cell table:style-name="ce3"/>
          <table:table-cell table:style-name="ce3" table:formula="of:=[$Redistribution_central.J6]" office:value-type="float" office:value="0.227901305192654" calcext:value-type="float">
            <text:p>0,2279013052</text:p>
          </table:table-cell>
          <table:table-cell table:style-name="ce3" table:formula="of:=[$Redistribution_central.K6]" office:value-type="float" office:value="0.254380507260335" calcext:value-type="float">
            <text:p>0,2543805073</text:p>
          </table:table-cell>
          <table:table-cell table:style-name="ce3" table:formula="of:=[$Redistribution_central.L6]" office:value-type="float" office:value="0.235571383495061" calcext:value-type="float">
            <text:p>0,2355713835</text:p>
          </table:table-cell>
          <table:table-cell table:style-name="ce3" table:formula="of:=[$Redistribution_central.M6]" office:value-type="float" office:value="0.24352156920915" calcext:value-type="float">
            <text:p>0,2435215692</text:p>
          </table:table-cell>
          <table:table-cell table:number-columns-repeated="2"/>
          <table:table-cell table:style-name="ce3" table:formula="of:=[$redistribution_low.J6]" office:value-type="float" office:value="0.227902261601381" calcext:value-type="float">
            <text:p>0,2279022616</text:p>
          </table:table-cell>
          <table:table-cell table:style-name="ce3" table:formula="of:=[$redistribution_low.K6]" office:value-type="float" office:value="0.254380507260335" calcext:value-type="float">
            <text:p>0,2543805073</text:p>
          </table:table-cell>
          <table:table-cell table:style-name="ce3" table:formula="of:=[$redistribution_low.L6]" office:value-type="float" office:value="0.23557228851528" calcext:value-type="float">
            <text:p>0,2355722885</text:p>
          </table:table-cell>
          <table:table-cell table:style-name="ce3" table:formula="of:=[$redistribution_low.M6]" office:value-type="float" office:value="0.24352156920915" calcext:value-type="float">
            <text:p>0,2435215692</text:p>
          </table:table-cell>
          <table:table-cell table:number-columns-repeated="1007"/>
        </table:table-row>
        <table:table-row table:style-name="ro1">
          <table:table-cell table:style-name="ce3" table:formula="of:=[.A10]+1" office:value-type="float" office:value="54" calcext:value-type="float">
            <text:p>54</text:p>
          </table:table-cell>
          <table:table-cell table:style-name="ce3" table:formula="of:=[$Redistribution_high.J7]" office:value-type="float" office:value="0.227589209750674" calcext:value-type="float">
            <text:p>0,2275892098</text:p>
          </table:table-cell>
          <table:table-cell table:style-name="ce3" table:formula="of:=[$Redistribution_high.K7]" office:value-type="float" office:value="0.253065014104874" calcext:value-type="float">
            <text:p>0,2530650141</text:p>
          </table:table-cell>
          <table:table-cell table:style-name="ce3" table:formula="of:=[$Redistribution_high.L7]" office:value-type="float" office:value="0.235934910182795" calcext:value-type="float">
            <text:p>0,2359349102</text:p>
          </table:table-cell>
          <table:table-cell table:style-name="ce3" table:formula="of:=[$Redistribution_high.M7]" office:value-type="float" office:value="0.24116923962364" calcext:value-type="float">
            <text:p>0,2411692396</text:p>
          </table:table-cell>
          <table:table-cell/>
          <table:table-cell table:style-name="ce3"/>
          <table:table-cell table:style-name="ce3" table:formula="of:=[$Redistribution_central.J7]" office:value-type="float" office:value="0.227587301213749" calcext:value-type="float">
            <text:p>0,2275873012</text:p>
          </table:table-cell>
          <table:table-cell table:style-name="ce3" table:formula="of:=[$Redistribution_central.K7]" office:value-type="float" office:value="0.253065014104874" calcext:value-type="float">
            <text:p>0,2530650141</text:p>
          </table:table-cell>
          <table:table-cell table:style-name="ce3" table:formula="of:=[$Redistribution_central.L7]" office:value-type="float" office:value="0.235932837585999" calcext:value-type="float">
            <text:p>0,2359328376</text:p>
          </table:table-cell>
          <table:table-cell table:style-name="ce3" table:formula="of:=[$Redistribution_central.M7]" office:value-type="float" office:value="0.24116923962364" calcext:value-type="float">
            <text:p>0,2411692396</text:p>
          </table:table-cell>
          <table:table-cell table:number-columns-repeated="2"/>
          <table:table-cell table:style-name="ce3" table:formula="of:=[$redistribution_low.J7]" office:value-type="float" office:value="0.227589209750674" calcext:value-type="float">
            <text:p>0,2275892098</text:p>
          </table:table-cell>
          <table:table-cell table:style-name="ce3" table:formula="of:=[$redistribution_low.K7]" office:value-type="float" office:value="0.253065014104874" calcext:value-type="float">
            <text:p>0,2530650141</text:p>
          </table:table-cell>
          <table:table-cell table:style-name="ce3" table:formula="of:=[$redistribution_low.L7]" office:value-type="float" office:value="0.235934910182795" calcext:value-type="float">
            <text:p>0,2359349102</text:p>
          </table:table-cell>
          <table:table-cell table:style-name="ce3" table:formula="of:=[$redistribution_low.M7]" office:value-type="float" office:value="0.24116923962364" calcext:value-type="float">
            <text:p>0,2411692396</text:p>
          </table:table-cell>
          <table:table-cell table:number-columns-repeated="1007"/>
        </table:table-row>
        <table:table-row table:style-name="ro1">
          <table:table-cell table:style-name="ce3" table:formula="of:=[.A11]+1" office:value-type="float" office:value="55" calcext:value-type="float">
            <text:p>55</text:p>
          </table:table-cell>
          <table:table-cell table:style-name="ce3" table:formula="of:=[$Redistribution_high.J8]" office:value-type="float" office:value="0.231764503408718" calcext:value-type="float">
            <text:p>0,2317645034</text:p>
          </table:table-cell>
          <table:table-cell table:style-name="ce3" table:formula="of:=[$Redistribution_high.K8]" office:value-type="float" office:value="0.255732236630272" calcext:value-type="float">
            <text:p>0,2557322366</text:p>
          </table:table-cell>
          <table:table-cell table:style-name="ce3" table:formula="of:=[$Redistribution_high.L8]" office:value-type="float" office:value="0.239401076241102" calcext:value-type="float">
            <text:p>0,2394010762</text:p>
          </table:table-cell>
          <table:table-cell table:style-name="ce3" table:formula="of:=[$Redistribution_high.M8]" office:value-type="float" office:value="0.24504008497243" calcext:value-type="float">
            <text:p>0,245040085</text:p>
          </table:table-cell>
          <table:table-cell/>
          <table:table-cell table:style-name="ce3"/>
          <table:table-cell table:style-name="ce3" table:formula="of:=[$Redistribution_central.J8]" office:value-type="float" office:value="0.23176359907091" calcext:value-type="float">
            <text:p>0,2317635991</text:p>
          </table:table-cell>
          <table:table-cell table:style-name="ce3" table:formula="of:=[$Redistribution_central.K8]" office:value-type="float" office:value="0.255732236630272" calcext:value-type="float">
            <text:p>0,2557322366</text:p>
          </table:table-cell>
          <table:table-cell table:style-name="ce3" table:formula="of:=[$Redistribution_central.L8]" office:value-type="float" office:value="0.239400078624581" calcext:value-type="float">
            <text:p>0,2394000786</text:p>
          </table:table-cell>
          <table:table-cell table:style-name="ce3" table:formula="of:=[$Redistribution_central.M8]" office:value-type="float" office:value="0.24504008497243" calcext:value-type="float">
            <text:p>0,245040085</text:p>
          </table:table-cell>
          <table:table-cell table:number-columns-repeated="2"/>
          <table:table-cell table:style-name="ce3" table:formula="of:=[$redistribution_low.J8]" office:value-type="float" office:value="0.231764503408718" calcext:value-type="float">
            <text:p>0,2317645034</text:p>
          </table:table-cell>
          <table:table-cell table:style-name="ce3" table:formula="of:=[$redistribution_low.K8]" office:value-type="float" office:value="0.255732236630272" calcext:value-type="float">
            <text:p>0,2557322366</text:p>
          </table:table-cell>
          <table:table-cell table:style-name="ce3" table:formula="of:=[$redistribution_low.L8]" office:value-type="float" office:value="0.239401076241102" calcext:value-type="float">
            <text:p>0,2394010762</text:p>
          </table:table-cell>
          <table:table-cell table:style-name="ce3" table:formula="of:=[$redistribution_low.M8]" office:value-type="float" office:value="0.24504008497243" calcext:value-type="float">
            <text:p>0,245040085</text:p>
          </table:table-cell>
          <table:table-cell table:number-columns-repeated="1007"/>
        </table:table-row>
        <table:table-row table:style-name="ro1">
          <table:table-cell table:style-name="ce3" table:formula="of:=[.A12]+1" office:value-type="float" office:value="56" calcext:value-type="float">
            <text:p>56</text:p>
          </table:table-cell>
          <table:table-cell table:style-name="ce3" table:formula="of:=[$Redistribution_high.J9]" office:value-type="float" office:value="0.218416930648925" calcext:value-type="float">
            <text:p>0,2184169306</text:p>
          </table:table-cell>
          <table:table-cell table:style-name="ce3" table:formula="of:=[$Redistribution_high.K9]" office:value-type="float" office:value="0.242581594500521" calcext:value-type="float">
            <text:p>0,2425815945</text:p>
          </table:table-cell>
          <table:table-cell table:style-name="ce3" table:formula="of:=[$Redistribution_high.L9]" office:value-type="float" office:value="0.228765106941891" calcext:value-type="float">
            <text:p>0,2287651069</text:p>
          </table:table-cell>
          <table:table-cell table:style-name="ce3" table:formula="of:=[$Redistribution_high.M9]" office:value-type="float" office:value="0.227877460173397" calcext:value-type="float">
            <text:p>0,2278774602</text:p>
          </table:table-cell>
          <table:table-cell/>
          <table:table-cell table:style-name="ce3"/>
          <table:table-cell table:style-name="ce3" table:formula="of:=[$Redistribution_central.J9]" office:value-type="float" office:value="0.218415913150575" calcext:value-type="float">
            <text:p>0,2184159132</text:p>
          </table:table-cell>
          <table:table-cell table:style-name="ce3" table:formula="of:=[$Redistribution_central.K9]" office:value-type="float" office:value="0.242581594500521" calcext:value-type="float">
            <text:p>0,2425815945</text:p>
          </table:table-cell>
          <table:table-cell table:style-name="ce3" table:formula="of:=[$Redistribution_central.L9]" office:value-type="float" office:value="0.228763874656105" calcext:value-type="float">
            <text:p>0,2287638747</text:p>
          </table:table-cell>
          <table:table-cell table:style-name="ce3" table:formula="of:=[$Redistribution_central.M9]" office:value-type="float" office:value="0.227877460173397" calcext:value-type="float">
            <text:p>0,2278774602</text:p>
          </table:table-cell>
          <table:table-cell table:number-columns-repeated="2"/>
          <table:table-cell table:style-name="ce3" table:formula="of:=[$redistribution_low.J9]" office:value-type="float" office:value="0.218416930648925" calcext:value-type="float">
            <text:p>0,2184169306</text:p>
          </table:table-cell>
          <table:table-cell table:style-name="ce3" table:formula="of:=[$redistribution_low.K9]" office:value-type="float" office:value="0.242581594500521" calcext:value-type="float">
            <text:p>0,2425815945</text:p>
          </table:table-cell>
          <table:table-cell table:style-name="ce3" table:formula="of:=[$redistribution_low.L9]" office:value-type="float" office:value="0.228765106941891" calcext:value-type="float">
            <text:p>0,2287651069</text:p>
          </table:table-cell>
          <table:table-cell table:style-name="ce3" table:formula="of:=[$redistribution_low.M9]" office:value-type="float" office:value="0.227877460173397" calcext:value-type="float">
            <text:p>0,2278774602</text:p>
          </table:table-cell>
          <table:table-cell table:number-columns-repeated="1007"/>
        </table:table-row>
        <table:table-row table:style-name="ro1">
          <table:table-cell table:style-name="ce3" table:formula="of:=[.A13]+1" office:value-type="float" office:value="57" calcext:value-type="float">
            <text:p>57</text:p>
          </table:table-cell>
          <table:table-cell table:style-name="ce3" table:formula="of:=[$Redistribution_high.J10]" office:value-type="float" office:value="0.220967404565259" calcext:value-type="float">
            <text:p>0,2209674046</text:p>
          </table:table-cell>
          <table:table-cell table:style-name="ce3" table:formula="of:=[$Redistribution_high.K10]" office:value-type="float" office:value="0.250064685559205" calcext:value-type="float">
            <text:p>0,2500646856</text:p>
          </table:table-cell>
          <table:table-cell table:style-name="ce3" table:formula="of:=[$Redistribution_high.L10]" office:value-type="float" office:value="0.233220720257388" calcext:value-type="float">
            <text:p>0,2332207203</text:p>
          </table:table-cell>
          <table:table-cell table:style-name="ce3" table:formula="of:=[$Redistribution_high.M10]" office:value-type="float" office:value="0.23267763697946" calcext:value-type="float">
            <text:p>0,232677637</text:p>
          </table:table-cell>
          <table:table-cell/>
          <table:table-cell table:style-name="ce3"/>
          <table:table-cell table:style-name="ce3" table:formula="of:=[$Redistribution_central.J10]" office:value-type="float" office:value="0.220966004118251" calcext:value-type="float">
            <text:p>0,2209660041</text:p>
          </table:table-cell>
          <table:table-cell table:style-name="ce3" table:formula="of:=[$Redistribution_central.K10]" office:value-type="float" office:value="0.250064685559205" calcext:value-type="float">
            <text:p>0,2500646856</text:p>
          </table:table-cell>
          <table:table-cell table:style-name="ce3" table:formula="of:=[$Redistribution_central.L10]" office:value-type="float" office:value="0.233218975582598" calcext:value-type="float">
            <text:p>0,2332189756</text:p>
          </table:table-cell>
          <table:table-cell table:style-name="ce3" table:formula="of:=[$Redistribution_central.M10]" office:value-type="float" office:value="0.23267763697946" calcext:value-type="float">
            <text:p>0,232677637</text:p>
          </table:table-cell>
          <table:table-cell table:number-columns-repeated="2"/>
          <table:table-cell table:style-name="ce3" table:formula="of:=[$redistribution_low.J10]" office:value-type="float" office:value="0.220967404565259" calcext:value-type="float">
            <text:p>0,2209674046</text:p>
          </table:table-cell>
          <table:table-cell table:style-name="ce3" table:formula="of:=[$redistribution_low.K10]" office:value-type="float" office:value="0.250064685559205" calcext:value-type="float">
            <text:p>0,2500646856</text:p>
          </table:table-cell>
          <table:table-cell table:style-name="ce3" table:formula="of:=[$redistribution_low.L10]" office:value-type="float" office:value="0.233220720257388" calcext:value-type="float">
            <text:p>0,2332207203</text:p>
          </table:table-cell>
          <table:table-cell table:style-name="ce3" table:formula="of:=[$redistribution_low.M10]" office:value-type="float" office:value="0.23267763697946" calcext:value-type="float">
            <text:p>0,232677637</text:p>
          </table:table-cell>
          <table:table-cell table:number-columns-repeated="1007"/>
        </table:table-row>
        <table:table-row table:style-name="ro1">
          <table:table-cell table:style-name="ce3" table:formula="of:=[.A14]+1" office:value-type="float" office:value="58" calcext:value-type="float">
            <text:p>58</text:p>
          </table:table-cell>
          <table:table-cell table:style-name="ce3" table:formula="of:=[$Redistribution_high.J11]" office:value-type="float" office:value="0.221660237156326" calcext:value-type="float">
            <text:p>0,2216602372</text:p>
          </table:table-cell>
          <table:table-cell table:style-name="ce3" table:formula="of:=[$Redistribution_high.K11]" office:value-type="float" office:value="0.247795754945018" calcext:value-type="float">
            <text:p>0,2477957549</text:p>
          </table:table-cell>
          <table:table-cell table:style-name="ce3" table:formula="of:=[$Redistribution_high.L11]" office:value-type="float" office:value="0.232156819570514" calcext:value-type="float">
            <text:p>0,2321568196</text:p>
          </table:table-cell>
          <table:table-cell table:style-name="ce3" table:formula="of:=[$Redistribution_high.M11]" office:value-type="float" office:value="0.232705685980026" calcext:value-type="float">
            <text:p>0,232705686</text:p>
          </table:table-cell>
          <table:table-cell/>
          <table:table-cell table:style-name="ce3"/>
          <table:table-cell table:style-name="ce3" table:formula="of:=[$Redistribution_central.J11]" office:value-type="float" office:value="0.221658838041635" calcext:value-type="float">
            <text:p>0,221658838</text:p>
          </table:table-cell>
          <table:table-cell table:style-name="ce3" table:formula="of:=[$Redistribution_central.K11]" office:value-type="float" office:value="0.247795754945018" calcext:value-type="float">
            <text:p>0,2477957549</text:p>
          </table:table-cell>
          <table:table-cell table:style-name="ce3" table:formula="of:=[$Redistribution_central.L11]" office:value-type="float" office:value="0.232155116477041" calcext:value-type="float">
            <text:p>0,2321551165</text:p>
          </table:table-cell>
          <table:table-cell table:style-name="ce3" table:formula="of:=[$Redistribution_central.M11]" office:value-type="float" office:value="0.232705685980026" calcext:value-type="float">
            <text:p>0,232705686</text:p>
          </table:table-cell>
          <table:table-cell table:number-columns-repeated="2"/>
          <table:table-cell table:style-name="ce3" table:formula="of:=[$redistribution_low.J11]" office:value-type="float" office:value="0.221660237156326" calcext:value-type="float">
            <text:p>0,2216602372</text:p>
          </table:table-cell>
          <table:table-cell table:style-name="ce3" table:formula="of:=[$redistribution_low.K11]" office:value-type="float" office:value="0.247795754945018" calcext:value-type="float">
            <text:p>0,2477957549</text:p>
          </table:table-cell>
          <table:table-cell table:style-name="ce3" table:formula="of:=[$redistribution_low.L11]" office:value-type="float" office:value="0.232156819570514" calcext:value-type="float">
            <text:p>0,2321568196</text:p>
          </table:table-cell>
          <table:table-cell table:style-name="ce3" table:formula="of:=[$redistribution_low.M11]" office:value-type="float" office:value="0.232705685980026" calcext:value-type="float">
            <text:p>0,232705686</text:p>
          </table:table-cell>
          <table:table-cell table:number-columns-repeated="1007"/>
        </table:table-row>
        <table:table-row table:style-name="ro1">
          <table:table-cell table:style-name="ce3" table:formula="of:=[.A15]+1" office:value-type="float" office:value="59" calcext:value-type="float">
            <text:p>59</text:p>
          </table:table-cell>
          <table:table-cell table:style-name="ce3" table:formula="of:=[$Redistribution_high.J12]" office:value-type="float" office:value="0.219461560233738" calcext:value-type="float">
            <text:p>0,2194615602</text:p>
          </table:table-cell>
          <table:table-cell table:style-name="ce3" table:formula="of:=[$Redistribution_high.K12]" office:value-type="float" office:value="0.246693380195833" calcext:value-type="float">
            <text:p>0,2466933802</text:p>
          </table:table-cell>
          <table:table-cell table:style-name="ce3" table:formula="of:=[$Redistribution_high.L12]" office:value-type="float" office:value="0.229195348381324" calcext:value-type="float">
            <text:p>0,2291953484</text:p>
          </table:table-cell>
          <table:table-cell table:style-name="ce3" table:formula="of:=[$Redistribution_high.M12]" office:value-type="float" office:value="0.232800348367151" calcext:value-type="float">
            <text:p>0,2328003484</text:p>
          </table:table-cell>
          <table:table-cell/>
          <table:table-cell table:style-name="ce3"/>
          <table:table-cell table:style-name="ce3" table:formula="of:=[$Redistribution_central.J12]" office:value-type="float" office:value="0.219459968444854" calcext:value-type="float">
            <text:p>0,2194599684</text:p>
          </table:table-cell>
          <table:table-cell table:style-name="ce3" table:formula="of:=[$Redistribution_central.K12]" office:value-type="float" office:value="0.246693380195833" calcext:value-type="float">
            <text:p>0,2466933802</text:p>
          </table:table-cell>
          <table:table-cell table:style-name="ce3" table:formula="of:=[$Redistribution_central.L12]" office:value-type="float" office:value="0.22919347750676" calcext:value-type="float">
            <text:p>0,2291934775</text:p>
          </table:table-cell>
          <table:table-cell table:style-name="ce3" table:formula="of:=[$Redistribution_central.M12]" office:value-type="float" office:value="0.232800348367151" calcext:value-type="float">
            <text:p>0,2328003484</text:p>
          </table:table-cell>
          <table:table-cell table:number-columns-repeated="2"/>
          <table:table-cell table:style-name="ce3" table:formula="of:=[$redistribution_low.J12]" office:value-type="float" office:value="0.219461560233738" calcext:value-type="float">
            <text:p>0,2194615602</text:p>
          </table:table-cell>
          <table:table-cell table:style-name="ce3" table:formula="of:=[$redistribution_low.K12]" office:value-type="float" office:value="0.246693380195833" calcext:value-type="float">
            <text:p>0,2466933802</text:p>
          </table:table-cell>
          <table:table-cell table:style-name="ce3" table:formula="of:=[$redistribution_low.L12]" office:value-type="float" office:value="0.229195348381324" calcext:value-type="float">
            <text:p>0,2291953484</text:p>
          </table:table-cell>
          <table:table-cell table:style-name="ce3" table:formula="of:=[$redistribution_low.M12]" office:value-type="float" office:value="0.232800348367151" calcext:value-type="float">
            <text:p>0,2328003484</text:p>
          </table:table-cell>
          <table:table-cell table:number-columns-repeated="1007"/>
        </table:table-row>
        <table:table-row table:style-name="ro1">
          <table:table-cell table:style-name="ce3" table:formula="of:=[.A16]+1" office:value-type="float" office:value="60" calcext:value-type="float">
            <text:p>60</text:p>
          </table:table-cell>
          <table:table-cell table:style-name="ce3" table:formula="of:=[$Redistribution_high.J13]" office:value-type="float" office:value="0.215717465280784" calcext:value-type="float">
            <text:p>0,2157174653</text:p>
          </table:table-cell>
          <table:table-cell table:style-name="ce3" table:formula="of:=[$Redistribution_high.K13]" office:value-type="float" office:value="0.240083903280004" calcext:value-type="float">
            <text:p>0,2400839033</text:p>
          </table:table-cell>
          <table:table-cell table:style-name="ce3" table:formula="of:=[$Redistribution_high.L13]" office:value-type="float" office:value="0.225758978516072" calcext:value-type="float">
            <text:p>0,2257589785</text:p>
          </table:table-cell>
          <table:table-cell table:style-name="ce3" table:formula="of:=[$Redistribution_high.M13]" office:value-type="float" office:value="0.225757965789712" calcext:value-type="float">
            <text:p>0,2257579658</text:p>
          </table:table-cell>
          <table:table-cell/>
          <table:table-cell table:style-name="ce3"/>
          <table:table-cell table:style-name="ce3" table:formula="of:=[$Redistribution_central.J13]" office:value-type="float" office:value="0.215714546744915" calcext:value-type="float">
            <text:p>0,2157145467</text:p>
          </table:table-cell>
          <table:table-cell table:style-name="ce3" table:formula="of:=[$Redistribution_central.K13]" office:value-type="float" office:value="0.240083903280004" calcext:value-type="float">
            <text:p>0,2400839033</text:p>
          </table:table-cell>
          <table:table-cell table:style-name="ce3" table:formula="of:=[$Redistribution_central.L13]" office:value-type="float" office:value="0.225755129292487" calcext:value-type="float">
            <text:p>0,2257551293</text:p>
          </table:table-cell>
          <table:table-cell table:style-name="ce3" table:formula="of:=[$Redistribution_central.M13]" office:value-type="float" office:value="0.225757965789712" calcext:value-type="float">
            <text:p>0,2257579658</text:p>
          </table:table-cell>
          <table:table-cell table:number-columns-repeated="2"/>
          <table:table-cell table:style-name="ce3" table:formula="of:=[$redistribution_low.J13]" office:value-type="float" office:value="0.215715960991314" calcext:value-type="float">
            <text:p>0,215715961</text:p>
          </table:table-cell>
          <table:table-cell table:style-name="ce3" table:formula="of:=[$redistribution_low.K13]" office:value-type="float" office:value="0.240083903280004" calcext:value-type="float">
            <text:p>0,2400839033</text:p>
          </table:table-cell>
          <table:table-cell table:style-name="ce3" table:formula="of:=[$redistribution_low.L13]" office:value-type="float" office:value="0.225756830122803" calcext:value-type="float">
            <text:p>0,2257568301</text:p>
          </table:table-cell>
          <table:table-cell table:style-name="ce3" table:formula="of:=[$redistribution_low.M13]" office:value-type="float" office:value="0.225757965789712" calcext:value-type="float">
            <text:p>0,2257579658</text:p>
          </table:table-cell>
          <table:table-cell table:number-columns-repeated="1007"/>
        </table:table-row>
        <table:table-row table:style-name="ro1">
          <table:table-cell table:style-name="ce3" table:formula="of:=[.A17]+1" office:value-type="float" office:value="61" calcext:value-type="float">
            <text:p>61</text:p>
          </table:table-cell>
          <table:table-cell table:style-name="ce3" table:formula="of:=[$Redistribution_high.J14]" office:value-type="float" office:value="0.21469941358974" calcext:value-type="float">
            <text:p>0,2146994136</text:p>
          </table:table-cell>
          <table:table-cell table:style-name="ce3" table:formula="of:=[$Redistribution_high.K14]" office:value-type="float" office:value="0.240367482653626" calcext:value-type="float">
            <text:p>0,2403674827</text:p>
          </table:table-cell>
          <table:table-cell table:style-name="ce3" table:formula="of:=[$Redistribution_high.L14]" office:value-type="float" office:value="0.226367617061032" calcext:value-type="float">
            <text:p>0,2263676171</text:p>
          </table:table-cell>
          <table:table-cell table:style-name="ce3" table:formula="of:=[$Redistribution_high.M14]" office:value-type="float" office:value="0.223967352881521" calcext:value-type="float">
            <text:p>0,2239673529</text:p>
          </table:table-cell>
          <table:table-cell/>
          <table:table-cell table:style-name="ce3"/>
          <table:table-cell table:style-name="ce3" table:formula="of:=[$Redistribution_central.J14]" office:value-type="float" office:value="0.215062195162174" calcext:value-type="float">
            <text:p>0,2150621952</text:p>
          </table:table-cell>
          <table:table-cell table:style-name="ce3" table:formula="of:=[$Redistribution_central.K14]" office:value-type="float" office:value="0.241611301163229" calcext:value-type="float">
            <text:p>0,2416113012</text:p>
          </table:table-cell>
          <table:table-cell table:style-name="ce3" table:formula="of:=[$Redistribution_central.L14]" office:value-type="float" office:value="0.226785046498748" calcext:value-type="float">
            <text:p>0,2267850465</text:p>
          </table:table-cell>
          <table:table-cell table:style-name="ce3" table:formula="of:=[$Redistribution_central.M14]" office:value-type="float" office:value="0.225126449757351" calcext:value-type="float">
            <text:p>0,2251264498</text:p>
          </table:table-cell>
          <table:table-cell table:number-columns-repeated="2"/>
          <table:table-cell table:style-name="ce3" table:formula="of:=[$redistribution_low.J14]" office:value-type="float" office:value="0.215063713961914" calcext:value-type="float">
            <text:p>0,215063714</text:p>
          </table:table-cell>
          <table:table-cell table:style-name="ce3" table:formula="of:=[$redistribution_low.K14]" office:value-type="float" office:value="0.241611301163229" calcext:value-type="float">
            <text:p>0,2416113012</text:p>
          </table:table-cell>
          <table:table-cell table:style-name="ce3" table:formula="of:=[$redistribution_low.L14]" office:value-type="float" office:value="0.226786893894232" calcext:value-type="float">
            <text:p>0,2267868939</text:p>
          </table:table-cell>
          <table:table-cell table:style-name="ce3" table:formula="of:=[$redistribution_low.M14]" office:value-type="float" office:value="0.225126449757351" calcext:value-type="float">
            <text:p>0,2251264498</text:p>
          </table:table-cell>
          <table:table-cell table:number-columns-repeated="1007"/>
        </table:table-row>
        <table:table-row table:style-name="ro1">
          <table:table-cell table:style-name="ce3" table:formula="of:=[.A18]+1" office:value-type="float" office:value="62" calcext:value-type="float">
            <text:p>62</text:p>
          </table:table-cell>
          <table:table-cell table:style-name="ce3" table:formula="of:=[$Redistribution_high.J15]" office:value-type="float" office:value="0.21697392208733" calcext:value-type="float">
            <text:p>0,2169739221</text:p>
          </table:table-cell>
          <table:table-cell table:style-name="ce3" table:formula="of:=[$Redistribution_high.K15]" office:value-type="float" office:value="0.244468434162918" calcext:value-type="float">
            <text:p>0,2444684342</text:p>
          </table:table-cell>
          <table:table-cell table:style-name="ce3" table:formula="of:=[$Redistribution_high.L15]" office:value-type="float" office:value="0.227127349795665" calcext:value-type="float">
            <text:p>0,2271273498</text:p>
          </table:table-cell>
          <table:table-cell table:style-name="ce3" table:formula="of:=[$Redistribution_high.M15]" office:value-type="float" office:value="0.229867011943498" calcext:value-type="float">
            <text:p>0,2298670119</text:p>
          </table:table-cell>
          <table:table-cell/>
          <table:table-cell table:style-name="ce3"/>
          <table:table-cell table:style-name="ce3" table:formula="of:=[$Redistribution_central.J15]" office:value-type="float" office:value="0.216677502637031" calcext:value-type="float">
            <text:p>0,2166775026</text:p>
          </table:table-cell>
          <table:table-cell table:style-name="ce3" table:formula="of:=[$Redistribution_central.K15]" office:value-type="float" office:value="0.244388522623214" calcext:value-type="float">
            <text:p>0,2443885226</text:p>
          </table:table-cell>
          <table:table-cell table:style-name="ce3" table:formula="of:=[$Redistribution_central.L15]" office:value-type="float" office:value="0.226847109978344" calcext:value-type="float">
            <text:p>0,22684711</text:p>
          </table:table-cell>
          <table:table-cell table:style-name="ce3" table:formula="of:=[$Redistribution_central.M15]" office:value-type="float" office:value="0.229791943747005" calcext:value-type="float">
            <text:p>0,2297919437</text:p>
          </table:table-cell>
          <table:table-cell table:number-columns-repeated="2"/>
          <table:table-cell table:style-name="ce3" table:formula="of:=[$redistribution_low.J15]" office:value-type="float" office:value="0.216679254602449" calcext:value-type="float">
            <text:p>0,2166792546</text:p>
          </table:table-cell>
          <table:table-cell table:style-name="ce3" table:formula="of:=[$redistribution_low.K15]" office:value-type="float" office:value="0.244388522623214" calcext:value-type="float">
            <text:p>0,2443885226</text:p>
          </table:table-cell>
          <table:table-cell table:style-name="ce3" table:formula="of:=[$redistribution_low.L15]" office:value-type="float" office:value="0.226849156298028" calcext:value-type="float">
            <text:p>0,2268491563</text:p>
          </table:table-cell>
          <table:table-cell table:style-name="ce3" table:formula="of:=[$redistribution_low.M15]" office:value-type="float" office:value="0.229791943747005" calcext:value-type="float">
            <text:p>0,2297919437</text:p>
          </table:table-cell>
          <table:table-cell table:number-columns-repeated="1007"/>
        </table:table-row>
        <table:table-row table:style-name="ro1">
          <table:table-cell table:style-name="ce3" table:formula="of:=[.A19]+1" office:value-type="float" office:value="63" calcext:value-type="float">
            <text:p>63</text:p>
          </table:table-cell>
          <table:table-cell table:style-name="ce3" table:formula="of:=[$Redistribution_high.J16]" office:value-type="float" office:value="0.220521461505657" calcext:value-type="float">
            <text:p>0,2205214615</text:p>
          </table:table-cell>
          <table:table-cell table:style-name="ce3" table:formula="of:=[$Redistribution_high.K16]" office:value-type="float" office:value="0.247625044534158" calcext:value-type="float">
            <text:p>0,2476250445</text:p>
          </table:table-cell>
          <table:table-cell table:style-name="ce3" table:formula="of:=[$Redistribution_high.L16]" office:value-type="float" office:value="0.230482414244216" calcext:value-type="float">
            <text:p>0,2304824142</text:p>
          </table:table-cell>
          <table:table-cell table:style-name="ce3" table:formula="of:=[$Redistribution_high.M16]" office:value-type="float" office:value="0.233347786179486" calcext:value-type="float">
            <text:p>0,2333477862</text:p>
          </table:table-cell>
          <table:table-cell/>
          <table:table-cell table:style-name="ce3"/>
          <table:table-cell table:style-name="ce3" table:formula="of:=[$Redistribution_central.J16]" office:value-type="float" office:value="0.221287353900357" calcext:value-type="float">
            <text:p>0,2212873539</text:p>
          </table:table-cell>
          <table:table-cell table:style-name="ce3" table:formula="of:=[$Redistribution_central.K16]" office:value-type="float" office:value="0.2489144718451" calcext:value-type="float">
            <text:p>0,2489144718</text:p>
          </table:table-cell>
          <table:table-cell table:style-name="ce3" table:formula="of:=[$Redistribution_central.L16]" office:value-type="float" office:value="0.231308235555035" calcext:value-type="float">
            <text:p>0,2313082356</text:p>
          </table:table-cell>
          <table:table-cell table:style-name="ce3" table:formula="of:=[$Redistribution_central.M16]" office:value-type="float" office:value="0.234566047596414" calcext:value-type="float">
            <text:p>0,2345660476</text:p>
          </table:table-cell>
          <table:table-cell table:number-columns-repeated="2"/>
          <table:table-cell table:style-name="ce3" table:formula="of:=[$redistribution_low.J16]" office:value-type="float" office:value="0.221288203549907" calcext:value-type="float">
            <text:p>0,2212882035</text:p>
          </table:table-cell>
          <table:table-cell table:style-name="ce3" table:formula="of:=[$redistribution_low.K16]" office:value-type="float" office:value="0.248913861117309" calcext:value-type="float">
            <text:p>0,2489138611</text:p>
          </table:table-cell>
          <table:table-cell table:style-name="ce3" table:formula="of:=[$redistribution_low.L16]" office:value-type="float" office:value="0.231309304277067" calcext:value-type="float">
            <text:p>0,2313093043</text:p>
          </table:table-cell>
          <table:table-cell table:style-name="ce3" table:formula="of:=[$redistribution_low.M16]" office:value-type="float" office:value="0.234565472069506" calcext:value-type="float">
            <text:p>0,2345654721</text:p>
          </table:table-cell>
          <table:table-cell table:number-columns-repeated="1007"/>
        </table:table-row>
        <table:table-row table:style-name="ro1">
          <table:table-cell table:style-name="ce3" table:formula="of:=[.A20]+1" office:value-type="float" office:value="64" calcext:value-type="float">
            <text:p>64</text:p>
          </table:table-cell>
          <table:table-cell table:style-name="ce3" table:formula="of:=[$Redistribution_high.J17]" office:value-type="float" office:value="0.225386600429924" calcext:value-type="float">
            <text:p>0,2253866004</text:p>
          </table:table-cell>
          <table:table-cell table:style-name="ce3" table:formula="of:=[$Redistribution_high.K17]" office:value-type="float" office:value="0.253686350903823" calcext:value-type="float">
            <text:p>0,2536863509</text:p>
          </table:table-cell>
          <table:table-cell table:style-name="ce3" table:formula="of:=[$Redistribution_high.L17]" office:value-type="float" office:value="0.235115944110088" calcext:value-type="float">
            <text:p>0,2351159441</text:p>
          </table:table-cell>
          <table:table-cell table:style-name="ce3" table:formula="of:=[$Redistribution_high.M17]" office:value-type="float" office:value="0.239857344393277" calcext:value-type="float">
            <text:p>0,2398573444</text:p>
          </table:table-cell>
          <table:table-cell/>
          <table:table-cell table:style-name="ce3"/>
          <table:table-cell table:style-name="ce3" table:formula="of:=[$Redistribution_central.J17]" office:value-type="float" office:value="0.223923902258726" calcext:value-type="float">
            <text:p>0,2239239023</text:p>
          </table:table-cell>
          <table:table-cell table:style-name="ce3" table:formula="of:=[$Redistribution_central.K17]" office:value-type="float" office:value="0.257016630760354" calcext:value-type="float">
            <text:p>0,2570166308</text:p>
          </table:table-cell>
          <table:table-cell table:style-name="ce3" table:formula="of:=[$Redistribution_central.L17]" office:value-type="float" office:value="0.23360704298957" calcext:value-type="float">
            <text:p>0,233607043</text:p>
          </table:table-cell>
          <table:table-cell table:style-name="ce3" table:formula="of:=[$Redistribution_central.M17]" office:value-type="float" office:value="0.243009697507572" calcext:value-type="float">
            <text:p>0,2430096975</text:p>
          </table:table-cell>
          <table:table-cell table:number-columns-repeated="2"/>
          <table:table-cell table:style-name="ce3" table:formula="of:=[$redistribution_low.J17]" office:value-type="float" office:value="0.223924932947645" calcext:value-type="float">
            <text:p>0,2239249329</text:p>
          </table:table-cell>
          <table:table-cell table:style-name="ce3" table:formula="of:=[$redistribution_low.K17]" office:value-type="float" office:value="0.257016630760354" calcext:value-type="float">
            <text:p>0,2570166308</text:p>
          </table:table-cell>
          <table:table-cell table:style-name="ce3" table:formula="of:=[$redistribution_low.L17]" office:value-type="float" office:value="0.233608266216948" calcext:value-type="float">
            <text:p>0,2336082662</text:p>
          </table:table-cell>
          <table:table-cell table:style-name="ce3" table:formula="of:=[$redistribution_low.M17]" office:value-type="float" office:value="0.243009697507572" calcext:value-type="float">
            <text:p>0,2430096975</text:p>
          </table:table-cell>
          <table:table-cell table:number-columns-repeated="1007"/>
        </table:table-row>
        <table:table-row table:style-name="ro1">
          <table:table-cell table:style-name="ce3" table:formula="of:=[.A21]+1" office:value-type="float" office:value="65" calcext:value-type="float">
            <text:p>65</text:p>
          </table:table-cell>
          <table:table-cell table:style-name="ce3" table:formula="of:=[$Redistribution_high.J18]" office:value-type="float" office:value="0.218386139976913" calcext:value-type="float">
            <text:p>0,21838614</text:p>
          </table:table-cell>
          <table:table-cell table:style-name="ce3" table:formula="of:=[$Redistribution_high.K18]" office:value-type="float" office:value="0.248406507158634" calcext:value-type="float">
            <text:p>0,2484065072</text:p>
          </table:table-cell>
          <table:table-cell table:style-name="ce3" table:formula="of:=[$Redistribution_high.L18]" office:value-type="float" office:value="0.230314064339949" calcext:value-type="float">
            <text:p>0,2303140643</text:p>
          </table:table-cell>
          <table:table-cell table:style-name="ce3" table:formula="of:=[$Redistribution_high.M18]" office:value-type="float" office:value="0.231471216109594" calcext:value-type="float">
            <text:p>0,2314712161</text:p>
          </table:table-cell>
          <table:table-cell/>
          <table:table-cell table:style-name="ce3"/>
          <table:table-cell table:style-name="ce3" table:formula="of:=[$Redistribution_central.J18]" office:value-type="float" office:value="0.218664912818428" calcext:value-type="float">
            <text:p>0,2186649128</text:p>
          </table:table-cell>
          <table:table-cell table:style-name="ce3" table:formula="of:=[$Redistribution_central.K18]" office:value-type="float" office:value="0.25390853793185" calcext:value-type="float">
            <text:p>0,2539085379</text:p>
          </table:table-cell>
          <table:table-cell table:style-name="ce3" table:formula="of:=[$Redistribution_central.L18]" office:value-type="float" office:value="0.230638881619654" calcext:value-type="float">
            <text:p>0,2306388816</text:p>
          </table:table-cell>
          <table:table-cell table:style-name="ce3" table:formula="of:=[$Redistribution_central.M18]" office:value-type="float" office:value="0.23658101264819" calcext:value-type="float">
            <text:p>0,2365810126</text:p>
          </table:table-cell>
          <table:table-cell table:number-columns-repeated="2"/>
          <table:table-cell table:style-name="ce3" table:formula="of:=[$redistribution_low.J18]" office:value-type="float" office:value="0.218665866932248" calcext:value-type="float">
            <text:p>0,2186658669</text:p>
          </table:table-cell>
          <table:table-cell table:style-name="ce3" table:formula="of:=[$redistribution_low.K18]" office:value-type="float" office:value="0.25390853793185" calcext:value-type="float">
            <text:p>0,2539085379</text:p>
          </table:table-cell>
          <table:table-cell table:style-name="ce3" table:formula="of:=[$redistribution_low.L18]" office:value-type="float" office:value="0.230640070549478" calcext:value-type="float">
            <text:p>0,2306400705</text:p>
          </table:table-cell>
          <table:table-cell table:style-name="ce3" table:formula="of:=[$redistribution_low.M18]" office:value-type="float" office:value="0.236581012648191" calcext:value-type="float">
            <text:p>0,2365810126</text:p>
          </table:table-cell>
          <table:table-cell table:number-columns-repeated="1007"/>
        </table:table-row>
        <table:table-row table:style-name="ro1">
          <table:table-cell table:style-name="ce3" table:formula="of:=[.A22]+1" office:value-type="float" office:value="66" calcext:value-type="float">
            <text:p>66</text:p>
          </table:table-cell>
          <table:table-cell table:style-name="ce3" table:formula="of:=[$Redistribution_high.J19]" office:value-type="float" office:value="0.225415271585385" calcext:value-type="float">
            <text:p>0,2254152716</text:p>
          </table:table-cell>
          <table:table-cell table:style-name="ce3" table:formula="of:=[$Redistribution_high.K19]" office:value-type="float" office:value="0.255426322003132" calcext:value-type="float">
            <text:p>0,255426322</text:p>
          </table:table-cell>
          <table:table-cell table:style-name="ce3" table:formula="of:=[$Redistribution_high.L19]" office:value-type="float" office:value="0.236473275578023" calcext:value-type="float">
            <text:p>0,2364732756</text:p>
          </table:table-cell>
          <table:table-cell table:style-name="ce3" table:formula="of:=[$Redistribution_high.M19]" office:value-type="float" office:value="0.239599681001662" calcext:value-type="float">
            <text:p>0,239599681</text:p>
          </table:table-cell>
          <table:table-cell/>
          <table:table-cell table:style-name="ce3"/>
          <table:table-cell table:style-name="ce3" table:formula="of:=[$Redistribution_central.J19]" office:value-type="float" office:value="0.222811966608714" calcext:value-type="float">
            <text:p>0,2228119666</text:p>
          </table:table-cell>
          <table:table-cell table:style-name="ce3" table:formula="of:=[$Redistribution_central.K19]" office:value-type="float" office:value="0.257252790685039" calcext:value-type="float">
            <text:p>0,2572527907</text:p>
          </table:table-cell>
          <table:table-cell table:style-name="ce3" table:formula="of:=[$Redistribution_central.L19]" office:value-type="float" office:value="0.23380825527258" calcext:value-type="float">
            <text:p>0,2338082553</text:p>
          </table:table-cell>
          <table:table-cell table:style-name="ce3" table:formula="of:=[$Redistribution_central.M19]" office:value-type="float" office:value="0.24124975579767" calcext:value-type="float">
            <text:p>0,2412497558</text:p>
          </table:table-cell>
          <table:table-cell table:number-columns-repeated="2"/>
          <table:table-cell table:style-name="ce3" table:formula="of:=[$redistribution_low.J19]" office:value-type="float" office:value="0.222926366228093" calcext:value-type="float">
            <text:p>0,2229263662</text:p>
          </table:table-cell>
          <table:table-cell table:style-name="ce3" table:formula="of:=[$redistribution_low.K19]" office:value-type="float" office:value="0.257674670926406" calcext:value-type="float">
            <text:p>0,2576746709</text:p>
          </table:table-cell>
          <table:table-cell table:style-name="ce3" table:formula="of:=[$redistribution_low.L19]" office:value-type="float" office:value="0.233928477588275" calcext:value-type="float">
            <text:p>0,2339284776</text:p>
          </table:table-cell>
          <table:table-cell table:style-name="ce3" table:formula="of:=[$redistribution_low.M19]" office:value-type="float" office:value="0.24164536009079" calcext:value-type="float">
            <text:p>0,2416453601</text:p>
          </table:table-cell>
          <table:table-cell table:number-columns-repeated="1007"/>
        </table:table-row>
        <table:table-row table:style-name="ro1">
          <table:table-cell table:style-name="ce3" table:formula="of:=[.A23]+1" office:value-type="float" office:value="67" calcext:value-type="float">
            <text:p>67</text:p>
          </table:table-cell>
          <table:table-cell table:style-name="ce3" table:formula="of:=[$Redistribution_high.J20]" office:value-type="float" office:value="0.218996791960512" calcext:value-type="float">
            <text:p>0,218996792</text:p>
          </table:table-cell>
          <table:table-cell table:style-name="ce3" table:formula="of:=[$Redistribution_high.K20]" office:value-type="float" office:value="0.244587981749203" calcext:value-type="float">
            <text:p>0,2445879817</text:p>
          </table:table-cell>
          <table:table-cell table:style-name="ce3" table:formula="of:=[$Redistribution_high.L20]" office:value-type="float" office:value="0.229616789062768" calcext:value-type="float">
            <text:p>0,2296167891</text:p>
          </table:table-cell>
          <table:table-cell table:style-name="ce3" table:formula="of:=[$Redistribution_high.M20]" office:value-type="float" office:value="0.229446958208804" calcext:value-type="float">
            <text:p>0,2294469582</text:p>
          </table:table-cell>
          <table:table-cell/>
          <table:table-cell table:style-name="ce3"/>
          <table:table-cell table:style-name="ce3" table:formula="of:=[$Redistribution_central.J20]" office:value-type="float" office:value="0.218563406194902" calcext:value-type="float">
            <text:p>0,2185634062</text:p>
          </table:table-cell>
          <table:table-cell table:style-name="ce3" table:formula="of:=[$Redistribution_central.K20]" office:value-type="float" office:value="0.245892522623788" calcext:value-type="float">
            <text:p>0,2458925226</text:p>
          </table:table-cell>
          <table:table-cell table:style-name="ce3" table:formula="of:=[$Redistribution_central.L20]" office:value-type="float" office:value="0.229253512102493" calcext:value-type="float">
            <text:p>0,2292535121</text:p>
          </table:table-cell>
          <table:table-cell table:style-name="ce3" table:formula="of:=[$Redistribution_central.M20]" office:value-type="float" office:value="0.230570027090223" calcext:value-type="float">
            <text:p>0,2305700271</text:p>
          </table:table-cell>
          <table:table-cell table:number-columns-repeated="2"/>
          <table:table-cell table:style-name="ce3" table:formula="of:=[$redistribution_low.J20]" office:value-type="float" office:value="0.218511664257845" calcext:value-type="float">
            <text:p>0,2185116643</text:p>
          </table:table-cell>
          <table:table-cell table:style-name="ce3" table:formula="of:=[$redistribution_low.K20]" office:value-type="float" office:value="0.245847003173272" calcext:value-type="float">
            <text:p>0,2458470032</text:p>
          </table:table-cell>
          <table:table-cell table:style-name="ce3" table:formula="of:=[$redistribution_low.L20]" office:value-type="float" office:value="0.22920050440032" calcext:value-type="float">
            <text:p>0,2292005044</text:p>
          </table:table-cell>
          <table:table-cell table:style-name="ce3" table:formula="of:=[$redistribution_low.M20]" office:value-type="float" office:value="0.230527347190681" calcext:value-type="float">
            <text:p>0,2305273472</text:p>
          </table:table-cell>
          <table:table-cell table:number-columns-repeated="1007"/>
        </table:table-row>
        <table:table-row table:style-name="ro1">
          <table:table-cell table:style-name="ce3" table:formula="of:=[.A24]+1" office:value-type="float" office:value="68" calcext:value-type="float">
            <text:p>68</text:p>
          </table:table-cell>
          <table:table-cell table:style-name="ce3" table:formula="of:=[$Redistribution_high.J21]" office:value-type="float" office:value="0.217770889390888" calcext:value-type="float">
            <text:p>0,2177708894</text:p>
          </table:table-cell>
          <table:table-cell table:style-name="ce3" table:formula="of:=[$Redistribution_high.K21]" office:value-type="float" office:value="0.243054042586454" calcext:value-type="float">
            <text:p>0,2430540426</text:p>
          </table:table-cell>
          <table:table-cell table:style-name="ce3" table:formula="of:=[$Redistribution_high.L21]" office:value-type="float" office:value="0.228945328539092" calcext:value-type="float">
            <text:p>0,2289453285</text:p>
          </table:table-cell>
          <table:table-cell table:style-name="ce3" table:formula="of:=[$Redistribution_high.M21]" office:value-type="float" office:value="0.227089367063907" calcext:value-type="float">
            <text:p>0,2270893671</text:p>
          </table:table-cell>
          <table:table-cell/>
          <table:table-cell table:style-name="ce3"/>
          <table:table-cell table:style-name="ce3" table:formula="of:=[$Redistribution_central.J21]" office:value-type="float" office:value="0.218995094406218" calcext:value-type="float">
            <text:p>0,2189950944</text:p>
          </table:table-cell>
          <table:table-cell table:style-name="ce3" table:formula="of:=[$Redistribution_central.K21]" office:value-type="float" office:value="0.248782209812289" calcext:value-type="float">
            <text:p>0,2487822098</text:p>
          </table:table-cell>
          <table:table-cell table:style-name="ce3" table:formula="of:=[$Redistribution_central.L21]" office:value-type="float" office:value="0.230322207564458" calcext:value-type="float">
            <text:p>0,2303222076</text:p>
          </table:table-cell>
          <table:table-cell table:style-name="ce3" table:formula="of:=[$Redistribution_central.M21]" office:value-type="float" office:value="0.232358652335064" calcext:value-type="float">
            <text:p>0,2323586523</text:p>
          </table:table-cell>
          <table:table-cell table:number-columns-repeated="2"/>
          <table:table-cell table:style-name="ce3" table:formula="of:=[$redistribution_low.J21]" office:value-type="float" office:value="0.218989741151593" calcext:value-type="float">
            <text:p>0,2189897412</text:p>
          </table:table-cell>
          <table:table-cell table:style-name="ce3" table:formula="of:=[$redistribution_low.K21]" office:value-type="float" office:value="0.248753503535854" calcext:value-type="float">
            <text:p>0,2487535035</text:p>
          </table:table-cell>
          <table:table-cell table:style-name="ce3" table:formula="of:=[$redistribution_low.L21]" office:value-type="float" office:value="0.23031945589058" calcext:value-type="float">
            <text:p>0,2303194559</text:p>
          </table:table-cell>
          <table:table-cell table:style-name="ce3" table:formula="of:=[$redistribution_low.M21]" office:value-type="float" office:value="0.232334413305221" calcext:value-type="float">
            <text:p>0,2323344133</text:p>
          </table:table-cell>
          <table:table-cell table:number-columns-repeated="1007"/>
        </table:table-row>
        <table:table-row table:style-name="ro1">
          <table:table-cell table:style-name="ce3" table:formula="of:=[.A25]+1" office:value-type="float" office:value="69" calcext:value-type="float">
            <text:p>69</text:p>
          </table:table-cell>
          <table:table-cell table:style-name="ce3" table:formula="of:=[$Redistribution_high.J22]" office:value-type="float" office:value="0.218453078017813" calcext:value-type="float">
            <text:p>0,218453078</text:p>
          </table:table-cell>
          <table:table-cell table:style-name="ce3" table:formula="of:=[$Redistribution_high.K22]" office:value-type="float" office:value="0.243707717625997" calcext:value-type="float">
            <text:p>0,2437077176</text:p>
          </table:table-cell>
          <table:table-cell table:style-name="ce3" table:formula="of:=[$Redistribution_high.L22]" office:value-type="float" office:value="0.230667625520836" calcext:value-type="float">
            <text:p>0,2306676255</text:p>
          </table:table-cell>
          <table:table-cell table:style-name="ce3" table:formula="of:=[$Redistribution_high.M22]" office:value-type="float" office:value="0.22633594087245" calcext:value-type="float">
            <text:p>0,2263359409</text:p>
          </table:table-cell>
          <table:table-cell/>
          <table:table-cell table:style-name="ce3"/>
          <table:table-cell table:style-name="ce3" table:formula="of:=[$Redistribution_central.J22]" office:value-type="float" office:value="0.216498034724129" calcext:value-type="float">
            <text:p>0,2164980347</text:p>
          </table:table-cell>
          <table:table-cell table:style-name="ce3" table:formula="of:=[$Redistribution_central.K22]" office:value-type="float" office:value="0.244239282042434" calcext:value-type="float">
            <text:p>0,244239282</text:p>
          </table:table-cell>
          <table:table-cell table:style-name="ce3" table:formula="of:=[$Redistribution_central.L22]" office:value-type="float" office:value="0.22852551187593" calcext:value-type="float">
            <text:p>0,2285255119</text:p>
          </table:table-cell>
          <table:table-cell table:style-name="ce3" table:formula="of:=[$Redistribution_central.M22]" office:value-type="float" office:value="0.226923688013281" calcext:value-type="float">
            <text:p>0,226923688</text:p>
          </table:table-cell>
          <table:table-cell table:number-columns-repeated="2"/>
          <table:table-cell table:style-name="ce3" table:formula="of:=[$redistribution_low.J22]" office:value-type="float" office:value="0.215926566894057" calcext:value-type="float">
            <text:p>0,2159265669</text:p>
          </table:table-cell>
          <table:table-cell table:style-name="ce3" table:formula="of:=[$redistribution_low.K22]" office:value-type="float" office:value="0.243676086443117" calcext:value-type="float">
            <text:p>0,2436760864</text:p>
          </table:table-cell>
          <table:table-cell table:style-name="ce3" table:formula="of:=[$redistribution_low.L22]" office:value-type="float" office:value="0.227926345274552" calcext:value-type="float">
            <text:p>0,2279263453</text:p>
          </table:table-cell>
          <table:table-cell table:style-name="ce3" table:formula="of:=[$redistribution_low.M22]" office:value-type="float" office:value="0.226401479575916" calcext:value-type="float">
            <text:p>0,2264014796</text:p>
          </table:table-cell>
          <table:table-cell table:number-columns-repeated="1007"/>
        </table:table-row>
        <table:table-row table:style-name="ro1">
          <table:table-cell table:style-name="ce3" table:formula="of:=[.A26]+1" office:value-type="float" office:value="70" calcext:value-type="float">
            <text:p>70</text:p>
          </table:table-cell>
          <table:table-cell table:style-name="ce3" table:formula="of:=[$Redistribution_high.J23]" office:value-type="float" office:value="0.220426745958286" calcext:value-type="float">
            <text:p>0,220426746</text:p>
          </table:table-cell>
          <table:table-cell table:style-name="ce3" table:formula="of:=[$Redistribution_high.K23]" office:value-type="float" office:value="0.243249277127075" calcext:value-type="float">
            <text:p>0,2432492771</text:p>
          </table:table-cell>
          <table:table-cell table:style-name="ce3" table:formula="of:=[$Redistribution_high.L23]" office:value-type="float" office:value="0.23113386680696" calcext:value-type="float">
            <text:p>0,2311338668</text:p>
          </table:table-cell>
          <table:table-cell table:style-name="ce3" table:formula="of:=[$Redistribution_high.M23]" office:value-type="float" office:value="0.22769456385548" calcext:value-type="float">
            <text:p>0,2276945639</text:p>
          </table:table-cell>
          <table:table-cell/>
          <table:table-cell table:style-name="ce3"/>
          <table:table-cell table:style-name="ce3" table:formula="of:=[$Redistribution_central.J23]" office:value-type="float" office:value="0.22165765404228" calcext:value-type="float">
            <text:p>0,221657654</text:p>
          </table:table-cell>
          <table:table-cell table:style-name="ce3" table:formula="of:=[$Redistribution_central.K23]" office:value-type="float" office:value="0.248149084175476" calcext:value-type="float">
            <text:p>0,2481490842</text:p>
          </table:table-cell>
          <table:table-cell table:style-name="ce3" table:formula="of:=[$Redistribution_central.L23]" office:value-type="float" office:value="0.232598884114837" calcext:value-type="float">
            <text:p>0,2325988841</text:p>
          </table:table-cell>
          <table:table-cell table:style-name="ce3" table:formula="of:=[$Redistribution_central.M23]" office:value-type="float" office:value="0.231900232138847" calcext:value-type="float">
            <text:p>0,2319002321</text:p>
          </table:table-cell>
          <table:table-cell table:number-columns-repeated="2"/>
          <table:table-cell table:style-name="ce3" table:formula="of:=[$redistribution_low.J23]" office:value-type="float" office:value="0.220749806382512" calcext:value-type="float">
            <text:p>0,2207498064</text:p>
          </table:table-cell>
          <table:table-cell table:style-name="ce3" table:formula="of:=[$redistribution_low.K23]" office:value-type="float" office:value="0.247042379610866" calcext:value-type="float">
            <text:p>0,2470423796</text:p>
          </table:table-cell>
          <table:table-cell table:style-name="ce3" table:formula="of:=[$redistribution_low.L23]" office:value-type="float" office:value="0.231676855752093" calcext:value-type="float">
            <text:p>0,2316768558</text:p>
          </table:table-cell>
          <table:table-cell table:style-name="ce3" table:formula="of:=[$redistribution_low.M23]" office:value-type="float" office:value="0.230816981347047" calcext:value-type="float">
            <text:p>0,2308169813</text:p>
          </table:table-cell>
          <table:table-cell table:number-columns-repeated="1007"/>
        </table:table-row>
        <table:table-row table:style-name="ro1">
          <table:table-cell table:style-name="ce3" table:formula="of:=[.A27]+1" office:value-type="float" office:value="71" calcext:value-type="float">
            <text:p>71</text:p>
          </table:table-cell>
          <table:table-cell table:style-name="ce3" table:formula="of:=[$Redistribution_high.J24]" office:value-type="float" office:value="0.218312278367058" calcext:value-type="float">
            <text:p>0,2183122784</text:p>
          </table:table-cell>
          <table:table-cell table:style-name="ce3" table:formula="of:=[$Redistribution_high.K24]" office:value-type="float" office:value="0.237375540212246" calcext:value-type="float">
            <text:p>0,2373755402</text:p>
          </table:table-cell>
          <table:table-cell table:style-name="ce3" table:formula="of:=[$Redistribution_high.L24]" office:value-type="float" office:value="0.229748091580085" calcext:value-type="float">
            <text:p>0,2297480916</text:p>
          </table:table-cell>
          <table:table-cell table:style-name="ce3" table:formula="of:=[$Redistribution_high.M24]" office:value-type="float" office:value="0.220727348872977" calcext:value-type="float">
            <text:p>0,2207273489</text:p>
          </table:table-cell>
          <table:table-cell/>
          <table:table-cell table:style-name="ce3"/>
          <table:table-cell table:style-name="ce3" table:formula="of:=[$Redistribution_central.J24]" office:value-type="float" office:value="0.215758090166298" calcext:value-type="float">
            <text:p>0,2157580902</text:p>
          </table:table-cell>
          <table:table-cell table:style-name="ce3" table:formula="of:=[$Redistribution_central.K24]" office:value-type="float" office:value="0.23149245792335" calcext:value-type="float">
            <text:p>0,2314924579</text:p>
          </table:table-cell>
          <table:table-cell table:style-name="ce3" table:formula="of:=[$Redistribution_central.L24]" office:value-type="float" office:value="0.22703642121732" calcext:value-type="float">
            <text:p>0,2270364212</text:p>
          </table:table-cell>
          <table:table-cell table:style-name="ce3" table:formula="of:=[$Redistribution_central.M24]" office:value-type="float" office:value="0.215081528243806" calcext:value-type="float">
            <text:p>0,2150815282</text:p>
          </table:table-cell>
          <table:table-cell table:number-columns-repeated="2"/>
          <table:table-cell table:style-name="ce3" table:formula="of:=[$redistribution_low.J24]" office:value-type="float" office:value="0.215412018658951" calcext:value-type="float">
            <text:p>0,2154120187</text:p>
          </table:table-cell>
          <table:table-cell table:style-name="ce3" table:formula="of:=[$redistribution_low.K24]" office:value-type="float" office:value="0.231443548823549" calcext:value-type="float">
            <text:p>0,2314435488</text:p>
          </table:table-cell>
          <table:table-cell table:style-name="ce3" table:formula="of:=[$redistribution_low.L24]" office:value-type="float" office:value="0.226923916277416" calcext:value-type="float">
            <text:p>0,2269239163</text:p>
          </table:table-cell>
          <table:table-cell table:style-name="ce3" table:formula="of:=[$redistribution_low.M24]" office:value-type="float" office:value="0.214610252859842" calcext:value-type="float">
            <text:p>0,2146102529</text:p>
          </table:table-cell>
          <table:table-cell table:number-columns-repeated="1007"/>
        </table:table-row>
        <table:table-row table:style-name="ro1">
          <table:table-cell table:style-name="ce3" table:formula="of:=[.A28]+1" office:value-type="float" office:value="72" calcext:value-type="float">
            <text:p>72</text:p>
          </table:table-cell>
          <table:table-cell table:style-name="ce3" table:formula="of:=[$Redistribution_high.J25]" office:value-type="float" office:value="0.222873761010257" calcext:value-type="float">
            <text:p>0,222873761</text:p>
          </table:table-cell>
          <table:table-cell table:style-name="ce3" table:formula="of:=[$Redistribution_high.K25]" office:value-type="float" office:value="0.243934237353418" calcext:value-type="float">
            <text:p>0,2439342374</text:p>
          </table:table-cell>
          <table:table-cell table:style-name="ce3" table:formula="of:=[$Redistribution_high.L25]" office:value-type="float" office:value="0.234213880239728" calcext:value-type="float">
            <text:p>0,2342138802</text:p>
          </table:table-cell>
          <table:table-cell table:style-name="ce3" table:formula="of:=[$Redistribution_high.M25]" office:value-type="float" office:value="0.227276219150965" calcext:value-type="float">
            <text:p>0,2272762192</text:p>
          </table:table-cell>
          <table:table-cell/>
          <table:table-cell table:style-name="ce3"/>
          <table:table-cell table:style-name="ce3" table:formula="of:=[$Redistribution_central.J25]" office:value-type="float" office:value="0.217293926429259" calcext:value-type="float">
            <text:p>0,2172939264</text:p>
          </table:table-cell>
          <table:table-cell table:style-name="ce3" table:formula="of:=[$Redistribution_central.K25]" office:value-type="float" office:value="0.238829887360691" calcext:value-type="float">
            <text:p>0,2388298874</text:p>
          </table:table-cell>
          <table:table-cell table:style-name="ce3" table:formula="of:=[$Redistribution_central.L25]" office:value-type="float" office:value="0.228600934657582" calcext:value-type="float">
            <text:p>0,2286009347</text:p>
          </table:table-cell>
          <table:table-cell table:style-name="ce3" table:formula="of:=[$Redistribution_central.M25]" office:value-type="float" office:value="0.221899078215656" calcext:value-type="float">
            <text:p>0,2218990782</text:p>
          </table:table-cell>
          <table:table-cell table:number-columns-repeated="2"/>
          <table:table-cell table:style-name="ce3" table:formula="of:=[$redistribution_low.J25]" office:value-type="float" office:value="0.217053511191013" calcext:value-type="float">
            <text:p>0,2170535112</text:p>
          </table:table-cell>
          <table:table-cell table:style-name="ce3" table:formula="of:=[$redistribution_low.K25]" office:value-type="float" office:value="0.239118673024398" calcext:value-type="float">
            <text:p>0,239118673</text:p>
          </table:table-cell>
          <table:table-cell table:style-name="ce3" table:formula="of:=[$redistribution_low.L25]" office:value-type="float" office:value="0.228619451825279" calcext:value-type="float">
            <text:p>0,2286194518</text:p>
          </table:table-cell>
          <table:table-cell table:style-name="ce3" table:formula="of:=[$redistribution_low.M25]" office:value-type="float" office:value="0.221694548618858" calcext:value-type="float">
            <text:p>0,2216945486</text:p>
          </table:table-cell>
          <table:table-cell table:number-columns-repeated="1007"/>
        </table:table-row>
        <table:table-row table:style-name="ro1">
          <table:table-cell table:style-name="ce3" table:formula="of:=[.A29]+1" office:value-type="float" office:value="73" calcext:value-type="float">
            <text:p>73</text:p>
          </table:table-cell>
          <table:table-cell table:style-name="ce3" table:formula="of:=[$Redistribution_high.J26]" office:value-type="float" office:value="0.218194552258956" calcext:value-type="float">
            <text:p>0,2181945523</text:p>
          </table:table-cell>
          <table:table-cell table:style-name="ce3" table:formula="of:=[$Redistribution_high.K26]" office:value-type="float" office:value="0.243428239007925" calcext:value-type="float">
            <text:p>0,243428239</text:p>
          </table:table-cell>
          <table:table-cell table:style-name="ce3" table:formula="of:=[$Redistribution_high.L26]" office:value-type="float" office:value="0.231563374768626" calcext:value-type="float">
            <text:p>0,2315633748</text:p>
          </table:table-cell>
          <table:table-cell table:style-name="ce3" table:formula="of:=[$Redistribution_high.M26]" office:value-type="float" office:value="0.224038500311823" calcext:value-type="float">
            <text:p>0,2240385003</text:p>
          </table:table-cell>
          <table:table-cell/>
          <table:table-cell table:style-name="ce3"/>
          <table:table-cell table:style-name="ce3" table:formula="of:=[$Redistribution_central.J26]" office:value-type="float" office:value="0.217274985455216" calcext:value-type="float">
            <text:p>0,2172749855</text:p>
          </table:table-cell>
          <table:table-cell table:style-name="ce3" table:formula="of:=[$Redistribution_central.K26]" office:value-type="float" office:value="0.24665715053502" calcext:value-type="float">
            <text:p>0,2466571505</text:p>
          </table:table-cell>
          <table:table-cell table:style-name="ce3" table:formula="of:=[$Redistribution_central.L26]" office:value-type="float" office:value="0.230076253656114" calcext:value-type="float">
            <text:p>0,2300762537</text:p>
          </table:table-cell>
          <table:table-cell table:style-name="ce3" table:formula="of:=[$Redistribution_central.M26]" office:value-type="float" office:value="0.227392379459953" calcext:value-type="float">
            <text:p>0,2273923795</text:p>
          </table:table-cell>
          <table:table-cell table:number-columns-repeated="2"/>
          <table:table-cell table:style-name="ce3" table:formula="of:=[$redistribution_low.J26]" office:value-type="float" office:value="0.217002125896279" calcext:value-type="float">
            <text:p>0,2170021259</text:p>
          </table:table-cell>
          <table:table-cell table:style-name="ce3" table:formula="of:=[$redistribution_low.K26]" office:value-type="float" office:value="0.246504197097729" calcext:value-type="float">
            <text:p>0,2465041971</text:p>
          </table:table-cell>
          <table:table-cell table:style-name="ce3" table:formula="of:=[$redistribution_low.L26]" office:value-type="float" office:value="0.230074426084392" calcext:value-type="float">
            <text:p>0,2300744261</text:p>
          </table:table-cell>
          <table:table-cell table:style-name="ce3" table:formula="of:=[$redistribution_low.M26]" office:value-type="float" office:value="0.226761310026185" calcext:value-type="float">
            <text:p>0,22676131</text:p>
          </table:table-cell>
          <table:table-cell table:number-columns-repeated="1007"/>
        </table:table-row>
        <table:table-row table:style-name="ro1">
          <table:table-cell table:style-name="ce3" table:formula="of:=[.A30]+1" office:value-type="float" office:value="74" calcext:value-type="float">
            <text:p>74</text:p>
          </table:table-cell>
          <table:table-cell table:style-name="ce3" table:formula="of:=[$Redistribution_high.J27]" office:value-type="float" office:value="0.228593071461457" calcext:value-type="float">
            <text:p>0,2285930715</text:p>
          </table:table-cell>
          <table:table-cell table:style-name="ce3" table:formula="of:=[$Redistribution_high.K27]" office:value-type="float" office:value="0.262709307972403" calcext:value-type="float">
            <text:p>0,262709308</text:p>
          </table:table-cell>
          <table:table-cell table:style-name="ce3" table:formula="of:=[$Redistribution_high.L27]" office:value-type="float" office:value="0.239093814923186" calcext:value-type="float">
            <text:p>0,2390938149</text:p>
          </table:table-cell>
          <table:table-cell table:style-name="ce3" table:formula="of:=[$Redistribution_high.M27]" office:value-type="float" office:value="0.246822558165909" calcext:value-type="float">
            <text:p>0,2468225582</text:p>
          </table:table-cell>
          <table:table-cell/>
          <table:table-cell table:style-name="ce3"/>
          <table:table-cell table:style-name="ce3" table:formula="of:=[$Redistribution_central.J27]" office:value-type="float" office:value="0.221454104752702" calcext:value-type="float">
            <text:p>0,2214541048</text:p>
          </table:table-cell>
          <table:table-cell table:style-name="ce3" table:formula="of:=[$Redistribution_central.K27]" office:value-type="float" office:value="0.250422309623457" calcext:value-type="float">
            <text:p>0,2504223096</text:p>
          </table:table-cell>
          <table:table-cell table:style-name="ce3" table:formula="of:=[$Redistribution_central.L27]" office:value-type="float" office:value="0.231206778346094" calcext:value-type="float">
            <text:p>0,2312067783</text:p>
          </table:table-cell>
          <table:table-cell table:style-name="ce3" table:formula="of:=[$Redistribution_central.M27]" office:value-type="float" office:value="0.235634111582749" calcext:value-type="float">
            <text:p>0,2356341116</text:p>
          </table:table-cell>
          <table:table-cell table:number-columns-repeated="2"/>
          <table:table-cell table:style-name="ce3" table:formula="of:=[$redistribution_low.J27]" office:value-type="float" office:value="0.219525186032843" calcext:value-type="float">
            <text:p>0,219525186</text:p>
          </table:table-cell>
          <table:table-cell table:style-name="ce3" table:formula="of:=[$redistribution_low.K27]" office:value-type="float" office:value="0.247094534213616" calcext:value-type="float">
            <text:p>0,2470945342</text:p>
          </table:table-cell>
          <table:table-cell table:style-name="ce3" table:formula="of:=[$redistribution_low.L27]" office:value-type="float" office:value="0.229598906505929" calcext:value-type="float">
            <text:p>0,2295989065</text:p>
          </table:table-cell>
          <table:table-cell table:style-name="ce3" table:formula="of:=[$redistribution_low.M27]" office:value-type="float" office:value="0.231793670973877" calcext:value-type="float">
            <text:p>0,231793671</text:p>
          </table:table-cell>
          <table:table-cell table:number-columns-repeated="1007"/>
        </table:table-row>
        <table:table-row table:style-name="ro1">
          <table:table-cell table:style-name="ce3" table:formula="of:=[.A31]+1" office:value-type="float" office:value="75" calcext:value-type="float">
            <text:p>75</text:p>
          </table:table-cell>
          <table:table-cell table:style-name="ce3" table:formula="of:=[$Redistribution_high.J28]" office:value-type="float" office:value="0.231698240877728" calcext:value-type="float">
            <text:p>0,2316982409</text:p>
          </table:table-cell>
          <table:table-cell table:style-name="ce3" table:formula="of:=[$Redistribution_high.K28]" office:value-type="float" office:value="0.262931006040055" calcext:value-type="float">
            <text:p>0,262931006</text:p>
          </table:table-cell>
          <table:table-cell table:style-name="ce3" table:formula="of:=[$Redistribution_high.L28]" office:value-type="float" office:value="0.241522702885285" calcext:value-type="float">
            <text:p>0,2415227029</text:p>
          </table:table-cell>
          <table:table-cell table:style-name="ce3" table:formula="of:=[$Redistribution_high.M28]" office:value-type="float" office:value="0.248259692345909" calcext:value-type="float">
            <text:p>0,2482596923</text:p>
          </table:table-cell>
          <table:table-cell/>
          <table:table-cell table:style-name="ce3"/>
          <table:table-cell table:style-name="ce3" table:formula="of:=[$Redistribution_central.J28]" office:value-type="float" office:value="0.224643341971296" calcext:value-type="float">
            <text:p>0,224643342</text:p>
          </table:table-cell>
          <table:table-cell table:style-name="ce3" table:formula="of:=[$Redistribution_central.K28]" office:value-type="float" office:value="0.254033431376073" calcext:value-type="float">
            <text:p>0,2540334314</text:p>
          </table:table-cell>
          <table:table-cell table:style-name="ce3" table:formula="of:=[$Redistribution_central.L28]" office:value-type="float" office:value="0.234682281374986" calcext:value-type="float">
            <text:p>0,2346822814</text:p>
          </table:table-cell>
          <table:table-cell table:style-name="ce3" table:formula="of:=[$Redistribution_central.M28]" office:value-type="float" office:value="0.238690629321064" calcext:value-type="float">
            <text:p>0,2386906293</text:p>
          </table:table-cell>
          <table:table-cell table:number-columns-repeated="2"/>
          <table:table-cell table:style-name="ce3" table:formula="of:=[$redistribution_low.J28]" office:value-type="float" office:value="0.225299795001649" calcext:value-type="float">
            <text:p>0,225299795</text:p>
          </table:table-cell>
          <table:table-cell table:style-name="ce3" table:formula="of:=[$redistribution_low.K28]" office:value-type="float" office:value="0.255120638892422" calcext:value-type="float">
            <text:p>0,2551206389</text:p>
          </table:table-cell>
          <table:table-cell table:style-name="ce3" table:formula="of:=[$redistribution_low.L28]" office:value-type="float" office:value="0.235987793134859" calcext:value-type="float">
            <text:p>0,2359877931</text:p>
          </table:table-cell>
          <table:table-cell table:style-name="ce3" table:formula="of:=[$redistribution_low.M28]" office:value-type="float" office:value="0.238629907051176" calcext:value-type="float">
            <text:p>0,2386299071</text:p>
          </table:table-cell>
          <table:table-cell table:number-columns-repeated="1007"/>
        </table:table-row>
        <table:table-row table:style-name="ro1">
          <table:table-cell table:style-name="ce3" table:formula="of:=[.A32]+1" office:value-type="float" office:value="76" calcext:value-type="float">
            <text:p>76</text:p>
          </table:table-cell>
          <table:table-cell table:style-name="ce3" table:formula="of:=[$Redistribution_high.J29]" office:value-type="float" office:value="0.232574502624735" calcext:value-type="float">
            <text:p>0,2325745026</text:p>
          </table:table-cell>
          <table:table-cell table:style-name="ce3" table:formula="of:=[$Redistribution_high.K29]" office:value-type="float" office:value="0.266215026692143" calcext:value-type="float">
            <text:p>0,2662150267</text:p>
          </table:table-cell>
          <table:table-cell table:style-name="ce3" table:formula="of:=[$Redistribution_high.L29]" office:value-type="float" office:value="0.2424645694853" calcext:value-type="float">
            <text:p>0,2424645695</text:p>
          </table:table-cell>
          <table:table-cell table:style-name="ce3" table:formula="of:=[$Redistribution_high.M29]" office:value-type="float" office:value="0.251361444837511" calcext:value-type="float">
            <text:p>0,2513614448</text:p>
          </table:table-cell>
          <table:table-cell/>
          <table:table-cell table:style-name="ce3"/>
          <table:table-cell table:style-name="ce3" table:formula="of:=[$Redistribution_central.J29]" office:value-type="float" office:value="0.224175180151145" calcext:value-type="float">
            <text:p>0,2241751802</text:p>
          </table:table-cell>
          <table:table-cell table:style-name="ce3" table:formula="of:=[$Redistribution_central.K29]" office:value-type="float" office:value="0.255151951220964" calcext:value-type="float">
            <text:p>0,2551519512</text:p>
          </table:table-cell>
          <table:table-cell table:style-name="ce3" table:formula="of:=[$Redistribution_central.L29]" office:value-type="float" office:value="0.234040524321536" calcext:value-type="float">
            <text:p>0,2340405243</text:p>
          </table:table-cell>
          <table:table-cell table:style-name="ce3" table:formula="of:=[$Redistribution_central.M29]" office:value-type="float" office:value="0.23985848291844" calcext:value-type="float">
            <text:p>0,2398584829</text:p>
          </table:table-cell>
          <table:table-cell table:number-columns-repeated="2"/>
          <table:table-cell table:style-name="ce3" table:formula="of:=[$redistribution_low.J29]" office:value-type="float" office:value="0.223289497560117" calcext:value-type="float">
            <text:p>0,2232894976</text:p>
          </table:table-cell>
          <table:table-cell table:style-name="ce3" table:formula="of:=[$redistribution_low.K29]" office:value-type="float" office:value="0.252471622978132" calcext:value-type="float">
            <text:p>0,252471623</text:p>
          </table:table-cell>
          <table:table-cell table:style-name="ce3" table:formula="of:=[$redistribution_low.L29]" office:value-type="float" office:value="0.233901505347071" calcext:value-type="float">
            <text:p>0,2339015053</text:p>
          </table:table-cell>
          <table:table-cell table:style-name="ce3" table:formula="of:=[$redistribution_low.M29]" office:value-type="float" office:value="0.235953081932355" calcext:value-type="float">
            <text:p>0,2359530819</text:p>
          </table:table-cell>
          <table:table-cell table:number-columns-repeated="1007"/>
        </table:table-row>
        <table:table-row table:style-name="ro1">
          <table:table-cell table:style-name="ce3" table:formula="of:=[.A33]+1" office:value-type="float" office:value="77" calcext:value-type="float">
            <text:p>77</text:p>
          </table:table-cell>
          <table:table-cell table:style-name="ce3" table:formula="of:=[$Redistribution_high.J30]" office:value-type="float" office:value="0.225593401420869" calcext:value-type="float">
            <text:p>0,2255934014</text:p>
          </table:table-cell>
          <table:table-cell table:style-name="ce3" table:formula="of:=[$Redistribution_high.K30]" office:value-type="float" office:value="0.257422821446249" calcext:value-type="float">
            <text:p>0,2574228214</text:p>
          </table:table-cell>
          <table:table-cell table:style-name="ce3" table:formula="of:=[$Redistribution_high.L30]" office:value-type="float" office:value="0.237715170004101" calcext:value-type="float">
            <text:p>0,23771517</text:p>
          </table:table-cell>
          <table:table-cell table:style-name="ce3" table:formula="of:=[$Redistribution_high.M30]" office:value-type="float" office:value="0.239494360263849" calcext:value-type="float">
            <text:p>0,2394943603</text:p>
          </table:table-cell>
          <table:table-cell/>
          <table:table-cell table:style-name="ce3"/>
          <table:table-cell table:style-name="ce3" table:formula="of:=[$Redistribution_central.J30]" office:value-type="float" office:value="0.218923665270486" calcext:value-type="float">
            <text:p>0,2189236653</text:p>
          </table:table-cell>
          <table:table-cell table:style-name="ce3" table:formula="of:=[$Redistribution_central.K30]" office:value-type="float" office:value="0.253528509890936" calcext:value-type="float">
            <text:p>0,2535285099</text:p>
          </table:table-cell>
          <table:table-cell table:style-name="ce3" table:formula="of:=[$Redistribution_central.L30]" office:value-type="float" office:value="0.231316141920557" calcext:value-type="float">
            <text:p>0,2313161419</text:p>
          </table:table-cell>
          <table:table-cell table:style-name="ce3" table:formula="of:=[$Redistribution_central.M30]" office:value-type="float" office:value="0.234340238351978" calcext:value-type="float">
            <text:p>0,2343402384</text:p>
          </table:table-cell>
          <table:table-cell table:number-columns-repeated="2"/>
          <table:table-cell table:style-name="ce3" table:formula="of:=[$redistribution_low.J30]" office:value-type="float" office:value="0.216530587079887" calcext:value-type="float">
            <text:p>0,2165305871</text:p>
          </table:table-cell>
          <table:table-cell table:style-name="ce3" table:formula="of:=[$redistribution_low.K30]" office:value-type="float" office:value="0.247894202805536" calcext:value-type="float">
            <text:p>0,2478942028</text:p>
          </table:table-cell>
          <table:table-cell table:style-name="ce3" table:formula="of:=[$redistribution_low.L30]" office:value-type="float" office:value="0.229723658180307" calcext:value-type="float">
            <text:p>0,2297236582</text:p>
          </table:table-cell>
          <table:table-cell table:style-name="ce3" table:formula="of:=[$redistribution_low.M30]" office:value-type="float" office:value="0.227468117611699" calcext:value-type="float">
            <text:p>0,2274681176</text:p>
          </table:table-cell>
          <table:table-cell table:number-columns-repeated="1007"/>
        </table:table-row>
        <table:table-row table:style-name="ro1">
          <table:table-cell table:style-name="ce3" table:formula="of:=[.A34]+1" office:value-type="float" office:value="78" calcext:value-type="float">
            <text:p>78</text:p>
          </table:table-cell>
          <table:table-cell table:style-name="ce3" table:formula="of:=[$Redistribution_high.J31]" office:value-type="float" office:value="0.224990318412881" calcext:value-type="float">
            <text:p>0,2249903184</text:p>
          </table:table-cell>
          <table:table-cell table:style-name="ce3" table:formula="of:=[$Redistribution_high.K31]" office:value-type="float" office:value="0.257771641391166" calcext:value-type="float">
            <text:p>0,2577716414</text:p>
          </table:table-cell>
          <table:table-cell table:style-name="ce3" table:formula="of:=[$Redistribution_high.L31]" office:value-type="float" office:value="0.234368010060783" calcext:value-type="float">
            <text:p>0,2343680101</text:p>
          </table:table-cell>
          <table:table-cell table:style-name="ce3" table:formula="of:=[$Redistribution_high.M31]" office:value-type="float" office:value="0.243599368822319" calcext:value-type="float">
            <text:p>0,2435993688</text:p>
          </table:table-cell>
          <table:table-cell/>
          <table:table-cell table:style-name="ce3"/>
          <table:table-cell table:style-name="ce3" table:formula="of:=[$Redistribution_central.J31]" office:value-type="float" office:value="0.223930923418886" calcext:value-type="float">
            <text:p>0,2239309234</text:p>
          </table:table-cell>
          <table:table-cell table:style-name="ce3" table:formula="of:=[$Redistribution_central.K31]" office:value-type="float" office:value="0.260521412477638" calcext:value-type="float">
            <text:p>0,2605214125</text:p>
          </table:table-cell>
          <table:table-cell table:style-name="ce3" table:formula="of:=[$Redistribution_central.L31]" office:value-type="float" office:value="0.23371601045449" calcext:value-type="float">
            <text:p>0,2337160105</text:p>
          </table:table-cell>
          <table:table-cell table:style-name="ce3" table:formula="of:=[$Redistribution_central.M31]" office:value-type="float" office:value="0.244919286241924" calcext:value-type="float">
            <text:p>0,2449192862</text:p>
          </table:table-cell>
          <table:table-cell table:number-columns-repeated="2"/>
          <table:table-cell table:style-name="ce3" table:formula="of:=[$redistribution_low.J31]" office:value-type="float" office:value="0.224470638407421" calcext:value-type="float">
            <text:p>0,2244706384</text:p>
          </table:table-cell>
          <table:table-cell table:style-name="ce3" table:formula="of:=[$redistribution_low.K31]" office:value-type="float" office:value="0.25783139177113" calcext:value-type="float">
            <text:p>0,2578313918</text:p>
          </table:table-cell>
          <table:table-cell table:style-name="ce3" table:formula="of:=[$redistribution_low.L31]" office:value-type="float" office:value="0.235039377676628" calcext:value-type="float">
            <text:p>0,2350393777</text:p>
          </table:table-cell>
          <table:table-cell table:style-name="ce3" table:formula="of:=[$redistribution_low.M31]" office:value-type="float" office:value="0.240973561845094" calcext:value-type="float">
            <text:p>0,2409735618</text:p>
          </table:table-cell>
          <table:table-cell table:number-columns-repeated="1007"/>
        </table:table-row>
        <table:table-row table:style-name="ro1">
          <table:table-cell table:style-name="ce3" table:formula="of:=[.A35]+1" office:value-type="float" office:value="79" calcext:value-type="float">
            <text:p>79</text:p>
          </table:table-cell>
          <table:table-cell table:style-name="ce3" table:formula="of:=[$Redistribution_high.J32]" office:value-type="float" office:value="0.223655539164254" calcext:value-type="float">
            <text:p>0,2236555392</text:p>
          </table:table-cell>
          <table:table-cell table:style-name="ce3" table:formula="of:=[$Redistribution_high.K32]" office:value-type="float" office:value="0.258853076003483" calcext:value-type="float">
            <text:p>0,258853076</text:p>
          </table:table-cell>
          <table:table-cell table:style-name="ce3" table:formula="of:=[$Redistribution_high.L32]" office:value-type="float" office:value="0.232766333121299" calcext:value-type="float">
            <text:p>0,2327663331</text:p>
          </table:table-cell>
          <table:table-cell table:style-name="ce3" table:formula="of:=[$Redistribution_high.M32]" office:value-type="float" office:value="0.244873368256663" calcext:value-type="float">
            <text:p>0,2448733683</text:p>
          </table:table-cell>
          <table:table-cell/>
          <table:table-cell table:style-name="ce3"/>
          <table:table-cell table:style-name="ce3" table:formula="of:=[$Redistribution_central.J32]" office:value-type="float" office:value="0.217769812777409" calcext:value-type="float">
            <text:p>0,2177698128</text:p>
          </table:table-cell>
          <table:table-cell table:style-name="ce3" table:formula="of:=[$Redistribution_central.K32]" office:value-type="float" office:value="0.246951222290167" calcext:value-type="float">
            <text:p>0,2469512223</text:p>
          </table:table-cell>
          <table:table-cell table:style-name="ce3" table:formula="of:=[$Redistribution_central.L32]" office:value-type="float" office:value="0.227353693708646" calcext:value-type="float">
            <text:p>0,2273536937</text:p>
          </table:table-cell>
          <table:table-cell table:style-name="ce3" table:formula="of:=[$Redistribution_central.M32]" office:value-type="float" office:value="0.232048462652431" calcext:value-type="float">
            <text:p>0,2320484627</text:p>
          </table:table-cell>
          <table:table-cell table:number-columns-repeated="2"/>
          <table:table-cell table:style-name="ce3" table:formula="of:=[$redistribution_low.J32]" office:value-type="float" office:value="0.223150021564243" calcext:value-type="float">
            <text:p>0,2231500216</text:p>
          </table:table-cell>
          <table:table-cell table:style-name="ce3" table:formula="of:=[$redistribution_low.K32]" office:value-type="float" office:value="0.255050196488893" calcext:value-type="float">
            <text:p>0,2550501965</text:p>
          </table:table-cell>
          <table:table-cell table:style-name="ce3" table:formula="of:=[$redistribution_low.L32]" office:value-type="float" office:value="0.233192293176723" calcext:value-type="float">
            <text:p>0,2331922932</text:p>
          </table:table-cell>
          <table:table-cell table:style-name="ce3" table:formula="of:=[$redistribution_low.M32]" office:value-type="float" office:value="0.23917134763789" calcext:value-type="float">
            <text:p>0,2391713476</text:p>
          </table:table-cell>
          <table:table-cell table:number-columns-repeated="1007"/>
        </table:table-row>
        <table:table-row table:style-name="ro1">
          <table:table-cell table:style-name="ce3" table:formula="of:=[.A36]+1" office:value-type="float" office:value="80" calcext:value-type="float">
            <text:p>80</text:p>
          </table:table-cell>
          <table:table-cell table:style-name="ce3" table:formula="of:=[$Redistribution_high.J33]" office:value-type="float" office:value="0.230806541607506" calcext:value-type="float">
            <text:p>0,2308065416</text:p>
          </table:table-cell>
          <table:table-cell table:style-name="ce3" table:formula="of:=[$Redistribution_high.K33]" office:value-type="float" office:value="0.260559700166633" calcext:value-type="float">
            <text:p>0,2605597002</text:p>
          </table:table-cell>
          <table:table-cell table:style-name="ce3" table:formula="of:=[$Redistribution_high.L33]" office:value-type="float" office:value="0.23987490638112" calcext:value-type="float">
            <text:p>0,2398749064</text:p>
          </table:table-cell>
          <table:table-cell table:style-name="ce3" table:formula="of:=[$Redistribution_high.M33]" office:value-type="float" office:value="0.24688487760941" calcext:value-type="float">
            <text:p>0,2468848776</text:p>
          </table:table-cell>
          <table:table-cell/>
          <table:table-cell table:style-name="ce3"/>
          <table:table-cell table:style-name="ce3" table:formula="of:=[$Redistribution_central.J33]" office:value-type="float" office:value="0.222147720644613" calcext:value-type="float">
            <text:p>0,2221477206</text:p>
          </table:table-cell>
          <table:table-cell table:style-name="ce3" table:formula="of:=[$Redistribution_central.K33]" office:value-type="float" office:value="0.249074294031841" calcext:value-type="float">
            <text:p>0,249074294</text:p>
          </table:table-cell>
          <table:table-cell table:style-name="ce3" table:formula="of:=[$Redistribution_central.L33]" office:value-type="float" office:value="0.231653271031832" calcext:value-type="float">
            <text:p>0,231653271</text:p>
          </table:table-cell>
          <table:table-cell table:style-name="ce3" table:formula="of:=[$Redistribution_central.M33]" office:value-type="float" office:value="0.234413243128068" calcext:value-type="float">
            <text:p>0,2344132431</text:p>
          </table:table-cell>
          <table:table-cell table:number-columns-repeated="2"/>
          <table:table-cell table:style-name="ce3" table:formula="of:=[$redistribution_low.J33]" office:value-type="float" office:value="0.223481465813885" calcext:value-type="float">
            <text:p>0,2234814658</text:p>
          </table:table-cell>
          <table:table-cell table:style-name="ce3" table:formula="of:=[$redistribution_low.K33]" office:value-type="float" office:value="0.259467515261477" calcext:value-type="float">
            <text:p>0,2594675153</text:p>
          </table:table-cell>
          <table:table-cell table:style-name="ce3" table:formula="of:=[$redistribution_low.L33]" office:value-type="float" office:value="0.234246803829622" calcext:value-type="float">
            <text:p>0,2342468038</text:p>
          </table:table-cell>
          <table:table-cell table:style-name="ce3" table:formula="of:=[$redistribution_low.M33]" office:value-type="float" office:value="0.242129967285689" calcext:value-type="float">
            <text:p>0,2421299673</text:p>
          </table:table-cell>
          <table:table-cell table:number-columns-repeated="1007"/>
        </table:table-row>
        <table:table-row table:style-name="ro1">
          <table:table-cell table:style-name="ce3" table:formula="of:=[.A37]+1" office:value-type="float" office:value="81" calcext:value-type="float">
            <text:p>81</text:p>
          </table:table-cell>
          <table:table-cell table:style-name="ce3" table:formula="of:=[$Redistribution_high.J34]" office:value-type="float" office:value="0.223737701453729" calcext:value-type="float">
            <text:p>0,2237377015</text:p>
          </table:table-cell>
          <table:table-cell table:style-name="ce3" table:formula="of:=[$Redistribution_high.K34]" office:value-type="float" office:value="0.261235315349491" calcext:value-type="float">
            <text:p>0,2612353153</text:p>
          </table:table-cell>
          <table:table-cell table:style-name="ce3" table:formula="of:=[$Redistribution_high.L34]" office:value-type="float" office:value="0.234884436293804" calcext:value-type="float">
            <text:p>0,2348844363</text:p>
          </table:table-cell>
          <table:table-cell table:style-name="ce3" table:formula="of:=[$Redistribution_high.M34]" office:value-type="float" office:value="0.244224947548701" calcext:value-type="float">
            <text:p>0,2442249475</text:p>
          </table:table-cell>
          <table:table-cell/>
          <table:table-cell table:style-name="ce3"/>
          <table:table-cell table:style-name="ce3" table:formula="of:=[$Redistribution_central.J34]" office:value-type="float" office:value="0.211952597160754" calcext:value-type="float">
            <text:p>0,2119525972</text:p>
          </table:table-cell>
          <table:table-cell table:style-name="ce3" table:formula="of:=[$Redistribution_central.K34]" office:value-type="float" office:value="0.241571964053798" calcext:value-type="float">
            <text:p>0,2415719641</text:p>
          </table:table-cell>
          <table:table-cell table:style-name="ce3" table:formula="of:=[$Redistribution_central.L34]" office:value-type="float" office:value="0.223424374786032" calcext:value-type="float">
            <text:p>0,2234243748</text:p>
          </table:table-cell>
          <table:table-cell table:style-name="ce3" table:formula="of:=[$Redistribution_central.M34]" office:value-type="float" office:value="0.223877293967885" calcext:value-type="float">
            <text:p>0,223877294</text:p>
          </table:table-cell>
          <table:table-cell table:number-columns-repeated="2"/>
          <table:table-cell table:style-name="ce3" table:formula="of:=[$redistribution_low.J34]" office:value-type="float" office:value="0.220288828654938" calcext:value-type="float">
            <text:p>0,2202888287</text:p>
          </table:table-cell>
          <table:table-cell table:style-name="ce3" table:formula="of:=[$redistribution_low.K34]" office:value-type="float" office:value="0.2575262529452" calcext:value-type="float">
            <text:p>0,2575262529</text:p>
          </table:table-cell>
          <table:table-cell table:style-name="ce3" table:formula="of:=[$redistribution_low.L34]" office:value-type="float" office:value="0.233309449148937" calcext:value-type="float">
            <text:p>0,2333094491</text:p>
          </table:table-cell>
          <table:table-cell table:style-name="ce3" table:formula="of:=[$redistribution_low.M34]" office:value-type="float" office:value="0.236635322339837" calcext:value-type="float">
            <text:p>0,2366353223</text:p>
          </table:table-cell>
          <table:table-cell table:number-columns-repeated="1007"/>
        </table:table-row>
        <table:table-row table:style-name="ro1">
          <table:table-cell table:style-name="ce3" table:formula="of:=[.A38]+1" office:value-type="float" office:value="82" calcext:value-type="float">
            <text:p>82</text:p>
          </table:table-cell>
          <table:table-cell table:style-name="ce3" table:formula="of:=[$Redistribution_high.J35]" office:value-type="float" office:value="0.235639866393643" calcext:value-type="float">
            <text:p>0,2356398664</text:p>
          </table:table-cell>
          <table:table-cell table:style-name="ce3" table:formula="of:=[$Redistribution_high.K35]" office:value-type="float" office:value="0.276842190222984" calcext:value-type="float">
            <text:p>0,2768421902</text:p>
          </table:table-cell>
          <table:table-cell table:style-name="ce3" table:formula="of:=[$Redistribution_high.L35]" office:value-type="float" office:value="0.244947645865362" calcext:value-type="float">
            <text:p>0,2449476459</text:p>
          </table:table-cell>
          <table:table-cell table:style-name="ce3" table:formula="of:=[$Redistribution_high.M35]" office:value-type="float" office:value="0.262223654542674" calcext:value-type="float">
            <text:p>0,2622236545</text:p>
          </table:table-cell>
          <table:table-cell/>
          <table:table-cell table:style-name="ce3"/>
          <table:table-cell table:style-name="ce3" table:formula="of:=[$Redistribution_central.J35]" office:value-type="float" office:value="0.220429771519455" calcext:value-type="float">
            <text:p>0,2204297715</text:p>
          </table:table-cell>
          <table:table-cell table:style-name="ce3" table:formula="of:=[$Redistribution_central.K35]" office:value-type="float" office:value="0.250802701875942" calcext:value-type="float">
            <text:p>0,2508027019</text:p>
          </table:table-cell>
          <table:table-cell table:style-name="ce3" table:formula="of:=[$Redistribution_central.L35]" office:value-type="float" office:value="0.229426669166752" calcext:value-type="float">
            <text:p>0,2294266692</text:p>
          </table:table-cell>
          <table:table-cell table:style-name="ce3" table:formula="of:=[$Redistribution_central.M35]" office:value-type="float" office:value="0.236688879725371" calcext:value-type="float">
            <text:p>0,2366888797</text:p>
          </table:table-cell>
          <table:table-cell table:number-columns-repeated="2"/>
          <table:table-cell table:style-name="ce3" table:formula="of:=[$redistribution_low.J35]" office:value-type="float" office:value="0.226374248826228" calcext:value-type="float">
            <text:p>0,2263742488</text:p>
          </table:table-cell>
          <table:table-cell table:style-name="ce3" table:formula="of:=[$redistribution_low.K35]" office:value-type="float" office:value="0.260969123605887" calcext:value-type="float">
            <text:p>0,2609691236</text:p>
          </table:table-cell>
          <table:table-cell table:style-name="ce3" table:formula="of:=[$redistribution_low.L35]" office:value-type="float" office:value="0.236505240331925" calcext:value-type="float">
            <text:p>0,2365052403</text:p>
          </table:table-cell>
          <table:table-cell table:style-name="ce3" table:formula="of:=[$redistribution_low.M35]" office:value-type="float" office:value="0.244575314845483" calcext:value-type="float">
            <text:p>0,2445753148</text:p>
          </table:table-cell>
          <table:table-cell table:number-columns-repeated="1007"/>
        </table:table-row>
        <table:table-row table:style-name="ro1">
          <table:table-cell table:style-name="ce3" table:formula="of:=[.A39]+1" office:value-type="float" office:value="83" calcext:value-type="float">
            <text:p>83</text:p>
          </table:table-cell>
          <table:table-cell table:style-name="ce3" table:formula="of:=[$Redistribution_high.J36]" office:value-type="float" office:value="0.234805976123015" calcext:value-type="float">
            <text:p>0,2348059761</text:p>
          </table:table-cell>
          <table:table-cell table:style-name="ce3" table:formula="of:=[$Redistribution_high.K36]" office:value-type="float" office:value="0.273771802036751" calcext:value-type="float">
            <text:p>0,273771802</text:p>
          </table:table-cell>
          <table:table-cell table:style-name="ce3" table:formula="of:=[$Redistribution_high.L36]" office:value-type="float" office:value="0.243780315959979" calcext:value-type="float">
            <text:p>0,243780316</text:p>
          </table:table-cell>
          <table:table-cell table:style-name="ce3" table:formula="of:=[$Redistribution_high.M36]" office:value-type="float" office:value="0.259747595855894" calcext:value-type="float">
            <text:p>0,2597475959</text:p>
          </table:table-cell>
          <table:table-cell/>
          <table:table-cell table:style-name="ce3"/>
          <table:table-cell table:style-name="ce3" table:formula="of:=[$Redistribution_central.J36]" office:value-type="float" office:value="0.229685292879022" calcext:value-type="float">
            <text:p>0,2296852929</text:p>
          </table:table-cell>
          <table:table-cell table:style-name="ce3" table:formula="of:=[$Redistribution_central.K36]" office:value-type="float" office:value="0.26545958029217" calcext:value-type="float">
            <text:p>0,2654595803</text:p>
          </table:table-cell>
          <table:table-cell table:style-name="ce3" table:formula="of:=[$Redistribution_central.L36]" office:value-type="float" office:value="0.238201792971428" calcext:value-type="float">
            <text:p>0,238201793</text:p>
          </table:table-cell>
          <table:table-cell table:style-name="ce3" table:formula="of:=[$Redistribution_central.M36]" office:value-type="float" office:value="0.251864707333158" calcext:value-type="float">
            <text:p>0,2518647073</text:p>
          </table:table-cell>
          <table:table-cell table:number-columns-repeated="2"/>
          <table:table-cell table:style-name="ce3" table:formula="of:=[$redistribution_low.J36]" office:value-type="float" office:value="0.222919982034745" calcext:value-type="float">
            <text:p>0,222919982</text:p>
          </table:table-cell>
          <table:table-cell table:style-name="ce3" table:formula="of:=[$redistribution_low.K36]" office:value-type="float" office:value="0.256091933311941" calcext:value-type="float">
            <text:p>0,2560919333</text:p>
          </table:table-cell>
          <table:table-cell table:style-name="ce3" table:formula="of:=[$redistribution_low.L36]" office:value-type="float" office:value="0.232317988331279" calcext:value-type="float">
            <text:p>0,2323179883</text:p>
          </table:table-cell>
          <table:table-cell table:style-name="ce3" table:formula="of:=[$redistribution_low.M36]" office:value-type="float" office:value="0.240970264200705" calcext:value-type="float">
            <text:p>0,2409702642</text:p>
          </table:table-cell>
          <table:table-cell table:number-columns-repeated="1007"/>
        </table:table-row>
        <table:table-row table:style-name="ro1">
          <table:table-cell table:style-name="ce3" table:formula="of:=[.A40]+1" office:value-type="float" office:value="84" calcext:value-type="float">
            <text:p>84</text:p>
          </table:table-cell>
          <table:table-cell table:style-name="ce3" table:formula="of:=[$Redistribution_high.J37]" office:value-type="float" office:value="0.239048240876161" calcext:value-type="float">
            <text:p>0,2390482409</text:p>
          </table:table-cell>
          <table:table-cell table:style-name="ce3" table:formula="of:=[$Redistribution_high.K37]" office:value-type="float" office:value="0.27910595656457" calcext:value-type="float">
            <text:p>0,2791059566</text:p>
          </table:table-cell>
          <table:table-cell table:style-name="ce3" table:formula="of:=[$Redistribution_high.L37]" office:value-type="float" office:value="0.247490879222797" calcext:value-type="float">
            <text:p>0,2474908792</text:p>
          </table:table-cell>
          <table:table-cell table:style-name="ce3" table:formula="of:=[$Redistribution_high.M37]" office:value-type="float" office:value="0.265834529669328" calcext:value-type="float">
            <text:p>0,2658345297</text:p>
          </table:table-cell>
          <table:table-cell/>
          <table:table-cell table:style-name="ce3"/>
          <table:table-cell table:style-name="ce3" table:formula="of:=[$Redistribution_central.J37]" office:value-type="float" office:value="0.225101209982017" calcext:value-type="float">
            <text:p>0,22510121</text:p>
          </table:table-cell>
          <table:table-cell table:style-name="ce3" table:formula="of:=[$Redistribution_central.K37]" office:value-type="float" office:value="0.258062066445211" calcext:value-type="float">
            <text:p>0,2580620664</text:p>
          </table:table-cell>
          <table:table-cell table:style-name="ce3" table:formula="of:=[$Redistribution_central.L37]" office:value-type="float" office:value="0.234161994557097" calcext:value-type="float">
            <text:p>0,2341619946</text:p>
          </table:table-cell>
          <table:table-cell table:style-name="ce3" table:formula="of:=[$Redistribution_central.M37]" office:value-type="float" office:value="0.243728292802634" calcext:value-type="float">
            <text:p>0,2437282928</text:p>
          </table:table-cell>
          <table:table-cell table:number-columns-repeated="2"/>
          <table:table-cell table:style-name="ce3" table:formula="of:=[$redistribution_low.J37]" office:value-type="float" office:value="0.234203508097512" calcext:value-type="float">
            <text:p>0,2342035081</text:p>
          </table:table-cell>
          <table:table-cell table:style-name="ce3" table:formula="of:=[$redistribution_low.K37]" office:value-type="float" office:value="0.27627612213737" calcext:value-type="float">
            <text:p>0,2762761221</text:p>
          </table:table-cell>
          <table:table-cell table:style-name="ce3" table:formula="of:=[$redistribution_low.L37]" office:value-type="float" office:value="0.244347661755254" calcext:value-type="float">
            <text:p>0,2443476618</text:p>
          </table:table-cell>
          <table:table-cell table:style-name="ce3" table:formula="of:=[$redistribution_low.M37]" office:value-type="float" office:value="0.259401059381565" calcext:value-type="float">
            <text:p>0,2594010594</text:p>
          </table:table-cell>
          <table:table-cell table:number-columns-repeated="1007"/>
        </table:table-row>
        <table:table-row table:style-name="ro1">
          <table:table-cell table:style-name="ce3" table:formula="of:=[.A41]+1" office:value-type="float" office:value="85" calcext:value-type="float">
            <text:p>85</text:p>
          </table:table-cell>
          <table:table-cell table:style-name="ce3" table:formula="of:=[$Redistribution_high.J38]" office:value-type="float" office:value="0.231912145493819" calcext:value-type="float">
            <text:p>0,2319121455</text:p>
          </table:table-cell>
          <table:table-cell table:style-name="ce3" table:formula="of:=[$Redistribution_high.K38]" office:value-type="float" office:value="0.273092937860448" calcext:value-type="float">
            <text:p>0,2730929379</text:p>
          </table:table-cell>
          <table:table-cell table:style-name="ce3" table:formula="of:=[$Redistribution_high.L38]" office:value-type="float" office:value="0.242674540734154" calcext:value-type="float">
            <text:p>0,2426745407</text:p>
          </table:table-cell>
          <table:table-cell table:style-name="ce3" table:formula="of:=[$Redistribution_high.M38]" office:value-type="float" office:value="0.256175317653426" calcext:value-type="float">
            <text:p>0,2561753177</text:p>
          </table:table-cell>
          <table:table-cell/>
          <table:table-cell table:style-name="ce3"/>
          <table:table-cell table:style-name="ce3" table:formula="of:=[$Redistribution_central.J38]" office:value-type="float" office:value="0.225001991675374" calcext:value-type="float">
            <text:p>0,2250019917</text:p>
          </table:table-cell>
          <table:table-cell table:style-name="ce3" table:formula="of:=[$Redistribution_central.K38]" office:value-type="float" office:value="0.26108200763519" calcext:value-type="float">
            <text:p>0,2610820076</text:p>
          </table:table-cell>
          <table:table-cell table:style-name="ce3" table:formula="of:=[$Redistribution_central.L38]" office:value-type="float" office:value="0.236526489286695" calcext:value-type="float">
            <text:p>0,2365264893</text:p>
          </table:table-cell>
          <table:table-cell table:style-name="ce3" table:formula="of:=[$Redistribution_central.M38]" office:value-type="float" office:value="0.242843885399093" calcext:value-type="float">
            <text:p>0,2428438854</text:p>
          </table:table-cell>
          <table:table-cell table:number-columns-repeated="2"/>
          <table:table-cell table:style-name="ce3" table:formula="of:=[$redistribution_low.J38]" office:value-type="float" office:value="0.231996854655948" calcext:value-type="float">
            <text:p>0,2319968547</text:p>
          </table:table-cell>
          <table:table-cell table:style-name="ce3" table:formula="of:=[$redistribution_low.K38]" office:value-type="float" office:value="0.274442076240745" calcext:value-type="float">
            <text:p>0,2744420762</text:p>
          </table:table-cell>
          <table:table-cell table:style-name="ce3" table:formula="of:=[$redistribution_low.L38]" office:value-type="float" office:value="0.244581579748216" calcext:value-type="float">
            <text:p>0,2445815797</text:p>
          </table:table-cell>
          <table:table-cell table:style-name="ce3" table:formula="of:=[$redistribution_low.M38]" office:value-type="float" office:value="0.253590172443779" calcext:value-type="float">
            <text:p>0,2535901724</text:p>
          </table:table-cell>
          <table:table-cell table:number-columns-repeated="1007"/>
        </table:table-row>
        <table:table-row table:style-name="ro1">
          <table:table-cell table:style-name="ce3" table:formula="of:=[.A42]+1" office:value-type="float" office:value="86" calcext:value-type="float">
            <text:p>86</text:p>
          </table:table-cell>
          <table:table-cell table:style-name="ce3" table:formula="of:=[$Redistribution_high.J39]" office:value-type="float" office:value="0.238132692584507" calcext:value-type="float">
            <text:p>0,2381326926</text:p>
          </table:table-cell>
          <table:table-cell table:style-name="ce3" table:formula="of:=[$Redistribution_high.K39]" office:value-type="float" office:value="0.275086088072443" calcext:value-type="float">
            <text:p>0,2750860881</text:p>
          </table:table-cell>
          <table:table-cell table:style-name="ce3" table:formula="of:=[$Redistribution_high.L39]" office:value-type="float" office:value="0.246577019061922" calcext:value-type="float">
            <text:p>0,2465770191</text:p>
          </table:table-cell>
          <table:table-cell table:style-name="ce3" table:formula="of:=[$Redistribution_high.M39]" office:value-type="float" office:value="0.261919696631635" calcext:value-type="float">
            <text:p>0,2619196966</text:p>
          </table:table-cell>
          <table:table-cell/>
          <table:table-cell table:style-name="ce3"/>
          <table:table-cell table:style-name="ce3" table:formula="of:=[$Redistribution_central.J39]" office:value-type="float" office:value="0.23002431230514" calcext:value-type="float">
            <text:p>0,2300243123</text:p>
          </table:table-cell>
          <table:table-cell table:style-name="ce3" table:formula="of:=[$Redistribution_central.K39]" office:value-type="float" office:value="0.267946482468698" calcext:value-type="float">
            <text:p>0,2679464825</text:p>
          </table:table-cell>
          <table:table-cell table:style-name="ce3" table:formula="of:=[$Redistribution_central.L39]" office:value-type="float" office:value="0.238748530949352" calcext:value-type="float">
            <text:p>0,2387485309</text:p>
          </table:table-cell>
          <table:table-cell table:style-name="ce3" table:formula="of:=[$Redistribution_central.M39]" office:value-type="float" office:value="0.253836390228448" calcext:value-type="float">
            <text:p>0,2538363902</text:p>
          </table:table-cell>
          <table:table-cell table:number-columns-repeated="2"/>
          <table:table-cell table:style-name="ce3" table:formula="of:=[$redistribution_low.J39]" office:value-type="float" office:value="0.232449606906632" calcext:value-type="float">
            <text:p>0,2324496069</text:p>
          </table:table-cell>
          <table:table-cell table:style-name="ce3" table:formula="of:=[$redistribution_low.K39]" office:value-type="float" office:value="0.270875586148467" calcext:value-type="float">
            <text:p>0,2708755861</text:p>
          </table:table-cell>
          <table:table-cell table:style-name="ce3" table:formula="of:=[$redistribution_low.L39]" office:value-type="float" office:value="0.242623367270557" calcext:value-type="float">
            <text:p>0,2426233673</text:p>
          </table:table-cell>
          <table:table-cell table:style-name="ce3" table:formula="of:=[$redistribution_low.M39]" office:value-type="float" office:value="0.254027715513522" calcext:value-type="float">
            <text:p>0,2540277155</text:p>
          </table:table-cell>
          <table:table-cell table:number-columns-repeated="1007"/>
        </table:table-row>
        <table:table-row table:style-name="ro1">
          <table:table-cell table:style-name="ce3" table:formula="of:=[.A43]+1" office:value-type="float" office:value="87" calcext:value-type="float">
            <text:p>87</text:p>
          </table:table-cell>
          <table:table-cell table:style-name="ce3" table:formula="of:=[$Redistribution_high.J40]" office:value-type="float" office:value="0.237999063088599" calcext:value-type="float">
            <text:p>0,2379990631</text:p>
          </table:table-cell>
          <table:table-cell table:style-name="ce3" table:formula="of:=[$Redistribution_high.K40]" office:value-type="float" office:value="0.278382326820913" calcext:value-type="float">
            <text:p>0,2783823268</text:p>
          </table:table-cell>
          <table:table-cell table:style-name="ce3" table:formula="of:=[$Redistribution_high.L40]" office:value-type="float" office:value="0.246133282916014" calcext:value-type="float">
            <text:p>0,2461332829</text:p>
          </table:table-cell>
          <table:table-cell table:style-name="ce3" table:formula="of:=[$Redistribution_high.M40]" office:value-type="float" office:value="0.265457467317306" calcext:value-type="float">
            <text:p>0,2654574673</text:p>
          </table:table-cell>
          <table:table-cell/>
          <table:table-cell table:style-name="ce3"/>
          <table:table-cell table:style-name="ce3" table:formula="of:=[$Redistribution_central.J40]" office:value-type="float" office:value="0.23081961232646" calcext:value-type="float">
            <text:p>0,2308196123</text:p>
          </table:table-cell>
          <table:table-cell table:style-name="ce3" table:formula="of:=[$Redistribution_central.K40]" office:value-type="float" office:value="0.269458978205228" calcext:value-type="float">
            <text:p>0,2694589782</text:p>
          </table:table-cell>
          <table:table-cell table:style-name="ce3" table:formula="of:=[$Redistribution_central.L40]" office:value-type="float" office:value="0.239543801136087" calcext:value-type="float">
            <text:p>0,2395438011</text:p>
          </table:table-cell>
          <table:table-cell table:style-name="ce3" table:formula="of:=[$Redistribution_central.M40]" office:value-type="float" office:value="0.255194692184067" calcext:value-type="float">
            <text:p>0,2551946922</text:p>
          </table:table-cell>
          <table:table-cell table:number-columns-repeated="2"/>
          <table:table-cell table:style-name="ce3" table:formula="of:=[$redistribution_low.J40]" office:value-type="float" office:value="0.232481473650132" calcext:value-type="float">
            <text:p>0,2324814737</text:p>
          </table:table-cell>
          <table:table-cell table:style-name="ce3" table:formula="of:=[$redistribution_low.K40]" office:value-type="float" office:value="0.272777391237107" calcext:value-type="float">
            <text:p>0,2727773912</text:p>
          </table:table-cell>
          <table:table-cell table:style-name="ce3" table:formula="of:=[$redistribution_low.L40]" office:value-type="float" office:value="0.242192699656536" calcext:value-type="float">
            <text:p>0,2421926997</text:p>
          </table:table-cell>
          <table:table-cell table:style-name="ce3" table:formula="of:=[$redistribution_low.M40]" office:value-type="float" office:value="0.256613737185019" calcext:value-type="float">
            <text:p>0,2566137372</text:p>
          </table:table-cell>
          <table:table-cell table:number-columns-repeated="1007"/>
        </table:table-row>
        <table:table-row table:style-name="ro1">
          <table:table-cell table:style-name="ce3" table:formula="of:=[.A44]+1" office:value-type="float" office:value="88" calcext:value-type="float">
            <text:p>88</text:p>
          </table:table-cell>
          <table:table-cell table:style-name="ce3" table:formula="of:=[$Redistribution_high.J41]" office:value-type="float" office:value="0.232712924853893" calcext:value-type="float">
            <text:p>0,2327129249</text:p>
          </table:table-cell>
          <table:table-cell table:style-name="ce3" table:formula="of:=[$Redistribution_high.K41]" office:value-type="float" office:value="0.265401116583514" calcext:value-type="float">
            <text:p>0,2654011166</text:p>
          </table:table-cell>
          <table:table-cell table:style-name="ce3" table:formula="of:=[$Redistribution_high.L41]" office:value-type="float" office:value="0.240913875615434" calcext:value-type="float">
            <text:p>0,2409138756</text:p>
          </table:table-cell>
          <table:table-cell table:style-name="ce3" table:formula="of:=[$Redistribution_high.M41]" office:value-type="float" office:value="0.252732617360809" calcext:value-type="float">
            <text:p>0,2527326174</text:p>
          </table:table-cell>
          <table:table-cell/>
          <table:table-cell table:style-name="ce3"/>
          <table:table-cell table:style-name="ce3" table:formula="of:=[$Redistribution_central.J41]" office:value-type="float" office:value="0.220786259044962" calcext:value-type="float">
            <text:p>0,220786259</text:p>
          </table:table-cell>
          <table:table-cell table:style-name="ce3" table:formula="of:=[$Redistribution_central.K41]" office:value-type="float" office:value="0.249333755267093" calcext:value-type="float">
            <text:p>0,2493337553</text:p>
          </table:table-cell>
          <table:table-cell table:style-name="ce3" table:formula="of:=[$Redistribution_central.L41]" office:value-type="float" office:value="0.229053021706454" calcext:value-type="float">
            <text:p>0,2290530217</text:p>
          </table:table-cell>
          <table:table-cell table:style-name="ce3" table:formula="of:=[$Redistribution_central.M41]" office:value-type="float" office:value="0.236249733704954" calcext:value-type="float">
            <text:p>0,2362497337</text:p>
          </table:table-cell>
          <table:table-cell table:number-columns-repeated="2"/>
          <table:table-cell table:style-name="ce3" table:formula="of:=[$redistribution_low.J41]" office:value-type="float" office:value="0.227516078564366" calcext:value-type="float">
            <text:p>0,2275160786</text:p>
          </table:table-cell>
          <table:table-cell table:style-name="ce3" table:formula="of:=[$redistribution_low.K41]" office:value-type="float" office:value="0.261588745208555" calcext:value-type="float">
            <text:p>0,2615887452</text:p>
          </table:table-cell>
          <table:table-cell table:style-name="ce3" table:formula="of:=[$redistribution_low.L41]" office:value-type="float" office:value="0.236854498888897" calcext:value-type="float">
            <text:p>0,2368544989</text:p>
          </table:table-cell>
          <table:table-cell table:style-name="ce3" table:formula="of:=[$redistribution_low.M41]" office:value-type="float" office:value="0.246358816287404" calcext:value-type="float">
            <text:p>0,2463588163</text:p>
          </table:table-cell>
          <table:table-cell table:number-columns-repeated="1007"/>
        </table:table-row>
        <table:table-row table:style-name="ro1">
          <table:table-cell table:style-name="ce3" table:formula="of:=[.A45]+1" office:value-type="float" office:value="89" calcext:value-type="float">
            <text:p>89</text:p>
          </table:table-cell>
          <table:table-cell table:style-name="ce3" table:formula="of:=[$Redistribution_high.J42]" office:value-type="float" office:value="0.228082315298528" calcext:value-type="float">
            <text:p>0,2280823153</text:p>
          </table:table-cell>
          <table:table-cell table:style-name="ce3" table:formula="of:=[$Redistribution_high.K42]" office:value-type="float" office:value="0.265889218430628" calcext:value-type="float">
            <text:p>0,2658892184</text:p>
          </table:table-cell>
          <table:table-cell table:style-name="ce3" table:formula="of:=[$Redistribution_high.L42]" office:value-type="float" office:value="0.237982711492422" calcext:value-type="float">
            <text:p>0,2379827115</text:p>
          </table:table-cell>
          <table:table-cell table:style-name="ce3" table:formula="of:=[$Redistribution_high.M42]" office:value-type="float" office:value="0.250395052679094" calcext:value-type="float">
            <text:p>0,2503950527</text:p>
          </table:table-cell>
          <table:table-cell/>
          <table:table-cell table:style-name="ce3"/>
          <table:table-cell table:style-name="ce3" table:formula="of:=[$Redistribution_central.J42]" office:value-type="float" office:value="0.22547192604759" calcext:value-type="float">
            <text:p>0,225471926</text:p>
          </table:table-cell>
          <table:table-cell table:style-name="ce3" table:formula="of:=[$Redistribution_central.K42]" office:value-type="float" office:value="0.264712142220834" calcext:value-type="float">
            <text:p>0,2647121422</text:p>
          </table:table-cell>
          <table:table-cell table:style-name="ce3" table:formula="of:=[$Redistribution_central.L42]" office:value-type="float" office:value="0.236385939172409" calcext:value-type="float">
            <text:p>0,2363859392</text:p>
          </table:table-cell>
          <table:table-cell table:style-name="ce3" table:formula="of:=[$Redistribution_central.M42]" office:value-type="float" office:value="0.24694857077628" calcext:value-type="float">
            <text:p>0,2469485708</text:p>
          </table:table-cell>
          <table:table-cell table:number-columns-repeated="2"/>
          <table:table-cell table:style-name="ce3" table:formula="of:=[$redistribution_low.J42]" office:value-type="float" office:value="0.224056053426578" calcext:value-type="float">
            <text:p>0,2240560534</text:p>
          </table:table-cell>
          <table:table-cell table:style-name="ce3" table:formula="of:=[$redistribution_low.K42]" office:value-type="float" office:value="0.260724538945114" calcext:value-type="float">
            <text:p>0,2607245389</text:p>
          </table:table-cell>
          <table:table-cell table:style-name="ce3" table:formula="of:=[$redistribution_low.L42]" office:value-type="float" office:value="0.235885252591873" calcext:value-type="float">
            <text:p>0,2358852526</text:p>
          </table:table-cell>
          <table:table-cell table:style-name="ce3" table:formula="of:=[$redistribution_low.M42]" office:value-type="float" office:value="0.241385129173059" calcext:value-type="float">
            <text:p>0,2413851292</text:p>
          </table:table-cell>
          <table:table-cell table:number-columns-repeated="1007"/>
        </table:table-row>
        <table:table-row table:style-name="ro1">
          <table:table-cell table:style-name="ce3" table:formula="of:=[.A46]+1" office:value-type="float" office:value="90" calcext:value-type="float">
            <text:p>90</text:p>
          </table:table-cell>
          <table:table-cell table:style-name="ce3" table:formula="of:=[$Redistribution_high.J43]" office:value-type="float" office:value="0.242349301573167" calcext:value-type="float">
            <text:p>0,2423493016</text:p>
          </table:table-cell>
          <table:table-cell table:style-name="ce3" table:formula="of:=[$Redistribution_high.K43]" office:value-type="float" office:value="0.278387967266222" calcext:value-type="float">
            <text:p>0,2783879673</text:p>
          </table:table-cell>
          <table:table-cell table:style-name="ce3" table:formula="of:=[$Redistribution_high.L43]" office:value-type="float" office:value="0.25056867841212" calcext:value-type="float">
            <text:p>0,2505686784</text:p>
          </table:table-cell>
          <table:table-cell table:style-name="ce3" table:formula="of:=[$Redistribution_high.M43]" office:value-type="float" office:value="0.265543954647381" calcext:value-type="float">
            <text:p>0,2655439546</text:p>
          </table:table-cell>
          <table:table-cell/>
          <table:table-cell table:style-name="ce3"/>
          <table:table-cell table:style-name="ce3" table:formula="of:=[$Redistribution_central.J43]" office:value-type="float" office:value="0.225176236884561" calcext:value-type="float">
            <text:p>0,2251762369</text:p>
          </table:table-cell>
          <table:table-cell table:style-name="ce3" table:formula="of:=[$Redistribution_central.K43]" office:value-type="float" office:value="0.259167461933008" calcext:value-type="float">
            <text:p>0,2591674619</text:p>
          </table:table-cell>
          <table:table-cell table:style-name="ce3" table:formula="of:=[$Redistribution_central.L43]" office:value-type="float" office:value="0.23379755848121" calcext:value-type="float">
            <text:p>0,2337975585</text:p>
          </table:table-cell>
          <table:table-cell table:style-name="ce3" table:formula="of:=[$Redistribution_central.M43]" office:value-type="float" office:value="0.2451476924964" calcext:value-type="float">
            <text:p>0,2451476925</text:p>
          </table:table-cell>
          <table:table-cell table:number-columns-repeated="2"/>
          <table:table-cell table:style-name="ce3" table:formula="of:=[$redistribution_low.J43]" office:value-type="float" office:value="0.226923587378051" calcext:value-type="float">
            <text:p>0,2269235874</text:p>
          </table:table-cell>
          <table:table-cell table:style-name="ce3" table:formula="of:=[$redistribution_low.K43]" office:value-type="float" office:value="0.259485825531207" calcext:value-type="float">
            <text:p>0,2594858255</text:p>
          </table:table-cell>
          <table:table-cell table:style-name="ce3" table:formula="of:=[$redistribution_low.L43]" office:value-type="float" office:value="0.236478509742586" calcext:value-type="float">
            <text:p>0,2364785097</text:p>
          </table:table-cell>
          <table:table-cell table:style-name="ce3" table:formula="of:=[$redistribution_low.M43]" office:value-type="float" office:value="0.243815925415906" calcext:value-type="float">
            <text:p>0,2438159254</text:p>
          </table:table-cell>
          <table:table-cell table:number-columns-repeated="1007"/>
        </table:table-row>
        <table:table-row table:style-name="ro1">
          <table:table-cell table:style-name="ce3" table:formula="of:=[.A47]+1" office:value-type="float" office:value="91" calcext:value-type="float">
            <text:p>91</text:p>
          </table:table-cell>
          <table:table-cell table:style-name="ce3" table:formula="of:=[$Redistribution_high.J44]" office:value-type="float" office:value="0.238548812275643" calcext:value-type="float">
            <text:p>0,2385488123</text:p>
          </table:table-cell>
          <table:table-cell table:style-name="ce3" table:formula="of:=[$Redistribution_high.K44]" office:value-type="float" office:value="0.269824673493769" calcext:value-type="float">
            <text:p>0,2698246735</text:p>
          </table:table-cell>
          <table:table-cell table:style-name="ce3" table:formula="of:=[$Redistribution_high.L44]" office:value-type="float" office:value="0.246892945694195" calcext:value-type="float">
            <text:p>0,2468929457</text:p>
          </table:table-cell>
          <table:table-cell table:style-name="ce3" table:formula="of:=[$Redistribution_high.M44]" office:value-type="float" office:value="0.256983758486754" calcext:value-type="float">
            <text:p>0,2569837585</text:p>
          </table:table-cell>
          <table:table-cell/>
          <table:table-cell table:style-name="ce3"/>
          <table:table-cell table:style-name="ce3" table:formula="of:=[$Redistribution_central.J44]" office:value-type="float" office:value="0.225696240434405" calcext:value-type="float">
            <text:p>0,2256962404</text:p>
          </table:table-cell>
          <table:table-cell table:style-name="ce3" table:formula="of:=[$Redistribution_central.K44]" office:value-type="float" office:value="0.253330729425579" calcext:value-type="float">
            <text:p>0,2533307294</text:p>
          </table:table-cell>
          <table:table-cell table:style-name="ce3" table:formula="of:=[$Redistribution_central.L44]" office:value-type="float" office:value="0.234421812348348" calcext:value-type="float">
            <text:p>0,2344218123</text:p>
          </table:table-cell>
          <table:table-cell table:style-name="ce3" table:formula="of:=[$Redistribution_central.M44]" office:value-type="float" office:value="0.239440470321933" calcext:value-type="float">
            <text:p>0,2394404703</text:p>
          </table:table-cell>
          <table:table-cell table:number-columns-repeated="2"/>
          <table:table-cell table:style-name="ce3" table:formula="of:=[$redistribution_low.J44]" office:value-type="float" office:value="0.23123266718823" calcext:value-type="float">
            <text:p>0,2312326672</text:p>
          </table:table-cell>
          <table:table-cell table:style-name="ce3" table:formula="of:=[$redistribution_low.K44]" office:value-type="float" office:value="0.266724387867745" calcext:value-type="float">
            <text:p>0,2667243879</text:p>
          </table:table-cell>
          <table:table-cell table:style-name="ce3" table:formula="of:=[$redistribution_low.L44]" office:value-type="float" office:value="0.24049008809286" calcext:value-type="float">
            <text:p>0,2404900881</text:p>
          </table:table-cell>
          <table:table-cell table:style-name="ce3" table:formula="of:=[$redistribution_low.M44]" office:value-type="float" office:value="0.251297755321356" calcext:value-type="float">
            <text:p>0,2512977553</text:p>
          </table:table-cell>
          <table:table-cell table:number-columns-repeated="1007"/>
        </table:table-row>
        <table:table-row table:style-name="ro1">
          <table:table-cell table:style-name="ce3" table:formula="of:=[.A48]+1" office:value-type="float" office:value="92" calcext:value-type="float">
            <text:p>92</text:p>
          </table:table-cell>
          <table:table-cell table:style-name="ce3" table:formula="of:=[$Redistribution_high.J45]" office:value-type="float" office:value="0.244709330409505" calcext:value-type="float">
            <text:p>0,2447093304</text:p>
          </table:table-cell>
          <table:table-cell table:style-name="ce3" table:formula="of:=[$Redistribution_high.K45]" office:value-type="float" office:value="0.286642818717517" calcext:value-type="float">
            <text:p>0,2866428187</text:p>
          </table:table-cell>
          <table:table-cell table:style-name="ce3" table:formula="of:=[$Redistribution_high.L45]" office:value-type="float" office:value="0.253043089494536" calcext:value-type="float">
            <text:p>0,2530430895</text:p>
          </table:table-cell>
          <table:table-cell table:style-name="ce3" table:formula="of:=[$Redistribution_high.M45]" office:value-type="float" office:value="0.273409736700713" calcext:value-type="float">
            <text:p>0,2734097367</text:p>
          </table:table-cell>
          <table:table-cell/>
          <table:table-cell table:style-name="ce3"/>
          <table:table-cell table:style-name="ce3" table:formula="of:=[$Redistribution_central.J45]" office:value-type="float" office:value="0.217464340070055" calcext:value-type="float">
            <text:p>0,2174643401</text:p>
          </table:table-cell>
          <table:table-cell table:style-name="ce3" table:formula="of:=[$Redistribution_central.K45]" office:value-type="float" office:value="0.242733986266198" calcext:value-type="float">
            <text:p>0,2427339863</text:p>
          </table:table-cell>
          <table:table-cell table:style-name="ce3" table:formula="of:=[$Redistribution_central.L45]" office:value-type="float" office:value="0.225873222238559" calcext:value-type="float">
            <text:p>0,2258732222</text:p>
          </table:table-cell>
          <table:table-cell table:style-name="ce3" table:formula="of:=[$Redistribution_central.M45]" office:value-type="float" office:value="0.229358861558179" calcext:value-type="float">
            <text:p>0,2293588616</text:p>
          </table:table-cell>
          <table:table-cell table:number-columns-repeated="2"/>
          <table:table-cell table:style-name="ce3" table:formula="of:=[$redistribution_low.J45]" office:value-type="float" office:value="0.228453000431707" calcext:value-type="float">
            <text:p>0,2284530004</text:p>
          </table:table-cell>
          <table:table-cell table:style-name="ce3" table:formula="of:=[$redistribution_low.K45]" office:value-type="float" office:value="0.265057232640992" calcext:value-type="float">
            <text:p>0,2650572326</text:p>
          </table:table-cell>
          <table:table-cell table:style-name="ce3" table:formula="of:=[$redistribution_low.L45]" office:value-type="float" office:value="0.237870957354011" calcext:value-type="float">
            <text:p>0,2378709574</text:p>
          </table:table-cell>
          <table:table-cell table:style-name="ce3" table:formula="of:=[$redistribution_low.M45]" office:value-type="float" office:value="0.249329925130754" calcext:value-type="float">
            <text:p>0,2493299251</text:p>
          </table:table-cell>
          <table:table-cell table:number-columns-repeated="1007"/>
        </table:table-row>
        <table:table-row table:style-name="ro1">
          <table:table-cell table:style-name="ce3" table:formula="of:=[.A49]+1" office:value-type="float" office:value="93" calcext:value-type="float">
            <text:p>93</text:p>
          </table:table-cell>
          <table:table-cell table:style-name="ce3" table:formula="of:=[$Redistribution_high.J46]" office:value-type="float" office:value="0.237117400562909" calcext:value-type="float">
            <text:p>0,2371174006</text:p>
          </table:table-cell>
          <table:table-cell table:style-name="ce3" table:formula="of:=[$Redistribution_high.K46]" office:value-type="float" office:value="0.280005299300548" calcext:value-type="float">
            <text:p>0,2800052993</text:p>
          </table:table-cell>
          <table:table-cell table:style-name="ce3" table:formula="of:=[$Redistribution_high.L46]" office:value-type="float" office:value="0.247384583791492" calcext:value-type="float">
            <text:p>0,2473845838</text:p>
          </table:table-cell>
          <table:table-cell table:style-name="ce3" table:formula="of:=[$Redistribution_high.M46]" office:value-type="float" office:value="0.263847613922522" calcext:value-type="float">
            <text:p>0,2638476139</text:p>
          </table:table-cell>
          <table:table-cell/>
          <table:table-cell table:style-name="ce3"/>
          <table:table-cell table:style-name="ce3" table:formula="of:=[$Redistribution_central.J46]" office:value-type="float" office:value="0.219597458656514" calcext:value-type="float">
            <text:p>0,2195974587</text:p>
          </table:table-cell>
          <table:table-cell table:style-name="ce3" table:formula="of:=[$Redistribution_central.K46]" office:value-type="float" office:value="0.245674664051644" calcext:value-type="float">
            <text:p>0,2456746641</text:p>
          </table:table-cell>
          <table:table-cell table:style-name="ce3" table:formula="of:=[$Redistribution_central.L46]" office:value-type="float" office:value="0.229989242863797" calcext:value-type="float">
            <text:p>0,2299892429</text:p>
          </table:table-cell>
          <table:table-cell table:style-name="ce3" table:formula="of:=[$Redistribution_central.M46]" office:value-type="float" office:value="0.229372962019064" calcext:value-type="float">
            <text:p>0,229372962</text:p>
          </table:table-cell>
          <table:table-cell table:number-columns-repeated="2"/>
          <table:table-cell table:style-name="ce3" table:formula="of:=[$redistribution_low.J46]" office:value-type="float" office:value="0.219326126731848" calcext:value-type="float">
            <text:p>0,2193261267</text:p>
          </table:table-cell>
          <table:table-cell table:style-name="ce3" table:formula="of:=[$redistribution_low.K46]" office:value-type="float" office:value="0.251773402307027" calcext:value-type="float">
            <text:p>0,2517734023</text:p>
          </table:table-cell>
          <table:table-cell table:style-name="ce3" table:formula="of:=[$redistribution_low.L46]" office:value-type="float" office:value="0.230909010753436" calcext:value-type="float">
            <text:p>0,2309090108</text:p>
          </table:table-cell>
          <table:table-cell table:style-name="ce3" table:formula="of:=[$redistribution_low.M46]" office:value-type="float" office:value="0.232927966880625" calcext:value-type="float">
            <text:p>0,2329279669</text:p>
          </table:table-cell>
          <table:table-cell table:number-columns-repeated="1007"/>
        </table:table-row>
        <table:table-row table:style-name="ro1">
          <table:table-cell table:style-name="ce3" table:formula="of:=[.A50]+1" office:value-type="float" office:value="94" calcext:value-type="float">
            <text:p>94</text:p>
          </table:table-cell>
          <table:table-cell table:style-name="ce3" table:formula="of:=[$Redistribution_high.J47]" office:value-type="float" office:value="0.24105219923194" calcext:value-type="float">
            <text:p>0,2410521992</text:p>
          </table:table-cell>
          <table:table-cell table:style-name="ce3" table:formula="of:=[$Redistribution_high.K47]" office:value-type="float" office:value="0.281068074255734" calcext:value-type="float">
            <text:p>0,2810680743</text:p>
          </table:table-cell>
          <table:table-cell table:style-name="ce3" table:formula="of:=[$Redistribution_high.L47]" office:value-type="float" office:value="0.248582213397958" calcext:value-type="float">
            <text:p>0,2485822134</text:p>
          </table:table-cell>
          <table:table-cell table:style-name="ce3" table:formula="of:=[$Redistribution_high.M47]" office:value-type="float" office:value="0.269194845670806" calcext:value-type="float">
            <text:p>0,2691948457</text:p>
          </table:table-cell>
          <table:table-cell/>
          <table:table-cell table:style-name="ce3"/>
          <table:table-cell table:style-name="ce3" table:formula="of:=[$Redistribution_central.J47]" office:value-type="float" office:value="0.224525591074576" calcext:value-type="float">
            <text:p>0,2245255911</text:p>
          </table:table-cell>
          <table:table-cell table:style-name="ce3" table:formula="of:=[$Redistribution_central.K47]" office:value-type="float" office:value="0.253359160935583" calcext:value-type="float">
            <text:p>0,2533591609</text:p>
          </table:table-cell>
          <table:table-cell table:style-name="ce3" table:formula="of:=[$Redistribution_central.L47]" office:value-type="float" office:value="0.232360498998429" calcext:value-type="float">
            <text:p>0,232360499</text:p>
          </table:table-cell>
          <table:table-cell table:style-name="ce3" table:formula="of:=[$Redistribution_central.M47]" office:value-type="float" office:value="0.240774950501961" calcext:value-type="float">
            <text:p>0,2407749505</text:p>
          </table:table-cell>
          <table:table-cell table:number-columns-repeated="2"/>
          <table:table-cell table:style-name="ce3" table:formula="of:=[$redistribution_low.J47]" office:value-type="float" office:value="0.228637585633066" calcext:value-type="float">
            <text:p>0,2286375856</text:p>
          </table:table-cell>
          <table:table-cell table:style-name="ce3" table:formula="of:=[$redistribution_low.K47]" office:value-type="float" office:value="0.262619751492832" calcext:value-type="float">
            <text:p>0,2626197515</text:p>
          </table:table-cell>
          <table:table-cell table:style-name="ce3" table:formula="of:=[$redistribution_low.L47]" office:value-type="float" office:value="0.237611090874403" calcext:value-type="float">
            <text:p>0,2376110909</text:p>
          </table:table-cell>
          <table:table-cell table:style-name="ce3" table:formula="of:=[$redistribution_low.M47]" office:value-type="float" office:value="0.247742394716935" calcext:value-type="float">
            <text:p>0,2477423947</text:p>
          </table:table-cell>
          <table:table-cell table:number-columns-repeated="1007"/>
        </table:table-row>
        <table:table-row table:style-name="ro1">
          <table:table-cell table:style-name="ce3" table:formula="of:=[.A51]+1" office:value-type="float" office:value="95" calcext:value-type="float">
            <text:p>95</text:p>
          </table:table-cell>
          <table:table-cell table:style-name="ce3" table:formula="of:=[$Redistribution_high.J48]" office:value-type="float" office:value="0.23273885422222" calcext:value-type="float">
            <text:p>0,2327388542</text:p>
          </table:table-cell>
          <table:table-cell table:style-name="ce3" table:formula="of:=[$Redistribution_high.K48]" office:value-type="float" office:value="0.266108123339447" calcext:value-type="float">
            <text:p>0,2661081233</text:p>
          </table:table-cell>
          <table:table-cell table:style-name="ce3" table:formula="of:=[$Redistribution_high.L48]" office:value-type="float" office:value="0.239993914511289" calcext:value-type="float">
            <text:p>0,2399939145</text:p>
          </table:table-cell>
          <table:table-cell table:style-name="ce3" table:formula="of:=[$Redistribution_high.M48]" office:value-type="float" office:value="0.254840670349453" calcext:value-type="float">
            <text:p>0,2548406703</text:p>
          </table:table-cell>
          <table:table-cell/>
          <table:table-cell table:style-name="ce3"/>
          <table:table-cell table:style-name="ce3" table:formula="of:=[$Redistribution_central.J48]" office:value-type="float" office:value="0.21778179574008" calcext:value-type="float">
            <text:p>0,2177817957</text:p>
          </table:table-cell>
          <table:table-cell table:style-name="ce3" table:formula="of:=[$Redistribution_central.K48]" office:value-type="float" office:value="0.239427096051271" calcext:value-type="float">
            <text:p>0,2394270961</text:p>
          </table:table-cell>
          <table:table-cell table:style-name="ce3" table:formula="of:=[$Redistribution_central.L48]" office:value-type="float" office:value="0.225454112573822" calcext:value-type="float">
            <text:p>0,2254541126</text:p>
          </table:table-cell>
          <table:table-cell table:style-name="ce3" table:formula="of:=[$Redistribution_central.M48]" office:value-type="float" office:value="0.227413562896555" calcext:value-type="float">
            <text:p>0,2274135629</text:p>
          </table:table-cell>
          <table:table-cell table:number-columns-repeated="2"/>
          <table:table-cell table:style-name="ce3" table:formula="of:=[$redistribution_low.J48]" office:value-type="float" office:value="0.223109812407102" calcext:value-type="float">
            <text:p>0,2231098124</text:p>
          </table:table-cell>
          <table:table-cell table:style-name="ce3" table:formula="of:=[$redistribution_low.K48]" office:value-type="float" office:value="0.257451833891556" calcext:value-type="float">
            <text:p>0,2574518339</text:p>
          </table:table-cell>
          <table:table-cell table:style-name="ce3" table:formula="of:=[$redistribution_low.L48]" office:value-type="float" office:value="0.231982427246038" calcext:value-type="float">
            <text:p>0,2319824272</text:p>
          </table:table-cell>
          <table:table-cell table:style-name="ce3" table:formula="of:=[$redistribution_low.M48]" office:value-type="float" office:value="0.242655952976856" calcext:value-type="float">
            <text:p>0,242655953</text:p>
          </table:table-cell>
          <table:table-cell table:number-columns-repeated="1007"/>
        </table:table-row>
        <table:table-row table:style-name="ro1">
          <table:table-cell table:style-name="ce3" table:formula="of:=[.A52]+1" office:value-type="float" office:value="96" calcext:value-type="float">
            <text:p>96</text:p>
          </table:table-cell>
          <table:table-cell table:style-name="ce3" table:formula="of:=[$Redistribution_high.J49]" office:value-type="float" office:value="0.239882735633791" calcext:value-type="float">
            <text:p>0,2398827356</text:p>
          </table:table-cell>
          <table:table-cell table:style-name="ce3" table:formula="of:=[$Redistribution_high.K49]" office:value-type="float" office:value="0.273290561259012" calcext:value-type="float">
            <text:p>0,2732905613</text:p>
          </table:table-cell>
          <table:table-cell table:style-name="ce3" table:formula="of:=[$Redistribution_high.L49]" office:value-type="float" office:value="0.247309837380828" calcext:value-type="float">
            <text:p>0,2473098374</text:p>
          </table:table-cell>
          <table:table-cell table:style-name="ce3" table:formula="of:=[$Redistribution_high.M49]" office:value-type="float" office:value="0.261727523281236" calcext:value-type="float">
            <text:p>0,2617275233</text:p>
          </table:table-cell>
          <table:table-cell/>
          <table:table-cell table:style-name="ce3"/>
          <table:table-cell table:style-name="ce3" table:formula="of:=[$Redistribution_central.J49]" office:value-type="float" office:value="0.22316914619616" calcext:value-type="float">
            <text:p>0,2231691462</text:p>
          </table:table-cell>
          <table:table-cell table:style-name="ce3" table:formula="of:=[$Redistribution_central.K49]" office:value-type="float" office:value="0.249106915568766" calcext:value-type="float">
            <text:p>0,2491069156</text:p>
          </table:table-cell>
          <table:table-cell table:style-name="ce3" table:formula="of:=[$Redistribution_central.L49]" office:value-type="float" office:value="0.230915254661596" calcext:value-type="float">
            <text:p>0,2309152547</text:p>
          </table:table-cell>
          <table:table-cell table:style-name="ce3" table:formula="of:=[$Redistribution_central.M49]" office:value-type="float" office:value="0.236675368354122" calcext:value-type="float">
            <text:p>0,2366753684</text:p>
          </table:table-cell>
          <table:table-cell table:number-columns-repeated="2"/>
          <table:table-cell table:style-name="ce3" table:formula="of:=[$redistribution_low.J49]" office:value-type="float" office:value="0.228164097123726" calcext:value-type="float">
            <text:p>0,2281640971</text:p>
          </table:table-cell>
          <table:table-cell table:style-name="ce3" table:formula="of:=[$redistribution_low.K49]" office:value-type="float" office:value="0.265217098213604" calcext:value-type="float">
            <text:p>0,2652170982</text:p>
          </table:table-cell>
          <table:table-cell table:style-name="ce3" table:formula="of:=[$redistribution_low.L49]" office:value-type="float" office:value="0.237380065039577" calcext:value-type="float">
            <text:p>0,237380065</text:p>
          </table:table-cell>
          <table:table-cell table:style-name="ce3" table:formula="of:=[$redistribution_low.M49]" office:value-type="float" office:value="0.249806304116545" calcext:value-type="float">
            <text:p>0,2498063041</text:p>
          </table:table-cell>
          <table:table-cell table:number-columns-repeated="1007"/>
        </table:table-row>
        <table:table-row table:style-name="ro1">
          <table:table-cell table:style-name="ce3" table:formula="of:=[.A53]+1" office:value-type="float" office:value="97" calcext:value-type="float">
            <text:p>97</text:p>
          </table:table-cell>
          <table:table-cell table:style-name="ce3" table:formula="of:=[$Redistribution_high.J50]" office:value-type="float" office:value="0.230419289456075" calcext:value-type="float">
            <text:p>0,2304192895</text:p>
          </table:table-cell>
          <table:table-cell table:style-name="ce3" table:formula="of:=[$Redistribution_high.K50]" office:value-type="float" office:value="0.267795907147996" calcext:value-type="float">
            <text:p>0,2677959071</text:p>
          </table:table-cell>
          <table:table-cell table:style-name="ce3" table:formula="of:=[$Redistribution_high.L50]" office:value-type="float" office:value="0.238620518124761" calcext:value-type="float">
            <text:p>0,2386205181</text:p>
          </table:table-cell>
          <table:table-cell table:style-name="ce3" table:formula="of:=[$Redistribution_high.M50]" office:value-type="float" office:value="0.254812067827408" calcext:value-type="float">
            <text:p>0,2548120678</text:p>
          </table:table-cell>
          <table:table-cell/>
          <table:table-cell table:style-name="ce3"/>
          <table:table-cell table:style-name="ce3" table:formula="of:=[$Redistribution_central.J50]" office:value-type="float" office:value="0.220032907559424" calcext:value-type="float">
            <text:p>0,2200329076</text:p>
          </table:table-cell>
          <table:table-cell table:style-name="ce3" table:formula="of:=[$Redistribution_central.K50]" office:value-type="float" office:value="0.240396921728569" calcext:value-type="float">
            <text:p>0,2403969217</text:p>
          </table:table-cell>
          <table:table-cell table:style-name="ce3" table:formula="of:=[$Redistribution_central.L50]" office:value-type="float" office:value="0.229923261344256" calcext:value-type="float">
            <text:p>0,2299232613</text:p>
          </table:table-cell>
          <table:table-cell table:style-name="ce3" table:formula="of:=[$Redistribution_central.M50]" office:value-type="float" office:value="0.224989652840316" calcext:value-type="float">
            <text:p>0,2249896528</text:p>
          </table:table-cell>
          <table:table-cell table:number-columns-repeated="2"/>
          <table:table-cell table:style-name="ce3" table:formula="of:=[$redistribution_low.J50]" office:value-type="float" office:value="0.224834926179651" calcext:value-type="float">
            <text:p>0,2248349262</text:p>
          </table:table-cell>
          <table:table-cell table:style-name="ce3" table:formula="of:=[$redistribution_low.K50]" office:value-type="float" office:value="0.263571184327597" calcext:value-type="float">
            <text:p>0,2635711843</text:p>
          </table:table-cell>
          <table:table-cell table:style-name="ce3" table:formula="of:=[$redistribution_low.L50]" office:value-type="float" office:value="0.236167426893448" calcext:value-type="float">
            <text:p>0,2361674269</text:p>
          </table:table-cell>
          <table:table-cell table:style-name="ce3" table:formula="of:=[$redistribution_low.M50]" office:value-type="float" office:value="0.244551655554399" calcext:value-type="float">
            <text:p>0,2445516556</text:p>
          </table:table-cell>
          <table:table-cell table:number-columns-repeated="1007"/>
        </table:table-row>
        <table:table-row table:style-name="ro1">
          <table:table-cell table:style-name="ce3" table:formula="of:=[.A54]+1" office:value-type="float" office:value="98" calcext:value-type="float">
            <text:p>98</text:p>
          </table:table-cell>
          <table:table-cell table:style-name="ce3" table:formula="of:=[$Redistribution_high.J51]" office:value-type="float" office:value="0.226172760595989" calcext:value-type="float">
            <text:p>0,2261727606</text:p>
          </table:table-cell>
          <table:table-cell table:style-name="ce3" table:formula="of:=[$Redistribution_high.K51]" office:value-type="float" office:value="0.261519966006325" calcext:value-type="float">
            <text:p>0,261519966</text:p>
          </table:table-cell>
          <table:table-cell table:style-name="ce3" table:formula="of:=[$Redistribution_high.L51]" office:value-type="float" office:value="0.232783794135516" calcext:value-type="float">
            <text:p>0,2327837941</text:p>
          </table:table-cell>
          <table:table-cell table:style-name="ce3" table:formula="of:=[$Redistribution_high.M51]" office:value-type="float" office:value="0.25099256638032" calcext:value-type="float">
            <text:p>0,2509925664</text:p>
          </table:table-cell>
          <table:table-cell/>
          <table:table-cell table:style-name="ce3"/>
          <table:table-cell table:style-name="ce3" table:formula="of:=[$Redistribution_central.J51]" office:value-type="float" office:value="0.220051542285744" calcext:value-type="float">
            <text:p>0,2200515423</text:p>
          </table:table-cell>
          <table:table-cell table:style-name="ce3" table:formula="of:=[$Redistribution_central.K51]" office:value-type="float" office:value="0.242684316398078" calcext:value-type="float">
            <text:p>0,2426843164</text:p>
          </table:table-cell>
          <table:table-cell table:style-name="ce3" table:formula="of:=[$Redistribution_central.L51]" office:value-type="float" office:value="0.227634407460824" calcext:value-type="float">
            <text:p>0,2276344075</text:p>
          </table:table-cell>
          <table:table-cell table:style-name="ce3" table:formula="of:=[$Redistribution_central.M51]" office:value-type="float" office:value="0.230602246845173" calcext:value-type="float">
            <text:p>0,2306022468</text:p>
          </table:table-cell>
          <table:table-cell table:number-columns-repeated="2"/>
          <table:table-cell table:style-name="ce3" table:formula="of:=[$redistribution_low.J51]" office:value-type="float" office:value="0.226820984809428" calcext:value-type="float">
            <text:p>0,2268209848</text:p>
          </table:table-cell>
          <table:table-cell table:style-name="ce3" table:formula="of:=[$redistribution_low.K51]" office:value-type="float" office:value="0.267682759173657" calcext:value-type="float">
            <text:p>0,2676827592</text:p>
          </table:table-cell>
          <table:table-cell table:style-name="ce3" table:formula="of:=[$redistribution_low.L51]" office:value-type="float" office:value="0.235843698039647" calcext:value-type="float">
            <text:p>0,235843698</text:p>
          </table:table-cell>
          <table:table-cell table:style-name="ce3" table:formula="of:=[$redistribution_low.M51]" office:value-type="float" office:value="0.252235718523921" calcext:value-type="float">
            <text:p>0,2522357185</text:p>
          </table:table-cell>
          <table:table-cell table:number-columns-repeated="1007"/>
        </table:table-row>
        <table:table-row table:style-name="ro1">
          <table:table-cell table:style-name="ce3" table:formula="of:=[.A55]+1" office:value-type="float" office:value="99" calcext:value-type="float">
            <text:p>99</text:p>
          </table:table-cell>
          <table:table-cell table:style-name="ce3" table:formula="of:=[$Redistribution_high.J52]" office:value-type="float" office:value="0.234490425429628" calcext:value-type="float">
            <text:p>0,2344904254</text:p>
          </table:table-cell>
          <table:table-cell table:style-name="ce3" table:formula="of:=[$Redistribution_high.K52]" office:value-type="float" office:value="0.269227761115615" calcext:value-type="float">
            <text:p>0,2692277611</text:p>
          </table:table-cell>
          <table:table-cell table:style-name="ce3" table:formula="of:=[$Redistribution_high.L52]" office:value-type="float" office:value="0.241007573896444" calcext:value-type="float">
            <text:p>0,2410075739</text:p>
          </table:table-cell>
          <table:table-cell table:style-name="ce3" table:formula="of:=[$Redistribution_high.M52]" office:value-type="float" office:value="0.258858157480946" calcext:value-type="float">
            <text:p>0,2588581575</text:p>
          </table:table-cell>
          <table:table-cell/>
          <table:table-cell table:style-name="ce3"/>
          <table:table-cell table:style-name="ce3" table:formula="of:=[$Redistribution_central.J52]" office:value-type="float" office:value="0.229714889288509" calcext:value-type="float">
            <text:p>0,2297148893</text:p>
          </table:table-cell>
          <table:table-cell table:style-name="ce3" table:formula="of:=[$Redistribution_central.K52]" office:value-type="float" office:value="0.260086676682798" calcext:value-type="float">
            <text:p>0,2600866767</text:p>
          </table:table-cell>
          <table:table-cell table:style-name="ce3" table:formula="of:=[$Redistribution_central.L52]" office:value-type="float" office:value="0.237230142406753" calcext:value-type="float">
            <text:p>0,2372301424</text:p>
          </table:table-cell>
          <table:table-cell table:style-name="ce3" table:formula="of:=[$Redistribution_central.M52]" office:value-type="float" office:value="0.247841196232764" calcext:value-type="float">
            <text:p>0,2478411962</text:p>
          </table:table-cell>
          <table:table-cell table:number-columns-repeated="2"/>
          <table:table-cell table:style-name="ce3" table:formula="of:=[$redistribution_low.J52]" office:value-type="float" office:value="0.235870219350967" calcext:value-type="float">
            <text:p>0,2358702194</text:p>
          </table:table-cell>
          <table:table-cell table:style-name="ce3" table:formula="of:=[$redistribution_low.K52]" office:value-type="float" office:value="0.280775164393902" calcext:value-type="float">
            <text:p>0,2807751644</text:p>
          </table:table-cell>
          <table:table-cell table:style-name="ce3" table:formula="of:=[$redistribution_low.L52]" office:value-type="float" office:value="0.245389650054673" calcext:value-type="float">
            <text:p>0,2453896501</text:p>
          </table:table-cell>
          <table:table-cell table:style-name="ce3" table:formula="of:=[$redistribution_low.M52]" office:value-type="float" office:value="0.264369349801459" calcext:value-type="float">
            <text:p>0,2643693498</text:p>
          </table:table-cell>
          <table:table-cell table:number-columns-repeated="1007"/>
        </table:table-row>
        <table:table-row table:style-name="ro1">
          <table:table-cell table:style-name="ce3" table:formula="of:=[.A56]+1" office:value-type="float" office:value="100" calcext:value-type="float">
            <text:p>100</text:p>
          </table:table-cell>
          <table:table-cell table:style-name="ce3" table:formula="of:=[$Redistribution_high.J53]" office:value-type="float" office:value="0.242660119597419" calcext:value-type="float">
            <text:p>0,2426601196</text:p>
          </table:table-cell>
          <table:table-cell table:style-name="ce3" table:formula="of:=[$Redistribution_high.K53]" office:value-type="float" office:value="0.281172444457341" calcext:value-type="float">
            <text:p>0,2811724445</text:p>
          </table:table-cell>
          <table:table-cell table:style-name="ce3" table:formula="of:=[$Redistribution_high.L53]" office:value-type="float" office:value="0.24985902545281" calcext:value-type="float">
            <text:p>0,2498590255</text:p>
          </table:table-cell>
          <table:table-cell table:style-name="ce3" table:formula="of:=[$Redistribution_high.M53]" office:value-type="float" office:value="0.269555622709363" calcext:value-type="float">
            <text:p>0,2695556227</text:p>
          </table:table-cell>
          <table:table-cell/>
          <table:table-cell table:style-name="ce3"/>
          <table:table-cell table:style-name="ce3" table:formula="of:=[$Redistribution_central.J53]" office:value-type="float" office:value="0.229323041847921" calcext:value-type="float">
            <text:p>0,2293230418</text:p>
          </table:table-cell>
          <table:table-cell table:style-name="ce3" table:formula="of:=[$Redistribution_central.K53]" office:value-type="float" office:value="0.263429733702324" calcext:value-type="float">
            <text:p>0,2634297337</text:p>
          </table:table-cell>
          <table:table-cell table:style-name="ce3" table:formula="of:=[$Redistribution_central.L53]" office:value-type="float" office:value="0.236838028331847" calcext:value-type="float">
            <text:p>0,2368380283</text:p>
          </table:table-cell>
          <table:table-cell table:style-name="ce3" table:formula="of:=[$Redistribution_central.M53]" office:value-type="float" office:value="0.250963130515977" calcext:value-type="float">
            <text:p>0,2509631305</text:p>
          </table:table-cell>
          <table:table-cell table:number-columns-repeated="2"/>
          <table:table-cell table:style-name="ce3" table:formula="of:=[$redistribution_low.J53]" office:value-type="float" office:value="0.227089123810286" calcext:value-type="float">
            <text:p>0,2270891238</text:p>
          </table:table-cell>
          <table:table-cell table:style-name="ce3" table:formula="of:=[$redistribution_low.K53]" office:value-type="float" office:value="0.26717151218416" calcext:value-type="float">
            <text:p>0,2671715122</text:p>
          </table:table-cell>
          <table:table-cell table:style-name="ce3" table:formula="of:=[$redistribution_low.L53]" office:value-type="float" office:value="0.23583605649287" calcext:value-type="float">
            <text:p>0,2358360565</text:p>
          </table:table-cell>
          <table:table-cell table:style-name="ce3" table:formula="of:=[$redistribution_low.M53]" office:value-type="float" office:value="0.252279968839593" calcext:value-type="float">
            <text:p>0,2522799688</text:p>
          </table:table-cell>
          <table:table-cell table:number-columns-repeated="1007"/>
        </table:table-row>
        <table:table-row table:style-name="ro1">
          <table:table-cell table:style-name="ce3" table:formula="of:=[.A57]+1" office:value-type="float" office:value="101" calcext:value-type="float">
            <text:p>101</text:p>
          </table:table-cell>
          <table:table-cell table:style-name="ce3" table:formula="of:=[$Redistribution_high.J54]" office:value-type="float" office:value="0.233266597167257" calcext:value-type="float">
            <text:p>0,2332665972</text:p>
          </table:table-cell>
          <table:table-cell table:style-name="ce3" table:formula="of:=[$Redistribution_high.K54]" office:value-type="float" office:value="0.271467047285294" calcext:value-type="float">
            <text:p>0,2714670473</text:p>
          </table:table-cell>
          <table:table-cell table:style-name="ce3" table:formula="of:=[$Redistribution_high.L54]" office:value-type="float" office:value="0.241137058807538" calcext:value-type="float">
            <text:p>0,2411370588</text:p>
          </table:table-cell>
          <table:table-cell table:style-name="ce3" table:formula="of:=[$Redistribution_high.M54]" office:value-type="float" office:value="0.258857719340553" calcext:value-type="float">
            <text:p>0,2588577193</text:p>
          </table:table-cell>
          <table:table-cell/>
          <table:table-cell table:style-name="ce3"/>
          <table:table-cell table:style-name="ce3" table:formula="of:=[$Redistribution_central.J54]" office:value-type="float" office:value="0.220135736759317" calcext:value-type="float">
            <text:p>0,2201357368</text:p>
          </table:table-cell>
          <table:table-cell table:style-name="ce3" table:formula="of:=[$Redistribution_central.K54]" office:value-type="float" office:value="0.249733826001572" calcext:value-type="float">
            <text:p>0,249733826</text:p>
          </table:table-cell>
          <table:table-cell table:style-name="ce3" table:formula="of:=[$Redistribution_central.L54]" office:value-type="float" office:value="0.229279146719591" calcext:value-type="float">
            <text:p>0,2292791467</text:p>
          </table:table-cell>
          <table:table-cell table:style-name="ce3" table:formula="of:=[$Redistribution_central.M54]" office:value-type="float" office:value="0.234764635090687" calcext:value-type="float">
            <text:p>0,2347646351</text:p>
          </table:table-cell>
          <table:table-cell table:number-columns-repeated="2"/>
          <table:table-cell table:style-name="ce3" table:formula="of:=[$redistribution_low.J54]" office:value-type="float" office:value="0.226225884036157" calcext:value-type="float">
            <text:p>0,226225884</text:p>
          </table:table-cell>
          <table:table-cell table:style-name="ce3" table:formula="of:=[$redistribution_low.K54]" office:value-type="float" office:value="0.265778693031886" calcext:value-type="float">
            <text:p>0,265778693</text:p>
          </table:table-cell>
          <table:table-cell table:style-name="ce3" table:formula="of:=[$redistribution_low.L54]" office:value-type="float" office:value="0.237056775634194" calcext:value-type="float">
            <text:p>0,2370567756</text:p>
          </table:table-cell>
          <table:table-cell table:style-name="ce3" table:formula="of:=[$redistribution_low.M54]" office:value-type="float" office:value="0.247589571488153" calcext:value-type="float">
            <text:p>0,2475895715</text:p>
          </table:table-cell>
          <table:table-cell table:number-columns-repeated="1007"/>
        </table:table-row>
        <table:table-row table:style-name="ro1">
          <table:table-cell table:style-name="ce3" table:formula="of:=[.A58]+1" office:value-type="float" office:value="102" calcext:value-type="float">
            <text:p>102</text:p>
          </table:table-cell>
          <table:table-cell table:style-name="ce3" table:formula="of:=[$Redistribution_high.J55]" office:value-type="float" office:value="0.23650726186329" calcext:value-type="float">
            <text:p>0,2365072619</text:p>
          </table:table-cell>
          <table:table-cell table:style-name="ce3" table:formula="of:=[$Redistribution_high.K55]" office:value-type="float" office:value="0.267936230793718" calcext:value-type="float">
            <text:p>0,2679362308</text:p>
          </table:table-cell>
          <table:table-cell table:style-name="ce3" table:formula="of:=[$Redistribution_high.L55]" office:value-type="float" office:value="0.242582358524491" calcext:value-type="float">
            <text:p>0,2425823585</text:p>
          </table:table-cell>
          <table:table-cell table:style-name="ce3" table:formula="of:=[$Redistribution_high.M55]" office:value-type="float" office:value="0.258357804703355" calcext:value-type="float">
            <text:p>0,2583578047</text:p>
          </table:table-cell>
          <table:table-cell/>
          <table:table-cell table:style-name="ce3"/>
          <table:table-cell table:style-name="ce3" table:formula="of:=[$Redistribution_central.J55]" office:value-type="float" office:value="0.228746716430907" calcext:value-type="float">
            <text:p>0,2287467164</text:p>
          </table:table-cell>
          <table:table-cell table:style-name="ce3" table:formula="of:=[$Redistribution_central.K55]" office:value-type="float" office:value="0.258932807316701" calcext:value-type="float">
            <text:p>0,2589328073</text:p>
          </table:table-cell>
          <table:table-cell table:style-name="ce3" table:formula="of:=[$Redistribution_central.L55]" office:value-type="float" office:value="0.235794463460951" calcext:value-type="float">
            <text:p>0,2357944635</text:p>
          </table:table-cell>
          <table:table-cell table:style-name="ce3" table:formula="of:=[$Redistribution_central.M55]" office:value-type="float" office:value="0.247236454618931" calcext:value-type="float">
            <text:p>0,2472364546</text:p>
          </table:table-cell>
          <table:table-cell table:number-columns-repeated="2"/>
          <table:table-cell table:style-name="ce3" table:formula="of:=[$redistribution_low.J55]" office:value-type="float" office:value="0.230761171265263" calcext:value-type="float">
            <text:p>0,2307611713</text:p>
          </table:table-cell>
          <table:table-cell table:style-name="ce3" table:formula="of:=[$redistribution_low.K55]" office:value-type="float" office:value="0.272805815919761" calcext:value-type="float">
            <text:p>0,2728058159</text:p>
          </table:table-cell>
          <table:table-cell table:style-name="ce3" table:formula="of:=[$redistribution_low.L55]" office:value-type="float" office:value="0.239132961612311" calcext:value-type="float">
            <text:p>0,2391329616</text:p>
          </table:table-cell>
          <table:table-cell table:style-name="ce3" table:formula="of:=[$redistribution_low.M55]" office:value-type="float" office:value="0.258316160630658" calcext:value-type="float">
            <text:p>0,2583161606</text:p>
          </table:table-cell>
          <table:table-cell table:number-columns-repeated="1007"/>
        </table:table-row>
        <table:table-row table:style-name="ro1">
          <table:table-cell table:style-name="ce3" table:formula="of:=[.A59]+1" office:value-type="float" office:value="103" calcext:value-type="float">
            <text:p>103</text:p>
          </table:table-cell>
          <table:table-cell table:style-name="ce3" table:formula="of:=[$Redistribution_high.J56]" office:value-type="float" office:value="0.240919294727775" calcext:value-type="float">
            <text:p>0,2409192947</text:p>
          </table:table-cell>
          <table:table-cell table:style-name="ce3" table:formula="of:=[$Redistribution_high.K56]" office:value-type="float" office:value="0.269179899716368" calcext:value-type="float">
            <text:p>0,2691798997</text:p>
          </table:table-cell>
          <table:table-cell table:style-name="ce3" table:formula="of:=[$Redistribution_high.L56]" office:value-type="float" office:value="0.246798746839332" calcext:value-type="float">
            <text:p>0,2467987468</text:p>
          </table:table-cell>
          <table:table-cell table:style-name="ce3" table:formula="of:=[$Redistribution_high.M56]" office:value-type="float" office:value="0.26002872224866" calcext:value-type="float">
            <text:p>0,2600287222</text:p>
          </table:table-cell>
          <table:table-cell/>
          <table:table-cell table:style-name="ce3"/>
          <table:table-cell table:style-name="ce3" table:formula="of:=[$Redistribution_central.J56]" office:value-type="float" office:value="0.223334826556782" calcext:value-type="float">
            <text:p>0,2233348266</text:p>
          </table:table-cell>
          <table:table-cell table:style-name="ce3" table:formula="of:=[$Redistribution_central.K56]" office:value-type="float" office:value="0.251488912092049" calcext:value-type="float">
            <text:p>0,2514889121</text:p>
          </table:table-cell>
          <table:table-cell table:style-name="ce3" table:formula="of:=[$Redistribution_central.L56]" office:value-type="float" office:value="0.229573327087559" calcext:value-type="float">
            <text:p>0,2295733271</text:p>
          </table:table-cell>
          <table:table-cell table:style-name="ce3" table:formula="of:=[$Redistribution_central.M56]" office:value-type="float" office:value="0.24114005058097" calcext:value-type="float">
            <text:p>0,2411400506</text:p>
          </table:table-cell>
          <table:table-cell table:number-columns-repeated="2"/>
          <table:table-cell table:style-name="ce3" table:formula="of:=[$redistribution_low.J56]" office:value-type="float" office:value="0.230755048142422" calcext:value-type="float">
            <text:p>0,2307550481</text:p>
          </table:table-cell>
          <table:table-cell table:style-name="ce3" table:formula="of:=[$redistribution_low.K56]" office:value-type="float" office:value="0.27446441659871" calcext:value-type="float">
            <text:p>0,2744644166</text:p>
          </table:table-cell>
          <table:table-cell table:style-name="ce3" table:formula="of:=[$redistribution_low.L56]" office:value-type="float" office:value="0.23862852058306" calcext:value-type="float">
            <text:p>0,2386285206</text:p>
          </table:table-cell>
          <table:table-cell table:style-name="ce3" table:formula="of:=[$redistribution_low.M56]" office:value-type="float" office:value="0.260748686689862" calcext:value-type="float">
            <text:p>0,2607486867</text:p>
          </table:table-cell>
          <table:table-cell table:number-columns-repeated="1007"/>
        </table:table-row>
        <table:table-row table:style-name="ro1">
          <table:table-cell table:style-name="ce3" table:formula="of:=[.A60]+1" office:value-type="float" office:value="104" calcext:value-type="float">
            <text:p>104</text:p>
          </table:table-cell>
          <table:table-cell table:style-name="ce3" table:formula="of:=[$Redistribution_high.J57]" office:value-type="float" office:value="0.243287841042576" calcext:value-type="float">
            <text:p>0,243287841</text:p>
          </table:table-cell>
          <table:table-cell table:style-name="ce3" table:formula="of:=[$Redistribution_high.K57]" office:value-type="float" office:value="0.277373436894966" calcext:value-type="float">
            <text:p>0,2773734369</text:p>
          </table:table-cell>
          <table:table-cell table:style-name="ce3" table:formula="of:=[$Redistribution_high.L57]" office:value-type="float" office:value="0.248860921654376" calcext:value-type="float">
            <text:p>0,2488609217</text:p>
          </table:table-cell>
          <table:table-cell table:style-name="ce3" table:formula="of:=[$Redistribution_high.M57]" office:value-type="float" office:value="0.26849254476863" calcext:value-type="float">
            <text:p>0,2684925448</text:p>
          </table:table-cell>
          <table:table-cell/>
          <table:table-cell table:style-name="ce3"/>
          <table:table-cell table:style-name="ce3" table:formula="of:=[$Redistribution_central.J57]" office:value-type="float" office:value="0.230344909273496" calcext:value-type="float">
            <text:p>0,2303449093</text:p>
          </table:table-cell>
          <table:table-cell table:style-name="ce3" table:formula="of:=[$Redistribution_central.K57]" office:value-type="float" office:value="0.264477498745718" calcext:value-type="float">
            <text:p>0,2644774987</text:p>
          </table:table-cell>
          <table:table-cell table:style-name="ce3" table:formula="of:=[$Redistribution_central.L57]" office:value-type="float" office:value="0.236988633260808" calcext:value-type="float">
            <text:p>0,2369886333</text:p>
          </table:table-cell>
          <table:table-cell table:style-name="ce3" table:formula="of:=[$Redistribution_central.M57]" office:value-type="float" office:value="0.253371805216745" calcext:value-type="float">
            <text:p>0,2533718052</text:p>
          </table:table-cell>
          <table:table-cell table:number-columns-repeated="2"/>
          <table:table-cell table:style-name="ce3" table:formula="of:=[$redistribution_low.J57]" office:value-type="float" office:value="0.235454915349713" calcext:value-type="float">
            <text:p>0,2354549153</text:p>
          </table:table-cell>
          <table:table-cell table:style-name="ce3" table:formula="of:=[$redistribution_low.K57]" office:value-type="float" office:value="0.283306102789055" calcext:value-type="float">
            <text:p>0,2833061028</text:p>
          </table:table-cell>
          <table:table-cell table:style-name="ce3" table:formula="of:=[$redistribution_low.L57]" office:value-type="float" office:value="0.243533518515681" calcext:value-type="float">
            <text:p>0,2435335185</text:p>
          </table:table-cell>
          <table:table-cell table:style-name="ce3" table:formula="of:=[$redistribution_low.M57]" office:value-type="float" office:value="0.268937013017371" calcext:value-type="float">
            <text:p>0,268937013</text:p>
          </table:table-cell>
          <table:table-cell table:number-columns-repeated="1007"/>
        </table:table-row>
        <table:table-row table:style-name="ro1">
          <table:table-cell table:style-name="ce3" table:formula="of:=[.A61]+1" office:value-type="float" office:value="105" calcext:value-type="float">
            <text:p>105</text:p>
          </table:table-cell>
          <table:table-cell table:style-name="ce3" table:formula="of:=[$Redistribution_high.J58]" office:value-type="float" office:value="0.240594585653217" calcext:value-type="float">
            <text:p>0,2405945857</text:p>
          </table:table-cell>
          <table:table-cell table:style-name="ce3" table:formula="of:=[$Redistribution_high.K58]" office:value-type="float" office:value="0.270509840080525" calcext:value-type="float">
            <text:p>0,2705098401</text:p>
          </table:table-cell>
          <table:table-cell table:style-name="ce3" table:formula="of:=[$Redistribution_high.L58]" office:value-type="float" office:value="0.247587788645294" calcext:value-type="float">
            <text:p>0,2475877886</text:p>
          </table:table-cell>
          <table:table-cell table:style-name="ce3" table:formula="of:=[$Redistribution_high.M58]" office:value-type="float" office:value="0.259623483606227" calcext:value-type="float">
            <text:p>0,2596234836</text:p>
          </table:table-cell>
          <table:table-cell/>
          <table:table-cell table:style-name="ce3"/>
          <table:table-cell table:style-name="ce3" table:formula="of:=[$Redistribution_central.J58]" office:value-type="float" office:value="0.231165944208826" calcext:value-type="float">
            <text:p>0,2311659442</text:p>
          </table:table-cell>
          <table:table-cell table:style-name="ce3" table:formula="of:=[$Redistribution_central.K58]" office:value-type="float" office:value="0.265274612818484" calcext:value-type="float">
            <text:p>0,2652746128</text:p>
          </table:table-cell>
          <table:table-cell table:style-name="ce3" table:formula="of:=[$Redistribution_central.L58]" office:value-type="float" office:value="0.239301188123979" calcext:value-type="float">
            <text:p>0,2393011881</text:p>
          </table:table-cell>
          <table:table-cell table:style-name="ce3" table:formula="of:=[$Redistribution_central.M58]" office:value-type="float" office:value="0.251751090416159" calcext:value-type="float">
            <text:p>0,2517510904</text:p>
          </table:table-cell>
          <table:table-cell table:number-columns-repeated="2"/>
          <table:table-cell table:style-name="ce3" table:formula="of:=[$redistribution_low.J58]" office:value-type="float" office:value="0.232794177331818" calcext:value-type="float">
            <text:p>0,2327941773</text:p>
          </table:table-cell>
          <table:table-cell table:style-name="ce3" table:formula="of:=[$redistribution_low.K58]" office:value-type="float" office:value="0.282968399773103" calcext:value-type="float">
            <text:p>0,2829683998</text:p>
          </table:table-cell>
          <table:table-cell table:style-name="ce3" table:formula="of:=[$redistribution_low.L58]" office:value-type="float" office:value="0.243371173872" calcext:value-type="float">
            <text:p>0,2433711739</text:p>
          </table:table-cell>
          <table:table-cell table:style-name="ce3" table:formula="of:=[$redistribution_low.M58]" office:value-type="float" office:value="0.264039408646071" calcext:value-type="float">
            <text:p>0,2640394086</text:p>
          </table:table-cell>
          <table:table-cell table:number-columns-repeated="1007"/>
        </table:table-row>
        <table:table-row table:style-name="ro1">
          <table:table-cell table:style-name="ce3" table:formula="of:=[.A62]+1" office:value-type="float" office:value="106" calcext:value-type="float">
            <text:p>106</text:p>
          </table:table-cell>
          <table:table-cell table:style-name="ce3" table:formula="of:=[$Redistribution_high.J59]" office:value-type="float" office:value="0.243217011948121" calcext:value-type="float">
            <text:p>0,2432170119</text:p>
          </table:table-cell>
          <table:table-cell table:style-name="ce3" table:formula="of:=[$Redistribution_high.K59]" office:value-type="float" office:value="0.274559748529886" calcext:value-type="float">
            <text:p>0,2745597485</text:p>
          </table:table-cell>
          <table:table-cell table:style-name="ce3" table:formula="of:=[$Redistribution_high.L59]" office:value-type="float" office:value="0.248579185927951" calcext:value-type="float">
            <text:p>0,2485791859</text:p>
          </table:table-cell>
          <table:table-cell table:style-name="ce3" table:formula="of:=[$Redistribution_high.M59]" office:value-type="float" office:value="0.266120853229583" calcext:value-type="float">
            <text:p>0,2661208532</text:p>
          </table:table-cell>
          <table:table-cell/>
          <table:table-cell table:style-name="ce3"/>
          <table:table-cell table:style-name="ce3" table:formula="of:=[$Redistribution_central.J59]" office:value-type="float" office:value="0.236754041861413" calcext:value-type="float">
            <text:p>0,2367540419</text:p>
          </table:table-cell>
          <table:table-cell table:style-name="ce3" table:formula="of:=[$Redistribution_central.K59]" office:value-type="float" office:value="0.271191238503466" calcext:value-type="float">
            <text:p>0,2711912385</text:p>
          </table:table-cell>
          <table:table-cell table:style-name="ce3" table:formula="of:=[$Redistribution_central.L59]" office:value-type="float" office:value="0.242866328479593" calcext:value-type="float">
            <text:p>0,2428663285</text:p>
          </table:table-cell>
          <table:table-cell table:style-name="ce3" table:formula="of:=[$Redistribution_central.M59]" office:value-type="float" office:value="0.261036780707299" calcext:value-type="float">
            <text:p>0,2610367807</text:p>
          </table:table-cell>
          <table:table-cell table:number-columns-repeated="2"/>
          <table:table-cell table:style-name="ce3" table:formula="of:=[$redistribution_low.J59]" office:value-type="float" office:value="0.229848943204338" calcext:value-type="float">
            <text:p>0,2298489432</text:p>
          </table:table-cell>
          <table:table-cell table:style-name="ce3" table:formula="of:=[$redistribution_low.K59]" office:value-type="float" office:value="0.264434662310787" calcext:value-type="float">
            <text:p>0,2644346623</text:p>
          </table:table-cell>
          <table:table-cell table:style-name="ce3" table:formula="of:=[$redistribution_low.L59]" office:value-type="float" office:value="0.236669491775146" calcext:value-type="float">
            <text:p>0,2366694918</text:p>
          </table:table-cell>
          <table:table-cell table:style-name="ce3" table:formula="of:=[$redistribution_low.M59]" office:value-type="float" office:value="0.252785609917011" calcext:value-type="float">
            <text:p>0,2527856099</text:p>
          </table:table-cell>
          <table:table-cell table:number-columns-repeated="1007"/>
        </table:table-row>
        <table:table-row table:style-name="ro1">
          <table:table-cell table:style-name="ce3" table:formula="of:=[.A63]+1" office:value-type="float" office:value="107" calcext:value-type="float">
            <text:p>107</text:p>
          </table:table-cell>
          <table:table-cell table:style-name="ce3" table:formula="of:=[$Redistribution_high.J60]" office:value-type="float" office:value="0.245107187033494" calcext:value-type="float">
            <text:p>0,245107187</text:p>
          </table:table-cell>
          <table:table-cell table:style-name="ce3" table:formula="of:=[$Redistribution_high.K60]" office:value-type="float" office:value="0.281989616418879" calcext:value-type="float">
            <text:p>0,2819896164</text:p>
          </table:table-cell>
          <table:table-cell table:style-name="ce3" table:formula="of:=[$Redistribution_high.L60]" office:value-type="float" office:value="0.250401448361843" calcext:value-type="float">
            <text:p>0,2504014484</text:p>
          </table:table-cell>
          <table:table-cell table:style-name="ce3" table:formula="of:=[$Redistribution_high.M60]" office:value-type="float" office:value="0.273545982945886" calcext:value-type="float">
            <text:p>0,2735459829</text:p>
          </table:table-cell>
          <table:table-cell/>
          <table:table-cell table:style-name="ce3"/>
          <table:table-cell table:style-name="ce3" table:formula="of:=[$Redistribution_central.J60]" office:value-type="float" office:value="0.243795884849271" calcext:value-type="float">
            <text:p>0,2437958848</text:p>
          </table:table-cell>
          <table:table-cell table:style-name="ce3" table:formula="of:=[$Redistribution_central.K60]" office:value-type="float" office:value="0.285673464003558" calcext:value-type="float">
            <text:p>0,285673464</text:p>
          </table:table-cell>
          <table:table-cell table:style-name="ce3" table:formula="of:=[$Redistribution_central.L60]" office:value-type="float" office:value="0.250333660515985" calcext:value-type="float">
            <text:p>0,2503336605</text:p>
          </table:table-cell>
          <table:table-cell table:style-name="ce3" table:formula="of:=[$Redistribution_central.M60]" office:value-type="float" office:value="0.274549102825144" calcext:value-type="float">
            <text:p>0,2745491028</text:p>
          </table:table-cell>
          <table:table-cell table:number-columns-repeated="2"/>
          <table:table-cell table:style-name="ce3" table:formula="of:=[$redistribution_low.J60]" office:value-type="float" office:value="0.233915147956432" calcext:value-type="float">
            <text:p>0,233915148</text:p>
          </table:table-cell>
          <table:table-cell table:style-name="ce3" table:formula="of:=[$redistribution_low.K60]" office:value-type="float" office:value="0.266466570743703" calcext:value-type="float">
            <text:p>0,2664665707</text:p>
          </table:table-cell>
          <table:table-cell table:style-name="ce3" table:formula="of:=[$redistribution_low.L60]" office:value-type="float" office:value="0.240483404893044" calcext:value-type="float">
            <text:p>0,2404834049</text:p>
          </table:table-cell>
          <table:table-cell table:style-name="ce3" table:formula="of:=[$redistribution_low.M60]" office:value-type="float" office:value="0.255306320644768" calcext:value-type="float">
            <text:p>0,2553063206</text:p>
          </table:table-cell>
          <table:table-cell table:number-columns-repeated="1007"/>
        </table:table-row>
        <table:table-row table:style-name="ro1">
          <table:table-cell table:style-name="ce3" table:formula="of:=[.A64]+1" office:value-type="float" office:value="108" calcext:value-type="float">
            <text:p>108</text:p>
          </table:table-cell>
          <table:table-cell table:style-name="ce3" table:formula="of:=[$Redistribution_high.J61]" office:value-type="float" office:value="0.249951895799538" calcext:value-type="float">
            <text:p>0,2499518958</text:p>
          </table:table-cell>
          <table:table-cell table:style-name="ce3" table:formula="of:=[$Redistribution_high.K61]" office:value-type="float" office:value="0.275713786918008" calcext:value-type="float">
            <text:p>0,2757137869</text:p>
          </table:table-cell>
          <table:table-cell table:style-name="ce3" table:formula="of:=[$Redistribution_high.L61]" office:value-type="float" office:value="0.254769320379689" calcext:value-type="float">
            <text:p>0,2547693204</text:p>
          </table:table-cell>
          <table:table-cell table:style-name="ce3" table:formula="of:=[$Redistribution_high.M61]" office:value-type="float" office:value="0.268340791435296" calcext:value-type="float">
            <text:p>0,2683407914</text:p>
          </table:table-cell>
          <table:table-cell/>
          <table:table-cell table:style-name="ce3"/>
          <table:table-cell table:style-name="ce3" table:formula="of:=[$Redistribution_central.J61]" office:value-type="float" office:value="0.237102665265559" calcext:value-type="float">
            <text:p>0,2371026653</text:p>
          </table:table-cell>
          <table:table-cell table:style-name="ce3" table:formula="of:=[$Redistribution_central.K61]" office:value-type="float" office:value="0.26983109985339" calcext:value-type="float">
            <text:p>0,2698310999</text:p>
          </table:table-cell>
          <table:table-cell table:style-name="ce3" table:formula="of:=[$Redistribution_central.L61]" office:value-type="float" office:value="0.243478476810855" calcext:value-type="float">
            <text:p>0,2434784768</text:p>
          </table:table-cell>
          <table:table-cell table:style-name="ce3" table:formula="of:=[$Redistribution_central.M61]" office:value-type="float" office:value="0.259312258915422" calcext:value-type="float">
            <text:p>0,2593122589</text:p>
          </table:table-cell>
          <table:table-cell table:number-columns-repeated="2"/>
          <table:table-cell table:style-name="ce3" table:formula="of:=[$redistribution_low.J61]" office:value-type="float" office:value="0.224726212440274" calcext:value-type="float">
            <text:p>0,2247262124</text:p>
          </table:table-cell>
          <table:table-cell table:style-name="ce3" table:formula="of:=[$redistribution_low.K61]" office:value-type="float" office:value="0.254815651324029" calcext:value-type="float">
            <text:p>0,2548156513</text:p>
          </table:table-cell>
          <table:table-cell table:style-name="ce3" table:formula="of:=[$redistribution_low.L61]" office:value-type="float" office:value="0.231022851759402" calcext:value-type="float">
            <text:p>0,2310228518</text:p>
          </table:table-cell>
          <table:table-cell table:style-name="ce3" table:formula="of:=[$redistribution_low.M61]" office:value-type="float" office:value="0.244092526510274" calcext:value-type="float">
            <text:p>0,2440925265</text:p>
          </table:table-cell>
          <table:table-cell table:number-columns-repeated="1007"/>
        </table:table-row>
        <table:table-row table:style-name="ro1">
          <table:table-cell table:style-name="ce3" table:formula="of:=[.A65]+1" office:value-type="float" office:value="109" calcext:value-type="float">
            <text:p>109</text:p>
          </table:table-cell>
          <table:table-cell table:style-name="ce3" table:formula="of:=[$Redistribution_high.J62]" office:value-type="float" office:value="0.248654630023313" calcext:value-type="float">
            <text:p>0,24865463</text:p>
          </table:table-cell>
          <table:table-cell table:style-name="ce3" table:formula="of:=[$Redistribution_high.K62]" office:value-type="float" office:value="0.283895955411377" calcext:value-type="float">
            <text:p>0,2838959554</text:p>
          </table:table-cell>
          <table:table-cell table:style-name="ce3" table:formula="of:=[$Redistribution_high.L62]" office:value-type="float" office:value="0.255364918817573" calcext:value-type="float">
            <text:p>0,2553649188</text:p>
          </table:table-cell>
          <table:table-cell table:style-name="ce3" table:formula="of:=[$Redistribution_high.M62]" office:value-type="float" office:value="0.273284894938442" calcext:value-type="float">
            <text:p>0,2732848949</text:p>
          </table:table-cell>
          <table:table-cell/>
          <table:table-cell table:style-name="ce3"/>
          <table:table-cell table:style-name="ce3" table:formula="of:=[$Redistribution_central.J62]" office:value-type="float" office:value="0.236740416932256" calcext:value-type="float">
            <text:p>0,2367404169</text:p>
          </table:table-cell>
          <table:table-cell table:style-name="ce3" table:formula="of:=[$Redistribution_central.K62]" office:value-type="float" office:value="0.271156816582746" calcext:value-type="float">
            <text:p>0,2711568166</text:p>
          </table:table-cell>
          <table:table-cell table:style-name="ce3" table:formula="of:=[$Redistribution_central.L62]" office:value-type="float" office:value="0.245076186374655" calcext:value-type="float">
            <text:p>0,2450761864</text:p>
          </table:table-cell>
          <table:table-cell table:style-name="ce3" table:formula="of:=[$Redistribution_central.M62]" office:value-type="float" office:value="0.257485854347052" calcext:value-type="float">
            <text:p>0,2574858543</text:p>
          </table:table-cell>
          <table:table-cell table:number-columns-repeated="2"/>
          <table:table-cell table:style-name="ce3" table:formula="of:=[$redistribution_low.J62]" office:value-type="float" office:value="0.222326551728883" calcext:value-type="float">
            <text:p>0,2223265517</text:p>
          </table:table-cell>
          <table:table-cell table:style-name="ce3" table:formula="of:=[$redistribution_low.K62]" office:value-type="float" office:value="0.257018093172164" calcext:value-type="float">
            <text:p>0,2570180932</text:p>
          </table:table-cell>
          <table:table-cell table:style-name="ce3" table:formula="of:=[$redistribution_low.L62]" office:value-type="float" office:value="0.230642332550649" calcext:value-type="float">
            <text:p>0,2306423326</text:p>
          </table:table-cell>
          <table:table-cell table:style-name="ce3" table:formula="of:=[$redistribution_low.M62]" office:value-type="float" office:value="0.242787380870753" calcext:value-type="float">
            <text:p>0,2427873809</text:p>
          </table:table-cell>
          <table:table-cell table:number-columns-repeated="1007"/>
        </table:table-row>
        <table:table-row table:style-name="ro1">
          <table:table-cell table:style-name="ce3" table:formula="of:=[.A66]+1" office:value-type="float" office:value="110" calcext:value-type="float">
            <text:p>110</text:p>
          </table:table-cell>
          <table:table-cell table:style-name="ce3" table:formula="of:=[$Redistribution_high.J63]" office:value-type="float" office:value="0.253194613581273" calcext:value-type="float">
            <text:p>0,2531946136</text:p>
          </table:table-cell>
          <table:table-cell table:style-name="ce3" table:formula="of:=[$Redistribution_high.K63]" office:value-type="float" office:value="0.296412625266924" calcext:value-type="float">
            <text:p>0,2964126253</text:p>
          </table:table-cell>
          <table:table-cell table:style-name="ce3" table:formula="of:=[$Redistribution_high.L63]" office:value-type="float" office:value="0.258550876734982" calcext:value-type="float">
            <text:p>0,2585508767</text:p>
          </table:table-cell>
          <table:table-cell table:style-name="ce3" table:formula="of:=[$Redistribution_high.M63]" office:value-type="float" office:value="0.287696698786608" calcext:value-type="float">
            <text:p>0,2876966988</text:p>
          </table:table-cell>
          <table:table-cell/>
          <table:table-cell table:style-name="ce3"/>
          <table:table-cell table:style-name="ce3" table:formula="of:=[$Redistribution_central.J63]" office:value-type="float" office:value="0.234832365600982" calcext:value-type="float">
            <text:p>0,2348323656</text:p>
          </table:table-cell>
          <table:table-cell table:style-name="ce3" table:formula="of:=[$Redistribution_central.K63]" office:value-type="float" office:value="0.263886881202284" calcext:value-type="float">
            <text:p>0,2638868812</text:p>
          </table:table-cell>
          <table:table-cell table:style-name="ce3" table:formula="of:=[$Redistribution_central.L63]" office:value-type="float" office:value="0.240761990690961" calcext:value-type="float">
            <text:p>0,2407619907</text:p>
          </table:table-cell>
          <table:table-cell table:style-name="ce3" table:formula="of:=[$Redistribution_central.M63]" office:value-type="float" office:value="0.254148733458728" calcext:value-type="float">
            <text:p>0,2541487335</text:p>
          </table:table-cell>
          <table:table-cell table:number-columns-repeated="2"/>
          <table:table-cell table:style-name="ce3" table:formula="of:=[$redistribution_low.J63]" office:value-type="float" office:value="0.222939810723046" calcext:value-type="float">
            <text:p>0,2229398107</text:p>
          </table:table-cell>
          <table:table-cell table:style-name="ce3" table:formula="of:=[$redistribution_low.K63]" office:value-type="float" office:value="0.249096279874875" calcext:value-type="float">
            <text:p>0,2490962799</text:p>
          </table:table-cell>
          <table:table-cell table:style-name="ce3" table:formula="of:=[$redistribution_low.L63]" office:value-type="float" office:value="0.229232217399299" calcext:value-type="float">
            <text:p>0,2292322174</text:p>
          </table:table-cell>
          <table:table-cell table:style-name="ce3" table:formula="of:=[$redistribution_low.M63]" office:value-type="float" office:value="0.238497608581512" calcext:value-type="float">
            <text:p>0,2384976086</text:p>
          </table:table-cell>
          <table:table-cell table:number-columns-repeated="1007"/>
        </table:table-row>
        <table:table-row table:style-name="ro1">
          <table:table-cell table:style-name="ce3" table:formula="of:=[.A67]+1" office:value-type="float" office:value="111" calcext:value-type="float">
            <text:p>111</text:p>
          </table:table-cell>
          <table:table-cell table:style-name="ce3" table:formula="of:=[$Redistribution_high.J64]" office:value-type="float" office:value="0.259989014314186" calcext:value-type="float">
            <text:p>0,2599890143</text:p>
          </table:table-cell>
          <table:table-cell table:style-name="ce3" table:formula="of:=[$Redistribution_high.K64]" office:value-type="float" office:value="0.305801713699416" calcext:value-type="float">
            <text:p>0,3058017137</text:p>
          </table:table-cell>
          <table:table-cell table:style-name="ce3" table:formula="of:=[$Redistribution_high.L64]" office:value-type="float" office:value="0.264781714095239" calcext:value-type="float">
            <text:p>0,2647817141</text:p>
          </table:table-cell>
          <table:table-cell table:style-name="ce3" table:formula="of:=[$Redistribution_high.M64]" office:value-type="float" office:value="0.29787823003354" calcext:value-type="float">
            <text:p>0,29787823</text:p>
          </table:table-cell>
          <table:table-cell/>
          <table:table-cell table:style-name="ce3"/>
          <table:table-cell table:style-name="ce3" table:formula="of:=[$Redistribution_central.J64]" office:value-type="float" office:value="0.23153653859744" calcext:value-type="float">
            <text:p>0,2315365386</text:p>
          </table:table-cell>
          <table:table-cell table:style-name="ce3" table:formula="of:=[$Redistribution_central.K64]" office:value-type="float" office:value="0.25620249538419" calcext:value-type="float">
            <text:p>0,2562024954</text:p>
          </table:table-cell>
          <table:table-cell table:style-name="ce3" table:formula="of:=[$Redistribution_central.L64]" office:value-type="float" office:value="0.237451895854296" calcext:value-type="float">
            <text:p>0,2374518959</text:p>
          </table:table-cell>
          <table:table-cell table:style-name="ce3" table:formula="of:=[$Redistribution_central.M64]" office:value-type="float" office:value="0.246667565861273" calcext:value-type="float">
            <text:p>0,2466675659</text:p>
          </table:table-cell>
          <table:table-cell table:number-columns-repeated="2"/>
          <table:table-cell table:style-name="ce3" table:formula="of:=[$redistribution_low.J64]" office:value-type="float" office:value="0.229298102205237" calcext:value-type="float">
            <text:p>0,2292981022</text:p>
          </table:table-cell>
          <table:table-cell table:style-name="ce3" table:formula="of:=[$redistribution_low.K64]" office:value-type="float" office:value="0.260183399362905" calcext:value-type="float">
            <text:p>0,2601833994</text:p>
          </table:table-cell>
          <table:table-cell table:style-name="ce3" table:formula="of:=[$redistribution_low.L64]" office:value-type="float" office:value="0.235374332591693" calcext:value-type="float">
            <text:p>0,2353743326</text:p>
          </table:table-cell>
          <table:table-cell table:style-name="ce3" table:formula="of:=[$redistribution_low.M64]" office:value-type="float" office:value="0.24970244331433" calcext:value-type="float">
            <text:p>0,2497024433</text:p>
          </table:table-cell>
          <table:table-cell table:number-columns-repeated="1007"/>
        </table:table-row>
        <table:table-row table:style-name="ro1">
          <table:table-cell table:style-name="ce3" table:formula="of:=[.A68]+1" office:value-type="float" office:value="112" calcext:value-type="float">
            <text:p>112</text:p>
          </table:table-cell>
          <table:table-cell table:style-name="ce3" table:formula="of:=[$Redistribution_high.J65]" office:value-type="float" office:value="0.253483926523751" calcext:value-type="float">
            <text:p>0,2534839265</text:p>
          </table:table-cell>
          <table:table-cell table:style-name="ce3" table:formula="of:=[$Redistribution_high.K65]" office:value-type="float" office:value="0.300434382694281" calcext:value-type="float">
            <text:p>0,3004343827</text:p>
          </table:table-cell>
          <table:table-cell table:style-name="ce3" table:formula="of:=[$Redistribution_high.L65]" office:value-type="float" office:value="0.258210881143564" calcext:value-type="float">
            <text:p>0,2582108811</text:p>
          </table:table-cell>
          <table:table-cell table:style-name="ce3" table:formula="of:=[$Redistribution_high.M65]" office:value-type="float" office:value="0.292503377856731" calcext:value-type="float">
            <text:p>0,2925033779</text:p>
          </table:table-cell>
          <table:table-cell/>
          <table:table-cell table:style-name="ce3"/>
          <table:table-cell table:style-name="ce3" table:formula="of:=[$Redistribution_central.J65]" office:value-type="float" office:value="0.240178226369557" calcext:value-type="float">
            <text:p>0,2401782264</text:p>
          </table:table-cell>
          <table:table-cell table:style-name="ce3" table:formula="of:=[$Redistribution_central.K65]" office:value-type="float" office:value="0.274419800037755" calcext:value-type="float">
            <text:p>0,2744198</text:p>
          </table:table-cell>
          <table:table-cell table:style-name="ce3" table:formula="of:=[$Redistribution_central.L65]" office:value-type="float" office:value="0.24658880933288" calcext:value-type="float">
            <text:p>0,2465888093</text:p>
          </table:table-cell>
          <table:table-cell table:style-name="ce3" table:formula="of:=[$Redistribution_central.M65]" office:value-type="float" office:value="0.26375571242027" calcext:value-type="float">
            <text:p>0,2637557124</text:p>
          </table:table-cell>
          <table:table-cell table:number-columns-repeated="2"/>
          <table:table-cell table:style-name="ce3" table:formula="of:=[$redistribution_low.J65]" office:value-type="float" office:value="0.222649087257956" calcext:value-type="float">
            <text:p>0,2226490873</text:p>
          </table:table-cell>
          <table:table-cell table:style-name="ce3" table:formula="of:=[$redistribution_low.K65]" office:value-type="float" office:value="0.245575836230637" calcext:value-type="float">
            <text:p>0,2455758362</text:p>
          </table:table-cell>
          <table:table-cell table:style-name="ce3" table:formula="of:=[$redistribution_low.L65]" office:value-type="float" office:value="0.228002474750179" calcext:value-type="float">
            <text:p>0,2280024748</text:p>
          </table:table-cell>
          <table:table-cell table:style-name="ce3" table:formula="of:=[$redistribution_low.M65]" office:value-type="float" office:value="0.236645611578974" calcext:value-type="float">
            <text:p>0,2366456116</text:p>
          </table:table-cell>
          <table:table-cell table:number-columns-repeated="1007"/>
        </table:table-row>
        <table:table-row table:style-name="ro1">
          <table:table-cell table:style-name="ce3" table:formula="of:=[.A69]+1" office:value-type="float" office:value="113" calcext:value-type="float">
            <text:p>113</text:p>
          </table:table-cell>
          <table:table-cell table:style-name="ce3" table:formula="of:=[$Redistribution_high.J66]" office:value-type="float" office:value="0.241431345665808" calcext:value-type="float">
            <text:p>0,2414313457</text:p>
          </table:table-cell>
          <table:table-cell table:style-name="ce3" table:formula="of:=[$Redistribution_high.K66]" office:value-type="float" office:value="0.279050168516519" calcext:value-type="float">
            <text:p>0,2790501685</text:p>
          </table:table-cell>
          <table:table-cell table:style-name="ce3" table:formula="of:=[$Redistribution_high.L66]" office:value-type="float" office:value="0.246949110119626" calcext:value-type="float">
            <text:p>0,2469491101</text:p>
          </table:table-cell>
          <table:table-cell table:style-name="ce3" table:formula="of:=[$Redistribution_high.M66]" office:value-type="float" office:value="0.270078462292004" calcext:value-type="float">
            <text:p>0,2700784623</text:p>
          </table:table-cell>
          <table:table-cell/>
          <table:table-cell table:style-name="ce3"/>
          <table:table-cell table:style-name="ce3" table:formula="of:=[$Redistribution_central.J66]" office:value-type="float" office:value="0.243449971418534" calcext:value-type="float">
            <text:p>0,2434499714</text:p>
          </table:table-cell>
          <table:table-cell table:style-name="ce3" table:formula="of:=[$Redistribution_central.K66]" office:value-type="float" office:value="0.281354732743481" calcext:value-type="float">
            <text:p>0,2813547327</text:p>
          </table:table-cell>
          <table:table-cell table:style-name="ce3" table:formula="of:=[$Redistribution_central.L66]" office:value-type="float" office:value="0.251140998394521" calcext:value-type="float">
            <text:p>0,2511409984</text:p>
          </table:table-cell>
          <table:table-cell table:style-name="ce3" table:formula="of:=[$Redistribution_central.M66]" office:value-type="float" office:value="0.268627816973231" calcext:value-type="float">
            <text:p>0,268627817</text:p>
          </table:table-cell>
          <table:table-cell table:number-columns-repeated="2"/>
          <table:table-cell table:style-name="ce3" table:formula="of:=[$redistribution_low.J66]" office:value-type="float" office:value="0.220653740366915" calcext:value-type="float">
            <text:p>0,2206537404</text:p>
          </table:table-cell>
          <table:table-cell table:style-name="ce3" table:formula="of:=[$redistribution_low.K66]" office:value-type="float" office:value="0.248941194437194" calcext:value-type="float">
            <text:p>0,2489411944</text:p>
          </table:table-cell>
          <table:table-cell table:style-name="ce3" table:formula="of:=[$redistribution_low.L66]" office:value-type="float" office:value="0.227525148763795" calcext:value-type="float">
            <text:p>0,2275251488</text:p>
          </table:table-cell>
          <table:table-cell table:style-name="ce3" table:formula="of:=[$redistribution_low.M66]" office:value-type="float" office:value="0.237308163170284" calcext:value-type="float">
            <text:p>0,2373081632</text:p>
          </table:table-cell>
          <table:table-cell table:number-columns-repeated="1007"/>
        </table:table-row>
        <table:table-row table:style-name="ro1">
          <table:table-cell table:style-name="ce3" table:formula="of:=[.A70]+1" office:value-type="float" office:value="114" calcext:value-type="float">
            <text:p>114</text:p>
          </table:table-cell>
          <table:table-cell table:style-name="ce3" table:formula="of:=[$Redistribution_high.J67]" office:value-type="float" office:value="0.24498750068025" calcext:value-type="float">
            <text:p>0,2449875007</text:p>
          </table:table-cell>
          <table:table-cell table:style-name="ce3" table:formula="of:=[$Redistribution_high.K67]" office:value-type="float" office:value="0.281817031479206" calcext:value-type="float">
            <text:p>0,2818170315</text:p>
          </table:table-cell>
          <table:table-cell table:style-name="ce3" table:formula="of:=[$Redistribution_high.L67]" office:value-type="float" office:value="0.248998510915766" calcext:value-type="float">
            <text:p>0,2489985109</text:p>
          </table:table-cell>
          <table:table-cell table:style-name="ce3" table:formula="of:=[$Redistribution_high.M67]" office:value-type="float" office:value="0.275223678413613" calcext:value-type="float">
            <text:p>0,2752236784</text:p>
          </table:table-cell>
          <table:table-cell/>
          <table:table-cell table:style-name="ce3"/>
          <table:table-cell table:style-name="ce3" table:formula="of:=[$Redistribution_central.J67]" office:value-type="float" office:value="0.242021537298585" calcext:value-type="float">
            <text:p>0,2420215373</text:p>
          </table:table-cell>
          <table:table-cell table:style-name="ce3" table:formula="of:=[$Redistribution_central.K67]" office:value-type="float" office:value="0.273025755410532" calcext:value-type="float">
            <text:p>0,2730257554</text:p>
          </table:table-cell>
          <table:table-cell table:style-name="ce3" table:formula="of:=[$Redistribution_central.L67]" office:value-type="float" office:value="0.246809213102517" calcext:value-type="float">
            <text:p>0,2468092131</text:p>
          </table:table-cell>
          <table:table-cell table:style-name="ce3" table:formula="of:=[$Redistribution_central.M67]" office:value-type="float" office:value="0.265234833703371" calcext:value-type="float">
            <text:p>0,2652348337</text:p>
          </table:table-cell>
          <table:table-cell table:number-columns-repeated="2"/>
          <table:table-cell table:style-name="ce3" table:formula="of:=[$redistribution_low.J67]" office:value-type="float" office:value="0.228613545930741" calcext:value-type="float">
            <text:p>0,2286135459</text:p>
          </table:table-cell>
          <table:table-cell table:style-name="ce3" table:formula="of:=[$redistribution_low.K67]" office:value-type="float" office:value="0.25164468876775" calcext:value-type="float">
            <text:p>0,2516446888</text:p>
          </table:table-cell>
          <table:table-cell table:style-name="ce3" table:formula="of:=[$redistribution_low.L67]" office:value-type="float" office:value="0.233619285627043" calcext:value-type="float">
            <text:p>0,2336192856</text:p>
          </table:table-cell>
          <table:table-cell table:style-name="ce3" table:formula="of:=[$redistribution_low.M67]" office:value-type="float" office:value="0.243358720067535" calcext:value-type="float">
            <text:p>0,2433587201</text:p>
          </table:table-cell>
          <table:table-cell table:number-columns-repeated="1007"/>
        </table:table-row>
        <table:table-row table:style-name="ro1">
          <table:table-cell table:style-name="ce3" table:formula="of:=[.A71]+1" office:value-type="float" office:value="115" calcext:value-type="float">
            <text:p>115</text:p>
          </table:table-cell>
          <table:table-cell table:style-name="ce3" table:formula="of:=[$Redistribution_high.J68]" office:value-type="float" office:value="0.245193627516311" calcext:value-type="float">
            <text:p>0,2451936275</text:p>
          </table:table-cell>
          <table:table-cell table:style-name="ce3" table:formula="of:=[$Redistribution_high.K68]" office:value-type="float" office:value="0.28443178594474" calcext:value-type="float">
            <text:p>0,2844317859</text:p>
          </table:table-cell>
          <table:table-cell table:style-name="ce3" table:formula="of:=[$Redistribution_high.L68]" office:value-type="float" office:value="0.249160693917979" calcext:value-type="float">
            <text:p>0,2491606939</text:p>
          </table:table-cell>
          <table:table-cell table:style-name="ce3" table:formula="of:=[$Redistribution_high.M68]" office:value-type="float" office:value="0.277916025108256" calcext:value-type="float">
            <text:p>0,2779160251</text:p>
          </table:table-cell>
          <table:table-cell/>
          <table:table-cell table:style-name="ce3"/>
          <table:table-cell table:style-name="ce3" table:formula="of:=[$Redistribution_central.J68]" office:value-type="float" office:value="0.241643416523724" calcext:value-type="float">
            <text:p>0,2416434165</text:p>
          </table:table-cell>
          <table:table-cell table:style-name="ce3" table:formula="of:=[$Redistribution_central.K68]" office:value-type="float" office:value="0.276289256604574" calcext:value-type="float">
            <text:p>0,2762892566</text:p>
          </table:table-cell>
          <table:table-cell table:style-name="ce3" table:formula="of:=[$Redistribution_central.L68]" office:value-type="float" office:value="0.245987719140643" calcext:value-type="float">
            <text:p>0,2459877191</text:p>
          </table:table-cell>
          <table:table-cell table:style-name="ce3" table:formula="of:=[$Redistribution_central.M68]" office:value-type="float" office:value="0.269165590379861" calcext:value-type="float">
            <text:p>0,2691655904</text:p>
          </table:table-cell>
          <table:table-cell table:number-columns-repeated="2"/>
          <table:table-cell table:style-name="ce3" table:formula="of:=[$redistribution_low.J68]" office:value-type="float" office:value="0.230531308928314" calcext:value-type="float">
            <text:p>0,2305313089</text:p>
          </table:table-cell>
          <table:table-cell table:style-name="ce3" table:formula="of:=[$redistribution_low.K68]" office:value-type="float" office:value="0.259905001621927" calcext:value-type="float">
            <text:p>0,2599050016</text:p>
          </table:table-cell>
          <table:table-cell table:style-name="ce3" table:formula="of:=[$redistribution_low.L68]" office:value-type="float" office:value="0.235248480837324" calcext:value-type="float">
            <text:p>0,2352484808</text:p>
          </table:table-cell>
          <table:table-cell table:style-name="ce3" table:formula="of:=[$redistribution_low.M68]" office:value-type="float" office:value="0.251825166060649" calcext:value-type="float">
            <text:p>0,2518251661</text:p>
          </table:table-cell>
          <table:table-cell table:number-columns-repeated="1007"/>
        </table:table-row>
        <table:table-row table:style-name="ro1">
          <table:table-cell table:style-name="ce3" table:formula="of:=[.A72]+1" office:value-type="float" office:value="116" calcext:value-type="float">
            <text:p>116</text:p>
          </table:table-cell>
          <table:table-cell table:style-name="ce3" table:formula="of:=[$Redistribution_high.J69]" office:value-type="float" office:value="0.254110774265525" calcext:value-type="float">
            <text:p>0,2541107743</text:p>
          </table:table-cell>
          <table:table-cell table:style-name="ce3" table:formula="of:=[$Redistribution_high.K69]" office:value-type="float" office:value="0.298503813305323" calcext:value-type="float">
            <text:p>0,2985038133</text:p>
          </table:table-cell>
          <table:table-cell table:style-name="ce3" table:formula="of:=[$Redistribution_high.L69]" office:value-type="float" office:value="0.257956958671825" calcext:value-type="float">
            <text:p>0,2579569587</text:p>
          </table:table-cell>
          <table:table-cell table:style-name="ce3" table:formula="of:=[$Redistribution_high.M69]" office:value-type="float" office:value="0.292056148977379" calcext:value-type="float">
            <text:p>0,292056149</text:p>
          </table:table-cell>
          <table:table-cell/>
          <table:table-cell table:style-name="ce3"/>
          <table:table-cell table:style-name="ce3" table:formula="of:=[$Redistribution_central.J69]" office:value-type="float" office:value="0.240790512388626" calcext:value-type="float">
            <text:p>0,2407905124</text:p>
          </table:table-cell>
          <table:table-cell table:style-name="ce3" table:formula="of:=[$Redistribution_central.K69]" office:value-type="float" office:value="0.271382485222618" calcext:value-type="float">
            <text:p>0,2713824852</text:p>
          </table:table-cell>
          <table:table-cell table:style-name="ce3" table:formula="of:=[$Redistribution_central.L69]" office:value-type="float" office:value="0.244977177641097" calcext:value-type="float">
            <text:p>0,2449771776</text:p>
          </table:table-cell>
          <table:table-cell table:style-name="ce3" table:formula="of:=[$Redistribution_central.M69]" office:value-type="float" office:value="0.264596964109197" calcext:value-type="float">
            <text:p>0,2645969641</text:p>
          </table:table-cell>
          <table:table-cell table:number-columns-repeated="2"/>
          <table:table-cell table:style-name="ce3" table:formula="of:=[$redistribution_low.J69]" office:value-type="float" office:value="0.22962575336921" calcext:value-type="float">
            <text:p>0,2296257534</text:p>
          </table:table-cell>
          <table:table-cell table:style-name="ce3" table:formula="of:=[$redistribution_low.K69]" office:value-type="float" office:value="0.256599641039731" calcext:value-type="float">
            <text:p>0,256599641</text:p>
          </table:table-cell>
          <table:table-cell table:style-name="ce3" table:formula="of:=[$redistribution_low.L69]" office:value-type="float" office:value="0.234275943708113" calcext:value-type="float">
            <text:p>0,2342759437</text:p>
          </table:table-cell>
          <table:table-cell table:style-name="ce3" table:formula="of:=[$redistribution_low.M69]" office:value-type="float" office:value="0.248658054928797" calcext:value-type="float">
            <text:p>0,2486580549</text:p>
          </table:table-cell>
          <table:table-cell table:number-columns-repeated="1007"/>
        </table:table-row>
        <table:table-row table:style-name="ro1">
          <table:table-cell table:style-name="ce3" table:formula="of:=[.A73]+1" office:value-type="float" office:value="117" calcext:value-type="float">
            <text:p>117</text:p>
          </table:table-cell>
          <table:table-cell table:style-name="ce3" table:formula="of:=[$Redistribution_high.J70]" office:value-type="float" office:value="0.249273013636311" calcext:value-type="float">
            <text:p>0,2492730136</text:p>
          </table:table-cell>
          <table:table-cell table:style-name="ce3" table:formula="of:=[$Redistribution_high.K70]" office:value-type="float" office:value="0.288014257983762" calcext:value-type="float">
            <text:p>0,288014258</text:p>
          </table:table-cell>
          <table:table-cell table:style-name="ce3" table:formula="of:=[$Redistribution_high.L70]" office:value-type="float" office:value="0.253679186501018" calcext:value-type="float">
            <text:p>0,2536791865</text:p>
          </table:table-cell>
          <table:table-cell table:style-name="ce3" table:formula="of:=[$Redistribution_high.M70]" office:value-type="float" office:value="0.280825919972707" calcext:value-type="float">
            <text:p>0,28082592</text:p>
          </table:table-cell>
          <table:table-cell/>
          <table:table-cell table:style-name="ce3"/>
          <table:table-cell table:style-name="ce3" table:formula="of:=[$Redistribution_central.J70]" office:value-type="float" office:value="0.245877625006652" calcext:value-type="float">
            <text:p>0,245877625</text:p>
          </table:table-cell>
          <table:table-cell table:style-name="ce3" table:formula="of:=[$Redistribution_central.K70]" office:value-type="float" office:value="0.285547809371621" calcext:value-type="float">
            <text:p>0,2855478094</text:p>
          </table:table-cell>
          <table:table-cell table:style-name="ce3" table:formula="of:=[$Redistribution_central.L70]" office:value-type="float" office:value="0.251382177284992" calcext:value-type="float">
            <text:p>0,2513821773</text:p>
          </table:table-cell>
          <table:table-cell table:style-name="ce3" table:formula="of:=[$Redistribution_central.M70]" office:value-type="float" office:value="0.27630539959616" calcext:value-type="float">
            <text:p>0,2763053996</text:p>
          </table:table-cell>
          <table:table-cell table:number-columns-repeated="2"/>
          <table:table-cell table:style-name="ce3" table:formula="of:=[$redistribution_low.J70]" office:value-type="float" office:value="0.229803153703441" calcext:value-type="float">
            <text:p>0,2298031537</text:p>
          </table:table-cell>
          <table:table-cell table:style-name="ce3" table:formula="of:=[$redistribution_low.K70]" office:value-type="float" office:value="0.259490757710485" calcext:value-type="float">
            <text:p>0,2594907577</text:p>
          </table:table-cell>
          <table:table-cell table:style-name="ce3" table:formula="of:=[$redistribution_low.L70]" office:value-type="float" office:value="0.235586714926736" calcext:value-type="float">
            <text:p>0,2355867149</text:p>
          </table:table-cell>
          <table:table-cell table:style-name="ce3" table:formula="of:=[$redistribution_low.M70]" office:value-type="float" office:value="0.249566682595897" calcext:value-type="float">
            <text:p>0,2495666826</text:p>
          </table:table-cell>
          <table:table-cell table:number-columns-repeated="1007"/>
        </table:table-row>
        <table:table-row table:style-name="ro1">
          <table:table-cell table:style-name="ce3" table:formula="of:=[.A74]+1" office:value-type="float" office:value="118" calcext:value-type="float">
            <text:p>118</text:p>
          </table:table-cell>
          <table:table-cell table:style-name="ce3" table:formula="of:=[$Redistribution_high.J71]" office:value-type="float" office:value="0.24643631535789" calcext:value-type="float">
            <text:p>0,2464363154</text:p>
          </table:table-cell>
          <table:table-cell table:style-name="ce3" table:formula="of:=[$Redistribution_high.K71]" office:value-type="float" office:value="0.289086446348928" calcext:value-type="float">
            <text:p>0,2890864463</text:p>
          </table:table-cell>
          <table:table-cell table:style-name="ce3" table:formula="of:=[$Redistribution_high.L71]" office:value-type="float" office:value="0.249959396163609" calcext:value-type="float">
            <text:p>0,2499593962</text:p>
          </table:table-cell>
          <table:table-cell table:style-name="ce3" table:formula="of:=[$Redistribution_high.M71]" office:value-type="float" office:value="0.283212818234383" calcext:value-type="float">
            <text:p>0,2832128182</text:p>
          </table:table-cell>
          <table:table-cell/>
          <table:table-cell table:style-name="ce3"/>
          <table:table-cell table:style-name="ce3" table:formula="of:=[$Redistribution_central.J71]" office:value-type="float" office:value="0.257402723993004" calcext:value-type="float">
            <text:p>0,257402724</text:p>
          </table:table-cell>
          <table:table-cell table:style-name="ce3" table:formula="of:=[$Redistribution_central.K71]" office:value-type="float" office:value="0.296181722486794" calcext:value-type="float">
            <text:p>0,2961817225</text:p>
          </table:table-cell>
          <table:table-cell table:style-name="ce3" table:formula="of:=[$Redistribution_central.L71]" office:value-type="float" office:value="0.261532336385328" calcext:value-type="float">
            <text:p>0,2615323364</text:p>
          </table:table-cell>
          <table:table-cell table:style-name="ce3" table:formula="of:=[$Redistribution_central.M71]" office:value-type="float" office:value="0.289285487795353" calcext:value-type="float">
            <text:p>0,2892854878</text:p>
          </table:table-cell>
          <table:table-cell table:number-columns-repeated="2"/>
          <table:table-cell table:style-name="ce3" table:formula="of:=[$redistribution_low.J71]" office:value-type="float" office:value="0.237255775118307" calcext:value-type="float">
            <text:p>0,2372557751</text:p>
          </table:table-cell>
          <table:table-cell table:style-name="ce3" table:formula="of:=[$redistribution_low.K71]" office:value-type="float" office:value="0.267003742728158" calcext:value-type="float">
            <text:p>0,2670037427</text:p>
          </table:table-cell>
          <table:table-cell table:style-name="ce3" table:formula="of:=[$redistribution_low.L71]" office:value-type="float" office:value="0.241620348815373" calcext:value-type="float">
            <text:p>0,2416203488</text:p>
          </table:table-cell>
          <table:table-cell table:style-name="ce3" table:formula="of:=[$redistribution_low.M71]" office:value-type="float" office:value="0.259478653038017" calcext:value-type="float">
            <text:p>0,259478653</text:p>
          </table:table-cell>
          <table:table-cell table:number-columns-repeated="1007"/>
        </table:table-row>
        <table:table-row table:style-name="ro1">
          <table:table-cell table:style-name="ce3" table:formula="of:=[.A75]+1" office:value-type="float" office:value="119" calcext:value-type="float">
            <text:p>119</text:p>
          </table:table-cell>
          <table:table-cell table:style-name="ce3" table:formula="of:=[$Redistribution_high.J72]" office:value-type="float" office:value="0.240891810274304" calcext:value-type="float">
            <text:p>0,2408918103</text:p>
          </table:table-cell>
          <table:table-cell table:style-name="ce3" table:formula="of:=[$Redistribution_high.K72]" office:value-type="float" office:value="0.279459455210024" calcext:value-type="float">
            <text:p>0,2794594552</text:p>
          </table:table-cell>
          <table:table-cell table:style-name="ce3" table:formula="of:=[$Redistribution_high.L72]" office:value-type="float" office:value="0.243967080701332" calcext:value-type="float">
            <text:p>0,2439670807</text:p>
          </table:table-cell>
          <table:table-cell table:style-name="ce3" table:formula="of:=[$Redistribution_high.M72]" office:value-type="float" office:value="0.274405419962935" calcext:value-type="float">
            <text:p>0,27440542</text:p>
          </table:table-cell>
          <table:table-cell/>
          <table:table-cell table:style-name="ce3"/>
          <table:table-cell table:style-name="ce3" table:formula="of:=[$Redistribution_central.J72]" office:value-type="float" office:value="0.248681642563319" calcext:value-type="float">
            <text:p>0,2486816426</text:p>
          </table:table-cell>
          <table:table-cell table:style-name="ce3" table:formula="of:=[$Redistribution_central.K72]" office:value-type="float" office:value="0.279506313740466" calcext:value-type="float">
            <text:p>0,2795063137</text:p>
          </table:table-cell>
          <table:table-cell table:style-name="ce3" table:formula="of:=[$Redistribution_central.L72]" office:value-type="float" office:value="0.252357536605145" calcext:value-type="float">
            <text:p>0,2523575366</text:p>
          </table:table-cell>
          <table:table-cell table:style-name="ce3" table:formula="of:=[$Redistribution_central.M72]" office:value-type="float" office:value="0.273517267796793" calcext:value-type="float">
            <text:p>0,2735172678</text:p>
          </table:table-cell>
          <table:table-cell table:number-columns-repeated="2"/>
          <table:table-cell table:style-name="ce3" table:formula="of:=[$redistribution_low.J72]" office:value-type="float" office:value="0.239098264930272" calcext:value-type="float">
            <text:p>0,2390982649</text:p>
          </table:table-cell>
          <table:table-cell table:style-name="ce3" table:formula="of:=[$redistribution_low.K72]" office:value-type="float" office:value="0.268155933374881" calcext:value-type="float">
            <text:p>0,2681559334</text:p>
          </table:table-cell>
          <table:table-cell table:style-name="ce3" table:formula="of:=[$redistribution_low.L72]" office:value-type="float" office:value="0.242848346367989" calcext:value-type="float">
            <text:p>0,2428483464</text:p>
          </table:table-cell>
          <table:table-cell table:style-name="ce3" table:formula="of:=[$redistribution_low.M72]" office:value-type="float" office:value="0.261754808332142" calcext:value-type="float">
            <text:p>0,2617548083</text:p>
          </table:table-cell>
          <table:table-cell table:number-columns-repeated="1007"/>
        </table:table-row>
        <table:table-row table:style-name="ro1">
          <table:table-cell table:style-name="ce3" table:formula="of:=[.A76]+1" office:value-type="float" office:value="120" calcext:value-type="float">
            <text:p>120</text:p>
          </table:table-cell>
          <table:table-cell table:style-name="ce3" table:formula="of:=[$Redistribution_high.J73]" office:value-type="float" office:value="0.244425629658256" calcext:value-type="float">
            <text:p>0,2444256297</text:p>
          </table:table-cell>
          <table:table-cell table:style-name="ce3" table:formula="of:=[$Redistribution_high.K73]" office:value-type="float" office:value="0.272513165246845" calcext:value-type="float">
            <text:p>0,2725131652</text:p>
          </table:table-cell>
          <table:table-cell table:style-name="ce3" table:formula="of:=[$Redistribution_high.L73]" office:value-type="float" office:value="0.246848905942584" calcext:value-type="float">
            <text:p>0,2468489059</text:p>
          </table:table-cell>
          <table:table-cell table:style-name="ce3" table:formula="of:=[$Redistribution_high.M73]" office:value-type="float" office:value="0.268662584080718" calcext:value-type="float">
            <text:p>0,2686625841</text:p>
          </table:table-cell>
          <table:table-cell/>
          <table:table-cell table:style-name="ce3"/>
          <table:table-cell table:style-name="ce3" table:formula="of:=[$Redistribution_central.J73]" office:value-type="float" office:value="0.248159151248703" calcext:value-type="float">
            <text:p>0,2481591512</text:p>
          </table:table-cell>
          <table:table-cell table:style-name="ce3" table:formula="of:=[$Redistribution_central.K73]" office:value-type="float" office:value="0.277576617535966" calcext:value-type="float">
            <text:p>0,2775766175</text:p>
          </table:table-cell>
          <table:table-cell table:style-name="ce3" table:formula="of:=[$Redistribution_central.L73]" office:value-type="float" office:value="0.251885587426378" calcext:value-type="float">
            <text:p>0,2518855874</text:p>
          </table:table-cell>
          <table:table-cell table:style-name="ce3" table:formula="of:=[$Redistribution_central.M73]" office:value-type="float" office:value="0.271488923823498" calcext:value-type="float">
            <text:p>0,2714889238</text:p>
          </table:table-cell>
          <table:table-cell table:number-columns-repeated="2"/>
          <table:table-cell table:style-name="ce3" table:formula="of:=[$redistribution_low.J73]" office:value-type="float" office:value="0.236622061514336" calcext:value-type="float">
            <text:p>0,2366220615</text:p>
          </table:table-cell>
          <table:table-cell table:style-name="ce3" table:formula="of:=[$redistribution_low.K73]" office:value-type="float" office:value="0.263349093572073" calcext:value-type="float">
            <text:p>0,2633490936</text:p>
          </table:table-cell>
          <table:table-cell table:style-name="ce3" table:formula="of:=[$redistribution_low.L73]" office:value-type="float" office:value="0.240301358119626" calcext:value-type="float">
            <text:p>0,2403013581</text:p>
          </table:table-cell>
          <table:table-cell table:style-name="ce3" table:formula="of:=[$redistribution_low.M73]" office:value-type="float" office:value="0.257171827028368" calcext:value-type="float">
            <text:p>0,257171827</text:p>
          </table:table-cell>
          <table:table-cell table:number-columns-repeated="1007"/>
        </table:table-row>
        <table:table-row table:style-name="ro1">
          <table:table-cell table:style-name="ce3" table:formula="of:=[.A77]+1" office:value-type="float" office:value="121" calcext:value-type="float">
            <text:p>121</text:p>
          </table:table-cell>
          <table:table-cell table:style-name="ce3" table:formula="of:=[$Redistribution_high.J74]" office:value-type="float" office:value="0.250357218294503" calcext:value-type="float">
            <text:p>0,2503572183</text:p>
          </table:table-cell>
          <table:table-cell table:style-name="ce3" table:formula="of:=[$Redistribution_high.K74]" office:value-type="float" office:value="0.284618541719548" calcext:value-type="float">
            <text:p>0,2846185417</text:p>
          </table:table-cell>
          <table:table-cell table:style-name="ce3" table:formula="of:=[$Redistribution_high.L74]" office:value-type="float" office:value="0.253894898331823" calcext:value-type="float">
            <text:p>0,2538948983</text:p>
          </table:table-cell>
          <table:table-cell table:style-name="ce3" table:formula="of:=[$Redistribution_high.M74]" office:value-type="float" office:value="0.278850166914688" calcext:value-type="float">
            <text:p>0,2788501669</text:p>
          </table:table-cell>
          <table:table-cell/>
          <table:table-cell table:style-name="ce3"/>
          <table:table-cell table:style-name="ce3" table:formula="of:=[$Redistribution_central.J74]" office:value-type="float" office:value="0.239631789758122" calcext:value-type="float">
            <text:p>0,2396317898</text:p>
          </table:table-cell>
          <table:table-cell table:style-name="ce3" table:formula="of:=[$Redistribution_central.K74]" office:value-type="float" office:value="0.268754960534462" calcext:value-type="float">
            <text:p>0,2687549605</text:p>
          </table:table-cell>
          <table:table-cell table:style-name="ce3" table:formula="of:=[$Redistribution_central.L74]" office:value-type="float" office:value="0.243741065814356" calcext:value-type="float">
            <text:p>0,2437410658</text:p>
          </table:table-cell>
          <table:table-cell table:style-name="ce3" table:formula="of:=[$Redistribution_central.M74]" office:value-type="float" office:value="0.262130335731808" calcext:value-type="float">
            <text:p>0,2621303357</text:p>
          </table:table-cell>
          <table:table-cell table:number-columns-repeated="2"/>
          <table:table-cell table:style-name="ce3" table:formula="of:=[$redistribution_low.J74]" office:value-type="float" office:value="0.243034409006478" calcext:value-type="float">
            <text:p>0,243034409</text:p>
          </table:table-cell>
          <table:table-cell table:style-name="ce3" table:formula="of:=[$redistribution_low.K74]" office:value-type="float" office:value="0.27468198316743" calcext:value-type="float">
            <text:p>0,2746819832</text:p>
          </table:table-cell>
          <table:table-cell table:style-name="ce3" table:formula="of:=[$redistribution_low.L74]" office:value-type="float" office:value="0.24748097405018" calcext:value-type="float">
            <text:p>0,2474809741</text:p>
          </table:table-cell>
          <table:table-cell table:style-name="ce3" table:formula="of:=[$redistribution_low.M74]" office:value-type="float" office:value="0.267115774403098" calcext:value-type="float">
            <text:p>0,2671157744</text:p>
          </table:table-cell>
          <table:table-cell table:number-columns-repeated="1007"/>
        </table:table-row>
        <table:table-row table:style-name="ro1">
          <table:table-cell table:style-name="ce3" table:formula="of:=[.A78]+1" office:value-type="float" office:value="122" calcext:value-type="float">
            <text:p>122</text:p>
          </table:table-cell>
          <table:table-cell table:style-name="ce3" table:formula="of:=[$Redistribution_high.J75]" office:value-type="float" office:value="0.245099095078165" calcext:value-type="float">
            <text:p>0,2450990951</text:p>
          </table:table-cell>
          <table:table-cell table:style-name="ce3" table:formula="of:=[$Redistribution_high.K75]" office:value-type="float" office:value="0.276737823605024" calcext:value-type="float">
            <text:p>0,2767378236</text:p>
          </table:table-cell>
          <table:table-cell table:style-name="ce3" table:formula="of:=[$Redistribution_high.L75]" office:value-type="float" office:value="0.247927176734303" calcext:value-type="float">
            <text:p>0,2479271767</text:p>
          </table:table-cell>
          <table:table-cell table:style-name="ce3" table:formula="of:=[$Redistribution_high.M75]" office:value-type="float" office:value="0.272141917841526" calcext:value-type="float">
            <text:p>0,2721419178</text:p>
          </table:table-cell>
          <table:table-cell/>
          <table:table-cell table:style-name="ce3"/>
          <table:table-cell table:style-name="ce3" table:formula="of:=[$Redistribution_central.J75]" office:value-type="float" office:value="0.250538452930842" calcext:value-type="float">
            <text:p>0,2505384529</text:p>
          </table:table-cell>
          <table:table-cell table:style-name="ce3" table:formula="of:=[$Redistribution_central.K75]" office:value-type="float" office:value="0.283811134650306" calcext:value-type="float">
            <text:p>0,2838111347</text:p>
          </table:table-cell>
          <table:table-cell table:style-name="ce3" table:formula="of:=[$Redistribution_central.L75]" office:value-type="float" office:value="0.253732023745966" calcext:value-type="float">
            <text:p>0,2537320237</text:p>
          </table:table-cell>
          <table:table-cell table:style-name="ce3" table:formula="of:=[$Redistribution_central.M75]" office:value-type="float" office:value="0.278580439168041" calcext:value-type="float">
            <text:p>0,2785804392</text:p>
          </table:table-cell>
          <table:table-cell table:number-columns-repeated="2"/>
          <table:table-cell table:style-name="ce3" table:formula="of:=[$redistribution_low.J75]" office:value-type="float" office:value="0.242303626087987" calcext:value-type="float">
            <text:p>0,2423036261</text:p>
          </table:table-cell>
          <table:table-cell table:style-name="ce3" table:formula="of:=[$redistribution_low.K75]" office:value-type="float" office:value="0.268858505163705" calcext:value-type="float">
            <text:p>0,2688585052</text:p>
          </table:table-cell>
          <table:table-cell table:style-name="ce3" table:formula="of:=[$redistribution_low.L75]" office:value-type="float" office:value="0.245944893916655" calcext:value-type="float">
            <text:p>0,2459448939</text:p>
          </table:table-cell>
          <table:table-cell table:style-name="ce3" table:formula="of:=[$redistribution_low.M75]" office:value-type="float" office:value="0.262803908816951" calcext:value-type="float">
            <text:p>0,2628039088</text:p>
          </table:table-cell>
          <table:table-cell table:number-columns-repeated="1007"/>
        </table:table-row>
        <table:table-row table:style-name="ro1">
          <table:table-cell table:style-name="ce3" table:formula="of:=[.A79]+1" office:value-type="float" office:value="123" calcext:value-type="float">
            <text:p>123</text:p>
          </table:table-cell>
          <table:table-cell table:style-name="ce3" table:formula="of:=[$Redistribution_high.J76]" office:value-type="float" office:value="0.265123741855877" calcext:value-type="float">
            <text:p>0,2651237419</text:p>
          </table:table-cell>
          <table:table-cell table:style-name="ce3" table:formula="of:=[$Redistribution_high.K76]" office:value-type="float" office:value="0.309051969032514" calcext:value-type="float">
            <text:p>0,309051969</text:p>
          </table:table-cell>
          <table:table-cell table:style-name="ce3" table:formula="of:=[$Redistribution_high.L76]" office:value-type="float" office:value="0.268352462416895" calcext:value-type="float">
            <text:p>0,2683524624</text:p>
          </table:table-cell>
          <table:table-cell table:style-name="ce3" table:formula="of:=[$Redistribution_high.M76]" office:value-type="float" office:value="0.303673163602906" calcext:value-type="float">
            <text:p>0,3036731636</text:p>
          </table:table-cell>
          <table:table-cell/>
          <table:table-cell table:style-name="ce3"/>
          <table:table-cell table:style-name="ce3" table:formula="of:=[$Redistribution_central.J76]" office:value-type="float" office:value="0.248384882292563" calcext:value-type="float">
            <text:p>0,2483848823</text:p>
          </table:table-cell>
          <table:table-cell table:style-name="ce3" table:formula="of:=[$Redistribution_central.K76]" office:value-type="float" office:value="0.283919152173217" calcext:value-type="float">
            <text:p>0,2839191522</text:p>
          </table:table-cell>
          <table:table-cell table:style-name="ce3" table:formula="of:=[$Redistribution_central.L76]" office:value-type="float" office:value="0.251369516570336" calcext:value-type="float">
            <text:p>0,2513695166</text:p>
          </table:table-cell>
          <table:table-cell table:style-name="ce3" table:formula="of:=[$Redistribution_central.M76]" office:value-type="float" office:value="0.278957762757564" calcext:value-type="float">
            <text:p>0,2789577628</text:p>
          </table:table-cell>
          <table:table-cell table:number-columns-repeated="2"/>
          <table:table-cell table:style-name="ce3" table:formula="of:=[$redistribution_low.J76]" office:value-type="float" office:value="0.246529695822605" calcext:value-type="float">
            <text:p>0,2465296958</text:p>
          </table:table-cell>
          <table:table-cell table:style-name="ce3" table:formula="of:=[$redistribution_low.K76]" office:value-type="float" office:value="0.272468631640305" calcext:value-type="float">
            <text:p>0,2724686316</text:p>
          </table:table-cell>
          <table:table-cell table:style-name="ce3" table:formula="of:=[$redistribution_low.L76]" office:value-type="float" office:value="0.249886476578191" calcext:value-type="float">
            <text:p>0,2498864766</text:p>
          </table:table-cell>
          <table:table-cell table:style-name="ce3" table:formula="of:=[$redistribution_low.M76]" office:value-type="float" office:value="0.266898864512129" calcext:value-type="float">
            <text:p>0,2668988645</text:p>
          </table:table-cell>
          <table:table-cell table:number-columns-repeated="1007"/>
        </table:table-row>
        <table:table-row table:style-name="ro1">
          <table:table-cell table:style-name="ce3" table:formula="of:=[.A80]+1" office:value-type="float" office:value="124" calcext:value-type="float">
            <text:p>124</text:p>
          </table:table-cell>
          <table:table-cell table:style-name="ce3" table:formula="of:=[$Redistribution_high.J77]" office:value-type="float" office:value="0.26844628189665" calcext:value-type="float">
            <text:p>0,2684462819</text:p>
          </table:table-cell>
          <table:table-cell table:style-name="ce3" table:formula="of:=[$Redistribution_high.K77]" office:value-type="float" office:value="0.315594362661579" calcext:value-type="float">
            <text:p>0,3155943627</text:p>
          </table:table-cell>
          <table:table-cell table:style-name="ce3" table:formula="of:=[$Redistribution_high.L77]" office:value-type="float" office:value="0.271301495144312" calcext:value-type="float">
            <text:p>0,2713014951</text:p>
          </table:table-cell>
          <table:table-cell table:style-name="ce3" table:formula="of:=[$Redistribution_high.M77]" office:value-type="float" office:value="0.310780125396706" calcext:value-type="float">
            <text:p>0,3107801254</text:p>
          </table:table-cell>
          <table:table-cell/>
          <table:table-cell table:style-name="ce3"/>
          <table:table-cell table:style-name="ce3" table:formula="of:=[$Redistribution_central.J77]" office:value-type="float" office:value="0.255906954249836" calcext:value-type="float">
            <text:p>0,2559069542</text:p>
          </table:table-cell>
          <table:table-cell table:style-name="ce3" table:formula="of:=[$Redistribution_central.K77]" office:value-type="float" office:value="0.296108000336327" calcext:value-type="float">
            <text:p>0,2961080003</text:p>
          </table:table-cell>
          <table:table-cell table:style-name="ce3" table:formula="of:=[$Redistribution_central.L77]" office:value-type="float" office:value="0.258798907141534" calcext:value-type="float">
            <text:p>0,2587989071</text:p>
          </table:table-cell>
          <table:table-cell table:style-name="ce3" table:formula="of:=[$Redistribution_central.M77]" office:value-type="float" office:value="0.291257633328492" calcext:value-type="float">
            <text:p>0,2912576333</text:p>
          </table:table-cell>
          <table:table-cell table:number-columns-repeated="2"/>
          <table:table-cell table:style-name="ce3" table:formula="of:=[$redistribution_low.J77]" office:value-type="float" office:value="0.240750709652349" calcext:value-type="float">
            <text:p>0,2407507097</text:p>
          </table:table-cell>
          <table:table-cell table:style-name="ce3" table:formula="of:=[$redistribution_low.K77]" office:value-type="float" office:value="0.264249211502019" calcext:value-type="float">
            <text:p>0,2642492115</text:p>
          </table:table-cell>
          <table:table-cell table:style-name="ce3" table:formula="of:=[$redistribution_low.L77]" office:value-type="float" office:value="0.243848309217427" calcext:value-type="float">
            <text:p>0,2438483092</text:p>
          </table:table-cell>
          <table:table-cell table:style-name="ce3" table:formula="of:=[$redistribution_low.M77]" office:value-type="float" office:value="0.25916848220491" calcext:value-type="float">
            <text:p>0,2591684822</text:p>
          </table:table-cell>
          <table:table-cell table:number-columns-repeated="1007"/>
        </table:table-row>
        <table:table-row table:style-name="ro1">
          <table:table-cell table:style-name="ce3" table:formula="of:=[.A81]+1" office:value-type="float" office:value="125" calcext:value-type="float">
            <text:p>125</text:p>
          </table:table-cell>
          <table:table-cell table:style-name="ce3" table:formula="of:=[$Redistribution_high.J78]" office:value-type="float" office:value="0.273834721658755" calcext:value-type="float">
            <text:p>0,2738347217</text:p>
          </table:table-cell>
          <table:table-cell table:style-name="ce3" table:formula="of:=[$Redistribution_high.K78]" office:value-type="float" office:value="0.322656285465857" calcext:value-type="float">
            <text:p>0,3226562855</text:p>
          </table:table-cell>
          <table:table-cell table:style-name="ce3" table:formula="of:=[$Redistribution_high.L78]" office:value-type="float" office:value="0.277366080283955" calcext:value-type="float">
            <text:p>0,2773660803</text:p>
          </table:table-cell>
          <table:table-cell table:style-name="ce3" table:formula="of:=[$Redistribution_high.M78]" office:value-type="float" office:value="0.316765735697305" calcext:value-type="float">
            <text:p>0,3167657357</text:p>
          </table:table-cell>
          <table:table-cell/>
          <table:table-cell table:style-name="ce3"/>
          <table:table-cell table:style-name="ce3" table:formula="of:=[$Redistribution_central.J78]" office:value-type="float" office:value="0.251820667848622" calcext:value-type="float">
            <text:p>0,2518206678</text:p>
          </table:table-cell>
          <table:table-cell table:style-name="ce3" table:formula="of:=[$Redistribution_central.K78]" office:value-type="float" office:value="0.289311586612955" calcext:value-type="float">
            <text:p>0,2893115866</text:p>
          </table:table-cell>
          <table:table-cell table:style-name="ce3" table:formula="of:=[$Redistribution_central.L78]" office:value-type="float" office:value="0.255980486513089" calcext:value-type="float">
            <text:p>0,2559804865</text:p>
          </table:table-cell>
          <table:table-cell table:style-name="ce3" table:formula="of:=[$Redistribution_central.M78]" office:value-type="float" office:value="0.282402240651806" calcext:value-type="float">
            <text:p>0,2824022407</text:p>
          </table:table-cell>
          <table:table-cell table:number-columns-repeated="2"/>
          <table:table-cell table:style-name="ce3" table:formula="of:=[$redistribution_low.J78]" office:value-type="float" office:value="0.252059883974305" calcext:value-type="float">
            <text:p>0,252059884</text:p>
          </table:table-cell>
          <table:table-cell table:style-name="ce3" table:formula="of:=[$redistribution_low.K78]" office:value-type="float" office:value="0.281349047552806" calcext:value-type="float">
            <text:p>0,2813490476</text:p>
          </table:table-cell>
          <table:table-cell table:style-name="ce3" table:formula="of:=[$redistribution_low.L78]" office:value-type="float" office:value="0.255799982735966" calcext:value-type="float">
            <text:p>0,2557999827</text:p>
          </table:table-cell>
          <table:table-cell table:style-name="ce3" table:formula="of:=[$redistribution_low.M78]" office:value-type="float" office:value="0.275153912661164" calcext:value-type="float">
            <text:p>0,2751539127</text:p>
          </table:table-cell>
          <table:table-cell table:number-columns-repeated="1007"/>
        </table:table-row>
        <table:table-row table:style-name="ro1">
          <table:table-cell table:style-name="ce3" table:formula="of:=[.A82]+1" office:value-type="float" office:value="126" calcext:value-type="float">
            <text:p>126</text:p>
          </table:table-cell>
          <table:table-cell table:style-name="ce3" table:formula="of:=[$Redistribution_high.J79]" office:value-type="float" office:value="0.281621189413815" calcext:value-type="float">
            <text:p>0,2816211894</text:p>
          </table:table-cell>
          <table:table-cell table:style-name="ce3" table:formula="of:=[$Redistribution_high.K79]" office:value-type="float" office:value="0.331127955452019" calcext:value-type="float">
            <text:p>0,3311279555</text:p>
          </table:table-cell>
          <table:table-cell table:style-name="ce3" table:formula="of:=[$Redistribution_high.L79]" office:value-type="float" office:value="0.284412247633753" calcext:value-type="float">
            <text:p>0,2844122476</text:p>
          </table:table-cell>
          <table:table-cell table:style-name="ce3" table:formula="of:=[$Redistribution_high.M79]" office:value-type="float" office:value="0.326427978297" calcext:value-type="float">
            <text:p>0,3264279783</text:p>
          </table:table-cell>
          <table:table-cell/>
          <table:table-cell table:style-name="ce3"/>
          <table:table-cell table:style-name="ce3" table:formula="of:=[$Redistribution_central.J79]" office:value-type="float" office:value="0.245544238983308" calcext:value-type="float">
            <text:p>0,245544239</text:p>
          </table:table-cell>
          <table:table-cell table:style-name="ce3" table:formula="of:=[$Redistribution_central.K79]" office:value-type="float" office:value="0.275725489132044" calcext:value-type="float">
            <text:p>0,2757254891</text:p>
          </table:table-cell>
          <table:table-cell table:style-name="ce3" table:formula="of:=[$Redistribution_central.L79]" office:value-type="float" office:value="0.248520694890584" calcext:value-type="float">
            <text:p>0,2485206949</text:p>
          </table:table-cell>
          <table:table-cell table:style-name="ce3" table:formula="of:=[$Redistribution_central.M79]" office:value-type="float" office:value="0.270849104850505" calcext:value-type="float">
            <text:p>0,2708491049</text:p>
          </table:table-cell>
          <table:table-cell table:number-columns-repeated="2"/>
          <table:table-cell table:style-name="ce3" table:formula="of:=[$redistribution_low.J79]" office:value-type="float" office:value="0.250611497942013" calcext:value-type="float">
            <text:p>0,2506114979</text:p>
          </table:table-cell>
          <table:table-cell table:style-name="ce3" table:formula="of:=[$redistribution_low.K79]" office:value-type="float" office:value="0.279854183337555" calcext:value-type="float">
            <text:p>0,2798541833</text:p>
          </table:table-cell>
          <table:table-cell table:style-name="ce3" table:formula="of:=[$redistribution_low.L79]" office:value-type="float" office:value="0.25354289016935" calcext:value-type="float">
            <text:p>0,2535428902</text:p>
          </table:table-cell>
          <table:table-cell table:style-name="ce3" table:formula="of:=[$redistribution_low.M79]" office:value-type="float" office:value="0.274953552209528" calcext:value-type="float">
            <text:p>0,2749535522</text:p>
          </table:table-cell>
          <table:table-cell table:number-columns-repeated="1007"/>
        </table:table-row>
        <table:table-row table:style-name="ro1">
          <table:table-cell table:style-name="ce3" table:formula="of:=[.A83]+1" office:value-type="float" office:value="127" calcext:value-type="float">
            <text:p>127</text:p>
          </table:table-cell>
          <table:table-cell table:style-name="ce3" table:formula="of:=[$Redistribution_high.J80]" office:value-type="float" office:value="0.27127553169121" calcext:value-type="float">
            <text:p>0,2712755317</text:p>
          </table:table-cell>
          <table:table-cell table:style-name="ce3" table:formula="of:=[$Redistribution_high.K80]" office:value-type="float" office:value="0.313730112134664" calcext:value-type="float">
            <text:p>0,3137301121</text:p>
          </table:table-cell>
          <table:table-cell table:style-name="ce3" table:formula="of:=[$Redistribution_high.L80]" office:value-type="float" office:value="0.274143965438868" calcext:value-type="float">
            <text:p>0,2741439654</text:p>
          </table:table-cell>
          <table:table-cell table:style-name="ce3" table:formula="of:=[$Redistribution_high.M80]" office:value-type="float" office:value="0.308995939587218" calcext:value-type="float">
            <text:p>0,3089959396</text:p>
          </table:table-cell>
          <table:table-cell/>
          <table:table-cell table:style-name="ce3"/>
          <table:table-cell table:style-name="ce3" table:formula="of:=[$Redistribution_central.J80]" office:value-type="float" office:value="0.258624921271021" calcext:value-type="float">
            <text:p>0,2586249213</text:p>
          </table:table-cell>
          <table:table-cell table:style-name="ce3" table:formula="of:=[$Redistribution_central.K80]" office:value-type="float" office:value="0.300091879785522" calcext:value-type="float">
            <text:p>0,3000918798</text:p>
          </table:table-cell>
          <table:table-cell table:style-name="ce3" table:formula="of:=[$Redistribution_central.L80]" office:value-type="float" office:value="0.261322039587349" calcext:value-type="float">
            <text:p>0,2613220396</text:p>
          </table:table-cell>
          <table:table-cell table:style-name="ce3" table:formula="of:=[$Redistribution_central.M80]" office:value-type="float" office:value="0.295486752640038" calcext:value-type="float">
            <text:p>0,2954867526</text:p>
          </table:table-cell>
          <table:table-cell table:number-columns-repeated="2"/>
          <table:table-cell table:style-name="ce3" table:formula="of:=[$redistribution_low.J80]" office:value-type="float" office:value="0.248573440073265" calcext:value-type="float">
            <text:p>0,2485734401</text:p>
          </table:table-cell>
          <table:table-cell table:style-name="ce3" table:formula="of:=[$redistribution_low.K80]" office:value-type="float" office:value="0.279106824052541" calcext:value-type="float">
            <text:p>0,2791068241</text:p>
          </table:table-cell>
          <table:table-cell table:style-name="ce3" table:formula="of:=[$redistribution_low.L80]" office:value-type="float" office:value="0.251446739265319" calcext:value-type="float">
            <text:p>0,2514467393</text:p>
          </table:table-cell>
          <table:table-cell table:style-name="ce3" table:formula="of:=[$redistribution_low.M80]" office:value-type="float" office:value="0.27429325122477" calcext:value-type="float">
            <text:p>0,2742932512</text:p>
          </table:table-cell>
          <table:table-cell table:number-columns-repeated="1007"/>
        </table:table-row>
        <table:table-row table:style-name="ro1">
          <table:table-cell table:style-name="ce3" table:formula="of:=[.A84]+1" office:value-type="float" office:value="128" calcext:value-type="float">
            <text:p>128</text:p>
          </table:table-cell>
          <table:table-cell table:style-name="ce3" table:formula="of:=[$Redistribution_high.J81]" office:value-type="float" office:value="0.25280420077647" calcext:value-type="float">
            <text:p>0,2528042008</text:p>
          </table:table-cell>
          <table:table-cell table:style-name="ce3" table:formula="of:=[$Redistribution_high.K81]" office:value-type="float" office:value="0.285536869461105" calcext:value-type="float">
            <text:p>0,2855368695</text:p>
          </table:table-cell>
          <table:table-cell table:style-name="ce3" table:formula="of:=[$Redistribution_high.L81]" office:value-type="float" office:value="0.255560553678493" calcext:value-type="float">
            <text:p>0,2555605537</text:p>
          </table:table-cell>
          <table:table-cell table:style-name="ce3" table:formula="of:=[$Redistribution_high.M81]" office:value-type="float" office:value="0.28107105104103" calcext:value-type="float">
            <text:p>0,281071051</text:p>
          </table:table-cell>
          <table:table-cell/>
          <table:table-cell table:style-name="ce3"/>
          <table:table-cell table:style-name="ce3" table:formula="of:=[$Redistribution_central.J81]" office:value-type="float" office:value="0.259701002184744" calcext:value-type="float">
            <text:p>0,2597010022</text:p>
          </table:table-cell>
          <table:table-cell table:style-name="ce3" table:formula="of:=[$Redistribution_central.K81]" office:value-type="float" office:value="0.306723159159472" calcext:value-type="float">
            <text:p>0,3067231592</text:p>
          </table:table-cell>
          <table:table-cell table:style-name="ce3" table:formula="of:=[$Redistribution_central.L81]" office:value-type="float" office:value="0.26212457489591" calcext:value-type="float">
            <text:p>0,2621245749</text:p>
          </table:table-cell>
          <table:table-cell table:style-name="ce3" table:formula="of:=[$Redistribution_central.M81]" office:value-type="float" office:value="0.302469771697016" calcext:value-type="float">
            <text:p>0,3024697717</text:p>
          </table:table-cell>
          <table:table-cell table:number-columns-repeated="2"/>
          <table:table-cell table:style-name="ce3" table:formula="of:=[$redistribution_low.J81]" office:value-type="float" office:value="0.240727705141653" calcext:value-type="float">
            <text:p>0,2407277051</text:p>
          </table:table-cell>
          <table:table-cell table:style-name="ce3" table:formula="of:=[$redistribution_low.K81]" office:value-type="float" office:value="0.270537025016422" calcext:value-type="float">
            <text:p>0,270537025</text:p>
          </table:table-cell>
          <table:table-cell table:style-name="ce3" table:formula="of:=[$redistribution_low.L81]" office:value-type="float" office:value="0.243423931759048" calcext:value-type="float">
            <text:p>0,2434239318</text:p>
          </table:table-cell>
          <table:table-cell table:style-name="ce3" table:formula="of:=[$redistribution_low.M81]" office:value-type="float" office:value="0.266040233243685" calcext:value-type="float">
            <text:p>0,2660402332</text:p>
          </table:table-cell>
          <table:table-cell table:number-columns-repeated="1007"/>
        </table:table-row>
        <table:table-row table:style-name="ro1">
          <table:table-cell table:style-name="ce3" table:formula="of:=[.A85]+1" office:value-type="float" office:value="129" calcext:value-type="float">
            <text:p>129</text:p>
          </table:table-cell>
          <table:table-cell table:style-name="ce3" table:formula="of:=[$Redistribution_high.J82]" office:value-type="float" office:value="0.271021976315189" calcext:value-type="float">
            <text:p>0,2710219763</text:p>
          </table:table-cell>
          <table:table-cell table:style-name="ce3" table:formula="of:=[$Redistribution_high.K82]" office:value-type="float" office:value="0.314015427588156" calcext:value-type="float">
            <text:p>0,3140154276</text:p>
          </table:table-cell>
          <table:table-cell table:style-name="ce3" table:formula="of:=[$Redistribution_high.L82]" office:value-type="float" office:value="0.274476716999539" calcext:value-type="float">
            <text:p>0,274476717</text:p>
          </table:table-cell>
          <table:table-cell table:style-name="ce3" table:formula="of:=[$Redistribution_high.M82]" office:value-type="float" office:value="0.308268224946053" calcext:value-type="float">
            <text:p>0,3082682249</text:p>
          </table:table-cell>
          <table:table-cell/>
          <table:table-cell table:style-name="ce3"/>
          <table:table-cell table:style-name="ce3" table:formula="of:=[$Redistribution_central.J82]" office:value-type="float" office:value="0.269223244785946" calcext:value-type="float">
            <text:p>0,2692232448</text:p>
          </table:table-cell>
          <table:table-cell table:style-name="ce3" table:formula="of:=[$Redistribution_central.K82]" office:value-type="float" office:value="0.325934837176911" calcext:value-type="float">
            <text:p>0,3259348372</text:p>
          </table:table-cell>
          <table:table-cell table:style-name="ce3" table:formula="of:=[$Redistribution_central.L82]" office:value-type="float" office:value="0.272181573871051" calcext:value-type="float">
            <text:p>0,2721815739</text:p>
          </table:table-cell>
          <table:table-cell table:style-name="ce3" table:formula="of:=[$Redistribution_central.M82]" office:value-type="float" office:value="0.320618703753639" calcext:value-type="float">
            <text:p>0,3206187038</text:p>
          </table:table-cell>
          <table:table-cell table:number-columns-repeated="2"/>
          <table:table-cell table:style-name="ce3" table:formula="of:=[$redistribution_low.J82]" office:value-type="float" office:value="0.246384538585926" calcext:value-type="float">
            <text:p>0,2463845386</text:p>
          </table:table-cell>
          <table:table-cell table:style-name="ce3" table:formula="of:=[$redistribution_low.K82]" office:value-type="float" office:value="0.279302983285372" calcext:value-type="float">
            <text:p>0,2793029833</text:p>
          </table:table-cell>
          <table:table-cell table:style-name="ce3" table:formula="of:=[$redistribution_low.L82]" office:value-type="float" office:value="0.249100046066771" calcext:value-type="float">
            <text:p>0,2491000461</text:p>
          </table:table-cell>
          <table:table-cell table:style-name="ce3" table:formula="of:=[$redistribution_low.M82]" office:value-type="float" office:value="0.274735913596704" calcext:value-type="float">
            <text:p>0,2747359136</text:p>
          </table:table-cell>
          <table:table-cell table:number-columns-repeated="1007"/>
        </table:table-row>
        <table:table-row table:style-name="ro1">
          <table:table-cell table:style-name="ce3" table:formula="of:=[.A86]+1" office:value-type="float" office:value="130" calcext:value-type="float">
            <text:p>130</text:p>
          </table:table-cell>
          <table:table-cell table:style-name="ce3" table:formula="of:=[$Redistribution_high.J83]" office:value-type="float" office:value="0.269610034412605" calcext:value-type="float">
            <text:p>0,2696100344</text:p>
          </table:table-cell>
          <table:table-cell table:style-name="ce3" table:formula="of:=[$Redistribution_high.K83]" office:value-type="float" office:value="0.315493547887499" calcext:value-type="float">
            <text:p>0,3154935479</text:p>
          </table:table-cell>
          <table:table-cell table:style-name="ce3" table:formula="of:=[$Redistribution_high.L83]" office:value-type="float" office:value="0.272187057158506" calcext:value-type="float">
            <text:p>0,2721870572</text:p>
          </table:table-cell>
          <table:table-cell table:style-name="ce3" table:formula="of:=[$Redistribution_high.M83]" office:value-type="float" office:value="0.311160426138194" calcext:value-type="float">
            <text:p>0,3111604261</text:p>
          </table:table-cell>
          <table:table-cell/>
          <table:table-cell table:style-name="ce3"/>
          <table:table-cell table:style-name="ce3" table:formula="of:=[$Redistribution_central.J83]" office:value-type="float" office:value="0.268625850580797" calcext:value-type="float">
            <text:p>0,2686258506</text:p>
          </table:table-cell>
          <table:table-cell table:style-name="ce3" table:formula="of:=[$Redistribution_central.K83]" office:value-type="float" office:value="0.332900795503778" calcext:value-type="float">
            <text:p>0,3329007955</text:p>
          </table:table-cell>
          <table:table-cell table:style-name="ce3" table:formula="of:=[$Redistribution_central.L83]" office:value-type="float" office:value="0.27047270514409" calcext:value-type="float">
            <text:p>0,2704727051</text:p>
          </table:table-cell>
          <table:table-cell table:style-name="ce3" table:formula="of:=[$Redistribution_central.M83]" office:value-type="float" office:value="0.329467836398745" calcext:value-type="float">
            <text:p>0,3294678364</text:p>
          </table:table-cell>
          <table:table-cell table:number-columns-repeated="2"/>
          <table:table-cell table:style-name="ce3" table:formula="of:=[$redistribution_low.J83]" office:value-type="float" office:value="0.245925910389361" calcext:value-type="float">
            <text:p>0,2459259104</text:p>
          </table:table-cell>
          <table:table-cell table:style-name="ce3" table:formula="of:=[$redistribution_low.K83]" office:value-type="float" office:value="0.291502657201594" calcext:value-type="float">
            <text:p>0,2915026572</text:p>
          </table:table-cell>
          <table:table-cell table:style-name="ce3" table:formula="of:=[$redistribution_low.L83]" office:value-type="float" office:value="0.248174812381876" calcext:value-type="float">
            <text:p>0,2481748124</text:p>
          </table:table-cell>
          <table:table-cell table:style-name="ce3" table:formula="of:=[$redistribution_low.M83]" office:value-type="float" office:value="0.287514072357864" calcext:value-type="float">
            <text:p>0,2875140724</text:p>
          </table:table-cell>
          <table:table-cell table:number-columns-repeated="1007"/>
        </table:table-row>
        <table:table-row table:style-name="ro1">
          <table:table-cell table:style-name="ce3" table:formula="of:=[.A87]+1" office:value-type="float" office:value="131" calcext:value-type="float">
            <text:p>131</text:p>
          </table:table-cell>
          <table:table-cell table:style-name="ce3" table:formula="of:=[$Redistribution_high.J84]" office:value-type="float" office:value="0.267081754623313" calcext:value-type="float">
            <text:p>0,2670817546</text:p>
          </table:table-cell>
          <table:table-cell table:style-name="ce3" table:formula="of:=[$Redistribution_high.K84]" office:value-type="float" office:value="0.309678409583462" calcext:value-type="float">
            <text:p>0,3096784096</text:p>
          </table:table-cell>
          <table:table-cell table:style-name="ce3" table:formula="of:=[$Redistribution_high.L84]" office:value-type="float" office:value="0.269650479059191" calcext:value-type="float">
            <text:p>0,2696504791</text:p>
          </table:table-cell>
          <table:table-cell table:style-name="ce3" table:formula="of:=[$Redistribution_high.M84]" office:value-type="float" office:value="0.305379190934717" calcext:value-type="float">
            <text:p>0,3053791909</text:p>
          </table:table-cell>
          <table:table-cell/>
          <table:table-cell table:style-name="ce3"/>
          <table:table-cell table:style-name="ce3" table:formula="of:=[$Redistribution_central.J84]" office:value-type="float" office:value="0.272981073880803" calcext:value-type="float">
            <text:p>0,2729810739</text:p>
          </table:table-cell>
          <table:table-cell table:style-name="ce3" table:formula="of:=[$Redistribution_central.K84]" office:value-type="float" office:value="0.329872867950261" calcext:value-type="float">
            <text:p>0,329872868</text:p>
          </table:table-cell>
          <table:table-cell table:style-name="ce3" table:formula="of:=[$Redistribution_central.L84]" office:value-type="float" office:value="0.274651152534261" calcext:value-type="float">
            <text:p>0,2746511525</text:p>
          </table:table-cell>
          <table:table-cell table:style-name="ce3" table:formula="of:=[$Redistribution_central.M84]" office:value-type="float" office:value="0.32687572430673" calcext:value-type="float">
            <text:p>0,3268757243</text:p>
          </table:table-cell>
          <table:table-cell table:number-columns-repeated="2"/>
          <table:table-cell table:style-name="ce3" table:formula="of:=[$redistribution_low.J84]" office:value-type="float" office:value="0.254299714141581" calcext:value-type="float">
            <text:p>0,2542997141</text:p>
          </table:table-cell>
          <table:table-cell table:style-name="ce3" table:formula="of:=[$redistribution_low.K84]" office:value-type="float" office:value="0.298456040869614" calcext:value-type="float">
            <text:p>0,2984560409</text:p>
          </table:table-cell>
          <table:table-cell table:style-name="ce3" table:formula="of:=[$redistribution_low.L84]" office:value-type="float" office:value="0.256166199372721" calcext:value-type="float">
            <text:p>0,2561661994</text:p>
          </table:table-cell>
          <table:table-cell table:style-name="ce3" table:formula="of:=[$redistribution_low.M84]" office:value-type="float" office:value="0.295176175850947" calcext:value-type="float">
            <text:p>0,2951761759</text:p>
          </table:table-cell>
          <table:table-cell table:number-columns-repeated="1007"/>
        </table:table-row>
        <table:table-row table:style-name="ro1">
          <table:table-cell table:style-name="ce3" table:formula="of:=[.A88]+1" office:value-type="float" office:value="132" calcext:value-type="float">
            <text:p>132</text:p>
          </table:table-cell>
          <table:table-cell table:style-name="ce3" table:formula="of:=[$Redistribution_high.J85]" office:value-type="float" office:value="0.269918195928814" calcext:value-type="float">
            <text:p>0,2699181959</text:p>
          </table:table-cell>
          <table:table-cell table:style-name="ce3" table:formula="of:=[$Redistribution_high.K85]" office:value-type="float" office:value="0.324086710007482" calcext:value-type="float">
            <text:p>0,32408671</text:p>
          </table:table-cell>
          <table:table-cell table:style-name="ce3" table:formula="of:=[$Redistribution_high.L85]" office:value-type="float" office:value="0.272436559682578" calcext:value-type="float">
            <text:p>0,2724365597</text:p>
          </table:table-cell>
          <table:table-cell table:style-name="ce3" table:formula="of:=[$Redistribution_high.M85]" office:value-type="float" office:value="0.319759902813655" calcext:value-type="float">
            <text:p>0,3197599028</text:p>
          </table:table-cell>
          <table:table-cell/>
          <table:table-cell table:style-name="ce3"/>
          <table:table-cell table:style-name="ce3" table:formula="of:=[$Redistribution_central.J85]" office:value-type="float" office:value="0.276189049352793" calcext:value-type="float">
            <text:p>0,2761890494</text:p>
          </table:table-cell>
          <table:table-cell table:style-name="ce3" table:formula="of:=[$Redistribution_central.K85]" office:value-type="float" office:value="0.345828257213685" calcext:value-type="float">
            <text:p>0,3458282572</text:p>
          </table:table-cell>
          <table:table-cell table:style-name="ce3" table:formula="of:=[$Redistribution_central.L85]" office:value-type="float" office:value="0.277981605498715" calcext:value-type="float">
            <text:p>0,2779816055</text:p>
          </table:table-cell>
          <table:table-cell table:style-name="ce3" table:formula="of:=[$Redistribution_central.M85]" office:value-type="float" office:value="0.342498505557593" calcext:value-type="float">
            <text:p>0,3424985056</text:p>
          </table:table-cell>
          <table:table-cell table:number-columns-repeated="2"/>
          <table:table-cell table:style-name="ce3" table:formula="of:=[$redistribution_low.J85]" office:value-type="float" office:value="0.252023789445105" calcext:value-type="float">
            <text:p>0,2520237894</text:p>
          </table:table-cell>
          <table:table-cell table:style-name="ce3" table:formula="of:=[$redistribution_low.K85]" office:value-type="float" office:value="0.298627513398637" calcext:value-type="float">
            <text:p>0,2986275134</text:p>
          </table:table-cell>
          <table:table-cell table:style-name="ce3" table:formula="of:=[$redistribution_low.L85]" office:value-type="float" office:value="0.254102652447099" calcext:value-type="float">
            <text:p>0,2541026524</text:p>
          </table:table-cell>
          <table:table-cell table:style-name="ce3" table:formula="of:=[$redistribution_low.M85]" office:value-type="float" office:value="0.294942039743246" calcext:value-type="float">
            <text:p>0,2949420397</text:p>
          </table:table-cell>
          <table:table-cell table:number-columns-repeated="1007"/>
        </table:table-row>
        <table:table-row table:style-name="ro1">
          <table:table-cell table:style-name="ce3" table:formula="of:=[.A89]+1" office:value-type="float" office:value="133" calcext:value-type="float">
            <text:p>133</text:p>
          </table:table-cell>
          <table:table-cell table:style-name="ce3" table:formula="of:=[$Redistribution_high.J86]" office:value-type="float" office:value="0.263131873288886" calcext:value-type="float">
            <text:p>0,2631318733</text:p>
          </table:table-cell>
          <table:table-cell table:style-name="ce3" table:formula="of:=[$Redistribution_high.K86]" office:value-type="float" office:value="0.312161926599357" calcext:value-type="float">
            <text:p>0,3121619266</text:p>
          </table:table-cell>
          <table:table-cell table:style-name="ce3" table:formula="of:=[$Redistribution_high.L86]" office:value-type="float" office:value="0.265383861050966" calcext:value-type="float">
            <text:p>0,2653838611</text:p>
          </table:table-cell>
          <table:table-cell table:style-name="ce3" table:formula="of:=[$Redistribution_high.M86]" office:value-type="float" office:value="0.308363070759466" calcext:value-type="float">
            <text:p>0,3083630708</text:p>
          </table:table-cell>
          <table:table-cell/>
          <table:table-cell table:style-name="ce3"/>
          <table:table-cell table:style-name="ce3" table:formula="of:=[$Redistribution_central.J86]" office:value-type="float" office:value="0.27263804548915" calcext:value-type="float">
            <text:p>0,2726380455</text:p>
          </table:table-cell>
          <table:table-cell table:style-name="ce3" table:formula="of:=[$Redistribution_central.K86]" office:value-type="float" office:value="0.340546875399561" calcext:value-type="float">
            <text:p>0,3405468754</text:p>
          </table:table-cell>
          <table:table-cell table:style-name="ce3" table:formula="of:=[$Redistribution_central.L86]" office:value-type="float" office:value="0.274795219045029" calcext:value-type="float">
            <text:p>0,274795219</text:p>
          </table:table-cell>
          <table:table-cell table:style-name="ce3" table:formula="of:=[$Redistribution_central.M86]" office:value-type="float" office:value="0.33657473897836" calcext:value-type="float">
            <text:p>0,336574739</text:p>
          </table:table-cell>
          <table:table-cell table:number-columns-repeated="2"/>
          <table:table-cell table:style-name="ce3" table:formula="of:=[$redistribution_low.J86]" office:value-type="float" office:value="0.246847847041319" calcext:value-type="float">
            <text:p>0,246847847</text:p>
          </table:table-cell>
          <table:table-cell table:style-name="ce3" table:formula="of:=[$redistribution_low.K86]" office:value-type="float" office:value="0.291803286717172" calcext:value-type="float">
            <text:p>0,2918032867</text:p>
          </table:table-cell>
          <table:table-cell table:style-name="ce3" table:formula="of:=[$redistribution_low.L86]" office:value-type="float" office:value="0.249349497187537" calcext:value-type="float">
            <text:p>0,2493494972</text:p>
          </table:table-cell>
          <table:table-cell table:style-name="ce3" table:formula="of:=[$redistribution_low.M86]" office:value-type="float" office:value="0.287331764705318" calcext:value-type="float">
            <text:p>0,2873317647</text:p>
          </table:table-cell>
          <table:table-cell table:number-columns-repeated="1007"/>
        </table:table-row>
        <table:table-row table:style-name="ro1">
          <table:table-cell table:style-name="ce3" table:formula="of:=[.A90]+1" office:value-type="float" office:value="134" calcext:value-type="float">
            <text:p>134</text:p>
          </table:table-cell>
          <table:table-cell table:style-name="ce3" table:formula="of:=[$Redistribution_high.J87]" office:value-type="float" office:value="0.258909280155239" calcext:value-type="float">
            <text:p>0,2589092802</text:p>
          </table:table-cell>
          <table:table-cell table:style-name="ce3" table:formula="of:=[$Redistribution_high.K87]" office:value-type="float" office:value="0.301257449656395" calcext:value-type="float">
            <text:p>0,3012574497</text:p>
          </table:table-cell>
          <table:table-cell table:style-name="ce3" table:formula="of:=[$Redistribution_high.L87]" office:value-type="float" office:value="0.260871325126637" calcext:value-type="float">
            <text:p>0,2608713251</text:p>
          </table:table-cell>
          <table:table-cell table:style-name="ce3" table:formula="of:=[$Redistribution_high.M87]" office:value-type="float" office:value="0.2980020389562" calcext:value-type="float">
            <text:p>0,298002039</text:p>
          </table:table-cell>
          <table:table-cell/>
          <table:table-cell table:style-name="ce3"/>
          <table:table-cell table:style-name="ce3" table:formula="of:=[$Redistribution_central.J87]" office:value-type="float" office:value="0.278325958537356" calcext:value-type="float">
            <text:p>0,2783259585</text:p>
          </table:table-cell>
          <table:table-cell table:style-name="ce3" table:formula="of:=[$Redistribution_central.K87]" office:value-type="float" office:value="0.349856139407221" calcext:value-type="float">
            <text:p>0,3498561394</text:p>
          </table:table-cell>
          <table:table-cell table:style-name="ce3" table:formula="of:=[$Redistribution_central.L87]" office:value-type="float" office:value="0.279998872312294" calcext:value-type="float">
            <text:p>0,2799988723</text:p>
          </table:table-cell>
          <table:table-cell table:style-name="ce3" table:formula="of:=[$Redistribution_central.M87]" office:value-type="float" office:value="0.346744264912735" calcext:value-type="float">
            <text:p>0,3467442649</text:p>
          </table:table-cell>
          <table:table-cell table:number-columns-repeated="2"/>
          <table:table-cell table:style-name="ce3" table:formula="of:=[$redistribution_low.J87]" office:value-type="float" office:value="0.2418078032056" calcext:value-type="float">
            <text:p>0,2418078032</text:p>
          </table:table-cell>
          <table:table-cell table:style-name="ce3" table:formula="of:=[$redistribution_low.K87]" office:value-type="float" office:value="0.27900260340748" calcext:value-type="float">
            <text:p>0,2790026034</text:p>
          </table:table-cell>
          <table:table-cell table:style-name="ce3" table:formula="of:=[$redistribution_low.L87]" office:value-type="float" office:value="0.24394183612202" calcext:value-type="float">
            <text:p>0,2439418361</text:p>
          </table:table-cell>
          <table:table-cell table:style-name="ce3" table:formula="of:=[$redistribution_low.M87]" office:value-type="float" office:value="0.275307093778549" calcext:value-type="float">
            <text:p>0,2753070938</text:p>
          </table:table-cell>
          <table:table-cell table:number-columns-repeated="1007"/>
        </table:table-row>
        <table:table-row table:style-name="ro1">
          <table:table-cell table:style-name="ce3" table:formula="of:=[.A91]+1" office:value-type="float" office:value="135" calcext:value-type="float">
            <text:p>135</text:p>
          </table:table-cell>
          <table:table-cell table:style-name="ce3" table:formula="of:=[$Redistribution_high.J88]" office:value-type="float" office:value="0.25866247465596" calcext:value-type="float">
            <text:p>0,2586624747</text:p>
          </table:table-cell>
          <table:table-cell table:style-name="ce3" table:formula="of:=[$Redistribution_high.K88]" office:value-type="float" office:value="0.307113930776191" calcext:value-type="float">
            <text:p>0,3071139308</text:p>
          </table:table-cell>
          <table:table-cell table:style-name="ce3" table:formula="of:=[$Redistribution_high.L88]" office:value-type="float" office:value="0.260948600544323" calcext:value-type="float">
            <text:p>0,2609486005</text:p>
          </table:table-cell>
          <table:table-cell table:style-name="ce3" table:formula="of:=[$Redistribution_high.M88]" office:value-type="float" office:value="0.303201291063226" calcext:value-type="float">
            <text:p>0,3032012911</text:p>
          </table:table-cell>
          <table:table-cell/>
          <table:table-cell table:style-name="ce3"/>
          <table:table-cell table:style-name="ce3" table:formula="of:=[$Redistribution_central.J88]" office:value-type="float" office:value="0.28663776012845" calcext:value-type="float">
            <text:p>0,2866377601</text:p>
          </table:table-cell>
          <table:table-cell table:style-name="ce3" table:formula="of:=[$Redistribution_central.K88]" office:value-type="float" office:value="0.356289818580698" calcext:value-type="float">
            <text:p>0,3562898186</text:p>
          </table:table-cell>
          <table:table-cell table:style-name="ce3" table:formula="of:=[$Redistribution_central.L88]" office:value-type="float" office:value="0.288336923111199" calcext:value-type="float">
            <text:p>0,2883369231</text:p>
          </table:table-cell>
          <table:table-cell table:style-name="ce3" table:formula="of:=[$Redistribution_central.M88]" office:value-type="float" office:value="0.353149004474704" calcext:value-type="float">
            <text:p>0,3531490045</text:p>
          </table:table-cell>
          <table:table-cell table:number-columns-repeated="2"/>
          <table:table-cell table:style-name="ce3" table:formula="of:=[$redistribution_low.J88]" office:value-type="float" office:value="0.241545167232706" calcext:value-type="float">
            <text:p>0,2415451672</text:p>
          </table:table-cell>
          <table:table-cell table:style-name="ce3" table:formula="of:=[$redistribution_low.K88]" office:value-type="float" office:value="0.282601628240116" calcext:value-type="float">
            <text:p>0,2826016282</text:p>
          </table:table-cell>
          <table:table-cell table:style-name="ce3" table:formula="of:=[$redistribution_low.L88]" office:value-type="float" office:value="0.243962506006149" calcext:value-type="float">
            <text:p>0,243962506</text:p>
          </table:table-cell>
          <table:table-cell table:style-name="ce3" table:formula="of:=[$redistribution_low.M88]" office:value-type="float" office:value="0.278327331603165" calcext:value-type="float">
            <text:p>0,2783273316</text:p>
          </table:table-cell>
          <table:table-cell table:number-columns-repeated="1007"/>
        </table:table-row>
        <table:table-row table:style-name="ro1">
          <table:table-cell table:style-name="ce3" table:formula="of:=[.A92]+1" office:value-type="float" office:value="136" calcext:value-type="float">
            <text:p>136</text:p>
          </table:table-cell>
          <table:table-cell table:style-name="ce3" table:formula="of:=[$Redistribution_high.J89]" office:value-type="float" office:value="0.255940506901432" calcext:value-type="float">
            <text:p>0,2559405069</text:p>
          </table:table-cell>
          <table:table-cell table:style-name="ce3" table:formula="of:=[$Redistribution_high.K89]" office:value-type="float" office:value="0.306288848144054" calcext:value-type="float">
            <text:p>0,3062888481</text:p>
          </table:table-cell>
          <table:table-cell table:style-name="ce3" table:formula="of:=[$Redistribution_high.L89]" office:value-type="float" office:value="0.257509785470338" calcext:value-type="float">
            <text:p>0,2575097855</text:p>
          </table:table-cell>
          <table:table-cell table:style-name="ce3" table:formula="of:=[$Redistribution_high.M89]" office:value-type="float" office:value="0.303598915179634" calcext:value-type="float">
            <text:p>0,3035989152</text:p>
          </table:table-cell>
          <table:table-cell/>
          <table:table-cell table:style-name="ce3"/>
          <table:table-cell table:style-name="ce3" table:formula="of:=[$Redistribution_central.J89]" office:value-type="float" office:value="0.284036281410381" calcext:value-type="float">
            <text:p>0,2840362814</text:p>
          </table:table-cell>
          <table:table-cell table:style-name="ce3" table:formula="of:=[$Redistribution_central.K89]" office:value-type="float" office:value="0.351960043710588" calcext:value-type="float">
            <text:p>0,3519600437</text:p>
          </table:table-cell>
          <table:table-cell table:style-name="ce3" table:formula="of:=[$Redistribution_central.L89]" office:value-type="float" office:value="0.285616132386343" calcext:value-type="float">
            <text:p>0,2856161324</text:p>
          </table:table-cell>
          <table:table-cell table:style-name="ce3" table:formula="of:=[$Redistribution_central.M89]" office:value-type="float" office:value="0.349012132740956" calcext:value-type="float">
            <text:p>0,3490121327</text:p>
          </table:table-cell>
          <table:table-cell table:number-columns-repeated="2"/>
          <table:table-cell table:style-name="ce3" table:formula="of:=[$redistribution_low.J89]" office:value-type="float" office:value="0.249054165209275" calcext:value-type="float">
            <text:p>0,2490541652</text:p>
          </table:table-cell>
          <table:table-cell table:style-name="ce3" table:formula="of:=[$redistribution_low.K89]" office:value-type="float" office:value="0.287517877132483" calcext:value-type="float">
            <text:p>0,2875178771</text:p>
          </table:table-cell>
          <table:table-cell table:style-name="ce3" table:formula="of:=[$redistribution_low.L89]" office:value-type="float" office:value="0.251276089628946" calcext:value-type="float">
            <text:p>0,2512760896</text:p>
          </table:table-cell>
          <table:table-cell table:style-name="ce3" table:formula="of:=[$redistribution_low.M89]" office:value-type="float" office:value="0.283545693400506" calcext:value-type="float">
            <text:p>0,2835456934</text:p>
          </table:table-cell>
          <table:table-cell table:number-columns-repeated="1007"/>
        </table:table-row>
        <table:table-row table:style-name="ro1">
          <table:table-cell table:style-name="ce3" table:formula="of:=[.A93]+1" office:value-type="float" office:value="137" calcext:value-type="float">
            <text:p>137</text:p>
          </table:table-cell>
          <table:table-cell table:style-name="ce3" table:formula="of:=[$Redistribution_high.J90]" office:value-type="float" office:value="0.256469727239505" calcext:value-type="float">
            <text:p>0,2564697272</text:p>
          </table:table-cell>
          <table:table-cell table:style-name="ce3" table:formula="of:=[$Redistribution_high.K90]" office:value-type="float" office:value="0.307446676829776" calcext:value-type="float">
            <text:p>0,3074466768</text:p>
          </table:table-cell>
          <table:table-cell table:style-name="ce3" table:formula="of:=[$Redistribution_high.L90]" office:value-type="float" office:value="0.258138608275945" calcext:value-type="float">
            <text:p>0,2581386083</text:p>
          </table:table-cell>
          <table:table-cell table:style-name="ce3" table:formula="of:=[$Redistribution_high.M90]" office:value-type="float" office:value="0.304590975153999" calcext:value-type="float">
            <text:p>0,3045909752</text:p>
          </table:table-cell>
          <table:table-cell/>
          <table:table-cell table:style-name="ce3"/>
          <table:table-cell table:style-name="ce3" table:formula="of:=[$Redistribution_central.J90]" office:value-type="float" office:value="0.270196346710744" calcext:value-type="float">
            <text:p>0,2701963467</text:p>
          </table:table-cell>
          <table:table-cell table:style-name="ce3" table:formula="of:=[$Redistribution_central.K90]" office:value-type="float" office:value="0.335927543808065" calcext:value-type="float">
            <text:p>0,3359275438</text:p>
          </table:table-cell>
          <table:table-cell table:style-name="ce3" table:formula="of:=[$Redistribution_central.L90]" office:value-type="float" office:value="0.271966787570569" calcext:value-type="float">
            <text:p>0,2719667876</text:p>
          </table:table-cell>
          <table:table-cell table:style-name="ce3" table:formula="of:=[$Redistribution_central.M90]" office:value-type="float" office:value="0.332593509931791" calcext:value-type="float">
            <text:p>0,3325935099</text:p>
          </table:table-cell>
          <table:table-cell table:number-columns-repeated="2"/>
          <table:table-cell table:style-name="ce3" table:formula="of:=[$redistribution_low.J90]" office:value-type="float" office:value="0.245202746746309" calcext:value-type="float">
            <text:p>0,2452027467</text:p>
          </table:table-cell>
          <table:table-cell table:style-name="ce3" table:formula="of:=[$redistribution_low.K90]" office:value-type="float" office:value="0.291125609258426" calcext:value-type="float">
            <text:p>0,2911256093</text:p>
          </table:table-cell>
          <table:table-cell table:style-name="ce3" table:formula="of:=[$redistribution_low.L90]" office:value-type="float" office:value="0.247672585669686" calcext:value-type="float">
            <text:p>0,2476725857</text:p>
          </table:table-cell>
          <table:table-cell table:style-name="ce3" table:formula="of:=[$redistribution_low.M90]" office:value-type="float" office:value="0.286571221484247" calcext:value-type="float">
            <text:p>0,2865712215</text:p>
          </table:table-cell>
          <table:table-cell table:number-columns-repeated="1007"/>
        </table:table-row>
        <table:table-row table:style-name="ro1">
          <table:table-cell table:style-name="ce3" table:formula="of:=[.A94]+1" office:value-type="float" office:value="138" calcext:value-type="float">
            <text:p>138</text:p>
          </table:table-cell>
          <table:table-cell table:style-name="ce3" table:formula="of:=[$Redistribution_high.J91]" office:value-type="float" office:value="0.262196253522109" calcext:value-type="float">
            <text:p>0,2621962535</text:p>
          </table:table-cell>
          <table:table-cell table:style-name="ce3" table:formula="of:=[$Redistribution_high.K91]" office:value-type="float" office:value="0.315915353094836" calcext:value-type="float">
            <text:p>0,3159153531</text:p>
          </table:table-cell>
          <table:table-cell table:style-name="ce3" table:formula="of:=[$Redistribution_high.L91]" office:value-type="float" office:value="0.263649484247169" calcext:value-type="float">
            <text:p>0,2636494842</text:p>
          </table:table-cell>
          <table:table-cell table:style-name="ce3" table:formula="of:=[$Redistribution_high.M91]" office:value-type="float" office:value="0.313409826999637" calcext:value-type="float">
            <text:p>0,313409827</text:p>
          </table:table-cell>
          <table:table-cell/>
          <table:table-cell table:style-name="ce3"/>
          <table:table-cell table:style-name="ce3" table:formula="of:=[$Redistribution_central.J91]" office:value-type="float" office:value="0.278682226398296" calcext:value-type="float">
            <text:p>0,2786822264</text:p>
          </table:table-cell>
          <table:table-cell table:style-name="ce3" table:formula="of:=[$Redistribution_central.K91]" office:value-type="float" office:value="0.34865117773755" calcext:value-type="float">
            <text:p>0,3486511777</text:p>
          </table:table-cell>
          <table:table-cell table:style-name="ce3" table:formula="of:=[$Redistribution_central.L91]" office:value-type="float" office:value="0.280081807562415" calcext:value-type="float">
            <text:p>0,2800818076</text:p>
          </table:table-cell>
          <table:table-cell table:style-name="ce3" table:formula="of:=[$Redistribution_central.M91]" office:value-type="float" office:value="0.346006895407722" calcext:value-type="float">
            <text:p>0,3460068954</text:p>
          </table:table-cell>
          <table:table-cell table:number-columns-repeated="2"/>
          <table:table-cell table:style-name="ce3" table:formula="of:=[$redistribution_low.J91]" office:value-type="float" office:value="0.241583608628991" calcext:value-type="float">
            <text:p>0,2415836086</text:p>
          </table:table-cell>
          <table:table-cell table:style-name="ce3" table:formula="of:=[$redistribution_low.K91]" office:value-type="float" office:value="0.284973830965639" calcext:value-type="float">
            <text:p>0,284973831</text:p>
          </table:table-cell>
          <table:table-cell table:style-name="ce3" table:formula="of:=[$redistribution_low.L91]" office:value-type="float" office:value="0.244106860896048" calcext:value-type="float">
            <text:p>0,2441068609</text:p>
          </table:table-cell>
          <table:table-cell table:style-name="ce3" table:formula="of:=[$redistribution_low.M91]" office:value-type="float" office:value="0.280349625941189" calcext:value-type="float">
            <text:p>0,2803496259</text:p>
          </table:table-cell>
          <table:table-cell table:number-columns-repeated="1007"/>
        </table:table-row>
        <table:table-row table:style-name="ro1">
          <table:table-cell table:style-name="ce3" table:formula="of:=[.A95]+1" office:value-type="float" office:value="139" calcext:value-type="float">
            <text:p>139</text:p>
          </table:table-cell>
          <table:table-cell table:style-name="ce3" table:formula="of:=[$Redistribution_high.J92]" office:value-type="float" office:value="0.266919343956825" calcext:value-type="float">
            <text:p>0,266919344</text:p>
          </table:table-cell>
          <table:table-cell table:style-name="ce3" table:formula="of:=[$Redistribution_high.K92]" office:value-type="float" office:value="0.31983753923488" calcext:value-type="float">
            <text:p>0,3198375392</text:p>
          </table:table-cell>
          <table:table-cell table:style-name="ce3" table:formula="of:=[$Redistribution_high.L92]" office:value-type="float" office:value="0.26849716207389" calcext:value-type="float">
            <text:p>0,2684971621</text:p>
          </table:table-cell>
          <table:table-cell table:style-name="ce3" table:formula="of:=[$Redistribution_high.M92]" office:value-type="float" office:value="0.317154869134554" calcext:value-type="float">
            <text:p>0,3171548691</text:p>
          </table:table-cell>
          <table:table-cell/>
          <table:table-cell table:style-name="ce3"/>
          <table:table-cell table:style-name="ce3" table:formula="of:=[$Redistribution_central.J92]" office:value-type="float" office:value="0.272530513182207" calcext:value-type="float">
            <text:p>0,2725305132</text:p>
          </table:table-cell>
          <table:table-cell table:style-name="ce3" table:formula="of:=[$Redistribution_central.K92]" office:value-type="float" office:value="0.341647113073892" calcext:value-type="float">
            <text:p>0,3416471131</text:p>
          </table:table-cell>
          <table:table-cell table:style-name="ce3" table:formula="of:=[$Redistribution_central.L92]" office:value-type="float" office:value="0.273946564328343" calcext:value-type="float">
            <text:p>0,2739465643</text:p>
          </table:table-cell>
          <table:table-cell table:style-name="ce3" table:formula="of:=[$Redistribution_central.M92]" office:value-type="float" office:value="0.338939604230589" calcext:value-type="float">
            <text:p>0,3389396042</text:p>
          </table:table-cell>
          <table:table-cell table:number-columns-repeated="2"/>
          <table:table-cell table:style-name="ce3" table:formula="of:=[$redistribution_low.J92]" office:value-type="float" office:value="0.244409170073892" calcext:value-type="float">
            <text:p>0,2444091701</text:p>
          </table:table-cell>
          <table:table-cell table:style-name="ce3" table:formula="of:=[$redistribution_low.K92]" office:value-type="float" office:value="0.289727330223664" calcext:value-type="float">
            <text:p>0,2897273302</text:p>
          </table:table-cell>
          <table:table-cell table:style-name="ce3" table:formula="of:=[$redistribution_low.L92]" office:value-type="float" office:value="0.246479807596344" calcext:value-type="float">
            <text:p>0,2464798076</text:p>
          </table:table-cell>
          <table:table-cell table:style-name="ce3" table:formula="of:=[$redistribution_low.M92]" office:value-type="float" office:value="0.285884237980789" calcext:value-type="float">
            <text:p>0,285884238</text:p>
          </table:table-cell>
          <table:table-cell table:number-columns-repeated="1007"/>
        </table:table-row>
        <table:table-row table:style-name="ro1">
          <table:table-cell table:style-name="ce3" table:formula="of:=[.A96]+1" office:value-type="float" office:value="140" calcext:value-type="float">
            <text:p>140</text:p>
          </table:table-cell>
          <table:table-cell table:style-name="ce3" table:formula="of:=[$Redistribution_high.J93]" office:value-type="float" office:value="0.249874833043175" calcext:value-type="float">
            <text:p>0,249874833</text:p>
          </table:table-cell>
          <table:table-cell table:style-name="ce3" table:formula="of:=[$Redistribution_high.K93]" office:value-type="float" office:value="0.301391682684588" calcext:value-type="float">
            <text:p>0,3013916827</text:p>
          </table:table-cell>
          <table:table-cell table:style-name="ce3" table:formula="of:=[$Redistribution_high.L93]" office:value-type="float" office:value="0.250942460871014" calcext:value-type="float">
            <text:p>0,2509424609</text:p>
          </table:table-cell>
          <table:table-cell table:style-name="ce3" table:formula="of:=[$Redistribution_high.M93]" office:value-type="float" office:value="0.299525130968941" calcext:value-type="float">
            <text:p>0,299525131</text:p>
          </table:table-cell>
          <table:table-cell/>
          <table:table-cell table:style-name="ce3"/>
          <table:table-cell table:style-name="ce3" table:formula="of:=[$Redistribution_central.J93]" office:value-type="float" office:value="0.258096668459367" calcext:value-type="float">
            <text:p>0,2580966685</text:p>
          </table:table-cell>
          <table:table-cell table:style-name="ce3" table:formula="of:=[$Redistribution_central.K93]" office:value-type="float" office:value="0.316914054891708" calcext:value-type="float">
            <text:p>0,3169140549</text:p>
          </table:table-cell>
          <table:table-cell table:style-name="ce3" table:formula="of:=[$Redistribution_central.L93]" office:value-type="float" office:value="0.259443555105119" calcext:value-type="float">
            <text:p>0,2594435551</text:p>
          </table:table-cell>
          <table:table-cell table:style-name="ce3" table:formula="of:=[$Redistribution_central.M93]" office:value-type="float" office:value="0.314366148375065" calcext:value-type="float">
            <text:p>0,3143661484</text:p>
          </table:table-cell>
          <table:table-cell table:number-columns-repeated="2"/>
          <table:table-cell table:style-name="ce3" table:formula="of:=[$redistribution_low.J93]" office:value-type="float" office:value="0.231920797371779" calcext:value-type="float">
            <text:p>0,2319207974</text:p>
          </table:table-cell>
          <table:table-cell table:style-name="ce3" table:formula="of:=[$redistribution_low.K93]" office:value-type="float" office:value="0.28355533685348" calcext:value-type="float">
            <text:p>0,2835553369</text:p>
          </table:table-cell>
          <table:table-cell table:style-name="ce3" table:formula="of:=[$redistribution_low.L93]" office:value-type="float" office:value="0.233835348223619" calcext:value-type="float">
            <text:p>0,2338353482</text:p>
          </table:table-cell>
          <table:table-cell table:style-name="ce3" table:formula="of:=[$redistribution_low.M93]" office:value-type="float" office:value="0.279922691782212" calcext:value-type="float">
            <text:p>0,2799226918</text:p>
          </table:table-cell>
          <table:table-cell table:number-columns-repeated="1007"/>
        </table:table-row>
        <table:table-row table:style-name="ro1">
          <table:table-cell table:style-name="ce3" table:formula="of:=[.A97]+1" office:value-type="float" office:value="141" calcext:value-type="float">
            <text:p>141</text:p>
          </table:table-cell>
          <table:table-cell table:style-name="ce3" table:formula="of:=[$Redistribution_high.J94]" office:value-type="float" office:value="0.245247848190195" calcext:value-type="float">
            <text:p>0,2452478482</text:p>
          </table:table-cell>
          <table:table-cell table:style-name="ce3" table:formula="of:=[$Redistribution_high.K94]" office:value-type="float" office:value="0.298353997686357" calcext:value-type="float">
            <text:p>0,2983539977</text:p>
          </table:table-cell>
          <table:table-cell table:style-name="ce3" table:formula="of:=[$Redistribution_high.L94]" office:value-type="float" office:value="0.246439858339094" calcext:value-type="float">
            <text:p>0,2464398583</text:p>
          </table:table-cell>
          <table:table-cell table:style-name="ce3" table:formula="of:=[$Redistribution_high.M94]" office:value-type="float" office:value="0.296245276434726" calcext:value-type="float">
            <text:p>0,2962452764</text:p>
          </table:table-cell>
          <table:table-cell/>
          <table:table-cell table:style-name="ce3"/>
          <table:table-cell table:style-name="ce3" table:formula="of:=[$Redistribution_central.J94]" office:value-type="float" office:value="0.252610155243016" calcext:value-type="float">
            <text:p>0,2526101552</text:p>
          </table:table-cell>
          <table:table-cell table:style-name="ce3" table:formula="of:=[$Redistribution_central.K94]" office:value-type="float" office:value="0.323793639214247" calcext:value-type="float">
            <text:p>0,3237936392</text:p>
          </table:table-cell>
          <table:table-cell table:style-name="ce3" table:formula="of:=[$Redistribution_central.L94]" office:value-type="float" office:value="0.254334179079257" calcext:value-type="float">
            <text:p>0,2543341791</text:p>
          </table:table-cell>
          <table:table-cell table:style-name="ce3" table:formula="of:=[$Redistribution_central.M94]" office:value-type="float" office:value="0.320340196317519" calcext:value-type="float">
            <text:p>0,3203401963</text:p>
          </table:table-cell>
          <table:table-cell table:number-columns-repeated="2"/>
          <table:table-cell table:style-name="ce3" table:formula="of:=[$redistribution_low.J94]" office:value-type="float" office:value="0.241308482869885" calcext:value-type="float">
            <text:p>0,2413084829</text:p>
          </table:table-cell>
          <table:table-cell table:style-name="ce3" table:formula="of:=[$redistribution_low.K94]" office:value-type="float" office:value="0.299165477196953" calcext:value-type="float">
            <text:p>0,2991654772</text:p>
          </table:table-cell>
          <table:table-cell table:style-name="ce3" table:formula="of:=[$redistribution_low.L94]" office:value-type="float" office:value="0.244312036586231" calcext:value-type="float">
            <text:p>0,2443120366</text:p>
          </table:table-cell>
          <table:table-cell table:style-name="ce3" table:formula="of:=[$redistribution_low.M94]" office:value-type="float" office:value="0.293366736408956" calcext:value-type="float">
            <text:p>0,2933667364</text:p>
          </table:table-cell>
          <table:table-cell table:number-columns-repeated="1007"/>
        </table:table-row>
        <table:table-row table:style-name="ro1">
          <table:table-cell table:style-name="ce3" table:formula="of:=[.A98]+1" office:value-type="float" office:value="142" calcext:value-type="float">
            <text:p>142</text:p>
          </table:table-cell>
          <table:table-cell table:style-name="ce3" table:formula="of:=[$Redistribution_high.J95]" office:value-type="float" office:value="0.250843078787619" calcext:value-type="float">
            <text:p>0,2508430788</text:p>
          </table:table-cell>
          <table:table-cell table:style-name="ce3" table:formula="of:=[$Redistribution_high.K95]" office:value-type="float" office:value="0.302829230837795" calcext:value-type="float">
            <text:p>0,3028292308</text:p>
          </table:table-cell>
          <table:table-cell table:style-name="ce3" table:formula="of:=[$Redistribution_high.L95]" office:value-type="float" office:value="0.251925460590914" calcext:value-type="float">
            <text:p>0,2519254606</text:p>
          </table:table-cell>
          <table:table-cell table:style-name="ce3" table:formula="of:=[$Redistribution_high.M95]" office:value-type="float" office:value="0.300914699935596" calcext:value-type="float">
            <text:p>0,3009146999</text:p>
          </table:table-cell>
          <table:table-cell/>
          <table:table-cell table:style-name="ce3"/>
          <table:table-cell table:style-name="ce3" table:formula="of:=[$Redistribution_central.J95]" office:value-type="float" office:value="0.265790721559225" calcext:value-type="float">
            <text:p>0,2657907216</text:p>
          </table:table-cell>
          <table:table-cell table:style-name="ce3" table:formula="of:=[$Redistribution_central.K95]" office:value-type="float" office:value="0.334621159945955" calcext:value-type="float">
            <text:p>0,3346211599</text:p>
          </table:table-cell>
          <table:table-cell table:style-name="ce3" table:formula="of:=[$Redistribution_central.L95]" office:value-type="float" office:value="0.267007723856405" calcext:value-type="float">
            <text:p>0,2670077239</text:p>
          </table:table-cell>
          <table:table-cell table:style-name="ce3" table:formula="of:=[$Redistribution_central.M95]" office:value-type="float" office:value="0.332241590699143" calcext:value-type="float">
            <text:p>0,3322415907</text:p>
          </table:table-cell>
          <table:table-cell table:number-columns-repeated="2"/>
          <table:table-cell table:style-name="ce3" table:formula="of:=[$redistribution_low.J95]" office:value-type="float" office:value="0.236472619198763" calcext:value-type="float">
            <text:p>0,2364726192</text:p>
          </table:table-cell>
          <table:table-cell table:style-name="ce3" table:formula="of:=[$redistribution_low.K95]" office:value-type="float" office:value="0.29918409388044" calcext:value-type="float">
            <text:p>0,2991840939</text:p>
          </table:table-cell>
          <table:table-cell table:style-name="ce3" table:formula="of:=[$redistribution_low.L95]" office:value-type="float" office:value="0.238145846187894" calcext:value-type="float">
            <text:p>0,2381458462</text:p>
          </table:table-cell>
          <table:table-cell table:style-name="ce3" table:formula="of:=[$redistribution_low.M95]" office:value-type="float" office:value="0.295860967081486" calcext:value-type="float">
            <text:p>0,2958609671</text:p>
          </table:table-cell>
          <table:table-cell table:number-columns-repeated="1007"/>
        </table:table-row>
        <table:table-row table:style-name="ro1">
          <table:table-cell table:style-name="ce3" table:formula="of:=[.A99]+1" office:value-type="float" office:value="143" calcext:value-type="float">
            <text:p>143</text:p>
          </table:table-cell>
          <table:table-cell table:style-name="ce3" table:formula="of:=[$Redistribution_high.J96]" office:value-type="float" office:value="0.267513819089299" calcext:value-type="float">
            <text:p>0,2675138191</text:p>
          </table:table-cell>
          <table:table-cell table:style-name="ce3" table:formula="of:=[$Redistribution_high.K96]" office:value-type="float" office:value="0.329070610930015" calcext:value-type="float">
            <text:p>0,3290706109</text:p>
          </table:table-cell>
          <table:table-cell table:style-name="ce3" table:formula="of:=[$Redistribution_high.L96]" office:value-type="float" office:value="0.268644522627482" calcext:value-type="float">
            <text:p>0,2686445226</text:p>
          </table:table-cell>
          <table:table-cell table:style-name="ce3" table:formula="of:=[$Redistribution_high.M96]" office:value-type="float" office:value="0.327025144724495" calcext:value-type="float">
            <text:p>0,3270251447</text:p>
          </table:table-cell>
          <table:table-cell/>
          <table:table-cell table:style-name="ce3"/>
          <table:table-cell table:style-name="ce3" table:formula="of:=[$Redistribution_central.J96]" office:value-type="float" office:value="0.261067561064077" calcext:value-type="float">
            <text:p>0,2610675611</text:p>
          </table:table-cell>
          <table:table-cell table:style-name="ce3" table:formula="of:=[$Redistribution_central.K96]" office:value-type="float" office:value="0.324665605119722" calcext:value-type="float">
            <text:p>0,3246656051</text:p>
          </table:table-cell>
          <table:table-cell table:style-name="ce3" table:formula="of:=[$Redistribution_central.L96]" office:value-type="float" office:value="0.261555271660803" calcext:value-type="float">
            <text:p>0,2615552717</text:p>
          </table:table-cell>
          <table:table-cell table:style-name="ce3" table:formula="of:=[$Redistribution_central.M96]" office:value-type="float" office:value="0.323719716497925" calcext:value-type="float">
            <text:p>0,3237197165</text:p>
          </table:table-cell>
          <table:table-cell table:number-columns-repeated="2"/>
          <table:table-cell table:style-name="ce3" table:formula="of:=[$redistribution_low.J96]" office:value-type="float" office:value="0.235854165177945" calcext:value-type="float">
            <text:p>0,2358541652</text:p>
          </table:table-cell>
          <table:table-cell table:style-name="ce3" table:formula="of:=[$redistribution_low.K96]" office:value-type="float" office:value="0.295821284614147" calcext:value-type="float">
            <text:p>0,2958212846</text:p>
          </table:table-cell>
          <table:table-cell table:style-name="ce3" table:formula="of:=[$redistribution_low.L96]" office:value-type="float" office:value="0.237398611233392" calcext:value-type="float">
            <text:p>0,2373986112</text:p>
          </table:table-cell>
          <table:table-cell table:style-name="ce3" table:formula="of:=[$redistribution_low.M96]" office:value-type="float" office:value="0.292751304814495" calcext:value-type="float">
            <text:p>0,2927513048</text:p>
          </table:table-cell>
          <table:table-cell table:number-columns-repeated="1007"/>
        </table:table-row>
        <table:table-row table:style-name="ro1">
          <table:table-cell table:style-name="ce3" table:formula="of:=[.A100]+1" office:value-type="float" office:value="144" calcext:value-type="float">
            <text:p>144</text:p>
          </table:table-cell>
          <table:table-cell table:style-name="ce3" table:formula="of:=[$Redistribution_high.J97]" office:value-type="float" office:value="0.250662590499372" calcext:value-type="float">
            <text:p>0,2506625905</text:p>
          </table:table-cell>
          <table:table-cell table:style-name="ce3" table:formula="of:=[$Redistribution_high.K97]" office:value-type="float" office:value="0.307759650485464" calcext:value-type="float">
            <text:p>0,3077596505</text:p>
          </table:table-cell>
          <table:table-cell table:style-name="ce3" table:formula="of:=[$Redistribution_high.L97]" office:value-type="float" office:value="0.251765484410069" calcext:value-type="float">
            <text:p>0,2517654844</text:p>
          </table:table-cell>
          <table:table-cell table:style-name="ce3" table:formula="of:=[$Redistribution_high.M97]" office:value-type="float" office:value="0.305762683142727" calcext:value-type="float">
            <text:p>0,3057626831</text:p>
          </table:table-cell>
          <table:table-cell/>
          <table:table-cell table:style-name="ce3"/>
          <table:table-cell table:style-name="ce3" table:formula="of:=[$Redistribution_central.J97]" office:value-type="float" office:value="0.272255231858289" calcext:value-type="float">
            <text:p>0,2722552319</text:p>
          </table:table-cell>
          <table:table-cell table:style-name="ce3" table:formula="of:=[$Redistribution_central.K97]" office:value-type="float" office:value="0.347997569821942" calcext:value-type="float">
            <text:p>0,3479975698</text:p>
          </table:table-cell>
          <table:table-cell table:style-name="ce3" table:formula="of:=[$Redistribution_central.L97]" office:value-type="float" office:value="0.272920117380719" calcext:value-type="float">
            <text:p>0,2729201174</text:p>
          </table:table-cell>
          <table:table-cell table:style-name="ce3" table:formula="of:=[$Redistribution_central.M97]" office:value-type="float" office:value="0.346645346794774" calcext:value-type="float">
            <text:p>0,3466453468</text:p>
          </table:table-cell>
          <table:table-cell table:number-columns-repeated="2"/>
          <table:table-cell table:style-name="ce3" table:formula="of:=[$redistribution_low.J97]" office:value-type="float" office:value="0.235781596044016" calcext:value-type="float">
            <text:p>0,235781596</text:p>
          </table:table-cell>
          <table:table-cell table:style-name="ce3" table:formula="of:=[$redistribution_low.K97]" office:value-type="float" office:value="0.29983279779009" calcext:value-type="float">
            <text:p>0,2998327978</text:p>
          </table:table-cell>
          <table:table-cell table:style-name="ce3" table:formula="of:=[$redistribution_low.L97]" office:value-type="float" office:value="0.237157234086569" calcext:value-type="float">
            <text:p>0,2371572341</text:p>
          </table:table-cell>
          <table:table-cell table:style-name="ce3" table:formula="of:=[$redistribution_low.M97]" office:value-type="float" office:value="0.297051375706917" calcext:value-type="float">
            <text:p>0,2970513757</text:p>
          </table:table-cell>
          <table:table-cell table:number-columns-repeated="1007"/>
        </table:table-row>
        <table:table-row table:style-name="ro1">
          <table:table-cell table:style-name="ce3" table:formula="of:=[.A101]+1" office:value-type="float" office:value="145" calcext:value-type="float">
            <text:p>145</text:p>
          </table:table-cell>
          <table:table-cell table:style-name="ce3" table:formula="of:=[$Redistribution_high.J98]" office:value-type="float" office:value="0.253832992657786" calcext:value-type="float">
            <text:p>0,2538329927</text:p>
          </table:table-cell>
          <table:table-cell table:style-name="ce3" table:formula="of:=[$Redistribution_high.K98]" office:value-type="float" office:value="0.311782350589573" calcext:value-type="float">
            <text:p>0,3117823506</text:p>
          </table:table-cell>
          <table:table-cell table:style-name="ce3" table:formula="of:=[$Redistribution_high.L98]" office:value-type="float" office:value="0.255117242740329" calcext:value-type="float">
            <text:p>0,2551172427</text:p>
          </table:table-cell>
          <table:table-cell table:style-name="ce3" table:formula="of:=[$Redistribution_high.M98]" office:value-type="float" office:value="0.309460922939606" calcext:value-type="float">
            <text:p>0,3094609229</text:p>
          </table:table-cell>
          <table:table-cell/>
          <table:table-cell table:style-name="ce3"/>
          <table:table-cell table:style-name="ce3" table:formula="of:=[$Redistribution_central.J98]" office:value-type="float" office:value="0.277593483844478" calcext:value-type="float">
            <text:p>0,2775934838</text:p>
          </table:table-cell>
          <table:table-cell table:style-name="ce3" table:formula="of:=[$Redistribution_central.K98]" office:value-type="float" office:value="0.348841186119549" calcext:value-type="float">
            <text:p>0,3488411861</text:p>
          </table:table-cell>
          <table:table-cell table:style-name="ce3" table:formula="of:=[$Redistribution_central.L98]" office:value-type="float" office:value="0.278402983586653" calcext:value-type="float">
            <text:p>0,2784029836</text:p>
          </table:table-cell>
          <table:table-cell table:style-name="ce3" table:formula="of:=[$Redistribution_central.M98]" office:value-type="float" office:value="0.34726205642195" calcext:value-type="float">
            <text:p>0,3472620564</text:p>
          </table:table-cell>
          <table:table-cell table:number-columns-repeated="2"/>
          <table:table-cell table:style-name="ce3" table:formula="of:=[$redistribution_low.J98]" office:value-type="float" office:value="0.241756650151202" calcext:value-type="float">
            <text:p>0,2417566502</text:p>
          </table:table-cell>
          <table:table-cell table:style-name="ce3" table:formula="of:=[$redistribution_low.K98]" office:value-type="float" office:value="0.315749673047838" calcext:value-type="float">
            <text:p>0,315749673</text:p>
          </table:table-cell>
          <table:table-cell table:style-name="ce3" table:formula="of:=[$redistribution_low.L98]" office:value-type="float" office:value="0.243305799532925" calcext:value-type="float">
            <text:p>0,2433057995</text:p>
          </table:table-cell>
          <table:table-cell table:style-name="ce3" table:formula="of:=[$redistribution_low.M98]" office:value-type="float" office:value="0.312537643418739" calcext:value-type="float">
            <text:p>0,3125376434</text:p>
          </table:table-cell>
          <table:table-cell table:number-columns-repeated="1007"/>
        </table:table-row>
        <table:table-row table:style-name="ro1">
          <table:table-cell table:style-name="ce3" table:formula="of:=[.A102]+1" office:value-type="float" office:value="146" calcext:value-type="float">
            <text:p>146</text:p>
          </table:table-cell>
          <table:table-cell table:style-name="ce3" table:formula="of:=[$Redistribution_high.J99]" office:value-type="float" office:value="0.263199031720435" calcext:value-type="float">
            <text:p>0,2631990317</text:p>
          </table:table-cell>
          <table:table-cell table:style-name="ce3" table:formula="of:=[$Redistribution_high.K99]" office:value-type="float" office:value="0.331945139672757" calcext:value-type="float">
            <text:p>0,3319451397</text:p>
          </table:table-cell>
          <table:table-cell table:style-name="ce3" table:formula="of:=[$Redistribution_high.L99]" office:value-type="float" office:value="0.264131525227823" calcext:value-type="float">
            <text:p>0,2641315252</text:p>
          </table:table-cell>
          <table:table-cell table:style-name="ce3" table:formula="of:=[$Redistribution_high.M99]" office:value-type="float" office:value="0.330209030960667" calcext:value-type="float">
            <text:p>0,330209031</text:p>
          </table:table-cell>
          <table:table-cell/>
          <table:table-cell table:style-name="ce3"/>
          <table:table-cell table:style-name="ce3" table:formula="of:=[$Redistribution_central.J99]" office:value-type="float" office:value="0.278345558627056" calcext:value-type="float">
            <text:p>0,2783455586</text:p>
          </table:table-cell>
          <table:table-cell table:style-name="ce3" table:formula="of:=[$Redistribution_central.K99]" office:value-type="float" office:value="0.364315853449268" calcext:value-type="float">
            <text:p>0,3643158534</text:p>
          </table:table-cell>
          <table:table-cell table:style-name="ce3" table:formula="of:=[$Redistribution_central.L99]" office:value-type="float" office:value="0.279202131394385" calcext:value-type="float">
            <text:p>0,2792021314</text:p>
          </table:table-cell>
          <table:table-cell table:style-name="ce3" table:formula="of:=[$Redistribution_central.M99]" office:value-type="float" office:value="0.362549321395259" calcext:value-type="float">
            <text:p>0,3625493214</text:p>
          </table:table-cell>
          <table:table-cell table:number-columns-repeated="2"/>
          <table:table-cell table:style-name="ce3" table:formula="of:=[$redistribution_low.J99]" office:value-type="float" office:value="0.238637689156735" calcext:value-type="float">
            <text:p>0,2386376892</text:p>
          </table:table-cell>
          <table:table-cell table:style-name="ce3" table:formula="of:=[$redistribution_low.K99]" office:value-type="float" office:value="0.307865367955348" calcext:value-type="float">
            <text:p>0,307865368</text:p>
          </table:table-cell>
          <table:table-cell table:style-name="ce3" table:formula="of:=[$redistribution_low.L99]" office:value-type="float" office:value="0.239810407291638" calcext:value-type="float">
            <text:p>0,2398104073</text:p>
          </table:table-cell>
          <table:table-cell table:style-name="ce3" table:formula="of:=[$redistribution_low.M99]" office:value-type="float" office:value="0.305442613591583" calcext:value-type="float">
            <text:p>0,3054426136</text:p>
          </table:table-cell>
          <table:table-cell table:number-columns-repeated="1007"/>
        </table:table-row>
        <table:table-row table:style-name="ro1">
          <table:table-cell table:style-name="ce3" table:formula="of:=[.A103]+1" office:value-type="float" office:value="147" calcext:value-type="float">
            <text:p>147</text:p>
          </table:table-cell>
          <table:table-cell table:style-name="ce3" table:formula="of:=[$Redistribution_high.J100]" office:value-type="float" office:value="0.276546975770742" calcext:value-type="float">
            <text:p>0,2765469758</text:p>
          </table:table-cell>
          <table:table-cell table:style-name="ce3" table:formula="of:=[$Redistribution_high.K100]" office:value-type="float" office:value="0.346723238471809" calcext:value-type="float">
            <text:p>0,3467232385</text:p>
          </table:table-cell>
          <table:table-cell table:style-name="ce3" table:formula="of:=[$Redistribution_high.L100]" office:value-type="float" office:value="0.277379686269829" calcext:value-type="float">
            <text:p>0,2773796863</text:p>
          </table:table-cell>
          <table:table-cell table:style-name="ce3" table:formula="of:=[$Redistribution_high.M100]" office:value-type="float" office:value="0.345175032082573" calcext:value-type="float">
            <text:p>0,3451750321</text:p>
          </table:table-cell>
          <table:table-cell/>
          <table:table-cell table:style-name="ce3"/>
          <table:table-cell table:style-name="ce3" table:formula="of:=[$Redistribution_central.J100]" office:value-type="float" office:value="0.274695943380428" calcext:value-type="float">
            <text:p>0,2746959434</text:p>
          </table:table-cell>
          <table:table-cell table:style-name="ce3" table:formula="of:=[$Redistribution_central.K100]" office:value-type="float" office:value="0.347210425659567" calcext:value-type="float">
            <text:p>0,3472104257</text:p>
          </table:table-cell>
          <table:table-cell table:style-name="ce3" table:formula="of:=[$Redistribution_central.L100]" office:value-type="float" office:value="0.275813246649997" calcext:value-type="float">
            <text:p>0,2758132466</text:p>
          </table:table-cell>
          <table:table-cell table:style-name="ce3" table:formula="of:=[$Redistribution_central.M100]" office:value-type="float" office:value="0.344964137801521" calcext:value-type="float">
            <text:p>0,3449641378</text:p>
          </table:table-cell>
          <table:table-cell table:number-columns-repeated="2"/>
          <table:table-cell table:style-name="ce3" table:formula="of:=[$redistribution_low.J100]" office:value-type="float" office:value="0.2426965801508" calcext:value-type="float">
            <text:p>0,2426965802</text:p>
          </table:table-cell>
          <table:table-cell table:style-name="ce3" table:formula="of:=[$redistribution_low.K100]" office:value-type="float" office:value="0.318726844484904" calcext:value-type="float">
            <text:p>0,3187268445</text:p>
          </table:table-cell>
          <table:table-cell table:style-name="ce3" table:formula="of:=[$redistribution_low.L100]" office:value-type="float" office:value="0.244148308419481" calcext:value-type="float">
            <text:p>0,2441483084</text:p>
          </table:table-cell>
          <table:table-cell table:style-name="ce3" table:formula="of:=[$redistribution_low.M100]" office:value-type="float" office:value="0.315660374358711" calcext:value-type="float">
            <text:p>0,3156603744</text:p>
          </table:table-cell>
          <table:table-cell table:number-columns-repeated="1007"/>
        </table:table-row>
        <table:table-row table:style-name="ro1">
          <table:table-cell table:style-name="ce3" table:formula="of:=[.A104]+1" office:value-type="float" office:value="148" calcext:value-type="float">
            <text:p>148</text:p>
          </table:table-cell>
          <table:table-cell table:style-name="ce3" table:formula="of:=[$Redistribution_high.J101]" office:value-type="float" office:value="0.257175154561136" calcext:value-type="float">
            <text:p>0,2571751546</text:p>
          </table:table-cell>
          <table:table-cell table:style-name="ce3" table:formula="of:=[$Redistribution_high.K101]" office:value-type="float" office:value="0.32455347133692" calcext:value-type="float">
            <text:p>0,3245534713</text:p>
          </table:table-cell>
          <table:table-cell table:style-name="ce3" table:formula="of:=[$Redistribution_high.L101]" office:value-type="float" office:value="0.258272778282044" calcext:value-type="float">
            <text:p>0,2582727783</text:p>
          </table:table-cell>
          <table:table-cell table:style-name="ce3" table:formula="of:=[$Redistribution_high.M101]" office:value-type="float" office:value="0.322451186330287" calcext:value-type="float">
            <text:p>0,3224511863</text:p>
          </table:table-cell>
          <table:table-cell/>
          <table:table-cell table:style-name="ce3"/>
          <table:table-cell table:style-name="ce3" table:formula="of:=[$Redistribution_central.J101]" office:value-type="float" office:value="0.248006503375843" calcext:value-type="float">
            <text:p>0,2480065034</text:p>
          </table:table-cell>
          <table:table-cell table:style-name="ce3" table:formula="of:=[$Redistribution_central.K101]" office:value-type="float" office:value="0.312824793762515" calcext:value-type="float">
            <text:p>0,3128247938</text:p>
          </table:table-cell>
          <table:table-cell table:style-name="ce3" table:formula="of:=[$Redistribution_central.L101]" office:value-type="float" office:value="0.248946211734008" calcext:value-type="float">
            <text:p>0,2489462117</text:p>
          </table:table-cell>
          <table:table-cell table:style-name="ce3" table:formula="of:=[$Redistribution_central.M101]" office:value-type="float" office:value="0.31088787813887" calcext:value-type="float">
            <text:p>0,3108878781</text:p>
          </table:table-cell>
          <table:table-cell table:number-columns-repeated="2"/>
          <table:table-cell table:style-name="ce3" table:formula="of:=[$redistribution_low.J101]" office:value-type="float" office:value="0.235177484458073" calcext:value-type="float">
            <text:p>0,2351774845</text:p>
          </table:table-cell>
          <table:table-cell table:style-name="ce3" table:formula="of:=[$redistribution_low.K101]" office:value-type="float" office:value="0.2928846948247" calcext:value-type="float">
            <text:p>0,2928846948</text:p>
          </table:table-cell>
          <table:table-cell table:style-name="ce3" table:formula="of:=[$redistribution_low.L101]" office:value-type="float" office:value="0.2365430940166" calcext:value-type="float">
            <text:p>0,236543094</text:p>
          </table:table-cell>
          <table:table-cell table:style-name="ce3" table:formula="of:=[$redistribution_low.M101]" office:value-type="float" office:value="0.290203160462334" calcext:value-type="float">
            <text:p>0,2902031605</text:p>
          </table:table-cell>
          <table:table-cell table:number-columns-repeated="1007"/>
        </table:table-row>
        <table:table-row table:style-name="ro1">
          <table:table-cell table:style-name="ce3" table:formula="of:=[.A105]+1" office:value-type="float" office:value="149" calcext:value-type="float">
            <text:p>149</text:p>
          </table:table-cell>
          <table:table-cell table:style-name="ce3" table:formula="of:=[$Redistribution_high.J102]" office:value-type="float" office:value="0.259545569444575" calcext:value-type="float">
            <text:p>0,2595455694</text:p>
          </table:table-cell>
          <table:table-cell table:style-name="ce3" table:formula="of:=[$Redistribution_high.K102]" office:value-type="float" office:value="0.328886675185838" calcext:value-type="float">
            <text:p>0,3288866752</text:p>
          </table:table-cell>
          <table:table-cell table:style-name="ce3" table:formula="of:=[$Redistribution_high.L102]" office:value-type="float" office:value="0.260709406455253" calcext:value-type="float">
            <text:p>0,2607094065</text:p>
          </table:table-cell>
          <table:table-cell table:style-name="ce3" table:formula="of:=[$Redistribution_high.M102]" office:value-type="float" office:value="0.326649212109978" calcext:value-type="float">
            <text:p>0,3266492121</text:p>
          </table:table-cell>
          <table:table-cell/>
          <table:table-cell table:style-name="ce3"/>
          <table:table-cell table:style-name="ce3" table:formula="of:=[$Redistribution_central.J102]" office:value-type="float" office:value="0.25314461941995" calcext:value-type="float">
            <text:p>0,2531446194</text:p>
          </table:table-cell>
          <table:table-cell table:style-name="ce3" table:formula="of:=[$Redistribution_central.K102]" office:value-type="float" office:value="0.311393061357378" calcext:value-type="float">
            <text:p>0,3113930614</text:p>
          </table:table-cell>
          <table:table-cell table:style-name="ce3" table:formula="of:=[$Redistribution_central.L102]" office:value-type="float" office:value="0.254327103747785" calcext:value-type="float">
            <text:p>0,2543271037</text:p>
          </table:table-cell>
          <table:table-cell table:style-name="ce3" table:formula="of:=[$Redistribution_central.M102]" office:value-type="float" office:value="0.30903132057601" calcext:value-type="float">
            <text:p>0,3090313206</text:p>
          </table:table-cell>
          <table:table-cell table:number-columns-repeated="2"/>
          <table:table-cell table:style-name="ce3" table:formula="of:=[$redistribution_low.J102]" office:value-type="float" office:value="0.247560246275441" calcext:value-type="float">
            <text:p>0,2475602463</text:p>
          </table:table-cell>
          <table:table-cell table:style-name="ce3" table:formula="of:=[$redistribution_low.K102]" office:value-type="float" office:value="0.321990122093601" calcext:value-type="float">
            <text:p>0,3219901221</text:p>
          </table:table-cell>
          <table:table-cell table:style-name="ce3" table:formula="of:=[$redistribution_low.L102]" office:value-type="float" office:value="0.2486184093806" calcext:value-type="float">
            <text:p>0,2486184094</text:p>
          </table:table-cell>
          <table:table-cell table:style-name="ce3" table:formula="of:=[$redistribution_low.M102]" office:value-type="float" office:value="0.319803556056958" calcext:value-type="float">
            <text:p>0,3198035561</text:p>
          </table:table-cell>
          <table:table-cell table:number-columns-repeated="1007"/>
        </table:table-row>
        <table:table-row table:style-name="ro1">
          <table:table-cell table:style-name="ce3" table:formula="of:=[.A106]+1" office:value-type="float" office:value="150" calcext:value-type="float">
            <text:p>150</text:p>
          </table:table-cell>
          <table:table-cell table:style-name="ce3" table:formula="of:=[$Redistribution_high.J103]" office:value-type="float" office:value="0.263661194143256" calcext:value-type="float">
            <text:p>0,2636611941</text:p>
          </table:table-cell>
          <table:table-cell table:style-name="ce3" table:formula="of:=[$Redistribution_high.K103]" office:value-type="float" office:value="0.328750668084446" calcext:value-type="float">
            <text:p>0,3287506681</text:p>
          </table:table-cell>
          <table:table-cell table:style-name="ce3" table:formula="of:=[$Redistribution_high.L103]" office:value-type="float" office:value="0.264717940849971" calcext:value-type="float">
            <text:p>0,2647179408</text:p>
          </table:table-cell>
          <table:table-cell table:style-name="ce3" table:formula="of:=[$Redistribution_high.M103]" office:value-type="float" office:value="0.326765609602672" calcext:value-type="float">
            <text:p>0,3267656096</text:p>
          </table:table-cell>
          <table:table-cell/>
          <table:table-cell table:style-name="ce3"/>
          <table:table-cell table:style-name="ce3" table:formula="of:=[$Redistribution_central.J103]" office:value-type="float" office:value="0.243484332036861" calcext:value-type="float">
            <text:p>0,243484332</text:p>
          </table:table-cell>
          <table:table-cell table:style-name="ce3" table:formula="of:=[$Redistribution_central.K103]" office:value-type="float" office:value="0.299282696987753" calcext:value-type="float">
            <text:p>0,299282697</text:p>
          </table:table-cell>
          <table:table-cell table:style-name="ce3" table:formula="of:=[$Redistribution_central.L103]" office:value-type="float" office:value="0.244404871286243" calcext:value-type="float">
            <text:p>0,2444048713</text:p>
          </table:table-cell>
          <table:table-cell table:style-name="ce3" table:formula="of:=[$Redistribution_central.M103]" office:value-type="float" office:value="0.297430191199666" calcext:value-type="float">
            <text:p>0,2974301912</text:p>
          </table:table-cell>
          <table:table-cell table:number-columns-repeated="2"/>
          <table:table-cell table:style-name="ce3" table:formula="of:=[$redistribution_low.J103]" office:value-type="float" office:value="0.239895142728868" calcext:value-type="float">
            <text:p>0,2398951427</text:p>
          </table:table-cell>
          <table:table-cell table:style-name="ce3" table:formula="of:=[$redistribution_low.K103]" office:value-type="float" office:value="0.306714806318384" calcext:value-type="float">
            <text:p>0,3067148063</text:p>
          </table:table-cell>
          <table:table-cell table:style-name="ce3" table:formula="of:=[$redistribution_low.L103]" office:value-type="float" office:value="0.240673531475631" calcext:value-type="float">
            <text:p>0,2406735315</text:p>
          </table:table-cell>
          <table:table-cell table:style-name="ce3" table:formula="of:=[$redistribution_low.M103]" office:value-type="float" office:value="0.305094697983141" calcext:value-type="float">
            <text:p>0,305094698</text:p>
          </table:table-cell>
          <table:table-cell table:number-columns-repeated="1007"/>
        </table:table-row>
        <table:table-row table:style-name="ro1">
          <table:table-cell table:style-name="ce3" table:formula="of:=[.A107]+1" office:value-type="float" office:value="151" calcext:value-type="float">
            <text:p>151</text:p>
          </table:table-cell>
          <table:table-cell table:style-name="ce3" table:formula="of:=[$Redistribution_high.J104]" office:value-type="float" office:value="0.256898611872053" calcext:value-type="float">
            <text:p>0,2568986119</text:p>
          </table:table-cell>
          <table:table-cell table:style-name="ce3" table:formula="of:=[$Redistribution_high.K104]" office:value-type="float" office:value="0.321194251449577" calcext:value-type="float">
            <text:p>0,3211942514</text:p>
          </table:table-cell>
          <table:table-cell table:style-name="ce3" table:formula="of:=[$Redistribution_high.L104]" office:value-type="float" office:value="0.258042256777232" calcext:value-type="float">
            <text:p>0,2580422568</text:p>
          </table:table-cell>
          <table:table-cell table:style-name="ce3" table:formula="of:=[$Redistribution_high.M104]" office:value-type="float" office:value="0.319008534295101" calcext:value-type="float">
            <text:p>0,3190085343</text:p>
          </table:table-cell>
          <table:table-cell/>
          <table:table-cell table:style-name="ce3"/>
          <table:table-cell table:style-name="ce3" table:formula="of:=[$Redistribution_central.J104]" office:value-type="float" office:value="0.247582558160986" calcext:value-type="float">
            <text:p>0,2475825582</text:p>
          </table:table-cell>
          <table:table-cell table:style-name="ce3" table:formula="of:=[$Redistribution_central.K104]" office:value-type="float" office:value="0.304693612037471" calcext:value-type="float">
            <text:p>0,304693612</text:p>
          </table:table-cell>
          <table:table-cell table:style-name="ce3" table:formula="of:=[$Redistribution_central.L104]" office:value-type="float" office:value="0.248422756530081" calcext:value-type="float">
            <text:p>0,2484227565</text:p>
          </table:table-cell>
          <table:table-cell table:style-name="ce3" table:formula="of:=[$Redistribution_central.M104]" office:value-type="float" office:value="0.302984106111571" calcext:value-type="float">
            <text:p>0,3029841061</text:p>
          </table:table-cell>
          <table:table-cell table:number-columns-repeated="2"/>
          <table:table-cell table:style-name="ce3" table:formula="of:=[$redistribution_low.J104]" office:value-type="float" office:value="0.248644104562134" calcext:value-type="float">
            <text:p>0,2486441046</text:p>
          </table:table-cell>
          <table:table-cell table:style-name="ce3" table:formula="of:=[$redistribution_low.K104]" office:value-type="float" office:value="0.31411639368924" calcext:value-type="float">
            <text:p>0,3141163937</text:p>
          </table:table-cell>
          <table:table-cell table:style-name="ce3" table:formula="of:=[$redistribution_low.L104]" office:value-type="float" office:value="0.249721004642645" calcext:value-type="float">
            <text:p>0,2497210046</text:p>
          </table:table-cell>
          <table:table-cell table:style-name="ce3" table:formula="of:=[$redistribution_low.M104]" office:value-type="float" office:value="0.311863008471759" calcext:value-type="float">
            <text:p>0,3118630085</text:p>
          </table:table-cell>
          <table:table-cell table:number-columns-repeated="1007"/>
        </table:table-row>
        <table:table-row table:style-name="ro1">
          <table:table-cell table:style-name="ce3" table:formula="of:=[.A108]+1" office:value-type="float" office:value="152" calcext:value-type="float">
            <text:p>152</text:p>
          </table:table-cell>
          <table:table-cell table:style-name="ce3" table:formula="of:=[$Redistribution_high.J105]" office:value-type="float" office:value="0.259904807821085" calcext:value-type="float">
            <text:p>0,2599048078</text:p>
          </table:table-cell>
          <table:table-cell table:style-name="ce3" table:formula="of:=[$Redistribution_high.K105]" office:value-type="float" office:value="0.309846677828862" calcext:value-type="float">
            <text:p>0,3098466778</text:p>
          </table:table-cell>
          <table:table-cell table:style-name="ce3" table:formula="of:=[$Redistribution_high.L105]" office:value-type="float" office:value="0.261060406808955" calcext:value-type="float">
            <text:p>0,2610604068</text:p>
          </table:table-cell>
          <table:table-cell table:style-name="ce3" table:formula="of:=[$Redistribution_high.M105]" office:value-type="float" office:value="0.307716098461434" calcext:value-type="float">
            <text:p>0,3077160985</text:p>
          </table:table-cell>
          <table:table-cell/>
          <table:table-cell table:style-name="ce3"/>
          <table:table-cell table:style-name="ce3" table:formula="of:=[$Redistribution_central.J105]" office:value-type="float" office:value="0.267240260599334" calcext:value-type="float">
            <text:p>0,2672402606</text:p>
          </table:table-cell>
          <table:table-cell table:style-name="ce3" table:formula="of:=[$Redistribution_central.K105]" office:value-type="float" office:value="0.320385231822997" calcext:value-type="float">
            <text:p>0,3203852318</text:p>
          </table:table-cell>
          <table:table-cell table:style-name="ce3" table:formula="of:=[$Redistribution_central.L105]" office:value-type="float" office:value="0.268225077612949" calcext:value-type="float">
            <text:p>0,2682250776</text:p>
          </table:table-cell>
          <table:table-cell table:style-name="ce3" table:formula="of:=[$Redistribution_central.M105]" office:value-type="float" office:value="0.318429860289303" calcext:value-type="float">
            <text:p>0,3184298603</text:p>
          </table:table-cell>
          <table:table-cell table:number-columns-repeated="2"/>
          <table:table-cell table:style-name="ce3" table:formula="of:=[$redistribution_low.J105]" office:value-type="float" office:value="0.24767222799226" calcext:value-type="float">
            <text:p>0,247672228</text:p>
          </table:table-cell>
          <table:table-cell table:style-name="ce3" table:formula="of:=[$redistribution_low.K105]" office:value-type="float" office:value="0.333876273838109" calcext:value-type="float">
            <text:p>0,3338762738</text:p>
          </table:table-cell>
          <table:table-cell table:style-name="ce3" table:formula="of:=[$redistribution_low.L105]" office:value-type="float" office:value="0.248403125240556" calcext:value-type="float">
            <text:p>0,2484031252</text:p>
          </table:table-cell>
          <table:table-cell table:style-name="ce3" table:formula="of:=[$redistribution_low.M105]" office:value-type="float" office:value="0.332251031908632" calcext:value-type="float">
            <text:p>0,3322510319</text:p>
          </table:table-cell>
          <table:table-cell table:number-columns-repeated="1007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p 10% share yearly" table:style-name="ta6">
        <table:table-column table:style-name="co5" table:number-columns-repeated="5" table:default-cell-style-name="ce2"/>
        <table:table-column table:style-name="co1" table:number-columns-repeated="1019" table:default-cell-style-name="Default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ce4" office:value-type="string" calcext:value-type="string" table:number-columns-spanned="4" table:number-rows-spanned="1">
            <text:p>HIGH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1">
            <text:p>CENTRAL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1">
            <text:p>LOW</text:p>
          </table:table-cell>
          <table:covered-table-cell table:number-columns-repeated="3" table:style-name="ce4"/>
          <table:table-cell table:number-columns-repeated="1009"/>
        </table:table-row>
        <table:table-row table:style-name="ro4"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ly benefits</text:p>
          </table:table-cell>
          <table:table-cell table:style-name="ce1" office:value-type="string" calcext:value-type="string">
            <text:p>All inco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ly benefits</text:p>
          </table:table-cell>
          <table:table-cell table:style-name="ce1" office:value-type="string" calcext:value-type="string">
            <text:p>All inco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ly benefits</text:p>
          </table:table-cell>
          <table:table-cell table:style-name="ce1" office:value-type="string" calcext:value-type="string">
            <text:p>All income</text:p>
          </table:table-cell>
          <table:table-cell table:number-columns-repeated="100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8" office:value-type="percentage" office:value="0.2215850999" calcext:value-type="percentage">
            <text:p>22%</text:p>
          </table:table-cell>
          <table:table-cell table:style-name="ce8" office:value-type="percentage" office:value="0.2176198781" calcext:value-type="percentage">
            <text:p>22%</text:p>
          </table:table-cell>
          <table:table-cell table:style-name="ce8" office:value-type="percentage" office:value="0.2197396576" calcext:value-type="percentage">
            <text:p>22%</text:p>
          </table:table-cell>
          <table:table-cell table:style-name="ce8" office:value-type="percentage" office:value="0.2113770582" calcext:value-type="percentage">
            <text:p>21%</text:p>
          </table:table-cell>
          <table:table-cell table:style-name="ce2" office:value-type="float" office:value="2014" calcext:value-type="float">
            <text:p>2014</text:p>
          </table:table-cell>
          <table:table-cell table:style-name="ce8" office:value-type="percentage" office:value="0.2215850999" calcext:value-type="percentage">
            <text:p>22%</text:p>
          </table:table-cell>
          <table:table-cell table:style-name="ce8" office:value-type="percentage" office:value="0.2176198781" calcext:value-type="percentage">
            <text:p>22%</text:p>
          </table:table-cell>
          <table:table-cell table:style-name="ce8" office:value-type="percentage" office:value="0.2197396576" calcext:value-type="percentage">
            <text:p>22%</text:p>
          </table:table-cell>
          <table:table-cell table:style-name="ce8" office:value-type="percentage" office:value="0.2113770582" calcext:value-type="percentage">
            <text:p>21%</text:p>
          </table:table-cell>
          <table:table-cell table:style-name="ce2" office:value-type="float" office:value="2014" calcext:value-type="float">
            <text:p>2014</text:p>
          </table:table-cell>
          <table:table-cell table:style-name="ce8" office:value-type="percentage" office:value="0.2215850999" calcext:value-type="percentage">
            <text:p>22%</text:p>
          </table:table-cell>
          <table:table-cell table:style-name="ce8" office:value-type="percentage" office:value="0.2176198781" calcext:value-type="percentage">
            <text:p>22%</text:p>
          </table:table-cell>
          <table:table-cell table:style-name="ce8" office:value-type="percentage" office:value="0.2197396576" calcext:value-type="percentage">
            <text:p>22%</text:p>
          </table:table-cell>
          <table:table-cell table:style-name="ce8" office:value-type="percentage" office:value="0.2113770582" calcext:value-type="percentage">
            <text:p>21%</text:p>
          </table:table-cell>
          <table:table-cell table:number-columns-repeated="100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style-name="ce9" table:formula="of:=AVERAGE([$'Top 10% share'.C6:.C9])" office:value-type="percentage" office:value="0.255531059337134" calcext:value-type="percentage">
            <text:p>26%</text:p>
          </table:table-cell>
          <table:table-cell table:style-name="ce9" table:formula="of:=AVERAGE([$'Top 10% share'.D5:.D8])" office:value-type="percentage" office:value="0.232882724904575" calcext:value-type="percentage">
            <text:p>23%</text:p>
          </table:table-cell>
          <table:table-cell table:style-name="ce9" table:formula="of:=AVERAGE([$'Top 10% share'.E5:.E8])" office:value-type="percentage" office:value="0.238700462702807" calcext:value-type="percentage">
            <text:p>24%</text:p>
          </table:table-cell>
          <table:table-cell table:style-name="ce9" table:formula="of:=AVERAGE([$'Top 10% share'.B5:.B8])" office:value-type="percentage" office:value="0.225059699133927" calcext:value-type="percentage">
            <text:p>23%</text:p>
          </table:table-cell>
          <table:table-cell table:style-name="ce2" table:formula="of:=[.F4]+1" office:value-type="float" office:value="2015" calcext:value-type="float">
            <text:p>2015</text:p>
          </table:table-cell>
          <table:table-cell table:style-name="ce9" table:formula="of:=AVERAGE([$'Top 10% share'.I5:.I8])" office:value-type="percentage" office:value="0.247625439206508" calcext:value-type="percentage">
            <text:p>25%</text:p>
          </table:table-cell>
          <table:table-cell table:style-name="ce9" table:formula="of:=AVERAGE([$'Top 10% share'.J5:.J8])" office:value-type="percentage" office:value="0.232882724904575" calcext:value-type="percentage">
            <text:p>23%</text:p>
          </table:table-cell>
          <table:table-cell table:style-name="ce9" table:formula="of:=AVERAGE([$'Top 10% share'.K5:.K8])" office:value-type="percentage" office:value="0.238700462702807" calcext:value-type="percentage">
            <text:p>24%</text:p>
          </table:table-cell>
          <table:table-cell table:style-name="ce9" table:formula="of:=AVERAGE([$'Top 10% share'.H5:.H8])" office:value-type="percentage" office:value="0.225059699133927" calcext:value-type="percentage">
            <text:p>23%</text:p>
          </table:table-cell>
          <table:table-cell table:style-name="ce2" table:formula="of:=[.K4]+1" office:value-type="float" office:value="2015" calcext:value-type="float">
            <text:p>2015</text:p>
          </table:table-cell>
          <table:table-cell table:style-name="ce9" table:formula="of:=AVERAGE([$'Top 10% share'.O5:.O8])" office:value-type="percentage" office:value="0.247625439206508" calcext:value-type="percentage">
            <text:p>25%</text:p>
          </table:table-cell>
          <table:table-cell table:style-name="ce9" table:formula="of:=AVERAGE([$'Top 10% share'.P5:.P8])" office:value-type="percentage" office:value="0.232882724904575" calcext:value-type="percentage">
            <text:p>23%</text:p>
          </table:table-cell>
          <table:table-cell table:style-name="ce9" table:formula="of:=AVERAGE([$'Top 10% share'.Q5:.Q8])" office:value-type="percentage" office:value="0.238700462702807" calcext:value-type="percentage">
            <text:p>24%</text:p>
          </table:table-cell>
          <table:table-cell table:style-name="ce9" table:formula="of:=AVERAGE([$'Top 10% share'.N5:.N8])" office:value-type="percentage" office:value="0.225059699133927" calcext:value-type="percentage">
            <text:p>23%</text:p>
          </table:table-cell>
          <table:table-cell table:number-columns-repeated="100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style-name="ce9" table:formula="of:=AVERAGE([$'Top 10% share'.C9:.C12])" office:value-type="percentage" office:value="0.254246533179496" calcext:value-type="percentage">
            <text:p>25%</text:p>
          </table:table-cell>
          <table:table-cell table:style-name="ce9" table:formula="of:=AVERAGE([$'Top 10% share'.D9:.D12])" office:value-type="percentage" office:value="0.237258224185397" calcext:value-type="percentage">
            <text:p>24%</text:p>
          </table:table-cell>
          <table:table-cell table:style-name="ce9" table:formula="of:=AVERAGE([$'Top 10% share'.E9:.E12])" office:value-type="percentage" office:value="0.243438637818645" calcext:value-type="percentage">
            <text:p>24%</text:p>
          </table:table-cell>
          <table:table-cell table:style-name="ce9" table:formula="of:=AVERAGE([$'Top 10% share'.B9:.B12])" office:value-type="percentage" office:value="0.229624659094819" calcext:value-type="percentage">
            <text:p>23%</text:p>
          </table:table-cell>
          <table:table-cell table:style-name="ce2" table:formula="of:=[.F5]+1" office:value-type="float" office:value="2016" calcext:value-type="float">
            <text:p>2016</text:p>
          </table:table-cell>
          <table:table-cell table:style-name="ce9" table:formula="of:=AVERAGE([$'Top 10% share'.I9:.I12])" office:value-type="percentage" office:value="0.254246533179496" calcext:value-type="percentage">
            <text:p>25%</text:p>
          </table:table-cell>
          <table:table-cell table:style-name="ce9" table:formula="of:=AVERAGE([$'Top 10% share'.J9:.J12])" office:value-type="percentage" office:value="0.237256123906435" calcext:value-type="percentage">
            <text:p>24%</text:p>
          </table:table-cell>
          <table:table-cell table:style-name="ce9" table:formula="of:=AVERAGE([$'Top 10% share'.K9:.K12])" office:value-type="percentage" office:value="0.243438637818645" calcext:value-type="percentage">
            <text:p>24%</text:p>
          </table:table-cell>
          <table:table-cell table:style-name="ce9" table:formula="of:=AVERAGE([$'Top 10% share'.H9:.H12])" office:value-type="percentage" office:value="0.229622781021921" calcext:value-type="percentage">
            <text:p>23%</text:p>
          </table:table-cell>
          <table:table-cell table:style-name="ce2" table:formula="of:=[.K5]+1" office:value-type="float" office:value="2016" calcext:value-type="float">
            <text:p>2016</text:p>
          </table:table-cell>
          <table:table-cell table:style-name="ce9" table:formula="of:=AVERAGE([$'Top 10% share'.O9:.O12])" office:value-type="percentage" office:value="0.254246533179496" calcext:value-type="percentage">
            <text:p>25%</text:p>
          </table:table-cell>
          <table:table-cell table:style-name="ce9" table:formula="of:=AVERAGE([$'Top 10% share'.P9:.P12])" office:value-type="percentage" office:value="0.237258224185397" calcext:value-type="percentage">
            <text:p>24%</text:p>
          </table:table-cell>
          <table:table-cell table:style-name="ce9" table:formula="of:=AVERAGE([$'Top 10% share'.Q9:.Q12])" office:value-type="percentage" office:value="0.243438637818645" calcext:value-type="percentage">
            <text:p>24%</text:p>
          </table:table-cell>
          <table:table-cell table:style-name="ce9" table:formula="of:=AVERAGE([$'Top 10% share'.N9:.N12])" office:value-type="percentage" office:value="0.229624659094819" calcext:value-type="percentage">
            <text:p>23%</text:p>
          </table:table-cell>
          <table:table-cell table:number-columns-repeated="100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style-name="ce9" table:formula="of:=AVERAGE([$'Top 10% share'.C13:.C16])" office:value-type="percentage" office:value="0.246783853800144" calcext:value-type="percentage">
            <text:p>25%</text:p>
          </table:table-cell>
          <table:table-cell table:style-name="ce9" table:formula="of:=AVERAGE([$'Top 10% share'.D13:.D16])" office:value-type="percentage" office:value="0.230834498787779" calcext:value-type="percentage">
            <text:p>23%</text:p>
          </table:table-cell>
          <table:table-cell table:style-name="ce9" table:formula="of:=AVERAGE([$'Top 10% share'.E13:.E16])" office:value-type="percentage" office:value="0.231515282875009" calcext:value-type="percentage">
            <text:p>23%</text:p>
          </table:table-cell>
          <table:table-cell table:style-name="ce9" table:formula="of:=AVERAGE([$'Top 10% share'.B13:.B16])" office:value-type="percentage" office:value="0.220126533151062" calcext:value-type="percentage">
            <text:p>22%</text:p>
          </table:table-cell>
          <table:table-cell table:style-name="ce2" table:formula="of:=[.F6]+1" office:value-type="float" office:value="2017" calcext:value-type="float">
            <text:p>2017</text:p>
          </table:table-cell>
          <table:table-cell table:style-name="ce9" table:formula="of:=AVERAGE([$'Top 10% share'.I13:.I16])" office:value-type="percentage" office:value="0.246783853800144" calcext:value-type="percentage">
            <text:p>25%</text:p>
          </table:table-cell>
          <table:table-cell table:style-name="ce9" table:formula="of:=AVERAGE([$'Top 10% share'.J13:.J16])" office:value-type="percentage" office:value="0.230832861055626" calcext:value-type="percentage">
            <text:p>23%</text:p>
          </table:table-cell>
          <table:table-cell table:style-name="ce9" table:formula="of:=AVERAGE([$'Top 10% share'.K13:.K16])" office:value-type="percentage" office:value="0.231515282875009" calcext:value-type="percentage">
            <text:p>23%</text:p>
          </table:table-cell>
          <table:table-cell table:style-name="ce9" table:formula="of:=AVERAGE([$'Top 10% share'.H13:.H16])" office:value-type="percentage" office:value="0.220125180938829" calcext:value-type="percentage">
            <text:p>22%</text:p>
          </table:table-cell>
          <table:table-cell table:style-name="ce2" table:formula="of:=[.K6]+1" office:value-type="float" office:value="2017" calcext:value-type="float">
            <text:p>2017</text:p>
          </table:table-cell>
          <table:table-cell table:style-name="ce9" table:formula="of:=AVERAGE([$'Top 10% share'.O13:.O16])" office:value-type="percentage" office:value="0.246783853800144" calcext:value-type="percentage">
            <text:p>25%</text:p>
          </table:table-cell>
          <table:table-cell table:style-name="ce9" table:formula="of:=AVERAGE([$'Top 10% share'.P13:.P16])" office:value-type="percentage" office:value="0.230834498787779" calcext:value-type="percentage">
            <text:p>23%</text:p>
          </table:table-cell>
          <table:table-cell table:style-name="ce9" table:formula="of:=AVERAGE([$'Top 10% share'.Q13:.Q16])" office:value-type="percentage" office:value="0.231515282875009" calcext:value-type="percentage">
            <text:p>23%</text:p>
          </table:table-cell>
          <table:table-cell table:style-name="ce9" table:formula="of:=AVERAGE([$'Top 10% share'.N13:.N16])" office:value-type="percentage" office:value="0.220126533151062" calcext:value-type="percentage">
            <text:p>22%</text:p>
          </table:table-cell>
          <table:table-cell table:number-columns-repeated="100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style-name="ce9" table:formula="of:=AVERAGE([$'Top 10% share'.C17:.C20])" office:value-type="percentage" office:value="0.243136216157676" calcext:value-type="percentage">
            <text:p>24%</text:p>
          </table:table-cell>
          <table:table-cell table:style-name="ce9" table:formula="of:=AVERAGE([$'Top 10% share'.D17:.D20])" office:value-type="percentage" office:value="0.227434089904246" calcext:value-type="percentage">
            <text:p>23%</text:p>
          </table:table-cell>
          <table:table-cell table:style-name="ce9" table:formula="of:=AVERAGE([$'Top 10% share'.E17:.E20])" office:value-type="percentage" office:value="0.228235029198554" calcext:value-type="percentage">
            <text:p>23%</text:p>
          </table:table-cell>
          <table:table-cell table:style-name="ce9" table:formula="of:=AVERAGE([$'Top 10% share'.B17:.B20])" office:value-type="percentage" office:value="0.216978065615878" calcext:value-type="percentage">
            <text:p>22%</text:p>
          </table:table-cell>
          <table:table-cell table:style-name="ce2" table:formula="of:=[.F7]+1" office:value-type="float" office:value="2018" calcext:value-type="float">
            <text:p>2018</text:p>
          </table:table-cell>
          <table:table-cell table:style-name="ce9" table:formula="of:=AVERAGE([$'Top 10% share'.I17:.I20])" office:value-type="percentage" office:value="0.243749549727887" calcext:value-type="percentage">
            <text:p>24%</text:p>
          </table:table-cell>
          <table:table-cell table:style-name="ce9" table:formula="of:=AVERAGE([$'Top 10% share'.J17:.J20])" office:value-type="percentage" office:value="0.227673880331153" calcext:value-type="percentage">
            <text:p>23%</text:p>
          </table:table-cell>
          <table:table-cell table:style-name="ce9" table:formula="of:=AVERAGE([$'Top 10% share'.K17:.K20])" office:value-type="percentage" office:value="0.22881060172262" calcext:value-type="percentage">
            <text:p>23%</text:p>
          </table:table-cell>
          <table:table-cell table:style-name="ce9" table:formula="of:=AVERAGE([$'Top 10% share'.H17:.H20])" office:value-type="percentage" office:value="0.217185399611119" calcext:value-type="percentage">
            <text:p>22%</text:p>
          </table:table-cell>
          <table:table-cell table:style-name="ce2" table:formula="of:=[.K7]+1" office:value-type="float" office:value="2018" calcext:value-type="float">
            <text:p>2018</text:p>
          </table:table-cell>
          <table:table-cell table:style-name="ce9" table:formula="of:=AVERAGE([$'Top 10% share'.O17:.O20])" office:value-type="percentage" office:value="0.243749397045939" calcext:value-type="percentage">
            <text:p>24%</text:p>
          </table:table-cell>
          <table:table-cell table:style-name="ce9" table:formula="of:=AVERAGE([$'Top 10% share'.P17:.P20])" office:value-type="percentage" office:value="0.227675546148033" calcext:value-type="percentage">
            <text:p>23%</text:p>
          </table:table-cell>
          <table:table-cell table:style-name="ce9" table:formula="of:=AVERAGE([$'Top 10% share'.Q17:.Q20])" office:value-type="percentage" office:value="0.228810457840893" calcext:value-type="percentage">
            <text:p>23%</text:p>
          </table:table-cell>
          <table:table-cell table:style-name="ce9" table:formula="of:=AVERAGE([$'Top 10% share'.N17:.N20])" office:value-type="percentage" office:value="0.217186783276396" calcext:value-type="percentage">
            <text:p>22%</text:p>
          </table:table-cell>
          <table:table-cell table:number-columns-repeated="100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style-name="ce9" table:formula="of:=AVERAGE([$'Top 10% share'.C21:.C24])" office:value-type="percentage" office:value="0.250526790453698" calcext:value-type="percentage">
            <text:p>25%</text:p>
          </table:table-cell>
          <table:table-cell table:style-name="ce9" table:formula="of:=AVERAGE([$'Top 10% share'.D21:.D24])" office:value-type="percentage" office:value="0.232880018272707" calcext:value-type="percentage">
            <text:p>23%</text:p>
          </table:table-cell>
          <table:table-cell table:style-name="ce9" table:formula="of:=AVERAGE([$'Top 10% share'.E21:.E24])" office:value-type="percentage" office:value="0.235093799928334" calcext:value-type="percentage">
            <text:p>24%</text:p>
          </table:table-cell>
          <table:table-cell table:style-name="ce9" table:formula="of:=AVERAGE([$'Top 10% share'.B21:.B24])" office:value-type="percentage" office:value="0.222046200988183" calcext:value-type="percentage">
            <text:p>22%</text:p>
          </table:table-cell>
          <table:table-cell table:style-name="ce2" table:formula="of:=[.F8]+1" office:value-type="float" office:value="2019" calcext:value-type="float">
            <text:p>2019</text:p>
          </table:table-cell>
          <table:table-cell table:style-name="ce9" table:formula="of:=AVERAGE([$'Top 10% share'.I21:.I24])" office:value-type="percentage" office:value="0.253517620500258" calcext:value-type="percentage">
            <text:p>25%</text:p>
          </table:table-cell>
          <table:table-cell table:style-name="ce9" table:formula="of:=AVERAGE([$'Top 10% share'.J21:.J24])" office:value-type="percentage" office:value="0.231826922996074" calcext:value-type="percentage">
            <text:p>23%</text:p>
          </table:table-cell>
          <table:table-cell table:style-name="ce9" table:formula="of:=AVERAGE([$'Top 10% share'.K21:.K24])" office:value-type="percentage" office:value="0.237852623260914" calcext:value-type="percentage">
            <text:p>24%</text:p>
          </table:table-cell>
          <table:table-cell table:style-name="ce9" table:formula="of:=AVERAGE([$'Top 10% share'.H21:.H24])" office:value-type="percentage" office:value="0.220991046970193" calcext:value-type="percentage">
            <text:p>22%</text:p>
          </table:table-cell>
          <table:table-cell table:style-name="ce2" table:formula="of:=[.K8]+1" office:value-type="float" office:value="2019" calcext:value-type="float">
            <text:p>2019</text:p>
          </table:table-cell>
          <table:table-cell table:style-name="ce9" table:formula="of:=AVERAGE([$'Top 10% share'.O21:.O24])" office:value-type="percentage" office:value="0.25361171069797" calcext:value-type="percentage">
            <text:p>25%</text:p>
          </table:table-cell>
          <table:table-cell table:style-name="ce9" table:formula="of:=AVERAGE([$'Top 10% share'.P21:.P24])" office:value-type="percentage" office:value="0.231844329688755" calcext:value-type="percentage">
            <text:p>23%</text:p>
          </table:table-cell>
          <table:table-cell table:style-name="ce9" table:formula="of:=AVERAGE([$'Top 10% share'.Q21:.Q24])" office:value-type="percentage" office:value="0.237940854359308" calcext:value-type="percentage">
            <text:p>24%</text:p>
          </table:table-cell>
          <table:table-cell table:style-name="ce9" table:formula="of:=AVERAGE([$'Top 10% share'.N21:.N24])" office:value-type="percentage" office:value="0.221007207591458" calcext:value-type="percentage">
            <text:p>22%</text:p>
          </table:table-cell>
          <table:table-cell table:number-columns-repeated="100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style-name="ce9" table:formula="of:=AVERAGE([$'Top 10% share'.C25:.C28])" office:value-type="percentage" office:value="0.241846644387943" calcext:value-type="percentage">
            <text:p>24%</text:p>
          </table:table-cell>
          <table:table-cell table:style-name="ce9" table:formula="of:=AVERAGE([$'Top 10% share'.D25:.D28])" office:value-type="percentage" office:value="0.230123728111743" calcext:value-type="percentage">
            <text:p>23%</text:p>
          </table:table-cell>
          <table:table-cell table:style-name="ce9" table:formula="of:=AVERAGE([$'Top 10% share'.E25:.E28])" office:value-type="percentage" office:value="0.225461805166203" calcext:value-type="percentage">
            <text:p>23%</text:p>
          </table:table-cell>
          <table:table-cell table:style-name="ce9" table:formula="of:=AVERAGE([$'Top 10% share'.B25:.B28])" office:value-type="percentage" office:value="0.218740747933511" calcext:value-type="percentage">
            <text:p>22%</text:p>
          </table:table-cell>
          <table:table-cell table:style-name="ce2" table:formula="of:=[.F9]+1" office:value-type="float" office:value="2020" calcext:value-type="float">
            <text:p>2020</text:p>
          </table:table-cell>
          <table:table-cell table:style-name="ce9" table:formula="of:=AVERAGE([$'Top 10% share'.I25:.I28])" office:value-type="percentage" office:value="0.243165758488387" calcext:value-type="percentage">
            <text:p>24%</text:p>
          </table:table-cell>
          <table:table-cell table:style-name="ce9" table:formula="of:=AVERAGE([$'Top 10% share'.J25:.J28])" office:value-type="percentage" office:value="0.229620756193136" calcext:value-type="percentage">
            <text:p>23%</text:p>
          </table:table-cell>
          <table:table-cell table:style-name="ce9" table:formula="of:=AVERAGE([$'Top 10% share'.K25:.K28])" office:value-type="percentage" office:value="0.226566025182749" calcext:value-type="percentage">
            <text:p>23%</text:p>
          </table:table-cell>
          <table:table-cell table:style-name="ce9" table:formula="of:=AVERAGE([$'Top 10% share'.H25:.H28])" office:value-type="percentage" office:value="0.218227218334731" calcext:value-type="percentage">
            <text:p>22%</text:p>
          </table:table-cell>
          <table:table-cell table:style-name="ce2" table:formula="of:=[.K9]+1" office:value-type="float" office:value="2020" calcext:value-type="float">
            <text:p>2020</text:p>
          </table:table-cell>
          <table:table-cell table:style-name="ce9" table:formula="of:=AVERAGE([$'Top 10% share'.O25:.O28])" office:value-type="percentage" office:value="0.242728879603347" calcext:value-type="percentage">
            <text:p>24%</text:p>
          </table:table-cell>
          <table:table-cell table:style-name="ce9" table:formula="of:=AVERAGE([$'Top 10% share'.P25:.P28])" office:value-type="percentage" office:value="0.22921164329866" calcext:value-type="percentage">
            <text:p>23%</text:p>
          </table:table-cell>
          <table:table-cell table:style-name="ce9" table:formula="of:=AVERAGE([$'Top 10% share'.Q25:.Q28])" office:value-type="percentage" office:value="0.226040781772006" calcext:value-type="percentage">
            <text:p>23%</text:p>
          </table:table-cell>
          <table:table-cell table:style-name="ce9" table:formula="of:=AVERAGE([$'Top 10% share'.N25:.N28])" office:value-type="percentage" office:value="0.217769533271778" calcext:value-type="percentage">
            <text:p>22%</text:p>
          </table:table-cell>
          <table:table-cell table:number-columns-repeated="100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style-name="ce9" table:formula="of:=AVERAGE([$'Top 10% share'.C29:.C32])" office:value-type="percentage" office:value="0.25325069759345" calcext:value-type="percentage">
            <text:p>25%</text:p>
          </table:table-cell>
          <table:table-cell table:style-name="ce9" table:formula="of:=AVERAGE([$'Top 10% share'.D29:.D32])" office:value-type="percentage" office:value="0.236598443204206" calcext:value-type="percentage">
            <text:p>24%</text:p>
          </table:table-cell>
          <table:table-cell table:style-name="ce9" table:formula="of:=AVERAGE([$'Top 10% share'.E29:.E32])" office:value-type="percentage" office:value="0.236599242493651" calcext:value-type="percentage">
            <text:p>24%</text:p>
          </table:table-cell>
          <table:table-cell table:style-name="ce9" table:formula="of:=AVERAGE([$'Top 10% share'.B29:.B32])" office:value-type="percentage" office:value="0.225339906402099" calcext:value-type="percentage">
            <text:p>23%</text:p>
          </table:table-cell>
          <table:table-cell table:style-name="ce2" table:formula="of:=[.F10]+1" office:value-type="float" office:value="2021" calcext:value-type="float">
            <text:p>2021</text:p>
          </table:table-cell>
          <table:table-cell table:style-name="ce9" table:formula="of:=AVERAGE([$'Top 10% share'.I29:.I32])" office:value-type="percentage" office:value="0.24748569472381" calcext:value-type="percentage">
            <text:p>25%</text:p>
          </table:table-cell>
          <table:table-cell table:style-name="ce9" table:formula="of:=AVERAGE([$'Top 10% share'.J29:.J32])" office:value-type="percentage" office:value="0.231141562008694" calcext:value-type="percentage">
            <text:p>23%</text:p>
          </table:table-cell>
          <table:table-cell table:style-name="ce9" table:formula="of:=AVERAGE([$'Top 10% share'.K29:.K32])" office:value-type="percentage" office:value="0.230904049644856" calcext:value-type="percentage">
            <text:p>23%</text:p>
          </table:table-cell>
          <table:table-cell table:style-name="ce9" table:formula="of:=AVERAGE([$'Top 10% share'.H29:.H32])" office:value-type="percentage" office:value="0.220166589652118" calcext:value-type="percentage">
            <text:p>22%</text:p>
          </table:table-cell>
          <table:table-cell table:style-name="ce2" table:formula="of:=[.K10]+1" office:value-type="float" office:value="2021" calcext:value-type="float">
            <text:p>2021</text:p>
          </table:table-cell>
          <table:table-cell table:style-name="ce9" table:formula="of:=AVERAGE([$'Top 10% share'.O29:.O32])" office:value-type="percentage" office:value="0.246959510807041" calcext:value-type="percentage">
            <text:p>25%</text:p>
          </table:table-cell>
          <table:table-cell table:style-name="ce9" table:formula="of:=AVERAGE([$'Top 10% share'.P29:.P32])" office:value-type="percentage" office:value="0.231070144387615" calcext:value-type="percentage">
            <text:p>23%</text:p>
          </table:table-cell>
          <table:table-cell table:style-name="ce9" table:formula="of:=AVERAGE([$'Top 10% share'.Q29:.Q32])" office:value-type="percentage" office:value="0.229719859167524" calcext:value-type="percentage">
            <text:p>23%</text:p>
          </table:table-cell>
          <table:table-cell table:style-name="ce9" table:formula="of:=AVERAGE([$'Top 10% share'.N29:.N32])" office:value-type="percentage" office:value="0.219720154530446" calcext:value-type="percentage">
            <text:p>22%</text:p>
          </table:table-cell>
          <table:table-cell table:number-columns-repeated="100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style-name="ce9" table:formula="of:=AVERAGE([$'Top 10% share'.C33:.C36])" office:value-type="percentage" office:value="0.26006564138326" calcext:value-type="percentage">
            <text:p>26%</text:p>
          </table:table-cell>
          <table:table-cell table:style-name="ce9" table:formula="of:=AVERAGE([$'Top 10% share'.D33:.D36])" office:value-type="percentage" office:value="0.236828520667871" calcext:value-type="percentage">
            <text:p>24%</text:p>
          </table:table-cell>
          <table:table-cell table:style-name="ce9" table:formula="of:=AVERAGE([$'Top 10% share'.E33:.E36])" office:value-type="percentage" office:value="0.244832135545085" calcext:value-type="percentage">
            <text:p>24%</text:p>
          </table:table-cell>
          <table:table-cell table:style-name="ce9" table:formula="of:=AVERAGE([$'Top 10% share'.B33:.B36])" office:value-type="percentage" office:value="0.226703440405685" calcext:value-type="percentage">
            <text:p>23%</text:p>
          </table:table-cell>
          <table:table-cell table:style-name="ce2" table:formula="of:=[.F11]+1" office:value-type="float" office:value="2022" calcext:value-type="float">
            <text:p>2022</text:p>
          </table:table-cell>
          <table:table-cell table:style-name="ce9" table:formula="of:=AVERAGE([$'Top 10% share'.I33:.I36])" office:value-type="percentage" office:value="0.254038273969926" calcext:value-type="percentage">
            <text:p>25%</text:p>
          </table:table-cell>
          <table:table-cell table:style-name="ce9" table:formula="of:=AVERAGE([$'Top 10% share'.J33:.J36])" office:value-type="percentage" office:value="0.231606592601307" calcext:value-type="percentage">
            <text:p>23%</text:p>
          </table:table-cell>
          <table:table-cell table:style-name="ce9" table:formula="of:=AVERAGE([$'Top 10% share'.K33:.K36])" office:value-type="percentage" office:value="0.237791617541193" calcext:value-type="percentage">
            <text:p>24%</text:p>
          </table:table-cell>
          <table:table-cell table:style-name="ce9" table:formula="of:=AVERAGE([$'Top 10% share'.H33:.H36])" office:value-type="percentage" office:value="0.221199895404481" calcext:value-type="percentage">
            <text:p>22%</text:p>
          </table:table-cell>
          <table:table-cell table:style-name="ce2" table:formula="of:=[.K11]+1" office:value-type="float" office:value="2022" calcext:value-type="float">
            <text:p>2022</text:p>
          </table:table-cell>
          <table:table-cell table:style-name="ce9" table:formula="of:=AVERAGE([$'Top 10% share'.O33:.O36])" office:value-type="percentage" office:value="0.253311853510923" calcext:value-type="percentage">
            <text:p>25%</text:p>
          </table:table-cell>
          <table:table-cell table:style-name="ce9" table:formula="of:=AVERAGE([$'Top 10% share'.P33:.P36])" office:value-type="percentage" office:value="0.232964208595182" calcext:value-type="percentage">
            <text:p>23%</text:p>
          </table:table-cell>
          <table:table-cell table:style-name="ce9" table:formula="of:=AVERAGE([$'Top 10% share'.Q33:.Q36])" office:value-type="percentage" office:value="0.235891527256759" calcext:value-type="percentage">
            <text:p>24%</text:p>
          </table:table-cell>
          <table:table-cell table:style-name="ce9" table:formula="of:=AVERAGE([$'Top 10% share'.N33:.N36])" office:value-type="percentage" office:value="0.221860186152917" calcext:value-type="percentage">
            <text:p>22%</text:p>
          </table:table-cell>
          <table:table-cell table:number-columns-repeated="100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style-name="ce9" table:formula="of:=AVERAGE([$'Top 10% share'.C37:.C40])" office:value-type="percentage" office:value="0.268102251943965" calcext:value-type="percentage">
            <text:p>27%</text:p>
          </table:table-cell>
          <table:table-cell table:style-name="ce9" table:formula="of:=AVERAGE([$'Top 10% share'.D37:.D40])" office:value-type="percentage" office:value="0.240871826125066" calcext:value-type="percentage">
            <text:p>24%</text:p>
          </table:table-cell>
          <table:table-cell table:style-name="ce9" table:formula="of:=AVERAGE([$'Top 10% share'.E37:.E40])" office:value-type="percentage" office:value="0.25327026888917" calcext:value-type="percentage">
            <text:p>25%</text:p>
          </table:table-cell>
          <table:table-cell table:style-name="ce9" table:formula="of:=AVERAGE([$'Top 10% share'.B37:.B40])" office:value-type="percentage" office:value="0.231247521394473" calcext:value-type="percentage">
            <text:p>23%</text:p>
          </table:table-cell>
          <table:table-cell table:style-name="ce2" table:formula="of:=[.F12]+1" office:value-type="float" office:value="2023" calcext:value-type="float">
            <text:p>2023</text:p>
          </table:table-cell>
          <table:table-cell table:style-name="ce9" table:formula="of:=AVERAGE([$'Top 10% share'.I37:.I40])" office:value-type="percentage" office:value="0.251727135063438" calcext:value-type="percentage">
            <text:p>25%</text:p>
          </table:table-cell>
          <table:table-cell table:style-name="ce9" table:formula="of:=AVERAGE([$'Top 10% share'.J37:.J40])" office:value-type="percentage" office:value="0.230676526989011" calcext:value-type="percentage">
            <text:p>23%</text:p>
          </table:table-cell>
          <table:table-cell table:style-name="ce9" table:formula="of:=AVERAGE([$'Top 10% share'.K37:.K40])" office:value-type="percentage" office:value="0.23671103103862" calcext:value-type="percentage">
            <text:p>24%</text:p>
          </table:table-cell>
          <table:table-cell table:style-name="ce9" table:formula="of:=AVERAGE([$'Top 10% share'.H37:.H40])" office:value-type="percentage" office:value="0.221053845550961" calcext:value-type="percentage">
            <text:p>22%</text:p>
          </table:table-cell>
          <table:table-cell table:style-name="ce2" table:formula="of:=[.K12]+1" office:value-type="float" office:value="2023" calcext:value-type="float">
            <text:p>2023</text:p>
          </table:table-cell>
          <table:table-cell table:style-name="ce9" table:formula="of:=AVERAGE([$'Top 10% share'.O37:.O40])" office:value-type="percentage" office:value="0.258513706281126" calcext:value-type="percentage">
            <text:p>26%</text:p>
          </table:table-cell>
          <table:table-cell table:style-name="ce9" table:formula="of:=AVERAGE([$'Top 10% share'.P37:.P40])" office:value-type="percentage" office:value="0.234094870410441" calcext:value-type="percentage">
            <text:p>23%</text:p>
          </table:table-cell>
          <table:table-cell table:style-name="ce9" table:formula="of:=AVERAGE([$'Top 10% share'.Q37:.Q40])" office:value-type="percentage" office:value="0.241077717167928" calcext:value-type="percentage">
            <text:p>24%</text:p>
          </table:table-cell>
          <table:table-cell table:style-name="ce9" table:formula="of:=AVERAGE([$'Top 10% share'.N37:.N40])" office:value-type="percentage" office:value="0.223266131332449" calcext:value-type="percentage">
            <text:p>22%</text:p>
          </table:table-cell>
          <table:table-cell table:number-columns-repeated="100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style-name="ce9" table:formula="of:=AVERAGE([$'Top 10% share'.C41:.C44])" office:value-type="percentage" office:value="0.276416827329593" calcext:value-type="percentage">
            <text:p>28%</text:p>
          </table:table-cell>
          <table:table-cell table:style-name="ce9" table:formula="of:=AVERAGE([$'Top 10% share'.D41:.D44])" office:value-type="percentage" office:value="0.245718930483722" calcext:value-type="percentage">
            <text:p>25%</text:p>
          </table:table-cell>
          <table:table-cell table:style-name="ce9" table:formula="of:=AVERAGE([$'Top 10% share'.E41:.E44])" office:value-type="percentage" office:value="0.262346752817924" calcext:value-type="percentage">
            <text:p>26%</text:p>
          </table:table-cell>
          <table:table-cell table:style-name="ce9" table:formula="of:=AVERAGE([$'Top 10% share'.B41:.B44])" office:value-type="percentage" office:value="0.236773035510772" calcext:value-type="percentage">
            <text:p>24%</text:p>
          </table:table-cell>
          <table:table-cell table:style-name="ce2" table:formula="of:=[.F13]+1" office:value-type="float" office:value="2024" calcext:value-type="float">
            <text:p>2024</text:p>
          </table:table-cell>
          <table:table-cell table:style-name="ce9" table:formula="of:=AVERAGE([$'Top 10% share'.I41:.I44])" office:value-type="percentage" office:value="0.264137383688582" calcext:value-type="percentage">
            <text:p>26%</text:p>
          </table:table-cell>
          <table:table-cell table:style-name="ce9" table:formula="of:=AVERAGE([$'Top 10% share'.J41:.J44])" office:value-type="percentage" office:value="0.237245203982308" calcext:value-type="percentage">
            <text:p>24%</text:p>
          </table:table-cell>
          <table:table-cell table:style-name="ce9" table:formula="of:=AVERAGE([$'Top 10% share'.K41:.K44])" office:value-type="percentage" office:value="0.248900815153561" calcext:value-type="percentage">
            <text:p>25%</text:p>
          </table:table-cell>
          <table:table-cell table:style-name="ce9" table:formula="of:=AVERAGE([$'Top 10% share'.H41:.H44])" office:value-type="percentage" office:value="0.227736781572248" calcext:value-type="percentage">
            <text:p>23%</text:p>
          </table:table-cell>
          <table:table-cell table:style-name="ce2" table:formula="of:=[.K13]+1" office:value-type="float" office:value="2024" calcext:value-type="float">
            <text:p>2024</text:p>
          </table:table-cell>
          <table:table-cell table:style-name="ce9" table:formula="of:=AVERAGE([$'Top 10% share'.O41:.O44])" office:value-type="percentage" office:value="0.273592793940922" calcext:value-type="percentage">
            <text:p>27%</text:p>
          </table:table-cell>
          <table:table-cell table:style-name="ce9" table:formula="of:=AVERAGE([$'Top 10% share'.P41:.P44])" office:value-type="percentage" office:value="0.243436327107641" calcext:value-type="percentage">
            <text:p>24%</text:p>
          </table:table-cell>
          <table:table-cell table:style-name="ce9" table:formula="of:=AVERAGE([$'Top 10% share'.Q41:.Q44])" office:value-type="percentage" office:value="0.255908171130971" calcext:value-type="percentage">
            <text:p>26%</text:p>
          </table:table-cell>
          <table:table-cell table:style-name="ce9" table:formula="of:=AVERAGE([$'Top 10% share'.N41:.N44])" office:value-type="percentage" office:value="0.232782860827556" calcext:value-type="percentage">
            <text:p>23%</text:p>
          </table:table-cell>
          <table:table-cell table:number-columns-repeated="100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style-name="ce9" table:formula="of:=AVERAGE([$'Top 10% share'.C45:.C48])" office:value-type="percentage" office:value="0.269875743943533" calcext:value-type="percentage">
            <text:p>27%</text:p>
          </table:table-cell>
          <table:table-cell table:style-name="ce9" table:formula="of:=AVERAGE([$'Top 10% share'.D45:.D48])" office:value-type="percentage" office:value="0.244089552803543" calcext:value-type="percentage">
            <text:p>24%</text:p>
          </table:table-cell>
          <table:table-cell table:style-name="ce9" table:formula="of:=AVERAGE([$'Top 10% share'.E45:.E48])" office:value-type="percentage" office:value="0.256413845793509" calcext:value-type="percentage">
            <text:p>26%</text:p>
          </table:table-cell>
          <table:table-cell table:style-name="ce9" table:formula="of:=AVERAGE([$'Top 10% share'.B45:.B48])" office:value-type="percentage" office:value="0.235423338500308" calcext:value-type="percentage">
            <text:p>24%</text:p>
          </table:table-cell>
          <table:table-cell table:style-name="ce2" table:formula="of:=[.F14]+1" office:value-type="float" office:value="2025" calcext:value-type="float">
            <text:p>2025</text:p>
          </table:table-cell>
          <table:table-cell table:style-name="ce9" table:formula="of:=AVERAGE([$'Top 10% share'.I45:.I48])" office:value-type="percentage" office:value="0.256636022211628" calcext:value-type="percentage">
            <text:p>26%</text:p>
          </table:table-cell>
          <table:table-cell table:style-name="ce9" table:formula="of:=AVERAGE([$'Top 10% share'.J45:.J48])" office:value-type="percentage" office:value="0.233414582927105" calcext:value-type="percentage">
            <text:p>23%</text:p>
          </table:table-cell>
          <table:table-cell table:style-name="ce9" table:formula="of:=AVERAGE([$'Top 10% share'.K45:.K48])" office:value-type="percentage" office:value="0.241946616824892" calcext:value-type="percentage">
            <text:p>24%</text:p>
          </table:table-cell>
          <table:table-cell table:style-name="ce9" table:formula="of:=AVERAGE([$'Top 10% share'.H45:.H48])" office:value-type="percentage" office:value="0.224282665602879" calcext:value-type="percentage">
            <text:p>22%</text:p>
          </table:table-cell>
          <table:table-cell table:style-name="ce2" table:formula="of:=[.K14]+1" office:value-type="float" office:value="2025" calcext:value-type="float">
            <text:p>2025</text:p>
          </table:table-cell>
          <table:table-cell table:style-name="ce9" table:formula="of:=AVERAGE([$'Top 10% share'.O45:.O48])" office:value-type="percentage" office:value="0.262130874388155" calcext:value-type="percentage">
            <text:p>26%</text:p>
          </table:table-cell>
          <table:table-cell table:style-name="ce9" table:formula="of:=AVERAGE([$'Top 10% share'.P45:.P48])" office:value-type="percentage" office:value="0.237427087329054" calcext:value-type="percentage">
            <text:p>24%</text:p>
          </table:table-cell>
          <table:table-cell table:style-name="ce9" table:formula="of:=AVERAGE([$'Top 10% share'.Q45:.Q48])" office:value-type="percentage" office:value="0.245714406549431" calcext:value-type="percentage">
            <text:p>25%</text:p>
          </table:table-cell>
          <table:table-cell table:style-name="ce9" table:formula="of:=AVERAGE([$'Top 10% share'.N45:.N48])" office:value-type="percentage" office:value="0.227432096639306" calcext:value-type="percentage">
            <text:p>23%</text:p>
          </table:table-cell>
          <table:table-cell table:number-columns-repeated="100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style-name="ce9" table:formula="of:=AVERAGE([$'Top 10% share'.C49:.C52])" office:value-type="percentage" office:value="0.278456078903312" calcext:value-type="percentage">
            <text:p>28%</text:p>
          </table:table-cell>
          <table:table-cell table:style-name="ce9" table:formula="of:=AVERAGE([$'Top 10% share'.D49:.D52])" office:value-type="percentage" office:value="0.247250950298819" calcext:value-type="percentage">
            <text:p>25%</text:p>
          </table:table-cell>
          <table:table-cell table:style-name="ce9" table:formula="of:=AVERAGE([$'Top 10% share'.E49:.E52])" office:value-type="percentage" office:value="0.265323216660874" calcext:value-type="percentage">
            <text:p>27%</text:p>
          </table:table-cell>
          <table:table-cell table:style-name="ce9" table:formula="of:=AVERAGE([$'Top 10% share'.B49:.B52])" office:value-type="percentage" office:value="0.238904446106643" calcext:value-type="percentage">
            <text:p>24%</text:p>
          </table:table-cell>
          <table:table-cell table:style-name="ce2" table:formula="of:=[.F15]+1" office:value-type="float" office:value="2026" calcext:value-type="float">
            <text:p>2026</text:p>
          </table:table-cell>
          <table:table-cell table:style-name="ce9" table:formula="of:=AVERAGE([$'Top 10% share'.I49:.I52])" office:value-type="percentage" office:value="0.245298726826174" calcext:value-type="percentage">
            <text:p>25%</text:p>
          </table:table-cell>
          <table:table-cell table:style-name="ce9" table:formula="of:=AVERAGE([$'Top 10% share'.J49:.J52])" office:value-type="percentage" office:value="0.228419269168652" calcext:value-type="percentage">
            <text:p>23%</text:p>
          </table:table-cell>
          <table:table-cell table:style-name="ce9" table:formula="of:=AVERAGE([$'Top 10% share'.K49:.K52])" office:value-type="percentage" office:value="0.23173008424394" calcext:value-type="percentage">
            <text:p>23%</text:p>
          </table:table-cell>
          <table:table-cell table:style-name="ce9" table:formula="of:=AVERAGE([$'Top 10% share'.H49:.H52])" office:value-type="percentage" office:value="0.219842296385306" calcext:value-type="percentage">
            <text:p>22%</text:p>
          </table:table-cell>
          <table:table-cell table:style-name="ce2" table:formula="of:=[.K15]+1" office:value-type="float" office:value="2026" calcext:value-type="float">
            <text:p>2026</text:p>
          </table:table-cell>
          <table:table-cell table:style-name="ce9" table:formula="of:=AVERAGE([$'Top 10% share'.O49:.O52])" office:value-type="percentage" office:value="0.259225555083102" calcext:value-type="percentage">
            <text:p>26%</text:p>
          </table:table-cell>
          <table:table-cell table:style-name="ce9" table:formula="of:=AVERAGE([$'Top 10% share'.P49:.P52])" office:value-type="percentage" office:value="0.234593371556972" calcext:value-type="percentage">
            <text:p>23%</text:p>
          </table:table-cell>
          <table:table-cell table:style-name="ce9" table:formula="of:=AVERAGE([$'Top 10% share'.Q49:.Q52])" office:value-type="percentage" office:value="0.243164059926293" calcext:value-type="percentage">
            <text:p>24%</text:p>
          </table:table-cell>
          <table:table-cell table:style-name="ce9" table:formula="of:=AVERAGE([$'Top 10% share'.N49:.N52])" office:value-type="percentage" office:value="0.224881631300931" calcext:value-type="percentage">
            <text:p>22%</text:p>
          </table:table-cell>
          <table:table-cell table:number-columns-repeated="100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style-name="ce9" table:formula="of:=AVERAGE([$'Top 10% share'.C53:.C56])" office:value-type="percentage" office:value="0.267958548882237" calcext:value-type="percentage">
            <text:p>27%</text:p>
          </table:table-cell>
          <table:table-cell table:style-name="ce9" table:formula="of:=AVERAGE([$'Top 10% share'.D53:.D56])" office:value-type="percentage" office:value="0.239930430884387" calcext:value-type="percentage">
            <text:p>24%</text:p>
          </table:table-cell>
          <table:table-cell table:style-name="ce9" table:formula="of:=AVERAGE([$'Top 10% share'.E53:.E56])" office:value-type="percentage" office:value="0.256597578742477" calcext:value-type="percentage">
            <text:p>26%</text:p>
          </table:table-cell>
          <table:table-cell table:style-name="ce9" table:formula="of:=AVERAGE([$'Top 10% share'.B53:.B56])" office:value-type="percentage" office:value="0.232741302778871" calcext:value-type="percentage">
            <text:p>23%</text:p>
          </table:table-cell>
          <table:table-cell table:style-name="ce2" table:formula="of:=[.F16]+1" office:value-type="float" office:value="2027" calcext:value-type="float">
            <text:p>2027</text:p>
          </table:table-cell>
          <table:table-cell table:style-name="ce9" table:formula="of:=AVERAGE([$'Top 10% share'.I53:.I56])" office:value-type="percentage" office:value="0.248068707594553" calcext:value-type="percentage">
            <text:p>25%</text:p>
          </table:table-cell>
          <table:table-cell table:style-name="ce9" table:formula="of:=AVERAGE([$'Top 10% share'.J53:.J56])" office:value-type="percentage" office:value="0.231425766468357" calcext:value-type="percentage">
            <text:p>23%</text:p>
          </table:table-cell>
          <table:table-cell table:style-name="ce9" table:formula="of:=AVERAGE([$'Top 10% share'.K53:.K56])" office:value-type="percentage" office:value="0.235027116068094" calcext:value-type="percentage">
            <text:p>24%</text:p>
          </table:table-cell>
          <table:table-cell table:style-name="ce9" table:formula="of:=AVERAGE([$'Top 10% share'.H53:.H56])" office:value-type="percentage" office:value="0.223242121332459" calcext:value-type="percentage">
            <text:p>22%</text:p>
          </table:table-cell>
          <table:table-cell table:style-name="ce2" table:formula="of:=[.K16]+1" office:value-type="float" office:value="2027" calcext:value-type="float">
            <text:p>2027</text:p>
          </table:table-cell>
          <table:table-cell table:style-name="ce9" table:formula="of:=AVERAGE([$'Top 10% share'.O53:.O56])" office:value-type="percentage" office:value="0.26931155152719" calcext:value-type="percentage">
            <text:p>27%</text:p>
          </table:table-cell>
          <table:table-cell table:style-name="ce9" table:formula="of:=AVERAGE([$'Top 10% share'.P53:.P56])" office:value-type="percentage" office:value="0.238695210006836" calcext:value-type="percentage">
            <text:p>24%</text:p>
          </table:table-cell>
          <table:table-cell table:style-name="ce9" table:formula="of:=AVERAGE([$'Top 10% share'.Q53:.Q56])" office:value-type="percentage" office:value="0.252740756999081" calcext:value-type="percentage">
            <text:p>25%</text:p>
          </table:table-cell>
          <table:table-cell table:style-name="ce9" table:formula="of:=AVERAGE([$'Top 10% share'.N53:.N56])" office:value-type="percentage" office:value="0.228922556865943" calcext:value-type="percentage">
            <text:p>23%</text:p>
          </table:table-cell>
          <table:table-cell table:number-columns-repeated="100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style-name="ce9" table:formula="of:=AVERAGE([$'Top 10% share'.C57:.C60])" office:value-type="percentage" office:value="0.27243890556318" calcext:value-type="percentage">
            <text:p>27%</text:p>
          </table:table-cell>
          <table:table-cell table:style-name="ce9" table:formula="of:=AVERAGE([$'Top 10% share'.D57:.D60])" office:value-type="percentage" office:value="0.245094297406043" calcext:value-type="percentage">
            <text:p>25%</text:p>
          </table:table-cell>
          <table:table-cell table:style-name="ce9" table:formula="of:=AVERAGE([$'Top 10% share'.E57:.E60])" office:value-type="percentage" office:value="0.261699967250483" calcext:value-type="percentage">
            <text:p>26%</text:p>
          </table:table-cell>
          <table:table-cell table:style-name="ce9" table:formula="of:=AVERAGE([$'Top 10% share'.B57:.B60])" office:value-type="percentage" office:value="0.238338318338935" calcext:value-type="percentage">
            <text:p>24%</text:p>
          </table:table-cell>
          <table:table-cell table:style-name="ce2" table:formula="of:=[.F17]+1" office:value-type="float" office:value="2028" calcext:value-type="float">
            <text:p>2028</text:p>
          </table:table-cell>
          <table:table-cell table:style-name="ce9" table:formula="of:=AVERAGE([$'Top 10% share'.I57:.I60])" office:value-type="percentage" office:value="0.255896319778161" calcext:value-type="percentage">
            <text:p>26%</text:p>
          </table:table-cell>
          <table:table-cell table:style-name="ce9" table:formula="of:=AVERAGE([$'Top 10% share'.J57:.J60])" office:value-type="percentage" office:value="0.232871241399987" calcext:value-type="percentage">
            <text:p>23%</text:p>
          </table:table-cell>
          <table:table-cell table:style-name="ce9" table:formula="of:=AVERAGE([$'Top 10% share'.K57:.K60])" office:value-type="percentage" office:value="0.243526067701641" calcext:value-type="percentage">
            <text:p>24%</text:p>
          </table:table-cell>
          <table:table-cell table:style-name="ce9" table:formula="of:=AVERAGE([$'Top 10% share'.H57:.H60])" office:value-type="percentage" office:value="0.225385080398732" calcext:value-type="percentage">
            <text:p>23%</text:p>
          </table:table-cell>
          <table:table-cell table:style-name="ce2" table:formula="of:=[.K17]+1" office:value-type="float" office:value="2028" calcext:value-type="float">
            <text:p>2028</text:p>
          </table:table-cell>
          <table:table-cell table:style-name="ce9" table:formula="of:=AVERAGE([$'Top 10% share'.O57:.O60])" office:value-type="percentage" office:value="0.270055109433629" calcext:value-type="percentage">
            <text:p>27%</text:p>
          </table:table-cell>
          <table:table-cell table:style-name="ce9" table:formula="of:=AVERAGE([$'Top 10% share'.P57:.P60])" office:value-type="percentage" office:value="0.237663578580609" calcext:value-type="percentage">
            <text:p>24%</text:p>
          </table:table-cell>
          <table:table-cell table:style-name="ce9" table:formula="of:=AVERAGE([$'Top 10% share'.Q57:.Q60])" office:value-type="percentage" office:value="0.254733596912067" calcext:value-type="percentage">
            <text:p>25%</text:p>
          </table:table-cell>
          <table:table-cell table:style-name="ce9" table:formula="of:=AVERAGE([$'Top 10% share'.N57:.N60])" office:value-type="percentage" office:value="0.228707806813532" calcext:value-type="percentage">
            <text:p>23%</text:p>
          </table:table-cell>
          <table:table-cell table:number-columns-repeated="100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style-name="ce9" table:formula="of:=AVERAGE([$'Top 10% share'.C61:.C64])" office:value-type="percentage" office:value="0.276108160481064" calcext:value-type="percentage">
            <text:p>28%</text:p>
          </table:table-cell>
          <table:table-cell table:style-name="ce9" table:formula="of:=AVERAGE([$'Top 10% share'.D61:.D64])" office:value-type="percentage" office:value="0.248857336147366" calcext:value-type="percentage">
            <text:p>25%</text:p>
          </table:table-cell>
          <table:table-cell table:style-name="ce9" table:formula="of:=AVERAGE([$'Top 10% share'.E61:.E64])" office:value-type="percentage" office:value="0.266945716137581" calcext:value-type="percentage">
            <text:p>27%</text:p>
          </table:table-cell>
          <table:table-cell table:style-name="ce9" table:formula="of:=AVERAGE([$'Top 10% share'.B61:.B64])" office:value-type="percentage" office:value="0.243051656419352" calcext:value-type="percentage">
            <text:p>24%</text:p>
          </table:table-cell>
          <table:table-cell table:style-name="ce2" table:formula="of:=[.F18]+1" office:value-type="float" office:value="2029" calcext:value-type="float">
            <text:p>2029</text:p>
          </table:table-cell>
          <table:table-cell table:style-name="ce9" table:formula="of:=AVERAGE([$'Top 10% share'.I61:.I64])" office:value-type="percentage" office:value="0.271654203517807" calcext:value-type="percentage">
            <text:p>27%</text:p>
          </table:table-cell>
          <table:table-cell table:style-name="ce9" table:formula="of:=AVERAGE([$'Top 10% share'.J61:.J64])" office:value-type="percentage" office:value="0.242372452595091" calcext:value-type="percentage">
            <text:p>24%</text:p>
          </table:table-cell>
          <table:table-cell table:style-name="ce9" table:formula="of:=AVERAGE([$'Top 10% share'.K61:.K64])" office:value-type="percentage" office:value="0.260177194791337" calcext:value-type="percentage">
            <text:p>26%</text:p>
          </table:table-cell>
          <table:table-cell table:style-name="ce9" table:formula="of:=AVERAGE([$'Top 10% share'.H61:.H64])" office:value-type="percentage" office:value="0.235515195048252" calcext:value-type="percentage">
            <text:p>24%</text:p>
          </table:table-cell>
          <table:table-cell table:style-name="ce2" table:formula="of:=[.K18]+1" office:value-type="float" office:value="2029" calcext:value-type="float">
            <text:p>2029</text:p>
          </table:table-cell>
          <table:table-cell table:style-name="ce9" table:formula="of:=AVERAGE([$'Top 10% share'.O61:.O64])" office:value-type="percentage" office:value="0.274293933904162" calcext:value-type="percentage">
            <text:p>27%</text:p>
          </table:table-cell>
          <table:table-cell table:style-name="ce9" table:formula="of:=AVERAGE([$'Top 10% share'.P61:.P64])" office:value-type="percentage" office:value="0.241014397263968" calcext:value-type="percentage">
            <text:p>24%</text:p>
          </table:table-cell>
          <table:table-cell table:style-name="ce9" table:formula="of:=AVERAGE([$'Top 10% share'.Q61:.Q64])" office:value-type="percentage" office:value="0.260267088056305" calcext:value-type="percentage">
            <text:p>26%</text:p>
          </table:table-cell>
          <table:table-cell table:style-name="ce9" table:formula="of:=AVERAGE([$'Top 10% share'.N61:.N64])" office:value-type="percentage" office:value="0.233003295960575" calcext:value-type="percentage">
            <text:p>23%</text:p>
          </table:table-cell>
          <table:table-cell table:number-columns-repeated="100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style-name="ce9" table:formula="of:=AVERAGE([$'Top 10% share'.C65:.C68])" office:value-type="percentage" office:value="0.290456020323931" calcext:value-type="percentage">
            <text:p>29%</text:p>
          </table:table-cell>
          <table:table-cell table:style-name="ce9" table:formula="of:=AVERAGE([$'Top 10% share'.D65:.D68])" office:value-type="percentage" office:value="0.258366707506871" calcext:value-type="percentage">
            <text:p>26%</text:p>
          </table:table-cell>
          <table:table-cell table:style-name="ce9" table:formula="of:=AVERAGE([$'Top 10% share'.E65:.E68])" office:value-type="percentage" office:value="0.281800153798471" calcext:value-type="percentage">
            <text:p>28%</text:p>
          </table:table-cell>
          <table:table-cell table:style-name="ce9" table:formula="of:=AVERAGE([$'Top 10% share'.B65:.B68])" office:value-type="percentage" office:value="0.252947538429577" calcext:value-type="percentage">
            <text:p>25%</text:p>
          </table:table-cell>
          <table:table-cell table:style-name="ce2" table:formula="of:=[.F19]+1" office:value-type="float" office:value="2030" calcext:value-type="float">
            <text:p>2030</text:p>
          </table:table-cell>
          <table:table-cell table:style-name="ce9" table:formula="of:=AVERAGE([$'Top 10% share'.I65:.I68])" office:value-type="percentage" office:value="0.265269323255652" calcext:value-type="percentage">
            <text:p>27%</text:p>
          </table:table-cell>
          <table:table-cell table:style-name="ce9" table:formula="of:=AVERAGE([$'Top 10% share'.J65:.J68])" office:value-type="percentage" office:value="0.241692137432692" calcext:value-type="percentage">
            <text:p>24%</text:p>
          </table:table-cell>
          <table:table-cell table:style-name="ce9" table:formula="of:=AVERAGE([$'Top 10% share'.K65:.K68])" office:value-type="percentage" office:value="0.254403603145619" calcext:value-type="percentage">
            <text:p>25%</text:p>
          </table:table-cell>
          <table:table-cell table:style-name="ce9" table:formula="of:=AVERAGE([$'Top 10% share'.H65:.H68])" office:value-type="percentage" office:value="0.235052996599059" calcext:value-type="percentage">
            <text:p>24%</text:p>
          </table:table-cell>
          <table:table-cell table:style-name="ce2" table:formula="of:=[.K19]+1" office:value-type="float" office:value="2030" calcext:value-type="float">
            <text:p>2030</text:p>
          </table:table-cell>
          <table:table-cell table:style-name="ce9" table:formula="of:=AVERAGE([$'Top 10% share'.O65:.O68])" office:value-type="percentage" office:value="0.255278355933493" calcext:value-type="percentage">
            <text:p>26%</text:p>
          </table:table-cell>
          <table:table-cell table:style-name="ce9" table:formula="of:=AVERAGE([$'Top 10% share'.P65:.P68])" office:value-type="percentage" office:value="0.231567933575261" calcext:value-type="percentage">
            <text:p>23%</text:p>
          </table:table-cell>
          <table:table-cell table:style-name="ce9" table:formula="of:=AVERAGE([$'Top 10% share'.Q65:.Q68])" office:value-type="percentage" office:value="0.243769989819217" calcext:value-type="percentage">
            <text:p>24%</text:p>
          </table:table-cell>
          <table:table-cell table:style-name="ce9" table:formula="of:=AVERAGE([$'Top 10% share'.N65:.N68])" office:value-type="percentage" office:value="0.22482266927436" calcext:value-type="percentage">
            <text:p>22%</text:p>
          </table:table-cell>
          <table:table-cell table:number-columns-repeated="100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style-name="ce9" table:formula="of:=AVERAGE([$'Top 10% share'.C69:.C72])" office:value-type="percentage" office:value="0.286433342158687" calcext:value-type="percentage">
            <text:p>29%</text:p>
          </table:table-cell>
          <table:table-cell table:style-name="ce9" table:formula="of:=AVERAGE([$'Top 10% share'.D69:.D72])" office:value-type="percentage" office:value="0.250829799024234" calcext:value-type="percentage">
            <text:p>25%</text:p>
          </table:table-cell>
          <table:table-cell table:style-name="ce9" table:formula="of:=AVERAGE([$'Top 10% share'.E69:.E72])" office:value-type="percentage" office:value="0.278930385917651" calcext:value-type="percentage">
            <text:p>28%</text:p>
          </table:table-cell>
          <table:table-cell table:style-name="ce9" table:formula="of:=AVERAGE([$'Top 10% share'.B69:.B72])" office:value-type="percentage" office:value="0.24627410009653" calcext:value-type="percentage">
            <text:p>25%</text:p>
          </table:table-cell>
          <table:table-cell table:style-name="ce2" table:formula="of:=[.F20]+1" office:value-type="float" office:value="2031" calcext:value-type="float">
            <text:p>2031</text:p>
          </table:table-cell>
          <table:table-cell table:style-name="ce9" table:formula="of:=AVERAGE([$'Top 10% share'.I69:.I72])" office:value-type="percentage" office:value="0.276272386199086" calcext:value-type="percentage">
            <text:p>28%</text:p>
          </table:table-cell>
          <table:table-cell table:style-name="ce9" table:formula="of:=AVERAGE([$'Top 10% share'.J69:.J72])" office:value-type="percentage" office:value="0.24763168499264" calcext:value-type="percentage">
            <text:p>25%</text:p>
          </table:table-cell>
          <table:table-cell table:style-name="ce9" table:formula="of:=AVERAGE([$'Top 10% share'.K69:.K72])" office:value-type="percentage" office:value="0.266695988369183" calcext:value-type="percentage">
            <text:p>27%</text:p>
          </table:table-cell>
          <table:table-cell table:style-name="ce9" table:formula="of:=AVERAGE([$'Top 10% share'.H69:.H72])" office:value-type="percentage" office:value="0.2418232879026" calcext:value-type="percentage">
            <text:p>24%</text:p>
          </table:table-cell>
          <table:table-cell table:style-name="ce2" table:formula="of:=[.K20]+1" office:value-type="float" office:value="2031" calcext:value-type="float">
            <text:p>2031</text:p>
          </table:table-cell>
          <table:table-cell table:style-name="ce9" table:formula="of:=AVERAGE([$'Top 10% share'.O69:.O72])" office:value-type="percentage" office:value="0.251516680264377" calcext:value-type="percentage">
            <text:p>25%</text:p>
          </table:table-cell>
          <table:table-cell table:style-name="ce9" table:formula="of:=AVERAGE([$'Top 10% share'.P69:.P72])" office:value-type="percentage" office:value="0.231098847494585" calcext:value-type="percentage">
            <text:p>23%</text:p>
          </table:table-cell>
          <table:table-cell table:style-name="ce9" table:formula="of:=AVERAGE([$'Top 10% share'.Q69:.Q72])" office:value-type="percentage" office:value="0.242284415219361" calcext:value-type="percentage">
            <text:p>24%</text:p>
          </table:table-cell>
          <table:table-cell table:style-name="ce9" table:formula="of:=AVERAGE([$'Top 10% share'.N69:.N72])" office:value-type="percentage" office:value="0.225611920620981" calcext:value-type="percentage">
            <text:p>23%</text:p>
          </table:table-cell>
          <table:table-cell table:number-columns-repeated="100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style-name="ce9" table:formula="of:=AVERAGE([$'Top 10% share'.C73:.C76])" office:value-type="percentage" office:value="0.288765993212009" calcext:value-type="percentage">
            <text:p>29%</text:p>
          </table:table-cell>
          <table:table-cell table:style-name="ce9" table:formula="of:=AVERAGE([$'Top 10% share'.D73:.D76])" office:value-type="percentage" office:value="0.251390655509446" calcext:value-type="percentage">
            <text:p>25%</text:p>
          </table:table-cell>
          <table:table-cell table:style-name="ce9" table:formula="of:=AVERAGE([$'Top 10% share'.E73:.E76])" office:value-type="percentage" office:value="0.282625076786851" calcext:value-type="percentage">
            <text:p>28%</text:p>
          </table:table-cell>
          <table:table-cell table:style-name="ce9" table:formula="of:=AVERAGE([$'Top 10% share'.B73:.B76])" office:value-type="percentage" office:value="0.247677978383508" calcext:value-type="percentage">
            <text:p>25%</text:p>
          </table:table-cell>
          <table:table-cell table:style-name="ce2" table:formula="of:=[.F21]+1" office:value-type="float" office:value="2032" calcext:value-type="float">
            <text:p>2032</text:p>
          </table:table-cell>
          <table:table-cell table:style-name="ce9" table:formula="of:=AVERAGE([$'Top 10% share'.I73:.I76])" office:value-type="percentage" office:value="0.283154582705375" calcext:value-type="percentage">
            <text:p>28%</text:p>
          </table:table-cell>
          <table:table-cell table:style-name="ce9" table:formula="of:=AVERAGE([$'Top 10% share'.J73:.J76])" office:value-type="percentage" office:value="0.25256230697914" calcext:value-type="percentage">
            <text:p>25%</text:p>
          </table:table-cell>
          <table:table-cell table:style-name="ce9" table:formula="of:=AVERAGE([$'Top 10% share'.K73:.K76])" office:value-type="percentage" office:value="0.275926279824376" calcext:value-type="percentage">
            <text:p>28%</text:p>
          </table:table-cell>
          <table:table-cell table:style-name="ce9" table:formula="of:=AVERAGE([$'Top 10% share'.H73:.H76])" office:value-type="percentage" office:value="0.2481881259879" calcext:value-type="percentage">
            <text:p>25%</text:p>
          </table:table-cell>
          <table:table-cell table:style-name="ce2" table:formula="of:=[.K21]+1" office:value-type="float" office:value="2032" calcext:value-type="float">
            <text:p>2032</text:p>
          </table:table-cell>
          <table:table-cell table:style-name="ce9" table:formula="of:=AVERAGE([$'Top 10% share'.O73:.O76])" office:value-type="percentage" office:value="0.262812518713314" calcext:value-type="percentage">
            <text:p>26%</text:p>
          </table:table-cell>
          <table:table-cell table:style-name="ce9" table:formula="of:=AVERAGE([$'Top 10% share'.P73:.P76])" office:value-type="percentage" office:value="0.238582838454553" calcext:value-type="percentage">
            <text:p>24%</text:p>
          </table:table-cell>
          <table:table-cell table:style-name="ce9" table:formula="of:=AVERAGE([$'Top 10% share'.Q73:.Q76])" office:value-type="percentage" office:value="0.254864549723713" calcext:value-type="percentage">
            <text:p>25%</text:p>
          </table:table-cell>
          <table:table-cell table:style-name="ce9" table:formula="of:=AVERAGE([$'Top 10% share'.N73:.N76])" office:value-type="percentage" office:value="0.233945736780307" calcext:value-type="percentage">
            <text:p>23%</text:p>
          </table:table-cell>
          <table:table-cell table:number-columns-repeated="100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style-name="ce9" table:formula="of:=AVERAGE([$'Top 10% share'.C77:.C80])" office:value-type="percentage" office:value="0.285730374900983" calcext:value-type="percentage">
            <text:p>29%</text:p>
          </table:table-cell>
          <table:table-cell table:style-name="ce9" table:formula="of:=AVERAGE([$'Top 10% share'.D77:.D80])" office:value-type="percentage" office:value="0.254255860856401" calcext:value-type="percentage">
            <text:p>25%</text:p>
          </table:table-cell>
          <table:table-cell table:style-name="ce9" table:formula="of:=AVERAGE([$'Top 10% share'.E77:.E80])" office:value-type="percentage" office:value="0.280831958109959" calcext:value-type="percentage">
            <text:p>28%</text:p>
          </table:table-cell>
          <table:table-cell table:style-name="ce9" table:formula="of:=AVERAGE([$'Top 10% share'.B77:.B80])" office:value-type="percentage" office:value="0.2512514212217" calcext:value-type="percentage">
            <text:p>25%</text:p>
          </table:table-cell>
          <table:table-cell table:style-name="ce2" table:formula="of:=[.F22]+1" office:value-type="float" office:value="2033" calcext:value-type="float">
            <text:p>2033</text:p>
          </table:table-cell>
          <table:table-cell table:style-name="ce9" table:formula="of:=AVERAGE([$'Top 10% share'.I77:.I80])" office:value-type="percentage" office:value="0.278515466223488" calcext:value-type="percentage">
            <text:p>28%</text:p>
          </table:table-cell>
          <table:table-cell table:style-name="ce9" table:formula="of:=AVERAGE([$'Top 10% share'.J77:.J80])" office:value-type="percentage" office:value="0.250182048389259" calcext:value-type="percentage">
            <text:p>25%</text:p>
          </table:table-cell>
          <table:table-cell table:style-name="ce9" table:formula="of:=AVERAGE([$'Top 10% share'.K77:.K80])" office:value-type="percentage" office:value="0.272789365370228" calcext:value-type="percentage">
            <text:p>27%</text:p>
          </table:table-cell>
          <table:table-cell table:style-name="ce9" table:formula="of:=AVERAGE([$'Top 10% share'.H77:.H80])" office:value-type="percentage" office:value="0.246678569057558" calcext:value-type="percentage">
            <text:p>25%</text:p>
          </table:table-cell>
          <table:table-cell table:style-name="ce2" table:formula="of:=[.K22]+1" office:value-type="float" office:value="2033" calcext:value-type="float">
            <text:p>2033</text:p>
          </table:table-cell>
          <table:table-cell table:style-name="ce9" table:formula="of:=AVERAGE([$'Top 10% share'.O77:.O80])" office:value-type="percentage" office:value="0.269839553385878" calcext:value-type="percentage">
            <text:p>27%</text:p>
          </table:table-cell>
          <table:table-cell table:style-name="ce9" table:formula="of:=AVERAGE([$'Top 10% share'.P77:.P80])" office:value-type="percentage" office:value="0.245903425666163" calcext:value-type="percentage">
            <text:p>25%</text:p>
          </table:table-cell>
          <table:table-cell table:style-name="ce9" table:formula="of:=AVERAGE([$'Top 10% share'.Q77:.Q80])" office:value-type="percentage" office:value="0.263497593690137" calcext:value-type="percentage">
            <text:p>26%</text:p>
          </table:table-cell>
          <table:table-cell table:style-name="ce9" table:formula="of:=AVERAGE([$'Top 10% share'.N77:.N80])" office:value-type="percentage" office:value="0.242122448107851" calcext:value-type="percentage">
            <text:p>24%</text:p>
          </table:table-cell>
          <table:table-cell table:number-columns-repeated="100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style-name="ce9" table:formula="of:=AVERAGE([$'Top 10% share'.C81:.C84])" office:value-type="percentage" office:value="0.32077717892853" calcext:value-type="percentage">
            <text:p>32%</text:p>
          </table:table-cell>
          <table:table-cell table:style-name="ce9" table:formula="of:=AVERAGE([$'Top 10% share'.D81:.D84])" office:value-type="percentage" office:value="0.276805947125222" calcext:value-type="percentage">
            <text:p>28%</text:p>
          </table:table-cell>
          <table:table-cell table:style-name="ce9" table:formula="of:=AVERAGE([$'Top 10% share'.E81:.E84])" office:value-type="percentage" office:value="0.315742444744557" calcext:value-type="percentage">
            <text:p>32%</text:p>
          </table:table-cell>
          <table:table-cell table:style-name="ce9" table:formula="of:=AVERAGE([$'Top 10% share'.B81:.B84])" office:value-type="percentage" office:value="0.273794431165107" calcext:value-type="percentage">
            <text:p>27%</text:p>
          </table:table-cell>
          <table:table-cell table:style-name="ce2" table:formula="of:=[.F23]+1" office:value-type="float" office:value="2034" calcext:value-type="float">
            <text:p>2034</text:p>
          </table:table-cell>
          <table:table-cell table:style-name="ce9" table:formula="of:=AVERAGE([$'Top 10% share'.I81:.I84])" office:value-type="percentage" office:value="0.290309238966712" calcext:value-type="percentage">
            <text:p>29%</text:p>
          </table:table-cell>
          <table:table-cell table:style-name="ce9" table:formula="of:=AVERAGE([$'Top 10% share'.J81:.J84])" office:value-type="percentage" office:value="0.256155532033139" calcext:value-type="percentage">
            <text:p>26%</text:p>
          </table:table-cell>
          <table:table-cell table:style-name="ce9" table:formula="of:=AVERAGE([$'Top 10% share'.K81:.K84])" office:value-type="percentage" office:value="0.28499893286771" calcext:value-type="percentage">
            <text:p>28%</text:p>
          </table:table-cell>
          <table:table-cell table:style-name="ce9" table:formula="of:=AVERAGE([$'Top 10% share'.H81:.H84])" office:value-type="percentage" office:value="0.252974195588197" calcext:value-type="percentage">
            <text:p>25%</text:p>
          </table:table-cell>
          <table:table-cell table:style-name="ce2" table:formula="of:=[.K23]+1" office:value-type="float" office:value="2034" calcext:value-type="float">
            <text:p>2034</text:p>
          </table:table-cell>
          <table:table-cell table:style-name="ce9" table:formula="of:=AVERAGE([$'Top 10% share'.O81:.O84])" office:value-type="percentage" office:value="0.27613981661123" calcext:value-type="percentage">
            <text:p>28%</text:p>
          </table:table-cell>
          <table:table-cell table:style-name="ce9" table:formula="of:=AVERAGE([$'Top 10% share'.P81:.P84])" office:value-type="percentage" office:value="0.251159480347015" calcext:value-type="percentage">
            <text:p>25%</text:p>
          </table:table-cell>
          <table:table-cell table:style-name="ce9" table:formula="of:=AVERAGE([$'Top 10% share'.Q81:.Q84])" office:value-type="percentage" office:value="0.270892299575093" calcext:value-type="percentage">
            <text:p>27%</text:p>
          </table:table-cell>
          <table:table-cell table:style-name="ce9" table:formula="of:=AVERAGE([$'Top 10% share'.N81:.N84])" office:value-type="percentage" office:value="0.247998882910483" calcext:value-type="percentage">
            <text:p>25%</text:p>
          </table:table-cell>
          <table:table-cell table:number-columns-repeated="100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style-name="ce9" table:formula="of:=AVERAGE([$'Top 10% share'.C85:.C88])" office:value-type="percentage" office:value="0.306181063630056" calcext:value-type="percentage">
            <text:p>31%</text:p>
          </table:table-cell>
          <table:table-cell table:style-name="ce9" table:formula="of:=AVERAGE([$'Top 10% share'.D85:.D88])" office:value-type="percentage" office:value="0.267968701723932" calcext:value-type="percentage">
            <text:p>27%</text:p>
          </table:table-cell>
          <table:table-cell table:style-name="ce9" table:formula="of:=AVERAGE([$'Top 10% share'.E85:.E88])" office:value-type="percentage" office:value="0.301469723264998" calcext:value-type="percentage">
            <text:p>30%</text:p>
          </table:table-cell>
          <table:table-cell table:style-name="ce9" table:formula="of:=AVERAGE([$'Top 10% share'.B85:.B88])" office:value-type="percentage" office:value="0.265129491531894" calcext:value-type="percentage">
            <text:p>27%</text:p>
          </table:table-cell>
          <table:table-cell table:style-name="ce2" table:formula="of:=[.F24]+1" office:value-type="float" office:value="2035" calcext:value-type="float">
            <text:p>2035</text:p>
          </table:table-cell>
          <table:table-cell table:style-name="ce9" table:formula="of:=AVERAGE([$'Top 10% share'.I85:.I88])" office:value-type="percentage" office:value="0.323857914947606" calcext:value-type="percentage">
            <text:p>32%</text:p>
          </table:table-cell>
          <table:table-cell table:style-name="ce9" table:formula="of:=AVERAGE([$'Top 10% share'.J85:.J88])" office:value-type="percentage" office:value="0.269857501611328" calcext:value-type="percentage">
            <text:p>27%</text:p>
          </table:table-cell>
          <table:table-cell table:style-name="ce9" table:formula="of:=AVERAGE([$'Top 10% share'.K85:.K88])" office:value-type="percentage" office:value="0.319858009039032" calcext:value-type="percentage">
            <text:p>32%</text:p>
          </table:table-cell>
          <table:table-cell table:style-name="ce9" table:formula="of:=AVERAGE([$'Top 10% share'.H85:.H88])" office:value-type="percentage" office:value="0.267632792858072" calcext:value-type="percentage">
            <text:p>27%</text:p>
          </table:table-cell>
          <table:table-cell table:style-name="ce2" table:formula="of:=[.K24]+1" office:value-type="float" office:value="2035" calcext:value-type="float">
            <text:p>2035</text:p>
          </table:table-cell>
          <table:table-cell table:style-name="ce9" table:formula="of:=AVERAGE([$'Top 10% share'.O85:.O88])" office:value-type="percentage" office:value="0.284949676593251" calcext:value-type="percentage">
            <text:p>28%</text:p>
          </table:table-cell>
          <table:table-cell table:style-name="ce9" table:formula="of:=AVERAGE([$'Top 10% share'.P85:.P88])" office:value-type="percentage" office:value="0.249216247395104" calcext:value-type="percentage">
            <text:p>25%</text:p>
          </table:table-cell>
          <table:table-cell table:style-name="ce9" table:formula="of:=AVERAGE([$'Top 10% share'.Q85:.Q88])" office:value-type="percentage" office:value="0.2808665987623" calcext:value-type="percentage">
            <text:p>28%</text:p>
          </table:table-cell>
          <table:table-cell table:style-name="ce9" table:formula="of:=AVERAGE([$'Top 10% share'.N85:.N88])" office:value-type="percentage" office:value="0.24683446706463" calcext:value-type="percentage">
            <text:p>25%</text:p>
          </table:table-cell>
          <table:table-cell table:number-columns-repeated="100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style-name="ce9" table:formula="of:=AVERAGE([$'Top 10% share'.C89:.C92])" office:value-type="percentage" office:value="0.311155004259856" calcext:value-type="percentage">
            <text:p>31%</text:p>
          </table:table-cell>
          <table:table-cell table:style-name="ce9" table:formula="of:=AVERAGE([$'Top 10% share'.D89:.D92])" office:value-type="percentage" office:value="0.264910086601126" calcext:value-type="percentage">
            <text:p>26%</text:p>
          </table:table-cell>
          <table:table-cell table:style-name="ce9" table:formula="of:=AVERAGE([$'Top 10% share'.E89:.E92])" office:value-type="percentage" office:value="0.307331575898137" calcext:value-type="percentage">
            <text:p>31%</text:p>
          </table:table-cell>
          <table:table-cell table:style-name="ce9" table:formula="of:=AVERAGE([$'Top 10% share'.B89:.B92])" office:value-type="percentage" office:value="0.262655456007225" calcext:value-type="percentage">
            <text:p>26%</text:p>
          </table:table-cell>
          <table:table-cell table:style-name="ce2" table:formula="of:=[.F25]+1" office:value-type="float" office:value="2036" calcext:value-type="float">
            <text:p>2036</text:p>
          </table:table-cell>
          <table:table-cell table:style-name="ce9" table:formula="of:=AVERAGE([$'Top 10% share'.I89:.I92])" office:value-type="percentage" office:value="0.348130272650291" calcext:value-type="percentage">
            <text:p>35%</text:p>
          </table:table-cell>
          <table:table-cell table:style-name="ce9" table:formula="of:=AVERAGE([$'Top 10% share'.J89:.J92])" office:value-type="percentage" office:value="0.280278154991809" calcext:value-type="percentage">
            <text:p>28%</text:p>
          </table:table-cell>
          <table:table-cell table:style-name="ce9" table:formula="of:=AVERAGE([$'Top 10% share'.K89:.K92])" office:value-type="percentage" office:value="0.344741628480848" calcext:value-type="percentage">
            <text:p>34%</text:p>
          </table:table-cell>
          <table:table-cell table:style-name="ce9" table:formula="of:=AVERAGE([$'Top 10% share'.H89:.H92])" office:value-type="percentage" office:value="0.278447703376937" calcext:value-type="percentage">
            <text:p>28%</text:p>
          </table:table-cell>
          <table:table-cell table:style-name="ce2" table:formula="of:=[.K25]+1" office:value-type="float" office:value="2036" calcext:value-type="float">
            <text:p>2036</text:p>
          </table:table-cell>
          <table:table-cell table:style-name="ce9" table:formula="of:=AVERAGE([$'Top 10% share'.O89:.O92])" office:value-type="percentage" office:value="0.288008757940851" calcext:value-type="percentage">
            <text:p>29%</text:p>
          </table:table-cell>
          <table:table-cell table:style-name="ce9" table:formula="of:=AVERAGE([$'Top 10% share'.P89:.P92])" office:value-type="percentage" office:value="0.247839122940701" calcext:value-type="percentage">
            <text:p>25%</text:p>
          </table:table-cell>
          <table:table-cell table:style-name="ce9" table:formula="of:=AVERAGE([$'Top 10% share'.Q89:.Q92])" office:value-type="percentage" office:value="0.28397705745757" calcext:value-type="percentage">
            <text:p>28%</text:p>
          </table:table-cell>
          <table:table-cell table:style-name="ce9" table:formula="of:=AVERAGE([$'Top 10% share'.N89:.N92])" office:value-type="percentage" office:value="0.245556151731182" calcext:value-type="percentage">
            <text:p>25%</text:p>
          </table:table-cell>
          <table:table-cell table:number-columns-repeated="100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style-name="ce9" table:formula="of:=AVERAGE([$'Top 10% share'.C93:.C96])" office:value-type="percentage" office:value="0.312372104325887" calcext:value-type="percentage">
            <text:p>31%</text:p>
          </table:table-cell>
          <table:table-cell table:style-name="ce9" table:formula="of:=AVERAGE([$'Top 10% share'.D93:.D96])" office:value-type="percentage" office:value="0.261948760016836" calcext:value-type="percentage">
            <text:p>26%</text:p>
          </table:table-cell>
          <table:table-cell table:style-name="ce9" table:formula="of:=AVERAGE([$'Top 10% share'.E93:.E96])" office:value-type="percentage" office:value="0.309688646616956" calcext:value-type="percentage">
            <text:p>31%</text:p>
          </table:table-cell>
          <table:table-cell table:style-name="ce9" table:formula="of:=AVERAGE([$'Top 10% share'.B93:.B96])" office:value-type="percentage" office:value="0.260381457904968" calcext:value-type="percentage">
            <text:p>26%</text:p>
          </table:table-cell>
          <table:table-cell table:style-name="ce2" table:formula="of:=[.F26]+1" office:value-type="float" office:value="2037" calcext:value-type="float">
            <text:p>2037</text:p>
          </table:table-cell>
          <table:table-cell table:style-name="ce9" table:formula="of:=AVERAGE([$'Top 10% share'.I93:.I96])" office:value-type="percentage" office:value="0.344546469582524" calcext:value-type="percentage">
            <text:p>34%</text:p>
          </table:table-cell>
          <table:table-cell table:style-name="ce9" table:formula="of:=AVERAGE([$'Top 10% share'.J93:.J96])" office:value-type="percentage" office:value="0.277902822961917" calcext:value-type="percentage">
            <text:p>28%</text:p>
          </table:table-cell>
          <table:table-cell table:style-name="ce9" table:formula="of:=AVERAGE([$'Top 10% share'.K93:.K96])" office:value-type="percentage" office:value="0.341638035577765" calcext:value-type="percentage">
            <text:p>34%</text:p>
          </table:table-cell>
          <table:table-cell table:style-name="ce9" table:formula="of:=AVERAGE([$'Top 10% share'.H93:.H96])" office:value-type="percentage" office:value="0.276361341925407" calcext:value-type="percentage">
            <text:p>28%</text:p>
          </table:table-cell>
          <table:table-cell table:style-name="ce2" table:formula="of:=[.K26]+1" office:value-type="float" office:value="2037" calcext:value-type="float">
            <text:p>2037</text:p>
          </table:table-cell>
          <table:table-cell table:style-name="ce9" table:formula="of:=AVERAGE([$'Top 10% share'.O93:.O96])" office:value-type="percentage" office:value="0.288336161895053" calcext:value-type="percentage">
            <text:p>29%</text:p>
          </table:table-cell>
          <table:table-cell table:style-name="ce9" table:formula="of:=AVERAGE([$'Top 10% share'.P93:.P96])" office:value-type="percentage" office:value="0.247383835947756" calcext:value-type="percentage">
            <text:p>25%</text:p>
          </table:table-cell>
          <table:table-cell table:style-name="ce9" table:formula="of:=AVERAGE([$'Top 10% share'.Q93:.Q96])" office:value-type="percentage" office:value="0.284087694701683" calcext:value-type="percentage">
            <text:p>28%</text:p>
          </table:table-cell>
          <table:table-cell table:style-name="ce9" table:formula="of:=AVERAGE([$'Top 10% share'.N93:.N96])" office:value-type="percentage" office:value="0.245062422664617" calcext:value-type="percentage">
            <text:p>25%</text:p>
          </table:table-cell>
          <table:table-cell table:number-columns-repeated="100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style-name="ce9" table:formula="of:=AVERAGE([$'Top 10% share'.C97:.C100])" office:value-type="percentage" office:value="0.307911380534689" calcext:value-type="percentage">
            <text:p>31%</text:p>
          </table:table-cell>
          <table:table-cell table:style-name="ce9" table:formula="of:=AVERAGE([$'Top 10% share'.D97:.D100])" office:value-type="percentage" office:value="0.254488075607126" calcext:value-type="percentage">
            <text:p>25%</text:p>
          </table:table-cell>
          <table:table-cell table:style-name="ce9" table:formula="of:=AVERAGE([$'Top 10% share'.E97:.E100])" office:value-type="percentage" office:value="0.30592756301594" calcext:value-type="percentage">
            <text:p>31%</text:p>
          </table:table-cell>
          <table:table-cell table:style-name="ce9" table:formula="of:=AVERAGE([$'Top 10% share'.B97:.B100])" office:value-type="percentage" office:value="0.253369894777572" calcext:value-type="percentage">
            <text:p>25%</text:p>
          </table:table-cell>
          <table:table-cell table:style-name="ce2" table:formula="of:=[.F27]+1" office:value-type="float" office:value="2038" calcext:value-type="float">
            <text:p>2038</text:p>
          </table:table-cell>
          <table:table-cell table:style-name="ce9" table:formula="of:=AVERAGE([$'Top 10% share'.I97:.I100])" office:value-type="percentage" office:value="0.324998614792908" calcext:value-type="percentage">
            <text:p>32%</text:p>
          </table:table-cell>
          <table:table-cell table:style-name="ce9" table:formula="of:=AVERAGE([$'Top 10% share'.J97:.J100])" office:value-type="percentage" office:value="0.260585182425396" calcext:value-type="percentage">
            <text:p>26%</text:p>
          </table:table-cell>
          <table:table-cell table:style-name="ce9" table:formula="of:=AVERAGE([$'Top 10% share'.K97:.K100])" office:value-type="percentage" office:value="0.322666912972413" calcext:value-type="percentage">
            <text:p>32%</text:p>
          </table:table-cell>
          <table:table-cell table:style-name="ce9" table:formula="of:=AVERAGE([$'Top 10% share'.H97:.H100])" office:value-type="percentage" office:value="0.259391276581421" calcext:value-type="percentage">
            <text:p>26%</text:p>
          </table:table-cell>
          <table:table-cell table:style-name="ce2" table:formula="of:=[.K27]+1" office:value-type="float" office:value="2038" calcext:value-type="float">
            <text:p>2038</text:p>
          </table:table-cell>
          <table:table-cell table:style-name="ce9" table:formula="of:=AVERAGE([$'Top 10% share'.O97:.O100])" office:value-type="percentage" office:value="0.294431548136255" calcext:value-type="percentage">
            <text:p>29%</text:p>
          </table:table-cell>
          <table:table-cell table:style-name="ce9" table:formula="of:=AVERAGE([$'Top 10% share'.P97:.P100])" office:value-type="percentage" office:value="0.238422960557784" calcext:value-type="percentage">
            <text:p>24%</text:p>
          </table:table-cell>
          <table:table-cell table:style-name="ce9" table:formula="of:=AVERAGE([$'Top 10% share'.Q97:.Q100])" office:value-type="percentage" office:value="0.290475425021787" calcext:value-type="percentage">
            <text:p>29%</text:p>
          </table:table-cell>
          <table:table-cell table:style-name="ce9" table:formula="of:=AVERAGE([$'Top 10% share'.N97:.N100])" office:value-type="percentage" office:value="0.236389016154593" calcext:value-type="percentage">
            <text:p>24%</text:p>
          </table:table-cell>
          <table:table-cell table:number-columns-repeated="100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style-name="ce9" table:formula="of:=AVERAGE([$'Top 10% share'.C101:.C104])" office:value-type="percentage" office:value="0.324552594804901" calcext:value-type="percentage">
            <text:p>32%</text:p>
          </table:table-cell>
          <table:table-cell table:style-name="ce9" table:formula="of:=AVERAGE([$'Top 10% share'.D101:.D104])" office:value-type="percentage" office:value="0.262098484662012" calcext:value-type="percentage">
            <text:p>26%</text:p>
          </table:table-cell>
          <table:table-cell table:style-name="ce9" table:formula="of:=AVERAGE([$'Top 10% share'.E101:.E104])" office:value-type="percentage" office:value="0.322651917281393" calcext:value-type="percentage">
            <text:p>32%</text:p>
          </table:table-cell>
          <table:table-cell table:style-name="ce9" table:formula="of:=AVERAGE([$'Top 10% share'.B101:.B104])" office:value-type="percentage" office:value="0.261060397662084" calcext:value-type="percentage">
            <text:p>26%</text:p>
          </table:table-cell>
          <table:table-cell table:style-name="ce2" table:formula="of:=[.F28]+1" office:value-type="float" office:value="2039" calcext:value-type="float">
            <text:p>2039</text:p>
          </table:table-cell>
          <table:table-cell table:style-name="ce9" table:formula="of:=AVERAGE([$'Top 10% share'.I101:.I104])" office:value-type="percentage" office:value="0.352091258762582" calcext:value-type="percentage">
            <text:p>35%</text:p>
          </table:table-cell>
          <table:table-cell table:style-name="ce9" table:formula="of:=AVERAGE([$'Top 10% share'.J101:.J104])" office:value-type="percentage" office:value="0.276584619752938" calcext:value-type="percentage">
            <text:p>28%</text:p>
          </table:table-cell>
          <table:table-cell table:style-name="ce9" table:formula="of:=AVERAGE([$'Top 10% share'.K101:.K104])" office:value-type="percentage" office:value="0.350355215603376" calcext:value-type="percentage">
            <text:p>35%</text:p>
          </table:table-cell>
          <table:table-cell table:style-name="ce9" table:formula="of:=AVERAGE([$'Top 10% share'.H101:.H104])" office:value-type="percentage" office:value="0.275722554427563" calcext:value-type="percentage">
            <text:p>28%</text:p>
          </table:table-cell>
          <table:table-cell table:style-name="ce2" table:formula="of:=[.K28]+1" office:value-type="float" office:value="2039" calcext:value-type="float">
            <text:p>2039</text:p>
          </table:table-cell>
          <table:table-cell table:style-name="ce9" table:formula="of:=AVERAGE([$'Top 10% share'.O101:.O104])" office:value-type="percentage" office:value="0.310543670819545" calcext:value-type="percentage">
            <text:p>31%</text:p>
          </table:table-cell>
          <table:table-cell table:style-name="ce9" table:formula="of:=AVERAGE([$'Top 10% share'.P101:.P104])" office:value-type="percentage" office:value="0.241105437332653" calcext:value-type="percentage">
            <text:p>24%</text:p>
          </table:table-cell>
          <table:table-cell table:style-name="ce9" table:formula="of:=AVERAGE([$'Top 10% share'.Q101:.Q104])" office:value-type="percentage" office:value="0.307673001768988" calcext:value-type="percentage">
            <text:p>31%</text:p>
          </table:table-cell>
          <table:table-cell table:style-name="ce9" table:formula="of:=AVERAGE([$'Top 10% share'.N101:.N104])" office:value-type="percentage" office:value="0.239718128875688" calcext:value-type="percentage">
            <text:p>24%</text:p>
          </table:table-cell>
          <table:table-cell table:number-columns-repeated="100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style-name="ce9" table:formula="of:=AVERAGE([$'Top 10% share'.C105:.C108])" office:value-type="percentage" office:value="0.325846266514195" calcext:value-type="percentage">
            <text:p>33%</text:p>
          </table:table-cell>
          <table:table-cell table:style-name="ce10" table:formula="of:=AVERAGE([$'Top 10% share'.D105:.D108])" office:value-type="percentage" office:value="0.260435595591125" calcext:value-type="percentage">
            <text:p>26,0%</text:p>
          </table:table-cell>
          <table:table-cell table:style-name="ce9" table:formula="of:=AVERAGE([$'Top 10% share'.E105:.E108])" office:value-type="percentage" office:value="0.323718635584509" calcext:value-type="percentage">
            <text:p>32%</text:p>
          </table:table-cell>
          <table:table-cell table:style-name="ce9" table:formula="of:=AVERAGE([$'Top 10% share'.B105:.B108])" office:value-type="percentage" office:value="0.259320132505255" calcext:value-type="percentage">
            <text:p>26%</text:p>
          </table:table-cell>
          <table:table-cell table:style-name="ce2" table:formula="of:=[.F29]+1" office:value-type="float" office:value="2040" calcext:value-type="float">
            <text:p>2040</text:p>
          </table:table-cell>
          <table:table-cell table:style-name="ce11" table:formula="of:=AVERAGE([$'Top 10% share'.I105:.I108])" office:value-type="percentage" office:value="0.307048541036279" calcext:value-type="percentage">
            <text:p>30,70%</text:p>
          </table:table-cell>
          <table:table-cell table:style-name="ce11" table:formula="of:=AVERAGE([$'Top 10% share'.J105:.J108])" office:value-type="percentage" office:value="0.249025235824529" calcext:value-type="percentage">
            <text:p>24,90%</text:p>
          </table:table-cell>
          <table:table-cell table:style-name="ce9" table:formula="of:=AVERAGE([$'Top 10% share'.K105:.K108])" office:value-type="percentage" office:value="0.305083374006529" calcext:value-type="percentage">
            <text:p>31%</text:p>
          </table:table-cell>
          <table:table-cell table:style-name="ce9" table:formula="of:=AVERAGE([$'Top 10% share'.H105:.H108])" office:value-type="percentage" office:value="0.24805450324841" calcext:value-type="percentage">
            <text:p>25%</text:p>
          </table:table-cell>
          <table:table-cell table:style-name="ce2" table:formula="of:=[.K29]+1" office:value-type="float" office:value="2040" calcext:value-type="float">
            <text:p>2040</text:p>
          </table:table-cell>
          <table:table-cell table:style-name="ce9" table:formula="of:=AVERAGE([$'Top 10% share'.O105:.O108])" office:value-type="percentage" office:value="0.308926504231481" calcext:value-type="percentage">
            <text:p>31%</text:p>
          </table:table-cell>
          <table:table-cell table:style-name="ce9" table:formula="of:=AVERAGE([$'Top 10% share'.P105:.P108])" office:value-type="percentage" office:value="0.243889009878869" calcext:value-type="percentage">
            <text:p>24%</text:p>
          </table:table-cell>
          <table:table-cell table:style-name="ce9" table:formula="of:=AVERAGE([$'Top 10% share'.Q105:.Q108])" office:value-type="percentage" office:value="0.306741105743548" calcext:value-type="percentage">
            <text:p>31%</text:p>
          </table:table-cell>
          <table:table-cell table:style-name="ce9" table:formula="of:=AVERAGE([$'Top 10% share'.N105:.N108])" office:value-type="percentage" office:value="0.242819244506129" calcext:value-type="percentage">
            <text:p>24%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2"/>
          <table:table-cell table:number-columns-repeated="1016"/>
        </table:table-row>
        <table:table-row table:style-name="ro1">
          <table:table-cell>
            <draw:frame table:end-cell-address="'Top 10% share yearly'.D61" table:end-x="41.11mm" table:end-y="3.6mm" draw:z-index="1" draw:name="Chart 4" draw:style-name="gr1" draw:text-style-name="P1" svg:width="215mm" svg:height="151.97mm" svg:x="0.75mm" svg:y="5.11mm">
              <draw:object draw:notify-on-update-of-ranges="'Top 10% share yearly'.B3:'Top 10% share yearly'.B3 'Top 10% share yearly'.B4:'Top 10% share yearly'.B30 'Top 10% share yearly'.A4:'Top 10% share yearly'.A30 'Top 10% share yearly'.C3:'Top 10% share yearly'.C3 'Top 10% share yearly'.C4:'Top 10% share yearly'.C30 'Top 10% share yearly'.A4:'Top 10% share yearly'.A30 'Top 10% share yearly'.D3:'Top 10% share yearly'.D3 'Top 10% share yearly'.D4:'Top 10% share yearly'.D30 'Top 10% share yearly'.A4:'Top 10% share yearly'.A30 'Top 10% share yearly'.E3:'Top 10% share yearly'.E3 'Top 10% share yearly'.E4:'Top 10% share yearly'.E30 'Top 10% share yearly'.A4:'Top 10% share yearly'.A3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  <table:table-cell>
            <draw:frame table:end-cell-address="'Top 10% share yearly'.L61" table:end-x="3.19mm" table:end-y="3.25mm" draw:z-index="0" draw:name="Chart 2" draw:style-name="gr1" draw:text-style-name="P1" svg:width="208.55mm" svg:height="151.98mm" svg:x="42.61mm" svg:y="4.75mm">
              <draw:object draw:notify-on-update-of-ranges="'Top 10% share yearly'.G3:'Top 10% share yearly'.G3 'Top 10% share yearly'.G4:'Top 10% share yearly'.G30 'Top 10% share yearly'.F4:'Top 10% share yearly'.F30 'Top 10% share yearly'.H3:'Top 10% share yearly'.H3 'Top 10% share yearly'.H4:'Top 10% share yearly'.H30 'Top 10% share yearly'.F4:'Top 10% share yearly'.F30 'Top 10% share yearly'.I3:'Top 10% share yearly'.I3 'Top 10% share yearly'.I4:'Top 10% share yearly'.I30 'Top 10% share yearly'.F4:'Top 10% share yearly'.F30 'Top 10% share yearly'.J3:'Top 10% share yearly'.J3 'Top 10% share yearly'.J4:'Top 10% share yearly'.J30 'Top 10% share yearly'.F4:'Top 10% share yearly'.F3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table:end-cell-address="'Top 10% share yearly'.U61" table:end-x="14.65mm" table:end-y="2.54mm" draw:z-index="2" draw:name="Chart 5" draw:style-name="gr1" draw:text-style-name="P1" svg:width="204.89mm" svg:height="151.98mm" svg:x="7.1mm" svg:y="4.04mm">
              <draw:object draw:notify-on-update-of-ranges="'Top 10% share yearly'.L3:'Top 10% share yearly'.L3 'Top 10% share yearly'.L4:'Top 10% share yearly'.L30 'Top 10% share yearly'.K4:'Top 10% share yearly'.K30 'Top 10% share yearly'.M3:'Top 10% share yearly'.M3 'Top 10% share yearly'.M4:'Top 10% share yearly'.M30 'Top 10% share yearly'.K4:'Top 10% share yearly'.K30 'Top 10% share yearly'.N3:'Top 10% share yearly'.N3 'Top 10% share yearly'.N4:'Top 10% share yearly'.N30 'Top 10% share yearly'.K4:'Top 10% share yearly'.K30 'Top 10% share yearly'.O3:'Top 10% share yearly'.O3 'Top 10% share yearly'.O4:'Top 10% share yearly'.O30 'Top 10% share yearly'.K4:'Top 10% share yearly'.K3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ttom 10% share" table:style-name="ta7">
        <table:table-column table:style-name="co1" table:number-columns-repeated="6" table:default-cell-style-name="Default"/>
        <table:table-column table:style-name="co7" table:default-cell-style-name="ce2"/>
        <table:table-column table:style-name="co1" table:number-columns-repeated="4" table:default-cell-style-name="Default"/>
        <table:table-column table:style-name="co7" table:default-cell-style-name="ce2"/>
        <table:table-column table:style-name="co1" table:number-columns-repeated="1012" table:default-cell-style-name="Default"/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HIGH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1">
            <text:p>CENTRAL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1">
            <text:p>LOW</text:p>
          </table:table-cell>
          <table:covered-table-cell table:number-columns-repeated="3" table:style-name="ce4"/>
          <table:table-cell table:number-columns-repeated="1008"/>
        </table:table-row>
        <table:table-row table:style-name="ro6"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Bottom 10%, share of all income</text:p>
          </table:table-cell>
          <table:table-cell table:style-name="ce1" office:value-type="string" calcext:value-type="string">
            <text:p>Bottom 10%, share of labour income</text:p>
          </table:table-cell>
          <table:table-cell table:style-name="ce1" office:value-type="string" calcext:value-type="string">
            <text:p>Bottom 10%, share of labour and pension income</text:p>
          </table:table-cell>
          <table:table-cell table:style-name="ce1" office:value-type="string" calcext:value-type="string">
            <text:p>Bottom 10%, share of labour and familiy benefits income</text:p>
          </table:table-cell>
          <table:table-cell/>
          <table:table-cell table:style-name="ce1" office:value-type="string" calcext:value-type="string">
            <text:p>Bottom 10%, share of all income</text:p>
          </table:table-cell>
          <table:table-cell table:style-name="ce1" office:value-type="string" calcext:value-type="string">
            <text:p>Bottom 10%, share of labour income</text:p>
          </table:table-cell>
          <table:table-cell table:style-name="ce1" office:value-type="string" calcext:value-type="string">
            <text:p>Bottom 10%, share of labour and pension income</text:p>
          </table:table-cell>
          <table:table-cell table:style-name="ce1" office:value-type="string" calcext:value-type="string">
            <text:p>Bottom 10%, share of labour and familiy benefits income</text:p>
          </table:table-cell>
          <table:table-cell/>
          <table:table-cell table:style-name="ce1" office:value-type="string" calcext:value-type="string">
            <text:p>Bottom 10%, share of all income</text:p>
          </table:table-cell>
          <table:table-cell table:style-name="ce1" office:value-type="string" calcext:value-type="string">
            <text:p>Bottom 10%, share of labour income</text:p>
          </table:table-cell>
          <table:table-cell table:style-name="ce1" office:value-type="string" calcext:value-type="string">
            <text:p>Bottom 10%, share of labour and pension income</text:p>
          </table:table-cell>
          <table:table-cell table:style-name="ce1" office:value-type="string" calcext:value-type="string">
            <text:p>Bottom 10%, share of labour and familiy benefits income</text:p>
          </table:table-cell>
          <table:table-cell table:number-columns-repeated="100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3" office:value-type="float" office:value="0.0326108691" calcext:value-type="float">
            <text:p>0,0326108691</text:p>
          </table:table-cell>
          <table:table-cell table:style-name="ce3" office:value-type="float" office:value="0.0261696348" calcext:value-type="float">
            <text:p>0,0261696348</text:p>
          </table:table-cell>
          <table:table-cell table:style-name="ce3" office:value-type="float" office:value="0.0269383028" calcext:value-type="float">
            <text:p>0,0269383028</text:p>
          </table:table-cell>
          <table:table-cell table:style-name="ce3" office:value-type="float" office:value="0.0291823056" calcext:value-type="float">
            <text:p>0,0291823056</text:p>
          </table:table-cell>
          <table:table-cell/>
          <table:table-cell table:style-name="ce1" table:formula="of:=[.B4]" office:value-type="float" office:value="0.0326108691" calcext:value-type="float">
            <text:p>0,0326108691</text:p>
          </table:table-cell>
          <table:table-cell table:style-name="ce1" table:formula="of:=[.C4]" office:value-type="float" office:value="0.0261696348" calcext:value-type="float">
            <text:p>0,0261696348</text:p>
          </table:table-cell>
          <table:table-cell table:style-name="ce1" table:formula="of:=[.D4]" office:value-type="float" office:value="0.0269383028" calcext:value-type="float">
            <text:p>0,0269383028</text:p>
          </table:table-cell>
          <table:table-cell table:style-name="ce1" table:formula="of:=[.E4]" office:value-type="float" office:value="0.0291823056" calcext:value-type="float">
            <text:p>0,0291823056</text:p>
          </table:table-cell>
          <table:table-cell/>
          <table:table-cell table:style-name="ce1" table:formula="of:=[.B4]" office:value-type="float" office:value="0.0326108691" calcext:value-type="float">
            <text:p>0,0326108691</text:p>
          </table:table-cell>
          <table:table-cell table:style-name="ce1" table:formula="of:=[.C4]" office:value-type="float" office:value="0.0261696348" calcext:value-type="float">
            <text:p>0,0261696348</text:p>
          </table:table-cell>
          <table:table-cell table:style-name="ce1" table:formula="of:=[.D4]" office:value-type="float" office:value="0.0269383028" calcext:value-type="float">
            <text:p>0,0269383028</text:p>
          </table:table-cell>
          <table:table-cell table:style-name="ce1" table:formula="of:=[.E4]" office:value-type="float" office:value="0.0291823056" calcext:value-type="float">
            <text:p>0,0291823056</text:p>
          </table:table-cell>
          <table:table-cell table:number-columns-repeated="1009"/>
        </table:table-row>
        <table:table-row table:style-name="ro1">
          <table:table-cell table:style-name="ce3" table:formula="of:=[.A4]+1" office:value-type="float" office:value="49" calcext:value-type="float">
            <text:p>49</text:p>
          </table:table-cell>
          <table:table-cell table:style-name="ce3" table:formula="of:=[$Redistribution_high.N2]" office:value-type="float" office:value="0.031486932470235" calcext:value-type="float">
            <text:p>0,0314869325</text:p>
          </table:table-cell>
          <table:table-cell table:style-name="ce3" table:formula="of:=[$Redistribution_high.O2]" office:value-type="float" office:value="0.02621727474342" calcext:value-type="float">
            <text:p>0,0262172747</text:p>
          </table:table-cell>
          <table:table-cell table:style-name="ce3" table:formula="of:=[$Redistribution_high.P2]" office:value-type="float" office:value="0.023697852540056" calcext:value-type="float">
            <text:p>0,0236978525</text:p>
          </table:table-cell>
          <table:table-cell table:style-name="ce3" table:formula="of:=[$Redistribution_high.Q2]" office:value-type="float" office:value="0.036296089510897" calcext:value-type="float">
            <text:p>0,0362960895</text:p>
          </table:table-cell>
          <table:table-cell/>
          <table:table-cell table:style-name="ce3" table:formula="of:=[$Redistribution_central.N2]" office:value-type="float" office:value="0.031486932470235" calcext:value-type="float">
            <text:p>0,0314869325</text:p>
          </table:table-cell>
          <table:table-cell table:style-name="ce3" table:formula="of:=[$Redistribution_central.O2]" office:value-type="float" office:value="0.02621727474342" calcext:value-type="float">
            <text:p>0,0262172747</text:p>
          </table:table-cell>
          <table:table-cell table:style-name="ce3" table:formula="of:=[$Redistribution_central.P2]" office:value-type="float" office:value="0.023697852540056" calcext:value-type="float">
            <text:p>0,0236978525</text:p>
          </table:table-cell>
          <table:table-cell table:style-name="ce3" table:formula="of:=[$Redistribution_central.Q2]" office:value-type="float" office:value="0.036296089510897" calcext:value-type="float">
            <text:p>0,0362960895</text:p>
          </table:table-cell>
          <table:table-cell/>
          <table:table-cell table:style-name="ce3" table:formula="of:=[$redistribution_low.N2]" office:value-type="float" office:value="0.031486932470235" calcext:value-type="float">
            <text:p>0,0314869325</text:p>
          </table:table-cell>
          <table:table-cell table:style-name="ce3" table:formula="of:=[$redistribution_low.O2]" office:value-type="float" office:value="0.02621727474342" calcext:value-type="float">
            <text:p>0,0262172747</text:p>
          </table:table-cell>
          <table:table-cell table:style-name="ce3" table:formula="of:=[$redistribution_low.P2]" office:value-type="float" office:value="0.023697852540056" calcext:value-type="float">
            <text:p>0,0236978525</text:p>
          </table:table-cell>
          <table:table-cell table:style-name="ce3" table:formula="of:=[$redistribution_low.Q2]" office:value-type="float" office:value="0.036296089510897" calcext:value-type="float">
            <text:p>0,0362960895</text:p>
          </table:table-cell>
          <table:table-cell table:number-columns-repeated="1009"/>
        </table:table-row>
        <table:table-row table:style-name="ro1">
          <table:table-cell table:style-name="ce3" table:formula="of:=[.A5]+1" office:value-type="float" office:value="50" calcext:value-type="float">
            <text:p>50</text:p>
          </table:table-cell>
          <table:table-cell table:style-name="ce3" table:formula="of:=[$Redistribution_high.N3]" office:value-type="float" office:value="0.034236881699976" calcext:value-type="float">
            <text:p>0,0342368817</text:p>
          </table:table-cell>
          <table:table-cell table:style-name="ce3" table:formula="of:=[$Redistribution_high.O3]" office:value-type="float" office:value="0.028224546469641" calcext:value-type="float">
            <text:p>0,0282245465</text:p>
          </table:table-cell>
          <table:table-cell table:style-name="ce3" table:formula="of:=[$Redistribution_high.P3]" office:value-type="float" office:value="0.025726569754122" calcext:value-type="float">
            <text:p>0,0257265698</text:p>
          </table:table-cell>
          <table:table-cell table:style-name="ce3" table:formula="of:=[$Redistribution_high.Q3]" office:value-type="float" office:value="0.039520313948544" calcext:value-type="float">
            <text:p>0,0395203139</text:p>
          </table:table-cell>
          <table:table-cell/>
          <table:table-cell table:style-name="ce3" table:formula="of:=[$Redistribution_central.N3]" office:value-type="float" office:value="0.034236881699976" calcext:value-type="float">
            <text:p>0,0342368817</text:p>
          </table:table-cell>
          <table:table-cell table:style-name="ce3" table:formula="of:=[$Redistribution_central.O3]" office:value-type="float" office:value="0.028224546469641" calcext:value-type="float">
            <text:p>0,0282245465</text:p>
          </table:table-cell>
          <table:table-cell table:style-name="ce3" table:formula="of:=[$Redistribution_central.P3]" office:value-type="float" office:value="0.025726569754122" calcext:value-type="float">
            <text:p>0,0257265698</text:p>
          </table:table-cell>
          <table:table-cell table:style-name="ce3" table:formula="of:=[$Redistribution_central.Q3]" office:value-type="float" office:value="0.039520313948544" calcext:value-type="float">
            <text:p>0,0395203139</text:p>
          </table:table-cell>
          <table:table-cell/>
          <table:table-cell table:style-name="ce3" table:formula="of:=[$redistribution_low.N3]" office:value-type="float" office:value="0.034236881699976" calcext:value-type="float">
            <text:p>0,0342368817</text:p>
          </table:table-cell>
          <table:table-cell table:style-name="ce3" table:formula="of:=[$redistribution_low.O3]" office:value-type="float" office:value="0.028224546469641" calcext:value-type="float">
            <text:p>0,0282245465</text:p>
          </table:table-cell>
          <table:table-cell table:style-name="ce3" table:formula="of:=[$redistribution_low.P3]" office:value-type="float" office:value="0.025726569754122" calcext:value-type="float">
            <text:p>0,0257265698</text:p>
          </table:table-cell>
          <table:table-cell table:style-name="ce3" table:formula="of:=[$redistribution_low.Q3]" office:value-type="float" office:value="0.039520313948544" calcext:value-type="float">
            <text:p>0,0395203139</text:p>
          </table:table-cell>
          <table:table-cell table:number-columns-repeated="1009"/>
        </table:table-row>
        <table:table-row table:style-name="ro1">
          <table:table-cell table:style-name="ce3" table:formula="of:=[.A6]+1" office:value-type="float" office:value="51" calcext:value-type="float">
            <text:p>51</text:p>
          </table:table-cell>
          <table:table-cell table:style-name="ce3" table:formula="of:=[$Redistribution_high.N4]" office:value-type="float" office:value="0.03706216640421" calcext:value-type="float">
            <text:p>0,0370621664</text:p>
          </table:table-cell>
          <table:table-cell table:style-name="ce3" table:formula="of:=[$Redistribution_high.O4]" office:value-type="float" office:value="0.026638308703145" calcext:value-type="float">
            <text:p>0,0266383087</text:p>
          </table:table-cell>
          <table:table-cell table:style-name="ce3" table:formula="of:=[$Redistribution_high.P4]" office:value-type="float" office:value="0.027118062239138" calcext:value-type="float">
            <text:p>0,0271180622</text:p>
          </table:table-cell>
          <table:table-cell table:style-name="ce3" table:formula="of:=[$Redistribution_high.Q4]" office:value-type="float" office:value="0.039724473069576" calcext:value-type="float">
            <text:p>0,0397244731</text:p>
          </table:table-cell>
          <table:table-cell/>
          <table:table-cell table:style-name="ce3" table:formula="of:=[$Redistribution_central.N4]" office:value-type="float" office:value="0.03706216640421" calcext:value-type="float">
            <text:p>0,0370621664</text:p>
          </table:table-cell>
          <table:table-cell table:style-name="ce3" table:formula="of:=[$Redistribution_central.O4]" office:value-type="float" office:value="0.026638308703145" calcext:value-type="float">
            <text:p>0,0266383087</text:p>
          </table:table-cell>
          <table:table-cell table:style-name="ce3" table:formula="of:=[$Redistribution_central.P4]" office:value-type="float" office:value="0.027118062239138" calcext:value-type="float">
            <text:p>0,0271180622</text:p>
          </table:table-cell>
          <table:table-cell table:style-name="ce3" table:formula="of:=[$Redistribution_central.Q4]" office:value-type="float" office:value="0.039724473069576" calcext:value-type="float">
            <text:p>0,0397244731</text:p>
          </table:table-cell>
          <table:table-cell/>
          <table:table-cell table:style-name="ce3" table:formula="of:=[$redistribution_low.N4]" office:value-type="float" office:value="0.03706216640421" calcext:value-type="float">
            <text:p>0,0370621664</text:p>
          </table:table-cell>
          <table:table-cell table:style-name="ce3" table:formula="of:=[$redistribution_low.O4]" office:value-type="float" office:value="0.026638308703145" calcext:value-type="float">
            <text:p>0,0266383087</text:p>
          </table:table-cell>
          <table:table-cell table:style-name="ce3" table:formula="of:=[$redistribution_low.P4]" office:value-type="float" office:value="0.027118062239138" calcext:value-type="float">
            <text:p>0,0271180622</text:p>
          </table:table-cell>
          <table:table-cell table:style-name="ce3" table:formula="of:=[$redistribution_low.Q4]" office:value-type="float" office:value="0.039724473069576" calcext:value-type="float">
            <text:p>0,0397244731</text:p>
          </table:table-cell>
          <table:table-cell table:number-columns-repeated="1009"/>
        </table:table-row>
        <table:table-row table:style-name="ro1">
          <table:table-cell table:style-name="ce3" table:formula="of:=[.A7]+1" office:value-type="float" office:value="52" calcext:value-type="float">
            <text:p>52</text:p>
          </table:table-cell>
          <table:table-cell table:style-name="ce3" table:formula="of:=[$Redistribution_high.N5]" office:value-type="float" office:value="0.036255883021774" calcext:value-type="float">
            <text:p>0,036255883</text:p>
          </table:table-cell>
          <table:table-cell table:style-name="ce3" table:formula="of:=[$Redistribution_high.O5]" office:value-type="float" office:value="0.028301926488296" calcext:value-type="float">
            <text:p>0,0283019265</text:p>
          </table:table-cell>
          <table:table-cell table:style-name="ce3" table:formula="of:=[$Redistribution_high.P5]" office:value-type="float" office:value="0.027410571268519" calcext:value-type="float">
            <text:p>0,0274105713</text:p>
          </table:table-cell>
          <table:table-cell table:style-name="ce3" table:formula="of:=[$Redistribution_high.Q5]" office:value-type="float" office:value="0.040066422100053" calcext:value-type="float">
            <text:p>0,0400664221</text:p>
          </table:table-cell>
          <table:table-cell/>
          <table:table-cell table:style-name="ce3" table:formula="of:=[$Redistribution_central.N5]" office:value-type="float" office:value="0.036254915097009" calcext:value-type="float">
            <text:p>0,0362549151</text:p>
          </table:table-cell>
          <table:table-cell table:style-name="ce3" table:formula="of:=[$Redistribution_central.O5]" office:value-type="float" office:value="0.028301926488296" calcext:value-type="float">
            <text:p>0,0283019265</text:p>
          </table:table-cell>
          <table:table-cell table:style-name="ce3" table:formula="of:=[$Redistribution_central.P5]" office:value-type="float" office:value="0.027410309020165" calcext:value-type="float">
            <text:p>0,027410309</text:p>
          </table:table-cell>
          <table:table-cell table:style-name="ce3" table:formula="of:=[$Redistribution_central.Q5]" office:value-type="float" office:value="0.040066422100053" calcext:value-type="float">
            <text:p>0,0400664221</text:p>
          </table:table-cell>
          <table:table-cell/>
          <table:table-cell table:style-name="ce3" table:formula="of:=[$redistribution_low.N5]" office:value-type="float" office:value="0.036255883021774" calcext:value-type="float">
            <text:p>0,036255883</text:p>
          </table:table-cell>
          <table:table-cell table:style-name="ce3" table:formula="of:=[$redistribution_low.O5]" office:value-type="float" office:value="0.028301926488296" calcext:value-type="float">
            <text:p>0,0283019265</text:p>
          </table:table-cell>
          <table:table-cell table:style-name="ce3" table:formula="of:=[$redistribution_low.P5]" office:value-type="float" office:value="0.027410571268519" calcext:value-type="float">
            <text:p>0,0274105713</text:p>
          </table:table-cell>
          <table:table-cell table:style-name="ce3" table:formula="of:=[$redistribution_low.Q5]" office:value-type="float" office:value="0.040066422100053" calcext:value-type="float">
            <text:p>0,0400664221</text:p>
          </table:table-cell>
          <table:table-cell table:number-columns-repeated="1009"/>
        </table:table-row>
        <table:table-row table:style-name="ro1">
          <table:table-cell table:style-name="ce3" table:formula="of:=[.A8]+1" office:value-type="float" office:value="53" calcext:value-type="float">
            <text:p>53</text:p>
          </table:table-cell>
          <table:table-cell table:style-name="ce3" table:formula="of:=[$Redistribution_high.N6]" office:value-type="float" office:value="0.036598562393095" calcext:value-type="float">
            <text:p>0,0365985624</text:p>
          </table:table-cell>
          <table:table-cell table:style-name="ce3" table:formula="of:=[$Redistribution_high.O6]" office:value-type="float" office:value="0.027451229099207" calcext:value-type="float">
            <text:p>0,0274512291</text:p>
          </table:table-cell>
          <table:table-cell table:style-name="ce3" table:formula="of:=[$Redistribution_high.P6]" office:value-type="float" office:value="0.027791340819278" calcext:value-type="float">
            <text:p>0,0277913408</text:p>
          </table:table-cell>
          <table:table-cell table:style-name="ce3" table:formula="of:=[$Redistribution_high.Q6]" office:value-type="float" office:value="0.039012089216126" calcext:value-type="float">
            <text:p>0,0390120892</text:p>
          </table:table-cell>
          <table:table-cell/>
          <table:table-cell table:style-name="ce3" table:formula="of:=[$Redistribution_central.N6]" office:value-type="float" office:value="0.036598722746922" calcext:value-type="float">
            <text:p>0,0365987227</text:p>
          </table:table-cell>
          <table:table-cell table:style-name="ce3" table:formula="of:=[$Redistribution_central.O6]" office:value-type="float" office:value="0.027451229099207" calcext:value-type="float">
            <text:p>0,0274512291</text:p>
          </table:table-cell>
          <table:table-cell table:style-name="ce3" table:formula="of:=[$Redistribution_central.P6]" office:value-type="float" office:value="0.027791410575498" calcext:value-type="float">
            <text:p>0,0277914106</text:p>
          </table:table-cell>
          <table:table-cell table:style-name="ce3" table:formula="of:=[$Redistribution_central.Q6]" office:value-type="float" office:value="0.039012089216126" calcext:value-type="float">
            <text:p>0,0390120892</text:p>
          </table:table-cell>
          <table:table-cell/>
          <table:table-cell table:style-name="ce3" table:formula="of:=[$redistribution_low.N6]" office:value-type="float" office:value="0.036598562393095" calcext:value-type="float">
            <text:p>0,0365985624</text:p>
          </table:table-cell>
          <table:table-cell table:style-name="ce3" table:formula="of:=[$redistribution_low.O6]" office:value-type="float" office:value="0.027451229099207" calcext:value-type="float">
            <text:p>0,0274512291</text:p>
          </table:table-cell>
          <table:table-cell table:style-name="ce3" table:formula="of:=[$redistribution_low.P6]" office:value-type="float" office:value="0.027791340819278" calcext:value-type="float">
            <text:p>0,0277913408</text:p>
          </table:table-cell>
          <table:table-cell table:style-name="ce3" table:formula="of:=[$redistribution_low.Q6]" office:value-type="float" office:value="0.039012089216126" calcext:value-type="float">
            <text:p>0,0390120892</text:p>
          </table:table-cell>
          <table:table-cell table:number-columns-repeated="1009"/>
        </table:table-row>
        <table:table-row table:style-name="ro1">
          <table:table-cell table:style-name="ce3" table:formula="of:=[.A9]+1" office:value-type="float" office:value="54" calcext:value-type="float">
            <text:p>54</text:p>
          </table:table-cell>
          <table:table-cell table:style-name="ce3" table:formula="of:=[$Redistribution_high.N7]" office:value-type="float" office:value="0.037636687716209" calcext:value-type="float">
            <text:p>0,0376366877</text:p>
          </table:table-cell>
          <table:table-cell table:style-name="ce3" table:formula="of:=[$Redistribution_high.O7]" office:value-type="float" office:value="0.028379723577963" calcext:value-type="float">
            <text:p>0,0283797236</text:p>
          </table:table-cell>
          <table:table-cell table:style-name="ce3" table:formula="of:=[$Redistribution_high.P7]" office:value-type="float" office:value="0.027254917401874" calcext:value-type="float">
            <text:p>0,0272549174</text:p>
          </table:table-cell>
          <table:table-cell table:style-name="ce3" table:formula="of:=[$Redistribution_high.Q7]" office:value-type="float" office:value="0.042123188631877" calcext:value-type="float">
            <text:p>0,0421231886</text:p>
          </table:table-cell>
          <table:table-cell/>
          <table:table-cell table:style-name="ce3" table:formula="of:=[$Redistribution_central.N7]" office:value-type="float" office:value="0.037636528630565" calcext:value-type="float">
            <text:p>0,0376365286</text:p>
          </table:table-cell>
          <table:table-cell table:style-name="ce3" table:formula="of:=[$Redistribution_central.O7]" office:value-type="float" office:value="0.028379723577963" calcext:value-type="float">
            <text:p>0,0283797236</text:p>
          </table:table-cell>
          <table:table-cell table:style-name="ce3" table:formula="of:=[$Redistribution_central.P7]" office:value-type="float" office:value="0.027254869515694" calcext:value-type="float">
            <text:p>0,0272548695</text:p>
          </table:table-cell>
          <table:table-cell table:style-name="ce3" table:formula="of:=[$Redistribution_central.Q7]" office:value-type="float" office:value="0.042123188631877" calcext:value-type="float">
            <text:p>0,0421231886</text:p>
          </table:table-cell>
          <table:table-cell/>
          <table:table-cell table:style-name="ce3" table:formula="of:=[$redistribution_low.N7]" office:value-type="float" office:value="0.037636687716209" calcext:value-type="float">
            <text:p>0,0376366877</text:p>
          </table:table-cell>
          <table:table-cell table:style-name="ce3" table:formula="of:=[$redistribution_low.O7]" office:value-type="float" office:value="0.028379723577963" calcext:value-type="float">
            <text:p>0,0283797236</text:p>
          </table:table-cell>
          <table:table-cell table:style-name="ce3" table:formula="of:=[$redistribution_low.P7]" office:value-type="float" office:value="0.027254917401874" calcext:value-type="float">
            <text:p>0,0272549174</text:p>
          </table:table-cell>
          <table:table-cell table:style-name="ce3" table:formula="of:=[$redistribution_low.Q7]" office:value-type="float" office:value="0.042123188631877" calcext:value-type="float">
            <text:p>0,0421231886</text:p>
          </table:table-cell>
          <table:table-cell table:number-columns-repeated="1009"/>
        </table:table-row>
        <table:table-row table:style-name="ro1">
          <table:table-cell table:style-name="ce3" table:formula="of:=[.A10]+1" office:value-type="float" office:value="55" calcext:value-type="float">
            <text:p>55</text:p>
          </table:table-cell>
          <table:table-cell table:style-name="ce3" table:formula="of:=[$Redistribution_high.N8]" office:value-type="float" office:value="0.037833306178476" calcext:value-type="float">
            <text:p>0,0378333062</text:p>
          </table:table-cell>
          <table:table-cell table:style-name="ce3" table:formula="of:=[$Redistribution_high.O8]" office:value-type="float" office:value="0.029186960808164" calcext:value-type="float">
            <text:p>0,0291869608</text:p>
          </table:table-cell>
          <table:table-cell table:style-name="ce3" table:formula="of:=[$Redistribution_high.P8]" office:value-type="float" office:value="0.028083164790437" calcext:value-type="float">
            <text:p>0,0280831648</text:p>
          </table:table-cell>
          <table:table-cell table:style-name="ce3" table:formula="of:=[$Redistribution_high.Q8]" office:value-type="float" office:value="0.041920499886362" calcext:value-type="float">
            <text:p>0,0419204999</text:p>
          </table:table-cell>
          <table:table-cell/>
          <table:table-cell table:style-name="ce3" table:formula="of:=[$Redistribution_central.N8]" office:value-type="float" office:value="0.03783319313388" calcext:value-type="float">
            <text:p>0,0378331931</text:p>
          </table:table-cell>
          <table:table-cell table:style-name="ce3" table:formula="of:=[$Redistribution_central.O8]" office:value-type="float" office:value="0.029186960808164" calcext:value-type="float">
            <text:p>0,0291869608</text:p>
          </table:table-cell>
          <table:table-cell table:style-name="ce3" table:formula="of:=[$Redistribution_central.P8]" office:value-type="float" office:value="0.028083129075196" calcext:value-type="float">
            <text:p>0,0280831291</text:p>
          </table:table-cell>
          <table:table-cell table:style-name="ce3" table:formula="of:=[$Redistribution_central.Q8]" office:value-type="float" office:value="0.041920499886362" calcext:value-type="float">
            <text:p>0,0419204999</text:p>
          </table:table-cell>
          <table:table-cell/>
          <table:table-cell table:style-name="ce3" table:formula="of:=[$redistribution_low.N8]" office:value-type="float" office:value="0.037833306178476" calcext:value-type="float">
            <text:p>0,0378333062</text:p>
          </table:table-cell>
          <table:table-cell table:style-name="ce3" table:formula="of:=[$redistribution_low.O8]" office:value-type="float" office:value="0.029186960808164" calcext:value-type="float">
            <text:p>0,0291869608</text:p>
          </table:table-cell>
          <table:table-cell table:style-name="ce3" table:formula="of:=[$redistribution_low.P8]" office:value-type="float" office:value="0.028083164790437" calcext:value-type="float">
            <text:p>0,0280831648</text:p>
          </table:table-cell>
          <table:table-cell table:style-name="ce3" table:formula="of:=[$redistribution_low.Q8]" office:value-type="float" office:value="0.041920499886362" calcext:value-type="float">
            <text:p>0,0419204999</text:p>
          </table:table-cell>
          <table:table-cell table:number-columns-repeated="1009"/>
        </table:table-row>
        <table:table-row table:style-name="ro1">
          <table:table-cell table:style-name="ce3" table:formula="of:=[.A11]+1" office:value-type="float" office:value="56" calcext:value-type="float">
            <text:p>56</text:p>
          </table:table-cell>
          <table:table-cell table:style-name="ce3" table:formula="of:=[$Redistribution_high.N9]" office:value-type="float" office:value="0.036072632727686" calcext:value-type="float">
            <text:p>0,0360726327</text:p>
          </table:table-cell>
          <table:table-cell table:style-name="ce3" table:formula="of:=[$Redistribution_high.O9]" office:value-type="float" office:value="0.027973672269748" calcext:value-type="float">
            <text:p>0,0279736723</text:p>
          </table:table-cell>
          <table:table-cell table:style-name="ce3" table:formula="of:=[$Redistribution_high.P9]" office:value-type="float" office:value="0.026765297707927" calcext:value-type="float">
            <text:p>0,0267652977</text:p>
          </table:table-cell>
          <table:table-cell table:style-name="ce3" table:formula="of:=[$Redistribution_high.Q9]" office:value-type="float" office:value="0.040370707605982" calcext:value-type="float">
            <text:p>0,0403707076</text:p>
          </table:table-cell>
          <table:table-cell/>
          <table:table-cell table:style-name="ce3" table:formula="of:=[$Redistribution_central.N9]" office:value-type="float" office:value="0.036057599276513" calcext:value-type="float">
            <text:p>0,0360575993</text:p>
          </table:table-cell>
          <table:table-cell table:style-name="ce3" table:formula="of:=[$Redistribution_central.O9]" office:value-type="float" office:value="0.028007824466212" calcext:value-type="float">
            <text:p>0,0280078245</text:p>
          </table:table-cell>
          <table:table-cell table:style-name="ce3" table:formula="of:=[$Redistribution_central.P9]" office:value-type="float" office:value="0.026733707481396" calcext:value-type="float">
            <text:p>0,0267337075</text:p>
          </table:table-cell>
          <table:table-cell table:style-name="ce3" table:formula="of:=[$Redistribution_central.Q9]" office:value-type="float" office:value="0.040423242413692" calcext:value-type="float">
            <text:p>0,0404232424</text:p>
          </table:table-cell>
          <table:table-cell/>
          <table:table-cell table:style-name="ce3" table:formula="of:=[$redistribution_low.N9]" office:value-type="float" office:value="0.036072632727686" calcext:value-type="float">
            <text:p>0,0360726327</text:p>
          </table:table-cell>
          <table:table-cell table:style-name="ce3" table:formula="of:=[$redistribution_low.O9]" office:value-type="float" office:value="0.027973672269748" calcext:value-type="float">
            <text:p>0,0279736723</text:p>
          </table:table-cell>
          <table:table-cell table:style-name="ce3" table:formula="of:=[$redistribution_low.P9]" office:value-type="float" office:value="0.026765297707927" calcext:value-type="float">
            <text:p>0,0267652977</text:p>
          </table:table-cell>
          <table:table-cell table:style-name="ce3" table:formula="of:=[$redistribution_low.Q9]" office:value-type="float" office:value="0.040370707605982" calcext:value-type="float">
            <text:p>0,0403707076</text:p>
          </table:table-cell>
          <table:table-cell table:number-columns-repeated="1009"/>
        </table:table-row>
        <table:table-row table:style-name="ro1">
          <table:table-cell table:style-name="ce3" table:formula="of:=[.A12]+1" office:value-type="float" office:value="57" calcext:value-type="float">
            <text:p>57</text:p>
          </table:table-cell>
          <table:table-cell table:style-name="ce3" table:formula="of:=[$Redistribution_high.N10]" office:value-type="float" office:value="0.037407307635842" calcext:value-type="float">
            <text:p>0,0374073076</text:p>
          </table:table-cell>
          <table:table-cell table:style-name="ce3" table:formula="of:=[$Redistribution_high.O10]" office:value-type="float" office:value="0.027613125816196" calcext:value-type="float">
            <text:p>0,0276131258</text:p>
          </table:table-cell>
          <table:table-cell table:style-name="ce3" table:formula="of:=[$Redistribution_high.P10]" office:value-type="float" office:value="0.027312296955157" calcext:value-type="float">
            <text:p>0,027312297</text:p>
          </table:table-cell>
          <table:table-cell table:style-name="ce3" table:formula="of:=[$Redistribution_high.Q10]" office:value-type="float" office:value="0.040951297868236" calcext:value-type="float">
            <text:p>0,0409512979</text:p>
          </table:table-cell>
          <table:table-cell/>
          <table:table-cell table:style-name="ce3" table:formula="of:=[$Redistribution_central.N10]" office:value-type="float" office:value="0.037407058477189" calcext:value-type="float">
            <text:p>0,0374070585</text:p>
          </table:table-cell>
          <table:table-cell table:style-name="ce3" table:formula="of:=[$Redistribution_central.O10]" office:value-type="float" office:value="0.027613125816196" calcext:value-type="float">
            <text:p>0,0276131258</text:p>
          </table:table-cell>
          <table:table-cell table:style-name="ce3" table:formula="of:=[$Redistribution_central.P10]" office:value-type="float" office:value="0.027312253550175" calcext:value-type="float">
            <text:p>0,0273122536</text:p>
          </table:table-cell>
          <table:table-cell table:style-name="ce3" table:formula="of:=[$Redistribution_central.Q10]" office:value-type="float" office:value="0.040951297868236" calcext:value-type="float">
            <text:p>0,0409512979</text:p>
          </table:table-cell>
          <table:table-cell/>
          <table:table-cell table:style-name="ce3" table:formula="of:=[$redistribution_low.N10]" office:value-type="float" office:value="0.037407307635842" calcext:value-type="float">
            <text:p>0,0374073076</text:p>
          </table:table-cell>
          <table:table-cell table:style-name="ce3" table:formula="of:=[$redistribution_low.O10]" office:value-type="float" office:value="0.027613125816196" calcext:value-type="float">
            <text:p>0,0276131258</text:p>
          </table:table-cell>
          <table:table-cell table:style-name="ce3" table:formula="of:=[$redistribution_low.P10]" office:value-type="float" office:value="0.027312296955157" calcext:value-type="float">
            <text:p>0,027312297</text:p>
          </table:table-cell>
          <table:table-cell table:style-name="ce3" table:formula="of:=[$redistribution_low.Q10]" office:value-type="float" office:value="0.040951297868236" calcext:value-type="float">
            <text:p>0,0409512979</text:p>
          </table:table-cell>
          <table:table-cell table:number-columns-repeated="1009"/>
        </table:table-row>
        <table:table-row table:style-name="ro1">
          <table:table-cell table:style-name="ce3" table:formula="of:=[.A13]+1" office:value-type="float" office:value="58" calcext:value-type="float">
            <text:p>58</text:p>
          </table:table-cell>
          <table:table-cell table:style-name="ce3" table:formula="of:=[$Redistribution_high.N11]" office:value-type="float" office:value="0.036725214672262" calcext:value-type="float">
            <text:p>0,0367252147</text:p>
          </table:table-cell>
          <table:table-cell table:style-name="ce3" table:formula="of:=[$Redistribution_high.O11]" office:value-type="float" office:value="0.028153279090471" calcext:value-type="float">
            <text:p>0,0281532791</text:p>
          </table:table-cell>
          <table:table-cell table:style-name="ce3" table:formula="of:=[$Redistribution_high.P11]" office:value-type="float" office:value="0.027225811460868" calcext:value-type="float">
            <text:p>0,0272258115</text:p>
          </table:table-cell>
          <table:table-cell table:style-name="ce3" table:formula="of:=[$Redistribution_high.Q11]" office:value-type="float" office:value="0.040886656886559" calcext:value-type="float">
            <text:p>0,0408866569</text:p>
          </table:table-cell>
          <table:table-cell/>
          <table:table-cell table:style-name="ce3" table:formula="of:=[$Redistribution_central.N11]" office:value-type="float" office:value="0.036724930008887" calcext:value-type="float">
            <text:p>0,03672493</text:p>
          </table:table-cell>
          <table:table-cell table:style-name="ce3" table:formula="of:=[$Redistribution_central.O11]" office:value-type="float" office:value="0.028153279090471" calcext:value-type="float">
            <text:p>0,0281532791</text:p>
          </table:table-cell>
          <table:table-cell table:style-name="ce3" table:formula="of:=[$Redistribution_central.P11]" office:value-type="float" office:value="0.027225728034273" calcext:value-type="float">
            <text:p>0,027225728</text:p>
          </table:table-cell>
          <table:table-cell table:style-name="ce3" table:formula="of:=[$Redistribution_central.Q11]" office:value-type="float" office:value="0.040886656886559" calcext:value-type="float">
            <text:p>0,0408866569</text:p>
          </table:table-cell>
          <table:table-cell/>
          <table:table-cell table:style-name="ce3" table:formula="of:=[$redistribution_low.N11]" office:value-type="float" office:value="0.036725214672262" calcext:value-type="float">
            <text:p>0,0367252147</text:p>
          </table:table-cell>
          <table:table-cell table:style-name="ce3" table:formula="of:=[$redistribution_low.O11]" office:value-type="float" office:value="0.028153279090471" calcext:value-type="float">
            <text:p>0,0281532791</text:p>
          </table:table-cell>
          <table:table-cell table:style-name="ce3" table:formula="of:=[$redistribution_low.P11]" office:value-type="float" office:value="0.027225811460868" calcext:value-type="float">
            <text:p>0,0272258115</text:p>
          </table:table-cell>
          <table:table-cell table:style-name="ce3" table:formula="of:=[$redistribution_low.Q11]" office:value-type="float" office:value="0.040886656886559" calcext:value-type="float">
            <text:p>0,0408866569</text:p>
          </table:table-cell>
          <table:table-cell table:number-columns-repeated="1009"/>
        </table:table-row>
        <table:table-row table:style-name="ro1">
          <table:table-cell table:style-name="ce3" table:formula="of:=[.A14]+1" office:value-type="float" office:value="59" calcext:value-type="float">
            <text:p>59</text:p>
          </table:table-cell>
          <table:table-cell table:style-name="ce3" table:formula="of:=[$Redistribution_high.N12]" office:value-type="float" office:value="0.037429173009623" calcext:value-type="float">
            <text:p>0,037429173</text:p>
          </table:table-cell>
          <table:table-cell table:style-name="ce3" table:formula="of:=[$Redistribution_high.O12]" office:value-type="float" office:value="0.027874793028962" calcext:value-type="float">
            <text:p>0,027874793</text:p>
          </table:table-cell>
          <table:table-cell table:style-name="ce3" table:formula="of:=[$Redistribution_high.P12]" office:value-type="float" office:value="0.028238092208123" calcext:value-type="float">
            <text:p>0,0282380922</text:p>
          </table:table-cell>
          <table:table-cell table:style-name="ce3" table:formula="of:=[$Redistribution_high.Q12]" office:value-type="float" office:value="0.040081161803633" calcext:value-type="float">
            <text:p>0,0400811618</text:p>
          </table:table-cell>
          <table:table-cell/>
          <table:table-cell table:style-name="ce3" table:formula="of:=[$Redistribution_central.N12]" office:value-type="float" office:value="0.037428954621701" calcext:value-type="float">
            <text:p>0,0374289546</text:p>
          </table:table-cell>
          <table:table-cell table:style-name="ce3" table:formula="of:=[$Redistribution_central.O12]" office:value-type="float" office:value="0.027874793028962" calcext:value-type="float">
            <text:p>0,027874793</text:p>
          </table:table-cell>
          <table:table-cell table:style-name="ce3" table:formula="of:=[$Redistribution_central.P12]" office:value-type="float" office:value="0.028238060805717" calcext:value-type="float">
            <text:p>0,0282380608</text:p>
          </table:table-cell>
          <table:table-cell table:style-name="ce3" table:formula="of:=[$Redistribution_central.Q12]" office:value-type="float" office:value="0.040081161803633" calcext:value-type="float">
            <text:p>0,0400811618</text:p>
          </table:table-cell>
          <table:table-cell/>
          <table:table-cell table:style-name="ce3" table:formula="of:=[$redistribution_low.N12]" office:value-type="float" office:value="0.037429173009623" calcext:value-type="float">
            <text:p>0,037429173</text:p>
          </table:table-cell>
          <table:table-cell table:style-name="ce3" table:formula="of:=[$redistribution_low.O12]" office:value-type="float" office:value="0.027874793028962" calcext:value-type="float">
            <text:p>0,027874793</text:p>
          </table:table-cell>
          <table:table-cell table:style-name="ce3" table:formula="of:=[$redistribution_low.P12]" office:value-type="float" office:value="0.028238092208123" calcext:value-type="float">
            <text:p>0,0282380922</text:p>
          </table:table-cell>
          <table:table-cell table:style-name="ce3" table:formula="of:=[$redistribution_low.Q12]" office:value-type="float" office:value="0.040081161803633" calcext:value-type="float">
            <text:p>0,0400811618</text:p>
          </table:table-cell>
          <table:table-cell table:number-columns-repeated="1009"/>
        </table:table-row>
        <table:table-row table:style-name="ro1">
          <table:table-cell table:style-name="ce3" table:formula="of:=[.A15]+1" office:value-type="float" office:value="60" calcext:value-type="float">
            <text:p>60</text:p>
          </table:table-cell>
          <table:table-cell table:style-name="ce3" table:formula="of:=[$Redistribution_high.N13]" office:value-type="float" office:value="0.038165704154685" calcext:value-type="float">
            <text:p>0,0381657042</text:p>
          </table:table-cell>
          <table:table-cell table:style-name="ce3" table:formula="of:=[$Redistribution_high.O13]" office:value-type="float" office:value="0.030049980665544" calcext:value-type="float">
            <text:p>0,0300499807</text:p>
          </table:table-cell>
          <table:table-cell table:style-name="ce3" table:formula="of:=[$Redistribution_high.P13]" office:value-type="float" office:value="0.029042316905733" calcext:value-type="float">
            <text:p>0,0290423169</text:p>
          </table:table-cell>
          <table:table-cell table:style-name="ce3" table:formula="of:=[$Redistribution_high.Q13]" office:value-type="float" office:value="0.042228703971015" calcext:value-type="float">
            <text:p>0,042228704</text:p>
          </table:table-cell>
          <table:table-cell/>
          <table:table-cell table:style-name="ce3" table:formula="of:=[$Redistribution_central.N13]" office:value-type="float" office:value="0.038686241551105" calcext:value-type="float">
            <text:p>0,0386862416</text:p>
          </table:table-cell>
          <table:table-cell table:style-name="ce3" table:formula="of:=[$Redistribution_central.O13]" office:value-type="float" office:value="0.030702480726966" calcext:value-type="float">
            <text:p>0,0307024807</text:p>
          </table:table-cell>
          <table:table-cell table:style-name="ce3" table:formula="of:=[$Redistribution_central.P13]" office:value-type="float" office:value="0.029491269371046" calcext:value-type="float">
            <text:p>0,0294912694</text:p>
          </table:table-cell>
          <table:table-cell table:style-name="ce3" table:formula="of:=[$Redistribution_central.Q13]" office:value-type="float" office:value="0.042966012541991" calcext:value-type="float">
            <text:p>0,0429660125</text:p>
          </table:table-cell>
          <table:table-cell/>
          <table:table-cell table:style-name="ce3" table:formula="of:=[$redistribution_low.N13]" office:value-type="float" office:value="0.038686533718506" calcext:value-type="float">
            <text:p>0,0386865337</text:p>
          </table:table-cell>
          <table:table-cell table:style-name="ce3" table:formula="of:=[$redistribution_low.O13]" office:value-type="float" office:value="0.030702480726966" calcext:value-type="float">
            <text:p>0,0307024807</text:p>
          </table:table-cell>
          <table:table-cell table:style-name="ce3" table:formula="of:=[$redistribution_low.P13]" office:value-type="float" office:value="0.02949137303342" calcext:value-type="float">
            <text:p>0,029491373</text:p>
          </table:table-cell>
          <table:table-cell table:style-name="ce3" table:formula="of:=[$redistribution_low.Q13]" office:value-type="float" office:value="0.042966012541991" calcext:value-type="float">
            <text:p>0,0429660125</text:p>
          </table:table-cell>
          <table:table-cell table:number-columns-repeated="1009"/>
        </table:table-row>
        <table:table-row table:style-name="ro1">
          <table:table-cell table:style-name="ce3" table:formula="of:=[.A16]+1" office:value-type="float" office:value="61" calcext:value-type="float">
            <text:p>61</text:p>
          </table:table-cell>
          <table:table-cell table:style-name="ce3" table:formula="of:=[$Redistribution_high.N14]" office:value-type="float" office:value="0.038105010209519" calcext:value-type="float">
            <text:p>0,0381050102</text:p>
          </table:table-cell>
          <table:table-cell table:style-name="ce3" table:formula="of:=[$Redistribution_high.O14]" office:value-type="float" office:value="0.028215766290075" calcext:value-type="float">
            <text:p>0,0282157663</text:p>
          </table:table-cell>
          <table:table-cell table:style-name="ce3" table:formula="of:=[$Redistribution_high.P14]" office:value-type="float" office:value="0.027690546808114" calcext:value-type="float">
            <text:p>0,0276905468</text:p>
          </table:table-cell>
          <table:table-cell table:style-name="ce3" table:formula="of:=[$Redistribution_high.Q14]" office:value-type="float" office:value="0.041965376847867" calcext:value-type="float">
            <text:p>0,0419653768</text:p>
          </table:table-cell>
          <table:table-cell/>
          <table:table-cell table:style-name="ce3" table:formula="of:=[$Redistribution_central.N14]" office:value-type="float" office:value="0.038147482855138" calcext:value-type="float">
            <text:p>0,0381474829</text:p>
          </table:table-cell>
          <table:table-cell table:style-name="ce3" table:formula="of:=[$Redistribution_central.O14]" office:value-type="float" office:value="0.028215766290075" calcext:value-type="float">
            <text:p>0,0282157663</text:p>
          </table:table-cell>
          <table:table-cell table:style-name="ce3" table:formula="of:=[$Redistribution_central.P14]" office:value-type="float" office:value="0.027704109093066" calcext:value-type="float">
            <text:p>0,0277041091</text:p>
          </table:table-cell>
          <table:table-cell table:style-name="ce3" table:formula="of:=[$Redistribution_central.Q14]" office:value-type="float" office:value="0.041965377526529" calcext:value-type="float">
            <text:p>0,0419653775</text:p>
          </table:table-cell>
          <table:table-cell/>
          <table:table-cell table:style-name="ce3" table:formula="of:=[$redistribution_low.N14]" office:value-type="float" office:value="0.038147747504376" calcext:value-type="float">
            <text:p>0,0381477475</text:p>
          </table:table-cell>
          <table:table-cell table:style-name="ce3" table:formula="of:=[$redistribution_low.O14]" office:value-type="float" office:value="0.028215766290075" calcext:value-type="float">
            <text:p>0,0282157663</text:p>
          </table:table-cell>
          <table:table-cell table:style-name="ce3" table:formula="of:=[$redistribution_low.P14]" office:value-type="float" office:value="0.027704169184604" calcext:value-type="float">
            <text:p>0,0277041692</text:p>
          </table:table-cell>
          <table:table-cell table:style-name="ce3" table:formula="of:=[$redistribution_low.Q14]" office:value-type="float" office:value="0.041965377526529" calcext:value-type="float">
            <text:p>0,0419653775</text:p>
          </table:table-cell>
          <table:table-cell table:number-columns-repeated="1009"/>
        </table:table-row>
        <table:table-row table:style-name="ro1">
          <table:table-cell table:style-name="ce3" table:formula="of:=[.A17]+1" office:value-type="float" office:value="62" calcext:value-type="float">
            <text:p>62</text:p>
          </table:table-cell>
          <table:table-cell table:style-name="ce3" table:formula="of:=[$Redistribution_high.N15]" office:value-type="float" office:value="0.038316694312373" calcext:value-type="float">
            <text:p>0,0383166943</text:p>
          </table:table-cell>
          <table:table-cell table:style-name="ce3" table:formula="of:=[$Redistribution_high.O15]" office:value-type="float" office:value="0.02983083616187" calcext:value-type="float">
            <text:p>0,0298308362</text:p>
          </table:table-cell>
          <table:table-cell table:style-name="ce3" table:formula="of:=[$Redistribution_high.P15]" office:value-type="float" office:value="0.028414609510658" calcext:value-type="float">
            <text:p>0,0284146095</text:p>
          </table:table-cell>
          <table:table-cell table:style-name="ce3" table:formula="of:=[$Redistribution_high.Q15]" office:value-type="float" office:value="0.042976208973142" calcext:value-type="float">
            <text:p>0,042976209</text:p>
          </table:table-cell>
          <table:table-cell/>
          <table:table-cell table:style-name="ce3" table:formula="of:=[$Redistribution_central.N15]" office:value-type="float" office:value="0.038363878115958" calcext:value-type="float">
            <text:p>0,0383638781</text:p>
          </table:table-cell>
          <table:table-cell table:style-name="ce3" table:formula="of:=[$Redistribution_central.O15]" office:value-type="float" office:value="0.029830710745883" calcext:value-type="float">
            <text:p>0,0298307107</text:p>
          </table:table-cell>
          <table:table-cell table:style-name="ce3" table:formula="of:=[$Redistribution_central.P15]" office:value-type="float" office:value="0.028434675644492" calcext:value-type="float">
            <text:p>0,0284346756</text:p>
          </table:table-cell>
          <table:table-cell table:style-name="ce3" table:formula="of:=[$Redistribution_central.Q15]" office:value-type="float" office:value="0.042976004496988" calcext:value-type="float">
            <text:p>0,0429760045</text:p>
          </table:table-cell>
          <table:table-cell/>
          <table:table-cell table:style-name="ce3" table:formula="of:=[$redistribution_low.N15]" office:value-type="float" office:value="0.038364192730802" calcext:value-type="float">
            <text:p>0,0383641927</text:p>
          </table:table-cell>
          <table:table-cell table:style-name="ce3" table:formula="of:=[$redistribution_low.O15]" office:value-type="float" office:value="0.029830710745883" calcext:value-type="float">
            <text:p>0,0298307107</text:p>
          </table:table-cell>
          <table:table-cell table:style-name="ce3" table:formula="of:=[$redistribution_low.P15]" office:value-type="float" office:value="0.028434797907376" calcext:value-type="float">
            <text:p>0,0284347979</text:p>
          </table:table-cell>
          <table:table-cell table:style-name="ce3" table:formula="of:=[$redistribution_low.Q15]" office:value-type="float" office:value="0.042976004496988" calcext:value-type="float">
            <text:p>0,0429760045</text:p>
          </table:table-cell>
          <table:table-cell table:number-columns-repeated="1009"/>
        </table:table-row>
        <table:table-row table:style-name="ro1">
          <table:table-cell table:style-name="ce3" table:formula="of:=[.A18]+1" office:value-type="float" office:value="63" calcext:value-type="float">
            <text:p>63</text:p>
          </table:table-cell>
          <table:table-cell table:style-name="ce3" table:formula="of:=[$Redistribution_high.N16]" office:value-type="float" office:value="0.041057041117435" calcext:value-type="float">
            <text:p>0,0410570411</text:p>
          </table:table-cell>
          <table:table-cell table:style-name="ce3" table:formula="of:=[$Redistribution_high.O16]" office:value-type="float" office:value="0.031551542496986" calcext:value-type="float">
            <text:p>0,0315515425</text:p>
          </table:table-cell>
          <table:table-cell table:style-name="ce3" table:formula="of:=[$Redistribution_high.P16]" office:value-type="float" office:value="0.030166361186549" calcext:value-type="float">
            <text:p>0,0301663612</text:p>
          </table:table-cell>
          <table:table-cell table:style-name="ce3" table:formula="of:=[$Redistribution_high.Q16]" office:value-type="float" office:value="0.046001020835699" calcext:value-type="float">
            <text:p>0,0460010208</text:p>
          </table:table-cell>
          <table:table-cell/>
          <table:table-cell table:style-name="ce3" table:formula="of:=[$Redistribution_central.N16]" office:value-type="float" office:value="0.04109445434584" calcext:value-type="float">
            <text:p>0,0410944543</text:p>
          </table:table-cell>
          <table:table-cell table:style-name="ce3" table:formula="of:=[$Redistribution_central.O16]" office:value-type="float" office:value="0.031543557547289" calcext:value-type="float">
            <text:p>0,0315435575</text:p>
          </table:table-cell>
          <table:table-cell table:style-name="ce3" table:formula="of:=[$Redistribution_central.P16]" office:value-type="float" office:value="0.030178112395783" calcext:value-type="float">
            <text:p>0,0301781124</text:p>
          </table:table-cell>
          <table:table-cell table:style-name="ce3" table:formula="of:=[$Redistribution_central.Q16]" office:value-type="float" office:value="0.045989986426345" calcext:value-type="float">
            <text:p>0,0459899864</text:p>
          </table:table-cell>
          <table:table-cell/>
          <table:table-cell table:style-name="ce3" table:formula="of:=[$redistribution_low.N16]" office:value-type="float" office:value="0.041094723860069" calcext:value-type="float">
            <text:p>0,0410947239</text:p>
          </table:table-cell>
          <table:table-cell table:style-name="ce3" table:formula="of:=[$redistribution_low.O16]" office:value-type="float" office:value="0.031543557547289" calcext:value-type="float">
            <text:p>0,0315435575</text:p>
          </table:table-cell>
          <table:table-cell table:style-name="ce3" table:formula="of:=[$redistribution_low.P16]" office:value-type="float" office:value="0.030178197374489" calcext:value-type="float">
            <text:p>0,0301781974</text:p>
          </table:table-cell>
          <table:table-cell table:style-name="ce3" table:formula="of:=[$redistribution_low.Q16]" office:value-type="float" office:value="0.045989986426345" calcext:value-type="float">
            <text:p>0,0459899864</text:p>
          </table:table-cell>
          <table:table-cell table:number-columns-repeated="1009"/>
        </table:table-row>
        <table:table-row table:style-name="ro1">
          <table:table-cell table:style-name="ce3" table:formula="of:=[.A19]+1" office:value-type="float" office:value="64" calcext:value-type="float">
            <text:p>64</text:p>
          </table:table-cell>
          <table:table-cell table:style-name="ce3" table:formula="of:=[$Redistribution_high.N17]" office:value-type="float" office:value="0.039778681962973" calcext:value-type="float">
            <text:p>0,039778682</text:p>
          </table:table-cell>
          <table:table-cell table:style-name="ce3" table:formula="of:=[$Redistribution_high.O17]" office:value-type="float" office:value="0.03068287179225" calcext:value-type="float">
            <text:p>0,0306828718</text:p>
          </table:table-cell>
          <table:table-cell table:style-name="ce3" table:formula="of:=[$Redistribution_high.P17]" office:value-type="float" office:value="0.030617917821109" calcext:value-type="float">
            <text:p>0,0306179178</text:p>
          </table:table-cell>
          <table:table-cell table:style-name="ce3" table:formula="of:=[$Redistribution_high.Q17]" office:value-type="float" office:value="0.042744680940246" calcext:value-type="float">
            <text:p>0,0427446809</text:p>
          </table:table-cell>
          <table:table-cell/>
          <table:table-cell table:style-name="ce3" table:formula="of:=[$Redistribution_central.N17]" office:value-type="float" office:value="0.039802587883424" calcext:value-type="float">
            <text:p>0,0398025879</text:p>
          </table:table-cell>
          <table:table-cell table:style-name="ce3" table:formula="of:=[$Redistribution_central.O17]" office:value-type="float" office:value="0.030679422306246" calcext:value-type="float">
            <text:p>0,0306794223</text:p>
          </table:table-cell>
          <table:table-cell table:style-name="ce3" table:formula="of:=[$Redistribution_central.P17]" office:value-type="float" office:value="0.030624499459452" calcext:value-type="float">
            <text:p>0,0306244995</text:p>
          </table:table-cell>
          <table:table-cell table:style-name="ce3" table:formula="of:=[$Redistribution_central.Q17]" office:value-type="float" office:value="0.042740623335852" calcext:value-type="float">
            <text:p>0,0427406233</text:p>
          </table:table-cell>
          <table:table-cell/>
          <table:table-cell table:style-name="ce3" table:formula="of:=[$redistribution_low.N17]" office:value-type="float" office:value="0.039802834166848" calcext:value-type="float">
            <text:p>0,0398028342</text:p>
          </table:table-cell>
          <table:table-cell table:style-name="ce3" table:formula="of:=[$redistribution_low.O17]" office:value-type="float" office:value="0.030679422306246" calcext:value-type="float">
            <text:p>0,0306794223</text:p>
          </table:table-cell>
          <table:table-cell table:style-name="ce3" table:formula="of:=[$redistribution_low.P17]" office:value-type="float" office:value="0.030624616289821" calcext:value-type="float">
            <text:p>0,0306246163</text:p>
          </table:table-cell>
          <table:table-cell table:style-name="ce3" table:formula="of:=[$redistribution_low.Q17]" office:value-type="float" office:value="0.042740623335852" calcext:value-type="float">
            <text:p>0,0427406233</text:p>
          </table:table-cell>
          <table:table-cell table:number-columns-repeated="1009"/>
        </table:table-row>
        <table:table-row table:style-name="ro1">
          <table:table-cell table:style-name="ce3" table:formula="of:=[.A20]+1" office:value-type="float" office:value="65" calcext:value-type="float">
            <text:p>65</text:p>
          </table:table-cell>
          <table:table-cell table:style-name="ce3" table:formula="of:=[$Redistribution_high.N18]" office:value-type="float" office:value="0.038023935292655" calcext:value-type="float">
            <text:p>0,0380239353</text:p>
          </table:table-cell>
          <table:table-cell table:style-name="ce3" table:formula="of:=[$Redistribution_high.O18]" office:value-type="float" office:value="0.027226609772374" calcext:value-type="float">
            <text:p>0,0272266098</text:p>
          </table:table-cell>
          <table:table-cell table:style-name="ce3" table:formula="of:=[$Redistribution_high.P18]" office:value-type="float" office:value="0.027930086449001" calcext:value-type="float">
            <text:p>0,0279300864</text:p>
          </table:table-cell>
          <table:table-cell table:style-name="ce3" table:formula="of:=[$Redistribution_high.Q18]" office:value-type="float" office:value="0.040560369803208" calcext:value-type="float">
            <text:p>0,0405603698</text:p>
          </table:table-cell>
          <table:table-cell/>
          <table:table-cell table:style-name="ce3" table:formula="of:=[$Redistribution_central.N18]" office:value-type="float" office:value="0.038004173072377" calcext:value-type="float">
            <text:p>0,0380041731</text:p>
          </table:table-cell>
          <table:table-cell table:style-name="ce3" table:formula="of:=[$Redistribution_central.O18]" office:value-type="float" office:value="0.027177071126919" calcext:value-type="float">
            <text:p>0,0271770711</text:p>
          </table:table-cell>
          <table:table-cell table:style-name="ce3" table:formula="of:=[$Redistribution_central.P18]" office:value-type="float" office:value="0.027909134527956" calcext:value-type="float">
            <text:p>0,0279091345</text:p>
          </table:table-cell>
          <table:table-cell table:style-name="ce3" table:formula="of:=[$Redistribution_central.Q18]" office:value-type="float" office:value="0.04049466183899" calcext:value-type="float">
            <text:p>0,0404946618</text:p>
          </table:table-cell>
          <table:table-cell/>
          <table:table-cell table:style-name="ce3" table:formula="of:=[$redistribution_low.N18]" office:value-type="float" office:value="0.038004374031763" calcext:value-type="float">
            <text:p>0,038004374</text:p>
          </table:table-cell>
          <table:table-cell table:style-name="ce3" table:formula="of:=[$redistribution_low.O18]" office:value-type="float" office:value="0.027177071126919" calcext:value-type="float">
            <text:p>0,0271770711</text:p>
          </table:table-cell>
          <table:table-cell table:style-name="ce3" table:formula="of:=[$redistribution_low.P18]" office:value-type="float" office:value="0.027909192675092" calcext:value-type="float">
            <text:p>0,0279091927</text:p>
          </table:table-cell>
          <table:table-cell table:style-name="ce3" table:formula="of:=[$redistribution_low.Q18]" office:value-type="float" office:value="0.04049466183899" calcext:value-type="float">
            <text:p>0,0404946618</text:p>
          </table:table-cell>
          <table:table-cell table:number-columns-repeated="1009"/>
        </table:table-row>
        <table:table-row table:style-name="ro1">
          <table:table-cell table:style-name="ce3" table:formula="of:=[.A21]+1" office:value-type="float" office:value="66" calcext:value-type="float">
            <text:p>66</text:p>
          </table:table-cell>
          <table:table-cell table:style-name="ce3" table:formula="of:=[$Redistribution_high.N19]" office:value-type="float" office:value="0.040752336989009" calcext:value-type="float">
            <text:p>0,040752337</text:p>
          </table:table-cell>
          <table:table-cell table:style-name="ce3" table:formula="of:=[$Redistribution_high.O19]" office:value-type="float" office:value="0.029777795739526" calcext:value-type="float">
            <text:p>0,0297777957</text:p>
          </table:table-cell>
          <table:table-cell table:style-name="ce3" table:formula="of:=[$Redistribution_high.P19]" office:value-type="float" office:value="0.029018251750511" calcext:value-type="float">
            <text:p>0,0290182518</text:p>
          </table:table-cell>
          <table:table-cell table:style-name="ce3" table:formula="of:=[$Redistribution_high.Q19]" office:value-type="float" office:value="0.045277264128702" calcext:value-type="float">
            <text:p>0,0452772641</text:p>
          </table:table-cell>
          <table:table-cell/>
          <table:table-cell table:style-name="ce3" table:formula="of:=[$Redistribution_central.N19]" office:value-type="float" office:value="0.039756649405471" calcext:value-type="float">
            <text:p>0,0397566494</text:p>
          </table:table-cell>
          <table:table-cell table:style-name="ce3" table:formula="of:=[$Redistribution_central.O19]" office:value-type="float" office:value="0.028915607591259" calcext:value-type="float">
            <text:p>0,0289156076</text:p>
          </table:table-cell>
          <table:table-cell table:style-name="ce3" table:formula="of:=[$Redistribution_central.P19]" office:value-type="float" office:value="0.02847481201384" calcext:value-type="float">
            <text:p>0,028474812</text:p>
          </table:table-cell>
          <table:table-cell table:style-name="ce3" table:formula="of:=[$Redistribution_central.Q19]" office:value-type="float" office:value="0.043808638111455" calcext:value-type="float">
            <text:p>0,0438086381</text:p>
          </table:table-cell>
          <table:table-cell/>
          <table:table-cell table:style-name="ce3" table:formula="of:=[$redistribution_low.N19]" office:value-type="float" office:value="0.039756930667027" calcext:value-type="float">
            <text:p>0,0397569307</text:p>
          </table:table-cell>
          <table:table-cell table:style-name="ce3" table:formula="of:=[$redistribution_low.O19]" office:value-type="float" office:value="0.028915607591259" calcext:value-type="float">
            <text:p>0,0289156076</text:p>
          </table:table-cell>
          <table:table-cell table:style-name="ce3" table:formula="of:=[$redistribution_low.P19]" office:value-type="float" office:value="0.028474933985838" calcext:value-type="float">
            <text:p>0,028474934</text:p>
          </table:table-cell>
          <table:table-cell table:style-name="ce3" table:formula="of:=[$redistribution_low.Q19]" office:value-type="float" office:value="0.043808638111455" calcext:value-type="float">
            <text:p>0,0438086381</text:p>
          </table:table-cell>
          <table:table-cell table:number-columns-repeated="1009"/>
        </table:table-row>
        <table:table-row table:style-name="ro1">
          <table:table-cell table:style-name="ce3" table:formula="of:=[.A22]+1" office:value-type="float" office:value="67" calcext:value-type="float">
            <text:p>67</text:p>
          </table:table-cell>
          <table:table-cell table:style-name="ce3" table:formula="of:=[$Redistribution_high.N20]" office:value-type="float" office:value="0.042611567368776" calcext:value-type="float">
            <text:p>0,0426115674</text:p>
          </table:table-cell>
          <table:table-cell table:style-name="ce3" table:formula="of:=[$Redistribution_high.O20]" office:value-type="float" office:value="0.03366495372707" calcext:value-type="float">
            <text:p>0,0336649537</text:p>
          </table:table-cell>
          <table:table-cell table:style-name="ce3" table:formula="of:=[$Redistribution_high.P20]" office:value-type="float" office:value="0.031235387999657" calcext:value-type="float">
            <text:p>0,031235388</text:p>
          </table:table-cell>
          <table:table-cell table:style-name="ce3" table:formula="of:=[$Redistribution_high.Q20]" office:value-type="float" office:value="0.04873966661438" calcext:value-type="float">
            <text:p>0,0487396666</text:p>
          </table:table-cell>
          <table:table-cell/>
          <table:table-cell table:style-name="ce3" table:formula="of:=[$Redistribution_central.N20]" office:value-type="float" office:value="0.042640128153846" calcext:value-type="float">
            <text:p>0,0426401282</text:p>
          </table:table-cell>
          <table:table-cell table:style-name="ce3" table:formula="of:=[$Redistribution_central.O20]" office:value-type="float" office:value="0.03368342494564" calcext:value-type="float">
            <text:p>0,0336834249</text:p>
          </table:table-cell>
          <table:table-cell table:style-name="ce3" table:formula="of:=[$Redistribution_central.P20]" office:value-type="float" office:value="0.03132644275242" calcext:value-type="float">
            <text:p>0,0313264428</text:p>
          </table:table-cell>
          <table:table-cell table:style-name="ce3" table:formula="of:=[$Redistribution_central.Q20]" office:value-type="float" office:value="0.04865418181982" calcext:value-type="float">
            <text:p>0,0486541818</text:p>
          </table:table-cell>
          <table:table-cell/>
          <table:table-cell table:style-name="ce3" table:formula="of:=[$redistribution_low.N20]" office:value-type="float" office:value="0.042643875652927" calcext:value-type="float">
            <text:p>0,0426438757</text:p>
          </table:table-cell>
          <table:table-cell table:style-name="ce3" table:formula="of:=[$redistribution_low.O20]" office:value-type="float" office:value="0.03368342494564" calcext:value-type="float">
            <text:p>0,0336834249</text:p>
          </table:table-cell>
          <table:table-cell table:style-name="ce3" table:formula="of:=[$redistribution_low.P20]" office:value-type="float" office:value="0.031329031456043" calcext:value-type="float">
            <text:p>0,0313290315</text:p>
          </table:table-cell>
          <table:table-cell table:style-name="ce3" table:formula="of:=[$redistribution_low.Q20]" office:value-type="float" office:value="0.04865418181982" calcext:value-type="float">
            <text:p>0,0486541818</text:p>
          </table:table-cell>
          <table:table-cell table:number-columns-repeated="1009"/>
        </table:table-row>
        <table:table-row table:style-name="ro1">
          <table:table-cell table:style-name="ce3" table:formula="of:=[.A23]+1" office:value-type="float" office:value="68" calcext:value-type="float">
            <text:p>68</text:p>
          </table:table-cell>
          <table:table-cell table:style-name="ce3" table:formula="of:=[$Redistribution_high.N21]" office:value-type="float" office:value="0.04005839183199" calcext:value-type="float">
            <text:p>0,0400583918</text:p>
          </table:table-cell>
          <table:table-cell table:style-name="ce3" table:formula="of:=[$Redistribution_high.O21]" office:value-type="float" office:value="0.031161279962685" calcext:value-type="float">
            <text:p>0,03116128</text:p>
          </table:table-cell>
          <table:table-cell table:style-name="ce3" table:formula="of:=[$Redistribution_high.P21]" office:value-type="float" office:value="0.03007354515266" calcext:value-type="float">
            <text:p>0,0300735452</text:p>
          </table:table-cell>
          <table:table-cell table:style-name="ce3" table:formula="of:=[$Redistribution_high.Q21]" office:value-type="float" office:value="0.044526698075489" calcext:value-type="float">
            <text:p>0,0445266981</text:p>
          </table:table-cell>
          <table:table-cell/>
          <table:table-cell table:style-name="ce3" table:formula="of:=[$Redistribution_central.N21]" office:value-type="float" office:value="0.041217429217256" calcext:value-type="float">
            <text:p>0,0412174292</text:p>
          </table:table-cell>
          <table:table-cell table:style-name="ce3" table:formula="of:=[$Redistribution_central.O21]" office:value-type="float" office:value="0.031024289645546" calcext:value-type="float">
            <text:p>0,0310242896</text:p>
          </table:table-cell>
          <table:table-cell table:style-name="ce3" table:formula="of:=[$Redistribution_central.P21]" office:value-type="float" office:value="0.030344359376658" calcext:value-type="float">
            <text:p>0,0303443594</text:p>
          </table:table-cell>
          <table:table-cell table:style-name="ce3" table:formula="of:=[$Redistribution_central.Q21]" office:value-type="float" office:value="0.045574971260258" calcext:value-type="float">
            <text:p>0,0455749713</text:p>
          </table:table-cell>
          <table:table-cell/>
          <table:table-cell table:style-name="ce3" table:formula="of:=[$redistribution_low.N21]" office:value-type="float" office:value="0.041225945654857" calcext:value-type="float">
            <text:p>0,0412259457</text:p>
          </table:table-cell>
          <table:table-cell table:style-name="ce3" table:formula="of:=[$redistribution_low.O21]" office:value-type="float" office:value="0.031019276037177" calcext:value-type="float">
            <text:p>0,031019276</text:p>
          </table:table-cell>
          <table:table-cell table:style-name="ce3" table:formula="of:=[$redistribution_low.P21]" office:value-type="float" office:value="0.030350539309265" calcext:value-type="float">
            <text:p>0,0303505393</text:p>
          </table:table-cell>
          <table:table-cell table:style-name="ce3" table:formula="of:=[$redistribution_low.Q21]" office:value-type="float" office:value="0.045568026997194" calcext:value-type="float">
            <text:p>0,045568027</text:p>
          </table:table-cell>
          <table:table-cell table:number-columns-repeated="1009"/>
        </table:table-row>
        <table:table-row table:style-name="ro1">
          <table:table-cell table:style-name="ce3" table:formula="of:=[.A24]+1" office:value-type="float" office:value="69" calcext:value-type="float">
            <text:p>69</text:p>
          </table:table-cell>
          <table:table-cell table:style-name="ce3" table:formula="of:=[$Redistribution_high.N22]" office:value-type="float" office:value="0.043752460913736" calcext:value-type="float">
            <text:p>0,0437524609</text:p>
          </table:table-cell>
          <table:table-cell table:style-name="ce3" table:formula="of:=[$Redistribution_high.O22]" office:value-type="float" office:value="0.032377787945425" calcext:value-type="float">
            <text:p>0,0323777879</text:p>
          </table:table-cell>
          <table:table-cell table:style-name="ce3" table:formula="of:=[$Redistribution_high.P22]" office:value-type="float" office:value="0.03226581277629" calcext:value-type="float">
            <text:p>0,0322658128</text:p>
          </table:table-cell>
          <table:table-cell table:style-name="ce3" table:formula="of:=[$Redistribution_high.Q22]" office:value-type="float" office:value="0.047831285760353" calcext:value-type="float">
            <text:p>0,0478312858</text:p>
          </table:table-cell>
          <table:table-cell/>
          <table:table-cell table:style-name="ce3" table:formula="of:=[$Redistribution_central.N22]" office:value-type="float" office:value="0.043040865828462" calcext:value-type="float">
            <text:p>0,0430408658</text:p>
          </table:table-cell>
          <table:table-cell table:style-name="ce3" table:formula="of:=[$Redistribution_central.O22]" office:value-type="float" office:value="0.034239411368948" calcext:value-type="float">
            <text:p>0,0342394114</text:p>
          </table:table-cell>
          <table:table-cell table:style-name="ce3" table:formula="of:=[$Redistribution_central.P22]" office:value-type="float" office:value="0.032168459876209" calcext:value-type="float">
            <text:p>0,0321684599</text:p>
          </table:table-cell>
          <table:table-cell table:style-name="ce3" table:formula="of:=[$Redistribution_central.Q22]" office:value-type="float" office:value="0.048738158468952" calcext:value-type="float">
            <text:p>0,0487381585</text:p>
          </table:table-cell>
          <table:table-cell/>
          <table:table-cell table:style-name="ce3" table:formula="of:=[$redistribution_low.N22]" office:value-type="float" office:value="0.043052168522289" calcext:value-type="float">
            <text:p>0,0430521685</text:p>
          </table:table-cell>
          <table:table-cell table:style-name="ce3" table:formula="of:=[$redistribution_low.O22]" office:value-type="float" office:value="0.034237069021318" calcext:value-type="float">
            <text:p>0,034237069</text:p>
          </table:table-cell>
          <table:table-cell table:style-name="ce3" table:formula="of:=[$redistribution_low.P22]" office:value-type="float" office:value="0.032176719592014" calcext:value-type="float">
            <text:p>0,0321767196</text:p>
          </table:table-cell>
          <table:table-cell table:style-name="ce3" table:formula="of:=[$redistribution_low.Q22]" office:value-type="float" office:value="0.048735094947933" calcext:value-type="float">
            <text:p>0,0487350949</text:p>
          </table:table-cell>
          <table:table-cell table:number-columns-repeated="1009"/>
        </table:table-row>
        <table:table-row table:style-name="ro1">
          <table:table-cell table:style-name="ce3" table:formula="of:=[.A25]+1" office:value-type="float" office:value="70" calcext:value-type="float">
            <text:p>70</text:p>
          </table:table-cell>
          <table:table-cell table:style-name="ce3" table:formula="of:=[$Redistribution_high.N23]" office:value-type="float" office:value="0.04198647784635" calcext:value-type="float">
            <text:p>0,0419864778</text:p>
          </table:table-cell>
          <table:table-cell table:style-name="ce3" table:formula="of:=[$Redistribution_high.O23]" office:value-type="float" office:value="0.034192492742853" calcext:value-type="float">
            <text:p>0,0341924927</text:p>
          </table:table-cell>
          <table:table-cell table:style-name="ce3" table:formula="of:=[$Redistribution_high.P23]" office:value-type="float" office:value="0.031153306381527" calcext:value-type="float">
            <text:p>0,0311533064</text:p>
          </table:table-cell>
          <table:table-cell table:style-name="ce3" table:formula="of:=[$Redistribution_high.Q23]" office:value-type="float" office:value="0.048950326164868" calcext:value-type="float">
            <text:p>0,0489503262</text:p>
          </table:table-cell>
          <table:table-cell/>
          <table:table-cell table:style-name="ce3" table:formula="of:=[$Redistribution_central.N23]" office:value-type="float" office:value="0.039272925194317" calcext:value-type="float">
            <text:p>0,0392729252</text:p>
          </table:table-cell>
          <table:table-cell table:style-name="ce3" table:formula="of:=[$Redistribution_central.O23]" office:value-type="float" office:value="0.031803454529835" calcext:value-type="float">
            <text:p>0,0318034545</text:p>
          </table:table-cell>
          <table:table-cell table:style-name="ce3" table:formula="of:=[$Redistribution_central.P23]" office:value-type="float" office:value="0.028904728938445" calcext:value-type="float">
            <text:p>0,0289047289</text:p>
          </table:table-cell>
          <table:table-cell table:style-name="ce3" table:formula="of:=[$Redistribution_central.Q23]" office:value-type="float" office:value="0.046044873138698" calcext:value-type="float">
            <text:p>0,0460448731</text:p>
          </table:table-cell>
          <table:table-cell/>
          <table:table-cell table:style-name="ce3" table:formula="of:=[$redistribution_low.N23]" office:value-type="float" office:value="0.039312709571456" calcext:value-type="float">
            <text:p>0,0393127096</text:p>
          </table:table-cell>
          <table:table-cell table:style-name="ce3" table:formula="of:=[$redistribution_low.O23]" office:value-type="float" office:value="0.031828945817635" calcext:value-type="float">
            <text:p>0,0318289458</text:p>
          </table:table-cell>
          <table:table-cell table:style-name="ce3" table:formula="of:=[$redistribution_low.P23]" office:value-type="float" office:value="0.028925439281552" calcext:value-type="float">
            <text:p>0,0289254393</text:p>
          </table:table-cell>
          <table:table-cell table:style-name="ce3" table:formula="of:=[$redistribution_low.Q23]" office:value-type="float" office:value="0.046101213774518" calcext:value-type="float">
            <text:p>0,0461012138</text:p>
          </table:table-cell>
          <table:table-cell table:number-columns-repeated="1009"/>
        </table:table-row>
        <table:table-row table:style-name="ro1">
          <table:table-cell table:style-name="ce3" table:formula="of:=[.A26]+1" office:value-type="float" office:value="71" calcext:value-type="float">
            <text:p>71</text:p>
          </table:table-cell>
          <table:table-cell table:style-name="ce3" table:formula="of:=[$Redistribution_high.N24]" office:value-type="float" office:value="0.040626650512696" calcext:value-type="float">
            <text:p>0,0406266505</text:p>
          </table:table-cell>
          <table:table-cell table:style-name="ce3" table:formula="of:=[$Redistribution_high.O24]" office:value-type="float" office:value="0.033971893307774" calcext:value-type="float">
            <text:p>0,0339718933</text:p>
          </table:table-cell>
          <table:table-cell table:style-name="ce3" table:formula="of:=[$Redistribution_high.P24]" office:value-type="float" office:value="0.030384666687752" calcext:value-type="float">
            <text:p>0,0303846667</text:p>
          </table:table-cell>
          <table:table-cell table:style-name="ce3" table:formula="of:=[$Redistribution_high.Q24]" office:value-type="float" office:value="0.048149510415559" calcext:value-type="float">
            <text:p>0,0481495104</text:p>
          </table:table-cell>
          <table:table-cell/>
          <table:table-cell table:style-name="ce3" table:formula="of:=[$Redistribution_central.N24]" office:value-type="float" office:value="0.039424643764563" calcext:value-type="float">
            <text:p>0,0394246438</text:p>
          </table:table-cell>
          <table:table-cell table:style-name="ce3" table:formula="of:=[$Redistribution_central.O24]" office:value-type="float" office:value="0.0337894476068" calcext:value-type="float">
            <text:p>0,0337894476</text:p>
          </table:table-cell>
          <table:table-cell table:style-name="ce3" table:formula="of:=[$Redistribution_central.P24]" office:value-type="float" office:value="0.029850286639009" calcext:value-type="float">
            <text:p>0,0298502866</text:p>
          </table:table-cell>
          <table:table-cell table:style-name="ce3" table:formula="of:=[$Redistribution_central.Q24]" office:value-type="float" office:value="0.047172686859925" calcext:value-type="float">
            <text:p>0,0471726869</text:p>
          </table:table-cell>
          <table:table-cell/>
          <table:table-cell table:style-name="ce3" table:formula="of:=[$redistribution_low.N24]" office:value-type="float" office:value="0.0394383917036" calcext:value-type="float">
            <text:p>0,0394383917</text:p>
          </table:table-cell>
          <table:table-cell table:style-name="ce3" table:formula="of:=[$redistribution_low.O24]" office:value-type="float" office:value="0.03397071346107" calcext:value-type="float">
            <text:p>0,0339707135</text:p>
          </table:table-cell>
          <table:table-cell table:style-name="ce3" table:formula="of:=[$redistribution_low.P24]" office:value-type="float" office:value="0.029828025003119" calcext:value-type="float">
            <text:p>0,029828025</text:p>
          </table:table-cell>
          <table:table-cell table:style-name="ce3" table:formula="of:=[$redistribution_low.Q24]" office:value-type="float" office:value="0.047446835286202" calcext:value-type="float">
            <text:p>0,0474468353</text:p>
          </table:table-cell>
          <table:table-cell table:number-columns-repeated="1009"/>
        </table:table-row>
        <table:table-row table:style-name="ro1">
          <table:table-cell table:style-name="ce3" table:formula="of:=[.A27]+1" office:value-type="float" office:value="72" calcext:value-type="float">
            <text:p>72</text:p>
          </table:table-cell>
          <table:table-cell table:style-name="ce3" table:formula="of:=[$Redistribution_high.N25]" office:value-type="float" office:value="0.03934914144452" calcext:value-type="float">
            <text:p>0,0393491414</text:p>
          </table:table-cell>
          <table:table-cell table:style-name="ce3" table:formula="of:=[$Redistribution_high.O25]" office:value-type="float" office:value="0.032548832927163" calcext:value-type="float">
            <text:p>0,0325488329</text:p>
          </table:table-cell>
          <table:table-cell table:style-name="ce3" table:formula="of:=[$Redistribution_high.P25]" office:value-type="float" office:value="0.030038364466547" calcext:value-type="float">
            <text:p>0,0300383645</text:p>
          </table:table-cell>
          <table:table-cell table:style-name="ce3" table:formula="of:=[$Redistribution_high.Q25]" office:value-type="float" office:value="0.045506492476714" calcext:value-type="float">
            <text:p>0,0455064925</text:p>
          </table:table-cell>
          <table:table-cell/>
          <table:table-cell table:style-name="ce3" table:formula="of:=[$Redistribution_central.N25]" office:value-type="float" office:value="0.038167925407827" calcext:value-type="float">
            <text:p>0,0381679254</text:p>
          </table:table-cell>
          <table:table-cell table:style-name="ce3" table:formula="of:=[$Redistribution_central.O25]" office:value-type="float" office:value="0.033666243091933" calcext:value-type="float">
            <text:p>0,0336662431</text:p>
          </table:table-cell>
          <table:table-cell table:style-name="ce3" table:formula="of:=[$Redistribution_central.P25]" office:value-type="float" office:value="0.029346468876894" calcext:value-type="float">
            <text:p>0,0293464689</text:p>
          </table:table-cell>
          <table:table-cell table:style-name="ce3" table:formula="of:=[$Redistribution_central.Q25]" office:value-type="float" office:value="0.046002120982273" calcext:value-type="float">
            <text:p>0,046002121</text:p>
          </table:table-cell>
          <table:table-cell/>
          <table:table-cell table:style-name="ce3" table:formula="of:=[$redistribution_low.N25]" office:value-type="float" office:value="0.03818460832631" calcext:value-type="float">
            <text:p>0,0381846083</text:p>
          </table:table-cell>
          <table:table-cell table:style-name="ce3" table:formula="of:=[$redistribution_low.O25]" office:value-type="float" office:value="0.033627068564186" calcext:value-type="float">
            <text:p>0,0336270686</text:p>
          </table:table-cell>
          <table:table-cell table:style-name="ce3" table:formula="of:=[$redistribution_low.P25]" office:value-type="float" office:value="0.029277056394546" calcext:value-type="float">
            <text:p>0,0292770564</text:p>
          </table:table-cell>
          <table:table-cell table:style-name="ce3" table:formula="of:=[$redistribution_low.Q25]" office:value-type="float" office:value="0.046138887854799" calcext:value-type="float">
            <text:p>0,0461388879</text:p>
          </table:table-cell>
          <table:table-cell table:number-columns-repeated="1009"/>
        </table:table-row>
        <table:table-row table:style-name="ro1">
          <table:table-cell table:style-name="ce3" table:formula="of:=[.A28]+1" office:value-type="float" office:value="73" calcext:value-type="float">
            <text:p>73</text:p>
          </table:table-cell>
          <table:table-cell table:style-name="ce3" table:formula="of:=[$Redistribution_high.N26]" office:value-type="float" office:value="0.038719675830833" calcext:value-type="float">
            <text:p>0,0387196758</text:p>
          </table:table-cell>
          <table:table-cell table:style-name="ce3" table:formula="of:=[$Redistribution_high.O26]" office:value-type="float" office:value="0.031034941458727" calcext:value-type="float">
            <text:p>0,0310349415</text:p>
          </table:table-cell>
          <table:table-cell table:style-name="ce3" table:formula="of:=[$Redistribution_high.P26]" office:value-type="float" office:value="0.029848082297699" calcext:value-type="float">
            <text:p>0,0298480823</text:p>
          </table:table-cell>
          <table:table-cell table:style-name="ce3" table:formula="of:=[$Redistribution_high.Q26]" office:value-type="float" office:value="0.043179281725022" calcext:value-type="float">
            <text:p>0,0431792817</text:p>
          </table:table-cell>
          <table:table-cell/>
          <table:table-cell table:style-name="ce3" table:formula="of:=[$Redistribution_central.N26]" office:value-type="float" office:value="0.040661003097554" calcext:value-type="float">
            <text:p>0,0406610031</text:p>
          </table:table-cell>
          <table:table-cell table:style-name="ce3" table:formula="of:=[$Redistribution_central.O26]" office:value-type="float" office:value="0.031791111065421" calcext:value-type="float">
            <text:p>0,0317911111</text:p>
          </table:table-cell>
          <table:table-cell table:style-name="ce3" table:formula="of:=[$Redistribution_central.P26]" office:value-type="float" office:value="0.029920742145331" calcext:value-type="float">
            <text:p>0,0299207421</text:p>
          </table:table-cell>
          <table:table-cell table:style-name="ce3" table:formula="of:=[$Redistribution_central.Q26]" office:value-type="float" office:value="0.046717050718626" calcext:value-type="float">
            <text:p>0,0467170507</text:p>
          </table:table-cell>
          <table:table-cell/>
          <table:table-cell table:style-name="ce3" table:formula="of:=[$redistribution_low.N26]" office:value-type="float" office:value="0.040478603799139" calcext:value-type="float">
            <text:p>0,0404786038</text:p>
          </table:table-cell>
          <table:table-cell table:style-name="ce3" table:formula="of:=[$redistribution_low.O26]" office:value-type="float" office:value="0.031803160432688" calcext:value-type="float">
            <text:p>0,0318031604</text:p>
          </table:table-cell>
          <table:table-cell table:style-name="ce3" table:formula="of:=[$redistribution_low.P26]" office:value-type="float" office:value="0.029859109252977" calcext:value-type="float">
            <text:p>0,0298591093</text:p>
          </table:table-cell>
          <table:table-cell table:style-name="ce3" table:formula="of:=[$redistribution_low.Q26]" office:value-type="float" office:value="0.046612416640004" calcext:value-type="float">
            <text:p>0,0466124166</text:p>
          </table:table-cell>
          <table:table-cell table:number-columns-repeated="1009"/>
        </table:table-row>
        <table:table-row table:style-name="ro1">
          <table:table-cell table:style-name="ce3" table:formula="of:=[.A29]+1" office:value-type="float" office:value="74" calcext:value-type="float">
            <text:p>74</text:p>
          </table:table-cell>
          <table:table-cell table:style-name="ce3" table:formula="of:=[$Redistribution_high.N27]" office:value-type="float" office:value="0.038947462487629" calcext:value-type="float">
            <text:p>0,0389474625</text:p>
          </table:table-cell>
          <table:table-cell table:style-name="ce3" table:formula="of:=[$Redistribution_high.O27]" office:value-type="float" office:value="0.030361908105039" calcext:value-type="float">
            <text:p>0,0303619081</text:p>
          </table:table-cell>
          <table:table-cell table:style-name="ce3" table:formula="of:=[$Redistribution_high.P27]" office:value-type="float" office:value="0.030305090314587" calcext:value-type="float">
            <text:p>0,0303050903</text:p>
          </table:table-cell>
          <table:table-cell table:style-name="ce3" table:formula="of:=[$Redistribution_high.Q27]" office:value-type="float" office:value="0.042258246155832" calcext:value-type="float">
            <text:p>0,0422582462</text:p>
          </table:table-cell>
          <table:table-cell/>
          <table:table-cell table:style-name="ce3" table:formula="of:=[$Redistribution_central.N27]" office:value-type="float" office:value="0.040595535135539" calcext:value-type="float">
            <text:p>0,0405955351</text:p>
          </table:table-cell>
          <table:table-cell table:style-name="ce3" table:formula="of:=[$Redistribution_central.O27]" office:value-type="float" office:value="0.032587012056554" calcext:value-type="float">
            <text:p>0,0325870121</text:p>
          </table:table-cell>
          <table:table-cell table:style-name="ce3" table:formula="of:=[$Redistribution_central.P27]" office:value-type="float" office:value="0.031251632331224" calcext:value-type="float">
            <text:p>0,0312516323</text:p>
          </table:table-cell>
          <table:table-cell table:style-name="ce3" table:formula="of:=[$Redistribution_central.Q27]" office:value-type="float" office:value="0.045589615366937" calcext:value-type="float">
            <text:p>0,0455896154</text:p>
          </table:table-cell>
          <table:table-cell/>
          <table:table-cell table:style-name="ce3" table:formula="of:=[$redistribution_low.N27]" office:value-type="float" office:value="0.040214902869847" calcext:value-type="float">
            <text:p>0,0402149029</text:p>
          </table:table-cell>
          <table:table-cell table:style-name="ce3" table:formula="of:=[$redistribution_low.O27]" office:value-type="float" office:value="0.032364883078304" calcext:value-type="float">
            <text:p>0,0323648831</text:p>
          </table:table-cell>
          <table:table-cell table:style-name="ce3" table:formula="of:=[$redistribution_low.P27]" office:value-type="float" office:value="0.031076536368084" calcext:value-type="float">
            <text:p>0,0310765364</text:p>
          </table:table-cell>
          <table:table-cell table:style-name="ce3" table:formula="of:=[$redistribution_low.Q27]" office:value-type="float" office:value="0.045181053743513" calcext:value-type="float">
            <text:p>0,0451810537</text:p>
          </table:table-cell>
          <table:table-cell table:number-columns-repeated="1009"/>
        </table:table-row>
        <table:table-row table:style-name="ro1">
          <table:table-cell table:style-name="ce3" table:formula="of:=[.A30]+1" office:value-type="float" office:value="75" calcext:value-type="float">
            <text:p>75</text:p>
          </table:table-cell>
          <table:table-cell table:style-name="ce3" table:formula="of:=[$Redistribution_high.N28]" office:value-type="float" office:value="0.039307961788514" calcext:value-type="float">
            <text:p>0,0393079618</text:p>
          </table:table-cell>
          <table:table-cell table:style-name="ce3" table:formula="of:=[$Redistribution_high.O28]" office:value-type="float" office:value="0.031615851407004" calcext:value-type="float">
            <text:p>0,0316158514</text:p>
          </table:table-cell>
          <table:table-cell table:style-name="ce3" table:formula="of:=[$Redistribution_high.P28]" office:value-type="float" office:value="0.030092523622277" calcext:value-type="float">
            <text:p>0,0300925236</text:p>
          </table:table-cell>
          <table:table-cell table:style-name="ce3" table:formula="of:=[$Redistribution_high.Q28]" office:value-type="float" office:value="0.044172197649825" calcext:value-type="float">
            <text:p>0,0441721976</text:p>
          </table:table-cell>
          <table:table-cell/>
          <table:table-cell table:style-name="ce3" table:formula="of:=[$Redistribution_central.N28]" office:value-type="float" office:value="0.039472349185534" calcext:value-type="float">
            <text:p>0,0394723492</text:p>
          </table:table-cell>
          <table:table-cell table:style-name="ce3" table:formula="of:=[$Redistribution_central.O28]" office:value-type="float" office:value="0.031255927290608" calcext:value-type="float">
            <text:p>0,0312559273</text:p>
          </table:table-cell>
          <table:table-cell table:style-name="ce3" table:formula="of:=[$Redistribution_central.P28]" office:value-type="float" office:value="0.030824473481091" calcext:value-type="float">
            <text:p>0,0308244735</text:p>
          </table:table-cell>
          <table:table-cell table:style-name="ce3" table:formula="of:=[$Redistribution_central.Q28]" office:value-type="float" office:value="0.04344014228411" calcext:value-type="float">
            <text:p>0,0434401423</text:p>
          </table:table-cell>
          <table:table-cell/>
          <table:table-cell table:style-name="ce3" table:formula="of:=[$redistribution_low.N28]" office:value-type="float" office:value="0.039584436516328" calcext:value-type="float">
            <text:p>0,0395844365</text:p>
          </table:table-cell>
          <table:table-cell table:style-name="ce3" table:formula="of:=[$redistribution_low.O28]" office:value-type="float" office:value="0.031569274915664" calcext:value-type="float">
            <text:p>0,0315692749</text:p>
          </table:table-cell>
          <table:table-cell table:style-name="ce3" table:formula="of:=[$redistribution_low.P28]" office:value-type="float" office:value="0.030499516210121" calcext:value-type="float">
            <text:p>0,0304995162</text:p>
          </table:table-cell>
          <table:table-cell table:style-name="ce3" table:formula="of:=[$redistribution_low.Q28]" office:value-type="float" office:value="0.044464803129303" calcext:value-type="float">
            <text:p>0,0444648031</text:p>
          </table:table-cell>
          <table:table-cell table:number-columns-repeated="1009"/>
        </table:table-row>
        <table:table-row table:style-name="ro1">
          <table:table-cell table:style-name="ce3" table:formula="of:=[.A31]+1" office:value-type="float" office:value="76" calcext:value-type="float">
            <text:p>76</text:p>
          </table:table-cell>
          <table:table-cell table:style-name="ce3" table:formula="of:=[$Redistribution_high.N29]" office:value-type="float" office:value="0.041344292748369" calcext:value-type="float">
            <text:p>0,0413442927</text:p>
          </table:table-cell>
          <table:table-cell table:style-name="ce3" table:formula="of:=[$Redistribution_high.O29]" office:value-type="float" office:value="0.03186873564476" calcext:value-type="float">
            <text:p>0,0318687356</text:p>
          </table:table-cell>
          <table:table-cell table:style-name="ce3" table:formula="of:=[$Redistribution_high.P29]" office:value-type="float" office:value="0.030184280789804" calcext:value-type="float">
            <text:p>0,0301842808</text:p>
          </table:table-cell>
          <table:table-cell table:style-name="ce3" table:formula="of:=[$Redistribution_high.Q29]" office:value-type="float" office:value="0.047040704981105" calcext:value-type="float">
            <text:p>0,047040705</text:p>
          </table:table-cell>
          <table:table-cell/>
          <table:table-cell table:style-name="ce3" table:formula="of:=[$Redistribution_central.N29]" office:value-type="float" office:value="0.04282999475918" calcext:value-type="float">
            <text:p>0,0428299948</text:p>
          </table:table-cell>
          <table:table-cell table:style-name="ce3" table:formula="of:=[$Redistribution_central.O29]" office:value-type="float" office:value="0.034893566088409" calcext:value-type="float">
            <text:p>0,0348935661</text:p>
          </table:table-cell>
          <table:table-cell table:style-name="ce3" table:formula="of:=[$Redistribution_central.P29]" office:value-type="float" office:value="0.032463225547144" calcext:value-type="float">
            <text:p>0,0324632255</text:p>
          </table:table-cell>
          <table:table-cell table:style-name="ce3" table:formula="of:=[$Redistribution_central.Q29]" office:value-type="float" office:value="0.049489263978427" calcext:value-type="float">
            <text:p>0,049489264</text:p>
          </table:table-cell>
          <table:table-cell/>
          <table:table-cell table:style-name="ce3" table:formula="of:=[$redistribution_low.N29]" office:value-type="float" office:value="0.041804693572221" calcext:value-type="float">
            <text:p>0,0418046936</text:p>
          </table:table-cell>
          <table:table-cell table:style-name="ce3" table:formula="of:=[$redistribution_low.O29]" office:value-type="float" office:value="0.035207492927814" calcext:value-type="float">
            <text:p>0,0352074929</text:p>
          </table:table-cell>
          <table:table-cell table:style-name="ce3" table:formula="of:=[$redistribution_low.P29]" office:value-type="float" office:value="0.031352707382641" calcext:value-type="float">
            <text:p>0,0313527074</text:p>
          </table:table-cell>
          <table:table-cell table:style-name="ce3" table:formula="of:=[$redistribution_low.Q29]" office:value-type="float" office:value="0.050028173619246" calcext:value-type="float">
            <text:p>0,0500281736</text:p>
          </table:table-cell>
          <table:table-cell table:number-columns-repeated="1009"/>
        </table:table-row>
        <table:table-row table:style-name="ro1">
          <table:table-cell table:style-name="ce3" table:formula="of:=[.A32]+1" office:value-type="float" office:value="77" calcext:value-type="float">
            <text:p>77</text:p>
          </table:table-cell>
          <table:table-cell table:style-name="ce3" table:formula="of:=[$Redistribution_high.N30]" office:value-type="float" office:value="0.042468961207889" calcext:value-type="float">
            <text:p>0,0424689612</text:p>
          </table:table-cell>
          <table:table-cell table:style-name="ce3" table:formula="of:=[$Redistribution_high.O30]" office:value-type="float" office:value="0.031905283573976" calcext:value-type="float">
            <text:p>0,0319052836</text:p>
          </table:table-cell>
          <table:table-cell table:style-name="ce3" table:formula="of:=[$Redistribution_high.P30]" office:value-type="float" office:value="0.0309382929064" calcext:value-type="float">
            <text:p>0,0309382929</text:p>
          </table:table-cell>
          <table:table-cell table:style-name="ce3" table:formula="of:=[$Redistribution_high.Q30]" office:value-type="float" office:value="0.047586708164665" calcext:value-type="float">
            <text:p>0,0475867082</text:p>
          </table:table-cell>
          <table:table-cell/>
          <table:table-cell table:style-name="ce3" table:formula="of:=[$Redistribution_central.N30]" office:value-type="float" office:value="0.04305763589496" calcext:value-type="float">
            <text:p>0,0430576359</text:p>
          </table:table-cell>
          <table:table-cell table:style-name="ce3" table:formula="of:=[$Redistribution_central.O30]" office:value-type="float" office:value="0.03475216241774" calcext:value-type="float">
            <text:p>0,0347521624</text:p>
          </table:table-cell>
          <table:table-cell table:style-name="ce3" table:formula="of:=[$Redistribution_central.P30]" office:value-type="float" office:value="0.031356874736078" calcext:value-type="float">
            <text:p>0,0313568747</text:p>
          </table:table-cell>
          <table:table-cell table:style-name="ce3" table:formula="of:=[$Redistribution_central.Q30]" office:value-type="float" office:value="0.051021760209943" calcext:value-type="float">
            <text:p>0,0510217602</text:p>
          </table:table-cell>
          <table:table-cell/>
          <table:table-cell table:style-name="ce3" table:formula="of:=[$redistribution_low.N30]" office:value-type="float" office:value="0.043602144749647" calcext:value-type="float">
            <text:p>0,0436021447</text:p>
          </table:table-cell>
          <table:table-cell table:style-name="ce3" table:formula="of:=[$redistribution_low.O30]" office:value-type="float" office:value="0.0360700617613" calcext:value-type="float">
            <text:p>0,0360700618</text:p>
          </table:table-cell>
          <table:table-cell table:style-name="ce3" table:formula="of:=[$redistribution_low.P30]" office:value-type="float" office:value="0.031881174185283" calcext:value-type="float">
            <text:p>0,0318811742</text:p>
          </table:table-cell>
          <table:table-cell table:style-name="ce3" table:formula="of:=[$redistribution_low.Q30]" office:value-type="float" office:value="0.052538651484772" calcext:value-type="float">
            <text:p>0,0525386515</text:p>
          </table:table-cell>
          <table:table-cell table:number-columns-repeated="1009"/>
        </table:table-row>
        <table:table-row table:style-name="ro1">
          <table:table-cell table:style-name="ce3" table:formula="of:=[.A33]+1" office:value-type="float" office:value="78" calcext:value-type="float">
            <text:p>78</text:p>
          </table:table-cell>
          <table:table-cell table:style-name="ce3" table:formula="of:=[$Redistribution_high.N31]" office:value-type="float" office:value="0.041191119119495" calcext:value-type="float">
            <text:p>0,0411911191</text:p>
          </table:table-cell>
          <table:table-cell table:style-name="ce3" table:formula="of:=[$Redistribution_high.O31]" office:value-type="float" office:value="0.033458598376122" calcext:value-type="float">
            <text:p>0,0334585984</text:p>
          </table:table-cell>
          <table:table-cell table:style-name="ce3" table:formula="of:=[$Redistribution_high.P31]" office:value-type="float" office:value="0.031178863637217" calcext:value-type="float">
            <text:p>0,0311788636</text:p>
          </table:table-cell>
          <table:table-cell table:style-name="ce3" table:formula="of:=[$Redistribution_high.Q31]" office:value-type="float" office:value="0.047088904044084" calcext:value-type="float">
            <text:p>0,047088904</text:p>
          </table:table-cell>
          <table:table-cell/>
          <table:table-cell table:style-name="ce3" table:formula="of:=[$Redistribution_central.N31]" office:value-type="float" office:value="0.043564384415059" calcext:value-type="float">
            <text:p>0,0435643844</text:p>
          </table:table-cell>
          <table:table-cell table:style-name="ce3" table:formula="of:=[$Redistribution_central.O31]" office:value-type="float" office:value="0.035694968994643" calcext:value-type="float">
            <text:p>0,035694969</text:p>
          </table:table-cell>
          <table:table-cell table:style-name="ce3" table:formula="of:=[$Redistribution_central.P31]" office:value-type="float" office:value="0.033143447523703" calcext:value-type="float">
            <text:p>0,0331434475</text:p>
          </table:table-cell>
          <table:table-cell table:style-name="ce3" table:formula="of:=[$Redistribution_central.Q31]" office:value-type="float" office:value="0.050449525383731" calcext:value-type="float">
            <text:p>0,0504495254</text:p>
          </table:table-cell>
          <table:table-cell/>
          <table:table-cell table:style-name="ce3" table:formula="of:=[$redistribution_low.N31]" office:value-type="float" office:value="0.043956174010499" calcext:value-type="float">
            <text:p>0,043956174</text:p>
          </table:table-cell>
          <table:table-cell table:style-name="ce3" table:formula="of:=[$redistribution_low.O31]" office:value-type="float" office:value="0.03728127894731" calcext:value-type="float">
            <text:p>0,0372812789</text:p>
          </table:table-cell>
          <table:table-cell table:style-name="ce3" table:formula="of:=[$redistribution_low.P31]" office:value-type="float" office:value="0.033368119765222" calcext:value-type="float">
            <text:p>0,0333681198</text:p>
          </table:table-cell>
          <table:table-cell table:style-name="ce3" table:formula="of:=[$redistribution_low.Q31]" office:value-type="float" office:value="0.052419403648992" calcext:value-type="float">
            <text:p>0,0524194036</text:p>
          </table:table-cell>
          <table:table-cell table:number-columns-repeated="1009"/>
        </table:table-row>
        <table:table-row table:style-name="ro1">
          <table:table-cell table:style-name="ce3" table:formula="of:=[.A34]+1" office:value-type="float" office:value="79" calcext:value-type="float">
            <text:p>79</text:p>
          </table:table-cell>
          <table:table-cell table:style-name="ce3" table:formula="of:=[$Redistribution_high.N32]" office:value-type="float" office:value="0.037642227671542" calcext:value-type="float">
            <text:p>0,0376422277</text:p>
          </table:table-cell>
          <table:table-cell table:style-name="ce3" table:formula="of:=[$Redistribution_high.O32]" office:value-type="float" office:value="0.031751507020955" calcext:value-type="float">
            <text:p>0,031751507</text:p>
          </table:table-cell>
          <table:table-cell table:style-name="ce3" table:formula="of:=[$Redistribution_high.P32]" office:value-type="float" office:value="0.029445065818531" calcext:value-type="float">
            <text:p>0,0294450658</text:p>
          </table:table-cell>
          <table:table-cell table:style-name="ce3" table:formula="of:=[$Redistribution_high.Q32]" office:value-type="float" office:value="0.042934187216854" calcext:value-type="float">
            <text:p>0,0429341872</text:p>
          </table:table-cell>
          <table:table-cell/>
          <table:table-cell table:style-name="ce3" table:formula="of:=[$Redistribution_central.N32]" office:value-type="float" office:value="0.046126561650307" calcext:value-type="float">
            <text:p>0,0461265617</text:p>
          </table:table-cell>
          <table:table-cell table:style-name="ce3" table:formula="of:=[$Redistribution_central.O32]" office:value-type="float" office:value="0.039349470668485" calcext:value-type="float">
            <text:p>0,0393494707</text:p>
          </table:table-cell>
          <table:table-cell table:style-name="ce3" table:formula="of:=[$Redistribution_central.P32]" office:value-type="float" office:value="0.034868548648317" calcext:value-type="float">
            <text:p>0,0348685486</text:p>
          </table:table-cell>
          <table:table-cell table:style-name="ce3" table:formula="of:=[$Redistribution_central.Q32]" office:value-type="float" office:value="0.055196991323135" calcext:value-type="float">
            <text:p>0,0551969913</text:p>
          </table:table-cell>
          <table:table-cell/>
          <table:table-cell table:style-name="ce3" table:formula="of:=[$redistribution_low.N32]" office:value-type="float" office:value="0.040172556689483" calcext:value-type="float">
            <text:p>0,0401725567</text:p>
          </table:table-cell>
          <table:table-cell table:style-name="ce3" table:formula="of:=[$redistribution_low.O32]" office:value-type="float" office:value="0.035394042345069" calcext:value-type="float">
            <text:p>0,0353940423</text:p>
          </table:table-cell>
          <table:table-cell table:style-name="ce3" table:formula="of:=[$redistribution_low.P32]" office:value-type="float" office:value="0.031566772188342" calcext:value-type="float">
            <text:p>0,0315667722</text:p>
          </table:table-cell>
          <table:table-cell table:style-name="ce3" table:formula="of:=[$redistribution_low.Q32]" office:value-type="float" office:value="0.047595745346627" calcext:value-type="float">
            <text:p>0,0475957453</text:p>
          </table:table-cell>
          <table:table-cell table:number-columns-repeated="1009"/>
        </table:table-row>
        <table:table-row table:style-name="ro1">
          <table:table-cell table:style-name="ce3" table:formula="of:=[.A35]+1" office:value-type="float" office:value="80" calcext:value-type="float">
            <text:p>80</text:p>
          </table:table-cell>
          <table:table-cell table:style-name="ce3" table:formula="of:=[$Redistribution_high.N33]" office:value-type="float" office:value="0.038948979127735" calcext:value-type="float">
            <text:p>0,0389489791</text:p>
          </table:table-cell>
          <table:table-cell table:style-name="ce3" table:formula="of:=[$Redistribution_high.O33]" office:value-type="float" office:value="0.034177910615941" calcext:value-type="float">
            <text:p>0,0341779106</text:p>
          </table:table-cell>
          <table:table-cell table:style-name="ce3" table:formula="of:=[$Redistribution_high.P33]" office:value-type="float" office:value="0.030559581321994" calcext:value-type="float">
            <text:p>0,0305595813</text:p>
          </table:table-cell>
          <table:table-cell table:style-name="ce3" table:formula="of:=[$Redistribution_high.Q33]" office:value-type="float" office:value="0.045633750711074" calcext:value-type="float">
            <text:p>0,0456337507</text:p>
          </table:table-cell>
          <table:table-cell/>
          <table:table-cell table:style-name="ce3" table:formula="of:=[$Redistribution_central.N33]" office:value-type="float" office:value="0.043921845624884" calcext:value-type="float">
            <text:p>0,0439218456</text:p>
          </table:table-cell>
          <table:table-cell table:style-name="ce3" table:formula="of:=[$Redistribution_central.O33]" office:value-type="float" office:value="0.037999184386237" calcext:value-type="float">
            <text:p>0,0379991844</text:p>
          </table:table-cell>
          <table:table-cell table:style-name="ce3" table:formula="of:=[$Redistribution_central.P33]" office:value-type="float" office:value="0.033464123350818" calcext:value-type="float">
            <text:p>0,0334641234</text:p>
          </table:table-cell>
          <table:table-cell table:style-name="ce3" table:formula="of:=[$Redistribution_central.Q33]" office:value-type="float" office:value="0.052734691874777" calcext:value-type="float">
            <text:p>0,0527346919</text:p>
          </table:table-cell>
          <table:table-cell/>
          <table:table-cell table:style-name="ce3" table:formula="of:=[$redistribution_low.N33]" office:value-type="float" office:value="0.042151456099312" calcext:value-type="float">
            <text:p>0,0421514561</text:p>
          </table:table-cell>
          <table:table-cell table:style-name="ce3" table:formula="of:=[$redistribution_low.O33]" office:value-type="float" office:value="0.03724950301104" calcext:value-type="float">
            <text:p>0,037249503</text:p>
          </table:table-cell>
          <table:table-cell table:style-name="ce3" table:formula="of:=[$redistribution_low.P33]" office:value-type="float" office:value="0.032878865723181" calcext:value-type="float">
            <text:p>0,0328788657</text:p>
          </table:table-cell>
          <table:table-cell table:style-name="ce3" table:formula="of:=[$redistribution_low.Q33]" office:value-type="float" office:value="0.05043380176668" calcext:value-type="float">
            <text:p>0,0504338018</text:p>
          </table:table-cell>
          <table:table-cell table:number-columns-repeated="1009"/>
        </table:table-row>
        <table:table-row table:style-name="ro1">
          <table:table-cell table:style-name="ce3" table:formula="of:=[.A36]+1" office:value-type="float" office:value="81" calcext:value-type="float">
            <text:p>81</text:p>
          </table:table-cell>
          <table:table-cell table:style-name="ce3" table:formula="of:=[$Redistribution_high.N34]" office:value-type="float" office:value="0.038531907837147" calcext:value-type="float">
            <text:p>0,0385319078</text:p>
          </table:table-cell>
          <table:table-cell table:style-name="ce3" table:formula="of:=[$Redistribution_high.O34]" office:value-type="float" office:value="0.032396015949711" calcext:value-type="float">
            <text:p>0,0323960159</text:p>
          </table:table-cell>
          <table:table-cell table:style-name="ce3" table:formula="of:=[$Redistribution_high.P34]" office:value-type="float" office:value="0.029424611995523" calcext:value-type="float">
            <text:p>0,029424612</text:p>
          </table:table-cell>
          <table:table-cell table:style-name="ce3" table:formula="of:=[$Redistribution_high.Q34]" office:value-type="float" office:value="0.044695892922404" calcext:value-type="float">
            <text:p>0,0446958929</text:p>
          </table:table-cell>
          <table:table-cell/>
          <table:table-cell table:style-name="ce3" table:formula="of:=[$Redistribution_central.N34]" office:value-type="float" office:value="0.045051328572027" calcext:value-type="float">
            <text:p>0,0450513286</text:p>
          </table:table-cell>
          <table:table-cell table:style-name="ce3" table:formula="of:=[$Redistribution_central.O34]" office:value-type="float" office:value="0.035949563672823" calcext:value-type="float">
            <text:p>0,0359495637</text:p>
          </table:table-cell>
          <table:table-cell table:style-name="ce3" table:formula="of:=[$Redistribution_central.P34]" office:value-type="float" office:value="0.032162914707766" calcext:value-type="float">
            <text:p>0,0321629147</text:p>
          </table:table-cell>
          <table:table-cell table:style-name="ce3" table:formula="of:=[$Redistribution_central.Q34]" office:value-type="float" office:value="0.054059798401752" calcext:value-type="float">
            <text:p>0,0540597984</text:p>
          </table:table-cell>
          <table:table-cell/>
          <table:table-cell table:style-name="ce3" table:formula="of:=[$redistribution_low.N34]" office:value-type="float" office:value="0.044234838626067" calcext:value-type="float">
            <text:p>0,0442348386</text:p>
          </table:table-cell>
          <table:table-cell table:style-name="ce3" table:formula="of:=[$redistribution_low.O34]" office:value-type="float" office:value="0.037990150773399" calcext:value-type="float">
            <text:p>0,0379901508</text:p>
          </table:table-cell>
          <table:table-cell table:style-name="ce3" table:formula="of:=[$redistribution_low.P34]" office:value-type="float" office:value="0.03338305157772" calcext:value-type="float">
            <text:p>0,0333830516</text:p>
          </table:table-cell>
          <table:table-cell table:style-name="ce3" table:formula="of:=[$redistribution_low.Q34]" office:value-type="float" office:value="0.053380119454748" calcext:value-type="float">
            <text:p>0,0533801195</text:p>
          </table:table-cell>
          <table:table-cell table:number-columns-repeated="1009"/>
        </table:table-row>
        <table:table-row table:style-name="ro1">
          <table:table-cell table:style-name="ce3" table:formula="of:=[.A37]+1" office:value-type="float" office:value="82" calcext:value-type="float">
            <text:p>82</text:p>
          </table:table-cell>
          <table:table-cell table:style-name="ce3" table:formula="of:=[$Redistribution_high.N35]" office:value-type="float" office:value="0.039855993853297" calcext:value-type="float">
            <text:p>0,0398559939</text:p>
          </table:table-cell>
          <table:table-cell table:style-name="ce3" table:formula="of:=[$Redistribution_high.O35]" office:value-type="float" office:value="0.034584460125744" calcext:value-type="float">
            <text:p>0,0345844601</text:p>
          </table:table-cell>
          <table:table-cell table:style-name="ce3" table:formula="of:=[$Redistribution_high.P35]" office:value-type="float" office:value="0.030358532533731" calcext:value-type="float">
            <text:p>0,0303585325</text:p>
          </table:table-cell>
          <table:table-cell table:style-name="ce3" table:formula="of:=[$Redistribution_high.Q35]" office:value-type="float" office:value="0.04754971900969" calcext:value-type="float">
            <text:p>0,047549719</text:p>
          </table:table-cell>
          <table:table-cell/>
          <table:table-cell table:style-name="ce3" table:formula="of:=[$Redistribution_central.N35]" office:value-type="float" office:value="0.041905748894892" calcext:value-type="float">
            <text:p>0,0419057489</text:p>
          </table:table-cell>
          <table:table-cell table:style-name="ce3" table:formula="of:=[$Redistribution_central.O35]" office:value-type="float" office:value="0.03535966931948" calcext:value-type="float">
            <text:p>0,0353596693</text:p>
          </table:table-cell>
          <table:table-cell table:style-name="ce3" table:formula="of:=[$Redistribution_central.P35]" office:value-type="float" office:value="0.031548009055449" calcext:value-type="float">
            <text:p>0,0315480091</text:p>
          </table:table-cell>
          <table:table-cell table:style-name="ce3" table:formula="of:=[$Redistribution_central.Q35]" office:value-type="float" office:value="0.050009991799785" calcext:value-type="float">
            <text:p>0,0500099918</text:p>
          </table:table-cell>
          <table:table-cell/>
          <table:table-cell table:style-name="ce3" table:formula="of:=[$redistribution_low.N35]" office:value-type="float" office:value="0.04262799248363" calcext:value-type="float">
            <text:p>0,0426279925</text:p>
          </table:table-cell>
          <table:table-cell table:style-name="ce3" table:formula="of:=[$redistribution_low.O35]" office:value-type="float" office:value="0.037762179498222" calcext:value-type="float">
            <text:p>0,0377621795</text:p>
          </table:table-cell>
          <table:table-cell table:style-name="ce3" table:formula="of:=[$redistribution_low.P35]" office:value-type="float" office:value="0.032984162021505" calcext:value-type="float">
            <text:p>0,032984162</text:p>
          </table:table-cell>
          <table:table-cell table:style-name="ce3" table:formula="of:=[$redistribution_low.Q35]" office:value-type="float" office:value="0.051601690220561" calcext:value-type="float">
            <text:p>0,0516016902</text:p>
          </table:table-cell>
          <table:table-cell table:number-columns-repeated="1009"/>
        </table:table-row>
        <table:table-row table:style-name="ro1">
          <table:table-cell table:style-name="ce3" table:formula="of:=[.A38]+1" office:value-type="float" office:value="83" calcext:value-type="float">
            <text:p>83</text:p>
          </table:table-cell>
          <table:table-cell table:style-name="ce3" table:formula="of:=[$Redistribution_high.N36]" office:value-type="float" office:value="0.038397046034962" calcext:value-type="float">
            <text:p>0,038397046</text:p>
          </table:table-cell>
          <table:table-cell table:style-name="ce3" table:formula="of:=[$Redistribution_high.O36]" office:value-type="float" office:value="0.034724399649617" calcext:value-type="float">
            <text:p>0,0347243996</text:p>
          </table:table-cell>
          <table:table-cell table:style-name="ce3" table:formula="of:=[$Redistribution_high.P36]" office:value-type="float" office:value="0.030010717407656" calcext:value-type="float">
            <text:p>0,0300107174</text:p>
          </table:table-cell>
          <table:table-cell table:style-name="ce3" table:formula="of:=[$Redistribution_high.Q36]" office:value-type="float" office:value="0.04615013780633" calcext:value-type="float">
            <text:p>0,0461501378</text:p>
          </table:table-cell>
          <table:table-cell/>
          <table:table-cell table:style-name="ce3" table:formula="of:=[$Redistribution_central.N36]" office:value-type="float" office:value="0.039859273424744" calcext:value-type="float">
            <text:p>0,0398592734</text:p>
          </table:table-cell>
          <table:table-cell table:style-name="ce3" table:formula="of:=[$Redistribution_central.O36]" office:value-type="float" office:value="0.03413932371555" calcext:value-type="float">
            <text:p>0,0341393237</text:p>
          </table:table-cell>
          <table:table-cell table:style-name="ce3" table:formula="of:=[$Redistribution_central.P36]" office:value-type="float" office:value="0.030645118211612" calcext:value-type="float">
            <text:p>0,0306451182</text:p>
          </table:table-cell>
          <table:table-cell table:style-name="ce3" table:formula="of:=[$Redistribution_central.Q36]" office:value-type="float" office:value="0.047157545162106" calcext:value-type="float">
            <text:p>0,0471575452</text:p>
          </table:table-cell>
          <table:table-cell/>
          <table:table-cell table:style-name="ce3" table:formula="of:=[$redistribution_low.N36]" office:value-type="float" office:value="0.042745670597489" calcext:value-type="float">
            <text:p>0,0427456706</text:p>
          </table:table-cell>
          <table:table-cell table:style-name="ce3" table:formula="of:=[$redistribution_low.O36]" office:value-type="float" office:value="0.039555503305513" calcext:value-type="float">
            <text:p>0,0395555033</text:p>
          </table:table-cell>
          <table:table-cell table:style-name="ce3" table:formula="of:=[$redistribution_low.P36]" office:value-type="float" office:value="0.033122158346007" calcext:value-type="float">
            <text:p>0,0331221583</text:p>
          </table:table-cell>
          <table:table-cell table:style-name="ce3" table:formula="of:=[$redistribution_low.Q36]" office:value-type="float" office:value="0.053219530140495" calcext:value-type="float">
            <text:p>0,0532195301</text:p>
          </table:table-cell>
          <table:table-cell table:number-columns-repeated="1009"/>
        </table:table-row>
        <table:table-row table:style-name="ro1">
          <table:table-cell table:style-name="ce3" table:formula="of:=[.A39]+1" office:value-type="float" office:value="84" calcext:value-type="float">
            <text:p>84</text:p>
          </table:table-cell>
          <table:table-cell table:style-name="ce3" table:formula="of:=[$Redistribution_high.N37]" office:value-type="float" office:value="0.038674611529389" calcext:value-type="float">
            <text:p>0,0386746115</text:p>
          </table:table-cell>
          <table:table-cell table:style-name="ce3" table:formula="of:=[$Redistribution_high.O37]" office:value-type="float" office:value="0.034801364023056" calcext:value-type="float">
            <text:p>0,034801364</text:p>
          </table:table-cell>
          <table:table-cell table:style-name="ce3" table:formula="of:=[$Redistribution_high.P37]" office:value-type="float" office:value="0.031226601536897" calcext:value-type="float">
            <text:p>0,0312266015</text:p>
          </table:table-cell>
          <table:table-cell table:style-name="ce3" table:formula="of:=[$Redistribution_high.Q37]" office:value-type="float" office:value="0.045010709355009" calcext:value-type="float">
            <text:p>0,0450107094</text:p>
          </table:table-cell>
          <table:table-cell/>
          <table:table-cell table:style-name="ce3" table:formula="of:=[$Redistribution_central.N37]" office:value-type="float" office:value="0.045016879683103" calcext:value-type="float">
            <text:p>0,0450168797</text:p>
          </table:table-cell>
          <table:table-cell table:style-name="ce3" table:formula="of:=[$Redistribution_central.O37]" office:value-type="float" office:value="0.039704649068333" calcext:value-type="float">
            <text:p>0,0397046491</text:p>
          </table:table-cell>
          <table:table-cell table:style-name="ce3" table:formula="of:=[$Redistribution_central.P37]" office:value-type="float" office:value="0.033280597346423" calcext:value-type="float">
            <text:p>0,0332805973</text:p>
          </table:table-cell>
          <table:table-cell table:style-name="ce3" table:formula="of:=[$Redistribution_central.Q37]" office:value-type="float" office:value="0.056195099968647" calcext:value-type="float">
            <text:p>0,0561951</text:p>
          </table:table-cell>
          <table:table-cell/>
          <table:table-cell table:style-name="ce3" table:formula="of:=[$redistribution_low.N37]" office:value-type="float" office:value="0.042180924236007" calcext:value-type="float">
            <text:p>0,0421809242</text:p>
          </table:table-cell>
          <table:table-cell table:style-name="ce3" table:formula="of:=[$redistribution_low.O37]" office:value-type="float" office:value="0.037485162353718" calcext:value-type="float">
            <text:p>0,0374851624</text:p>
          </table:table-cell>
          <table:table-cell table:style-name="ce3" table:formula="of:=[$redistribution_low.P37]" office:value-type="float" office:value="0.033386724965573" calcext:value-type="float">
            <text:p>0,033386725</text:p>
          </table:table-cell>
          <table:table-cell table:style-name="ce3" table:formula="of:=[$redistribution_low.Q37]" office:value-type="float" office:value="0.050143720691159" calcext:value-type="float">
            <text:p>0,0501437207</text:p>
          </table:table-cell>
          <table:table-cell table:number-columns-repeated="1009"/>
        </table:table-row>
        <table:table-row table:style-name="ro1">
          <table:table-cell table:style-name="ce3" table:formula="of:=[.A40]+1" office:value-type="float" office:value="85" calcext:value-type="float">
            <text:p>85</text:p>
          </table:table-cell>
          <table:table-cell table:style-name="ce3" table:formula="of:=[$Redistribution_high.N38]" office:value-type="float" office:value="0.038285352648828" calcext:value-type="float">
            <text:p>0,0382853526</text:p>
          </table:table-cell>
          <table:table-cell table:style-name="ce3" table:formula="of:=[$Redistribution_high.O38]" office:value-type="float" office:value="0.032921798569245" calcext:value-type="float">
            <text:p>0,0329217986</text:p>
          </table:table-cell>
          <table:table-cell table:style-name="ce3" table:formula="of:=[$Redistribution_high.P38]" office:value-type="float" office:value="0.029972284431009" calcext:value-type="float">
            <text:p>0,0299722844</text:p>
          </table:table-cell>
          <table:table-cell table:style-name="ce3" table:formula="of:=[$Redistribution_high.Q38]" office:value-type="float" office:value="0.044352145357512" calcext:value-type="float">
            <text:p>0,0443521454</text:p>
          </table:table-cell>
          <table:table-cell/>
          <table:table-cell table:style-name="ce3" table:formula="of:=[$Redistribution_central.N38]" office:value-type="float" office:value="0.044436886602364" calcext:value-type="float">
            <text:p>0,0444368866</text:p>
          </table:table-cell>
          <table:table-cell table:style-name="ce3" table:formula="of:=[$Redistribution_central.O38]" office:value-type="float" office:value="0.039135751179399" calcext:value-type="float">
            <text:p>0,0391357512</text:p>
          </table:table-cell>
          <table:table-cell table:style-name="ce3" table:formula="of:=[$Redistribution_central.P38]" office:value-type="float" office:value="0.033657851116584" calcext:value-type="float">
            <text:p>0,0336578511</text:p>
          </table:table-cell>
          <table:table-cell table:style-name="ce3" table:formula="of:=[$Redistribution_central.Q38]" office:value-type="float" office:value="0.05420860077282" calcext:value-type="float">
            <text:p>0,0542086008</text:p>
          </table:table-cell>
          <table:table-cell/>
          <table:table-cell table:style-name="ce3" table:formula="of:=[$redistribution_low.N38]" office:value-type="float" office:value="0.043149157004741" calcext:value-type="float">
            <text:p>0,043149157</text:p>
          </table:table-cell>
          <table:table-cell table:style-name="ce3" table:formula="of:=[$redistribution_low.O38]" office:value-type="float" office:value="0.038717735979324" calcext:value-type="float">
            <text:p>0,038717736</text:p>
          </table:table-cell>
          <table:table-cell table:style-name="ce3" table:formula="of:=[$redistribution_low.P38]" office:value-type="float" office:value="0.032492217196672" calcext:value-type="float">
            <text:p>0,0324922172</text:p>
          </table:table-cell>
          <table:table-cell table:style-name="ce3" table:formula="of:=[$redistribution_low.Q38]" office:value-type="float" office:value="0.053940185793972" calcext:value-type="float">
            <text:p>0,0539401858</text:p>
          </table:table-cell>
          <table:table-cell table:number-columns-repeated="1009"/>
        </table:table-row>
        <table:table-row table:style-name="ro1">
          <table:table-cell table:style-name="ce3" table:formula="of:=[.A41]+1" office:value-type="float" office:value="86" calcext:value-type="float">
            <text:p>86</text:p>
          </table:table-cell>
          <table:table-cell table:style-name="ce3" table:formula="of:=[$Redistribution_high.N39]" office:value-type="float" office:value="0.037178680678557" calcext:value-type="float">
            <text:p>0,0371786807</text:p>
          </table:table-cell>
          <table:table-cell table:style-name="ce3" table:formula="of:=[$Redistribution_high.O39]" office:value-type="float" office:value="0.033529612574752" calcext:value-type="float">
            <text:p>0,0335296126</text:p>
          </table:table-cell>
          <table:table-cell table:style-name="ce3" table:formula="of:=[$Redistribution_high.P39]" office:value-type="float" office:value="0.029251353030824" calcext:value-type="float">
            <text:p>0,029251353</text:p>
          </table:table-cell>
          <table:table-cell table:style-name="ce3" table:formula="of:=[$Redistribution_high.Q39]" office:value-type="float" office:value="0.044405056665565" calcext:value-type="float">
            <text:p>0,0444050567</text:p>
          </table:table-cell>
          <table:table-cell/>
          <table:table-cell table:style-name="ce3" table:formula="of:=[$Redistribution_central.N39]" office:value-type="float" office:value="0.042884465885201" calcext:value-type="float">
            <text:p>0,0428844659</text:p>
          </table:table-cell>
          <table:table-cell table:style-name="ce3" table:formula="of:=[$Redistribution_central.O39]" office:value-type="float" office:value="0.039485291829725" calcext:value-type="float">
            <text:p>0,0394852918</text:p>
          </table:table-cell>
          <table:table-cell table:style-name="ce3" table:formula="of:=[$Redistribution_central.P39]" office:value-type="float" office:value="0.033140514077099" calcext:value-type="float">
            <text:p>0,0331405141</text:p>
          </table:table-cell>
          <table:table-cell table:style-name="ce3" table:formula="of:=[$Redistribution_central.Q39]" office:value-type="float" office:value="0.053194815776098" calcext:value-type="float">
            <text:p>0,0531948158</text:p>
          </table:table-cell>
          <table:table-cell/>
          <table:table-cell table:style-name="ce3" table:formula="of:=[$redistribution_low.N39]" office:value-type="float" office:value="0.041418721593955" calcext:value-type="float">
            <text:p>0,0414187216</text:p>
          </table:table-cell>
          <table:table-cell table:style-name="ce3" table:formula="of:=[$redistribution_low.O39]" office:value-type="float" office:value="0.038192134556666" calcext:value-type="float">
            <text:p>0,0381921346</text:p>
          </table:table-cell>
          <table:table-cell table:style-name="ce3" table:formula="of:=[$redistribution_low.P39]" office:value-type="float" office:value="0.03096583729571" calcext:value-type="float">
            <text:p>0,0309658373</text:p>
          </table:table-cell>
          <table:table-cell table:style-name="ce3" table:formula="of:=[$redistribution_low.Q39]" office:value-type="float" office:value="0.053243994843542" calcext:value-type="float">
            <text:p>0,0532439948</text:p>
          </table:table-cell>
          <table:table-cell table:number-columns-repeated="1009"/>
        </table:table-row>
        <table:table-row table:style-name="ro1">
          <table:table-cell table:style-name="ce3" table:formula="of:=[.A42]+1" office:value-type="float" office:value="87" calcext:value-type="float">
            <text:p>87</text:p>
          </table:table-cell>
          <table:table-cell table:style-name="ce3" table:formula="of:=[$Redistribution_high.N40]" office:value-type="float" office:value="0.034885656036694" calcext:value-type="float">
            <text:p>0,034885656</text:p>
          </table:table-cell>
          <table:table-cell table:style-name="ce3" table:formula="of:=[$Redistribution_high.O40]" office:value-type="float" office:value="0.031008656048366" calcext:value-type="float">
            <text:p>0,031008656</text:p>
          </table:table-cell>
          <table:table-cell table:style-name="ce3" table:formula="of:=[$Redistribution_high.P40]" office:value-type="float" office:value="0.027135361421034" calcext:value-type="float">
            <text:p>0,0271353614</text:p>
          </table:table-cell>
          <table:table-cell table:style-name="ce3" table:formula="of:=[$Redistribution_high.Q40]" office:value-type="float" office:value="0.041713199308675" calcext:value-type="float">
            <text:p>0,0417131993</text:p>
          </table:table-cell>
          <table:table-cell/>
          <table:table-cell table:style-name="ce3" table:formula="of:=[$Redistribution_central.N40]" office:value-type="float" office:value="0.043435757605187" calcext:value-type="float">
            <text:p>0,0434357576</text:p>
          </table:table-cell>
          <table:table-cell table:style-name="ce3" table:formula="of:=[$Redistribution_central.O40]" office:value-type="float" office:value="0.040581284227073" calcext:value-type="float">
            <text:p>0,0405812842</text:p>
          </table:table-cell>
          <table:table-cell table:style-name="ce3" table:formula="of:=[$Redistribution_central.P40]" office:value-type="float" office:value="0.033541314447569" calcext:value-type="float">
            <text:p>0,0335413144</text:p>
          </table:table-cell>
          <table:table-cell table:style-name="ce3" table:formula="of:=[$Redistribution_central.Q40]" office:value-type="float" office:value="0.054591801120224" calcext:value-type="float">
            <text:p>0,0545918011</text:p>
          </table:table-cell>
          <table:table-cell/>
          <table:table-cell table:style-name="ce3" table:formula="of:=[$redistribution_low.N40]" office:value-type="float" office:value="0.040053757175888" calcext:value-type="float">
            <text:p>0,0400537572</text:p>
          </table:table-cell>
          <table:table-cell table:style-name="ce3" table:formula="of:=[$redistribution_low.O40]" office:value-type="float" office:value="0.037312585339804" calcext:value-type="float">
            <text:p>0,0373125853</text:p>
          </table:table-cell>
          <table:table-cell table:style-name="ce3" table:formula="of:=[$redistribution_low.P40]" office:value-type="float" office:value="0.031748610118426" calcext:value-type="float">
            <text:p>0,0317486101</text:p>
          </table:table-cell>
          <table:table-cell table:style-name="ce3" table:formula="of:=[$redistribution_low.Q40]" office:value-type="float" office:value="0.049253773566505" calcext:value-type="float">
            <text:p>0,0492537736</text:p>
          </table:table-cell>
          <table:table-cell table:number-columns-repeated="1009"/>
        </table:table-row>
        <table:table-row table:style-name="ro1">
          <table:table-cell table:style-name="ce3" table:formula="of:=[.A43]+1" office:value-type="float" office:value="88" calcext:value-type="float">
            <text:p>88</text:p>
          </table:table-cell>
          <table:table-cell table:style-name="ce3" table:formula="of:=[$Redistribution_high.N41]" office:value-type="float" office:value="0.03781149377955" calcext:value-type="float">
            <text:p>0,0378114938</text:p>
          </table:table-cell>
          <table:table-cell table:style-name="ce3" table:formula="of:=[$Redistribution_high.O41]" office:value-type="float" office:value="0.037206449644099" calcext:value-type="float">
            <text:p>0,0372064496</text:p>
          </table:table-cell>
          <table:table-cell table:style-name="ce3" table:formula="of:=[$Redistribution_high.P41]" office:value-type="float" office:value="0.030637339335655" calcext:value-type="float">
            <text:p>0,0306373393</text:p>
          </table:table-cell>
          <table:table-cell table:style-name="ce3" table:formula="of:=[$Redistribution_high.Q41]" office:value-type="float" office:value="0.046949313603256" calcext:value-type="float">
            <text:p>0,0469493136</text:p>
          </table:table-cell>
          <table:table-cell/>
          <table:table-cell table:style-name="ce3" table:formula="of:=[$Redistribution_central.N41]" office:value-type="float" office:value="0.039951475219377" calcext:value-type="float">
            <text:p>0,0399514752</text:p>
          </table:table-cell>
          <table:table-cell table:style-name="ce3" table:formula="of:=[$Redistribution_central.O41]" office:value-type="float" office:value="0.037727570900085" calcext:value-type="float">
            <text:p>0,0377275709</text:p>
          </table:table-cell>
          <table:table-cell table:style-name="ce3" table:formula="of:=[$Redistribution_central.P41]" office:value-type="float" office:value="0.031508893654556" calcext:value-type="float">
            <text:p>0,0315088937</text:p>
          </table:table-cell>
          <table:table-cell table:style-name="ce3" table:formula="of:=[$Redistribution_central.Q41]" office:value-type="float" office:value="0.049677811890621" calcext:value-type="float">
            <text:p>0,0496778119</text:p>
          </table:table-cell>
          <table:table-cell/>
          <table:table-cell table:style-name="ce3" table:formula="of:=[$redistribution_low.N41]" office:value-type="float" office:value="0.042890178421844" calcext:value-type="float">
            <text:p>0,0428901784</text:p>
          </table:table-cell>
          <table:table-cell table:style-name="ce3" table:formula="of:=[$redistribution_low.O41]" office:value-type="float" office:value="0.037810332223539" calcext:value-type="float">
            <text:p>0,0378103322</text:p>
          </table:table-cell>
          <table:table-cell table:style-name="ce3" table:formula="of:=[$redistribution_low.P41]" office:value-type="float" office:value="0.033063321330431" calcext:value-type="float">
            <text:p>0,0330633213</text:p>
          </table:table-cell>
          <table:table-cell table:style-name="ce3" table:formula="of:=[$redistribution_low.Q41]" office:value-type="float" office:value="0.052041252463703" calcext:value-type="float">
            <text:p>0,0520412525</text:p>
          </table:table-cell>
          <table:table-cell table:number-columns-repeated="1009"/>
        </table:table-row>
        <table:table-row table:style-name="ro1">
          <table:table-cell table:style-name="ce3" table:formula="of:=[.A44]+1" office:value-type="float" office:value="89" calcext:value-type="float">
            <text:p>89</text:p>
          </table:table-cell>
          <table:table-cell table:style-name="ce3" table:formula="of:=[$Redistribution_high.N42]" office:value-type="float" office:value="0.040469052316256" calcext:value-type="float">
            <text:p>0,0404690523</text:p>
          </table:table-cell>
          <table:table-cell table:style-name="ce3" table:formula="of:=[$Redistribution_high.O42]" office:value-type="float" office:value="0.036595041750417" calcext:value-type="float">
            <text:p>0,0365950418</text:p>
          </table:table-cell>
          <table:table-cell table:style-name="ce3" table:formula="of:=[$Redistribution_high.P42]" office:value-type="float" office:value="0.031206830599884" calcext:value-type="float">
            <text:p>0,0312068306</text:p>
          </table:table-cell>
          <table:table-cell table:style-name="ce3" table:formula="of:=[$Redistribution_high.Q42]" office:value-type="float" office:value="0.049254661550637" calcext:value-type="float">
            <text:p>0,0492546616</text:p>
          </table:table-cell>
          <table:table-cell/>
          <table:table-cell table:style-name="ce3" table:formula="of:=[$Redistribution_central.N42]" office:value-type="float" office:value="0.041423921588417" calcext:value-type="float">
            <text:p>0,0414239216</text:p>
          </table:table-cell>
          <table:table-cell table:style-name="ce3" table:formula="of:=[$Redistribution_central.O42]" office:value-type="float" office:value="0.036421445843638" calcext:value-type="float">
            <text:p>0,0364214458</text:p>
          </table:table-cell>
          <table:table-cell table:style-name="ce3" table:formula="of:=[$Redistribution_central.P42]" office:value-type="float" office:value="0.032092820650796" calcext:value-type="float">
            <text:p>0,0320928207</text:p>
          </table:table-cell>
          <table:table-cell table:style-name="ce3" table:formula="of:=[$Redistribution_central.Q42]" office:value-type="float" office:value="0.049694651451733" calcext:value-type="float">
            <text:p>0,0496946515</text:p>
          </table:table-cell>
          <table:table-cell/>
          <table:table-cell table:style-name="ce3" table:formula="of:=[$redistribution_low.N42]" office:value-type="float" office:value="0.041460448991595" calcext:value-type="float">
            <text:p>0,041460449</text:p>
          </table:table-cell>
          <table:table-cell table:style-name="ce3" table:formula="of:=[$redistribution_low.O42]" office:value-type="float" office:value="0.037768105771958" calcext:value-type="float">
            <text:p>0,0377681058</text:p>
          </table:table-cell>
          <table:table-cell table:style-name="ce3" table:formula="of:=[$redistribution_low.P42]" office:value-type="float" office:value="0.032071267839679" calcext:value-type="float">
            <text:p>0,0320712678</text:p>
          </table:table-cell>
          <table:table-cell table:style-name="ce3" table:formula="of:=[$redistribution_low.Q42]" office:value-type="float" office:value="0.051228654248044" calcext:value-type="float">
            <text:p>0,0512286542</text:p>
          </table:table-cell>
          <table:table-cell table:number-columns-repeated="1009"/>
        </table:table-row>
        <table:table-row table:style-name="ro1">
          <table:table-cell table:style-name="ce3" table:formula="of:=[.A45]+1" office:value-type="float" office:value="90" calcext:value-type="float">
            <text:p>90</text:p>
          </table:table-cell>
          <table:table-cell table:style-name="ce3" table:formula="of:=[$Redistribution_high.N43]" office:value-type="float" office:value="0.038283528334223" calcext:value-type="float">
            <text:p>0,0382835283</text:p>
          </table:table-cell>
          <table:table-cell table:style-name="ce3" table:formula="of:=[$Redistribution_high.O43]" office:value-type="float" office:value="0.035403443692558" calcext:value-type="float">
            <text:p>0,0354034437</text:p>
          </table:table-cell>
          <table:table-cell table:style-name="ce3" table:formula="of:=[$Redistribution_high.P43]" office:value-type="float" office:value="0.030717728300564" calcext:value-type="float">
            <text:p>0,0307177283</text:p>
          </table:table-cell>
          <table:table-cell table:style-name="ce3" table:formula="of:=[$Redistribution_high.Q43]" office:value-type="float" office:value="0.045814581160235" calcext:value-type="float">
            <text:p>0,0458145812</text:p>
          </table:table-cell>
          <table:table-cell/>
          <table:table-cell table:style-name="ce3" table:formula="of:=[$Redistribution_central.N43]" office:value-type="float" office:value="0.042236530590277" calcext:value-type="float">
            <text:p>0,0422365306</text:p>
          </table:table-cell>
          <table:table-cell table:style-name="ce3" table:formula="of:=[$Redistribution_central.O43]" office:value-type="float" office:value="0.041675978599031" calcext:value-type="float">
            <text:p>0,0416759786</text:p>
          </table:table-cell>
          <table:table-cell table:style-name="ce3" table:formula="of:=[$Redistribution_central.P43]" office:value-type="float" office:value="0.034417202112935" calcext:value-type="float">
            <text:p>0,0344172021</text:p>
          </table:table-cell>
          <table:table-cell table:style-name="ce3" table:formula="of:=[$Redistribution_central.Q43]" office:value-type="float" office:value="0.052755511305344" calcext:value-type="float">
            <text:p>0,0527555113</text:p>
          </table:table-cell>
          <table:table-cell/>
          <table:table-cell table:style-name="ce3" table:formula="of:=[$redistribution_low.N43]" office:value-type="float" office:value="0.040359034499203" calcext:value-type="float">
            <text:p>0,0403590345</text:p>
          </table:table-cell>
          <table:table-cell table:style-name="ce3" table:formula="of:=[$redistribution_low.O43]" office:value-type="float" office:value="0.038741555161904" calcext:value-type="float">
            <text:p>0,0387415552</text:p>
          </table:table-cell>
          <table:table-cell table:style-name="ce3" table:formula="of:=[$redistribution_low.P43]" office:value-type="float" office:value="0.032082220173414" calcext:value-type="float">
            <text:p>0,0320822202</text:p>
          </table:table-cell>
          <table:table-cell table:style-name="ce3" table:formula="of:=[$redistribution_low.Q43]" office:value-type="float" office:value="0.05070286742225" calcext:value-type="float">
            <text:p>0,0507028674</text:p>
          </table:table-cell>
          <table:table-cell table:number-columns-repeated="1009"/>
        </table:table-row>
        <table:table-row table:style-name="ro1">
          <table:table-cell table:style-name="ce3" table:formula="of:=[.A46]+1" office:value-type="float" office:value="91" calcext:value-type="float">
            <text:p>91</text:p>
          </table:table-cell>
          <table:table-cell table:style-name="ce3" table:formula="of:=[$Redistribution_high.N44]" office:value-type="float" office:value="0.0389474414377" calcext:value-type="float">
            <text:p>0,0389474414</text:p>
          </table:table-cell>
          <table:table-cell table:style-name="ce3" table:formula="of:=[$Redistribution_high.O44]" office:value-type="float" office:value="0.034459891258934" calcext:value-type="float">
            <text:p>0,0344598913</text:p>
          </table:table-cell>
          <table:table-cell table:style-name="ce3" table:formula="of:=[$Redistribution_high.P44]" office:value-type="float" office:value="0.030329526655728" calcext:value-type="float">
            <text:p>0,0303295267</text:p>
          </table:table-cell>
          <table:table-cell table:style-name="ce3" table:formula="of:=[$Redistribution_high.Q44]" office:value-type="float" office:value="0.046398450396734" calcext:value-type="float">
            <text:p>0,0463984504</text:p>
          </table:table-cell>
          <table:table-cell/>
          <table:table-cell table:style-name="ce3" table:formula="of:=[$Redistribution_central.N44]" office:value-type="float" office:value="0.042271732473033" calcext:value-type="float">
            <text:p>0,0422717325</text:p>
          </table:table-cell>
          <table:table-cell table:style-name="ce3" table:formula="of:=[$Redistribution_central.O44]" office:value-type="float" office:value="0.040799788286683" calcext:value-type="float">
            <text:p>0,0407997883</text:p>
          </table:table-cell>
          <table:table-cell table:style-name="ce3" table:formula="of:=[$Redistribution_central.P44]" office:value-type="float" office:value="0.033964623508801" calcext:value-type="float">
            <text:p>0,0339646235</text:p>
          </table:table-cell>
          <table:table-cell table:style-name="ce3" table:formula="of:=[$Redistribution_central.Q44]" office:value-type="float" office:value="0.052663189903021" calcext:value-type="float">
            <text:p>0,0526631899</text:p>
          </table:table-cell>
          <table:table-cell/>
          <table:table-cell table:style-name="ce3" table:formula="of:=[$redistribution_low.N44]" office:value-type="float" office:value="0.039370790454873" calcext:value-type="float">
            <text:p>0,0393707905</text:p>
          </table:table-cell>
          <table:table-cell table:style-name="ce3" table:formula="of:=[$redistribution_low.O44]" office:value-type="float" office:value="0.037419410286992" calcext:value-type="float">
            <text:p>0,0374194103</text:p>
          </table:table-cell>
          <table:table-cell table:style-name="ce3" table:formula="of:=[$redistribution_low.P44]" office:value-type="float" office:value="0.031712396792759" calcext:value-type="float">
            <text:p>0,0317123968</text:p>
          </table:table-cell>
          <table:table-cell table:style-name="ce3" table:formula="of:=[$redistribution_low.Q44]" office:value-type="float" office:value="0.048589853732845" calcext:value-type="float">
            <text:p>0,0485898537</text:p>
          </table:table-cell>
          <table:table-cell table:number-columns-repeated="1009"/>
        </table:table-row>
        <table:table-row table:style-name="ro1">
          <table:table-cell table:style-name="ce3" table:formula="of:=[.A47]+1" office:value-type="float" office:value="92" calcext:value-type="float">
            <text:p>92</text:p>
          </table:table-cell>
          <table:table-cell table:style-name="ce3" table:formula="of:=[$Redistribution_high.N45]" office:value-type="float" office:value="0.039846800787789" calcext:value-type="float">
            <text:p>0,0398468008</text:p>
          </table:table-cell>
          <table:table-cell table:style-name="ce3" table:formula="of:=[$Redistribution_high.O45]" office:value-type="float" office:value="0.037389037424049" calcext:value-type="float">
            <text:p>0,0373890374</text:p>
          </table:table-cell>
          <table:table-cell table:style-name="ce3" table:formula="of:=[$Redistribution_high.P45]" office:value-type="float" office:value="0.03123270869512" calcext:value-type="float">
            <text:p>0,0312327087</text:p>
          </table:table-cell>
          <table:table-cell table:style-name="ce3" table:formula="of:=[$Redistribution_high.Q45]" office:value-type="float" office:value="0.049169868865582" calcext:value-type="float">
            <text:p>0,0491698689</text:p>
          </table:table-cell>
          <table:table-cell/>
          <table:table-cell table:style-name="ce3" table:formula="of:=[$Redistribution_central.N45]" office:value-type="float" office:value="0.038074412354438" calcext:value-type="float">
            <text:p>0,0380744124</text:p>
          </table:table-cell>
          <table:table-cell table:style-name="ce3" table:formula="of:=[$Redistribution_central.O45]" office:value-type="float" office:value="0.036184011905972" calcext:value-type="float">
            <text:p>0,0361840119</text:p>
          </table:table-cell>
          <table:table-cell table:style-name="ce3" table:formula="of:=[$Redistribution_central.P45]" office:value-type="float" office:value="0.030132817277027" calcext:value-type="float">
            <text:p>0,0301328173</text:p>
          </table:table-cell>
          <table:table-cell table:style-name="ce3" table:formula="of:=[$Redistribution_central.Q45]" office:value-type="float" office:value="0.047606026467378" calcext:value-type="float">
            <text:p>0,0476060265</text:p>
          </table:table-cell>
          <table:table-cell/>
          <table:table-cell table:style-name="ce3" table:formula="of:=[$redistribution_low.N45]" office:value-type="float" office:value="0.042547594084048" calcext:value-type="float">
            <text:p>0,0425475941</text:p>
          </table:table-cell>
          <table:table-cell table:style-name="ce3" table:formula="of:=[$redistribution_low.O45]" office:value-type="float" office:value="0.038990609645767" calcext:value-type="float">
            <text:p>0,0389906096</text:p>
          </table:table-cell>
          <table:table-cell table:style-name="ce3" table:formula="of:=[$redistribution_low.P45]" office:value-type="float" office:value="0.031670352598359" calcext:value-type="float">
            <text:p>0,0316703526</text:p>
          </table:table-cell>
          <table:table-cell table:style-name="ce3" table:formula="of:=[$redistribution_low.Q45]" office:value-type="float" office:value="0.054858599150492" calcext:value-type="float">
            <text:p>0,0548585992</text:p>
          </table:table-cell>
          <table:table-cell table:number-columns-repeated="1009"/>
        </table:table-row>
        <table:table-row table:style-name="ro1">
          <table:table-cell table:style-name="ce3" table:formula="of:=[.A48]+1" office:value-type="float" office:value="93" calcext:value-type="float">
            <text:p>93</text:p>
          </table:table-cell>
          <table:table-cell table:style-name="ce3" table:formula="of:=[$Redistribution_high.N46]" office:value-type="float" office:value="0.038154528844785" calcext:value-type="float">
            <text:p>0,0381545288</text:p>
          </table:table-cell>
          <table:table-cell table:style-name="ce3" table:formula="of:=[$Redistribution_high.O46]" office:value-type="float" office:value="0.03654812487825" calcext:value-type="float">
            <text:p>0,0365481249</text:p>
          </table:table-cell>
          <table:table-cell table:style-name="ce3" table:formula="of:=[$Redistribution_high.P46]" office:value-type="float" office:value="0.030257262630417" calcext:value-type="float">
            <text:p>0,0302572626</text:p>
          </table:table-cell>
          <table:table-cell table:style-name="ce3" table:formula="of:=[$Redistribution_high.Q46]" office:value-type="float" office:value="0.047166448808591" calcext:value-type="float">
            <text:p>0,0471664488</text:p>
          </table:table-cell>
          <table:table-cell/>
          <table:table-cell table:style-name="ce3" table:formula="of:=[$Redistribution_central.N46]" office:value-type="float" office:value="0.039240050024234" calcext:value-type="float">
            <text:p>0,03924005</text:p>
          </table:table-cell>
          <table:table-cell table:style-name="ce3" table:formula="of:=[$Redistribution_central.O46]" office:value-type="float" office:value="0.035624672143446" calcext:value-type="float">
            <text:p>0,0356246721</text:p>
          </table:table-cell>
          <table:table-cell table:style-name="ce3" table:formula="of:=[$Redistribution_central.P46]" office:value-type="float" office:value="0.030483940395272" calcext:value-type="float">
            <text:p>0,0304839404</text:p>
          </table:table-cell>
          <table:table-cell table:style-name="ce3" table:formula="of:=[$Redistribution_central.Q46]" office:value-type="float" office:value="0.048122145133774" calcext:value-type="float">
            <text:p>0,0481221451</text:p>
          </table:table-cell>
          <table:table-cell/>
          <table:table-cell table:style-name="ce3" table:formula="of:=[$redistribution_low.N46]" office:value-type="float" office:value="0.043019503966669" calcext:value-type="float">
            <text:p>0,043019504</text:p>
          </table:table-cell>
          <table:table-cell table:style-name="ce3" table:formula="of:=[$redistribution_low.O46]" office:value-type="float" office:value="0.038655372085754" calcext:value-type="float">
            <text:p>0,0386553721</text:p>
          </table:table-cell>
          <table:table-cell table:style-name="ce3" table:formula="of:=[$redistribution_low.P46]" office:value-type="float" office:value="0.03231697148709" calcext:value-type="float">
            <text:p>0,0323169715</text:p>
          </table:table-cell>
          <table:table-cell table:style-name="ce3" table:formula="of:=[$redistribution_low.Q46]" office:value-type="float" office:value="0.054150615988543" calcext:value-type="float">
            <text:p>0,054150616</text:p>
          </table:table-cell>
          <table:table-cell table:number-columns-repeated="1009"/>
        </table:table-row>
        <table:table-row table:style-name="ro1">
          <table:table-cell table:style-name="ce3" table:formula="of:=[.A49]+1" office:value-type="float" office:value="94" calcext:value-type="float">
            <text:p>94</text:p>
          </table:table-cell>
          <table:table-cell table:style-name="ce3" table:formula="of:=[$Redistribution_high.N47]" office:value-type="float" office:value="0.033945899371141" calcext:value-type="float">
            <text:p>0,0339458994</text:p>
          </table:table-cell>
          <table:table-cell table:style-name="ce3" table:formula="of:=[$Redistribution_high.O47]" office:value-type="float" office:value="0.032289205204744" calcext:value-type="float">
            <text:p>0,0322892052</text:p>
          </table:table-cell>
          <table:table-cell table:style-name="ce3" table:formula="of:=[$Redistribution_high.P47]" office:value-type="float" office:value="0.027294601158998" calcext:value-type="float">
            <text:p>0,0272946012</text:p>
          </table:table-cell>
          <table:table-cell table:style-name="ce3" table:formula="of:=[$Redistribution_high.Q47]" office:value-type="float" office:value="0.041353254737239" calcext:value-type="float">
            <text:p>0,0413532547</text:p>
          </table:table-cell>
          <table:table-cell/>
          <table:table-cell table:style-name="ce3" table:formula="of:=[$Redistribution_central.N47]" office:value-type="float" office:value="0.039512129865668" calcext:value-type="float">
            <text:p>0,0395121299</text:p>
          </table:table-cell>
          <table:table-cell table:style-name="ce3" table:formula="of:=[$Redistribution_central.O47]" office:value-type="float" office:value="0.035451199553208" calcext:value-type="float">
            <text:p>0,0354511996</text:p>
          </table:table-cell>
          <table:table-cell table:style-name="ce3" table:formula="of:=[$Redistribution_central.P47]" office:value-type="float" office:value="0.030308697988018" calcext:value-type="float">
            <text:p>0,030308698</text:p>
          </table:table-cell>
          <table:table-cell table:style-name="ce3" table:formula="of:=[$Redistribution_central.Q47]" office:value-type="float" office:value="0.048750036590648" calcext:value-type="float">
            <text:p>0,0487500366</text:p>
          </table:table-cell>
          <table:table-cell/>
          <table:table-cell table:style-name="ce3" table:formula="of:=[$redistribution_low.N47]" office:value-type="float" office:value="0.041366817158295" calcext:value-type="float">
            <text:p>0,0413668172</text:p>
          </table:table-cell>
          <table:table-cell table:style-name="ce3" table:formula="of:=[$redistribution_low.O47]" office:value-type="float" office:value="0.041294791025729" calcext:value-type="float">
            <text:p>0,041294791</text:p>
          </table:table-cell>
          <table:table-cell table:style-name="ce3" table:formula="of:=[$redistribution_low.P47]" office:value-type="float" office:value="0.032025847056137" calcext:value-type="float">
            <text:p>0,0320258471</text:p>
          </table:table-cell>
          <table:table-cell table:style-name="ce3" table:formula="of:=[$redistribution_low.Q47]" office:value-type="float" office:value="0.054780700661114" calcext:value-type="float">
            <text:p>0,0547807007</text:p>
          </table:table-cell>
          <table:table-cell table:number-columns-repeated="1009"/>
        </table:table-row>
        <table:table-row table:style-name="ro1">
          <table:table-cell table:style-name="ce3" table:formula="of:=[.A50]+1" office:value-type="float" office:value="95" calcext:value-type="float">
            <text:p>95</text:p>
          </table:table-cell>
          <table:table-cell table:style-name="ce3" table:formula="of:=[$Redistribution_high.N48]" office:value-type="float" office:value="0.036588458029649" calcext:value-type="float">
            <text:p>0,036588458</text:p>
          </table:table-cell>
          <table:table-cell table:style-name="ce3" table:formula="of:=[$Redistribution_high.O48]" office:value-type="float" office:value="0.035089565676498" calcext:value-type="float">
            <text:p>0,0350895657</text:p>
          </table:table-cell>
          <table:table-cell table:style-name="ce3" table:formula="of:=[$Redistribution_high.P48]" office:value-type="float" office:value="0.028703470230895" calcext:value-type="float">
            <text:p>0,0287034702</text:p>
          </table:table-cell>
          <table:table-cell table:style-name="ce3" table:formula="of:=[$Redistribution_high.Q48]" office:value-type="float" office:value="0.04586453696311" calcext:value-type="float">
            <text:p>0,045864537</text:p>
          </table:table-cell>
          <table:table-cell/>
          <table:table-cell table:style-name="ce3" table:formula="of:=[$Redistribution_central.N48]" office:value-type="float" office:value="0.039517694343328" calcext:value-type="float">
            <text:p>0,0395176943</text:p>
          </table:table-cell>
          <table:table-cell table:style-name="ce3" table:formula="of:=[$Redistribution_central.O48]" office:value-type="float" office:value="0.038190044564465" calcext:value-type="float">
            <text:p>0,0381900446</text:p>
          </table:table-cell>
          <table:table-cell table:style-name="ce3" table:formula="of:=[$Redistribution_central.P48]" office:value-type="float" office:value="0.031664887676734" calcext:value-type="float">
            <text:p>0,0316648877</text:p>
          </table:table-cell>
          <table:table-cell table:style-name="ce3" table:formula="of:=[$Redistribution_central.Q48]" office:value-type="float" office:value="0.049439028258238" calcext:value-type="float">
            <text:p>0,0494390283</text:p>
          </table:table-cell>
          <table:table-cell/>
          <table:table-cell table:style-name="ce3" table:formula="of:=[$redistribution_low.N48]" office:value-type="float" office:value="0.041818271347156" calcext:value-type="float">
            <text:p>0,0418182713</text:p>
          </table:table-cell>
          <table:table-cell table:style-name="ce3" table:formula="of:=[$redistribution_low.O48]" office:value-type="float" office:value="0.041546407448037" calcext:value-type="float">
            <text:p>0,0415464074</text:p>
          </table:table-cell>
          <table:table-cell table:style-name="ce3" table:formula="of:=[$redistribution_low.P48]" office:value-type="float" office:value="0.033083118582189" calcext:value-type="float">
            <text:p>0,0330831186</text:p>
          </table:table-cell>
          <table:table-cell table:style-name="ce3" table:formula="of:=[$redistribution_low.Q48]" office:value-type="float" office:value="0.054180057651103" calcext:value-type="float">
            <text:p>0,0541800577</text:p>
          </table:table-cell>
          <table:table-cell table:number-columns-repeated="1009"/>
        </table:table-row>
        <table:table-row table:style-name="ro1">
          <table:table-cell table:style-name="ce3" table:formula="of:=[.A51]+1" office:value-type="float" office:value="96" calcext:value-type="float">
            <text:p>96</text:p>
          </table:table-cell>
          <table:table-cell table:style-name="ce3" table:formula="of:=[$Redistribution_high.N49]" office:value-type="float" office:value="0.03561236784133" calcext:value-type="float">
            <text:p>0,0356123678</text:p>
          </table:table-cell>
          <table:table-cell table:style-name="ce3" table:formula="of:=[$Redistribution_high.O49]" office:value-type="float" office:value="0.035613787926443" calcext:value-type="float">
            <text:p>0,0356137879</text:p>
          </table:table-cell>
          <table:table-cell table:style-name="ce3" table:formula="of:=[$Redistribution_high.P49]" office:value-type="float" office:value="0.029048281390414" calcext:value-type="float">
            <text:p>0,0290482814</text:p>
          </table:table-cell>
          <table:table-cell table:style-name="ce3" table:formula="of:=[$Redistribution_high.Q49]" office:value-type="float" office:value="0.044584869496868" calcext:value-type="float">
            <text:p>0,0445848695</text:p>
          </table:table-cell>
          <table:table-cell/>
          <table:table-cell table:style-name="ce3" table:formula="of:=[$Redistribution_central.N49]" office:value-type="float" office:value="0.041186287798811" calcext:value-type="float">
            <text:p>0,0411862878</text:p>
          </table:table-cell>
          <table:table-cell table:style-name="ce3" table:formula="of:=[$Redistribution_central.O49]" office:value-type="float" office:value="0.041231425332541" calcext:value-type="float">
            <text:p>0,0412314253</text:p>
          </table:table-cell>
          <table:table-cell table:style-name="ce3" table:formula="of:=[$Redistribution_central.P49]" office:value-type="float" office:value="0.033525978598732" calcext:value-type="float">
            <text:p>0,0335259786</text:p>
          </table:table-cell>
          <table:table-cell table:style-name="ce3" table:formula="of:=[$Redistribution_central.Q49]" office:value-type="float" office:value="0.052240365178156" calcext:value-type="float">
            <text:p>0,0522403652</text:p>
          </table:table-cell>
          <table:table-cell/>
          <table:table-cell table:style-name="ce3" table:formula="of:=[$redistribution_low.N49]" office:value-type="float" office:value="0.042447718800611" calcext:value-type="float">
            <text:p>0,0424477188</text:p>
          </table:table-cell>
          <table:table-cell table:style-name="ce3" table:formula="of:=[$redistribution_low.O49]" office:value-type="float" office:value="0.041900296746108" calcext:value-type="float">
            <text:p>0,0419002967</text:p>
          </table:table-cell>
          <table:table-cell table:style-name="ce3" table:formula="of:=[$redistribution_low.P49]" office:value-type="float" office:value="0.033174761006708" calcext:value-type="float">
            <text:p>0,033174761</text:p>
          </table:table-cell>
          <table:table-cell table:style-name="ce3" table:formula="of:=[$redistribution_low.Q49]" office:value-type="float" office:value="0.055242350835917" calcext:value-type="float">
            <text:p>0,0552423508</text:p>
          </table:table-cell>
          <table:table-cell table:number-columns-repeated="1009"/>
        </table:table-row>
        <table:table-row table:style-name="ro1">
          <table:table-cell table:style-name="ce3" table:formula="of:=[.A52]+1" office:value-type="float" office:value="97" calcext:value-type="float">
            <text:p>97</text:p>
          </table:table-cell>
          <table:table-cell table:style-name="ce3" table:formula="of:=[$Redistribution_high.N50]" office:value-type="float" office:value="0.036866004386694" calcext:value-type="float">
            <text:p>0,0368660044</text:p>
          </table:table-cell>
          <table:table-cell table:style-name="ce3" table:formula="of:=[$Redistribution_high.O50]" office:value-type="float" office:value="0.035346719900414" calcext:value-type="float">
            <text:p>0,0353467199</text:p>
          </table:table-cell>
          <table:table-cell table:style-name="ce3" table:formula="of:=[$Redistribution_high.P50]" office:value-type="float" office:value="0.029250050205327" calcext:value-type="float">
            <text:p>0,0292500502</text:p>
          </table:table-cell>
          <table:table-cell table:style-name="ce3" table:formula="of:=[$Redistribution_high.Q50]" office:value-type="float" office:value="0.045796994829726" calcext:value-type="float">
            <text:p>0,0457969948</text:p>
          </table:table-cell>
          <table:table-cell/>
          <table:table-cell table:style-name="ce3" table:formula="of:=[$Redistribution_central.N50]" office:value-type="float" office:value="0.042268025542438" calcext:value-type="float">
            <text:p>0,0422680255</text:p>
          </table:table-cell>
          <table:table-cell table:style-name="ce3" table:formula="of:=[$Redistribution_central.O50]" office:value-type="float" office:value="0.041001534102421" calcext:value-type="float">
            <text:p>0,0410015341</text:p>
          </table:table-cell>
          <table:table-cell table:style-name="ce3" table:formula="of:=[$Redistribution_central.P50]" office:value-type="float" office:value="0.033865727228372" calcext:value-type="float">
            <text:p>0,0338657272</text:p>
          </table:table-cell>
          <table:table-cell table:style-name="ce3" table:formula="of:=[$Redistribution_central.Q50]" office:value-type="float" office:value="0.053055384387301" calcext:value-type="float">
            <text:p>0,0530553844</text:p>
          </table:table-cell>
          <table:table-cell/>
          <table:table-cell table:style-name="ce3" table:formula="of:=[$redistribution_low.N50]" office:value-type="float" office:value="0.044254699598923" calcext:value-type="float">
            <text:p>0,0442546996</text:p>
          </table:table-cell>
          <table:table-cell table:style-name="ce3" table:formula="of:=[$redistribution_low.O50]" office:value-type="float" office:value="0.0426230284302" calcext:value-type="float">
            <text:p>0,0426230284</text:p>
          </table:table-cell>
          <table:table-cell table:style-name="ce3" table:formula="of:=[$redistribution_low.P50]" office:value-type="float" office:value="0.034165199841036" calcext:value-type="float">
            <text:p>0,0341651998</text:p>
          </table:table-cell>
          <table:table-cell table:style-name="ce3" table:formula="of:=[$redistribution_low.Q50]" office:value-type="float" office:value="0.057185699334544" calcext:value-type="float">
            <text:p>0,0571856993</text:p>
          </table:table-cell>
          <table:table-cell table:number-columns-repeated="1009"/>
        </table:table-row>
        <table:table-row table:style-name="ro1">
          <table:table-cell table:style-name="ce3" table:formula="of:=[.A53]+1" office:value-type="float" office:value="98" calcext:value-type="float">
            <text:p>98</text:p>
          </table:table-cell>
          <table:table-cell table:style-name="ce3" table:formula="of:=[$Redistribution_high.N51]" office:value-type="float" office:value="0.036387749936277" calcext:value-type="float">
            <text:p>0,0363877499</text:p>
          </table:table-cell>
          <table:table-cell table:style-name="ce3" table:formula="of:=[$Redistribution_high.O51]" office:value-type="float" office:value="0.034327054668096" calcext:value-type="float">
            <text:p>0,0343270547</text:p>
          </table:table-cell>
          <table:table-cell table:style-name="ce3" table:formula="of:=[$Redistribution_high.P51]" office:value-type="float" office:value="0.029329992819839" calcext:value-type="float">
            <text:p>0,0293299928</text:p>
          </table:table-cell>
          <table:table-cell table:style-name="ce3" table:formula="of:=[$Redistribution_high.Q51]" office:value-type="float" office:value="0.044131457358612" calcext:value-type="float">
            <text:p>0,0441314574</text:p>
          </table:table-cell>
          <table:table-cell/>
          <table:table-cell table:style-name="ce3" table:formula="of:=[$Redistribution_central.N51]" office:value-type="float" office:value="0.040341257981876" calcext:value-type="float">
            <text:p>0,040341258</text:p>
          </table:table-cell>
          <table:table-cell table:style-name="ce3" table:formula="of:=[$Redistribution_central.O51]" office:value-type="float" office:value="0.039754989854846" calcext:value-type="float">
            <text:p>0,0397549899</text:p>
          </table:table-cell>
          <table:table-cell table:style-name="ce3" table:formula="of:=[$Redistribution_central.P51]" office:value-type="float" office:value="0.032280101285262" calcext:value-type="float">
            <text:p>0,0322801013</text:p>
          </table:table-cell>
          <table:table-cell table:style-name="ce3" table:formula="of:=[$Redistribution_central.Q51]" office:value-type="float" office:value="0.051432371870837" calcext:value-type="float">
            <text:p>0,0514323719</text:p>
          </table:table-cell>
          <table:table-cell/>
          <table:table-cell table:style-name="ce3" table:formula="of:=[$redistribution_low.N51]" office:value-type="float" office:value="0.04276086528937" calcext:value-type="float">
            <text:p>0,0427608653</text:p>
          </table:table-cell>
          <table:table-cell table:style-name="ce3" table:formula="of:=[$redistribution_low.O51]" office:value-type="float" office:value="0.043576517812189" calcext:value-type="float">
            <text:p>0,0435765178</text:p>
          </table:table-cell>
          <table:table-cell table:style-name="ce3" table:formula="of:=[$redistribution_low.P51]" office:value-type="float" office:value="0.034842473637382" calcext:value-type="float">
            <text:p>0,0348424736</text:p>
          </table:table-cell>
          <table:table-cell table:style-name="ce3" table:formula="of:=[$redistribution_low.Q51]" office:value-type="float" office:value="0.05501481049691" calcext:value-type="float">
            <text:p>0,0550148105</text:p>
          </table:table-cell>
          <table:table-cell table:number-columns-repeated="1009"/>
        </table:table-row>
        <table:table-row table:style-name="ro1">
          <table:table-cell table:style-name="ce3" table:formula="of:=[.A54]+1" office:value-type="float" office:value="99" calcext:value-type="float">
            <text:p>99</text:p>
          </table:table-cell>
          <table:table-cell table:style-name="ce3" table:formula="of:=[$Redistribution_high.N52]" office:value-type="float" office:value="0.036181672574084" calcext:value-type="float">
            <text:p>0,0361816726</text:p>
          </table:table-cell>
          <table:table-cell table:style-name="ce3" table:formula="of:=[$Redistribution_high.O52]" office:value-type="float" office:value="0.033995748342745" calcext:value-type="float">
            <text:p>0,0339957483</text:p>
          </table:table-cell>
          <table:table-cell table:style-name="ce3" table:formula="of:=[$Redistribution_high.P52]" office:value-type="float" office:value="0.029803089302345" calcext:value-type="float">
            <text:p>0,0298030893</text:p>
          </table:table-cell>
          <table:table-cell table:style-name="ce3" table:formula="of:=[$Redistribution_high.Q52]" office:value-type="float" office:value="0.042921294836199" calcext:value-type="float">
            <text:p>0,0429212948</text:p>
          </table:table-cell>
          <table:table-cell/>
          <table:table-cell table:style-name="ce3" table:formula="of:=[$Redistribution_central.N52]" office:value-type="float" office:value="0.040124350147923" calcext:value-type="float">
            <text:p>0,0401243501</text:p>
          </table:table-cell>
          <table:table-cell table:style-name="ce3" table:formula="of:=[$Redistribution_central.O52]" office:value-type="float" office:value="0.036985479134107" calcext:value-type="float">
            <text:p>0,0369854791</text:p>
          </table:table-cell>
          <table:table-cell table:style-name="ce3" table:formula="of:=[$Redistribution_central.P52]" office:value-type="float" office:value="0.031837381295882" calcext:value-type="float">
            <text:p>0,0318373813</text:p>
          </table:table-cell>
          <table:table-cell table:style-name="ce3" table:formula="of:=[$Redistribution_central.Q52]" office:value-type="float" office:value="0.049056343089222" calcext:value-type="float">
            <text:p>0,0490563431</text:p>
          </table:table-cell>
          <table:table-cell/>
          <table:table-cell table:style-name="ce3" table:formula="of:=[$redistribution_low.N52]" office:value-type="float" office:value="0.042546423590741" calcext:value-type="float">
            <text:p>0,0425464236</text:p>
          </table:table-cell>
          <table:table-cell table:style-name="ce3" table:formula="of:=[$redistribution_low.O52]" office:value-type="float" office:value="0.042283021046265" calcext:value-type="float">
            <text:p>0,042283021</text:p>
          </table:table-cell>
          <table:table-cell table:style-name="ce3" table:formula="of:=[$redistribution_low.P52]" office:value-type="float" office:value="0.034521481081589" calcext:value-type="float">
            <text:p>0,0345214811</text:p>
          </table:table-cell>
          <table:table-cell table:style-name="ce3" table:formula="of:=[$redistribution_low.Q52]" office:value-type="float" office:value="0.053915852949561" calcext:value-type="float">
            <text:p>0,0539158529</text:p>
          </table:table-cell>
          <table:table-cell table:number-columns-repeated="1009"/>
        </table:table-row>
        <table:table-row table:style-name="ro1">
          <table:table-cell table:style-name="ce3" table:formula="of:=[.A55]+1" office:value-type="float" office:value="100" calcext:value-type="float">
            <text:p>100</text:p>
          </table:table-cell>
          <table:table-cell table:style-name="ce3" table:formula="of:=[$Redistribution_high.N53]" office:value-type="float" office:value="0.038685276267907" calcext:value-type="float">
            <text:p>0,0386852763</text:p>
          </table:table-cell>
          <table:table-cell table:style-name="ce3" table:formula="of:=[$Redistribution_high.O53]" office:value-type="float" office:value="0.038263694559107" calcext:value-type="float">
            <text:p>0,0382636946</text:p>
          </table:table-cell>
          <table:table-cell table:style-name="ce3" table:formula="of:=[$Redistribution_high.P53]" office:value-type="float" office:value="0.032127601994098" calcext:value-type="float">
            <text:p>0,032127602</text:p>
          </table:table-cell>
          <table:table-cell table:style-name="ce3" table:formula="of:=[$Redistribution_high.Q53]" office:value-type="float" office:value="0.04741532025438" calcext:value-type="float">
            <text:p>0,0474153203</text:p>
          </table:table-cell>
          <table:table-cell/>
          <table:table-cell table:style-name="ce3" table:formula="of:=[$Redistribution_central.N53]" office:value-type="float" office:value="0.040174263015174" calcext:value-type="float">
            <text:p>0,040174263</text:p>
          </table:table-cell>
          <table:table-cell table:style-name="ce3" table:formula="of:=[$Redistribution_central.O53]" office:value-type="float" office:value="0.040399393830018" calcext:value-type="float">
            <text:p>0,0403993938</text:p>
          </table:table-cell>
          <table:table-cell table:style-name="ce3" table:formula="of:=[$Redistribution_central.P53]" office:value-type="float" office:value="0.032195562935265" calcext:value-type="float">
            <text:p>0,0321955629</text:p>
          </table:table-cell>
          <table:table-cell table:style-name="ce3" table:formula="of:=[$Redistribution_central.Q53]" office:value-type="float" office:value="0.051912208621657" calcext:value-type="float">
            <text:p>0,0519122086</text:p>
          </table:table-cell>
          <table:table-cell/>
          <table:table-cell table:style-name="ce3" table:formula="of:=[$redistribution_low.N53]" office:value-type="float" office:value="0.041254809091162" calcext:value-type="float">
            <text:p>0,0412548091</text:p>
          </table:table-cell>
          <table:table-cell table:style-name="ce3" table:formula="of:=[$redistribution_low.O53]" office:value-type="float" office:value="0.041295871023086" calcext:value-type="float">
            <text:p>0,041295871</text:p>
          </table:table-cell>
          <table:table-cell table:style-name="ce3" table:formula="of:=[$redistribution_low.P53]" office:value-type="float" office:value="0.032576923815789" calcext:value-type="float">
            <text:p>0,0325769238</text:p>
          </table:table-cell>
          <table:table-cell table:style-name="ce3" table:formula="of:=[$redistribution_low.Q53]" office:value-type="float" office:value="0.053851496268175" calcext:value-type="float">
            <text:p>0,0538514963</text:p>
          </table:table-cell>
          <table:table-cell table:number-columns-repeated="1009"/>
        </table:table-row>
        <table:table-row table:style-name="ro1">
          <table:table-cell table:style-name="ce3" table:formula="of:=[.A56]+1" office:value-type="float" office:value="101" calcext:value-type="float">
            <text:p>101</text:p>
          </table:table-cell>
          <table:table-cell table:style-name="ce3" table:formula="of:=[$Redistribution_high.N54]" office:value-type="float" office:value="0.03812866250887" calcext:value-type="float">
            <text:p>0,0381286625</text:p>
          </table:table-cell>
          <table:table-cell table:style-name="ce3" table:formula="of:=[$Redistribution_high.O54]" office:value-type="float" office:value="0.03779973594713" calcext:value-type="float">
            <text:p>0,0377997359</text:p>
          </table:table-cell>
          <table:table-cell table:style-name="ce3" table:formula="of:=[$Redistribution_high.P54]" office:value-type="float" office:value="0.031195334062245" calcext:value-type="float">
            <text:p>0,0311953341</text:p>
          </table:table-cell>
          <table:table-cell table:style-name="ce3" table:formula="of:=[$Redistribution_high.Q54]" office:value-type="float" office:value="0.047360062695322" calcext:value-type="float">
            <text:p>0,0473600627</text:p>
          </table:table-cell>
          <table:table-cell/>
          <table:table-cell table:style-name="ce3" table:formula="of:=[$Redistribution_central.N54]" office:value-type="float" office:value="0.041264995654033" calcext:value-type="float">
            <text:p>0,0412649957</text:p>
          </table:table-cell>
          <table:table-cell table:style-name="ce3" table:formula="of:=[$Redistribution_central.O54]" office:value-type="float" office:value="0.039439347143576" calcext:value-type="float">
            <text:p>0,0394393471</text:p>
          </table:table-cell>
          <table:table-cell table:style-name="ce3" table:formula="of:=[$Redistribution_central.P54]" office:value-type="float" office:value="0.03156751464888" calcext:value-type="float">
            <text:p>0,0315675146</text:p>
          </table:table-cell>
          <table:table-cell table:style-name="ce3" table:formula="of:=[$Redistribution_central.Q54]" office:value-type="float" office:value="0.053544878161975" calcext:value-type="float">
            <text:p>0,0535448782</text:p>
          </table:table-cell>
          <table:table-cell/>
          <table:table-cell table:style-name="ce3" table:formula="of:=[$redistribution_low.N54]" office:value-type="float" office:value="0.040366554760622" calcext:value-type="float">
            <text:p>0,0403665548</text:p>
          </table:table-cell>
          <table:table-cell table:style-name="ce3" table:formula="of:=[$redistribution_low.O54]" office:value-type="float" office:value="0.041292388785899" calcext:value-type="float">
            <text:p>0,0412923888</text:p>
          </table:table-cell>
          <table:table-cell table:style-name="ce3" table:formula="of:=[$redistribution_low.P54]" office:value-type="float" office:value="0.030895224127092" calcext:value-type="float">
            <text:p>0,0308952241</text:p>
          </table:table-cell>
          <table:table-cell table:style-name="ce3" table:formula="of:=[$redistribution_low.Q54]" office:value-type="float" office:value="0.054757868409208" calcext:value-type="float">
            <text:p>0,0547578684</text:p>
          </table:table-cell>
          <table:table-cell table:number-columns-repeated="1009"/>
        </table:table-row>
        <table:table-row table:style-name="ro1">
          <table:table-cell table:style-name="ce3" table:formula="of:=[.A57]+1" office:value-type="float" office:value="102" calcext:value-type="float">
            <text:p>102</text:p>
          </table:table-cell>
          <table:table-cell table:style-name="ce3" table:formula="of:=[$Redistribution_high.N55]" office:value-type="float" office:value="0.035488740925769" calcext:value-type="float">
            <text:p>0,0354887409</text:p>
          </table:table-cell>
          <table:table-cell table:style-name="ce3" table:formula="of:=[$Redistribution_high.O55]" office:value-type="float" office:value="0.03622312869409" calcext:value-type="float">
            <text:p>0,0362231287</text:p>
          </table:table-cell>
          <table:table-cell table:style-name="ce3" table:formula="of:=[$Redistribution_high.P55]" office:value-type="float" office:value="0.030330548062325" calcext:value-type="float">
            <text:p>0,0303305481</text:p>
          </table:table-cell>
          <table:table-cell table:style-name="ce3" table:formula="of:=[$Redistribution_high.Q55]" office:value-type="float" office:value="0.043376943798511" calcext:value-type="float">
            <text:p>0,0433769438</text:p>
          </table:table-cell>
          <table:table-cell/>
          <table:table-cell table:style-name="ce3" table:formula="of:=[$Redistribution_central.N55]" office:value-type="float" office:value="0.039364952186368" calcext:value-type="float">
            <text:p>0,0393649522</text:p>
          </table:table-cell>
          <table:table-cell table:style-name="ce3" table:formula="of:=[$Redistribution_central.O55]" office:value-type="float" office:value="0.040656214615576" calcext:value-type="float">
            <text:p>0,0406562146</text:p>
          </table:table-cell>
          <table:table-cell table:style-name="ce3" table:formula="of:=[$Redistribution_central.P55]" office:value-type="float" office:value="0.031439855349966" calcext:value-type="float">
            <text:p>0,0314398553</text:p>
          </table:table-cell>
          <table:table-cell table:style-name="ce3" table:formula="of:=[$Redistribution_central.Q55]" office:value-type="float" office:value="0.052217904080628" calcext:value-type="float">
            <text:p>0,0522179041</text:p>
          </table:table-cell>
          <table:table-cell/>
          <table:table-cell table:style-name="ce3" table:formula="of:=[$redistribution_low.N55]" office:value-type="float" office:value="0.042397458657184" calcext:value-type="float">
            <text:p>0,0423974587</text:p>
          </table:table-cell>
          <table:table-cell table:style-name="ce3" table:formula="of:=[$redistribution_low.O55]" office:value-type="float" office:value="0.044147986936712" calcext:value-type="float">
            <text:p>0,0441479869</text:p>
          </table:table-cell>
          <table:table-cell table:style-name="ce3" table:formula="of:=[$redistribution_low.P55]" office:value-type="float" office:value="0.033622850225125" calcext:value-type="float">
            <text:p>0,0336228502</text:p>
          </table:table-cell>
          <table:table-cell table:style-name="ce3" table:formula="of:=[$redistribution_low.Q55]" office:value-type="float" office:value="0.056900283955053" calcext:value-type="float">
            <text:p>0,056900284</text:p>
          </table:table-cell>
          <table:table-cell table:number-columns-repeated="1009"/>
        </table:table-row>
        <table:table-row table:style-name="ro1">
          <table:table-cell table:style-name="ce3" table:formula="of:=[.A58]+1" office:value-type="float" office:value="103" calcext:value-type="float">
            <text:p>103</text:p>
          </table:table-cell>
          <table:table-cell table:style-name="ce3" table:formula="of:=[$Redistribution_high.N56]" office:value-type="float" office:value="0.036161877458628" calcext:value-type="float">
            <text:p>0,0361618775</text:p>
          </table:table-cell>
          <table:table-cell table:style-name="ce3" table:formula="of:=[$Redistribution_high.O56]" office:value-type="float" office:value="0.036179601827181" calcext:value-type="float">
            <text:p>0,0361796018</text:p>
          </table:table-cell>
          <table:table-cell table:style-name="ce3" table:formula="of:=[$Redistribution_high.P56]" office:value-type="float" office:value="0.030684204892238" calcext:value-type="float">
            <text:p>0,0306842049</text:p>
          </table:table-cell>
          <table:table-cell table:style-name="ce3" table:formula="of:=[$Redistribution_high.Q56]" office:value-type="float" office:value="0.043811421931647" calcext:value-type="float">
            <text:p>0,0438114219</text:p>
          </table:table-cell>
          <table:table-cell/>
          <table:table-cell table:style-name="ce3" table:formula="of:=[$Redistribution_central.N56]" office:value-type="float" office:value="0.039521420109227" calcext:value-type="float">
            <text:p>0,0395214201</text:p>
          </table:table-cell>
          <table:table-cell table:style-name="ce3" table:formula="of:=[$Redistribution_central.O56]" office:value-type="float" office:value="0.04334429913386" calcext:value-type="float">
            <text:p>0,0433442991</text:p>
          </table:table-cell>
          <table:table-cell table:style-name="ce3" table:formula="of:=[$Redistribution_central.P56]" office:value-type="float" office:value="0.031960852962218" calcext:value-type="float">
            <text:p>0,031960853</text:p>
          </table:table-cell>
          <table:table-cell table:style-name="ce3" table:formula="of:=[$Redistribution_central.Q56]" office:value-type="float" office:value="0.054297023944777" calcext:value-type="float">
            <text:p>0,0542970239</text:p>
          </table:table-cell>
          <table:table-cell/>
          <table:table-cell table:style-name="ce3" table:formula="of:=[$redistribution_low.N56]" office:value-type="float" office:value="0.041841490515436" calcext:value-type="float">
            <text:p>0,0418414905</text:p>
          </table:table-cell>
          <table:table-cell table:style-name="ce3" table:formula="of:=[$redistribution_low.O56]" office:value-type="float" office:value="0.043327871181278" calcext:value-type="float">
            <text:p>0,0433278712</text:p>
          </table:table-cell>
          <table:table-cell table:style-name="ce3" table:formula="of:=[$redistribution_low.P56]" office:value-type="float" office:value="0.033975648359672" calcext:value-type="float">
            <text:p>0,0339756484</text:p>
          </table:table-cell>
          <table:table-cell table:style-name="ce3" table:formula="of:=[$redistribution_low.Q56]" office:value-type="float" office:value="0.054770689883863" calcext:value-type="float">
            <text:p>0,0547706899</text:p>
          </table:table-cell>
          <table:table-cell table:number-columns-repeated="1009"/>
        </table:table-row>
        <table:table-row table:style-name="ro1">
          <table:table-cell table:style-name="ce3" table:formula="of:=[.A59]+1" office:value-type="float" office:value="104" calcext:value-type="float">
            <text:p>104</text:p>
          </table:table-cell>
          <table:table-cell table:style-name="ce3" table:formula="of:=[$Redistribution_high.N57]" office:value-type="float" office:value="0.032931289371375" calcext:value-type="float">
            <text:p>0,0329312894</text:p>
          </table:table-cell>
          <table:table-cell table:style-name="ce3" table:formula="of:=[$Redistribution_high.O57]" office:value-type="float" office:value="0.033468413898236" calcext:value-type="float">
            <text:p>0,0334684139</text:p>
          </table:table-cell>
          <table:table-cell table:style-name="ce3" table:formula="of:=[$Redistribution_high.P57]" office:value-type="float" office:value="0.028157821878963" calcext:value-type="float">
            <text:p>0,0281578219</text:p>
          </table:table-cell>
          <table:table-cell table:style-name="ce3" table:formula="of:=[$Redistribution_high.Q57]" office:value-type="float" office:value="0.040117702622966" calcext:value-type="float">
            <text:p>0,0401177026</text:p>
          </table:table-cell>
          <table:table-cell/>
          <table:table-cell table:style-name="ce3" table:formula="of:=[$Redistribution_central.N57]" office:value-type="float" office:value="0.03679547284075" calcext:value-type="float">
            <text:p>0,0367954728</text:p>
          </table:table-cell>
          <table:table-cell table:style-name="ce3" table:formula="of:=[$Redistribution_central.O57]" office:value-type="float" office:value="0.038365250280923" calcext:value-type="float">
            <text:p>0,0383652503</text:p>
          </table:table-cell>
          <table:table-cell table:style-name="ce3" table:formula="of:=[$Redistribution_central.P57]" office:value-type="float" office:value="0.029520212704767" calcext:value-type="float">
            <text:p>0,0295202127</text:p>
          </table:table-cell>
          <table:table-cell table:style-name="ce3" table:formula="of:=[$Redistribution_central.Q57]" office:value-type="float" office:value="0.04888531574129" calcext:value-type="float">
            <text:p>0,0488853157</text:p>
          </table:table-cell>
          <table:table-cell/>
          <table:table-cell table:style-name="ce3" table:formula="of:=[$redistribution_low.N57]" office:value-type="float" office:value="0.040178581988498" calcext:value-type="float">
            <text:p>0,040178582</text:p>
          </table:table-cell>
          <table:table-cell table:style-name="ce3" table:formula="of:=[$redistribution_low.O57]" office:value-type="float" office:value="0.043141735157272" calcext:value-type="float">
            <text:p>0,0431417352</text:p>
          </table:table-cell>
          <table:table-cell table:style-name="ce3" table:formula="of:=[$redistribution_low.P57]" office:value-type="float" office:value="0.03321440338601" calcext:value-type="float">
            <text:p>0,0332144034</text:p>
          </table:table-cell>
          <table:table-cell table:style-name="ce3" table:formula="of:=[$redistribution_low.Q57]" office:value-type="float" office:value="0.053286671255816" calcext:value-type="float">
            <text:p>0,0532866713</text:p>
          </table:table-cell>
          <table:table-cell table:number-columns-repeated="1009"/>
        </table:table-row>
        <table:table-row table:style-name="ro1">
          <table:table-cell table:style-name="ce3" table:formula="of:=[.A60]+1" office:value-type="float" office:value="105" calcext:value-type="float">
            <text:p>105</text:p>
          </table:table-cell>
          <table:table-cell table:style-name="ce3" table:formula="of:=[$Redistribution_high.N58]" office:value-type="float" office:value="0.036809699203287" calcext:value-type="float">
            <text:p>0,0368096992</text:p>
          </table:table-cell>
          <table:table-cell table:style-name="ce3" table:formula="of:=[$Redistribution_high.O58]" office:value-type="float" office:value="0.037206797735167" calcext:value-type="float">
            <text:p>0,0372067977</text:p>
          </table:table-cell>
          <table:table-cell table:style-name="ce3" table:formula="of:=[$Redistribution_high.P58]" office:value-type="float" office:value="0.03019777200605" calcext:value-type="float">
            <text:p>0,030197772</text:p>
          </table:table-cell>
          <table:table-cell table:style-name="ce3" table:formula="of:=[$Redistribution_high.Q58]" office:value-type="float" office:value="0.046332127341967" calcext:value-type="float">
            <text:p>0,0463321273</text:p>
          </table:table-cell>
          <table:table-cell/>
          <table:table-cell table:style-name="ce3" table:formula="of:=[$Redistribution_central.N58]" office:value-type="float" office:value="0.035524861165642" calcext:value-type="float">
            <text:p>0,0355248612</text:p>
          </table:table-cell>
          <table:table-cell table:style-name="ce3" table:formula="of:=[$Redistribution_central.O58]" office:value-type="float" office:value="0.035602460431922" calcext:value-type="float">
            <text:p>0,0356024604</text:p>
          </table:table-cell>
          <table:table-cell table:style-name="ce3" table:formula="of:=[$Redistribution_central.P58]" office:value-type="float" office:value="0.029177341517331" calcext:value-type="float">
            <text:p>0,0291773415</text:p>
          </table:table-cell>
          <table:table-cell table:style-name="ce3" table:formula="of:=[$Redistribution_central.Q58]" office:value-type="float" office:value="0.04479161484159" calcext:value-type="float">
            <text:p>0,0447916148</text:p>
          </table:table-cell>
          <table:table-cell/>
          <table:table-cell table:style-name="ce3" table:formula="of:=[$redistribution_low.N58]" office:value-type="float" office:value="0.040728408098051" calcext:value-type="float">
            <text:p>0,0407284081</text:p>
          </table:table-cell>
          <table:table-cell table:style-name="ce3" table:formula="of:=[$redistribution_low.O58]" office:value-type="float" office:value="0.04330723513227" calcext:value-type="float">
            <text:p>0,0433072351</text:p>
          </table:table-cell>
          <table:table-cell table:style-name="ce3" table:formula="of:=[$redistribution_low.P58]" office:value-type="float" office:value="0.033145045049663" calcext:value-type="float">
            <text:p>0,033145045</text:p>
          </table:table-cell>
          <table:table-cell table:style-name="ce3" table:formula="of:=[$redistribution_low.Q58]" office:value-type="float" office:value="0.05428194346172" calcext:value-type="float">
            <text:p>0,0542819435</text:p>
          </table:table-cell>
          <table:table-cell table:number-columns-repeated="1009"/>
        </table:table-row>
        <table:table-row table:style-name="ro1">
          <table:table-cell table:style-name="ce3" table:formula="of:=[.A61]+1" office:value-type="float" office:value="106" calcext:value-type="float">
            <text:p>106</text:p>
          </table:table-cell>
          <table:table-cell table:style-name="ce3" table:formula="of:=[$Redistribution_high.N59]" office:value-type="float" office:value="0.03469447053114" calcext:value-type="float">
            <text:p>0,0346944705</text:p>
          </table:table-cell>
          <table:table-cell table:style-name="ce3" table:formula="of:=[$Redistribution_high.O59]" office:value-type="float" office:value="0.036547609481305" calcext:value-type="float">
            <text:p>0,0365476095</text:p>
          </table:table-cell>
          <table:table-cell table:style-name="ce3" table:formula="of:=[$Redistribution_high.P59]" office:value-type="float" office:value="0.029628134559414" calcext:value-type="float">
            <text:p>0,0296281346</text:p>
          </table:table-cell>
          <table:table-cell table:style-name="ce3" table:formula="of:=[$Redistribution_high.Q59]" office:value-type="float" office:value="0.043547694245007" calcext:value-type="float">
            <text:p>0,0435476942</text:p>
          </table:table-cell>
          <table:table-cell/>
          <table:table-cell table:style-name="ce3" table:formula="of:=[$Redistribution_central.N59]" office:value-type="float" office:value="0.035102187000001" calcext:value-type="float">
            <text:p>0,035102187</text:p>
          </table:table-cell>
          <table:table-cell table:style-name="ce3" table:formula="of:=[$Redistribution_central.O59]" office:value-type="float" office:value="0.037136615666318" calcext:value-type="float">
            <text:p>0,0371366157</text:p>
          </table:table-cell>
          <table:table-cell table:style-name="ce3" table:formula="of:=[$Redistribution_central.P59]" office:value-type="float" office:value="0.0298607709177" calcext:value-type="float">
            <text:p>0,0298607709</text:p>
          </table:table-cell>
          <table:table-cell table:style-name="ce3" table:formula="of:=[$Redistribution_central.Q59]" office:value-type="float" office:value="0.044659015144724" calcext:value-type="float">
            <text:p>0,0446590151</text:p>
          </table:table-cell>
          <table:table-cell/>
          <table:table-cell table:style-name="ce3" table:formula="of:=[$redistribution_low.N59]" office:value-type="float" office:value="0.043549427986448" calcext:value-type="float">
            <text:p>0,043549428</text:p>
          </table:table-cell>
          <table:table-cell table:style-name="ce3" table:formula="of:=[$redistribution_low.O59]" office:value-type="float" office:value="0.047866090790248" calcext:value-type="float">
            <text:p>0,0478660908</text:p>
          </table:table-cell>
          <table:table-cell table:style-name="ce3" table:formula="of:=[$redistribution_low.P59]" office:value-type="float" office:value="0.036358458714699" calcext:value-type="float">
            <text:p>0,0363584587</text:p>
          </table:table-cell>
          <table:table-cell table:style-name="ce3" table:formula="of:=[$redistribution_low.Q59]" office:value-type="float" office:value="0.058337220442939" calcext:value-type="float">
            <text:p>0,0583372204</text:p>
          </table:table-cell>
          <table:table-cell table:number-columns-repeated="1009"/>
        </table:table-row>
        <table:table-row table:style-name="ro1">
          <table:table-cell table:style-name="ce3" table:formula="of:=[.A62]+1" office:value-type="float" office:value="107" calcext:value-type="float">
            <text:p>107</text:p>
          </table:table-cell>
          <table:table-cell table:style-name="ce3" table:formula="of:=[$Redistribution_high.N60]" office:value-type="float" office:value="0.033400203016149" calcext:value-type="float">
            <text:p>0,033400203</text:p>
          </table:table-cell>
          <table:table-cell table:style-name="ce3" table:formula="of:=[$Redistribution_high.O60]" office:value-type="float" office:value="0.034883030883825" calcext:value-type="float">
            <text:p>0,0348830309</text:p>
          </table:table-cell>
          <table:table-cell table:style-name="ce3" table:formula="of:=[$Redistribution_high.P60]" office:value-type="float" office:value="0.02868369045995" calcext:value-type="float">
            <text:p>0,0286836905</text:p>
          </table:table-cell>
          <table:table-cell table:style-name="ce3" table:formula="of:=[$Redistribution_high.Q60]" office:value-type="float" office:value="0.041375370301163" calcext:value-type="float">
            <text:p>0,0413753703</text:p>
          </table:table-cell>
          <table:table-cell/>
          <table:table-cell table:style-name="ce3" table:formula="of:=[$Redistribution_central.N60]" office:value-type="float" office:value="0.03442846114042" calcext:value-type="float">
            <text:p>0,0344284611</text:p>
          </table:table-cell>
          <table:table-cell table:style-name="ce3" table:formula="of:=[$Redistribution_central.O60]" office:value-type="float" office:value="0.035127757827765" calcext:value-type="float">
            <text:p>0,0351277578</text:p>
          </table:table-cell>
          <table:table-cell table:style-name="ce3" table:formula="of:=[$Redistribution_central.P60]" office:value-type="float" office:value="0.027190991977239" calcext:value-type="float">
            <text:p>0,027190992</text:p>
          </table:table-cell>
          <table:table-cell table:style-name="ce3" table:formula="of:=[$Redistribution_central.Q60]" office:value-type="float" office:value="0.045604881949108" calcext:value-type="float">
            <text:p>0,0456048819</text:p>
          </table:table-cell>
          <table:table-cell/>
          <table:table-cell table:style-name="ce3" table:formula="of:=[$redistribution_low.N60]" office:value-type="float" office:value="0.041633218862893" calcext:value-type="float">
            <text:p>0,0416332189</text:p>
          </table:table-cell>
          <table:table-cell table:style-name="ce3" table:formula="of:=[$redistribution_low.O60]" office:value-type="float" office:value="0.04429034356197" calcext:value-type="float">
            <text:p>0,0442903436</text:p>
          </table:table-cell>
          <table:table-cell table:style-name="ce3" table:formula="of:=[$redistribution_low.P60]" office:value-type="float" office:value="0.03327719307904" calcext:value-type="float">
            <text:p>0,0332771931</text:p>
          </table:table-cell>
          <table:table-cell table:style-name="ce3" table:formula="of:=[$redistribution_low.Q60]" office:value-type="float" office:value="0.056625919005337" calcext:value-type="float">
            <text:p>0,056625919</text:p>
          </table:table-cell>
          <table:table-cell table:number-columns-repeated="1009"/>
        </table:table-row>
        <table:table-row table:style-name="ro1">
          <table:table-cell table:style-name="ce3" table:formula="of:=[.A63]+1" office:value-type="float" office:value="108" calcext:value-type="float">
            <text:p>108</text:p>
          </table:table-cell>
          <table:table-cell table:style-name="ce3" table:formula="of:=[$Redistribution_high.N61]" office:value-type="float" office:value="0.033946953927716" calcext:value-type="float">
            <text:p>0,0339469539</text:p>
          </table:table-cell>
          <table:table-cell table:style-name="ce3" table:formula="of:=[$Redistribution_high.O61]" office:value-type="float" office:value="0.035168003682039" calcext:value-type="float">
            <text:p>0,0351680037</text:p>
          </table:table-cell>
          <table:table-cell table:style-name="ce3" table:formula="of:=[$Redistribution_high.P61]" office:value-type="float" office:value="0.029078047668893" calcext:value-type="float">
            <text:p>0,0290780477</text:p>
          </table:table-cell>
          <table:table-cell table:style-name="ce3" table:formula="of:=[$Redistribution_high.Q61]" office:value-type="float" office:value="0.041892012455887" calcext:value-type="float">
            <text:p>0,0418920125</text:p>
          </table:table-cell>
          <table:table-cell/>
          <table:table-cell table:style-name="ce3" table:formula="of:=[$Redistribution_central.N61]" office:value-type="float" office:value="0.035418911852463" calcext:value-type="float">
            <text:p>0,0354189119</text:p>
          </table:table-cell>
          <table:table-cell table:style-name="ce3" table:formula="of:=[$Redistribution_central.O61]" office:value-type="float" office:value="0.037713149083323" calcext:value-type="float">
            <text:p>0,0377131491</text:p>
          </table:table-cell>
          <table:table-cell table:style-name="ce3" table:formula="of:=[$Redistribution_central.P61]" office:value-type="float" office:value="0.028498100445493" calcext:value-type="float">
            <text:p>0,0284981004</text:p>
          </table:table-cell>
          <table:table-cell table:style-name="ce3" table:formula="of:=[$Redistribution_central.Q61]" office:value-type="float" office:value="0.047659671082256" calcext:value-type="float">
            <text:p>0,0476596711</text:p>
          </table:table-cell>
          <table:table-cell/>
          <table:table-cell table:style-name="ce3" table:formula="of:=[$redistribution_low.N61]" office:value-type="float" office:value="0.045426464958382" calcext:value-type="float">
            <text:p>0,045426465</text:p>
          </table:table-cell>
          <table:table-cell table:style-name="ce3" table:formula="of:=[$redistribution_low.O61]" office:value-type="float" office:value="0.047717459183138" calcext:value-type="float">
            <text:p>0,0477174592</text:p>
          </table:table-cell>
          <table:table-cell table:style-name="ce3" table:formula="of:=[$redistribution_low.P61]" office:value-type="float" office:value="0.036313447896848" calcext:value-type="float">
            <text:p>0,0363134479</text:p>
          </table:table-cell>
          <table:table-cell table:style-name="ce3" table:formula="of:=[$redistribution_low.Q61]" office:value-type="float" office:value="0.061309885881627" calcext:value-type="float">
            <text:p>0,0613098859</text:p>
          </table:table-cell>
          <table:table-cell table:number-columns-repeated="1009"/>
        </table:table-row>
        <table:table-row table:style-name="ro1">
          <table:table-cell table:style-name="ce3" table:formula="of:=[.A64]+1" office:value-type="float" office:value="109" calcext:value-type="float">
            <text:p>109</text:p>
          </table:table-cell>
          <table:table-cell table:style-name="ce3" table:formula="of:=[$Redistribution_high.N62]" office:value-type="float" office:value="0.034968216056333" calcext:value-type="float">
            <text:p>0,0349682161</text:p>
          </table:table-cell>
          <table:table-cell table:style-name="ce3" table:formula="of:=[$Redistribution_high.O62]" office:value-type="float" office:value="0.034516305130162" calcext:value-type="float">
            <text:p>0,0345163051</text:p>
          </table:table-cell>
          <table:table-cell table:style-name="ce3" table:formula="of:=[$Redistribution_high.P62]" office:value-type="float" office:value="0.02922823870081" calcext:value-type="float">
            <text:p>0,0292282387</text:p>
          </table:table-cell>
          <table:table-cell table:style-name="ce3" table:formula="of:=[$Redistribution_high.Q62]" office:value-type="float" office:value="0.042486051132885" calcext:value-type="float">
            <text:p>0,0424860511</text:p>
          </table:table-cell>
          <table:table-cell/>
          <table:table-cell table:style-name="ce3" table:formula="of:=[$Redistribution_central.N62]" office:value-type="float" office:value="0.033846153736671" calcext:value-type="float">
            <text:p>0,0338461537</text:p>
          </table:table-cell>
          <table:table-cell table:style-name="ce3" table:formula="of:=[$Redistribution_central.O62]" office:value-type="float" office:value="0.036261678531523" calcext:value-type="float">
            <text:p>0,0362616785</text:p>
          </table:table-cell>
          <table:table-cell table:style-name="ce3" table:formula="of:=[$Redistribution_central.P62]" office:value-type="float" office:value="0.029215553249971" calcext:value-type="float">
            <text:p>0,0292155532</text:p>
          </table:table-cell>
          <table:table-cell table:style-name="ce3" table:formula="of:=[$Redistribution_central.Q62]" office:value-type="float" office:value="0.042773160094503" calcext:value-type="float">
            <text:p>0,0427731601</text:p>
          </table:table-cell>
          <table:table-cell/>
          <table:table-cell table:style-name="ce3" table:formula="of:=[$redistribution_low.N62]" office:value-type="float" office:value="0.038737439508145" calcext:value-type="float">
            <text:p>0,0387374395</text:p>
          </table:table-cell>
          <table:table-cell table:style-name="ce3" table:formula="of:=[$redistribution_low.O62]" office:value-type="float" office:value="0.041714280571399" calcext:value-type="float">
            <text:p>0,0417142806</text:p>
          </table:table-cell>
          <table:table-cell table:style-name="ce3" table:formula="of:=[$redistribution_low.P62]" office:value-type="float" office:value="0.03173162960713" calcext:value-type="float">
            <text:p>0,0317316296</text:p>
          </table:table-cell>
          <table:table-cell table:style-name="ce3" table:formula="of:=[$redistribution_low.Q62]" office:value-type="float" office:value="0.051920172637403" calcext:value-type="float">
            <text:p>0,0519201726</text:p>
          </table:table-cell>
          <table:table-cell table:number-columns-repeated="1009"/>
        </table:table-row>
        <table:table-row table:style-name="ro1">
          <table:table-cell table:style-name="ce3" table:formula="of:=[.A65]+1" office:value-type="float" office:value="110" calcext:value-type="float">
            <text:p>110</text:p>
          </table:table-cell>
          <table:table-cell table:style-name="ce3" table:formula="of:=[$Redistribution_high.N63]" office:value-type="float" office:value="0.034429275824078" calcext:value-type="float">
            <text:p>0,0344292758</text:p>
          </table:table-cell>
          <table:table-cell table:style-name="ce3" table:formula="of:=[$Redistribution_high.O63]" office:value-type="float" office:value="0.034381170335881" calcext:value-type="float">
            <text:p>0,0343811703</text:p>
          </table:table-cell>
          <table:table-cell table:style-name="ce3" table:formula="of:=[$Redistribution_high.P63]" office:value-type="float" office:value="0.029512660100565" calcext:value-type="float">
            <text:p>0,0295126601</text:p>
          </table:table-cell>
          <table:table-cell table:style-name="ce3" table:formula="of:=[$Redistribution_high.Q63]" office:value-type="float" office:value="0.041218546892504" calcext:value-type="float">
            <text:p>0,0412185469</text:p>
          </table:table-cell>
          <table:table-cell/>
          <table:table-cell table:style-name="ce3" table:formula="of:=[$Redistribution_central.N63]" office:value-type="float" office:value="0.035615120095494" calcext:value-type="float">
            <text:p>0,0356151201</text:p>
          </table:table-cell>
          <table:table-cell table:style-name="ce3" table:formula="of:=[$Redistribution_central.O63]" office:value-type="float" office:value="0.03809594075874" calcext:value-type="float">
            <text:p>0,0380959408</text:p>
          </table:table-cell>
          <table:table-cell table:style-name="ce3" table:formula="of:=[$Redistribution_central.P63]" office:value-type="float" office:value="0.030336597451541" calcext:value-type="float">
            <text:p>0,0303365975</text:p>
          </table:table-cell>
          <table:table-cell table:style-name="ce3" table:formula="of:=[$Redistribution_central.Q63]" office:value-type="float" office:value="0.045721329486352" calcext:value-type="float">
            <text:p>0,0457213295</text:p>
          </table:table-cell>
          <table:table-cell/>
          <table:table-cell table:style-name="ce3" table:formula="of:=[$redistribution_low.N63]" office:value-type="float" office:value="0.040297352283895" calcext:value-type="float">
            <text:p>0,0402973523</text:p>
          </table:table-cell>
          <table:table-cell table:style-name="ce3" table:formula="of:=[$redistribution_low.O63]" office:value-type="float" office:value="0.040993840306519" calcext:value-type="float">
            <text:p>0,0409938403</text:p>
          </table:table-cell>
          <table:table-cell table:style-name="ce3" table:formula="of:=[$redistribution_low.P63]" office:value-type="float" office:value="0.032265940434093" calcext:value-type="float">
            <text:p>0,0322659404</text:p>
          </table:table-cell>
          <table:table-cell table:style-name="ce3" table:formula="of:=[$redistribution_low.Q63]" office:value-type="float" office:value="0.05307333610463" calcext:value-type="float">
            <text:p>0,0530733361</text:p>
          </table:table-cell>
          <table:table-cell table:number-columns-repeated="1009"/>
        </table:table-row>
        <table:table-row table:style-name="ro1">
          <table:table-cell table:style-name="ce3" table:formula="of:=[.A66]+1" office:value-type="float" office:value="111" calcext:value-type="float">
            <text:p>111</text:p>
          </table:table-cell>
          <table:table-cell table:style-name="ce3" table:formula="of:=[$Redistribution_high.N64]" office:value-type="float" office:value="0.032369583861359" calcext:value-type="float">
            <text:p>0,0323695839</text:p>
          </table:table-cell>
          <table:table-cell table:style-name="ce3" table:formula="of:=[$Redistribution_high.O64]" office:value-type="float" office:value="0.034008688810739" calcext:value-type="float">
            <text:p>0,0340086888</text:p>
          </table:table-cell>
          <table:table-cell table:style-name="ce3" table:formula="of:=[$Redistribution_high.P64]" office:value-type="float" office:value="0.027737256141668" calcext:value-type="float">
            <text:p>0,0277372561</text:p>
          </table:table-cell>
          <table:table-cell table:style-name="ce3" table:formula="of:=[$Redistribution_high.Q64]" office:value-type="float" office:value="0.040476220779271" calcext:value-type="float">
            <text:p>0,0404762208</text:p>
          </table:table-cell>
          <table:table-cell/>
          <table:table-cell table:style-name="ce3" table:formula="of:=[$Redistribution_central.N64]" office:value-type="float" office:value="0.03559749143862" calcext:value-type="float">
            <text:p>0,0355974914</text:p>
          </table:table-cell>
          <table:table-cell table:style-name="ce3" table:formula="of:=[$Redistribution_central.O64]" office:value-type="float" office:value="0.037346837024155" calcext:value-type="float">
            <text:p>0,037346837</text:p>
          </table:table-cell>
          <table:table-cell table:style-name="ce3" table:formula="of:=[$Redistribution_central.P64]" office:value-type="float" office:value="0.029581707099924" calcext:value-type="float">
            <text:p>0,0295817071</text:p>
          </table:table-cell>
          <table:table-cell table:style-name="ce3" table:formula="of:=[$Redistribution_central.Q64]" office:value-type="float" office:value="0.046041180200224" calcext:value-type="float">
            <text:p>0,0460411802</text:p>
          </table:table-cell>
          <table:table-cell/>
          <table:table-cell table:style-name="ce3" table:formula="of:=[$redistribution_low.N64]" office:value-type="float" office:value="0.037783929038933" calcext:value-type="float">
            <text:p>0,037783929</text:p>
          </table:table-cell>
          <table:table-cell table:style-name="ce3" table:formula="of:=[$redistribution_low.O64]" office:value-type="float" office:value="0.041611211230994" calcext:value-type="float">
            <text:p>0,0416112112</text:p>
          </table:table-cell>
          <table:table-cell table:style-name="ce3" table:formula="of:=[$redistribution_low.P64]" office:value-type="float" office:value="0.031354421167392" calcext:value-type="float">
            <text:p>0,0313544212</text:p>
          </table:table-cell>
          <table:table-cell table:style-name="ce3" table:formula="of:=[$redistribution_low.Q64]" office:value-type="float" office:value="0.051235027149711" calcext:value-type="float">
            <text:p>0,0512350271</text:p>
          </table:table-cell>
          <table:table-cell table:number-columns-repeated="1009"/>
        </table:table-row>
        <table:table-row table:style-name="ro1">
          <table:table-cell table:style-name="ce3" table:formula="of:=[.A67]+1" office:value-type="float" office:value="112" calcext:value-type="float">
            <text:p>112</text:p>
          </table:table-cell>
          <table:table-cell table:style-name="ce3" table:formula="of:=[$Redistribution_high.N65]" office:value-type="float" office:value="0.033474887063211" calcext:value-type="float">
            <text:p>0,0334748871</text:p>
          </table:table-cell>
          <table:table-cell table:style-name="ce3" table:formula="of:=[$Redistribution_high.O65]" office:value-type="float" office:value="0.036016138557795" calcext:value-type="float">
            <text:p>0,0360161386</text:p>
          </table:table-cell>
          <table:table-cell table:style-name="ce3" table:formula="of:=[$Redistribution_high.P65]" office:value-type="float" office:value="0.029237685175596" calcext:value-type="float">
            <text:p>0,0292376852</text:p>
          </table:table-cell>
          <table:table-cell table:style-name="ce3" table:formula="of:=[$Redistribution_high.Q65]" office:value-type="float" office:value="0.041946087764315" calcext:value-type="float">
            <text:p>0,0419460878</text:p>
          </table:table-cell>
          <table:table-cell/>
          <table:table-cell table:style-name="ce3" table:formula="of:=[$Redistribution_central.N65]" office:value-type="float" office:value="0.036339394775688" calcext:value-type="float">
            <text:p>0,0363393948</text:p>
          </table:table-cell>
          <table:table-cell table:style-name="ce3" table:formula="of:=[$Redistribution_central.O65]" office:value-type="float" office:value="0.037290725152785" calcext:value-type="float">
            <text:p>0,0372907252</text:p>
          </table:table-cell>
          <table:table-cell table:style-name="ce3" table:formula="of:=[$Redistribution_central.P65]" office:value-type="float" office:value="0.029608863727959" calcext:value-type="float">
            <text:p>0,0296088637</text:p>
          </table:table-cell>
          <table:table-cell table:style-name="ce3" table:formula="of:=[$Redistribution_central.Q65]" office:value-type="float" office:value="0.047056209013637" calcext:value-type="float">
            <text:p>0,047056209</text:p>
          </table:table-cell>
          <table:table-cell/>
          <table:table-cell table:style-name="ce3" table:formula="of:=[$redistribution_low.N65]" office:value-type="float" office:value="0.038896686600754" calcext:value-type="float">
            <text:p>0,0388966866</text:p>
          </table:table-cell>
          <table:table-cell table:style-name="ce3" table:formula="of:=[$redistribution_low.O65]" office:value-type="float" office:value="0.046125137359839" calcext:value-type="float">
            <text:p>0,0461251374</text:p>
          </table:table-cell>
          <table:table-cell table:style-name="ce3" table:formula="of:=[$redistribution_low.P65]" office:value-type="float" office:value="0.033082485091466" calcext:value-type="float">
            <text:p>0,0330824851</text:p>
          </table:table-cell>
          <table:table-cell table:style-name="ce3" table:formula="of:=[$redistribution_low.Q65]" office:value-type="float" office:value="0.054659748526769" calcext:value-type="float">
            <text:p>0,0546597485</text:p>
          </table:table-cell>
          <table:table-cell table:number-columns-repeated="1009"/>
        </table:table-row>
        <table:table-row table:style-name="ro1">
          <table:table-cell table:style-name="ce3" table:formula="of:=[.A68]+1" office:value-type="float" office:value="113" calcext:value-type="float">
            <text:p>113</text:p>
          </table:table-cell>
          <table:table-cell table:style-name="ce3" table:formula="of:=[$Redistribution_high.N66]" office:value-type="float" office:value="0.031858435622581" calcext:value-type="float">
            <text:p>0,0318584356</text:p>
          </table:table-cell>
          <table:table-cell table:style-name="ce3" table:formula="of:=[$Redistribution_high.O66]" office:value-type="float" office:value="0.03450449354704" calcext:value-type="float">
            <text:p>0,0345044935</text:p>
          </table:table-cell>
          <table:table-cell table:style-name="ce3" table:formula="of:=[$Redistribution_high.P66]" office:value-type="float" office:value="0.027245424085827" calcext:value-type="float">
            <text:p>0,0272454241</text:p>
          </table:table-cell>
          <table:table-cell table:style-name="ce3" table:formula="of:=[$Redistribution_high.Q66]" office:value-type="float" office:value="0.040910656314332" calcext:value-type="float">
            <text:p>0,0409106563</text:p>
          </table:table-cell>
          <table:table-cell/>
          <table:table-cell table:style-name="ce3" table:formula="of:=[$Redistribution_central.N66]" office:value-type="float" office:value="0.035151582001778" calcext:value-type="float">
            <text:p>0,035151582</text:p>
          </table:table-cell>
          <table:table-cell table:style-name="ce3" table:formula="of:=[$Redistribution_central.O66]" office:value-type="float" office:value="0.037062503107585" calcext:value-type="float">
            <text:p>0,0370625031</text:p>
          </table:table-cell>
          <table:table-cell table:style-name="ce3" table:formula="of:=[$Redistribution_central.P66]" office:value-type="float" office:value="0.029718006860598" calcext:value-type="float">
            <text:p>0,0297180069</text:p>
          </table:table-cell>
          <table:table-cell table:style-name="ce3" table:formula="of:=[$Redistribution_central.Q66]" office:value-type="float" office:value="0.044759808261276" calcext:value-type="float">
            <text:p>0,0447598083</text:p>
          </table:table-cell>
          <table:table-cell/>
          <table:table-cell table:style-name="ce3" table:formula="of:=[$redistribution_low.N66]" office:value-type="float" office:value="0.036055415406046" calcext:value-type="float">
            <text:p>0,0360554154</text:p>
          </table:table-cell>
          <table:table-cell table:style-name="ce3" table:formula="of:=[$redistribution_low.O66]" office:value-type="float" office:value="0.04487496557645" calcext:value-type="float">
            <text:p>0,0448749656</text:p>
          </table:table-cell>
          <table:table-cell table:style-name="ce3" table:formula="of:=[$redistribution_low.P66]" office:value-type="float" office:value="0.031506646075295" calcext:value-type="float">
            <text:p>0,0315066461</text:p>
          </table:table-cell>
          <table:table-cell table:style-name="ce3" table:formula="of:=[$redistribution_low.Q66]" office:value-type="float" office:value="0.051293085143628" calcext:value-type="float">
            <text:p>0,0512930851</text:p>
          </table:table-cell>
          <table:table-cell table:number-columns-repeated="1009"/>
        </table:table-row>
        <table:table-row table:style-name="ro1">
          <table:table-cell table:style-name="ce3" table:formula="of:=[.A69]+1" office:value-type="float" office:value="114" calcext:value-type="float">
            <text:p>114</text:p>
          </table:table-cell>
          <table:table-cell table:style-name="ce3" table:formula="of:=[$Redistribution_high.N67]" office:value-type="float" office:value="0.030564508988488" calcext:value-type="float">
            <text:p>0,030564509</text:p>
          </table:table-cell>
          <table:table-cell table:style-name="ce3" table:formula="of:=[$Redistribution_high.O67]" office:value-type="float" office:value="0.032911632604947" calcext:value-type="float">
            <text:p>0,0329116326</text:p>
          </table:table-cell>
          <table:table-cell table:style-name="ce3" table:formula="of:=[$Redistribution_high.P67]" office:value-type="float" office:value="0.026729315429492" calcext:value-type="float">
            <text:p>0,0267293154</text:p>
          </table:table-cell>
          <table:table-cell table:style-name="ce3" table:formula="of:=[$Redistribution_high.Q67]" office:value-type="float" office:value="0.038335383588627" calcext:value-type="float">
            <text:p>0,0383353836</text:p>
          </table:table-cell>
          <table:table-cell/>
          <table:table-cell table:style-name="ce3" table:formula="of:=[$Redistribution_central.N67]" office:value-type="float" office:value="0.034373239373822" calcext:value-type="float">
            <text:p>0,0343732394</text:p>
          </table:table-cell>
          <table:table-cell table:style-name="ce3" table:formula="of:=[$Redistribution_central.O67]" office:value-type="float" office:value="0.037898854699004" calcext:value-type="float">
            <text:p>0,0378988547</text:p>
          </table:table-cell>
          <table:table-cell table:style-name="ce3" table:formula="of:=[$Redistribution_central.P67]" office:value-type="float" office:value="0.028990677475232" calcext:value-type="float">
            <text:p>0,0289906775</text:p>
          </table:table-cell>
          <table:table-cell table:style-name="ce3" table:formula="of:=[$Redistribution_central.Q67]" office:value-type="float" office:value="0.045565677064468" calcext:value-type="float">
            <text:p>0,0455656771</text:p>
          </table:table-cell>
          <table:table-cell/>
          <table:table-cell table:style-name="ce3" table:formula="of:=[$redistribution_low.N67]" office:value-type="float" office:value="0.035485558770988" calcext:value-type="float">
            <text:p>0,0354855588</text:p>
          </table:table-cell>
          <table:table-cell table:style-name="ce3" table:formula="of:=[$redistribution_low.O67]" office:value-type="float" office:value="0.043278923555281" calcext:value-type="float">
            <text:p>0,0432789236</text:p>
          </table:table-cell>
          <table:table-cell table:style-name="ce3" table:formula="of:=[$redistribution_low.P67]" office:value-type="float" office:value="0.031341653346733" calcext:value-type="float">
            <text:p>0,0313416533</text:p>
          </table:table-cell>
          <table:table-cell table:style-name="ce3" table:formula="of:=[$redistribution_low.Q67]" office:value-type="float" office:value="0.049257278583439" calcext:value-type="float">
            <text:p>0,0492572786</text:p>
          </table:table-cell>
          <table:table-cell table:number-columns-repeated="1009"/>
        </table:table-row>
        <table:table-row table:style-name="ro1">
          <table:table-cell table:style-name="ce3" table:formula="of:=[.A70]+1" office:value-type="float" office:value="115" calcext:value-type="float">
            <text:p>115</text:p>
          </table:table-cell>
          <table:table-cell table:style-name="ce3" table:formula="of:=[$Redistribution_high.N68]" office:value-type="float" office:value="0.030368996230907" calcext:value-type="float">
            <text:p>0,0303689962</text:p>
          </table:table-cell>
          <table:table-cell table:style-name="ce3" table:formula="of:=[$Redistribution_high.O68]" office:value-type="float" office:value="0.032558458975337" calcext:value-type="float">
            <text:p>0,032558459</text:p>
          </table:table-cell>
          <table:table-cell table:style-name="ce3" table:formula="of:=[$Redistribution_high.P68]" office:value-type="float" office:value="0.025901167671793" calcext:value-type="float">
            <text:p>0,0259011677</text:p>
          </table:table-cell>
          <table:table-cell table:style-name="ce3" table:formula="of:=[$Redistribution_high.Q68]" office:value-type="float" office:value="0.038832897044682" calcext:value-type="float">
            <text:p>0,038832897</text:p>
          </table:table-cell>
          <table:table-cell/>
          <table:table-cell table:style-name="ce3" table:formula="of:=[$Redistribution_central.N68]" office:value-type="float" office:value="0.033511970302991" calcext:value-type="float">
            <text:p>0,0335119703</text:p>
          </table:table-cell>
          <table:table-cell table:style-name="ce3" table:formula="of:=[$Redistribution_central.O68]" office:value-type="float" office:value="0.037297214565094" calcext:value-type="float">
            <text:p>0,0372972146</text:p>
          </table:table-cell>
          <table:table-cell table:style-name="ce3" table:formula="of:=[$Redistribution_central.P68]" office:value-type="float" office:value="0.028798356027924" calcext:value-type="float">
            <text:p>0,028798356</text:p>
          </table:table-cell>
          <table:table-cell table:style-name="ce3" table:formula="of:=[$Redistribution_central.Q68]" office:value-type="float" office:value="0.043960014964395" calcext:value-type="float">
            <text:p>0,043960015</text:p>
          </table:table-cell>
          <table:table-cell/>
          <table:table-cell table:style-name="ce3" table:formula="of:=[$redistribution_low.N68]" office:value-type="float" office:value="0.036875423975707" calcext:value-type="float">
            <text:p>0,036875424</text:p>
          </table:table-cell>
          <table:table-cell table:style-name="ce3" table:formula="of:=[$redistribution_low.O68]" office:value-type="float" office:value="0.045604010036011" calcext:value-type="float">
            <text:p>0,04560401</text:p>
          </table:table-cell>
          <table:table-cell table:style-name="ce3" table:formula="of:=[$redistribution_low.P68]" office:value-type="float" office:value="0.03277326476505" calcext:value-type="float">
            <text:p>0,0327732648</text:p>
          </table:table-cell>
          <table:table-cell table:style-name="ce3" table:formula="of:=[$redistribution_low.Q68]" office:value-type="float" office:value="0.051568248497929" calcext:value-type="float">
            <text:p>0,0515682485</text:p>
          </table:table-cell>
          <table:table-cell table:number-columns-repeated="1009"/>
        </table:table-row>
        <table:table-row table:style-name="ro1">
          <table:table-cell table:style-name="ce3" table:formula="of:=[.A71]+1" office:value-type="float" office:value="116" calcext:value-type="float">
            <text:p>116</text:p>
          </table:table-cell>
          <table:table-cell table:style-name="ce3" table:formula="of:=[$Redistribution_high.N69]" office:value-type="float" office:value="0.030100158165761" calcext:value-type="float">
            <text:p>0,0301001582</text:p>
          </table:table-cell>
          <table:table-cell table:style-name="ce3" table:formula="of:=[$Redistribution_high.O69]" office:value-type="float" office:value="0.033880213794007" calcext:value-type="float">
            <text:p>0,0338802138</text:p>
          </table:table-cell>
          <table:table-cell table:style-name="ce3" table:formula="of:=[$Redistribution_high.P69]" office:value-type="float" office:value="0.027874190393072" calcext:value-type="float">
            <text:p>0,0278741904</text:p>
          </table:table-cell>
          <table:table-cell table:style-name="ce3" table:formula="of:=[$Redistribution_high.Q69]" office:value-type="float" office:value="0.03697418529196" calcext:value-type="float">
            <text:p>0,0369741853</text:p>
          </table:table-cell>
          <table:table-cell/>
          <table:table-cell table:style-name="ce3" table:formula="of:=[$Redistribution_central.N69]" office:value-type="float" office:value="0.029931989762808" calcext:value-type="float">
            <text:p>0,0299319898</text:p>
          </table:table-cell>
          <table:table-cell table:style-name="ce3" table:formula="of:=[$Redistribution_central.O69]" office:value-type="float" office:value="0.035691742247099" calcext:value-type="float">
            <text:p>0,0356917422</text:p>
          </table:table-cell>
          <table:table-cell table:style-name="ce3" table:formula="of:=[$Redistribution_central.P69]" office:value-type="float" office:value="0.027788754973895" calcext:value-type="float">
            <text:p>0,027788755</text:p>
          </table:table-cell>
          <table:table-cell table:style-name="ce3" table:formula="of:=[$Redistribution_central.Q69]" office:value-type="float" office:value="0.038631659619192" calcext:value-type="float">
            <text:p>0,0386316596</text:p>
          </table:table-cell>
          <table:table-cell/>
          <table:table-cell table:style-name="ce3" table:formula="of:=[$redistribution_low.N69]" office:value-type="float" office:value="0.037489788623762" calcext:value-type="float">
            <text:p>0,0374897886</text:p>
          </table:table-cell>
          <table:table-cell table:style-name="ce3" table:formula="of:=[$redistribution_low.O69]" office:value-type="float" office:value="0.043691730247749" calcext:value-type="float">
            <text:p>0,0436917302</text:p>
          </table:table-cell>
          <table:table-cell table:style-name="ce3" table:formula="of:=[$redistribution_low.P69]" office:value-type="float" office:value="0.03213999831856" calcext:value-type="float">
            <text:p>0,0321399983</text:p>
          </table:table-cell>
          <table:table-cell table:style-name="ce3" table:formula="of:=[$redistribution_low.Q69]" office:value-type="float" office:value="0.051678756489061" calcext:value-type="float">
            <text:p>0,0516787565</text:p>
          </table:table-cell>
          <table:table-cell table:number-columns-repeated="1009"/>
        </table:table-row>
        <table:table-row table:style-name="ro1">
          <table:table-cell table:style-name="ce3" table:formula="of:=[.A72]+1" office:value-type="float" office:value="117" calcext:value-type="float">
            <text:p>117</text:p>
          </table:table-cell>
          <table:table-cell table:style-name="ce3" table:formula="of:=[$Redistribution_high.N70]" office:value-type="float" office:value="0.031856551384587" calcext:value-type="float">
            <text:p>0,0318565514</text:p>
          </table:table-cell>
          <table:table-cell table:style-name="ce3" table:formula="of:=[$Redistribution_high.O70]" office:value-type="float" office:value="0.03719808697039" calcext:value-type="float">
            <text:p>0,037198087</text:p>
          </table:table-cell>
          <table:table-cell table:style-name="ce3" table:formula="of:=[$Redistribution_high.P70]" office:value-type="float" office:value="0.029391753391066" calcext:value-type="float">
            <text:p>0,0293917534</text:p>
          </table:table-cell>
          <table:table-cell table:style-name="ce3" table:formula="of:=[$Redistribution_high.Q70]" office:value-type="float" office:value="0.040548787646034" calcext:value-type="float">
            <text:p>0,0405487876</text:p>
          </table:table-cell>
          <table:table-cell/>
          <table:table-cell table:style-name="ce3" table:formula="of:=[$Redistribution_central.N70]" office:value-type="float" office:value="0.031613569911464" calcext:value-type="float">
            <text:p>0,0316135699</text:p>
          </table:table-cell>
          <table:table-cell table:style-name="ce3" table:formula="of:=[$Redistribution_central.O70]" office:value-type="float" office:value="0.036280116506864" calcext:value-type="float">
            <text:p>0,0362801165</text:p>
          </table:table-cell>
          <table:table-cell table:style-name="ce3" table:formula="of:=[$Redistribution_central.P70]" office:value-type="float" office:value="0.028365608675429" calcext:value-type="float">
            <text:p>0,0283656087</text:p>
          </table:table-cell>
          <table:table-cell table:style-name="ce3" table:formula="of:=[$Redistribution_central.Q70]" office:value-type="float" office:value="0.040824801251104" calcext:value-type="float">
            <text:p>0,0408248013</text:p>
          </table:table-cell>
          <table:table-cell/>
          <table:table-cell table:style-name="ce3" table:formula="of:=[$redistribution_low.N70]" office:value-type="float" office:value="0.034748129575853" calcext:value-type="float">
            <text:p>0,0347481296</text:p>
          </table:table-cell>
          <table:table-cell table:style-name="ce3" table:formula="of:=[$redistribution_low.O70]" office:value-type="float" office:value="0.043809581481551" calcext:value-type="float">
            <text:p>0,0438095815</text:p>
          </table:table-cell>
          <table:table-cell table:style-name="ce3" table:formula="of:=[$redistribution_low.P70]" office:value-type="float" office:value="0.032203524619017" calcext:value-type="float">
            <text:p>0,0322035246</text:p>
          </table:table-cell>
          <table:table-cell table:style-name="ce3" table:formula="of:=[$redistribution_low.Q70]" office:value-type="float" office:value="0.047333352694921" calcext:value-type="float">
            <text:p>0,0473333527</text:p>
          </table:table-cell>
          <table:table-cell table:number-columns-repeated="1009"/>
        </table:table-row>
        <table:table-row table:style-name="ro1">
          <table:table-cell table:style-name="ce3" table:formula="of:=[.A73]+1" office:value-type="float" office:value="118" calcext:value-type="float">
            <text:p>118</text:p>
          </table:table-cell>
          <table:table-cell table:style-name="ce3" table:formula="of:=[$Redistribution_high.N71]" office:value-type="float" office:value="0.031027681337804" calcext:value-type="float">
            <text:p>0,0310276813</text:p>
          </table:table-cell>
          <table:table-cell table:style-name="ce3" table:formula="of:=[$Redistribution_high.O71]" office:value-type="float" office:value="0.03535716091255" calcext:value-type="float">
            <text:p>0,0353571609</text:p>
          </table:table-cell>
          <table:table-cell table:style-name="ce3" table:formula="of:=[$Redistribution_high.P71]" office:value-type="float" office:value="0.02812863929607" calcext:value-type="float">
            <text:p>0,0281286393</text:p>
          </table:table-cell>
          <table:table-cell table:style-name="ce3" table:formula="of:=[$Redistribution_high.Q71]" office:value-type="float" office:value="0.039391959984217" calcext:value-type="float">
            <text:p>0,03939196</text:p>
          </table:table-cell>
          <table:table-cell/>
          <table:table-cell table:style-name="ce3" table:formula="of:=[$Redistribution_central.N71]" office:value-type="float" office:value="0.031360486732814" calcext:value-type="float">
            <text:p>0,0313604867</text:p>
          </table:table-cell>
          <table:table-cell table:style-name="ce3" table:formula="of:=[$Redistribution_central.O71]" office:value-type="float" office:value="0.039254670977584" calcext:value-type="float">
            <text:p>0,039254671</text:p>
          </table:table-cell>
          <table:table-cell table:style-name="ce3" table:formula="of:=[$Redistribution_central.P71]" office:value-type="float" office:value="0.02964620548492" calcext:value-type="float">
            <text:p>0,0296462055</text:p>
          </table:table-cell>
          <table:table-cell table:style-name="ce3" table:formula="of:=[$Redistribution_central.Q71]" office:value-type="float" office:value="0.0415609652451" calcext:value-type="float">
            <text:p>0,0415609652</text:p>
          </table:table-cell>
          <table:table-cell/>
          <table:table-cell table:style-name="ce3" table:formula="of:=[$redistribution_low.N71]" office:value-type="float" office:value="0.032509228028059" calcext:value-type="float">
            <text:p>0,032509228</text:p>
          </table:table-cell>
          <table:table-cell table:style-name="ce3" table:formula="of:=[$redistribution_low.O71]" office:value-type="float" office:value="0.040176244512326" calcext:value-type="float">
            <text:p>0,0401762445</text:p>
          </table:table-cell>
          <table:table-cell table:style-name="ce3" table:formula="of:=[$redistribution_low.P71]" office:value-type="float" office:value="0.028923669665668" calcext:value-type="float">
            <text:p>0,0289236697</text:p>
          </table:table-cell>
          <table:table-cell table:style-name="ce3" table:formula="of:=[$redistribution_low.Q71]" office:value-type="float" office:value="0.045457232253107" calcext:value-type="float">
            <text:p>0,0454572323</text:p>
          </table:table-cell>
          <table:table-cell table:number-columns-repeated="1009"/>
        </table:table-row>
        <table:table-row table:style-name="ro1">
          <table:table-cell table:style-name="ce3" table:formula="of:=[.A74]+1" office:value-type="float" office:value="119" calcext:value-type="float">
            <text:p>119</text:p>
          </table:table-cell>
          <table:table-cell table:style-name="ce3" table:formula="of:=[$Redistribution_high.N72]" office:value-type="float" office:value="0.030228517254168" calcext:value-type="float">
            <text:p>0,0302285173</text:p>
          </table:table-cell>
          <table:table-cell table:style-name="ce3" table:formula="of:=[$Redistribution_high.O72]" office:value-type="float" office:value="0.035023269221213" calcext:value-type="float">
            <text:p>0,0350232692</text:p>
          </table:table-cell>
          <table:table-cell table:style-name="ce3" table:formula="of:=[$Redistribution_high.P72]" office:value-type="float" office:value="0.027661160697154" calcext:value-type="float">
            <text:p>0,0276611607</text:p>
          </table:table-cell>
          <table:table-cell table:style-name="ce3" table:formula="of:=[$Redistribution_high.Q72]" office:value-type="float" office:value="0.038576883026496" calcext:value-type="float">
            <text:p>0,038576883</text:p>
          </table:table-cell>
          <table:table-cell/>
          <table:table-cell table:style-name="ce3" table:formula="of:=[$Redistribution_central.N72]" office:value-type="float" office:value="0.031283512783156" calcext:value-type="float">
            <text:p>0,0312835128</text:p>
          </table:table-cell>
          <table:table-cell table:style-name="ce3" table:formula="of:=[$Redistribution_central.O72]" office:value-type="float" office:value="0.037298298218013" calcext:value-type="float">
            <text:p>0,0372982982</text:p>
          </table:table-cell>
          <table:table-cell table:style-name="ce3" table:formula="of:=[$Redistribution_central.P72]" office:value-type="float" office:value="0.029527132685967" calcext:value-type="float">
            <text:p>0,0295271327</text:p>
          </table:table-cell>
          <table:table-cell table:style-name="ce3" table:formula="of:=[$Redistribution_central.Q72]" office:value-type="float" office:value="0.039717508716103" calcext:value-type="float">
            <text:p>0,0397175087</text:p>
          </table:table-cell>
          <table:table-cell/>
          <table:table-cell table:style-name="ce3" table:formula="of:=[$redistribution_low.N72]" office:value-type="float" office:value="0.034900997971755" calcext:value-type="float">
            <text:p>0,034900998</text:p>
          </table:table-cell>
          <table:table-cell table:style-name="ce3" table:formula="of:=[$redistribution_low.O72]" office:value-type="float" office:value="0.040962381964428" calcext:value-type="float">
            <text:p>0,040962382</text:p>
          </table:table-cell>
          <table:table-cell table:style-name="ce3" table:formula="of:=[$redistribution_low.P72]" office:value-type="float" office:value="0.031003701307991" calcext:value-type="float">
            <text:p>0,0310037013</text:p>
          </table:table-cell>
          <table:table-cell table:style-name="ce3" table:formula="of:=[$redistribution_low.Q72]" office:value-type="float" office:value="0.046752991987303" calcext:value-type="float">
            <text:p>0,046752992</text:p>
          </table:table-cell>
          <table:table-cell table:number-columns-repeated="1009"/>
        </table:table-row>
        <table:table-row table:style-name="ro1">
          <table:table-cell table:style-name="ce3" table:formula="of:=[.A75]+1" office:value-type="float" office:value="120" calcext:value-type="float">
            <text:p>120</text:p>
          </table:table-cell>
          <table:table-cell table:style-name="ce3" table:formula="of:=[$Redistribution_high.N73]" office:value-type="float" office:value="0.032252483871747" calcext:value-type="float">
            <text:p>0,0322524839</text:p>
          </table:table-cell>
          <table:table-cell table:style-name="ce3" table:formula="of:=[$Redistribution_high.O73]" office:value-type="float" office:value="0.03608655296015" calcext:value-type="float">
            <text:p>0,036086553</text:p>
          </table:table-cell>
          <table:table-cell table:style-name="ce3" table:formula="of:=[$Redistribution_high.P73]" office:value-type="float" office:value="0.028010279973925" calcext:value-type="float">
            <text:p>0,02801028</text:p>
          </table:table-cell>
          <table:table-cell table:style-name="ce3" table:formula="of:=[$Redistribution_high.Q73]" office:value-type="float" office:value="0.042081043059553" calcext:value-type="float">
            <text:p>0,0420810431</text:p>
          </table:table-cell>
          <table:table-cell/>
          <table:table-cell table:style-name="ce3" table:formula="of:=[$Redistribution_central.N73]" office:value-type="float" office:value="0.032304542381491" calcext:value-type="float">
            <text:p>0,0323045424</text:p>
          </table:table-cell>
          <table:table-cell table:style-name="ce3" table:formula="of:=[$Redistribution_central.O73]" office:value-type="float" office:value="0.037904810226239" calcext:value-type="float">
            <text:p>0,0379048102</text:p>
          </table:table-cell>
          <table:table-cell table:style-name="ce3" table:formula="of:=[$Redistribution_central.P73]" office:value-type="float" office:value="0.029278293568769" calcext:value-type="float">
            <text:p>0,0292782936</text:p>
          </table:table-cell>
          <table:table-cell table:style-name="ce3" table:formula="of:=[$Redistribution_central.Q73]" office:value-type="float" office:value="0.042204371307301" calcext:value-type="float">
            <text:p>0,0422043713</text:p>
          </table:table-cell>
          <table:table-cell/>
          <table:table-cell table:style-name="ce3" table:formula="of:=[$redistribution_low.N73]" office:value-type="float" office:value="0.034472238447377" calcext:value-type="float">
            <text:p>0,0344722384</text:p>
          </table:table-cell>
          <table:table-cell table:style-name="ce3" table:formula="of:=[$redistribution_low.O73]" office:value-type="float" office:value="0.039761174848759" calcext:value-type="float">
            <text:p>0,0397611748</text:p>
          </table:table-cell>
          <table:table-cell table:style-name="ce3" table:formula="of:=[$redistribution_low.P73]" office:value-type="float" office:value="0.029660585165536" calcext:value-type="float">
            <text:p>0,0296605852</text:p>
          </table:table-cell>
          <table:table-cell table:style-name="ce3" table:formula="of:=[$redistribution_low.Q73]" office:value-type="float" office:value="0.046900518642486" calcext:value-type="float">
            <text:p>0,0469005186</text:p>
          </table:table-cell>
          <table:table-cell table:number-columns-repeated="1009"/>
        </table:table-row>
        <table:table-row table:style-name="ro1">
          <table:table-cell table:style-name="ce3" table:formula="of:=[.A76]+1" office:value-type="float" office:value="121" calcext:value-type="float">
            <text:p>121</text:p>
          </table:table-cell>
          <table:table-cell table:style-name="ce3" table:formula="of:=[$Redistribution_high.N74]" office:value-type="float" office:value="0.032780013226796" calcext:value-type="float">
            <text:p>0,0327800132</text:p>
          </table:table-cell>
          <table:table-cell table:style-name="ce3" table:formula="of:=[$Redistribution_high.O74]" office:value-type="float" office:value="0.037417767031425" calcext:value-type="float">
            <text:p>0,037417767</text:p>
          </table:table-cell>
          <table:table-cell table:style-name="ce3" table:formula="of:=[$Redistribution_high.P74]" office:value-type="float" office:value="0.029205038681308" calcext:value-type="float">
            <text:p>0,0292050387</text:p>
          </table:table-cell>
          <table:table-cell table:style-name="ce3" table:formula="of:=[$Redistribution_high.Q74]" office:value-type="float" office:value="0.042457629453279" calcext:value-type="float">
            <text:p>0,0424576295</text:p>
          </table:table-cell>
          <table:table-cell/>
          <table:table-cell table:style-name="ce3" table:formula="of:=[$Redistribution_central.N74]" office:value-type="float" office:value="0.030686258363878" calcext:value-type="float">
            <text:p>0,0306862584</text:p>
          </table:table-cell>
          <table:table-cell table:style-name="ce3" table:formula="of:=[$Redistribution_central.O74]" office:value-type="float" office:value="0.035962346460007" calcext:value-type="float">
            <text:p>0,0359623465</text:p>
          </table:table-cell>
          <table:table-cell table:style-name="ce3" table:formula="of:=[$Redistribution_central.P74]" office:value-type="float" office:value="0.028153947757239" calcext:value-type="float">
            <text:p>0,0281539478</text:p>
          </table:table-cell>
          <table:table-cell table:style-name="ce3" table:formula="of:=[$Redistribution_central.Q74]" office:value-type="float" office:value="0.039475071671675" calcext:value-type="float">
            <text:p>0,0394750717</text:p>
          </table:table-cell>
          <table:table-cell/>
          <table:table-cell table:style-name="ce3" table:formula="of:=[$redistribution_low.N74]" office:value-type="float" office:value="0.034024724491799" calcext:value-type="float">
            <text:p>0,0340247245</text:p>
          </table:table-cell>
          <table:table-cell table:style-name="ce3" table:formula="of:=[$redistribution_low.O74]" office:value-type="float" office:value="0.040625562685002" calcext:value-type="float">
            <text:p>0,0406255627</text:p>
          </table:table-cell>
          <table:table-cell table:style-name="ce3" table:formula="of:=[$redistribution_low.P74]" office:value-type="float" office:value="0.029673759027862" calcext:value-type="float">
            <text:p>0,029673759</text:p>
          </table:table-cell>
          <table:table-cell table:style-name="ce3" table:formula="of:=[$redistribution_low.Q74]" office:value-type="float" office:value="0.046999903681562" calcext:value-type="float">
            <text:p>0,0469999037</text:p>
          </table:table-cell>
          <table:table-cell table:number-columns-repeated="1009"/>
        </table:table-row>
        <table:table-row table:style-name="ro1">
          <table:table-cell table:style-name="ce3" table:formula="of:=[.A77]+1" office:value-type="float" office:value="122" calcext:value-type="float">
            <text:p>122</text:p>
          </table:table-cell>
          <table:table-cell table:style-name="ce3" table:formula="of:=[$Redistribution_high.N75]" office:value-type="float" office:value="0.034545676846034" calcext:value-type="float">
            <text:p>0,0345456768</text:p>
          </table:table-cell>
          <table:table-cell table:style-name="ce3" table:formula="of:=[$Redistribution_high.O75]" office:value-type="float" office:value="0.03712121128238" calcext:value-type="float">
            <text:p>0,0371212113</text:p>
          </table:table-cell>
          <table:table-cell table:style-name="ce3" table:formula="of:=[$Redistribution_high.P75]" office:value-type="float" office:value="0.030280079486794" calcext:value-type="float">
            <text:p>0,0302800795</text:p>
          </table:table-cell>
          <table:table-cell table:style-name="ce3" table:formula="of:=[$Redistribution_high.Q75]" office:value-type="float" office:value="0.04322322868049" calcext:value-type="float">
            <text:p>0,0432232287</text:p>
          </table:table-cell>
          <table:table-cell/>
          <table:table-cell table:style-name="ce3" table:formula="of:=[$Redistribution_central.N75]" office:value-type="float" office:value="0.034322299462265" calcext:value-type="float">
            <text:p>0,0343222995</text:p>
          </table:table-cell>
          <table:table-cell table:style-name="ce3" table:formula="of:=[$Redistribution_central.O75]" office:value-type="float" office:value="0.039621181044095" calcext:value-type="float">
            <text:p>0,039621181</text:p>
          </table:table-cell>
          <table:table-cell table:style-name="ce3" table:formula="of:=[$Redistribution_central.P75]" office:value-type="float" office:value="0.031555073162272" calcext:value-type="float">
            <text:p>0,0315550732</text:p>
          </table:table-cell>
          <table:table-cell table:style-name="ce3" table:formula="of:=[$Redistribution_central.Q75]" office:value-type="float" office:value="0.043527023220774" calcext:value-type="float">
            <text:p>0,0435270232</text:p>
          </table:table-cell>
          <table:table-cell/>
          <table:table-cell table:style-name="ce3" table:formula="of:=[$redistribution_low.N75]" office:value-type="float" office:value="0.033631867480436" calcext:value-type="float">
            <text:p>0,0336318675</text:p>
          </table:table-cell>
          <table:table-cell table:style-name="ce3" table:formula="of:=[$redistribution_low.O75]" office:value-type="float" office:value="0.036490071574094" calcext:value-type="float">
            <text:p>0,0364900716</text:p>
          </table:table-cell>
          <table:table-cell table:style-name="ce3" table:formula="of:=[$redistribution_low.P75]" office:value-type="float" office:value="0.027515707360298" calcext:value-type="float">
            <text:p>0,0275157074</text:p>
          </table:table-cell>
          <table:table-cell table:style-name="ce3" table:formula="of:=[$redistribution_low.Q75]" office:value-type="float" office:value="0.045595622754804" calcext:value-type="float">
            <text:p>0,0455956228</text:p>
          </table:table-cell>
          <table:table-cell table:number-columns-repeated="1009"/>
        </table:table-row>
        <table:table-row table:style-name="ro1">
          <table:table-cell table:style-name="ce3" table:formula="of:=[.A78]+1" office:value-type="float" office:value="123" calcext:value-type="float">
            <text:p>123</text:p>
          </table:table-cell>
          <table:table-cell table:style-name="ce3" table:formula="of:=[$Redistribution_high.N76]" office:value-type="float" office:value="0.036966703684669" calcext:value-type="float">
            <text:p>0,0369667037</text:p>
          </table:table-cell>
          <table:table-cell table:style-name="ce3" table:formula="of:=[$Redistribution_high.O76]" office:value-type="float" office:value="0.04160092129245" calcext:value-type="float">
            <text:p>0,0416009213</text:p>
          </table:table-cell>
          <table:table-cell table:style-name="ce3" table:formula="of:=[$Redistribution_high.P76]" office:value-type="float" office:value="0.031862751130706" calcext:value-type="float">
            <text:p>0,0318627511</text:p>
          </table:table-cell>
          <table:table-cell table:style-name="ce3" table:formula="of:=[$Redistribution_high.Q76]" office:value-type="float" office:value="0.048822010806675" calcext:value-type="float">
            <text:p>0,0488220108</text:p>
          </table:table-cell>
          <table:table-cell/>
          <table:table-cell table:style-name="ce3" table:formula="of:=[$Redistribution_central.N76]" office:value-type="float" office:value="0.031093243463508" calcext:value-type="float">
            <text:p>0,0310932435</text:p>
          </table:table-cell>
          <table:table-cell table:style-name="ce3" table:formula="of:=[$Redistribution_central.O76]" office:value-type="float" office:value="0.03979829634757" calcext:value-type="float">
            <text:p>0,0397982963</text:p>
          </table:table-cell>
          <table:table-cell table:style-name="ce3" table:formula="of:=[$Redistribution_central.P76]" office:value-type="float" office:value="0.030033767542043" calcext:value-type="float">
            <text:p>0,0300337675</text:p>
          </table:table-cell>
          <table:table-cell table:style-name="ce3" table:formula="of:=[$Redistribution_central.Q76]" office:value-type="float" office:value="0.04118719324128" calcext:value-type="float">
            <text:p>0,0411871932</text:p>
          </table:table-cell>
          <table:table-cell/>
          <table:table-cell table:style-name="ce3" table:formula="of:=[$redistribution_low.N76]" office:value-type="float" office:value="0.032269482294175" calcext:value-type="float">
            <text:p>0,0322694823</text:p>
          </table:table-cell>
          <table:table-cell table:style-name="ce3" table:formula="of:=[$redistribution_low.O76]" office:value-type="float" office:value="0.037656394615543" calcext:value-type="float">
            <text:p>0,0376563946</text:p>
          </table:table-cell>
          <table:table-cell table:style-name="ce3" table:formula="of:=[$redistribution_low.P76]" office:value-type="float" office:value="0.02742984062521" calcext:value-type="float">
            <text:p>0,0274298406</text:p>
          </table:table-cell>
          <table:table-cell table:style-name="ce3" table:formula="of:=[$redistribution_low.Q76]" office:value-type="float" office:value="0.04481584887984" calcext:value-type="float">
            <text:p>0,0448158489</text:p>
          </table:table-cell>
          <table:table-cell table:number-columns-repeated="1009"/>
        </table:table-row>
        <table:table-row table:style-name="ro1">
          <table:table-cell table:style-name="ce3" table:formula="of:=[.A79]+1" office:value-type="float" office:value="124" calcext:value-type="float">
            <text:p>124</text:p>
          </table:table-cell>
          <table:table-cell table:style-name="ce3" table:formula="of:=[$Redistribution_high.N77]" office:value-type="float" office:value="0.031188317413789" calcext:value-type="float">
            <text:p>0,0311883174</text:p>
          </table:table-cell>
          <table:table-cell table:style-name="ce3" table:formula="of:=[$Redistribution_high.O77]" office:value-type="float" office:value="0.035563830734214" calcext:value-type="float">
            <text:p>0,0355638307</text:p>
          </table:table-cell>
          <table:table-cell table:style-name="ce3" table:formula="of:=[$Redistribution_high.P77]" office:value-type="float" office:value="0.027963780509991" calcext:value-type="float">
            <text:p>0,0279637805</text:p>
          </table:table-cell>
          <table:table-cell table:style-name="ce3" table:formula="of:=[$Redistribution_high.Q77]" office:value-type="float" office:value="0.040126343594309" calcext:value-type="float">
            <text:p>0,0401263436</text:p>
          </table:table-cell>
          <table:table-cell/>
          <table:table-cell table:style-name="ce3" table:formula="of:=[$Redistribution_central.N77]" office:value-type="float" office:value="0.032347685388249" calcext:value-type="float">
            <text:p>0,0323476854</text:p>
          </table:table-cell>
          <table:table-cell table:style-name="ce3" table:formula="of:=[$Redistribution_central.O77]" office:value-type="float" office:value="0.040805202140897" calcext:value-type="float">
            <text:p>0,0408052021</text:p>
          </table:table-cell>
          <table:table-cell table:style-name="ce3" table:formula="of:=[$Redistribution_central.P77]" office:value-type="float" office:value="0.029699080346911" calcext:value-type="float">
            <text:p>0,0296990803</text:p>
          </table:table-cell>
          <table:table-cell table:style-name="ce3" table:formula="of:=[$Redistribution_central.Q77]" office:value-type="float" office:value="0.044505985894655" calcext:value-type="float">
            <text:p>0,0445059859</text:p>
          </table:table-cell>
          <table:table-cell/>
          <table:table-cell table:style-name="ce3" table:formula="of:=[$redistribution_low.N77]" office:value-type="float" office:value="0.035530876991375" calcext:value-type="float">
            <text:p>0,035530877</text:p>
          </table:table-cell>
          <table:table-cell table:style-name="ce3" table:formula="of:=[$redistribution_low.O77]" office:value-type="float" office:value="0.044061431258648" calcext:value-type="float">
            <text:p>0,0440614313</text:p>
          </table:table-cell>
          <table:table-cell table:style-name="ce3" table:formula="of:=[$redistribution_low.P77]" office:value-type="float" office:value="0.031394903045696" calcext:value-type="float">
            <text:p>0,031394903</text:p>
          </table:table-cell>
          <table:table-cell table:style-name="ce3" table:formula="of:=[$redistribution_low.Q77]" office:value-type="float" office:value="0.050082502972721" calcext:value-type="float">
            <text:p>0,050082503</text:p>
          </table:table-cell>
          <table:table-cell table:number-columns-repeated="1009"/>
        </table:table-row>
        <table:table-row table:style-name="ro1">
          <table:table-cell table:style-name="ce3" table:formula="of:=[.A80]+1" office:value-type="float" office:value="125" calcext:value-type="float">
            <text:p>125</text:p>
          </table:table-cell>
          <table:table-cell table:style-name="ce3" table:formula="of:=[$Redistribution_high.N78]" office:value-type="float" office:value="0.030028526722894" calcext:value-type="float">
            <text:p>0,0300285267</text:p>
          </table:table-cell>
          <table:table-cell table:style-name="ce3" table:formula="of:=[$Redistribution_high.O78]" office:value-type="float" office:value="0.03458918253249" calcext:value-type="float">
            <text:p>0,0345891825</text:p>
          </table:table-cell>
          <table:table-cell table:style-name="ce3" table:formula="of:=[$Redistribution_high.P78]" office:value-type="float" office:value="0.027004150548855" calcext:value-type="float">
            <text:p>0,0270041505</text:p>
          </table:table-cell>
          <table:table-cell table:style-name="ce3" table:formula="of:=[$Redistribution_high.Q78]" office:value-type="float" office:value="0.03879269564749" calcext:value-type="float">
            <text:p>0,0387926956</text:p>
          </table:table-cell>
          <table:table-cell/>
          <table:table-cell table:style-name="ce3" table:formula="of:=[$Redistribution_central.N78]" office:value-type="float" office:value="0.031627219384341" calcext:value-type="float">
            <text:p>0,0316272194</text:p>
          </table:table-cell>
          <table:table-cell table:style-name="ce3" table:formula="of:=[$Redistribution_central.O78]" office:value-type="float" office:value="0.037985004554178" calcext:value-type="float">
            <text:p>0,0379850046</text:p>
          </table:table-cell>
          <table:table-cell table:style-name="ce3" table:formula="of:=[$Redistribution_central.P78]" office:value-type="float" office:value="0.028102362544324" calcext:value-type="float">
            <text:p>0,0281023625</text:p>
          </table:table-cell>
          <table:table-cell table:style-name="ce3" table:formula="of:=[$Redistribution_central.Q78]" office:value-type="float" office:value="0.042926478824772" calcext:value-type="float">
            <text:p>0,0429264788</text:p>
          </table:table-cell>
          <table:table-cell/>
          <table:table-cell table:style-name="ce3" table:formula="of:=[$redistribution_low.N78]" office:value-type="float" office:value="0.032347086671757" calcext:value-type="float">
            <text:p>0,0323470867</text:p>
          </table:table-cell>
          <table:table-cell table:style-name="ce3" table:formula="of:=[$redistribution_low.O78]" office:value-type="float" office:value="0.041982137918979" calcext:value-type="float">
            <text:p>0,0419821379</text:p>
          </table:table-cell>
          <table:table-cell table:style-name="ce3" table:formula="of:=[$redistribution_low.P78]" office:value-type="float" office:value="0.029934388899784" calcext:value-type="float">
            <text:p>0,0299343889</text:p>
          </table:table-cell>
          <table:table-cell table:style-name="ce3" table:formula="of:=[$redistribution_low.Q78]" office:value-type="float" office:value="0.045354310000674" calcext:value-type="float">
            <text:p>0,04535431</text:p>
          </table:table-cell>
          <table:table-cell table:number-columns-repeated="1009"/>
        </table:table-row>
        <table:table-row table:style-name="ro1">
          <table:table-cell table:style-name="ce3" table:formula="of:=[.A81]+1" office:value-type="float" office:value="126" calcext:value-type="float">
            <text:p>126</text:p>
          </table:table-cell>
          <table:table-cell table:style-name="ce3" table:formula="of:=[$Redistribution_high.N79]" office:value-type="float" office:value="0.034928767620479" calcext:value-type="float">
            <text:p>0,0349287676</text:p>
          </table:table-cell>
          <table:table-cell table:style-name="ce3" table:formula="of:=[$Redistribution_high.O79]" office:value-type="float" office:value="0.041507362065096" calcext:value-type="float">
            <text:p>0,0415073621</text:p>
          </table:table-cell>
          <table:table-cell table:style-name="ce3" table:formula="of:=[$Redistribution_high.P79]" office:value-type="float" office:value="0.031375665257214" calcext:value-type="float">
            <text:p>0,0313756653</text:p>
          </table:table-cell>
          <table:table-cell table:style-name="ce3" table:formula="of:=[$Redistribution_high.Q79]" office:value-type="float" office:value="0.046506729950083" calcext:value-type="float">
            <text:p>0,04650673</text:p>
          </table:table-cell>
          <table:table-cell/>
          <table:table-cell table:style-name="ce3" table:formula="of:=[$Redistribution_central.N79]" office:value-type="float" office:value="0.033803361327222" calcext:value-type="float">
            <text:p>0,0338033613</text:p>
          </table:table-cell>
          <table:table-cell table:style-name="ce3" table:formula="of:=[$Redistribution_central.O79]" office:value-type="float" office:value="0.037879771840511" calcext:value-type="float">
            <text:p>0,0378797718</text:p>
          </table:table-cell>
          <table:table-cell table:style-name="ce3" table:formula="of:=[$Redistribution_central.P79]" office:value-type="float" office:value="0.029739321587332" calcext:value-type="float">
            <text:p>0,0297393216</text:p>
          </table:table-cell>
          <table:table-cell table:style-name="ce3" table:formula="of:=[$Redistribution_central.Q79]" office:value-type="float" office:value="0.04373709605903" calcext:value-type="float">
            <text:p>0,0437370961</text:p>
          </table:table-cell>
          <table:table-cell/>
          <table:table-cell table:style-name="ce3" table:formula="of:=[$redistribution_low.N79]" office:value-type="float" office:value="0.034812580555781" calcext:value-type="float">
            <text:p>0,0348125806</text:p>
          </table:table-cell>
          <table:table-cell table:style-name="ce3" table:formula="of:=[$redistribution_low.O79]" office:value-type="float" office:value="0.04399059179605" calcext:value-type="float">
            <text:p>0,0439905918</text:p>
          </table:table-cell>
          <table:table-cell table:style-name="ce3" table:formula="of:=[$redistribution_low.P79]" office:value-type="float" office:value="0.031058497163987" calcext:value-type="float">
            <text:p>0,0310584972</text:p>
          </table:table-cell>
          <table:table-cell table:style-name="ce3" table:formula="of:=[$redistribution_low.Q79]" office:value-type="float" office:value="0.049455655875028" calcext:value-type="float">
            <text:p>0,0494556559</text:p>
          </table:table-cell>
          <table:table-cell table:number-columns-repeated="1009"/>
        </table:table-row>
        <table:table-row table:style-name="ro1">
          <table:table-cell table:style-name="ce3" table:formula="of:=[.A82]+1" office:value-type="float" office:value="127" calcext:value-type="float">
            <text:p>127</text:p>
          </table:table-cell>
          <table:table-cell table:style-name="ce3" table:formula="of:=[$Redistribution_high.N80]" office:value-type="float" office:value="0.033263829562559" calcext:value-type="float">
            <text:p>0,0332638296</text:p>
          </table:table-cell>
          <table:table-cell table:style-name="ce3" table:formula="of:=[$Redistribution_high.O80]" office:value-type="float" office:value="0.039227680374168" calcext:value-type="float">
            <text:p>0,0392276804</text:p>
          </table:table-cell>
          <table:table-cell table:style-name="ce3" table:formula="of:=[$Redistribution_high.P80]" office:value-type="float" office:value="0.029414365003683" calcext:value-type="float">
            <text:p>0,029414365</text:p>
          </table:table-cell>
          <table:table-cell table:style-name="ce3" table:formula="of:=[$Redistribution_high.Q80]" office:value-type="float" office:value="0.044637047020019" calcext:value-type="float">
            <text:p>0,044637047</text:p>
          </table:table-cell>
          <table:table-cell/>
          <table:table-cell table:style-name="ce3" table:formula="of:=[$Redistribution_central.N80]" office:value-type="float" office:value="0.032315950569538" calcext:value-type="float">
            <text:p>0,0323159506</text:p>
          </table:table-cell>
          <table:table-cell table:style-name="ce3" table:formula="of:=[$Redistribution_central.O80]" office:value-type="float" office:value="0.039196404721114" calcext:value-type="float">
            <text:p>0,0391964047</text:p>
          </table:table-cell>
          <table:table-cell table:style-name="ce3" table:formula="of:=[$Redistribution_central.P80]" office:value-type="float" office:value="0.029916497370843" calcext:value-type="float">
            <text:p>0,0299164974</text:p>
          </table:table-cell>
          <table:table-cell table:style-name="ce3" table:formula="of:=[$Redistribution_central.Q80]" office:value-type="float" office:value="0.042625989769864" calcext:value-type="float">
            <text:p>0,0426259898</text:p>
          </table:table-cell>
          <table:table-cell/>
          <table:table-cell table:style-name="ce3" table:formula="of:=[$redistribution_low.N80]" office:value-type="float" office:value="0.036180135065716" calcext:value-type="float">
            <text:p>0,0361801351</text:p>
          </table:table-cell>
          <table:table-cell table:style-name="ce3" table:formula="of:=[$redistribution_low.O80]" office:value-type="float" office:value="0.047782082312406" calcext:value-type="float">
            <text:p>0,0477820823</text:p>
          </table:table-cell>
          <table:table-cell table:style-name="ce3" table:formula="of:=[$redistribution_low.P80]" office:value-type="float" office:value="0.033281381688867" calcext:value-type="float">
            <text:p>0,0332813817</text:p>
          </table:table-cell>
          <table:table-cell table:style-name="ce3" table:formula="of:=[$redistribution_low.Q80]" office:value-type="float" office:value="0.051911001033966" calcext:value-type="float">
            <text:p>0,051911001</text:p>
          </table:table-cell>
          <table:table-cell table:number-columns-repeated="1009"/>
        </table:table-row>
        <table:table-row table:style-name="ro1">
          <table:table-cell table:style-name="ce3" table:formula="of:=[.A83]+1" office:value-type="float" office:value="128" calcext:value-type="float">
            <text:p>128</text:p>
          </table:table-cell>
          <table:table-cell table:style-name="ce3" table:formula="of:=[$Redistribution_high.N81]" office:value-type="float" office:value="0.034957200291052" calcext:value-type="float">
            <text:p>0,0349572003</text:p>
          </table:table-cell>
          <table:table-cell table:style-name="ce3" table:formula="of:=[$Redistribution_high.O81]" office:value-type="float" office:value="0.040948546931097" calcext:value-type="float">
            <text:p>0,0409485469</text:p>
          </table:table-cell>
          <table:table-cell table:style-name="ce3" table:formula="of:=[$Redistribution_high.P81]" office:value-type="float" office:value="0.030961457586016" calcext:value-type="float">
            <text:p>0,0309614576</text:p>
          </table:table-cell>
          <table:table-cell table:style-name="ce3" table:formula="of:=[$Redistribution_high.Q81]" office:value-type="float" office:value="0.046590851885461" calcext:value-type="float">
            <text:p>0,0465908519</text:p>
          </table:table-cell>
          <table:table-cell/>
          <table:table-cell table:style-name="ce3" table:formula="of:=[$Redistribution_central.N81]" office:value-type="float" office:value="0.028734734152966" calcext:value-type="float">
            <text:p>0,0287347342</text:p>
          </table:table-cell>
          <table:table-cell table:style-name="ce3" table:formula="of:=[$Redistribution_central.O81]" office:value-type="float" office:value="0.032260721676584" calcext:value-type="float">
            <text:p>0,0322607217</text:p>
          </table:table-cell>
          <table:table-cell table:style-name="ce3" table:formula="of:=[$Redistribution_central.P81]" office:value-type="float" office:value="0.026053015701067" calcext:value-type="float">
            <text:p>0,0260530157</text:p>
          </table:table-cell>
          <table:table-cell table:style-name="ce3" table:formula="of:=[$Redistribution_central.Q81]" office:value-type="float" office:value="0.036201529958235" calcext:value-type="float">
            <text:p>0,03620153</text:p>
          </table:table-cell>
          <table:table-cell/>
          <table:table-cell table:style-name="ce3" table:formula="of:=[$redistribution_low.N81]" office:value-type="float" office:value="0.035411639252403" calcext:value-type="float">
            <text:p>0,0354116393</text:p>
          </table:table-cell>
          <table:table-cell table:style-name="ce3" table:formula="of:=[$redistribution_low.O81]" office:value-type="float" office:value="0.04642196239494" calcext:value-type="float">
            <text:p>0,0464219624</text:p>
          </table:table-cell>
          <table:table-cell table:style-name="ce3" table:formula="of:=[$redistribution_low.P81]" office:value-type="float" office:value="0.032794844093384" calcext:value-type="float">
            <text:p>0,0327948441</text:p>
          </table:table-cell>
          <table:table-cell table:style-name="ce3" table:formula="of:=[$redistribution_low.Q81]" office:value-type="float" office:value="0.05012615714847" calcext:value-type="float">
            <text:p>0,0501261571</text:p>
          </table:table-cell>
          <table:table-cell table:number-columns-repeated="1009"/>
        </table:table-row>
        <table:table-row table:style-name="ro1">
          <table:table-cell table:style-name="ce3" table:formula="of:=[.A84]+1" office:value-type="float" office:value="129" calcext:value-type="float">
            <text:p>129</text:p>
          </table:table-cell>
          <table:table-cell table:style-name="ce3" table:formula="of:=[$Redistribution_high.N82]" office:value-type="float" office:value="0.031717245524615" calcext:value-type="float">
            <text:p>0,0317172455</text:p>
          </table:table-cell>
          <table:table-cell table:style-name="ce3" table:formula="of:=[$Redistribution_high.O82]" office:value-type="float" office:value="0.034302557030624" calcext:value-type="float">
            <text:p>0,034302557</text:p>
          </table:table-cell>
          <table:table-cell table:style-name="ce3" table:formula="of:=[$Redistribution_high.P82]" office:value-type="float" office:value="0.028004961776895" calcext:value-type="float">
            <text:p>0,0280049618</text:p>
          </table:table-cell>
          <table:table-cell table:style-name="ce3" table:formula="of:=[$Redistribution_high.Q82]" office:value-type="float" office:value="0.039587987829377" calcext:value-type="float">
            <text:p>0,0395879878</text:p>
          </table:table-cell>
          <table:table-cell/>
          <table:table-cell table:style-name="ce3" table:formula="of:=[$Redistribution_central.N82]" office:value-type="float" office:value="0.033287810658036" calcext:value-type="float">
            <text:p>0,0332878107</text:p>
          </table:table-cell>
          <table:table-cell table:style-name="ce3" table:formula="of:=[$Redistribution_central.O82]" office:value-type="float" office:value="0.036570087608143" calcext:value-type="float">
            <text:p>0,0365700876</text:p>
          </table:table-cell>
          <table:table-cell table:style-name="ce3" table:formula="of:=[$Redistribution_central.P82]" office:value-type="float" office:value="0.02907254654276" calcext:value-type="float">
            <text:p>0,0290725465</text:p>
          </table:table-cell>
          <table:table-cell table:style-name="ce3" table:formula="of:=[$Redistribution_central.Q82]" office:value-type="float" office:value="0.042782947462873" calcext:value-type="float">
            <text:p>0,0427829475</text:p>
          </table:table-cell>
          <table:table-cell/>
          <table:table-cell table:style-name="ce3" table:formula="of:=[$redistribution_low.N82]" office:value-type="float" office:value="0.038068023570121" calcext:value-type="float">
            <text:p>0,0380680236</text:p>
          </table:table-cell>
          <table:table-cell table:style-name="ce3" table:formula="of:=[$redistribution_low.O82]" office:value-type="float" office:value="0.047248253887777" calcext:value-type="float">
            <text:p>0,0472482539</text:p>
          </table:table-cell>
          <table:table-cell table:style-name="ce3" table:formula="of:=[$redistribution_low.P82]" office:value-type="float" office:value="0.033563082096394" calcext:value-type="float">
            <text:p>0,0335630821</text:p>
          </table:table-cell>
          <table:table-cell table:style-name="ce3" table:formula="of:=[$redistribution_low.Q82]" office:value-type="float" office:value="0.053790101784381" calcext:value-type="float">
            <text:p>0,0537901018</text:p>
          </table:table-cell>
          <table:table-cell table:number-columns-repeated="1009"/>
        </table:table-row>
        <table:table-row table:style-name="ro1">
          <table:table-cell table:style-name="ce3" table:formula="of:=[.A85]+1" office:value-type="float" office:value="130" calcext:value-type="float">
            <text:p>130</text:p>
          </table:table-cell>
          <table:table-cell table:style-name="ce3" table:formula="of:=[$Redistribution_high.N83]" office:value-type="float" office:value="0.032312636424885" calcext:value-type="float">
            <text:p>0,0323126364</text:p>
          </table:table-cell>
          <table:table-cell table:style-name="ce3" table:formula="of:=[$Redistribution_high.O83]" office:value-type="float" office:value="0.03798183896355" calcext:value-type="float">
            <text:p>0,037981839</text:p>
          </table:table-cell>
          <table:table-cell table:style-name="ce3" table:formula="of:=[$Redistribution_high.P83]" office:value-type="float" office:value="0.030366018013382" calcext:value-type="float">
            <text:p>0,030366018</text:p>
          </table:table-cell>
          <table:table-cell table:style-name="ce3" table:formula="of:=[$Redistribution_high.Q83]" office:value-type="float" office:value="0.040703452948307" calcext:value-type="float">
            <text:p>0,0407034529</text:p>
          </table:table-cell>
          <table:table-cell/>
          <table:table-cell table:style-name="ce3" table:formula="of:=[$Redistribution_central.N83]" office:value-type="float" office:value="0.033651403173024" calcext:value-type="float">
            <text:p>0,0336514032</text:p>
          </table:table-cell>
          <table:table-cell table:style-name="ce3" table:formula="of:=[$Redistribution_central.O83]" office:value-type="float" office:value="0.041378882268726" calcext:value-type="float">
            <text:p>0,0413788823</text:p>
          </table:table-cell>
          <table:table-cell table:style-name="ce3" table:formula="of:=[$Redistribution_central.P83]" office:value-type="float" office:value="0.032294897412998" calcext:value-type="float">
            <text:p>0,0322948974</text:p>
          </table:table-cell>
          <table:table-cell table:style-name="ce3" table:formula="of:=[$Redistribution_central.Q83]" office:value-type="float" office:value="0.043337564257104" calcext:value-type="float">
            <text:p>0,0433375643</text:p>
          </table:table-cell>
          <table:table-cell/>
          <table:table-cell table:style-name="ce3" table:formula="of:=[$redistribution_low.N83]" office:value-type="float" office:value="0.03299092215103" calcext:value-type="float">
            <text:p>0,0329909222</text:p>
          </table:table-cell>
          <table:table-cell table:style-name="ce3" table:formula="of:=[$redistribution_low.O83]" office:value-type="float" office:value="0.042793146200275" calcext:value-type="float">
            <text:p>0,0427931462</text:p>
          </table:table-cell>
          <table:table-cell table:style-name="ce3" table:formula="of:=[$redistribution_low.P83]" office:value-type="float" office:value="0.030649881765867" calcext:value-type="float">
            <text:p>0,0306498818</text:p>
          </table:table-cell>
          <table:table-cell table:style-name="ce3" table:formula="of:=[$redistribution_low.Q83]" office:value-type="float" office:value="0.046167747223465" calcext:value-type="float">
            <text:p>0,0461677472</text:p>
          </table:table-cell>
          <table:table-cell table:number-columns-repeated="1009"/>
        </table:table-row>
        <table:table-row table:style-name="ro1">
          <table:table-cell table:style-name="ce3" table:formula="of:=[.A86]+1" office:value-type="float" office:value="131" calcext:value-type="float">
            <text:p>131</text:p>
          </table:table-cell>
          <table:table-cell table:style-name="ce3" table:formula="of:=[$Redistribution_high.N84]" office:value-type="float" office:value="0.030933988024445" calcext:value-type="float">
            <text:p>0,030933988</text:p>
          </table:table-cell>
          <table:table-cell table:style-name="ce3" table:formula="of:=[$Redistribution_high.O84]" office:value-type="float" office:value="0.034564634612092" calcext:value-type="float">
            <text:p>0,0345646346</text:p>
          </table:table-cell>
          <table:table-cell table:style-name="ce3" table:formula="of:=[$Redistribution_high.P84]" office:value-type="float" office:value="0.028908294252791" calcext:value-type="float">
            <text:p>0,0289082943</text:p>
          </table:table-cell>
          <table:table-cell table:style-name="ce3" table:formula="of:=[$Redistribution_high.Q84]" office:value-type="float" office:value="0.037440975681444" calcext:value-type="float">
            <text:p>0,0374409757</text:p>
          </table:table-cell>
          <table:table-cell/>
          <table:table-cell table:style-name="ce3" table:formula="of:=[$Redistribution_central.N84]" office:value-type="float" office:value="0.030834498795921" calcext:value-type="float">
            <text:p>0,0308344988</text:p>
          </table:table-cell>
          <table:table-cell table:style-name="ce3" table:formula="of:=[$Redistribution_central.O84]" office:value-type="float" office:value="0.036281293854088" calcext:value-type="float">
            <text:p>0,0362812939</text:p>
          </table:table-cell>
          <table:table-cell table:style-name="ce3" table:formula="of:=[$Redistribution_central.P84]" office:value-type="float" office:value="0.02992180234291" calcext:value-type="float">
            <text:p>0,0299218023</text:p>
          </table:table-cell>
          <table:table-cell table:style-name="ce3" table:formula="of:=[$Redistribution_central.Q84]" office:value-type="float" office:value="0.037590941782412" calcext:value-type="float">
            <text:p>0,0375909418</text:p>
          </table:table-cell>
          <table:table-cell/>
          <table:table-cell table:style-name="ce3" table:formula="of:=[$redistribution_low.N84]" office:value-type="float" office:value="0.033653083892979" calcext:value-type="float">
            <text:p>0,0336530839</text:p>
          </table:table-cell>
          <table:table-cell table:style-name="ce3" table:formula="of:=[$redistribution_low.O84]" office:value-type="float" office:value="0.043228570239037" calcext:value-type="float">
            <text:p>0,0432285702</text:p>
          </table:table-cell>
          <table:table-cell table:style-name="ce3" table:formula="of:=[$redistribution_low.P84]" office:value-type="float" office:value="0.031563739816997" calcext:value-type="float">
            <text:p>0,0315637398</text:p>
          </table:table-cell>
          <table:table-cell table:style-name="ce3" table:formula="of:=[$redistribution_low.Q84]" office:value-type="float" office:value="0.046257454040359" calcext:value-type="float">
            <text:p>0,046257454</text:p>
          </table:table-cell>
          <table:table-cell table:number-columns-repeated="1009"/>
        </table:table-row>
        <table:table-row table:style-name="ro1">
          <table:table-cell table:style-name="ce3" table:formula="of:=[.A87]+1" office:value-type="float" office:value="132" calcext:value-type="float">
            <text:p>132</text:p>
          </table:table-cell>
          <table:table-cell table:style-name="ce3" table:formula="of:=[$Redistribution_high.N85]" office:value-type="float" office:value="0.032823775520997" calcext:value-type="float">
            <text:p>0,0328237755</text:p>
          </table:table-cell>
          <table:table-cell table:style-name="ce3" table:formula="of:=[$Redistribution_high.O85]" office:value-type="float" office:value="0.036300507847278" calcext:value-type="float">
            <text:p>0,0363005078</text:p>
          </table:table-cell>
          <table:table-cell table:style-name="ce3" table:formula="of:=[$Redistribution_high.P85]" office:value-type="float" office:value="0.030298426086478" calcext:value-type="float">
            <text:p>0,0302984261</text:p>
          </table:table-cell>
          <table:table-cell table:style-name="ce3" table:formula="of:=[$Redistribution_high.Q85]" office:value-type="float" office:value="0.039871525721861" calcext:value-type="float">
            <text:p>0,0398715257</text:p>
          </table:table-cell>
          <table:table-cell/>
          <table:table-cell table:style-name="ce3" table:formula="of:=[$Redistribution_central.N85]" office:value-type="float" office:value="0.033713474937114" calcext:value-type="float">
            <text:p>0,0337134749</text:p>
          </table:table-cell>
          <table:table-cell table:style-name="ce3" table:formula="of:=[$Redistribution_central.O85]" office:value-type="float" office:value="0.039967335912322" calcext:value-type="float">
            <text:p>0,0399673359</text:p>
          </table:table-cell>
          <table:table-cell table:style-name="ce3" table:formula="of:=[$Redistribution_central.P85]" office:value-type="float" office:value="0.030922787237793" calcext:value-type="float">
            <text:p>0,0309227872</text:p>
          </table:table-cell>
          <table:table-cell table:style-name="ce3" table:formula="of:=[$Redistribution_central.Q85]" office:value-type="float" office:value="0.044054244538726" calcext:value-type="float">
            <text:p>0,0440542445</text:p>
          </table:table-cell>
          <table:table-cell/>
          <table:table-cell table:style-name="ce3" table:formula="of:=[$redistribution_low.N85]" office:value-type="float" office:value="0.033451365928125" calcext:value-type="float">
            <text:p>0,0334513659</text:p>
          </table:table-cell>
          <table:table-cell table:style-name="ce3" table:formula="of:=[$redistribution_low.O85]" office:value-type="float" office:value="0.04136703016755" calcext:value-type="float">
            <text:p>0,0413670302</text:p>
          </table:table-cell>
          <table:table-cell table:style-name="ce3" table:formula="of:=[$redistribution_low.P85]" office:value-type="float" office:value="0.030242592722015" calcext:value-type="float">
            <text:p>0,0302425927</text:p>
          </table:table-cell>
          <table:table-cell table:style-name="ce3" table:formula="of:=[$redistribution_low.Q85]" office:value-type="float" office:value="0.046081241497481" calcext:value-type="float">
            <text:p>0,0460812415</text:p>
          </table:table-cell>
          <table:table-cell table:number-columns-repeated="1009"/>
        </table:table-row>
        <table:table-row table:style-name="ro1">
          <table:table-cell table:style-name="ce3" table:formula="of:=[.A88]+1" office:value-type="float" office:value="133" calcext:value-type="float">
            <text:p>133</text:p>
          </table:table-cell>
          <table:table-cell table:style-name="ce3" table:formula="of:=[$Redistribution_high.N86]" office:value-type="float" office:value="0.03205086308042" calcext:value-type="float">
            <text:p>0,0320508631</text:p>
          </table:table-cell>
          <table:table-cell table:style-name="ce3" table:formula="of:=[$Redistribution_high.O86]" office:value-type="float" office:value="0.034378417395141" calcext:value-type="float">
            <text:p>0,0343784174</text:p>
          </table:table-cell>
          <table:table-cell table:style-name="ce3" table:formula="of:=[$Redistribution_high.P86]" office:value-type="float" office:value="0.029046950022461" calcext:value-type="float">
            <text:p>0,02904695</text:p>
          </table:table-cell>
          <table:table-cell table:style-name="ce3" table:formula="of:=[$Redistribution_high.Q86]" office:value-type="float" office:value="0.038631033621299" calcext:value-type="float">
            <text:p>0,0386310336</text:p>
          </table:table-cell>
          <table:table-cell/>
          <table:table-cell table:style-name="ce3" table:formula="of:=[$Redistribution_central.N86]" office:value-type="float" office:value="0.031506072962517" calcext:value-type="float">
            <text:p>0,031506073</text:p>
          </table:table-cell>
          <table:table-cell table:style-name="ce3" table:formula="of:=[$Redistribution_central.O86]" office:value-type="float" office:value="0.037803235051815" calcext:value-type="float">
            <text:p>0,0378032351</text:p>
          </table:table-cell>
          <table:table-cell table:style-name="ce3" table:formula="of:=[$Redistribution_central.P86]" office:value-type="float" office:value="0.03012999256762" calcext:value-type="float">
            <text:p>0,0301299926</text:p>
          </table:table-cell>
          <table:table-cell table:style-name="ce3" table:formula="of:=[$Redistribution_central.Q86]" office:value-type="float" office:value="0.039764119402496" calcext:value-type="float">
            <text:p>0,0397641194</text:p>
          </table:table-cell>
          <table:table-cell/>
          <table:table-cell table:style-name="ce3" table:formula="of:=[$redistribution_low.N86]" office:value-type="float" office:value="0.037320221463825" calcext:value-type="float">
            <text:p>0,0373202215</text:p>
          </table:table-cell>
          <table:table-cell table:style-name="ce3" table:formula="of:=[$redistribution_low.O86]" office:value-type="float" office:value="0.049083281491881" calcext:value-type="float">
            <text:p>0,0490832815</text:p>
          </table:table-cell>
          <table:table-cell table:style-name="ce3" table:formula="of:=[$redistribution_low.P86]" office:value-type="float" office:value="0.034233445240722" calcext:value-type="float">
            <text:p>0,0342334452</text:p>
          </table:table-cell>
          <table:table-cell table:style-name="ce3" table:formula="of:=[$redistribution_low.Q86]" office:value-type="float" office:value="0.053581024186566" calcext:value-type="float">
            <text:p>0,0535810242</text:p>
          </table:table-cell>
          <table:table-cell table:number-columns-repeated="1009"/>
        </table:table-row>
        <table:table-row table:style-name="ro1">
          <table:table-cell table:style-name="ce3" table:formula="of:=[.A89]+1" office:value-type="float" office:value="134" calcext:value-type="float">
            <text:p>134</text:p>
          </table:table-cell>
          <table:table-cell table:style-name="ce3" table:formula="of:=[$Redistribution_high.N87]" office:value-type="float" office:value="0.032430574865737" calcext:value-type="float">
            <text:p>0,0324305749</text:p>
          </table:table-cell>
          <table:table-cell table:style-name="ce3" table:formula="of:=[$Redistribution_high.O87]" office:value-type="float" office:value="0.0381696105711" calcext:value-type="float">
            <text:p>0,0381696106</text:p>
          </table:table-cell>
          <table:table-cell table:style-name="ce3" table:formula="of:=[$Redistribution_high.P87]" office:value-type="float" office:value="0.030221771316165" calcext:value-type="float">
            <text:p>0,0302217713</text:p>
          </table:table-cell>
          <table:table-cell table:style-name="ce3" table:formula="of:=[$Redistribution_high.Q87]" office:value-type="float" office:value="0.0412607408085" calcext:value-type="float">
            <text:p>0,0412607408</text:p>
          </table:table-cell>
          <table:table-cell/>
          <table:table-cell table:style-name="ce3" table:formula="of:=[$Redistribution_central.N87]" office:value-type="float" office:value="0.030029773945343" calcext:value-type="float">
            <text:p>0,0300297739</text:p>
          </table:table-cell>
          <table:table-cell table:style-name="ce3" table:formula="of:=[$Redistribution_central.O87]" office:value-type="float" office:value="0.03713952099204" calcext:value-type="float">
            <text:p>0,037139521</text:p>
          </table:table-cell>
          <table:table-cell table:style-name="ce3" table:formula="of:=[$Redistribution_central.P87]" office:value-type="float" office:value="0.029159383034189" calcext:value-type="float">
            <text:p>0,029159383</text:p>
          </table:table-cell>
          <table:table-cell table:style-name="ce3" table:formula="of:=[$Redistribution_central.Q87]" office:value-type="float" office:value="0.038366928738804" calcext:value-type="float">
            <text:p>0,0383669287</text:p>
          </table:table-cell>
          <table:table-cell/>
          <table:table-cell table:style-name="ce3" table:formula="of:=[$redistribution_low.N87]" office:value-type="float" office:value="0.031607209434328" calcext:value-type="float">
            <text:p>0,0316072094</text:p>
          </table:table-cell>
          <table:table-cell table:style-name="ce3" table:formula="of:=[$redistribution_low.O87]" office:value-type="float" office:value="0.041579893485328" calcext:value-type="float">
            <text:p>0,0415798935</text:p>
          </table:table-cell>
          <table:table-cell table:style-name="ce3" table:formula="of:=[$redistribution_low.P87]" office:value-type="float" office:value="0.029545772228628" calcext:value-type="float">
            <text:p>0,0295457722</text:p>
          </table:table-cell>
          <table:table-cell table:style-name="ce3" table:formula="of:=[$redistribution_low.Q87]" office:value-type="float" office:value="0.044548079599679" calcext:value-type="float">
            <text:p>0,0445480796</text:p>
          </table:table-cell>
          <table:table-cell table:number-columns-repeated="1009"/>
        </table:table-row>
        <table:table-row table:style-name="ro1">
          <table:table-cell table:style-name="ce3" table:formula="of:=[.A90]+1" office:value-type="float" office:value="135" calcext:value-type="float">
            <text:p>135</text:p>
          </table:table-cell>
          <table:table-cell table:style-name="ce3" table:formula="of:=[$Redistribution_high.N88]" office:value-type="float" office:value="0.038193035681358" calcext:value-type="float">
            <text:p>0,0381930357</text:p>
          </table:table-cell>
          <table:table-cell table:style-name="ce3" table:formula="of:=[$Redistribution_high.O88]" office:value-type="float" office:value="0.041554189788167" calcext:value-type="float">
            <text:p>0,0415541898</text:p>
          </table:table-cell>
          <table:table-cell table:style-name="ce3" table:formula="of:=[$Redistribution_high.P88]" office:value-type="float" office:value="0.034957133302148" calcext:value-type="float">
            <text:p>0,0349571333</text:p>
          </table:table-cell>
          <table:table-cell table:style-name="ce3" table:formula="of:=[$Redistribution_high.Q88]" office:value-type="float" office:value="0.046182121457042" calcext:value-type="float">
            <text:p>0,0461821215</text:p>
          </table:table-cell>
          <table:table-cell/>
          <table:table-cell table:style-name="ce3" table:formula="of:=[$Redistribution_central.N88]" office:value-type="float" office:value="0.033344683054439" calcext:value-type="float">
            <text:p>0,0333446831</text:p>
          </table:table-cell>
          <table:table-cell table:style-name="ce3" table:formula="of:=[$Redistribution_central.O88]" office:value-type="float" office:value="0.039120331696379" calcext:value-type="float">
            <text:p>0,0391203317</text:p>
          </table:table-cell>
          <table:table-cell table:style-name="ce3" table:formula="of:=[$Redistribution_central.P88]" office:value-type="float" office:value="0.031164307968388" calcext:value-type="float">
            <text:p>0,031164308</text:p>
          </table:table-cell>
          <table:table-cell table:style-name="ce3" table:formula="of:=[$Redistribution_central.Q88]" office:value-type="float" office:value="0.042319784791502" calcext:value-type="float">
            <text:p>0,0423197848</text:p>
          </table:table-cell>
          <table:table-cell/>
          <table:table-cell table:style-name="ce3" table:formula="of:=[$redistribution_low.N88]" office:value-type="float" office:value="0.035101754012564" calcext:value-type="float">
            <text:p>0,035101754</text:p>
          </table:table-cell>
          <table:table-cell table:style-name="ce3" table:formula="of:=[$redistribution_low.O88]" office:value-type="float" office:value="0.042037991150513" calcext:value-type="float">
            <text:p>0,0420379912</text:p>
          </table:table-cell>
          <table:table-cell table:style-name="ce3" table:formula="of:=[$redistribution_low.P88]" office:value-type="float" office:value="0.030474355595733" calcext:value-type="float">
            <text:p>0,0304743556</text:p>
          </table:table-cell>
          <table:table-cell table:style-name="ce3" table:formula="of:=[$redistribution_low.Q88]" office:value-type="float" office:value="0.048936243270162" calcext:value-type="float">
            <text:p>0,0489362433</text:p>
          </table:table-cell>
          <table:table-cell table:number-columns-repeated="1009"/>
        </table:table-row>
        <table:table-row table:style-name="ro1">
          <table:table-cell table:style-name="ce3" table:formula="of:=[.A91]+1" office:value-type="float" office:value="136" calcext:value-type="float">
            <text:p>136</text:p>
          </table:table-cell>
          <table:table-cell table:style-name="ce3" table:formula="of:=[$Redistribution_high.N89]" office:value-type="float" office:value="0.03835434909869" calcext:value-type="float">
            <text:p>0,0383543491</text:p>
          </table:table-cell>
          <table:table-cell table:style-name="ce3" table:formula="of:=[$Redistribution_high.O89]" office:value-type="float" office:value="0.046333591406668" calcext:value-type="float">
            <text:p>0,0463335914</text:p>
          </table:table-cell>
          <table:table-cell table:style-name="ce3" table:formula="of:=[$Redistribution_high.P89]" office:value-type="float" office:value="0.037218704633562" calcext:value-type="float">
            <text:p>0,0372187046</text:p>
          </table:table-cell>
          <table:table-cell table:style-name="ce3" table:formula="of:=[$Redistribution_high.Q89]" office:value-type="float" office:value="0.04789302204999" calcext:value-type="float">
            <text:p>0,047893022</text:p>
          </table:table-cell>
          <table:table-cell/>
          <table:table-cell table:style-name="ce3" table:formula="of:=[$Redistribution_central.N89]" office:value-type="float" office:value="0.033571544205584" calcext:value-type="float">
            <text:p>0,0335715442</text:p>
          </table:table-cell>
          <table:table-cell table:style-name="ce3" table:formula="of:=[$Redistribution_central.O89]" office:value-type="float" office:value="0.037251221202192" calcext:value-type="float">
            <text:p>0,0372512212</text:p>
          </table:table-cell>
          <table:table-cell table:style-name="ce3" table:formula="of:=[$Redistribution_central.P89]" office:value-type="float" office:value="0.030936375685696" calcext:value-type="float">
            <text:p>0,0309363757</text:p>
          </table:table-cell>
          <table:table-cell table:style-name="ce3" table:formula="of:=[$Redistribution_central.Q89]" office:value-type="float" office:value="0.04119702097757" calcext:value-type="float">
            <text:p>0,041197021</text:p>
          </table:table-cell>
          <table:table-cell/>
          <table:table-cell table:style-name="ce3" table:formula="of:=[$redistribution_low.N89]" office:value-type="float" office:value="0.035367046923639" calcext:value-type="float">
            <text:p>0,0353670469</text:p>
          </table:table-cell>
          <table:table-cell table:style-name="ce3" table:formula="of:=[$redistribution_low.O89]" office:value-type="float" office:value="0.047521972521599" calcext:value-type="float">
            <text:p>0,0475219725</text:p>
          </table:table-cell>
          <table:table-cell table:style-name="ce3" table:formula="of:=[$redistribution_low.P89]" office:value-type="float" office:value="0.032022323844128" calcext:value-type="float">
            <text:p>0,0320223238</text:p>
          </table:table-cell>
          <table:table-cell table:style-name="ce3" table:formula="of:=[$redistribution_low.Q89]" office:value-type="float" office:value="0.05254430563504" calcext:value-type="float">
            <text:p>0,0525443056</text:p>
          </table:table-cell>
          <table:table-cell table:number-columns-repeated="1009"/>
        </table:table-row>
        <table:table-row table:style-name="ro1">
          <table:table-cell table:style-name="ce3" table:formula="of:=[.A92]+1" office:value-type="float" office:value="137" calcext:value-type="float">
            <text:p>137</text:p>
          </table:table-cell>
          <table:table-cell table:style-name="ce3" table:formula="of:=[$Redistribution_high.N90]" office:value-type="float" office:value="0.033015757321193" calcext:value-type="float">
            <text:p>0,0330157573</text:p>
          </table:table-cell>
          <table:table-cell table:style-name="ce3" table:formula="of:=[$Redistribution_high.O90]" office:value-type="float" office:value="0.039798580678951" calcext:value-type="float">
            <text:p>0,0397985807</text:p>
          </table:table-cell>
          <table:table-cell table:style-name="ce3" table:formula="of:=[$Redistribution_high.P90]" office:value-type="float" office:value="0.032169676876122" calcext:value-type="float">
            <text:p>0,0321696769</text:p>
          </table:table-cell>
          <table:table-cell table:style-name="ce3" table:formula="of:=[$Redistribution_high.Q90]" office:value-type="float" office:value="0.040947454644802" calcext:value-type="float">
            <text:p>0,0409474546</text:p>
          </table:table-cell>
          <table:table-cell/>
          <table:table-cell table:style-name="ce3" table:formula="of:=[$Redistribution_central.N90]" office:value-type="float" office:value="0.032717862839455" calcext:value-type="float">
            <text:p>0,0327178628</text:p>
          </table:table-cell>
          <table:table-cell table:style-name="ce3" table:formula="of:=[$Redistribution_central.O90]" office:value-type="float" office:value="0.038531351600283" calcext:value-type="float">
            <text:p>0,0385313516</text:p>
          </table:table-cell>
          <table:table-cell table:style-name="ce3" table:formula="of:=[$Redistribution_central.P90]" office:value-type="float" office:value="0.031380549945732" calcext:value-type="float">
            <text:p>0,0313805499</text:p>
          </table:table-cell>
          <table:table-cell table:style-name="ce3" table:formula="of:=[$Redistribution_central.Q90]" office:value-type="float" office:value="0.040504429853949" calcext:value-type="float">
            <text:p>0,0405044299</text:p>
          </table:table-cell>
          <table:table-cell/>
          <table:table-cell table:style-name="ce3" table:formula="of:=[$redistribution_low.N90]" office:value-type="float" office:value="0.037290323542703" calcext:value-type="float">
            <text:p>0,0372903235</text:p>
          </table:table-cell>
          <table:table-cell table:style-name="ce3" table:formula="of:=[$redistribution_low.O90]" office:value-type="float" office:value="0.049781609188162" calcext:value-type="float">
            <text:p>0,0497816092</text:p>
          </table:table-cell>
          <table:table-cell table:style-name="ce3" table:formula="of:=[$redistribution_low.P90]" office:value-type="float" office:value="0.034063705909539" calcext:value-type="float">
            <text:p>0,0340637059</text:p>
          </table:table-cell>
          <table:table-cell table:style-name="ce3" table:formula="of:=[$redistribution_low.Q90]" office:value-type="float" office:value="0.054590398049703" calcext:value-type="float">
            <text:p>0,054590398</text:p>
          </table:table-cell>
          <table:table-cell table:number-columns-repeated="1009"/>
        </table:table-row>
        <table:table-row table:style-name="ro1">
          <table:table-cell table:style-name="ce3" table:formula="of:=[.A93]+1" office:value-type="float" office:value="138" calcext:value-type="float">
            <text:p>138</text:p>
          </table:table-cell>
          <table:table-cell table:style-name="ce3" table:formula="of:=[$Redistribution_high.N91]" office:value-type="float" office:value="0.029802245678476" calcext:value-type="float">
            <text:p>0,0298022457</text:p>
          </table:table-cell>
          <table:table-cell table:style-name="ce3" table:formula="of:=[$Redistribution_high.O91]" office:value-type="float" office:value="0.034027126660984" calcext:value-type="float">
            <text:p>0,0340271267</text:p>
          </table:table-cell>
          <table:table-cell table:style-name="ce3" table:formula="of:=[$Redistribution_high.P91]" office:value-type="float" office:value="0.029359978291746" calcext:value-type="float">
            <text:p>0,0293599783</text:p>
          </table:table-cell>
          <table:table-cell table:style-name="ce3" table:formula="of:=[$Redistribution_high.Q91]" office:value-type="float" office:value="0.034628002604854" calcext:value-type="float">
            <text:p>0,0346280026</text:p>
          </table:table-cell>
          <table:table-cell/>
          <table:table-cell table:style-name="ce3" table:formula="of:=[$Redistribution_central.N91]" office:value-type="float" office:value="0.034234657340208" calcext:value-type="float">
            <text:p>0,0342346573</text:p>
          </table:table-cell>
          <table:table-cell table:style-name="ce3" table:formula="of:=[$Redistribution_central.O91]" office:value-type="float" office:value="0.040166369816606" calcext:value-type="float">
            <text:p>0,0401663698</text:p>
          </table:table-cell>
          <table:table-cell table:style-name="ce3" table:formula="of:=[$Redistribution_central.P91]" office:value-type="float" office:value="0.032708812434756" calcext:value-type="float">
            <text:p>0,0327088124</text:p>
          </table:table-cell>
          <table:table-cell table:style-name="ce3" table:formula="of:=[$Redistribution_central.Q91]" office:value-type="float" office:value="0.042432553970954" calcext:value-type="float">
            <text:p>0,042432554</text:p>
          </table:table-cell>
          <table:table-cell/>
          <table:table-cell table:style-name="ce3" table:formula="of:=[$redistribution_low.N91]" office:value-type="float" office:value="0.037382033514166" calcext:value-type="float">
            <text:p>0,0373820335</text:p>
          </table:table-cell>
          <table:table-cell table:style-name="ce3" table:formula="of:=[$redistribution_low.O91]" office:value-type="float" office:value="0.049235886156267" calcext:value-type="float">
            <text:p>0,0492358862</text:p>
          </table:table-cell>
          <table:table-cell table:style-name="ce3" table:formula="of:=[$redistribution_low.P91]" office:value-type="float" office:value="0.033865380431406" calcext:value-type="float">
            <text:p>0,0338653804</text:p>
          </table:table-cell>
          <table:table-cell table:style-name="ce3" table:formula="of:=[$redistribution_low.Q91]" office:value-type="float" office:value="0.054518934055635" calcext:value-type="float">
            <text:p>0,0545189341</text:p>
          </table:table-cell>
          <table:table-cell table:number-columns-repeated="1009"/>
        </table:table-row>
        <table:table-row table:style-name="ro1">
          <table:table-cell table:style-name="ce3" table:formula="of:=[.A94]+1" office:value-type="float" office:value="139" calcext:value-type="float">
            <text:p>139</text:p>
          </table:table-cell>
          <table:table-cell table:style-name="ce3" table:formula="of:=[$Redistribution_high.N92]" office:value-type="float" office:value="0.031843058652552" calcext:value-type="float">
            <text:p>0,0318430587</text:p>
          </table:table-cell>
          <table:table-cell table:style-name="ce3" table:formula="of:=[$Redistribution_high.O92]" office:value-type="float" office:value="0.03645643947053" calcext:value-type="float">
            <text:p>0,0364564395</text:p>
          </table:table-cell>
          <table:table-cell table:style-name="ce3" table:formula="of:=[$Redistribution_high.P92]" office:value-type="float" office:value="0.031197952751454" calcext:value-type="float">
            <text:p>0,0311979528</text:p>
          </table:table-cell>
          <table:table-cell table:style-name="ce3" table:formula="of:=[$Redistribution_high.Q92]" office:value-type="float" office:value="0.037335077794579" calcext:value-type="float">
            <text:p>0,0373350778</text:p>
          </table:table-cell>
          <table:table-cell/>
          <table:table-cell table:style-name="ce3" table:formula="of:=[$Redistribution_central.N92]" office:value-type="float" office:value="0.028233826521879" calcext:value-type="float">
            <text:p>0,0282338265</text:p>
          </table:table-cell>
          <table:table-cell table:style-name="ce3" table:formula="of:=[$Redistribution_central.O92]" office:value-type="float" office:value="0.033286302987095" calcext:value-type="float">
            <text:p>0,033286303</text:p>
          </table:table-cell>
          <table:table-cell table:style-name="ce3" table:formula="of:=[$Redistribution_central.P92]" office:value-type="float" office:value="0.027620499528211" calcext:value-type="float">
            <text:p>0,0276204995</text:p>
          </table:table-cell>
          <table:table-cell table:style-name="ce3" table:formula="of:=[$Redistribution_central.Q92]" office:value-type="float" office:value="0.034184777640534" calcext:value-type="float">
            <text:p>0,0341847776</text:p>
          </table:table-cell>
          <table:table-cell/>
          <table:table-cell table:style-name="ce3" table:formula="of:=[$redistribution_low.N92]" office:value-type="float" office:value="0.039849172430083" calcext:value-type="float">
            <text:p>0,0398491724</text:p>
          </table:table-cell>
          <table:table-cell table:style-name="ce3" table:formula="of:=[$redistribution_low.O92]" office:value-type="float" office:value="0.054876775256148" calcext:value-type="float">
            <text:p>0,0548767753</text:p>
          </table:table-cell>
          <table:table-cell table:style-name="ce3" table:formula="of:=[$redistribution_low.P92]" office:value-type="float" office:value="0.036559683103357" calcext:value-type="float">
            <text:p>0,0365596831</text:p>
          </table:table-cell>
          <table:table-cell table:style-name="ce3" table:formula="of:=[$redistribution_low.Q92]" office:value-type="float" office:value="0.059839180177885" calcext:value-type="float">
            <text:p>0,0598391802</text:p>
          </table:table-cell>
          <table:table-cell table:number-columns-repeated="1009"/>
        </table:table-row>
        <table:table-row table:style-name="ro1">
          <table:table-cell table:style-name="ce3" table:formula="of:=[.A95]+1" office:value-type="float" office:value="140" calcext:value-type="float">
            <text:p>140</text:p>
          </table:table-cell>
          <table:table-cell table:style-name="ce3" table:formula="of:=[$Redistribution_high.N93]" office:value-type="float" office:value="0.039498716778787" calcext:value-type="float">
            <text:p>0,0394987168</text:p>
          </table:table-cell>
          <table:table-cell table:style-name="ce3" table:formula="of:=[$Redistribution_high.O93]" office:value-type="float" office:value="0.047131035870114" calcext:value-type="float">
            <text:p>0,0471310359</text:p>
          </table:table-cell>
          <table:table-cell table:style-name="ce3" table:formula="of:=[$Redistribution_high.P93]" office:value-type="float" office:value="0.037139627362069" calcext:value-type="float">
            <text:p>0,0371396274</text:p>
          </table:table-cell>
          <table:table-cell table:style-name="ce3" table:formula="of:=[$Redistribution_high.Q93]" office:value-type="float" office:value="0.050511360518264" calcext:value-type="float">
            <text:p>0,0505113605</text:p>
          </table:table-cell>
          <table:table-cell/>
          <table:table-cell table:style-name="ce3" table:formula="of:=[$Redistribution_central.N93]" office:value-type="float" office:value="0.026670955374452" calcext:value-type="float">
            <text:p>0,0266709554</text:p>
          </table:table-cell>
          <table:table-cell table:style-name="ce3" table:formula="of:=[$Redistribution_central.O93]" office:value-type="float" office:value="0.029911376489463" calcext:value-type="float">
            <text:p>0,0299113765</text:p>
          </table:table-cell>
          <table:table-cell table:style-name="ce3" table:formula="of:=[$Redistribution_central.P93]" office:value-type="float" office:value="0.026013433180231" calcext:value-type="float">
            <text:p>0,0260134332</text:p>
          </table:table-cell>
          <table:table-cell table:style-name="ce3" table:formula="of:=[$Redistribution_central.Q93]" office:value-type="float" office:value="0.030900789713756" calcext:value-type="float">
            <text:p>0,0309007897</text:p>
          </table:table-cell>
          <table:table-cell/>
          <table:table-cell table:style-name="ce3" table:formula="of:=[$redistribution_low.N93]" office:value-type="float" office:value="0.033041706084026" calcext:value-type="float">
            <text:p>0,0330417061</text:p>
          </table:table-cell>
          <table:table-cell table:style-name="ce3" table:formula="of:=[$redistribution_low.O93]" office:value-type="float" office:value="0.044312736656506" calcext:value-type="float">
            <text:p>0,0443127367</text:p>
          </table:table-cell>
          <table:table-cell table:style-name="ce3" table:formula="of:=[$redistribution_low.P93]" office:value-type="float" office:value="0.030424945449232" calcext:value-type="float">
            <text:p>0,0304249454</text:p>
          </table:table-cell>
          <table:table-cell table:style-name="ce3" table:formula="of:=[$redistribution_low.Q93]" office:value-type="float" office:value="0.048242036299813" calcext:value-type="float">
            <text:p>0,0482420363</text:p>
          </table:table-cell>
          <table:table-cell table:number-columns-repeated="1009"/>
        </table:table-row>
        <table:table-row table:style-name="ro1">
          <table:table-cell table:style-name="ce3" table:formula="of:=[.A96]+1" office:value-type="float" office:value="141" calcext:value-type="float">
            <text:p>141</text:p>
          </table:table-cell>
          <table:table-cell table:style-name="ce3" table:formula="of:=[$Redistribution_high.N94]" office:value-type="float" office:value="0.03018994255639" calcext:value-type="float">
            <text:p>0,0301899426</text:p>
          </table:table-cell>
          <table:table-cell table:style-name="ce3" table:formula="of:=[$Redistribution_high.O94]" office:value-type="float" office:value="0.033774637945228" calcext:value-type="float">
            <text:p>0,0337746379</text:p>
          </table:table-cell>
          <table:table-cell table:style-name="ce3" table:formula="of:=[$Redistribution_high.P94]" office:value-type="float" office:value="0.028284478099864" calcext:value-type="float">
            <text:p>0,0282844781</text:p>
          </table:table-cell>
          <table:table-cell table:style-name="ce3" table:formula="of:=[$Redistribution_high.Q94]" office:value-type="float" office:value="0.036532810739661" calcext:value-type="float">
            <text:p>0,0365328107</text:p>
          </table:table-cell>
          <table:table-cell/>
          <table:table-cell table:style-name="ce3" table:formula="of:=[$Redistribution_central.N94]" office:value-type="float" office:value="0.030687764861877" calcext:value-type="float">
            <text:p>0,0306877649</text:p>
          </table:table-cell>
          <table:table-cell table:style-name="ce3" table:formula="of:=[$Redistribution_central.O94]" office:value-type="float" office:value="0.035427095840373" calcext:value-type="float">
            <text:p>0,0354270958</text:p>
          </table:table-cell>
          <table:table-cell table:style-name="ce3" table:formula="of:=[$Redistribution_central.P94]" office:value-type="float" office:value="0.029335918306824" calcext:value-type="float">
            <text:p>0,0293359183</text:p>
          </table:table-cell>
          <table:table-cell table:style-name="ce3" table:formula="of:=[$Redistribution_central.Q94]" office:value-type="float" office:value="0.037498170399251" calcext:value-type="float">
            <text:p>0,0374981704</text:p>
          </table:table-cell>
          <table:table-cell/>
          <table:table-cell table:style-name="ce3" table:formula="of:=[$redistribution_low.N94]" office:value-type="float" office:value="0.037717261699458" calcext:value-type="float">
            <text:p>0,0377172617</text:p>
          </table:table-cell>
          <table:table-cell table:style-name="ce3" table:formula="of:=[$redistribution_low.O94]" office:value-type="float" office:value="0.049345749536955" calcext:value-type="float">
            <text:p>0,0493457495</text:p>
          </table:table-cell>
          <table:table-cell table:style-name="ce3" table:formula="of:=[$redistribution_low.P94]" office:value-type="float" office:value="0.034239917666405" calcext:value-type="float">
            <text:p>0,0342399177</text:p>
          </table:table-cell>
          <table:table-cell table:style-name="ce3" table:formula="of:=[$redistribution_low.Q94]" office:value-type="float" office:value="0.054547559882067" calcext:value-type="float">
            <text:p>0,0545475599</text:p>
          </table:table-cell>
          <table:table-cell table:number-columns-repeated="1009"/>
        </table:table-row>
        <table:table-row table:style-name="ro1">
          <table:table-cell table:style-name="ce3" table:formula="of:=[.A97]+1" office:value-type="float" office:value="142" calcext:value-type="float">
            <text:p>142</text:p>
          </table:table-cell>
          <table:table-cell table:style-name="ce3" table:formula="of:=[$Redistribution_high.N95]" office:value-type="float" office:value="0.032082297288676" calcext:value-type="float">
            <text:p>0,0320822973</text:p>
          </table:table-cell>
          <table:table-cell table:style-name="ce3" table:formula="of:=[$Redistribution_high.O95]" office:value-type="float" office:value="0.036567484709279" calcext:value-type="float">
            <text:p>0,0365674847</text:p>
          </table:table-cell>
          <table:table-cell table:style-name="ce3" table:formula="of:=[$Redistribution_high.P95]" office:value-type="float" office:value="0.030876827194857" calcext:value-type="float">
            <text:p>0,0308768272</text:p>
          </table:table-cell>
          <table:table-cell table:style-name="ce3" table:formula="of:=[$Redistribution_high.Q95]" office:value-type="float" office:value="0.03830755531346" calcext:value-type="float">
            <text:p>0,0383075553</text:p>
          </table:table-cell>
          <table:table-cell/>
          <table:table-cell table:style-name="ce3" table:formula="of:=[$Redistribution_central.N95]" office:value-type="float" office:value="0.030115582433943" calcext:value-type="float">
            <text:p>0,0301155824</text:p>
          </table:table-cell>
          <table:table-cell table:style-name="ce3" table:formula="of:=[$Redistribution_central.O95]" office:value-type="float" office:value="0.035513838614009" calcext:value-type="float">
            <text:p>0,0355138386</text:p>
          </table:table-cell>
          <table:table-cell table:style-name="ce3" table:formula="of:=[$Redistribution_central.P95]" office:value-type="float" office:value="0.029495002512608" calcext:value-type="float">
            <text:p>0,0294950025</text:p>
          </table:table-cell>
          <table:table-cell table:style-name="ce3" table:formula="of:=[$Redistribution_central.Q95]" office:value-type="float" office:value="0.036442005601889" calcext:value-type="float">
            <text:p>0,0364420056</text:p>
          </table:table-cell>
          <table:table-cell/>
          <table:table-cell table:style-name="ce3" table:formula="of:=[$redistribution_low.N95]" office:value-type="float" office:value="0.042473628430266" calcext:value-type="float">
            <text:p>0,0424736284</text:p>
          </table:table-cell>
          <table:table-cell table:style-name="ce3" table:formula="of:=[$redistribution_low.O95]" office:value-type="float" office:value="0.057421016503508" calcext:value-type="float">
            <text:p>0,0574210165</text:p>
          </table:table-cell>
          <table:table-cell table:style-name="ce3" table:formula="of:=[$redistribution_low.P95]" office:value-type="float" office:value="0.039477126372091" calcext:value-type="float">
            <text:p>0,0394771264</text:p>
          </table:table-cell>
          <table:table-cell table:style-name="ce3" table:formula="of:=[$redistribution_low.Q95]" office:value-type="float" office:value="0.061975627419304" calcext:value-type="float">
            <text:p>0,0619756274</text:p>
          </table:table-cell>
          <table:table-cell table:number-columns-repeated="1009"/>
        </table:table-row>
        <table:table-row table:style-name="ro1">
          <table:table-cell table:style-name="ce3" table:formula="of:=[.A98]+1" office:value-type="float" office:value="143" calcext:value-type="float">
            <text:p>143</text:p>
          </table:table-cell>
          <table:table-cell table:style-name="ce3" table:formula="of:=[$Redistribution_high.N96]" office:value-type="float" office:value="0.033055512220561" calcext:value-type="float">
            <text:p>0,0330555122</text:p>
          </table:table-cell>
          <table:table-cell table:style-name="ce3" table:formula="of:=[$Redistribution_high.O96]" office:value-type="float" office:value="0.037282157104844" calcext:value-type="float">
            <text:p>0,0372821571</text:p>
          </table:table-cell>
          <table:table-cell table:style-name="ce3" table:formula="of:=[$Redistribution_high.P96]" office:value-type="float" office:value="0.031007529279218" calcext:value-type="float">
            <text:p>0,0310075293</text:p>
          </table:table-cell>
          <table:table-cell table:style-name="ce3" table:formula="of:=[$Redistribution_high.Q96]" office:value-type="float" office:value="0.040271269697053" calcext:value-type="float">
            <text:p>0,0402712697</text:p>
          </table:table-cell>
          <table:table-cell/>
          <table:table-cell table:style-name="ce3" table:formula="of:=[$Redistribution_central.N96]" office:value-type="float" office:value="0.034002755664931" calcext:value-type="float">
            <text:p>0,0340027557</text:p>
          </table:table-cell>
          <table:table-cell table:style-name="ce3" table:formula="of:=[$Redistribution_central.O96]" office:value-type="float" office:value="0.041434130337494" calcext:value-type="float">
            <text:p>0,0414341303</text:p>
          </table:table-cell>
          <table:table-cell table:style-name="ce3" table:formula="of:=[$Redistribution_central.P96]" office:value-type="float" office:value="0.033692975263471" calcext:value-type="float">
            <text:p>0,0336929753</text:p>
          </table:table-cell>
          <table:table-cell table:style-name="ce3" table:formula="of:=[$Redistribution_central.Q96]" office:value-type="float" office:value="0.04189832025298" calcext:value-type="float">
            <text:p>0,0418983203</text:p>
          </table:table-cell>
          <table:table-cell/>
          <table:table-cell table:style-name="ce3" table:formula="of:=[$redistribution_low.N96]" office:value-type="float" office:value="0.041098629399813" calcext:value-type="float">
            <text:p>0,0410986294</text:p>
          </table:table-cell>
          <table:table-cell table:style-name="ce3" table:formula="of:=[$redistribution_low.O96]" office:value-type="float" office:value="0.055884069739837" calcext:value-type="float">
            <text:p>0,0558840697</text:p>
          </table:table-cell>
          <table:table-cell table:style-name="ce3" table:formula="of:=[$redistribution_low.P96]" office:value-type="float" office:value="0.038151301903082" calcext:value-type="float">
            <text:p>0,0381513019</text:p>
          </table:table-cell>
          <table:table-cell table:style-name="ce3" table:formula="of:=[$redistribution_low.Q96]" office:value-type="float" office:value="0.060415046621451" calcext:value-type="float">
            <text:p>0,0604150466</text:p>
          </table:table-cell>
          <table:table-cell table:number-columns-repeated="1009"/>
        </table:table-row>
        <table:table-row table:style-name="ro1">
          <table:table-cell table:style-name="ce3" table:formula="of:=[.A99]+1" office:value-type="float" office:value="144" calcext:value-type="float">
            <text:p>144</text:p>
          </table:table-cell>
          <table:table-cell table:style-name="ce3" table:formula="of:=[$Redistribution_high.N97]" office:value-type="float" office:value="0.02857369117006" calcext:value-type="float">
            <text:p>0,0285736912</text:p>
          </table:table-cell>
          <table:table-cell table:style-name="ce3" table:formula="of:=[$Redistribution_high.O97]" office:value-type="float" office:value="0.032544644634769" calcext:value-type="float">
            <text:p>0,0325446446</text:p>
          </table:table-cell>
          <table:table-cell table:style-name="ce3" table:formula="of:=[$Redistribution_high.P97]" office:value-type="float" office:value="0.027044094071177" calcext:value-type="float">
            <text:p>0,0270440941</text:p>
          </table:table-cell>
          <table:table-cell table:style-name="ce3" table:formula="of:=[$Redistribution_high.Q97]" office:value-type="float" office:value="0.034778345371065" calcext:value-type="float">
            <text:p>0,0347783454</text:p>
          </table:table-cell>
          <table:table-cell/>
          <table:table-cell table:style-name="ce3" table:formula="of:=[$Redistribution_central.N97]" office:value-type="float" office:value="0.031550693674937" calcext:value-type="float">
            <text:p>0,0315506937</text:p>
          </table:table-cell>
          <table:table-cell table:style-name="ce3" table:formula="of:=[$Redistribution_central.O97]" office:value-type="float" office:value="0.038370499651225" calcext:value-type="float">
            <text:p>0,0383704997</text:p>
          </table:table-cell>
          <table:table-cell table:style-name="ce3" table:formula="of:=[$Redistribution_central.P97]" office:value-type="float" office:value="0.031504057600452" calcext:value-type="float">
            <text:p>0,0315040576</text:p>
          </table:table-cell>
          <table:table-cell table:style-name="ce3" table:formula="of:=[$Redistribution_central.Q97]" office:value-type="float" office:value="0.038419232729584" calcext:value-type="float">
            <text:p>0,0384192327</text:p>
          </table:table-cell>
          <table:table-cell/>
          <table:table-cell table:style-name="ce3" table:formula="of:=[$redistribution_low.N97]" office:value-type="float" office:value="0.045597691695307" calcext:value-type="float">
            <text:p>0,0455976917</text:p>
          </table:table-cell>
          <table:table-cell table:style-name="ce3" table:formula="of:=[$redistribution_low.O97]" office:value-type="float" office:value="0.061214063804556" calcext:value-type="float">
            <text:p>0,0612140638</text:p>
          </table:table-cell>
          <table:table-cell table:style-name="ce3" table:formula="of:=[$redistribution_low.P97]" office:value-type="float" office:value="0.041313300825797" calcext:value-type="float">
            <text:p>0,0413133008</text:p>
          </table:table-cell>
          <table:table-cell table:style-name="ce3" table:formula="of:=[$redistribution_low.Q97]" office:value-type="float" office:value="0.067911559437568" calcext:value-type="float">
            <text:p>0,0679115594</text:p>
          </table:table-cell>
          <table:table-cell table:number-columns-repeated="1009"/>
        </table:table-row>
        <table:table-row table:style-name="ro1">
          <table:table-cell table:style-name="ce3" table:formula="of:=[.A100]+1" office:value-type="float" office:value="145" calcext:value-type="float">
            <text:p>145</text:p>
          </table:table-cell>
          <table:table-cell table:style-name="ce3" table:formula="of:=[$Redistribution_high.N98]" office:value-type="float" office:value="0.030996537835824" calcext:value-type="float">
            <text:p>0,0309965378</text:p>
          </table:table-cell>
          <table:table-cell table:style-name="ce3" table:formula="of:=[$Redistribution_high.O98]" office:value-type="float" office:value="0.034910621728219" calcext:value-type="float">
            <text:p>0,0349106217</text:p>
          </table:table-cell>
          <table:table-cell table:style-name="ce3" table:formula="of:=[$Redistribution_high.P98]" office:value-type="float" office:value="0.028844174367877" calcext:value-type="float">
            <text:p>0,0288441744</text:p>
          </table:table-cell>
          <table:table-cell table:style-name="ce3" table:formula="of:=[$Redistribution_high.Q98]" office:value-type="float" office:value="0.038060379448953" calcext:value-type="float">
            <text:p>0,0380603794</text:p>
          </table:table-cell>
          <table:table-cell/>
          <table:table-cell table:style-name="ce3" table:formula="of:=[$Redistribution_central.N98]" office:value-type="float" office:value="0.029253881626431" calcext:value-type="float">
            <text:p>0,0292538816</text:p>
          </table:table-cell>
          <table:table-cell table:style-name="ce3" table:formula="of:=[$Redistribution_central.O98]" office:value-type="float" office:value="0.033501819102366" calcext:value-type="float">
            <text:p>0,0335018191</text:p>
          </table:table-cell>
          <table:table-cell table:style-name="ce3" table:formula="of:=[$Redistribution_central.P98]" office:value-type="float" office:value="0.029337135917467" calcext:value-type="float">
            <text:p>0,0293371359</text:p>
          </table:table-cell>
          <table:table-cell table:style-name="ce3" table:formula="of:=[$Redistribution_central.Q98]" office:value-type="float" office:value="0.033352901075556" calcext:value-type="float">
            <text:p>0,0333529011</text:p>
          </table:table-cell>
          <table:table-cell/>
          <table:table-cell table:style-name="ce3" table:formula="of:=[$redistribution_low.N98]" office:value-type="float" office:value="0.040743041669395" calcext:value-type="float">
            <text:p>0,0407430417</text:p>
          </table:table-cell>
          <table:table-cell table:style-name="ce3" table:formula="of:=[$redistribution_low.O98]" office:value-type="float" office:value="0.05353149357506" calcext:value-type="float">
            <text:p>0,0535314936</text:p>
          </table:table-cell>
          <table:table-cell table:style-name="ce3" table:formula="of:=[$redistribution_low.P98]" office:value-type="float" office:value="0.036177710216279" calcext:value-type="float">
            <text:p>0,0361777102</text:p>
          </table:table-cell>
          <table:table-cell table:style-name="ce3" table:formula="of:=[$redistribution_low.Q98]" office:value-type="float" office:value="0.060684383667043" calcext:value-type="float">
            <text:p>0,0606843837</text:p>
          </table:table-cell>
          <table:table-cell table:number-columns-repeated="1009"/>
        </table:table-row>
        <table:table-row table:style-name="ro1">
          <table:table-cell table:style-name="ce3" table:formula="of:=[.A101]+1" office:value-type="float" office:value="146" calcext:value-type="float">
            <text:p>146</text:p>
          </table:table-cell>
          <table:table-cell table:style-name="ce3" table:formula="of:=[$Redistribution_high.N99]" office:value-type="float" office:value="0.029842101405535" calcext:value-type="float">
            <text:p>0,0298421014</text:p>
          </table:table-cell>
          <table:table-cell table:style-name="ce3" table:formula="of:=[$Redistribution_high.O99]" office:value-type="float" office:value="0.033794603234328" calcext:value-type="float">
            <text:p>0,0337946032</text:p>
          </table:table-cell>
          <table:table-cell table:style-name="ce3" table:formula="of:=[$Redistribution_high.P99]" office:value-type="float" office:value="0.028656655989596" calcext:value-type="float">
            <text:p>0,028656656</text:p>
          </table:table-cell>
          <table:table-cell table:style-name="ce3" table:formula="of:=[$Redistribution_high.Q99]" office:value-type="float" office:value="0.035526260405116" calcext:value-type="float">
            <text:p>0,0355262604</text:p>
          </table:table-cell>
          <table:table-cell/>
          <table:table-cell table:style-name="ce3" table:formula="of:=[$Redistribution_central.N99]" office:value-type="float" office:value="0.034165001447316" calcext:value-type="float">
            <text:p>0,0341650014</text:p>
          </table:table-cell>
          <table:table-cell table:style-name="ce3" table:formula="of:=[$Redistribution_central.O99]" office:value-type="float" office:value="0.038787400313121" calcext:value-type="float">
            <text:p>0,0387874003</text:p>
          </table:table-cell>
          <table:table-cell table:style-name="ce3" table:formula="of:=[$Redistribution_central.P99]" office:value-type="float" office:value="0.032249386308635" calcext:value-type="float">
            <text:p>0,0322493863</text:p>
          </table:table-cell>
          <table:table-cell table:style-name="ce3" table:formula="of:=[$Redistribution_central.Q99]" office:value-type="float" office:value="0.041798450802335" calcext:value-type="float">
            <text:p>0,0417984508</text:p>
          </table:table-cell>
          <table:table-cell/>
          <table:table-cell table:style-name="ce3" table:formula="of:=[$redistribution_low.N99]" office:value-type="float" office:value="0.034242595215652" calcext:value-type="float">
            <text:p>0,0342425952</text:p>
          </table:table-cell>
          <table:table-cell table:style-name="ce3" table:formula="of:=[$redistribution_low.O99]" office:value-type="float" office:value="0.04431496212699" calcext:value-type="float">
            <text:p>0,0443149621</text:p>
          </table:table-cell>
          <table:table-cell table:style-name="ce3" table:formula="of:=[$redistribution_low.P99]" office:value-type="float" office:value="0.031233283750646" calcext:value-type="float">
            <text:p>0,0312332838</text:p>
          </table:table-cell>
          <table:table-cell table:style-name="ce3" table:formula="of:=[$redistribution_low.Q99]" office:value-type="float" office:value="0.049081589910389" calcext:value-type="float">
            <text:p>0,0490815899</text:p>
          </table:table-cell>
          <table:table-cell table:number-columns-repeated="1009"/>
        </table:table-row>
        <table:table-row table:style-name="ro1">
          <table:table-cell table:style-name="ce3" table:formula="of:=[.A102]+1" office:value-type="float" office:value="147" calcext:value-type="float">
            <text:p>147</text:p>
          </table:table-cell>
          <table:table-cell table:style-name="ce3" table:formula="of:=[$Redistribution_high.N100]" office:value-type="float" office:value="0.030373889445724" calcext:value-type="float">
            <text:p>0,0303738894</text:p>
          </table:table-cell>
          <table:table-cell table:style-name="ce3" table:formula="of:=[$Redistribution_high.O100]" office:value-type="float" office:value="0.033029700963202" calcext:value-type="float">
            <text:p>0,033029701</text:p>
          </table:table-cell>
          <table:table-cell table:style-name="ce3" table:formula="of:=[$Redistribution_high.P100]" office:value-type="float" office:value="0.028477109204877" calcext:value-type="float">
            <text:p>0,0284771092</text:p>
          </table:table-cell>
          <table:table-cell table:style-name="ce3" table:formula="of:=[$Redistribution_high.Q100]" office:value-type="float" office:value="0.035838635063982" calcext:value-type="float">
            <text:p>0,0358386351</text:p>
          </table:table-cell>
          <table:table-cell/>
          <table:table-cell table:style-name="ce3" table:formula="of:=[$Redistribution_central.N100]" office:value-type="float" office:value="0.034387203048575" calcext:value-type="float">
            <text:p>0,034387203</text:p>
          </table:table-cell>
          <table:table-cell table:style-name="ce3" table:formula="of:=[$Redistribution_central.O100]" office:value-type="float" office:value="0.040294565626926" calcext:value-type="float">
            <text:p>0,0402945656</text:p>
          </table:table-cell>
          <table:table-cell table:style-name="ce3" table:formula="of:=[$Redistribution_central.P100]" office:value-type="float" office:value="0.032246507900827" calcext:value-type="float">
            <text:p>0,0322465079</text:p>
          </table:table-cell>
          <table:table-cell table:style-name="ce3" table:formula="of:=[$Redistribution_central.Q100]" office:value-type="float" office:value="0.043671661876179" calcext:value-type="float">
            <text:p>0,0436716619</text:p>
          </table:table-cell>
          <table:table-cell/>
          <table:table-cell table:style-name="ce3" table:formula="of:=[$redistribution_low.N100]" office:value-type="float" office:value="0.034994164743804" calcext:value-type="float">
            <text:p>0,0349941647</text:p>
          </table:table-cell>
          <table:table-cell table:style-name="ce3" table:formula="of:=[$redistribution_low.O100]" office:value-type="float" office:value="0.04721257824618" calcext:value-type="float">
            <text:p>0,0472125782</text:p>
          </table:table-cell>
          <table:table-cell table:style-name="ce3" table:formula="of:=[$redistribution_low.P100]" office:value-type="float" office:value="0.032941227832557" calcext:value-type="float">
            <text:p>0,0329412278</text:p>
          </table:table-cell>
          <table:table-cell table:style-name="ce3" table:formula="of:=[$redistribution_low.Q100]" office:value-type="float" office:value="0.050411500191307" calcext:value-type="float">
            <text:p>0,0504115002</text:p>
          </table:table-cell>
          <table:table-cell table:number-columns-repeated="1009"/>
        </table:table-row>
        <table:table-row table:style-name="ro1">
          <table:table-cell table:style-name="ce3" table:formula="of:=[.A103]+1" office:value-type="float" office:value="148" calcext:value-type="float">
            <text:p>148</text:p>
          </table:table-cell>
          <table:table-cell table:style-name="ce3" table:formula="of:=[$Redistribution_high.N101]" office:value-type="float" office:value="0.034010385539545" calcext:value-type="float">
            <text:p>0,0340103855</text:p>
          </table:table-cell>
          <table:table-cell table:style-name="ce3" table:formula="of:=[$Redistribution_high.O101]" office:value-type="float" office:value="0.042728747197513" calcext:value-type="float">
            <text:p>0,0427287472</text:p>
          </table:table-cell>
          <table:table-cell table:style-name="ce3" table:formula="of:=[$Redistribution_high.P101]" office:value-type="float" office:value="0.032432269913116" calcext:value-type="float">
            <text:p>0,0324322699</text:p>
          </table:table-cell>
          <table:table-cell table:style-name="ce3" table:formula="of:=[$Redistribution_high.Q101]" office:value-type="float" office:value="0.045074558676187" calcext:value-type="float">
            <text:p>0,0450745587</text:p>
          </table:table-cell>
          <table:table-cell/>
          <table:table-cell table:style-name="ce3" table:formula="of:=[$Redistribution_central.N101]" office:value-type="float" office:value="0.0385791776618" calcext:value-type="float">
            <text:p>0,0385791777</text:p>
          </table:table-cell>
          <table:table-cell table:style-name="ce3" table:formula="of:=[$Redistribution_central.O101]" office:value-type="float" office:value="0.05179105153569" calcext:value-type="float">
            <text:p>0,0517910515</text:p>
          </table:table-cell>
          <table:table-cell table:style-name="ce3" table:formula="of:=[$Redistribution_central.P101]" office:value-type="float" office:value="0.036673382676091" calcext:value-type="float">
            <text:p>0,0366733827</text:p>
          </table:table-cell>
          <table:table-cell table:style-name="ce3" table:formula="of:=[$Redistribution_central.Q101]" office:value-type="float" office:value="0.054837885854946" calcext:value-type="float">
            <text:p>0,0548378859</text:p>
          </table:table-cell>
          <table:table-cell/>
          <table:table-cell table:style-name="ce3" table:formula="of:=[$redistribution_low.N101]" office:value-type="float" office:value="0.034954212107942" calcext:value-type="float">
            <text:p>0,0349542121</text:p>
          </table:table-cell>
          <table:table-cell table:style-name="ce3" table:formula="of:=[$redistribution_low.O101]" office:value-type="float" office:value="0.046928329040699" calcext:value-type="float">
            <text:p>0,046928329</text:p>
          </table:table-cell>
          <table:table-cell table:style-name="ce3" table:formula="of:=[$redistribution_low.P101]" office:value-type="float" office:value="0.031669355616725" calcext:value-type="float">
            <text:p>0,0316693556</text:p>
          </table:table-cell>
          <table:table-cell table:style-name="ce3" table:formula="of:=[$redistribution_low.Q101]" office:value-type="float" office:value="0.052018291196651" calcext:value-type="float">
            <text:p>0,0520182912</text:p>
          </table:table-cell>
          <table:table-cell table:number-columns-repeated="1009"/>
        </table:table-row>
        <table:table-row table:style-name="ro1">
          <table:table-cell table:style-name="ce3" table:formula="of:=[.A104]+1" office:value-type="float" office:value="149" calcext:value-type="float">
            <text:p>149</text:p>
          </table:table-cell>
          <table:table-cell table:style-name="ce3" table:formula="of:=[$Redistribution_high.N102]" office:value-type="float" office:value="0.035327356396619" calcext:value-type="float">
            <text:p>0,0353273564</text:p>
          </table:table-cell>
          <table:table-cell table:style-name="ce3" table:formula="of:=[$Redistribution_high.O102]" office:value-type="float" office:value="0.041965462301275" calcext:value-type="float">
            <text:p>0,0419654623</text:p>
          </table:table-cell>
          <table:table-cell table:style-name="ce3" table:formula="of:=[$Redistribution_high.P102]" office:value-type="float" office:value="0.03267681527659" calcext:value-type="float">
            <text:p>0,0326768153</text:p>
          </table:table-cell>
          <table:table-cell table:style-name="ce3" table:formula="of:=[$Redistribution_high.Q102]" office:value-type="float" office:value="0.045970536502516" calcext:value-type="float">
            <text:p>0,0459705365</text:p>
          </table:table-cell>
          <table:table-cell/>
          <table:table-cell table:style-name="ce3" table:formula="of:=[$Redistribution_central.N102]" office:value-type="float" office:value="0.033611422779644" calcext:value-type="float">
            <text:p>0,0336114228</text:p>
          </table:table-cell>
          <table:table-cell table:style-name="ce3" table:formula="of:=[$Redistribution_central.O102]" office:value-type="float" office:value="0.045568975274634" calcext:value-type="float">
            <text:p>0,0455689753</text:p>
          </table:table-cell>
          <table:table-cell table:style-name="ce3" table:formula="of:=[$Redistribution_central.P102]" office:value-type="float" office:value="0.032436421560598" calcext:value-type="float">
            <text:p>0,0324364216</text:p>
          </table:table-cell>
          <table:table-cell table:style-name="ce3" table:formula="of:=[$Redistribution_central.Q102]" office:value-type="float" office:value="0.047397224089403" calcext:value-type="float">
            <text:p>0,0473972241</text:p>
          </table:table-cell>
          <table:table-cell/>
          <table:table-cell table:style-name="ce3" table:formula="of:=[$redistribution_low.N102]" office:value-type="float" office:value="0.028799130928786" calcext:value-type="float">
            <text:p>0,0287991309</text:p>
          </table:table-cell>
          <table:table-cell table:style-name="ce3" table:formula="of:=[$redistribution_low.O102]" office:value-type="float" office:value="0.042228894528902" calcext:value-type="float">
            <text:p>0,0422288945</text:p>
          </table:table-cell>
          <table:table-cell table:style-name="ce3" table:formula="of:=[$redistribution_low.P102]" office:value-type="float" office:value="0.028517091005344" calcext:value-type="float">
            <text:p>0,028517091</text:p>
          </table:table-cell>
          <table:table-cell table:style-name="ce3" table:formula="of:=[$redistribution_low.Q102]" office:value-type="float" office:value="0.04259081163784" calcext:value-type="float">
            <text:p>0,0425908116</text:p>
          </table:table-cell>
          <table:table-cell table:number-columns-repeated="1009"/>
        </table:table-row>
        <table:table-row table:style-name="ro1">
          <table:table-cell table:style-name="ce3" table:formula="of:=[.A105]+1" office:value-type="float" office:value="150" calcext:value-type="float">
            <text:p>150</text:p>
          </table:table-cell>
          <table:table-cell table:style-name="ce3" table:formula="of:=[$Redistribution_high.N103]" office:value-type="float" office:value="0.035840740945084" calcext:value-type="float">
            <text:p>0,0358407409</text:p>
          </table:table-cell>
          <table:table-cell table:style-name="ce3" table:formula="of:=[$Redistribution_high.O103]" office:value-type="float" office:value="0.042616302174019" calcext:value-type="float">
            <text:p>0,0426163022</text:p>
          </table:table-cell>
          <table:table-cell table:style-name="ce3" table:formula="of:=[$Redistribution_high.P103]" office:value-type="float" office:value="0.033676199591869" calcext:value-type="float">
            <text:p>0,0336761996</text:p>
          </table:table-cell>
          <table:table-cell table:style-name="ce3" table:formula="of:=[$Redistribution_high.Q103]" office:value-type="float" office:value="0.04584440302997" calcext:value-type="float">
            <text:p>0,045844403</text:p>
          </table:table-cell>
          <table:table-cell/>
          <table:table-cell table:style-name="ce3" table:formula="of:=[$Redistribution_central.N103]" office:value-type="float" office:value="0.027874729027007" calcext:value-type="float">
            <text:p>0,027874729</text:p>
          </table:table-cell>
          <table:table-cell table:style-name="ce3" table:formula="of:=[$Redistribution_central.O103]" office:value-type="float" office:value="0.03557132546484" calcext:value-type="float">
            <text:p>0,0355713255</text:p>
          </table:table-cell>
          <table:table-cell table:style-name="ce3" table:formula="of:=[$Redistribution_central.P103]" office:value-type="float" office:value="0.026723383262929" calcext:value-type="float">
            <text:p>0,0267233833</text:p>
          </table:table-cell>
          <table:table-cell table:style-name="ce3" table:formula="of:=[$Redistribution_central.Q103]" office:value-type="float" office:value="0.03742001288117" calcext:value-type="float">
            <text:p>0,0374200129</text:p>
          </table:table-cell>
          <table:table-cell/>
          <table:table-cell table:style-name="ce3" table:formula="of:=[$redistribution_low.N103]" office:value-type="float" office:value="0.031623128189343" calcext:value-type="float">
            <text:p>0,0316231282</text:p>
          </table:table-cell>
          <table:table-cell table:style-name="ce3" table:formula="of:=[$redistribution_low.O103]" office:value-type="float" office:value="0.04660809997977" calcext:value-type="float">
            <text:p>0,0466081</text:p>
          </table:table-cell>
          <table:table-cell table:style-name="ce3" table:formula="of:=[$redistribution_low.P103]" office:value-type="float" office:value="0.031080726027961" calcext:value-type="float">
            <text:p>0,031080726</text:p>
          </table:table-cell>
          <table:table-cell table:style-name="ce3" table:formula="of:=[$redistribution_low.Q103]" office:value-type="float" office:value="0.047421848014937" calcext:value-type="float">
            <text:p>0,047421848</text:p>
          </table:table-cell>
          <table:table-cell table:number-columns-repeated="1009"/>
        </table:table-row>
        <table:table-row table:style-name="ro1">
          <table:table-cell table:style-name="ce3" table:formula="of:=[.A106]+1" office:value-type="float" office:value="151" calcext:value-type="float">
            <text:p>151</text:p>
          </table:table-cell>
          <table:table-cell table:style-name="ce3" table:formula="of:=[$Redistribution_high.N104]" office:value-type="float" office:value="0.031266412821057" calcext:value-type="float">
            <text:p>0,0312664128</text:p>
          </table:table-cell>
          <table:table-cell table:style-name="ce3" table:formula="of:=[$Redistribution_high.O104]" office:value-type="float" office:value="0.035363998090709" calcext:value-type="float">
            <text:p>0,0353639981</text:p>
          </table:table-cell>
          <table:table-cell table:style-name="ce3" table:formula="of:=[$Redistribution_high.P104]" office:value-type="float" office:value="0.028846181920892" calcext:value-type="float">
            <text:p>0,0288461819</text:p>
          </table:table-cell>
          <table:table-cell table:style-name="ce3" table:formula="of:=[$Redistribution_high.Q104]" office:value-type="float" office:value="0.039045855487461" calcext:value-type="float">
            <text:p>0,0390458555</text:p>
          </table:table-cell>
          <table:table-cell/>
          <table:table-cell table:style-name="ce3" table:formula="of:=[$Redistribution_central.N104]" office:value-type="float" office:value="0.026993526189371" calcext:value-type="float">
            <text:p>0,0269935262</text:p>
          </table:table-cell>
          <table:table-cell table:style-name="ce3" table:formula="of:=[$Redistribution_central.O104]" office:value-type="float" office:value="0.034230054988916" calcext:value-type="float">
            <text:p>0,034230055</text:p>
          </table:table-cell>
          <table:table-cell table:style-name="ce3" table:formula="of:=[$Redistribution_central.P104]" office:value-type="float" office:value="0.025912127122981" calcext:value-type="float">
            <text:p>0,0259121271</text:p>
          </table:table-cell>
          <table:table-cell table:style-name="ce3" table:formula="of:=[$Redistribution_central.Q104]" office:value-type="float" office:value="0.035986800680191" calcext:value-type="float">
            <text:p>0,0359868007</text:p>
          </table:table-cell>
          <table:table-cell/>
          <table:table-cell table:style-name="ce3" table:formula="of:=[$redistribution_low.N104]" office:value-type="float" office:value="0.033678454524746" calcext:value-type="float">
            <text:p>0,0336784545</text:p>
          </table:table-cell>
          <table:table-cell table:style-name="ce3" table:formula="of:=[$redistribution_low.O104]" office:value-type="float" office:value="0.049219110480136" calcext:value-type="float">
            <text:p>0,0492191105</text:p>
          </table:table-cell>
          <table:table-cell table:style-name="ce3" table:formula="of:=[$redistribution_low.P104]" office:value-type="float" office:value="0.032814778686879" calcext:value-type="float">
            <text:p>0,0328147787</text:p>
          </table:table-cell>
          <table:table-cell table:style-name="ce3" table:formula="of:=[$redistribution_low.Q104]" office:value-type="float" office:value="0.050550969954011" calcext:value-type="float">
            <text:p>0,05055097</text:p>
          </table:table-cell>
          <table:table-cell table:number-columns-repeated="1009"/>
        </table:table-row>
        <table:table-row table:style-name="ro1">
          <table:table-cell table:style-name="ce3" table:formula="of:=[.A107]+1" office:value-type="float" office:value="152" calcext:value-type="float">
            <text:p>152</text:p>
          </table:table-cell>
          <table:table-cell table:style-name="ce3" table:formula="of:=[$Redistribution_high.N105]" office:value-type="float" office:value="0.037285917768705" calcext:value-type="float">
            <text:p>0,0372859178</text:p>
          </table:table-cell>
          <table:table-cell table:style-name="ce3" table:formula="of:=[$Redistribution_high.O105]" office:value-type="float" office:value="0.045897322592804" calcext:value-type="float">
            <text:p>0,0458973226</text:p>
          </table:table-cell>
          <table:table-cell table:style-name="ce3" table:formula="of:=[$Redistribution_high.P105]" office:value-type="float" office:value="0.034959143197128" calcext:value-type="float">
            <text:p>0,0349591432</text:p>
          </table:table-cell>
          <table:table-cell table:style-name="ce3" table:formula="of:=[$Redistribution_high.Q105]" office:value-type="float" office:value="0.049443442351211" calcext:value-type="float">
            <text:p>0,0494434424</text:p>
          </table:table-cell>
          <table:table-cell/>
          <table:table-cell table:style-name="ce3" table:formula="of:=[$Redistribution_central.N105]" office:value-type="float" office:value="0.025401472888822" calcext:value-type="float">
            <text:p>0,0254014729</text:p>
          </table:table-cell>
          <table:table-cell table:style-name="ce3" table:formula="of:=[$Redistribution_central.O105]" office:value-type="float" office:value="0.032374970945101" calcext:value-type="float">
            <text:p>0,0323749709</text:p>
          </table:table-cell>
          <table:table-cell table:style-name="ce3" table:formula="of:=[$Redistribution_central.P105]" office:value-type="float" office:value="0.024814134574505" calcext:value-type="float">
            <text:p>0,0248141346</text:p>
          </table:table-cell>
          <table:table-cell table:style-name="ce3" table:formula="of:=[$Redistribution_central.Q105]" office:value-type="float" office:value="0.033310133826871" calcext:value-type="float">
            <text:p>0,0333101338</text:p>
          </table:table-cell>
          <table:table-cell/>
          <table:table-cell table:style-name="ce3" table:formula="of:=[$redistribution_low.N105]" office:value-type="float" office:value="0.035734540436404" calcext:value-type="float">
            <text:p>0,0357345404</text:p>
          </table:table-cell>
          <table:table-cell table:style-name="ce3" table:formula="of:=[$redistribution_low.O105]" office:value-type="float" office:value="0.051974955496151" calcext:value-type="float">
            <text:p>0,0519749555</text:p>
          </table:table-cell>
          <table:table-cell table:style-name="ce3" table:formula="of:=[$redistribution_low.P105]" office:value-type="float" office:value="0.034919417014855" calcext:value-type="float">
            <text:p>0,034919417</text:p>
          </table:table-cell>
          <table:table-cell table:style-name="ce3" table:formula="of:=[$redistribution_low.Q105]" office:value-type="float" office:value="0.053261018762047" calcext:value-type="float">
            <text:p>0,0532610188</text:p>
          </table:table-cell>
          <table:table-cell table:number-columns-repeated="1009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ttom 10% share yearly" table:style-name="ta8">
        <table:table-column table:style-name="co5" table:number-columns-repeated="5" table:default-cell-style-name="ce2"/>
        <table:table-column table:style-name="co1" table:number-columns-repeated="1019" table:default-cell-style-name="Default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ce4" office:value-type="string" calcext:value-type="string" table:number-columns-spanned="4" table:number-rows-spanned="1">
            <text:p>HIGH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1">
            <text:p>CENTRAL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1">
            <text:p>LOW</text:p>
          </table:table-cell>
          <table:covered-table-cell table:number-columns-repeated="3" table:style-name="ce4"/>
          <table:table-cell table:number-columns-repeated="1009"/>
        </table:table-row>
        <table:table-row table:style-name="ro4"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nefits</text:p>
          </table:table-cell>
          <table:table-cell table:style-name="ce1" office:value-type="string" calcext:value-type="string">
            <text:p>All inco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nefits</text:p>
          </table:table-cell>
          <table:table-cell table:style-name="ce1" office:value-type="string" calcext:value-type="string">
            <text:p>All inco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nefits</text:p>
          </table:table-cell>
          <table:table-cell table:style-name="ce1" office:value-type="string" calcext:value-type="string">
            <text:p>All income</text:p>
          </table:table-cell>
          <table:table-cell table:number-columns-repeated="100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1" table:formula="of:=[$'Bottom 10% share'.C4]" office:value-type="percentage" office:value="0.0261696348" calcext:value-type="percentage">
            <text:p>2,62%</text:p>
          </table:table-cell>
          <table:table-cell table:style-name="ce11" table:formula="of:=[$'Bottom 10% share'.D4]" office:value-type="percentage" office:value="0.0269383028" calcext:value-type="percentage">
            <text:p>2,69%</text:p>
          </table:table-cell>
          <table:table-cell table:style-name="ce11" table:formula="of:=[$'Bottom 10% share'.E4]" office:value-type="percentage" office:value="0.0291823056" calcext:value-type="percentage">
            <text:p>2,92%</text:p>
          </table:table-cell>
          <table:table-cell table:style-name="ce11" table:formula="of:=[$'Bottom 10% share'.B4]" office:value-type="percentage" office:value="0.0326108691" calcext:value-type="percentage">
            <text:p>3,26%</text:p>
          </table:table-cell>
          <table:table-cell table:style-name="ce2" office:value-type="float" office:value="2014" calcext:value-type="float">
            <text:p>2014</text:p>
          </table:table-cell>
          <table:table-cell table:style-name="ce11" table:formula="of:=[.B4]" office:value-type="percentage" office:value="0.0261696348" calcext:value-type="percentage">
            <text:p>2,62%</text:p>
          </table:table-cell>
          <table:table-cell table:style-name="ce11" table:formula="of:=[.C4]" office:value-type="percentage" office:value="0.0269383028" calcext:value-type="percentage">
            <text:p>2,69%</text:p>
          </table:table-cell>
          <table:table-cell table:style-name="ce11" table:formula="of:=[.D4]" office:value-type="percentage" office:value="0.0291823056" calcext:value-type="percentage">
            <text:p>2,92%</text:p>
          </table:table-cell>
          <table:table-cell table:style-name="ce11" table:formula="of:=[.E4]" office:value-type="percentage" office:value="0.0326108691" calcext:value-type="percentage">
            <text:p>3,26%</text:p>
          </table:table-cell>
          <table:table-cell table:style-name="ce2" office:value-type="float" office:value="2014" calcext:value-type="float">
            <text:p>2014</text:p>
          </table:table-cell>
          <table:table-cell table:style-name="ce11" table:formula="of:=[.G4]" office:value-type="percentage" office:value="0.0261696348" calcext:value-type="percentage">
            <text:p>2,62%</text:p>
          </table:table-cell>
          <table:table-cell table:style-name="ce11" table:formula="of:=[.H4]" office:value-type="percentage" office:value="0.0269383028" calcext:value-type="percentage">
            <text:p>2,69%</text:p>
          </table:table-cell>
          <table:table-cell table:style-name="ce11" table:formula="of:=[.I4]" office:value-type="percentage" office:value="0.0291823056" calcext:value-type="percentage">
            <text:p>2,92%</text:p>
          </table:table-cell>
          <table:table-cell table:style-name="ce11" table:formula="of:=[.J4]" office:value-type="percentage" office:value="0.0326108691" calcext:value-type="percentage">
            <text:p>3,26%</text:p>
          </table:table-cell>
          <table:table-cell table:number-columns-repeated="100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style-name="ce11" table:formula="of:=AVERAGE([$'Bottom 10% share'.C5:.C8])" office:value-type="percentage" office:value="0.0273455141011255" calcext:value-type="percentage">
            <text:p>2,73%</text:p>
          </table:table-cell>
          <table:table-cell table:style-name="ce11" table:formula="of:=AVERAGE([$'Bottom 10% share'.D5:.D8])" office:value-type="percentage" office:value="0.0259882639504588" calcext:value-type="percentage">
            <text:p>2,60%</text:p>
          </table:table-cell>
          <table:table-cell table:style-name="ce11" table:formula="of:=AVERAGE([$'Bottom 10% share'.E5:.E8])" office:value-type="percentage" office:value="0.0389018246572675" calcext:value-type="percentage">
            <text:p>3,89%</text:p>
          </table:table-cell>
          <table:table-cell table:style-name="ce11" table:formula="of:=AVERAGE([$'Bottom 10% share'.B5:.B8])" office:value-type="percentage" office:value="0.0347604658990487" calcext:value-type="percentage">
            <text:p>3,48%</text:p>
          </table:table-cell>
          <table:table-cell table:style-name="ce2" table:formula="of:=[.F4]+1" office:value-type="float" office:value="2015" calcext:value-type="float">
            <text:p>2015</text:p>
          </table:table-cell>
          <table:table-cell table:style-name="ce11" table:formula="of:=AVERAGE([$'Bottom 10% share'.H5:.H8])" office:value-type="percentage" office:value="0.0273455141011255" calcext:value-type="percentage">
            <text:p>2,73%</text:p>
          </table:table-cell>
          <table:table-cell table:style-name="ce11" table:formula="of:=AVERAGE([$'Bottom 10% share'.I5:.I8])" office:value-type="percentage" office:value="0.0259881983883703" calcext:value-type="percentage">
            <text:p>2,60%</text:p>
          </table:table-cell>
          <table:table-cell table:style-name="ce11" table:formula="of:=AVERAGE([$'Bottom 10% share'.J5:.J8])" office:value-type="percentage" office:value="0.0389018246572675" calcext:value-type="percentage">
            <text:p>3,89%</text:p>
          </table:table-cell>
          <table:table-cell table:style-name="ce11" table:formula="of:=AVERAGE([$'Bottom 10% share'.G5:.G8])" office:value-type="percentage" office:value="0.0347602239178575" calcext:value-type="percentage">
            <text:p>3,48%</text:p>
          </table:table-cell>
          <table:table-cell table:style-name="ce2" table:formula="of:=[.K4]+1" office:value-type="float" office:value="2015" calcext:value-type="float">
            <text:p>2015</text:p>
          </table:table-cell>
          <table:table-cell table:style-name="ce11" table:formula="of:=AVERAGE([$'Bottom 10% share'.M5:.M8])" office:value-type="percentage" office:value="0.0273455141011255" calcext:value-type="percentage">
            <text:p>2,73%</text:p>
          </table:table-cell>
          <table:table-cell table:style-name="ce11" table:formula="of:=AVERAGE([$'Bottom 10% share'.N5:.N8])" office:value-type="percentage" office:value="0.0259882639504588" calcext:value-type="percentage">
            <text:p>2,60%</text:p>
          </table:table-cell>
          <table:table-cell table:style-name="ce11" table:formula="of:=AVERAGE([$'Bottom 10% share'.O5:.O8])" office:value-type="percentage" office:value="0.0389018246572675" calcext:value-type="percentage">
            <text:p>3,89%</text:p>
          </table:table-cell>
          <table:table-cell table:style-name="ce11" table:formula="of:=AVERAGE([$'Bottom 10% share'.L5:.L8])" office:value-type="percentage" office:value="0.0347604658990487" calcext:value-type="percentage">
            <text:p>3,48%</text:p>
          </table:table-cell>
          <table:table-cell table:number-columns-repeated="100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style-name="ce11" table:formula="of:=AVERAGE([$'Bottom 10% share'.C9:.C12])" office:value-type="percentage" office:value="0.0282478964387705" calcext:value-type="percentage">
            <text:p>2,82%</text:p>
          </table:table-cell>
          <table:table-cell table:style-name="ce11" table:formula="of:=AVERAGE([$'Bottom 10% share'.D9:.D12])" office:value-type="percentage" office:value="0.027473680179879" calcext:value-type="percentage">
            <text:p>2,75%</text:p>
          </table:table-cell>
          <table:table-cell table:style-name="ce11" table:formula="of:=AVERAGE([$'Bottom 10% share'.E9:.E12])" office:value-type="percentage" office:value="0.0408566213350868" calcext:value-type="percentage">
            <text:p>4,09%</text:p>
          </table:table-cell>
          <table:table-cell table:style-name="ce11" table:formula="of:=AVERAGE([$'Bottom 10% share'.B9:.B12])" office:value-type="percentage" office:value="0.0370352972538665" calcext:value-type="percentage">
            <text:p>3,70%</text:p>
          </table:table-cell>
          <table:table-cell table:style-name="ce2" table:formula="of:=[.F5]+1" office:value-type="float" office:value="2016" calcext:value-type="float">
            <text:p>2016</text:p>
          </table:table-cell>
          <table:table-cell table:style-name="ce11" table:formula="of:=AVERAGE([$'Bottom 10% share'.H9:.H12])" office:value-type="percentage" office:value="0.0282564344878865" calcext:value-type="percentage">
            <text:p>2,83%</text:p>
          </table:table-cell>
          <table:table-cell table:style-name="ce11" table:formula="of:=AVERAGE([$'Bottom 10% share'.I9:.I12])" office:value-type="percentage" office:value="0.027465779161946" calcext:value-type="percentage">
            <text:p>2,75%</text:p>
          </table:table-cell>
          <table:table-cell table:style-name="ce11" table:formula="of:=AVERAGE([$'Bottom 10% share'.J9:.J12])" office:value-type="percentage" office:value="0.0408697550370143" calcext:value-type="percentage">
            <text:p>4,09%</text:p>
          </table:table-cell>
          <table:table-cell table:style-name="ce11" table:formula="of:=AVERAGE([$'Bottom 10% share'.G9:.G12])" office:value-type="percentage" office:value="0.03703151094697" calcext:value-type="percentage">
            <text:p>3,70%</text:p>
          </table:table-cell>
          <table:table-cell table:style-name="ce2" table:formula="of:=[.K5]+1" office:value-type="float" office:value="2016" calcext:value-type="float">
            <text:p>2016</text:p>
          </table:table-cell>
          <table:table-cell table:style-name="ce11" table:formula="of:=AVERAGE([$'Bottom 10% share'.M9:.M12])" office:value-type="percentage" office:value="0.0282478964387705" calcext:value-type="percentage">
            <text:p>2,82%</text:p>
          </table:table-cell>
          <table:table-cell table:style-name="ce11" table:formula="of:=AVERAGE([$'Bottom 10% share'.N9:.N12])" office:value-type="percentage" office:value="0.027473680179879" calcext:value-type="percentage">
            <text:p>2,75%</text:p>
          </table:table-cell>
          <table:table-cell table:style-name="ce11" table:formula="of:=AVERAGE([$'Bottom 10% share'.O9:.O12])" office:value-type="percentage" office:value="0.0408566213350868" calcext:value-type="percentage">
            <text:p>4,09%</text:p>
          </table:table-cell>
          <table:table-cell table:style-name="ce11" table:formula="of:=AVERAGE([$'Bottom 10% share'.L9:.L12])" office:value-type="percentage" office:value="0.0370352972538665" calcext:value-type="percentage">
            <text:p>3,70%</text:p>
          </table:table-cell>
          <table:table-cell table:number-columns-repeated="100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style-name="ce11" table:formula="of:=AVERAGE([$'Bottom 10% share'.C13:.C16])" office:value-type="percentage" office:value="0.0284227946502932" calcext:value-type="percentage">
            <text:p>2,84%</text:p>
          </table:table-cell>
          <table:table-cell table:style-name="ce11" table:formula="of:=AVERAGE([$'Bottom 10% share'.D13:.D16])" office:value-type="percentage" office:value="0.0279546293824702" calcext:value-type="percentage">
            <text:p>2,80%</text:p>
          </table:table-cell>
          <table:table-cell table:style-name="ce11" table:formula="of:=AVERAGE([$'Bottom 10% share'.E13:.E16])" office:value-type="percentage" office:value="0.0410369551323608" calcext:value-type="percentage">
            <text:p>4,10%</text:p>
          </table:table-cell>
          <table:table-cell table:style-name="ce11" table:formula="of:=AVERAGE([$'Bottom 10% share'.B13:.B16])" office:value-type="percentage" office:value="0.037431849868103" calcext:value-type="percentage">
            <text:p>3,74%</text:p>
          </table:table-cell>
          <table:table-cell table:style-name="ce2" table:formula="of:=[.F6]+1" office:value-type="float" office:value="2017" calcext:value-type="float">
            <text:p>2017</text:p>
          </table:table-cell>
          <table:table-cell table:style-name="ce11" table:formula="of:=AVERAGE([$'Bottom 10% share'.H13:.H16])" office:value-type="percentage" office:value="0.0285859196656488" calcext:value-type="percentage">
            <text:p>2,86%</text:p>
          </table:table-cell>
          <table:table-cell table:style-name="ce11" table:formula="of:=AVERAGE([$'Bottom 10% share'.I13:.I16])" office:value-type="percentage" office:value="0.0280668279403028" calcext:value-type="percentage">
            <text:p>2,81%</text:p>
          </table:table-cell>
          <table:table-cell table:style-name="ce11" table:formula="of:=AVERAGE([$'Bottom 10% share'.J13:.J16])" office:value-type="percentage" office:value="0.0412212822751048" calcext:value-type="percentage">
            <text:p>4,12%</text:p>
          </table:table-cell>
          <table:table-cell table:style-name="ce11" table:formula="of:=AVERAGE([$'Bottom 10% share'.G13:.G16])" office:value-type="percentage" office:value="0.0375617961647205" calcext:value-type="percentage">
            <text:p>3,76%</text:p>
          </table:table-cell>
          <table:table-cell table:style-name="ce2" table:formula="of:=[.K6]+1" office:value-type="float" office:value="2017" calcext:value-type="float">
            <text:p>2017</text:p>
          </table:table-cell>
          <table:table-cell table:style-name="ce11" table:formula="of:=AVERAGE([$'Bottom 10% share'.M13:.M16])" office:value-type="percentage" office:value="0.0285859196656488" calcext:value-type="percentage">
            <text:p>2,86%</text:p>
          </table:table-cell>
          <table:table-cell table:style-name="ce11" table:formula="of:=AVERAGE([$'Bottom 10% share'.N13:.N16])" office:value-type="percentage" office:value="0.028066893414392" calcext:value-type="percentage">
            <text:p>2,81%</text:p>
          </table:table-cell>
          <table:table-cell table:style-name="ce11" table:formula="of:=AVERAGE([$'Bottom 10% share'.O13:.O16])" office:value-type="percentage" office:value="0.0412212822751048" calcext:value-type="percentage">
            <text:p>4,12%</text:p>
          </table:table-cell>
          <table:table-cell table:style-name="ce11" table:formula="of:=AVERAGE([$'Bottom 10% share'.L13:.L16])" office:value-type="percentage" office:value="0.0375620572590583" calcext:value-type="percentage">
            <text:p>3,76%</text:p>
          </table:table-cell>
          <table:table-cell table:number-columns-repeated="100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style-name="ce11" table:formula="of:=AVERAGE([$'Bottom 10% share'.C17:.C20])" office:value-type="percentage" office:value="0.0300702541852952" calcext:value-type="percentage">
            <text:p>3,01%</text:p>
          </table:table-cell>
          <table:table-cell table:style-name="ce11" table:formula="of:=AVERAGE([$'Bottom 10% share'.D17:.D20])" office:value-type="percentage" office:value="0.0292223588316075" calcext:value-type="percentage">
            <text:p>2,92%</text:p>
          </table:table-cell>
          <table:table-cell table:style-name="ce11" table:formula="of:=AVERAGE([$'Bottom 10% share'.E17:.E20])" office:value-type="percentage" office:value="0.0434218218992385" calcext:value-type="percentage">
            <text:p>4,34%</text:p>
          </table:table-cell>
          <table:table-cell table:style-name="ce11" table:formula="of:=AVERAGE([$'Bottom 10% share'.B17:.B20])" office:value-type="percentage" office:value="0.039314356900575" calcext:value-type="percentage">
            <text:p>3,93%</text:p>
          </table:table-cell>
          <table:table-cell table:style-name="ce2" table:formula="of:=[.F7]+1" office:value-type="float" office:value="2018" calcext:value-type="float">
            <text:p>2018</text:p>
          </table:table-cell>
          <table:table-cell table:style-name="ce11" table:formula="of:=AVERAGE([$'Bottom 10% share'.H17:.H20])" office:value-type="percentage" office:value="0.0300673642223733" calcext:value-type="percentage">
            <text:p>3,01%</text:p>
          </table:table-cell>
          <table:table-cell table:style-name="ce11" table:formula="of:=AVERAGE([$'Bottom 10% share'.I17:.I20])" office:value-type="percentage" office:value="0.0292353491481983" calcext:value-type="percentage">
            <text:p>2,92%</text:p>
          </table:table-cell>
          <table:table-cell table:style-name="ce11" table:formula="of:=AVERAGE([$'Bottom 10% share'.J17:.J20])" office:value-type="percentage" office:value="0.0434179979464285" calcext:value-type="percentage">
            <text:p>4,34%</text:p>
          </table:table-cell>
          <table:table-cell table:style-name="ce11" table:formula="of:=AVERAGE([$'Bottom 10% share'.G17:.G20])" office:value-type="percentage" office:value="0.03935210080009" calcext:value-type="percentage">
            <text:p>3,94%</text:p>
          </table:table-cell>
          <table:table-cell table:style-name="ce2" table:formula="of:=[.K7]+1" office:value-type="float" office:value="2018" calcext:value-type="float">
            <text:p>2018</text:p>
          </table:table-cell>
          <table:table-cell table:style-name="ce11" table:formula="of:=AVERAGE([$'Bottom 10% share'.M17:.M20])" office:value-type="percentage" office:value="0.0300673642223733" calcext:value-type="percentage">
            <text:p>3,01%</text:p>
          </table:table-cell>
          <table:table-cell table:style-name="ce11" table:formula="of:=AVERAGE([$'Bottom 10% share'.N17:.N20])" office:value-type="percentage" office:value="0.0292354451890725" calcext:value-type="percentage">
            <text:p>2,92%</text:p>
          </table:table-cell>
          <table:table-cell table:style-name="ce11" table:formula="of:=AVERAGE([$'Bottom 10% share'.O17:.O20])" office:value-type="percentage" office:value="0.0434179979464285" calcext:value-type="percentage">
            <text:p>4,34%</text:p>
          </table:table-cell>
          <table:table-cell table:style-name="ce11" table:formula="of:=AVERAGE([$'Bottom 10% share'.L17:.L20])" office:value-type="percentage" office:value="0.0393523745655238" calcext:value-type="percentage">
            <text:p>3,94%</text:p>
          </table:table-cell>
          <table:table-cell table:number-columns-repeated="100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style-name="ce11" table:formula="of:=AVERAGE([$'Bottom 10% share'.C21:.C24])" office:value-type="percentage" office:value="0.0304576598004137" calcext:value-type="percentage">
            <text:p>3,05%</text:p>
          </table:table-cell>
          <table:table-cell table:style-name="ce11" table:formula="of:=AVERAGE([$'Bottom 10% share'.D21:.D24])" office:value-type="percentage" office:value="0.0295643178379572" calcext:value-type="percentage">
            <text:p>2,96%</text:p>
          </table:table-cell>
          <table:table-cell table:style-name="ce11" table:formula="of:=AVERAGE([$'Bottom 10% share'.E21:.E24])" office:value-type="percentage" office:value="0.0447759996554448" calcext:value-type="percentage">
            <text:p>4,48%</text:p>
          </table:table-cell>
          <table:table-cell table:style-name="ce11" table:formula="of:=AVERAGE([$'Bottom 10% share'.B21:.B24])" office:value-type="percentage" office:value="0.0403615578706075" calcext:value-type="percentage">
            <text:p>4,04%</text:p>
          </table:table-cell>
          <table:table-cell table:style-name="ce2" table:formula="of:=[.F8]+1" office:value-type="float" office:value="2019" calcext:value-type="float">
            <text:p>2019</text:p>
          </table:table-cell>
          <table:table-cell table:style-name="ce11" table:formula="of:=AVERAGE([$'Bottom 10% share'.H21:.H24])" office:value-type="percentage" office:value="0.030200098327341" calcext:value-type="percentage">
            <text:p>3,02%</text:p>
          </table:table-cell>
          <table:table-cell table:style-name="ce11" table:formula="of:=AVERAGE([$'Bottom 10% share'.I21:.I24])" office:value-type="percentage" office:value="0.0295136871677185" calcext:value-type="percentage">
            <text:p>2,95%</text:p>
          </table:table-cell>
          <table:table-cell table:style-name="ce11" table:formula="of:=AVERAGE([$'Bottom 10% share'.J21:.J24])" office:value-type="percentage" office:value="0.0446331132576308" calcext:value-type="percentage">
            <text:p>4,46%</text:p>
          </table:table-cell>
          <table:table-cell table:style-name="ce11" table:formula="of:=AVERAGE([$'Bottom 10% share'.G21:.G24])" office:value-type="percentage" office:value="0.0404045949622375" calcext:value-type="percentage">
            <text:p>4,04%</text:p>
          </table:table-cell>
          <table:table-cell table:style-name="ce2" table:formula="of:=[.K8]+1" office:value-type="float" office:value="2019" calcext:value-type="float">
            <text:p>2019</text:p>
          </table:table-cell>
          <table:table-cell table:style-name="ce11" table:formula="of:=AVERAGE([$'Bottom 10% share'.M21:.M24])" office:value-type="percentage" office:value="0.0301988449252487" calcext:value-type="percentage">
            <text:p>3,02%</text:p>
          </table:table-cell>
          <table:table-cell table:style-name="ce11" table:formula="of:=AVERAGE([$'Bottom 10% share'.N21:.N24])" office:value-type="percentage" office:value="0.0295159243565595" calcext:value-type="percentage">
            <text:p>2,95%</text:p>
          </table:table-cell>
          <table:table-cell table:style-name="ce11" table:formula="of:=AVERAGE([$'Bottom 10% share'.O21:.O24])" office:value-type="percentage" office:value="0.0446313771918648" calcext:value-type="percentage">
            <text:p>4,46%</text:p>
          </table:table-cell>
          <table:table-cell table:style-name="ce11" table:formula="of:=AVERAGE([$'Bottom 10% share'.L21:.L24])" office:value-type="percentage" office:value="0.0404077815016435" calcext:value-type="percentage">
            <text:p>4,04%</text:p>
          </table:table-cell>
          <table:table-cell table:number-columns-repeated="100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style-name="ce11" table:formula="of:=AVERAGE([$'Bottom 10% share'.C25:.C28])" office:value-type="percentage" office:value="0.0332727517308038" calcext:value-type="percentage">
            <text:p>3,33%</text:p>
          </table:table-cell>
          <table:table-cell table:style-name="ce11" table:formula="of:=AVERAGE([$'Bottom 10% share'.D25:.D28])" office:value-type="percentage" office:value="0.030960537578029" calcext:value-type="percentage">
            <text:p>3,10%</text:p>
          </table:table-cell>
          <table:table-cell table:style-name="ce11" table:formula="of:=AVERAGE([$'Bottom 10% share'.E25:.E28])" office:value-type="percentage" office:value="0.0476094037043735" calcext:value-type="percentage">
            <text:p>4,76%</text:p>
          </table:table-cell>
          <table:table-cell table:style-name="ce11" table:formula="of:=AVERAGE([$'Bottom 10% share'.B25:.B28])" office:value-type="percentage" office:value="0.0414286826793255" calcext:value-type="percentage">
            <text:p>4,14%</text:p>
          </table:table-cell>
          <table:table-cell table:style-name="ce2" table:formula="of:=[.F9]+1" office:value-type="float" office:value="2020" calcext:value-type="float">
            <text:p>2020</text:p>
          </table:table-cell>
          <table:table-cell table:style-name="ce11" table:formula="of:=AVERAGE([$'Bottom 10% share'.H25:.H28])" office:value-type="percentage" office:value="0.033374639149379" calcext:value-type="percentage">
            <text:p>3,34%</text:p>
          </table:table-cell>
          <table:table-cell table:style-name="ce11" table:formula="of:=AVERAGE([$'Bottom 10% share'.I25:.I28])" office:value-type="percentage" office:value="0.0300674860826393" calcext:value-type="percentage">
            <text:p>3,01%</text:p>
          </table:table-cell>
          <table:table-cell table:style-name="ce11" table:formula="of:=AVERAGE([$'Bottom 10% share'.J25:.J28])" office:value-type="percentage" office:value="0.046989459862462" calcext:value-type="percentage">
            <text:p>4,70%</text:p>
          </table:table-cell>
          <table:table-cell table:style-name="ce11" table:formula="of:=AVERAGE([$'Bottom 10% share'.G25:.G28])" office:value-type="percentage" office:value="0.0399765900487923" calcext:value-type="percentage">
            <text:p>4,00%</text:p>
          </table:table-cell>
          <table:table-cell table:style-name="ce2" table:formula="of:=[.K9]+1" office:value-type="float" office:value="2020" calcext:value-type="float">
            <text:p>2020</text:p>
          </table:table-cell>
          <table:table-cell table:style-name="ce11" table:formula="of:=AVERAGE([$'Bottom 10% share'.M25:.M28])" office:value-type="percentage" office:value="0.0334159492160523" calcext:value-type="percentage">
            <text:p>3,34%</text:p>
          </table:table-cell>
          <table:table-cell table:style-name="ce11" table:formula="of:=AVERAGE([$'Bottom 10% share'.N25:.N28])" office:value-type="percentage" office:value="0.0300518100678077" calcext:value-type="percentage">
            <text:p>3,01%</text:p>
          </table:table-cell>
          <table:table-cell table:style-name="ce11" table:formula="of:=AVERAGE([$'Bottom 10% share'.O25:.O28])" office:value-type="percentage" office:value="0.047105507965863" calcext:value-type="percentage">
            <text:p>4,71%</text:p>
          </table:table-cell>
          <table:table-cell table:style-name="ce11" table:formula="of:=AVERAGE([$'Bottom 10% share'.L25:.L28])" office:value-type="percentage" office:value="0.0399969695309137" calcext:value-type="percentage">
            <text:p>4,00%</text:p>
          </table:table-cell>
          <table:table-cell table:number-columns-repeated="100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style-name="ce11" table:formula="of:=AVERAGE([$'Bottom 10% share'.C29:.C32])" office:value-type="percentage" office:value="0.0312203591538825" calcext:value-type="percentage">
            <text:p>3,12%</text:p>
          </table:table-cell>
          <table:table-cell table:style-name="ce11" table:formula="of:=AVERAGE([$'Bottom 10% share'.D29:.D32])" office:value-type="percentage" office:value="0.0301074942560918" calcext:value-type="percentage">
            <text:p>3,01%</text:p>
          </table:table-cell>
          <table:table-cell table:style-name="ce11" table:formula="of:=AVERAGE([$'Bottom 10% share'.E29:.E32])" office:value-type="percentage" office:value="0.044162607627946" calcext:value-type="percentage">
            <text:p>4,42%</text:p>
          </table:table-cell>
          <table:table-cell table:style-name="ce11" table:formula="of:=AVERAGE([$'Bottom 10% share'.B29:.B32])" office:value-type="percentage" office:value="0.0395798482138363" calcext:value-type="percentage">
            <text:p>3,96%</text:p>
          </table:table-cell>
          <table:table-cell table:style-name="ce2" table:formula="of:=[.F10]+1" office:value-type="float" office:value="2021" calcext:value-type="float">
            <text:p>2021</text:p>
          </table:table-cell>
          <table:table-cell table:style-name="ce11" table:formula="of:=AVERAGE([$'Bottom 10% share'.H29:.H32])" office:value-type="percentage" office:value="0.032631904125248" calcext:value-type="percentage">
            <text:p>3,26%</text:p>
          </table:table-cell>
          <table:table-cell table:style-name="ce11" table:formula="of:=AVERAGE([$'Bottom 10% share'.I29:.I32])" office:value-type="percentage" office:value="0.0311150183761975" calcext:value-type="percentage">
            <text:p>3,11%</text:p>
          </table:table-cell>
          <table:table-cell table:style-name="ce11" table:formula="of:=AVERAGE([$'Bottom 10% share'.J29:.J32])" office:value-type="percentage" office:value="0.046309018087025" calcext:value-type="percentage">
            <text:p>4,63%</text:p>
          </table:table-cell>
          <table:table-cell table:style-name="ce11" table:formula="of:=AVERAGE([$'Bottom 10% share'.G29:.G32])" office:value-type="percentage" office:value="0.0408897205444518" calcext:value-type="percentage">
            <text:p>4,09%</text:p>
          </table:table-cell>
          <table:table-cell table:style-name="ce2" table:formula="of:=[.K10]+1" office:value-type="float" office:value="2021" calcext:value-type="float">
            <text:p>2021</text:p>
          </table:table-cell>
          <table:table-cell table:style-name="ce11" table:formula="of:=AVERAGE([$'Bottom 10% share'.M29:.M32])" office:value-type="percentage" office:value="0.0327362028386175" calcext:value-type="percentage">
            <text:p>3,27%</text:p>
          </table:table-cell>
          <table:table-cell table:style-name="ce11" table:formula="of:=AVERAGE([$'Bottom 10% share'.N29:.N32])" office:value-type="percentage" office:value="0.0306969673034557" calcext:value-type="percentage">
            <text:p>3,07%</text:p>
          </table:table-cell>
          <table:table-cell table:style-name="ce11" table:formula="of:=AVERAGE([$'Bottom 10% share'.O29:.O32])" office:value-type="percentage" office:value="0.0465716117830165" calcext:value-type="percentage">
            <text:p>4,66%</text:p>
          </table:table-cell>
          <table:table-cell table:style-name="ce11" table:formula="of:=AVERAGE([$'Bottom 10% share'.L29:.L32])" office:value-type="percentage" office:value="0.0405206591893838" calcext:value-type="percentage">
            <text:p>4,05%</text:p>
          </table:table-cell>
          <table:table-cell table:number-columns-repeated="100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style-name="ce11" table:formula="of:=AVERAGE([$'Bottom 10% share'.C33:.C36])" office:value-type="percentage" office:value="0.0328233248967485" calcext:value-type="percentage">
            <text:p>3,28%</text:p>
          </table:table-cell>
          <table:table-cell table:style-name="ce11" table:formula="of:=AVERAGE([$'Bottom 10% share'.D33:.D36])" office:value-type="percentage" office:value="0.0305304509210355" calcext:value-type="percentage">
            <text:p>3,05%</text:p>
          </table:table-cell>
          <table:table-cell table:style-name="ce11" table:formula="of:=AVERAGE([$'Bottom 10% share'.E33:.E36])" office:value-type="percentage" office:value="0.0458108875341693" calcext:value-type="percentage">
            <text:p>4,58%</text:p>
          </table:table-cell>
          <table:table-cell table:style-name="ce11" table:formula="of:=AVERAGE([$'Bottom 10% share'.B33:.B36])" office:value-type="percentage" office:value="0.0400628217816653" calcext:value-type="percentage">
            <text:p>4,01%</text:p>
          </table:table-cell>
          <table:table-cell table:style-name="ce2" table:formula="of:=[.F11]+1" office:value-type="float" office:value="2022" calcext:value-type="float">
            <text:p>2022</text:p>
          </table:table-cell>
          <table:table-cell table:style-name="ce11" table:formula="of:=AVERAGE([$'Bottom 10% share'.H33:.H36])" office:value-type="percentage" office:value="0.0369489466167763" calcext:value-type="percentage">
            <text:p>3,69%</text:p>
          </table:table-cell>
          <table:table-cell table:style-name="ce11" table:formula="of:=AVERAGE([$'Bottom 10% share'.I33:.I36])" office:value-type="percentage" office:value="0.033208248564729" calcext:value-type="percentage">
            <text:p>3,32%</text:p>
          </table:table-cell>
          <table:table-cell table:style-name="ce11" table:formula="of:=AVERAGE([$'Bottom 10% share'.J33:.J36])" office:value-type="percentage" office:value="0.0523507421978965" calcext:value-type="percentage">
            <text:p>5,24%</text:p>
          </table:table-cell>
          <table:table-cell table:style-name="ce11" table:formula="of:=AVERAGE([$'Bottom 10% share'.G33:.G36])" office:value-type="percentage" office:value="0.0441676068963025" calcext:value-type="percentage">
            <text:p>4,42%</text:p>
          </table:table-cell>
          <table:table-cell table:style-name="ce2" table:formula="of:=[.K11]+1" office:value-type="float" office:value="2022" calcext:value-type="float">
            <text:p>2022</text:p>
          </table:table-cell>
          <table:table-cell table:style-name="ce11" table:formula="of:=AVERAGE([$'Bottom 10% share'.M33:.M36])" office:value-type="percentage" office:value="0.0364987215161797" calcext:value-type="percentage">
            <text:p>3,65%</text:p>
          </table:table-cell>
          <table:table-cell table:style-name="ce11" table:formula="of:=AVERAGE([$'Bottom 10% share'.N33:.N36])" office:value-type="percentage" office:value="0.032423732965507" calcext:value-type="percentage">
            <text:p>3,24%</text:p>
          </table:table-cell>
          <table:table-cell table:style-name="ce11" table:formula="of:=AVERAGE([$'Bottom 10% share'.O33:.O36])" office:value-type="percentage" office:value="0.0507469005617678" calcext:value-type="percentage">
            <text:p>5,07%</text:p>
          </table:table-cell>
          <table:table-cell table:style-name="ce11" table:formula="of:=AVERAGE([$'Bottom 10% share'.L33:.L36])" office:value-type="percentage" office:value="0.0424705828872353" calcext:value-type="percentage">
            <text:p>4,25%</text:p>
          </table:table-cell>
          <table:table-cell table:number-columns-repeated="100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style-name="ce11" table:formula="of:=AVERAGE([$'Bottom 10% share'.C37:.C40])" office:value-type="percentage" office:value="0.034126559937032" calcext:value-type="percentage">
            <text:p>3,41%</text:p>
          </table:table-cell>
          <table:table-cell table:style-name="ce11" table:formula="of:=AVERAGE([$'Bottom 10% share'.D37:.D40])" office:value-type="percentage" office:value="0.0302551158684517" calcext:value-type="percentage">
            <text:p>3,03%</text:p>
          </table:table-cell>
          <table:table-cell table:style-name="ce11" table:formula="of:=AVERAGE([$'Bottom 10% share'.E37:.E40])" office:value-type="percentage" office:value="0.0458516147733583" calcext:value-type="percentage">
            <text:p>4,59%</text:p>
          </table:table-cell>
          <table:table-cell table:style-name="ce11" table:formula="of:=AVERAGE([$'Bottom 10% share'.B37:.B40])" office:value-type="percentage" office:value="0.0388648898136988" calcext:value-type="percentage">
            <text:p>3,89%</text:p>
          </table:table-cell>
          <table:table-cell table:style-name="ce2" table:formula="of:=[.F12]+1" office:value-type="float" office:value="2023" calcext:value-type="float">
            <text:p>2023</text:p>
          </table:table-cell>
          <table:table-cell table:style-name="ce11" table:formula="of:=AVERAGE([$'Bottom 10% share'.H37:.H40])" office:value-type="percentage" office:value="0.0362883014440465" calcext:value-type="percentage">
            <text:p>3,63%</text:p>
          </table:table-cell>
          <table:table-cell table:style-name="ce11" table:formula="of:=AVERAGE([$'Bottom 10% share'.I37:.I40])" office:value-type="percentage" office:value="0.0319091598303125" calcext:value-type="percentage">
            <text:p>3,19%</text:p>
          </table:table-cell>
          <table:table-cell table:style-name="ce11" table:formula="of:=AVERAGE([$'Bottom 10% share'.J37:.J40])" office:value-type="percentage" office:value="0.0518556088330725" calcext:value-type="percentage">
            <text:p>5,19%</text:p>
          </table:table-cell>
          <table:table-cell table:style-name="ce11" table:formula="of:=AVERAGE([$'Bottom 10% share'.G37:.G40])" office:value-type="percentage" office:value="0.0429583076436915" calcext:value-type="percentage">
            <text:p>4,30%</text:p>
          </table:table-cell>
          <table:table-cell table:style-name="ce2" table:formula="of:=[.K12]+1" office:value-type="float" office:value="2023" calcext:value-type="float">
            <text:p>2023</text:p>
          </table:table-cell>
          <table:table-cell table:style-name="ce11" table:formula="of:=AVERAGE([$'Bottom 10% share'.M37:.M40])" office:value-type="percentage" office:value="0.038198248982713" calcext:value-type="percentage">
            <text:p>3,82%</text:p>
          </table:table-cell>
          <table:table-cell table:style-name="ce11" table:formula="of:=AVERAGE([$'Bottom 10% share'.N37:.N40])" office:value-type="percentage" office:value="0.0332190242277013" calcext:value-type="percentage">
            <text:p>3,32%</text:p>
          </table:table-cell>
          <table:table-cell table:style-name="ce11" table:formula="of:=AVERAGE([$'Bottom 10% share'.O37:.O40])" office:value-type="percentage" office:value="0.0520862651267407" calcext:value-type="percentage">
            <text:p>5,21%</text:p>
          </table:table-cell>
          <table:table-cell table:style-name="ce11" table:formula="of:=AVERAGE([$'Bottom 10% share'.L37:.L40])" office:value-type="percentage" office:value="0.0429473564857983" calcext:value-type="percentage">
            <text:p>4,29%</text:p>
          </table:table-cell>
          <table:table-cell table:number-columns-repeated="100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style-name="ce11" table:formula="of:=AVERAGE([$'Bottom 10% share'.C41:.C44])" office:value-type="percentage" office:value="0.0336666292091155" calcext:value-type="percentage">
            <text:p>3,37%</text:p>
          </table:table-cell>
          <table:table-cell table:style-name="ce11" table:formula="of:=AVERAGE([$'Bottom 10% share'.D41:.D44])" office:value-type="percentage" office:value="0.0292490845546305" calcext:value-type="percentage">
            <text:p>2,92%</text:p>
          </table:table-cell>
          <table:table-cell table:style-name="ce11" table:formula="of:=AVERAGE([$'Bottom 10% share'.E41:.E44])" office:value-type="percentage" office:value="0.044354928733752" calcext:value-type="percentage">
            <text:p>4,44%</text:p>
          </table:table-cell>
          <table:table-cell table:style-name="ce11" table:formula="of:=AVERAGE([$'Bottom 10% share'.B41:.B44])" office:value-type="percentage" office:value="0.0370402957859073" calcext:value-type="percentage">
            <text:p>3,70%</text:p>
          </table:table-cell>
          <table:table-cell table:style-name="ce2" table:formula="of:=[.F13]+1" office:value-type="float" office:value="2024" calcext:value-type="float">
            <text:p>2024</text:p>
          </table:table-cell>
          <table:table-cell table:style-name="ce11" table:formula="of:=AVERAGE([$'Bottom 10% share'.H41:.H44])" office:value-type="percentage" office:value="0.0392324745340705" calcext:value-type="percentage">
            <text:p>3,92%</text:p>
          </table:table-cell>
          <table:table-cell table:style-name="ce11" table:formula="of:=AVERAGE([$'Bottom 10% share'.I41:.I44])" office:value-type="percentage" office:value="0.032962143323952" calcext:value-type="percentage">
            <text:p>3,30%</text:p>
          </table:table-cell>
          <table:table-cell table:style-name="ce11" table:formula="of:=AVERAGE([$'Bottom 10% share'.J41:.J44])" office:value-type="percentage" office:value="0.0529182573899408" calcext:value-type="percentage">
            <text:p>5,29%</text:p>
          </table:table-cell>
          <table:table-cell table:style-name="ce11" table:formula="of:=AVERAGE([$'Bottom 10% share'.G41:.G44])" office:value-type="percentage" office:value="0.0426771463280323" calcext:value-type="percentage">
            <text:p>4,27%</text:p>
          </table:table-cell>
          <table:table-cell table:style-name="ce2" table:formula="of:=[.K13]+1" office:value-type="float" office:value="2024" calcext:value-type="float">
            <text:p>2024</text:p>
          </table:table-cell>
          <table:table-cell table:style-name="ce11" table:formula="of:=AVERAGE([$'Bottom 10% share'.M41:.M44])" office:value-type="percentage" office:value="0.0380081970248333" calcext:value-type="percentage">
            <text:p>3,80%</text:p>
          </table:table-cell>
          <table:table-cell table:style-name="ce11" table:formula="of:=AVERAGE([$'Bottom 10% share'.N41:.N44])" office:value-type="percentage" office:value="0.0320674964853097" calcext:value-type="percentage">
            <text:p>3,21%</text:p>
          </table:table-cell>
          <table:table-cell table:style-name="ce11" table:formula="of:=AVERAGE([$'Bottom 10% share'.O41:.O44])" office:value-type="percentage" office:value="0.0521198016669305" calcext:value-type="percentage">
            <text:p>5,21%</text:p>
          </table:table-cell>
          <table:table-cell table:style-name="ce11" table:formula="of:=AVERAGE([$'Bottom 10% share'.L41:.L44])" office:value-type="percentage" office:value="0.041877953549107" calcext:value-type="percentage">
            <text:p>4,19%</text:p>
          </table:table-cell>
          <table:table-cell table:number-columns-repeated="100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style-name="ce11" table:formula="of:=AVERAGE([$'Bottom 10% share'.C45:.C48])" office:value-type="percentage" office:value="0.0359618535314895" calcext:value-type="percentage">
            <text:p>3,60%</text:p>
          </table:table-cell>
          <table:table-cell table:style-name="ce11" table:formula="of:=AVERAGE([$'Bottom 10% share'.D45:.D48])" office:value-type="percentage" office:value="0.030871698562824" calcext:value-type="percentage">
            <text:p>3,09%</text:p>
          </table:table-cell>
          <table:table-cell table:style-name="ce11" table:formula="of:=AVERAGE([$'Bottom 10% share'.E45:.E48])" office:value-type="percentage" office:value="0.047659390493297" calcext:value-type="percentage">
            <text:p>4,77%</text:p>
          </table:table-cell>
          <table:table-cell table:style-name="ce11" table:formula="of:=AVERAGE([$'Bottom 10% share'.B45:.B48])" office:value-type="percentage" office:value="0.039386705718992" calcext:value-type="percentage">
            <text:p>3,94%</text:p>
          </table:table-cell>
          <table:table-cell table:style-name="ce2" table:formula="of:=[.F14]+1" office:value-type="float" office:value="2025" calcext:value-type="float">
            <text:p>2025</text:p>
          </table:table-cell>
          <table:table-cell table:style-name="ce11" table:formula="of:=AVERAGE([$'Bottom 10% share'.H45:.H48])" office:value-type="percentage" office:value="0.038770306158831" calcext:value-type="percentage">
            <text:p>3,88%</text:p>
          </table:table-cell>
          <table:table-cell table:style-name="ce11" table:formula="of:=AVERAGE([$'Bottom 10% share'.I45:.I48])" office:value-type="percentage" office:value="0.0326518658873898" calcext:value-type="percentage">
            <text:p>3,27%</text:p>
          </table:table-cell>
          <table:table-cell table:style-name="ce11" table:formula="of:=AVERAGE([$'Bottom 10% share'.J45:.J48])" office:value-type="percentage" office:value="0.050679844781869" calcext:value-type="percentage">
            <text:p>5,07%</text:p>
          </table:table-cell>
          <table:table-cell table:style-name="ce11" table:formula="of:=AVERAGE([$'Bottom 10% share'.G45:.G48])" office:value-type="percentage" office:value="0.0410016492515413" calcext:value-type="percentage">
            <text:p>4,10%</text:p>
          </table:table-cell>
          <table:table-cell table:style-name="ce2" table:formula="of:=[.K14]+1" office:value-type="float" office:value="2025" calcext:value-type="float">
            <text:p>2025</text:p>
          </table:table-cell>
          <table:table-cell table:style-name="ce11" table:formula="of:=AVERAGE([$'Bottom 10% share'.M45:.M48])" office:value-type="percentage" office:value="0.0382299202166552" calcext:value-type="percentage">
            <text:p>3,82%</text:p>
          </table:table-cell>
          <table:table-cell table:style-name="ce11" table:formula="of:=AVERAGE([$'Bottom 10% share'.N45:.N48])" office:value-type="percentage" office:value="0.0318840593510527" calcext:value-type="percentage">
            <text:p>3,19%</text:p>
          </table:table-cell>
          <table:table-cell table:style-name="ce11" table:formula="of:=AVERAGE([$'Bottom 10% share'.O45:.O48])" office:value-type="percentage" office:value="0.0513449936384078" calcext:value-type="percentage">
            <text:p>5,13%</text:p>
          </table:table-cell>
          <table:table-cell table:style-name="ce11" table:formula="of:=AVERAGE([$'Bottom 10% share'.L45:.L48])" office:value-type="percentage" office:value="0.0409344670074298" calcext:value-type="percentage">
            <text:p>4,09%</text:p>
          </table:table-cell>
          <table:table-cell table:number-columns-repeated="100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style-name="ce11" table:formula="of:=AVERAGE([$'Bottom 10% share'.C49:.C52])" office:value-type="percentage" office:value="0.0348851709214837" calcext:value-type="percentage">
            <text:p>3,49%</text:p>
          </table:table-cell>
          <table:table-cell table:style-name="ce11" table:formula="of:=AVERAGE([$'Bottom 10% share'.D49:.D52])" office:value-type="percentage" office:value="0.028825903852681" calcext:value-type="percentage">
            <text:p>2,88%</text:p>
          </table:table-cell>
          <table:table-cell table:style-name="ce11" table:formula="of:=AVERAGE([$'Bottom 10% share'.E49:.E52])" office:value-type="percentage" office:value="0.044742277501452" calcext:value-type="percentage">
            <text:p>4,47%</text:p>
          </table:table-cell>
          <table:table-cell table:style-name="ce11" table:formula="of:=AVERAGE([$'Bottom 10% share'.B49:.B52])" office:value-type="percentage" office:value="0.0360753135217262" calcext:value-type="percentage">
            <text:p>3,61%</text:p>
          </table:table-cell>
          <table:table-cell table:style-name="ce2" table:formula="of:=[.F15]+1" office:value-type="float" office:value="2026" calcext:value-type="float">
            <text:p>2026</text:p>
          </table:table-cell>
          <table:table-cell table:style-name="ce11" table:formula="of:=AVERAGE([$'Bottom 10% share'.H49:.H52])" office:value-type="percentage" office:value="0.037624335398415" calcext:value-type="percentage">
            <text:p>3,76%</text:p>
          </table:table-cell>
          <table:table-cell table:style-name="ce11" table:formula="of:=AVERAGE([$'Bottom 10% share'.I49:.I52])" office:value-type="percentage" office:value="0.031495876164689" calcext:value-type="percentage">
            <text:p>3,15%</text:p>
          </table:table-cell>
          <table:table-cell table:style-name="ce11" table:formula="of:=AVERAGE([$'Bottom 10% share'.J49:.J52])" office:value-type="percentage" office:value="0.049637893790204" calcext:value-type="percentage">
            <text:p>4,96%</text:p>
          </table:table-cell>
          <table:table-cell table:style-name="ce11" table:formula="of:=AVERAGE([$'Bottom 10% share'.G49:.G52])" office:value-type="percentage" office:value="0.0398640405080103" calcext:value-type="percentage">
            <text:p>3,99%</text:p>
          </table:table-cell>
          <table:table-cell table:style-name="ce2" table:formula="of:=[.K15]+1" office:value-type="float" office:value="2026" calcext:value-type="float">
            <text:p>2026</text:p>
          </table:table-cell>
          <table:table-cell table:style-name="ce11" table:formula="of:=AVERAGE([$'Bottom 10% share'.M49:.M52])" office:value-type="percentage" office:value="0.040849216826407" calcext:value-type="percentage">
            <text:p>4,08%</text:p>
          </table:table-cell>
          <table:table-cell table:style-name="ce11" table:formula="of:=AVERAGE([$'Bottom 10% share'.N49:.N52])" office:value-type="percentage" office:value="0.032650174533031" calcext:value-type="percentage">
            <text:p>3,27%</text:p>
          </table:table-cell>
          <table:table-cell table:style-name="ce11" table:formula="of:=AVERAGE([$'Bottom 10% share'.O49:.O52])" office:value-type="percentage" office:value="0.0545884312841693" calcext:value-type="percentage">
            <text:p>5,46%</text:p>
          </table:table-cell>
          <table:table-cell table:style-name="ce11" table:formula="of:=AVERAGE([$'Bottom 10% share'.L49:.L52])" office:value-type="percentage" office:value="0.0421630778181828" calcext:value-type="percentage">
            <text:p>4,22%</text:p>
          </table:table-cell>
          <table:table-cell table:number-columns-repeated="100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style-name="ce11" table:formula="of:=AVERAGE([$'Bottom 10% share'.C53:.C56])" office:value-type="percentage" office:value="0.0354833043675905" calcext:value-type="percentage">
            <text:p>3,55%</text:p>
          </table:table-cell>
          <table:table-cell table:style-name="ce11" table:formula="of:=AVERAGE([$'Bottom 10% share'.D53:.D56])" office:value-type="percentage" office:value="0.0301276835804023" calcext:value-type="percentage">
            <text:p>3,01%</text:p>
          </table:table-cell>
          <table:table-cell table:style-name="ce11" table:formula="of:=AVERAGE([$'Bottom 10% share'.E53:.E56])" office:value-type="percentage" office:value="0.0450662668197293" calcext:value-type="percentage">
            <text:p>4,51%</text:p>
          </table:table-cell>
          <table:table-cell table:style-name="ce11" table:formula="of:=AVERAGE([$'Bottom 10% share'.B53:.B56])" office:value-type="percentage" office:value="0.0370301757912405" calcext:value-type="percentage">
            <text:p>3,70%</text:p>
          </table:table-cell>
          <table:table-cell table:style-name="ce2" table:formula="of:=[.F16]+1" office:value-type="float" office:value="2027" calcext:value-type="float">
            <text:p>2027</text:p>
          </table:table-cell>
          <table:table-cell table:style-name="ce11" table:formula="of:=AVERAGE([$'Bottom 10% share'.H53:.H56])" office:value-type="percentage" office:value="0.039535349230348" calcext:value-type="percentage">
            <text:p>3,95%</text:p>
          </table:table-cell>
          <table:table-cell table:style-name="ce11" table:formula="of:=AVERAGE([$'Bottom 10% share'.I53:.I56])" office:value-type="percentage" office:value="0.0325446931861953" calcext:value-type="percentage">
            <text:p>3,25%</text:p>
          </table:table-cell>
          <table:table-cell table:style-name="ce11" table:formula="of:=AVERAGE([$'Bottom 10% share'.J53:.J56])" office:value-type="percentage" office:value="0.0513640769922543" calcext:value-type="percentage">
            <text:p>5,14%</text:p>
          </table:table-cell>
          <table:table-cell table:style-name="ce11" table:formula="of:=AVERAGE([$'Bottom 10% share'.G53:.G56])" office:value-type="percentage" office:value="0.0407269741718528" calcext:value-type="percentage">
            <text:p>4,07%</text:p>
          </table:table-cell>
          <table:table-cell table:style-name="ce2" table:formula="of:=[.K16]+1" office:value-type="float" office:value="2027" calcext:value-type="float">
            <text:p>2027</text:p>
          </table:table-cell>
          <table:table-cell table:style-name="ce11" table:formula="of:=AVERAGE([$'Bottom 10% share'.M53:.M56])" office:value-type="percentage" office:value="0.042444609577935" calcext:value-type="percentage">
            <text:p>4,24%</text:p>
          </table:table-cell>
          <table:table-cell table:style-name="ce11" table:formula="of:=AVERAGE([$'Bottom 10% share'.N53:.N56])" office:value-type="percentage" office:value="0.034026519593949" calcext:value-type="percentage">
            <text:p>3,40%</text:p>
          </table:table-cell>
          <table:table-cell table:style-name="ce11" table:formula="of:=AVERAGE([$'Bottom 10% share'.O53:.O56])" office:value-type="percentage" office:value="0.0549919647622975" calcext:value-type="percentage">
            <text:p>5,50%</text:p>
          </table:table-cell>
          <table:table-cell table:style-name="ce11" table:formula="of:=AVERAGE([$'Bottom 10% share'.L53:.L56])" office:value-type="percentage" office:value="0.042704199392549" calcext:value-type="percentage">
            <text:p>4,27%</text:p>
          </table:table-cell>
          <table:table-cell table:number-columns-repeated="100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style-name="ce11" table:formula="of:=AVERAGE([$'Bottom 10% share'.C57:.C60])" office:value-type="percentage" office:value="0.0359177200916592" calcext:value-type="percentage">
            <text:p>3,59%</text:p>
          </table:table-cell>
          <table:table-cell table:style-name="ce11" table:formula="of:=AVERAGE([$'Bottom 10% share'.D57:.D60])" office:value-type="percentage" office:value="0.0300919772239427" calcext:value-type="percentage">
            <text:p>3,01%</text:p>
          </table:table-cell>
          <table:table-cell table:style-name="ce11" table:formula="of:=AVERAGE([$'Bottom 10% share'.E57:.E60])" office:value-type="percentage" office:value="0.0436665327621115" calcext:value-type="percentage">
            <text:p>4,37%</text:p>
          </table:table-cell>
          <table:table-cell table:style-name="ce11" table:formula="of:=AVERAGE([$'Bottom 10% share'.B57:.B60])" office:value-type="percentage" office:value="0.0356776425661605" calcext:value-type="percentage">
            <text:p>3,57%</text:p>
          </table:table-cell>
          <table:table-cell table:style-name="ce2" table:formula="of:=[.F17]+1" office:value-type="float" office:value="2028" calcext:value-type="float">
            <text:p>2028</text:p>
          </table:table-cell>
          <table:table-cell table:style-name="ce11" table:formula="of:=AVERAGE([$'Bottom 10% share'.H57:.H60])" office:value-type="percentage" office:value="0.0404512777934838" calcext:value-type="percentage">
            <text:p>4,05%</text:p>
          </table:table-cell>
          <table:table-cell table:style-name="ce11" table:formula="of:=AVERAGE([$'Bottom 10% share'.I57:.I60])" office:value-type="percentage" office:value="0.0311221089164578" calcext:value-type="percentage">
            <text:p>3,11%</text:p>
          </table:table-cell>
          <table:table-cell table:style-name="ce11" table:formula="of:=AVERAGE([$'Bottom 10% share'.J57:.J60])" office:value-type="percentage" office:value="0.0522362804821675" calcext:value-type="percentage">
            <text:p>5,22%</text:p>
          </table:table-cell>
          <table:table-cell table:style-name="ce11" table:formula="of:=AVERAGE([$'Bottom 10% share'.G57:.G60])" office:value-type="percentage" office:value="0.0392367101975945" calcext:value-type="percentage">
            <text:p>3,92%</text:p>
          </table:table-cell>
          <table:table-cell table:style-name="ce2" table:formula="of:=[.K17]+1" office:value-type="float" office:value="2028" calcext:value-type="float">
            <text:p>2028</text:p>
          </table:table-cell>
          <table:table-cell table:style-name="ce11" table:formula="of:=AVERAGE([$'Bottom 10% share'.M57:.M60])" office:value-type="percentage" office:value="0.0429774955152903" calcext:value-type="percentage">
            <text:p>4,30%</text:p>
          </table:table-cell>
          <table:table-cell table:style-name="ce11" table:formula="of:=AVERAGE([$'Bottom 10% share'.N57:.N60])" office:value-type="percentage" office:value="0.0329270315244747" calcext:value-type="percentage">
            <text:p>3,29%</text:p>
          </table:table-cell>
          <table:table-cell table:style-name="ce11" table:formula="of:=AVERAGE([$'Bottom 10% share'.O57:.O60])" office:value-type="percentage" office:value="0.054928878375985" calcext:value-type="percentage">
            <text:p>5,49%</text:p>
          </table:table-cell>
          <table:table-cell table:style-name="ce11" table:formula="of:=AVERAGE([$'Bottom 10% share'.L57:.L60])" office:value-type="percentage" office:value="0.041196021480435" calcext:value-type="percentage">
            <text:p>4,12%</text:p>
          </table:table-cell>
          <table:table-cell table:number-columns-repeated="100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style-name="ce11" table:formula="of:=AVERAGE([$'Bottom 10% share'.C61:.C64])" office:value-type="percentage" office:value="0.035951360445584" calcext:value-type="percentage">
            <text:p>3,60%</text:p>
          </table:table-cell>
          <table:table-cell table:style-name="ce11" table:formula="of:=AVERAGE([$'Bottom 10% share'.D61:.D64])" office:value-type="percentage" office:value="0.0293969111735767" calcext:value-type="percentage">
            <text:p>2,94%</text:p>
          </table:table-cell>
          <table:table-cell table:style-name="ce11" table:formula="of:=AVERAGE([$'Bottom 10% share'.E61:.E64])" office:value-type="percentage" office:value="0.043286801086006" calcext:value-type="percentage">
            <text:p>4,33%</text:p>
          </table:table-cell>
          <table:table-cell table:style-name="ce11" table:formula="of:=AVERAGE([$'Bottom 10% share'.B61:.B64])" office:value-type="percentage" office:value="0.034712831669573" calcext:value-type="percentage">
            <text:p>3,47%</text:p>
          </table:table-cell>
          <table:table-cell table:style-name="ce2" table:formula="of:=[.F18]+1" office:value-type="float" office:value="2029" calcext:value-type="float">
            <text:p>2029</text:p>
          </table:table-cell>
          <table:table-cell table:style-name="ce11" table:formula="of:=AVERAGE([$'Bottom 10% share'.H61:.H64])" office:value-type="percentage" office:value="0.036394995752332" calcext:value-type="percentage">
            <text:p>3,64%</text:p>
          </table:table-cell>
          <table:table-cell table:style-name="ce11" table:formula="of:=AVERAGE([$'Bottom 10% share'.I61:.I64])" office:value-type="percentage" office:value="0.0286818012144408" calcext:value-type="percentage">
            <text:p>2,87%</text:p>
          </table:table-cell>
          <table:table-cell table:style-name="ce11" table:formula="of:=AVERAGE([$'Bottom 10% share'.J61:.J64])" office:value-type="percentage" office:value="0.0456787957544195" calcext:value-type="percentage">
            <text:p>4,57%</text:p>
          </table:table-cell>
          <table:table-cell table:style-name="ce11" table:formula="of:=AVERAGE([$'Bottom 10% share'.G61:.G64])" office:value-type="percentage" office:value="0.0351186052896315" calcext:value-type="percentage">
            <text:p>3,51%</text:p>
          </table:table-cell>
          <table:table-cell table:style-name="ce2" table:formula="of:=[.K18]+1" office:value-type="float" office:value="2029" calcext:value-type="float">
            <text:p>2029</text:p>
          </table:table-cell>
          <table:table-cell table:style-name="ce11" table:formula="of:=AVERAGE([$'Bottom 10% share'.M61:.M64])" office:value-type="percentage" office:value="0.0457952821669065" calcext:value-type="percentage">
            <text:p>4,58%</text:p>
          </table:table-cell>
          <table:table-cell table:style-name="ce11" table:formula="of:=AVERAGE([$'Bottom 10% share'.N61:.N64])" office:value-type="percentage" office:value="0.0347735361850625" calcext:value-type="percentage">
            <text:p>3,48%</text:p>
          </table:table-cell>
          <table:table-cell table:style-name="ce11" table:formula="of:=AVERAGE([$'Bottom 10% share'.O61:.O64])" office:value-type="percentage" office:value="0.0576387421979058" calcext:value-type="percentage">
            <text:p>5,76%</text:p>
          </table:table-cell>
          <table:table-cell table:style-name="ce11" table:formula="of:=AVERAGE([$'Bottom 10% share'.L61:.L64])" office:value-type="percentage" office:value="0.0428343799764435" calcext:value-type="percentage">
            <text:p>4,28%</text:p>
          </table:table-cell>
          <table:table-cell table:number-columns-repeated="100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style-name="ce11" table:formula="of:=AVERAGE([$'Bottom 10% share'.C65:.C68])" office:value-type="percentage" office:value="0.0347305757086443" calcext:value-type="percentage">
            <text:p>3,47%</text:p>
          </table:table-cell>
          <table:table-cell table:style-name="ce11" table:formula="of:=AVERAGE([$'Bottom 10% share'.D65:.D68])" office:value-type="percentage" office:value="0.0289289600296598" calcext:value-type="percentage">
            <text:p>2,89%</text:p>
          </table:table-cell>
          <table:table-cell table:style-name="ce11" table:formula="of:=AVERAGE([$'Bottom 10% share'.E65:.E68])" office:value-type="percentage" office:value="0.0415317266422438" calcext:value-type="percentage">
            <text:p>4,15%</text:p>
          </table:table-cell>
          <table:table-cell table:style-name="ce11" table:formula="of:=AVERAGE([$'Bottom 10% share'.B65:.B68])" office:value-type="percentage" office:value="0.0338104907012453" calcext:value-type="percentage">
            <text:p>3,38%</text:p>
          </table:table-cell>
          <table:table-cell table:style-name="ce2" table:formula="of:=[.F19]+1" office:value-type="float" office:value="2030" calcext:value-type="float">
            <text:p>2030</text:p>
          </table:table-cell>
          <table:table-cell table:style-name="ce11" table:formula="of:=AVERAGE([$'Bottom 10% share'.H65:.H68])" office:value-type="percentage" office:value="0.0372487953668008" calcext:value-type="percentage">
            <text:p>3,72%</text:p>
          </table:table-cell>
          <table:table-cell table:style-name="ce11" table:formula="of:=AVERAGE([$'Bottom 10% share'.I65:.I68])" office:value-type="percentage" office:value="0.0296856803823487" calcext:value-type="percentage">
            <text:p>2,97%</text:p>
          </table:table-cell>
          <table:table-cell table:style-name="ce11" table:formula="of:=AVERAGE([$'Bottom 10% share'.J65:.J68])" office:value-type="percentage" office:value="0.045397969698679" calcext:value-type="percentage">
            <text:p>4,54%</text:p>
          </table:table-cell>
          <table:table-cell table:style-name="ce11" table:formula="of:=AVERAGE([$'Bottom 10% share'.G65:.G68])" office:value-type="percentage" office:value="0.0353495400116183" calcext:value-type="percentage">
            <text:p>3,53%</text:p>
          </table:table-cell>
          <table:table-cell table:style-name="ce2" table:formula="of:=[.K19]+1" office:value-type="float" office:value="2030" calcext:value-type="float">
            <text:p>2030</text:p>
          </table:table-cell>
          <table:table-cell table:style-name="ce11" table:formula="of:=AVERAGE([$'Bottom 10% share'.M65:.M68])" office:value-type="percentage" office:value="0.0426111173671877" calcext:value-type="percentage">
            <text:p>4,26%</text:p>
          </table:table-cell>
          <table:table-cell table:style-name="ce11" table:formula="of:=AVERAGE([$'Bottom 10% share'.N65:.N68])" office:value-type="percentage" office:value="0.0321086190750202" calcext:value-type="percentage">
            <text:p>3,21%</text:p>
          </table:table-cell>
          <table:table-cell table:style-name="ce11" table:formula="of:=AVERAGE([$'Bottom 10% share'.O65:.O68])" office:value-type="percentage" office:value="0.0527220711046283" calcext:value-type="percentage">
            <text:p>5,27%</text:p>
          </table:table-cell>
          <table:table-cell table:style-name="ce11" table:formula="of:=AVERAGE([$'Bottom 10% share'.L65:.L68])" office:value-type="percentage" office:value="0.0389288518579318" calcext:value-type="percentage">
            <text:p>3,89%</text:p>
          </table:table-cell>
          <table:table-cell table:number-columns-repeated="100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style-name="ce11" table:formula="of:=AVERAGE([$'Bottom 10% share'.C69:.C72])" office:value-type="percentage" office:value="0.0334636997303327" calcext:value-type="percentage">
            <text:p>3,35%</text:p>
          </table:table-cell>
          <table:table-cell table:style-name="ce11" table:formula="of:=AVERAGE([$'Bottom 10% share'.D69:.D72])" office:value-type="percentage" office:value="0.026937524395046" calcext:value-type="percentage">
            <text:p>2,69%</text:p>
          </table:table-cell>
          <table:table-cell table:style-name="ce11" table:formula="of:=AVERAGE([$'Bottom 10% share'.E69:.E72])" office:value-type="percentage" office:value="0.0387632805599002" calcext:value-type="percentage">
            <text:p>3,88%</text:p>
          </table:table-cell>
          <table:table-cell table:style-name="ce11" table:formula="of:=AVERAGE([$'Bottom 10% share'.B69:.B72])" office:value-type="percentage" office:value="0.0307230247519343" calcext:value-type="percentage">
            <text:p>3,07%</text:p>
          </table:table-cell>
          <table:table-cell table:style-name="ce2" table:formula="of:=[.F20]+1" office:value-type="float" office:value="2031" calcext:value-type="float">
            <text:p>2031</text:p>
          </table:table-cell>
          <table:table-cell table:style-name="ce11" table:formula="of:=AVERAGE([$'Bottom 10% share'.H69:.H72])" office:value-type="percentage" office:value="0.0369875786546955" calcext:value-type="percentage">
            <text:p>3,70%</text:p>
          </table:table-cell>
          <table:table-cell table:style-name="ce11" table:formula="of:=AVERAGE([$'Bottom 10% share'.I69:.I72])" office:value-type="percentage" office:value="0.0288239488344123" calcext:value-type="percentage">
            <text:p>2,88%</text:p>
          </table:table-cell>
          <table:table-cell table:style-name="ce11" table:formula="of:=AVERAGE([$'Bottom 10% share'.J69:.J72])" office:value-type="percentage" office:value="0.0432292899773328" calcext:value-type="percentage">
            <text:p>4,32%</text:p>
          </table:table-cell>
          <table:table-cell table:style-name="ce11" table:formula="of:=AVERAGE([$'Bottom 10% share'.G69:.G72])" office:value-type="percentage" office:value="0.0332421953603498" calcext:value-type="percentage">
            <text:p>3,32%</text:p>
          </table:table-cell>
          <table:table-cell table:style-name="ce2" table:formula="of:=[.K20]+1" office:value-type="float" office:value="2031" calcext:value-type="float">
            <text:p>2031</text:p>
          </table:table-cell>
          <table:table-cell table:style-name="ce11" table:formula="of:=AVERAGE([$'Bottom 10% share'.M69:.M72])" office:value-type="percentage" office:value="0.0443624073538728" calcext:value-type="percentage">
            <text:p>4,44%</text:p>
          </table:table-cell>
          <table:table-cell table:style-name="ce11" table:formula="of:=AVERAGE([$'Bottom 10% share'.N69:.N72])" office:value-type="percentage" office:value="0.0319403906264095" calcext:value-type="percentage">
            <text:p>3,19%</text:p>
          </table:table-cell>
          <table:table-cell table:style-name="ce11" table:formula="of:=AVERAGE([$'Bottom 10% share'.O69:.O72])" office:value-type="percentage" office:value="0.0509493421785143" calcext:value-type="percentage">
            <text:p>5,09%</text:p>
          </table:table-cell>
          <table:table-cell table:style-name="ce11" table:formula="of:=AVERAGE([$'Bottom 10% share'.L69:.L72])" office:value-type="percentage" office:value="0.0364765466941258" calcext:value-type="percentage">
            <text:p>3,65%</text:p>
          </table:table-cell>
          <table:table-cell table:number-columns-repeated="100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style-name="ce11" table:formula="of:=AVERAGE([$'Bottom 10% share'.C73:.C76])" office:value-type="percentage" office:value="0.0359162675160757" calcext:value-type="percentage">
            <text:p>3,59%</text:p>
          </table:table-cell>
          <table:table-cell table:style-name="ce11" table:formula="of:=AVERAGE([$'Bottom 10% share'.D73:.D76])" office:value-type="percentage" office:value="0.0282979583395538" calcext:value-type="percentage">
            <text:p>2,83%</text:p>
          </table:table-cell>
          <table:table-cell table:style-name="ce11" table:formula="of:=AVERAGE([$'Bottom 10% share'.E73:.E76])" office:value-type="percentage" office:value="0.040149668429075" calcext:value-type="percentage">
            <text:p>4,01%</text:p>
          </table:table-cell>
          <table:table-cell table:style-name="ce11" table:formula="of:=AVERAGE([$'Bottom 10% share'.B73:.B76])" office:value-type="percentage" office:value="0.0313413084620765" calcext:value-type="percentage">
            <text:p>3,13%</text:p>
          </table:table-cell>
          <table:table-cell table:style-name="ce2" table:formula="of:=[.F21]+1" office:value-type="float" office:value="2032" calcext:value-type="float">
            <text:p>2032</text:p>
          </table:table-cell>
          <table:table-cell table:style-name="ce11" table:formula="of:=AVERAGE([$'Bottom 10% share'.H73:.H76])" office:value-type="percentage" office:value="0.037684473982175" calcext:value-type="percentage">
            <text:p>3,77%</text:p>
          </table:table-cell>
          <table:table-cell table:style-name="ce11" table:formula="of:=AVERAGE([$'Bottom 10% share'.I73:.I76])" office:value-type="percentage" office:value="0.0292043101037713" calcext:value-type="percentage">
            <text:p>2,92%</text:p>
          </table:table-cell>
          <table:table-cell table:style-name="ce11" table:formula="of:=AVERAGE([$'Bottom 10% share'.J73:.J76])" office:value-type="percentage" office:value="0.041076911629902" calcext:value-type="percentage">
            <text:p>4,11%</text:p>
          </table:table-cell>
          <table:table-cell table:style-name="ce11" table:formula="of:=AVERAGE([$'Bottom 10% share'.G73:.G76])" office:value-type="percentage" office:value="0.0316405279522313" calcext:value-type="percentage">
            <text:p>3,16%</text:p>
          </table:table-cell>
          <table:table-cell table:style-name="ce2" table:formula="of:=[.K21]+1" office:value-type="float" office:value="2032" calcext:value-type="float">
            <text:p>2032</text:p>
          </table:table-cell>
          <table:table-cell table:style-name="ce11" table:formula="of:=AVERAGE([$'Bottom 10% share'.M73:.M76])" office:value-type="percentage" office:value="0.041177345701766" calcext:value-type="percentage">
            <text:p>4,12%</text:p>
          </table:table-cell>
          <table:table-cell table:style-name="ce11" table:formula="of:=AVERAGE([$'Bottom 10% share'.N73:.N76])" office:value-type="percentage" office:value="0.030447870189553" calcext:value-type="percentage">
            <text:p>3,04%</text:p>
          </table:table-cell>
          <table:table-cell table:style-name="ce11" table:formula="of:=AVERAGE([$'Bottom 10% share'.O73:.O76])" office:value-type="percentage" office:value="0.0466110238944543" calcext:value-type="percentage">
            <text:p>4,66%</text:p>
          </table:table-cell>
          <table:table-cell table:style-name="ce11" table:formula="of:=AVERAGE([$'Bottom 10% share'.L73:.L76])" office:value-type="percentage" office:value="0.034157648505761" calcext:value-type="percentage">
            <text:p>3,42%</text:p>
          </table:table-cell>
          <table:table-cell table:number-columns-repeated="100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style-name="ce11" table:formula="of:=AVERAGE([$'Bottom 10% share'.C77:.C80])" office:value-type="percentage" office:value="0.0379259325851173" calcext:value-type="percentage">
            <text:p>3,79%</text:p>
          </table:table-cell>
          <table:table-cell table:style-name="ce11" table:formula="of:=AVERAGE([$'Bottom 10% share'.D77:.D80])" office:value-type="percentage" office:value="0.0298279124521998" calcext:value-type="percentage">
            <text:p>2,98%</text:p>
          </table:table-cell>
          <table:table-cell table:style-name="ce11" table:formula="of:=AVERAGE([$'Bottom 10% share'.E77:.E80])" office:value-type="percentage" office:value="0.0436573031336883" calcext:value-type="percentage">
            <text:p>4,37%</text:p>
          </table:table-cell>
          <table:table-cell table:style-name="ce11" table:formula="of:=AVERAGE([$'Bottom 10% share'.B77:.B80])" office:value-type="percentage" office:value="0.033870177792822" calcext:value-type="percentage">
            <text:p>3,39%</text:p>
          </table:table-cell>
          <table:table-cell table:style-name="ce2" table:formula="of:=[.F22]+1" office:value-type="float" office:value="2033" calcext:value-type="float">
            <text:p>2033</text:p>
          </table:table-cell>
          <table:table-cell table:style-name="ce11" table:formula="of:=AVERAGE([$'Bottom 10% share'.H77:.H80])" office:value-type="percentage" office:value="0.0390467564981423" calcext:value-type="percentage">
            <text:p>3,90%</text:p>
          </table:table-cell>
          <table:table-cell table:style-name="ce11" table:formula="of:=AVERAGE([$'Bottom 10% share'.I77:.I80])" office:value-type="percentage" office:value="0.0298604672021163" calcext:value-type="percentage">
            <text:p>2,99%</text:p>
          </table:table-cell>
          <table:table-cell table:style-name="ce11" table:formula="of:=AVERAGE([$'Bottom 10% share'.J77:.J80])" office:value-type="percentage" office:value="0.042173818507096" calcext:value-type="percentage">
            <text:p>4,22%</text:p>
          </table:table-cell>
          <table:table-cell table:style-name="ce11" table:formula="of:=AVERAGE([$'Bottom 10% share'.G77:.G80])" office:value-type="percentage" office:value="0.032112371669475" calcext:value-type="percentage">
            <text:p>3,21%</text:p>
          </table:table-cell>
          <table:table-cell table:style-name="ce2" table:formula="of:=[.K22]+1" office:value-type="float" office:value="2033" calcext:value-type="float">
            <text:p>2033</text:p>
          </table:table-cell>
          <table:table-cell table:style-name="ce11" table:formula="of:=AVERAGE([$'Bottom 10% share'.M77:.M80])" office:value-type="percentage" office:value="0.0397083650333217" calcext:value-type="percentage">
            <text:p>3,97%</text:p>
          </table:table-cell>
          <table:table-cell table:style-name="ce11" table:formula="of:=AVERAGE([$'Bottom 10% share'.N77:.N80])" office:value-type="percentage" office:value="0.0290035525147665" calcext:value-type="percentage">
            <text:p>2,90%</text:p>
          </table:table-cell>
          <table:table-cell table:style-name="ce11" table:formula="of:=AVERAGE([$'Bottom 10% share'.O77:.O80])" office:value-type="percentage" office:value="0.0468734695722318" calcext:value-type="percentage">
            <text:p>4,69%</text:p>
          </table:table-cell>
          <table:table-cell table:style-name="ce11" table:formula="of:=AVERAGE([$'Bottom 10% share'.L77:.L80])" office:value-type="percentage" office:value="0.0338642378144463" calcext:value-type="percentage">
            <text:p>3,39%</text:p>
          </table:table-cell>
          <table:table-cell table:number-columns-repeated="100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style-name="ce11" table:formula="of:=AVERAGE([$'Bottom 10% share'.C81:.C84])" office:value-type="percentage" office:value="0.0390681929757127" calcext:value-type="percentage">
            <text:p>3,91%</text:p>
          </table:table-cell>
          <table:table-cell table:style-name="ce11" table:formula="of:=AVERAGE([$'Bottom 10% share'.D81:.D84])" office:value-type="percentage" office:value="0.029688909598942" calcext:value-type="percentage">
            <text:p>2,97%</text:p>
          </table:table-cell>
          <table:table-cell table:style-name="ce11" table:formula="of:=AVERAGE([$'Bottom 10% share'.E81:.E84])" office:value-type="percentage" office:value="0.0441318311257633" calcext:value-type="percentage">
            <text:p>4,41%</text:p>
          </table:table-cell>
          <table:table-cell table:style-name="ce11" table:formula="of:=AVERAGE([$'Bottom 10% share'.B81:.B84])" office:value-type="percentage" office:value="0.033294581049246" calcext:value-type="percentage">
            <text:p>3,33%</text:p>
          </table:table-cell>
          <table:table-cell table:style-name="ce2" table:formula="of:=[.F23]+1" office:value-type="float" office:value="2034" calcext:value-type="float">
            <text:p>2034</text:p>
          </table:table-cell>
          <table:table-cell table:style-name="ce11" table:formula="of:=AVERAGE([$'Bottom 10% share'.H81:.H84])" office:value-type="percentage" office:value="0.0368304756980968" calcext:value-type="percentage">
            <text:p>3,68%</text:p>
          </table:table-cell>
          <table:table-cell table:style-name="ce11" table:formula="of:=AVERAGE([$'Bottom 10% share'.I81:.I84])" office:value-type="percentage" office:value="0.0284527993008915" calcext:value-type="percentage">
            <text:p>2,85%</text:p>
          </table:table-cell>
          <table:table-cell table:style-name="ce11" table:formula="of:=AVERAGE([$'Bottom 10% share'.J81:.J84])" office:value-type="percentage" office:value="0.0413727736529753" calcext:value-type="percentage">
            <text:p>4,14%</text:p>
          </table:table-cell>
          <table:table-cell table:style-name="ce11" table:formula="of:=AVERAGE([$'Bottom 10% share'.G81:.G84])" office:value-type="percentage" office:value="0.0316203163585168" calcext:value-type="percentage">
            <text:p>3,16%</text:p>
          </table:table-cell>
          <table:table-cell table:style-name="ce2" table:formula="of:=[.K23]+1" office:value-type="float" office:value="2034" calcext:value-type="float">
            <text:p>2034</text:p>
          </table:table-cell>
          <table:table-cell table:style-name="ce11" table:formula="of:=AVERAGE([$'Bottom 10% share'.M81:.M84])" office:value-type="percentage" office:value="0.0450441936055938" calcext:value-type="percentage">
            <text:p>4,50%</text:p>
          </table:table-cell>
          <table:table-cell table:style-name="ce11" table:formula="of:=AVERAGE([$'Bottom 10% share'.N81:.N84])" office:value-type="percentage" office:value="0.0317672779615055" calcext:value-type="percentage">
            <text:p>3,18%</text:p>
          </table:table-cell>
          <table:table-cell table:style-name="ce11" table:formula="of:=AVERAGE([$'Bottom 10% share'.O81:.O84])" office:value-type="percentage" office:value="0.0492117810145345" calcext:value-type="percentage">
            <text:p>4,92%</text:p>
          </table:table-cell>
          <table:table-cell table:style-name="ce11" table:formula="of:=AVERAGE([$'Bottom 10% share'.L81:.L84])" office:value-type="percentage" office:value="0.0346878603864143" calcext:value-type="percentage">
            <text:p>3,47%</text:p>
          </table:table-cell>
          <table:table-cell table:number-columns-repeated="100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style-name="ce11" table:formula="of:=AVERAGE([$'Bottom 10% share'.C85:.C88])" office:value-type="percentage" office:value="0.035787384613386" calcext:value-type="percentage">
            <text:p>3,58%</text:p>
          </table:table-cell>
          <table:table-cell table:style-name="ce11" table:formula="of:=AVERAGE([$'Bottom 10% share'.D85:.D88])" office:value-type="percentage" office:value="0.0293944250323865" calcext:value-type="percentage">
            <text:p>2,94%</text:p>
          </table:table-cell>
          <table:table-cell table:style-name="ce11" table:formula="of:=AVERAGE([$'Bottom 10% share'.E85:.E88])" office:value-type="percentage" office:value="0.0394009855452472" calcext:value-type="percentage">
            <text:p>3,94%</text:p>
          </table:table-cell>
          <table:table-cell table:style-name="ce11" table:formula="of:=AVERAGE([$'Bottom 10% share'.B85:.B88])" office:value-type="percentage" office:value="0.0319469113737355" calcext:value-type="percentage">
            <text:p>3,19%</text:p>
          </table:table-cell>
          <table:table-cell table:style-name="ce2" table:formula="of:=[.F24]+1" office:value-type="float" office:value="2035" calcext:value-type="float">
            <text:p>2035</text:p>
          </table:table-cell>
          <table:table-cell table:style-name="ce11" table:formula="of:=AVERAGE([$'Bottom 10% share'.H85:.H88])" office:value-type="percentage" office:value="0.0385493999108197" calcext:value-type="percentage">
            <text:p>3,85%</text:p>
          </table:table-cell>
          <table:table-cell table:style-name="ce11" table:formula="of:=AVERAGE([$'Bottom 10% share'.I85:.I88])" office:value-type="percentage" office:value="0.0305530083841153" calcext:value-type="percentage">
            <text:p>3,06%</text:p>
          </table:table-cell>
          <table:table-cell table:style-name="ce11" table:formula="of:=AVERAGE([$'Bottom 10% share'.J85:.J88])" office:value-type="percentage" office:value="0.0419414245102788" calcext:value-type="percentage">
            <text:p>4,19%</text:p>
          </table:table-cell>
          <table:table-cell table:style-name="ce11" table:formula="of:=AVERAGE([$'Bottom 10% share'.G85:.G88])" office:value-type="percentage" office:value="0.0328717968910237" calcext:value-type="percentage">
            <text:p>3,29%</text:p>
          </table:table-cell>
          <table:table-cell table:style-name="ce2" table:formula="of:=[.K24]+1" office:value-type="float" office:value="2035" calcext:value-type="float">
            <text:p>2035</text:p>
          </table:table-cell>
          <table:table-cell table:style-name="ce11" table:formula="of:=AVERAGE([$'Bottom 10% share'.M85:.M88])" office:value-type="percentage" office:value="0.0436592501236598" calcext:value-type="percentage">
            <text:p>4,37%</text:p>
          </table:table-cell>
          <table:table-cell table:style-name="ce11" table:formula="of:=AVERAGE([$'Bottom 10% share'.N85:.N88])" office:value-type="percentage" office:value="0.0315048241003183" calcext:value-type="percentage">
            <text:p>3,15%</text:p>
          </table:table-cell>
          <table:table-cell table:style-name="ce11" table:formula="of:=AVERAGE([$'Bottom 10% share'.O85:.O88])" office:value-type="percentage" office:value="0.0480741361364215" calcext:value-type="percentage">
            <text:p>4,81%</text:p>
          </table:table-cell>
          <table:table-cell table:style-name="ce11" table:formula="of:=AVERAGE([$'Bottom 10% share'.L85:.L88])" office:value-type="percentage" office:value="0.0345408488855637" calcext:value-type="percentage">
            <text:p>3,45%</text:p>
          </table:table-cell>
          <table:table-cell table:number-columns-repeated="100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style-name="ce11" table:formula="of:=AVERAGE([$'Bottom 10% share'.C89:.C92])" office:value-type="percentage" office:value="0.040108952290269" calcext:value-type="percentage">
            <text:p>4,01%</text:p>
          </table:table-cell>
          <table:table-cell table:style-name="ce11" table:formula="of:=AVERAGE([$'Bottom 10% share'.D89:.D92])" office:value-type="percentage" office:value="0.032861139818584" calcext:value-type="percentage">
            <text:p>3,29%</text:p>
          </table:table-cell>
          <table:table-cell table:style-name="ce11" table:formula="of:=AVERAGE([$'Bottom 10% share'.E89:.E92])" office:value-type="percentage" office:value="0.0434917294842078" calcext:value-type="percentage">
            <text:p>4,35%</text:p>
          </table:table-cell>
          <table:table-cell table:style-name="ce11" table:formula="of:=AVERAGE([$'Bottom 10% share'.B89:.B92])" office:value-type="percentage" office:value="0.0352572056815513" calcext:value-type="percentage">
            <text:p>3,53%</text:p>
          </table:table-cell>
          <table:table-cell table:style-name="ce2" table:formula="of:=[.F25]+1" office:value-type="float" office:value="2036" calcext:value-type="float">
            <text:p>2036</text:p>
          </table:table-cell>
          <table:table-cell table:style-name="ce11" table:formula="of:=AVERAGE([$'Bottom 10% share'.H89:.H92])" office:value-type="percentage" office:value="0.0378285772356065" calcext:value-type="percentage">
            <text:p>3,78%</text:p>
          </table:table-cell>
          <table:table-cell table:style-name="ce11" table:formula="of:=AVERAGE([$'Bottom 10% share'.I89:.I92])" office:value-type="percentage" office:value="0.0303475148139732" calcext:value-type="percentage">
            <text:p>3,03%</text:p>
          </table:table-cell>
          <table:table-cell table:style-name="ce11" table:formula="of:=AVERAGE([$'Bottom 10% share'.J89:.J92])" office:value-type="percentage" office:value="0.040411963477593" calcext:value-type="percentage">
            <text:p>4,04%</text:p>
          </table:table-cell>
          <table:table-cell table:style-name="ce11" table:formula="of:=AVERAGE([$'Bottom 10% share'.G89:.G92])" office:value-type="percentage" office:value="0.0321130185419707" calcext:value-type="percentage">
            <text:p>3,21%</text:p>
          </table:table-cell>
          <table:table-cell table:style-name="ce2" table:formula="of:=[.K25]+1" office:value-type="float" office:value="2036" calcext:value-type="float">
            <text:p>2036</text:p>
          </table:table-cell>
          <table:table-cell table:style-name="ce11" table:formula="of:=AVERAGE([$'Bottom 10% share'.M89:.M92])" office:value-type="percentage" office:value="0.0450557846623302" calcext:value-type="percentage">
            <text:p>4,51%</text:p>
          </table:table-cell>
          <table:table-cell table:style-name="ce11" table:formula="of:=AVERAGE([$'Bottom 10% share'.N89:.N92])" office:value-type="percentage" office:value="0.0315689742273027" calcext:value-type="percentage">
            <text:p>3,16%</text:p>
          </table:table-cell>
          <table:table-cell table:style-name="ce11" table:formula="of:=AVERAGE([$'Bottom 10% share'.O89:.O92])" office:value-type="percentage" office:value="0.0499024131728618" calcext:value-type="percentage">
            <text:p>4,99%</text:p>
          </table:table-cell>
          <table:table-cell table:style-name="ce11" table:formula="of:=AVERAGE([$'Bottom 10% share'.L89:.L92])" office:value-type="percentage" office:value="0.034849057958589" calcext:value-type="percentage">
            <text:p>3,48%</text:p>
          </table:table-cell>
          <table:table-cell table:number-columns-repeated="100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style-name="ce11" table:formula="of:=AVERAGE([$'Bottom 10% share'.C93:.C96])" office:value-type="percentage" office:value="0.0393532956701447" calcext:value-type="percentage">
            <text:p>3,94%</text:p>
          </table:table-cell>
          <table:table-cell table:style-name="ce11" table:formula="of:=AVERAGE([$'Bottom 10% share'.D93:.D96])" office:value-type="percentage" office:value="0.0324668088203477" calcext:value-type="percentage">
            <text:p>3,25%</text:p>
          </table:table-cell>
          <table:table-cell table:style-name="ce11" table:formula="of:=AVERAGE([$'Bottom 10% share'.E93:.E96])" office:value-type="percentage" office:value="0.0408554738906248" calcext:value-type="percentage">
            <text:p>4,09%</text:p>
          </table:table-cell>
          <table:table-cell table:style-name="ce11" table:formula="of:=AVERAGE([$'Bottom 10% share'.B93:.B96])" office:value-type="percentage" office:value="0.033539944607752" calcext:value-type="percentage">
            <text:p>3,35%</text:p>
          </table:table-cell>
          <table:table-cell table:style-name="ce2" table:formula="of:=[.F26]+1" office:value-type="float" office:value="2037" calcext:value-type="float">
            <text:p>2037</text:p>
          </table:table-cell>
          <table:table-cell table:style-name="ce11" table:formula="of:=AVERAGE([$'Bottom 10% share'.H93:.H96])" office:value-type="percentage" office:value="0.0354738502233618" calcext:value-type="percentage">
            <text:p>3,55%</text:p>
          </table:table-cell>
          <table:table-cell table:style-name="ce11" table:formula="of:=AVERAGE([$'Bottom 10% share'.I93:.I96])" office:value-type="percentage" office:value="0.0294308237722325" calcext:value-type="percentage">
            <text:p>2,94%</text:p>
          </table:table-cell>
          <table:table-cell table:style-name="ce11" table:formula="of:=AVERAGE([$'Bottom 10% share'.J93:.J96])" office:value-type="percentage" office:value="0.0370056377947983" calcext:value-type="percentage">
            <text:p>3,70%</text:p>
          </table:table-cell>
          <table:table-cell table:style-name="ce11" table:formula="of:=AVERAGE([$'Bottom 10% share'.G93:.G96])" office:value-type="percentage" office:value="0.0304643255189985" calcext:value-type="percentage">
            <text:p>3,05%</text:p>
          </table:table-cell>
          <table:table-cell table:style-name="ce2" table:formula="of:=[.K26]+1" office:value-type="float" office:value="2037" calcext:value-type="float">
            <text:p>2037</text:p>
          </table:table-cell>
          <table:table-cell table:style-name="ce11" table:formula="of:=AVERAGE([$'Bottom 10% share'.M93:.M96])" office:value-type="percentage" office:value="0.0495517518142708" calcext:value-type="percentage">
            <text:p>4,96%</text:p>
          </table:table-cell>
          <table:table-cell table:style-name="ce11" table:formula="of:=AVERAGE([$'Bottom 10% share'.N93:.N96])" office:value-type="percentage" office:value="0.0337284287233835" calcext:value-type="percentage">
            <text:p>3,37%</text:p>
          </table:table-cell>
          <table:table-cell table:style-name="ce11" table:formula="of:=AVERAGE([$'Bottom 10% share'.O93:.O96])" office:value-type="percentage" office:value="0.054297637145759" calcext:value-type="percentage">
            <text:p>5,43%</text:p>
          </table:table-cell>
          <table:table-cell table:style-name="ce11" table:formula="of:=AVERAGE([$'Bottom 10% share'.L93:.L96])" office:value-type="percentage" office:value="0.0368908088927445" calcext:value-type="percentage">
            <text:p>3,69%</text:p>
          </table:table-cell>
          <table:table-cell table:number-columns-repeated="100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style-name="ce11" table:formula="of:=AVERAGE([$'Bottom 10% share'.C97:.C100])" office:value-type="percentage" office:value="0.03504223109853" calcext:value-type="percentage">
            <text:p>3,50%</text:p>
          </table:table-cell>
          <table:table-cell table:style-name="ce11" table:formula="of:=AVERAGE([$'Bottom 10% share'.D97:.D100])" office:value-type="percentage" office:value="0.029303232161279" calcext:value-type="percentage">
            <text:p>2,93%</text:p>
          </table:table-cell>
          <table:table-cell table:style-name="ce11" table:formula="of:=AVERAGE([$'Bottom 10% share'.E97:.E100])" office:value-type="percentage" office:value="0.0374724952803097" calcext:value-type="percentage">
            <text:p>3,75%</text:p>
          </table:table-cell>
          <table:table-cell table:style-name="ce11" table:formula="of:=AVERAGE([$'Bottom 10% share'.B97:.B100])" office:value-type="percentage" office:value="0.0309753608089217" calcext:value-type="percentage">
            <text:p>3,10%</text:p>
          </table:table-cell>
          <table:table-cell table:style-name="ce2" table:formula="of:=[.F27]+1" office:value-type="float" office:value="2038" calcext:value-type="float">
            <text:p>2038</text:p>
          </table:table-cell>
          <table:table-cell table:style-name="ce11" table:formula="of:=AVERAGE([$'Bottom 10% share'.H97:.H100])" office:value-type="percentage" office:value="0.0376863911107753" calcext:value-type="percentage">
            <text:p>3,77%</text:p>
          </table:table-cell>
          <table:table-cell table:style-name="ce11" table:formula="of:=AVERAGE([$'Bottom 10% share'.I97:.I100])" office:value-type="percentage" office:value="0.0310069884208387" calcext:value-type="percentage">
            <text:p>3,10%</text:p>
          </table:table-cell>
          <table:table-cell table:style-name="ce11" table:formula="of:=AVERAGE([$'Bottom 10% share'.J97:.J100])" office:value-type="percentage" office:value="0.038564432245926" calcext:value-type="percentage">
            <text:p>3,86%</text:p>
          </table:table-cell>
          <table:table-cell table:style-name="ce11" table:formula="of:=AVERAGE([$'Bottom 10% share'.G97:.G100])" office:value-type="percentage" office:value="0.031589199158922" calcext:value-type="percentage">
            <text:p>3,16%</text:p>
          </table:table-cell>
          <table:table-cell table:style-name="ce2" table:formula="of:=[.K27]+1" office:value-type="float" office:value="2038" calcext:value-type="float">
            <text:p>2038</text:p>
          </table:table-cell>
          <table:table-cell table:style-name="ce11" table:formula="of:=AVERAGE([$'Bottom 10% share'.M97:.M100])" office:value-type="percentage" office:value="0.055966224896214" calcext:value-type="percentage">
            <text:p>5,60%</text:p>
          </table:table-cell>
          <table:table-cell table:style-name="ce11" table:formula="of:=AVERAGE([$'Bottom 10% share'.N97:.N100])" office:value-type="percentage" office:value="0.0382954116918437" calcext:value-type="percentage">
            <text:p>3,83%</text:p>
          </table:table-cell>
          <table:table-cell table:style-name="ce11" table:formula="of:=AVERAGE([$'Bottom 10% share'.O97:.O100])" office:value-type="percentage" office:value="0.0612124483400975" calcext:value-type="percentage">
            <text:p>6,12%</text:p>
          </table:table-cell>
          <table:table-cell table:style-name="ce11" table:formula="of:=AVERAGE([$'Bottom 10% share'.L97:.L100])" office:value-type="percentage" office:value="0.041721802806211" calcext:value-type="percentage">
            <text:p>4,17%</text:p>
          </table:table-cell>
          <table:table-cell table:number-columns-repeated="100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style-name="ce11" table:formula="of:=AVERAGE([$'Bottom 10% share'.C101:.C104])" office:value-type="percentage" office:value="0.0361159182808155" calcext:value-type="percentage">
            <text:p>3,61%</text:p>
          </table:table-cell>
          <table:table-cell table:style-name="ce11" table:formula="of:=AVERAGE([$'Bottom 10% share'.D101:.D104])" office:value-type="percentage" office:value="0.0296025523688665" calcext:value-type="percentage">
            <text:p>2,96%</text:p>
          </table:table-cell>
          <table:table-cell table:style-name="ce11" table:formula="of:=AVERAGE([$'Bottom 10% share'.E101:.E104])" office:value-type="percentage" office:value="0.0386249583985595" calcext:value-type="percentage">
            <text:p>3,86%</text:p>
          </table:table-cell>
          <table:table-cell table:style-name="ce11" table:formula="of:=AVERAGE([$'Bottom 10% share'.B101:.B104])" office:value-type="percentage" office:value="0.031305728556657" calcext:value-type="percentage">
            <text:p>3,13%</text:p>
          </table:table-cell>
          <table:table-cell table:style-name="ce2" table:formula="of:=[.F28]+1" office:value-type="float" office:value="2039" calcext:value-type="float">
            <text:p>2039</text:p>
          </table:table-cell>
          <table:table-cell table:style-name="ce11" table:formula="of:=AVERAGE([$'Bottom 10% share'.H101:.H104])" office:value-type="percentage" office:value="0.0410937091445257" calcext:value-type="percentage">
            <text:p>4,11%</text:p>
          </table:table-cell>
          <table:table-cell table:style-name="ce11" table:formula="of:=AVERAGE([$'Bottom 10% share'.I101:.I104])" office:value-type="percentage" office:value="0.032626603200755" calcext:value-type="percentage">
            <text:p>3,26%</text:p>
          </table:table-cell>
          <table:table-cell table:style-name="ce11" table:formula="of:=AVERAGE([$'Bottom 10% share'.J101:.J104])" office:value-type="percentage" office:value="0.043415224902254" calcext:value-type="percentage">
            <text:p>4,34%</text:p>
          </table:table-cell>
          <table:table-cell table:style-name="ce11" table:formula="of:=AVERAGE([$'Bottom 10% share'.G101:.G104])" office:value-type="percentage" office:value="0.0340963159460305" calcext:value-type="percentage">
            <text:p>3,41%</text:p>
          </table:table-cell>
          <table:table-cell table:style-name="ce2" table:formula="of:=[.K28]+1" office:value-type="float" office:value="2039" calcext:value-type="float">
            <text:p>2039</text:p>
          </table:table-cell>
          <table:table-cell table:style-name="ce11" table:formula="of:=AVERAGE([$'Bottom 10% share'.M101:.M104])" office:value-type="percentage" office:value="0.0479968407472323" calcext:value-type="percentage">
            <text:p>4,80%</text:p>
          </table:table-cell>
          <table:table-cell table:style-name="ce11" table:formula="of:=AVERAGE([$'Bottom 10% share'.N101:.N104])" office:value-type="percentage" office:value="0.0330053943540518" calcext:value-type="percentage">
            <text:p>3,30%</text:p>
          </table:table-cell>
          <table:table-cell table:style-name="ce11" table:formula="of:=AVERAGE([$'Bottom 10% share'.O101:.O104])" office:value-type="percentage" office:value="0.0530489412413475" calcext:value-type="percentage">
            <text:p>5,30%</text:p>
          </table:table-cell>
          <table:table-cell table:style-name="ce11" table:formula="of:=AVERAGE([$'Bottom 10% share'.L101:.L104])" office:value-type="percentage" office:value="0.0362335034341983" calcext:value-type="percentage">
            <text:p>3,62%</text:p>
          </table:table-cell>
          <table:table-cell table:number-columns-repeated="100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style-name="ce11" table:formula="of:=AVERAGE([$'Bottom 10% share'.C105:.C108])" office:value-type="percentage" office:value="0.0414607712897018" calcext:value-type="percentage">
            <text:p>4,15%</text:p>
          </table:table-cell>
          <table:table-cell table:style-name="ce11" table:formula="of:=AVERAGE([$'Bottom 10% share'.D105:.D108])" office:value-type="percentage" office:value="0.0325395849966197" calcext:value-type="percentage">
            <text:p>3,25%</text:p>
          </table:table-cell>
          <table:table-cell table:style-name="ce11" table:formula="of:=AVERAGE([$'Bottom 10% share'.E105:.E108])" office:value-type="percentage" office:value="0.0450760593427895" calcext:value-type="percentage">
            <text:p>4,51%</text:p>
          </table:table-cell>
          <table:table-cell table:style-name="ce11" table:formula="of:=AVERAGE([$'Bottom 10% share'.B105:.B108])" office:value-type="percentage" office:value="0.0349301069828662" calcext:value-type="percentage">
            <text:p>3,49%</text:p>
          </table:table-cell>
          <table:table-cell table:style-name="ce2" table:formula="of:=[.F29]+1" office:value-type="float" office:value="2040" calcext:value-type="float">
            <text:p>2040</text:p>
          </table:table-cell>
          <table:table-cell table:style-name="ce11" table:formula="of:=AVERAGE([$'Bottom 10% share'.H105:.H108])" office:value-type="percentage" office:value="0.0369363316683727" calcext:value-type="percentage">
            <text:p>3,69%</text:p>
          </table:table-cell>
          <table:table-cell table:style-name="ce11" table:formula="of:=AVERAGE([$'Bottom 10% share'.I105:.I108])" office:value-type="percentage" office:value="0.0274715166302533" calcext:value-type="percentage">
            <text:p>2,75%</text:p>
          </table:table-cell>
          <table:table-cell table:style-name="ce11" table:formula="of:=AVERAGE([$'Bottom 10% share'.J105:.J108])" office:value-type="percentage" office:value="0.0385285428694088" calcext:value-type="percentage">
            <text:p>3,85%</text:p>
          </table:table-cell>
          <table:table-cell table:style-name="ce11" table:formula="of:=AVERAGE([$'Bottom 10% share'.G105:.G108])" office:value-type="percentage" office:value="0.028470287721211" calcext:value-type="percentage">
            <text:p>2,85%</text:p>
          </table:table-cell>
          <table:table-cell table:style-name="ce2" table:formula="of:=[.K29]+1" office:value-type="float" office:value="2040" calcext:value-type="float">
            <text:p>2040</text:p>
          </table:table-cell>
          <table:table-cell table:style-name="ce11" table:formula="of:=AVERAGE([$'Bottom 10% share'.M105:.M108])" office:value-type="percentage" office:value="0.0475077651212397" calcext:value-type="percentage">
            <text:p>4,75%</text:p>
          </table:table-cell>
          <table:table-cell table:style-name="ce11" table:formula="of:=AVERAGE([$'Bottom 10% share'.N105:.N108])" office:value-type="percentage" office:value="0.0318330031837597" calcext:value-type="percentage">
            <text:p>3,18%</text:p>
          </table:table-cell>
          <table:table-cell table:style-name="ce11" table:formula="of:=AVERAGE([$'Bottom 10% share'.O105:.O108])" office:value-type="percentage" office:value="0.0484561620922088" calcext:value-type="percentage">
            <text:p>4,85%</text:p>
          </table:table-cell>
          <table:table-cell table:style-name="ce11" table:formula="of:=AVERAGE([$'Bottom 10% share'.L105:.L108])" office:value-type="percentage" office:value="0.0324588135198198" calcext:value-type="percentage">
            <text:p>3,25%</text:p>
          </table:table-cell>
          <table:table-cell table:number-columns-repeated="1009"/>
        </table:table-row>
        <table:table-row table:style-name="ro1">
          <table:table-cell>
            <draw:frame table:end-cell-address="'Bottom 10% share yearly'.D61" table:end-x="52.75mm" table:end-y="3.6mm" draw:z-index="1" draw:name="Chart 4" draw:style-name="gr1" draw:text-style-name="P1" svg:width="226.64mm" svg:height="157.27mm" svg:x="0.75mm" svg:y="5.1mm">
              <draw:object draw:notify-on-update-of-ranges="'Bottom 10% share yearly'.B3:'Bottom 10% share yearly'.B3 'Bottom 10% share yearly'.B4:'Bottom 10% share yearly'.B30 'Bottom 10% share yearly'.C3:'Bottom 10% share yearly'.C3 'Bottom 10% share yearly'.C4:'Bottom 10% share yearly'.C30 'Bottom 10% share yearly'.D3:'Bottom 10% share yearly'.D3 'Bottom 10% share yearly'.D4:'Bottom 10% share yearly'.D30 'Bottom 10% share yearly'.E3:'Bottom 10% share yearly'.E3 'Bottom 10% share yearly'.E4:'Bottom 10% share yearly'.E3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3"/>
          <table:table-cell>
            <draw:frame table:end-cell-address="'Bottom 10% share yearly'.M61" table:end-x="18.71mm" table:end-y="0.78mm" draw:z-index="0" draw:name="Chart 2" draw:style-name="gr1" draw:text-style-name="P1" svg:width="218.9mm" svg:height="157.27mm" svg:x="11.51mm" svg:y="2.28mm">
              <draw:object draw:notify-on-update-of-ranges="'Bottom 10% share yearly'.G3:'Bottom 10% share yearly'.G3 'Bottom 10% share yearly'.G4:'Bottom 10% share yearly'.G30 'Bottom 10% share yearly'.F4:'Bottom 10% share yearly'.F30 'Bottom 10% share yearly'.H3:'Bottom 10% share yearly'.H3 'Bottom 10% share yearly'.H4:'Bottom 10% share yearly'.H30 'Bottom 10% share yearly'.F4:'Bottom 10% share yearly'.F30 'Bottom 10% share yearly'.I3:'Bottom 10% share yearly'.I3 'Bottom 10% share yearly'.I4:'Bottom 10% share yearly'.I30 'Bottom 10% share yearly'.F4:'Bottom 10% share yearly'.F30 'Bottom 10% share yearly'.J3:'Bottom 10% share yearly'.J3 'Bottom 10% share yearly'.J4:'Bottom 10% share yearly'.J30 'Bottom 10% share yearly'.F4:'Bottom 10% share yearly'.F3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9"/>
          <table:table-cell>
            <draw:frame table:end-cell-address="'Bottom 10% share yearly'.X61" table:end-x="19.95mm" table:end-y="3.6mm" draw:z-index="2" draw:name="Chart 5" draw:style-name="gr1" draw:text-style-name="P1" svg:width="216.47mm" svg:height="157.27mm" svg:x="0.81mm" svg:y="5.1mm">
              <draw:object draw:notify-on-update-of-ranges="'Bottom 10% share yearly'.L3:'Bottom 10% share yearly'.L3 'Bottom 10% share yearly'.L4:'Bottom 10% share yearly'.L30 'Bottom 10% share yearly'.M3:'Bottom 10% share yearly'.M3 'Bottom 10% share yearly'.M4:'Bottom 10% share yearly'.M30 'Bottom 10% share yearly'.N3:'Bottom 10% share yearly'.N3 'Bottom 10% share yearly'.N4:'Bottom 10% share yearly'.N30 'Bottom 10% share yearly'.O3:'Bottom 10% share yearly'.O3 'Bottom 10% share yearly'.O4:'Bottom 10% share yearly'.O30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0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distribution_low" table:style-name="ta9">
        <table:table-column table:style-name="co8" table:default-cell-style-name="ce2"/>
        <table:table-column table:style-name="co8" table:number-columns-repeated="1023" table:default-cell-style-name="Default"/>
        <table:table-row table:style-name="ro1">
          <table:table-cell office:value-type="string" calcext:value-type="string">
            <text:p>Period</text:p>
          </table:table-cell>
          <table:table-cell table:style-name="ce2" office:value-type="string" calcext:value-type="string">
            <text:p>Gini sedlac. all income</text:p>
          </table:table-cell>
          <table:table-cell table:style-name="ce2" office:value-type="string" calcext:value-type="string">
            <text:p>Gini sedlac. labour income</text:p>
          </table:table-cell>
          <table:table-cell table:style-name="ce2" office:value-type="string" calcext:value-type="string">
            <text:p>Gini sedlac. labour and pension income</text:p>
          </table:table-cell>
          <table:table-cell table:style-name="ce2" office:value-type="string" calcext:value-type="string">
            <text:p>Gini sedlac. labour and family benefits income</text:p>
          </table:table-cell>
          <table:table-cell table:style-name="ce2" office:value-type="string" calcext:value-type="string">
            <text:p>Decile ratio. all income</text:p>
          </table:table-cell>
          <table:table-cell table:style-name="ce2" office:value-type="string" calcext:value-type="string">
            <text:p>Decile ratio. labour income</text:p>
          </table:table-cell>
          <table:table-cell table:style-name="ce2" office:value-type="string" calcext:value-type="string">
            <text:p>Decile ratio. labour and pension income</text:p>
          </table:table-cell>
          <table:table-cell table:style-name="ce2" office:value-type="string" calcext:value-type="string">
            <text:p>Decile ratio. labour and familiy benefits income</text:p>
          </table:table-cell>
          <table:table-cell table:style-name="ce2" office:value-type="string" calcext:value-type="string">
            <text:p>Top 10%. share of all income</text:p>
          </table:table-cell>
          <table:table-cell table:style-name="ce2" office:value-type="string" calcext:value-type="string">
            <text:p>Top 10%. share of labour income</text:p>
          </table:table-cell>
          <table:table-cell table:style-name="ce2" office:value-type="string" calcext:value-type="string">
            <text:p>Top 10%. share of labour and pension income</text:p>
          </table:table-cell>
          <table:table-cell table:style-name="ce2" office:value-type="string" calcext:value-type="string">
            <text:p>Top 10%. share of labour and familiy benefits income</text:p>
          </table:table-cell>
          <table:table-cell table:style-name="ce2" office:value-type="string" calcext:value-type="string">
            <text:p>Bottom 10%. share of all income</text:p>
          </table:table-cell>
          <table:table-cell table:style-name="ce2" office:value-type="string" calcext:value-type="string">
            <text:p>Bottom 10%. share of labour income</text:p>
          </table:table-cell>
          <table:table-cell table:style-name="ce2" office:value-type="string" calcext:value-type="string">
            <text:p>Bottom 10%. share of labour and pension income</text:p>
          </table:table-cell>
          <table:table-cell table:style-name="ce2" office:value-type="string" calcext:value-type="string">
            <text:p>Bottom 10%. share of labour and familiy benefits income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,3948291495</text:p>
          </table:table-cell>
          <table:table-cell office:value-type="float" office:value="0.466282652786579" calcext:value-type="float">
            <text:p>0,4662826528</text:p>
          </table:table-cell>
          <table:table-cell office:value-type="float" office:value="0.412046768215565" calcext:value-type="float">
            <text:p>0,4120467682</text:p>
          </table:table-cell>
          <table:table-cell office:value-type="float" office:value="0.447665883522789" calcext:value-type="float">
            <text:p>0,4476658835</text:p>
          </table:table-cell>
          <table:table-cell office:value-type="float" office:value="7.0923860719901" calcext:value-type="float">
            <text:p>7,092386072</text:p>
          </table:table-cell>
          <table:table-cell office:value-type="float" office:value="12.1618714542567" calcext:value-type="float">
            <text:p>12,1618714543</text:p>
          </table:table-cell>
          <table:table-cell office:value-type="float" office:value="8.73890491888313" calcext:value-type="float">
            <text:p>8,7389049189</text:p>
          </table:table-cell>
          <table:table-cell office:value-type="float" office:value="9.76705046711961" calcext:value-type="float">
            <text:p>9,7670504671</text:p>
          </table:table-cell>
          <table:table-cell office:value-type="float" office:value="0.229886950479951" calcext:value-type="float">
            <text:p>0,2298869505</text:p>
          </table:table-cell>
          <table:table-cell office:value-type="float" office:value="0.260532889905575" calcext:value-type="float">
            <text:p>0,2605328899</text:p>
          </table:table-cell>
          <table:table-cell office:value-type="float" office:value="0.238964160144433" calcext:value-type="float">
            <text:p>0,2389641601</text:p>
          </table:table-cell>
          <table:table-cell office:value-type="float" office:value="0.24755411999774" calcext:value-type="float">
            <text:p>0,24755412</text:p>
          </table:table-cell>
          <table:table-cell office:value-type="float" office:value="0.031486932470235" calcext:value-type="float">
            <text:p>0,0314869325</text:p>
          </table:table-cell>
          <table:table-cell office:value-type="float" office:value="0.02621727474342" calcext:value-type="float">
            <text:p>0,0262172747</text:p>
          </table:table-cell>
          <table:table-cell office:value-type="float" office:value="0.023697852540056" calcext:value-type="float">
            <text:p>0,0236978525</text:p>
          </table:table-cell>
          <table:table-cell office:value-type="float" office:value="0.036296089510897" calcext:value-type="float">
            <text:p>0,0362960895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,393157569</text:p>
          </table:table-cell>
          <table:table-cell office:value-type="float" office:value="0.439887321730189" calcext:value-type="float">
            <text:p>0,4398873217</text:p>
          </table:table-cell>
          <table:table-cell office:value-type="float" office:value="0.405637610793011" calcext:value-type="float">
            <text:p>0,4056376108</text:p>
          </table:table-cell>
          <table:table-cell office:value-type="float" office:value="0.432382476944565" calcext:value-type="float">
            <text:p>0,4323824769</text:p>
          </table:table-cell>
          <table:table-cell office:value-type="float" office:value="6.91100011310985" calcext:value-type="float">
            <text:p>6,9110001131</text:p>
          </table:table-cell>
          <table:table-cell office:value-type="float" office:value="10.1040302715419" calcext:value-type="float">
            <text:p>10,1040302715</text:p>
          </table:table-cell>
          <table:table-cell office:value-type="float" office:value="8.02536002247353" calcext:value-type="float">
            <text:p>8,0253600225</text:p>
          </table:table-cell>
          <table:table-cell office:value-type="float" office:value="8.61104036442593" calcext:value-type="float">
            <text:p>8,6110403644</text:p>
          </table:table-cell>
          <table:table-cell office:value-type="float" office:value="0.22966609522748" calcext:value-type="float">
            <text:p>0,2296660952</text:p>
          </table:table-cell>
          <table:table-cell office:value-type="float" office:value="0.252561243120454" calcext:value-type="float">
            <text:p>0,2525612431</text:p>
          </table:table-cell>
          <table:table-cell office:value-type="float" office:value="0.236342825717694" calcext:value-type="float">
            <text:p>0,2363428257</text:p>
          </table:table-cell>
          <table:table-cell office:value-type="float" office:value="0.243010199235155" calcext:value-type="float">
            <text:p>0,2430101992</text:p>
          </table:table-cell>
          <table:table-cell office:value-type="float" office:value="0.034236881699976" calcext:value-type="float">
            <text:p>0,0342368817</text:p>
          </table:table-cell>
          <table:table-cell office:value-type="float" office:value="0.028224546469641" calcext:value-type="float">
            <text:p>0,0282245465</text:p>
          </table:table-cell>
          <table:table-cell office:value-type="float" office:value="0.025726569754122" calcext:value-type="float">
            <text:p>0,0257265698</text:p>
          </table:table-cell>
          <table:table-cell office:value-type="float" office:value="0.039520313948544" calcext:value-type="float">
            <text:p>0,0395203139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7" calcext:value-type="float">
            <text:p>0,3945295012</text:p>
          </table:table-cell>
          <table:table-cell office:value-type="float" office:value="0.440790510485428" calcext:value-type="float">
            <text:p>0,4407905105</text:p>
          </table:table-cell>
          <table:table-cell office:value-type="float" office:value="0.409770398483221" calcext:value-type="float">
            <text:p>0,4097703985</text:p>
          </table:table-cell>
          <table:table-cell office:value-type="float" office:value="0.428339853189208" calcext:value-type="float">
            <text:p>0,4283398532</text:p>
          </table:table-cell>
          <table:table-cell office:value-type="float" office:value="6.82085139165125" calcext:value-type="float">
            <text:p>6,8208513917</text:p>
          </table:table-cell>
          <table:table-cell office:value-type="float" office:value="10.3336073830865" calcext:value-type="float">
            <text:p>10,3336073831</text:p>
          </table:table-cell>
          <table:table-cell office:value-type="float" office:value="8.13447255622663" calcext:value-type="float">
            <text:p>8,1344725562</text:p>
          </table:table-cell>
          <table:table-cell office:value-type="float" office:value="8.5822595740985" calcext:value-type="float">
            <text:p>8,5822595741</text:p>
          </table:table-cell>
          <table:table-cell office:value-type="float" office:value="0.231206906128275" calcext:value-type="float">
            <text:p>0,2312069061</text:p>
          </table:table-cell>
          <table:table-cell office:value-type="float" office:value="0.255221729600004" calcext:value-type="float">
            <text:p>0,2552217296</text:p>
          </table:table-cell>
          <table:table-cell office:value-type="float" office:value="0.239080851156172" calcext:value-type="float">
            <text:p>0,2390808512</text:p>
          </table:table-cell>
          <table:table-cell office:value-type="float" office:value="0.244177799878335" calcext:value-type="float">
            <text:p>0,2441777999</text:p>
          </table:table-cell>
          <table:table-cell office:value-type="float" office:value="0.03706216640421" calcext:value-type="float">
            <text:p>0,0370621664</text:p>
          </table:table-cell>
          <table:table-cell office:value-type="float" office:value="0.026638308703145" calcext:value-type="float">
            <text:p>0,0266383087</text:p>
          </table:table-cell>
          <table:table-cell office:value-type="float" office:value="0.027118062239138" calcext:value-type="float">
            <text:p>0,0271180622</text:p>
          </table:table-cell>
          <table:table-cell office:value-type="float" office:value="0.039724473069576" calcext:value-type="float">
            <text:p>0,0397244731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72693965062" calcext:value-type="float">
            <text:p>0,397372694</text:p>
          </table:table-cell>
          <table:table-cell office:value-type="float" office:value="0.444477793559299" calcext:value-type="float">
            <text:p>0,4444777936</text:p>
          </table:table-cell>
          <table:table-cell office:value-type="float" office:value="0.411578390415805" calcext:value-type="float">
            <text:p>0,4115783904</text:p>
          </table:table-cell>
          <table:table-cell office:value-type="float" office:value="0.430039259328648" calcext:value-type="float">
            <text:p>0,4300392593</text:p>
          </table:table-cell>
          <table:table-cell office:value-type="float" office:value="7.0252624171211" calcext:value-type="float">
            <text:p>7,0252624171</text:p>
          </table:table-cell>
          <table:table-cell office:value-type="float" office:value="10.9173825227836" calcext:value-type="float">
            <text:p>10,9173825228</text:p>
          </table:table-cell>
          <table:table-cell office:value-type="float" office:value="8.58647365915595" calcext:value-type="float">
            <text:p>8,5864736592</text:p>
          </table:table-cell>
          <table:table-cell office:value-type="float" office:value="8.62819126499786" calcext:value-type="float">
            <text:p>8,628191265</text:p>
          </table:table-cell>
          <table:table-cell office:value-type="float" office:value="0.231242661618502" calcext:value-type="float">
            <text:p>0,2312426616</text:p>
          </table:table-cell>
          <table:table-cell office:value-type="float" office:value="0.253808374722502" calcext:value-type="float">
            <text:p>0,2538083747</text:p>
          </table:table-cell>
          <table:table-cell office:value-type="float" office:value="0.238124621802409" calcext:value-type="float">
            <text:p>0,2381246218</text:p>
          </table:table-cell>
          <table:table-cell office:value-type="float" office:value="0.244023657469362" calcext:value-type="float">
            <text:p>0,2440236575</text:p>
          </table:table-cell>
          <table:table-cell office:value-type="float" office:value="0.036255883021774" calcext:value-type="float">
            <text:p>0,036255883</text:p>
          </table:table-cell>
          <table:table-cell office:value-type="float" office:value="0.028301926488296" calcext:value-type="float">
            <text:p>0,0283019265</text:p>
          </table:table-cell>
          <table:table-cell office:value-type="float" office:value="0.027410571268519" calcext:value-type="float">
            <text:p>0,0274105713</text:p>
          </table:table-cell>
          <table:table-cell office:value-type="float" office:value="0.040066422100053" calcext:value-type="float">
            <text:p>0,0400664221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8389476074" calcext:value-type="float">
            <text:p>0,3958483895</text:p>
          </table:table-cell>
          <table:table-cell office:value-type="float" office:value="0.447780011039773" calcext:value-type="float">
            <text:p>0,447780011</text:p>
          </table:table-cell>
          <table:table-cell office:value-type="float" office:value="0.41123178112034" calcext:value-type="float">
            <text:p>0,4112317811</text:p>
          </table:table-cell>
          <table:table-cell office:value-type="float" office:value="0.432106918255695" calcext:value-type="float">
            <text:p>0,4321069183</text:p>
          </table:table-cell>
          <table:table-cell office:value-type="float" office:value="6.82346426700662" calcext:value-type="float">
            <text:p>6,823464267</text:p>
          </table:table-cell>
          <table:table-cell office:value-type="float" office:value="10.5798339261181" calcext:value-type="float">
            <text:p>10,5798339261</text:p>
          </table:table-cell>
          <table:table-cell office:value-type="float" office:value="8.35516312473845" calcext:value-type="float">
            <text:p>8,3551631247</text:p>
          </table:table-cell>
          <table:table-cell office:value-type="float" office:value="8.33499996701815" calcext:value-type="float">
            <text:p>8,334999967</text:p>
          </table:table-cell>
          <table:table-cell office:value-type="float" office:value="0.227902261601381" calcext:value-type="float">
            <text:p>0,2279022616</text:p>
          </table:table-cell>
          <table:table-cell office:value-type="float" office:value="0.254380507260335" calcext:value-type="float">
            <text:p>0,2543805073</text:p>
          </table:table-cell>
          <table:table-cell office:value-type="float" office:value="0.23557228851528" calcext:value-type="float">
            <text:p>0,2355722885</text:p>
          </table:table-cell>
          <table:table-cell office:value-type="float" office:value="0.24352156920915" calcext:value-type="float">
            <text:p>0,2435215692</text:p>
          </table:table-cell>
          <table:table-cell office:value-type="float" office:value="0.036598562393095" calcext:value-type="float">
            <text:p>0,0365985624</text:p>
          </table:table-cell>
          <table:table-cell office:value-type="float" office:value="0.027451229099207" calcext:value-type="float">
            <text:p>0,0274512291</text:p>
          </table:table-cell>
          <table:table-cell office:value-type="float" office:value="0.027791340819278" calcext:value-type="float">
            <text:p>0,0277913408</text:p>
          </table:table-cell>
          <table:table-cell office:value-type="float" office:value="0.039012089216126" calcext:value-type="float">
            <text:p>0,0390120892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71614267121" calcext:value-type="float">
            <text:p>0,3960716143</text:p>
          </table:table-cell>
          <table:table-cell office:value-type="float" office:value="0.447665534865733" calcext:value-type="float">
            <text:p>0,4476655349</text:p>
          </table:table-cell>
          <table:table-cell office:value-type="float" office:value="0.411745796093998" calcext:value-type="float">
            <text:p>0,4117457961</text:p>
          </table:table-cell>
          <table:table-cell office:value-type="float" office:value="0.432486802555759" calcext:value-type="float">
            <text:p>0,4324868026</text:p>
          </table:table-cell>
          <table:table-cell office:value-type="float" office:value="7.00798510068107" calcext:value-type="float">
            <text:p>7,0079851007</text:p>
          </table:table-cell>
          <table:table-cell office:value-type="float" office:value="10.9579572375581" calcext:value-type="float">
            <text:p>10,9579572376</text:p>
          </table:table-cell>
          <table:table-cell office:value-type="float" office:value="8.24048956106532" calcext:value-type="float">
            <text:p>8,2404895611</text:p>
          </table:table-cell>
          <table:table-cell office:value-type="float" office:value="8.6414606344514" calcext:value-type="float">
            <text:p>8,6414606345</text:p>
          </table:table-cell>
          <table:table-cell office:value-type="float" office:value="0.227589209750674" calcext:value-type="float">
            <text:p>0,2275892098</text:p>
          </table:table-cell>
          <table:table-cell office:value-type="float" office:value="0.253065014104874" calcext:value-type="float">
            <text:p>0,2530650141</text:p>
          </table:table-cell>
          <table:table-cell office:value-type="float" office:value="0.235934910182795" calcext:value-type="float">
            <text:p>0,2359349102</text:p>
          </table:table-cell>
          <table:table-cell office:value-type="float" office:value="0.24116923962364" calcext:value-type="float">
            <text:p>0,2411692396</text:p>
          </table:table-cell>
          <table:table-cell office:value-type="float" office:value="0.037636687716209" calcext:value-type="float">
            <text:p>0,0376366877</text:p>
          </table:table-cell>
          <table:table-cell office:value-type="float" office:value="0.028379723577963" calcext:value-type="float">
            <text:p>0,0283797236</text:p>
          </table:table-cell>
          <table:table-cell office:value-type="float" office:value="0.027254917401874" calcext:value-type="float">
            <text:p>0,0272549174</text:p>
          </table:table-cell>
          <table:table-cell office:value-type="float" office:value="0.042123188631877" calcext:value-type="float">
            <text:p>0,0421231886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2424360662" calcext:value-type="float">
            <text:p>0,3980824244</text:p>
          </table:table-cell>
          <table:table-cell office:value-type="float" office:value="0.44576901458806" calcext:value-type="float">
            <text:p>0,4457690146</text:p>
          </table:table-cell>
          <table:table-cell office:value-type="float" office:value="0.412510550207171" calcext:value-type="float">
            <text:p>0,4125105502</text:p>
          </table:table-cell>
          <table:table-cell office:value-type="float" office:value="0.431384164642211" calcext:value-type="float">
            <text:p>0,4313841646</text:p>
          </table:table-cell>
          <table:table-cell office:value-type="float" office:value="6.93667265027827" calcext:value-type="float">
            <text:p>6,9366726503</text:p>
          </table:table-cell>
          <table:table-cell office:value-type="float" office:value="10.7403039901541" calcext:value-type="float">
            <text:p>10,7403039902</text:p>
          </table:table-cell>
          <table:table-cell office:value-type="float" office:value="8.38351482476948" calcext:value-type="float">
            <text:p>8,3835148248</text:p>
          </table:table-cell>
          <table:table-cell office:value-type="float" office:value="8.34848648757415" calcext:value-type="float">
            <text:p>8,3484864876</text:p>
          </table:table-cell>
          <table:table-cell office:value-type="float" office:value="0.231764503408718" calcext:value-type="float">
            <text:p>0,2317645034</text:p>
          </table:table-cell>
          <table:table-cell office:value-type="float" office:value="0.255732236630272" calcext:value-type="float">
            <text:p>0,2557322366</text:p>
          </table:table-cell>
          <table:table-cell office:value-type="float" office:value="0.239401076241102" calcext:value-type="float">
            <text:p>0,2394010762</text:p>
          </table:table-cell>
          <table:table-cell office:value-type="float" office:value="0.24504008497243" calcext:value-type="float">
            <text:p>0,245040085</text:p>
          </table:table-cell>
          <table:table-cell office:value-type="float" office:value="0.037833306178476" calcext:value-type="float">
            <text:p>0,0378333062</text:p>
          </table:table-cell>
          <table:table-cell office:value-type="float" office:value="0.029186960808164" calcext:value-type="float">
            <text:p>0,0291869608</text:p>
          </table:table-cell>
          <table:table-cell office:value-type="float" office:value="0.028083164790437" calcext:value-type="float">
            <text:p>0,0280831648</text:p>
          </table:table-cell>
          <table:table-cell office:value-type="float" office:value="0.041920499886362" calcext:value-type="float">
            <text:p>0,0419204999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8623964416" calcext:value-type="float">
            <text:p>0,389248624</text:p>
          </table:table-cell>
          <table:table-cell office:value-type="float" office:value="0.444524072658265" calcext:value-type="float">
            <text:p>0,4445240727</text:p>
          </table:table-cell>
          <table:table-cell office:value-type="float" office:value="0.407065680052525" calcext:value-type="float">
            <text:p>0,4070656801</text:p>
          </table:table-cell>
          <table:table-cell office:value-type="float" office:value="0.425383338196076" calcext:value-type="float">
            <text:p>0,4253833382</text:p>
          </table:table-cell>
          <table:table-cell office:value-type="float" office:value="6.79423420080898" calcext:value-type="float">
            <text:p>6,7942342008</text:p>
          </table:table-cell>
          <table:table-cell office:value-type="float" office:value="10.4794955915701" calcext:value-type="float">
            <text:p>10,4794955916</text:p>
          </table:table-cell>
          <table:table-cell office:value-type="float" office:value="8.2262121465483" calcext:value-type="float">
            <text:p>8,2262121465</text:p>
          </table:table-cell>
          <table:table-cell office:value-type="float" office:value="8.35110855525472" calcext:value-type="float">
            <text:p>8,3511085553</text:p>
          </table:table-cell>
          <table:table-cell office:value-type="float" office:value="0.218416930648925" calcext:value-type="float">
            <text:p>0,2184169306</text:p>
          </table:table-cell>
          <table:table-cell office:value-type="float" office:value="0.242581594500521" calcext:value-type="float">
            <text:p>0,2425815945</text:p>
          </table:table-cell>
          <table:table-cell office:value-type="float" office:value="0.228765106941891" calcext:value-type="float">
            <text:p>0,2287651069</text:p>
          </table:table-cell>
          <table:table-cell office:value-type="float" office:value="0.227877460173397" calcext:value-type="float">
            <text:p>0,2278774602</text:p>
          </table:table-cell>
          <table:table-cell office:value-type="float" office:value="0.036072632727686" calcext:value-type="float">
            <text:p>0,0360726327</text:p>
          </table:table-cell>
          <table:table-cell office:value-type="float" office:value="0.027973672269748" calcext:value-type="float">
            <text:p>0,0279736723</text:p>
          </table:table-cell>
          <table:table-cell office:value-type="float" office:value="0.026765297707927" calcext:value-type="float">
            <text:p>0,0267652977</text:p>
          </table:table-cell>
          <table:table-cell office:value-type="float" office:value="0.040370707605982" calcext:value-type="float">
            <text:p>0,0403707076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6107378517" calcext:value-type="float">
            <text:p>0,3916461074</text:p>
          </table:table-cell>
          <table:table-cell office:value-type="float" office:value="0.449107433628061" calcext:value-type="float">
            <text:p>0,4491074336</text:p>
          </table:table-cell>
          <table:table-cell office:value-type="float" office:value="0.412215557928702" calcext:value-type="float">
            <text:p>0,4122155579</text:p>
          </table:table-cell>
          <table:table-cell office:value-type="float" office:value="0.427111975429666" calcext:value-type="float">
            <text:p>0,4271119754</text:p>
          </table:table-cell>
          <table:table-cell office:value-type="float" office:value="6.7782188153541" calcext:value-type="float">
            <text:p>6,7782188154</text:p>
          </table:table-cell>
          <table:table-cell office:value-type="float" office:value="10.6930591301617" calcext:value-type="float">
            <text:p>10,6930591302</text:p>
          </table:table-cell>
          <table:table-cell office:value-type="float" office:value="8.58505718412281" calcext:value-type="float">
            <text:p>8,5850571841</text:p>
          </table:table-cell>
          <table:table-cell office:value-type="float" office:value="8.17834686908246" calcext:value-type="float">
            <text:p>8,1783468691</text:p>
          </table:table-cell>
          <table:table-cell office:value-type="float" office:value="0.220967404565259" calcext:value-type="float">
            <text:p>0,2209674046</text:p>
          </table:table-cell>
          <table:table-cell office:value-type="float" office:value="0.250064685559205" calcext:value-type="float">
            <text:p>0,2500646856</text:p>
          </table:table-cell>
          <table:table-cell office:value-type="float" office:value="0.233220720257388" calcext:value-type="float">
            <text:p>0,2332207203</text:p>
          </table:table-cell>
          <table:table-cell office:value-type="float" office:value="0.23267763697946" calcext:value-type="float">
            <text:p>0,232677637</text:p>
          </table:table-cell>
          <table:table-cell office:value-type="float" office:value="0.037407307635842" calcext:value-type="float">
            <text:p>0,0374073076</text:p>
          </table:table-cell>
          <table:table-cell office:value-type="float" office:value="0.027613125816196" calcext:value-type="float">
            <text:p>0,0276131258</text:p>
          </table:table-cell>
          <table:table-cell office:value-type="float" office:value="0.027312296955157" calcext:value-type="float">
            <text:p>0,027312297</text:p>
          </table:table-cell>
          <table:table-cell office:value-type="float" office:value="0.040951297868236" calcext:value-type="float">
            <text:p>0,0409512979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9264361503" calcext:value-type="float">
            <text:p>0,3896692644</text:p>
          </table:table-cell>
          <table:table-cell office:value-type="float" office:value="0.449902283746158" calcext:value-type="float">
            <text:p>0,4499022837</text:p>
          </table:table-cell>
          <table:table-cell office:value-type="float" office:value="0.408302191967954" calcext:value-type="float">
            <text:p>0,408302192</text:p>
          </table:table-cell>
          <table:table-cell office:value-type="float" office:value="0.430055658720093" calcext:value-type="float">
            <text:p>0,4300556587</text:p>
          </table:table-cell>
          <table:table-cell office:value-type="float" office:value="6.73814157631832" calcext:value-type="float">
            <text:p>6,7381415763</text:p>
          </table:table-cell>
          <table:table-cell office:value-type="float" office:value="10.9590768714902" calcext:value-type="float">
            <text:p>10,9590768715</text:p>
          </table:table-cell>
          <table:table-cell office:value-type="float" office:value="8.33511223491455" calcext:value-type="float">
            <text:p>8,3351122349</text:p>
          </table:table-cell>
          <table:table-cell office:value-type="float" office:value="8.51587700922006" calcext:value-type="float">
            <text:p>8,5158770092</text:p>
          </table:table-cell>
          <table:table-cell office:value-type="float" office:value="0.221660237156326" calcext:value-type="float">
            <text:p>0,2216602372</text:p>
          </table:table-cell>
          <table:table-cell office:value-type="float" office:value="0.247795754945018" calcext:value-type="float">
            <text:p>0,2477957549</text:p>
          </table:table-cell>
          <table:table-cell office:value-type="float" office:value="0.232156819570514" calcext:value-type="float">
            <text:p>0,2321568196</text:p>
          </table:table-cell>
          <table:table-cell office:value-type="float" office:value="0.232705685980026" calcext:value-type="float">
            <text:p>0,232705686</text:p>
          </table:table-cell>
          <table:table-cell office:value-type="float" office:value="0.036725214672262" calcext:value-type="float">
            <text:p>0,0367252147</text:p>
          </table:table-cell>
          <table:table-cell office:value-type="float" office:value="0.028153279090471" calcext:value-type="float">
            <text:p>0,0281532791</text:p>
          </table:table-cell>
          <table:table-cell office:value-type="float" office:value="0.027225811460868" calcext:value-type="float">
            <text:p>0,0272258115</text:p>
          </table:table-cell>
          <table:table-cell office:value-type="float" office:value="0.040886656886559" calcext:value-type="float">
            <text:p>0,0408866569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70467966737" calcext:value-type="float">
            <text:p>0,392670468</text:p>
          </table:table-cell>
          <table:table-cell office:value-type="float" office:value="0.449654289343474" calcext:value-type="float">
            <text:p>0,4496542893</text:p>
          </table:table-cell>
          <table:table-cell office:value-type="float" office:value="0.409369816775679" calcext:value-type="float">
            <text:p>0,4093698168</text:p>
          </table:table-cell>
          <table:table-cell office:value-type="float" office:value="0.431887742090315" calcext:value-type="float">
            <text:p>0,4318877421</text:p>
          </table:table-cell>
          <table:table-cell office:value-type="float" office:value="6.93557763959061" calcext:value-type="float">
            <text:p>6,9355776396</text:p>
          </table:table-cell>
          <table:table-cell office:value-type="float" office:value="11.1027164211028" calcext:value-type="float">
            <text:p>11,1027164211</text:p>
          </table:table-cell>
          <table:table-cell office:value-type="float" office:value="8.4818175243642" calcext:value-type="float">
            <text:p>8,4818175244</text:p>
          </table:table-cell>
          <table:table-cell office:value-type="float" office:value="8.79223611923619" calcext:value-type="float">
            <text:p>8,7922361192</text:p>
          </table:table-cell>
          <table:table-cell office:value-type="float" office:value="0.219461560233738" calcext:value-type="float">
            <text:p>0,2194615602</text:p>
          </table:table-cell>
          <table:table-cell office:value-type="float" office:value="0.246693380195833" calcext:value-type="float">
            <text:p>0,2466933802</text:p>
          </table:table-cell>
          <table:table-cell office:value-type="float" office:value="0.229195348381324" calcext:value-type="float">
            <text:p>0,2291953484</text:p>
          </table:table-cell>
          <table:table-cell office:value-type="float" office:value="0.232800348367151" calcext:value-type="float">
            <text:p>0,2328003484</text:p>
          </table:table-cell>
          <table:table-cell office:value-type="float" office:value="0.037429173009623" calcext:value-type="float">
            <text:p>0,037429173</text:p>
          </table:table-cell>
          <table:table-cell office:value-type="float" office:value="0.027874793028962" calcext:value-type="float">
            <text:p>0,027874793</text:p>
          </table:table-cell>
          <table:table-cell office:value-type="float" office:value="0.028238092208123" calcext:value-type="float">
            <text:p>0,0282380922</text:p>
          </table:table-cell>
          <table:table-cell office:value-type="float" office:value="0.040081161803633" calcext:value-type="float">
            <text:p>0,0400811618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4900615621" calcext:value-type="float">
            <text:p>0,3853849006</text:p>
          </table:table-cell>
          <table:table-cell office:value-type="float" office:value="0.44426056398056" calcext:value-type="float">
            <text:p>0,444260564</text:p>
          </table:table-cell>
          <table:table-cell office:value-type="float" office:value="0.403572405134326" calcext:value-type="float">
            <text:p>0,4035724051</text:p>
          </table:table-cell>
          <table:table-cell office:value-type="float" office:value="0.424933117914491" calcext:value-type="float">
            <text:p>0,4249331179</text:p>
          </table:table-cell>
          <table:table-cell office:value-type="float" office:value="6.7023202494047" calcext:value-type="float">
            <text:p>6,7023202494</text:p>
          </table:table-cell>
          <table:table-cell office:value-type="float" office:value="10.8220442498022" calcext:value-type="float">
            <text:p>10,8220442498</text:p>
          </table:table-cell>
          <table:table-cell office:value-type="float" office:value="8.14198043292218" calcext:value-type="float">
            <text:p>8,1419804329</text:p>
          </table:table-cell>
          <table:table-cell office:value-type="float" office:value="8.38624112578008" calcext:value-type="float">
            <text:p>8,3862411258</text:p>
          </table:table-cell>
          <table:table-cell office:value-type="float" office:value="0.215715960991314" calcext:value-type="float">
            <text:p>0,215715961</text:p>
          </table:table-cell>
          <table:table-cell office:value-type="float" office:value="0.240083903280004" calcext:value-type="float">
            <text:p>0,2400839033</text:p>
          </table:table-cell>
          <table:table-cell office:value-type="float" office:value="0.225756830122803" calcext:value-type="float">
            <text:p>0,2257568301</text:p>
          </table:table-cell>
          <table:table-cell office:value-type="float" office:value="0.225757965789712" calcext:value-type="float">
            <text:p>0,2257579658</text:p>
          </table:table-cell>
          <table:table-cell office:value-type="float" office:value="0.038686533718506" calcext:value-type="float">
            <text:p>0,0386865337</text:p>
          </table:table-cell>
          <table:table-cell office:value-type="float" office:value="0.030702480726966" calcext:value-type="float">
            <text:p>0,0307024807</text:p>
          </table:table-cell>
          <table:table-cell office:value-type="float" office:value="0.02949137303342" calcext:value-type="float">
            <text:p>0,029491373</text:p>
          </table:table-cell>
          <table:table-cell office:value-type="float" office:value="0.042966012541991" calcext:value-type="float">
            <text:p>0,0429660125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40925015562" calcext:value-type="float">
            <text:p>0,387540925</text:p>
          </table:table-cell>
          <table:table-cell office:value-type="float" office:value="0.447967411994538" calcext:value-type="float">
            <text:p>0,447967412</text:p>
          </table:table-cell>
          <table:table-cell office:value-type="float" office:value="0.408055262950284" calcext:value-type="float">
            <text:p>0,408055263</text:p>
          </table:table-cell>
          <table:table-cell office:value-type="float" office:value="0.423697664126009" calcext:value-type="float">
            <text:p>0,4236976641</text:p>
          </table:table-cell>
          <table:table-cell office:value-type="float" office:value="6.71383964192703" calcext:value-type="float">
            <text:p>6,7138396419</text:p>
          </table:table-cell>
          <table:table-cell office:value-type="float" office:value="11.0486950189488" calcext:value-type="float">
            <text:p>11,0486950189</text:p>
          </table:table-cell>
          <table:table-cell office:value-type="float" office:value="8.45311559579104" calcext:value-type="float">
            <text:p>8,4531155958</text:p>
          </table:table-cell>
          <table:table-cell office:value-type="float" office:value="8.36333015505328" calcext:value-type="float">
            <text:p>8,3633301551</text:p>
          </table:table-cell>
          <table:table-cell office:value-type="float" office:value="0.215063713961914" calcext:value-type="float">
            <text:p>0,215063714</text:p>
          </table:table-cell>
          <table:table-cell office:value-type="float" office:value="0.241611301163229" calcext:value-type="float">
            <text:p>0,2416113012</text:p>
          </table:table-cell>
          <table:table-cell office:value-type="float" office:value="0.226786893894232" calcext:value-type="float">
            <text:p>0,2267868939</text:p>
          </table:table-cell>
          <table:table-cell office:value-type="float" office:value="0.225126449757351" calcext:value-type="float">
            <text:p>0,2251264498</text:p>
          </table:table-cell>
          <table:table-cell office:value-type="float" office:value="0.038147747504376" calcext:value-type="float">
            <text:p>0,0381477475</text:p>
          </table:table-cell>
          <table:table-cell office:value-type="float" office:value="0.028215766290075" calcext:value-type="float">
            <text:p>0,0282157663</text:p>
          </table:table-cell>
          <table:table-cell office:value-type="float" office:value="0.027704169184604" calcext:value-type="float">
            <text:p>0,0277041692</text:p>
          </table:table-cell>
          <table:table-cell office:value-type="float" office:value="0.041965377526529" calcext:value-type="float">
            <text:p>0,0419653775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2270009701" calcext:value-type="float">
            <text:p>0,38653227</text:p>
          </table:table-cell>
          <table:table-cell office:value-type="float" office:value="0.44597139394117" calcext:value-type="float">
            <text:p>0,4459713939</text:p>
          </table:table-cell>
          <table:table-cell office:value-type="float" office:value="0.405004020959847" calcext:value-type="float">
            <text:p>0,405004021</text:p>
          </table:table-cell>
          <table:table-cell office:value-type="float" office:value="0.426530953530431" calcext:value-type="float">
            <text:p>0,4265309535</text:p>
          </table:table-cell>
          <table:table-cell office:value-type="float" office:value="6.72411364251241" calcext:value-type="float">
            <text:p>6,7241136425</text:p>
          </table:table-cell>
          <table:table-cell office:value-type="float" office:value="10.9734232229348" calcext:value-type="float">
            <text:p>10,9734232229</text:p>
          </table:table-cell>
          <table:table-cell office:value-type="float" office:value="8.38869489743043" calcext:value-type="float">
            <text:p>8,3886948974</text:p>
          </table:table-cell>
          <table:table-cell office:value-type="float" office:value="8.41324499902241" calcext:value-type="float">
            <text:p>8,413244999</text:p>
          </table:table-cell>
          <table:table-cell office:value-type="float" office:value="0.216679254602449" calcext:value-type="float">
            <text:p>0,2166792546</text:p>
          </table:table-cell>
          <table:table-cell office:value-type="float" office:value="0.244388522623214" calcext:value-type="float">
            <text:p>0,2443885226</text:p>
          </table:table-cell>
          <table:table-cell office:value-type="float" office:value="0.226849156298028" calcext:value-type="float">
            <text:p>0,2268491563</text:p>
          </table:table-cell>
          <table:table-cell office:value-type="float" office:value="0.229791943747005" calcext:value-type="float">
            <text:p>0,2297919437</text:p>
          </table:table-cell>
          <table:table-cell office:value-type="float" office:value="0.038364192730802" calcext:value-type="float">
            <text:p>0,0383641927</text:p>
          </table:table-cell>
          <table:table-cell office:value-type="float" office:value="0.029830710745883" calcext:value-type="float">
            <text:p>0,0298307107</text:p>
          </table:table-cell>
          <table:table-cell office:value-type="float" office:value="0.028434797907376" calcext:value-type="float">
            <text:p>0,0284347979</text:p>
          </table:table-cell>
          <table:table-cell office:value-type="float" office:value="0.042976004496988" calcext:value-type="float">
            <text:p>0,0429760045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766395092" calcext:value-type="float">
            <text:p>0,3918267664</text:p>
          </table:table-cell>
          <table:table-cell office:value-type="float" office:value="0.450374310698588" calcext:value-type="float">
            <text:p>0,4503743107</text:p>
          </table:table-cell>
          <table:table-cell office:value-type="float" office:value="0.409235861916356" calcext:value-type="float">
            <text:p>0,4092358619</text:p>
          </table:table-cell>
          <table:table-cell office:value-type="float" office:value="0.430584842753871" calcext:value-type="float">
            <text:p>0,4305848428</text:p>
          </table:table-cell>
          <table:table-cell office:value-type="float" office:value="6.6202661959238" calcext:value-type="float">
            <text:p>6,6202661959</text:p>
          </table:table-cell>
          <table:table-cell office:value-type="float" office:value="10.7645806976214" calcext:value-type="float">
            <text:p>10,7645806976</text:p>
          </table:table-cell>
          <table:table-cell office:value-type="float" office:value="8.0707147290608" calcext:value-type="float">
            <text:p>8,0707147291</text:p>
          </table:table-cell>
          <table:table-cell office:value-type="float" office:value="8.34006663261015" calcext:value-type="float">
            <text:p>8,3400666326</text:p>
          </table:table-cell>
          <table:table-cell office:value-type="float" office:value="0.221288203549907" calcext:value-type="float">
            <text:p>0,2212882035</text:p>
          </table:table-cell>
          <table:table-cell office:value-type="float" office:value="0.248913861117309" calcext:value-type="float">
            <text:p>0,2489138611</text:p>
          </table:table-cell>
          <table:table-cell office:value-type="float" office:value="0.231309304277067" calcext:value-type="float">
            <text:p>0,2313093043</text:p>
          </table:table-cell>
          <table:table-cell office:value-type="float" office:value="0.234565472069506" calcext:value-type="float">
            <text:p>0,2345654721</text:p>
          </table:table-cell>
          <table:table-cell office:value-type="float" office:value="0.041094723860069" calcext:value-type="float">
            <text:p>0,0410947239</text:p>
          </table:table-cell>
          <table:table-cell office:value-type="float" office:value="0.031543557547289" calcext:value-type="float">
            <text:p>0,0315435575</text:p>
          </table:table-cell>
          <table:table-cell office:value-type="float" office:value="0.030178197374489" calcext:value-type="float">
            <text:p>0,0301781974</text:p>
          </table:table-cell>
          <table:table-cell office:value-type="float" office:value="0.045989986426345" calcext:value-type="float">
            <text:p>0,0459899864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5887955774" calcext:value-type="float">
            <text:p>0,395135888</text:p>
          </table:table-cell>
          <table:table-cell office:value-type="float" office:value="0.449928069148251" calcext:value-type="float">
            <text:p>0,4499280691</text:p>
          </table:table-cell>
          <table:table-cell office:value-type="float" office:value="0.411896942297329" calcext:value-type="float">
            <text:p>0,4118969423</text:p>
          </table:table-cell>
          <table:table-cell office:value-type="float" office:value="0.431713971975781" calcext:value-type="float">
            <text:p>0,431713972</text:p>
          </table:table-cell>
          <table:table-cell office:value-type="float" office:value="6.67165818173508" calcext:value-type="float">
            <text:p>6,6716581817</text:p>
          </table:table-cell>
          <table:table-cell office:value-type="float" office:value="10.5798988598906" calcext:value-type="float">
            <text:p>10,5798988599</text:p>
          </table:table-cell>
          <table:table-cell office:value-type="float" office:value="8.32022115080975" calcext:value-type="float">
            <text:p>8,3202211508</text:p>
          </table:table-cell>
          <table:table-cell office:value-type="float" office:value="8.51048960699445" calcext:value-type="float">
            <text:p>8,510489607</text:p>
          </table:table-cell>
          <table:table-cell office:value-type="float" office:value="0.223924932947645" calcext:value-type="float">
            <text:p>0,2239249329</text:p>
          </table:table-cell>
          <table:table-cell office:value-type="float" office:value="0.257016630760354" calcext:value-type="float">
            <text:p>0,2570166308</text:p>
          </table:table-cell>
          <table:table-cell office:value-type="float" office:value="0.233608266216948" calcext:value-type="float">
            <text:p>0,2336082662</text:p>
          </table:table-cell>
          <table:table-cell office:value-type="float" office:value="0.243009697507572" calcext:value-type="float">
            <text:p>0,2430096975</text:p>
          </table:table-cell>
          <table:table-cell office:value-type="float" office:value="0.039802834166848" calcext:value-type="float">
            <text:p>0,0398028342</text:p>
          </table:table-cell>
          <table:table-cell office:value-type="float" office:value="0.030679422306246" calcext:value-type="float">
            <text:p>0,0306794223</text:p>
          </table:table-cell>
          <table:table-cell office:value-type="float" office:value="0.030624616289821" calcext:value-type="float">
            <text:p>0,0306246163</text:p>
          </table:table-cell>
          <table:table-cell office:value-type="float" office:value="0.042740623335852" calcext:value-type="float">
            <text:p>0,0427406233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624923739" calcext:value-type="float">
            <text:p>0,3885762492</text:p>
          </table:table-cell>
          <table:table-cell office:value-type="float" office:value="0.449323159441545" calcext:value-type="float">
            <text:p>0,4493231594</text:p>
          </table:table-cell>
          <table:table-cell office:value-type="float" office:value="0.408824687830831" calcext:value-type="float">
            <text:p>0,4088246878</text:p>
          </table:table-cell>
          <table:table-cell office:value-type="float" office:value="0.426551601373064" calcext:value-type="float">
            <text:p>0,4265516014</text:p>
          </table:table-cell>
          <table:table-cell office:value-type="float" office:value="6.40787877024842" calcext:value-type="float">
            <text:p>6,4078787702</text:p>
          </table:table-cell>
          <table:table-cell office:value-type="float" office:value="10.8025450902205" calcext:value-type="float">
            <text:p>10,8025450902</text:p>
          </table:table-cell>
          <table:table-cell office:value-type="float" office:value="8.12528346295415" calcext:value-type="float">
            <text:p>8,125283463</text:p>
          </table:table-cell>
          <table:table-cell office:value-type="float" office:value="8.26602765016178" calcext:value-type="float">
            <text:p>8,2660276502</text:p>
          </table:table-cell>
          <table:table-cell office:value-type="float" office:value="0.218665866932248" calcext:value-type="float">
            <text:p>0,2186658669</text:p>
          </table:table-cell>
          <table:table-cell office:value-type="float" office:value="0.25390853793185" calcext:value-type="float">
            <text:p>0,2539085379</text:p>
          </table:table-cell>
          <table:table-cell office:value-type="float" office:value="0.230640070549478" calcext:value-type="float">
            <text:p>0,2306400705</text:p>
          </table:table-cell>
          <table:table-cell office:value-type="float" office:value="0.236581012648191" calcext:value-type="float">
            <text:p>0,2365810126</text:p>
          </table:table-cell>
          <table:table-cell office:value-type="float" office:value="0.038004374031763" calcext:value-type="float">
            <text:p>0,038004374</text:p>
          </table:table-cell>
          <table:table-cell office:value-type="float" office:value="0.027177071126919" calcext:value-type="float">
            <text:p>0,0271770711</text:p>
          </table:table-cell>
          <table:table-cell office:value-type="float" office:value="0.027909192675092" calcext:value-type="float">
            <text:p>0,0279091927</text:p>
          </table:table-cell>
          <table:table-cell office:value-type="float" office:value="0.04049466183899" calcext:value-type="float">
            <text:p>0,0404946618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1473080991" calcext:value-type="float">
            <text:p>0,3910414731</text:p>
          </table:table-cell>
          <table:table-cell office:value-type="float" office:value="0.449220751585329" calcext:value-type="float">
            <text:p>0,4492207516</text:p>
          </table:table-cell>
          <table:table-cell office:value-type="float" office:value="0.410929891068611" calcext:value-type="float">
            <text:p>0,4109298911</text:p>
          </table:table-cell>
          <table:table-cell office:value-type="float" office:value="0.428212322223749" calcext:value-type="float">
            <text:p>0,4282123222</text:p>
          </table:table-cell>
          <table:table-cell office:value-type="float" office:value="6.46270104400766" calcext:value-type="float">
            <text:p>6,462701044</text:p>
          </table:table-cell>
          <table:table-cell office:value-type="float" office:value="10.7410024264972" calcext:value-type="float">
            <text:p>10,7410024265</text:p>
          </table:table-cell>
          <table:table-cell office:value-type="float" office:value="8.09091024631904" calcext:value-type="float">
            <text:p>8,0909102463</text:p>
          </table:table-cell>
          <table:table-cell office:value-type="float" office:value="8.21125660114151" calcext:value-type="float">
            <text:p>8,2112566011</text:p>
          </table:table-cell>
          <table:table-cell office:value-type="float" office:value="0.222926366228093" calcext:value-type="float">
            <text:p>0,2229263662</text:p>
          </table:table-cell>
          <table:table-cell office:value-type="float" office:value="0.257674670926406" calcext:value-type="float">
            <text:p>0,2576746709</text:p>
          </table:table-cell>
          <table:table-cell office:value-type="float" office:value="0.233928477588275" calcext:value-type="float">
            <text:p>0,2339284776</text:p>
          </table:table-cell>
          <table:table-cell office:value-type="float" office:value="0.24164536009079" calcext:value-type="float">
            <text:p>0,2416453601</text:p>
          </table:table-cell>
          <table:table-cell office:value-type="float" office:value="0.039756930667027" calcext:value-type="float">
            <text:p>0,0397569307</text:p>
          </table:table-cell>
          <table:table-cell office:value-type="float" office:value="0.028915607591259" calcext:value-type="float">
            <text:p>0,0289156076</text:p>
          </table:table-cell>
          <table:table-cell office:value-type="float" office:value="0.028474933985838" calcext:value-type="float">
            <text:p>0,028474934</text:p>
          </table:table-cell>
          <table:table-cell office:value-type="float" office:value="0.043808638111455" calcext:value-type="float">
            <text:p>0,0438086381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58787730772" calcext:value-type="float">
            <text:p>0,3862587877</text:p>
          </table:table-cell>
          <table:table-cell office:value-type="float" office:value="0.448899608556009" calcext:value-type="float">
            <text:p>0,4488996086</text:p>
          </table:table-cell>
          <table:table-cell office:value-type="float" office:value="0.406050854772329" calcext:value-type="float">
            <text:p>0,4060508548</text:p>
          </table:table-cell>
          <table:table-cell office:value-type="float" office:value="0.427006671670346" calcext:value-type="float">
            <text:p>0,4270066717</text:p>
          </table:table-cell>
          <table:table-cell office:value-type="float" office:value="6.42505690412445" calcext:value-type="float">
            <text:p>6,4250569041</text:p>
          </table:table-cell>
          <table:table-cell office:value-type="float" office:value="11.1680389509794" calcext:value-type="float">
            <text:p>11,168038951</text:p>
          </table:table-cell>
          <table:table-cell office:value-type="float" office:value="7.8868783928209" calcext:value-type="float">
            <text:p>7,8868783928</text:p>
          </table:table-cell>
          <table:table-cell office:value-type="float" office:value="8.21286362251144" calcext:value-type="float">
            <text:p>8,2128636225</text:p>
          </table:table-cell>
          <table:table-cell office:value-type="float" office:value="0.218511664257845" calcext:value-type="float">
            <text:p>0,2185116643</text:p>
          </table:table-cell>
          <table:table-cell office:value-type="float" office:value="0.245847003173272" calcext:value-type="float">
            <text:p>0,2458470032</text:p>
          </table:table-cell>
          <table:table-cell office:value-type="float" office:value="0.22920050440032" calcext:value-type="float">
            <text:p>0,2292005044</text:p>
          </table:table-cell>
          <table:table-cell office:value-type="float" office:value="0.230527347190681" calcext:value-type="float">
            <text:p>0,2305273472</text:p>
          </table:table-cell>
          <table:table-cell office:value-type="float" office:value="0.042643875652927" calcext:value-type="float">
            <text:p>0,0426438757</text:p>
          </table:table-cell>
          <table:table-cell office:value-type="float" office:value="0.03368342494564" calcext:value-type="float">
            <text:p>0,0336834249</text:p>
          </table:table-cell>
          <table:table-cell office:value-type="float" office:value="0.031329031456043" calcext:value-type="float">
            <text:p>0,0313290315</text:p>
          </table:table-cell>
          <table:table-cell office:value-type="float" office:value="0.04865418181982" calcext:value-type="float">
            <text:p>0,0486541818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399420312542" calcext:value-type="float">
            <text:p>0,3853994203</text:p>
          </table:table-cell>
          <table:table-cell office:value-type="float" office:value="0.448925179265198" calcext:value-type="float">
            <text:p>0,4489251793</text:p>
          </table:table-cell>
          <table:table-cell office:value-type="float" office:value="0.406551311896715" calcext:value-type="float">
            <text:p>0,4065513119</text:p>
          </table:table-cell>
          <table:table-cell office:value-type="float" office:value="0.424036942452132" calcext:value-type="float">
            <text:p>0,4240369425</text:p>
          </table:table-cell>
          <table:table-cell office:value-type="float" office:value="6.46697401862644" calcext:value-type="float">
            <text:p>6,4669740186</text:p>
          </table:table-cell>
          <table:table-cell office:value-type="float" office:value="11.178779479305" calcext:value-type="float">
            <text:p>11,1787794793</text:p>
          </table:table-cell>
          <table:table-cell office:value-type="float" office:value="8.16346572181485" calcext:value-type="float">
            <text:p>8,1634657218</text:p>
          </table:table-cell>
          <table:table-cell office:value-type="float" office:value="8.07913803651587" calcext:value-type="float">
            <text:p>8,0791380365</text:p>
          </table:table-cell>
          <table:table-cell office:value-type="float" office:value="0.218989741151593" calcext:value-type="float">
            <text:p>0,2189897412</text:p>
          </table:table-cell>
          <table:table-cell office:value-type="float" office:value="0.248753503535854" calcext:value-type="float">
            <text:p>0,2487535035</text:p>
          </table:table-cell>
          <table:table-cell office:value-type="float" office:value="0.23031945589058" calcext:value-type="float">
            <text:p>0,2303194559</text:p>
          </table:table-cell>
          <table:table-cell office:value-type="float" office:value="0.232334413305221" calcext:value-type="float">
            <text:p>0,2323344133</text:p>
          </table:table-cell>
          <table:table-cell office:value-type="float" office:value="0.041225945654857" calcext:value-type="float">
            <text:p>0,0412259457</text:p>
          </table:table-cell>
          <table:table-cell office:value-type="float" office:value="0.031019276037177" calcext:value-type="float">
            <text:p>0,031019276</text:p>
          </table:table-cell>
          <table:table-cell office:value-type="float" office:value="0.030350539309265" calcext:value-type="float">
            <text:p>0,0303505393</text:p>
          </table:table-cell>
          <table:table-cell office:value-type="float" office:value="0.045568026997194" calcext:value-type="float">
            <text:p>0,045568027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4166415746234" calcext:value-type="float">
            <text:p>0,3841664157</text:p>
          </table:table-cell>
          <table:table-cell office:value-type="float" office:value="0.449736667348808" calcext:value-type="float">
            <text:p>0,4497366673</text:p>
          </table:table-cell>
          <table:table-cell office:value-type="float" office:value="0.405844538226996" calcext:value-type="float">
            <text:p>0,4058445382</text:p>
          </table:table-cell>
          <table:table-cell office:value-type="float" office:value="0.424388844970005" calcext:value-type="float">
            <text:p>0,424388845</text:p>
          </table:table-cell>
          <table:table-cell office:value-type="float" office:value="6.32656040858125" calcext:value-type="float">
            <text:p>6,3265604086</text:p>
          </table:table-cell>
          <table:table-cell office:value-type="float" office:value="10.7966607594183" calcext:value-type="float">
            <text:p>10,7966607594</text:p>
          </table:table-cell>
          <table:table-cell office:value-type="float" office:value="8.4068192731047" calcext:value-type="float">
            <text:p>8,4068192731</text:p>
          </table:table-cell>
          <table:table-cell office:value-type="float" office:value="8.03939074096453" calcext:value-type="float">
            <text:p>8,039390741</text:p>
          </table:table-cell>
          <table:table-cell office:value-type="float" office:value="0.215926566894057" calcext:value-type="float">
            <text:p>0,2159265669</text:p>
          </table:table-cell>
          <table:table-cell office:value-type="float" office:value="0.243676086443117" calcext:value-type="float">
            <text:p>0,2436760864</text:p>
          </table:table-cell>
          <table:table-cell office:value-type="float" office:value="0.227926345274552" calcext:value-type="float">
            <text:p>0,2279263453</text:p>
          </table:table-cell>
          <table:table-cell office:value-type="float" office:value="0.226401479575916" calcext:value-type="float">
            <text:p>0,2264014796</text:p>
          </table:table-cell>
          <table:table-cell office:value-type="float" office:value="0.043052168522289" calcext:value-type="float">
            <text:p>0,0430521685</text:p>
          </table:table-cell>
          <table:table-cell office:value-type="float" office:value="0.034237069021318" calcext:value-type="float">
            <text:p>0,034237069</text:p>
          </table:table-cell>
          <table:table-cell office:value-type="float" office:value="0.032176719592014" calcext:value-type="float">
            <text:p>0,0321767196</text:p>
          </table:table-cell>
          <table:table-cell office:value-type="float" office:value="0.048735094947933" calcext:value-type="float">
            <text:p>0,0487350949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9541369584878" calcext:value-type="float">
            <text:p>0,3954136958</text:p>
          </table:table-cell>
          <table:table-cell office:value-type="float" office:value="0.462081227770515" calcext:value-type="float">
            <text:p>0,4620812278</text:p>
          </table:table-cell>
          <table:table-cell office:value-type="float" office:value="0.413774366015803" calcext:value-type="float">
            <text:p>0,413774366</text:p>
          </table:table-cell>
          <table:table-cell office:value-type="float" office:value="0.440552924061145" calcext:value-type="float">
            <text:p>0,4405529241</text:p>
          </table:table-cell>
          <table:table-cell office:value-type="float" office:value="7.1354734935586" calcext:value-type="float">
            <text:p>7,1354734936</text:p>
          </table:table-cell>
          <table:table-cell office:value-type="float" office:value="12.0463158046949" calcext:value-type="float">
            <text:p>12,0463158047</text:p>
          </table:table-cell>
          <table:table-cell office:value-type="float" office:value="9.10914608271828" calcext:value-type="float">
            <text:p>9,1091460827</text:p>
          </table:table-cell>
          <table:table-cell office:value-type="float" office:value="9.1804109863897" calcext:value-type="float">
            <text:p>9,1804109864</text:p>
          </table:table-cell>
          <table:table-cell office:value-type="float" office:value="0.220749806382512" calcext:value-type="float">
            <text:p>0,2207498064</text:p>
          </table:table-cell>
          <table:table-cell office:value-type="float" office:value="0.247042379610866" calcext:value-type="float">
            <text:p>0,2470423796</text:p>
          </table:table-cell>
          <table:table-cell office:value-type="float" office:value="0.231676855752093" calcext:value-type="float">
            <text:p>0,2316768558</text:p>
          </table:table-cell>
          <table:table-cell office:value-type="float" office:value="0.230816981347047" calcext:value-type="float">
            <text:p>0,2308169813</text:p>
          </table:table-cell>
          <table:table-cell office:value-type="float" office:value="0.039312709571456" calcext:value-type="float">
            <text:p>0,0393127096</text:p>
          </table:table-cell>
          <table:table-cell office:value-type="float" office:value="0.031828945817635" calcext:value-type="float">
            <text:p>0,0318289458</text:p>
          </table:table-cell>
          <table:table-cell office:value-type="float" office:value="0.028925439281552" calcext:value-type="float">
            <text:p>0,0289254393</text:p>
          </table:table-cell>
          <table:table-cell office:value-type="float" office:value="0.046101213774518" calcext:value-type="float">
            <text:p>0,0461012138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3277793648406" calcext:value-type="float">
            <text:p>0,3832777936</text:p>
          </table:table-cell>
          <table:table-cell office:value-type="float" office:value="0.45265302345762" calcext:value-type="float">
            <text:p>0,4526530235</text:p>
          </table:table-cell>
          <table:table-cell office:value-type="float" office:value="0.402717808037477" calcext:value-type="float">
            <text:p>0,402717808</text:p>
          </table:table-cell>
          <table:table-cell office:value-type="float" office:value="0.429092128162788" calcext:value-type="float">
            <text:p>0,4290921282</text:p>
          </table:table-cell>
          <table:table-cell office:value-type="float" office:value="6.65929485545447" calcext:value-type="float">
            <text:p>6,6592948555</text:p>
          </table:table-cell>
          <table:table-cell office:value-type="float" office:value="10.9019202796212" calcext:value-type="float">
            <text:p>10,9019202796</text:p>
          </table:table-cell>
          <table:table-cell office:value-type="float" office:value="8.56333984549424" calcext:value-type="float">
            <text:p>8,5633398455</text:p>
          </table:table-cell>
          <table:table-cell office:value-type="float" office:value="8.72446707077718" calcext:value-type="float">
            <text:p>8,7244670708</text:p>
          </table:table-cell>
          <table:table-cell office:value-type="float" office:value="0.215412018658951" calcext:value-type="float">
            <text:p>0,2154120187</text:p>
          </table:table-cell>
          <table:table-cell office:value-type="float" office:value="0.231443548823549" calcext:value-type="float">
            <text:p>0,2314435488</text:p>
          </table:table-cell>
          <table:table-cell office:value-type="float" office:value="0.226923916277416" calcext:value-type="float">
            <text:p>0,2269239163</text:p>
          </table:table-cell>
          <table:table-cell office:value-type="float" office:value="0.214610252859842" calcext:value-type="float">
            <text:p>0,2146102529</text:p>
          </table:table-cell>
          <table:table-cell office:value-type="float" office:value="0.0394383917036" calcext:value-type="float">
            <text:p>0,0394383917</text:p>
          </table:table-cell>
          <table:table-cell office:value-type="float" office:value="0.03397071346107" calcext:value-type="float">
            <text:p>0,0339707135</text:p>
          </table:table-cell>
          <table:table-cell office:value-type="float" office:value="0.029828025003119" calcext:value-type="float">
            <text:p>0,029828025</text:p>
          </table:table-cell>
          <table:table-cell office:value-type="float" office:value="0.047446835286202" calcext:value-type="float">
            <text:p>0,0474468353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81633863427478" calcext:value-type="float">
            <text:p>0,3816338634</text:p>
          </table:table-cell>
          <table:table-cell office:value-type="float" office:value="0.455649992145879" calcext:value-type="float">
            <text:p>0,4556499921</text:p>
          </table:table-cell>
          <table:table-cell office:value-type="float" office:value="0.402047063077347" calcext:value-type="float">
            <text:p>0,4020470631</text:p>
          </table:table-cell>
          <table:table-cell office:value-type="float" office:value="0.429771896874212" calcext:value-type="float">
            <text:p>0,4297718969</text:p>
          </table:table-cell>
          <table:table-cell office:value-type="float" office:value="6.54300399952707" calcext:value-type="float">
            <text:p>6,5430039995</text:p>
          </table:table-cell>
          <table:table-cell office:value-type="float" office:value="11.6471576140409" calcext:value-type="float">
            <text:p>11,647157614</text:p>
          </table:table-cell>
          <table:table-cell office:value-type="float" office:value="8.62547707260472" calcext:value-type="float">
            <text:p>8,6254770726</text:p>
          </table:table-cell>
          <table:table-cell office:value-type="float" office:value="8.85805092658608" calcext:value-type="float">
            <text:p>8,8580509266</text:p>
          </table:table-cell>
          <table:table-cell office:value-type="float" office:value="0.217053511191013" calcext:value-type="float">
            <text:p>0,2170535112</text:p>
          </table:table-cell>
          <table:table-cell office:value-type="float" office:value="0.239118673024398" calcext:value-type="float">
            <text:p>0,239118673</text:p>
          </table:table-cell>
          <table:table-cell office:value-type="float" office:value="0.228619451825279" calcext:value-type="float">
            <text:p>0,2286194518</text:p>
          </table:table-cell>
          <table:table-cell office:value-type="float" office:value="0.221694548618858" calcext:value-type="float">
            <text:p>0,2216945486</text:p>
          </table:table-cell>
          <table:table-cell office:value-type="float" office:value="0.03818460832631" calcext:value-type="float">
            <text:p>0,0381846083</text:p>
          </table:table-cell>
          <table:table-cell office:value-type="float" office:value="0.033627068564186" calcext:value-type="float">
            <text:p>0,0336270686</text:p>
          </table:table-cell>
          <table:table-cell office:value-type="float" office:value="0.029277056394546" calcext:value-type="float">
            <text:p>0,0292770564</text:p>
          </table:table-cell>
          <table:table-cell office:value-type="float" office:value="0.046138887854799" calcext:value-type="float">
            <text:p>0,0461388879</text:p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78169518340822" calcext:value-type="float">
            <text:p>0,3781695183</text:p>
          </table:table-cell>
          <table:table-cell office:value-type="float" office:value="0.450551762109108" calcext:value-type="float">
            <text:p>0,4505517621</text:p>
          </table:table-cell>
          <table:table-cell office:value-type="float" office:value="0.400948857267507" calcext:value-type="float">
            <text:p>0,4009488573</text:p>
          </table:table-cell>
          <table:table-cell office:value-type="float" office:value="0.421771412049135" calcext:value-type="float">
            <text:p>0,421771412</text:p>
          </table:table-cell>
          <table:table-cell office:value-type="float" office:value="6.47245568888747" calcext:value-type="float">
            <text:p>6,4724556889</text:p>
          </table:table-cell>
          <table:table-cell office:value-type="float" office:value="11.3994379546336" calcext:value-type="float">
            <text:p>11,3994379546</text:p>
          </table:table-cell>
          <table:table-cell office:value-type="float" office:value="8.73155043153182" calcext:value-type="float">
            <text:p>8,7315504315</text:p>
          </table:table-cell>
          <table:table-cell office:value-type="float" office:value="8.48371369019212" calcext:value-type="float">
            <text:p>8,4837136902</text:p>
          </table:table-cell>
          <table:table-cell office:value-type="float" office:value="0.217002125896279" calcext:value-type="float">
            <text:p>0,2170021259</text:p>
          </table:table-cell>
          <table:table-cell office:value-type="float" office:value="0.246504197097729" calcext:value-type="float">
            <text:p>0,2465041971</text:p>
          </table:table-cell>
          <table:table-cell office:value-type="float" office:value="0.230074426084392" calcext:value-type="float">
            <text:p>0,2300744261</text:p>
          </table:table-cell>
          <table:table-cell office:value-type="float" office:value="0.226761310026185" calcext:value-type="float">
            <text:p>0,22676131</text:p>
          </table:table-cell>
          <table:table-cell office:value-type="float" office:value="0.040478603799139" calcext:value-type="float">
            <text:p>0,0404786038</text:p>
          </table:table-cell>
          <table:table-cell office:value-type="float" office:value="0.031803160432688" calcext:value-type="float">
            <text:p>0,0318031604</text:p>
          </table:table-cell>
          <table:table-cell office:value-type="float" office:value="0.029859109252977" calcext:value-type="float">
            <text:p>0,0298591093</text:p>
          </table:table-cell>
          <table:table-cell office:value-type="float" office:value="0.046612416640004" calcext:value-type="float">
            <text:p>0,0466124166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4426005867622" calcext:value-type="float">
            <text:p>0,3844260059</text:p>
          </table:table-cell>
          <table:table-cell office:value-type="float" office:value="0.452366840524833" calcext:value-type="float">
            <text:p>0,4523668405</text:p>
          </table:table-cell>
          <table:table-cell office:value-type="float" office:value="0.402357604573369" calcext:value-type="float">
            <text:p>0,4023576046</text:p>
          </table:table-cell>
          <table:table-cell office:value-type="float" office:value="0.431887805299856" calcext:value-type="float">
            <text:p>0,4318878053</text:p>
          </table:table-cell>
          <table:table-cell office:value-type="float" office:value="6.66699508443863" calcext:value-type="float">
            <text:p>6,6669950844</text:p>
          </table:table-cell>
          <table:table-cell office:value-type="float" office:value="11.5668082967608" calcext:value-type="float">
            <text:p>11,5668082968</text:p>
          </table:table-cell>
          <table:table-cell office:value-type="float" office:value="8.55276676952209" calcext:value-type="float">
            <text:p>8,5527667695</text:p>
          </table:table-cell>
          <table:table-cell office:value-type="float" office:value="8.93764852080764" calcext:value-type="float">
            <text:p>8,9376485208</text:p>
          </table:table-cell>
          <table:table-cell office:value-type="float" office:value="0.219525186032843" calcext:value-type="float">
            <text:p>0,219525186</text:p>
          </table:table-cell>
          <table:table-cell office:value-type="float" office:value="0.247094534213616" calcext:value-type="float">
            <text:p>0,2470945342</text:p>
          </table:table-cell>
          <table:table-cell office:value-type="float" office:value="0.229598906505929" calcext:value-type="float">
            <text:p>0,2295989065</text:p>
          </table:table-cell>
          <table:table-cell office:value-type="float" office:value="0.231793670973877" calcext:value-type="float">
            <text:p>0,231793671</text:p>
          </table:table-cell>
          <table:table-cell office:value-type="float" office:value="0.040214902869847" calcext:value-type="float">
            <text:p>0,0402149029</text:p>
          </table:table-cell>
          <table:table-cell office:value-type="float" office:value="0.032364883078304" calcext:value-type="float">
            <text:p>0,0323648831</text:p>
          </table:table-cell>
          <table:table-cell office:value-type="float" office:value="0.031076536368084" calcext:value-type="float">
            <text:p>0,0310765364</text:p>
          </table:table-cell>
          <table:table-cell office:value-type="float" office:value="0.045181053743513" calcext:value-type="float">
            <text:p>0,0451810537</text:p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4487140408782" calcext:value-type="float">
            <text:p>0,3844871404</text:p>
          </table:table-cell>
          <table:table-cell office:value-type="float" office:value="0.450074737211546" calcext:value-type="float">
            <text:p>0,4500747372</text:p>
          </table:table-cell>
          <table:table-cell office:value-type="float" office:value="0.40199126797412" calcext:value-type="float">
            <text:p>0,401991268</text:p>
          </table:table-cell>
          <table:table-cell office:value-type="float" office:value="0.430599355408079" calcext:value-type="float">
            <text:p>0,4305993554</text:p>
          </table:table-cell>
          <table:table-cell office:value-type="float" office:value="6.69868113854162" calcext:value-type="float">
            <text:p>6,6986811385</text:p>
          </table:table-cell>
          <table:table-cell office:value-type="float" office:value="11.0821232960737" calcext:value-type="float">
            <text:p>11,0821232961</text:p>
          </table:table-cell>
          <table:table-cell office:value-type="float" office:value="8.62204903918625" calcext:value-type="float">
            <text:p>8,6220490392</text:p>
          </table:table-cell>
          <table:table-cell office:value-type="float" office:value="8.90411112044066" calcext:value-type="float">
            <text:p>8,9041111204</text:p>
          </table:table-cell>
          <table:table-cell office:value-type="float" office:value="0.225299795001649" calcext:value-type="float">
            <text:p>0,225299795</text:p>
          </table:table-cell>
          <table:table-cell office:value-type="float" office:value="0.255120638892422" calcext:value-type="float">
            <text:p>0,2551206389</text:p>
          </table:table-cell>
          <table:table-cell office:value-type="float" office:value="0.235987793134859" calcext:value-type="float">
            <text:p>0,2359877931</text:p>
          </table:table-cell>
          <table:table-cell office:value-type="float" office:value="0.238629907051176" calcext:value-type="float">
            <text:p>0,2386299071</text:p>
          </table:table-cell>
          <table:table-cell office:value-type="float" office:value="0.039584436516328" calcext:value-type="float">
            <text:p>0,0395844365</text:p>
          </table:table-cell>
          <table:table-cell office:value-type="float" office:value="0.031569274915664" calcext:value-type="float">
            <text:p>0,0315692749</text:p>
          </table:table-cell>
          <table:table-cell office:value-type="float" office:value="0.030499516210121" calcext:value-type="float">
            <text:p>0,0304995162</text:p>
          </table:table-cell>
          <table:table-cell office:value-type="float" office:value="0.044464803129303" calcext:value-type="float">
            <text:p>0,0444648031</text:p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4954165495911" calcext:value-type="float">
            <text:p>0,3849541655</text:p>
          </table:table-cell>
          <table:table-cell office:value-type="float" office:value="0.455789014429155" calcext:value-type="float">
            <text:p>0,4557890144</text:p>
          </table:table-cell>
          <table:table-cell office:value-type="float" office:value="0.403105319200042" calcext:value-type="float">
            <text:p>0,4031053192</text:p>
          </table:table-cell>
          <table:table-cell office:value-type="float" office:value="0.433378592355637" calcext:value-type="float">
            <text:p>0,4333785924</text:p>
          </table:table-cell>
          <table:table-cell office:value-type="float" office:value="6.75431780877557" calcext:value-type="float">
            <text:p>6,7543178088</text:p>
          </table:table-cell>
          <table:table-cell office:value-type="float" office:value="11.3135261774217" calcext:value-type="float">
            <text:p>11,3135261774</text:p>
          </table:table-cell>
          <table:table-cell office:value-type="float" office:value="8.58147506131887" calcext:value-type="float">
            <text:p>8,5814750613</text:p>
          </table:table-cell>
          <table:table-cell office:value-type="float" office:value="8.60466007776456" calcext:value-type="float">
            <text:p>8,6046600778</text:p>
          </table:table-cell>
          <table:table-cell office:value-type="float" office:value="0.223289497560117" calcext:value-type="float">
            <text:p>0,2232894976</text:p>
          </table:table-cell>
          <table:table-cell office:value-type="float" office:value="0.252471622978132" calcext:value-type="float">
            <text:p>0,252471623</text:p>
          </table:table-cell>
          <table:table-cell office:value-type="float" office:value="0.233901505347071" calcext:value-type="float">
            <text:p>0,2339015053</text:p>
          </table:table-cell>
          <table:table-cell office:value-type="float" office:value="0.235953081932355" calcext:value-type="float">
            <text:p>0,2359530819</text:p>
          </table:table-cell>
          <table:table-cell office:value-type="float" office:value="0.041804693572221" calcext:value-type="float">
            <text:p>0,0418046936</text:p>
          </table:table-cell>
          <table:table-cell office:value-type="float" office:value="0.035207492927814" calcext:value-type="float">
            <text:p>0,0352074929</text:p>
          </table:table-cell>
          <table:table-cell office:value-type="float" office:value="0.031352707382641" calcext:value-type="float">
            <text:p>0,0313527074</text:p>
          </table:table-cell>
          <table:table-cell office:value-type="float" office:value="0.050028173619246" calcext:value-type="float">
            <text:p>0,0500281736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74715875246354" calcext:value-type="float">
            <text:p>0,3747158752</text:p>
          </table:table-cell>
          <table:table-cell office:value-type="float" office:value="0.454423185863042" calcext:value-type="float">
            <text:p>0,4544231859</text:p>
          </table:table-cell>
          <table:table-cell office:value-type="float" office:value="0.397431094706273" calcext:value-type="float">
            <text:p>0,3974310947</text:p>
          </table:table-cell>
          <table:table-cell office:value-type="float" office:value="0.425577767921157" calcext:value-type="float">
            <text:p>0,4255777679</text:p>
          </table:table-cell>
          <table:table-cell office:value-type="float" office:value="6.40159972895797" calcext:value-type="float">
            <text:p>6,401599729</text:p>
          </table:table-cell>
          <table:table-cell office:value-type="float" office:value="11.2095511171757" calcext:value-type="float">
            <text:p>11,2095511172</text:p>
          </table:table-cell>
          <table:table-cell office:value-type="float" office:value="8.63265894232827" calcext:value-type="float">
            <text:p>8,6326589423</text:p>
          </table:table-cell>
          <table:table-cell office:value-type="float" office:value="8.2323768058839" calcext:value-type="float">
            <text:p>8,2323768059</text:p>
          </table:table-cell>
          <table:table-cell office:value-type="float" office:value="0.216530587079887" calcext:value-type="float">
            <text:p>0,2165305871</text:p>
          </table:table-cell>
          <table:table-cell office:value-type="float" office:value="0.247894202805536" calcext:value-type="float">
            <text:p>0,2478942028</text:p>
          </table:table-cell>
          <table:table-cell office:value-type="float" office:value="0.229723658180307" calcext:value-type="float">
            <text:p>0,2297236582</text:p>
          </table:table-cell>
          <table:table-cell office:value-type="float" office:value="0.227468117611699" calcext:value-type="float">
            <text:p>0,2274681176</text:p>
          </table:table-cell>
          <table:table-cell office:value-type="float" office:value="0.043602144749647" calcext:value-type="float">
            <text:p>0,0436021447</text:p>
          </table:table-cell>
          <table:table-cell office:value-type="float" office:value="0.0360700617613" calcext:value-type="float">
            <text:p>0,0360700618</text:p>
          </table:table-cell>
          <table:table-cell office:value-type="float" office:value="0.031881174185283" calcext:value-type="float">
            <text:p>0,0318811742</text:p>
          </table:table-cell>
          <table:table-cell office:value-type="float" office:value="0.052538651484772" calcext:value-type="float">
            <text:p>0,0525386515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6930762291059" calcext:value-type="float">
            <text:p>0,3869307623</text:p>
          </table:table-cell>
          <table:table-cell office:value-type="float" office:value="0.462767061742943" calcext:value-type="float">
            <text:p>0,4627670617</text:p>
          </table:table-cell>
          <table:table-cell office:value-type="float" office:value="0.404848434500751" calcext:value-type="float">
            <text:p>0,4048484345</text:p>
          </table:table-cell>
          <table:table-cell office:value-type="float" office:value="0.438815373661276" calcext:value-type="float">
            <text:p>0,4388153737</text:p>
          </table:table-cell>
          <table:table-cell office:value-type="float" office:value="6.74209285366104" calcext:value-type="float">
            <text:p>6,7420928537</text:p>
          </table:table-cell>
          <table:table-cell office:value-type="float" office:value="12.1615255984545" calcext:value-type="float">
            <text:p>12,1615255985</text:p>
          </table:table-cell>
          <table:table-cell office:value-type="float" office:value="8.64366953340511" calcext:value-type="float">
            <text:p>8,6436695334</text:p>
          </table:table-cell>
          <table:table-cell office:value-type="float" office:value="9.07760415685871" calcext:value-type="float">
            <text:p>9,0776041569</text:p>
          </table:table-cell>
          <table:table-cell office:value-type="float" office:value="0.224470638407421" calcext:value-type="float">
            <text:p>0,2244706384</text:p>
          </table:table-cell>
          <table:table-cell office:value-type="float" office:value="0.25783139177113" calcext:value-type="float">
            <text:p>0,2578313918</text:p>
          </table:table-cell>
          <table:table-cell office:value-type="float" office:value="0.235039377676628" calcext:value-type="float">
            <text:p>0,2350393777</text:p>
          </table:table-cell>
          <table:table-cell office:value-type="float" office:value="0.240973561845094" calcext:value-type="float">
            <text:p>0,2409735618</text:p>
          </table:table-cell>
          <table:table-cell office:value-type="float" office:value="0.043956174010499" calcext:value-type="float">
            <text:p>0,043956174</text:p>
          </table:table-cell>
          <table:table-cell office:value-type="float" office:value="0.03728127894731" calcext:value-type="float">
            <text:p>0,0372812789</text:p>
          </table:table-cell>
          <table:table-cell office:value-type="float" office:value="0.033368119765222" calcext:value-type="float">
            <text:p>0,0333681198</text:p>
          </table:table-cell>
          <table:table-cell office:value-type="float" office:value="0.052419403648992" calcext:value-type="float">
            <text:p>0,0524194036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81750506741604" calcext:value-type="float">
            <text:p>0,3817505067</text:p>
          </table:table-cell>
          <table:table-cell office:value-type="float" office:value="0.451528880981963" calcext:value-type="float">
            <text:p>0,451528881</text:p>
          </table:table-cell>
          <table:table-cell office:value-type="float" office:value="0.398984669662022" calcext:value-type="float">
            <text:p>0,3989846697</text:p>
          </table:table-cell>
          <table:table-cell office:value-type="float" office:value="0.429683962074353" calcext:value-type="float">
            <text:p>0,4296839621</text:p>
          </table:table-cell>
          <table:table-cell office:value-type="float" office:value="6.65281007260889" calcext:value-type="float">
            <text:p>6,6528100726</text:p>
          </table:table-cell>
          <table:table-cell office:value-type="float" office:value="11.1426511340171" calcext:value-type="float">
            <text:p>11,142651134</text:p>
          </table:table-cell>
          <table:table-cell office:value-type="float" office:value="8.43331844553247" calcext:value-type="float">
            <text:p>8,4333184455</text:p>
          </table:table-cell>
          <table:table-cell office:value-type="float" office:value="8.72439668309822" calcext:value-type="float">
            <text:p>8,7243966831</text:p>
          </table:table-cell>
          <table:table-cell office:value-type="float" office:value="0.223150021564243" calcext:value-type="float">
            <text:p>0,2231500216</text:p>
          </table:table-cell>
          <table:table-cell office:value-type="float" office:value="0.255050196488893" calcext:value-type="float">
            <text:p>0,2550501965</text:p>
          </table:table-cell>
          <table:table-cell office:value-type="float" office:value="0.233192293176723" calcext:value-type="float">
            <text:p>0,2331922932</text:p>
          </table:table-cell>
          <table:table-cell office:value-type="float" office:value="0.23917134763789" calcext:value-type="float">
            <text:p>0,2391713476</text:p>
          </table:table-cell>
          <table:table-cell office:value-type="float" office:value="0.040172556689483" calcext:value-type="float">
            <text:p>0,0401725567</text:p>
          </table:table-cell>
          <table:table-cell office:value-type="float" office:value="0.035394042345069" calcext:value-type="float">
            <text:p>0,0353940423</text:p>
          </table:table-cell>
          <table:table-cell office:value-type="float" office:value="0.031566772188342" calcext:value-type="float">
            <text:p>0,0315667722</text:p>
          </table:table-cell>
          <table:table-cell office:value-type="float" office:value="0.047595745346627" calcext:value-type="float">
            <text:p>0,0475957453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4245786676277" calcext:value-type="float">
            <text:p>0,3842457867</text:p>
          </table:table-cell>
          <table:table-cell office:value-type="float" office:value="0.460348983041203" calcext:value-type="float">
            <text:p>0,460348983</text:p>
          </table:table-cell>
          <table:table-cell office:value-type="float" office:value="0.401860335850472" calcext:value-type="float">
            <text:p>0,4018603359</text:p>
          </table:table-cell>
          <table:table-cell office:value-type="float" office:value="0.438794609407563" calcext:value-type="float">
            <text:p>0,4387946094</text:p>
          </table:table-cell>
          <table:table-cell office:value-type="float" office:value="6.63444410431021" calcext:value-type="float">
            <text:p>6,6344441043</text:p>
          </table:table-cell>
          <table:table-cell office:value-type="float" office:value="11.2774139473859" calcext:value-type="float">
            <text:p>11,2774139474</text:p>
          </table:table-cell>
          <table:table-cell office:value-type="float" office:value="8.32092302484533" calcext:value-type="float">
            <text:p>8,3209230248</text:p>
          </table:table-cell>
          <table:table-cell office:value-type="float" office:value="8.88037057575455" calcext:value-type="float">
            <text:p>8,8803705758</text:p>
          </table:table-cell>
          <table:table-cell office:value-type="float" office:value="0.223481465813885" calcext:value-type="float">
            <text:p>0,2234814658</text:p>
          </table:table-cell>
          <table:table-cell office:value-type="float" office:value="0.259467515261477" calcext:value-type="float">
            <text:p>0,2594675153</text:p>
          </table:table-cell>
          <table:table-cell office:value-type="float" office:value="0.234246803829622" calcext:value-type="float">
            <text:p>0,2342468038</text:p>
          </table:table-cell>
          <table:table-cell office:value-type="float" office:value="0.242129967285689" calcext:value-type="float">
            <text:p>0,2421299673</text:p>
          </table:table-cell>
          <table:table-cell office:value-type="float" office:value="0.042151456099312" calcext:value-type="float">
            <text:p>0,0421514561</text:p>
          </table:table-cell>
          <table:table-cell office:value-type="float" office:value="0.03724950301104" calcext:value-type="float">
            <text:p>0,037249503</text:p>
          </table:table-cell>
          <table:table-cell office:value-type="float" office:value="0.032878865723181" calcext:value-type="float">
            <text:p>0,0328788657</text:p>
          </table:table-cell>
          <table:table-cell office:value-type="float" office:value="0.05043380176668" calcext:value-type="float">
            <text:p>0,0504338018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0332178318087" calcext:value-type="float">
            <text:p>0,3803321783</text:p>
          </table:table-cell>
          <table:table-cell office:value-type="float" office:value="0.460349930324578" calcext:value-type="float">
            <text:p>0,4603499303</text:p>
          </table:table-cell>
          <table:table-cell office:value-type="float" office:value="0.402103841022893" calcext:value-type="float">
            <text:p>0,402103841</text:p>
          </table:table-cell>
          <table:table-cell office:value-type="float" office:value="0.432908791772935" calcext:value-type="float">
            <text:p>0,4329087918</text:p>
          </table:table-cell>
          <table:table-cell office:value-type="float" office:value="6.34684400692439" calcext:value-type="float">
            <text:p>6,3468440069</text:p>
          </table:table-cell>
          <table:table-cell office:value-type="float" office:value="11.5072666038938" calcext:value-type="float">
            <text:p>11,5072666039</text:p>
          </table:table-cell>
          <table:table-cell office:value-type="float" office:value="8.35612020842109" calcext:value-type="float">
            <text:p>8,3561202084</text:p>
          </table:table-cell>
          <table:table-cell office:value-type="float" office:value="8.50780071993898" calcext:value-type="float">
            <text:p>8,5078007199</text:p>
          </table:table-cell>
          <table:table-cell office:value-type="float" office:value="0.220288828654938" calcext:value-type="float">
            <text:p>0,2202888287</text:p>
          </table:table-cell>
          <table:table-cell office:value-type="float" office:value="0.2575262529452" calcext:value-type="float">
            <text:p>0,2575262529</text:p>
          </table:table-cell>
          <table:table-cell office:value-type="float" office:value="0.233309449148937" calcext:value-type="float">
            <text:p>0,2333094491</text:p>
          </table:table-cell>
          <table:table-cell office:value-type="float" office:value="0.236635322339837" calcext:value-type="float">
            <text:p>0,2366353223</text:p>
          </table:table-cell>
          <table:table-cell office:value-type="float" office:value="0.044234838626067" calcext:value-type="float">
            <text:p>0,0442348386</text:p>
          </table:table-cell>
          <table:table-cell office:value-type="float" office:value="0.037990150773399" calcext:value-type="float">
            <text:p>0,0379901508</text:p>
          </table:table-cell>
          <table:table-cell office:value-type="float" office:value="0.03338305157772" calcext:value-type="float">
            <text:p>0,0333830516</text:p>
          </table:table-cell>
          <table:table-cell office:value-type="float" office:value="0.053380119454748" calcext:value-type="float">
            <text:p>0,0533801195</text:p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4577877878089" calcext:value-type="float">
            <text:p>0,3845778779</text:p>
          </table:table-cell>
          <table:table-cell office:value-type="float" office:value="0.458142426599318" calcext:value-type="float">
            <text:p>0,4581424266</text:p>
          </table:table-cell>
          <table:table-cell office:value-type="float" office:value="0.401149435113876" calcext:value-type="float">
            <text:p>0,4011494351</text:p>
          </table:table-cell>
          <table:table-cell office:value-type="float" office:value="0.43778858448244" calcext:value-type="float">
            <text:p>0,4377885845</text:p>
          </table:table-cell>
          <table:table-cell office:value-type="float" office:value="6.59857639053449" calcext:value-type="float">
            <text:p>6,5985763905</text:p>
          </table:table-cell>
          <table:table-cell office:value-type="float" office:value="11.5469603159954" calcext:value-type="float">
            <text:p>11,546960316</text:p>
          </table:table-cell>
          <table:table-cell office:value-type="float" office:value="8.38804833123113" calcext:value-type="float">
            <text:p>8,3880483312</text:p>
          </table:table-cell>
          <table:table-cell office:value-type="float" office:value="9.1135671694788" calcext:value-type="float">
            <text:p>9,1135671695</text:p>
          </table:table-cell>
          <table:table-cell office:value-type="float" office:value="0.226374248826228" calcext:value-type="float">
            <text:p>0,2263742488</text:p>
          </table:table-cell>
          <table:table-cell office:value-type="float" office:value="0.260969123605887" calcext:value-type="float">
            <text:p>0,2609691236</text:p>
          </table:table-cell>
          <table:table-cell office:value-type="float" office:value="0.236505240331925" calcext:value-type="float">
            <text:p>0,2365052403</text:p>
          </table:table-cell>
          <table:table-cell office:value-type="float" office:value="0.244575314845483" calcext:value-type="float">
            <text:p>0,2445753148</text:p>
          </table:table-cell>
          <table:table-cell office:value-type="float" office:value="0.04262799248363" calcext:value-type="float">
            <text:p>0,0426279925</text:p>
          </table:table-cell>
          <table:table-cell office:value-type="float" office:value="0.037762179498222" calcext:value-type="float">
            <text:p>0,0377621795</text:p>
          </table:table-cell>
          <table:table-cell office:value-type="float" office:value="0.032984162021505" calcext:value-type="float">
            <text:p>0,032984162</text:p>
          </table:table-cell>
          <table:table-cell office:value-type="float" office:value="0.051601690220561" calcext:value-type="float">
            <text:p>0,0516016902</text:p>
          </table:table-cell>
          <table:table-cell table:number-columns-repeated="100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82507691341743" calcext:value-type="float">
            <text:p>0,3825076913</text:p>
          </table:table-cell>
          <table:table-cell office:value-type="float" office:value="0.453908403368057" calcext:value-type="float">
            <text:p>0,4539084034</text:p>
          </table:table-cell>
          <table:table-cell office:value-type="float" office:value="0.398427152214801" calcext:value-type="float">
            <text:p>0,3984271522</text:p>
          </table:table-cell>
          <table:table-cell office:value-type="float" office:value="0.434531622252615" calcext:value-type="float">
            <text:p>0,4345316223</text:p>
          </table:table-cell>
          <table:table-cell office:value-type="float" office:value="6.75015024657681" calcext:value-type="float">
            <text:p>6,7501502466</text:p>
          </table:table-cell>
          <table:table-cell office:value-type="float" office:value="11.5599028612274" calcext:value-type="float">
            <text:p>11,5599028612</text:p>
          </table:table-cell>
          <table:table-cell office:value-type="float" office:value="8.40596687402651" calcext:value-type="float">
            <text:p>8,405966874</text:p>
          </table:table-cell>
          <table:table-cell office:value-type="float" office:value="9.27580024416224" calcext:value-type="float">
            <text:p>9,2758002442</text:p>
          </table:table-cell>
          <table:table-cell office:value-type="float" office:value="0.222919982034745" calcext:value-type="float">
            <text:p>0,222919982</text:p>
          </table:table-cell>
          <table:table-cell office:value-type="float" office:value="0.256091933311941" calcext:value-type="float">
            <text:p>0,2560919333</text:p>
          </table:table-cell>
          <table:table-cell office:value-type="float" office:value="0.232317988331279" calcext:value-type="float">
            <text:p>0,2323179883</text:p>
          </table:table-cell>
          <table:table-cell office:value-type="float" office:value="0.240970264200705" calcext:value-type="float">
            <text:p>0,2409702642</text:p>
          </table:table-cell>
          <table:table-cell office:value-type="float" office:value="0.042745670597489" calcext:value-type="float">
            <text:p>0,0427456706</text:p>
          </table:table-cell>
          <table:table-cell office:value-type="float" office:value="0.039555503305513" calcext:value-type="float">
            <text:p>0,0395555033</text:p>
          </table:table-cell>
          <table:table-cell office:value-type="float" office:value="0.033122158346007" calcext:value-type="float">
            <text:p>0,0331221583</text:p>
          </table:table-cell>
          <table:table-cell office:value-type="float" office:value="0.053219530140495" calcext:value-type="float">
            <text:p>0,0532195301</text:p>
          </table:table-cell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7987428791426" calcext:value-type="float">
            <text:p>0,3879874288</text:p>
          </table:table-cell>
          <table:table-cell office:value-type="float" office:value="0.457036767606872" calcext:value-type="float">
            <text:p>0,4570367676</text:p>
          </table:table-cell>
          <table:table-cell office:value-type="float" office:value="0.403286298380145" calcext:value-type="float">
            <text:p>0,4032862984</text:p>
          </table:table-cell>
          <table:table-cell office:value-type="float" office:value="0.439981928280779" calcext:value-type="float">
            <text:p>0,4399819283</text:p>
          </table:table-cell>
          <table:table-cell office:value-type="float" office:value="7.01618399100256" calcext:value-type="float">
            <text:p>7,016183991</text:p>
          </table:table-cell>
          <table:table-cell office:value-type="float" office:value="11.5174157753553" calcext:value-type="float">
            <text:p>11,5174157754</text:p>
          </table:table-cell>
          <table:table-cell office:value-type="float" office:value="8.44353120899424" calcext:value-type="float">
            <text:p>8,443531209</text:p>
          </table:table-cell>
          <table:table-cell office:value-type="float" office:value="9.58135520917031" calcext:value-type="float">
            <text:p>9,5813552092</text:p>
          </table:table-cell>
          <table:table-cell office:value-type="float" office:value="0.234203508097512" calcext:value-type="float">
            <text:p>0,2342035081</text:p>
          </table:table-cell>
          <table:table-cell office:value-type="float" office:value="0.27627612213737" calcext:value-type="float">
            <text:p>0,2762761221</text:p>
          </table:table-cell>
          <table:table-cell office:value-type="float" office:value="0.244347661755254" calcext:value-type="float">
            <text:p>0,2443476618</text:p>
          </table:table-cell>
          <table:table-cell office:value-type="float" office:value="0.259401059381565" calcext:value-type="float">
            <text:p>0,2594010594</text:p>
          </table:table-cell>
          <table:table-cell office:value-type="float" office:value="0.042180924236007" calcext:value-type="float">
            <text:p>0,0421809242</text:p>
          </table:table-cell>
          <table:table-cell office:value-type="float" office:value="0.037485162353718" calcext:value-type="float">
            <text:p>0,0374851624</text:p>
          </table:table-cell>
          <table:table-cell office:value-type="float" office:value="0.033386724965573" calcext:value-type="float">
            <text:p>0,033386725</text:p>
          </table:table-cell>
          <table:table-cell office:value-type="float" office:value="0.050143720691159" calcext:value-type="float">
            <text:p>0,0501437207</text:p>
          </table:table-cell>
          <table:table-cell table:number-columns-repeated="100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7714991595857" calcext:value-type="float">
            <text:p>0,377149916</text:p>
          </table:table-cell>
          <table:table-cell office:value-type="float" office:value="0.459631159976096" calcext:value-type="float">
            <text:p>0,45963116</text:p>
          </table:table-cell>
          <table:table-cell office:value-type="float" office:value="0.397349206312133" calcext:value-type="float">
            <text:p>0,3973492063</text:p>
          </table:table-cell>
          <table:table-cell office:value-type="float" office:value="0.433428664741657" calcext:value-type="float">
            <text:p>0,4334286647</text:p>
          </table:table-cell>
          <table:table-cell office:value-type="float" office:value="6.62147147605356" calcext:value-type="float">
            <text:p>6,6214714761</text:p>
          </table:table-cell>
          <table:table-cell office:value-type="float" office:value="12.1927438134368" calcext:value-type="float">
            <text:p>12,1927438134</text:p>
          </table:table-cell>
          <table:table-cell office:value-type="float" office:value="8.4208974894987" calcext:value-type="float">
            <text:p>8,4208974895</text:p>
          </table:table-cell>
          <table:table-cell office:value-type="float" office:value="8.81235998520309" calcext:value-type="float">
            <text:p>8,8123599852</text:p>
          </table:table-cell>
          <table:table-cell office:value-type="float" office:value="0.231996854655948" calcext:value-type="float">
            <text:p>0,2319968547</text:p>
          </table:table-cell>
          <table:table-cell office:value-type="float" office:value="0.274442076240745" calcext:value-type="float">
            <text:p>0,2744420762</text:p>
          </table:table-cell>
          <table:table-cell office:value-type="float" office:value="0.244581579748216" calcext:value-type="float">
            <text:p>0,2445815797</text:p>
          </table:table-cell>
          <table:table-cell office:value-type="float" office:value="0.253590172443779" calcext:value-type="float">
            <text:p>0,2535901724</text:p>
          </table:table-cell>
          <table:table-cell office:value-type="float" office:value="0.043149157004741" calcext:value-type="float">
            <text:p>0,043149157</text:p>
          </table:table-cell>
          <table:table-cell office:value-type="float" office:value="0.038717735979324" calcext:value-type="float">
            <text:p>0,038717736</text:p>
          </table:table-cell>
          <table:table-cell office:value-type="float" office:value="0.032492217196672" calcext:value-type="float">
            <text:p>0,0324922172</text:p>
          </table:table-cell>
          <table:table-cell office:value-type="float" office:value="0.053940185793972" calcext:value-type="float">
            <text:p>0,0539401858</text:p>
          </table:table-cell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4841861049054" calcext:value-type="float">
            <text:p>0,384841861</text:p>
          </table:table-cell>
          <table:table-cell office:value-type="float" office:value="0.460739748708213" calcext:value-type="float">
            <text:p>0,4607397487</text:p>
          </table:table-cell>
          <table:table-cell office:value-type="float" office:value="0.40116520661124" calcext:value-type="float">
            <text:p>0,4011652066</text:p>
          </table:table-cell>
          <table:table-cell office:value-type="float" office:value="0.439547485762073" calcext:value-type="float">
            <text:p>0,4395474858</text:p>
          </table:table-cell>
          <table:table-cell office:value-type="float" office:value="6.99896745468292" calcext:value-type="float">
            <text:p>6,9989674547</text:p>
          </table:table-cell>
          <table:table-cell office:value-type="float" office:value="11.8950306325326" calcext:value-type="float">
            <text:p>11,8950306325</text:p>
          </table:table-cell>
          <table:table-cell office:value-type="float" office:value="8.53502789221823" calcext:value-type="float">
            <text:p>8,5350278922</text:p>
          </table:table-cell>
          <table:table-cell office:value-type="float" office:value="9.2207934934923" calcext:value-type="float">
            <text:p>9,2207934935</text:p>
          </table:table-cell>
          <table:table-cell office:value-type="float" office:value="0.232449606906632" calcext:value-type="float">
            <text:p>0,2324496069</text:p>
          </table:table-cell>
          <table:table-cell office:value-type="float" office:value="0.270875586148467" calcext:value-type="float">
            <text:p>0,2708755861</text:p>
          </table:table-cell>
          <table:table-cell office:value-type="float" office:value="0.242623367270557" calcext:value-type="float">
            <text:p>0,2426233673</text:p>
          </table:table-cell>
          <table:table-cell office:value-type="float" office:value="0.254027715513522" calcext:value-type="float">
            <text:p>0,2540277155</text:p>
          </table:table-cell>
          <table:table-cell office:value-type="float" office:value="0.041418721593955" calcext:value-type="float">
            <text:p>0,0414187216</text:p>
          </table:table-cell>
          <table:table-cell office:value-type="float" office:value="0.038192134556666" calcext:value-type="float">
            <text:p>0,0381921346</text:p>
          </table:table-cell>
          <table:table-cell office:value-type="float" office:value="0.03096583729571" calcext:value-type="float">
            <text:p>0,0309658373</text:p>
          </table:table-cell>
          <table:table-cell office:value-type="float" office:value="0.053243994843542" calcext:value-type="float">
            <text:p>0,0532439948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82954705495181" calcext:value-type="float">
            <text:p>0,3829547055</text:p>
          </table:table-cell>
          <table:table-cell office:value-type="float" office:value="0.458175017687565" calcext:value-type="float">
            <text:p>0,4581750177</text:p>
          </table:table-cell>
          <table:table-cell office:value-type="float" office:value="0.398240431702081" calcext:value-type="float">
            <text:p>0,3982404317</text:p>
          </table:table-cell>
          <table:table-cell office:value-type="float" office:value="0.439697783596997" calcext:value-type="float">
            <text:p>0,4396977836</text:p>
          </table:table-cell>
          <table:table-cell office:value-type="float" office:value="6.80486642959565" calcext:value-type="float">
            <text:p>6,8048664296</text:p>
          </table:table-cell>
          <table:table-cell office:value-type="float" office:value="11.0701557868121" calcext:value-type="float">
            <text:p>11,0701557868</text:p>
          </table:table-cell>
          <table:table-cell office:value-type="float" office:value="8.24887928690315" calcext:value-type="float">
            <text:p>8,2488792869</text:p>
          </table:table-cell>
          <table:table-cell office:value-type="float" office:value="9.28079734368143" calcext:value-type="float">
            <text:p>9,2807973437</text:p>
          </table:table-cell>
          <table:table-cell office:value-type="float" office:value="0.232481473650132" calcext:value-type="float">
            <text:p>0,2324814737</text:p>
          </table:table-cell>
          <table:table-cell office:value-type="float" office:value="0.272777391237107" calcext:value-type="float">
            <text:p>0,2727773912</text:p>
          </table:table-cell>
          <table:table-cell office:value-type="float" office:value="0.242192699656536" calcext:value-type="float">
            <text:p>0,2421926997</text:p>
          </table:table-cell>
          <table:table-cell office:value-type="float" office:value="0.256613737185019" calcext:value-type="float">
            <text:p>0,2566137372</text:p>
          </table:table-cell>
          <table:table-cell office:value-type="float" office:value="0.040053757175888" calcext:value-type="float">
            <text:p>0,0400537572</text:p>
          </table:table-cell>
          <table:table-cell office:value-type="float" office:value="0.037312585339804" calcext:value-type="float">
            <text:p>0,0373125853</text:p>
          </table:table-cell>
          <table:table-cell office:value-type="float" office:value="0.031748610118426" calcext:value-type="float">
            <text:p>0,0317486101</text:p>
          </table:table-cell>
          <table:table-cell office:value-type="float" office:value="0.049253773566505" calcext:value-type="float">
            <text:p>0,0492537736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86300797208936" calcext:value-type="float">
            <text:p>0,3863007972</text:p>
          </table:table-cell>
          <table:table-cell office:value-type="float" office:value="0.455339313092906" calcext:value-type="float">
            <text:p>0,4553393131</text:p>
          </table:table-cell>
          <table:table-cell office:value-type="float" office:value="0.401422424844787" calcext:value-type="float">
            <text:p>0,4014224248</text:p>
          </table:table-cell>
          <table:table-cell office:value-type="float" office:value="0.438400076681382" calcext:value-type="float">
            <text:p>0,4384000767</text:p>
          </table:table-cell>
          <table:table-cell office:value-type="float" office:value="6.89749819050861" calcext:value-type="float">
            <text:p>6,8974981905</text:p>
          </table:table-cell>
          <table:table-cell office:value-type="float" office:value="11.0327700922765" calcext:value-type="float">
            <text:p>11,0327700923</text:p>
          </table:table-cell>
          <table:table-cell office:value-type="float" office:value="8.29778775911404" calcext:value-type="float">
            <text:p>8,2977877591</text:p>
          </table:table-cell>
          <table:table-cell office:value-type="float" office:value="8.98835799889201" calcext:value-type="float">
            <text:p>8,9883579989</text:p>
          </table:table-cell>
          <table:table-cell office:value-type="float" office:value="0.227516078564366" calcext:value-type="float">
            <text:p>0,2275160786</text:p>
          </table:table-cell>
          <table:table-cell office:value-type="float" office:value="0.261588745208555" calcext:value-type="float">
            <text:p>0,2615887452</text:p>
          </table:table-cell>
          <table:table-cell office:value-type="float" office:value="0.236854498888897" calcext:value-type="float">
            <text:p>0,2368544989</text:p>
          </table:table-cell>
          <table:table-cell office:value-type="float" office:value="0.246358816287404" calcext:value-type="float">
            <text:p>0,2463588163</text:p>
          </table:table-cell>
          <table:table-cell office:value-type="float" office:value="0.042890178421844" calcext:value-type="float">
            <text:p>0,0428901784</text:p>
          </table:table-cell>
          <table:table-cell office:value-type="float" office:value="0.037810332223539" calcext:value-type="float">
            <text:p>0,0378103322</text:p>
          </table:table-cell>
          <table:table-cell office:value-type="float" office:value="0.033063321330431" calcext:value-type="float">
            <text:p>0,0330633213</text:p>
          </table:table-cell>
          <table:table-cell office:value-type="float" office:value="0.052041252463703" calcext:value-type="float">
            <text:p>0,0520412525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8587283868867" calcext:value-type="float">
            <text:p>0,3858728387</text:p>
          </table:table-cell>
          <table:table-cell office:value-type="float" office:value="0.462722189613273" calcext:value-type="float">
            <text:p>0,4627221896</text:p>
          </table:table-cell>
          <table:table-cell office:value-type="float" office:value="0.403996883626278" calcext:value-type="float">
            <text:p>0,4039968836</text:p>
          </table:table-cell>
          <table:table-cell office:value-type="float" office:value="0.440265117357165" calcext:value-type="float">
            <text:p>0,4402651174</text:p>
          </table:table-cell>
          <table:table-cell office:value-type="float" office:value="6.76586115637913" calcext:value-type="float">
            <text:p>6,7658611564</text:p>
          </table:table-cell>
          <table:table-cell office:value-type="float" office:value="11.3708476556987" calcext:value-type="float">
            <text:p>11,3708476557</text:p>
          </table:table-cell>
          <table:table-cell office:value-type="float" office:value="8.29612021144146" calcext:value-type="float">
            <text:p>8,2961202114</text:p>
          </table:table-cell>
          <table:table-cell office:value-type="float" office:value="8.90166064021424" calcext:value-type="float">
            <text:p>8,9016606402</text:p>
          </table:table-cell>
          <table:table-cell office:value-type="float" office:value="0.224056053426578" calcext:value-type="float">
            <text:p>0,2240560534</text:p>
          </table:table-cell>
          <table:table-cell office:value-type="float" office:value="0.260724538945114" calcext:value-type="float">
            <text:p>0,2607245389</text:p>
          </table:table-cell>
          <table:table-cell office:value-type="float" office:value="0.235885252591873" calcext:value-type="float">
            <text:p>0,2358852526</text:p>
          </table:table-cell>
          <table:table-cell office:value-type="float" office:value="0.241385129173059" calcext:value-type="float">
            <text:p>0,2413851292</text:p>
          </table:table-cell>
          <table:table-cell office:value-type="float" office:value="0.041460448991595" calcext:value-type="float">
            <text:p>0,041460449</text:p>
          </table:table-cell>
          <table:table-cell office:value-type="float" office:value="0.037768105771958" calcext:value-type="float">
            <text:p>0,0377681058</text:p>
          </table:table-cell>
          <table:table-cell office:value-type="float" office:value="0.032071267839679" calcext:value-type="float">
            <text:p>0,0320712678</text:p>
          </table:table-cell>
          <table:table-cell office:value-type="float" office:value="0.051228654248044" calcext:value-type="float">
            <text:p>0,0512286542</text:p>
          </table:table-cell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89620387757989" calcext:value-type="float">
            <text:p>0,3896203878</text:p>
          </table:table-cell>
          <table:table-cell office:value-type="float" office:value="0.463838093198063" calcext:value-type="float">
            <text:p>0,4638380932</text:p>
          </table:table-cell>
          <table:table-cell office:value-type="float" office:value="0.403913579658278" calcext:value-type="float">
            <text:p>0,4039135797</text:p>
          </table:table-cell>
          <table:table-cell office:value-type="float" office:value="0.445828414667838" calcext:value-type="float">
            <text:p>0,4458284147</text:p>
          </table:table-cell>
          <table:table-cell office:value-type="float" office:value="7.13975130283895" calcext:value-type="float">
            <text:p>7,1397513028</text:p>
          </table:table-cell>
          <table:table-cell office:value-type="float" office:value="11.4619218807421" calcext:value-type="float">
            <text:p>11,4619218807</text:p>
          </table:table-cell>
          <table:table-cell office:value-type="float" office:value="8.66631817690722" calcext:value-type="float">
            <text:p>8,6663181769</text:p>
          </table:table-cell>
          <table:table-cell office:value-type="float" office:value="9.29314935902767" calcext:value-type="float">
            <text:p>9,293149359</text:p>
          </table:table-cell>
          <table:table-cell office:value-type="float" office:value="0.226923587378051" calcext:value-type="float">
            <text:p>0,2269235874</text:p>
          </table:table-cell>
          <table:table-cell office:value-type="float" office:value="0.259485825531207" calcext:value-type="float">
            <text:p>0,2594858255</text:p>
          </table:table-cell>
          <table:table-cell office:value-type="float" office:value="0.236478509742586" calcext:value-type="float">
            <text:p>0,2364785097</text:p>
          </table:table-cell>
          <table:table-cell office:value-type="float" office:value="0.243815925415906" calcext:value-type="float">
            <text:p>0,2438159254</text:p>
          </table:table-cell>
          <table:table-cell office:value-type="float" office:value="0.040359034499203" calcext:value-type="float">
            <text:p>0,0403590345</text:p>
          </table:table-cell>
          <table:table-cell office:value-type="float" office:value="0.038741555161904" calcext:value-type="float">
            <text:p>0,0387415552</text:p>
          </table:table-cell>
          <table:table-cell office:value-type="float" office:value="0.032082220173414" calcext:value-type="float">
            <text:p>0,0320822202</text:p>
          </table:table-cell>
          <table:table-cell office:value-type="float" office:value="0.05070286742225" calcext:value-type="float">
            <text:p>0,0507028674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91244980387526" calcext:value-type="float">
            <text:p>0,3912449804</text:p>
          </table:table-cell>
          <table:table-cell office:value-type="float" office:value="0.466721016234495" calcext:value-type="float">
            <text:p>0,4667210162</text:p>
          </table:table-cell>
          <table:table-cell office:value-type="float" office:value="0.404437765918593" calcext:value-type="float">
            <text:p>0,4044377659</text:p>
          </table:table-cell>
          <table:table-cell office:value-type="float" office:value="0.44984062114423" calcext:value-type="float">
            <text:p>0,4498406211</text:p>
          </table:table-cell>
          <table:table-cell office:value-type="float" office:value="7.43511224356135" calcext:value-type="float">
            <text:p>7,4351122436</text:p>
          </table:table-cell>
          <table:table-cell office:value-type="float" office:value="11.9948134002293" calcext:value-type="float">
            <text:p>11,9948134002</text:p>
          </table:table-cell>
          <table:table-cell office:value-type="float" office:value="8.8809615957587" calcext:value-type="float">
            <text:p>8,8809615958</text:p>
          </table:table-cell>
          <table:table-cell office:value-type="float" office:value="9.82579646548595" calcext:value-type="float">
            <text:p>9,8257964655</text:p>
          </table:table-cell>
          <table:table-cell office:value-type="float" office:value="0.23123266718823" calcext:value-type="float">
            <text:p>0,2312326672</text:p>
          </table:table-cell>
          <table:table-cell office:value-type="float" office:value="0.266724387867745" calcext:value-type="float">
            <text:p>0,2667243879</text:p>
          </table:table-cell>
          <table:table-cell office:value-type="float" office:value="0.24049008809286" calcext:value-type="float">
            <text:p>0,2404900881</text:p>
          </table:table-cell>
          <table:table-cell office:value-type="float" office:value="0.251297755321356" calcext:value-type="float">
            <text:p>0,2512977553</text:p>
          </table:table-cell>
          <table:table-cell office:value-type="float" office:value="0.039370790454873" calcext:value-type="float">
            <text:p>0,0393707905</text:p>
          </table:table-cell>
          <table:table-cell office:value-type="float" office:value="0.037419410286992" calcext:value-type="float">
            <text:p>0,0374194103</text:p>
          </table:table-cell>
          <table:table-cell office:value-type="float" office:value="0.031712396792759" calcext:value-type="float">
            <text:p>0,0317123968</text:p>
          </table:table-cell>
          <table:table-cell office:value-type="float" office:value="0.048589853732845" calcext:value-type="float">
            <text:p>0,0485898537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88747705659028" calcext:value-type="float">
            <text:p>0,3887477057</text:p>
          </table:table-cell>
          <table:table-cell office:value-type="float" office:value="0.465467154243573" calcext:value-type="float">
            <text:p>0,4654671542</text:p>
          </table:table-cell>
          <table:table-cell office:value-type="float" office:value="0.403513817188832" calcext:value-type="float">
            <text:p>0,4035138172</text:p>
          </table:table-cell>
          <table:table-cell office:value-type="float" office:value="0.446857291914524" calcext:value-type="float">
            <text:p>0,4468572919</text:p>
          </table:table-cell>
          <table:table-cell office:value-type="float" office:value="6.9383269210962" calcext:value-type="float">
            <text:p>6,9383269211</text:p>
          </table:table-cell>
          <table:table-cell office:value-type="float" office:value="11.8345030611351" calcext:value-type="float">
            <text:p>11,8345030611</text:p>
          </table:table-cell>
          <table:table-cell office:value-type="float" office:value="8.65806872062088" calcext:value-type="float">
            <text:p>8,6580687206</text:p>
          </table:table-cell>
          <table:table-cell office:value-type="float" office:value="9.69928855479895" calcext:value-type="float">
            <text:p>9,6992885548</text:p>
          </table:table-cell>
          <table:table-cell office:value-type="float" office:value="0.228453000431707" calcext:value-type="float">
            <text:p>0,2284530004</text:p>
          </table:table-cell>
          <table:table-cell office:value-type="float" office:value="0.265057232640992" calcext:value-type="float">
            <text:p>0,2650572326</text:p>
          </table:table-cell>
          <table:table-cell office:value-type="float" office:value="0.237870957354011" calcext:value-type="float">
            <text:p>0,2378709574</text:p>
          </table:table-cell>
          <table:table-cell office:value-type="float" office:value="0.249329925130754" calcext:value-type="float">
            <text:p>0,2493299251</text:p>
          </table:table-cell>
          <table:table-cell office:value-type="float" office:value="0.042547594084048" calcext:value-type="float">
            <text:p>0,0425475941</text:p>
          </table:table-cell>
          <table:table-cell office:value-type="float" office:value="0.038990609645767" calcext:value-type="float">
            <text:p>0,0389906096</text:p>
          </table:table-cell>
          <table:table-cell office:value-type="float" office:value="0.031670352598359" calcext:value-type="float">
            <text:p>0,0316703526</text:p>
          </table:table-cell>
          <table:table-cell office:value-type="float" office:value="0.054858599150492" calcext:value-type="float">
            <text:p>0,0548585992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806424170583" calcext:value-type="float">
            <text:p>0,3806424171</text:p>
          </table:table-cell>
          <table:table-cell office:value-type="float" office:value="0.457437584318639" calcext:value-type="float">
            <text:p>0,4574375843</text:p>
          </table:table-cell>
          <table:table-cell office:value-type="float" office:value="0.399431784681495" calcext:value-type="float">
            <text:p>0,3994317847</text:p>
          </table:table-cell>
          <table:table-cell office:value-type="float" office:value="0.433655530931287" calcext:value-type="float">
            <text:p>0,4336555309</text:p>
          </table:table-cell>
          <table:table-cell office:value-type="float" office:value="6.68795914438172" calcext:value-type="float">
            <text:p>6,6879591444</text:p>
          </table:table-cell>
          <table:table-cell office:value-type="float" office:value="11.5239569741728" calcext:value-type="float">
            <text:p>11,5239569742</text:p>
          </table:table-cell>
          <table:table-cell office:value-type="float" office:value="8.87670347336159" calcext:value-type="float">
            <text:p>8,8767034734</text:p>
          </table:table-cell>
          <table:table-cell office:value-type="float" office:value="8.95440794700397" calcext:value-type="float">
            <text:p>8,954407947</text:p>
          </table:table-cell>
          <table:table-cell office:value-type="float" office:value="0.219326126731848" calcext:value-type="float">
            <text:p>0,2193261267</text:p>
          </table:table-cell>
          <table:table-cell office:value-type="float" office:value="0.251773402307027" calcext:value-type="float">
            <text:p>0,2517734023</text:p>
          </table:table-cell>
          <table:table-cell office:value-type="float" office:value="0.230909010753436" calcext:value-type="float">
            <text:p>0,2309090108</text:p>
          </table:table-cell>
          <table:table-cell office:value-type="float" office:value="0.232927966880625" calcext:value-type="float">
            <text:p>0,2329279669</text:p>
          </table:table-cell>
          <table:table-cell office:value-type="float" office:value="0.043019503966669" calcext:value-type="float">
            <text:p>0,043019504</text:p>
          </table:table-cell>
          <table:table-cell office:value-type="float" office:value="0.038655372085754" calcext:value-type="float">
            <text:p>0,0386553721</text:p>
          </table:table-cell>
          <table:table-cell office:value-type="float" office:value="0.03231697148709" calcext:value-type="float">
            <text:p>0,0323169715</text:p>
          </table:table-cell>
          <table:table-cell office:value-type="float" office:value="0.054150615988543" calcext:value-type="float">
            <text:p>0,054150616</text:p>
          </table:table-cell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8847758802245" calcext:value-type="float">
            <text:p>0,388477588</text:p>
          </table:table-cell>
          <table:table-cell office:value-type="float" office:value="0.463045453973269" calcext:value-type="float">
            <text:p>0,463045454</text:p>
          </table:table-cell>
          <table:table-cell office:value-type="float" office:value="0.40216534431057" calcext:value-type="float">
            <text:p>0,4021653443</text:p>
          </table:table-cell>
          <table:table-cell office:value-type="float" office:value="0.445107862719418" calcext:value-type="float">
            <text:p>0,4451078627</text:p>
          </table:table-cell>
          <table:table-cell office:value-type="float" office:value="7.15479236654559" calcext:value-type="float">
            <text:p>7,1547923665</text:p>
          </table:table-cell>
          <table:table-cell office:value-type="float" office:value="11.3095113949971" calcext:value-type="float">
            <text:p>11,309511395</text:p>
          </table:table-cell>
          <table:table-cell office:value-type="float" office:value="8.59066952207094" calcext:value-type="float">
            <text:p>8,5906695221</text:p>
          </table:table-cell>
          <table:table-cell office:value-type="float" office:value="9.86904416094651" calcext:value-type="float">
            <text:p>9,8690441609</text:p>
          </table:table-cell>
          <table:table-cell office:value-type="float" office:value="0.228637585633066" calcext:value-type="float">
            <text:p>0,2286375856</text:p>
          </table:table-cell>
          <table:table-cell office:value-type="float" office:value="0.262619751492832" calcext:value-type="float">
            <text:p>0,2626197515</text:p>
          </table:table-cell>
          <table:table-cell office:value-type="float" office:value="0.237611090874403" calcext:value-type="float">
            <text:p>0,2376110909</text:p>
          </table:table-cell>
          <table:table-cell office:value-type="float" office:value="0.247742394716935" calcext:value-type="float">
            <text:p>0,2477423947</text:p>
          </table:table-cell>
          <table:table-cell office:value-type="float" office:value="0.041366817158295" calcext:value-type="float">
            <text:p>0,0413668172</text:p>
          </table:table-cell>
          <table:table-cell office:value-type="float" office:value="0.041294791025729" calcext:value-type="float">
            <text:p>0,041294791</text:p>
          </table:table-cell>
          <table:table-cell office:value-type="float" office:value="0.032025847056137" calcext:value-type="float">
            <text:p>0,0320258471</text:p>
          </table:table-cell>
          <table:table-cell office:value-type="float" office:value="0.054780700661114" calcext:value-type="float">
            <text:p>0,0547807007</text:p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81069587038095" calcext:value-type="float">
            <text:p>0,381069587</text:p>
          </table:table-cell>
          <table:table-cell office:value-type="float" office:value="0.453586193340563" calcext:value-type="float">
            <text:p>0,4535861933</text:p>
          </table:table-cell>
          <table:table-cell office:value-type="float" office:value="0.393530731613581" calcext:value-type="float">
            <text:p>0,3935307316</text:p>
          </table:table-cell>
          <table:table-cell office:value-type="float" office:value="0.43967019210374" calcext:value-type="float">
            <text:p>0,4396701921</text:p>
          </table:table-cell>
          <table:table-cell office:value-type="float" office:value="6.83871369880934" calcext:value-type="float">
            <text:p>6,8387136988</text:p>
          </table:table-cell>
          <table:table-cell office:value-type="float" office:value="10.8451942231239" calcext:value-type="float">
            <text:p>10,8451942231</text:p>
          </table:table-cell>
          <table:table-cell office:value-type="float" office:value="7.98710834211297" calcext:value-type="float">
            <text:p>7,9871083421</text:p>
          </table:table-cell>
          <table:table-cell office:value-type="float" office:value="9.53908150871031" calcext:value-type="float">
            <text:p>9,5390815087</text:p>
          </table:table-cell>
          <table:table-cell office:value-type="float" office:value="0.223109812407102" calcext:value-type="float">
            <text:p>0,2231098124</text:p>
          </table:table-cell>
          <table:table-cell office:value-type="float" office:value="0.257451833891556" calcext:value-type="float">
            <text:p>0,2574518339</text:p>
          </table:table-cell>
          <table:table-cell office:value-type="float" office:value="0.231982427246038" calcext:value-type="float">
            <text:p>0,2319824272</text:p>
          </table:table-cell>
          <table:table-cell office:value-type="float" office:value="0.242655952976856" calcext:value-type="float">
            <text:p>0,242655953</text:p>
          </table:table-cell>
          <table:table-cell office:value-type="float" office:value="0.041818271347156" calcext:value-type="float">
            <text:p>0,0418182713</text:p>
          </table:table-cell>
          <table:table-cell office:value-type="float" office:value="0.041546407448037" calcext:value-type="float">
            <text:p>0,0415464074</text:p>
          </table:table-cell>
          <table:table-cell office:value-type="float" office:value="0.033083118582189" calcext:value-type="float">
            <text:p>0,0330831186</text:p>
          </table:table-cell>
          <table:table-cell office:value-type="float" office:value="0.054180057651103" calcext:value-type="float">
            <text:p>0,0541800577</text:p>
          </table:table-cell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76937550290777" calcext:value-type="float">
            <text:p>0,3769375503</text:p>
          </table:table-cell>
          <table:table-cell office:value-type="float" office:value="0.454665052289292" calcext:value-type="float">
            <text:p>0,4546650523</text:p>
          </table:table-cell>
          <table:table-cell office:value-type="float" office:value="0.39006692558455" calcext:value-type="float">
            <text:p>0,3900669256</text:p>
          </table:table-cell>
          <table:table-cell office:value-type="float" office:value="0.438029288951315" calcext:value-type="float">
            <text:p>0,438029289</text:p>
          </table:table-cell>
          <table:table-cell office:value-type="float" office:value="6.53088267488317" calcext:value-type="float">
            <text:p>6,5308826749</text:p>
          </table:table-cell>
          <table:table-cell office:value-type="float" office:value="10.885643885763" calcext:value-type="float">
            <text:p>10,8856438858</text:p>
          </table:table-cell>
          <table:table-cell office:value-type="float" office:value="7.62366675732276" calcext:value-type="float">
            <text:p>7,6236667573</text:p>
          </table:table-cell>
          <table:table-cell office:value-type="float" office:value="9.66154875155657" calcext:value-type="float">
            <text:p>9,6615487516</text:p>
          </table:table-cell>
          <table:table-cell office:value-type="float" office:value="0.228164097123726" calcext:value-type="float">
            <text:p>0,2281640971</text:p>
          </table:table-cell>
          <table:table-cell office:value-type="float" office:value="0.265217098213604" calcext:value-type="float">
            <text:p>0,2652170982</text:p>
          </table:table-cell>
          <table:table-cell office:value-type="float" office:value="0.237380065039577" calcext:value-type="float">
            <text:p>0,237380065</text:p>
          </table:table-cell>
          <table:table-cell office:value-type="float" office:value="0.249806304116545" calcext:value-type="float">
            <text:p>0,2498063041</text:p>
          </table:table-cell>
          <table:table-cell office:value-type="float" office:value="0.042447718800611" calcext:value-type="float">
            <text:p>0,0424477188</text:p>
          </table:table-cell>
          <table:table-cell office:value-type="float" office:value="0.041900296746108" calcext:value-type="float">
            <text:p>0,0419002967</text:p>
          </table:table-cell>
          <table:table-cell office:value-type="float" office:value="0.033174761006708" calcext:value-type="float">
            <text:p>0,033174761</text:p>
          </table:table-cell>
          <table:table-cell office:value-type="float" office:value="0.055242350835917" calcext:value-type="float">
            <text:p>0,0552423508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77621347630142" calcext:value-type="float">
            <text:p>0,3776213476</text:p>
          </table:table-cell>
          <table:table-cell office:value-type="float" office:value="0.458517321839248" calcext:value-type="float">
            <text:p>0,4585173218</text:p>
          </table:table-cell>
          <table:table-cell office:value-type="float" office:value="0.3942329329609" calcext:value-type="float">
            <text:p>0,394232933</text:p>
          </table:table-cell>
          <table:table-cell office:value-type="float" office:value="0.435364257976124" calcext:value-type="float">
            <text:p>0,435364258</text:p>
          </table:table-cell>
          <table:table-cell office:value-type="float" office:value="6.43256037059154" calcext:value-type="float">
            <text:p>6,4325603706</text:p>
          </table:table-cell>
          <table:table-cell office:value-type="float" office:value="11.4048071927941" calcext:value-type="float">
            <text:p>11,4048071928</text:p>
          </table:table-cell>
          <table:table-cell office:value-type="float" office:value="7.83558307148353" calcext:value-type="float">
            <text:p>7,8355830715</text:p>
          </table:table-cell>
          <table:table-cell office:value-type="float" office:value="8.75668786407687" calcext:value-type="float">
            <text:p>8,7566878641</text:p>
          </table:table-cell>
          <table:table-cell office:value-type="float" office:value="0.224834926179651" calcext:value-type="float">
            <text:p>0,2248349262</text:p>
          </table:table-cell>
          <table:table-cell office:value-type="float" office:value="0.263571184327597" calcext:value-type="float">
            <text:p>0,2635711843</text:p>
          </table:table-cell>
          <table:table-cell office:value-type="float" office:value="0.236167426893448" calcext:value-type="float">
            <text:p>0,2361674269</text:p>
          </table:table-cell>
          <table:table-cell office:value-type="float" office:value="0.244551655554399" calcext:value-type="float">
            <text:p>0,2445516556</text:p>
          </table:table-cell>
          <table:table-cell office:value-type="float" office:value="0.044254699598923" calcext:value-type="float">
            <text:p>0,0442546996</text:p>
          </table:table-cell>
          <table:table-cell office:value-type="float" office:value="0.0426230284302" calcext:value-type="float">
            <text:p>0,0426230284</text:p>
          </table:table-cell>
          <table:table-cell office:value-type="float" office:value="0.034165199841036" calcext:value-type="float">
            <text:p>0,0341651998</text:p>
          </table:table-cell>
          <table:table-cell office:value-type="float" office:value="0.057185699334544" calcext:value-type="float">
            <text:p>0,0571856993</text:p>
          </table:table-cell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8230131324417" calcext:value-type="float">
            <text:p>0,3823013132</text:p>
          </table:table-cell>
          <table:table-cell office:value-type="float" office:value="0.461603070810801" calcext:value-type="float">
            <text:p>0,4616030708</text:p>
          </table:table-cell>
          <table:table-cell office:value-type="float" office:value="0.396053971326851" calcext:value-type="float">
            <text:p>0,3960539713</text:p>
          </table:table-cell>
          <table:table-cell office:value-type="float" office:value="0.444261761134325" calcext:value-type="float">
            <text:p>0,4442617611</text:p>
          </table:table-cell>
          <table:table-cell office:value-type="float" office:value="6.92502153262389" calcext:value-type="float">
            <text:p>6,9250215326</text:p>
          </table:table-cell>
          <table:table-cell office:value-type="float" office:value="11.637564608896" calcext:value-type="float">
            <text:p>11,6375646089</text:p>
          </table:table-cell>
          <table:table-cell office:value-type="float" office:value="8.42942081194331" calcext:value-type="float">
            <text:p>8,4294208119</text:p>
          </table:table-cell>
          <table:table-cell office:value-type="float" office:value="9.64800986978487" calcext:value-type="float">
            <text:p>9,6480098698</text:p>
          </table:table-cell>
          <table:table-cell office:value-type="float" office:value="0.226820984809428" calcext:value-type="float">
            <text:p>0,2268209848</text:p>
          </table:table-cell>
          <table:table-cell office:value-type="float" office:value="0.267682759173657" calcext:value-type="float">
            <text:p>0,2676827592</text:p>
          </table:table-cell>
          <table:table-cell office:value-type="float" office:value="0.235843698039647" calcext:value-type="float">
            <text:p>0,235843698</text:p>
          </table:table-cell>
          <table:table-cell office:value-type="float" office:value="0.252235718523921" calcext:value-type="float">
            <text:p>0,2522357185</text:p>
          </table:table-cell>
          <table:table-cell office:value-type="float" office:value="0.04276086528937" calcext:value-type="float">
            <text:p>0,0427608653</text:p>
          </table:table-cell>
          <table:table-cell office:value-type="float" office:value="0.043576517812189" calcext:value-type="float">
            <text:p>0,0435765178</text:p>
          </table:table-cell>
          <table:table-cell office:value-type="float" office:value="0.034842473637382" calcext:value-type="float">
            <text:p>0,0348424736</text:p>
          </table:table-cell>
          <table:table-cell office:value-type="float" office:value="0.05501481049691" calcext:value-type="float">
            <text:p>0,0550148105</text:p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84598941783248" calcext:value-type="float">
            <text:p>0,3845989418</text:p>
          </table:table-cell>
          <table:table-cell office:value-type="float" office:value="0.467835752113983" calcext:value-type="float">
            <text:p>0,4678357521</text:p>
          </table:table-cell>
          <table:table-cell office:value-type="float" office:value="0.39846360906766" calcext:value-type="float">
            <text:p>0,3984636091</text:p>
          </table:table-cell>
          <table:table-cell office:value-type="float" office:value="0.449323426331404" calcext:value-type="float">
            <text:p>0,4493234263</text:p>
          </table:table-cell>
          <table:table-cell office:value-type="float" office:value="6.69887920289188" calcext:value-type="float">
            <text:p>6,6988792029</text:p>
          </table:table-cell>
          <table:table-cell office:value-type="float" office:value="11.6673170023134" calcext:value-type="float">
            <text:p>11,6673170023</text:p>
          </table:table-cell>
          <table:table-cell office:value-type="float" office:value="8.30778143183025" calcext:value-type="float">
            <text:p>8,3077814318</text:p>
          </table:table-cell>
          <table:table-cell office:value-type="float" office:value="10.1342961961735" calcext:value-type="float">
            <text:p>10,1342961962</text:p>
          </table:table-cell>
          <table:table-cell office:value-type="float" office:value="0.235870219350967" calcext:value-type="float">
            <text:p>0,2358702194</text:p>
          </table:table-cell>
          <table:table-cell office:value-type="float" office:value="0.280775164393902" calcext:value-type="float">
            <text:p>0,2807751644</text:p>
          </table:table-cell>
          <table:table-cell office:value-type="float" office:value="0.245389650054673" calcext:value-type="float">
            <text:p>0,2453896501</text:p>
          </table:table-cell>
          <table:table-cell office:value-type="float" office:value="0.264369349801459" calcext:value-type="float">
            <text:p>0,2643693498</text:p>
          </table:table-cell>
          <table:table-cell office:value-type="float" office:value="0.042546423590741" calcext:value-type="float">
            <text:p>0,0425464236</text:p>
          </table:table-cell>
          <table:table-cell office:value-type="float" office:value="0.042283021046265" calcext:value-type="float">
            <text:p>0,042283021</text:p>
          </table:table-cell>
          <table:table-cell office:value-type="float" office:value="0.034521481081589" calcext:value-type="float">
            <text:p>0,0345214811</text:p>
          </table:table-cell>
          <table:table-cell office:value-type="float" office:value="0.053915852949561" calcext:value-type="float">
            <text:p>0,0539158529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8567946207598" calcext:value-type="float">
            <text:p>0,3856794621</text:p>
          </table:table-cell>
          <table:table-cell office:value-type="float" office:value="0.466552132016583" calcext:value-type="float">
            <text:p>0,466552132</text:p>
          </table:table-cell>
          <table:table-cell office:value-type="float" office:value="0.398200470235422" calcext:value-type="float">
            <text:p>0,3982004702</text:p>
          </table:table-cell>
          <table:table-cell office:value-type="float" office:value="0.45049684035194" calcext:value-type="float">
            <text:p>0,4504968404</text:p>
          </table:table-cell>
          <table:table-cell office:value-type="float" office:value="7.23718510063795" calcext:value-type="float">
            <text:p>7,2371851006</text:p>
          </table:table-cell>
          <table:table-cell office:value-type="float" office:value="11.6892846235073" calcext:value-type="float">
            <text:p>11,6892846235</text:p>
          </table:table-cell>
          <table:table-cell office:value-type="float" office:value="8.50223307206535" calcext:value-type="float">
            <text:p>8,5022330721</text:p>
          </table:table-cell>
          <table:table-cell office:value-type="float" office:value="10.2981413079966" calcext:value-type="float">
            <text:p>10,298141308</text:p>
          </table:table-cell>
          <table:table-cell office:value-type="float" office:value="0.227089123810286" calcext:value-type="float">
            <text:p>0,2270891238</text:p>
          </table:table-cell>
          <table:table-cell office:value-type="float" office:value="0.26717151218416" calcext:value-type="float">
            <text:p>0,2671715122</text:p>
          </table:table-cell>
          <table:table-cell office:value-type="float" office:value="0.23583605649287" calcext:value-type="float">
            <text:p>0,2358360565</text:p>
          </table:table-cell>
          <table:table-cell office:value-type="float" office:value="0.252279968839593" calcext:value-type="float">
            <text:p>0,2522799688</text:p>
          </table:table-cell>
          <table:table-cell office:value-type="float" office:value="0.041254809091162" calcext:value-type="float">
            <text:p>0,0412548091</text:p>
          </table:table-cell>
          <table:table-cell office:value-type="float" office:value="0.041295871023086" calcext:value-type="float">
            <text:p>0,041295871</text:p>
          </table:table-cell>
          <table:table-cell office:value-type="float" office:value="0.032576923815789" calcext:value-type="float">
            <text:p>0,0325769238</text:p>
          </table:table-cell>
          <table:table-cell office:value-type="float" office:value="0.053851496268175" calcext:value-type="float">
            <text:p>0,0538514963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78070807262098" calcext:value-type="float">
            <text:p>0,3780708073</text:p>
          </table:table-cell>
          <table:table-cell office:value-type="float" office:value="0.462562996236484" calcext:value-type="float">
            <text:p>0,4625629962</text:p>
          </table:table-cell>
          <table:table-cell office:value-type="float" office:value="0.393233460408219" calcext:value-type="float">
            <text:p>0,3932334604</text:p>
          </table:table-cell>
          <table:table-cell office:value-type="float" office:value="0.439406330333676" calcext:value-type="float">
            <text:p>0,4394063303</text:p>
          </table:table-cell>
          <table:table-cell office:value-type="float" office:value="6.51035220293014" calcext:value-type="float">
            <text:p>6,5103522029</text:p>
          </table:table-cell>
          <table:table-cell office:value-type="float" office:value="11.9749998863662" calcext:value-type="float">
            <text:p>11,9749998864</text:p>
          </table:table-cell>
          <table:table-cell office:value-type="float" office:value="8.17065768384156" calcext:value-type="float">
            <text:p>8,1706576838</text:p>
          </table:table-cell>
          <table:table-cell office:value-type="float" office:value="9.39308210262856" calcext:value-type="float">
            <text:p>9,3930821026</text:p>
          </table:table-cell>
          <table:table-cell office:value-type="float" office:value="0.226225884036157" calcext:value-type="float">
            <text:p>0,226225884</text:p>
          </table:table-cell>
          <table:table-cell office:value-type="float" office:value="0.265778693031886" calcext:value-type="float">
            <text:p>0,265778693</text:p>
          </table:table-cell>
          <table:table-cell office:value-type="float" office:value="0.237056775634194" calcext:value-type="float">
            <text:p>0,2370567756</text:p>
          </table:table-cell>
          <table:table-cell office:value-type="float" office:value="0.247589571488153" calcext:value-type="float">
            <text:p>0,2475895715</text:p>
          </table:table-cell>
          <table:table-cell office:value-type="float" office:value="0.040366554760622" calcext:value-type="float">
            <text:p>0,0403665548</text:p>
          </table:table-cell>
          <table:table-cell office:value-type="float" office:value="0.041292388785899" calcext:value-type="float">
            <text:p>0,0412923888</text:p>
          </table:table-cell>
          <table:table-cell office:value-type="float" office:value="0.030895224127092" calcext:value-type="float">
            <text:p>0,0308952241</text:p>
          </table:table-cell>
          <table:table-cell office:value-type="float" office:value="0.054757868409208" calcext:value-type="float">
            <text:p>0,0547578684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81710163267888" calcext:value-type="float">
            <text:p>0,3817101633</text:p>
          </table:table-cell>
          <table:table-cell office:value-type="float" office:value="0.462667556008719" calcext:value-type="float">
            <text:p>0,462667556</text:p>
          </table:table-cell>
          <table:table-cell office:value-type="float" office:value="0.394234475305675" calcext:value-type="float">
            <text:p>0,3942344753</text:p>
          </table:table-cell>
          <table:table-cell office:value-type="float" office:value="0.444655806024755" calcext:value-type="float">
            <text:p>0,444655806</text:p>
          </table:table-cell>
          <table:table-cell office:value-type="float" office:value="6.85343769218657" calcext:value-type="float">
            <text:p>6,8534376922</text:p>
          </table:table-cell>
          <table:table-cell office:value-type="float" office:value="11.5829727930962" calcext:value-type="float">
            <text:p>11,5829727931</text:p>
          </table:table-cell>
          <table:table-cell office:value-type="float" office:value="8.41778044377057" calcext:value-type="float">
            <text:p>8,4177804438</text:p>
          </table:table-cell>
          <table:table-cell office:value-type="float" office:value="9.64097450322358" calcext:value-type="float">
            <text:p>9,6409745032</text:p>
          </table:table-cell>
          <table:table-cell office:value-type="float" office:value="0.230761171265263" calcext:value-type="float">
            <text:p>0,2307611713</text:p>
          </table:table-cell>
          <table:table-cell office:value-type="float" office:value="0.272805815919761" calcext:value-type="float">
            <text:p>0,2728058159</text:p>
          </table:table-cell>
          <table:table-cell office:value-type="float" office:value="0.239132961612311" calcext:value-type="float">
            <text:p>0,2391329616</text:p>
          </table:table-cell>
          <table:table-cell office:value-type="float" office:value="0.258316160630658" calcext:value-type="float">
            <text:p>0,2583161606</text:p>
          </table:table-cell>
          <table:table-cell office:value-type="float" office:value="0.042397458657184" calcext:value-type="float">
            <text:p>0,0423974587</text:p>
          </table:table-cell>
          <table:table-cell office:value-type="float" office:value="0.044147986936712" calcext:value-type="float">
            <text:p>0,0441479869</text:p>
          </table:table-cell>
          <table:table-cell office:value-type="float" office:value="0.033622850225125" calcext:value-type="float">
            <text:p>0,0336228502</text:p>
          </table:table-cell>
          <table:table-cell office:value-type="float" office:value="0.056900283955053" calcext:value-type="float">
            <text:p>0,056900284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80484347096981" calcext:value-type="float">
            <text:p>0,3804843471</text:p>
          </table:table-cell>
          <table:table-cell office:value-type="float" office:value="0.460816281688355" calcext:value-type="float">
            <text:p>0,4608162817</text:p>
          </table:table-cell>
          <table:table-cell office:value-type="float" office:value="0.391517139813439" calcext:value-type="float">
            <text:p>0,3915171398</text:p>
          </table:table-cell>
          <table:table-cell office:value-type="float" office:value="0.446140176751124" calcext:value-type="float">
            <text:p>0,4461401768</text:p>
          </table:table-cell>
          <table:table-cell office:value-type="float" office:value="6.66913397619227" calcext:value-type="float">
            <text:p>6,6691339762</text:p>
          </table:table-cell>
          <table:table-cell office:value-type="float" office:value="11.7155407771856" calcext:value-type="float">
            <text:p>11,7155407772</text:p>
          </table:table-cell>
          <table:table-cell office:value-type="float" office:value="7.85931697651431" calcext:value-type="float">
            <text:p>7,8593169765</text:p>
          </table:table-cell>
          <table:table-cell office:value-type="float" office:value="10.1177915996491" calcext:value-type="float">
            <text:p>10,1177915996</text:p>
          </table:table-cell>
          <table:table-cell office:value-type="float" office:value="0.230755048142422" calcext:value-type="float">
            <text:p>0,2307550481</text:p>
          </table:table-cell>
          <table:table-cell office:value-type="float" office:value="0.27446441659871" calcext:value-type="float">
            <text:p>0,2744644166</text:p>
          </table:table-cell>
          <table:table-cell office:value-type="float" office:value="0.23862852058306" calcext:value-type="float">
            <text:p>0,2386285206</text:p>
          </table:table-cell>
          <table:table-cell office:value-type="float" office:value="0.260748686689862" calcext:value-type="float">
            <text:p>0,2607486867</text:p>
          </table:table-cell>
          <table:table-cell office:value-type="float" office:value="0.041841490515436" calcext:value-type="float">
            <text:p>0,0418414905</text:p>
          </table:table-cell>
          <table:table-cell office:value-type="float" office:value="0.043327871181278" calcext:value-type="float">
            <text:p>0,0433278712</text:p>
          </table:table-cell>
          <table:table-cell office:value-type="float" office:value="0.033975648359672" calcext:value-type="float">
            <text:p>0,0339756484</text:p>
          </table:table-cell>
          <table:table-cell office:value-type="float" office:value="0.054770689883863" calcext:value-type="float">
            <text:p>0,0547706899</text:p>
          </table:table-cell>
          <table:table-cell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83422383552037" calcext:value-type="float">
            <text:p>0,3834223836</text:p>
          </table:table-cell>
          <table:table-cell office:value-type="float" office:value="0.463097851008224" calcext:value-type="float">
            <text:p>0,463097851</text:p>
          </table:table-cell>
          <table:table-cell office:value-type="float" office:value="0.395269705251014" calcext:value-type="float">
            <text:p>0,3952697053</text:p>
          </table:table-cell>
          <table:table-cell office:value-type="float" office:value="0.446697748102329" calcext:value-type="float">
            <text:p>0,4466977481</text:p>
          </table:table-cell>
          <table:table-cell office:value-type="float" office:value="7.03298339201953" calcext:value-type="float">
            <text:p>7,032983392</text:p>
          </table:table-cell>
          <table:table-cell office:value-type="float" office:value="12.1457969181342" calcext:value-type="float">
            <text:p>12,1457969181</text:p>
          </table:table-cell>
          <table:table-cell office:value-type="float" office:value="8.28742250624924" calcext:value-type="float">
            <text:p>8,2874225062</text:p>
          </table:table-cell>
          <table:table-cell office:value-type="float" office:value="10.0823757919689" calcext:value-type="float">
            <text:p>10,082375792</text:p>
          </table:table-cell>
          <table:table-cell office:value-type="float" office:value="0.235454915349713" calcext:value-type="float">
            <text:p>0,2354549153</text:p>
          </table:table-cell>
          <table:table-cell office:value-type="float" office:value="0.283306102789055" calcext:value-type="float">
            <text:p>0,2833061028</text:p>
          </table:table-cell>
          <table:table-cell office:value-type="float" office:value="0.243533518515681" calcext:value-type="float">
            <text:p>0,2435335185</text:p>
          </table:table-cell>
          <table:table-cell office:value-type="float" office:value="0.268937013017371" calcext:value-type="float">
            <text:p>0,268937013</text:p>
          </table:table-cell>
          <table:table-cell office:value-type="float" office:value="0.040178581988498" calcext:value-type="float">
            <text:p>0,040178582</text:p>
          </table:table-cell>
          <table:table-cell office:value-type="float" office:value="0.043141735157272" calcext:value-type="float">
            <text:p>0,0431417352</text:p>
          </table:table-cell>
          <table:table-cell office:value-type="float" office:value="0.03321440338601" calcext:value-type="float">
            <text:p>0,0332144034</text:p>
          </table:table-cell>
          <table:table-cell office:value-type="float" office:value="0.053286671255816" calcext:value-type="float">
            <text:p>0,0532866713</text:p>
          </table:table-cell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75376273859783" calcext:value-type="float">
            <text:p>0,3753762739</text:p>
          </table:table-cell>
          <table:table-cell office:value-type="float" office:value="0.465453546417984" calcext:value-type="float">
            <text:p>0,4654535464</text:p>
          </table:table-cell>
          <table:table-cell office:value-type="float" office:value="0.391443050635974" calcext:value-type="float">
            <text:p>0,3914430506</text:p>
          </table:table-cell>
          <table:table-cell office:value-type="float" office:value="0.44131999815688" calcext:value-type="float">
            <text:p>0,4413199982</text:p>
          </table:table-cell>
          <table:table-cell office:value-type="float" office:value="6.58350055122104" calcext:value-type="float">
            <text:p>6,5835005512</text:p>
          </table:table-cell>
          <table:table-cell office:value-type="float" office:value="11.6063203187789" calcext:value-type="float">
            <text:p>11,6063203188</text:p>
          </table:table-cell>
          <table:table-cell office:value-type="float" office:value="8.02896216989155" calcext:value-type="float">
            <text:p>8,0289621699</text:p>
          </table:table-cell>
          <table:table-cell office:value-type="float" office:value="9.65025535787207" calcext:value-type="float">
            <text:p>9,6502553579</text:p>
          </table:table-cell>
          <table:table-cell office:value-type="float" office:value="0.232794177331818" calcext:value-type="float">
            <text:p>0,2327941773</text:p>
          </table:table-cell>
          <table:table-cell office:value-type="float" office:value="0.282968399773103" calcext:value-type="float">
            <text:p>0,2829683998</text:p>
          </table:table-cell>
          <table:table-cell office:value-type="float" office:value="0.243371173872" calcext:value-type="float">
            <text:p>0,2433711739</text:p>
          </table:table-cell>
          <table:table-cell office:value-type="float" office:value="0.264039408646071" calcext:value-type="float">
            <text:p>0,2640394086</text:p>
          </table:table-cell>
          <table:table-cell office:value-type="float" office:value="0.040728408098051" calcext:value-type="float">
            <text:p>0,0407284081</text:p>
          </table:table-cell>
          <table:table-cell office:value-type="float" office:value="0.04330723513227" calcext:value-type="float">
            <text:p>0,0433072351</text:p>
          </table:table-cell>
          <table:table-cell office:value-type="float" office:value="0.033145045049663" calcext:value-type="float">
            <text:p>0,033145045</text:p>
          </table:table-cell>
          <table:table-cell office:value-type="float" office:value="0.05428194346172" calcext:value-type="float">
            <text:p>0,0542819435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71858517551262" calcext:value-type="float">
            <text:p>0,3718585176</text:p>
          </table:table-cell>
          <table:table-cell office:value-type="float" office:value="0.447148581567146" calcext:value-type="float">
            <text:p>0,4471485816</text:p>
          </table:table-cell>
          <table:table-cell office:value-type="float" office:value="0.38216601384155" calcext:value-type="float">
            <text:p>0,3821660138</text:p>
          </table:table-cell>
          <table:table-cell office:value-type="float" office:value="0.432322954279999" calcext:value-type="float">
            <text:p>0,4323229543</text:p>
          </table:table-cell>
          <table:table-cell office:value-type="float" office:value="6.36477340955639" calcext:value-type="float">
            <text:p>6,3647734096</text:p>
          </table:table-cell>
          <table:table-cell office:value-type="float" office:value="10.646335544729" calcext:value-type="float">
            <text:p>10,6463355447</text:p>
          </table:table-cell>
          <table:table-cell office:value-type="float" office:value="7.14206728410663" calcext:value-type="float">
            <text:p>7,1420672841</text:p>
          </table:table-cell>
          <table:table-cell office:value-type="float" office:value="9.26644903482581" calcext:value-type="float">
            <text:p>9,2664490348</text:p>
          </table:table-cell>
          <table:table-cell office:value-type="float" office:value="0.229848943204338" calcext:value-type="float">
            <text:p>0,2298489432</text:p>
          </table:table-cell>
          <table:table-cell office:value-type="float" office:value="0.264434662310787" calcext:value-type="float">
            <text:p>0,2644346623</text:p>
          </table:table-cell>
          <table:table-cell office:value-type="float" office:value="0.236669491775146" calcext:value-type="float">
            <text:p>0,2366694918</text:p>
          </table:table-cell>
          <table:table-cell office:value-type="float" office:value="0.252785609917011" calcext:value-type="float">
            <text:p>0,2527856099</text:p>
          </table:table-cell>
          <table:table-cell office:value-type="float" office:value="0.043549427986448" calcext:value-type="float">
            <text:p>0,043549428</text:p>
          </table:table-cell>
          <table:table-cell office:value-type="float" office:value="0.047866090790248" calcext:value-type="float">
            <text:p>0,0478660908</text:p>
          </table:table-cell>
          <table:table-cell office:value-type="float" office:value="0.036358458714699" calcext:value-type="float">
            <text:p>0,0363584587</text:p>
          </table:table-cell>
          <table:table-cell office:value-type="float" office:value="0.058337220442939" calcext:value-type="float">
            <text:p>0,0583372204</text:p>
          </table:table-cell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80686848055631" calcext:value-type="float">
            <text:p>0,3806868481</text:p>
          </table:table-cell>
          <table:table-cell office:value-type="float" office:value="0.45645271193858" calcext:value-type="float">
            <text:p>0,4564527119</text:p>
          </table:table-cell>
          <table:table-cell office:value-type="float" office:value="0.388135359224048" calcext:value-type="float">
            <text:p>0,3881353592</text:p>
          </table:table-cell>
          <table:table-cell office:value-type="float" office:value="0.44711242741995" calcext:value-type="float">
            <text:p>0,4471124274</text:p>
          </table:table-cell>
          <table:table-cell office:value-type="float" office:value="7.08138259397245" calcext:value-type="float">
            <text:p>7,081382594</text:p>
          </table:table-cell>
          <table:table-cell office:value-type="float" office:value="11.9055000976131" calcext:value-type="float">
            <text:p>11,9055000976</text:p>
          </table:table-cell>
          <table:table-cell office:value-type="float" office:value="7.74929536384866" calcext:value-type="float">
            <text:p>7,7492953638</text:p>
          </table:table-cell>
          <table:table-cell office:value-type="float" office:value="10.3158053810278" calcext:value-type="float">
            <text:p>10,315805381</text:p>
          </table:table-cell>
          <table:table-cell office:value-type="float" office:value="0.233915147956432" calcext:value-type="float">
            <text:p>0,233915148</text:p>
          </table:table-cell>
          <table:table-cell office:value-type="float" office:value="0.266466570743703" calcext:value-type="float">
            <text:p>0,2664665707</text:p>
          </table:table-cell>
          <table:table-cell office:value-type="float" office:value="0.240483404893044" calcext:value-type="float">
            <text:p>0,2404834049</text:p>
          </table:table-cell>
          <table:table-cell office:value-type="float" office:value="0.255306320644768" calcext:value-type="float">
            <text:p>0,2553063206</text:p>
          </table:table-cell>
          <table:table-cell office:value-type="float" office:value="0.041633218862893" calcext:value-type="float">
            <text:p>0,0416332189</text:p>
          </table:table-cell>
          <table:table-cell office:value-type="float" office:value="0.04429034356197" calcext:value-type="float">
            <text:p>0,0442903436</text:p>
          </table:table-cell>
          <table:table-cell office:value-type="float" office:value="0.03327719307904" calcext:value-type="float">
            <text:p>0,0332771931</text:p>
          </table:table-cell>
          <table:table-cell office:value-type="float" office:value="0.056625919005337" calcext:value-type="float">
            <text:p>0,056625919</text:p>
          </table:table-cell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8173881894214" calcext:value-type="float">
            <text:p>0,3817388189</text:p>
          </table:table-cell>
          <table:table-cell office:value-type="float" office:value="0.458909419992915" calcext:value-type="float">
            <text:p>0,45890942</text:p>
          </table:table-cell>
          <table:table-cell office:value-type="float" office:value="0.391989306672023" calcext:value-type="float">
            <text:p>0,3919893067</text:p>
          </table:table-cell>
          <table:table-cell office:value-type="float" office:value="0.444406562840969" calcext:value-type="float">
            <text:p>0,4444065628</text:p>
          </table:table-cell>
          <table:table-cell office:value-type="float" office:value="6.93607412866706" calcext:value-type="float">
            <text:p>6,9360741287</text:p>
          </table:table-cell>
          <table:table-cell office:value-type="float" office:value="11.9046749272193" calcext:value-type="float">
            <text:p>11,9046749272</text:p>
          </table:table-cell>
          <table:table-cell office:value-type="float" office:value="7.70910471359482" calcext:value-type="float">
            <text:p>7,7091047136</text:p>
          </table:table-cell>
          <table:table-cell office:value-type="float" office:value="9.61784641558954" calcext:value-type="float">
            <text:p>9,6178464156</text:p>
          </table:table-cell>
          <table:table-cell office:value-type="float" office:value="0.224726212440274" calcext:value-type="float">
            <text:p>0,2247262124</text:p>
          </table:table-cell>
          <table:table-cell office:value-type="float" office:value="0.254815651324029" calcext:value-type="float">
            <text:p>0,2548156513</text:p>
          </table:table-cell>
          <table:table-cell office:value-type="float" office:value="0.231022851759402" calcext:value-type="float">
            <text:p>0,2310228518</text:p>
          </table:table-cell>
          <table:table-cell office:value-type="float" office:value="0.244092526510274" calcext:value-type="float">
            <text:p>0,2440925265</text:p>
          </table:table-cell>
          <table:table-cell office:value-type="float" office:value="0.045426464958382" calcext:value-type="float">
            <text:p>0,045426465</text:p>
          </table:table-cell>
          <table:table-cell office:value-type="float" office:value="0.047717459183138" calcext:value-type="float">
            <text:p>0,0477174592</text:p>
          </table:table-cell>
          <table:table-cell office:value-type="float" office:value="0.036313447896848" calcext:value-type="float">
            <text:p>0,0363134479</text:p>
          </table:table-cell>
          <table:table-cell office:value-type="float" office:value="0.061309885881627" calcext:value-type="float">
            <text:p>0,0613098859</text:p>
          </table:table-cell>
          <table:table-cell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80064247939328" calcext:value-type="float">
            <text:p>0,3800642479</text:p>
          </table:table-cell>
          <table:table-cell office:value-type="float" office:value="0.459445247477568" calcext:value-type="float">
            <text:p>0,4594452475</text:p>
          </table:table-cell>
          <table:table-cell office:value-type="float" office:value="0.392508323305835" calcext:value-type="float">
            <text:p>0,3925083233</text:p>
          </table:table-cell>
          <table:table-cell office:value-type="float" office:value="0.442526477199984" calcext:value-type="float">
            <text:p>0,4425264772</text:p>
          </table:table-cell>
          <table:table-cell office:value-type="float" office:value="6.63069160881762" calcext:value-type="float">
            <text:p>6,6306916088</text:p>
          </table:table-cell>
          <table:table-cell office:value-type="float" office:value="11.7239659408246" calcext:value-type="float">
            <text:p>11,7239659408</text:p>
          </table:table-cell>
          <table:table-cell office:value-type="float" office:value="7.71200483234646" calcext:value-type="float">
            <text:p>7,7120048323</text:p>
          </table:table-cell>
          <table:table-cell office:value-type="float" office:value="9.86148861051302" calcext:value-type="float">
            <text:p>9,8614886105</text:p>
          </table:table-cell>
          <table:table-cell office:value-type="float" office:value="0.222326551728883" calcext:value-type="float">
            <text:p>0,2223265517</text:p>
          </table:table-cell>
          <table:table-cell office:value-type="float" office:value="0.257018093172164" calcext:value-type="float">
            <text:p>0,2570180932</text:p>
          </table:table-cell>
          <table:table-cell office:value-type="float" office:value="0.230642332550649" calcext:value-type="float">
            <text:p>0,2306423326</text:p>
          </table:table-cell>
          <table:table-cell office:value-type="float" office:value="0.242787380870753" calcext:value-type="float">
            <text:p>0,2427873809</text:p>
          </table:table-cell>
          <table:table-cell office:value-type="float" office:value="0.038737439508145" calcext:value-type="float">
            <text:p>0,0387374395</text:p>
          </table:table-cell>
          <table:table-cell office:value-type="float" office:value="0.041714280571399" calcext:value-type="float">
            <text:p>0,0417142806</text:p>
          </table:table-cell>
          <table:table-cell office:value-type="float" office:value="0.03173162960713" calcext:value-type="float">
            <text:p>0,0317316296</text:p>
          </table:table-cell>
          <table:table-cell office:value-type="float" office:value="0.051920172637403" calcext:value-type="float">
            <text:p>0,0519201726</text:p>
          </table:table-cell>
          <table:table-cell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4055535793204" calcext:value-type="float">
            <text:p>0,3840555358</text:p>
          </table:table-cell>
          <table:table-cell office:value-type="float" office:value="0.457554673694182" calcext:value-type="float">
            <text:p>0,4575546737</text:p>
          </table:table-cell>
          <table:table-cell office:value-type="float" office:value="0.393193360216556" calcext:value-type="float">
            <text:p>0,3931933602</text:p>
          </table:table-cell>
          <table:table-cell office:value-type="float" office:value="0.4442804231488" calcext:value-type="float">
            <text:p>0,4442804231</text:p>
          </table:table-cell>
          <table:table-cell office:value-type="float" office:value="6.97203133681539" calcext:value-type="float">
            <text:p>6,9720313368</text:p>
          </table:table-cell>
          <table:table-cell office:value-type="float" office:value="11.3336802296515" calcext:value-type="float">
            <text:p>11,3336802297</text:p>
          </table:table-cell>
          <table:table-cell office:value-type="float" office:value="7.82539355146031" calcext:value-type="float">
            <text:p>7,8253935515</text:p>
          </table:table-cell>
          <table:table-cell office:value-type="float" office:value="10.3932074262495" calcext:value-type="float">
            <text:p>10,3932074262</text:p>
          </table:table-cell>
          <table:table-cell office:value-type="float" office:value="0.222939810723046" calcext:value-type="float">
            <text:p>0,2229398107</text:p>
          </table:table-cell>
          <table:table-cell office:value-type="float" office:value="0.249096279874875" calcext:value-type="float">
            <text:p>0,2490962799</text:p>
          </table:table-cell>
          <table:table-cell office:value-type="float" office:value="0.229232217399299" calcext:value-type="float">
            <text:p>0,2292322174</text:p>
          </table:table-cell>
          <table:table-cell office:value-type="float" office:value="0.238497608581512" calcext:value-type="float">
            <text:p>0,2384976086</text:p>
          </table:table-cell>
          <table:table-cell office:value-type="float" office:value="0.040297352283895" calcext:value-type="float">
            <text:p>0,0402973523</text:p>
          </table:table-cell>
          <table:table-cell office:value-type="float" office:value="0.040993840306519" calcext:value-type="float">
            <text:p>0,0409938403</text:p>
          </table:table-cell>
          <table:table-cell office:value-type="float" office:value="0.032265940434093" calcext:value-type="float">
            <text:p>0,0322659404</text:p>
          </table:table-cell>
          <table:table-cell office:value-type="float" office:value="0.05307333610463" calcext:value-type="float">
            <text:p>0,0530733361</text:p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83510533356144" calcext:value-type="float">
            <text:p>0,3835105334</text:p>
          </table:table-cell>
          <table:table-cell office:value-type="float" office:value="0.458384971449034" calcext:value-type="float">
            <text:p>0,4583849714</text:p>
          </table:table-cell>
          <table:table-cell office:value-type="float" office:value="0.390358041626573" calcext:value-type="float">
            <text:p>0,3903580416</text:p>
          </table:table-cell>
          <table:table-cell office:value-type="float" office:value="0.44901100785691" calcext:value-type="float">
            <text:p>0,4490110079</text:p>
          </table:table-cell>
          <table:table-cell office:value-type="float" office:value="6.78885458708209" calcext:value-type="float">
            <text:p>6,7888545871</text:p>
          </table:table-cell>
          <table:table-cell office:value-type="float" office:value="11.3792908673016" calcext:value-type="float">
            <text:p>11,3792908673</text:p>
          </table:table-cell>
          <table:table-cell office:value-type="float" office:value="7.36841498261365" calcext:value-type="float">
            <text:p>7,3684149826</text:p>
          </table:table-cell>
          <table:table-cell office:value-type="float" office:value="10.73877973953" calcext:value-type="float">
            <text:p>10,7387797395</text:p>
          </table:table-cell>
          <table:table-cell office:value-type="float" office:value="0.229298102205237" calcext:value-type="float">
            <text:p>0,2292981022</text:p>
          </table:table-cell>
          <table:table-cell office:value-type="float" office:value="0.260183399362905" calcext:value-type="float">
            <text:p>0,2601833994</text:p>
          </table:table-cell>
          <table:table-cell office:value-type="float" office:value="0.235374332591693" calcext:value-type="float">
            <text:p>0,2353743326</text:p>
          </table:table-cell>
          <table:table-cell office:value-type="float" office:value="0.24970244331433" calcext:value-type="float">
            <text:p>0,2497024433</text:p>
          </table:table-cell>
          <table:table-cell office:value-type="float" office:value="0.037783929038933" calcext:value-type="float">
            <text:p>0,037783929</text:p>
          </table:table-cell>
          <table:table-cell office:value-type="float" office:value="0.041611211230994" calcext:value-type="float">
            <text:p>0,0416112112</text:p>
          </table:table-cell>
          <table:table-cell office:value-type="float" office:value="0.031354421167392" calcext:value-type="float">
            <text:p>0,0313544212</text:p>
          </table:table-cell>
          <table:table-cell office:value-type="float" office:value="0.051235027149711" calcext:value-type="float">
            <text:p>0,0512350271</text:p>
          </table:table-cell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82428485349543" calcext:value-type="float">
            <text:p>0,3824284853</text:p>
          </table:table-cell>
          <table:table-cell office:value-type="float" office:value="0.454762638608332" calcext:value-type="float">
            <text:p>0,4547626386</text:p>
          </table:table-cell>
          <table:table-cell office:value-type="float" office:value="0.389898533219969" calcext:value-type="float">
            <text:p>0,3898985332</text:p>
          </table:table-cell>
          <table:table-cell office:value-type="float" office:value="0.444282894025067" calcext:value-type="float">
            <text:p>0,444282894</text:p>
          </table:table-cell>
          <table:table-cell office:value-type="float" office:value="6.75803829184595" calcext:value-type="float">
            <text:p>6,7580382918</text:p>
          </table:table-cell>
          <table:table-cell office:value-type="float" office:value="11.089570928054" calcext:value-type="float">
            <text:p>11,0895709281</text:p>
          </table:table-cell>
          <table:table-cell office:value-type="float" office:value="7.27202794724446" calcext:value-type="float">
            <text:p>7,2720279472</text:p>
          </table:table-cell>
          <table:table-cell office:value-type="float" office:value="10.1674119694481" calcext:value-type="float">
            <text:p>10,1674119694</text:p>
          </table:table-cell>
          <table:table-cell office:value-type="float" office:value="0.222649087257956" calcext:value-type="float">
            <text:p>0,2226490873</text:p>
          </table:table-cell>
          <table:table-cell office:value-type="float" office:value="0.245575836230637" calcext:value-type="float">
            <text:p>0,2455758362</text:p>
          </table:table-cell>
          <table:table-cell office:value-type="float" office:value="0.228002474750179" calcext:value-type="float">
            <text:p>0,2280024748</text:p>
          </table:table-cell>
          <table:table-cell office:value-type="float" office:value="0.236645611578974" calcext:value-type="float">
            <text:p>0,2366456116</text:p>
          </table:table-cell>
          <table:table-cell office:value-type="float" office:value="0.038896686600754" calcext:value-type="float">
            <text:p>0,0388966866</text:p>
          </table:table-cell>
          <table:table-cell office:value-type="float" office:value="0.046125137359839" calcext:value-type="float">
            <text:p>0,0461251374</text:p>
          </table:table-cell>
          <table:table-cell office:value-type="float" office:value="0.033082485091466" calcext:value-type="float">
            <text:p>0,0330824851</text:p>
          </table:table-cell>
          <table:table-cell office:value-type="float" office:value="0.054659748526769" calcext:value-type="float">
            <text:p>0,0546597485</text:p>
          </table:table-cell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73833445857418" calcext:value-type="float">
            <text:p>0,3738334459</text:p>
          </table:table-cell>
          <table:table-cell office:value-type="float" office:value="0.45020563180794" calcext:value-type="float">
            <text:p>0,4502056318</text:p>
          </table:table-cell>
          <table:table-cell office:value-type="float" office:value="0.381682334563461" calcext:value-type="float">
            <text:p>0,3816823346</text:p>
          </table:table-cell>
          <table:table-cell office:value-type="float" office:value="0.439482684568938" calcext:value-type="float">
            <text:p>0,4394826846</text:p>
          </table:table-cell>
          <table:table-cell office:value-type="float" office:value="6.74852491746927" calcext:value-type="float">
            <text:p>6,7485249175</text:p>
          </table:table-cell>
          <table:table-cell office:value-type="float" office:value="11.0334794619496" calcext:value-type="float">
            <text:p>11,0334794619</text:p>
          </table:table-cell>
          <table:table-cell office:value-type="float" office:value="7.16313313325555" calcext:value-type="float">
            <text:p>7,1631331333</text:p>
          </table:table-cell>
          <table:table-cell office:value-type="float" office:value="9.8194813494122" calcext:value-type="float">
            <text:p>9,8194813494</text:p>
          </table:table-cell>
          <table:table-cell office:value-type="float" office:value="0.220653740366915" calcext:value-type="float">
            <text:p>0,2206537404</text:p>
          </table:table-cell>
          <table:table-cell office:value-type="float" office:value="0.248941194437194" calcext:value-type="float">
            <text:p>0,2489411944</text:p>
          </table:table-cell>
          <table:table-cell office:value-type="float" office:value="0.227525148763795" calcext:value-type="float">
            <text:p>0,2275251488</text:p>
          </table:table-cell>
          <table:table-cell office:value-type="float" office:value="0.237308163170284" calcext:value-type="float">
            <text:p>0,2373081632</text:p>
          </table:table-cell>
          <table:table-cell office:value-type="float" office:value="0.036055415406046" calcext:value-type="float">
            <text:p>0,0360554154</text:p>
          </table:table-cell>
          <table:table-cell office:value-type="float" office:value="0.04487496557645" calcext:value-type="float">
            <text:p>0,0448749656</text:p>
          </table:table-cell>
          <table:table-cell office:value-type="float" office:value="0.031506646075295" calcext:value-type="float">
            <text:p>0,0315066461</text:p>
          </table:table-cell>
          <table:table-cell office:value-type="float" office:value="0.051293085143628" calcext:value-type="float">
            <text:p>0,0512930851</text:p>
          </table:table-cell>
          <table:table-cell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86870086323469" calcext:value-type="float">
            <text:p>0,3868700863</text:p>
          </table:table-cell>
          <table:table-cell office:value-type="float" office:value="0.454817076584208" calcext:value-type="float">
            <text:p>0,4548170766</text:p>
          </table:table-cell>
          <table:table-cell office:value-type="float" office:value="0.393158697042136" calcext:value-type="float">
            <text:p>0,393158697</text:p>
          </table:table-cell>
          <table:table-cell office:value-type="float" office:value="0.447399398859648" calcext:value-type="float">
            <text:p>0,4473993989</text:p>
          </table:table-cell>
          <table:table-cell office:value-type="float" office:value="7.10966776153348" calcext:value-type="float">
            <text:p>7,1096677615</text:p>
          </table:table-cell>
          <table:table-cell office:value-type="float" office:value="11.2362218162993" calcext:value-type="float">
            <text:p>11,2362218163</text:p>
          </table:table-cell>
          <table:table-cell office:value-type="float" office:value="7.87192938112687" calcext:value-type="float">
            <text:p>7,8719293811</text:p>
          </table:table-cell>
          <table:table-cell office:value-type="float" office:value="11.1398724542644" calcext:value-type="float">
            <text:p>11,1398724543</text:p>
          </table:table-cell>
          <table:table-cell office:value-type="float" office:value="0.228613545930741" calcext:value-type="float">
            <text:p>0,2286135459</text:p>
          </table:table-cell>
          <table:table-cell office:value-type="float" office:value="0.25164468876775" calcext:value-type="float">
            <text:p>0,2516446888</text:p>
          </table:table-cell>
          <table:table-cell office:value-type="float" office:value="0.233619285627043" calcext:value-type="float">
            <text:p>0,2336192856</text:p>
          </table:table-cell>
          <table:table-cell office:value-type="float" office:value="0.243358720067535" calcext:value-type="float">
            <text:p>0,2433587201</text:p>
          </table:table-cell>
          <table:table-cell office:value-type="float" office:value="0.035485558770988" calcext:value-type="float">
            <text:p>0,0354855588</text:p>
          </table:table-cell>
          <table:table-cell office:value-type="float" office:value="0.043278923555281" calcext:value-type="float">
            <text:p>0,0432789236</text:p>
          </table:table-cell>
          <table:table-cell office:value-type="float" office:value="0.031341653346733" calcext:value-type="float">
            <text:p>0,0313416533</text:p>
          </table:table-cell>
          <table:table-cell office:value-type="float" office:value="0.049257278583439" calcext:value-type="float">
            <text:p>0,0492572786</text:p>
          </table:table-cell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88302141614711" calcext:value-type="float">
            <text:p>0,3883021416</text:p>
          </table:table-cell>
          <table:table-cell office:value-type="float" office:value="0.457571735316942" calcext:value-type="float">
            <text:p>0,4575717353</text:p>
          </table:table-cell>
          <table:table-cell office:value-type="float" office:value="0.392857315761392" calcext:value-type="float">
            <text:p>0,3928573158</text:p>
          </table:table-cell>
          <table:table-cell office:value-type="float" office:value="0.451362820415047" calcext:value-type="float">
            <text:p>0,4513628204</text:p>
          </table:table-cell>
          <table:table-cell office:value-type="float" office:value="7.41446123475521" calcext:value-type="float">
            <text:p>7,4144612348</text:p>
          </table:table-cell>
          <table:table-cell office:value-type="float" office:value="10.8495441953881" calcext:value-type="float">
            <text:p>10,8495441954</text:p>
          </table:table-cell>
          <table:table-cell office:value-type="float" office:value="7.94296947953378" calcext:value-type="float">
            <text:p>7,9429694795</text:p>
          </table:table-cell>
          <table:table-cell office:value-type="float" office:value="10.4460020394797" calcext:value-type="float">
            <text:p>10,4460020395</text:p>
          </table:table-cell>
          <table:table-cell office:value-type="float" office:value="0.230531308928314" calcext:value-type="float">
            <text:p>0,2305313089</text:p>
          </table:table-cell>
          <table:table-cell office:value-type="float" office:value="0.259905001621927" calcext:value-type="float">
            <text:p>0,2599050016</text:p>
          </table:table-cell>
          <table:table-cell office:value-type="float" office:value="0.235248480837324" calcext:value-type="float">
            <text:p>0,2352484808</text:p>
          </table:table-cell>
          <table:table-cell office:value-type="float" office:value="0.251825166060649" calcext:value-type="float">
            <text:p>0,2518251661</text:p>
          </table:table-cell>
          <table:table-cell office:value-type="float" office:value="0.036875423975707" calcext:value-type="float">
            <text:p>0,036875424</text:p>
          </table:table-cell>
          <table:table-cell office:value-type="float" office:value="0.045604010036011" calcext:value-type="float">
            <text:p>0,04560401</text:p>
          </table:table-cell>
          <table:table-cell office:value-type="float" office:value="0.03277326476505" calcext:value-type="float">
            <text:p>0,0327732648</text:p>
          </table:table-cell>
          <table:table-cell office:value-type="float" office:value="0.051568248497929" calcext:value-type="float">
            <text:p>0,0515682485</text:p>
          </table:table-cell>
          <table:table-cell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85391940629334" calcext:value-type="float">
            <text:p>0,3853919406</text:p>
          </table:table-cell>
          <table:table-cell office:value-type="float" office:value="0.45570119436778" calcext:value-type="float">
            <text:p>0,4557011944</text:p>
          </table:table-cell>
          <table:table-cell office:value-type="float" office:value="0.391260027995138" calcext:value-type="float">
            <text:p>0,391260028</text:p>
          </table:table-cell>
          <table:table-cell office:value-type="float" office:value="0.447328579769842" calcext:value-type="float">
            <text:p>0,4473285798</text:p>
          </table:table-cell>
          <table:table-cell office:value-type="float" office:value="7.35098581846712" calcext:value-type="float">
            <text:p>7,3509858185</text:p>
          </table:table-cell>
          <table:table-cell office:value-type="float" office:value="11.0615583563076" calcext:value-type="float">
            <text:p>11,0615583563</text:p>
          </table:table-cell>
          <table:table-cell office:value-type="float" office:value="7.7018782416734" calcext:value-type="float">
            <text:p>7,7018782417</text:p>
          </table:table-cell>
          <table:table-cell office:value-type="float" office:value="10.1942189010728" calcext:value-type="float">
            <text:p>10,1942189011</text:p>
          </table:table-cell>
          <table:table-cell office:value-type="float" office:value="0.22962575336921" calcext:value-type="float">
            <text:p>0,2296257534</text:p>
          </table:table-cell>
          <table:table-cell office:value-type="float" office:value="0.256599641039731" calcext:value-type="float">
            <text:p>0,256599641</text:p>
          </table:table-cell>
          <table:table-cell office:value-type="float" office:value="0.234275943708113" calcext:value-type="float">
            <text:p>0,2342759437</text:p>
          </table:table-cell>
          <table:table-cell office:value-type="float" office:value="0.248658054928797" calcext:value-type="float">
            <text:p>0,2486580549</text:p>
          </table:table-cell>
          <table:table-cell office:value-type="float" office:value="0.037489788623762" calcext:value-type="float">
            <text:p>0,0374897886</text:p>
          </table:table-cell>
          <table:table-cell office:value-type="float" office:value="0.043691730247749" calcext:value-type="float">
            <text:p>0,0436917302</text:p>
          </table:table-cell>
          <table:table-cell office:value-type="float" office:value="0.03213999831856" calcext:value-type="float">
            <text:p>0,0321399983</text:p>
          </table:table-cell>
          <table:table-cell office:value-type="float" office:value="0.051678756489061" calcext:value-type="float">
            <text:p>0,0516787565</text:p>
          </table:table-cell>
          <table:table-cell table:number-columns-repeated="100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8282108092793" calcext:value-type="float">
            <text:p>0,3828210809</text:p>
          </table:table-cell>
          <table:table-cell office:value-type="float" office:value="0.456540463290851" calcext:value-type="float">
            <text:p>0,4565404633</text:p>
          </table:table-cell>
          <table:table-cell office:value-type="float" office:value="0.390289814664493" calcext:value-type="float">
            <text:p>0,3902898147</text:p>
          </table:table-cell>
          <table:table-cell office:value-type="float" office:value="0.445563501422552" calcext:value-type="float">
            <text:p>0,4455635014</text:p>
          </table:table-cell>
          <table:table-cell office:value-type="float" office:value="7.11359933628461" calcext:value-type="float">
            <text:p>7,1135993363</text:p>
          </table:table-cell>
          <table:table-cell office:value-type="float" office:value="11.4961890040531" calcext:value-type="float">
            <text:p>11,4961890041</text:p>
          </table:table-cell>
          <table:table-cell office:value-type="float" office:value="7.99639363083306" calcext:value-type="float">
            <text:p>7,9963936308</text:p>
          </table:table-cell>
          <table:table-cell office:value-type="float" office:value="10.5753874556148" calcext:value-type="float">
            <text:p>10,5753874556</text:p>
          </table:table-cell>
          <table:table-cell office:value-type="float" office:value="0.229803153703441" calcext:value-type="float">
            <text:p>0,2298031537</text:p>
          </table:table-cell>
          <table:table-cell office:value-type="float" office:value="0.259490757710485" calcext:value-type="float">
            <text:p>0,2594907577</text:p>
          </table:table-cell>
          <table:table-cell office:value-type="float" office:value="0.235586714926736" calcext:value-type="float">
            <text:p>0,2355867149</text:p>
          </table:table-cell>
          <table:table-cell office:value-type="float" office:value="0.249566682595897" calcext:value-type="float">
            <text:p>0,2495666826</text:p>
          </table:table-cell>
          <table:table-cell office:value-type="float" office:value="0.034748129575853" calcext:value-type="float">
            <text:p>0,0347481296</text:p>
          </table:table-cell>
          <table:table-cell office:value-type="float" office:value="0.043809581481551" calcext:value-type="float">
            <text:p>0,0438095815</text:p>
          </table:table-cell>
          <table:table-cell office:value-type="float" office:value="0.032203524619017" calcext:value-type="float">
            <text:p>0,0322035246</text:p>
          </table:table-cell>
          <table:table-cell office:value-type="float" office:value="0.047333352694921" calcext:value-type="float">
            <text:p>0,0473333527</text:p>
          </table:table-cell>
          <table:table-cell table:number-columns-repeated="100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89488490648589" calcext:value-type="float">
            <text:p>0,3894884906</text:p>
          </table:table-cell>
          <table:table-cell office:value-type="float" office:value="0.461092290040735" calcext:value-type="float">
            <text:p>0,46109229</text:p>
          </table:table-cell>
          <table:table-cell office:value-type="float" office:value="0.39471253067099" calcext:value-type="float">
            <text:p>0,3947125307</text:p>
          </table:table-cell>
          <table:table-cell office:value-type="float" office:value="0.456097747572023" calcext:value-type="float">
            <text:p>0,4560977476</text:p>
          </table:table-cell>
          <table:table-cell office:value-type="float" office:value="7.52277344081346" calcext:value-type="float">
            <text:p>7,5227734408</text:p>
          </table:table-cell>
          <table:table-cell office:value-type="float" office:value="11.1256825964126" calcext:value-type="float">
            <text:p>11,1256825964</text:p>
          </table:table-cell>
          <table:table-cell office:value-type="float" office:value="8.21938712976207" calcext:value-type="float">
            <text:p>8,2193871298</text:p>
          </table:table-cell>
          <table:table-cell office:value-type="float" office:value="11.0652412641898" calcext:value-type="float">
            <text:p>11,0652412642</text:p>
          </table:table-cell>
          <table:table-cell office:value-type="float" office:value="0.237255775118307" calcext:value-type="float">
            <text:p>0,2372557751</text:p>
          </table:table-cell>
          <table:table-cell office:value-type="float" office:value="0.267003742728158" calcext:value-type="float">
            <text:p>0,2670037427</text:p>
          </table:table-cell>
          <table:table-cell office:value-type="float" office:value="0.241620348815373" calcext:value-type="float">
            <text:p>0,2416203488</text:p>
          </table:table-cell>
          <table:table-cell office:value-type="float" office:value="0.259478653038017" calcext:value-type="float">
            <text:p>0,259478653</text:p>
          </table:table-cell>
          <table:table-cell office:value-type="float" office:value="0.032509228028059" calcext:value-type="float">
            <text:p>0,032509228</text:p>
          </table:table-cell>
          <table:table-cell office:value-type="float" office:value="0.040176244512326" calcext:value-type="float">
            <text:p>0,0401762445</text:p>
          </table:table-cell>
          <table:table-cell office:value-type="float" office:value="0.028923669665668" calcext:value-type="float">
            <text:p>0,0289236697</text:p>
          </table:table-cell>
          <table:table-cell office:value-type="float" office:value="0.045457232253107" calcext:value-type="float">
            <text:p>0,0454572323</text:p>
          </table:table-cell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9155101529435" calcext:value-type="float">
            <text:p>0,3891551015</text:p>
          </table:table-cell>
          <table:table-cell office:value-type="float" office:value="0.453946409631021" calcext:value-type="float">
            <text:p>0,4539464096</text:p>
          </table:table-cell>
          <table:table-cell office:value-type="float" office:value="0.392287135857437" calcext:value-type="float">
            <text:p>0,3922871359</text:p>
          </table:table-cell>
          <table:table-cell office:value-type="float" office:value="0.452765489753754" calcext:value-type="float">
            <text:p>0,4527654898</text:p>
          </table:table-cell>
          <table:table-cell office:value-type="float" office:value="7.24612062126762" calcext:value-type="float">
            <text:p>7,2461206213</text:p>
          </table:table-cell>
          <table:table-cell office:value-type="float" office:value="10.3151640433835" calcext:value-type="float">
            <text:p>10,3151640434</text:p>
          </table:table-cell>
          <table:table-cell office:value-type="float" office:value="7.60201304561781" calcext:value-type="float">
            <text:p>7,6020130456</text:p>
          </table:table-cell>
          <table:table-cell office:value-type="float" office:value="10.4976056516095" calcext:value-type="float">
            <text:p>10,4976056516</text:p>
          </table:table-cell>
          <table:table-cell office:value-type="float" office:value="0.239098264930272" calcext:value-type="float">
            <text:p>0,2390982649</text:p>
          </table:table-cell>
          <table:table-cell office:value-type="float" office:value="0.268155933374881" calcext:value-type="float">
            <text:p>0,2681559334</text:p>
          </table:table-cell>
          <table:table-cell office:value-type="float" office:value="0.242848346367989" calcext:value-type="float">
            <text:p>0,2428483464</text:p>
          </table:table-cell>
          <table:table-cell office:value-type="float" office:value="0.261754808332142" calcext:value-type="float">
            <text:p>0,2617548083</text:p>
          </table:table-cell>
          <table:table-cell office:value-type="float" office:value="0.034900997971755" calcext:value-type="float">
            <text:p>0,034900998</text:p>
          </table:table-cell>
          <table:table-cell office:value-type="float" office:value="0.040962381964428" calcext:value-type="float">
            <text:p>0,040962382</text:p>
          </table:table-cell>
          <table:table-cell office:value-type="float" office:value="0.031003701307991" calcext:value-type="float">
            <text:p>0,0310037013</text:p>
          </table:table-cell>
          <table:table-cell office:value-type="float" office:value="0.046752991987303" calcext:value-type="float">
            <text:p>0,046752992</text:p>
          </table:table-cell>
          <table:table-cell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89371436776744" calcext:value-type="float">
            <text:p>0,3893714368</text:p>
          </table:table-cell>
          <table:table-cell office:value-type="float" office:value="0.455496419663286" calcext:value-type="float">
            <text:p>0,4554964197</text:p>
          </table:table-cell>
          <table:table-cell office:value-type="float" office:value="0.392208907541398" calcext:value-type="float">
            <text:p>0,3922089075</text:p>
          </table:table-cell>
          <table:table-cell office:value-type="float" office:value="0.453860254615727" calcext:value-type="float">
            <text:p>0,4538602546</text:p>
          </table:table-cell>
          <table:table-cell office:value-type="float" office:value="7.3338905963709" calcext:value-type="float">
            <text:p>7,3338905964</text:p>
          </table:table-cell>
          <table:table-cell office:value-type="float" office:value="10.7386218419855" calcext:value-type="float">
            <text:p>10,738621842</text:p>
          </table:table-cell>
          <table:table-cell office:value-type="float" office:value="7.73529242186799" calcext:value-type="float">
            <text:p>7,7352924219</text:p>
          </table:table-cell>
          <table:table-cell office:value-type="float" office:value="10.4298061512126" calcext:value-type="float">
            <text:p>10,4298061512</text:p>
          </table:table-cell>
          <table:table-cell office:value-type="float" office:value="0.236622061514336" calcext:value-type="float">
            <text:p>0,2366220615</text:p>
          </table:table-cell>
          <table:table-cell office:value-type="float" office:value="0.263349093572073" calcext:value-type="float">
            <text:p>0,2633490936</text:p>
          </table:table-cell>
          <table:table-cell office:value-type="float" office:value="0.240301358119626" calcext:value-type="float">
            <text:p>0,2403013581</text:p>
          </table:table-cell>
          <table:table-cell office:value-type="float" office:value="0.257171827028368" calcext:value-type="float">
            <text:p>0,257171827</text:p>
          </table:table-cell>
          <table:table-cell office:value-type="float" office:value="0.034472238447377" calcext:value-type="float">
            <text:p>0,0344722384</text:p>
          </table:table-cell>
          <table:table-cell office:value-type="float" office:value="0.039761174848759" calcext:value-type="float">
            <text:p>0,0397611748</text:p>
          </table:table-cell>
          <table:table-cell office:value-type="float" office:value="0.029660585165536" calcext:value-type="float">
            <text:p>0,0296605852</text:p>
          </table:table-cell>
          <table:table-cell office:value-type="float" office:value="0.046900518642486" calcext:value-type="float">
            <text:p>0,0469005186</text:p>
          </table:table-cell>
          <table:table-cell table:number-columns-repeated="100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943957642617" calcext:value-type="float">
            <text:p>0,3943957643</text:p>
          </table:table-cell>
          <table:table-cell office:value-type="float" office:value="0.462104196616555" calcext:value-type="float">
            <text:p>0,4621041966</text:p>
          </table:table-cell>
          <table:table-cell office:value-type="float" office:value="0.398691930558345" calcext:value-type="float">
            <text:p>0,3986919306</text:p>
          </table:table-cell>
          <table:table-cell office:value-type="float" office:value="0.456163806053528" calcext:value-type="float">
            <text:p>0,4561638061</text:p>
          </table:table-cell>
          <table:table-cell office:value-type="float" office:value="7.53589437656781" calcext:value-type="float">
            <text:p>7,5358943766</text:p>
          </table:table-cell>
          <table:table-cell office:value-type="float" office:value="10.8408691916027" calcext:value-type="float">
            <text:p>10,8408691916</text:p>
          </table:table-cell>
          <table:table-cell office:value-type="float" office:value="8.02752971122338" calcext:value-type="float">
            <text:p>8,0275297112</text:p>
          </table:table-cell>
          <table:table-cell office:value-type="float" office:value="10.4519835769731" calcext:value-type="float">
            <text:p>10,451983577</text:p>
          </table:table-cell>
          <table:table-cell office:value-type="float" office:value="0.243034409006478" calcext:value-type="float">
            <text:p>0,243034409</text:p>
          </table:table-cell>
          <table:table-cell office:value-type="float" office:value="0.27468198316743" calcext:value-type="float">
            <text:p>0,2746819832</text:p>
          </table:table-cell>
          <table:table-cell office:value-type="float" office:value="0.24748097405018" calcext:value-type="float">
            <text:p>0,2474809741</text:p>
          </table:table-cell>
          <table:table-cell office:value-type="float" office:value="0.267115774403098" calcext:value-type="float">
            <text:p>0,2671157744</text:p>
          </table:table-cell>
          <table:table-cell office:value-type="float" office:value="0.034024724491799" calcext:value-type="float">
            <text:p>0,0340247245</text:p>
          </table:table-cell>
          <table:table-cell office:value-type="float" office:value="0.040625562685002" calcext:value-type="float">
            <text:p>0,0406255627</text:p>
          </table:table-cell>
          <table:table-cell office:value-type="float" office:value="0.029673759027862" calcext:value-type="float">
            <text:p>0,029673759</text:p>
          </table:table-cell>
          <table:table-cell office:value-type="float" office:value="0.046999903681562" calcext:value-type="float">
            <text:p>0,0469999037</text:p>
          </table:table-cell>
          <table:table-cell table:number-columns-repeated="100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93154606758449" calcext:value-type="float">
            <text:p>0,3931546068</text:p>
          </table:table-cell>
          <table:table-cell office:value-type="float" office:value="0.457496960650994" calcext:value-type="float">
            <text:p>0,4574969607</text:p>
          </table:table-cell>
          <table:table-cell office:value-type="float" office:value="0.396787082343156" calcext:value-type="float">
            <text:p>0,3967870823</text:p>
          </table:table-cell>
          <table:table-cell office:value-type="float" office:value="0.452653272185" calcext:value-type="float">
            <text:p>0,4526532722</text:p>
          </table:table-cell>
          <table:table-cell office:value-type="float" office:value="7.46746103718841" calcext:value-type="float">
            <text:p>7,4674610372</text:p>
          </table:table-cell>
          <table:table-cell office:value-type="float" office:value="11.192838891936" calcext:value-type="float">
            <text:p>11,1928388919</text:p>
          </table:table-cell>
          <table:table-cell office:value-type="float" office:value="7.74101812116796" calcext:value-type="float">
            <text:p>7,7410181212</text:p>
          </table:table-cell>
          <table:table-cell office:value-type="float" office:value="10.5487800023701" calcext:value-type="float">
            <text:p>10,5487800024</text:p>
          </table:table-cell>
          <table:table-cell office:value-type="float" office:value="0.242303626087987" calcext:value-type="float">
            <text:p>0,2423036261</text:p>
          </table:table-cell>
          <table:table-cell office:value-type="float" office:value="0.268858505163705" calcext:value-type="float">
            <text:p>0,2688585052</text:p>
          </table:table-cell>
          <table:table-cell office:value-type="float" office:value="0.245944893916655" calcext:value-type="float">
            <text:p>0,2459448939</text:p>
          </table:table-cell>
          <table:table-cell office:value-type="float" office:value="0.262803908816951" calcext:value-type="float">
            <text:p>0,2628039088</text:p>
          </table:table-cell>
          <table:table-cell office:value-type="float" office:value="0.033631867480436" calcext:value-type="float">
            <text:p>0,0336318675</text:p>
          </table:table-cell>
          <table:table-cell office:value-type="float" office:value="0.036490071574094" calcext:value-type="float">
            <text:p>0,0364900716</text:p>
          </table:table-cell>
          <table:table-cell office:value-type="float" office:value="0.027515707360298" calcext:value-type="float">
            <text:p>0,0275157074</text:p>
          </table:table-cell>
          <table:table-cell office:value-type="float" office:value="0.045595622754804" calcext:value-type="float">
            <text:p>0,0455956228</text:p>
          </table:table-cell>
          <table:table-cell table:number-columns-repeated="100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91270307868099" calcext:value-type="float">
            <text:p>0,3912703079</text:p>
          </table:table-cell>
          <table:table-cell office:value-type="float" office:value="0.453700969813529" calcext:value-type="float">
            <text:p>0,4537009698</text:p>
          </table:table-cell>
          <table:table-cell office:value-type="float" office:value="0.394434199556513" calcext:value-type="float">
            <text:p>0,3944341996</text:p>
          </table:table-cell>
          <table:table-cell office:value-type="float" office:value="0.450653686836923" calcext:value-type="float">
            <text:p>0,4506536868</text:p>
          </table:table-cell>
          <table:table-cell office:value-type="float" office:value="7.55895386222849" calcext:value-type="float">
            <text:p>7,5589538622</text:p>
          </table:table-cell>
          <table:table-cell office:value-type="float" office:value="10.4526263411831" calcext:value-type="float">
            <text:p>10,4526263412</text:p>
          </table:table-cell>
          <table:table-cell office:value-type="float" office:value="7.68166649214151" calcext:value-type="float">
            <text:p>7,6816664921</text:p>
          </table:table-cell>
          <table:table-cell office:value-type="float" office:value="10.4222886888951" calcext:value-type="float">
            <text:p>10,4222886889</text:p>
          </table:table-cell>
          <table:table-cell office:value-type="float" office:value="0.246529695822605" calcext:value-type="float">
            <text:p>0,2465296958</text:p>
          </table:table-cell>
          <table:table-cell office:value-type="float" office:value="0.272468631640305" calcext:value-type="float">
            <text:p>0,2724686316</text:p>
          </table:table-cell>
          <table:table-cell office:value-type="float" office:value="0.249886476578191" calcext:value-type="float">
            <text:p>0,2498864766</text:p>
          </table:table-cell>
          <table:table-cell office:value-type="float" office:value="0.266898864512129" calcext:value-type="float">
            <text:p>0,2668988645</text:p>
          </table:table-cell>
          <table:table-cell office:value-type="float" office:value="0.032269482294175" calcext:value-type="float">
            <text:p>0,0322694823</text:p>
          </table:table-cell>
          <table:table-cell office:value-type="float" office:value="0.037656394615543" calcext:value-type="float">
            <text:p>0,0376563946</text:p>
          </table:table-cell>
          <table:table-cell office:value-type="float" office:value="0.02742984062521" calcext:value-type="float">
            <text:p>0,0274298406</text:p>
          </table:table-cell>
          <table:table-cell office:value-type="float" office:value="0.04481584887984" calcext:value-type="float">
            <text:p>0,0448158489</text:p>
          </table:table-cell>
          <table:table-cell table:number-columns-repeated="100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88853936593021" calcext:value-type="float">
            <text:p>0,3888539366</text:p>
          </table:table-cell>
          <table:table-cell office:value-type="float" office:value="0.451798354749975" calcext:value-type="float">
            <text:p>0,4517983547</text:p>
          </table:table-cell>
          <table:table-cell office:value-type="float" office:value="0.392199862350461" calcext:value-type="float">
            <text:p>0,3921998624</text:p>
          </table:table-cell>
          <table:table-cell office:value-type="float" office:value="0.447473374824126" calcext:value-type="float">
            <text:p>0,4474733748</text:p>
          </table:table-cell>
          <table:table-cell office:value-type="float" office:value="7.09807282745022" calcext:value-type="float">
            <text:p>7,0980728275</text:p>
          </table:table-cell>
          <table:table-cell office:value-type="float" office:value="9.63940895431902" calcext:value-type="float">
            <text:p>9,6394089543</text:p>
          </table:table-cell>
          <table:table-cell office:value-type="float" office:value="7.41855143801786" calcext:value-type="float">
            <text:p>7,418551438</text:p>
          </table:table-cell>
          <table:table-cell office:value-type="float" office:value="9.32128849820079" calcext:value-type="float">
            <text:p>9,3212884982</text:p>
          </table:table-cell>
          <table:table-cell office:value-type="float" office:value="0.240750709652349" calcext:value-type="float">
            <text:p>0,2407507097</text:p>
          </table:table-cell>
          <table:table-cell office:value-type="float" office:value="0.264249211502019" calcext:value-type="float">
            <text:p>0,2642492115</text:p>
          </table:table-cell>
          <table:table-cell office:value-type="float" office:value="0.243848309217427" calcext:value-type="float">
            <text:p>0,2438483092</text:p>
          </table:table-cell>
          <table:table-cell office:value-type="float" office:value="0.25916848220491" calcext:value-type="float">
            <text:p>0,2591684822</text:p>
          </table:table-cell>
          <table:table-cell office:value-type="float" office:value="0.035530876991375" calcext:value-type="float">
            <text:p>0,035530877</text:p>
          </table:table-cell>
          <table:table-cell office:value-type="float" office:value="0.044061431258648" calcext:value-type="float">
            <text:p>0,0440614313</text:p>
          </table:table-cell>
          <table:table-cell office:value-type="float" office:value="0.031394903045696" calcext:value-type="float">
            <text:p>0,031394903</text:p>
          </table:table-cell>
          <table:table-cell office:value-type="float" office:value="0.050082502972721" calcext:value-type="float">
            <text:p>0,050082503</text:p>
          </table:table-cell>
          <table:table-cell table:number-columns-repeated="100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93081254529363" calcext:value-type="float">
            <text:p>0,3930812545</text:p>
          </table:table-cell>
          <table:table-cell office:value-type="float" office:value="0.456147865518667" calcext:value-type="float">
            <text:p>0,4561478655</text:p>
          </table:table-cell>
          <table:table-cell office:value-type="float" office:value="0.39670193145328" calcext:value-type="float">
            <text:p>0,3967019315</text:p>
          </table:table-cell>
          <table:table-cell office:value-type="float" office:value="0.452007937302545" calcext:value-type="float">
            <text:p>0,4520079373</text:p>
          </table:table-cell>
          <table:table-cell office:value-type="float" office:value="7.01735381540375" calcext:value-type="float">
            <text:p>7,0173538154</text:p>
          </table:table-cell>
          <table:table-cell office:value-type="float" office:value="10.2545925956411" calcext:value-type="float">
            <text:p>10,2545925956</text:p>
          </table:table-cell>
          <table:table-cell office:value-type="float" office:value="7.38310549409723" calcext:value-type="float">
            <text:p>7,3831054941</text:p>
          </table:table-cell>
          <table:table-cell office:value-type="float" office:value="9.98023027027301" calcext:value-type="float">
            <text:p>9,9802302703</text:p>
          </table:table-cell>
          <table:table-cell office:value-type="float" office:value="0.252059883974305" calcext:value-type="float">
            <text:p>0,252059884</text:p>
          </table:table-cell>
          <table:table-cell office:value-type="float" office:value="0.281349047552806" calcext:value-type="float">
            <text:p>0,2813490476</text:p>
          </table:table-cell>
          <table:table-cell office:value-type="float" office:value="0.255799982735966" calcext:value-type="float">
            <text:p>0,2557999827</text:p>
          </table:table-cell>
          <table:table-cell office:value-type="float" office:value="0.275153912661164" calcext:value-type="float">
            <text:p>0,2751539127</text:p>
          </table:table-cell>
          <table:table-cell office:value-type="float" office:value="0.032347086671757" calcext:value-type="float">
            <text:p>0,0323470867</text:p>
          </table:table-cell>
          <table:table-cell office:value-type="float" office:value="0.041982137918979" calcext:value-type="float">
            <text:p>0,0419821379</text:p>
          </table:table-cell>
          <table:table-cell office:value-type="float" office:value="0.029934388899784" calcext:value-type="float">
            <text:p>0,0299343889</text:p>
          </table:table-cell>
          <table:table-cell office:value-type="float" office:value="0.045354310000674" calcext:value-type="float">
            <text:p>0,04535431</text:p>
          </table:table-cell>
          <table:table-cell table:number-columns-repeated="100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91070305056374" calcext:value-type="float">
            <text:p>0,3910703051</text:p>
          </table:table-cell>
          <table:table-cell office:value-type="float" office:value="0.45463634684065" calcext:value-type="float">
            <text:p>0,4546363468</text:p>
          </table:table-cell>
          <table:table-cell office:value-type="float" office:value="0.393694373842157" calcext:value-type="float">
            <text:p>0,3936943738</text:p>
          </table:table-cell>
          <table:table-cell office:value-type="float" office:value="0.452496548836478" calcext:value-type="float">
            <text:p>0,4524965488</text:p>
          </table:table-cell>
          <table:table-cell office:value-type="float" office:value="7.13771091981766" calcext:value-type="float">
            <text:p>7,1377109198</text:p>
          </table:table-cell>
          <table:table-cell office:value-type="float" office:value="10.5165846517445" calcext:value-type="float">
            <text:p>10,5165846517</text:p>
          </table:table-cell>
          <table:table-cell office:value-type="float" office:value="7.67345287455817" calcext:value-type="float">
            <text:p>7,6734528746</text:p>
          </table:table-cell>
          <table:table-cell office:value-type="float" office:value="10.4943519793157" calcext:value-type="float">
            <text:p>10,4943519793</text:p>
          </table:table-cell>
          <table:table-cell office:value-type="float" office:value="0.250611497942013" calcext:value-type="float">
            <text:p>0,2506114979</text:p>
          </table:table-cell>
          <table:table-cell office:value-type="float" office:value="0.279854183337555" calcext:value-type="float">
            <text:p>0,2798541833</text:p>
          </table:table-cell>
          <table:table-cell office:value-type="float" office:value="0.25354289016935" calcext:value-type="float">
            <text:p>0,2535428902</text:p>
          </table:table-cell>
          <table:table-cell office:value-type="float" office:value="0.274953552209528" calcext:value-type="float">
            <text:p>0,2749535522</text:p>
          </table:table-cell>
          <table:table-cell office:value-type="float" office:value="0.034812580555781" calcext:value-type="float">
            <text:p>0,0348125806</text:p>
          </table:table-cell>
          <table:table-cell office:value-type="float" office:value="0.04399059179605" calcext:value-type="float">
            <text:p>0,0439905918</text:p>
          </table:table-cell>
          <table:table-cell office:value-type="float" office:value="0.031058497163987" calcext:value-type="float">
            <text:p>0,0310584972</text:p>
          </table:table-cell>
          <table:table-cell office:value-type="float" office:value="0.049455655875028" calcext:value-type="float">
            <text:p>0,0494556559</text:p>
          </table:table-cell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89604951131383" calcext:value-type="float">
            <text:p>0,3896049511</text:p>
          </table:table-cell>
          <table:table-cell office:value-type="float" office:value="0.452516597685942" calcext:value-type="float">
            <text:p>0,4525165977</text:p>
          </table:table-cell>
          <table:table-cell office:value-type="float" office:value="0.391973724804783" calcext:value-type="float">
            <text:p>0,3919737248</text:p>
          </table:table-cell>
          <table:table-cell office:value-type="float" office:value="0.450077091287435" calcext:value-type="float">
            <text:p>0,4500770913</text:p>
          </table:table-cell>
          <table:table-cell office:value-type="float" office:value="7.38077202528565" calcext:value-type="float">
            <text:p>7,3807720253</text:p>
          </table:table-cell>
          <table:table-cell office:value-type="float" office:value="11.1897023380621" calcext:value-type="float">
            <text:p>11,1897023381</text:p>
          </table:table-cell>
          <table:table-cell office:value-type="float" office:value="7.79949834636648" calcext:value-type="float">
            <text:p>7,7994983464</text:p>
          </table:table-cell>
          <table:table-cell office:value-type="float" office:value="11.0131786655679" calcext:value-type="float">
            <text:p>11,0131786656</text:p>
          </table:table-cell>
          <table:table-cell office:value-type="float" office:value="0.248573440073265" calcext:value-type="float">
            <text:p>0,2485734401</text:p>
          </table:table-cell>
          <table:table-cell office:value-type="float" office:value="0.279106824052541" calcext:value-type="float">
            <text:p>0,2791068241</text:p>
          </table:table-cell>
          <table:table-cell office:value-type="float" office:value="0.251446739265319" calcext:value-type="float">
            <text:p>0,2514467393</text:p>
          </table:table-cell>
          <table:table-cell office:value-type="float" office:value="0.27429325122477" calcext:value-type="float">
            <text:p>0,2742932512</text:p>
          </table:table-cell>
          <table:table-cell office:value-type="float" office:value="0.036180135065716" calcext:value-type="float">
            <text:p>0,0361801351</text:p>
          </table:table-cell>
          <table:table-cell office:value-type="float" office:value="0.047782082312406" calcext:value-type="float">
            <text:p>0,0477820823</text:p>
          </table:table-cell>
          <table:table-cell office:value-type="float" office:value="0.033281381688867" calcext:value-type="float">
            <text:p>0,0332813817</text:p>
          </table:table-cell>
          <table:table-cell office:value-type="float" office:value="0.051911001033966" calcext:value-type="float">
            <text:p>0,051911001</text:p>
          </table:table-cell>
          <table:table-cell table:number-columns-repeated="100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84982017321316" calcext:value-type="float">
            <text:p>0,3849820173</text:p>
          </table:table-cell>
          <table:table-cell office:value-type="float" office:value="0.442646996420816" calcext:value-type="float">
            <text:p>0,4426469964</text:p>
          </table:table-cell>
          <table:table-cell office:value-type="float" office:value="0.387287522143555" calcext:value-type="float">
            <text:p>0,3872875221</text:p>
          </table:table-cell>
          <table:table-cell office:value-type="float" office:value="0.441569939435235" calcext:value-type="float">
            <text:p>0,4415699394</text:p>
          </table:table-cell>
          <table:table-cell office:value-type="float" office:value="7.17418211845764" calcext:value-type="float">
            <text:p>7,1741821185</text:p>
          </table:table-cell>
          <table:table-cell office:value-type="float" office:value="10.2401800435122" calcext:value-type="float">
            <text:p>10,2401800435</text:p>
          </table:table-cell>
          <table:table-cell office:value-type="float" office:value="7.41295711306903" calcext:value-type="float">
            <text:p>7,4129571131</text:p>
          </table:table-cell>
          <table:table-cell office:value-type="float" office:value="10.1094648554122" calcext:value-type="float">
            <text:p>10,1094648554</text:p>
          </table:table-cell>
          <table:table-cell office:value-type="float" office:value="0.240727705141653" calcext:value-type="float">
            <text:p>0,2407277051</text:p>
          </table:table-cell>
          <table:table-cell office:value-type="float" office:value="0.270537025016422" calcext:value-type="float">
            <text:p>0,270537025</text:p>
          </table:table-cell>
          <table:table-cell office:value-type="float" office:value="0.243423931759048" calcext:value-type="float">
            <text:p>0,2434239318</text:p>
          </table:table-cell>
          <table:table-cell office:value-type="float" office:value="0.266040233243685" calcext:value-type="float">
            <text:p>0,2660402332</text:p>
          </table:table-cell>
          <table:table-cell office:value-type="float" office:value="0.035411639252403" calcext:value-type="float">
            <text:p>0,0354116393</text:p>
          </table:table-cell>
          <table:table-cell office:value-type="float" office:value="0.04642196239494" calcext:value-type="float">
            <text:p>0,0464219624</text:p>
          </table:table-cell>
          <table:table-cell office:value-type="float" office:value="0.032794844093384" calcext:value-type="float">
            <text:p>0,0327948441</text:p>
          </table:table-cell>
          <table:table-cell office:value-type="float" office:value="0.05012615714847" calcext:value-type="float">
            <text:p>0,0501261571</text:p>
          </table:table-cell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88798916255516" calcext:value-type="float">
            <text:p>0,3887989163</text:p>
          </table:table-cell>
          <table:table-cell office:value-type="float" office:value="0.444993414106502" calcext:value-type="float">
            <text:p>0,4449934141</text:p>
          </table:table-cell>
          <table:table-cell office:value-type="float" office:value="0.390561326411818" calcext:value-type="float">
            <text:p>0,3905613264</text:p>
          </table:table-cell>
          <table:table-cell office:value-type="float" office:value="0.443491161867702" calcext:value-type="float">
            <text:p>0,4434911619</text:p>
          </table:table-cell>
          <table:table-cell office:value-type="float" office:value="7.3983863520379" calcext:value-type="float">
            <text:p>7,398386352</text:p>
          </table:table-cell>
          <table:table-cell office:value-type="float" office:value="9.78138915001897" calcext:value-type="float">
            <text:p>9,78138915</text:p>
          </table:table-cell>
          <table:table-cell office:value-type="float" office:value="7.50978696365545" calcext:value-type="float">
            <text:p>7,5097869637</text:p>
          </table:table-cell>
          <table:table-cell office:value-type="float" office:value="10.019157835039" calcext:value-type="float">
            <text:p>10,019157835</text:p>
          </table:table-cell>
          <table:table-cell office:value-type="float" office:value="0.246384538585926" calcext:value-type="float">
            <text:p>0,2463845386</text:p>
          </table:table-cell>
          <table:table-cell office:value-type="float" office:value="0.279302983285372" calcext:value-type="float">
            <text:p>0,2793029833</text:p>
          </table:table-cell>
          <table:table-cell office:value-type="float" office:value="0.249100046066771" calcext:value-type="float">
            <text:p>0,2491000461</text:p>
          </table:table-cell>
          <table:table-cell office:value-type="float" office:value="0.274735913596704" calcext:value-type="float">
            <text:p>0,2747359136</text:p>
          </table:table-cell>
          <table:table-cell office:value-type="float" office:value="0.038068023570121" calcext:value-type="float">
            <text:p>0,0380680236</text:p>
          </table:table-cell>
          <table:table-cell office:value-type="float" office:value="0.047248253887777" calcext:value-type="float">
            <text:p>0,0472482539</text:p>
          </table:table-cell>
          <table:table-cell office:value-type="float" office:value="0.033563082096394" calcext:value-type="float">
            <text:p>0,0335630821</text:p>
          </table:table-cell>
          <table:table-cell office:value-type="float" office:value="0.053790101784381" calcext:value-type="float">
            <text:p>0,0537901018</text:p>
          </table:table-cell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83901665223458" calcext:value-type="float">
            <text:p>0,3839016652</text:p>
          </table:table-cell>
          <table:table-cell office:value-type="float" office:value="0.44570691275298" calcext:value-type="float">
            <text:p>0,4457069128</text:p>
          </table:table-cell>
          <table:table-cell office:value-type="float" office:value="0.386084988105807" calcext:value-type="float">
            <text:p>0,3860849881</text:p>
          </table:table-cell>
          <table:table-cell office:value-type="float" office:value="0.443506178513132" calcext:value-type="float">
            <text:p>0,4435061785</text:p>
          </table:table-cell>
          <table:table-cell office:value-type="float" office:value="7.17193110238196" calcext:value-type="float">
            <text:p>7,1719311024</text:p>
          </table:table-cell>
          <table:table-cell office:value-type="float" office:value="10.4336645524073" calcext:value-type="float">
            <text:p>10,4336645524</text:p>
          </table:table-cell>
          <table:table-cell office:value-type="float" office:value="7.32865124794141" calcext:value-type="float">
            <text:p>7,3286512479</text:p>
          </table:table-cell>
          <table:table-cell office:value-type="float" office:value="10.5401525100352" calcext:value-type="float">
            <text:p>10,54015251</text:p>
          </table:table-cell>
          <table:table-cell office:value-type="float" office:value="0.245925910389361" calcext:value-type="float">
            <text:p>0,2459259104</text:p>
          </table:table-cell>
          <table:table-cell office:value-type="float" office:value="0.291502657201594" calcext:value-type="float">
            <text:p>0,2915026572</text:p>
          </table:table-cell>
          <table:table-cell office:value-type="float" office:value="0.248174812381876" calcext:value-type="float">
            <text:p>0,2481748124</text:p>
          </table:table-cell>
          <table:table-cell office:value-type="float" office:value="0.287514072357864" calcext:value-type="float">
            <text:p>0,2875140724</text:p>
          </table:table-cell>
          <table:table-cell office:value-type="float" office:value="0.03299092215103" calcext:value-type="float">
            <text:p>0,0329909222</text:p>
          </table:table-cell>
          <table:table-cell office:value-type="float" office:value="0.042793146200275" calcext:value-type="float">
            <text:p>0,0427931462</text:p>
          </table:table-cell>
          <table:table-cell office:value-type="float" office:value="0.030649881765867" calcext:value-type="float">
            <text:p>0,0306498818</text:p>
          </table:table-cell>
          <table:table-cell office:value-type="float" office:value="0.046167747223465" calcext:value-type="float">
            <text:p>0,0461677472</text:p>
          </table:table-cell>
          <table:table-cell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80688000962355" calcext:value-type="float">
            <text:p>0,380688001</text:p>
          </table:table-cell>
          <table:table-cell office:value-type="float" office:value="0.440510895745997" calcext:value-type="float">
            <text:p>0,4405108957</text:p>
          </table:table-cell>
          <table:table-cell office:value-type="float" office:value="0.382529786643211" calcext:value-type="float">
            <text:p>0,3825297866</text:p>
          </table:table-cell>
          <table:table-cell office:value-type="float" office:value="0.440232541071336" calcext:value-type="float">
            <text:p>0,4402325411</text:p>
          </table:table-cell>
          <table:table-cell office:value-type="float" office:value="6.64870558989092" calcext:value-type="float">
            <text:p>6,6487055899</text:p>
          </table:table-cell>
          <table:table-cell office:value-type="float" office:value="9.6766945065813" calcext:value-type="float">
            <text:p>9,6766945066</text:p>
          </table:table-cell>
          <table:table-cell office:value-type="float" office:value="6.82903901529424" calcext:value-type="float">
            <text:p>6,8290390153</text:p>
          </table:table-cell>
          <table:table-cell office:value-type="float" office:value="9.81293027517147" calcext:value-type="float">
            <text:p>9,8129302752</text:p>
          </table:table-cell>
          <table:table-cell office:value-type="float" office:value="0.254299714141581" calcext:value-type="float">
            <text:p>0,2542997141</text:p>
          </table:table-cell>
          <table:table-cell office:value-type="float" office:value="0.298456040869614" calcext:value-type="float">
            <text:p>0,2984560409</text:p>
          </table:table-cell>
          <table:table-cell office:value-type="float" office:value="0.256166199372721" calcext:value-type="float">
            <text:p>0,2561661994</text:p>
          </table:table-cell>
          <table:table-cell office:value-type="float" office:value="0.295176175850947" calcext:value-type="float">
            <text:p>0,2951761759</text:p>
          </table:table-cell>
          <table:table-cell office:value-type="float" office:value="0.033653083892979" calcext:value-type="float">
            <text:p>0,0336530839</text:p>
          </table:table-cell>
          <table:table-cell office:value-type="float" office:value="0.043228570239037" calcext:value-type="float">
            <text:p>0,0432285702</text:p>
          </table:table-cell>
          <table:table-cell office:value-type="float" office:value="0.031563739816997" calcext:value-type="float">
            <text:p>0,0315637398</text:p>
          </table:table-cell>
          <table:table-cell office:value-type="float" office:value="0.046257454040359" calcext:value-type="float">
            <text:p>0,046257454</text:p>
          </table:table-cell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80391826475015" calcext:value-type="float">
            <text:p>0,3803918265</text:p>
          </table:table-cell>
          <table:table-cell office:value-type="float" office:value="0.439390283181488" calcext:value-type="float">
            <text:p>0,4393902832</text:p>
          </table:table-cell>
          <table:table-cell office:value-type="float" office:value="0.381541460893903" calcext:value-type="float">
            <text:p>0,3815414609</text:p>
          </table:table-cell>
          <table:table-cell office:value-type="float" office:value="0.438924029118541" calcext:value-type="float">
            <text:p>0,4389240291</text:p>
          </table:table-cell>
          <table:table-cell office:value-type="float" office:value="6.53146179711475" calcext:value-type="float">
            <text:p>6,5314617971</text:p>
          </table:table-cell>
          <table:table-cell office:value-type="float" office:value="9.92270141023348" calcext:value-type="float">
            <text:p>9,9227014102</text:p>
          </table:table-cell>
          <table:table-cell office:value-type="float" office:value="6.57753866113228" calcext:value-type="float">
            <text:p>6,5775386611</text:p>
          </table:table-cell>
          <table:table-cell office:value-type="float" office:value="9.9093115827505" calcext:value-type="float">
            <text:p>9,9093115828</text:p>
          </table:table-cell>
          <table:table-cell office:value-type="float" office:value="0.252023789445105" calcext:value-type="float">
            <text:p>0,2520237894</text:p>
          </table:table-cell>
          <table:table-cell office:value-type="float" office:value="0.298627513398637" calcext:value-type="float">
            <text:p>0,2986275134</text:p>
          </table:table-cell>
          <table:table-cell office:value-type="float" office:value="0.254102652447099" calcext:value-type="float">
            <text:p>0,2541026524</text:p>
          </table:table-cell>
          <table:table-cell office:value-type="float" office:value="0.294942039743246" calcext:value-type="float">
            <text:p>0,2949420397</text:p>
          </table:table-cell>
          <table:table-cell office:value-type="float" office:value="0.033451365928125" calcext:value-type="float">
            <text:p>0,0334513659</text:p>
          </table:table-cell>
          <table:table-cell office:value-type="float" office:value="0.04136703016755" calcext:value-type="float">
            <text:p>0,0413670302</text:p>
          </table:table-cell>
          <table:table-cell office:value-type="float" office:value="0.030242592722015" calcext:value-type="float">
            <text:p>0,0302425927</text:p>
          </table:table-cell>
          <table:table-cell office:value-type="float" office:value="0.046081241497481" calcext:value-type="float">
            <text:p>0,0460812415</text:p>
          </table:table-cell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80081737703395" calcext:value-type="float">
            <text:p>0,3800817377</text:p>
          </table:table-cell>
          <table:table-cell office:value-type="float" office:value="0.441318303927718" calcext:value-type="float">
            <text:p>0,4413183039</text:p>
          </table:table-cell>
          <table:table-cell office:value-type="float" office:value="0.382653657321613" calcext:value-type="float">
            <text:p>0,3826536573</text:p>
          </table:table-cell>
          <table:table-cell office:value-type="float" office:value="0.439281898463788" calcext:value-type="float">
            <text:p>0,4392818985</text:p>
          </table:table-cell>
          <table:table-cell office:value-type="float" office:value="6.47657565793813" calcext:value-type="float">
            <text:p>6,4765756579</text:p>
          </table:table-cell>
          <table:table-cell office:value-type="float" office:value="9.69097571421461" calcext:value-type="float">
            <text:p>9,6909757142</text:p>
          </table:table-cell>
          <table:table-cell office:value-type="float" office:value="6.6518631468844" calcext:value-type="float">
            <text:p>6,6518631469</text:p>
          </table:table-cell>
          <table:table-cell office:value-type="float" office:value="9.48181819360463" calcext:value-type="float">
            <text:p>9,4818181936</text:p>
          </table:table-cell>
          <table:table-cell office:value-type="float" office:value="0.246847847041319" calcext:value-type="float">
            <text:p>0,246847847</text:p>
          </table:table-cell>
          <table:table-cell office:value-type="float" office:value="0.291803286717172" calcext:value-type="float">
            <text:p>0,2918032867</text:p>
          </table:table-cell>
          <table:table-cell office:value-type="float" office:value="0.249349497187537" calcext:value-type="float">
            <text:p>0,2493494972</text:p>
          </table:table-cell>
          <table:table-cell office:value-type="float" office:value="0.287331764705318" calcext:value-type="float">
            <text:p>0,2873317647</text:p>
          </table:table-cell>
          <table:table-cell office:value-type="float" office:value="0.037320221463825" calcext:value-type="float">
            <text:p>0,0373202215</text:p>
          </table:table-cell>
          <table:table-cell office:value-type="float" office:value="0.049083281491881" calcext:value-type="float">
            <text:p>0,0490832815</text:p>
          </table:table-cell>
          <table:table-cell office:value-type="float" office:value="0.034233445240722" calcext:value-type="float">
            <text:p>0,0342334452</text:p>
          </table:table-cell>
          <table:table-cell office:value-type="float" office:value="0.053581024186566" calcext:value-type="float">
            <text:p>0,0535810242</text:p>
          </table:table-cell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81678590843926" calcext:value-type="float">
            <text:p>0,3816785908</text:p>
          </table:table-cell>
          <table:table-cell office:value-type="float" office:value="0.442962708949958" calcext:value-type="float">
            <text:p>0,4429627089</text:p>
          </table:table-cell>
          <table:table-cell office:value-type="float" office:value="0.383999041208933" calcext:value-type="float">
            <text:p>0,3839990412</text:p>
          </table:table-cell>
          <table:table-cell office:value-type="float" office:value="0.440647431120175" calcext:value-type="float">
            <text:p>0,4406474311</text:p>
          </table:table-cell>
          <table:table-cell office:value-type="float" office:value="6.47520589504908" calcext:value-type="float">
            <text:p>6,475205895</text:p>
          </table:table-cell>
          <table:table-cell office:value-type="float" office:value="9.84792926691106" calcext:value-type="float">
            <text:p>9,8479292669</text:p>
          </table:table-cell>
          <table:table-cell office:value-type="float" office:value="6.90233573407074" calcext:value-type="float">
            <text:p>6,9023357341</text:p>
          </table:table-cell>
          <table:table-cell office:value-type="float" office:value="9.93705436106675" calcext:value-type="float">
            <text:p>9,9370543611</text:p>
          </table:table-cell>
          <table:table-cell office:value-type="float" office:value="0.2418078032056" calcext:value-type="float">
            <text:p>0,2418078032</text:p>
          </table:table-cell>
          <table:table-cell office:value-type="float" office:value="0.27900260340748" calcext:value-type="float">
            <text:p>0,2790026034</text:p>
          </table:table-cell>
          <table:table-cell office:value-type="float" office:value="0.24394183612202" calcext:value-type="float">
            <text:p>0,2439418361</text:p>
          </table:table-cell>
          <table:table-cell office:value-type="float" office:value="0.275307093778549" calcext:value-type="float">
            <text:p>0,2753070938</text:p>
          </table:table-cell>
          <table:table-cell office:value-type="float" office:value="0.031607209434328" calcext:value-type="float">
            <text:p>0,0316072094</text:p>
          </table:table-cell>
          <table:table-cell office:value-type="float" office:value="0.041579893485328" calcext:value-type="float">
            <text:p>0,0415798935</text:p>
          </table:table-cell>
          <table:table-cell office:value-type="float" office:value="0.029545772228628" calcext:value-type="float">
            <text:p>0,0295457722</text:p>
          </table:table-cell>
          <table:table-cell office:value-type="float" office:value="0.044548079599679" calcext:value-type="float">
            <text:p>0,0445480796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78348755077297" calcext:value-type="float">
            <text:p>0,3783487551</text:p>
          </table:table-cell>
          <table:table-cell office:value-type="float" office:value="0.438147046016652" calcext:value-type="float">
            <text:p>0,438147046</text:p>
          </table:table-cell>
          <table:table-cell office:value-type="float" office:value="0.380524934122138" calcext:value-type="float">
            <text:p>0,3805249341</text:p>
          </table:table-cell>
          <table:table-cell office:value-type="float" office:value="0.43716112333869" calcext:value-type="float">
            <text:p>0,4371611233</text:p>
          </table:table-cell>
          <table:table-cell office:value-type="float" office:value="6.18143514344212" calcext:value-type="float">
            <text:p>6,1814351434</text:p>
          </table:table-cell>
          <table:table-cell office:value-type="float" office:value="9.10130840041237" calcext:value-type="float">
            <text:p>9,1013084004</text:p>
          </table:table-cell>
          <table:table-cell office:value-type="float" office:value="6.35694376704237" calcext:value-type="float">
            <text:p>6,356943767</text:p>
          </table:table-cell>
          <table:table-cell office:value-type="float" office:value="8.81444206634438" calcext:value-type="float">
            <text:p>8,8144420663</text:p>
          </table:table-cell>
          <table:table-cell office:value-type="float" office:value="0.241545167232706" calcext:value-type="float">
            <text:p>0,2415451672</text:p>
          </table:table-cell>
          <table:table-cell office:value-type="float" office:value="0.282601628240116" calcext:value-type="float">
            <text:p>0,2826016282</text:p>
          </table:table-cell>
          <table:table-cell office:value-type="float" office:value="0.243962506006149" calcext:value-type="float">
            <text:p>0,243962506</text:p>
          </table:table-cell>
          <table:table-cell office:value-type="float" office:value="0.278327331603165" calcext:value-type="float">
            <text:p>0,2783273316</text:p>
          </table:table-cell>
          <table:table-cell office:value-type="float" office:value="0.035101754012564" calcext:value-type="float">
            <text:p>0,035101754</text:p>
          </table:table-cell>
          <table:table-cell office:value-type="float" office:value="0.042037991150513" calcext:value-type="float">
            <text:p>0,0420379912</text:p>
          </table:table-cell>
          <table:table-cell office:value-type="float" office:value="0.030474355595733" calcext:value-type="float">
            <text:p>0,0304743556</text:p>
          </table:table-cell>
          <table:table-cell office:value-type="float" office:value="0.048936243270162" calcext:value-type="float">
            <text:p>0,0489362433</text:p>
          </table:table-cell>
          <table:table-cell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81332635809252" calcext:value-type="float">
            <text:p>0,3813326358</text:p>
          </table:table-cell>
          <table:table-cell office:value-type="float" office:value="0.440387846132573" calcext:value-type="float">
            <text:p>0,4403878461</text:p>
          </table:table-cell>
          <table:table-cell office:value-type="float" office:value="0.382896317879841" calcext:value-type="float">
            <text:p>0,3828963179</text:p>
          </table:table-cell>
          <table:table-cell office:value-type="float" office:value="0.440527014148003" calcext:value-type="float">
            <text:p>0,4405270141</text:p>
          </table:table-cell>
          <table:table-cell office:value-type="float" office:value="6.45143255533507" calcext:value-type="float">
            <text:p>6,4514325553</text:p>
          </table:table-cell>
          <table:table-cell office:value-type="float" office:value="9.80088101068366" calcext:value-type="float">
            <text:p>9,8008810107</text:p>
          </table:table-cell>
          <table:table-cell office:value-type="float" office:value="6.54420474595121" calcext:value-type="float">
            <text:p>6,544204746</text:p>
          </table:table-cell>
          <table:table-cell office:value-type="float" office:value="9.61316893616066" calcext:value-type="float">
            <text:p>9,6131689362</text:p>
          </table:table-cell>
          <table:table-cell office:value-type="float" office:value="0.249054165209275" calcext:value-type="float">
            <text:p>0,2490541652</text:p>
          </table:table-cell>
          <table:table-cell office:value-type="float" office:value="0.287517877132483" calcext:value-type="float">
            <text:p>0,2875178771</text:p>
          </table:table-cell>
          <table:table-cell office:value-type="float" office:value="0.251276089628946" calcext:value-type="float">
            <text:p>0,2512760896</text:p>
          </table:table-cell>
          <table:table-cell office:value-type="float" office:value="0.283545693400506" calcext:value-type="float">
            <text:p>0,2835456934</text:p>
          </table:table-cell>
          <table:table-cell office:value-type="float" office:value="0.035367046923639" calcext:value-type="float">
            <text:p>0,0353670469</text:p>
          </table:table-cell>
          <table:table-cell office:value-type="float" office:value="0.047521972521599" calcext:value-type="float">
            <text:p>0,0475219725</text:p>
          </table:table-cell>
          <table:table-cell office:value-type="float" office:value="0.032022323844128" calcext:value-type="float">
            <text:p>0,0320223238</text:p>
          </table:table-cell>
          <table:table-cell office:value-type="float" office:value="0.05254430563504" calcext:value-type="float">
            <text:p>0,0525443056</text:p>
          </table:table-cell>
          <table:table-cell table:number-columns-repeated="100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77897468885038" calcext:value-type="float">
            <text:p>0,3778974689</text:p>
          </table:table-cell>
          <table:table-cell office:value-type="float" office:value="0.434328937691102" calcext:value-type="float">
            <text:p>0,4343289377</text:p>
          </table:table-cell>
          <table:table-cell office:value-type="float" office:value="0.37983883991687" calcext:value-type="float">
            <text:p>0,3798388399</text:p>
          </table:table-cell>
          <table:table-cell office:value-type="float" office:value="0.432339396459514" calcext:value-type="float">
            <text:p>0,4323393965</text:p>
          </table:table-cell>
          <table:table-cell office:value-type="float" office:value="6.44260531262079" calcext:value-type="float">
            <text:p>6,4426053126</text:p>
          </table:table-cell>
          <table:table-cell office:value-type="float" office:value="9.29840576587733" calcext:value-type="float">
            <text:p>9,2984057659</text:p>
          </table:table-cell>
          <table:table-cell office:value-type="float" office:value="6.49423941446274" calcext:value-type="float">
            <text:p>6,4942394145</text:p>
          </table:table-cell>
          <table:table-cell office:value-type="float" office:value="9.38924929672966" calcext:value-type="float">
            <text:p>9,3892492967</text:p>
          </table:table-cell>
          <table:table-cell office:value-type="float" office:value="0.245202746746309" calcext:value-type="float">
            <text:p>0,2452027467</text:p>
          </table:table-cell>
          <table:table-cell office:value-type="float" office:value="0.291125609258426" calcext:value-type="float">
            <text:p>0,2911256093</text:p>
          </table:table-cell>
          <table:table-cell office:value-type="float" office:value="0.247672585669686" calcext:value-type="float">
            <text:p>0,2476725857</text:p>
          </table:table-cell>
          <table:table-cell office:value-type="float" office:value="0.286571221484247" calcext:value-type="float">
            <text:p>0,2865712215</text:p>
          </table:table-cell>
          <table:table-cell office:value-type="float" office:value="0.037290323542703" calcext:value-type="float">
            <text:p>0,0372903235</text:p>
          </table:table-cell>
          <table:table-cell office:value-type="float" office:value="0.049781609188162" calcext:value-type="float">
            <text:p>0,0497816092</text:p>
          </table:table-cell>
          <table:table-cell office:value-type="float" office:value="0.034063705909539" calcext:value-type="float">
            <text:p>0,0340637059</text:p>
          </table:table-cell>
          <table:table-cell office:value-type="float" office:value="0.054590398049703" calcext:value-type="float">
            <text:p>0,054590398</text:p>
          </table:table-cell>
          <table:table-cell table:number-columns-repeated="100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69134109142458" calcext:value-type="float">
            <text:p>0,3691341091</text:p>
          </table:table-cell>
          <table:table-cell office:value-type="float" office:value="0.43059899888424" calcext:value-type="float">
            <text:p>0,4305989989</text:p>
          </table:table-cell>
          <table:table-cell office:value-type="float" office:value="0.371104757780875" calcext:value-type="float">
            <text:p>0,3711047578</text:p>
          </table:table-cell>
          <table:table-cell office:value-type="float" office:value="0.428412854309068" calcext:value-type="float">
            <text:p>0,4284128543</text:p>
          </table:table-cell>
          <table:table-cell office:value-type="float" office:value="6.09452601489221" calcext:value-type="float">
            <text:p>6,0945260149</text:p>
          </table:table-cell>
          <table:table-cell office:value-type="float" office:value="9.57034580349867" calcext:value-type="float">
            <text:p>9,5703458035</text:p>
          </table:table-cell>
          <table:table-cell office:value-type="float" office:value="6.27469008720921" calcext:value-type="float">
            <text:p>6,2746900872</text:p>
          </table:table-cell>
          <table:table-cell office:value-type="float" office:value="9.3748652420637" calcext:value-type="float">
            <text:p>9,3748652421</text:p>
          </table:table-cell>
          <table:table-cell office:value-type="float" office:value="0.241583608628991" calcext:value-type="float">
            <text:p>0,2415836086</text:p>
          </table:table-cell>
          <table:table-cell office:value-type="float" office:value="0.284973830965639" calcext:value-type="float">
            <text:p>0,284973831</text:p>
          </table:table-cell>
          <table:table-cell office:value-type="float" office:value="0.244106860896048" calcext:value-type="float">
            <text:p>0,2441068609</text:p>
          </table:table-cell>
          <table:table-cell office:value-type="float" office:value="0.280349625941189" calcext:value-type="float">
            <text:p>0,2803496259</text:p>
          </table:table-cell>
          <table:table-cell office:value-type="float" office:value="0.037382033514166" calcext:value-type="float">
            <text:p>0,0373820335</text:p>
          </table:table-cell>
          <table:table-cell office:value-type="float" office:value="0.049235886156267" calcext:value-type="float">
            <text:p>0,0492358862</text:p>
          </table:table-cell>
          <table:table-cell office:value-type="float" office:value="0.033865380431406" calcext:value-type="float">
            <text:p>0,0338653804</text:p>
          </table:table-cell>
          <table:table-cell office:value-type="float" office:value="0.054518934055635" calcext:value-type="float">
            <text:p>0,0545189341</text:p>
          </table:table-cell>
          <table:table-cell table:number-columns-repeated="100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74940472754763" calcext:value-type="float">
            <text:p>0,3749404728</text:p>
          </table:table-cell>
          <table:table-cell office:value-type="float" office:value="0.439591217768789" calcext:value-type="float">
            <text:p>0,4395912178</text:p>
          </table:table-cell>
          <table:table-cell office:value-type="float" office:value="0.376862070077714" calcext:value-type="float">
            <text:p>0,3768620701</text:p>
          </table:table-cell>
          <table:table-cell office:value-type="float" office:value="0.437841823841573" calcext:value-type="float">
            <text:p>0,4378418238</text:p>
          </table:table-cell>
          <table:table-cell office:value-type="float" office:value="6.47333718832843" calcext:value-type="float">
            <text:p>6,4733371883</text:p>
          </table:table-cell>
          <table:table-cell office:value-type="float" office:value="10.6673393371809" calcext:value-type="float">
            <text:p>10,6673393372</text:p>
          </table:table-cell>
          <table:table-cell office:value-type="float" office:value="6.52962472498297" calcext:value-type="float">
            <text:p>6,529624725</text:p>
          </table:table-cell>
          <table:table-cell office:value-type="float" office:value="10.4380985522466" calcext:value-type="float">
            <text:p>10,4380985522</text:p>
          </table:table-cell>
          <table:table-cell office:value-type="float" office:value="0.244409170073892" calcext:value-type="float">
            <text:p>0,2444091701</text:p>
          </table:table-cell>
          <table:table-cell office:value-type="float" office:value="0.289727330223664" calcext:value-type="float">
            <text:p>0,2897273302</text:p>
          </table:table-cell>
          <table:table-cell office:value-type="float" office:value="0.246479807596344" calcext:value-type="float">
            <text:p>0,2464798076</text:p>
          </table:table-cell>
          <table:table-cell office:value-type="float" office:value="0.285884237980789" calcext:value-type="float">
            <text:p>0,285884238</text:p>
          </table:table-cell>
          <table:table-cell office:value-type="float" office:value="0.039849172430083" calcext:value-type="float">
            <text:p>0,0398491724</text:p>
          </table:table-cell>
          <table:table-cell office:value-type="float" office:value="0.054876775256148" calcext:value-type="float">
            <text:p>0,0548767753</text:p>
          </table:table-cell>
          <table:table-cell office:value-type="float" office:value="0.036559683103357" calcext:value-type="float">
            <text:p>0,0365596831</text:p>
          </table:table-cell>
          <table:table-cell office:value-type="float" office:value="0.059839180177885" calcext:value-type="float">
            <text:p>0,0598391802</text:p>
          </table:table-cell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66615565226759" calcext:value-type="float">
            <text:p>0,3666155652</text:p>
          </table:table-cell>
          <table:table-cell office:value-type="float" office:value="0.426578934653334" calcext:value-type="float">
            <text:p>0,4265789347</text:p>
          </table:table-cell>
          <table:table-cell office:value-type="float" office:value="0.368634318817042" calcext:value-type="float">
            <text:p>0,3686343188</text:p>
          </table:table-cell>
          <table:table-cell office:value-type="float" office:value="0.424579824530276" calcext:value-type="float">
            <text:p>0,4245798245</text:p>
          </table:table-cell>
          <table:table-cell office:value-type="float" office:value="5.97826157270026" calcext:value-type="float">
            <text:p>5,9782615727</text:p>
          </table:table-cell>
          <table:table-cell office:value-type="float" office:value="9.23300773545413" calcext:value-type="float">
            <text:p>9,2330077355</text:p>
          </table:table-cell>
          <table:table-cell office:value-type="float" office:value="6.0321013623754" calcext:value-type="float">
            <text:p>6,0321013624</text:p>
          </table:table-cell>
          <table:table-cell office:value-type="float" office:value="9.19092761538001" calcext:value-type="float">
            <text:p>9,1909276154</text:p>
          </table:table-cell>
          <table:table-cell office:value-type="float" office:value="0.231920797371779" calcext:value-type="float">
            <text:p>0,2319207974</text:p>
          </table:table-cell>
          <table:table-cell office:value-type="float" office:value="0.28355533685348" calcext:value-type="float">
            <text:p>0,2835553369</text:p>
          </table:table-cell>
          <table:table-cell office:value-type="float" office:value="0.233835348223619" calcext:value-type="float">
            <text:p>0,2338353482</text:p>
          </table:table-cell>
          <table:table-cell office:value-type="float" office:value="0.279922691782212" calcext:value-type="float">
            <text:p>0,2799226918</text:p>
          </table:table-cell>
          <table:table-cell office:value-type="float" office:value="0.033041706084026" calcext:value-type="float">
            <text:p>0,0330417061</text:p>
          </table:table-cell>
          <table:table-cell office:value-type="float" office:value="0.044312736656506" calcext:value-type="float">
            <text:p>0,0443127367</text:p>
          </table:table-cell>
          <table:table-cell office:value-type="float" office:value="0.030424945449232" calcext:value-type="float">
            <text:p>0,0304249454</text:p>
          </table:table-cell>
          <table:table-cell office:value-type="float" office:value="0.048242036299813" calcext:value-type="float">
            <text:p>0,0482420363</text:p>
          </table:table-cell>
          <table:table-cell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72857762718758" calcext:value-type="float">
            <text:p>0,3728577627</text:p>
          </table:table-cell>
          <table:table-cell office:value-type="float" office:value="0.435716672818378" calcext:value-type="float">
            <text:p>0,4357166728</text:p>
          </table:table-cell>
          <table:table-cell office:value-type="float" office:value="0.375695364922737" calcext:value-type="float">
            <text:p>0,3756953649</text:p>
          </table:table-cell>
          <table:table-cell office:value-type="float" office:value="0.432330470817113" calcext:value-type="float">
            <text:p>0,4323304708</text:p>
          </table:table-cell>
          <table:table-cell office:value-type="float" office:value="6.09271083935762" calcext:value-type="float">
            <text:p>6,0927108394</text:p>
          </table:table-cell>
          <table:table-cell office:value-type="float" office:value="9.99242941764455" calcext:value-type="float">
            <text:p>9,9924294176</text:p>
          </table:table-cell>
          <table:table-cell office:value-type="float" office:value="6.37048316819454" calcext:value-type="float">
            <text:p>6,3704831682</text:p>
          </table:table-cell>
          <table:table-cell office:value-type="float" office:value="9.4731754962363" calcext:value-type="float">
            <text:p>9,4731754962</text:p>
          </table:table-cell>
          <table:table-cell office:value-type="float" office:value="0.241308482869885" calcext:value-type="float">
            <text:p>0,2413084829</text:p>
          </table:table-cell>
          <table:table-cell office:value-type="float" office:value="0.299165477196953" calcext:value-type="float">
            <text:p>0,2991654772</text:p>
          </table:table-cell>
          <table:table-cell office:value-type="float" office:value="0.244312036586231" calcext:value-type="float">
            <text:p>0,2443120366</text:p>
          </table:table-cell>
          <table:table-cell office:value-type="float" office:value="0.293366736408956" calcext:value-type="float">
            <text:p>0,2933667364</text:p>
          </table:table-cell>
          <table:table-cell office:value-type="float" office:value="0.037717261699458" calcext:value-type="float">
            <text:p>0,0377172617</text:p>
          </table:table-cell>
          <table:table-cell office:value-type="float" office:value="0.049345749536955" calcext:value-type="float">
            <text:p>0,0493457495</text:p>
          </table:table-cell>
          <table:table-cell office:value-type="float" office:value="0.034239917666405" calcext:value-type="float">
            <text:p>0,0342399177</text:p>
          </table:table-cell>
          <table:table-cell office:value-type="float" office:value="0.054547559882067" calcext:value-type="float">
            <text:p>0,0545475599</text:p>
          </table:table-cell>
          <table:table-cell table:number-columns-repeated="100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70594702533019" calcext:value-type="float">
            <text:p>0,3705947025</text:p>
          </table:table-cell>
          <table:table-cell office:value-type="float" office:value="0.42868249472019" calcext:value-type="float">
            <text:p>0,4286824947</text:p>
          </table:table-cell>
          <table:table-cell office:value-type="float" office:value="0.372255603651648" calcext:value-type="float">
            <text:p>0,3722556037</text:p>
          </table:table-cell>
          <table:table-cell office:value-type="float" office:value="0.427281346980946" calcext:value-type="float">
            <text:p>0,427281347</text:p>
          </table:table-cell>
          <table:table-cell office:value-type="float" office:value="6.38042481796152" calcext:value-type="float">
            <text:p>6,380424818</text:p>
          </table:table-cell>
          <table:table-cell office:value-type="float" office:value="9.19810908625254" calcext:value-type="float">
            <text:p>9,1981090863</text:p>
          </table:table-cell>
          <table:table-cell office:value-type="float" office:value="6.54050691845735" calcext:value-type="float">
            <text:p>6,5405069185</text:p>
          </table:table-cell>
          <table:table-cell office:value-type="float" office:value="9.11441493134791" calcext:value-type="float">
            <text:p>9,1144149313</text:p>
          </table:table-cell>
          <table:table-cell office:value-type="float" office:value="0.236472619198763" calcext:value-type="float">
            <text:p>0,2364726192</text:p>
          </table:table-cell>
          <table:table-cell office:value-type="float" office:value="0.29918409388044" calcext:value-type="float">
            <text:p>0,2991840939</text:p>
          </table:table-cell>
          <table:table-cell office:value-type="float" office:value="0.238145846187894" calcext:value-type="float">
            <text:p>0,2381458462</text:p>
          </table:table-cell>
          <table:table-cell office:value-type="float" office:value="0.295860967081486" calcext:value-type="float">
            <text:p>0,2958609671</text:p>
          </table:table-cell>
          <table:table-cell office:value-type="float" office:value="0.042473628430266" calcext:value-type="float">
            <text:p>0,0424736284</text:p>
          </table:table-cell>
          <table:table-cell office:value-type="float" office:value="0.057421016503508" calcext:value-type="float">
            <text:p>0,0574210165</text:p>
          </table:table-cell>
          <table:table-cell office:value-type="float" office:value="0.039477126372091" calcext:value-type="float">
            <text:p>0,0394771264</text:p>
          </table:table-cell>
          <table:table-cell office:value-type="float" office:value="0.061975627419304" calcext:value-type="float">
            <text:p>0,0619756274</text:p>
          </table:table-cell>
          <table:table-cell table:number-columns-repeated="100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68895873442653" calcext:value-type="float">
            <text:p>0,3688958734</text:p>
          </table:table-cell>
          <table:table-cell office:value-type="float" office:value="0.42733925977268" calcext:value-type="float">
            <text:p>0,4273392598</text:p>
          </table:table-cell>
          <table:table-cell office:value-type="float" office:value="0.37038715045313" calcext:value-type="float">
            <text:p>0,3703871505</text:p>
          </table:table-cell>
          <table:table-cell office:value-type="float" office:value="0.426248752775721" calcext:value-type="float">
            <text:p>0,4262487528</text:p>
          </table:table-cell>
          <table:table-cell office:value-type="float" office:value="6.19974631272992" calcext:value-type="float">
            <text:p>6,1997463127</text:p>
          </table:table-cell>
          <table:table-cell office:value-type="float" office:value="8.78038484291655" calcext:value-type="float">
            <text:p>8,7803848429</text:p>
          </table:table-cell>
          <table:table-cell office:value-type="float" office:value="6.43110013523146" calcext:value-type="float">
            <text:p>6,4311001352</text:p>
          </table:table-cell>
          <table:table-cell office:value-type="float" office:value="8.69214073205242" calcext:value-type="float">
            <text:p>8,6921407321</text:p>
          </table:table-cell>
          <table:table-cell office:value-type="float" office:value="0.235854165177945" calcext:value-type="float">
            <text:p>0,2358541652</text:p>
          </table:table-cell>
          <table:table-cell office:value-type="float" office:value="0.295821284614147" calcext:value-type="float">
            <text:p>0,2958212846</text:p>
          </table:table-cell>
          <table:table-cell office:value-type="float" office:value="0.237398611233392" calcext:value-type="float">
            <text:p>0,2373986112</text:p>
          </table:table-cell>
          <table:table-cell office:value-type="float" office:value="0.292751304814495" calcext:value-type="float">
            <text:p>0,2927513048</text:p>
          </table:table-cell>
          <table:table-cell office:value-type="float" office:value="0.041098629399813" calcext:value-type="float">
            <text:p>0,0410986294</text:p>
          </table:table-cell>
          <table:table-cell office:value-type="float" office:value="0.055884069739837" calcext:value-type="float">
            <text:p>0,0558840697</text:p>
          </table:table-cell>
          <table:table-cell office:value-type="float" office:value="0.038151301903082" calcext:value-type="float">
            <text:p>0,0381513019</text:p>
          </table:table-cell>
          <table:table-cell office:value-type="float" office:value="0.060415046621451" calcext:value-type="float">
            <text:p>0,0604150466</text:p>
          </table:table-cell>
          <table:table-cell table:number-columns-repeated="100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61867976641876" calcext:value-type="float">
            <text:p>0,3618679766</text:p>
          </table:table-cell>
          <table:table-cell office:value-type="float" office:value="0.421549715405432" calcext:value-type="float">
            <text:p>0,4215497154</text:p>
          </table:table-cell>
          <table:table-cell office:value-type="float" office:value="0.363024527379674" calcext:value-type="float">
            <text:p>0,3630245274</text:p>
          </table:table-cell>
          <table:table-cell office:value-type="float" office:value="0.421202016803855" calcext:value-type="float">
            <text:p>0,4212020168</text:p>
          </table:table-cell>
          <table:table-cell office:value-type="float" office:value="5.72216920083074" calcext:value-type="float">
            <text:p>5,7221692008</text:p>
          </table:table-cell>
          <table:table-cell office:value-type="float" office:value="8.78295905976853" calcext:value-type="float">
            <text:p>8,7829590598</text:p>
          </table:table-cell>
          <table:table-cell office:value-type="float" office:value="5.7222865541834" calcext:value-type="float">
            <text:p>5,7222865542</text:p>
          </table:table-cell>
          <table:table-cell office:value-type="float" office:value="8.92483134339936" calcext:value-type="float">
            <text:p>8,9248313434</text:p>
          </table:table-cell>
          <table:table-cell office:value-type="float" office:value="0.235781596044016" calcext:value-type="float">
            <text:p>0,235781596</text:p>
          </table:table-cell>
          <table:table-cell office:value-type="float" office:value="0.29983279779009" calcext:value-type="float">
            <text:p>0,2998327978</text:p>
          </table:table-cell>
          <table:table-cell office:value-type="float" office:value="0.237157234086569" calcext:value-type="float">
            <text:p>0,2371572341</text:p>
          </table:table-cell>
          <table:table-cell office:value-type="float" office:value="0.297051375706917" calcext:value-type="float">
            <text:p>0,2970513757</text:p>
          </table:table-cell>
          <table:table-cell office:value-type="float" office:value="0.045597691695307" calcext:value-type="float">
            <text:p>0,0455976917</text:p>
          </table:table-cell>
          <table:table-cell office:value-type="float" office:value="0.061214063804556" calcext:value-type="float">
            <text:p>0,0612140638</text:p>
          </table:table-cell>
          <table:table-cell office:value-type="float" office:value="0.041313300825797" calcext:value-type="float">
            <text:p>0,0413133008</text:p>
          </table:table-cell>
          <table:table-cell office:value-type="float" office:value="0.067911559437568" calcext:value-type="float">
            <text:p>0,0679115594</text:p>
          </table:table-cell>
          <table:table-cell table:number-columns-repeated="100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65798160814413" calcext:value-type="float">
            <text:p>0,3657981608</text:p>
          </table:table-cell>
          <table:table-cell office:value-type="float" office:value="0.425866103371836" calcext:value-type="float">
            <text:p>0,4258661034</text:p>
          </table:table-cell>
          <table:table-cell office:value-type="float" office:value="0.366776631314553" calcext:value-type="float">
            <text:p>0,3667766313</text:p>
          </table:table-cell>
          <table:table-cell office:value-type="float" office:value="0.425974378787851" calcext:value-type="float">
            <text:p>0,4259743788</text:p>
          </table:table-cell>
          <table:table-cell office:value-type="float" office:value="5.63159385695859" calcext:value-type="float">
            <text:p>5,631593857</text:p>
          </table:table-cell>
          <table:table-cell office:value-type="float" office:value="9.0636079921469" calcext:value-type="float">
            <text:p>9,0636079921</text:p>
          </table:table-cell>
          <table:table-cell office:value-type="float" office:value="5.63797348778128" calcext:value-type="float">
            <text:p>5,6379734878</text:p>
          </table:table-cell>
          <table:table-cell office:value-type="float" office:value="9.0507135007938" calcext:value-type="float">
            <text:p>9,0507135008</text:p>
          </table:table-cell>
          <table:table-cell office:value-type="float" office:value="0.241756650151202" calcext:value-type="float">
            <text:p>0,2417566502</text:p>
          </table:table-cell>
          <table:table-cell office:value-type="float" office:value="0.315749673047838" calcext:value-type="float">
            <text:p>0,315749673</text:p>
          </table:table-cell>
          <table:table-cell office:value-type="float" office:value="0.243305799532925" calcext:value-type="float">
            <text:p>0,2433057995</text:p>
          </table:table-cell>
          <table:table-cell office:value-type="float" office:value="0.312537643418739" calcext:value-type="float">
            <text:p>0,3125376434</text:p>
          </table:table-cell>
          <table:table-cell office:value-type="float" office:value="0.040743041669395" calcext:value-type="float">
            <text:p>0,0407430417</text:p>
          </table:table-cell>
          <table:table-cell office:value-type="float" office:value="0.05353149357506" calcext:value-type="float">
            <text:p>0,0535314936</text:p>
          </table:table-cell>
          <table:table-cell office:value-type="float" office:value="0.036177710216279" calcext:value-type="float">
            <text:p>0,0361777102</text:p>
          </table:table-cell>
          <table:table-cell office:value-type="float" office:value="0.060684383667043" calcext:value-type="float">
            <text:p>0,0606843837</text:p>
          </table:table-cell>
          <table:table-cell table:number-columns-repeated="100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67924195846583" calcext:value-type="float">
            <text:p>0,3679241958</text:p>
          </table:table-cell>
          <table:table-cell office:value-type="float" office:value="0.426505221557192" calcext:value-type="float">
            <text:p>0,4265052216</text:p>
          </table:table-cell>
          <table:table-cell office:value-type="float" office:value="0.368626332458468" calcext:value-type="float">
            <text:p>0,3686263325</text:p>
          </table:table-cell>
          <table:table-cell office:value-type="float" office:value="0.430384614140996" calcext:value-type="float">
            <text:p>0,4303846141</text:p>
          </table:table-cell>
          <table:table-cell office:value-type="float" office:value="5.97764412199969" calcext:value-type="float">
            <text:p>5,977644122</text:p>
          </table:table-cell>
          <table:table-cell office:value-type="float" office:value="8.98448049860695" calcext:value-type="float">
            <text:p>8,9844804986</text:p>
          </table:table-cell>
          <table:table-cell office:value-type="float" office:value="5.97943665630479" calcext:value-type="float">
            <text:p>5,9794366563</text:p>
          </table:table-cell>
          <table:table-cell office:value-type="float" office:value="9.93982605000043" calcext:value-type="float">
            <text:p>9,93982605</text:p>
          </table:table-cell>
          <table:table-cell office:value-type="float" office:value="0.238637689156735" calcext:value-type="float">
            <text:p>0,2386376892</text:p>
          </table:table-cell>
          <table:table-cell office:value-type="float" office:value="0.307865367955348" calcext:value-type="float">
            <text:p>0,307865368</text:p>
          </table:table-cell>
          <table:table-cell office:value-type="float" office:value="0.239810407291638" calcext:value-type="float">
            <text:p>0,2398104073</text:p>
          </table:table-cell>
          <table:table-cell office:value-type="float" office:value="0.305442613591583" calcext:value-type="float">
            <text:p>0,3054426136</text:p>
          </table:table-cell>
          <table:table-cell office:value-type="float" office:value="0.034242595215652" calcext:value-type="float">
            <text:p>0,0342425952</text:p>
          </table:table-cell>
          <table:table-cell office:value-type="float" office:value="0.04431496212699" calcext:value-type="float">
            <text:p>0,0443149621</text:p>
          </table:table-cell>
          <table:table-cell office:value-type="float" office:value="0.031233283750646" calcext:value-type="float">
            <text:p>0,0312332838</text:p>
          </table:table-cell>
          <table:table-cell office:value-type="float" office:value="0.049081589910389" calcext:value-type="float">
            <text:p>0,0490815899</text:p>
          </table:table-cell>
          <table:table-cell table:number-columns-repeated="100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9929303777086" calcext:value-type="float">
            <text:p>0,3699293038</text:p>
          </table:table-cell>
          <table:table-cell office:value-type="float" office:value="0.432317135337328" calcext:value-type="float">
            <text:p>0,4323171353</text:p>
          </table:table-cell>
          <table:table-cell office:value-type="float" office:value="0.371458610320331" calcext:value-type="float">
            <text:p>0,3714586103</text:p>
          </table:table-cell>
          <table:table-cell office:value-type="float" office:value="0.434771278741731" calcext:value-type="float">
            <text:p>0,4347712787</text:p>
          </table:table-cell>
          <table:table-cell office:value-type="float" office:value="5.78432908607207" calcext:value-type="float">
            <text:p>5,7843290861</text:p>
          </table:table-cell>
          <table:table-cell office:value-type="float" office:value="9.90320283005981" calcext:value-type="float">
            <text:p>9,9032028301</text:p>
          </table:table-cell>
          <table:table-cell office:value-type="float" office:value="5.9907192363685" calcext:value-type="float">
            <text:p>5,9907192364</text:p>
          </table:table-cell>
          <table:table-cell office:value-type="float" office:value="10.4763261961836" calcext:value-type="float">
            <text:p>10,4763261962</text:p>
          </table:table-cell>
          <table:table-cell office:value-type="float" office:value="0.2426965801508" calcext:value-type="float">
            <text:p>0,2426965802</text:p>
          </table:table-cell>
          <table:table-cell office:value-type="float" office:value="0.318726844484904" calcext:value-type="float">
            <text:p>0,3187268445</text:p>
          </table:table-cell>
          <table:table-cell office:value-type="float" office:value="0.244148308419481" calcext:value-type="float">
            <text:p>0,2441483084</text:p>
          </table:table-cell>
          <table:table-cell office:value-type="float" office:value="0.315660374358711" calcext:value-type="float">
            <text:p>0,3156603744</text:p>
          </table:table-cell>
          <table:table-cell office:value-type="float" office:value="0.034994164743804" calcext:value-type="float">
            <text:p>0,0349941647</text:p>
          </table:table-cell>
          <table:table-cell office:value-type="float" office:value="0.04721257824618" calcext:value-type="float">
            <text:p>0,0472125782</text:p>
          </table:table-cell>
          <table:table-cell office:value-type="float" office:value="0.032941227832557" calcext:value-type="float">
            <text:p>0,0329412278</text:p>
          </table:table-cell>
          <table:table-cell office:value-type="float" office:value="0.050411500191307" calcext:value-type="float">
            <text:p>0,0504115002</text:p>
          </table:table-cell>
          <table:table-cell table:number-columns-repeated="100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66567725277854" calcext:value-type="float">
            <text:p>0,3665677253</text:p>
          </table:table-cell>
          <table:table-cell office:value-type="float" office:value="0.415021685513907" calcext:value-type="float">
            <text:p>0,4150216855</text:p>
          </table:table-cell>
          <table:table-cell office:value-type="float" office:value="0.368133273104203" calcext:value-type="float">
            <text:p>0,3681332731</text:p>
          </table:table-cell>
          <table:table-cell office:value-type="float" office:value="0.417972755157767" calcext:value-type="float">
            <text:p>0,4179727552</text:p>
          </table:table-cell>
          <table:table-cell office:value-type="float" office:value="5.72316864136441" calcext:value-type="float">
            <text:p>5,7231686414</text:p>
          </table:table-cell>
          <table:table-cell office:value-type="float" office:value="9.25241599964722" calcext:value-type="float">
            <text:p>9,2524159996</text:p>
          </table:table-cell>
          <table:table-cell office:value-type="float" office:value="5.80582787534372" calcext:value-type="float">
            <text:p>5,8058278753</text:p>
          </table:table-cell>
          <table:table-cell office:value-type="float" office:value="9.63371569403218" calcext:value-type="float">
            <text:p>9,633715694</text:p>
          </table:table-cell>
          <table:table-cell office:value-type="float" office:value="0.235177484458073" calcext:value-type="float">
            <text:p>0,2351774845</text:p>
          </table:table-cell>
          <table:table-cell office:value-type="float" office:value="0.2928846948247" calcext:value-type="float">
            <text:p>0,2928846948</text:p>
          </table:table-cell>
          <table:table-cell office:value-type="float" office:value="0.2365430940166" calcext:value-type="float">
            <text:p>0,236543094</text:p>
          </table:table-cell>
          <table:table-cell office:value-type="float" office:value="0.290203160462334" calcext:value-type="float">
            <text:p>0,2902031605</text:p>
          </table:table-cell>
          <table:table-cell office:value-type="float" office:value="0.034954212107942" calcext:value-type="float">
            <text:p>0,0349542121</text:p>
          </table:table-cell>
          <table:table-cell office:value-type="float" office:value="0.046928329040699" calcext:value-type="float">
            <text:p>0,046928329</text:p>
          </table:table-cell>
          <table:table-cell office:value-type="float" office:value="0.031669355616725" calcext:value-type="float">
            <text:p>0,0316693556</text:p>
          </table:table-cell>
          <table:table-cell office:value-type="float" office:value="0.052018291196651" calcext:value-type="float">
            <text:p>0,0520182912</text:p>
          </table:table-cell>
          <table:table-cell table:number-columns-repeated="100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2832438396606" calcext:value-type="float">
            <text:p>0,3728324384</text:p>
          </table:table-cell>
          <table:table-cell office:value-type="float" office:value="0.431130964167295" calcext:value-type="float">
            <text:p>0,4311309642</text:p>
          </table:table-cell>
          <table:table-cell office:value-type="float" office:value="0.373851009886156" calcext:value-type="float">
            <text:p>0,3738510099</text:p>
          </table:table-cell>
          <table:table-cell office:value-type="float" office:value="0.435118909245417" calcext:value-type="float">
            <text:p>0,4351189092</text:p>
          </table:table-cell>
          <table:table-cell office:value-type="float" office:value="5.85068141813985" calcext:value-type="float">
            <text:p>5,8506814181</text:p>
          </table:table-cell>
          <table:table-cell office:value-type="float" office:value="9.61136923245438" calcext:value-type="float">
            <text:p>9,6113692325</text:p>
          </table:table-cell>
          <table:table-cell office:value-type="float" office:value="6.131465571625" calcext:value-type="float">
            <text:p>6,1314655716</text:p>
          </table:table-cell>
          <table:table-cell office:value-type="float" office:value="9.92209055728187" calcext:value-type="float">
            <text:p>9,9220905573</text:p>
          </table:table-cell>
          <table:table-cell office:value-type="float" office:value="0.247560246275441" calcext:value-type="float">
            <text:p>0,2475602463</text:p>
          </table:table-cell>
          <table:table-cell office:value-type="float" office:value="0.321990122093601" calcext:value-type="float">
            <text:p>0,3219901221</text:p>
          </table:table-cell>
          <table:table-cell office:value-type="float" office:value="0.2486184093806" calcext:value-type="float">
            <text:p>0,2486184094</text:p>
          </table:table-cell>
          <table:table-cell office:value-type="float" office:value="0.319803556056958" calcext:value-type="float">
            <text:p>0,3198035561</text:p>
          </table:table-cell>
          <table:table-cell office:value-type="float" office:value="0.028799130928786" calcext:value-type="float">
            <text:p>0,0287991309</text:p>
          </table:table-cell>
          <table:table-cell office:value-type="float" office:value="0.042228894528902" calcext:value-type="float">
            <text:p>0,0422288945</text:p>
          </table:table-cell>
          <table:table-cell office:value-type="float" office:value="0.028517091005344" calcext:value-type="float">
            <text:p>0,028517091</text:p>
          </table:table-cell>
          <table:table-cell office:value-type="float" office:value="0.04259081163784" calcext:value-type="float">
            <text:p>0,0425908116</text:p>
          </table:table-cell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68259369212729" calcext:value-type="float">
            <text:p>0,3682593692</text:p>
          </table:table-cell>
          <table:table-cell office:value-type="float" office:value="0.424981328228912" calcext:value-type="float">
            <text:p>0,4249813282</text:p>
          </table:table-cell>
          <table:table-cell office:value-type="float" office:value="0.368946208330146" calcext:value-type="float">
            <text:p>0,3689462083</text:p>
          </table:table-cell>
          <table:table-cell office:value-type="float" office:value="0.429790461705805" calcext:value-type="float">
            <text:p>0,4297904617</text:p>
          </table:table-cell>
          <table:table-cell office:value-type="float" office:value="5.90562757685837" calcext:value-type="float">
            <text:p>5,9056275769</text:p>
          </table:table-cell>
          <table:table-cell office:value-type="float" office:value="8.6126796353759" calcext:value-type="float">
            <text:p>8,6126796354</text:p>
          </table:table-cell>
          <table:table-cell office:value-type="float" office:value="5.93848387507295" calcext:value-type="float">
            <text:p>5,9384838751</text:p>
          </table:table-cell>
          <table:table-cell office:value-type="float" office:value="9.26459604708632" calcext:value-type="float">
            <text:p>9,2645960471</text:p>
          </table:table-cell>
          <table:table-cell office:value-type="float" office:value="0.239895142728868" calcext:value-type="float">
            <text:p>0,2398951427</text:p>
          </table:table-cell>
          <table:table-cell office:value-type="float" office:value="0.306714806318384" calcext:value-type="float">
            <text:p>0,3067148063</text:p>
          </table:table-cell>
          <table:table-cell office:value-type="float" office:value="0.240673531475631" calcext:value-type="float">
            <text:p>0,2406735315</text:p>
          </table:table-cell>
          <table:table-cell office:value-type="float" office:value="0.305094697983141" calcext:value-type="float">
            <text:p>0,305094698</text:p>
          </table:table-cell>
          <table:table-cell office:value-type="float" office:value="0.031623128189343" calcext:value-type="float">
            <text:p>0,0316231282</text:p>
          </table:table-cell>
          <table:table-cell office:value-type="float" office:value="0.04660809997977" calcext:value-type="float">
            <text:p>0,0466081</text:p>
          </table:table-cell>
          <table:table-cell office:value-type="float" office:value="0.031080726027961" calcext:value-type="float">
            <text:p>0,031080726</text:p>
          </table:table-cell>
          <table:table-cell office:value-type="float" office:value="0.047421848014937" calcext:value-type="float">
            <text:p>0,047421848</text:p>
          </table:table-cell>
          <table:table-cell table:number-columns-repeated="100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67924409175712" calcext:value-type="float">
            <text:p>0,3679244092</text:p>
          </table:table-cell>
          <table:table-cell office:value-type="float" office:value="0.425469432644631" calcext:value-type="float">
            <text:p>0,4254694326</text:p>
          </table:table-cell>
          <table:table-cell office:value-type="float" office:value="0.367610574320377" calcext:value-type="float">
            <text:p>0,3676105743</text:p>
          </table:table-cell>
          <table:table-cell office:value-type="float" office:value="0.432874904677588" calcext:value-type="float">
            <text:p>0,4328749047</text:p>
          </table:table-cell>
          <table:table-cell office:value-type="float" office:value="5.59283791384316" calcext:value-type="float">
            <text:p>5,5928379138</text:p>
          </table:table-cell>
          <table:table-cell office:value-type="float" office:value="7.61082459953125" calcext:value-type="float">
            <text:p>7,6108245995</text:p>
          </table:table-cell>
          <table:table-cell office:value-type="float" office:value="5.59831854059774" calcext:value-type="float">
            <text:p>5,5983185406</text:p>
          </table:table-cell>
          <table:table-cell office:value-type="float" office:value="8.57685143669056" calcext:value-type="float">
            <text:p>8,5768514367</text:p>
          </table:table-cell>
          <table:table-cell office:value-type="float" office:value="0.248644104562134" calcext:value-type="float">
            <text:p>0,2486441046</text:p>
          </table:table-cell>
          <table:table-cell office:value-type="float" office:value="0.31411639368924" calcext:value-type="float">
            <text:p>0,3141163937</text:p>
          </table:table-cell>
          <table:table-cell office:value-type="float" office:value="0.249721004642645" calcext:value-type="float">
            <text:p>0,2497210046</text:p>
          </table:table-cell>
          <table:table-cell office:value-type="float" office:value="0.311863008471759" calcext:value-type="float">
            <text:p>0,3118630085</text:p>
          </table:table-cell>
          <table:table-cell office:value-type="float" office:value="0.033678454524746" calcext:value-type="float">
            <text:p>0,0336784545</text:p>
          </table:table-cell>
          <table:table-cell office:value-type="float" office:value="0.049219110480136" calcext:value-type="float">
            <text:p>0,0492191105</text:p>
          </table:table-cell>
          <table:table-cell office:value-type="float" office:value="0.032814778686879" calcext:value-type="float">
            <text:p>0,0328147787</text:p>
          </table:table-cell>
          <table:table-cell office:value-type="float" office:value="0.050550969954011" calcext:value-type="float">
            <text:p>0,05055097</text:p>
          </table:table-cell>
          <table:table-cell table:number-columns-repeated="100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60483485671034" calcext:value-type="float">
            <text:p>0,3604834857</text:p>
          </table:table-cell>
          <table:table-cell office:value-type="float" office:value="0.423243461994863" calcext:value-type="float">
            <text:p>0,423243462</text:p>
          </table:table-cell>
          <table:table-cell office:value-type="float" office:value="0.361060002259859" calcext:value-type="float">
            <text:p>0,3610600023</text:p>
          </table:table-cell>
          <table:table-cell office:value-type="float" office:value="0.428750356538498" calcext:value-type="float">
            <text:p>0,4287503565</text:p>
          </table:table-cell>
          <table:table-cell office:value-type="float" office:value="5.40341244669908" calcext:value-type="float">
            <text:p>5,4034124467</text:p>
          </table:table-cell>
          <table:table-cell office:value-type="float" office:value="7.60614554251176" calcext:value-type="float">
            <text:p>7,6061455425</text:p>
          </table:table-cell>
          <table:table-cell office:value-type="float" office:value="5.46701733070369" calcext:value-type="float">
            <text:p>5,4670173307</text:p>
          </table:table-cell>
          <table:table-cell office:value-type="float" office:value="8.59488947914828" calcext:value-type="float">
            <text:p>8,5948894791</text:p>
          </table:table-cell>
          <table:table-cell office:value-type="float" office:value="0.24767222799226" calcext:value-type="float">
            <text:p>0,247672228</text:p>
          </table:table-cell>
          <table:table-cell office:value-type="float" office:value="0.333876273838109" calcext:value-type="float">
            <text:p>0,3338762738</text:p>
          </table:table-cell>
          <table:table-cell office:value-type="float" office:value="0.248403125240556" calcext:value-type="float">
            <text:p>0,2484031252</text:p>
          </table:table-cell>
          <table:table-cell office:value-type="float" office:value="0.332251031908632" calcext:value-type="float">
            <text:p>0,3322510319</text:p>
          </table:table-cell>
          <table:table-cell office:value-type="float" office:value="0.035734540436404" calcext:value-type="float">
            <text:p>0,0357345404</text:p>
          </table:table-cell>
          <table:table-cell office:value-type="float" office:value="0.051974955496151" calcext:value-type="float">
            <text:p>0,0519749555</text:p>
          </table:table-cell>
          <table:table-cell office:value-type="float" office:value="0.034919417014855" calcext:value-type="float">
            <text:p>0,034919417</text:p>
          </table:table-cell>
          <table:table-cell office:value-type="float" office:value="0.053261018762047" calcext:value-type="float">
            <text:p>0,0532610188</text:p>
          </table:table-cell>
          <table:table-cell table:number-columns-repeated="1007"/>
        </table:table-row>
      </table:table>
      <table:table table:name="Redistribution_central" table:style-name="ta10">
        <table:table-column table:style-name="co8" table:default-cell-style-name="ce2"/>
        <table:table-column table:style-name="co8" table:number-columns-repeated="1023" table:default-cell-style-name="Default"/>
        <table:table-row table:style-name="ro1">
          <table:table-cell office:value-type="string" calcext:value-type="string">
            <text:p>Period</text:p>
          </table:table-cell>
          <table:table-cell table:style-name="ce2" office:value-type="string" calcext:value-type="string">
            <text:p>Gini sedlac. all income</text:p>
          </table:table-cell>
          <table:table-cell table:style-name="ce2" office:value-type="string" calcext:value-type="string">
            <text:p>Gini sedlac. labour income</text:p>
          </table:table-cell>
          <table:table-cell table:style-name="ce2" office:value-type="string" calcext:value-type="string">
            <text:p>Gini sedlac. labour and pension income</text:p>
          </table:table-cell>
          <table:table-cell table:style-name="ce2" office:value-type="string" calcext:value-type="string">
            <text:p>Gini sedlac. labour and family benefits income</text:p>
          </table:table-cell>
          <table:table-cell table:style-name="ce2" office:value-type="string" calcext:value-type="string">
            <text:p>Decile ratio. all income</text:p>
          </table:table-cell>
          <table:table-cell table:style-name="ce2" office:value-type="string" calcext:value-type="string">
            <text:p>Decile ratio. labour income</text:p>
          </table:table-cell>
          <table:table-cell table:style-name="ce2" office:value-type="string" calcext:value-type="string">
            <text:p>Decile ratio. labour and pension income</text:p>
          </table:table-cell>
          <table:table-cell table:style-name="ce2" office:value-type="string" calcext:value-type="string">
            <text:p>Decile ratio. labour and familiy benefits income</text:p>
          </table:table-cell>
          <table:table-cell table:style-name="ce2" office:value-type="string" calcext:value-type="string">
            <text:p>Top 10%. share of all income</text:p>
          </table:table-cell>
          <table:table-cell table:style-name="ce2" office:value-type="string" calcext:value-type="string">
            <text:p>Top 10%. share of labour income</text:p>
          </table:table-cell>
          <table:table-cell table:style-name="ce2" office:value-type="string" calcext:value-type="string">
            <text:p>Top 10%. share of labour and pension income</text:p>
          </table:table-cell>
          <table:table-cell table:style-name="ce2" office:value-type="string" calcext:value-type="string">
            <text:p>Top 10%. share of labour and familiy benefits income</text:p>
          </table:table-cell>
          <table:table-cell table:style-name="ce2" office:value-type="string" calcext:value-type="string">
            <text:p>Bottom 10%. share of all income</text:p>
          </table:table-cell>
          <table:table-cell table:style-name="ce2" office:value-type="string" calcext:value-type="string">
            <text:p>Bottom 10%. share of labour income</text:p>
          </table:table-cell>
          <table:table-cell table:style-name="ce2" office:value-type="string" calcext:value-type="string">
            <text:p>Bottom 10%. share of labour and pension income</text:p>
          </table:table-cell>
          <table:table-cell table:style-name="ce2" office:value-type="string" calcext:value-type="string">
            <text:p>Bottom 10%. share of labour and familiy benefits income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,3948291495</text:p>
          </table:table-cell>
          <table:table-cell office:value-type="float" office:value="0.466282652786579" calcext:value-type="float">
            <text:p>0,4662826528</text:p>
          </table:table-cell>
          <table:table-cell office:value-type="float" office:value="0.412046768215565" calcext:value-type="float">
            <text:p>0,4120467682</text:p>
          </table:table-cell>
          <table:table-cell office:value-type="float" office:value="0.447665883522789" calcext:value-type="float">
            <text:p>0,4476658835</text:p>
          </table:table-cell>
          <table:table-cell office:value-type="float" office:value="7.0923860719901" calcext:value-type="float">
            <text:p>7,092386072</text:p>
          </table:table-cell>
          <table:table-cell office:value-type="float" office:value="12.1618714542567" calcext:value-type="float">
            <text:p>12,1618714543</text:p>
          </table:table-cell>
          <table:table-cell office:value-type="float" office:value="8.73890491888313" calcext:value-type="float">
            <text:p>8,7389049189</text:p>
          </table:table-cell>
          <table:table-cell office:value-type="float" office:value="9.76705046711961" calcext:value-type="float">
            <text:p>9,7670504671</text:p>
          </table:table-cell>
          <table:table-cell office:value-type="float" office:value="0.229886950479951" calcext:value-type="float">
            <text:p>0,2298869505</text:p>
          </table:table-cell>
          <table:table-cell office:value-type="float" office:value="0.260532889905575" calcext:value-type="float">
            <text:p>0,2605328899</text:p>
          </table:table-cell>
          <table:table-cell office:value-type="float" office:value="0.238964160144433" calcext:value-type="float">
            <text:p>0,2389641601</text:p>
          </table:table-cell>
          <table:table-cell office:value-type="float" office:value="0.24755411999774" calcext:value-type="float">
            <text:p>0,24755412</text:p>
          </table:table-cell>
          <table:table-cell office:value-type="float" office:value="0.031486932470235" calcext:value-type="float">
            <text:p>0,0314869325</text:p>
          </table:table-cell>
          <table:table-cell office:value-type="float" office:value="0.02621727474342" calcext:value-type="float">
            <text:p>0,0262172747</text:p>
          </table:table-cell>
          <table:table-cell office:value-type="float" office:value="0.023697852540056" calcext:value-type="float">
            <text:p>0,0236978525</text:p>
          </table:table-cell>
          <table:table-cell office:value-type="float" office:value="0.036296089510897" calcext:value-type="float">
            <text:p>0,0362960895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,393157569</text:p>
          </table:table-cell>
          <table:table-cell office:value-type="float" office:value="0.439887321730189" calcext:value-type="float">
            <text:p>0,4398873217</text:p>
          </table:table-cell>
          <table:table-cell office:value-type="float" office:value="0.405637610793011" calcext:value-type="float">
            <text:p>0,4056376108</text:p>
          </table:table-cell>
          <table:table-cell office:value-type="float" office:value="0.432382476944565" calcext:value-type="float">
            <text:p>0,4323824769</text:p>
          </table:table-cell>
          <table:table-cell office:value-type="float" office:value="6.91100011310985" calcext:value-type="float">
            <text:p>6,9110001131</text:p>
          </table:table-cell>
          <table:table-cell office:value-type="float" office:value="10.1040302715419" calcext:value-type="float">
            <text:p>10,1040302715</text:p>
          </table:table-cell>
          <table:table-cell office:value-type="float" office:value="8.02536002247353" calcext:value-type="float">
            <text:p>8,0253600225</text:p>
          </table:table-cell>
          <table:table-cell office:value-type="float" office:value="8.61104036442593" calcext:value-type="float">
            <text:p>8,6110403644</text:p>
          </table:table-cell>
          <table:table-cell office:value-type="float" office:value="0.22966609522748" calcext:value-type="float">
            <text:p>0,2296660952</text:p>
          </table:table-cell>
          <table:table-cell office:value-type="float" office:value="0.252561243120454" calcext:value-type="float">
            <text:p>0,2525612431</text:p>
          </table:table-cell>
          <table:table-cell office:value-type="float" office:value="0.236342825717694" calcext:value-type="float">
            <text:p>0,2363428257</text:p>
          </table:table-cell>
          <table:table-cell office:value-type="float" office:value="0.243010199235155" calcext:value-type="float">
            <text:p>0,2430101992</text:p>
          </table:table-cell>
          <table:table-cell office:value-type="float" office:value="0.034236881699976" calcext:value-type="float">
            <text:p>0,0342368817</text:p>
          </table:table-cell>
          <table:table-cell office:value-type="float" office:value="0.028224546469641" calcext:value-type="float">
            <text:p>0,0282245465</text:p>
          </table:table-cell>
          <table:table-cell office:value-type="float" office:value="0.025726569754122" calcext:value-type="float">
            <text:p>0,0257265698</text:p>
          </table:table-cell>
          <table:table-cell office:value-type="float" office:value="0.039520313948544" calcext:value-type="float">
            <text:p>0,0395203139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7" calcext:value-type="float">
            <text:p>0,3945295012</text:p>
          </table:table-cell>
          <table:table-cell office:value-type="float" office:value="0.440790510485428" calcext:value-type="float">
            <text:p>0,4407905105</text:p>
          </table:table-cell>
          <table:table-cell office:value-type="float" office:value="0.409770398483221" calcext:value-type="float">
            <text:p>0,4097703985</text:p>
          </table:table-cell>
          <table:table-cell office:value-type="float" office:value="0.428339853189208" calcext:value-type="float">
            <text:p>0,4283398532</text:p>
          </table:table-cell>
          <table:table-cell office:value-type="float" office:value="6.82085139165125" calcext:value-type="float">
            <text:p>6,8208513917</text:p>
          </table:table-cell>
          <table:table-cell office:value-type="float" office:value="10.3336073830865" calcext:value-type="float">
            <text:p>10,3336073831</text:p>
          </table:table-cell>
          <table:table-cell office:value-type="float" office:value="8.13447255622663" calcext:value-type="float">
            <text:p>8,1344725562</text:p>
          </table:table-cell>
          <table:table-cell office:value-type="float" office:value="8.5822595740985" calcext:value-type="float">
            <text:p>8,5822595741</text:p>
          </table:table-cell>
          <table:table-cell office:value-type="float" office:value="0.231206906128275" calcext:value-type="float">
            <text:p>0,2312069061</text:p>
          </table:table-cell>
          <table:table-cell office:value-type="float" office:value="0.255221729600004" calcext:value-type="float">
            <text:p>0,2552217296</text:p>
          </table:table-cell>
          <table:table-cell office:value-type="float" office:value="0.239080851156172" calcext:value-type="float">
            <text:p>0,2390808512</text:p>
          </table:table-cell>
          <table:table-cell office:value-type="float" office:value="0.244177799878335" calcext:value-type="float">
            <text:p>0,2441777999</text:p>
          </table:table-cell>
          <table:table-cell office:value-type="float" office:value="0.03706216640421" calcext:value-type="float">
            <text:p>0,0370621664</text:p>
          </table:table-cell>
          <table:table-cell office:value-type="float" office:value="0.026638308703145" calcext:value-type="float">
            <text:p>0,0266383087</text:p>
          </table:table-cell>
          <table:table-cell office:value-type="float" office:value="0.027118062239138" calcext:value-type="float">
            <text:p>0,0271180622</text:p>
          </table:table-cell>
          <table:table-cell office:value-type="float" office:value="0.039724473069576" calcext:value-type="float">
            <text:p>0,0397244731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67420211989" calcext:value-type="float">
            <text:p>0,3973674202</text:p>
          </table:table-cell>
          <table:table-cell office:value-type="float" office:value="0.444477793559299" calcext:value-type="float">
            <text:p>0,4444777936</text:p>
          </table:table-cell>
          <table:table-cell office:value-type="float" office:value="0.411571910593428" calcext:value-type="float">
            <text:p>0,4115719106</text:p>
          </table:table-cell>
          <table:table-cell office:value-type="float" office:value="0.430039259328648" calcext:value-type="float">
            <text:p>0,4300392593</text:p>
          </table:table-cell>
          <table:table-cell office:value-type="float" office:value="7.0252624171211" calcext:value-type="float">
            <text:p>7,0252624171</text:p>
          </table:table-cell>
          <table:table-cell office:value-type="float" office:value="10.9173825227836" calcext:value-type="float">
            <text:p>10,9173825228</text:p>
          </table:table-cell>
          <table:table-cell office:value-type="float" office:value="8.58647365915595" calcext:value-type="float">
            <text:p>8,5864736592</text:p>
          </table:table-cell>
          <table:table-cell office:value-type="float" office:value="8.62819126499786" calcext:value-type="float">
            <text:p>8,628191265</text:p>
          </table:table-cell>
          <table:table-cell office:value-type="float" office:value="0.231238918610371" calcext:value-type="float">
            <text:p>0,2312389186</text:p>
          </table:table-cell>
          <table:table-cell office:value-type="float" office:value="0.253808374722502" calcext:value-type="float">
            <text:p>0,2538083747</text:p>
          </table:table-cell>
          <table:table-cell office:value-type="float" office:value="0.238120195920098" calcext:value-type="float">
            <text:p>0,2381201959</text:p>
          </table:table-cell>
          <table:table-cell office:value-type="float" office:value="0.244023657469362" calcext:value-type="float">
            <text:p>0,2440236575</text:p>
          </table:table-cell>
          <table:table-cell office:value-type="float" office:value="0.036254915097009" calcext:value-type="float">
            <text:p>0,0362549151</text:p>
          </table:table-cell>
          <table:table-cell office:value-type="float" office:value="0.028301926488296" calcext:value-type="float">
            <text:p>0,0283019265</text:p>
          </table:table-cell>
          <table:table-cell office:value-type="float" office:value="0.027410309020165" calcext:value-type="float">
            <text:p>0,027410309</text:p>
          </table:table-cell>
          <table:table-cell office:value-type="float" office:value="0.040066422100053" calcext:value-type="float">
            <text:p>0,0400664221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6685031861" calcext:value-type="float">
            <text:p>0,395846685</text:p>
          </table:table-cell>
          <table:table-cell office:value-type="float" office:value="0.447780011039773" calcext:value-type="float">
            <text:p>0,447780011</text:p>
          </table:table-cell>
          <table:table-cell office:value-type="float" office:value="0.411230235193949" calcext:value-type="float">
            <text:p>0,4112302352</text:p>
          </table:table-cell>
          <table:table-cell office:value-type="float" office:value="0.432106918255695" calcext:value-type="float">
            <text:p>0,4321069183</text:p>
          </table:table-cell>
          <table:table-cell office:value-type="float" office:value="6.82322919563561" calcext:value-type="float">
            <text:p>6,8232291956</text:p>
          </table:table-cell>
          <table:table-cell office:value-type="float" office:value="10.5798339261181" calcext:value-type="float">
            <text:p>10,5798339261</text:p>
          </table:table-cell>
          <table:table-cell office:value-type="float" office:value="8.35559748541925" calcext:value-type="float">
            <text:p>8,3555974854</text:p>
          </table:table-cell>
          <table:table-cell office:value-type="float" office:value="8.33499996701815" calcext:value-type="float">
            <text:p>8,334999967</text:p>
          </table:table-cell>
          <table:table-cell office:value-type="float" office:value="0.227901305192654" calcext:value-type="float">
            <text:p>0,2279013052</text:p>
          </table:table-cell>
          <table:table-cell office:value-type="float" office:value="0.254380507260335" calcext:value-type="float">
            <text:p>0,2543805073</text:p>
          </table:table-cell>
          <table:table-cell office:value-type="float" office:value="0.235571383495061" calcext:value-type="float">
            <text:p>0,2355713835</text:p>
          </table:table-cell>
          <table:table-cell office:value-type="float" office:value="0.24352156920915" calcext:value-type="float">
            <text:p>0,2435215692</text:p>
          </table:table-cell>
          <table:table-cell office:value-type="float" office:value="0.036598722746922" calcext:value-type="float">
            <text:p>0,0365987227</text:p>
          </table:table-cell>
          <table:table-cell office:value-type="float" office:value="0.027451229099207" calcext:value-type="float">
            <text:p>0,0274512291</text:p>
          </table:table-cell>
          <table:table-cell office:value-type="float" office:value="0.027791410575498" calcext:value-type="float">
            <text:p>0,0277914106</text:p>
          </table:table-cell>
          <table:table-cell office:value-type="float" office:value="0.039012089216126" calcext:value-type="float">
            <text:p>0,0390120892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67902603136" calcext:value-type="float">
            <text:p>0,3960679026</text:p>
          </table:table-cell>
          <table:table-cell office:value-type="float" office:value="0.447665534865733" calcext:value-type="float">
            <text:p>0,4476655349</text:p>
          </table:table-cell>
          <table:table-cell office:value-type="float" office:value="0.41174186502998" calcext:value-type="float">
            <text:p>0,411741865</text:p>
          </table:table-cell>
          <table:table-cell office:value-type="float" office:value="0.432486802555759" calcext:value-type="float">
            <text:p>0,4324868026</text:p>
          </table:table-cell>
          <table:table-cell office:value-type="float" office:value="7.00798510068107" calcext:value-type="float">
            <text:p>7,0079851007</text:p>
          </table:table-cell>
          <table:table-cell office:value-type="float" office:value="10.9579572375581" calcext:value-type="float">
            <text:p>10,9579572376</text:p>
          </table:table-cell>
          <table:table-cell office:value-type="float" office:value="8.24059271716524" calcext:value-type="float">
            <text:p>8,2405927172</text:p>
          </table:table-cell>
          <table:table-cell office:value-type="float" office:value="8.6414606344514" calcext:value-type="float">
            <text:p>8,6414606345</text:p>
          </table:table-cell>
          <table:table-cell office:value-type="float" office:value="0.227587301213749" calcext:value-type="float">
            <text:p>0,2275873012</text:p>
          </table:table-cell>
          <table:table-cell office:value-type="float" office:value="0.253065014104874" calcext:value-type="float">
            <text:p>0,2530650141</text:p>
          </table:table-cell>
          <table:table-cell office:value-type="float" office:value="0.235932837585999" calcext:value-type="float">
            <text:p>0,2359328376</text:p>
          </table:table-cell>
          <table:table-cell office:value-type="float" office:value="0.24116923962364" calcext:value-type="float">
            <text:p>0,2411692396</text:p>
          </table:table-cell>
          <table:table-cell office:value-type="float" office:value="0.037636528630565" calcext:value-type="float">
            <text:p>0,0376365286</text:p>
          </table:table-cell>
          <table:table-cell office:value-type="float" office:value="0.028379723577963" calcext:value-type="float">
            <text:p>0,0283797236</text:p>
          </table:table-cell>
          <table:table-cell office:value-type="float" office:value="0.027254869515694" calcext:value-type="float">
            <text:p>0,0272548695</text:p>
          </table:table-cell>
          <table:table-cell office:value-type="float" office:value="0.042123188631877" calcext:value-type="float">
            <text:p>0,0421231886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1773715662" calcext:value-type="float">
            <text:p>0,3980817737</text:p>
          </table:table-cell>
          <table:table-cell office:value-type="float" office:value="0.44576901458806" calcext:value-type="float">
            <text:p>0,4457690146</text:p>
          </table:table-cell>
          <table:table-cell office:value-type="float" office:value="0.412509768903499" calcext:value-type="float">
            <text:p>0,4125097689</text:p>
          </table:table-cell>
          <table:table-cell office:value-type="float" office:value="0.431384164642211" calcext:value-type="float">
            <text:p>0,4313841646</text:p>
          </table:table-cell>
          <table:table-cell office:value-type="float" office:value="6.93705748298752" calcext:value-type="float">
            <text:p>6,937057483</text:p>
          </table:table-cell>
          <table:table-cell office:value-type="float" office:value="10.7403039901541" calcext:value-type="float">
            <text:p>10,7403039902</text:p>
          </table:table-cell>
          <table:table-cell office:value-type="float" office:value="8.38361473616823" calcext:value-type="float">
            <text:p>8,3836147362</text:p>
          </table:table-cell>
          <table:table-cell office:value-type="float" office:value="8.34848648757415" calcext:value-type="float">
            <text:p>8,3484864876</text:p>
          </table:table-cell>
          <table:table-cell office:value-type="float" office:value="0.23176359907091" calcext:value-type="float">
            <text:p>0,2317635991</text:p>
          </table:table-cell>
          <table:table-cell office:value-type="float" office:value="0.255732236630272" calcext:value-type="float">
            <text:p>0,2557322366</text:p>
          </table:table-cell>
          <table:table-cell office:value-type="float" office:value="0.239400078624581" calcext:value-type="float">
            <text:p>0,2394000786</text:p>
          </table:table-cell>
          <table:table-cell office:value-type="float" office:value="0.24504008497243" calcext:value-type="float">
            <text:p>0,245040085</text:p>
          </table:table-cell>
          <table:table-cell office:value-type="float" office:value="0.03783319313388" calcext:value-type="float">
            <text:p>0,0378331931</text:p>
          </table:table-cell>
          <table:table-cell office:value-type="float" office:value="0.029186960808164" calcext:value-type="float">
            <text:p>0,0291869608</text:p>
          </table:table-cell>
          <table:table-cell office:value-type="float" office:value="0.028083129075196" calcext:value-type="float">
            <text:p>0,0280831291</text:p>
          </table:table-cell>
          <table:table-cell office:value-type="float" office:value="0.041920499886362" calcext:value-type="float">
            <text:p>0,0419204999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7915488912" calcext:value-type="float">
            <text:p>0,3892479155</text:p>
          </table:table-cell>
          <table:table-cell office:value-type="float" office:value="0.444524072658265" calcext:value-type="float">
            <text:p>0,4445240727</text:p>
          </table:table-cell>
          <table:table-cell office:value-type="float" office:value="0.407064790983859" calcext:value-type="float">
            <text:p>0,407064791</text:p>
          </table:table-cell>
          <table:table-cell office:value-type="float" office:value="0.425383338196076" calcext:value-type="float">
            <text:p>0,4253833382</text:p>
          </table:table-cell>
          <table:table-cell office:value-type="float" office:value="6.79395270882676" calcext:value-type="float">
            <text:p>6,7939527088</text:p>
          </table:table-cell>
          <table:table-cell office:value-type="float" office:value="10.4794955915701" calcext:value-type="float">
            <text:p>10,4794955916</text:p>
          </table:table-cell>
          <table:table-cell office:value-type="float" office:value="8.2262121465483" calcext:value-type="float">
            <text:p>8,2262121465</text:p>
          </table:table-cell>
          <table:table-cell office:value-type="float" office:value="8.35110855525472" calcext:value-type="float">
            <text:p>8,3511085553</text:p>
          </table:table-cell>
          <table:table-cell office:value-type="float" office:value="0.218415913150575" calcext:value-type="float">
            <text:p>0,2184159132</text:p>
          </table:table-cell>
          <table:table-cell office:value-type="float" office:value="0.242581594500521" calcext:value-type="float">
            <text:p>0,2425815945</text:p>
          </table:table-cell>
          <table:table-cell office:value-type="float" office:value="0.228763874656105" calcext:value-type="float">
            <text:p>0,2287638747</text:p>
          </table:table-cell>
          <table:table-cell office:value-type="float" office:value="0.227877460173397" calcext:value-type="float">
            <text:p>0,2278774602</text:p>
          </table:table-cell>
          <table:table-cell office:value-type="float" office:value="0.036057599276513" calcext:value-type="float">
            <text:p>0,0360575993</text:p>
          </table:table-cell>
          <table:table-cell office:value-type="float" office:value="0.028007824466212" calcext:value-type="float">
            <text:p>0,0280078245</text:p>
          </table:table-cell>
          <table:table-cell office:value-type="float" office:value="0.026733707481396" calcext:value-type="float">
            <text:p>0,0267337075</text:p>
          </table:table-cell>
          <table:table-cell office:value-type="float" office:value="0.040423242413692" calcext:value-type="float">
            <text:p>0,0404232424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4336337795" calcext:value-type="float">
            <text:p>0,3916443363</text:p>
          </table:table-cell>
          <table:table-cell office:value-type="float" office:value="0.449107433628061" calcext:value-type="float">
            <text:p>0,4491074336</text:p>
          </table:table-cell>
          <table:table-cell office:value-type="float" office:value="0.412213495382206" calcext:value-type="float">
            <text:p>0,4122134954</text:p>
          </table:table-cell>
          <table:table-cell office:value-type="float" office:value="0.427111975429666" calcext:value-type="float">
            <text:p>0,4271119754</text:p>
          </table:table-cell>
          <table:table-cell office:value-type="float" office:value="6.77746002291332" calcext:value-type="float">
            <text:p>6,7774600229</text:p>
          </table:table-cell>
          <table:table-cell office:value-type="float" office:value="10.6930591301617" calcext:value-type="float">
            <text:p>10,6930591302</text:p>
          </table:table-cell>
          <table:table-cell office:value-type="float" office:value="8.58505718412281" calcext:value-type="float">
            <text:p>8,5850571841</text:p>
          </table:table-cell>
          <table:table-cell office:value-type="float" office:value="8.17834686908246" calcext:value-type="float">
            <text:p>8,1783468691</text:p>
          </table:table-cell>
          <table:table-cell office:value-type="float" office:value="0.220966004118251" calcext:value-type="float">
            <text:p>0,2209660041</text:p>
          </table:table-cell>
          <table:table-cell office:value-type="float" office:value="0.250064685559205" calcext:value-type="float">
            <text:p>0,2500646856</text:p>
          </table:table-cell>
          <table:table-cell office:value-type="float" office:value="0.233218975582598" calcext:value-type="float">
            <text:p>0,2332189756</text:p>
          </table:table-cell>
          <table:table-cell office:value-type="float" office:value="0.23267763697946" calcext:value-type="float">
            <text:p>0,232677637</text:p>
          </table:table-cell>
          <table:table-cell office:value-type="float" office:value="0.037407058477189" calcext:value-type="float">
            <text:p>0,0374070585</text:p>
          </table:table-cell>
          <table:table-cell office:value-type="float" office:value="0.027613125816196" calcext:value-type="float">
            <text:p>0,0276131258</text:p>
          </table:table-cell>
          <table:table-cell office:value-type="float" office:value="0.027312253550175" calcext:value-type="float">
            <text:p>0,0273122536</text:p>
          </table:table-cell>
          <table:table-cell office:value-type="float" office:value="0.040951297868236" calcext:value-type="float">
            <text:p>0,0409512979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8118769449" calcext:value-type="float">
            <text:p>0,3896681188</text:p>
          </table:table-cell>
          <table:table-cell office:value-type="float" office:value="0.449902283746158" calcext:value-type="float">
            <text:p>0,4499022837</text:p>
          </table:table-cell>
          <table:table-cell office:value-type="float" office:value="0.408300765454684" calcext:value-type="float">
            <text:p>0,4083007655</text:p>
          </table:table-cell>
          <table:table-cell office:value-type="float" office:value="0.430055658720093" calcext:value-type="float">
            <text:p>0,4300556587</text:p>
          </table:table-cell>
          <table:table-cell office:value-type="float" office:value="6.73814157631832" calcext:value-type="float">
            <text:p>6,7381415763</text:p>
          </table:table-cell>
          <table:table-cell office:value-type="float" office:value="10.9590768714902" calcext:value-type="float">
            <text:p>10,9590768715</text:p>
          </table:table-cell>
          <table:table-cell office:value-type="float" office:value="8.33511223491455" calcext:value-type="float">
            <text:p>8,3351122349</text:p>
          </table:table-cell>
          <table:table-cell office:value-type="float" office:value="8.51587700922006" calcext:value-type="float">
            <text:p>8,5158770092</text:p>
          </table:table-cell>
          <table:table-cell office:value-type="float" office:value="0.221658838041635" calcext:value-type="float">
            <text:p>0,221658838</text:p>
          </table:table-cell>
          <table:table-cell office:value-type="float" office:value="0.247795754945018" calcext:value-type="float">
            <text:p>0,2477957549</text:p>
          </table:table-cell>
          <table:table-cell office:value-type="float" office:value="0.232155116477041" calcext:value-type="float">
            <text:p>0,2321551165</text:p>
          </table:table-cell>
          <table:table-cell office:value-type="float" office:value="0.232705685980026" calcext:value-type="float">
            <text:p>0,232705686</text:p>
          </table:table-cell>
          <table:table-cell office:value-type="float" office:value="0.036724930008887" calcext:value-type="float">
            <text:p>0,03672493</text:p>
          </table:table-cell>
          <table:table-cell office:value-type="float" office:value="0.028153279090471" calcext:value-type="float">
            <text:p>0,0281532791</text:p>
          </table:table-cell>
          <table:table-cell office:value-type="float" office:value="0.027225728034273" calcext:value-type="float">
            <text:p>0,027225728</text:p>
          </table:table-cell>
          <table:table-cell office:value-type="float" office:value="0.040886656886559" calcext:value-type="float">
            <text:p>0,0408866569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68508823209" calcext:value-type="float">
            <text:p>0,3926685088</text:p>
          </table:table-cell>
          <table:table-cell office:value-type="float" office:value="0.449654289343474" calcext:value-type="float">
            <text:p>0,4496542893</text:p>
          </table:table-cell>
          <table:table-cell office:value-type="float" office:value="0.409367618681894" calcext:value-type="float">
            <text:p>0,4093676187</text:p>
          </table:table-cell>
          <table:table-cell office:value-type="float" office:value="0.431887742090315" calcext:value-type="float">
            <text:p>0,4318877421</text:p>
          </table:table-cell>
          <table:table-cell office:value-type="float" office:value="6.93560437109322" calcext:value-type="float">
            <text:p>6,9356043711</text:p>
          </table:table-cell>
          <table:table-cell office:value-type="float" office:value="11.1027164211028" calcext:value-type="float">
            <text:p>11,1027164211</text:p>
          </table:table-cell>
          <table:table-cell office:value-type="float" office:value="8.4818175243642" calcext:value-type="float">
            <text:p>8,4818175244</text:p>
          </table:table-cell>
          <table:table-cell office:value-type="float" office:value="8.79223611923619" calcext:value-type="float">
            <text:p>8,7922361192</text:p>
          </table:table-cell>
          <table:table-cell office:value-type="float" office:value="0.219459968444854" calcext:value-type="float">
            <text:p>0,2194599684</text:p>
          </table:table-cell>
          <table:table-cell office:value-type="float" office:value="0.246693380195833" calcext:value-type="float">
            <text:p>0,2466933802</text:p>
          </table:table-cell>
          <table:table-cell office:value-type="float" office:value="0.22919347750676" calcext:value-type="float">
            <text:p>0,2291934775</text:p>
          </table:table-cell>
          <table:table-cell office:value-type="float" office:value="0.232800348367151" calcext:value-type="float">
            <text:p>0,2328003484</text:p>
          </table:table-cell>
          <table:table-cell office:value-type="float" office:value="0.037428954621701" calcext:value-type="float">
            <text:p>0,0374289546</text:p>
          </table:table-cell>
          <table:table-cell office:value-type="float" office:value="0.027874793028962" calcext:value-type="float">
            <text:p>0,027874793</text:p>
          </table:table-cell>
          <table:table-cell office:value-type="float" office:value="0.028238060805717" calcext:value-type="float">
            <text:p>0,0282380608</text:p>
          </table:table-cell>
          <table:table-cell office:value-type="float" office:value="0.040081161803633" calcext:value-type="float">
            <text:p>0,0400811618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,3853837735</text:p>
          </table:table-cell>
          <table:table-cell office:value-type="float" office:value="0.44426056398056" calcext:value-type="float">
            <text:p>0,444260564</text:p>
          </table:table-cell>
          <table:table-cell office:value-type="float" office:value="0.403571041125695" calcext:value-type="float">
            <text:p>0,4035710411</text:p>
          </table:table-cell>
          <table:table-cell office:value-type="float" office:value="0.424933117914491" calcext:value-type="float">
            <text:p>0,4249331179</text:p>
          </table:table-cell>
          <table:table-cell office:value-type="float" office:value="6.7023202494047" calcext:value-type="float">
            <text:p>6,7023202494</text:p>
          </table:table-cell>
          <table:table-cell office:value-type="float" office:value="10.8220442498022" calcext:value-type="float">
            <text:p>10,8220442498</text:p>
          </table:table-cell>
          <table:table-cell office:value-type="float" office:value="8.14209874866788" calcext:value-type="float">
            <text:p>8,1420987487</text:p>
          </table:table-cell>
          <table:table-cell office:value-type="float" office:value="8.38624112578008" calcext:value-type="float">
            <text:p>8,3862411258</text:p>
          </table:table-cell>
          <table:table-cell office:value-type="float" office:value="0.215714546744915" calcext:value-type="float">
            <text:p>0,2157145467</text:p>
          </table:table-cell>
          <table:table-cell office:value-type="float" office:value="0.240083903280004" calcext:value-type="float">
            <text:p>0,2400839033</text:p>
          </table:table-cell>
          <table:table-cell office:value-type="float" office:value="0.225755129292487" calcext:value-type="float">
            <text:p>0,2257551293</text:p>
          </table:table-cell>
          <table:table-cell office:value-type="float" office:value="0.225757965789712" calcext:value-type="float">
            <text:p>0,2257579658</text:p>
          </table:table-cell>
          <table:table-cell office:value-type="float" office:value="0.038686241551105" calcext:value-type="float">
            <text:p>0,0386862416</text:p>
          </table:table-cell>
          <table:table-cell office:value-type="float" office:value="0.030702480726966" calcext:value-type="float">
            <text:p>0,0307024807</text:p>
          </table:table-cell>
          <table:table-cell office:value-type="float" office:value="0.029491269371046" calcext:value-type="float">
            <text:p>0,0294912694</text:p>
          </table:table-cell>
          <table:table-cell office:value-type="float" office:value="0.042966012541991" calcext:value-type="float">
            <text:p>0,0429660125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38995469171" calcext:value-type="float">
            <text:p>0,3875389955</text:p>
          </table:table-cell>
          <table:table-cell office:value-type="float" office:value="0.447967411994538" calcext:value-type="float">
            <text:p>0,447967412</text:p>
          </table:table-cell>
          <table:table-cell office:value-type="float" office:value="0.408053112354723" calcext:value-type="float">
            <text:p>0,4080531124</text:p>
          </table:table-cell>
          <table:table-cell office:value-type="float" office:value="0.423697664126009" calcext:value-type="float">
            <text:p>0,4236976641</text:p>
          </table:table-cell>
          <table:table-cell office:value-type="float" office:value="6.71383964192703" calcext:value-type="float">
            <text:p>6,7138396419</text:p>
          </table:table-cell>
          <table:table-cell office:value-type="float" office:value="11.0486950189488" calcext:value-type="float">
            <text:p>11,0486950189</text:p>
          </table:table-cell>
          <table:table-cell office:value-type="float" office:value="8.4530214163333" calcext:value-type="float">
            <text:p>8,4530214163</text:p>
          </table:table-cell>
          <table:table-cell office:value-type="float" office:value="8.36333015505328" calcext:value-type="float">
            <text:p>8,3633301551</text:p>
          </table:table-cell>
          <table:table-cell office:value-type="float" office:value="0.215062195162174" calcext:value-type="float">
            <text:p>0,2150621952</text:p>
          </table:table-cell>
          <table:table-cell office:value-type="float" office:value="0.241611301163229" calcext:value-type="float">
            <text:p>0,2416113012</text:p>
          </table:table-cell>
          <table:table-cell office:value-type="float" office:value="0.226785046498748" calcext:value-type="float">
            <text:p>0,2267850465</text:p>
          </table:table-cell>
          <table:table-cell office:value-type="float" office:value="0.225126449757351" calcext:value-type="float">
            <text:p>0,2251264498</text:p>
          </table:table-cell>
          <table:table-cell office:value-type="float" office:value="0.038147482855138" calcext:value-type="float">
            <text:p>0,0381474829</text:p>
          </table:table-cell>
          <table:table-cell office:value-type="float" office:value="0.028215766290075" calcext:value-type="float">
            <text:p>0,0282157663</text:p>
          </table:table-cell>
          <table:table-cell office:value-type="float" office:value="0.027704109093066" calcext:value-type="float">
            <text:p>0,0277041091</text:p>
          </table:table-cell>
          <table:table-cell office:value-type="float" office:value="0.041965377526529" calcext:value-type="float">
            <text:p>0,0419653775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0669550119" calcext:value-type="float">
            <text:p>0,3865306696</text:p>
          </table:table-cell>
          <table:table-cell office:value-type="float" office:value="0.44597139394117" calcext:value-type="float">
            <text:p>0,4459713939</text:p>
          </table:table-cell>
          <table:table-cell office:value-type="float" office:value="0.405002156029961" calcext:value-type="float">
            <text:p>0,405002156</text:p>
          </table:table-cell>
          <table:table-cell office:value-type="float" office:value="0.426530953530431" calcext:value-type="float">
            <text:p>0,4265309535</text:p>
          </table:table-cell>
          <table:table-cell office:value-type="float" office:value="6.72411364251241" calcext:value-type="float">
            <text:p>6,7241136425</text:p>
          </table:table-cell>
          <table:table-cell office:value-type="float" office:value="10.9734232229348" calcext:value-type="float">
            <text:p>10,9734232229</text:p>
          </table:table-cell>
          <table:table-cell office:value-type="float" office:value="8.38869489743043" calcext:value-type="float">
            <text:p>8,3886948974</text:p>
          </table:table-cell>
          <table:table-cell office:value-type="float" office:value="8.41324499902241" calcext:value-type="float">
            <text:p>8,413244999</text:p>
          </table:table-cell>
          <table:table-cell office:value-type="float" office:value="0.216677502637031" calcext:value-type="float">
            <text:p>0,2166775026</text:p>
          </table:table-cell>
          <table:table-cell office:value-type="float" office:value="0.244388522623214" calcext:value-type="float">
            <text:p>0,2443885226</text:p>
          </table:table-cell>
          <table:table-cell office:value-type="float" office:value="0.226847109978344" calcext:value-type="float">
            <text:p>0,22684711</text:p>
          </table:table-cell>
          <table:table-cell office:value-type="float" office:value="0.229791943747005" calcext:value-type="float">
            <text:p>0,2297919437</text:p>
          </table:table-cell>
          <table:table-cell office:value-type="float" office:value="0.038363878115958" calcext:value-type="float">
            <text:p>0,0383638781</text:p>
          </table:table-cell>
          <table:table-cell office:value-type="float" office:value="0.029830710745883" calcext:value-type="float">
            <text:p>0,0298307107</text:p>
          </table:table-cell>
          <table:table-cell office:value-type="float" office:value="0.028434675644492" calcext:value-type="float">
            <text:p>0,0284346756</text:p>
          </table:table-cell>
          <table:table-cell office:value-type="float" office:value="0.042976004496988" calcext:value-type="float">
            <text:p>0,0429760045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94635348" calcext:value-type="float">
            <text:p>0,3918269464</text:p>
          </table:table-cell>
          <table:table-cell office:value-type="float" office:value="0.450374310698588" calcext:value-type="float">
            <text:p>0,4503743107</text:p>
          </table:table-cell>
          <table:table-cell office:value-type="float" office:value="0.409235807688587" calcext:value-type="float">
            <text:p>0,4092358077</text:p>
          </table:table-cell>
          <table:table-cell office:value-type="float" office:value="0.430584842753871" calcext:value-type="float">
            <text:p>0,4305848428</text:p>
          </table:table-cell>
          <table:table-cell office:value-type="float" office:value="6.62099992775077" calcext:value-type="float">
            <text:p>6,6209999278</text:p>
          </table:table-cell>
          <table:table-cell office:value-type="float" office:value="10.7645806976214" calcext:value-type="float">
            <text:p>10,7645806976</text:p>
          </table:table-cell>
          <table:table-cell office:value-type="float" office:value="8.07116165837165" calcext:value-type="float">
            <text:p>8,0711616584</text:p>
          </table:table-cell>
          <table:table-cell office:value-type="float" office:value="8.34006663261015" calcext:value-type="float">
            <text:p>8,3400666326</text:p>
          </table:table-cell>
          <table:table-cell office:value-type="float" office:value="0.221287353900357" calcext:value-type="float">
            <text:p>0,2212873539</text:p>
          </table:table-cell>
          <table:table-cell office:value-type="float" office:value="0.2489144718451" calcext:value-type="float">
            <text:p>0,2489144718</text:p>
          </table:table-cell>
          <table:table-cell office:value-type="float" office:value="0.231308235555035" calcext:value-type="float">
            <text:p>0,2313082356</text:p>
          </table:table-cell>
          <table:table-cell office:value-type="float" office:value="0.234566047596414" calcext:value-type="float">
            <text:p>0,2345660476</text:p>
          </table:table-cell>
          <table:table-cell office:value-type="float" office:value="0.04109445434584" calcext:value-type="float">
            <text:p>0,0410944543</text:p>
          </table:table-cell>
          <table:table-cell office:value-type="float" office:value="0.031543557547289" calcext:value-type="float">
            <text:p>0,0315435575</text:p>
          </table:table-cell>
          <table:table-cell office:value-type="float" office:value="0.030178112395783" calcext:value-type="float">
            <text:p>0,0301781124</text:p>
          </table:table-cell>
          <table:table-cell office:value-type="float" office:value="0.045989986426345" calcext:value-type="float">
            <text:p>0,0459899864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7281980723" calcext:value-type="float">
            <text:p>0,395137282</text:p>
          </table:table-cell>
          <table:table-cell office:value-type="float" office:value="0.449928069148251" calcext:value-type="float">
            <text:p>0,4499280691</text:p>
          </table:table-cell>
          <table:table-cell office:value-type="float" office:value="0.411898110875933" calcext:value-type="float">
            <text:p>0,4118981109</text:p>
          </table:table-cell>
          <table:table-cell office:value-type="float" office:value="0.431713971975781" calcext:value-type="float">
            <text:p>0,431713972</text:p>
          </table:table-cell>
          <table:table-cell office:value-type="float" office:value="6.67165818173508" calcext:value-type="float">
            <text:p>6,6716581817</text:p>
          </table:table-cell>
          <table:table-cell office:value-type="float" office:value="10.5798988598906" calcext:value-type="float">
            <text:p>10,5798988599</text:p>
          </table:table-cell>
          <table:table-cell office:value-type="float" office:value="8.32022115080975" calcext:value-type="float">
            <text:p>8,3202211508</text:p>
          </table:table-cell>
          <table:table-cell office:value-type="float" office:value="8.51048960699445" calcext:value-type="float">
            <text:p>8,510489607</text:p>
          </table:table-cell>
          <table:table-cell office:value-type="float" office:value="0.223923902258726" calcext:value-type="float">
            <text:p>0,2239239023</text:p>
          </table:table-cell>
          <table:table-cell office:value-type="float" office:value="0.257016630760354" calcext:value-type="float">
            <text:p>0,2570166308</text:p>
          </table:table-cell>
          <table:table-cell office:value-type="float" office:value="0.23360704298957" calcext:value-type="float">
            <text:p>0,233607043</text:p>
          </table:table-cell>
          <table:table-cell office:value-type="float" office:value="0.243009697507572" calcext:value-type="float">
            <text:p>0,2430096975</text:p>
          </table:table-cell>
          <table:table-cell office:value-type="float" office:value="0.039802587883424" calcext:value-type="float">
            <text:p>0,0398025879</text:p>
          </table:table-cell>
          <table:table-cell office:value-type="float" office:value="0.030679422306246" calcext:value-type="float">
            <text:p>0,0306794223</text:p>
          </table:table-cell>
          <table:table-cell office:value-type="float" office:value="0.030624499459452" calcext:value-type="float">
            <text:p>0,0306244995</text:p>
          </table:table-cell>
          <table:table-cell office:value-type="float" office:value="0.042740623335852" calcext:value-type="float">
            <text:p>0,0427406233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7634007929" calcext:value-type="float">
            <text:p>0,388577634</text:p>
          </table:table-cell>
          <table:table-cell office:value-type="float" office:value="0.449323159441545" calcext:value-type="float">
            <text:p>0,4493231594</text:p>
          </table:table-cell>
          <table:table-cell office:value-type="float" office:value="0.408825843114314" calcext:value-type="float">
            <text:p>0,4088258431</text:p>
          </table:table-cell>
          <table:table-cell office:value-type="float" office:value="0.426551601373064" calcext:value-type="float">
            <text:p>0,4265516014</text:p>
          </table:table-cell>
          <table:table-cell office:value-type="float" office:value="6.40787877024842" calcext:value-type="float">
            <text:p>6,4078787702</text:p>
          </table:table-cell>
          <table:table-cell office:value-type="float" office:value="10.8025450902205" calcext:value-type="float">
            <text:p>10,8025450902</text:p>
          </table:table-cell>
          <table:table-cell office:value-type="float" office:value="8.12513645107177" calcext:value-type="float">
            <text:p>8,1251364511</text:p>
          </table:table-cell>
          <table:table-cell office:value-type="float" office:value="8.26602765016178" calcext:value-type="float">
            <text:p>8,2660276502</text:p>
          </table:table-cell>
          <table:table-cell office:value-type="float" office:value="0.218664912818428" calcext:value-type="float">
            <text:p>0,2186649128</text:p>
          </table:table-cell>
          <table:table-cell office:value-type="float" office:value="0.25390853793185" calcext:value-type="float">
            <text:p>0,2539085379</text:p>
          </table:table-cell>
          <table:table-cell office:value-type="float" office:value="0.230638881619654" calcext:value-type="float">
            <text:p>0,2306388816</text:p>
          </table:table-cell>
          <table:table-cell office:value-type="float" office:value="0.23658101264819" calcext:value-type="float">
            <text:p>0,2365810126</text:p>
          </table:table-cell>
          <table:table-cell office:value-type="float" office:value="0.038004173072377" calcext:value-type="float">
            <text:p>0,0380041731</text:p>
          </table:table-cell>
          <table:table-cell office:value-type="float" office:value="0.027177071126919" calcext:value-type="float">
            <text:p>0,0271770711</text:p>
          </table:table-cell>
          <table:table-cell office:value-type="float" office:value="0.027909134527956" calcext:value-type="float">
            <text:p>0,0279091345</text:p>
          </table:table-cell>
          <table:table-cell office:value-type="float" office:value="0.04049466183899" calcext:value-type="float">
            <text:p>0,0404946618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3027962818" calcext:value-type="float">
            <text:p>0,391043028</text:p>
          </table:table-cell>
          <table:table-cell office:value-type="float" office:value="0.449220751585329" calcext:value-type="float">
            <text:p>0,4492207516</text:p>
          </table:table-cell>
          <table:table-cell office:value-type="float" office:value="0.410931164091992" calcext:value-type="float">
            <text:p>0,4109311641</text:p>
          </table:table-cell>
          <table:table-cell office:value-type="float" office:value="0.428212322223749" calcext:value-type="float">
            <text:p>0,4282123222</text:p>
          </table:table-cell>
          <table:table-cell office:value-type="float" office:value="6.46302270188947" calcext:value-type="float">
            <text:p>6,4630227019</text:p>
          </table:table-cell>
          <table:table-cell office:value-type="float" office:value="10.7410024264972" calcext:value-type="float">
            <text:p>10,7410024265</text:p>
          </table:table-cell>
          <table:table-cell office:value-type="float" office:value="8.09171563868796" calcext:value-type="float">
            <text:p>8,0917156387</text:p>
          </table:table-cell>
          <table:table-cell office:value-type="float" office:value="8.21125660114151" calcext:value-type="float">
            <text:p>8,2112566011</text:p>
          </table:table-cell>
          <table:table-cell office:value-type="float" office:value="0.222811966608714" calcext:value-type="float">
            <text:p>0,2228119666</text:p>
          </table:table-cell>
          <table:table-cell office:value-type="float" office:value="0.257252790685039" calcext:value-type="float">
            <text:p>0,2572527907</text:p>
          </table:table-cell>
          <table:table-cell office:value-type="float" office:value="0.23380825527258" calcext:value-type="float">
            <text:p>0,2338082553</text:p>
          </table:table-cell>
          <table:table-cell office:value-type="float" office:value="0.24124975579767" calcext:value-type="float">
            <text:p>0,2412497558</text:p>
          </table:table-cell>
          <table:table-cell office:value-type="float" office:value="0.039756649405471" calcext:value-type="float">
            <text:p>0,0397566494</text:p>
          </table:table-cell>
          <table:table-cell office:value-type="float" office:value="0.028915607591259" calcext:value-type="float">
            <text:p>0,0289156076</text:p>
          </table:table-cell>
          <table:table-cell office:value-type="float" office:value="0.02847481201384" calcext:value-type="float">
            <text:p>0,028474812</text:p>
          </table:table-cell>
          <table:table-cell office:value-type="float" office:value="0.043808638111455" calcext:value-type="float">
            <text:p>0,0438086381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21672948595" calcext:value-type="float">
            <text:p>0,3862216729</text:p>
          </table:table-cell>
          <table:table-cell office:value-type="float" office:value="0.448899608556009" calcext:value-type="float">
            <text:p>0,4488996086</text:p>
          </table:table-cell>
          <table:table-cell office:value-type="float" office:value="0.406011125365094" calcext:value-type="float">
            <text:p>0,4060111254</text:p>
          </table:table-cell>
          <table:table-cell office:value-type="float" office:value="0.427006671670346" calcext:value-type="float">
            <text:p>0,4270066717</text:p>
          </table:table-cell>
          <table:table-cell office:value-type="float" office:value="6.42546742337523" calcext:value-type="float">
            <text:p>6,4254674234</text:p>
          </table:table-cell>
          <table:table-cell office:value-type="float" office:value="11.1680389509794" calcext:value-type="float">
            <text:p>11,168038951</text:p>
          </table:table-cell>
          <table:table-cell office:value-type="float" office:value="7.8868783928209" calcext:value-type="float">
            <text:p>7,8868783928</text:p>
          </table:table-cell>
          <table:table-cell office:value-type="float" office:value="8.21286362251144" calcext:value-type="float">
            <text:p>8,2128636225</text:p>
          </table:table-cell>
          <table:table-cell office:value-type="float" office:value="0.218563406194902" calcext:value-type="float">
            <text:p>0,2185634062</text:p>
          </table:table-cell>
          <table:table-cell office:value-type="float" office:value="0.245892522623788" calcext:value-type="float">
            <text:p>0,2458925226</text:p>
          </table:table-cell>
          <table:table-cell office:value-type="float" office:value="0.229253512102493" calcext:value-type="float">
            <text:p>0,2292535121</text:p>
          </table:table-cell>
          <table:table-cell office:value-type="float" office:value="0.230570027090223" calcext:value-type="float">
            <text:p>0,2305700271</text:p>
          </table:table-cell>
          <table:table-cell office:value-type="float" office:value="0.042640128153846" calcext:value-type="float">
            <text:p>0,0426401282</text:p>
          </table:table-cell>
          <table:table-cell office:value-type="float" office:value="0.03368342494564" calcext:value-type="float">
            <text:p>0,0336834249</text:p>
          </table:table-cell>
          <table:table-cell office:value-type="float" office:value="0.03132644275242" calcext:value-type="float">
            <text:p>0,0313264428</text:p>
          </table:table-cell>
          <table:table-cell office:value-type="float" office:value="0.04865418181982" calcext:value-type="float">
            <text:p>0,0486541818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426318561225" calcext:value-type="float">
            <text:p>0,3854263186</text:p>
          </table:table-cell>
          <table:table-cell office:value-type="float" office:value="0.44924587100256" calcext:value-type="float">
            <text:p>0,449245871</text:p>
          </table:table-cell>
          <table:table-cell office:value-type="float" office:value="0.406570206517598" calcext:value-type="float">
            <text:p>0,4065702065</text:p>
          </table:table-cell>
          <table:table-cell office:value-type="float" office:value="0.424367105557794" calcext:value-type="float">
            <text:p>0,4243671056</text:p>
          </table:table-cell>
          <table:table-cell office:value-type="float" office:value="6.46630993212065" calcext:value-type="float">
            <text:p>6,4663099321</text:p>
          </table:table-cell>
          <table:table-cell office:value-type="float" office:value="11.2358854629284" calcext:value-type="float">
            <text:p>11,2358854629</text:p>
          </table:table-cell>
          <table:table-cell office:value-type="float" office:value="8.16318524194837" calcext:value-type="float">
            <text:p>8,1631852419</text:p>
          </table:table-cell>
          <table:table-cell office:value-type="float" office:value="8.11859384976029" calcext:value-type="float">
            <text:p>8,1185938498</text:p>
          </table:table-cell>
          <table:table-cell office:value-type="float" office:value="0.218995094406218" calcext:value-type="float">
            <text:p>0,2189950944</text:p>
          </table:table-cell>
          <table:table-cell office:value-type="float" office:value="0.248782209812289" calcext:value-type="float">
            <text:p>0,2487822098</text:p>
          </table:table-cell>
          <table:table-cell office:value-type="float" office:value="0.230322207564458" calcext:value-type="float">
            <text:p>0,2303222076</text:p>
          </table:table-cell>
          <table:table-cell office:value-type="float" office:value="0.232358652335064" calcext:value-type="float">
            <text:p>0,2323586523</text:p>
          </table:table-cell>
          <table:table-cell office:value-type="float" office:value="0.041217429217256" calcext:value-type="float">
            <text:p>0,0412174292</text:p>
          </table:table-cell>
          <table:table-cell office:value-type="float" office:value="0.031024289645546" calcext:value-type="float">
            <text:p>0,0310242896</text:p>
          </table:table-cell>
          <table:table-cell office:value-type="float" office:value="0.030344359376658" calcext:value-type="float">
            <text:p>0,0303443594</text:p>
          </table:table-cell>
          <table:table-cell office:value-type="float" office:value="0.045574971260258" calcext:value-type="float">
            <text:p>0,0455749713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418239589106" calcext:value-type="float">
            <text:p>0,3841823959</text:p>
          </table:table-cell>
          <table:table-cell office:value-type="float" office:value="0.449929072796097" calcext:value-type="float">
            <text:p>0,4499290728</text:p>
          </table:table-cell>
          <table:table-cell office:value-type="float" office:value="0.405855631335824" calcext:value-type="float">
            <text:p>0,4058556313</text:p>
          </table:table-cell>
          <table:table-cell office:value-type="float" office:value="0.424589395204221" calcext:value-type="float">
            <text:p>0,4245893952</text:p>
          </table:table-cell>
          <table:table-cell office:value-type="float" office:value="6.3272614756558" calcext:value-type="float">
            <text:p>6,3272614757</text:p>
          </table:table-cell>
          <table:table-cell office:value-type="float" office:value="10.8045548274187" calcext:value-type="float">
            <text:p>10,8045548274</text:p>
          </table:table-cell>
          <table:table-cell office:value-type="float" office:value="8.40775086054138" calcext:value-type="float">
            <text:p>8,4077508605</text:p>
          </table:table-cell>
          <table:table-cell office:value-type="float" office:value="8.0501380388035" calcext:value-type="float">
            <text:p>8,0501380388</text:p>
          </table:table-cell>
          <table:table-cell office:value-type="float" office:value="0.216498034724129" calcext:value-type="float">
            <text:p>0,2164980347</text:p>
          </table:table-cell>
          <table:table-cell office:value-type="float" office:value="0.244239282042434" calcext:value-type="float">
            <text:p>0,244239282</text:p>
          </table:table-cell>
          <table:table-cell office:value-type="float" office:value="0.22852551187593" calcext:value-type="float">
            <text:p>0,2285255119</text:p>
          </table:table-cell>
          <table:table-cell office:value-type="float" office:value="0.226923688013281" calcext:value-type="float">
            <text:p>0,226923688</text:p>
          </table:table-cell>
          <table:table-cell office:value-type="float" office:value="0.043040865828462" calcext:value-type="float">
            <text:p>0,0430408658</text:p>
          </table:table-cell>
          <table:table-cell office:value-type="float" office:value="0.034239411368948" calcext:value-type="float">
            <text:p>0,0342394114</text:p>
          </table:table-cell>
          <table:table-cell office:value-type="float" office:value="0.032168459876209" calcext:value-type="float">
            <text:p>0,0321684599</text:p>
          </table:table-cell>
          <table:table-cell office:value-type="float" office:value="0.048738158468952" calcext:value-type="float">
            <text:p>0,0487381585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9555137399912" calcext:value-type="float">
            <text:p>0,395551374</text:p>
          </table:table-cell>
          <table:table-cell office:value-type="float" office:value="0.461939906460511" calcext:value-type="float">
            <text:p>0,4619399065</text:p>
          </table:table-cell>
          <table:table-cell office:value-type="float" office:value="0.413864193328916" calcext:value-type="float">
            <text:p>0,4138641933</text:p>
          </table:table-cell>
          <table:table-cell office:value-type="float" office:value="0.440480128998263" calcext:value-type="float">
            <text:p>0,440480129</text:p>
          </table:table-cell>
          <table:table-cell office:value-type="float" office:value="7.1340320212987" calcext:value-type="float">
            <text:p>7,1340320213</text:p>
          </table:table-cell>
          <table:table-cell office:value-type="float" office:value="12.0459183853953" calcext:value-type="float">
            <text:p>12,0459183854</text:p>
          </table:table-cell>
          <table:table-cell office:value-type="float" office:value="9.10517731692093" calcext:value-type="float">
            <text:p>9,1051773169</text:p>
          </table:table-cell>
          <table:table-cell office:value-type="float" office:value="9.16314029737355" calcext:value-type="float">
            <text:p>9,1631402974</text:p>
          </table:table-cell>
          <table:table-cell office:value-type="float" office:value="0.22165765404228" calcext:value-type="float">
            <text:p>0,221657654</text:p>
          </table:table-cell>
          <table:table-cell office:value-type="float" office:value="0.248149084175476" calcext:value-type="float">
            <text:p>0,2481490842</text:p>
          </table:table-cell>
          <table:table-cell office:value-type="float" office:value="0.232598884114837" calcext:value-type="float">
            <text:p>0,2325988841</text:p>
          </table:table-cell>
          <table:table-cell office:value-type="float" office:value="0.231900232138847" calcext:value-type="float">
            <text:p>0,2319002321</text:p>
          </table:table-cell>
          <table:table-cell office:value-type="float" office:value="0.039272925194317" calcext:value-type="float">
            <text:p>0,0392729252</text:p>
          </table:table-cell>
          <table:table-cell office:value-type="float" office:value="0.031803454529835" calcext:value-type="float">
            <text:p>0,0318034545</text:p>
          </table:table-cell>
          <table:table-cell office:value-type="float" office:value="0.028904728938445" calcext:value-type="float">
            <text:p>0,0289047289</text:p>
          </table:table-cell>
          <table:table-cell office:value-type="float" office:value="0.046044873138698" calcext:value-type="float">
            <text:p>0,0460448731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3910497143909" calcext:value-type="float">
            <text:p>0,3839104971</text:p>
          </table:table-cell>
          <table:table-cell office:value-type="float" office:value="0.452425415746592" calcext:value-type="float">
            <text:p>0,4524254157</text:p>
          </table:table-cell>
          <table:table-cell office:value-type="float" office:value="0.403029438777151" calcext:value-type="float">
            <text:p>0,4030294388</text:p>
          </table:table-cell>
          <table:table-cell office:value-type="float" office:value="0.429412077070684" calcext:value-type="float">
            <text:p>0,4294120771</text:p>
          </table:table-cell>
          <table:table-cell office:value-type="float" office:value="6.66796112502659" calcext:value-type="float">
            <text:p>6,667961125</text:p>
          </table:table-cell>
          <table:table-cell office:value-type="float" office:value="10.9019202796212" calcext:value-type="float">
            <text:p>10,9019202796</text:p>
          </table:table-cell>
          <table:table-cell office:value-type="float" office:value="8.59884857468261" calcext:value-type="float">
            <text:p>8,5988485747</text:p>
          </table:table-cell>
          <table:table-cell office:value-type="float" office:value="8.76407664169713" calcext:value-type="float">
            <text:p>8,7640766417</text:p>
          </table:table-cell>
          <table:table-cell office:value-type="float" office:value="0.215758090166298" calcext:value-type="float">
            <text:p>0,2157580902</text:p>
          </table:table-cell>
          <table:table-cell office:value-type="float" office:value="0.23149245792335" calcext:value-type="float">
            <text:p>0,2314924579</text:p>
          </table:table-cell>
          <table:table-cell office:value-type="float" office:value="0.22703642121732" calcext:value-type="float">
            <text:p>0,2270364212</text:p>
          </table:table-cell>
          <table:table-cell office:value-type="float" office:value="0.215081528243806" calcext:value-type="float">
            <text:p>0,2150815282</text:p>
          </table:table-cell>
          <table:table-cell office:value-type="float" office:value="0.039424643764563" calcext:value-type="float">
            <text:p>0,0394246438</text:p>
          </table:table-cell>
          <table:table-cell office:value-type="float" office:value="0.0337894476068" calcext:value-type="float">
            <text:p>0,0337894476</text:p>
          </table:table-cell>
          <table:table-cell office:value-type="float" office:value="0.029850286639009" calcext:value-type="float">
            <text:p>0,0298502866</text:p>
          </table:table-cell>
          <table:table-cell office:value-type="float" office:value="0.047172686859925" calcext:value-type="float">
            <text:p>0,0471726869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81966016229562" calcext:value-type="float">
            <text:p>0,3819660162</text:p>
          </table:table-cell>
          <table:table-cell office:value-type="float" office:value="0.455381468146557" calcext:value-type="float">
            <text:p>0,4553814681</text:p>
          </table:table-cell>
          <table:table-cell office:value-type="float" office:value="0.402045835865824" calcext:value-type="float">
            <text:p>0,4020458359</text:p>
          </table:table-cell>
          <table:table-cell office:value-type="float" office:value="0.43008548524323" calcext:value-type="float">
            <text:p>0,4300854852</text:p>
          </table:table-cell>
          <table:table-cell office:value-type="float" office:value="6.55846133302053" calcext:value-type="float">
            <text:p>6,558461333</text:p>
          </table:table-cell>
          <table:table-cell office:value-type="float" office:value="11.6090308141976" calcext:value-type="float">
            <text:p>11,6090308142</text:p>
          </table:table-cell>
          <table:table-cell office:value-type="float" office:value="8.61786592644" calcext:value-type="float">
            <text:p>8,6178659264</text:p>
          </table:table-cell>
          <table:table-cell office:value-type="float" office:value="8.86008515261147" calcext:value-type="float">
            <text:p>8,8600851526</text:p>
          </table:table-cell>
          <table:table-cell office:value-type="float" office:value="0.217293926429259" calcext:value-type="float">
            <text:p>0,2172939264</text:p>
          </table:table-cell>
          <table:table-cell office:value-type="float" office:value="0.238829887360691" calcext:value-type="float">
            <text:p>0,2388298874</text:p>
          </table:table-cell>
          <table:table-cell office:value-type="float" office:value="0.228600934657582" calcext:value-type="float">
            <text:p>0,2286009347</text:p>
          </table:table-cell>
          <table:table-cell office:value-type="float" office:value="0.221899078215656" calcext:value-type="float">
            <text:p>0,2218990782</text:p>
          </table:table-cell>
          <table:table-cell office:value-type="float" office:value="0.038167925407827" calcext:value-type="float">
            <text:p>0,0381679254</text:p>
          </table:table-cell>
          <table:table-cell office:value-type="float" office:value="0.033666243091933" calcext:value-type="float">
            <text:p>0,0336662431</text:p>
          </table:table-cell>
          <table:table-cell office:value-type="float" office:value="0.029346468876894" calcext:value-type="float">
            <text:p>0,0293464689</text:p>
          </table:table-cell>
          <table:table-cell office:value-type="float" office:value="0.046002120982273" calcext:value-type="float">
            <text:p>0,046002121</text:p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78686814767429" calcext:value-type="float">
            <text:p>0,3786868148</text:p>
          </table:table-cell>
          <table:table-cell office:value-type="float" office:value="0.450701589093748" calcext:value-type="float">
            <text:p>0,4507015891</text:p>
          </table:table-cell>
          <table:table-cell office:value-type="float" office:value="0.401253250665083" calcext:value-type="float">
            <text:p>0,4012532507</text:p>
          </table:table-cell>
          <table:table-cell office:value-type="float" office:value="0.422373367706892" calcext:value-type="float">
            <text:p>0,4223733677</text:p>
          </table:table-cell>
          <table:table-cell office:value-type="float" office:value="6.51157076980329" calcext:value-type="float">
            <text:p>6,5115707698</text:p>
          </table:table-cell>
          <table:table-cell office:value-type="float" office:value="11.3963913125251" calcext:value-type="float">
            <text:p>11,3963913125</text:p>
          </table:table-cell>
          <table:table-cell office:value-type="float" office:value="8.69476543569256" calcext:value-type="float">
            <text:p>8,6947654357</text:p>
          </table:table-cell>
          <table:table-cell office:value-type="float" office:value="8.51353170012758" calcext:value-type="float">
            <text:p>8,5135317001</text:p>
          </table:table-cell>
          <table:table-cell office:value-type="float" office:value="0.217274985455216" calcext:value-type="float">
            <text:p>0,2172749855</text:p>
          </table:table-cell>
          <table:table-cell office:value-type="float" office:value="0.24665715053502" calcext:value-type="float">
            <text:p>0,2466571505</text:p>
          </table:table-cell>
          <table:table-cell office:value-type="float" office:value="0.230076253656114" calcext:value-type="float">
            <text:p>0,2300762537</text:p>
          </table:table-cell>
          <table:table-cell office:value-type="float" office:value="0.227392379459953" calcext:value-type="float">
            <text:p>0,2273923795</text:p>
          </table:table-cell>
          <table:table-cell office:value-type="float" office:value="0.040661003097554" calcext:value-type="float">
            <text:p>0,0406610031</text:p>
          </table:table-cell>
          <table:table-cell office:value-type="float" office:value="0.031791111065421" calcext:value-type="float">
            <text:p>0,0317911111</text:p>
          </table:table-cell>
          <table:table-cell office:value-type="float" office:value="0.029920742145331" calcext:value-type="float">
            <text:p>0,0299207421</text:p>
          </table:table-cell>
          <table:table-cell office:value-type="float" office:value="0.046717050718626" calcext:value-type="float">
            <text:p>0,0467170507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5675949698824" calcext:value-type="float">
            <text:p>0,3856759497</text:p>
          </table:table-cell>
          <table:table-cell office:value-type="float" office:value="0.451926622624574" calcext:value-type="float">
            <text:p>0,4519266226</text:p>
          </table:table-cell>
          <table:table-cell office:value-type="float" office:value="0.403047933431445" calcext:value-type="float">
            <text:p>0,4030479334</text:p>
          </table:table-cell>
          <table:table-cell office:value-type="float" office:value="0.432430867467668" calcext:value-type="float">
            <text:p>0,4324308675</text:p>
          </table:table-cell>
          <table:table-cell office:value-type="float" office:value="6.68683403645207" calcext:value-type="float">
            <text:p>6,6868340365</text:p>
          </table:table-cell>
          <table:table-cell office:value-type="float" office:value="11.5317070739142" calcext:value-type="float">
            <text:p>11,5317070739</text:p>
          </table:table-cell>
          <table:table-cell office:value-type="float" office:value="8.48367215466165" calcext:value-type="float">
            <text:p>8,4836721547</text:p>
          </table:table-cell>
          <table:table-cell office:value-type="float" office:value="8.96830827451839" calcext:value-type="float">
            <text:p>8,9683082745</text:p>
          </table:table-cell>
          <table:table-cell office:value-type="float" office:value="0.221454104752702" calcext:value-type="float">
            <text:p>0,2214541048</text:p>
          </table:table-cell>
          <table:table-cell office:value-type="float" office:value="0.250422309623457" calcext:value-type="float">
            <text:p>0,2504223096</text:p>
          </table:table-cell>
          <table:table-cell office:value-type="float" office:value="0.231206778346094" calcext:value-type="float">
            <text:p>0,2312067783</text:p>
          </table:table-cell>
          <table:table-cell office:value-type="float" office:value="0.235634111582749" calcext:value-type="float">
            <text:p>0,2356341116</text:p>
          </table:table-cell>
          <table:table-cell office:value-type="float" office:value="0.040595535135539" calcext:value-type="float">
            <text:p>0,0405955351</text:p>
          </table:table-cell>
          <table:table-cell office:value-type="float" office:value="0.032587012056554" calcext:value-type="float">
            <text:p>0,0325870121</text:p>
          </table:table-cell>
          <table:table-cell office:value-type="float" office:value="0.031251632331224" calcext:value-type="float">
            <text:p>0,0312516323</text:p>
          </table:table-cell>
          <table:table-cell office:value-type="float" office:value="0.045589615366937" calcext:value-type="float">
            <text:p>0,0455896154</text:p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5158027735768" calcext:value-type="float">
            <text:p>0,3851580277</text:p>
          </table:table-cell>
          <table:table-cell office:value-type="float" office:value="0.449258149384731" calcext:value-type="float">
            <text:p>0,4492581494</text:p>
          </table:table-cell>
          <table:table-cell office:value-type="float" office:value="0.401781099631184" calcext:value-type="float">
            <text:p>0,4017810996</text:p>
          </table:table-cell>
          <table:table-cell office:value-type="float" office:value="0.430647825849064" calcext:value-type="float">
            <text:p>0,4306478258</text:p>
          </table:table-cell>
          <table:table-cell office:value-type="float" office:value="6.79854374985294" calcext:value-type="float">
            <text:p>6,7985437499</text:p>
          </table:table-cell>
          <table:table-cell office:value-type="float" office:value="10.8004117966081" calcext:value-type="float">
            <text:p>10,8004117966</text:p>
          </table:table-cell>
          <table:table-cell office:value-type="float" office:value="8.58513645150846" calcext:value-type="float">
            <text:p>8,5851364515</text:p>
          </table:table-cell>
          <table:table-cell office:value-type="float" office:value="8.74728593275458" calcext:value-type="float">
            <text:p>8,7472859328</text:p>
          </table:table-cell>
          <table:table-cell office:value-type="float" office:value="0.224643341971296" calcext:value-type="float">
            <text:p>0,224643342</text:p>
          </table:table-cell>
          <table:table-cell office:value-type="float" office:value="0.254033431376073" calcext:value-type="float">
            <text:p>0,2540334314</text:p>
          </table:table-cell>
          <table:table-cell office:value-type="float" office:value="0.234682281374986" calcext:value-type="float">
            <text:p>0,2346822814</text:p>
          </table:table-cell>
          <table:table-cell office:value-type="float" office:value="0.238690629321064" calcext:value-type="float">
            <text:p>0,2386906293</text:p>
          </table:table-cell>
          <table:table-cell office:value-type="float" office:value="0.039472349185534" calcext:value-type="float">
            <text:p>0,0394723492</text:p>
          </table:table-cell>
          <table:table-cell office:value-type="float" office:value="0.031255927290608" calcext:value-type="float">
            <text:p>0,0312559273</text:p>
          </table:table-cell>
          <table:table-cell office:value-type="float" office:value="0.030824473481091" calcext:value-type="float">
            <text:p>0,0308244735</text:p>
          </table:table-cell>
          <table:table-cell office:value-type="float" office:value="0.04344014228411" calcext:value-type="float">
            <text:p>0,0434401423</text:p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4493327373283" calcext:value-type="float">
            <text:p>0,3844933274</text:p>
          </table:table-cell>
          <table:table-cell office:value-type="float" office:value="0.453194435222021" calcext:value-type="float">
            <text:p>0,4531944352</text:p>
          </table:table-cell>
          <table:table-cell office:value-type="float" office:value="0.401506163088352" calcext:value-type="float">
            <text:p>0,4015061631</text:p>
          </table:table-cell>
          <table:table-cell office:value-type="float" office:value="0.432616250675039" calcext:value-type="float">
            <text:p>0,4326162507</text:p>
          </table:table-cell>
          <table:table-cell office:value-type="float" office:value="6.69741948051958" calcext:value-type="float">
            <text:p>6,6974194805</text:p>
          </table:table-cell>
          <table:table-cell office:value-type="float" office:value="11.1555561839396" calcext:value-type="float">
            <text:p>11,1555561839</text:p>
          </table:table-cell>
          <table:table-cell office:value-type="float" office:value="8.40314501853609" calcext:value-type="float">
            <text:p>8,4031450185</text:p>
          </table:table-cell>
          <table:table-cell office:value-type="float" office:value="8.71765042260995" calcext:value-type="float">
            <text:p>8,7176504226</text:p>
          </table:table-cell>
          <table:table-cell office:value-type="float" office:value="0.224175180151145" calcext:value-type="float">
            <text:p>0,2241751802</text:p>
          </table:table-cell>
          <table:table-cell office:value-type="float" office:value="0.255151951220964" calcext:value-type="float">
            <text:p>0,2551519512</text:p>
          </table:table-cell>
          <table:table-cell office:value-type="float" office:value="0.234040524321536" calcext:value-type="float">
            <text:p>0,2340405243</text:p>
          </table:table-cell>
          <table:table-cell office:value-type="float" office:value="0.23985848291844" calcext:value-type="float">
            <text:p>0,2398584829</text:p>
          </table:table-cell>
          <table:table-cell office:value-type="float" office:value="0.04282999475918" calcext:value-type="float">
            <text:p>0,0428299948</text:p>
          </table:table-cell>
          <table:table-cell office:value-type="float" office:value="0.034893566088409" calcext:value-type="float">
            <text:p>0,0348935661</text:p>
          </table:table-cell>
          <table:table-cell office:value-type="float" office:value="0.032463225547144" calcext:value-type="float">
            <text:p>0,0324632255</text:p>
          </table:table-cell>
          <table:table-cell office:value-type="float" office:value="0.049489263978427" calcext:value-type="float">
            <text:p>0,049489264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76548257515855" calcext:value-type="float">
            <text:p>0,3765482575</text:p>
          </table:table-cell>
          <table:table-cell office:value-type="float" office:value="0.4520708995917" calcext:value-type="float">
            <text:p>0,4520708996</text:p>
          </table:table-cell>
          <table:table-cell office:value-type="float" office:value="0.397969278041545" calcext:value-type="float">
            <text:p>0,397969278</text:p>
          </table:table-cell>
          <table:table-cell office:value-type="float" office:value="0.425442927143972" calcext:value-type="float">
            <text:p>0,4254429271</text:p>
          </table:table-cell>
          <table:table-cell office:value-type="float" office:value="6.36205378986023" calcext:value-type="float">
            <text:p>6,3620537899</text:p>
          </table:table-cell>
          <table:table-cell office:value-type="float" office:value="11.0774187812575" calcext:value-type="float">
            <text:p>11,0774187813</text:p>
          </table:table-cell>
          <table:table-cell office:value-type="float" office:value="8.47567996404013" calcext:value-type="float">
            <text:p>8,475679964</text:p>
          </table:table-cell>
          <table:table-cell office:value-type="float" office:value="8.28169501334993" calcext:value-type="float">
            <text:p>8,2816950133</text:p>
          </table:table-cell>
          <table:table-cell office:value-type="float" office:value="0.218923665270486" calcext:value-type="float">
            <text:p>0,2189236653</text:p>
          </table:table-cell>
          <table:table-cell office:value-type="float" office:value="0.253528509890936" calcext:value-type="float">
            <text:p>0,2535285099</text:p>
          </table:table-cell>
          <table:table-cell office:value-type="float" office:value="0.231316141920557" calcext:value-type="float">
            <text:p>0,2313161419</text:p>
          </table:table-cell>
          <table:table-cell office:value-type="float" office:value="0.234340238351978" calcext:value-type="float">
            <text:p>0,2343402384</text:p>
          </table:table-cell>
          <table:table-cell office:value-type="float" office:value="0.04305763589496" calcext:value-type="float">
            <text:p>0,0430576359</text:p>
          </table:table-cell>
          <table:table-cell office:value-type="float" office:value="0.03475216241774" calcext:value-type="float">
            <text:p>0,0347521624</text:p>
          </table:table-cell>
          <table:table-cell office:value-type="float" office:value="0.031356874736078" calcext:value-type="float">
            <text:p>0,0313568747</text:p>
          </table:table-cell>
          <table:table-cell office:value-type="float" office:value="0.051021760209943" calcext:value-type="float">
            <text:p>0,0510217602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686942944804" calcext:value-type="float">
            <text:p>0,3868694294</text:p>
          </table:table-cell>
          <table:table-cell office:value-type="float" office:value="0.459211642171545" calcext:value-type="float">
            <text:p>0,4592116422</text:p>
          </table:table-cell>
          <table:table-cell office:value-type="float" office:value="0.404034010034402" calcext:value-type="float">
            <text:p>0,40403401</text:p>
          </table:table-cell>
          <table:table-cell office:value-type="float" office:value="0.436744041210885" calcext:value-type="float">
            <text:p>0,4367440412</text:p>
          </table:table-cell>
          <table:table-cell office:value-type="float" office:value="6.66959445214596" calcext:value-type="float">
            <text:p>6,6695944521</text:p>
          </table:table-cell>
          <table:table-cell office:value-type="float" office:value="11.6721082854862" calcext:value-type="float">
            <text:p>11,6721082855</text:p>
          </table:table-cell>
          <table:table-cell office:value-type="float" office:value="8.40785958496029" calcext:value-type="float">
            <text:p>8,407859585</text:p>
          </table:table-cell>
          <table:table-cell office:value-type="float" office:value="8.77774642625394" calcext:value-type="float">
            <text:p>8,7777464263</text:p>
          </table:table-cell>
          <table:table-cell office:value-type="float" office:value="0.223930923418886" calcext:value-type="float">
            <text:p>0,2239309234</text:p>
          </table:table-cell>
          <table:table-cell office:value-type="float" office:value="0.260521412477638" calcext:value-type="float">
            <text:p>0,2605214125</text:p>
          </table:table-cell>
          <table:table-cell office:value-type="float" office:value="0.23371601045449" calcext:value-type="float">
            <text:p>0,2337160105</text:p>
          </table:table-cell>
          <table:table-cell office:value-type="float" office:value="0.244919286241924" calcext:value-type="float">
            <text:p>0,2449192862</text:p>
          </table:table-cell>
          <table:table-cell office:value-type="float" office:value="0.043564384415059" calcext:value-type="float">
            <text:p>0,0435643844</text:p>
          </table:table-cell>
          <table:table-cell office:value-type="float" office:value="0.035694968994643" calcext:value-type="float">
            <text:p>0,035694969</text:p>
          </table:table-cell>
          <table:table-cell office:value-type="float" office:value="0.033143447523703" calcext:value-type="float">
            <text:p>0,0331434475</text:p>
          </table:table-cell>
          <table:table-cell office:value-type="float" office:value="0.050449525383731" calcext:value-type="float">
            <text:p>0,0504495254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80421121512522" calcext:value-type="float">
            <text:p>0,3804211215</text:p>
          </table:table-cell>
          <table:table-cell office:value-type="float" office:value="0.452743903461355" calcext:value-type="float">
            <text:p>0,4527439035</text:p>
          </table:table-cell>
          <table:table-cell office:value-type="float" office:value="0.396813852398142" calcext:value-type="float">
            <text:p>0,3968138524</text:p>
          </table:table-cell>
          <table:table-cell office:value-type="float" office:value="0.432150816519371" calcext:value-type="float">
            <text:p>0,4321508165</text:p>
          </table:table-cell>
          <table:table-cell office:value-type="float" office:value="6.47093158063913" calcext:value-type="float">
            <text:p>6,4709315806</text:p>
          </table:table-cell>
          <table:table-cell office:value-type="float" office:value="11.1166947800519" calcext:value-type="float">
            <text:p>11,1166947801</text:p>
          </table:table-cell>
          <table:table-cell office:value-type="float" office:value="7.84358366751964" calcext:value-type="float">
            <text:p>7,8435836675</text:p>
          </table:table-cell>
          <table:table-cell office:value-type="float" office:value="8.57912309657631" calcext:value-type="float">
            <text:p>8,5791230966</text:p>
          </table:table-cell>
          <table:table-cell office:value-type="float" office:value="0.217769812777409" calcext:value-type="float">
            <text:p>0,2177698128</text:p>
          </table:table-cell>
          <table:table-cell office:value-type="float" office:value="0.246951222290167" calcext:value-type="float">
            <text:p>0,2469512223</text:p>
          </table:table-cell>
          <table:table-cell office:value-type="float" office:value="0.227353693708646" calcext:value-type="float">
            <text:p>0,2273536937</text:p>
          </table:table-cell>
          <table:table-cell office:value-type="float" office:value="0.232048462652431" calcext:value-type="float">
            <text:p>0,2320484627</text:p>
          </table:table-cell>
          <table:table-cell office:value-type="float" office:value="0.046126561650307" calcext:value-type="float">
            <text:p>0,0461265617</text:p>
          </table:table-cell>
          <table:table-cell office:value-type="float" office:value="0.039349470668485" calcext:value-type="float">
            <text:p>0,0393494707</text:p>
          </table:table-cell>
          <table:table-cell office:value-type="float" office:value="0.034868548648317" calcext:value-type="float">
            <text:p>0,0348685486</text:p>
          </table:table-cell>
          <table:table-cell office:value-type="float" office:value="0.055196991323135" calcext:value-type="float">
            <text:p>0,0551969913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2381750688526" calcext:value-type="float">
            <text:p>0,3823817507</text:p>
          </table:table-cell>
          <table:table-cell office:value-type="float" office:value="0.456723521844698" calcext:value-type="float">
            <text:p>0,4567235218</text:p>
          </table:table-cell>
          <table:table-cell office:value-type="float" office:value="0.398736910649071" calcext:value-type="float">
            <text:p>0,3987369106</text:p>
          </table:table-cell>
          <table:table-cell office:value-type="float" office:value="0.436653900091661" calcext:value-type="float">
            <text:p>0,4366539001</text:p>
          </table:table-cell>
          <table:table-cell office:value-type="float" office:value="6.41235250275933" calcext:value-type="float">
            <text:p>6,4123525028</text:p>
          </table:table-cell>
          <table:table-cell office:value-type="float" office:value="11.1301271032148" calcext:value-type="float">
            <text:p>11,1301271032</text:p>
          </table:table-cell>
          <table:table-cell office:value-type="float" office:value="7.71851452160491" calcext:value-type="float">
            <text:p>7,7185145216</text:p>
          </table:table-cell>
          <table:table-cell office:value-type="float" office:value="8.68748593501687" calcext:value-type="float">
            <text:p>8,687485935</text:p>
          </table:table-cell>
          <table:table-cell office:value-type="float" office:value="0.222147720644613" calcext:value-type="float">
            <text:p>0,2221477206</text:p>
          </table:table-cell>
          <table:table-cell office:value-type="float" office:value="0.249074294031841" calcext:value-type="float">
            <text:p>0,249074294</text:p>
          </table:table-cell>
          <table:table-cell office:value-type="float" office:value="0.231653271031832" calcext:value-type="float">
            <text:p>0,231653271</text:p>
          </table:table-cell>
          <table:table-cell office:value-type="float" office:value="0.234413243128068" calcext:value-type="float">
            <text:p>0,2344132431</text:p>
          </table:table-cell>
          <table:table-cell office:value-type="float" office:value="0.043921845624884" calcext:value-type="float">
            <text:p>0,0439218456</text:p>
          </table:table-cell>
          <table:table-cell office:value-type="float" office:value="0.037999184386237" calcext:value-type="float">
            <text:p>0,0379991844</text:p>
          </table:table-cell>
          <table:table-cell office:value-type="float" office:value="0.033464123350818" calcext:value-type="float">
            <text:p>0,0334641234</text:p>
          </table:table-cell>
          <table:table-cell office:value-type="float" office:value="0.052734691874777" calcext:value-type="float">
            <text:p>0,0527346919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7801267133124" calcext:value-type="float">
            <text:p>0,3780126713</text:p>
          </table:table-cell>
          <table:table-cell office:value-type="float" office:value="0.458253532810613" calcext:value-type="float">
            <text:p>0,4582535328</text:p>
          </table:table-cell>
          <table:table-cell office:value-type="float" office:value="0.398937857818375" calcext:value-type="float">
            <text:p>0,3989378578</text:p>
          </table:table-cell>
          <table:table-cell office:value-type="float" office:value="0.431371322073962" calcext:value-type="float">
            <text:p>0,4313713221</text:p>
          </table:table-cell>
          <table:table-cell office:value-type="float" office:value="6.41379933426267" calcext:value-type="float">
            <text:p>6,4137993343</text:p>
          </table:table-cell>
          <table:table-cell office:value-type="float" office:value="11.9955244575551" calcext:value-type="float">
            <text:p>11,9955244576</text:p>
          </table:table-cell>
          <table:table-cell office:value-type="float" office:value="7.79523852046987" calcext:value-type="float">
            <text:p>7,7952385205</text:p>
          </table:table-cell>
          <table:table-cell office:value-type="float" office:value="8.35037450570089" calcext:value-type="float">
            <text:p>8,3503745057</text:p>
          </table:table-cell>
          <table:table-cell office:value-type="float" office:value="0.211952597160754" calcext:value-type="float">
            <text:p>0,2119525972</text:p>
          </table:table-cell>
          <table:table-cell office:value-type="float" office:value="0.241571964053798" calcext:value-type="float">
            <text:p>0,2415719641</text:p>
          </table:table-cell>
          <table:table-cell office:value-type="float" office:value="0.223424374786032" calcext:value-type="float">
            <text:p>0,2234243748</text:p>
          </table:table-cell>
          <table:table-cell office:value-type="float" office:value="0.223877293967885" calcext:value-type="float">
            <text:p>0,223877294</text:p>
          </table:table-cell>
          <table:table-cell office:value-type="float" office:value="0.045051328572027" calcext:value-type="float">
            <text:p>0,0450513286</text:p>
          </table:table-cell>
          <table:table-cell office:value-type="float" office:value="0.035949563672823" calcext:value-type="float">
            <text:p>0,0359495637</text:p>
          </table:table-cell>
          <table:table-cell office:value-type="float" office:value="0.032162914707766" calcext:value-type="float">
            <text:p>0,0321629147</text:p>
          </table:table-cell>
          <table:table-cell office:value-type="float" office:value="0.054059798401752" calcext:value-type="float">
            <text:p>0,0540597984</text:p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3055212452861" calcext:value-type="float">
            <text:p>0,3830552125</text:p>
          </table:table-cell>
          <table:table-cell office:value-type="float" office:value="0.45582570543181" calcext:value-type="float">
            <text:p>0,4558257054</text:p>
          </table:table-cell>
          <table:table-cell office:value-type="float" office:value="0.39871973231505" calcext:value-type="float">
            <text:p>0,3987197323</text:p>
          </table:table-cell>
          <table:table-cell office:value-type="float" office:value="0.436097946825385" calcext:value-type="float">
            <text:p>0,4360979468</text:p>
          </table:table-cell>
          <table:table-cell office:value-type="float" office:value="6.77891486236324" calcext:value-type="float">
            <text:p>6,7789148624</text:p>
          </table:table-cell>
          <table:table-cell office:value-type="float" office:value="11.1546481860831" calcext:value-type="float">
            <text:p>11,1546481861</text:p>
          </table:table-cell>
          <table:table-cell office:value-type="float" office:value="8.14519866720231" calcext:value-type="float">
            <text:p>8,1451986672</text:p>
          </table:table-cell>
          <table:table-cell office:value-type="float" office:value="9.11215103876748" calcext:value-type="float">
            <text:p>9,1121510388</text:p>
          </table:table-cell>
          <table:table-cell office:value-type="float" office:value="0.220429771519455" calcext:value-type="float">
            <text:p>0,2204297715</text:p>
          </table:table-cell>
          <table:table-cell office:value-type="float" office:value="0.250802701875942" calcext:value-type="float">
            <text:p>0,2508027019</text:p>
          </table:table-cell>
          <table:table-cell office:value-type="float" office:value="0.229426669166752" calcext:value-type="float">
            <text:p>0,2294266692</text:p>
          </table:table-cell>
          <table:table-cell office:value-type="float" office:value="0.236688879725371" calcext:value-type="float">
            <text:p>0,2366888797</text:p>
          </table:table-cell>
          <table:table-cell office:value-type="float" office:value="0.041905748894892" calcext:value-type="float">
            <text:p>0,0419057489</text:p>
          </table:table-cell>
          <table:table-cell office:value-type="float" office:value="0.03535966931948" calcext:value-type="float">
            <text:p>0,0353596693</text:p>
          </table:table-cell>
          <table:table-cell office:value-type="float" office:value="0.031548009055449" calcext:value-type="float">
            <text:p>0,0315480091</text:p>
          </table:table-cell>
          <table:table-cell office:value-type="float" office:value="0.050009991799785" calcext:value-type="float">
            <text:p>0,0500099918</text:p>
          </table:table-cell>
          <table:table-cell table:number-columns-repeated="100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90281902928924" calcext:value-type="float">
            <text:p>0,3902819029</text:p>
          </table:table-cell>
          <table:table-cell office:value-type="float" office:value="0.459085383821471" calcext:value-type="float">
            <text:p>0,4590853838</text:p>
          </table:table-cell>
          <table:table-cell office:value-type="float" office:value="0.404847084189093" calcext:value-type="float">
            <text:p>0,4048470842</text:p>
          </table:table-cell>
          <table:table-cell office:value-type="float" office:value="0.441604704182718" calcext:value-type="float">
            <text:p>0,4416047042</text:p>
          </table:table-cell>
          <table:table-cell office:value-type="float" office:value="6.8913308576437" calcext:value-type="float">
            <text:p>6,8913308576</text:p>
          </table:table-cell>
          <table:table-cell office:value-type="float" office:value="11.1424945407109" calcext:value-type="float">
            <text:p>11,1424945407</text:p>
          </table:table-cell>
          <table:table-cell office:value-type="float" office:value="8.327347380104" calcext:value-type="float">
            <text:p>8,3273473801</text:p>
          </table:table-cell>
          <table:table-cell office:value-type="float" office:value="9.39636760852866" calcext:value-type="float">
            <text:p>9,3963676085</text:p>
          </table:table-cell>
          <table:table-cell office:value-type="float" office:value="0.229685292879022" calcext:value-type="float">
            <text:p>0,2296852929</text:p>
          </table:table-cell>
          <table:table-cell office:value-type="float" office:value="0.26545958029217" calcext:value-type="float">
            <text:p>0,2654595803</text:p>
          </table:table-cell>
          <table:table-cell office:value-type="float" office:value="0.238201792971428" calcext:value-type="float">
            <text:p>0,238201793</text:p>
          </table:table-cell>
          <table:table-cell office:value-type="float" office:value="0.251864707333158" calcext:value-type="float">
            <text:p>0,2518647073</text:p>
          </table:table-cell>
          <table:table-cell office:value-type="float" office:value="0.039859273424744" calcext:value-type="float">
            <text:p>0,0398592734</text:p>
          </table:table-cell>
          <table:table-cell office:value-type="float" office:value="0.03413932371555" calcext:value-type="float">
            <text:p>0,0341393237</text:p>
          </table:table-cell>
          <table:table-cell office:value-type="float" office:value="0.030645118211612" calcext:value-type="float">
            <text:p>0,0306451182</text:p>
          </table:table-cell>
          <table:table-cell office:value-type="float" office:value="0.047157545162106" calcext:value-type="float">
            <text:p>0,0471575452</text:p>
          </table:table-cell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6740214187011" calcext:value-type="float">
            <text:p>0,3867402142</text:p>
          </table:table-cell>
          <table:table-cell office:value-type="float" office:value="0.458610472527208" calcext:value-type="float">
            <text:p>0,4586104725</text:p>
          </table:table-cell>
          <table:table-cell office:value-type="float" office:value="0.402123042210381" calcext:value-type="float">
            <text:p>0,4021230422</text:p>
          </table:table-cell>
          <table:table-cell office:value-type="float" office:value="0.440701309821228" calcext:value-type="float">
            <text:p>0,4407013098</text:p>
          </table:table-cell>
          <table:table-cell office:value-type="float" office:value="6.70486910001403" calcext:value-type="float">
            <text:p>6,7048691</text:p>
          </table:table-cell>
          <table:table-cell office:value-type="float" office:value="11.5823397658953" calcext:value-type="float">
            <text:p>11,5823397659</text:p>
          </table:table-cell>
          <table:table-cell office:value-type="float" office:value="7.91858803948231" calcext:value-type="float">
            <text:p>7,9185880395</text:p>
          </table:table-cell>
          <table:table-cell office:value-type="float" office:value="9.00617873860833" calcext:value-type="float">
            <text:p>9,0061787386</text:p>
          </table:table-cell>
          <table:table-cell office:value-type="float" office:value="0.225101209982017" calcext:value-type="float">
            <text:p>0,22510121</text:p>
          </table:table-cell>
          <table:table-cell office:value-type="float" office:value="0.258062066445211" calcext:value-type="float">
            <text:p>0,2580620664</text:p>
          </table:table-cell>
          <table:table-cell office:value-type="float" office:value="0.234161994557097" calcext:value-type="float">
            <text:p>0,2341619946</text:p>
          </table:table-cell>
          <table:table-cell office:value-type="float" office:value="0.243728292802634" calcext:value-type="float">
            <text:p>0,2437282928</text:p>
          </table:table-cell>
          <table:table-cell office:value-type="float" office:value="0.045016879683103" calcext:value-type="float">
            <text:p>0,0450168797</text:p>
          </table:table-cell>
          <table:table-cell office:value-type="float" office:value="0.039704649068333" calcext:value-type="float">
            <text:p>0,0397046491</text:p>
          </table:table-cell>
          <table:table-cell office:value-type="float" office:value="0.033280597346423" calcext:value-type="float">
            <text:p>0,0332805973</text:p>
          </table:table-cell>
          <table:table-cell office:value-type="float" office:value="0.056195099968647" calcext:value-type="float">
            <text:p>0,0561951</text:p>
          </table:table-cell>
          <table:table-cell table:number-columns-repeated="100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7780367549714" calcext:value-type="float">
            <text:p>0,3778036755</text:p>
          </table:table-cell>
          <table:table-cell office:value-type="float" office:value="0.456809010001957" calcext:value-type="float">
            <text:p>0,45680901</text:p>
          </table:table-cell>
          <table:table-cell office:value-type="float" office:value="0.397060960222376" calcext:value-type="float">
            <text:p>0,3970609602</text:p>
          </table:table-cell>
          <table:table-cell office:value-type="float" office:value="0.432204057016172" calcext:value-type="float">
            <text:p>0,432204057</text:p>
          </table:table-cell>
          <table:table-cell office:value-type="float" office:value="6.53962496092032" calcext:value-type="float">
            <text:p>6,5396249609</text:p>
          </table:table-cell>
          <table:table-cell office:value-type="float" office:value="11.1989194613598" calcext:value-type="float">
            <text:p>11,1989194614</text:p>
          </table:table-cell>
          <table:table-cell office:value-type="float" office:value="8.12990441890933" calcext:value-type="float">
            <text:p>8,1299044189</text:p>
          </table:table-cell>
          <table:table-cell office:value-type="float" office:value="8.57534046995853" calcext:value-type="float">
            <text:p>8,57534047</text:p>
          </table:table-cell>
          <table:table-cell office:value-type="float" office:value="0.225001991675374" calcext:value-type="float">
            <text:p>0,2250019917</text:p>
          </table:table-cell>
          <table:table-cell office:value-type="float" office:value="0.26108200763519" calcext:value-type="float">
            <text:p>0,2610820076</text:p>
          </table:table-cell>
          <table:table-cell office:value-type="float" office:value="0.236526489286695" calcext:value-type="float">
            <text:p>0,2365264893</text:p>
          </table:table-cell>
          <table:table-cell office:value-type="float" office:value="0.242843885399093" calcext:value-type="float">
            <text:p>0,2428438854</text:p>
          </table:table-cell>
          <table:table-cell office:value-type="float" office:value="0.044436886602364" calcext:value-type="float">
            <text:p>0,0444368866</text:p>
          </table:table-cell>
          <table:table-cell office:value-type="float" office:value="0.039135751179399" calcext:value-type="float">
            <text:p>0,0391357512</text:p>
          </table:table-cell>
          <table:table-cell office:value-type="float" office:value="0.033657851116584" calcext:value-type="float">
            <text:p>0,0336578511</text:p>
          </table:table-cell>
          <table:table-cell office:value-type="float" office:value="0.05420860077282" calcext:value-type="float">
            <text:p>0,0542086008</text:p>
          </table:table-cell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7364743397746" calcext:value-type="float">
            <text:p>0,3873647434</text:p>
          </table:table-cell>
          <table:table-cell office:value-type="float" office:value="0.462008813739876" calcext:value-type="float">
            <text:p>0,4620088137</text:p>
          </table:table-cell>
          <table:table-cell office:value-type="float" office:value="0.401921313695542" calcext:value-type="float">
            <text:p>0,4019213137</text:p>
          </table:table-cell>
          <table:table-cell office:value-type="float" office:value="0.444973643858387" calcext:value-type="float">
            <text:p>0,4449736439</text:p>
          </table:table-cell>
          <table:table-cell office:value-type="float" office:value="6.80181538506428" calcext:value-type="float">
            <text:p>6,8018153851</text:p>
          </table:table-cell>
          <table:table-cell office:value-type="float" office:value="11.7057052712734" calcext:value-type="float">
            <text:p>11,7057052713</text:p>
          </table:table-cell>
          <table:table-cell office:value-type="float" office:value="8.00320186879225" calcext:value-type="float">
            <text:p>8,0032018688</text:p>
          </table:table-cell>
          <table:table-cell office:value-type="float" office:value="9.58934547572009" calcext:value-type="float">
            <text:p>9,5893454757</text:p>
          </table:table-cell>
          <table:table-cell office:value-type="float" office:value="0.23002431230514" calcext:value-type="float">
            <text:p>0,2300243123</text:p>
          </table:table-cell>
          <table:table-cell office:value-type="float" office:value="0.267946482468698" calcext:value-type="float">
            <text:p>0,2679464825</text:p>
          </table:table-cell>
          <table:table-cell office:value-type="float" office:value="0.238748530949352" calcext:value-type="float">
            <text:p>0,2387485309</text:p>
          </table:table-cell>
          <table:table-cell office:value-type="float" office:value="0.253836390228448" calcext:value-type="float">
            <text:p>0,2538363902</text:p>
          </table:table-cell>
          <table:table-cell office:value-type="float" office:value="0.042884465885201" calcext:value-type="float">
            <text:p>0,0428844659</text:p>
          </table:table-cell>
          <table:table-cell office:value-type="float" office:value="0.039485291829725" calcext:value-type="float">
            <text:p>0,0394852918</text:p>
          </table:table-cell>
          <table:table-cell office:value-type="float" office:value="0.033140514077099" calcext:value-type="float">
            <text:p>0,0331405141</text:p>
          </table:table-cell>
          <table:table-cell office:value-type="float" office:value="0.053194815776098" calcext:value-type="float">
            <text:p>0,0531948158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84973069076261" calcext:value-type="float">
            <text:p>0,3849730691</text:p>
          </table:table-cell>
          <table:table-cell office:value-type="float" office:value="0.459073303153318" calcext:value-type="float">
            <text:p>0,4590733032</text:p>
          </table:table-cell>
          <table:table-cell office:value-type="float" office:value="0.399386404151034" calcext:value-type="float">
            <text:p>0,3993864042</text:p>
          </table:table-cell>
          <table:table-cell office:value-type="float" office:value="0.440720452456312" calcext:value-type="float">
            <text:p>0,4407204525</text:p>
          </table:table-cell>
          <table:table-cell office:value-type="float" office:value="6.79870749939034" calcext:value-type="float">
            <text:p>6,7987074994</text:p>
          </table:table-cell>
          <table:table-cell office:value-type="float" office:value="11.5338003296442" calcext:value-type="float">
            <text:p>11,5338003296</text:p>
          </table:table-cell>
          <table:table-cell office:value-type="float" office:value="8.03327364096405" calcext:value-type="float">
            <text:p>8,033273641</text:p>
          </table:table-cell>
          <table:table-cell office:value-type="float" office:value="9.24486772622976" calcext:value-type="float">
            <text:p>9,2448677262</text:p>
          </table:table-cell>
          <table:table-cell office:value-type="float" office:value="0.23081961232646" calcext:value-type="float">
            <text:p>0,2308196123</text:p>
          </table:table-cell>
          <table:table-cell office:value-type="float" office:value="0.269458978205228" calcext:value-type="float">
            <text:p>0,2694589782</text:p>
          </table:table-cell>
          <table:table-cell office:value-type="float" office:value="0.239543801136087" calcext:value-type="float">
            <text:p>0,2395438011</text:p>
          </table:table-cell>
          <table:table-cell office:value-type="float" office:value="0.255194692184067" calcext:value-type="float">
            <text:p>0,2551946922</text:p>
          </table:table-cell>
          <table:table-cell office:value-type="float" office:value="0.043435757605187" calcext:value-type="float">
            <text:p>0,0434357576</text:p>
          </table:table-cell>
          <table:table-cell office:value-type="float" office:value="0.040581284227073" calcext:value-type="float">
            <text:p>0,0405812842</text:p>
          </table:table-cell>
          <table:table-cell office:value-type="float" office:value="0.033541314447569" calcext:value-type="float">
            <text:p>0,0335413144</text:p>
          </table:table-cell>
          <table:table-cell office:value-type="float" office:value="0.054591801120224" calcext:value-type="float">
            <text:p>0,0545918011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75287033800138" calcext:value-type="float">
            <text:p>0,3752870338</text:p>
          </table:table-cell>
          <table:table-cell office:value-type="float" office:value="0.446333298332807" calcext:value-type="float">
            <text:p>0,4463332983</text:p>
          </table:table-cell>
          <table:table-cell office:value-type="float" office:value="0.388195583263501" calcext:value-type="float">
            <text:p>0,3881955833</text:p>
          </table:table-cell>
          <table:table-cell office:value-type="float" office:value="0.429398237417509" calcext:value-type="float">
            <text:p>0,4293982374</text:p>
          </table:table-cell>
          <table:table-cell office:value-type="float" office:value="6.47603136062699" calcext:value-type="float">
            <text:p>6,4760313606</text:p>
          </table:table-cell>
          <table:table-cell office:value-type="float" office:value="10.2568248000747" calcext:value-type="float">
            <text:p>10,2568248001</text:p>
          </table:table-cell>
          <table:table-cell office:value-type="float" office:value="7.50475699852623" calcext:value-type="float">
            <text:p>7,5047569985</text:p>
          </table:table-cell>
          <table:table-cell office:value-type="float" office:value="8.65529700605455" calcext:value-type="float">
            <text:p>8,6552970061</text:p>
          </table:table-cell>
          <table:table-cell office:value-type="float" office:value="0.220786259044962" calcext:value-type="float">
            <text:p>0,220786259</text:p>
          </table:table-cell>
          <table:table-cell office:value-type="float" office:value="0.249333755267093" calcext:value-type="float">
            <text:p>0,2493337553</text:p>
          </table:table-cell>
          <table:table-cell office:value-type="float" office:value="0.229053021706454" calcext:value-type="float">
            <text:p>0,2290530217</text:p>
          </table:table-cell>
          <table:table-cell office:value-type="float" office:value="0.236249733704954" calcext:value-type="float">
            <text:p>0,2362497337</text:p>
          </table:table-cell>
          <table:table-cell office:value-type="float" office:value="0.039951475219377" calcext:value-type="float">
            <text:p>0,0399514752</text:p>
          </table:table-cell>
          <table:table-cell office:value-type="float" office:value="0.037727570900085" calcext:value-type="float">
            <text:p>0,0377275709</text:p>
          </table:table-cell>
          <table:table-cell office:value-type="float" office:value="0.031508893654556" calcext:value-type="float">
            <text:p>0,0315088937</text:p>
          </table:table-cell>
          <table:table-cell office:value-type="float" office:value="0.049677811890621" calcext:value-type="float">
            <text:p>0,0496778119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7555115979545" calcext:value-type="float">
            <text:p>0,377555116</text:p>
          </table:table-cell>
          <table:table-cell office:value-type="float" office:value="0.453468614996488" calcext:value-type="float">
            <text:p>0,453468615</text:p>
          </table:table-cell>
          <table:table-cell office:value-type="float" office:value="0.394934084769924" calcext:value-type="float">
            <text:p>0,3949340848</text:p>
          </table:table-cell>
          <table:table-cell office:value-type="float" office:value="0.429957443925725" calcext:value-type="float">
            <text:p>0,4299574439</text:p>
          </table:table-cell>
          <table:table-cell office:value-type="float" office:value="6.72079102644293" calcext:value-type="float">
            <text:p>6,7207910264</text:p>
          </table:table-cell>
          <table:table-cell office:value-type="float" office:value="11.4517347108812" calcext:value-type="float">
            <text:p>11,4517347109</text:p>
          </table:table-cell>
          <table:table-cell office:value-type="float" office:value="8.04271284888399" calcext:value-type="float">
            <text:p>8,0427128489</text:p>
          </table:table-cell>
          <table:table-cell office:value-type="float" office:value="9.17290231004753" calcext:value-type="float">
            <text:p>9,17290231</text:p>
          </table:table-cell>
          <table:table-cell office:value-type="float" office:value="0.22547192604759" calcext:value-type="float">
            <text:p>0,225471926</text:p>
          </table:table-cell>
          <table:table-cell office:value-type="float" office:value="0.264712142220834" calcext:value-type="float">
            <text:p>0,2647121422</text:p>
          </table:table-cell>
          <table:table-cell office:value-type="float" office:value="0.236385939172409" calcext:value-type="float">
            <text:p>0,2363859392</text:p>
          </table:table-cell>
          <table:table-cell office:value-type="float" office:value="0.24694857077628" calcext:value-type="float">
            <text:p>0,2469485708</text:p>
          </table:table-cell>
          <table:table-cell office:value-type="float" office:value="0.041423921588417" calcext:value-type="float">
            <text:p>0,0414239216</text:p>
          </table:table-cell>
          <table:table-cell office:value-type="float" office:value="0.036421445843638" calcext:value-type="float">
            <text:p>0,0364214458</text:p>
          </table:table-cell>
          <table:table-cell office:value-type="float" office:value="0.032092820650796" calcext:value-type="float">
            <text:p>0,0320928207</text:p>
          </table:table-cell>
          <table:table-cell office:value-type="float" office:value="0.049694651451733" calcext:value-type="float">
            <text:p>0,0496946515</text:p>
          </table:table-cell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81111557673362" calcext:value-type="float">
            <text:p>0,3811115577</text:p>
          </table:table-cell>
          <table:table-cell office:value-type="float" office:value="0.450060663368198" calcext:value-type="float">
            <text:p>0,4500606634</text:p>
          </table:table-cell>
          <table:table-cell office:value-type="float" office:value="0.394924234472367" calcext:value-type="float">
            <text:p>0,3949242345</text:p>
          </table:table-cell>
          <table:table-cell office:value-type="float" office:value="0.431872206164227" calcext:value-type="float">
            <text:p>0,4318722062</text:p>
          </table:table-cell>
          <table:table-cell office:value-type="float" office:value="6.9442322499023" calcext:value-type="float">
            <text:p>6,9442322499</text:p>
          </table:table-cell>
          <table:table-cell office:value-type="float" office:value="10.6855978016136" calcext:value-type="float">
            <text:p>10,6855978016</text:p>
          </table:table-cell>
          <table:table-cell office:value-type="float" office:value="8.09903099008198" calcext:value-type="float">
            <text:p>8,0990309901</text:p>
          </table:table-cell>
          <table:table-cell office:value-type="float" office:value="8.75113921016231" calcext:value-type="float">
            <text:p>8,7511392102</text:p>
          </table:table-cell>
          <table:table-cell office:value-type="float" office:value="0.225176236884561" calcext:value-type="float">
            <text:p>0,2251762369</text:p>
          </table:table-cell>
          <table:table-cell office:value-type="float" office:value="0.259167461933008" calcext:value-type="float">
            <text:p>0,2591674619</text:p>
          </table:table-cell>
          <table:table-cell office:value-type="float" office:value="0.23379755848121" calcext:value-type="float">
            <text:p>0,2337975585</text:p>
          </table:table-cell>
          <table:table-cell office:value-type="float" office:value="0.2451476924964" calcext:value-type="float">
            <text:p>0,2451476925</text:p>
          </table:table-cell>
          <table:table-cell office:value-type="float" office:value="0.042236530590277" calcext:value-type="float">
            <text:p>0,0422365306</text:p>
          </table:table-cell>
          <table:table-cell office:value-type="float" office:value="0.041675978599031" calcext:value-type="float">
            <text:p>0,0416759786</text:p>
          </table:table-cell>
          <table:table-cell office:value-type="float" office:value="0.034417202112935" calcext:value-type="float">
            <text:p>0,0344172021</text:p>
          </table:table-cell>
          <table:table-cell office:value-type="float" office:value="0.052755511305344" calcext:value-type="float">
            <text:p>0,0527555113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80369803070632" calcext:value-type="float">
            <text:p>0,3803698031</text:p>
          </table:table-cell>
          <table:table-cell office:value-type="float" office:value="0.453584418672935" calcext:value-type="float">
            <text:p>0,4535844187</text:p>
          </table:table-cell>
          <table:table-cell office:value-type="float" office:value="0.39460048993553" calcext:value-type="float">
            <text:p>0,3946004899</text:p>
          </table:table-cell>
          <table:table-cell office:value-type="float" office:value="0.4341844295129" calcext:value-type="float">
            <text:p>0,4341844295</text:p>
          </table:table-cell>
          <table:table-cell office:value-type="float" office:value="6.61363024611705" calcext:value-type="float">
            <text:p>6,6136302461</text:p>
          </table:table-cell>
          <table:table-cell office:value-type="float" office:value="10.2735419099591" calcext:value-type="float">
            <text:p>10,27354191</text:p>
          </table:table-cell>
          <table:table-cell office:value-type="float" office:value="7.90198481415513" calcext:value-type="float">
            <text:p>7,9019848142</text:p>
          </table:table-cell>
          <table:table-cell office:value-type="float" office:value="8.4246632087706" calcext:value-type="float">
            <text:p>8,4246632088</text:p>
          </table:table-cell>
          <table:table-cell office:value-type="float" office:value="0.225696240434405" calcext:value-type="float">
            <text:p>0,2256962404</text:p>
          </table:table-cell>
          <table:table-cell office:value-type="float" office:value="0.253330729425579" calcext:value-type="float">
            <text:p>0,2533307294</text:p>
          </table:table-cell>
          <table:table-cell office:value-type="float" office:value="0.234421812348348" calcext:value-type="float">
            <text:p>0,2344218123</text:p>
          </table:table-cell>
          <table:table-cell office:value-type="float" office:value="0.239440470321933" calcext:value-type="float">
            <text:p>0,2394404703</text:p>
          </table:table-cell>
          <table:table-cell office:value-type="float" office:value="0.042271732473033" calcext:value-type="float">
            <text:p>0,0422717325</text:p>
          </table:table-cell>
          <table:table-cell office:value-type="float" office:value="0.040799788286683" calcext:value-type="float">
            <text:p>0,0407997883</text:p>
          </table:table-cell>
          <table:table-cell office:value-type="float" office:value="0.033964623508801" calcext:value-type="float">
            <text:p>0,0339646235</text:p>
          </table:table-cell>
          <table:table-cell office:value-type="float" office:value="0.052663189903021" calcext:value-type="float">
            <text:p>0,0526631899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76858665528182" calcext:value-type="float">
            <text:p>0,3768586655</text:p>
          </table:table-cell>
          <table:table-cell office:value-type="float" office:value="0.451686913300639" calcext:value-type="float">
            <text:p>0,4516869133</text:p>
          </table:table-cell>
          <table:table-cell office:value-type="float" office:value="0.390697661266554" calcext:value-type="float">
            <text:p>0,3906976613</text:p>
          </table:table-cell>
          <table:table-cell office:value-type="float" office:value="0.43388133630132" calcext:value-type="float">
            <text:p>0,4338813363</text:p>
          </table:table-cell>
          <table:table-cell office:value-type="float" office:value="6.26612355400768" calcext:value-type="float">
            <text:p>6,266123554</text:p>
          </table:table-cell>
          <table:table-cell office:value-type="float" office:value="10.6197304349595" calcext:value-type="float">
            <text:p>10,619730435</text:p>
          </table:table-cell>
          <table:table-cell office:value-type="float" office:value="7.37042038146068" calcext:value-type="float">
            <text:p>7,3704203815</text:p>
          </table:table-cell>
          <table:table-cell office:value-type="float" office:value="8.49344800545776" calcext:value-type="float">
            <text:p>8,4934480055</text:p>
          </table:table-cell>
          <table:table-cell office:value-type="float" office:value="0.217464340070055" calcext:value-type="float">
            <text:p>0,2174643401</text:p>
          </table:table-cell>
          <table:table-cell office:value-type="float" office:value="0.242733986266198" calcext:value-type="float">
            <text:p>0,2427339863</text:p>
          </table:table-cell>
          <table:table-cell office:value-type="float" office:value="0.225873222238559" calcext:value-type="float">
            <text:p>0,2258732222</text:p>
          </table:table-cell>
          <table:table-cell office:value-type="float" office:value="0.229358861558179" calcext:value-type="float">
            <text:p>0,2293588616</text:p>
          </table:table-cell>
          <table:table-cell office:value-type="float" office:value="0.038074412354438" calcext:value-type="float">
            <text:p>0,0380744124</text:p>
          </table:table-cell>
          <table:table-cell office:value-type="float" office:value="0.036184011905972" calcext:value-type="float">
            <text:p>0,0361840119</text:p>
          </table:table-cell>
          <table:table-cell office:value-type="float" office:value="0.030132817277027" calcext:value-type="float">
            <text:p>0,0301328173</text:p>
          </table:table-cell>
          <table:table-cell office:value-type="float" office:value="0.047606026467378" calcext:value-type="float">
            <text:p>0,0476060265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76554165210475" calcext:value-type="float">
            <text:p>0,3765541652</text:p>
          </table:table-cell>
          <table:table-cell office:value-type="float" office:value="0.45366450527642" calcext:value-type="float">
            <text:p>0,4536645053</text:p>
          </table:table-cell>
          <table:table-cell office:value-type="float" office:value="0.393141397578739" calcext:value-type="float">
            <text:p>0,3931413976</text:p>
          </table:table-cell>
          <table:table-cell office:value-type="float" office:value="0.432279179910026" calcext:value-type="float">
            <text:p>0,4322791799</text:p>
          </table:table-cell>
          <table:table-cell office:value-type="float" office:value="6.2432814665332" calcext:value-type="float">
            <text:p>6,2432814665</text:p>
          </table:table-cell>
          <table:table-cell office:value-type="float" office:value="10.6900378077277" calcext:value-type="float">
            <text:p>10,6900378077</text:p>
          </table:table-cell>
          <table:table-cell office:value-type="float" office:value="7.70053878331824" calcext:value-type="float">
            <text:p>7,7005387833</text:p>
          </table:table-cell>
          <table:table-cell office:value-type="float" office:value="8.54790240818708" calcext:value-type="float">
            <text:p>8,5479024082</text:p>
          </table:table-cell>
          <table:table-cell office:value-type="float" office:value="0.219597458656514" calcext:value-type="float">
            <text:p>0,2195974587</text:p>
          </table:table-cell>
          <table:table-cell office:value-type="float" office:value="0.245674664051644" calcext:value-type="float">
            <text:p>0,2456746641</text:p>
          </table:table-cell>
          <table:table-cell office:value-type="float" office:value="0.229989242863797" calcext:value-type="float">
            <text:p>0,2299892429</text:p>
          </table:table-cell>
          <table:table-cell office:value-type="float" office:value="0.229372962019064" calcext:value-type="float">
            <text:p>0,229372962</text:p>
          </table:table-cell>
          <table:table-cell office:value-type="float" office:value="0.039240050024234" calcext:value-type="float">
            <text:p>0,03924005</text:p>
          </table:table-cell>
          <table:table-cell office:value-type="float" office:value="0.035624672143446" calcext:value-type="float">
            <text:p>0,0356246721</text:p>
          </table:table-cell>
          <table:table-cell office:value-type="float" office:value="0.030483940395272" calcext:value-type="float">
            <text:p>0,0304839404</text:p>
          </table:table-cell>
          <table:table-cell office:value-type="float" office:value="0.048122145133774" calcext:value-type="float">
            <text:p>0,0481221451</text:p>
          </table:table-cell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79575477061062" calcext:value-type="float">
            <text:p>0,3795754771</text:p>
          </table:table-cell>
          <table:table-cell office:value-type="float" office:value="0.450065226272729" calcext:value-type="float">
            <text:p>0,4500652263</text:p>
          </table:table-cell>
          <table:table-cell office:value-type="float" office:value="0.391514608585845" calcext:value-type="float">
            <text:p>0,3915146086</text:p>
          </table:table-cell>
          <table:table-cell office:value-type="float" office:value="0.435551072637803" calcext:value-type="float">
            <text:p>0,4355510726</text:p>
          </table:table-cell>
          <table:table-cell office:value-type="float" office:value="6.55888045031925" calcext:value-type="float">
            <text:p>6,5588804503</text:p>
          </table:table-cell>
          <table:table-cell office:value-type="float" office:value="10.4784769886057" calcext:value-type="float">
            <text:p>10,4784769886</text:p>
          </table:table-cell>
          <table:table-cell office:value-type="float" office:value="7.75532310010507" calcext:value-type="float">
            <text:p>7,7553231001</text:p>
          </table:table-cell>
          <table:table-cell office:value-type="float" office:value="9.33346084811811" calcext:value-type="float">
            <text:p>9,3334608481</text:p>
          </table:table-cell>
          <table:table-cell office:value-type="float" office:value="0.224525591074576" calcext:value-type="float">
            <text:p>0,2245255911</text:p>
          </table:table-cell>
          <table:table-cell office:value-type="float" office:value="0.253359160935583" calcext:value-type="float">
            <text:p>0,2533591609</text:p>
          </table:table-cell>
          <table:table-cell office:value-type="float" office:value="0.232360498998429" calcext:value-type="float">
            <text:p>0,232360499</text:p>
          </table:table-cell>
          <table:table-cell office:value-type="float" office:value="0.240774950501961" calcext:value-type="float">
            <text:p>0,2407749505</text:p>
          </table:table-cell>
          <table:table-cell office:value-type="float" office:value="0.039512129865668" calcext:value-type="float">
            <text:p>0,0395121299</text:p>
          </table:table-cell>
          <table:table-cell office:value-type="float" office:value="0.035451199553208" calcext:value-type="float">
            <text:p>0,0354511996</text:p>
          </table:table-cell>
          <table:table-cell office:value-type="float" office:value="0.030308697988018" calcext:value-type="float">
            <text:p>0,030308698</text:p>
          </table:table-cell>
          <table:table-cell office:value-type="float" office:value="0.048750036590648" calcext:value-type="float">
            <text:p>0,0487500366</text:p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74758056472932" calcext:value-type="float">
            <text:p>0,3747580565</text:p>
          </table:table-cell>
          <table:table-cell office:value-type="float" office:value="0.445121067256578" calcext:value-type="float">
            <text:p>0,4451210673</text:p>
          </table:table-cell>
          <table:table-cell office:value-type="float" office:value="0.387218231702866" calcext:value-type="float">
            <text:p>0,3872182317</text:p>
          </table:table-cell>
          <table:table-cell office:value-type="float" office:value="0.429677200590006" calcext:value-type="float">
            <text:p>0,4296772006</text:p>
          </table:table-cell>
          <table:table-cell office:value-type="float" office:value="6.28209772698049" calcext:value-type="float">
            <text:p>6,282097727</text:p>
          </table:table-cell>
          <table:table-cell office:value-type="float" office:value="10.4958049231516" calcext:value-type="float">
            <text:p>10,4958049232</text:p>
          </table:table-cell>
          <table:table-cell office:value-type="float" office:value="7.61879341426713" calcext:value-type="float">
            <text:p>7,6187934143</text:p>
          </table:table-cell>
          <table:table-cell office:value-type="float" office:value="8.63454214389773" calcext:value-type="float">
            <text:p>8,6345421439</text:p>
          </table:table-cell>
          <table:table-cell office:value-type="float" office:value="0.21778179574008" calcext:value-type="float">
            <text:p>0,2177817957</text:p>
          </table:table-cell>
          <table:table-cell office:value-type="float" office:value="0.239427096051271" calcext:value-type="float">
            <text:p>0,2394270961</text:p>
          </table:table-cell>
          <table:table-cell office:value-type="float" office:value="0.225454112573822" calcext:value-type="float">
            <text:p>0,2254541126</text:p>
          </table:table-cell>
          <table:table-cell office:value-type="float" office:value="0.227413562896555" calcext:value-type="float">
            <text:p>0,2274135629</text:p>
          </table:table-cell>
          <table:table-cell office:value-type="float" office:value="0.039517694343328" calcext:value-type="float">
            <text:p>0,0395176943</text:p>
          </table:table-cell>
          <table:table-cell office:value-type="float" office:value="0.038190044564465" calcext:value-type="float">
            <text:p>0,0381900446</text:p>
          </table:table-cell>
          <table:table-cell office:value-type="float" office:value="0.031664887676734" calcext:value-type="float">
            <text:p>0,0316648877</text:p>
          </table:table-cell>
          <table:table-cell office:value-type="float" office:value="0.049439028258238" calcext:value-type="float">
            <text:p>0,0494390283</text:p>
          </table:table-cell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73548057666374" calcext:value-type="float">
            <text:p>0,3735480577</text:p>
          </table:table-cell>
          <table:table-cell office:value-type="float" office:value="0.447640045157885" calcext:value-type="float">
            <text:p>0,4476400452</text:p>
          </table:table-cell>
          <table:table-cell office:value-type="float" office:value="0.385817801342814" calcext:value-type="float">
            <text:p>0,3858178013</text:p>
          </table:table-cell>
          <table:table-cell office:value-type="float" office:value="0.430809887947758" calcext:value-type="float">
            <text:p>0,4308098879</text:p>
          </table:table-cell>
          <table:table-cell office:value-type="float" office:value="6.05361122169106" calcext:value-type="float">
            <text:p>6,0536112217</text:p>
          </table:table-cell>
          <table:table-cell office:value-type="float" office:value="9.84309329223832" calcext:value-type="float">
            <text:p>9,8430932922</text:p>
          </table:table-cell>
          <table:table-cell office:value-type="float" office:value="7.13949879548454" calcext:value-type="float">
            <text:p>7,1394987955</text:p>
          </table:table-cell>
          <table:table-cell office:value-type="float" office:value="8.38357841754398" calcext:value-type="float">
            <text:p>8,3835784175</text:p>
          </table:table-cell>
          <table:table-cell office:value-type="float" office:value="0.22316914619616" calcext:value-type="float">
            <text:p>0,2231691462</text:p>
          </table:table-cell>
          <table:table-cell office:value-type="float" office:value="0.249106915568766" calcext:value-type="float">
            <text:p>0,2491069156</text:p>
          </table:table-cell>
          <table:table-cell office:value-type="float" office:value="0.230915254661596" calcext:value-type="float">
            <text:p>0,2309152547</text:p>
          </table:table-cell>
          <table:table-cell office:value-type="float" office:value="0.236675368354122" calcext:value-type="float">
            <text:p>0,2366753684</text:p>
          </table:table-cell>
          <table:table-cell office:value-type="float" office:value="0.041186287798811" calcext:value-type="float">
            <text:p>0,0411862878</text:p>
          </table:table-cell>
          <table:table-cell office:value-type="float" office:value="0.041231425332541" calcext:value-type="float">
            <text:p>0,0412314253</text:p>
          </table:table-cell>
          <table:table-cell office:value-type="float" office:value="0.033525978598732" calcext:value-type="float">
            <text:p>0,0335259786</text:p>
          </table:table-cell>
          <table:table-cell office:value-type="float" office:value="0.052240365178156" calcext:value-type="float">
            <text:p>0,0522403652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70074104085585" calcext:value-type="float">
            <text:p>0,3700741041</text:p>
          </table:table-cell>
          <table:table-cell office:value-type="float" office:value="0.442511894336281" calcext:value-type="float">
            <text:p>0,4425118943</text:p>
          </table:table-cell>
          <table:table-cell office:value-type="float" office:value="0.385178440484061" calcext:value-type="float">
            <text:p>0,3851784405</text:p>
          </table:table-cell>
          <table:table-cell office:value-type="float" office:value="0.422505456688485" calcext:value-type="float">
            <text:p>0,4225054567</text:p>
          </table:table-cell>
          <table:table-cell office:value-type="float" office:value="5.7150466810967" calcext:value-type="float">
            <text:p>5,7150466811</text:p>
          </table:table-cell>
          <table:table-cell office:value-type="float" office:value="8.99726409088963" calcext:value-type="float">
            <text:p>8,9972640909</text:p>
          </table:table-cell>
          <table:table-cell office:value-type="float" office:value="6.90993875171449" calcext:value-type="float">
            <text:p>6,9099387517</text:p>
          </table:table-cell>
          <table:table-cell office:value-type="float" office:value="7.68520705426891" calcext:value-type="float">
            <text:p>7,6852070543</text:p>
          </table:table-cell>
          <table:table-cell office:value-type="float" office:value="0.220032907559424" calcext:value-type="float">
            <text:p>0,2200329076</text:p>
          </table:table-cell>
          <table:table-cell office:value-type="float" office:value="0.240396921728569" calcext:value-type="float">
            <text:p>0,2403969217</text:p>
          </table:table-cell>
          <table:table-cell office:value-type="float" office:value="0.229923261344256" calcext:value-type="float">
            <text:p>0,2299232613</text:p>
          </table:table-cell>
          <table:table-cell office:value-type="float" office:value="0.224989652840316" calcext:value-type="float">
            <text:p>0,2249896528</text:p>
          </table:table-cell>
          <table:table-cell office:value-type="float" office:value="0.042268025542438" calcext:value-type="float">
            <text:p>0,0422680255</text:p>
          </table:table-cell>
          <table:table-cell office:value-type="float" office:value="0.041001534102421" calcext:value-type="float">
            <text:p>0,0410015341</text:p>
          </table:table-cell>
          <table:table-cell office:value-type="float" office:value="0.033865727228372" calcext:value-type="float">
            <text:p>0,0338657272</text:p>
          </table:table-cell>
          <table:table-cell office:value-type="float" office:value="0.053055384387301" calcext:value-type="float">
            <text:p>0,0530553844</text:p>
          </table:table-cell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73141633324478" calcext:value-type="float">
            <text:p>0,3731416333</text:p>
          </table:table-cell>
          <table:table-cell office:value-type="float" office:value="0.448428944113381" calcext:value-type="float">
            <text:p>0,4484289441</text:p>
          </table:table-cell>
          <table:table-cell office:value-type="float" office:value="0.385168413949663" calcext:value-type="float">
            <text:p>0,3851684139</text:p>
          </table:table-cell>
          <table:table-cell office:value-type="float" office:value="0.4323631100983" calcext:value-type="float">
            <text:p>0,4323631101</text:p>
          </table:table-cell>
          <table:table-cell office:value-type="float" office:value="5.92245810527668" calcext:value-type="float">
            <text:p>5,9224581053</text:p>
          </table:table-cell>
          <table:table-cell office:value-type="float" office:value="9.47665734794669" calcext:value-type="float">
            <text:p>9,4766573479</text:p>
          </table:table-cell>
          <table:table-cell office:value-type="float" office:value="6.89879921439652" calcext:value-type="float">
            <text:p>6,8987992144</text:p>
          </table:table-cell>
          <table:table-cell office:value-type="float" office:value="8.49613585692953" calcext:value-type="float">
            <text:p>8,4961358569</text:p>
          </table:table-cell>
          <table:table-cell office:value-type="float" office:value="0.220051542285744" calcext:value-type="float">
            <text:p>0,2200515423</text:p>
          </table:table-cell>
          <table:table-cell office:value-type="float" office:value="0.242684316398078" calcext:value-type="float">
            <text:p>0,2426843164</text:p>
          </table:table-cell>
          <table:table-cell office:value-type="float" office:value="0.227634407460824" calcext:value-type="float">
            <text:p>0,2276344075</text:p>
          </table:table-cell>
          <table:table-cell office:value-type="float" office:value="0.230602246845173" calcext:value-type="float">
            <text:p>0,2306022468</text:p>
          </table:table-cell>
          <table:table-cell office:value-type="float" office:value="0.040341257981876" calcext:value-type="float">
            <text:p>0,040341258</text:p>
          </table:table-cell>
          <table:table-cell office:value-type="float" office:value="0.039754989854846" calcext:value-type="float">
            <text:p>0,0397549899</text:p>
          </table:table-cell>
          <table:table-cell office:value-type="float" office:value="0.032280101285262" calcext:value-type="float">
            <text:p>0,0322801013</text:p>
          </table:table-cell>
          <table:table-cell office:value-type="float" office:value="0.051432371870837" calcext:value-type="float">
            <text:p>0,0514323719</text:p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78522399860583" calcext:value-type="float">
            <text:p>0,3785223999</text:p>
          </table:table-cell>
          <table:table-cell office:value-type="float" office:value="0.455608518718743" calcext:value-type="float">
            <text:p>0,4556085187</text:p>
          </table:table-cell>
          <table:table-cell office:value-type="float" office:value="0.390418154884856" calcext:value-type="float">
            <text:p>0,3904181549</text:p>
          </table:table-cell>
          <table:table-cell office:value-type="float" office:value="0.440417796602639" calcext:value-type="float">
            <text:p>0,4404177966</text:p>
          </table:table-cell>
          <table:table-cell office:value-type="float" office:value="6.2678553843532" calcext:value-type="float">
            <text:p>6,2678553844</text:p>
          </table:table-cell>
          <table:table-cell office:value-type="float" office:value="10.6238993411441" calcext:value-type="float">
            <text:p>10,6238993411</text:p>
          </table:table-cell>
          <table:table-cell office:value-type="float" office:value="7.13216515856415" calcext:value-type="float">
            <text:p>7,1321651586</text:p>
          </table:table-cell>
          <table:table-cell office:value-type="float" office:value="9.20057587402145" calcext:value-type="float">
            <text:p>9,200575874</text:p>
          </table:table-cell>
          <table:table-cell office:value-type="float" office:value="0.229714889288509" calcext:value-type="float">
            <text:p>0,2297148893</text:p>
          </table:table-cell>
          <table:table-cell office:value-type="float" office:value="0.260086676682798" calcext:value-type="float">
            <text:p>0,2600866767</text:p>
          </table:table-cell>
          <table:table-cell office:value-type="float" office:value="0.237230142406753" calcext:value-type="float">
            <text:p>0,2372301424</text:p>
          </table:table-cell>
          <table:table-cell office:value-type="float" office:value="0.247841196232764" calcext:value-type="float">
            <text:p>0,2478411962</text:p>
          </table:table-cell>
          <table:table-cell office:value-type="float" office:value="0.040124350147923" calcext:value-type="float">
            <text:p>0,0401243501</text:p>
          </table:table-cell>
          <table:table-cell office:value-type="float" office:value="0.036985479134107" calcext:value-type="float">
            <text:p>0,0369854791</text:p>
          </table:table-cell>
          <table:table-cell office:value-type="float" office:value="0.031837381295882" calcext:value-type="float">
            <text:p>0,0318373813</text:p>
          </table:table-cell>
          <table:table-cell office:value-type="float" office:value="0.049056343089222" calcext:value-type="float">
            <text:p>0,0490563431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7295610139321" calcext:value-type="float">
            <text:p>0,3772956101</text:p>
          </table:table-cell>
          <table:table-cell office:value-type="float" office:value="0.457759353979586" calcext:value-type="float">
            <text:p>0,457759354</text:p>
          </table:table-cell>
          <table:table-cell office:value-type="float" office:value="0.388831043914937" calcext:value-type="float">
            <text:p>0,3888310439</text:p>
          </table:table-cell>
          <table:table-cell office:value-type="float" office:value="0.441599722481796" calcext:value-type="float">
            <text:p>0,4415997225</text:p>
          </table:table-cell>
          <table:table-cell office:value-type="float" office:value="6.13178935226848" calcext:value-type="float">
            <text:p>6,1317893523</text:p>
          </table:table-cell>
          <table:table-cell office:value-type="float" office:value="10.5948604430942" calcext:value-type="float">
            <text:p>10,5948604431</text:p>
          </table:table-cell>
          <table:table-cell office:value-type="float" office:value="7.32218714918688" calcext:value-type="float">
            <text:p>7,3221871492</text:p>
          </table:table-cell>
          <table:table-cell office:value-type="float" office:value="9.06927914795098" calcext:value-type="float">
            <text:p>9,069279148</text:p>
          </table:table-cell>
          <table:table-cell office:value-type="float" office:value="0.229323041847921" calcext:value-type="float">
            <text:p>0,2293230418</text:p>
          </table:table-cell>
          <table:table-cell office:value-type="float" office:value="0.263429733702324" calcext:value-type="float">
            <text:p>0,2634297337</text:p>
          </table:table-cell>
          <table:table-cell office:value-type="float" office:value="0.236838028331847" calcext:value-type="float">
            <text:p>0,2368380283</text:p>
          </table:table-cell>
          <table:table-cell office:value-type="float" office:value="0.250963130515977" calcext:value-type="float">
            <text:p>0,2509631305</text:p>
          </table:table-cell>
          <table:table-cell office:value-type="float" office:value="0.040174263015174" calcext:value-type="float">
            <text:p>0,040174263</text:p>
          </table:table-cell>
          <table:table-cell office:value-type="float" office:value="0.040399393830018" calcext:value-type="float">
            <text:p>0,0403993938</text:p>
          </table:table-cell>
          <table:table-cell office:value-type="float" office:value="0.032195562935265" calcext:value-type="float">
            <text:p>0,0321955629</text:p>
          </table:table-cell>
          <table:table-cell office:value-type="float" office:value="0.051912208621657" calcext:value-type="float">
            <text:p>0,0519122086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70027499547659" calcext:value-type="float">
            <text:p>0,3700274995</text:p>
          </table:table-cell>
          <table:table-cell office:value-type="float" office:value="0.451348702824966" calcext:value-type="float">
            <text:p>0,4513487028</text:p>
          </table:table-cell>
          <table:table-cell office:value-type="float" office:value="0.383764245902115" calcext:value-type="float">
            <text:p>0,3837642459</text:p>
          </table:table-cell>
          <table:table-cell office:value-type="float" office:value="0.430315203712963" calcext:value-type="float">
            <text:p>0,4303152037</text:p>
          </table:table-cell>
          <table:table-cell office:value-type="float" office:value="6.13759524832929" calcext:value-type="float">
            <text:p>6,1375952483</text:p>
          </table:table-cell>
          <table:table-cell office:value-type="float" office:value="10.1238863111378" calcext:value-type="float">
            <text:p>10,1238863111</text:p>
          </table:table-cell>
          <table:table-cell office:value-type="float" office:value="7.11521254741712" calcext:value-type="float">
            <text:p>7,1152125474</text:p>
          </table:table-cell>
          <table:table-cell office:value-type="float" office:value="8.26433784310111" calcext:value-type="float">
            <text:p>8,2643378431</text:p>
          </table:table-cell>
          <table:table-cell office:value-type="float" office:value="0.220135736759317" calcext:value-type="float">
            <text:p>0,2201357368</text:p>
          </table:table-cell>
          <table:table-cell office:value-type="float" office:value="0.249733826001572" calcext:value-type="float">
            <text:p>0,249733826</text:p>
          </table:table-cell>
          <table:table-cell office:value-type="float" office:value="0.229279146719591" calcext:value-type="float">
            <text:p>0,2292791467</text:p>
          </table:table-cell>
          <table:table-cell office:value-type="float" office:value="0.234764635090687" calcext:value-type="float">
            <text:p>0,2347646351</text:p>
          </table:table-cell>
          <table:table-cell office:value-type="float" office:value="0.041264995654033" calcext:value-type="float">
            <text:p>0,0412649957</text:p>
          </table:table-cell>
          <table:table-cell office:value-type="float" office:value="0.039439347143576" calcext:value-type="float">
            <text:p>0,0394393471</text:p>
          </table:table-cell>
          <table:table-cell office:value-type="float" office:value="0.03156751464888" calcext:value-type="float">
            <text:p>0,0315675146</text:p>
          </table:table-cell>
          <table:table-cell office:value-type="float" office:value="0.053544878161975" calcext:value-type="float">
            <text:p>0,0535448782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77454843798256" calcext:value-type="float">
            <text:p>0,3774548438</text:p>
          </table:table-cell>
          <table:table-cell office:value-type="float" office:value="0.457345024378069" calcext:value-type="float">
            <text:p>0,4573450244</text:p>
          </table:table-cell>
          <table:table-cell office:value-type="float" office:value="0.38752705759859" calcext:value-type="float">
            <text:p>0,3875270576</text:p>
          </table:table-cell>
          <table:table-cell office:value-type="float" office:value="0.441452817909824" calcext:value-type="float">
            <text:p>0,4414528179</text:p>
          </table:table-cell>
          <table:table-cell office:value-type="float" office:value="6.7452110806901" calcext:value-type="float">
            <text:p>6,7452110807</text:p>
          </table:table-cell>
          <table:table-cell office:value-type="float" office:value="11.2478150545006" calcext:value-type="float">
            <text:p>11,2478150545</text:p>
          </table:table-cell>
          <table:table-cell office:value-type="float" office:value="7.37112085777748" calcext:value-type="float">
            <text:p>7,3711208578</text:p>
          </table:table-cell>
          <table:table-cell office:value-type="float" office:value="9.41175907797411" calcext:value-type="float">
            <text:p>9,411759078</text:p>
          </table:table-cell>
          <table:table-cell office:value-type="float" office:value="0.228746716430907" calcext:value-type="float">
            <text:p>0,2287467164</text:p>
          </table:table-cell>
          <table:table-cell office:value-type="float" office:value="0.258932807316701" calcext:value-type="float">
            <text:p>0,2589328073</text:p>
          </table:table-cell>
          <table:table-cell office:value-type="float" office:value="0.235794463460951" calcext:value-type="float">
            <text:p>0,2357944635</text:p>
          </table:table-cell>
          <table:table-cell office:value-type="float" office:value="0.247236454618931" calcext:value-type="float">
            <text:p>0,2472364546</text:p>
          </table:table-cell>
          <table:table-cell office:value-type="float" office:value="0.039364952186368" calcext:value-type="float">
            <text:p>0,0393649522</text:p>
          </table:table-cell>
          <table:table-cell office:value-type="float" office:value="0.040656214615576" calcext:value-type="float">
            <text:p>0,0406562146</text:p>
          </table:table-cell>
          <table:table-cell office:value-type="float" office:value="0.031439855349966" calcext:value-type="float">
            <text:p>0,0314398553</text:p>
          </table:table-cell>
          <table:table-cell office:value-type="float" office:value="0.052217904080628" calcext:value-type="float">
            <text:p>0,0522179041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77291646656088" calcext:value-type="float">
            <text:p>0,3772916467</text:p>
          </table:table-cell>
          <table:table-cell office:value-type="float" office:value="0.452062711920268" calcext:value-type="float">
            <text:p>0,4520627119</text:p>
          </table:table-cell>
          <table:table-cell office:value-type="float" office:value="0.387211324880917" calcext:value-type="float">
            <text:p>0,3872113249</text:p>
          </table:table-cell>
          <table:table-cell office:value-type="float" office:value="0.438539387300745" calcext:value-type="float">
            <text:p>0,4385393873</text:p>
          </table:table-cell>
          <table:table-cell office:value-type="float" office:value="6.98684894582027" calcext:value-type="float">
            <text:p>6,9868489458</text:p>
          </table:table-cell>
          <table:table-cell office:value-type="float" office:value="10.6415215875629" calcext:value-type="float">
            <text:p>10,6415215876</text:p>
          </table:table-cell>
          <table:table-cell office:value-type="float" office:value="7.7933332814327" calcext:value-type="float">
            <text:p>7,7933332814</text:p>
          </table:table-cell>
          <table:table-cell office:value-type="float" office:value="9.13002926907431" calcext:value-type="float">
            <text:p>9,1300292691</text:p>
          </table:table-cell>
          <table:table-cell office:value-type="float" office:value="0.223334826556782" calcext:value-type="float">
            <text:p>0,2233348266</text:p>
          </table:table-cell>
          <table:table-cell office:value-type="float" office:value="0.251488912092049" calcext:value-type="float">
            <text:p>0,2514889121</text:p>
          </table:table-cell>
          <table:table-cell office:value-type="float" office:value="0.229573327087559" calcext:value-type="float">
            <text:p>0,2295733271</text:p>
          </table:table-cell>
          <table:table-cell office:value-type="float" office:value="0.24114005058097" calcext:value-type="float">
            <text:p>0,2411400506</text:p>
          </table:table-cell>
          <table:table-cell office:value-type="float" office:value="0.039521420109227" calcext:value-type="float">
            <text:p>0,0395214201</text:p>
          </table:table-cell>
          <table:table-cell office:value-type="float" office:value="0.04334429913386" calcext:value-type="float">
            <text:p>0,0433442991</text:p>
          </table:table-cell>
          <table:table-cell office:value-type="float" office:value="0.031960852962218" calcext:value-type="float">
            <text:p>0,031960853</text:p>
          </table:table-cell>
          <table:table-cell office:value-type="float" office:value="0.054297023944777" calcext:value-type="float">
            <text:p>0,0542970239</text:p>
          </table:table-cell>
          <table:table-cell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83334299830977" calcext:value-type="float">
            <text:p>0,3833342998</text:p>
          </table:table-cell>
          <table:table-cell office:value-type="float" office:value="0.461732360677925" calcext:value-type="float">
            <text:p>0,4617323607</text:p>
          </table:table-cell>
          <table:table-cell office:value-type="float" office:value="0.392494733206655" calcext:value-type="float">
            <text:p>0,3924947332</text:p>
          </table:table-cell>
          <table:table-cell office:value-type="float" office:value="0.449960405478197" calcext:value-type="float">
            <text:p>0,4499604055</text:p>
          </table:table-cell>
          <table:table-cell office:value-type="float" office:value="6.86924270526839" calcext:value-type="float">
            <text:p>6,8692427053</text:p>
          </table:table-cell>
          <table:table-cell office:value-type="float" office:value="11.0726962188618" calcext:value-type="float">
            <text:p>11,0726962189</text:p>
          </table:table-cell>
          <table:table-cell office:value-type="float" office:value="8.13766327738223" calcext:value-type="float">
            <text:p>8,1376632774</text:p>
          </table:table-cell>
          <table:table-cell office:value-type="float" office:value="9.56973675433602" calcext:value-type="float">
            <text:p>9,5697367543</text:p>
          </table:table-cell>
          <table:table-cell office:value-type="float" office:value="0.230344909273496" calcext:value-type="float">
            <text:p>0,2303449093</text:p>
          </table:table-cell>
          <table:table-cell office:value-type="float" office:value="0.264477498745718" calcext:value-type="float">
            <text:p>0,2644774987</text:p>
          </table:table-cell>
          <table:table-cell office:value-type="float" office:value="0.236988633260808" calcext:value-type="float">
            <text:p>0,2369886333</text:p>
          </table:table-cell>
          <table:table-cell office:value-type="float" office:value="0.253371805216745" calcext:value-type="float">
            <text:p>0,2533718052</text:p>
          </table:table-cell>
          <table:table-cell office:value-type="float" office:value="0.03679547284075" calcext:value-type="float">
            <text:p>0,0367954728</text:p>
          </table:table-cell>
          <table:table-cell office:value-type="float" office:value="0.038365250280923" calcext:value-type="float">
            <text:p>0,0383652503</text:p>
          </table:table-cell>
          <table:table-cell office:value-type="float" office:value="0.029520212704767" calcext:value-type="float">
            <text:p>0,0295202127</text:p>
          </table:table-cell>
          <table:table-cell office:value-type="float" office:value="0.04888531574129" calcext:value-type="float">
            <text:p>0,0488853157</text:p>
          </table:table-cell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8625735102684" calcext:value-type="float">
            <text:p>0,386257351</text:p>
          </table:table-cell>
          <table:table-cell office:value-type="float" office:value="0.469341826500377" calcext:value-type="float">
            <text:p>0,4693418265</text:p>
          </table:table-cell>
          <table:table-cell office:value-type="float" office:value="0.398529771224582" calcext:value-type="float">
            <text:p>0,3985297712</text:p>
          </table:table-cell>
          <table:table-cell office:value-type="float" office:value="0.452469146315745" calcext:value-type="float">
            <text:p>0,4524691463</text:p>
          </table:table-cell>
          <table:table-cell office:value-type="float" office:value="6.99824392225979" calcext:value-type="float">
            <text:p>6,9982439223</text:p>
          </table:table-cell>
          <table:table-cell office:value-type="float" office:value="11.3939903796338" calcext:value-type="float">
            <text:p>11,3939903796</text:p>
          </table:table-cell>
          <table:table-cell office:value-type="float" office:value="7.94261526104406" calcext:value-type="float">
            <text:p>7,942615261</text:p>
          </table:table-cell>
          <table:table-cell office:value-type="float" office:value="9.74767768148897" calcext:value-type="float">
            <text:p>9,7476776815</text:p>
          </table:table-cell>
          <table:table-cell office:value-type="float" office:value="0.231165944208826" calcext:value-type="float">
            <text:p>0,2311659442</text:p>
          </table:table-cell>
          <table:table-cell office:value-type="float" office:value="0.265274612818484" calcext:value-type="float">
            <text:p>0,2652746128</text:p>
          </table:table-cell>
          <table:table-cell office:value-type="float" office:value="0.239301188123979" calcext:value-type="float">
            <text:p>0,2393011881</text:p>
          </table:table-cell>
          <table:table-cell office:value-type="float" office:value="0.251751090416159" calcext:value-type="float">
            <text:p>0,2517510904</text:p>
          </table:table-cell>
          <table:table-cell office:value-type="float" office:value="0.035524861165642" calcext:value-type="float">
            <text:p>0,0355248612</text:p>
          </table:table-cell>
          <table:table-cell office:value-type="float" office:value="0.035602460431922" calcext:value-type="float">
            <text:p>0,0356024604</text:p>
          </table:table-cell>
          <table:table-cell office:value-type="float" office:value="0.029177341517331" calcext:value-type="float">
            <text:p>0,0291773415</text:p>
          </table:table-cell>
          <table:table-cell office:value-type="float" office:value="0.04479161484159" calcext:value-type="float">
            <text:p>0,0447916148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83124232140311" calcext:value-type="float">
            <text:p>0,3831242321</text:p>
          </table:table-cell>
          <table:table-cell office:value-type="float" office:value="0.462764685077703" calcext:value-type="float">
            <text:p>0,4627646851</text:p>
          </table:table-cell>
          <table:table-cell office:value-type="float" office:value="0.391971087757062" calcext:value-type="float">
            <text:p>0,3919710878</text:p>
          </table:table-cell>
          <table:table-cell office:value-type="float" office:value="0.450666166375051" calcext:value-type="float">
            <text:p>0,4506661664</text:p>
          </table:table-cell>
          <table:table-cell office:value-type="float" office:value="6.9390394416574" calcext:value-type="float">
            <text:p>6,9390394417</text:p>
          </table:table-cell>
          <table:table-cell office:value-type="float" office:value="11.1870282476118" calcext:value-type="float">
            <text:p>11,1870282476</text:p>
          </table:table-cell>
          <table:table-cell office:value-type="float" office:value="7.51523659459502" calcext:value-type="float">
            <text:p>7,5152365946</text:p>
          </table:table-cell>
          <table:table-cell office:value-type="float" office:value="10.1299572922773" calcext:value-type="float">
            <text:p>10,1299572923</text:p>
          </table:table-cell>
          <table:table-cell office:value-type="float" office:value="0.236754041861413" calcext:value-type="float">
            <text:p>0,2367540419</text:p>
          </table:table-cell>
          <table:table-cell office:value-type="float" office:value="0.271191238503466" calcext:value-type="float">
            <text:p>0,2711912385</text:p>
          </table:table-cell>
          <table:table-cell office:value-type="float" office:value="0.242866328479593" calcext:value-type="float">
            <text:p>0,2428663285</text:p>
          </table:table-cell>
          <table:table-cell office:value-type="float" office:value="0.261036780707299" calcext:value-type="float">
            <text:p>0,2610367807</text:p>
          </table:table-cell>
          <table:table-cell office:value-type="float" office:value="0.035102187000001" calcext:value-type="float">
            <text:p>0,035102187</text:p>
          </table:table-cell>
          <table:table-cell office:value-type="float" office:value="0.037136615666318" calcext:value-type="float">
            <text:p>0,0371366157</text:p>
          </table:table-cell>
          <table:table-cell office:value-type="float" office:value="0.0298607709177" calcext:value-type="float">
            <text:p>0,0298607709</text:p>
          </table:table-cell>
          <table:table-cell office:value-type="float" office:value="0.044659015144724" calcext:value-type="float">
            <text:p>0,0446590151</text:p>
          </table:table-cell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89527233546706" calcext:value-type="float">
            <text:p>0,3895272335</text:p>
          </table:table-cell>
          <table:table-cell office:value-type="float" office:value="0.466808867546908" calcext:value-type="float">
            <text:p>0,4668088675</text:p>
          </table:table-cell>
          <table:table-cell office:value-type="float" office:value="0.395869925226271" calcext:value-type="float">
            <text:p>0,3958699252</text:p>
          </table:table-cell>
          <table:table-cell office:value-type="float" office:value="0.457900179739839" calcext:value-type="float">
            <text:p>0,4579001797</text:p>
          </table:table-cell>
          <table:table-cell office:value-type="float" office:value="7.29162838384202" calcext:value-type="float">
            <text:p>7,2916283838</text:p>
          </table:table-cell>
          <table:table-cell office:value-type="float" office:value="10.7269461462201" calcext:value-type="float">
            <text:p>10,7269461462</text:p>
          </table:table-cell>
          <table:table-cell office:value-type="float" office:value="7.77056536198275" calcext:value-type="float">
            <text:p>7,770565362</text:p>
          </table:table-cell>
          <table:table-cell office:value-type="float" office:value="10.2084906962331" calcext:value-type="float">
            <text:p>10,2084906962</text:p>
          </table:table-cell>
          <table:table-cell office:value-type="float" office:value="0.243795884849271" calcext:value-type="float">
            <text:p>0,2437958848</text:p>
          </table:table-cell>
          <table:table-cell office:value-type="float" office:value="0.285673464003558" calcext:value-type="float">
            <text:p>0,285673464</text:p>
          </table:table-cell>
          <table:table-cell office:value-type="float" office:value="0.250333660515985" calcext:value-type="float">
            <text:p>0,2503336605</text:p>
          </table:table-cell>
          <table:table-cell office:value-type="float" office:value="0.274549102825144" calcext:value-type="float">
            <text:p>0,2745491028</text:p>
          </table:table-cell>
          <table:table-cell office:value-type="float" office:value="0.03442846114042" calcext:value-type="float">
            <text:p>0,0344284611</text:p>
          </table:table-cell>
          <table:table-cell office:value-type="float" office:value="0.035127757827765" calcext:value-type="float">
            <text:p>0,0351277578</text:p>
          </table:table-cell>
          <table:table-cell office:value-type="float" office:value="0.027190991977239" calcext:value-type="float">
            <text:p>0,027190992</text:p>
          </table:table-cell>
          <table:table-cell office:value-type="float" office:value="0.045604881949108" calcext:value-type="float">
            <text:p>0,0456048819</text:p>
          </table:table-cell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8457925904612" calcext:value-type="float">
            <text:p>0,384579259</text:p>
          </table:table-cell>
          <table:table-cell office:value-type="float" office:value="0.463617633235241" calcext:value-type="float">
            <text:p>0,4636176332</text:p>
          </table:table-cell>
          <table:table-cell office:value-type="float" office:value="0.392033294046943" calcext:value-type="float">
            <text:p>0,392033294</text:p>
          </table:table-cell>
          <table:table-cell office:value-type="float" office:value="0.451229897928521" calcext:value-type="float">
            <text:p>0,4512298979</text:p>
          </table:table-cell>
          <table:table-cell office:value-type="float" office:value="6.87675165134584" calcext:value-type="float">
            <text:p>6,8767516513</text:p>
          </table:table-cell>
          <table:table-cell office:value-type="float" office:value="11.4028037201866" calcext:value-type="float">
            <text:p>11,4028037202</text:p>
          </table:table-cell>
          <table:table-cell office:value-type="float" office:value="7.45613881864058" calcext:value-type="float">
            <text:p>7,4561388186</text:p>
          </table:table-cell>
          <table:table-cell office:value-type="float" office:value="9.56869534604962" calcext:value-type="float">
            <text:p>9,568695346</text:p>
          </table:table-cell>
          <table:table-cell office:value-type="float" office:value="0.237102665265559" calcext:value-type="float">
            <text:p>0,2371026653</text:p>
          </table:table-cell>
          <table:table-cell office:value-type="float" office:value="0.26983109985339" calcext:value-type="float">
            <text:p>0,2698310999</text:p>
          </table:table-cell>
          <table:table-cell office:value-type="float" office:value="0.243478476810855" calcext:value-type="float">
            <text:p>0,2434784768</text:p>
          </table:table-cell>
          <table:table-cell office:value-type="float" office:value="0.259312258915422" calcext:value-type="float">
            <text:p>0,2593122589</text:p>
          </table:table-cell>
          <table:table-cell office:value-type="float" office:value="0.035418911852463" calcext:value-type="float">
            <text:p>0,0354189119</text:p>
          </table:table-cell>
          <table:table-cell office:value-type="float" office:value="0.037713149083323" calcext:value-type="float">
            <text:p>0,0377131491</text:p>
          </table:table-cell>
          <table:table-cell office:value-type="float" office:value="0.028498100445493" calcext:value-type="float">
            <text:p>0,0284981004</text:p>
          </table:table-cell>
          <table:table-cell office:value-type="float" office:value="0.047659671082256" calcext:value-type="float">
            <text:p>0,0476596711</text:p>
          </table:table-cell>
          <table:table-cell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85227243719319" calcext:value-type="float">
            <text:p>0,3852272437</text:p>
          </table:table-cell>
          <table:table-cell office:value-type="float" office:value="0.464033309330522" calcext:value-type="float">
            <text:p>0,4640333093</text:p>
          </table:table-cell>
          <table:table-cell office:value-type="float" office:value="0.396076515269473" calcext:value-type="float">
            <text:p>0,3960765153</text:p>
          </table:table-cell>
          <table:table-cell office:value-type="float" office:value="0.448070834742574" calcext:value-type="float">
            <text:p>0,4480708347</text:p>
          </table:table-cell>
          <table:table-cell office:value-type="float" office:value="6.84580950023311" calcext:value-type="float">
            <text:p>6,8458095002</text:p>
          </table:table-cell>
          <table:table-cell office:value-type="float" office:value="11.3334398065474" calcext:value-type="float">
            <text:p>11,3334398065</text:p>
          </table:table-cell>
          <table:table-cell office:value-type="float" office:value="7.71983402086696" calcext:value-type="float">
            <text:p>7,7198340209</text:p>
          </table:table-cell>
          <table:table-cell office:value-type="float" office:value="9.06863311247232" calcext:value-type="float">
            <text:p>9,0686331125</text:p>
          </table:table-cell>
          <table:table-cell office:value-type="float" office:value="0.236740416932256" calcext:value-type="float">
            <text:p>0,2367404169</text:p>
          </table:table-cell>
          <table:table-cell office:value-type="float" office:value="0.271156816582746" calcext:value-type="float">
            <text:p>0,2711568166</text:p>
          </table:table-cell>
          <table:table-cell office:value-type="float" office:value="0.245076186374655" calcext:value-type="float">
            <text:p>0,2450761864</text:p>
          </table:table-cell>
          <table:table-cell office:value-type="float" office:value="0.257485854347052" calcext:value-type="float">
            <text:p>0,2574858543</text:p>
          </table:table-cell>
          <table:table-cell office:value-type="float" office:value="0.033846153736671" calcext:value-type="float">
            <text:p>0,0338461537</text:p>
          </table:table-cell>
          <table:table-cell office:value-type="float" office:value="0.036261678531523" calcext:value-type="float">
            <text:p>0,0362616785</text:p>
          </table:table-cell>
          <table:table-cell office:value-type="float" office:value="0.029215553249971" calcext:value-type="float">
            <text:p>0,0292155532</text:p>
          </table:table-cell>
          <table:table-cell office:value-type="float" office:value="0.042773160094503" calcext:value-type="float">
            <text:p>0,0427731601</text:p>
          </table:table-cell>
          <table:table-cell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7363596487656" calcext:value-type="float">
            <text:p>0,3873635965</text:p>
          </table:table-cell>
          <table:table-cell office:value-type="float" office:value="0.462685554251594" calcext:value-type="float">
            <text:p>0,4626855543</text:p>
          </table:table-cell>
          <table:table-cell office:value-type="float" office:value="0.395010988993971" calcext:value-type="float">
            <text:p>0,395010989</text:p>
          </table:table-cell>
          <table:table-cell office:value-type="float" office:value="0.451587397636151" calcext:value-type="float">
            <text:p>0,4515873976</text:p>
          </table:table-cell>
          <table:table-cell office:value-type="float" office:value="6.86026658468419" calcext:value-type="float">
            <text:p>6,8602665847</text:p>
          </table:table-cell>
          <table:table-cell office:value-type="float" office:value="10.711291610163" calcext:value-type="float">
            <text:p>10,7112916102</text:p>
          </table:table-cell>
          <table:table-cell office:value-type="float" office:value="7.53971873602714" calcext:value-type="float">
            <text:p>7,539718736</text:p>
          </table:table-cell>
          <table:table-cell office:value-type="float" office:value="9.08887375801309" calcext:value-type="float">
            <text:p>9,088873758</text:p>
          </table:table-cell>
          <table:table-cell office:value-type="float" office:value="0.234832365600982" calcext:value-type="float">
            <text:p>0,2348323656</text:p>
          </table:table-cell>
          <table:table-cell office:value-type="float" office:value="0.263886881202284" calcext:value-type="float">
            <text:p>0,2638868812</text:p>
          </table:table-cell>
          <table:table-cell office:value-type="float" office:value="0.240761990690961" calcext:value-type="float">
            <text:p>0,2407619907</text:p>
          </table:table-cell>
          <table:table-cell office:value-type="float" office:value="0.254148733458728" calcext:value-type="float">
            <text:p>0,2541487335</text:p>
          </table:table-cell>
          <table:table-cell office:value-type="float" office:value="0.035615120095494" calcext:value-type="float">
            <text:p>0,0356151201</text:p>
          </table:table-cell>
          <table:table-cell office:value-type="float" office:value="0.03809594075874" calcext:value-type="float">
            <text:p>0,0380959408</text:p>
          </table:table-cell>
          <table:table-cell office:value-type="float" office:value="0.030336597451541" calcext:value-type="float">
            <text:p>0,0303365975</text:p>
          </table:table-cell>
          <table:table-cell office:value-type="float" office:value="0.045721329486352" calcext:value-type="float">
            <text:p>0,0457213295</text:p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86439925156297" calcext:value-type="float">
            <text:p>0,3864399252</text:p>
          </table:table-cell>
          <table:table-cell office:value-type="float" office:value="0.46162173065459" calcext:value-type="float">
            <text:p>0,4616217307</text:p>
          </table:table-cell>
          <table:table-cell office:value-type="float" office:value="0.394217129050146" calcext:value-type="float">
            <text:p>0,3942171291</text:p>
          </table:table-cell>
          <table:table-cell office:value-type="float" office:value="0.450153032341823" calcext:value-type="float">
            <text:p>0,4501530323</text:p>
          </table:table-cell>
          <table:table-cell office:value-type="float" office:value="6.68770778266424" calcext:value-type="float">
            <text:p>6,6877077827</text:p>
          </table:table-cell>
          <table:table-cell office:value-type="float" office:value="10.4018179163287" calcext:value-type="float">
            <text:p>10,4018179163</text:p>
          </table:table-cell>
          <table:table-cell office:value-type="float" office:value="7.26876923264251" calcext:value-type="float">
            <text:p>7,2687692326</text:p>
          </table:table-cell>
          <table:table-cell office:value-type="float" office:value="8.8910857849261" calcext:value-type="float">
            <text:p>8,8910857849</text:p>
          </table:table-cell>
          <table:table-cell office:value-type="float" office:value="0.23153653859744" calcext:value-type="float">
            <text:p>0,2315365386</text:p>
          </table:table-cell>
          <table:table-cell office:value-type="float" office:value="0.25620249538419" calcext:value-type="float">
            <text:p>0,2562024954</text:p>
          </table:table-cell>
          <table:table-cell office:value-type="float" office:value="0.237451895854296" calcext:value-type="float">
            <text:p>0,2374518959</text:p>
          </table:table-cell>
          <table:table-cell office:value-type="float" office:value="0.246667565861273" calcext:value-type="float">
            <text:p>0,2466675659</text:p>
          </table:table-cell>
          <table:table-cell office:value-type="float" office:value="0.03559749143862" calcext:value-type="float">
            <text:p>0,0355974914</text:p>
          </table:table-cell>
          <table:table-cell office:value-type="float" office:value="0.037346837024155" calcext:value-type="float">
            <text:p>0,037346837</text:p>
          </table:table-cell>
          <table:table-cell office:value-type="float" office:value="0.029581707099924" calcext:value-type="float">
            <text:p>0,0295817071</text:p>
          </table:table-cell>
          <table:table-cell office:value-type="float" office:value="0.046041180200224" calcext:value-type="float">
            <text:p>0,0460411802</text:p>
          </table:table-cell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89224324032585" calcext:value-type="float">
            <text:p>0,389224324</text:p>
          </table:table-cell>
          <table:table-cell office:value-type="float" office:value="0.464323128890909" calcext:value-type="float">
            <text:p>0,4643231289</text:p>
          </table:table-cell>
          <table:table-cell office:value-type="float" office:value="0.395920594284343" calcext:value-type="float">
            <text:p>0,3959205943</text:p>
          </table:table-cell>
          <table:table-cell office:value-type="float" office:value="0.455549421769075" calcext:value-type="float">
            <text:p>0,4555494218</text:p>
          </table:table-cell>
          <table:table-cell office:value-type="float" office:value="6.87262326770583" calcext:value-type="float">
            <text:p>6,8726232677</text:p>
          </table:table-cell>
          <table:table-cell office:value-type="float" office:value="10.6750239253413" calcext:value-type="float">
            <text:p>10,6750239253</text:p>
          </table:table-cell>
          <table:table-cell office:value-type="float" office:value="7.34373529627351" calcext:value-type="float">
            <text:p>7,3437352963</text:p>
          </table:table-cell>
          <table:table-cell office:value-type="float" office:value="9.55495160749353" calcext:value-type="float">
            <text:p>9,5549516075</text:p>
          </table:table-cell>
          <table:table-cell office:value-type="float" office:value="0.240178226369557" calcext:value-type="float">
            <text:p>0,2401782264</text:p>
          </table:table-cell>
          <table:table-cell office:value-type="float" office:value="0.274419800037755" calcext:value-type="float">
            <text:p>0,2744198</text:p>
          </table:table-cell>
          <table:table-cell office:value-type="float" office:value="0.24658880933288" calcext:value-type="float">
            <text:p>0,2465888093</text:p>
          </table:table-cell>
          <table:table-cell office:value-type="float" office:value="0.26375571242027" calcext:value-type="float">
            <text:p>0,2637557124</text:p>
          </table:table-cell>
          <table:table-cell office:value-type="float" office:value="0.036339394775688" calcext:value-type="float">
            <text:p>0,0363393948</text:p>
          </table:table-cell>
          <table:table-cell office:value-type="float" office:value="0.037290725152785" calcext:value-type="float">
            <text:p>0,0372907252</text:p>
          </table:table-cell>
          <table:table-cell office:value-type="float" office:value="0.029608863727959" calcext:value-type="float">
            <text:p>0,0296088637</text:p>
          </table:table-cell>
          <table:table-cell office:value-type="float" office:value="0.047056209013637" calcext:value-type="float">
            <text:p>0,047056209</text:p>
          </table:table-cell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90299148596411" calcext:value-type="float">
            <text:p>0,3902991486</text:p>
          </table:table-cell>
          <table:table-cell office:value-type="float" office:value="0.470398067568885" calcext:value-type="float">
            <text:p>0,4703980676</text:p>
          </table:table-cell>
          <table:table-cell office:value-type="float" office:value="0.400179382676863" calcext:value-type="float">
            <text:p>0,4001793827</text:p>
          </table:table-cell>
          <table:table-cell office:value-type="float" office:value="0.45522197916511" calcext:value-type="float">
            <text:p>0,4552219792</text:p>
          </table:table-cell>
          <table:table-cell office:value-type="float" office:value="6.77458798287057" calcext:value-type="float">
            <text:p>6,7745879829</text:p>
          </table:table-cell>
          <table:table-cell office:value-type="float" office:value="10.8339574142392" calcext:value-type="float">
            <text:p>10,8339574142</text:p>
          </table:table-cell>
          <table:table-cell office:value-type="float" office:value="7.45320405825592" calcext:value-type="float">
            <text:p>7,4532040583</text:p>
          </table:table-cell>
          <table:table-cell office:value-type="float" office:value="9.25417304148096" calcext:value-type="float">
            <text:p>9,2541730415</text:p>
          </table:table-cell>
          <table:table-cell office:value-type="float" office:value="0.243449971418534" calcext:value-type="float">
            <text:p>0,2434499714</text:p>
          </table:table-cell>
          <table:table-cell office:value-type="float" office:value="0.281354732743481" calcext:value-type="float">
            <text:p>0,2813547327</text:p>
          </table:table-cell>
          <table:table-cell office:value-type="float" office:value="0.251140998394521" calcext:value-type="float">
            <text:p>0,2511409984</text:p>
          </table:table-cell>
          <table:table-cell office:value-type="float" office:value="0.268627816973231" calcext:value-type="float">
            <text:p>0,268627817</text:p>
          </table:table-cell>
          <table:table-cell office:value-type="float" office:value="0.035151582001778" calcext:value-type="float">
            <text:p>0,035151582</text:p>
          </table:table-cell>
          <table:table-cell office:value-type="float" office:value="0.037062503107585" calcext:value-type="float">
            <text:p>0,0370625031</text:p>
          </table:table-cell>
          <table:table-cell office:value-type="float" office:value="0.029718006860598" calcext:value-type="float">
            <text:p>0,0297180069</text:p>
          </table:table-cell>
          <table:table-cell office:value-type="float" office:value="0.044759808261276" calcext:value-type="float">
            <text:p>0,0447598083</text:p>
          </table:table-cell>
          <table:table-cell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85689991419934" calcext:value-type="float">
            <text:p>0,3856899914</text:p>
          </table:table-cell>
          <table:table-cell office:value-type="float" office:value="0.458117408130583" calcext:value-type="float">
            <text:p>0,4581174081</text:p>
          </table:table-cell>
          <table:table-cell office:value-type="float" office:value="0.393046889388697" calcext:value-type="float">
            <text:p>0,3930468894</text:p>
          </table:table-cell>
          <table:table-cell office:value-type="float" office:value="0.446933050424067" calcext:value-type="float">
            <text:p>0,4469330504</text:p>
          </table:table-cell>
          <table:table-cell office:value-type="float" office:value="6.4666128884823" calcext:value-type="float">
            <text:p>6,4666128885</text:p>
          </table:table-cell>
          <table:table-cell office:value-type="float" office:value="9.70671589133179" calcext:value-type="float">
            <text:p>9,7067158913</text:p>
          </table:table-cell>
          <table:table-cell office:value-type="float" office:value="6.82855161254965" calcext:value-type="float">
            <text:p>6,8285516125</text:p>
          </table:table-cell>
          <table:table-cell office:value-type="float" office:value="8.7089450674677" calcext:value-type="float">
            <text:p>8,7089450675</text:p>
          </table:table-cell>
          <table:table-cell office:value-type="float" office:value="0.242021537298585" calcext:value-type="float">
            <text:p>0,2420215373</text:p>
          </table:table-cell>
          <table:table-cell office:value-type="float" office:value="0.273025755410532" calcext:value-type="float">
            <text:p>0,2730257554</text:p>
          </table:table-cell>
          <table:table-cell office:value-type="float" office:value="0.246809213102517" calcext:value-type="float">
            <text:p>0,2468092131</text:p>
          </table:table-cell>
          <table:table-cell office:value-type="float" office:value="0.265234833703371" calcext:value-type="float">
            <text:p>0,2652348337</text:p>
          </table:table-cell>
          <table:table-cell office:value-type="float" office:value="0.034373239373822" calcext:value-type="float">
            <text:p>0,0343732394</text:p>
          </table:table-cell>
          <table:table-cell office:value-type="float" office:value="0.037898854699004" calcext:value-type="float">
            <text:p>0,0378988547</text:p>
          </table:table-cell>
          <table:table-cell office:value-type="float" office:value="0.028990677475232" calcext:value-type="float">
            <text:p>0,0289906775</text:p>
          </table:table-cell>
          <table:table-cell office:value-type="float" office:value="0.045565677064468" calcext:value-type="float">
            <text:p>0,0455656771</text:p>
          </table:table-cell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89365462757941" calcext:value-type="float">
            <text:p>0,3893654628</text:p>
          </table:table-cell>
          <table:table-cell office:value-type="float" office:value="0.457746606858386" calcext:value-type="float">
            <text:p>0,4577466069</text:p>
          </table:table-cell>
          <table:table-cell office:value-type="float" office:value="0.395821542831489" calcext:value-type="float">
            <text:p>0,3958215428</text:p>
          </table:table-cell>
          <table:table-cell office:value-type="float" office:value="0.448586757230064" calcext:value-type="float">
            <text:p>0,4485867572</text:p>
          </table:table-cell>
          <table:table-cell office:value-type="float" office:value="6.64270378727809" calcext:value-type="float">
            <text:p>6,6427037873</text:p>
          </table:table-cell>
          <table:table-cell office:value-type="float" office:value="9.49524607207075" calcext:value-type="float">
            <text:p>9,4952460721</text:p>
          </table:table-cell>
          <table:table-cell office:value-type="float" office:value="7.05130858665087" calcext:value-type="float">
            <text:p>7,0513085867</text:p>
          </table:table-cell>
          <table:table-cell office:value-type="float" office:value="8.57756071590752" calcext:value-type="float">
            <text:p>8,5775607159</text:p>
          </table:table-cell>
          <table:table-cell office:value-type="float" office:value="0.241643416523724" calcext:value-type="float">
            <text:p>0,2416434165</text:p>
          </table:table-cell>
          <table:table-cell office:value-type="float" office:value="0.276289256604574" calcext:value-type="float">
            <text:p>0,2762892566</text:p>
          </table:table-cell>
          <table:table-cell office:value-type="float" office:value="0.245987719140643" calcext:value-type="float">
            <text:p>0,2459877191</text:p>
          </table:table-cell>
          <table:table-cell office:value-type="float" office:value="0.269165590379861" calcext:value-type="float">
            <text:p>0,2691655904</text:p>
          </table:table-cell>
          <table:table-cell office:value-type="float" office:value="0.033511970302991" calcext:value-type="float">
            <text:p>0,0335119703</text:p>
          </table:table-cell>
          <table:table-cell office:value-type="float" office:value="0.037297214565094" calcext:value-type="float">
            <text:p>0,0372972146</text:p>
          </table:table-cell>
          <table:table-cell office:value-type="float" office:value="0.028798356027924" calcext:value-type="float">
            <text:p>0,028798356</text:p>
          </table:table-cell>
          <table:table-cell office:value-type="float" office:value="0.043960014964395" calcext:value-type="float">
            <text:p>0,043960015</text:p>
          </table:table-cell>
          <table:table-cell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8895696740978" calcext:value-type="float">
            <text:p>0,3889569674</text:p>
          </table:table-cell>
          <table:table-cell office:value-type="float" office:value="0.454693005946395" calcext:value-type="float">
            <text:p>0,4546930059</text:p>
          </table:table-cell>
          <table:table-cell office:value-type="float" office:value="0.394316976401821" calcext:value-type="float">
            <text:p>0,3943169764</text:p>
          </table:table-cell>
          <table:table-cell office:value-type="float" office:value="0.446816351718861" calcext:value-type="float">
            <text:p>0,4468163517</text:p>
          </table:table-cell>
          <table:table-cell office:value-type="float" office:value="6.65730963142658" calcext:value-type="float">
            <text:p>6,6573096314</text:p>
          </table:table-cell>
          <table:table-cell office:value-type="float" office:value="10.0907083338309" calcext:value-type="float">
            <text:p>10,0907083338</text:p>
          </table:table-cell>
          <table:table-cell office:value-type="float" office:value="7.13333563560194" calcext:value-type="float">
            <text:p>7,1333356356</text:p>
          </table:table-cell>
          <table:table-cell office:value-type="float" office:value="9.43289931789506" calcext:value-type="float">
            <text:p>9,4328993179</text:p>
          </table:table-cell>
          <table:table-cell office:value-type="float" office:value="0.240790512388626" calcext:value-type="float">
            <text:p>0,2407905124</text:p>
          </table:table-cell>
          <table:table-cell office:value-type="float" office:value="0.271382485222618" calcext:value-type="float">
            <text:p>0,2713824852</text:p>
          </table:table-cell>
          <table:table-cell office:value-type="float" office:value="0.244977177641097" calcext:value-type="float">
            <text:p>0,2449771776</text:p>
          </table:table-cell>
          <table:table-cell office:value-type="float" office:value="0.264596964109197" calcext:value-type="float">
            <text:p>0,2645969641</text:p>
          </table:table-cell>
          <table:table-cell office:value-type="float" office:value="0.029931989762808" calcext:value-type="float">
            <text:p>0,0299319898</text:p>
          </table:table-cell>
          <table:table-cell office:value-type="float" office:value="0.035691742247099" calcext:value-type="float">
            <text:p>0,0356917422</text:p>
          </table:table-cell>
          <table:table-cell office:value-type="float" office:value="0.027788754973895" calcext:value-type="float">
            <text:p>0,027788755</text:p>
          </table:table-cell>
          <table:table-cell office:value-type="float" office:value="0.038631659619192" calcext:value-type="float">
            <text:p>0,0386316596</text:p>
          </table:table-cell>
          <table:table-cell table:number-columns-repeated="100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94291063307908" calcext:value-type="float">
            <text:p>0,3942910633</text:p>
          </table:table-cell>
          <table:table-cell office:value-type="float" office:value="0.467347672005419" calcext:value-type="float">
            <text:p>0,467347672</text:p>
          </table:table-cell>
          <table:table-cell office:value-type="float" office:value="0.400621786700377" calcext:value-type="float">
            <text:p>0,4006217867</text:p>
          </table:table-cell>
          <table:table-cell office:value-type="float" office:value="0.458672413904147" calcext:value-type="float">
            <text:p>0,4586724139</text:p>
          </table:table-cell>
          <table:table-cell office:value-type="float" office:value="6.98265449780702" calcext:value-type="float">
            <text:p>6,9826544978</text:p>
          </table:table-cell>
          <table:table-cell office:value-type="float" office:value="10.8904713027937" calcext:value-type="float">
            <text:p>10,8904713028</text:p>
          </table:table-cell>
          <table:table-cell office:value-type="float" office:value="7.49769158131167" calcext:value-type="float">
            <text:p>7,4976915813</text:p>
          </table:table-cell>
          <table:table-cell office:value-type="float" office:value="10.4839851121395" calcext:value-type="float">
            <text:p>10,4839851121</text:p>
          </table:table-cell>
          <table:table-cell office:value-type="float" office:value="0.245877625006652" calcext:value-type="float">
            <text:p>0,245877625</text:p>
          </table:table-cell>
          <table:table-cell office:value-type="float" office:value="0.285547809371621" calcext:value-type="float">
            <text:p>0,2855478094</text:p>
          </table:table-cell>
          <table:table-cell office:value-type="float" office:value="0.251382177284992" calcext:value-type="float">
            <text:p>0,2513821773</text:p>
          </table:table-cell>
          <table:table-cell office:value-type="float" office:value="0.27630539959616" calcext:value-type="float">
            <text:p>0,2763053996</text:p>
          </table:table-cell>
          <table:table-cell office:value-type="float" office:value="0.031613569911464" calcext:value-type="float">
            <text:p>0,0316135699</text:p>
          </table:table-cell>
          <table:table-cell office:value-type="float" office:value="0.036280116506864" calcext:value-type="float">
            <text:p>0,0362801165</text:p>
          </table:table-cell>
          <table:table-cell office:value-type="float" office:value="0.028365608675429" calcext:value-type="float">
            <text:p>0,0283656087</text:p>
          </table:table-cell>
          <table:table-cell office:value-type="float" office:value="0.040824801251104" calcext:value-type="float">
            <text:p>0,0408248013</text:p>
          </table:table-cell>
          <table:table-cell table:number-columns-repeated="100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97203977696744" calcext:value-type="float">
            <text:p>0,3972039777</text:p>
          </table:table-cell>
          <table:table-cell office:value-type="float" office:value="0.467730559801911" calcext:value-type="float">
            <text:p>0,4677305598</text:p>
          </table:table-cell>
          <table:table-cell office:value-type="float" office:value="0.402339483578331" calcext:value-type="float">
            <text:p>0,4023394836</text:p>
          </table:table-cell>
          <table:table-cell office:value-type="float" office:value="0.460637574962431" calcext:value-type="float">
            <text:p>0,460637575</text:p>
          </table:table-cell>
          <table:table-cell office:value-type="float" office:value="6.98469643342304" calcext:value-type="float">
            <text:p>6,9846964334</text:p>
          </table:table-cell>
          <table:table-cell office:value-type="float" office:value="10.6615179527499" calcext:value-type="float">
            <text:p>10,6615179527</text:p>
          </table:table-cell>
          <table:table-cell office:value-type="float" office:value="7.35803311732315" calcext:value-type="float">
            <text:p>7,3580331173</text:p>
          </table:table-cell>
          <table:table-cell office:value-type="float" office:value="10.1329955727923" calcext:value-type="float">
            <text:p>10,1329955728</text:p>
          </table:table-cell>
          <table:table-cell office:value-type="float" office:value="0.257402723993004" calcext:value-type="float">
            <text:p>0,257402724</text:p>
          </table:table-cell>
          <table:table-cell office:value-type="float" office:value="0.296181722486794" calcext:value-type="float">
            <text:p>0,2961817225</text:p>
          </table:table-cell>
          <table:table-cell office:value-type="float" office:value="0.261532336385328" calcext:value-type="float">
            <text:p>0,2615323364</text:p>
          </table:table-cell>
          <table:table-cell office:value-type="float" office:value="0.289285487795353" calcext:value-type="float">
            <text:p>0,2892854878</text:p>
          </table:table-cell>
          <table:table-cell office:value-type="float" office:value="0.031360486732814" calcext:value-type="float">
            <text:p>0,0313604867</text:p>
          </table:table-cell>
          <table:table-cell office:value-type="float" office:value="0.039254670977584" calcext:value-type="float">
            <text:p>0,039254671</text:p>
          </table:table-cell>
          <table:table-cell office:value-type="float" office:value="0.02964620548492" calcext:value-type="float">
            <text:p>0,0296462055</text:p>
          </table:table-cell>
          <table:table-cell office:value-type="float" office:value="0.0415609652451" calcext:value-type="float">
            <text:p>0,0415609652</text:p>
          </table:table-cell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9777181424914" calcext:value-type="float">
            <text:p>0,3977718142</text:p>
          </table:table-cell>
          <table:table-cell office:value-type="float" office:value="0.463717020074058" calcext:value-type="float">
            <text:p>0,4637170201</text:p>
          </table:table-cell>
          <table:table-cell office:value-type="float" office:value="0.401861130925277" calcext:value-type="float">
            <text:p>0,4018611309</text:p>
          </table:table-cell>
          <table:table-cell office:value-type="float" office:value="0.459929201361855" calcext:value-type="float">
            <text:p>0,4599292014</text:p>
          </table:table-cell>
          <table:table-cell office:value-type="float" office:value="6.97990036590493" calcext:value-type="float">
            <text:p>6,9799003659</text:p>
          </table:table-cell>
          <table:table-cell office:value-type="float" office:value="9.84010570306858" calcext:value-type="float">
            <text:p>9,8401057031</text:p>
          </table:table-cell>
          <table:table-cell office:value-type="float" office:value="7.46465811867178" calcext:value-type="float">
            <text:p>7,4646581187</text:p>
          </table:table-cell>
          <table:table-cell office:value-type="float" office:value="9.40143471782665" calcext:value-type="float">
            <text:p>9,4014347178</text:p>
          </table:table-cell>
          <table:table-cell office:value-type="float" office:value="0.248681642563319" calcext:value-type="float">
            <text:p>0,2486816426</text:p>
          </table:table-cell>
          <table:table-cell office:value-type="float" office:value="0.279506313740466" calcext:value-type="float">
            <text:p>0,2795063137</text:p>
          </table:table-cell>
          <table:table-cell office:value-type="float" office:value="0.252357536605145" calcext:value-type="float">
            <text:p>0,2523575366</text:p>
          </table:table-cell>
          <table:table-cell office:value-type="float" office:value="0.273517267796793" calcext:value-type="float">
            <text:p>0,2735172678</text:p>
          </table:table-cell>
          <table:table-cell office:value-type="float" office:value="0.031283512783156" calcext:value-type="float">
            <text:p>0,0312835128</text:p>
          </table:table-cell>
          <table:table-cell office:value-type="float" office:value="0.037298298218013" calcext:value-type="float">
            <text:p>0,0372982982</text:p>
          </table:table-cell>
          <table:table-cell office:value-type="float" office:value="0.029527132685967" calcext:value-type="float">
            <text:p>0,0295271327</text:p>
          </table:table-cell>
          <table:table-cell office:value-type="float" office:value="0.039717508716103" calcext:value-type="float">
            <text:p>0,0397175087</text:p>
          </table:table-cell>
          <table:table-cell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92696098783845" calcext:value-type="float">
            <text:p>0,3926960988</text:p>
          </table:table-cell>
          <table:table-cell office:value-type="float" office:value="0.456621595253938" calcext:value-type="float">
            <text:p>0,4566215953</text:p>
          </table:table-cell>
          <table:table-cell office:value-type="float" office:value="0.396836587060927" calcext:value-type="float">
            <text:p>0,3968365871</text:p>
          </table:table-cell>
          <table:table-cell office:value-type="float" office:value="0.45087862770204" calcext:value-type="float">
            <text:p>0,4508786277</text:p>
          </table:table-cell>
          <table:table-cell office:value-type="float" office:value="6.4136306649064" calcext:value-type="float">
            <text:p>6,4136306649</text:p>
          </table:table-cell>
          <table:table-cell office:value-type="float" office:value="10.4670055868398" calcext:value-type="float">
            <text:p>10,4670055868</text:p>
          </table:table-cell>
          <table:table-cell office:value-type="float" office:value="7.00713596017879" calcext:value-type="float">
            <text:p>7,0071359602</text:p>
          </table:table-cell>
          <table:table-cell office:value-type="float" office:value="9.36028661546434" calcext:value-type="float">
            <text:p>9,3602866155</text:p>
          </table:table-cell>
          <table:table-cell office:value-type="float" office:value="0.248159151248703" calcext:value-type="float">
            <text:p>0,2481591512</text:p>
          </table:table-cell>
          <table:table-cell office:value-type="float" office:value="0.277576617535966" calcext:value-type="float">
            <text:p>0,2775766175</text:p>
          </table:table-cell>
          <table:table-cell office:value-type="float" office:value="0.251885587426378" calcext:value-type="float">
            <text:p>0,2518855874</text:p>
          </table:table-cell>
          <table:table-cell office:value-type="float" office:value="0.271488923823498" calcext:value-type="float">
            <text:p>0,2714889238</text:p>
          </table:table-cell>
          <table:table-cell office:value-type="float" office:value="0.032304542381491" calcext:value-type="float">
            <text:p>0,0323045424</text:p>
          </table:table-cell>
          <table:table-cell office:value-type="float" office:value="0.037904810226239" calcext:value-type="float">
            <text:p>0,0379048102</text:p>
          </table:table-cell>
          <table:table-cell office:value-type="float" office:value="0.029278293568769" calcext:value-type="float">
            <text:p>0,0292782936</text:p>
          </table:table-cell>
          <table:table-cell office:value-type="float" office:value="0.042204371307301" calcext:value-type="float">
            <text:p>0,0422043713</text:p>
          </table:table-cell>
          <table:table-cell table:number-columns-repeated="100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9073650203852" calcext:value-type="float">
            <text:p>0,390736502</text:p>
          </table:table-cell>
          <table:table-cell office:value-type="float" office:value="0.450558933460999" calcext:value-type="float">
            <text:p>0,4505589335</text:p>
          </table:table-cell>
          <table:table-cell office:value-type="float" office:value="0.39501807923846" calcext:value-type="float">
            <text:p>0,3950180792</text:p>
          </table:table-cell>
          <table:table-cell office:value-type="float" office:value="0.443120991648784" calcext:value-type="float">
            <text:p>0,4431209916</text:p>
          </table:table-cell>
          <table:table-cell office:value-type="float" office:value="6.40794931170993" calcext:value-type="float">
            <text:p>6,4079493117</text:p>
          </table:table-cell>
          <table:table-cell office:value-type="float" office:value="10.3353504786564" calcext:value-type="float">
            <text:p>10,3353504787</text:p>
          </table:table-cell>
          <table:table-cell office:value-type="float" office:value="6.98641474192256" calcext:value-type="float">
            <text:p>6,9864147419</text:p>
          </table:table-cell>
          <table:table-cell office:value-type="float" office:value="8.93902043260712" calcext:value-type="float">
            <text:p>8,9390204326</text:p>
          </table:table-cell>
          <table:table-cell office:value-type="float" office:value="0.239631789758122" calcext:value-type="float">
            <text:p>0,2396317898</text:p>
          </table:table-cell>
          <table:table-cell office:value-type="float" office:value="0.268754960534462" calcext:value-type="float">
            <text:p>0,2687549605</text:p>
          </table:table-cell>
          <table:table-cell office:value-type="float" office:value="0.243741065814356" calcext:value-type="float">
            <text:p>0,2437410658</text:p>
          </table:table-cell>
          <table:table-cell office:value-type="float" office:value="0.262130335731808" calcext:value-type="float">
            <text:p>0,2621303357</text:p>
          </table:table-cell>
          <table:table-cell office:value-type="float" office:value="0.030686258363878" calcext:value-type="float">
            <text:p>0,0306862584</text:p>
          </table:table-cell>
          <table:table-cell office:value-type="float" office:value="0.035962346460007" calcext:value-type="float">
            <text:p>0,0359623465</text:p>
          </table:table-cell>
          <table:table-cell office:value-type="float" office:value="0.028153947757239" calcext:value-type="float">
            <text:p>0,0281539478</text:p>
          </table:table-cell>
          <table:table-cell office:value-type="float" office:value="0.039475071671675" calcext:value-type="float">
            <text:p>0,0394750717</text:p>
          </table:table-cell>
          <table:table-cell table:number-columns-repeated="100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93133768865663" calcext:value-type="float">
            <text:p>0,3931337689</text:p>
          </table:table-cell>
          <table:table-cell office:value-type="float" office:value="0.452974746847546" calcext:value-type="float">
            <text:p>0,4529747468</text:p>
          </table:table-cell>
          <table:table-cell office:value-type="float" office:value="0.396389105694491" calcext:value-type="float">
            <text:p>0,3963891057</text:p>
          </table:table-cell>
          <table:table-cell office:value-type="float" office:value="0.447101271134094" calcext:value-type="float">
            <text:p>0,4471012711</text:p>
          </table:table-cell>
          <table:table-cell office:value-type="float" office:value="6.63099485857004" calcext:value-type="float">
            <text:p>6,6309948586</text:p>
          </table:table-cell>
          <table:table-cell office:value-type="float" office:value="9.92760432532295" calcext:value-type="float">
            <text:p>9,9276043253</text:p>
          </table:table-cell>
          <table:table-cell office:value-type="float" office:value="7.11330048660263" calcext:value-type="float">
            <text:p>7,1133004866</text:p>
          </table:table-cell>
          <table:table-cell office:value-type="float" office:value="8.97953556470793" calcext:value-type="float">
            <text:p>8,9795355647</text:p>
          </table:table-cell>
          <table:table-cell office:value-type="float" office:value="0.250538452930842" calcext:value-type="float">
            <text:p>0,2505384529</text:p>
          </table:table-cell>
          <table:table-cell office:value-type="float" office:value="0.283811134650306" calcext:value-type="float">
            <text:p>0,2838111347</text:p>
          </table:table-cell>
          <table:table-cell office:value-type="float" office:value="0.253732023745966" calcext:value-type="float">
            <text:p>0,2537320237</text:p>
          </table:table-cell>
          <table:table-cell office:value-type="float" office:value="0.278580439168041" calcext:value-type="float">
            <text:p>0,2785804392</text:p>
          </table:table-cell>
          <table:table-cell office:value-type="float" office:value="0.034322299462265" calcext:value-type="float">
            <text:p>0,0343222995</text:p>
          </table:table-cell>
          <table:table-cell office:value-type="float" office:value="0.039621181044095" calcext:value-type="float">
            <text:p>0,039621181</text:p>
          </table:table-cell>
          <table:table-cell office:value-type="float" office:value="0.031555073162272" calcext:value-type="float">
            <text:p>0,0315550732</text:p>
          </table:table-cell>
          <table:table-cell office:value-type="float" office:value="0.043527023220774" calcext:value-type="float">
            <text:p>0,0435270232</text:p>
          </table:table-cell>
          <table:table-cell table:number-columns-repeated="100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93489496218551" calcext:value-type="float">
            <text:p>0,3934894962</text:p>
          </table:table-cell>
          <table:table-cell office:value-type="float" office:value="0.451441361125223" calcext:value-type="float">
            <text:p>0,4514413611</text:p>
          </table:table-cell>
          <table:table-cell office:value-type="float" office:value="0.39648635122012" calcext:value-type="float">
            <text:p>0,3964863512</text:p>
          </table:table-cell>
          <table:table-cell office:value-type="float" office:value="0.446252391104529" calcext:value-type="float">
            <text:p>0,4462523911</text:p>
          </table:table-cell>
          <table:table-cell office:value-type="float" office:value="6.33725070218313" calcext:value-type="float">
            <text:p>6,3372507022</text:p>
          </table:table-cell>
          <table:table-cell office:value-type="float" office:value="9.388939358862" calcext:value-type="float">
            <text:p>9,3889393589</text:p>
          </table:table-cell>
          <table:table-cell office:value-type="float" office:value="6.8235418022395" calcext:value-type="float">
            <text:p>6,8235418022</text:p>
          </table:table-cell>
          <table:table-cell office:value-type="float" office:value="9.03897296387145" calcext:value-type="float">
            <text:p>9,0389729639</text:p>
          </table:table-cell>
          <table:table-cell office:value-type="float" office:value="0.248384882292563" calcext:value-type="float">
            <text:p>0,2483848823</text:p>
          </table:table-cell>
          <table:table-cell office:value-type="float" office:value="0.283919152173217" calcext:value-type="float">
            <text:p>0,2839191522</text:p>
          </table:table-cell>
          <table:table-cell office:value-type="float" office:value="0.251369516570336" calcext:value-type="float">
            <text:p>0,2513695166</text:p>
          </table:table-cell>
          <table:table-cell office:value-type="float" office:value="0.278957762757564" calcext:value-type="float">
            <text:p>0,2789577628</text:p>
          </table:table-cell>
          <table:table-cell office:value-type="float" office:value="0.031093243463508" calcext:value-type="float">
            <text:p>0,0310932435</text:p>
          </table:table-cell>
          <table:table-cell office:value-type="float" office:value="0.03979829634757" calcext:value-type="float">
            <text:p>0,0397982963</text:p>
          </table:table-cell>
          <table:table-cell office:value-type="float" office:value="0.030033767542043" calcext:value-type="float">
            <text:p>0,0300337675</text:p>
          </table:table-cell>
          <table:table-cell office:value-type="float" office:value="0.04118719324128" calcext:value-type="float">
            <text:p>0,0411871932</text:p>
          </table:table-cell>
          <table:table-cell table:number-columns-repeated="100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89974542096533" calcext:value-type="float">
            <text:p>0,3899745421</text:p>
          </table:table-cell>
          <table:table-cell office:value-type="float" office:value="0.447437168398115" calcext:value-type="float">
            <text:p>0,4474371684</text:p>
          </table:table-cell>
          <table:table-cell office:value-type="float" office:value="0.392891678169113" calcext:value-type="float">
            <text:p>0,3928916782</text:p>
          </table:table-cell>
          <table:table-cell office:value-type="float" office:value="0.442372474290426" calcext:value-type="float">
            <text:p>0,4423724743</text:p>
          </table:table-cell>
          <table:table-cell office:value-type="float" office:value="6.20328592112205" calcext:value-type="float">
            <text:p>6,2032859211</text:p>
          </table:table-cell>
          <table:table-cell office:value-type="float" office:value="9.47955454222846" calcext:value-type="float">
            <text:p>9,4795545422</text:p>
          </table:table-cell>
          <table:table-cell office:value-type="float" office:value="6.42433309439719" calcext:value-type="float">
            <text:p>6,4243330944</text:p>
          </table:table-cell>
          <table:table-cell office:value-type="float" office:value="8.92198478642399" calcext:value-type="float">
            <text:p>8,9219847864</text:p>
          </table:table-cell>
          <table:table-cell office:value-type="float" office:value="0.255906954249836" calcext:value-type="float">
            <text:p>0,2559069542</text:p>
          </table:table-cell>
          <table:table-cell office:value-type="float" office:value="0.296108000336327" calcext:value-type="float">
            <text:p>0,2961080003</text:p>
          </table:table-cell>
          <table:table-cell office:value-type="float" office:value="0.258798907141534" calcext:value-type="float">
            <text:p>0,2587989071</text:p>
          </table:table-cell>
          <table:table-cell office:value-type="float" office:value="0.291257633328492" calcext:value-type="float">
            <text:p>0,2912576333</text:p>
          </table:table-cell>
          <table:table-cell office:value-type="float" office:value="0.032347685388249" calcext:value-type="float">
            <text:p>0,0323476854</text:p>
          </table:table-cell>
          <table:table-cell office:value-type="float" office:value="0.040805202140897" calcext:value-type="float">
            <text:p>0,0408052021</text:p>
          </table:table-cell>
          <table:table-cell office:value-type="float" office:value="0.029699080346911" calcext:value-type="float">
            <text:p>0,0296990803</text:p>
          </table:table-cell>
          <table:table-cell office:value-type="float" office:value="0.044505985894655" calcext:value-type="float">
            <text:p>0,0445059859</text:p>
          </table:table-cell>
          <table:table-cell table:number-columns-repeated="100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91392948305154" calcext:value-type="float">
            <text:p>0,3913929483</text:p>
          </table:table-cell>
          <table:table-cell office:value-type="float" office:value="0.449168553821132" calcext:value-type="float">
            <text:p>0,4491685538</text:p>
          </table:table-cell>
          <table:table-cell office:value-type="float" office:value="0.395741838594942" calcext:value-type="float">
            <text:p>0,3957418386</text:p>
          </table:table-cell>
          <table:table-cell office:value-type="float" office:value="0.441624430723776" calcext:value-type="float">
            <text:p>0,4416244307</text:p>
          </table:table-cell>
          <table:table-cell office:value-type="float" office:value="6.2016955096431" calcext:value-type="float">
            <text:p>6,2016955096</text:p>
          </table:table-cell>
          <table:table-cell office:value-type="float" office:value="10.0194537967791" calcext:value-type="float">
            <text:p>10,0194537968</text:p>
          </table:table-cell>
          <table:table-cell office:value-type="float" office:value="6.42600315919341" calcext:value-type="float">
            <text:p>6,4260031592</text:p>
          </table:table-cell>
          <table:table-cell office:value-type="float" office:value="8.82377172732485" calcext:value-type="float">
            <text:p>8,8237717273</text:p>
          </table:table-cell>
          <table:table-cell office:value-type="float" office:value="0.251820667848622" calcext:value-type="float">
            <text:p>0,2518206678</text:p>
          </table:table-cell>
          <table:table-cell office:value-type="float" office:value="0.289311586612955" calcext:value-type="float">
            <text:p>0,2893115866</text:p>
          </table:table-cell>
          <table:table-cell office:value-type="float" office:value="0.255980486513089" calcext:value-type="float">
            <text:p>0,2559804865</text:p>
          </table:table-cell>
          <table:table-cell office:value-type="float" office:value="0.282402240651806" calcext:value-type="float">
            <text:p>0,2824022407</text:p>
          </table:table-cell>
          <table:table-cell office:value-type="float" office:value="0.031627219384341" calcext:value-type="float">
            <text:p>0,0316272194</text:p>
          </table:table-cell>
          <table:table-cell office:value-type="float" office:value="0.037985004554178" calcext:value-type="float">
            <text:p>0,0379850046</text:p>
          </table:table-cell>
          <table:table-cell office:value-type="float" office:value="0.028102362544324" calcext:value-type="float">
            <text:p>0,0281023625</text:p>
          </table:table-cell>
          <table:table-cell office:value-type="float" office:value="0.042926478824772" calcext:value-type="float">
            <text:p>0,0429264788</text:p>
          </table:table-cell>
          <table:table-cell table:number-columns-repeated="100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82198834572381" calcext:value-type="float">
            <text:p>0,3821988346</text:p>
          </table:table-cell>
          <table:table-cell office:value-type="float" office:value="0.435788937123899" calcext:value-type="float">
            <text:p>0,4357889371</text:p>
          </table:table-cell>
          <table:table-cell office:value-type="float" office:value="0.385187510336263" calcext:value-type="float">
            <text:p>0,3851875103</text:p>
          </table:table-cell>
          <table:table-cell office:value-type="float" office:value="0.430523570572641" calcext:value-type="float">
            <text:p>0,4305235706</text:p>
          </table:table-cell>
          <table:table-cell office:value-type="float" office:value="6.22265803143323" calcext:value-type="float">
            <text:p>6,2226580314</text:p>
          </table:table-cell>
          <table:table-cell office:value-type="float" office:value="9.06123066377018" calcext:value-type="float">
            <text:p>9,0612306638</text:p>
          </table:table-cell>
          <table:table-cell office:value-type="float" office:value="6.40004915927044" calcext:value-type="float">
            <text:p>6,4000491593</text:p>
          </table:table-cell>
          <table:table-cell office:value-type="float" office:value="8.19139091516714" calcext:value-type="float">
            <text:p>8,1913909152</text:p>
          </table:table-cell>
          <table:table-cell office:value-type="float" office:value="0.245544238983308" calcext:value-type="float">
            <text:p>0,245544239</text:p>
          </table:table-cell>
          <table:table-cell office:value-type="float" office:value="0.275725489132044" calcext:value-type="float">
            <text:p>0,2757254891</text:p>
          </table:table-cell>
          <table:table-cell office:value-type="float" office:value="0.248520694890584" calcext:value-type="float">
            <text:p>0,2485206949</text:p>
          </table:table-cell>
          <table:table-cell office:value-type="float" office:value="0.270849104850505" calcext:value-type="float">
            <text:p>0,2708491049</text:p>
          </table:table-cell>
          <table:table-cell office:value-type="float" office:value="0.033803361327222" calcext:value-type="float">
            <text:p>0,0338033613</text:p>
          </table:table-cell>
          <table:table-cell office:value-type="float" office:value="0.037879771840511" calcext:value-type="float">
            <text:p>0,0378797718</text:p>
          </table:table-cell>
          <table:table-cell office:value-type="float" office:value="0.029739321587332" calcext:value-type="float">
            <text:p>0,0297393216</text:p>
          </table:table-cell>
          <table:table-cell office:value-type="float" office:value="0.04373709605903" calcext:value-type="float">
            <text:p>0,0437370961</text:p>
          </table:table-cell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92747087943729" calcext:value-type="float">
            <text:p>0,3927470879</text:p>
          </table:table-cell>
          <table:table-cell office:value-type="float" office:value="0.449516313136377" calcext:value-type="float">
            <text:p>0,4495163131</text:p>
          </table:table-cell>
          <table:table-cell office:value-type="float" office:value="0.394687251869248" calcext:value-type="float">
            <text:p>0,3946872519</text:p>
          </table:table-cell>
          <table:table-cell office:value-type="float" office:value="0.446699057476087" calcext:value-type="float">
            <text:p>0,4466990575</text:p>
          </table:table-cell>
          <table:table-cell office:value-type="float" office:value="6.65549107577125" calcext:value-type="float">
            <text:p>6,6554910758</text:p>
          </table:table-cell>
          <table:table-cell office:value-type="float" office:value="10.269536086097" calcext:value-type="float">
            <text:p>10,2695360861</text:p>
          </table:table-cell>
          <table:table-cell office:value-type="float" office:value="6.80176939461325" calcext:value-type="float">
            <text:p>6,8017693946</text:p>
          </table:table-cell>
          <table:table-cell office:value-type="float" office:value="9.76993450548677" calcext:value-type="float">
            <text:p>9,7699345055</text:p>
          </table:table-cell>
          <table:table-cell office:value-type="float" office:value="0.258624921271021" calcext:value-type="float">
            <text:p>0,2586249213</text:p>
          </table:table-cell>
          <table:table-cell office:value-type="float" office:value="0.300091879785522" calcext:value-type="float">
            <text:p>0,3000918798</text:p>
          </table:table-cell>
          <table:table-cell office:value-type="float" office:value="0.261322039587349" calcext:value-type="float">
            <text:p>0,2613220396</text:p>
          </table:table-cell>
          <table:table-cell office:value-type="float" office:value="0.295486752640038" calcext:value-type="float">
            <text:p>0,2954867526</text:p>
          </table:table-cell>
          <table:table-cell office:value-type="float" office:value="0.032315950569538" calcext:value-type="float">
            <text:p>0,0323159506</text:p>
          </table:table-cell>
          <table:table-cell office:value-type="float" office:value="0.039196404721114" calcext:value-type="float">
            <text:p>0,0391964047</text:p>
          </table:table-cell>
          <table:table-cell office:value-type="float" office:value="0.029916497370843" calcext:value-type="float">
            <text:p>0,0299164974</text:p>
          </table:table-cell>
          <table:table-cell office:value-type="float" office:value="0.042625989769864" calcext:value-type="float">
            <text:p>0,0426259898</text:p>
          </table:table-cell>
          <table:table-cell table:number-columns-repeated="100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9418257297833" calcext:value-type="float">
            <text:p>0,394182573</text:p>
          </table:table-cell>
          <table:table-cell office:value-type="float" office:value="0.444735563967243" calcext:value-type="float">
            <text:p>0,444735564</text:p>
          </table:table-cell>
          <table:table-cell office:value-type="float" office:value="0.396013950249943" calcext:value-type="float">
            <text:p>0,3960139502</text:p>
          </table:table-cell>
          <table:table-cell office:value-type="float" office:value="0.442875474857326" calcext:value-type="float">
            <text:p>0,4428754749</text:p>
          </table:table-cell>
          <table:table-cell office:value-type="float" office:value="6.72655414101755" calcext:value-type="float">
            <text:p>6,726554141</text:p>
          </table:table-cell>
          <table:table-cell office:value-type="float" office:value="10.0206871699636" calcext:value-type="float">
            <text:p>10,02068717</text:p>
          </table:table-cell>
          <table:table-cell office:value-type="float" office:value="6.95664849073056" calcext:value-type="float">
            <text:p>6,9566484907</text:p>
          </table:table-cell>
          <table:table-cell office:value-type="float" office:value="9.96314996414297" calcext:value-type="float">
            <text:p>9,9631499641</text:p>
          </table:table-cell>
          <table:table-cell office:value-type="float" office:value="0.259701002184744" calcext:value-type="float">
            <text:p>0,2597010022</text:p>
          </table:table-cell>
          <table:table-cell office:value-type="float" office:value="0.306723159159472" calcext:value-type="float">
            <text:p>0,3067231592</text:p>
          </table:table-cell>
          <table:table-cell office:value-type="float" office:value="0.26212457489591" calcext:value-type="float">
            <text:p>0,2621245749</text:p>
          </table:table-cell>
          <table:table-cell office:value-type="float" office:value="0.302469771697016" calcext:value-type="float">
            <text:p>0,3024697717</text:p>
          </table:table-cell>
          <table:table-cell office:value-type="float" office:value="0.028734734152966" calcext:value-type="float">
            <text:p>0,0287347342</text:p>
          </table:table-cell>
          <table:table-cell office:value-type="float" office:value="0.032260721676584" calcext:value-type="float">
            <text:p>0,0322607217</text:p>
          </table:table-cell>
          <table:table-cell office:value-type="float" office:value="0.026053015701067" calcext:value-type="float">
            <text:p>0,0260530157</text:p>
          </table:table-cell>
          <table:table-cell office:value-type="float" office:value="0.036201529958235" calcext:value-type="float">
            <text:p>0,03620153</text:p>
          </table:table-cell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93004493296932" calcext:value-type="float">
            <text:p>0,3930044933</text:p>
          </table:table-cell>
          <table:table-cell office:value-type="float" office:value="0.444899330264684" calcext:value-type="float">
            <text:p>0,4448993303</text:p>
          </table:table-cell>
          <table:table-cell office:value-type="float" office:value="0.395691131309621" calcext:value-type="float">
            <text:p>0,3956911313</text:p>
          </table:table-cell>
          <table:table-cell office:value-type="float" office:value="0.44006060034556" calcext:value-type="float">
            <text:p>0,4400606003</text:p>
          </table:table-cell>
          <table:table-cell office:value-type="float" office:value="6.68842898720465" calcext:value-type="float">
            <text:p>6,6884289872</text:p>
          </table:table-cell>
          <table:table-cell office:value-type="float" office:value="9.77734723261139" calcext:value-type="float">
            <text:p>9,7773472326</text:p>
          </table:table-cell>
          <table:table-cell office:value-type="float" office:value="6.87536689973055" calcext:value-type="float">
            <text:p>6,8753668997</text:p>
          </table:table-cell>
          <table:table-cell office:value-type="float" office:value="9.32120794862462" calcext:value-type="float">
            <text:p>9,3212079486</text:p>
          </table:table-cell>
          <table:table-cell office:value-type="float" office:value="0.269223244785946" calcext:value-type="float">
            <text:p>0,2692232448</text:p>
          </table:table-cell>
          <table:table-cell office:value-type="float" office:value="0.325934837176911" calcext:value-type="float">
            <text:p>0,3259348372</text:p>
          </table:table-cell>
          <table:table-cell office:value-type="float" office:value="0.272181573871051" calcext:value-type="float">
            <text:p>0,2721815739</text:p>
          </table:table-cell>
          <table:table-cell office:value-type="float" office:value="0.320618703753639" calcext:value-type="float">
            <text:p>0,3206187038</text:p>
          </table:table-cell>
          <table:table-cell office:value-type="float" office:value="0.033287810658036" calcext:value-type="float">
            <text:p>0,0332878107</text:p>
          </table:table-cell>
          <table:table-cell office:value-type="float" office:value="0.036570087608143" calcext:value-type="float">
            <text:p>0,0365700876</text:p>
          </table:table-cell>
          <table:table-cell office:value-type="float" office:value="0.02907254654276" calcext:value-type="float">
            <text:p>0,0290725465</text:p>
          </table:table-cell>
          <table:table-cell office:value-type="float" office:value="0.042782947462873" calcext:value-type="float">
            <text:p>0,0427829475</text:p>
          </table:table-cell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88276349000111" calcext:value-type="float">
            <text:p>0,388276349</text:p>
          </table:table-cell>
          <table:table-cell office:value-type="float" office:value="0.440433736226115" calcext:value-type="float">
            <text:p>0,4404337362</text:p>
          </table:table-cell>
          <table:table-cell office:value-type="float" office:value="0.390030349477556" calcext:value-type="float">
            <text:p>0,3900303495</text:p>
          </table:table-cell>
          <table:table-cell office:value-type="float" office:value="0.437336034787446" calcext:value-type="float">
            <text:p>0,4373360348</text:p>
          </table:table-cell>
          <table:table-cell office:value-type="float" office:value="6.59709341230392" calcext:value-type="float">
            <text:p>6,5970934123</text:p>
          </table:table-cell>
          <table:table-cell office:value-type="float" office:value="9.37529159906176" calcext:value-type="float">
            <text:p>9,3752915991</text:p>
          </table:table-cell>
          <table:table-cell office:value-type="float" office:value="6.74856241806699" calcext:value-type="float">
            <text:p>6,7485624181</text:p>
          </table:table-cell>
          <table:table-cell office:value-type="float" office:value="9.24699827229454" calcext:value-type="float">
            <text:p>9,2469982723</text:p>
          </table:table-cell>
          <table:table-cell office:value-type="float" office:value="0.268625850580797" calcext:value-type="float">
            <text:p>0,2686258506</text:p>
          </table:table-cell>
          <table:table-cell office:value-type="float" office:value="0.332900795503778" calcext:value-type="float">
            <text:p>0,3329007955</text:p>
          </table:table-cell>
          <table:table-cell office:value-type="float" office:value="0.27047270514409" calcext:value-type="float">
            <text:p>0,2704727051</text:p>
          </table:table-cell>
          <table:table-cell office:value-type="float" office:value="0.329467836398745" calcext:value-type="float">
            <text:p>0,3294678364</text:p>
          </table:table-cell>
          <table:table-cell office:value-type="float" office:value="0.033651403173024" calcext:value-type="float">
            <text:p>0,0336514032</text:p>
          </table:table-cell>
          <table:table-cell office:value-type="float" office:value="0.041378882268726" calcext:value-type="float">
            <text:p>0,0413788823</text:p>
          </table:table-cell>
          <table:table-cell office:value-type="float" office:value="0.032294897412998" calcext:value-type="float">
            <text:p>0,0322948974</text:p>
          </table:table-cell>
          <table:table-cell office:value-type="float" office:value="0.043337564257104" calcext:value-type="float">
            <text:p>0,0433375643</text:p>
          </table:table-cell>
          <table:table-cell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89139929972987" calcext:value-type="float">
            <text:p>0,38913993</text:p>
          </table:table-cell>
          <table:table-cell office:value-type="float" office:value="0.433714171956715" calcext:value-type="float">
            <text:p>0,433714172</text:p>
          </table:table-cell>
          <table:table-cell office:value-type="float" office:value="0.390721987228098" calcext:value-type="float">
            <text:p>0,3907219872</text:p>
          </table:table-cell>
          <table:table-cell office:value-type="float" office:value="0.432015208310079" calcext:value-type="float">
            <text:p>0,4320152083</text:p>
          </table:table-cell>
          <table:table-cell office:value-type="float" office:value="6.63206284237911" calcext:value-type="float">
            <text:p>6,6320628424</text:p>
          </table:table-cell>
          <table:table-cell office:value-type="float" office:value="9.40942603474243" calcext:value-type="float">
            <text:p>9,4094260347</text:p>
          </table:table-cell>
          <table:table-cell office:value-type="float" office:value="6.75390937096249" calcext:value-type="float">
            <text:p>6,753909371</text:p>
          </table:table-cell>
          <table:table-cell office:value-type="float" office:value="9.16318837352851" calcext:value-type="float">
            <text:p>9,1631883735</text:p>
          </table:table-cell>
          <table:table-cell office:value-type="float" office:value="0.272981073880803" calcext:value-type="float">
            <text:p>0,2729810739</text:p>
          </table:table-cell>
          <table:table-cell office:value-type="float" office:value="0.329872867950261" calcext:value-type="float">
            <text:p>0,329872868</text:p>
          </table:table-cell>
          <table:table-cell office:value-type="float" office:value="0.274651152534261" calcext:value-type="float">
            <text:p>0,2746511525</text:p>
          </table:table-cell>
          <table:table-cell office:value-type="float" office:value="0.32687572430673" calcext:value-type="float">
            <text:p>0,3268757243</text:p>
          </table:table-cell>
          <table:table-cell office:value-type="float" office:value="0.030834498795921" calcext:value-type="float">
            <text:p>0,0308344988</text:p>
          </table:table-cell>
          <table:table-cell office:value-type="float" office:value="0.036281293854088" calcext:value-type="float">
            <text:p>0,0362812939</text:p>
          </table:table-cell>
          <table:table-cell office:value-type="float" office:value="0.02992180234291" calcext:value-type="float">
            <text:p>0,0299218023</text:p>
          </table:table-cell>
          <table:table-cell office:value-type="float" office:value="0.037590941782412" calcext:value-type="float">
            <text:p>0,0375909418</text:p>
          </table:table-cell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87342572310884" calcext:value-type="float">
            <text:p>0,3873425723</text:p>
          </table:table-cell>
          <table:table-cell office:value-type="float" office:value="0.439028097772021" calcext:value-type="float">
            <text:p>0,4390280978</text:p>
          </table:table-cell>
          <table:table-cell office:value-type="float" office:value="0.389032909953752" calcext:value-type="float">
            <text:p>0,38903291</text:p>
          </table:table-cell>
          <table:table-cell office:value-type="float" office:value="0.435427078319104" calcext:value-type="float">
            <text:p>0,4354270783</text:p>
          </table:table-cell>
          <table:table-cell office:value-type="float" office:value="6.46843833000588" calcext:value-type="float">
            <text:p>6,46843833</text:p>
          </table:table-cell>
          <table:table-cell office:value-type="float" office:value="9.99831567416998" calcext:value-type="float">
            <text:p>9,9983156742</text:p>
          </table:table-cell>
          <table:table-cell office:value-type="float" office:value="6.52895819029982" calcext:value-type="float">
            <text:p>6,5289581903</text:p>
          </table:table-cell>
          <table:table-cell office:value-type="float" office:value="9.69807394463056" calcext:value-type="float">
            <text:p>9,6980739446</text:p>
          </table:table-cell>
          <table:table-cell office:value-type="float" office:value="0.276189049352793" calcext:value-type="float">
            <text:p>0,2761890494</text:p>
          </table:table-cell>
          <table:table-cell office:value-type="float" office:value="0.345828257213685" calcext:value-type="float">
            <text:p>0,3458282572</text:p>
          </table:table-cell>
          <table:table-cell office:value-type="float" office:value="0.277981605498715" calcext:value-type="float">
            <text:p>0,2779816055</text:p>
          </table:table-cell>
          <table:table-cell office:value-type="float" office:value="0.342498505557593" calcext:value-type="float">
            <text:p>0,3424985056</text:p>
          </table:table-cell>
          <table:table-cell office:value-type="float" office:value="0.033713474937114" calcext:value-type="float">
            <text:p>0,0337134749</text:p>
          </table:table-cell>
          <table:table-cell office:value-type="float" office:value="0.039967335912322" calcext:value-type="float">
            <text:p>0,0399673359</text:p>
          </table:table-cell>
          <table:table-cell office:value-type="float" office:value="0.030922787237793" calcext:value-type="float">
            <text:p>0,0309227872</text:p>
          </table:table-cell>
          <table:table-cell office:value-type="float" office:value="0.044054244538726" calcext:value-type="float">
            <text:p>0,0440542445</text:p>
          </table:table-cell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84289545538112" calcext:value-type="float">
            <text:p>0,3842895455</text:p>
          </table:table-cell>
          <table:table-cell office:value-type="float" office:value="0.435329633098438" calcext:value-type="float">
            <text:p>0,4353296331</text:p>
          </table:table-cell>
          <table:table-cell office:value-type="float" office:value="0.38590098248329" calcext:value-type="float">
            <text:p>0,3859009825</text:p>
          </table:table-cell>
          <table:table-cell office:value-type="float" office:value="0.434619440389548" calcext:value-type="float">
            <text:p>0,4346194404</text:p>
          </table:table-cell>
          <table:table-cell office:value-type="float" office:value="6.46603250738333" calcext:value-type="float">
            <text:p>6,4660325074</text:p>
          </table:table-cell>
          <table:table-cell office:value-type="float" office:value="10.1776277902183" calcext:value-type="float">
            <text:p>10,1776277902</text:p>
          </table:table-cell>
          <table:table-cell office:value-type="float" office:value="6.69815587479583" calcext:value-type="float">
            <text:p>6,6981558748</text:p>
          </table:table-cell>
          <table:table-cell office:value-type="float" office:value="9.79305392978048" calcext:value-type="float">
            <text:p>9,7930539298</text:p>
          </table:table-cell>
          <table:table-cell office:value-type="float" office:value="0.27263804548915" calcext:value-type="float">
            <text:p>0,2726380455</text:p>
          </table:table-cell>
          <table:table-cell office:value-type="float" office:value="0.340546875399561" calcext:value-type="float">
            <text:p>0,3405468754</text:p>
          </table:table-cell>
          <table:table-cell office:value-type="float" office:value="0.274795219045029" calcext:value-type="float">
            <text:p>0,274795219</text:p>
          </table:table-cell>
          <table:table-cell office:value-type="float" office:value="0.33657473897836" calcext:value-type="float">
            <text:p>0,336574739</text:p>
          </table:table-cell>
          <table:table-cell office:value-type="float" office:value="0.031506072962517" calcext:value-type="float">
            <text:p>0,031506073</text:p>
          </table:table-cell>
          <table:table-cell office:value-type="float" office:value="0.037803235051815" calcext:value-type="float">
            <text:p>0,0378032351</text:p>
          </table:table-cell>
          <table:table-cell office:value-type="float" office:value="0.03012999256762" calcext:value-type="float">
            <text:p>0,0301299926</text:p>
          </table:table-cell>
          <table:table-cell office:value-type="float" office:value="0.039764119402496" calcext:value-type="float">
            <text:p>0,0397641194</text:p>
          </table:table-cell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88879145204262" calcext:value-type="float">
            <text:p>0,3888791452</text:p>
          </table:table-cell>
          <table:table-cell office:value-type="float" office:value="0.437832723814682" calcext:value-type="float">
            <text:p>0,4378327238</text:p>
          </table:table-cell>
          <table:table-cell office:value-type="float" office:value="0.390267622649032" calcext:value-type="float">
            <text:p>0,3902676226</text:p>
          </table:table-cell>
          <table:table-cell office:value-type="float" office:value="0.435163776477114" calcext:value-type="float">
            <text:p>0,4351637765</text:p>
          </table:table-cell>
          <table:table-cell office:value-type="float" office:value="6.4506084256077" calcext:value-type="float">
            <text:p>6,4506084256</text:p>
          </table:table-cell>
          <table:table-cell office:value-type="float" office:value="9.00736685392564" calcext:value-type="float">
            <text:p>9,0073668539</text:p>
          </table:table-cell>
          <table:table-cell office:value-type="float" office:value="6.59630579166148" calcext:value-type="float">
            <text:p>6,5963057917</text:p>
          </table:table-cell>
          <table:table-cell office:value-type="float" office:value="8.86334537065762" calcext:value-type="float">
            <text:p>8,8633453707</text:p>
          </table:table-cell>
          <table:table-cell office:value-type="float" office:value="0.278325958537356" calcext:value-type="float">
            <text:p>0,2783259585</text:p>
          </table:table-cell>
          <table:table-cell office:value-type="float" office:value="0.349856139407221" calcext:value-type="float">
            <text:p>0,3498561394</text:p>
          </table:table-cell>
          <table:table-cell office:value-type="float" office:value="0.279998872312294" calcext:value-type="float">
            <text:p>0,2799988723</text:p>
          </table:table-cell>
          <table:table-cell office:value-type="float" office:value="0.346744264912735" calcext:value-type="float">
            <text:p>0,3467442649</text:p>
          </table:table-cell>
          <table:table-cell office:value-type="float" office:value="0.030029773945343" calcext:value-type="float">
            <text:p>0,0300297739</text:p>
          </table:table-cell>
          <table:table-cell office:value-type="float" office:value="0.03713952099204" calcext:value-type="float">
            <text:p>0,037139521</text:p>
          </table:table-cell>
          <table:table-cell office:value-type="float" office:value="0.029159383034189" calcext:value-type="float">
            <text:p>0,029159383</text:p>
          </table:table-cell>
          <table:table-cell office:value-type="float" office:value="0.038366928738804" calcext:value-type="float">
            <text:p>0,0383669287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86700752197751" calcext:value-type="float">
            <text:p>0,3867007522</text:p>
          </table:table-cell>
          <table:table-cell office:value-type="float" office:value="0.433303903606624" calcext:value-type="float">
            <text:p>0,4333039036</text:p>
          </table:table-cell>
          <table:table-cell office:value-type="float" office:value="0.388580835331847" calcext:value-type="float">
            <text:p>0,3885808353</text:p>
          </table:table-cell>
          <table:table-cell office:value-type="float" office:value="0.429762486773971" calcext:value-type="float">
            <text:p>0,4297624868</text:p>
          </table:table-cell>
          <table:table-cell office:value-type="float" office:value="6.19543874965286" calcext:value-type="float">
            <text:p>6,1954387497</text:p>
          </table:table-cell>
          <table:table-cell office:value-type="float" office:value="8.89621475693983" calcext:value-type="float">
            <text:p>8,8962147569</text:p>
          </table:table-cell>
          <table:table-cell office:value-type="float" office:value="6.47515875373124" calcext:value-type="float">
            <text:p>6,4751587537</text:p>
          </table:table-cell>
          <table:table-cell office:value-type="float" office:value="8.46668291266875" calcext:value-type="float">
            <text:p>8,4666829127</text:p>
          </table:table-cell>
          <table:table-cell office:value-type="float" office:value="0.28663776012845" calcext:value-type="float">
            <text:p>0,2866377601</text:p>
          </table:table-cell>
          <table:table-cell office:value-type="float" office:value="0.356289818580698" calcext:value-type="float">
            <text:p>0,3562898186</text:p>
          </table:table-cell>
          <table:table-cell office:value-type="float" office:value="0.288336923111199" calcext:value-type="float">
            <text:p>0,2883369231</text:p>
          </table:table-cell>
          <table:table-cell office:value-type="float" office:value="0.353149004474704" calcext:value-type="float">
            <text:p>0,3531490045</text:p>
          </table:table-cell>
          <table:table-cell office:value-type="float" office:value="0.033344683054439" calcext:value-type="float">
            <text:p>0,0333446831</text:p>
          </table:table-cell>
          <table:table-cell office:value-type="float" office:value="0.039120331696379" calcext:value-type="float">
            <text:p>0,0391203317</text:p>
          </table:table-cell>
          <table:table-cell office:value-type="float" office:value="0.031164307968388" calcext:value-type="float">
            <text:p>0,031164308</text:p>
          </table:table-cell>
          <table:table-cell office:value-type="float" office:value="0.042319784791502" calcext:value-type="float">
            <text:p>0,0423197848</text:p>
          </table:table-cell>
          <table:table-cell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8022525881103" calcext:value-type="float">
            <text:p>0,3802252588</text:p>
          </table:table-cell>
          <table:table-cell office:value-type="float" office:value="0.430585287103623" calcext:value-type="float">
            <text:p>0,4305852871</text:p>
          </table:table-cell>
          <table:table-cell office:value-type="float" office:value="0.38178781315488" calcext:value-type="float">
            <text:p>0,3817878132</text:p>
          </table:table-cell>
          <table:table-cell office:value-type="float" office:value="0.427434936017885" calcext:value-type="float">
            <text:p>0,427434936</text:p>
          </table:table-cell>
          <table:table-cell office:value-type="float" office:value="5.79564446207969" calcext:value-type="float">
            <text:p>5,7956444621</text:p>
          </table:table-cell>
          <table:table-cell office:value-type="float" office:value="8.96409492245995" calcext:value-type="float">
            <text:p>8,9640949225</text:p>
          </table:table-cell>
          <table:table-cell office:value-type="float" office:value="5.95720157400343" calcext:value-type="float">
            <text:p>5,957201574</text:p>
          </table:table-cell>
          <table:table-cell office:value-type="float" office:value="8.71463828681573" calcext:value-type="float">
            <text:p>8,7146382868</text:p>
          </table:table-cell>
          <table:table-cell office:value-type="float" office:value="0.284036281410381" calcext:value-type="float">
            <text:p>0,2840362814</text:p>
          </table:table-cell>
          <table:table-cell office:value-type="float" office:value="0.351960043710588" calcext:value-type="float">
            <text:p>0,3519600437</text:p>
          </table:table-cell>
          <table:table-cell office:value-type="float" office:value="0.285616132386343" calcext:value-type="float">
            <text:p>0,2856161324</text:p>
          </table:table-cell>
          <table:table-cell office:value-type="float" office:value="0.349012132740956" calcext:value-type="float">
            <text:p>0,3490121327</text:p>
          </table:table-cell>
          <table:table-cell office:value-type="float" office:value="0.033571544205584" calcext:value-type="float">
            <text:p>0,0335715442</text:p>
          </table:table-cell>
          <table:table-cell office:value-type="float" office:value="0.037251221202192" calcext:value-type="float">
            <text:p>0,0372512212</text:p>
          </table:table-cell>
          <table:table-cell office:value-type="float" office:value="0.030936375685696" calcext:value-type="float">
            <text:p>0,0309363757</text:p>
          </table:table-cell>
          <table:table-cell office:value-type="float" office:value="0.04119702097757" calcext:value-type="float">
            <text:p>0,041197021</text:p>
          </table:table-cell>
          <table:table-cell table:number-columns-repeated="100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78234473926316" calcext:value-type="float">
            <text:p>0,3782344739</text:p>
          </table:table-cell>
          <table:table-cell office:value-type="float" office:value="0.424314234606418" calcext:value-type="float">
            <text:p>0,4243142346</text:p>
          </table:table-cell>
          <table:table-cell office:value-type="float" office:value="0.380360621880705" calcext:value-type="float">
            <text:p>0,3803606219</text:p>
          </table:table-cell>
          <table:table-cell office:value-type="float" office:value="0.42069446077009" calcext:value-type="float">
            <text:p>0,4206944608</text:p>
          </table:table-cell>
          <table:table-cell office:value-type="float" office:value="5.79603754560131" calcext:value-type="float">
            <text:p>5,7960375456</text:p>
          </table:table-cell>
          <table:table-cell office:value-type="float" office:value="8.55541982125458" calcext:value-type="float">
            <text:p>8,5554198213</text:p>
          </table:table-cell>
          <table:table-cell office:value-type="float" office:value="6.14723654341531" calcext:value-type="float">
            <text:p>6,1472365434</text:p>
          </table:table-cell>
          <table:table-cell office:value-type="float" office:value="8.45734318571585" calcext:value-type="float">
            <text:p>8,4573431857</text:p>
          </table:table-cell>
          <table:table-cell office:value-type="float" office:value="0.270196346710744" calcext:value-type="float">
            <text:p>0,2701963467</text:p>
          </table:table-cell>
          <table:table-cell office:value-type="float" office:value="0.335927543808065" calcext:value-type="float">
            <text:p>0,3359275438</text:p>
          </table:table-cell>
          <table:table-cell office:value-type="float" office:value="0.271966787570569" calcext:value-type="float">
            <text:p>0,2719667876</text:p>
          </table:table-cell>
          <table:table-cell office:value-type="float" office:value="0.332593509931791" calcext:value-type="float">
            <text:p>0,3325935099</text:p>
          </table:table-cell>
          <table:table-cell office:value-type="float" office:value="0.032717862839455" calcext:value-type="float">
            <text:p>0,0327178628</text:p>
          </table:table-cell>
          <table:table-cell office:value-type="float" office:value="0.038531351600283" calcext:value-type="float">
            <text:p>0,0385313516</text:p>
          </table:table-cell>
          <table:table-cell office:value-type="float" office:value="0.031380549945732" calcext:value-type="float">
            <text:p>0,0313805499</text:p>
          </table:table-cell>
          <table:table-cell office:value-type="float" office:value="0.040504429853949" calcext:value-type="float">
            <text:p>0,0405044299</text:p>
          </table:table-cell>
          <table:table-cell table:number-columns-repeated="100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86622375686825" calcext:value-type="float">
            <text:p>0,3866223757</text:p>
          </table:table-cell>
          <table:table-cell office:value-type="float" office:value="0.428268908051601" calcext:value-type="float">
            <text:p>0,4282689081</text:p>
          </table:table-cell>
          <table:table-cell office:value-type="float" office:value="0.388024144947871" calcext:value-type="float">
            <text:p>0,3880241449</text:p>
          </table:table-cell>
          <table:table-cell office:value-type="float" office:value="0.425595826009635" calcext:value-type="float">
            <text:p>0,425595826</text:p>
          </table:table-cell>
          <table:table-cell office:value-type="float" office:value="6.33599502883724" calcext:value-type="float">
            <text:p>6,3359950288</text:p>
          </table:table-cell>
          <table:table-cell office:value-type="float" office:value="8.82968824318889" calcext:value-type="float">
            <text:p>8,8296882432</text:p>
          </table:table-cell>
          <table:table-cell office:value-type="float" office:value="6.50713214563089" calcext:value-type="float">
            <text:p>6,5071321456</text:p>
          </table:table-cell>
          <table:table-cell office:value-type="float" office:value="8.82968824318889" calcext:value-type="float">
            <text:p>8,8296882432</text:p>
          </table:table-cell>
          <table:table-cell office:value-type="float" office:value="0.278682226398296" calcext:value-type="float">
            <text:p>0,2786822264</text:p>
          </table:table-cell>
          <table:table-cell office:value-type="float" office:value="0.34865117773755" calcext:value-type="float">
            <text:p>0,3486511777</text:p>
          </table:table-cell>
          <table:table-cell office:value-type="float" office:value="0.280081807562415" calcext:value-type="float">
            <text:p>0,2800818076</text:p>
          </table:table-cell>
          <table:table-cell office:value-type="float" office:value="0.346006895407722" calcext:value-type="float">
            <text:p>0,3460068954</text:p>
          </table:table-cell>
          <table:table-cell office:value-type="float" office:value="0.034234657340208" calcext:value-type="float">
            <text:p>0,0342346573</text:p>
          </table:table-cell>
          <table:table-cell office:value-type="float" office:value="0.040166369816606" calcext:value-type="float">
            <text:p>0,0401663698</text:p>
          </table:table-cell>
          <table:table-cell office:value-type="float" office:value="0.032708812434756" calcext:value-type="float">
            <text:p>0,0327088124</text:p>
          </table:table-cell>
          <table:table-cell office:value-type="float" office:value="0.042432553970954" calcext:value-type="float">
            <text:p>0,042432554</text:p>
          </table:table-cell>
          <table:table-cell table:number-columns-repeated="100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84598899534492" calcext:value-type="float">
            <text:p>0,3845988995</text:p>
          </table:table-cell>
          <table:table-cell office:value-type="float" office:value="0.431071207887447" calcext:value-type="float">
            <text:p>0,4310712079</text:p>
          </table:table-cell>
          <table:table-cell office:value-type="float" office:value="0.386310271818705" calcext:value-type="float">
            <text:p>0,3863102718</text:p>
          </table:table-cell>
          <table:table-cell office:value-type="float" office:value="0.42849596760965" calcext:value-type="float">
            <text:p>0,4284959676</text:p>
          </table:table-cell>
          <table:table-cell office:value-type="float" office:value="6.1069288106526" calcext:value-type="float">
            <text:p>6,1069288107</text:p>
          </table:table-cell>
          <table:table-cell office:value-type="float" office:value="9.79873577155218" calcext:value-type="float">
            <text:p>9,7987357716</text:p>
          </table:table-cell>
          <table:table-cell office:value-type="float" office:value="6.51561536875968" calcext:value-type="float">
            <text:p>6,5156153688</text:p>
          </table:table-cell>
          <table:table-cell office:value-type="float" office:value="9.79873577155218" calcext:value-type="float">
            <text:p>9,7987357716</text:p>
          </table:table-cell>
          <table:table-cell office:value-type="float" office:value="0.272530513182207" calcext:value-type="float">
            <text:p>0,2725305132</text:p>
          </table:table-cell>
          <table:table-cell office:value-type="float" office:value="0.341647113073892" calcext:value-type="float">
            <text:p>0,3416471131</text:p>
          </table:table-cell>
          <table:table-cell office:value-type="float" office:value="0.273946564328343" calcext:value-type="float">
            <text:p>0,2739465643</text:p>
          </table:table-cell>
          <table:table-cell office:value-type="float" office:value="0.338939604230589" calcext:value-type="float">
            <text:p>0,3389396042</text:p>
          </table:table-cell>
          <table:table-cell office:value-type="float" office:value="0.028233826521879" calcext:value-type="float">
            <text:p>0,0282338265</text:p>
          </table:table-cell>
          <table:table-cell office:value-type="float" office:value="0.033286302987095" calcext:value-type="float">
            <text:p>0,033286303</text:p>
          </table:table-cell>
          <table:table-cell office:value-type="float" office:value="0.027620499528211" calcext:value-type="float">
            <text:p>0,0276204995</text:p>
          </table:table-cell>
          <table:table-cell office:value-type="float" office:value="0.034184777640534" calcext:value-type="float">
            <text:p>0,0341847776</text:p>
          </table:table-cell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75999860666378" calcext:value-type="float">
            <text:p>0,3759998607</text:p>
          </table:table-cell>
          <table:table-cell office:value-type="float" office:value="0.410091078935491" calcext:value-type="float">
            <text:p>0,4100910789</text:p>
          </table:table-cell>
          <table:table-cell office:value-type="float" office:value="0.376926811661941" calcext:value-type="float">
            <text:p>0,3769268117</text:p>
          </table:table-cell>
          <table:table-cell office:value-type="float" office:value="0.411462106768586" calcext:value-type="float">
            <text:p>0,4114621068</text:p>
          </table:table-cell>
          <table:table-cell office:value-type="float" office:value="6.0793016561744" calcext:value-type="float">
            <text:p>6,0793016562</text:p>
          </table:table-cell>
          <table:table-cell office:value-type="float" office:value="8.76977846975906" calcext:value-type="float">
            <text:p>8,7697784698</text:p>
          </table:table-cell>
          <table:table-cell office:value-type="float" office:value="6.21476731319719" calcext:value-type="float">
            <text:p>6,2147673132</text:p>
          </table:table-cell>
          <table:table-cell office:value-type="float" office:value="8.80613598930447" calcext:value-type="float">
            <text:p>8,8061359893</text:p>
          </table:table-cell>
          <table:table-cell office:value-type="float" office:value="0.258096668459367" calcext:value-type="float">
            <text:p>0,2580966685</text:p>
          </table:table-cell>
          <table:table-cell office:value-type="float" office:value="0.316914054891708" calcext:value-type="float">
            <text:p>0,3169140549</text:p>
          </table:table-cell>
          <table:table-cell office:value-type="float" office:value="0.259443555105119" calcext:value-type="float">
            <text:p>0,2594435551</text:p>
          </table:table-cell>
          <table:table-cell office:value-type="float" office:value="0.314366148375065" calcext:value-type="float">
            <text:p>0,3143661484</text:p>
          </table:table-cell>
          <table:table-cell office:value-type="float" office:value="0.026670955374452" calcext:value-type="float">
            <text:p>0,0266709554</text:p>
          </table:table-cell>
          <table:table-cell office:value-type="float" office:value="0.029911376489463" calcext:value-type="float">
            <text:p>0,0299113765</text:p>
          </table:table-cell>
          <table:table-cell office:value-type="float" office:value="0.026013433180231" calcext:value-type="float">
            <text:p>0,0260134332</text:p>
          </table:table-cell>
          <table:table-cell office:value-type="float" office:value="0.030900789713756" calcext:value-type="float">
            <text:p>0,0309007897</text:p>
          </table:table-cell>
          <table:table-cell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72765787093184" calcext:value-type="float">
            <text:p>0,3727657871</text:p>
          </table:table-cell>
          <table:table-cell office:value-type="float" office:value="0.414087513183631" calcext:value-type="float">
            <text:p>0,4140875132</text:p>
          </table:table-cell>
          <table:table-cell office:value-type="float" office:value="0.373167406093839" calcext:value-type="float">
            <text:p>0,3731674061</text:p>
          </table:table-cell>
          <table:table-cell office:value-type="float" office:value="0.416411944097814" calcext:value-type="float">
            <text:p>0,4164119441</text:p>
          </table:table-cell>
          <table:table-cell office:value-type="float" office:value="5.90321872095914" calcext:value-type="float">
            <text:p>5,903218721</text:p>
          </table:table-cell>
          <table:table-cell office:value-type="float" office:value="8.57077387727417" calcext:value-type="float">
            <text:p>8,5707738773</text:p>
          </table:table-cell>
          <table:table-cell office:value-type="float" office:value="6.08474971386705" calcext:value-type="float">
            <text:p>6,0847497139</text:p>
          </table:table-cell>
          <table:table-cell office:value-type="float" office:value="8.64454360130202" calcext:value-type="float">
            <text:p>8,6445436013</text:p>
          </table:table-cell>
          <table:table-cell office:value-type="float" office:value="0.252610155243016" calcext:value-type="float">
            <text:p>0,2526101552</text:p>
          </table:table-cell>
          <table:table-cell office:value-type="float" office:value="0.323793639214247" calcext:value-type="float">
            <text:p>0,3237936392</text:p>
          </table:table-cell>
          <table:table-cell office:value-type="float" office:value="0.254334179079257" calcext:value-type="float">
            <text:p>0,2543341791</text:p>
          </table:table-cell>
          <table:table-cell office:value-type="float" office:value="0.320340196317519" calcext:value-type="float">
            <text:p>0,3203401963</text:p>
          </table:table-cell>
          <table:table-cell office:value-type="float" office:value="0.030687764861877" calcext:value-type="float">
            <text:p>0,0306877649</text:p>
          </table:table-cell>
          <table:table-cell office:value-type="float" office:value="0.035427095840373" calcext:value-type="float">
            <text:p>0,0354270958</text:p>
          </table:table-cell>
          <table:table-cell office:value-type="float" office:value="0.029335918306824" calcext:value-type="float">
            <text:p>0,0293359183</text:p>
          </table:table-cell>
          <table:table-cell office:value-type="float" office:value="0.037498170399251" calcext:value-type="float">
            <text:p>0,0374981704</text:p>
          </table:table-cell>
          <table:table-cell table:number-columns-repeated="100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78401702319449" calcext:value-type="float">
            <text:p>0,3784017023</text:p>
          </table:table-cell>
          <table:table-cell office:value-type="float" office:value="0.417811238992058" calcext:value-type="float">
            <text:p>0,417811239</text:p>
          </table:table-cell>
          <table:table-cell office:value-type="float" office:value="0.379824100325428" calcext:value-type="float">
            <text:p>0,3798241003</text:p>
          </table:table-cell>
          <table:table-cell office:value-type="float" office:value="0.41879422918867" calcext:value-type="float">
            <text:p>0,4187942292</text:p>
          </table:table-cell>
          <table:table-cell office:value-type="float" office:value="6.18220322671761" calcext:value-type="float">
            <text:p>6,1822032267</text:p>
          </table:table-cell>
          <table:table-cell office:value-type="float" office:value="8.82759514065826" calcext:value-type="float">
            <text:p>8,8275951407</text:p>
          </table:table-cell>
          <table:table-cell office:value-type="float" office:value="6.39162705637417" calcext:value-type="float">
            <text:p>6,3916270564</text:p>
          </table:table-cell>
          <table:table-cell office:value-type="float" office:value="8.8111624838268" calcext:value-type="float">
            <text:p>8,8111624838</text:p>
          </table:table-cell>
          <table:table-cell office:value-type="float" office:value="0.265790721559225" calcext:value-type="float">
            <text:p>0,2657907216</text:p>
          </table:table-cell>
          <table:table-cell office:value-type="float" office:value="0.334621159945955" calcext:value-type="float">
            <text:p>0,3346211599</text:p>
          </table:table-cell>
          <table:table-cell office:value-type="float" office:value="0.267007723856405" calcext:value-type="float">
            <text:p>0,2670077239</text:p>
          </table:table-cell>
          <table:table-cell office:value-type="float" office:value="0.332241590699143" calcext:value-type="float">
            <text:p>0,3322415907</text:p>
          </table:table-cell>
          <table:table-cell office:value-type="float" office:value="0.030115582433943" calcext:value-type="float">
            <text:p>0,0301155824</text:p>
          </table:table-cell>
          <table:table-cell office:value-type="float" office:value="0.035513838614009" calcext:value-type="float">
            <text:p>0,0355138386</text:p>
          </table:table-cell>
          <table:table-cell office:value-type="float" office:value="0.029495002512608" calcext:value-type="float">
            <text:p>0,0294950025</text:p>
          </table:table-cell>
          <table:table-cell office:value-type="float" office:value="0.036442005601889" calcext:value-type="float">
            <text:p>0,0364420056</text:p>
          </table:table-cell>
          <table:table-cell table:number-columns-repeated="100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86643466658644" calcext:value-type="float">
            <text:p>0,3866434667</text:p>
          </table:table-cell>
          <table:table-cell office:value-type="float" office:value="0.4284481244029" calcext:value-type="float">
            <text:p>0,4284481244</text:p>
          </table:table-cell>
          <table:table-cell office:value-type="float" office:value="0.387123460729662" calcext:value-type="float">
            <text:p>0,3871234607</text:p>
          </table:table-cell>
          <table:table-cell office:value-type="float" office:value="0.430563349460842" calcext:value-type="float">
            <text:p>0,4305633495</text:p>
          </table:table-cell>
          <table:table-cell office:value-type="float" office:value="6.58319591739161" calcext:value-type="float">
            <text:p>6,5831959174</text:p>
          </table:table-cell>
          <table:table-cell office:value-type="float" office:value="9.09511837804392" calcext:value-type="float">
            <text:p>9,095118378</text:p>
          </table:table-cell>
          <table:table-cell office:value-type="float" office:value="6.65775223861982" calcext:value-type="float">
            <text:p>6,6577522386</text:p>
          </table:table-cell>
          <table:table-cell office:value-type="float" office:value="9.32701028611708" calcext:value-type="float">
            <text:p>9,3270102861</text:p>
          </table:table-cell>
          <table:table-cell office:value-type="float" office:value="0.261067561064077" calcext:value-type="float">
            <text:p>0,2610675611</text:p>
          </table:table-cell>
          <table:table-cell office:value-type="float" office:value="0.324665605119722" calcext:value-type="float">
            <text:p>0,3246656051</text:p>
          </table:table-cell>
          <table:table-cell office:value-type="float" office:value="0.261555271660803" calcext:value-type="float">
            <text:p>0,2615552717</text:p>
          </table:table-cell>
          <table:table-cell office:value-type="float" office:value="0.323719716497925" calcext:value-type="float">
            <text:p>0,3237197165</text:p>
          </table:table-cell>
          <table:table-cell office:value-type="float" office:value="0.034002755664931" calcext:value-type="float">
            <text:p>0,0340027557</text:p>
          </table:table-cell>
          <table:table-cell office:value-type="float" office:value="0.041434130337494" calcext:value-type="float">
            <text:p>0,0414341303</text:p>
          </table:table-cell>
          <table:table-cell office:value-type="float" office:value="0.033692975263471" calcext:value-type="float">
            <text:p>0,0336929753</text:p>
          </table:table-cell>
          <table:table-cell office:value-type="float" office:value="0.04189832025298" calcext:value-type="float">
            <text:p>0,0418983203</text:p>
          </table:table-cell>
          <table:table-cell table:number-columns-repeated="100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82435654499659" calcext:value-type="float">
            <text:p>0,3824356545</text:p>
          </table:table-cell>
          <table:table-cell office:value-type="float" office:value="0.427015277657497" calcext:value-type="float">
            <text:p>0,4270152777</text:p>
          </table:table-cell>
          <table:table-cell office:value-type="float" office:value="0.382928673828021" calcext:value-type="float">
            <text:p>0,3829286738</text:p>
          </table:table-cell>
          <table:table-cell office:value-type="float" office:value="0.429241902300769" calcext:value-type="float">
            <text:p>0,4292419023</text:p>
          </table:table-cell>
          <table:table-cell office:value-type="float" office:value="5.95047081116107" calcext:value-type="float">
            <text:p>5,9504708112</text:p>
          </table:table-cell>
          <table:table-cell office:value-type="float" office:value="8.99676722960291" calcext:value-type="float">
            <text:p>8,9967672296</text:p>
          </table:table-cell>
          <table:table-cell office:value-type="float" office:value="6.18742711161651" calcext:value-type="float">
            <text:p>6,1874271116</text:p>
          </table:table-cell>
          <table:table-cell office:value-type="float" office:value="9.19206931606195" calcext:value-type="float">
            <text:p>9,1920693161</text:p>
          </table:table-cell>
          <table:table-cell office:value-type="float" office:value="0.272255231858289" calcext:value-type="float">
            <text:p>0,2722552319</text:p>
          </table:table-cell>
          <table:table-cell office:value-type="float" office:value="0.347997569821942" calcext:value-type="float">
            <text:p>0,3479975698</text:p>
          </table:table-cell>
          <table:table-cell office:value-type="float" office:value="0.272920117380719" calcext:value-type="float">
            <text:p>0,2729201174</text:p>
          </table:table-cell>
          <table:table-cell office:value-type="float" office:value="0.346645346794774" calcext:value-type="float">
            <text:p>0,3466453468</text:p>
          </table:table-cell>
          <table:table-cell office:value-type="float" office:value="0.031550693674937" calcext:value-type="float">
            <text:p>0,0315506937</text:p>
          </table:table-cell>
          <table:table-cell office:value-type="float" office:value="0.038370499651225" calcext:value-type="float">
            <text:p>0,0383704997</text:p>
          </table:table-cell>
          <table:table-cell office:value-type="float" office:value="0.031504057600452" calcext:value-type="float">
            <text:p>0,0315040576</text:p>
          </table:table-cell>
          <table:table-cell office:value-type="float" office:value="0.038419232729584" calcext:value-type="float">
            <text:p>0,0384192327</text:p>
          </table:table-cell>
          <table:table-cell table:number-columns-repeated="100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86750698582076" calcext:value-type="float">
            <text:p>0,3867506986</text:p>
          </table:table-cell>
          <table:table-cell office:value-type="float" office:value="0.419494927718176" calcext:value-type="float">
            <text:p>0,4194949277</text:p>
          </table:table-cell>
          <table:table-cell office:value-type="float" office:value="0.387550551938474" calcext:value-type="float">
            <text:p>0,3875505519</text:p>
          </table:table-cell>
          <table:table-cell office:value-type="float" office:value="0.421574861856136" calcext:value-type="float">
            <text:p>0,4215748619</text:p>
          </table:table-cell>
          <table:table-cell office:value-type="float" office:value="6.2269565445879" calcext:value-type="float">
            <text:p>6,2269565446</text:p>
          </table:table-cell>
          <table:table-cell office:value-type="float" office:value="8.97325048261581" calcext:value-type="float">
            <text:p>8,9732504826</text:p>
          </table:table-cell>
          <table:table-cell office:value-type="float" office:value="6.52472918851557" calcext:value-type="float">
            <text:p>6,5247291885</text:p>
          </table:table-cell>
          <table:table-cell office:value-type="float" office:value="9.00626867194761" calcext:value-type="float">
            <text:p>9,0062686719</text:p>
          </table:table-cell>
          <table:table-cell office:value-type="float" office:value="0.277593483844478" calcext:value-type="float">
            <text:p>0,2775934838</text:p>
          </table:table-cell>
          <table:table-cell office:value-type="float" office:value="0.348841186119549" calcext:value-type="float">
            <text:p>0,3488411861</text:p>
          </table:table-cell>
          <table:table-cell office:value-type="float" office:value="0.278402983586653" calcext:value-type="float">
            <text:p>0,2784029836</text:p>
          </table:table-cell>
          <table:table-cell office:value-type="float" office:value="0.34726205642195" calcext:value-type="float">
            <text:p>0,3472620564</text:p>
          </table:table-cell>
          <table:table-cell office:value-type="float" office:value="0.029253881626431" calcext:value-type="float">
            <text:p>0,0292538816</text:p>
          </table:table-cell>
          <table:table-cell office:value-type="float" office:value="0.033501819102366" calcext:value-type="float">
            <text:p>0,0335018191</text:p>
          </table:table-cell>
          <table:table-cell office:value-type="float" office:value="0.029337135917467" calcext:value-type="float">
            <text:p>0,0293371359</text:p>
          </table:table-cell>
          <table:table-cell office:value-type="float" office:value="0.033352901075556" calcext:value-type="float">
            <text:p>0,0333529011</text:p>
          </table:table-cell>
          <table:table-cell table:number-columns-repeated="100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87339703294776" calcext:value-type="float">
            <text:p>0,3873397033</text:p>
          </table:table-cell>
          <table:table-cell office:value-type="float" office:value="0.42928845900325" calcext:value-type="float">
            <text:p>0,429288459</text:p>
          </table:table-cell>
          <table:table-cell office:value-type="float" office:value="0.388359934228737" calcext:value-type="float">
            <text:p>0,3883599342</text:p>
          </table:table-cell>
          <table:table-cell office:value-type="float" office:value="0.430899252441331" calcext:value-type="float">
            <text:p>0,4308992524</text:p>
          </table:table-cell>
          <table:table-cell office:value-type="float" office:value="6.09525583264559" calcext:value-type="float">
            <text:p>6,0952558326</text:p>
          </table:table-cell>
          <table:table-cell office:value-type="float" office:value="8.94814994859827" calcext:value-type="float">
            <text:p>8,9481499486</text:p>
          </table:table-cell>
          <table:table-cell office:value-type="float" office:value="6.28785667174503" calcext:value-type="float">
            <text:p>6,2878566717</text:p>
          </table:table-cell>
          <table:table-cell office:value-type="float" office:value="9.25976935965229" calcext:value-type="float">
            <text:p>9,2597693597</text:p>
          </table:table-cell>
          <table:table-cell office:value-type="float" office:value="0.278345558627056" calcext:value-type="float">
            <text:p>0,2783455586</text:p>
          </table:table-cell>
          <table:table-cell office:value-type="float" office:value="0.364315853449268" calcext:value-type="float">
            <text:p>0,3643158534</text:p>
          </table:table-cell>
          <table:table-cell office:value-type="float" office:value="0.279202131394385" calcext:value-type="float">
            <text:p>0,2792021314</text:p>
          </table:table-cell>
          <table:table-cell office:value-type="float" office:value="0.362549321395259" calcext:value-type="float">
            <text:p>0,3625493214</text:p>
          </table:table-cell>
          <table:table-cell office:value-type="float" office:value="0.034165001447316" calcext:value-type="float">
            <text:p>0,0341650014</text:p>
          </table:table-cell>
          <table:table-cell office:value-type="float" office:value="0.038787400313121" calcext:value-type="float">
            <text:p>0,0387874003</text:p>
          </table:table-cell>
          <table:table-cell office:value-type="float" office:value="0.032249386308635" calcext:value-type="float">
            <text:p>0,0322493863</text:p>
          </table:table-cell>
          <table:table-cell office:value-type="float" office:value="0.041798450802335" calcext:value-type="float">
            <text:p>0,0417984508</text:p>
          </table:table-cell>
          <table:table-cell table:number-columns-repeated="100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87608715392154" calcext:value-type="float">
            <text:p>0,3876087154</text:p>
          </table:table-cell>
          <table:table-cell office:value-type="float" office:value="0.420643998478374" calcext:value-type="float">
            <text:p>0,4206439985</text:p>
          </table:table-cell>
          <table:table-cell office:value-type="float" office:value="0.388780568179955" calcext:value-type="float">
            <text:p>0,3887805682</text:p>
          </table:table-cell>
          <table:table-cell office:value-type="float" office:value="0.42247631188651" calcext:value-type="float">
            <text:p>0,4224763119</text:p>
          </table:table-cell>
          <table:table-cell office:value-type="float" office:value="6.2240164323876" calcext:value-type="float">
            <text:p>6,2240164324</text:p>
          </table:table-cell>
          <table:table-cell office:value-type="float" office:value="9.29765251195619" calcext:value-type="float">
            <text:p>9,297652512</text:p>
          </table:table-cell>
          <table:table-cell office:value-type="float" office:value="6.39293138320378" calcext:value-type="float">
            <text:p>6,3929313832</text:p>
          </table:table-cell>
          <table:table-cell office:value-type="float" office:value="9.80656221453198" calcext:value-type="float">
            <text:p>9,8065622145</text:p>
          </table:table-cell>
          <table:table-cell office:value-type="float" office:value="0.274695943380428" calcext:value-type="float">
            <text:p>0,2746959434</text:p>
          </table:table-cell>
          <table:table-cell office:value-type="float" office:value="0.347210425659567" calcext:value-type="float">
            <text:p>0,3472104257</text:p>
          </table:table-cell>
          <table:table-cell office:value-type="float" office:value="0.275813246649997" calcext:value-type="float">
            <text:p>0,2758132466</text:p>
          </table:table-cell>
          <table:table-cell office:value-type="float" office:value="0.344964137801521" calcext:value-type="float">
            <text:p>0,3449641378</text:p>
          </table:table-cell>
          <table:table-cell office:value-type="float" office:value="0.034387203048575" calcext:value-type="float">
            <text:p>0,034387203</text:p>
          </table:table-cell>
          <table:table-cell office:value-type="float" office:value="0.040294565626926" calcext:value-type="float">
            <text:p>0,0402945656</text:p>
          </table:table-cell>
          <table:table-cell office:value-type="float" office:value="0.032246507900827" calcext:value-type="float">
            <text:p>0,0322465079</text:p>
          </table:table-cell>
          <table:table-cell office:value-type="float" office:value="0.043671661876179" calcext:value-type="float">
            <text:p>0,0436716619</text:p>
          </table:table-cell>
          <table:table-cell table:number-columns-repeated="100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66276857150774" calcext:value-type="float">
            <text:p>0,3662768572</text:p>
          </table:table-cell>
          <table:table-cell office:value-type="float" office:value="0.401535887319389" calcext:value-type="float">
            <text:p>0,4015358873</text:p>
          </table:table-cell>
          <table:table-cell office:value-type="float" office:value="0.367309789011163" calcext:value-type="float">
            <text:p>0,367309789</text:p>
          </table:table-cell>
          <table:table-cell office:value-type="float" office:value="0.403656380796261" calcext:value-type="float">
            <text:p>0,4036563808</text:p>
          </table:table-cell>
          <table:table-cell office:value-type="float" office:value="5.61395267070563" calcext:value-type="float">
            <text:p>5,6139526707</text:p>
          </table:table-cell>
          <table:table-cell office:value-type="float" office:value="9.57367163959857" calcext:value-type="float">
            <text:p>9,5736716396</text:p>
          </table:table-cell>
          <table:table-cell office:value-type="float" office:value="5.63925401431893" calcext:value-type="float">
            <text:p>5,6392540143</text:p>
          </table:table-cell>
          <table:table-cell office:value-type="float" office:value="9.64738206295721" calcext:value-type="float">
            <text:p>9,647382063</text:p>
          </table:table-cell>
          <table:table-cell office:value-type="float" office:value="0.248006503375843" calcext:value-type="float">
            <text:p>0,2480065034</text:p>
          </table:table-cell>
          <table:table-cell office:value-type="float" office:value="0.312824793762515" calcext:value-type="float">
            <text:p>0,3128247938</text:p>
          </table:table-cell>
          <table:table-cell office:value-type="float" office:value="0.248946211734008" calcext:value-type="float">
            <text:p>0,2489462117</text:p>
          </table:table-cell>
          <table:table-cell office:value-type="float" office:value="0.31088787813887" calcext:value-type="float">
            <text:p>0,3108878781</text:p>
          </table:table-cell>
          <table:table-cell office:value-type="float" office:value="0.0385791776618" calcext:value-type="float">
            <text:p>0,0385791777</text:p>
          </table:table-cell>
          <table:table-cell office:value-type="float" office:value="0.05179105153569" calcext:value-type="float">
            <text:p>0,0517910515</text:p>
          </table:table-cell>
          <table:table-cell office:value-type="float" office:value="0.036673382676091" calcext:value-type="float">
            <text:p>0,0366733827</text:p>
          </table:table-cell>
          <table:table-cell office:value-type="float" office:value="0.054837885854946" calcext:value-type="float">
            <text:p>0,0548378859</text:p>
          </table:table-cell>
          <table:table-cell table:number-columns-repeated="100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2633842260268" calcext:value-type="float">
            <text:p>0,3726338423</text:p>
          </table:table-cell>
          <table:table-cell office:value-type="float" office:value="0.405504492398334" calcext:value-type="float">
            <text:p>0,4055044924</text:p>
          </table:table-cell>
          <table:table-cell office:value-type="float" office:value="0.373822888165043" calcext:value-type="float">
            <text:p>0,3738228882</text:p>
          </table:table-cell>
          <table:table-cell office:value-type="float" office:value="0.407658125740972" calcext:value-type="float">
            <text:p>0,4076581257</text:p>
          </table:table-cell>
          <table:table-cell office:value-type="float" office:value="5.59645371377891" calcext:value-type="float">
            <text:p>5,5964537138</text:p>
          </table:table-cell>
          <table:table-cell office:value-type="float" office:value="8.18910133635765" calcext:value-type="float">
            <text:p>8,1891013364</text:p>
          </table:table-cell>
          <table:table-cell office:value-type="float" office:value="5.6548091942754" calcext:value-type="float">
            <text:p>5,6548091943</text:p>
          </table:table-cell>
          <table:table-cell office:value-type="float" office:value="8.2746698462124" calcext:value-type="float">
            <text:p>8,2746698462</text:p>
          </table:table-cell>
          <table:table-cell office:value-type="float" office:value="0.25314461941995" calcext:value-type="float">
            <text:p>0,2531446194</text:p>
          </table:table-cell>
          <table:table-cell office:value-type="float" office:value="0.311393061357378" calcext:value-type="float">
            <text:p>0,3113930614</text:p>
          </table:table-cell>
          <table:table-cell office:value-type="float" office:value="0.254327103747785" calcext:value-type="float">
            <text:p>0,2543271037</text:p>
          </table:table-cell>
          <table:table-cell office:value-type="float" office:value="0.30903132057601" calcext:value-type="float">
            <text:p>0,3090313206</text:p>
          </table:table-cell>
          <table:table-cell office:value-type="float" office:value="0.033611422779644" calcext:value-type="float">
            <text:p>0,0336114228</text:p>
          </table:table-cell>
          <table:table-cell office:value-type="float" office:value="0.045568975274634" calcext:value-type="float">
            <text:p>0,0455689753</text:p>
          </table:table-cell>
          <table:table-cell office:value-type="float" office:value="0.032436421560598" calcext:value-type="float">
            <text:p>0,0324364216</text:p>
          </table:table-cell>
          <table:table-cell office:value-type="float" office:value="0.047397224089403" calcext:value-type="float">
            <text:p>0,0473972241</text:p>
          </table:table-cell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71061868089757" calcext:value-type="float">
            <text:p>0,3710618681</text:p>
          </table:table-cell>
          <table:table-cell office:value-type="float" office:value="0.409728659783556" calcext:value-type="float">
            <text:p>0,4097286598</text:p>
          </table:table-cell>
          <table:table-cell office:value-type="float" office:value="0.372093009591238" calcext:value-type="float">
            <text:p>0,3720930096</text:p>
          </table:table-cell>
          <table:table-cell office:value-type="float" office:value="0.411913327515185" calcext:value-type="float">
            <text:p>0,4119133275</text:p>
          </table:table-cell>
          <table:table-cell office:value-type="float" office:value="5.53456327025371" calcext:value-type="float">
            <text:p>5,5345632703</text:p>
          </table:table-cell>
          <table:table-cell office:value-type="float" office:value="9.33443762787519" calcext:value-type="float">
            <text:p>9,3344376279</text:p>
          </table:table-cell>
          <table:table-cell office:value-type="float" office:value="5.9072342789437" calcext:value-type="float">
            <text:p>5,9072342789</text:p>
          </table:table-cell>
          <table:table-cell office:value-type="float" office:value="9.39903574028749" calcext:value-type="float">
            <text:p>9,3990357403</text:p>
          </table:table-cell>
          <table:table-cell office:value-type="float" office:value="0.243484332036861" calcext:value-type="float">
            <text:p>0,243484332</text:p>
          </table:table-cell>
          <table:table-cell office:value-type="float" office:value="0.299282696987753" calcext:value-type="float">
            <text:p>0,299282697</text:p>
          </table:table-cell>
          <table:table-cell office:value-type="float" office:value="0.244404871286243" calcext:value-type="float">
            <text:p>0,2444048713</text:p>
          </table:table-cell>
          <table:table-cell office:value-type="float" office:value="0.297430191199666" calcext:value-type="float">
            <text:p>0,2974301912</text:p>
          </table:table-cell>
          <table:table-cell office:value-type="float" office:value="0.027874729027007" calcext:value-type="float">
            <text:p>0,027874729</text:p>
          </table:table-cell>
          <table:table-cell office:value-type="float" office:value="0.03557132546484" calcext:value-type="float">
            <text:p>0,0355713255</text:p>
          </table:table-cell>
          <table:table-cell office:value-type="float" office:value="0.026723383262929" calcext:value-type="float">
            <text:p>0,0267233833</text:p>
          </table:table-cell>
          <table:table-cell office:value-type="float" office:value="0.03742001288117" calcext:value-type="float">
            <text:p>0,0374200129</text:p>
          </table:table-cell>
          <table:table-cell table:number-columns-repeated="100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71456841898029" calcext:value-type="float">
            <text:p>0,3714568419</text:p>
          </table:table-cell>
          <table:table-cell office:value-type="float" office:value="0.402770583715356" calcext:value-type="float">
            <text:p>0,4027705837</text:p>
          </table:table-cell>
          <table:table-cell office:value-type="float" office:value="0.372455275106639" calcext:value-type="float">
            <text:p>0,3724552751</text:p>
          </table:table-cell>
          <table:table-cell office:value-type="float" office:value="0.405378968505412" calcext:value-type="float">
            <text:p>0,4053789685</text:p>
          </table:table-cell>
          <table:table-cell office:value-type="float" office:value="5.7215353308518" calcext:value-type="float">
            <text:p>5,7215353309</text:p>
          </table:table-cell>
          <table:table-cell office:value-type="float" office:value="9.73722012731219" calcext:value-type="float">
            <text:p>9,7372201273</text:p>
          </table:table-cell>
          <table:table-cell office:value-type="float" office:value="5.95900658324791" calcext:value-type="float">
            <text:p>5,9590065832</text:p>
          </table:table-cell>
          <table:table-cell office:value-type="float" office:value="10.7254344385958" calcext:value-type="float">
            <text:p>10,7254344386</text:p>
          </table:table-cell>
          <table:table-cell office:value-type="float" office:value="0.247582558160986" calcext:value-type="float">
            <text:p>0,2475825582</text:p>
          </table:table-cell>
          <table:table-cell office:value-type="float" office:value="0.304693612037471" calcext:value-type="float">
            <text:p>0,304693612</text:p>
          </table:table-cell>
          <table:table-cell office:value-type="float" office:value="0.248422756530081" calcext:value-type="float">
            <text:p>0,2484227565</text:p>
          </table:table-cell>
          <table:table-cell office:value-type="float" office:value="0.302984106111571" calcext:value-type="float">
            <text:p>0,3029841061</text:p>
          </table:table-cell>
          <table:table-cell office:value-type="float" office:value="0.026993526189371" calcext:value-type="float">
            <text:p>0,0269935262</text:p>
          </table:table-cell>
          <table:table-cell office:value-type="float" office:value="0.034230054988916" calcext:value-type="float">
            <text:p>0,034230055</text:p>
          </table:table-cell>
          <table:table-cell office:value-type="float" office:value="0.025912127122981" calcext:value-type="float">
            <text:p>0,0259121271</text:p>
          </table:table-cell>
          <table:table-cell office:value-type="float" office:value="0.035986800680191" calcext:value-type="float">
            <text:p>0,0359868007</text:p>
          </table:table-cell>
          <table:table-cell table:number-columns-repeated="100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84743675050306" calcext:value-type="float">
            <text:p>0,3847436751</text:p>
          </table:table-cell>
          <table:table-cell office:value-type="float" office:value="0.40408043198918" calcext:value-type="float">
            <text:p>0,404080432</text:p>
          </table:table-cell>
          <table:table-cell office:value-type="float" office:value="0.385508715880525" calcext:value-type="float">
            <text:p>0,3855087159</text:p>
          </table:table-cell>
          <table:table-cell office:value-type="float" office:value="0.407196002092418" calcext:value-type="float">
            <text:p>0,4071960021</text:p>
          </table:table-cell>
          <table:table-cell office:value-type="float" office:value="5.85629421677457" calcext:value-type="float">
            <text:p>5,8562942168</text:p>
          </table:table-cell>
          <table:table-cell office:value-type="float" office:value="9.65610166474285" calcext:value-type="float">
            <text:p>9,6561016647</text:p>
          </table:table-cell>
          <table:table-cell office:value-type="float" office:value="6.23133185838223" calcext:value-type="float">
            <text:p>6,2313318584</text:p>
          </table:table-cell>
          <table:table-cell office:value-type="float" office:value="10.1907122882167" calcext:value-type="float">
            <text:p>10,1907122882</text:p>
          </table:table-cell>
          <table:table-cell office:value-type="float" office:value="0.267240260599334" calcext:value-type="float">
            <text:p>0,2672402606</text:p>
          </table:table-cell>
          <table:table-cell office:value-type="float" office:value="0.320385231822997" calcext:value-type="float">
            <text:p>0,3203852318</text:p>
          </table:table-cell>
          <table:table-cell office:value-type="float" office:value="0.268225077612949" calcext:value-type="float">
            <text:p>0,2682250776</text:p>
          </table:table-cell>
          <table:table-cell office:value-type="float" office:value="0.318429860289303" calcext:value-type="float">
            <text:p>0,3184298603</text:p>
          </table:table-cell>
          <table:table-cell office:value-type="float" office:value="0.025401472888822" calcext:value-type="float">
            <text:p>0,0254014729</text:p>
          </table:table-cell>
          <table:table-cell office:value-type="float" office:value="0.032374970945101" calcext:value-type="float">
            <text:p>0,0323749709</text:p>
          </table:table-cell>
          <table:table-cell office:value-type="float" office:value="0.024814134574505" calcext:value-type="float">
            <text:p>0,0248141346</text:p>
          </table:table-cell>
          <table:table-cell office:value-type="float" office:value="0.033310133826871" calcext:value-type="float">
            <text:p>0,0333101338</text:p>
          </table:table-cell>
          <table:table-cell table:number-columns-repeated="1007"/>
        </table:table-row>
      </table:table>
      <table:table table:name="Redistribution_high" table:style-name="ta11">
        <table:table-column table:style-name="co8" table:default-cell-style-name="ce2"/>
        <table:table-column table:style-name="co8" table:number-columns-repeated="1023" table:default-cell-style-name="Default"/>
        <table:table-row table:style-name="ro1">
          <table:table-cell office:value-type="string" calcext:value-type="string">
            <text:p>Period</text:p>
          </table:table-cell>
          <table:table-cell table:style-name="ce2" office:value-type="string" calcext:value-type="string">
            <text:p>Gini sedlac. all income</text:p>
          </table:table-cell>
          <table:table-cell table:style-name="ce2" office:value-type="string" calcext:value-type="string">
            <text:p>Gini sedlac. labour income</text:p>
          </table:table-cell>
          <table:table-cell table:style-name="ce2" office:value-type="string" calcext:value-type="string">
            <text:p>Gini sedlac. labour and pension income</text:p>
          </table:table-cell>
          <table:table-cell table:style-name="ce2" office:value-type="string" calcext:value-type="string">
            <text:p>Gini sedlac. labour and family benefits income</text:p>
          </table:table-cell>
          <table:table-cell table:style-name="ce2" office:value-type="string" calcext:value-type="string">
            <text:p>Decile ratio. all income</text:p>
          </table:table-cell>
          <table:table-cell table:style-name="ce2" office:value-type="string" calcext:value-type="string">
            <text:p>Decile ratio. labour income</text:p>
          </table:table-cell>
          <table:table-cell table:style-name="ce2" office:value-type="string" calcext:value-type="string">
            <text:p>Decile ratio. labour and pension income</text:p>
          </table:table-cell>
          <table:table-cell table:style-name="ce2" office:value-type="string" calcext:value-type="string">
            <text:p>Decile ratio. labour and familiy benefits income</text:p>
          </table:table-cell>
          <table:table-cell table:style-name="ce2" office:value-type="string" calcext:value-type="string">
            <text:p>Top 10%. share of all income</text:p>
          </table:table-cell>
          <table:table-cell table:style-name="ce2" office:value-type="string" calcext:value-type="string">
            <text:p>Top 10%. share of labour income</text:p>
          </table:table-cell>
          <table:table-cell table:style-name="ce2" office:value-type="string" calcext:value-type="string">
            <text:p>Top 10%. share of labour and pension income</text:p>
          </table:table-cell>
          <table:table-cell table:style-name="ce2" office:value-type="string" calcext:value-type="string">
            <text:p>Top 10%. share of labour and familiy benefits income</text:p>
          </table:table-cell>
          <table:table-cell table:style-name="ce2" office:value-type="string" calcext:value-type="string">
            <text:p>Bottom 10%. share of all income</text:p>
          </table:table-cell>
          <table:table-cell table:style-name="ce2" office:value-type="string" calcext:value-type="string">
            <text:p>Bottom 10%. share of labour income</text:p>
          </table:table-cell>
          <table:table-cell table:style-name="ce2" office:value-type="string" calcext:value-type="string">
            <text:p>Bottom 10%. share of labour and pension income</text:p>
          </table:table-cell>
          <table:table-cell table:style-name="ce2" office:value-type="string" calcext:value-type="string">
            <text:p>Bottom 10%. share of labour and familiy benefits income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,3948291495</text:p>
          </table:table-cell>
          <table:table-cell office:value-type="float" office:value="0.466282652786579" calcext:value-type="float">
            <text:p>0,4662826528</text:p>
          </table:table-cell>
          <table:table-cell office:value-type="float" office:value="0.412046768215565" calcext:value-type="float">
            <text:p>0,4120467682</text:p>
          </table:table-cell>
          <table:table-cell office:value-type="float" office:value="0.447665883522789" calcext:value-type="float">
            <text:p>0,4476658835</text:p>
          </table:table-cell>
          <table:table-cell office:value-type="float" office:value="7.0923860719901" calcext:value-type="float">
            <text:p>7,092386072</text:p>
          </table:table-cell>
          <table:table-cell office:value-type="float" office:value="12.1618714542567" calcext:value-type="float">
            <text:p>12,1618714543</text:p>
          </table:table-cell>
          <table:table-cell office:value-type="float" office:value="8.73890491888313" calcext:value-type="float">
            <text:p>8,7389049189</text:p>
          </table:table-cell>
          <table:table-cell office:value-type="float" office:value="9.76705046711961" calcext:value-type="float">
            <text:p>9,7670504671</text:p>
          </table:table-cell>
          <table:table-cell office:value-type="float" office:value="0.229886950479951" calcext:value-type="float">
            <text:p>0,2298869505</text:p>
          </table:table-cell>
          <table:table-cell office:value-type="float" office:value="0.260532889905575" calcext:value-type="float">
            <text:p>0,2605328899</text:p>
          </table:table-cell>
          <table:table-cell office:value-type="float" office:value="0.238964160144433" calcext:value-type="float">
            <text:p>0,2389641601</text:p>
          </table:table-cell>
          <table:table-cell office:value-type="float" office:value="0.24755411999774" calcext:value-type="float">
            <text:p>0,24755412</text:p>
          </table:table-cell>
          <table:table-cell office:value-type="float" office:value="0.031486932470235" calcext:value-type="float">
            <text:p>0,0314869325</text:p>
          </table:table-cell>
          <table:table-cell office:value-type="float" office:value="0.02621727474342" calcext:value-type="float">
            <text:p>0,0262172747</text:p>
          </table:table-cell>
          <table:table-cell office:value-type="float" office:value="0.023697852540056" calcext:value-type="float">
            <text:p>0,0236978525</text:p>
          </table:table-cell>
          <table:table-cell office:value-type="float" office:value="0.036296089510897" calcext:value-type="float">
            <text:p>0,0362960895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,393157569</text:p>
          </table:table-cell>
          <table:table-cell office:value-type="float" office:value="0.439887321730189" calcext:value-type="float">
            <text:p>0,4398873217</text:p>
          </table:table-cell>
          <table:table-cell office:value-type="float" office:value="0.405637610793011" calcext:value-type="float">
            <text:p>0,4056376108</text:p>
          </table:table-cell>
          <table:table-cell office:value-type="float" office:value="0.432382476944565" calcext:value-type="float">
            <text:p>0,4323824769</text:p>
          </table:table-cell>
          <table:table-cell office:value-type="float" office:value="6.91100011310985" calcext:value-type="float">
            <text:p>6,9110001131</text:p>
          </table:table-cell>
          <table:table-cell office:value-type="float" office:value="10.1040302715419" calcext:value-type="float">
            <text:p>10,1040302715</text:p>
          </table:table-cell>
          <table:table-cell office:value-type="float" office:value="8.02536002247353" calcext:value-type="float">
            <text:p>8,0253600225</text:p>
          </table:table-cell>
          <table:table-cell office:value-type="float" office:value="8.61104036442593" calcext:value-type="float">
            <text:p>8,6110403644</text:p>
          </table:table-cell>
          <table:table-cell office:value-type="float" office:value="0.22966609522748" calcext:value-type="float">
            <text:p>0,2296660952</text:p>
          </table:table-cell>
          <table:table-cell office:value-type="float" office:value="0.252561243120454" calcext:value-type="float">
            <text:p>0,2525612431</text:p>
          </table:table-cell>
          <table:table-cell office:value-type="float" office:value="0.236342825717694" calcext:value-type="float">
            <text:p>0,2363428257</text:p>
          </table:table-cell>
          <table:table-cell office:value-type="float" office:value="0.243010199235155" calcext:value-type="float">
            <text:p>0,2430101992</text:p>
          </table:table-cell>
          <table:table-cell office:value-type="float" office:value="0.034236881699976" calcext:value-type="float">
            <text:p>0,0342368817</text:p>
          </table:table-cell>
          <table:table-cell office:value-type="float" office:value="0.028224546469641" calcext:value-type="float">
            <text:p>0,0282245465</text:p>
          </table:table-cell>
          <table:table-cell office:value-type="float" office:value="0.025726569754122" calcext:value-type="float">
            <text:p>0,0257265698</text:p>
          </table:table-cell>
          <table:table-cell office:value-type="float" office:value="0.039520313948544" calcext:value-type="float">
            <text:p>0,0395203139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7" calcext:value-type="float">
            <text:p>0,3945295012</text:p>
          </table:table-cell>
          <table:table-cell office:value-type="float" office:value="0.440790510485428" calcext:value-type="float">
            <text:p>0,4407905105</text:p>
          </table:table-cell>
          <table:table-cell office:value-type="float" office:value="0.409770398483221" calcext:value-type="float">
            <text:p>0,4097703985</text:p>
          </table:table-cell>
          <table:table-cell office:value-type="float" office:value="0.428339853189208" calcext:value-type="float">
            <text:p>0,4283398532</text:p>
          </table:table-cell>
          <table:table-cell office:value-type="float" office:value="6.82085139165125" calcext:value-type="float">
            <text:p>6,8208513917</text:p>
          </table:table-cell>
          <table:table-cell office:value-type="float" office:value="10.3336073830865" calcext:value-type="float">
            <text:p>10,3336073831</text:p>
          </table:table-cell>
          <table:table-cell office:value-type="float" office:value="8.13447255622663" calcext:value-type="float">
            <text:p>8,1344725562</text:p>
          </table:table-cell>
          <table:table-cell office:value-type="float" office:value="8.5822595740985" calcext:value-type="float">
            <text:p>8,5822595741</text:p>
          </table:table-cell>
          <table:table-cell office:value-type="float" office:value="0.231206906128275" calcext:value-type="float">
            <text:p>0,2312069061</text:p>
          </table:table-cell>
          <table:table-cell office:value-type="float" office:value="0.255221729600004" calcext:value-type="float">
            <text:p>0,2552217296</text:p>
          </table:table-cell>
          <table:table-cell office:value-type="float" office:value="0.239080851156172" calcext:value-type="float">
            <text:p>0,2390808512</text:p>
          </table:table-cell>
          <table:table-cell office:value-type="float" office:value="0.244177799878335" calcext:value-type="float">
            <text:p>0,2441777999</text:p>
          </table:table-cell>
          <table:table-cell office:value-type="float" office:value="0.03706216640421" calcext:value-type="float">
            <text:p>0,0370621664</text:p>
          </table:table-cell>
          <table:table-cell office:value-type="float" office:value="0.026638308703145" calcext:value-type="float">
            <text:p>0,0266383087</text:p>
          </table:table-cell>
          <table:table-cell office:value-type="float" office:value="0.027118062239138" calcext:value-type="float">
            <text:p>0,0271180622</text:p>
          </table:table-cell>
          <table:table-cell office:value-type="float" office:value="0.039724473069576" calcext:value-type="float">
            <text:p>0,0397244731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72693965062" calcext:value-type="float">
            <text:p>0,397372694</text:p>
          </table:table-cell>
          <table:table-cell office:value-type="float" office:value="0.444477793559299" calcext:value-type="float">
            <text:p>0,4444777936</text:p>
          </table:table-cell>
          <table:table-cell office:value-type="float" office:value="0.411578390415805" calcext:value-type="float">
            <text:p>0,4115783904</text:p>
          </table:table-cell>
          <table:table-cell office:value-type="float" office:value="0.430039259328648" calcext:value-type="float">
            <text:p>0,4300392593</text:p>
          </table:table-cell>
          <table:table-cell office:value-type="float" office:value="7.0252624171211" calcext:value-type="float">
            <text:p>7,0252624171</text:p>
          </table:table-cell>
          <table:table-cell office:value-type="float" office:value="10.9173825227836" calcext:value-type="float">
            <text:p>10,9173825228</text:p>
          </table:table-cell>
          <table:table-cell office:value-type="float" office:value="8.58647365915595" calcext:value-type="float">
            <text:p>8,5864736592</text:p>
          </table:table-cell>
          <table:table-cell office:value-type="float" office:value="8.62819126499786" calcext:value-type="float">
            <text:p>8,628191265</text:p>
          </table:table-cell>
          <table:table-cell office:value-type="float" office:value="0.231242661618502" calcext:value-type="float">
            <text:p>0,2312426616</text:p>
          </table:table-cell>
          <table:table-cell office:value-type="float" office:value="0.253808374722502" calcext:value-type="float">
            <text:p>0,2538083747</text:p>
          </table:table-cell>
          <table:table-cell office:value-type="float" office:value="0.238124621802409" calcext:value-type="float">
            <text:p>0,2381246218</text:p>
          </table:table-cell>
          <table:table-cell office:value-type="float" office:value="0.244023657469362" calcext:value-type="float">
            <text:p>0,2440236575</text:p>
          </table:table-cell>
          <table:table-cell office:value-type="float" office:value="0.036255883021774" calcext:value-type="float">
            <text:p>0,036255883</text:p>
          </table:table-cell>
          <table:table-cell office:value-type="float" office:value="0.028301926488296" calcext:value-type="float">
            <text:p>0,0283019265</text:p>
          </table:table-cell>
          <table:table-cell office:value-type="float" office:value="0.027410571268519" calcext:value-type="float">
            <text:p>0,0274105713</text:p>
          </table:table-cell>
          <table:table-cell office:value-type="float" office:value="0.040066422100053" calcext:value-type="float">
            <text:p>0,0400664221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8389476074" calcext:value-type="float">
            <text:p>0,3958483895</text:p>
          </table:table-cell>
          <table:table-cell office:value-type="float" office:value="0.447780011039773" calcext:value-type="float">
            <text:p>0,447780011</text:p>
          </table:table-cell>
          <table:table-cell office:value-type="float" office:value="0.41123178112034" calcext:value-type="float">
            <text:p>0,4112317811</text:p>
          </table:table-cell>
          <table:table-cell office:value-type="float" office:value="0.432106918255695" calcext:value-type="float">
            <text:p>0,4321069183</text:p>
          </table:table-cell>
          <table:table-cell office:value-type="float" office:value="6.82346426700662" calcext:value-type="float">
            <text:p>6,823464267</text:p>
          </table:table-cell>
          <table:table-cell office:value-type="float" office:value="10.5798339261181" calcext:value-type="float">
            <text:p>10,5798339261</text:p>
          </table:table-cell>
          <table:table-cell office:value-type="float" office:value="8.35516312473845" calcext:value-type="float">
            <text:p>8,3551631247</text:p>
          </table:table-cell>
          <table:table-cell office:value-type="float" office:value="8.33499996701815" calcext:value-type="float">
            <text:p>8,334999967</text:p>
          </table:table-cell>
          <table:table-cell office:value-type="float" office:value="0.227902261601381" calcext:value-type="float">
            <text:p>0,2279022616</text:p>
          </table:table-cell>
          <table:table-cell office:value-type="float" office:value="0.254380507260335" calcext:value-type="float">
            <text:p>0,2543805073</text:p>
          </table:table-cell>
          <table:table-cell office:value-type="float" office:value="0.23557228851528" calcext:value-type="float">
            <text:p>0,2355722885</text:p>
          </table:table-cell>
          <table:table-cell office:value-type="float" office:value="0.24352156920915" calcext:value-type="float">
            <text:p>0,2435215692</text:p>
          </table:table-cell>
          <table:table-cell office:value-type="float" office:value="0.036598562393095" calcext:value-type="float">
            <text:p>0,0365985624</text:p>
          </table:table-cell>
          <table:table-cell office:value-type="float" office:value="0.027451229099207" calcext:value-type="float">
            <text:p>0,0274512291</text:p>
          </table:table-cell>
          <table:table-cell office:value-type="float" office:value="0.027791340819278" calcext:value-type="float">
            <text:p>0,0277913408</text:p>
          </table:table-cell>
          <table:table-cell office:value-type="float" office:value="0.039012089216126" calcext:value-type="float">
            <text:p>0,0390120892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71614267121" calcext:value-type="float">
            <text:p>0,3960716143</text:p>
          </table:table-cell>
          <table:table-cell office:value-type="float" office:value="0.447665534865733" calcext:value-type="float">
            <text:p>0,4476655349</text:p>
          </table:table-cell>
          <table:table-cell office:value-type="float" office:value="0.411745796093998" calcext:value-type="float">
            <text:p>0,4117457961</text:p>
          </table:table-cell>
          <table:table-cell office:value-type="float" office:value="0.432486802555759" calcext:value-type="float">
            <text:p>0,4324868026</text:p>
          </table:table-cell>
          <table:table-cell office:value-type="float" office:value="7.00798510068107" calcext:value-type="float">
            <text:p>7,0079851007</text:p>
          </table:table-cell>
          <table:table-cell office:value-type="float" office:value="10.9579572375581" calcext:value-type="float">
            <text:p>10,9579572376</text:p>
          </table:table-cell>
          <table:table-cell office:value-type="float" office:value="8.24048956106532" calcext:value-type="float">
            <text:p>8,2404895611</text:p>
          </table:table-cell>
          <table:table-cell office:value-type="float" office:value="8.6414606344514" calcext:value-type="float">
            <text:p>8,6414606345</text:p>
          </table:table-cell>
          <table:table-cell office:value-type="float" office:value="0.227589209750674" calcext:value-type="float">
            <text:p>0,2275892098</text:p>
          </table:table-cell>
          <table:table-cell office:value-type="float" office:value="0.253065014104874" calcext:value-type="float">
            <text:p>0,2530650141</text:p>
          </table:table-cell>
          <table:table-cell office:value-type="float" office:value="0.235934910182795" calcext:value-type="float">
            <text:p>0,2359349102</text:p>
          </table:table-cell>
          <table:table-cell office:value-type="float" office:value="0.24116923962364" calcext:value-type="float">
            <text:p>0,2411692396</text:p>
          </table:table-cell>
          <table:table-cell office:value-type="float" office:value="0.037636687716209" calcext:value-type="float">
            <text:p>0,0376366877</text:p>
          </table:table-cell>
          <table:table-cell office:value-type="float" office:value="0.028379723577963" calcext:value-type="float">
            <text:p>0,0283797236</text:p>
          </table:table-cell>
          <table:table-cell office:value-type="float" office:value="0.027254917401874" calcext:value-type="float">
            <text:p>0,0272549174</text:p>
          </table:table-cell>
          <table:table-cell office:value-type="float" office:value="0.042123188631877" calcext:value-type="float">
            <text:p>0,0421231886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2424360662" calcext:value-type="float">
            <text:p>0,3980824244</text:p>
          </table:table-cell>
          <table:table-cell office:value-type="float" office:value="0.44576901458806" calcext:value-type="float">
            <text:p>0,4457690146</text:p>
          </table:table-cell>
          <table:table-cell office:value-type="float" office:value="0.412510550207171" calcext:value-type="float">
            <text:p>0,4125105502</text:p>
          </table:table-cell>
          <table:table-cell office:value-type="float" office:value="0.431384164642211" calcext:value-type="float">
            <text:p>0,4313841646</text:p>
          </table:table-cell>
          <table:table-cell office:value-type="float" office:value="6.93667265027827" calcext:value-type="float">
            <text:p>6,9366726503</text:p>
          </table:table-cell>
          <table:table-cell office:value-type="float" office:value="10.7403039901541" calcext:value-type="float">
            <text:p>10,7403039902</text:p>
          </table:table-cell>
          <table:table-cell office:value-type="float" office:value="8.38351482476948" calcext:value-type="float">
            <text:p>8,3835148248</text:p>
          </table:table-cell>
          <table:table-cell office:value-type="float" office:value="8.34848648757415" calcext:value-type="float">
            <text:p>8,3484864876</text:p>
          </table:table-cell>
          <table:table-cell office:value-type="float" office:value="0.231764503408718" calcext:value-type="float">
            <text:p>0,2317645034</text:p>
          </table:table-cell>
          <table:table-cell office:value-type="float" office:value="0.255732236630272" calcext:value-type="float">
            <text:p>0,2557322366</text:p>
          </table:table-cell>
          <table:table-cell office:value-type="float" office:value="0.239401076241102" calcext:value-type="float">
            <text:p>0,2394010762</text:p>
          </table:table-cell>
          <table:table-cell office:value-type="float" office:value="0.24504008497243" calcext:value-type="float">
            <text:p>0,245040085</text:p>
          </table:table-cell>
          <table:table-cell office:value-type="float" office:value="0.037833306178476" calcext:value-type="float">
            <text:p>0,0378333062</text:p>
          </table:table-cell>
          <table:table-cell office:value-type="float" office:value="0.029186960808164" calcext:value-type="float">
            <text:p>0,0291869608</text:p>
          </table:table-cell>
          <table:table-cell office:value-type="float" office:value="0.028083164790437" calcext:value-type="float">
            <text:p>0,0280831648</text:p>
          </table:table-cell>
          <table:table-cell office:value-type="float" office:value="0.041920499886362" calcext:value-type="float">
            <text:p>0,0419204999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8623964416" calcext:value-type="float">
            <text:p>0,389248624</text:p>
          </table:table-cell>
          <table:table-cell office:value-type="float" office:value="0.444524072658265" calcext:value-type="float">
            <text:p>0,4445240727</text:p>
          </table:table-cell>
          <table:table-cell office:value-type="float" office:value="0.407065680052525" calcext:value-type="float">
            <text:p>0,4070656801</text:p>
          </table:table-cell>
          <table:table-cell office:value-type="float" office:value="0.425383338196076" calcext:value-type="float">
            <text:p>0,4253833382</text:p>
          </table:table-cell>
          <table:table-cell office:value-type="float" office:value="6.79423420080898" calcext:value-type="float">
            <text:p>6,7942342008</text:p>
          </table:table-cell>
          <table:table-cell office:value-type="float" office:value="10.4794955915701" calcext:value-type="float">
            <text:p>10,4794955916</text:p>
          </table:table-cell>
          <table:table-cell office:value-type="float" office:value="8.2262121465483" calcext:value-type="float">
            <text:p>8,2262121465</text:p>
          </table:table-cell>
          <table:table-cell office:value-type="float" office:value="8.35110855525472" calcext:value-type="float">
            <text:p>8,3511085553</text:p>
          </table:table-cell>
          <table:table-cell office:value-type="float" office:value="0.218416930648925" calcext:value-type="float">
            <text:p>0,2184169306</text:p>
          </table:table-cell>
          <table:table-cell office:value-type="float" office:value="0.242581594500521" calcext:value-type="float">
            <text:p>0,2425815945</text:p>
          </table:table-cell>
          <table:table-cell office:value-type="float" office:value="0.228765106941891" calcext:value-type="float">
            <text:p>0,2287651069</text:p>
          </table:table-cell>
          <table:table-cell office:value-type="float" office:value="0.227877460173397" calcext:value-type="float">
            <text:p>0,2278774602</text:p>
          </table:table-cell>
          <table:table-cell office:value-type="float" office:value="0.036072632727686" calcext:value-type="float">
            <text:p>0,0360726327</text:p>
          </table:table-cell>
          <table:table-cell office:value-type="float" office:value="0.027973672269748" calcext:value-type="float">
            <text:p>0,0279736723</text:p>
          </table:table-cell>
          <table:table-cell office:value-type="float" office:value="0.026765297707927" calcext:value-type="float">
            <text:p>0,0267652977</text:p>
          </table:table-cell>
          <table:table-cell office:value-type="float" office:value="0.040370707605982" calcext:value-type="float">
            <text:p>0,0403707076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6107378517" calcext:value-type="float">
            <text:p>0,3916461074</text:p>
          </table:table-cell>
          <table:table-cell office:value-type="float" office:value="0.449107433628061" calcext:value-type="float">
            <text:p>0,4491074336</text:p>
          </table:table-cell>
          <table:table-cell office:value-type="float" office:value="0.412215557928702" calcext:value-type="float">
            <text:p>0,4122155579</text:p>
          </table:table-cell>
          <table:table-cell office:value-type="float" office:value="0.427111975429666" calcext:value-type="float">
            <text:p>0,4271119754</text:p>
          </table:table-cell>
          <table:table-cell office:value-type="float" office:value="6.7782188153541" calcext:value-type="float">
            <text:p>6,7782188154</text:p>
          </table:table-cell>
          <table:table-cell office:value-type="float" office:value="10.6930591301617" calcext:value-type="float">
            <text:p>10,6930591302</text:p>
          </table:table-cell>
          <table:table-cell office:value-type="float" office:value="8.58505718412281" calcext:value-type="float">
            <text:p>8,5850571841</text:p>
          </table:table-cell>
          <table:table-cell office:value-type="float" office:value="8.17834686908246" calcext:value-type="float">
            <text:p>8,1783468691</text:p>
          </table:table-cell>
          <table:table-cell office:value-type="float" office:value="0.220967404565259" calcext:value-type="float">
            <text:p>0,2209674046</text:p>
          </table:table-cell>
          <table:table-cell office:value-type="float" office:value="0.250064685559205" calcext:value-type="float">
            <text:p>0,2500646856</text:p>
          </table:table-cell>
          <table:table-cell office:value-type="float" office:value="0.233220720257388" calcext:value-type="float">
            <text:p>0,2332207203</text:p>
          </table:table-cell>
          <table:table-cell office:value-type="float" office:value="0.23267763697946" calcext:value-type="float">
            <text:p>0,232677637</text:p>
          </table:table-cell>
          <table:table-cell office:value-type="float" office:value="0.037407307635842" calcext:value-type="float">
            <text:p>0,0374073076</text:p>
          </table:table-cell>
          <table:table-cell office:value-type="float" office:value="0.027613125816196" calcext:value-type="float">
            <text:p>0,0276131258</text:p>
          </table:table-cell>
          <table:table-cell office:value-type="float" office:value="0.027312296955157" calcext:value-type="float">
            <text:p>0,027312297</text:p>
          </table:table-cell>
          <table:table-cell office:value-type="float" office:value="0.040951297868236" calcext:value-type="float">
            <text:p>0,0409512979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9264361503" calcext:value-type="float">
            <text:p>0,3896692644</text:p>
          </table:table-cell>
          <table:table-cell office:value-type="float" office:value="0.449902283746158" calcext:value-type="float">
            <text:p>0,4499022837</text:p>
          </table:table-cell>
          <table:table-cell office:value-type="float" office:value="0.408302191967954" calcext:value-type="float">
            <text:p>0,408302192</text:p>
          </table:table-cell>
          <table:table-cell office:value-type="float" office:value="0.430055658720093" calcext:value-type="float">
            <text:p>0,4300556587</text:p>
          </table:table-cell>
          <table:table-cell office:value-type="float" office:value="6.73814157631832" calcext:value-type="float">
            <text:p>6,7381415763</text:p>
          </table:table-cell>
          <table:table-cell office:value-type="float" office:value="10.9590768714902" calcext:value-type="float">
            <text:p>10,9590768715</text:p>
          </table:table-cell>
          <table:table-cell office:value-type="float" office:value="8.33511223491455" calcext:value-type="float">
            <text:p>8,3351122349</text:p>
          </table:table-cell>
          <table:table-cell office:value-type="float" office:value="8.51587700922006" calcext:value-type="float">
            <text:p>8,5158770092</text:p>
          </table:table-cell>
          <table:table-cell office:value-type="float" office:value="0.221660237156326" calcext:value-type="float">
            <text:p>0,2216602372</text:p>
          </table:table-cell>
          <table:table-cell office:value-type="float" office:value="0.247795754945018" calcext:value-type="float">
            <text:p>0,2477957549</text:p>
          </table:table-cell>
          <table:table-cell office:value-type="float" office:value="0.232156819570514" calcext:value-type="float">
            <text:p>0,2321568196</text:p>
          </table:table-cell>
          <table:table-cell office:value-type="float" office:value="0.232705685980026" calcext:value-type="float">
            <text:p>0,232705686</text:p>
          </table:table-cell>
          <table:table-cell office:value-type="float" office:value="0.036725214672262" calcext:value-type="float">
            <text:p>0,0367252147</text:p>
          </table:table-cell>
          <table:table-cell office:value-type="float" office:value="0.028153279090471" calcext:value-type="float">
            <text:p>0,0281532791</text:p>
          </table:table-cell>
          <table:table-cell office:value-type="float" office:value="0.027225811460868" calcext:value-type="float">
            <text:p>0,0272258115</text:p>
          </table:table-cell>
          <table:table-cell office:value-type="float" office:value="0.040886656886559" calcext:value-type="float">
            <text:p>0,0408866569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70467966734" calcext:value-type="float">
            <text:p>0,392670468</text:p>
          </table:table-cell>
          <table:table-cell office:value-type="float" office:value="0.449654289343474" calcext:value-type="float">
            <text:p>0,4496542893</text:p>
          </table:table-cell>
          <table:table-cell office:value-type="float" office:value="0.409369816775687" calcext:value-type="float">
            <text:p>0,4093698168</text:p>
          </table:table-cell>
          <table:table-cell office:value-type="float" office:value="0.431887742090315" calcext:value-type="float">
            <text:p>0,4318877421</text:p>
          </table:table-cell>
          <table:table-cell office:value-type="float" office:value="6.93557763959061" calcext:value-type="float">
            <text:p>6,9355776396</text:p>
          </table:table-cell>
          <table:table-cell office:value-type="float" office:value="11.1027164211028" calcext:value-type="float">
            <text:p>11,1027164211</text:p>
          </table:table-cell>
          <table:table-cell office:value-type="float" office:value="8.4818175243642" calcext:value-type="float">
            <text:p>8,4818175244</text:p>
          </table:table-cell>
          <table:table-cell office:value-type="float" office:value="8.79223611923619" calcext:value-type="float">
            <text:p>8,7922361192</text:p>
          </table:table-cell>
          <table:table-cell office:value-type="float" office:value="0.219461560233738" calcext:value-type="float">
            <text:p>0,2194615602</text:p>
          </table:table-cell>
          <table:table-cell office:value-type="float" office:value="0.246693380195833" calcext:value-type="float">
            <text:p>0,2466933802</text:p>
          </table:table-cell>
          <table:table-cell office:value-type="float" office:value="0.229195348381324" calcext:value-type="float">
            <text:p>0,2291953484</text:p>
          </table:table-cell>
          <table:table-cell office:value-type="float" office:value="0.232800348367151" calcext:value-type="float">
            <text:p>0,2328003484</text:p>
          </table:table-cell>
          <table:table-cell office:value-type="float" office:value="0.037429173009623" calcext:value-type="float">
            <text:p>0,037429173</text:p>
          </table:table-cell>
          <table:table-cell office:value-type="float" office:value="0.027874793028962" calcext:value-type="float">
            <text:p>0,027874793</text:p>
          </table:table-cell>
          <table:table-cell office:value-type="float" office:value="0.028238092208123" calcext:value-type="float">
            <text:p>0,0282380922</text:p>
          </table:table-cell>
          <table:table-cell office:value-type="float" office:value="0.040081161803633" calcext:value-type="float">
            <text:p>0,0400811618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8214966338" calcext:value-type="float">
            <text:p>0,385388215</text:p>
          </table:table-cell>
          <table:table-cell office:value-type="float" office:value="0.44426056398056" calcext:value-type="float">
            <text:p>0,444260564</text:p>
          </table:table-cell>
          <table:table-cell office:value-type="float" office:value="0.403576275522189" calcext:value-type="float">
            <text:p>0,4035762755</text:p>
          </table:table-cell>
          <table:table-cell office:value-type="float" office:value="0.424933117914491" calcext:value-type="float">
            <text:p>0,4249331179</text:p>
          </table:table-cell>
          <table:table-cell office:value-type="float" office:value="6.70242234901208" calcext:value-type="float">
            <text:p>6,702422349</text:p>
          </table:table-cell>
          <table:table-cell office:value-type="float" office:value="10.8220442498022" calcext:value-type="float">
            <text:p>10,8220442498</text:p>
          </table:table-cell>
          <table:table-cell office:value-type="float" office:value="8.1417292880796" calcext:value-type="float">
            <text:p>8,1417292881</text:p>
          </table:table-cell>
          <table:table-cell office:value-type="float" office:value="8.38624112578008" calcext:value-type="float">
            <text:p>8,3862411258</text:p>
          </table:table-cell>
          <table:table-cell office:value-type="float" office:value="0.215717465280784" calcext:value-type="float">
            <text:p>0,2157174653</text:p>
          </table:table-cell>
          <table:table-cell office:value-type="float" office:value="0.240083903280004" calcext:value-type="float">
            <text:p>0,2400839033</text:p>
          </table:table-cell>
          <table:table-cell office:value-type="float" office:value="0.225758978516072" calcext:value-type="float">
            <text:p>0,2257589785</text:p>
          </table:table-cell>
          <table:table-cell office:value-type="float" office:value="0.225757965789712" calcext:value-type="float">
            <text:p>0,2257579658</text:p>
          </table:table-cell>
          <table:table-cell office:value-type="float" office:value="0.038165704154685" calcext:value-type="float">
            <text:p>0,0381657042</text:p>
          </table:table-cell>
          <table:table-cell office:value-type="float" office:value="0.030049980665544" calcext:value-type="float">
            <text:p>0,0300499807</text:p>
          </table:table-cell>
          <table:table-cell office:value-type="float" office:value="0.029042316905733" calcext:value-type="float">
            <text:p>0,0290423169</text:p>
          </table:table-cell>
          <table:table-cell office:value-type="float" office:value="0.042228703971015" calcext:value-type="float">
            <text:p>0,042228704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292260717154" calcext:value-type="float">
            <text:p>0,3872922607</text:p>
          </table:table-cell>
          <table:table-cell office:value-type="float" office:value="0.447967411994538" calcext:value-type="float">
            <text:p>0,447967412</text:p>
          </table:table-cell>
          <table:table-cell office:value-type="float" office:value="0.407778400243126" calcext:value-type="float">
            <text:p>0,4077784002</text:p>
          </table:table-cell>
          <table:table-cell office:value-type="float" office:value="0.423697657987318" calcext:value-type="float">
            <text:p>0,423697658</text:p>
          </table:table-cell>
          <table:table-cell office:value-type="float" office:value="6.73952689372704" calcext:value-type="float">
            <text:p>6,7395268937</text:p>
          </table:table-cell>
          <table:table-cell office:value-type="float" office:value="11.0486950189488" calcext:value-type="float">
            <text:p>11,0486950189</text:p>
          </table:table-cell>
          <table:table-cell office:value-type="float" office:value="8.48433906613527" calcext:value-type="float">
            <text:p>8,4843390661</text:p>
          </table:table-cell>
          <table:table-cell office:value-type="float" office:value="8.36333015505328" calcext:value-type="float">
            <text:p>8,3633301551</text:p>
          </table:table-cell>
          <table:table-cell office:value-type="float" office:value="0.21469941358974" calcext:value-type="float">
            <text:p>0,2146994136</text:p>
          </table:table-cell>
          <table:table-cell office:value-type="float" office:value="0.240367482653626" calcext:value-type="float">
            <text:p>0,2403674827</text:p>
          </table:table-cell>
          <table:table-cell office:value-type="float" office:value="0.226367617061032" calcext:value-type="float">
            <text:p>0,2263676171</text:p>
          </table:table-cell>
          <table:table-cell office:value-type="float" office:value="0.223967352881521" calcext:value-type="float">
            <text:p>0,2239673529</text:p>
          </table:table-cell>
          <table:table-cell office:value-type="float" office:value="0.038105010209519" calcext:value-type="float">
            <text:p>0,0381050102</text:p>
          </table:table-cell>
          <table:table-cell office:value-type="float" office:value="0.028215766290075" calcext:value-type="float">
            <text:p>0,0282157663</text:p>
          </table:table-cell>
          <table:table-cell office:value-type="float" office:value="0.027690546808114" calcext:value-type="float">
            <text:p>0,0276905468</text:p>
          </table:table-cell>
          <table:table-cell office:value-type="float" office:value="0.041965376847867" calcext:value-type="float">
            <text:p>0,0419653768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344904803074" calcext:value-type="float">
            <text:p>0,3863449048</text:p>
          </table:table-cell>
          <table:table-cell office:value-type="float" office:value="0.445971424422438" calcext:value-type="float">
            <text:p>0,4459714244</text:p>
          </table:table-cell>
          <table:table-cell office:value-type="float" office:value="0.404780911854947" calcext:value-type="float">
            <text:p>0,4047809119</text:p>
          </table:table-cell>
          <table:table-cell office:value-type="float" office:value="0.426530982988073" calcext:value-type="float">
            <text:p>0,426530983</text:p>
          </table:table-cell>
          <table:table-cell office:value-type="float" office:value="6.72411364251241" calcext:value-type="float">
            <text:p>6,7241136425</text:p>
          </table:table-cell>
          <table:table-cell office:value-type="float" office:value="10.9734232229348" calcext:value-type="float">
            <text:p>10,9734232229</text:p>
          </table:table-cell>
          <table:table-cell office:value-type="float" office:value="8.38259631737776" calcext:value-type="float">
            <text:p>8,3825963174</text:p>
          </table:table-cell>
          <table:table-cell office:value-type="float" office:value="8.41324499902241" calcext:value-type="float">
            <text:p>8,413244999</text:p>
          </table:table-cell>
          <table:table-cell office:value-type="float" office:value="0.21697392208733" calcext:value-type="float">
            <text:p>0,2169739221</text:p>
          </table:table-cell>
          <table:table-cell office:value-type="float" office:value="0.244468434162918" calcext:value-type="float">
            <text:p>0,2444684342</text:p>
          </table:table-cell>
          <table:table-cell office:value-type="float" office:value="0.227127349795665" calcext:value-type="float">
            <text:p>0,2271273498</text:p>
          </table:table-cell>
          <table:table-cell office:value-type="float" office:value="0.229867011943498" calcext:value-type="float">
            <text:p>0,2298670119</text:p>
          </table:table-cell>
          <table:table-cell office:value-type="float" office:value="0.038316694312373" calcext:value-type="float">
            <text:p>0,0383166943</text:p>
          </table:table-cell>
          <table:table-cell office:value-type="float" office:value="0.02983083616187" calcext:value-type="float">
            <text:p>0,0298308362</text:p>
          </table:table-cell>
          <table:table-cell office:value-type="float" office:value="0.028414609510658" calcext:value-type="float">
            <text:p>0,0284146095</text:p>
          </table:table-cell>
          <table:table-cell office:value-type="float" office:value="0.042976208973142" calcext:value-type="float">
            <text:p>0,042976209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71301404451" calcext:value-type="float">
            <text:p>0,391713014</text:p>
          </table:table-cell>
          <table:table-cell office:value-type="float" office:value="0.450472638715452" calcext:value-type="float">
            <text:p>0,4504726387</text:p>
          </table:table-cell>
          <table:table-cell office:value-type="float" office:value="0.409090977136757" calcext:value-type="float">
            <text:p>0,4090909771</text:p>
          </table:table-cell>
          <table:table-cell office:value-type="float" office:value="0.430680735174615" calcext:value-type="float">
            <text:p>0,4306807352</text:p>
          </table:table-cell>
          <table:table-cell office:value-type="float" office:value="6.6365557382522" calcext:value-type="float">
            <text:p>6,6365557383</text:p>
          </table:table-cell>
          <table:table-cell office:value-type="float" office:value="10.7785171913554" calcext:value-type="float">
            <text:p>10,7785171914</text:p>
          </table:table-cell>
          <table:table-cell office:value-type="float" office:value="8.08489198215483" calcext:value-type="float">
            <text:p>8,0848919822</text:p>
          </table:table-cell>
          <table:table-cell office:value-type="float" office:value="8.34359955419757" calcext:value-type="float">
            <text:p>8,3435995542</text:p>
          </table:table-cell>
          <table:table-cell office:value-type="float" office:value="0.220521461505657" calcext:value-type="float">
            <text:p>0,2205214615</text:p>
          </table:table-cell>
          <table:table-cell office:value-type="float" office:value="0.247625044534158" calcext:value-type="float">
            <text:p>0,2476250445</text:p>
          </table:table-cell>
          <table:table-cell office:value-type="float" office:value="0.230482414244216" calcext:value-type="float">
            <text:p>0,2304824142</text:p>
          </table:table-cell>
          <table:table-cell office:value-type="float" office:value="0.233347786179486" calcext:value-type="float">
            <text:p>0,2333477862</text:p>
          </table:table-cell>
          <table:table-cell office:value-type="float" office:value="0.041057041117435" calcext:value-type="float">
            <text:p>0,0410570411</text:p>
          </table:table-cell>
          <table:table-cell office:value-type="float" office:value="0.031551542496986" calcext:value-type="float">
            <text:p>0,0315515425</text:p>
          </table:table-cell>
          <table:table-cell office:value-type="float" office:value="0.030166361186549" calcext:value-type="float">
            <text:p>0,0301663612</text:p>
          </table:table-cell>
          <table:table-cell office:value-type="float" office:value="0.046001020835699" calcext:value-type="float">
            <text:p>0,0460010208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026258905913" calcext:value-type="float">
            <text:p>0,3950262589</text:p>
          </table:table-cell>
          <table:table-cell office:value-type="float" office:value="0.449294983798395" calcext:value-type="float">
            <text:p>0,4492949838</text:p>
          </table:table-cell>
          <table:table-cell office:value-type="float" office:value="0.411743323201703" calcext:value-type="float">
            <text:p>0,4117433232</text:p>
          </table:table-cell>
          <table:table-cell office:value-type="float" office:value="0.431071635832062" calcext:value-type="float">
            <text:p>0,4310716358</text:p>
          </table:table-cell>
          <table:table-cell office:value-type="float" office:value="6.68964508460618" calcext:value-type="float">
            <text:p>6,6896450846</text:p>
          </table:table-cell>
          <table:table-cell office:value-type="float" office:value="10.5304181801866" calcext:value-type="float">
            <text:p>10,5304181802</text:p>
          </table:table-cell>
          <table:table-cell office:value-type="float" office:value="8.34272469226364" calcext:value-type="float">
            <text:p>8,3427246923</text:p>
          </table:table-cell>
          <table:table-cell office:value-type="float" office:value="8.44398487543016" calcext:value-type="float">
            <text:p>8,4439848754</text:p>
          </table:table-cell>
          <table:table-cell office:value-type="float" office:value="0.225386600429924" calcext:value-type="float">
            <text:p>0,2253866004</text:p>
          </table:table-cell>
          <table:table-cell office:value-type="float" office:value="0.253686350903823" calcext:value-type="float">
            <text:p>0,2536863509</text:p>
          </table:table-cell>
          <table:table-cell office:value-type="float" office:value="0.235115944110088" calcext:value-type="float">
            <text:p>0,2351159441</text:p>
          </table:table-cell>
          <table:table-cell office:value-type="float" office:value="0.239857344393277" calcext:value-type="float">
            <text:p>0,2398573444</text:p>
          </table:table-cell>
          <table:table-cell office:value-type="float" office:value="0.039778681962973" calcext:value-type="float">
            <text:p>0,039778682</text:p>
          </table:table-cell>
          <table:table-cell office:value-type="float" office:value="0.03068287179225" calcext:value-type="float">
            <text:p>0,0306828718</text:p>
          </table:table-cell>
          <table:table-cell office:value-type="float" office:value="0.030617917821109" calcext:value-type="float">
            <text:p>0,0306179178</text:p>
          </table:table-cell>
          <table:table-cell office:value-type="float" office:value="0.042744680940246" calcext:value-type="float">
            <text:p>0,0427446809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885284372851" calcext:value-type="float">
            <text:p>0,3888852844</text:p>
          </table:table-cell>
          <table:table-cell office:value-type="float" office:value="0.449253237274949" calcext:value-type="float">
            <text:p>0,4492532373</text:p>
          </table:table-cell>
          <table:table-cell office:value-type="float" office:value="0.40911474489784" calcext:value-type="float">
            <text:p>0,4091147449</text:p>
          </table:table-cell>
          <table:table-cell office:value-type="float" office:value="0.426471622620782" calcext:value-type="float">
            <text:p>0,4264716226</text:p>
          </table:table-cell>
          <table:table-cell office:value-type="float" office:value="6.45014184015616" calcext:value-type="float">
            <text:p>6,4501418402</text:p>
          </table:table-cell>
          <table:table-cell office:value-type="float" office:value="10.7566811891214" calcext:value-type="float">
            <text:p>10,7566811891</text:p>
          </table:table-cell>
          <table:table-cell office:value-type="float" office:value="8.15627013442882" calcext:value-type="float">
            <text:p>8,1562701344</text:p>
          </table:table-cell>
          <table:table-cell office:value-type="float" office:value="8.26522383147104" calcext:value-type="float">
            <text:p>8,2652238315</text:p>
          </table:table-cell>
          <table:table-cell office:value-type="float" office:value="0.218386139976913" calcext:value-type="float">
            <text:p>0,21838614</text:p>
          </table:table-cell>
          <table:table-cell office:value-type="float" office:value="0.248406507158634" calcext:value-type="float">
            <text:p>0,2484065072</text:p>
          </table:table-cell>
          <table:table-cell office:value-type="float" office:value="0.230314064339949" calcext:value-type="float">
            <text:p>0,2303140643</text:p>
          </table:table-cell>
          <table:table-cell office:value-type="float" office:value="0.231471216109594" calcext:value-type="float">
            <text:p>0,2314712161</text:p>
          </table:table-cell>
          <table:table-cell office:value-type="float" office:value="0.038023935292655" calcext:value-type="float">
            <text:p>0,0380239353</text:p>
          </table:table-cell>
          <table:table-cell office:value-type="float" office:value="0.027226609772374" calcext:value-type="float">
            <text:p>0,0272266098</text:p>
          </table:table-cell>
          <table:table-cell office:value-type="float" office:value="0.027930086449001" calcext:value-type="float">
            <text:p>0,0279300864</text:p>
          </table:table-cell>
          <table:table-cell office:value-type="float" office:value="0.040560369803208" calcext:value-type="float">
            <text:p>0,0405603698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0822291219253" calcext:value-type="float">
            <text:p>0,3908222912</text:p>
          </table:table-cell>
          <table:table-cell office:value-type="float" office:value="0.448496851962635" calcext:value-type="float">
            <text:p>0,448496852</text:p>
          </table:table-cell>
          <table:table-cell office:value-type="float" office:value="0.410632589147358" calcext:value-type="float">
            <text:p>0,4106325891</text:p>
          </table:table-cell>
          <table:table-cell office:value-type="float" office:value="0.427556801678014" calcext:value-type="float">
            <text:p>0,4275568017</text:p>
          </table:table-cell>
          <table:table-cell office:value-type="float" office:value="6.51915465013057" calcext:value-type="float">
            <text:p>6,5191546501</text:p>
          </table:table-cell>
          <table:table-cell office:value-type="float" office:value="10.7371290632428" calcext:value-type="float">
            <text:p>10,7371290632</text:p>
          </table:table-cell>
          <table:table-cell office:value-type="float" office:value="8.1123052429201" calcext:value-type="float">
            <text:p>8,1123052429</text:p>
          </table:table-cell>
          <table:table-cell office:value-type="float" office:value="8.20054140190768" calcext:value-type="float">
            <text:p>8,2005414019</text:p>
          </table:table-cell>
          <table:table-cell office:value-type="float" office:value="0.225415271585385" calcext:value-type="float">
            <text:p>0,2254152716</text:p>
          </table:table-cell>
          <table:table-cell office:value-type="float" office:value="0.255426322003132" calcext:value-type="float">
            <text:p>0,255426322</text:p>
          </table:table-cell>
          <table:table-cell office:value-type="float" office:value="0.236473275578023" calcext:value-type="float">
            <text:p>0,2364732756</text:p>
          </table:table-cell>
          <table:table-cell office:value-type="float" office:value="0.239599681001662" calcext:value-type="float">
            <text:p>0,239599681</text:p>
          </table:table-cell>
          <table:table-cell office:value-type="float" office:value="0.040752336989009" calcext:value-type="float">
            <text:p>0,040752337</text:p>
          </table:table-cell>
          <table:table-cell office:value-type="float" office:value="0.029777795739526" calcext:value-type="float">
            <text:p>0,0297777957</text:p>
          </table:table-cell>
          <table:table-cell office:value-type="float" office:value="0.029018251750511" calcext:value-type="float">
            <text:p>0,0290182518</text:p>
          </table:table-cell>
          <table:table-cell office:value-type="float" office:value="0.045277264128702" calcext:value-type="float">
            <text:p>0,0452772641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893243846193" calcext:value-type="float">
            <text:p>0,3868932438</text:p>
          </table:table-cell>
          <table:table-cell office:value-type="float" office:value="0.448863115557893" calcext:value-type="float">
            <text:p>0,4488631156</text:p>
          </table:table-cell>
          <table:table-cell office:value-type="float" office:value="0.406497353805729" calcext:value-type="float">
            <text:p>0,4064973538</text:p>
          </table:table-cell>
          <table:table-cell office:value-type="float" office:value="0.427197647220556" calcext:value-type="float">
            <text:p>0,4271976472</text:p>
          </table:table-cell>
          <table:table-cell office:value-type="float" office:value="6.44990271610822" calcext:value-type="float">
            <text:p>6,4499027161</text:p>
          </table:table-cell>
          <table:table-cell office:value-type="float" office:value="11.1676723562264" calcext:value-type="float">
            <text:p>11,1676723562</text:p>
          </table:table-cell>
          <table:table-cell office:value-type="float" office:value="7.89028415783823" calcext:value-type="float">
            <text:p>7,8902841578</text:p>
          </table:table-cell>
          <table:table-cell office:value-type="float" office:value="8.22733424822335" calcext:value-type="float">
            <text:p>8,2273342482</text:p>
          </table:table-cell>
          <table:table-cell office:value-type="float" office:value="0.218996791960512" calcext:value-type="float">
            <text:p>0,218996792</text:p>
          </table:table-cell>
          <table:table-cell office:value-type="float" office:value="0.244587981749203" calcext:value-type="float">
            <text:p>0,2445879817</text:p>
          </table:table-cell>
          <table:table-cell office:value-type="float" office:value="0.229616789062768" calcext:value-type="float">
            <text:p>0,2296167891</text:p>
          </table:table-cell>
          <table:table-cell office:value-type="float" office:value="0.229446958208804" calcext:value-type="float">
            <text:p>0,2294469582</text:p>
          </table:table-cell>
          <table:table-cell office:value-type="float" office:value="0.042611567368776" calcext:value-type="float">
            <text:p>0,0426115674</text:p>
          </table:table-cell>
          <table:table-cell office:value-type="float" office:value="0.03366495372707" calcext:value-type="float">
            <text:p>0,0336649537</text:p>
          </table:table-cell>
          <table:table-cell office:value-type="float" office:value="0.031235387999657" calcext:value-type="float">
            <text:p>0,031235388</text:p>
          </table:table-cell>
          <table:table-cell office:value-type="float" office:value="0.04873966661438" calcext:value-type="float">
            <text:p>0,0487396666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090461328167" calcext:value-type="float">
            <text:p>0,3850904613</text:p>
          </table:table-cell>
          <table:table-cell office:value-type="float" office:value="0.448437442419921" calcext:value-type="float">
            <text:p>0,4484374424</text:p>
          </table:table-cell>
          <table:table-cell office:value-type="float" office:value="0.406258107348863" calcext:value-type="float">
            <text:p>0,4062581073</text:p>
          </table:table-cell>
          <table:table-cell office:value-type="float" office:value="0.422621725773644" calcext:value-type="float">
            <text:p>0,4226217258</text:p>
          </table:table-cell>
          <table:table-cell office:value-type="float" office:value="6.47699230431849" calcext:value-type="float">
            <text:p>6,4769923043</text:p>
          </table:table-cell>
          <table:table-cell office:value-type="float" office:value="10.6987873731822" calcext:value-type="float">
            <text:p>10,6987873732</text:p>
          </table:table-cell>
          <table:table-cell office:value-type="float" office:value="8.09090501453631" calcext:value-type="float">
            <text:p>8,0909050145</text:p>
          </table:table-cell>
          <table:table-cell office:value-type="float" office:value="7.77820275583795" calcext:value-type="float">
            <text:p>7,7782027558</text:p>
          </table:table-cell>
          <table:table-cell office:value-type="float" office:value="0.217770889390888" calcext:value-type="float">
            <text:p>0,2177708894</text:p>
          </table:table-cell>
          <table:table-cell office:value-type="float" office:value="0.243054042586454" calcext:value-type="float">
            <text:p>0,2430540426</text:p>
          </table:table-cell>
          <table:table-cell office:value-type="float" office:value="0.228945328539092" calcext:value-type="float">
            <text:p>0,2289453285</text:p>
          </table:table-cell>
          <table:table-cell office:value-type="float" office:value="0.227089367063907" calcext:value-type="float">
            <text:p>0,2270893671</text:p>
          </table:table-cell>
          <table:table-cell office:value-type="float" office:value="0.04005839183199" calcext:value-type="float">
            <text:p>0,0400583918</text:p>
          </table:table-cell>
          <table:table-cell office:value-type="float" office:value="0.031161279962685" calcext:value-type="float">
            <text:p>0,03116128</text:p>
          </table:table-cell>
          <table:table-cell office:value-type="float" office:value="0.03007354515266" calcext:value-type="float">
            <text:p>0,0300735452</text:p>
          </table:table-cell>
          <table:table-cell office:value-type="float" office:value="0.044526698075489" calcext:value-type="float">
            <text:p>0,0445266981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8233685980099" calcext:value-type="float">
            <text:p>0,388233686</text:p>
          </table:table-cell>
          <table:table-cell office:value-type="float" office:value="0.45325355609395" calcext:value-type="float">
            <text:p>0,4532535561</text:p>
          </table:table-cell>
          <table:table-cell office:value-type="float" office:value="0.409939517160815" calcext:value-type="float">
            <text:p>0,4099395172</text:p>
          </table:table-cell>
          <table:table-cell office:value-type="float" office:value="0.426997714501929" calcext:value-type="float">
            <text:p>0,4269977145</text:p>
          </table:table-cell>
          <table:table-cell office:value-type="float" office:value="6.4993442579624" calcext:value-type="float">
            <text:p>6,499344258</text:p>
          </table:table-cell>
          <table:table-cell office:value-type="float" office:value="10.8816551564099" calcext:value-type="float">
            <text:p>10,8816551564</text:p>
          </table:table-cell>
          <table:table-cell office:value-type="float" office:value="8.43874953811864" calcext:value-type="float">
            <text:p>8,4387495381</text:p>
          </table:table-cell>
          <table:table-cell office:value-type="float" office:value="8.46003288335648" calcext:value-type="float">
            <text:p>8,4600328834</text:p>
          </table:table-cell>
          <table:table-cell office:value-type="float" office:value="0.218453078017813" calcext:value-type="float">
            <text:p>0,218453078</text:p>
          </table:table-cell>
          <table:table-cell office:value-type="float" office:value="0.243707717625997" calcext:value-type="float">
            <text:p>0,2437077176</text:p>
          </table:table-cell>
          <table:table-cell office:value-type="float" office:value="0.230667625520836" calcext:value-type="float">
            <text:p>0,2306676255</text:p>
          </table:table-cell>
          <table:table-cell office:value-type="float" office:value="0.22633594087245" calcext:value-type="float">
            <text:p>0,2263359409</text:p>
          </table:table-cell>
          <table:table-cell office:value-type="float" office:value="0.043752460913736" calcext:value-type="float">
            <text:p>0,0437524609</text:p>
          </table:table-cell>
          <table:table-cell office:value-type="float" office:value="0.032377787945425" calcext:value-type="float">
            <text:p>0,0323777879</text:p>
          </table:table-cell>
          <table:table-cell office:value-type="float" office:value="0.03226581277629" calcext:value-type="float">
            <text:p>0,0322658128</text:p>
          </table:table-cell>
          <table:table-cell office:value-type="float" office:value="0.047831285760353" calcext:value-type="float">
            <text:p>0,0478312858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95285769639951" calcext:value-type="float">
            <text:p>0,3952857696</text:p>
          </table:table-cell>
          <table:table-cell office:value-type="float" office:value="0.458693481381354" calcext:value-type="float">
            <text:p>0,4586934814</text:p>
          </table:table-cell>
          <table:table-cell office:value-type="float" office:value="0.413605269997179" calcext:value-type="float">
            <text:p>0,41360527</text:p>
          </table:table-cell>
          <table:table-cell office:value-type="float" office:value="0.436706016049328" calcext:value-type="float">
            <text:p>0,436706016</text:p>
          </table:table-cell>
          <table:table-cell office:value-type="float" office:value="7.1250748132306" calcext:value-type="float">
            <text:p>7,1250748132</text:p>
          </table:table-cell>
          <table:table-cell office:value-type="float" office:value="11.7448541512766" calcext:value-type="float">
            <text:p>11,7448541513</text:p>
          </table:table-cell>
          <table:table-cell office:value-type="float" office:value="8.98919080706285" calcext:value-type="float">
            <text:p>8,9891908071</text:p>
          </table:table-cell>
          <table:table-cell office:value-type="float" office:value="8.95951175269234" calcext:value-type="float">
            <text:p>8,9595117527</text:p>
          </table:table-cell>
          <table:table-cell office:value-type="float" office:value="0.220426745958286" calcext:value-type="float">
            <text:p>0,220426746</text:p>
          </table:table-cell>
          <table:table-cell office:value-type="float" office:value="0.243249277127075" calcext:value-type="float">
            <text:p>0,2432492771</text:p>
          </table:table-cell>
          <table:table-cell office:value-type="float" office:value="0.23113386680696" calcext:value-type="float">
            <text:p>0,2311338668</text:p>
          </table:table-cell>
          <table:table-cell office:value-type="float" office:value="0.22769456385548" calcext:value-type="float">
            <text:p>0,2276945639</text:p>
          </table:table-cell>
          <table:table-cell office:value-type="float" office:value="0.04198647784635" calcext:value-type="float">
            <text:p>0,0419864778</text:p>
          </table:table-cell>
          <table:table-cell office:value-type="float" office:value="0.034192492742853" calcext:value-type="float">
            <text:p>0,0341924927</text:p>
          </table:table-cell>
          <table:table-cell office:value-type="float" office:value="0.031153306381527" calcext:value-type="float">
            <text:p>0,0311533064</text:p>
          </table:table-cell>
          <table:table-cell office:value-type="float" office:value="0.048950326164868" calcext:value-type="float">
            <text:p>0,0489503262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9899530841252" calcext:value-type="float">
            <text:p>0,3898995308</text:p>
          </table:table-cell>
          <table:table-cell office:value-type="float" office:value="0.458786938430814" calcext:value-type="float">
            <text:p>0,4587869384</text:p>
          </table:table-cell>
          <table:table-cell office:value-type="float" office:value="0.409888092485475" calcext:value-type="float">
            <text:p>0,4098880925</text:p>
          </table:table-cell>
          <table:table-cell office:value-type="float" office:value="0.433904216396165" calcext:value-type="float">
            <text:p>0,4339042164</text:p>
          </table:table-cell>
          <table:table-cell office:value-type="float" office:value="6.99040556765446" calcext:value-type="float">
            <text:p>6,9904055677</text:p>
          </table:table-cell>
          <table:table-cell office:value-type="float" office:value="11.4170979517423" calcext:value-type="float">
            <text:p>11,4170979517</text:p>
          </table:table-cell>
          <table:table-cell office:value-type="float" office:value="8.91731468164194" calcext:value-type="float">
            <text:p>8,9173146816</text:p>
          </table:table-cell>
          <table:table-cell office:value-type="float" office:value="8.91153626763671" calcext:value-type="float">
            <text:p>8,9115362676</text:p>
          </table:table-cell>
          <table:table-cell office:value-type="float" office:value="0.218312278367058" calcext:value-type="float">
            <text:p>0,2183122784</text:p>
          </table:table-cell>
          <table:table-cell office:value-type="float" office:value="0.237375540212246" calcext:value-type="float">
            <text:p>0,2373755402</text:p>
          </table:table-cell>
          <table:table-cell office:value-type="float" office:value="0.229748091580085" calcext:value-type="float">
            <text:p>0,2297480916</text:p>
          </table:table-cell>
          <table:table-cell office:value-type="float" office:value="0.220727348872977" calcext:value-type="float">
            <text:p>0,2207273489</text:p>
          </table:table-cell>
          <table:table-cell office:value-type="float" office:value="0.040626650512696" calcext:value-type="float">
            <text:p>0,0406266505</text:p>
          </table:table-cell>
          <table:table-cell office:value-type="float" office:value="0.033971893307774" calcext:value-type="float">
            <text:p>0,0339718933</text:p>
          </table:table-cell>
          <table:table-cell office:value-type="float" office:value="0.030384666687752" calcext:value-type="float">
            <text:p>0,0303846667</text:p>
          </table:table-cell>
          <table:table-cell office:value-type="float" office:value="0.048149510415559" calcext:value-type="float">
            <text:p>0,0481495104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92188522332192" calcext:value-type="float">
            <text:p>0,3921885223</text:p>
          </table:table-cell>
          <table:table-cell office:value-type="float" office:value="0.458577229710393" calcext:value-type="float">
            <text:p>0,4585772297</text:p>
          </table:table-cell>
          <table:table-cell office:value-type="float" office:value="0.411667589515546" calcext:value-type="float">
            <text:p>0,4116675895</text:p>
          </table:table-cell>
          <table:table-cell office:value-type="float" office:value="0.434630638234465" calcext:value-type="float">
            <text:p>0,4346306382</text:p>
          </table:table-cell>
          <table:table-cell office:value-type="float" office:value="7.14443208350672" calcext:value-type="float">
            <text:p>7,1444320835</text:p>
          </table:table-cell>
          <table:table-cell office:value-type="float" office:value="11.3540596585458" calcext:value-type="float">
            <text:p>11,3540596585</text:p>
          </table:table-cell>
          <table:table-cell office:value-type="float" office:value="9.13692706687622" calcext:value-type="float">
            <text:p>9,1369270669</text:p>
          </table:table-cell>
          <table:table-cell office:value-type="float" office:value="8.78044787286095" calcext:value-type="float">
            <text:p>8,7804478729</text:p>
          </table:table-cell>
          <table:table-cell office:value-type="float" office:value="0.222873761010257" calcext:value-type="float">
            <text:p>0,222873761</text:p>
          </table:table-cell>
          <table:table-cell office:value-type="float" office:value="0.243934237353418" calcext:value-type="float">
            <text:p>0,2439342374</text:p>
          </table:table-cell>
          <table:table-cell office:value-type="float" office:value="0.234213880239728" calcext:value-type="float">
            <text:p>0,2342138802</text:p>
          </table:table-cell>
          <table:table-cell office:value-type="float" office:value="0.227276219150965" calcext:value-type="float">
            <text:p>0,2272762192</text:p>
          </table:table-cell>
          <table:table-cell office:value-type="float" office:value="0.03934914144452" calcext:value-type="float">
            <text:p>0,0393491414</text:p>
          </table:table-cell>
          <table:table-cell office:value-type="float" office:value="0.032548832927163" calcext:value-type="float">
            <text:p>0,0325488329</text:p>
          </table:table-cell>
          <table:table-cell office:value-type="float" office:value="0.030038364466547" calcext:value-type="float">
            <text:p>0,0300383645</text:p>
          </table:table-cell>
          <table:table-cell office:value-type="float" office:value="0.045506492476714" calcext:value-type="float">
            <text:p>0,0455064925</text:p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91058542477467" calcext:value-type="float">
            <text:p>0,3910585425</text:p>
          </table:table-cell>
          <table:table-cell office:value-type="float" office:value="0.462890075310253" calcext:value-type="float">
            <text:p>0,4628900753</text:p>
          </table:table-cell>
          <table:table-cell office:value-type="float" office:value="0.41360063042396" calcext:value-type="float">
            <text:p>0,4136006304</text:p>
          </table:table-cell>
          <table:table-cell office:value-type="float" office:value="0.435515113688578" calcext:value-type="float">
            <text:p>0,4355151137</text:p>
          </table:table-cell>
          <table:table-cell office:value-type="float" office:value="6.68985676351108" calcext:value-type="float">
            <text:p>6,6898567635</text:p>
          </table:table-cell>
          <table:table-cell office:value-type="float" office:value="11.2563517094409" calcext:value-type="float">
            <text:p>11,2563517094</text:p>
          </table:table-cell>
          <table:table-cell office:value-type="float" office:value="8.64751394841031" calcext:value-type="float">
            <text:p>8,6475139484</text:p>
          </table:table-cell>
          <table:table-cell office:value-type="float" office:value="8.40137423884026" calcext:value-type="float">
            <text:p>8,4013742388</text:p>
          </table:table-cell>
          <table:table-cell office:value-type="float" office:value="0.218194552258956" calcext:value-type="float">
            <text:p>0,2181945523</text:p>
          </table:table-cell>
          <table:table-cell office:value-type="float" office:value="0.243428239007925" calcext:value-type="float">
            <text:p>0,243428239</text:p>
          </table:table-cell>
          <table:table-cell office:value-type="float" office:value="0.231563374768626" calcext:value-type="float">
            <text:p>0,2315633748</text:p>
          </table:table-cell>
          <table:table-cell office:value-type="float" office:value="0.224038500311823" calcext:value-type="float">
            <text:p>0,2240385003</text:p>
          </table:table-cell>
          <table:table-cell office:value-type="float" office:value="0.038719675830833" calcext:value-type="float">
            <text:p>0,0387196758</text:p>
          </table:table-cell>
          <table:table-cell office:value-type="float" office:value="0.031034941458727" calcext:value-type="float">
            <text:p>0,0310349415</text:p>
          </table:table-cell>
          <table:table-cell office:value-type="float" office:value="0.029848082297699" calcext:value-type="float">
            <text:p>0,0298480823</text:p>
          </table:table-cell>
          <table:table-cell office:value-type="float" office:value="0.043179281725022" calcext:value-type="float">
            <text:p>0,0431792817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97448831881075" calcext:value-type="float">
            <text:p>0,3974488319</text:p>
          </table:table-cell>
          <table:table-cell office:value-type="float" office:value="0.463325149400805" calcext:value-type="float">
            <text:p>0,4633251494</text:p>
          </table:table-cell>
          <table:table-cell office:value-type="float" office:value="0.414341062204253" calcext:value-type="float">
            <text:p>0,4143410622</text:p>
          </table:table-cell>
          <table:table-cell office:value-type="float" office:value="0.443901670077379" calcext:value-type="float">
            <text:p>0,4439016701</text:p>
          </table:table-cell>
          <table:table-cell office:value-type="float" office:value="7.02379380246161" calcext:value-type="float">
            <text:p>7,0237938025</text:p>
          </table:table-cell>
          <table:table-cell office:value-type="float" office:value="11.1725334137059" calcext:value-type="float">
            <text:p>11,1725334137</text:p>
          </table:table-cell>
          <table:table-cell office:value-type="float" office:value="8.57744337360527" calcext:value-type="float">
            <text:p>8,5774433736</text:p>
          </table:table-cell>
          <table:table-cell office:value-type="float" office:value="9.11109510241769" calcext:value-type="float">
            <text:p>9,1110951024</text:p>
          </table:table-cell>
          <table:table-cell office:value-type="float" office:value="0.228593071461457" calcext:value-type="float">
            <text:p>0,2285930715</text:p>
          </table:table-cell>
          <table:table-cell office:value-type="float" office:value="0.262709307972403" calcext:value-type="float">
            <text:p>0,262709308</text:p>
          </table:table-cell>
          <table:table-cell office:value-type="float" office:value="0.239093814923186" calcext:value-type="float">
            <text:p>0,2390938149</text:p>
          </table:table-cell>
          <table:table-cell office:value-type="float" office:value="0.246822558165909" calcext:value-type="float">
            <text:p>0,2468225582</text:p>
          </table:table-cell>
          <table:table-cell office:value-type="float" office:value="0.038947462487629" calcext:value-type="float">
            <text:p>0,0389474625</text:p>
          </table:table-cell>
          <table:table-cell office:value-type="float" office:value="0.030361908105039" calcext:value-type="float">
            <text:p>0,0303619081</text:p>
          </table:table-cell>
          <table:table-cell office:value-type="float" office:value="0.030305090314587" calcext:value-type="float">
            <text:p>0,0303050903</text:p>
          </table:table-cell>
          <table:table-cell office:value-type="float" office:value="0.042258246155832" calcext:value-type="float">
            <text:p>0,0422582462</text:p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93757141376169" calcext:value-type="float">
            <text:p>0,3937571414</text:p>
          </table:table-cell>
          <table:table-cell office:value-type="float" office:value="0.458612374400925" calcext:value-type="float">
            <text:p>0,4586123744</text:p>
          </table:table-cell>
          <table:table-cell office:value-type="float" office:value="0.410564065464219" calcext:value-type="float">
            <text:p>0,4105640655</text:p>
          </table:table-cell>
          <table:table-cell office:value-type="float" office:value="0.43765761805924" calcext:value-type="float">
            <text:p>0,4376576181</text:p>
          </table:table-cell>
          <table:table-cell office:value-type="float" office:value="6.90669360889795" calcext:value-type="float">
            <text:p>6,9066936089</text:p>
          </table:table-cell>
          <table:table-cell office:value-type="float" office:value="11.1595029103222" calcext:value-type="float">
            <text:p>11,1595029103</text:p>
          </table:table-cell>
          <table:table-cell office:value-type="float" office:value="8.32448687031634" calcext:value-type="float">
            <text:p>8,3244868703</text:p>
          </table:table-cell>
          <table:table-cell office:value-type="float" office:value="9.04499688180417" calcext:value-type="float">
            <text:p>9,0449968818</text:p>
          </table:table-cell>
          <table:table-cell office:value-type="float" office:value="0.231698240877728" calcext:value-type="float">
            <text:p>0,2316982409</text:p>
          </table:table-cell>
          <table:table-cell office:value-type="float" office:value="0.262931006040055" calcext:value-type="float">
            <text:p>0,262931006</text:p>
          </table:table-cell>
          <table:table-cell office:value-type="float" office:value="0.241522702885285" calcext:value-type="float">
            <text:p>0,2415227029</text:p>
          </table:table-cell>
          <table:table-cell office:value-type="float" office:value="0.248259692345909" calcext:value-type="float">
            <text:p>0,2482596923</text:p>
          </table:table-cell>
          <table:table-cell office:value-type="float" office:value="0.039307961788514" calcext:value-type="float">
            <text:p>0,0393079618</text:p>
          </table:table-cell>
          <table:table-cell office:value-type="float" office:value="0.031615851407004" calcext:value-type="float">
            <text:p>0,0316158514</text:p>
          </table:table-cell>
          <table:table-cell office:value-type="float" office:value="0.030092523622277" calcext:value-type="float">
            <text:p>0,0300925236</text:p>
          </table:table-cell>
          <table:table-cell office:value-type="float" office:value="0.044172197649825" calcext:value-type="float">
            <text:p>0,0441721976</text:p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94866670023372" calcext:value-type="float">
            <text:p>0,39486667</text:p>
          </table:table-cell>
          <table:table-cell office:value-type="float" office:value="0.456966308309538" calcext:value-type="float">
            <text:p>0,4569663083</text:p>
          </table:table-cell>
          <table:table-cell office:value-type="float" office:value="0.411614934086963" calcext:value-type="float">
            <text:p>0,4116149341</text:p>
          </table:table-cell>
          <table:table-cell office:value-type="float" office:value="0.438498739309078" calcext:value-type="float">
            <text:p>0,4384987393</text:p>
          </table:table-cell>
          <table:table-cell office:value-type="float" office:value="6.91029095098241" calcext:value-type="float">
            <text:p>6,910290951</text:p>
          </table:table-cell>
          <table:table-cell office:value-type="float" office:value="11.2358211126726" calcext:value-type="float">
            <text:p>11,2358211127</text:p>
          </table:table-cell>
          <table:table-cell office:value-type="float" office:value="8.35039416887033" calcext:value-type="float">
            <text:p>8,3503941689</text:p>
          </table:table-cell>
          <table:table-cell office:value-type="float" office:value="9.11478205880077" calcext:value-type="float">
            <text:p>9,1147820588</text:p>
          </table:table-cell>
          <table:table-cell office:value-type="float" office:value="0.232574502624735" calcext:value-type="float">
            <text:p>0,2325745026</text:p>
          </table:table-cell>
          <table:table-cell office:value-type="float" office:value="0.266215026692143" calcext:value-type="float">
            <text:p>0,2662150267</text:p>
          </table:table-cell>
          <table:table-cell office:value-type="float" office:value="0.2424645694853" calcext:value-type="float">
            <text:p>0,2424645695</text:p>
          </table:table-cell>
          <table:table-cell office:value-type="float" office:value="0.251361444837511" calcext:value-type="float">
            <text:p>0,2513614448</text:p>
          </table:table-cell>
          <table:table-cell office:value-type="float" office:value="0.041344292748369" calcext:value-type="float">
            <text:p>0,0413442927</text:p>
          </table:table-cell>
          <table:table-cell office:value-type="float" office:value="0.03186873564476" calcext:value-type="float">
            <text:p>0,0318687356</text:p>
          </table:table-cell>
          <table:table-cell office:value-type="float" office:value="0.030184280789804" calcext:value-type="float">
            <text:p>0,0301842808</text:p>
          </table:table-cell>
          <table:table-cell office:value-type="float" office:value="0.047040704981105" calcext:value-type="float">
            <text:p>0,047040705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8706651819428" calcext:value-type="float">
            <text:p>0,3887066518</text:p>
          </table:table-cell>
          <table:table-cell office:value-type="float" office:value="0.453132600984378" calcext:value-type="float">
            <text:p>0,453132601</text:p>
          </table:table-cell>
          <table:table-cell office:value-type="float" office:value="0.409013726797959" calcext:value-type="float">
            <text:p>0,4090137268</text:p>
          </table:table-cell>
          <table:table-cell office:value-type="float" office:value="0.429582216406652" calcext:value-type="float">
            <text:p>0,4295822164</text:p>
          </table:table-cell>
          <table:table-cell office:value-type="float" office:value="6.42250743031484" calcext:value-type="float">
            <text:p>6,4225074303</text:p>
          </table:table-cell>
          <table:table-cell office:value-type="float" office:value="11.3280673356457" calcext:value-type="float">
            <text:p>11,3280673356</text:p>
          </table:table-cell>
          <table:table-cell office:value-type="float" office:value="8.54364409747317" calcext:value-type="float">
            <text:p>8,5436440975</text:p>
          </table:table-cell>
          <table:table-cell office:value-type="float" office:value="8.53859629764286" calcext:value-type="float">
            <text:p>8,5385962976</text:p>
          </table:table-cell>
          <table:table-cell office:value-type="float" office:value="0.225593401420869" calcext:value-type="float">
            <text:p>0,2255934014</text:p>
          </table:table-cell>
          <table:table-cell office:value-type="float" office:value="0.257422821446249" calcext:value-type="float">
            <text:p>0,2574228214</text:p>
          </table:table-cell>
          <table:table-cell office:value-type="float" office:value="0.237715170004101" calcext:value-type="float">
            <text:p>0,23771517</text:p>
          </table:table-cell>
          <table:table-cell office:value-type="float" office:value="0.239494360263849" calcext:value-type="float">
            <text:p>0,2394943603</text:p>
          </table:table-cell>
          <table:table-cell office:value-type="float" office:value="0.042468961207889" calcext:value-type="float">
            <text:p>0,0424689612</text:p>
          </table:table-cell>
          <table:table-cell office:value-type="float" office:value="0.031905283573976" calcext:value-type="float">
            <text:p>0,0319052836</text:p>
          </table:table-cell>
          <table:table-cell office:value-type="float" office:value="0.0309382929064" calcext:value-type="float">
            <text:p>0,0309382929</text:p>
          </table:table-cell>
          <table:table-cell office:value-type="float" office:value="0.047586708164665" calcext:value-type="float">
            <text:p>0,0475867082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95770529758088" calcext:value-type="float">
            <text:p>0,3957705298</text:p>
          </table:table-cell>
          <table:table-cell office:value-type="float" office:value="0.455862262435158" calcext:value-type="float">
            <text:p>0,4558622624</text:p>
          </table:table-cell>
          <table:table-cell office:value-type="float" office:value="0.412222549756903" calcext:value-type="float">
            <text:p>0,4122225498</text:p>
          </table:table-cell>
          <table:table-cell office:value-type="float" office:value="0.435111387875396" calcext:value-type="float">
            <text:p>0,4351113879</text:p>
          </table:table-cell>
          <table:table-cell office:value-type="float" office:value="7.05305225716765" calcext:value-type="float">
            <text:p>7,0530522572</text:p>
          </table:table-cell>
          <table:table-cell office:value-type="float" office:value="11.5740410162677" calcext:value-type="float">
            <text:p>11,5740410163</text:p>
          </table:table-cell>
          <table:table-cell office:value-type="float" office:value="8.90815919615277" calcext:value-type="float">
            <text:p>8,9081591962</text:p>
          </table:table-cell>
          <table:table-cell office:value-type="float" office:value="9.1138199045434" calcext:value-type="float">
            <text:p>9,1138199045</text:p>
          </table:table-cell>
          <table:table-cell office:value-type="float" office:value="0.224990318412881" calcext:value-type="float">
            <text:p>0,2249903184</text:p>
          </table:table-cell>
          <table:table-cell office:value-type="float" office:value="0.257771641391166" calcext:value-type="float">
            <text:p>0,2577716414</text:p>
          </table:table-cell>
          <table:table-cell office:value-type="float" office:value="0.234368010060783" calcext:value-type="float">
            <text:p>0,2343680101</text:p>
          </table:table-cell>
          <table:table-cell office:value-type="float" office:value="0.243599368822319" calcext:value-type="float">
            <text:p>0,2435993688</text:p>
          </table:table-cell>
          <table:table-cell office:value-type="float" office:value="0.041191119119495" calcext:value-type="float">
            <text:p>0,0411911191</text:p>
          </table:table-cell>
          <table:table-cell office:value-type="float" office:value="0.033458598376122" calcext:value-type="float">
            <text:p>0,0334585984</text:p>
          </table:table-cell>
          <table:table-cell office:value-type="float" office:value="0.031178863637217" calcext:value-type="float">
            <text:p>0,0311788636</text:p>
          </table:table-cell>
          <table:table-cell office:value-type="float" office:value="0.047088904044084" calcext:value-type="float">
            <text:p>0,047088904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98226929080175" calcext:value-type="float">
            <text:p>0,3982269291</text:p>
          </table:table-cell>
          <table:table-cell office:value-type="float" office:value="0.460781220456476" calcext:value-type="float">
            <text:p>0,4607812205</text:p>
          </table:table-cell>
          <table:table-cell office:value-type="float" office:value="0.413380639397419" calcext:value-type="float">
            <text:p>0,4133806394</text:p>
          </table:table-cell>
          <table:table-cell office:value-type="float" office:value="0.442865484732779" calcext:value-type="float">
            <text:p>0,4428654847</text:p>
          </table:table-cell>
          <table:table-cell office:value-type="float" office:value="6.9673898205923" calcext:value-type="float">
            <text:p>6,9673898206</text:p>
          </table:table-cell>
          <table:table-cell office:value-type="float" office:value="11.426391931024" calcext:value-type="float">
            <text:p>11,426391931</text:p>
          </table:table-cell>
          <table:table-cell office:value-type="float" office:value="8.54316135620703" calcext:value-type="float">
            <text:p>8,5431613562</text:p>
          </table:table-cell>
          <table:table-cell office:value-type="float" office:value="9.56905386916449" calcext:value-type="float">
            <text:p>9,5690538692</text:p>
          </table:table-cell>
          <table:table-cell office:value-type="float" office:value="0.223655539164254" calcext:value-type="float">
            <text:p>0,2236555392</text:p>
          </table:table-cell>
          <table:table-cell office:value-type="float" office:value="0.258853076003483" calcext:value-type="float">
            <text:p>0,258853076</text:p>
          </table:table-cell>
          <table:table-cell office:value-type="float" office:value="0.232766333121299" calcext:value-type="float">
            <text:p>0,2327663331</text:p>
          </table:table-cell>
          <table:table-cell office:value-type="float" office:value="0.244873368256663" calcext:value-type="float">
            <text:p>0,2448733683</text:p>
          </table:table-cell>
          <table:table-cell office:value-type="float" office:value="0.037642227671542" calcext:value-type="float">
            <text:p>0,0376422277</text:p>
          </table:table-cell>
          <table:table-cell office:value-type="float" office:value="0.031751507020955" calcext:value-type="float">
            <text:p>0,031751507</text:p>
          </table:table-cell>
          <table:table-cell office:value-type="float" office:value="0.029445065818531" calcext:value-type="float">
            <text:p>0,0294450658</text:p>
          </table:table-cell>
          <table:table-cell office:value-type="float" office:value="0.042934187216854" calcext:value-type="float">
            <text:p>0,0429341872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95994191535404" calcext:value-type="float">
            <text:p>0,3959941915</text:p>
          </table:table-cell>
          <table:table-cell office:value-type="float" office:value="0.458656297620979" calcext:value-type="float">
            <text:p>0,4586562976</text:p>
          </table:table-cell>
          <table:table-cell office:value-type="float" office:value="0.411311000682485" calcext:value-type="float">
            <text:p>0,4113110007</text:p>
          </table:table-cell>
          <table:table-cell office:value-type="float" office:value="0.439343731756439" calcext:value-type="float">
            <text:p>0,4393437318</text:p>
          </table:table-cell>
          <table:table-cell office:value-type="float" office:value="6.88197906730603" calcext:value-type="float">
            <text:p>6,8819790673</text:p>
          </table:table-cell>
          <table:table-cell office:value-type="float" office:value="11.3238880141678" calcext:value-type="float">
            <text:p>11,3238880142</text:p>
          </table:table-cell>
          <table:table-cell office:value-type="float" office:value="8.38939587330204" calcext:value-type="float">
            <text:p>8,3893958733</text:p>
          </table:table-cell>
          <table:table-cell office:value-type="float" office:value="9.10346723452616" calcext:value-type="float">
            <text:p>9,1034672345</text:p>
          </table:table-cell>
          <table:table-cell office:value-type="float" office:value="0.230806541607506" calcext:value-type="float">
            <text:p>0,2308065416</text:p>
          </table:table-cell>
          <table:table-cell office:value-type="float" office:value="0.260559700166633" calcext:value-type="float">
            <text:p>0,2605597002</text:p>
          </table:table-cell>
          <table:table-cell office:value-type="float" office:value="0.23987490638112" calcext:value-type="float">
            <text:p>0,2398749064</text:p>
          </table:table-cell>
          <table:table-cell office:value-type="float" office:value="0.24688487760941" calcext:value-type="float">
            <text:p>0,2468848776</text:p>
          </table:table-cell>
          <table:table-cell office:value-type="float" office:value="0.038948979127735" calcext:value-type="float">
            <text:p>0,0389489791</text:p>
          </table:table-cell>
          <table:table-cell office:value-type="float" office:value="0.034177910615941" calcext:value-type="float">
            <text:p>0,0341779106</text:p>
          </table:table-cell>
          <table:table-cell office:value-type="float" office:value="0.030559581321994" calcext:value-type="float">
            <text:p>0,0305595813</text:p>
          </table:table-cell>
          <table:table-cell office:value-type="float" office:value="0.045633750711074" calcext:value-type="float">
            <text:p>0,0456337507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039511986281" calcext:value-type="float">
            <text:p>0,391039512</text:p>
          </table:table-cell>
          <table:table-cell office:value-type="float" office:value="0.454936579171817" calcext:value-type="float">
            <text:p>0,4549365792</text:p>
          </table:table-cell>
          <table:table-cell office:value-type="float" office:value="0.409634591212061" calcext:value-type="float">
            <text:p>0,4096345912</text:p>
          </table:table-cell>
          <table:table-cell office:value-type="float" office:value="0.430717102924565" calcext:value-type="float">
            <text:p>0,4307171029</text:p>
          </table:table-cell>
          <table:table-cell office:value-type="float" office:value="6.65531293568424" calcext:value-type="float">
            <text:p>6,6553129357</text:p>
          </table:table-cell>
          <table:table-cell office:value-type="float" office:value="10.9965136801857" calcext:value-type="float">
            <text:p>10,9965136802</text:p>
          </table:table-cell>
          <table:table-cell office:value-type="float" office:value="8.37410758412185" calcext:value-type="float">
            <text:p>8,3741075841</text:p>
          </table:table-cell>
          <table:table-cell office:value-type="float" office:value="8.60780819892676" calcext:value-type="float">
            <text:p>8,6078081989</text:p>
          </table:table-cell>
          <table:table-cell office:value-type="float" office:value="0.223737701453729" calcext:value-type="float">
            <text:p>0,2237377015</text:p>
          </table:table-cell>
          <table:table-cell office:value-type="float" office:value="0.261235315349491" calcext:value-type="float">
            <text:p>0,2612353153</text:p>
          </table:table-cell>
          <table:table-cell office:value-type="float" office:value="0.234884436293804" calcext:value-type="float">
            <text:p>0,2348844363</text:p>
          </table:table-cell>
          <table:table-cell office:value-type="float" office:value="0.244224947548701" calcext:value-type="float">
            <text:p>0,2442249475</text:p>
          </table:table-cell>
          <table:table-cell office:value-type="float" office:value="0.038531907837147" calcext:value-type="float">
            <text:p>0,0385319078</text:p>
          </table:table-cell>
          <table:table-cell office:value-type="float" office:value="0.032396015949711" calcext:value-type="float">
            <text:p>0,0323960159</text:p>
          </table:table-cell>
          <table:table-cell office:value-type="float" office:value="0.029424611995523" calcext:value-type="float">
            <text:p>0,029424612</text:p>
          </table:table-cell>
          <table:table-cell office:value-type="float" office:value="0.044695892922404" calcext:value-type="float">
            <text:p>0,0446958929</text:p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93820581699957" calcext:value-type="float">
            <text:p>0,3938205817</text:p>
          </table:table-cell>
          <table:table-cell office:value-type="float" office:value="0.459702772373752" calcext:value-type="float">
            <text:p>0,4597027724</text:p>
          </table:table-cell>
          <table:table-cell office:value-type="float" office:value="0.40935840623155" calcext:value-type="float">
            <text:p>0,4093584062</text:p>
          </table:table-cell>
          <table:table-cell office:value-type="float" office:value="0.439309420773128" calcext:value-type="float">
            <text:p>0,4393094208</text:p>
          </table:table-cell>
          <table:table-cell office:value-type="float" office:value="6.86935693461107" calcext:value-type="float">
            <text:p>6,8693569346</text:p>
          </table:table-cell>
          <table:table-cell office:value-type="float" office:value="10.818152951155" calcext:value-type="float">
            <text:p>10,8181529512</text:p>
          </table:table-cell>
          <table:table-cell office:value-type="float" office:value="8.1038660317997" calcext:value-type="float">
            <text:p>8,1038660318</text:p>
          </table:table-cell>
          <table:table-cell office:value-type="float" office:value="9.22049755268016" calcext:value-type="float">
            <text:p>9,2204975527</text:p>
          </table:table-cell>
          <table:table-cell office:value-type="float" office:value="0.235639866393643" calcext:value-type="float">
            <text:p>0,2356398664</text:p>
          </table:table-cell>
          <table:table-cell office:value-type="float" office:value="0.276842190222984" calcext:value-type="float">
            <text:p>0,2768421902</text:p>
          </table:table-cell>
          <table:table-cell office:value-type="float" office:value="0.244947645865362" calcext:value-type="float">
            <text:p>0,2449476459</text:p>
          </table:table-cell>
          <table:table-cell office:value-type="float" office:value="0.262223654542674" calcext:value-type="float">
            <text:p>0,2622236545</text:p>
          </table:table-cell>
          <table:table-cell office:value-type="float" office:value="0.039855993853297" calcext:value-type="float">
            <text:p>0,0398559939</text:p>
          </table:table-cell>
          <table:table-cell office:value-type="float" office:value="0.034584460125744" calcext:value-type="float">
            <text:p>0,0345844601</text:p>
          </table:table-cell>
          <table:table-cell office:value-type="float" office:value="0.030358532533731" calcext:value-type="float">
            <text:p>0,0303585325</text:p>
          </table:table-cell>
          <table:table-cell office:value-type="float" office:value="0.04754971900969" calcext:value-type="float">
            <text:p>0,047549719</text:p>
          </table:table-cell>
          <table:table-cell table:number-columns-repeated="100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9714507179296" calcext:value-type="float">
            <text:p>0,3971450718</text:p>
          </table:table-cell>
          <table:table-cell office:value-type="float" office:value="0.463641047581598" calcext:value-type="float">
            <text:p>0,4636410476</text:p>
          </table:table-cell>
          <table:table-cell office:value-type="float" office:value="0.411627476195695" calcext:value-type="float">
            <text:p>0,4116274762</text:p>
          </table:table-cell>
          <table:table-cell office:value-type="float" office:value="0.444838943679228" calcext:value-type="float">
            <text:p>0,4448389437</text:p>
          </table:table-cell>
          <table:table-cell office:value-type="float" office:value="6.89000031380664" calcext:value-type="float">
            <text:p>6,8900003138</text:p>
          </table:table-cell>
          <table:table-cell office:value-type="float" office:value="11.2718256370547" calcext:value-type="float">
            <text:p>11,2718256371</text:p>
          </table:table-cell>
          <table:table-cell office:value-type="float" office:value="8.29108324547233" calcext:value-type="float">
            <text:p>8,2910832455</text:p>
          </table:table-cell>
          <table:table-cell office:value-type="float" office:value="9.40982334080995" calcext:value-type="float">
            <text:p>9,4098233408</text:p>
          </table:table-cell>
          <table:table-cell office:value-type="float" office:value="0.234805976123015" calcext:value-type="float">
            <text:p>0,2348059761</text:p>
          </table:table-cell>
          <table:table-cell office:value-type="float" office:value="0.273771802036751" calcext:value-type="float">
            <text:p>0,273771802</text:p>
          </table:table-cell>
          <table:table-cell office:value-type="float" office:value="0.243780315959979" calcext:value-type="float">
            <text:p>0,243780316</text:p>
          </table:table-cell>
          <table:table-cell office:value-type="float" office:value="0.259747595855894" calcext:value-type="float">
            <text:p>0,2597475959</text:p>
          </table:table-cell>
          <table:table-cell office:value-type="float" office:value="0.038397046034962" calcext:value-type="float">
            <text:p>0,038397046</text:p>
          </table:table-cell>
          <table:table-cell office:value-type="float" office:value="0.034724399649617" calcext:value-type="float">
            <text:p>0,0347243996</text:p>
          </table:table-cell>
          <table:table-cell office:value-type="float" office:value="0.030010717407656" calcext:value-type="float">
            <text:p>0,0300107174</text:p>
          </table:table-cell>
          <table:table-cell office:value-type="float" office:value="0.04615013780633" calcext:value-type="float">
            <text:p>0,0461501378</text:p>
          </table:table-cell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95835692624408" calcext:value-type="float">
            <text:p>0,3958356926</text:p>
          </table:table-cell>
          <table:table-cell office:value-type="float" office:value="0.459711282053486" calcext:value-type="float">
            <text:p>0,4597112821</text:p>
          </table:table-cell>
          <table:table-cell office:value-type="float" office:value="0.409632406508981" calcext:value-type="float">
            <text:p>0,4096324065</text:p>
          </table:table-cell>
          <table:table-cell office:value-type="float" office:value="0.442141852007412" calcext:value-type="float">
            <text:p>0,442141852</text:p>
          </table:table-cell>
          <table:table-cell office:value-type="float" office:value="6.70233386281101" calcext:value-type="float">
            <text:p>6,7023338628</text:p>
          </table:table-cell>
          <table:table-cell office:value-type="float" office:value="10.3144415381266" calcext:value-type="float">
            <text:p>10,3144415381</text:p>
          </table:table-cell>
          <table:table-cell office:value-type="float" office:value="7.86289246010161" calcext:value-type="float">
            <text:p>7,8628924601</text:p>
          </table:table-cell>
          <table:table-cell office:value-type="float" office:value="8.78111797686464" calcext:value-type="float">
            <text:p>8,7811179769</text:p>
          </table:table-cell>
          <table:table-cell office:value-type="float" office:value="0.239048240876161" calcext:value-type="float">
            <text:p>0,2390482409</text:p>
          </table:table-cell>
          <table:table-cell office:value-type="float" office:value="0.27910595656457" calcext:value-type="float">
            <text:p>0,2791059566</text:p>
          </table:table-cell>
          <table:table-cell office:value-type="float" office:value="0.247490879222797" calcext:value-type="float">
            <text:p>0,2474908792</text:p>
          </table:table-cell>
          <table:table-cell office:value-type="float" office:value="0.265834529669328" calcext:value-type="float">
            <text:p>0,2658345297</text:p>
          </table:table-cell>
          <table:table-cell office:value-type="float" office:value="0.038674611529389" calcext:value-type="float">
            <text:p>0,0386746115</text:p>
          </table:table-cell>
          <table:table-cell office:value-type="float" office:value="0.034801364023056" calcext:value-type="float">
            <text:p>0,034801364</text:p>
          </table:table-cell>
          <table:table-cell office:value-type="float" office:value="0.031226601536897" calcext:value-type="float">
            <text:p>0,0312266015</text:p>
          </table:table-cell>
          <table:table-cell office:value-type="float" office:value="0.045010709355009" calcext:value-type="float">
            <text:p>0,0450107094</text:p>
          </table:table-cell>
          <table:table-cell table:number-columns-repeated="100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9447304099456" calcext:value-type="float">
            <text:p>0,3894473041</text:p>
          </table:table-cell>
          <table:table-cell office:value-type="float" office:value="0.457971686076332" calcext:value-type="float">
            <text:p>0,4579716861</text:p>
          </table:table-cell>
          <table:table-cell office:value-type="float" office:value="0.406671750954877" calcext:value-type="float">
            <text:p>0,406671751</text:p>
          </table:table-cell>
          <table:table-cell office:value-type="float" office:value="0.436931722004626" calcext:value-type="float">
            <text:p>0,436931722</text:p>
          </table:table-cell>
          <table:table-cell office:value-type="float" office:value="6.66910905802732" calcext:value-type="float">
            <text:p>6,669109058</text:p>
          </table:table-cell>
          <table:table-cell office:value-type="float" office:value="10.9493063541819" calcext:value-type="float">
            <text:p>10,9493063542</text:p>
          </table:table-cell>
          <table:table-cell office:value-type="float" office:value="8.19228980126462" calcext:value-type="float">
            <text:p>8,1922898013</text:p>
          </table:table-cell>
          <table:table-cell office:value-type="float" office:value="8.82065151114712" calcext:value-type="float">
            <text:p>8,8206515111</text:p>
          </table:table-cell>
          <table:table-cell office:value-type="float" office:value="0.231912145493819" calcext:value-type="float">
            <text:p>0,2319121455</text:p>
          </table:table-cell>
          <table:table-cell office:value-type="float" office:value="0.273092937860448" calcext:value-type="float">
            <text:p>0,2730929379</text:p>
          </table:table-cell>
          <table:table-cell office:value-type="float" office:value="0.242674540734154" calcext:value-type="float">
            <text:p>0,2426745407</text:p>
          </table:table-cell>
          <table:table-cell office:value-type="float" office:value="0.256175317653426" calcext:value-type="float">
            <text:p>0,2561753177</text:p>
          </table:table-cell>
          <table:table-cell office:value-type="float" office:value="0.038285352648828" calcext:value-type="float">
            <text:p>0,0382853526</text:p>
          </table:table-cell>
          <table:table-cell office:value-type="float" office:value="0.032921798569245" calcext:value-type="float">
            <text:p>0,0329217986</text:p>
          </table:table-cell>
          <table:table-cell office:value-type="float" office:value="0.029972284431009" calcext:value-type="float">
            <text:p>0,0299722844</text:p>
          </table:table-cell>
          <table:table-cell office:value-type="float" office:value="0.044352145357512" calcext:value-type="float">
            <text:p>0,0443521454</text:p>
          </table:table-cell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95705829789572" calcext:value-type="float">
            <text:p>0,3957058298</text:p>
          </table:table-cell>
          <table:table-cell office:value-type="float" office:value="0.458529424637497" calcext:value-type="float">
            <text:p>0,4585294246</text:p>
          </table:table-cell>
          <table:table-cell office:value-type="float" office:value="0.409228644508843" calcext:value-type="float">
            <text:p>0,4092286445</text:p>
          </table:table-cell>
          <table:table-cell office:value-type="float" office:value="0.440646823342187" calcext:value-type="float">
            <text:p>0,4406468233</text:p>
          </table:table-cell>
          <table:table-cell office:value-type="float" office:value="6.9384208489138" calcext:value-type="float">
            <text:p>6,9384208489</text:p>
          </table:table-cell>
          <table:table-cell office:value-type="float" office:value="11.2532820193896" calcext:value-type="float">
            <text:p>11,2532820194</text:p>
          </table:table-cell>
          <table:table-cell office:value-type="float" office:value="8.092288350008" calcext:value-type="float">
            <text:p>8,09228835</text:p>
          </table:table-cell>
          <table:table-cell office:value-type="float" office:value="9.13335190421501" calcext:value-type="float">
            <text:p>9,1333519042</text:p>
          </table:table-cell>
          <table:table-cell office:value-type="float" office:value="0.238132692584507" calcext:value-type="float">
            <text:p>0,2381326926</text:p>
          </table:table-cell>
          <table:table-cell office:value-type="float" office:value="0.275086088072443" calcext:value-type="float">
            <text:p>0,2750860881</text:p>
          </table:table-cell>
          <table:table-cell office:value-type="float" office:value="0.246577019061922" calcext:value-type="float">
            <text:p>0,2465770191</text:p>
          </table:table-cell>
          <table:table-cell office:value-type="float" office:value="0.261919696631635" calcext:value-type="float">
            <text:p>0,2619196966</text:p>
          </table:table-cell>
          <table:table-cell office:value-type="float" office:value="0.037178680678557" calcext:value-type="float">
            <text:p>0,0371786807</text:p>
          </table:table-cell>
          <table:table-cell office:value-type="float" office:value="0.033529612574752" calcext:value-type="float">
            <text:p>0,0335296126</text:p>
          </table:table-cell>
          <table:table-cell office:value-type="float" office:value="0.029251353030824" calcext:value-type="float">
            <text:p>0,029251353</text:p>
          </table:table-cell>
          <table:table-cell office:value-type="float" office:value="0.044405056665565" calcext:value-type="float">
            <text:p>0,0444050567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93710442564081" calcext:value-type="float">
            <text:p>0,3937104426</text:p>
          </table:table-cell>
          <table:table-cell office:value-type="float" office:value="0.459911086938519" calcext:value-type="float">
            <text:p>0,4599110869</text:p>
          </table:table-cell>
          <table:table-cell office:value-type="float" office:value="0.406306354855444" calcext:value-type="float">
            <text:p>0,4063063549</text:p>
          </table:table-cell>
          <table:table-cell office:value-type="float" office:value="0.443445903390674" calcext:value-type="float">
            <text:p>0,4434459034</text:p>
          </table:table-cell>
          <table:table-cell office:value-type="float" office:value="7.10742212871555" calcext:value-type="float">
            <text:p>7,1074221287</text:p>
          </table:table-cell>
          <table:table-cell office:value-type="float" office:value="11.1056944837215" calcext:value-type="float">
            <text:p>11,1056944837</text:p>
          </table:table-cell>
          <table:table-cell office:value-type="float" office:value="8.15422222635048" calcext:value-type="float">
            <text:p>8,1542222264</text:p>
          </table:table-cell>
          <table:table-cell office:value-type="float" office:value="9.5083793325712" calcext:value-type="float">
            <text:p>9,5083793326</text:p>
          </table:table-cell>
          <table:table-cell office:value-type="float" office:value="0.237999063088599" calcext:value-type="float">
            <text:p>0,2379990631</text:p>
          </table:table-cell>
          <table:table-cell office:value-type="float" office:value="0.278382326820913" calcext:value-type="float">
            <text:p>0,2783823268</text:p>
          </table:table-cell>
          <table:table-cell office:value-type="float" office:value="0.246133282916014" calcext:value-type="float">
            <text:p>0,2461332829</text:p>
          </table:table-cell>
          <table:table-cell office:value-type="float" office:value="0.265457467317306" calcext:value-type="float">
            <text:p>0,2654574673</text:p>
          </table:table-cell>
          <table:table-cell office:value-type="float" office:value="0.034885656036694" calcext:value-type="float">
            <text:p>0,034885656</text:p>
          </table:table-cell>
          <table:table-cell office:value-type="float" office:value="0.031008656048366" calcext:value-type="float">
            <text:p>0,031008656</text:p>
          </table:table-cell>
          <table:table-cell office:value-type="float" office:value="0.027135361421034" calcext:value-type="float">
            <text:p>0,0271353614</text:p>
          </table:table-cell>
          <table:table-cell office:value-type="float" office:value="0.041713199308675" calcext:value-type="float">
            <text:p>0,0417131993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89967071928803" calcext:value-type="float">
            <text:p>0,3899670719</text:p>
          </table:table-cell>
          <table:table-cell office:value-type="float" office:value="0.456667150167725" calcext:value-type="float">
            <text:p>0,4566671502</text:p>
          </table:table-cell>
          <table:table-cell office:value-type="float" office:value="0.403628635866994" calcext:value-type="float">
            <text:p>0,4036286359</text:p>
          </table:table-cell>
          <table:table-cell office:value-type="float" office:value="0.438586303533842" calcext:value-type="float">
            <text:p>0,4385863035</text:p>
          </table:table-cell>
          <table:table-cell office:value-type="float" office:value="6.96275394759043" calcext:value-type="float">
            <text:p>6,9627539476</text:p>
          </table:table-cell>
          <table:table-cell office:value-type="float" office:value="10.9890514906913" calcext:value-type="float">
            <text:p>10,9890514907</text:p>
          </table:table-cell>
          <table:table-cell office:value-type="float" office:value="8.28483061128201" calcext:value-type="float">
            <text:p>8,2848306113</text:p>
          </table:table-cell>
          <table:table-cell office:value-type="float" office:value="8.978887425515" calcext:value-type="float">
            <text:p>8,9788874255</text:p>
          </table:table-cell>
          <table:table-cell office:value-type="float" office:value="0.232712924853893" calcext:value-type="float">
            <text:p>0,2327129249</text:p>
          </table:table-cell>
          <table:table-cell office:value-type="float" office:value="0.265401116583514" calcext:value-type="float">
            <text:p>0,2654011166</text:p>
          </table:table-cell>
          <table:table-cell office:value-type="float" office:value="0.240913875615434" calcext:value-type="float">
            <text:p>0,2409138756</text:p>
          </table:table-cell>
          <table:table-cell office:value-type="float" office:value="0.252732617360809" calcext:value-type="float">
            <text:p>0,2527326174</text:p>
          </table:table-cell>
          <table:table-cell office:value-type="float" office:value="0.03781149377955" calcext:value-type="float">
            <text:p>0,0378114938</text:p>
          </table:table-cell>
          <table:table-cell office:value-type="float" office:value="0.037206449644099" calcext:value-type="float">
            <text:p>0,0372064496</text:p>
          </table:table-cell>
          <table:table-cell office:value-type="float" office:value="0.030637339335655" calcext:value-type="float">
            <text:p>0,0306373393</text:p>
          </table:table-cell>
          <table:table-cell office:value-type="float" office:value="0.046949313603256" calcext:value-type="float">
            <text:p>0,0469493136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8120412028196" calcext:value-type="float">
            <text:p>0,3812041203</text:p>
          </table:table-cell>
          <table:table-cell office:value-type="float" office:value="0.447876421048713" calcext:value-type="float">
            <text:p>0,447876421</text:p>
          </table:table-cell>
          <table:table-cell office:value-type="float" office:value="0.397473218163071" calcext:value-type="float">
            <text:p>0,3974732182</text:p>
          </table:table-cell>
          <table:table-cell office:value-type="float" office:value="0.425024664470824" calcext:value-type="float">
            <text:p>0,4250246645</text:p>
          </table:table-cell>
          <table:table-cell office:value-type="float" office:value="6.36008653096859" calcext:value-type="float">
            <text:p>6,360086531</text:p>
          </table:table-cell>
          <table:table-cell office:value-type="float" office:value="10.6475046012307" calcext:value-type="float">
            <text:p>10,6475046012</text:p>
          </table:table-cell>
          <table:table-cell office:value-type="float" office:value="7.58500382497415" calcext:value-type="float">
            <text:p>7,585003825</text:p>
          </table:table-cell>
          <table:table-cell office:value-type="float" office:value="7.98872664521674" calcext:value-type="float">
            <text:p>7,9887266452</text:p>
          </table:table-cell>
          <table:table-cell office:value-type="float" office:value="0.228082315298528" calcext:value-type="float">
            <text:p>0,2280823153</text:p>
          </table:table-cell>
          <table:table-cell office:value-type="float" office:value="0.265889218430628" calcext:value-type="float">
            <text:p>0,2658892184</text:p>
          </table:table-cell>
          <table:table-cell office:value-type="float" office:value="0.237982711492422" calcext:value-type="float">
            <text:p>0,2379827115</text:p>
          </table:table-cell>
          <table:table-cell office:value-type="float" office:value="0.250395052679094" calcext:value-type="float">
            <text:p>0,2503950527</text:p>
          </table:table-cell>
          <table:table-cell office:value-type="float" office:value="0.040469052316256" calcext:value-type="float">
            <text:p>0,0404690523</text:p>
          </table:table-cell>
          <table:table-cell office:value-type="float" office:value="0.036595041750417" calcext:value-type="float">
            <text:p>0,0365950418</text:p>
          </table:table-cell>
          <table:table-cell office:value-type="float" office:value="0.031206830599884" calcext:value-type="float">
            <text:p>0,0312068306</text:p>
          </table:table-cell>
          <table:table-cell office:value-type="float" office:value="0.049254661550637" calcext:value-type="float">
            <text:p>0,0492546616</text:p>
          </table:table-cell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878523150349" calcext:value-type="float">
            <text:p>0,387852315</text:p>
          </table:table-cell>
          <table:table-cell office:value-type="float" office:value="0.452606278067706" calcext:value-type="float">
            <text:p>0,4526062781</text:p>
          </table:table-cell>
          <table:table-cell office:value-type="float" office:value="0.400522165866154" calcext:value-type="float">
            <text:p>0,4005221659</text:p>
          </table:table-cell>
          <table:table-cell office:value-type="float" office:value="0.433888884125674" calcext:value-type="float">
            <text:p>0,4338888841</text:p>
          </table:table-cell>
          <table:table-cell office:value-type="float" office:value="6.73324220970042" calcext:value-type="float">
            <text:p>6,7332422097</text:p>
          </table:table-cell>
          <table:table-cell office:value-type="float" office:value="10.8045430629469" calcext:value-type="float">
            <text:p>10,8045430629</text:p>
          </table:table-cell>
          <table:table-cell office:value-type="float" office:value="8.17142901497143" calcext:value-type="float">
            <text:p>8,171429015</text:p>
          </table:table-cell>
          <table:table-cell office:value-type="float" office:value="8.53308068828463" calcext:value-type="float">
            <text:p>8,5330806883</text:p>
          </table:table-cell>
          <table:table-cell office:value-type="float" office:value="0.242349301573167" calcext:value-type="float">
            <text:p>0,2423493016</text:p>
          </table:table-cell>
          <table:table-cell office:value-type="float" office:value="0.278387967266222" calcext:value-type="float">
            <text:p>0,2783879673</text:p>
          </table:table-cell>
          <table:table-cell office:value-type="float" office:value="0.25056867841212" calcext:value-type="float">
            <text:p>0,2505686784</text:p>
          </table:table-cell>
          <table:table-cell office:value-type="float" office:value="0.265543954647381" calcext:value-type="float">
            <text:p>0,2655439546</text:p>
          </table:table-cell>
          <table:table-cell office:value-type="float" office:value="0.038283528334223" calcext:value-type="float">
            <text:p>0,0382835283</text:p>
          </table:table-cell>
          <table:table-cell office:value-type="float" office:value="0.035403443692558" calcext:value-type="float">
            <text:p>0,0354034437</text:p>
          </table:table-cell>
          <table:table-cell office:value-type="float" office:value="0.030717728300564" calcext:value-type="float">
            <text:p>0,0307177283</text:p>
          </table:table-cell>
          <table:table-cell office:value-type="float" office:value="0.045814581160235" calcext:value-type="float">
            <text:p>0,0458145812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9001172689337" calcext:value-type="float">
            <text:p>0,3900117269</text:p>
          </table:table-cell>
          <table:table-cell office:value-type="float" office:value="0.457611594358735" calcext:value-type="float">
            <text:p>0,4576115944</text:p>
          </table:table-cell>
          <table:table-cell office:value-type="float" office:value="0.403155503531752" calcext:value-type="float">
            <text:p>0,4031555035</text:p>
          </table:table-cell>
          <table:table-cell office:value-type="float" office:value="0.438478088976338" calcext:value-type="float">
            <text:p>0,438478089</text:p>
          </table:table-cell>
          <table:table-cell office:value-type="float" office:value="6.65103395827074" calcext:value-type="float">
            <text:p>6,6510339583</text:p>
          </table:table-cell>
          <table:table-cell office:value-type="float" office:value="10.8943229010077" calcext:value-type="float">
            <text:p>10,894322901</text:p>
          </table:table-cell>
          <table:table-cell office:value-type="float" office:value="8.01763190660821" calcext:value-type="float">
            <text:p>8,0176319066</text:p>
          </table:table-cell>
          <table:table-cell office:value-type="float" office:value="8.61258926881228" calcext:value-type="float">
            <text:p>8,6125892688</text:p>
          </table:table-cell>
          <table:table-cell office:value-type="float" office:value="0.238548812275643" calcext:value-type="float">
            <text:p>0,2385488123</text:p>
          </table:table-cell>
          <table:table-cell office:value-type="float" office:value="0.269824673493769" calcext:value-type="float">
            <text:p>0,2698246735</text:p>
          </table:table-cell>
          <table:table-cell office:value-type="float" office:value="0.246892945694195" calcext:value-type="float">
            <text:p>0,2468929457</text:p>
          </table:table-cell>
          <table:table-cell office:value-type="float" office:value="0.256983758486754" calcext:value-type="float">
            <text:p>0,2569837585</text:p>
          </table:table-cell>
          <table:table-cell office:value-type="float" office:value="0.0389474414377" calcext:value-type="float">
            <text:p>0,0389474414</text:p>
          </table:table-cell>
          <table:table-cell office:value-type="float" office:value="0.034459891258934" calcext:value-type="float">
            <text:p>0,0344598913</text:p>
          </table:table-cell>
          <table:table-cell office:value-type="float" office:value="0.030329526655728" calcext:value-type="float">
            <text:p>0,0303295267</text:p>
          </table:table-cell>
          <table:table-cell office:value-type="float" office:value="0.046398450396734" calcext:value-type="float">
            <text:p>0,0463984504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94726770563145" calcext:value-type="float">
            <text:p>0,3947267706</text:p>
          </table:table-cell>
          <table:table-cell office:value-type="float" office:value="0.46076339530707" calcext:value-type="float">
            <text:p>0,4607633953</text:p>
          </table:table-cell>
          <table:table-cell office:value-type="float" office:value="0.406703268923734" calcext:value-type="float">
            <text:p>0,4067032689</text:p>
          </table:table-cell>
          <table:table-cell office:value-type="float" office:value="0.442984320679923" calcext:value-type="float">
            <text:p>0,4429843207</text:p>
          </table:table-cell>
          <table:table-cell office:value-type="float" office:value="6.7388748337747" calcext:value-type="float">
            <text:p>6,7388748338</text:p>
          </table:table-cell>
          <table:table-cell office:value-type="float" office:value="11.1926167975293" calcext:value-type="float">
            <text:p>11,1926167975</text:p>
          </table:table-cell>
          <table:table-cell office:value-type="float" office:value="7.95290792138192" calcext:value-type="float">
            <text:p>7,9529079214</text:p>
          </table:table-cell>
          <table:table-cell office:value-type="float" office:value="9.08017664787587" calcext:value-type="float">
            <text:p>9,0801766479</text:p>
          </table:table-cell>
          <table:table-cell office:value-type="float" office:value="0.244709330409505" calcext:value-type="float">
            <text:p>0,2447093304</text:p>
          </table:table-cell>
          <table:table-cell office:value-type="float" office:value="0.286642818717517" calcext:value-type="float">
            <text:p>0,2866428187</text:p>
          </table:table-cell>
          <table:table-cell office:value-type="float" office:value="0.253043089494536" calcext:value-type="float">
            <text:p>0,2530430895</text:p>
          </table:table-cell>
          <table:table-cell office:value-type="float" office:value="0.273409736700713" calcext:value-type="float">
            <text:p>0,2734097367</text:p>
          </table:table-cell>
          <table:table-cell office:value-type="float" office:value="0.039846800787789" calcext:value-type="float">
            <text:p>0,0398468008</text:p>
          </table:table-cell>
          <table:table-cell office:value-type="float" office:value="0.037389037424049" calcext:value-type="float">
            <text:p>0,0373890374</text:p>
          </table:table-cell>
          <table:table-cell office:value-type="float" office:value="0.03123270869512" calcext:value-type="float">
            <text:p>0,0312327087</text:p>
          </table:table-cell>
          <table:table-cell office:value-type="float" office:value="0.049169868865582" calcext:value-type="float">
            <text:p>0,0491698689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86325003257133" calcext:value-type="float">
            <text:p>0,3863250033</text:p>
          </table:table-cell>
          <table:table-cell office:value-type="float" office:value="0.459084772193808" calcext:value-type="float">
            <text:p>0,4590847722</text:p>
          </table:table-cell>
          <table:table-cell office:value-type="float" office:value="0.401387315741846" calcext:value-type="float">
            <text:p>0,4013873157</text:p>
          </table:table-cell>
          <table:table-cell office:value-type="float" office:value="0.437317224679821" calcext:value-type="float">
            <text:p>0,4373172247</text:p>
          </table:table-cell>
          <table:table-cell office:value-type="float" office:value="6.51443597458886" calcext:value-type="float">
            <text:p>6,5144359746</text:p>
          </table:table-cell>
          <table:table-cell office:value-type="float" office:value="11.1594636173009" calcext:value-type="float">
            <text:p>11,1594636173</text:p>
          </table:table-cell>
          <table:table-cell office:value-type="float" office:value="7.9216607271677" calcext:value-type="float">
            <text:p>7,9216607272</text:p>
          </table:table-cell>
          <table:table-cell office:value-type="float" office:value="8.68396831136073" calcext:value-type="float">
            <text:p>8,6839683114</text:p>
          </table:table-cell>
          <table:table-cell office:value-type="float" office:value="0.237117400562909" calcext:value-type="float">
            <text:p>0,2371174006</text:p>
          </table:table-cell>
          <table:table-cell office:value-type="float" office:value="0.280005299300548" calcext:value-type="float">
            <text:p>0,2800052993</text:p>
          </table:table-cell>
          <table:table-cell office:value-type="float" office:value="0.247384583791492" calcext:value-type="float">
            <text:p>0,2473845838</text:p>
          </table:table-cell>
          <table:table-cell office:value-type="float" office:value="0.263847613922522" calcext:value-type="float">
            <text:p>0,2638476139</text:p>
          </table:table-cell>
          <table:table-cell office:value-type="float" office:value="0.038154528844785" calcext:value-type="float">
            <text:p>0,0381545288</text:p>
          </table:table-cell>
          <table:table-cell office:value-type="float" office:value="0.03654812487825" calcext:value-type="float">
            <text:p>0,0365481249</text:p>
          </table:table-cell>
          <table:table-cell office:value-type="float" office:value="0.030257262630417" calcext:value-type="float">
            <text:p>0,0302572626</text:p>
          </table:table-cell>
          <table:table-cell office:value-type="float" office:value="0.047166448808591" calcext:value-type="float">
            <text:p>0,0471664488</text:p>
          </table:table-cell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95491068885203" calcext:value-type="float">
            <text:p>0,3954910689</text:p>
          </table:table-cell>
          <table:table-cell office:value-type="float" office:value="0.462063809166987" calcext:value-type="float">
            <text:p>0,4620638092</text:p>
          </table:table-cell>
          <table:table-cell office:value-type="float" office:value="0.405572892088886" calcext:value-type="float">
            <text:p>0,4055728921</text:p>
          </table:table-cell>
          <table:table-cell office:value-type="float" office:value="0.447598043357153" calcext:value-type="float">
            <text:p>0,4475980434</text:p>
          </table:table-cell>
          <table:table-cell office:value-type="float" office:value="6.97873769160224" calcext:value-type="float">
            <text:p>6,9787376916</text:p>
          </table:table-cell>
          <table:table-cell office:value-type="float" office:value="11.6496009745161" calcext:value-type="float">
            <text:p>11,6496009745</text:p>
          </table:table-cell>
          <table:table-cell office:value-type="float" office:value="8.16721600366888" calcext:value-type="float">
            <text:p>8,1672160037</text:p>
          </table:table-cell>
          <table:table-cell office:value-type="float" office:value="10.1137447071523" calcext:value-type="float">
            <text:p>10,1137447072</text:p>
          </table:table-cell>
          <table:table-cell office:value-type="float" office:value="0.24105219923194" calcext:value-type="float">
            <text:p>0,2410521992</text:p>
          </table:table-cell>
          <table:table-cell office:value-type="float" office:value="0.281068074255734" calcext:value-type="float">
            <text:p>0,2810680743</text:p>
          </table:table-cell>
          <table:table-cell office:value-type="float" office:value="0.248582213397958" calcext:value-type="float">
            <text:p>0,2485822134</text:p>
          </table:table-cell>
          <table:table-cell office:value-type="float" office:value="0.269194845670806" calcext:value-type="float">
            <text:p>0,2691948457</text:p>
          </table:table-cell>
          <table:table-cell office:value-type="float" office:value="0.033945899371141" calcext:value-type="float">
            <text:p>0,0339458994</text:p>
          </table:table-cell>
          <table:table-cell office:value-type="float" office:value="0.032289205204744" calcext:value-type="float">
            <text:p>0,0322892052</text:p>
          </table:table-cell>
          <table:table-cell office:value-type="float" office:value="0.027294601158998" calcext:value-type="float">
            <text:p>0,0272946012</text:p>
          </table:table-cell>
          <table:table-cell office:value-type="float" office:value="0.041353254737239" calcext:value-type="float">
            <text:p>0,0413532547</text:p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89891772241627" calcext:value-type="float">
            <text:p>0,3898917722</text:p>
          </table:table-cell>
          <table:table-cell office:value-type="float" office:value="0.45271262597853" calcext:value-type="float">
            <text:p>0,452712626</text:p>
          </table:table-cell>
          <table:table-cell office:value-type="float" office:value="0.401761018327481" calcext:value-type="float">
            <text:p>0,4017610183</text:p>
          </table:table-cell>
          <table:table-cell office:value-type="float" office:value="0.435027484659134" calcext:value-type="float">
            <text:p>0,4350274847</text:p>
          </table:table-cell>
          <table:table-cell office:value-type="float" office:value="6.75821274938684" calcext:value-type="float">
            <text:p>6,7582127494</text:p>
          </table:table-cell>
          <table:table-cell office:value-type="float" office:value="10.9672240839151" calcext:value-type="float">
            <text:p>10,9672240839</text:p>
          </table:table-cell>
          <table:table-cell office:value-type="float" office:value="7.92678527485979" calcext:value-type="float">
            <text:p>7,9267852749</text:p>
          </table:table-cell>
          <table:table-cell office:value-type="float" office:value="8.89264044173988" calcext:value-type="float">
            <text:p>8,8926404417</text:p>
          </table:table-cell>
          <table:table-cell office:value-type="float" office:value="0.23273885422222" calcext:value-type="float">
            <text:p>0,2327388542</text:p>
          </table:table-cell>
          <table:table-cell office:value-type="float" office:value="0.266108123339447" calcext:value-type="float">
            <text:p>0,2661081233</text:p>
          </table:table-cell>
          <table:table-cell office:value-type="float" office:value="0.239993914511289" calcext:value-type="float">
            <text:p>0,2399939145</text:p>
          </table:table-cell>
          <table:table-cell office:value-type="float" office:value="0.254840670349453" calcext:value-type="float">
            <text:p>0,2548406703</text:p>
          </table:table-cell>
          <table:table-cell office:value-type="float" office:value="0.036588458029649" calcext:value-type="float">
            <text:p>0,036588458</text:p>
          </table:table-cell>
          <table:table-cell office:value-type="float" office:value="0.035089565676498" calcext:value-type="float">
            <text:p>0,0350895657</text:p>
          </table:table-cell>
          <table:table-cell office:value-type="float" office:value="0.028703470230895" calcext:value-type="float">
            <text:p>0,0287034702</text:p>
          </table:table-cell>
          <table:table-cell office:value-type="float" office:value="0.04586453696311" calcext:value-type="float">
            <text:p>0,045864537</text:p>
          </table:table-cell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85608426577331" calcext:value-type="float">
            <text:p>0,3856084266</text:p>
          </table:table-cell>
          <table:table-cell office:value-type="float" office:value="0.452464659378688" calcext:value-type="float">
            <text:p>0,4524646594</text:p>
          </table:table-cell>
          <table:table-cell office:value-type="float" office:value="0.396237408865806" calcext:value-type="float">
            <text:p>0,3962374089</text:p>
          </table:table-cell>
          <table:table-cell office:value-type="float" office:value="0.437385225455045" calcext:value-type="float">
            <text:p>0,4373852255</text:p>
          </table:table-cell>
          <table:table-cell office:value-type="float" office:value="6.4502514592091" calcext:value-type="float">
            <text:p>6,4502514592</text:p>
          </table:table-cell>
          <table:table-cell office:value-type="float" office:value="10.2892197354541" calcext:value-type="float">
            <text:p>10,2892197355</text:p>
          </table:table-cell>
          <table:table-cell office:value-type="float" office:value="7.29011196019064" calcext:value-type="float">
            <text:p>7,2901119602</text:p>
          </table:table-cell>
          <table:table-cell office:value-type="float" office:value="8.57320428721735" calcext:value-type="float">
            <text:p>8,5732042872</text:p>
          </table:table-cell>
          <table:table-cell office:value-type="float" office:value="0.239882735633791" calcext:value-type="float">
            <text:p>0,2398827356</text:p>
          </table:table-cell>
          <table:table-cell office:value-type="float" office:value="0.273290561259012" calcext:value-type="float">
            <text:p>0,2732905613</text:p>
          </table:table-cell>
          <table:table-cell office:value-type="float" office:value="0.247309837380828" calcext:value-type="float">
            <text:p>0,2473098374</text:p>
          </table:table-cell>
          <table:table-cell office:value-type="float" office:value="0.261727523281236" calcext:value-type="float">
            <text:p>0,2617275233</text:p>
          </table:table-cell>
          <table:table-cell office:value-type="float" office:value="0.03561236784133" calcext:value-type="float">
            <text:p>0,0356123678</text:p>
          </table:table-cell>
          <table:table-cell office:value-type="float" office:value="0.035613787926443" calcext:value-type="float">
            <text:p>0,0356137879</text:p>
          </table:table-cell>
          <table:table-cell office:value-type="float" office:value="0.029048281390414" calcext:value-type="float">
            <text:p>0,0290482814</text:p>
          </table:table-cell>
          <table:table-cell office:value-type="float" office:value="0.044584869496868" calcext:value-type="float">
            <text:p>0,0445848695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830507417283" calcext:value-type="float">
            <text:p>0,3830507417</text:p>
          </table:table-cell>
          <table:table-cell office:value-type="float" office:value="0.451869250162172" calcext:value-type="float">
            <text:p>0,4518692502</text:p>
          </table:table-cell>
          <table:table-cell office:value-type="float" office:value="0.3948097405524" calcext:value-type="float">
            <text:p>0,3948097406</text:p>
          </table:table-cell>
          <table:table-cell office:value-type="float" office:value="0.434536278072838" calcext:value-type="float">
            <text:p>0,4345362781</text:p>
          </table:table-cell>
          <table:table-cell office:value-type="float" office:value="6.39097342727588" calcext:value-type="float">
            <text:p>6,3909734273</text:p>
          </table:table-cell>
          <table:table-cell office:value-type="float" office:value="10.6962809759232" calcext:value-type="float">
            <text:p>10,6962809759</text:p>
          </table:table-cell>
          <table:table-cell office:value-type="float" office:value="7.6489389495839" calcext:value-type="float">
            <text:p>7,6489389496</text:p>
          </table:table-cell>
          <table:table-cell office:value-type="float" office:value="9.00055888257288" calcext:value-type="float">
            <text:p>9,0005588826</text:p>
          </table:table-cell>
          <table:table-cell office:value-type="float" office:value="0.230419289456075" calcext:value-type="float">
            <text:p>0,2304192895</text:p>
          </table:table-cell>
          <table:table-cell office:value-type="float" office:value="0.267795907147996" calcext:value-type="float">
            <text:p>0,2677959071</text:p>
          </table:table-cell>
          <table:table-cell office:value-type="float" office:value="0.238620518124761" calcext:value-type="float">
            <text:p>0,2386205181</text:p>
          </table:table-cell>
          <table:table-cell office:value-type="float" office:value="0.254812067827408" calcext:value-type="float">
            <text:p>0,2548120678</text:p>
          </table:table-cell>
          <table:table-cell office:value-type="float" office:value="0.036866004386694" calcext:value-type="float">
            <text:p>0,0368660044</text:p>
          </table:table-cell>
          <table:table-cell office:value-type="float" office:value="0.035346719900414" calcext:value-type="float">
            <text:p>0,0353467199</text:p>
          </table:table-cell>
          <table:table-cell office:value-type="float" office:value="0.029250050205327" calcext:value-type="float">
            <text:p>0,0292500502</text:p>
          </table:table-cell>
          <table:table-cell office:value-type="float" office:value="0.045796994829726" calcext:value-type="float">
            <text:p>0,0457969948</text:p>
          </table:table-cell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85007640488843" calcext:value-type="float">
            <text:p>0,3850076405</text:p>
          </table:table-cell>
          <table:table-cell office:value-type="float" office:value="0.454351463162933" calcext:value-type="float">
            <text:p>0,4543514632</text:p>
          </table:table-cell>
          <table:table-cell office:value-type="float" office:value="0.395665971398598" calcext:value-type="float">
            <text:p>0,3956659714</text:p>
          </table:table-cell>
          <table:table-cell office:value-type="float" office:value="0.438992091055867" calcext:value-type="float">
            <text:p>0,4389920911</text:p>
          </table:table-cell>
          <table:table-cell office:value-type="float" office:value="6.70636384648149" calcext:value-type="float">
            <text:p>6,7063638465</text:p>
          </table:table-cell>
          <table:table-cell office:value-type="float" office:value="10.5438995287682" calcext:value-type="float">
            <text:p>10,5438995288</text:p>
          </table:table-cell>
          <table:table-cell office:value-type="float" office:value="7.59394484451958" calcext:value-type="float">
            <text:p>7,5939448445</text:p>
          </table:table-cell>
          <table:table-cell office:value-type="float" office:value="8.97807088128254" calcext:value-type="float">
            <text:p>8,9780708813</text:p>
          </table:table-cell>
          <table:table-cell office:value-type="float" office:value="0.226172760595989" calcext:value-type="float">
            <text:p>0,2261727606</text:p>
          </table:table-cell>
          <table:table-cell office:value-type="float" office:value="0.261519966006325" calcext:value-type="float">
            <text:p>0,261519966</text:p>
          </table:table-cell>
          <table:table-cell office:value-type="float" office:value="0.232783794135516" calcext:value-type="float">
            <text:p>0,2327837941</text:p>
          </table:table-cell>
          <table:table-cell office:value-type="float" office:value="0.25099256638032" calcext:value-type="float">
            <text:p>0,2509925664</text:p>
          </table:table-cell>
          <table:table-cell office:value-type="float" office:value="0.036387749936277" calcext:value-type="float">
            <text:p>0,0363877499</text:p>
          </table:table-cell>
          <table:table-cell office:value-type="float" office:value="0.034327054668096" calcext:value-type="float">
            <text:p>0,0343270547</text:p>
          </table:table-cell>
          <table:table-cell office:value-type="float" office:value="0.029329992819839" calcext:value-type="float">
            <text:p>0,0293299928</text:p>
          </table:table-cell>
          <table:table-cell office:value-type="float" office:value="0.044131457358612" calcext:value-type="float">
            <text:p>0,0441314574</text:p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90016017404828" calcext:value-type="float">
            <text:p>0,3900160174</text:p>
          </table:table-cell>
          <table:table-cell office:value-type="float" office:value="0.456527620914378" calcext:value-type="float">
            <text:p>0,4565276209</text:p>
          </table:table-cell>
          <table:table-cell office:value-type="float" office:value="0.400620972625864" calcext:value-type="float">
            <text:p>0,4006209726</text:p>
          </table:table-cell>
          <table:table-cell office:value-type="float" office:value="0.440673446524735" calcext:value-type="float">
            <text:p>0,4406734465</text:p>
          </table:table-cell>
          <table:table-cell office:value-type="float" office:value="6.79114444473106" calcext:value-type="float">
            <text:p>6,7911444447</text:p>
          </table:table-cell>
          <table:table-cell office:value-type="float" office:value="11.3088133121584" calcext:value-type="float">
            <text:p>11,3088133122</text:p>
          </table:table-cell>
          <table:table-cell office:value-type="float" office:value="7.82442449727709" calcext:value-type="float">
            <text:p>7,8244244973</text:p>
          </table:table-cell>
          <table:table-cell office:value-type="float" office:value="9.88647311626047" calcext:value-type="float">
            <text:p>9,8864731163</text:p>
          </table:table-cell>
          <table:table-cell office:value-type="float" office:value="0.234490425429628" calcext:value-type="float">
            <text:p>0,2344904254</text:p>
          </table:table-cell>
          <table:table-cell office:value-type="float" office:value="0.269227761115615" calcext:value-type="float">
            <text:p>0,2692277611</text:p>
          </table:table-cell>
          <table:table-cell office:value-type="float" office:value="0.241007573896444" calcext:value-type="float">
            <text:p>0,2410075739</text:p>
          </table:table-cell>
          <table:table-cell office:value-type="float" office:value="0.258858157480946" calcext:value-type="float">
            <text:p>0,2588581575</text:p>
          </table:table-cell>
          <table:table-cell office:value-type="float" office:value="0.036181672574084" calcext:value-type="float">
            <text:p>0,0361816726</text:p>
          </table:table-cell>
          <table:table-cell office:value-type="float" office:value="0.033995748342745" calcext:value-type="float">
            <text:p>0,0339957483</text:p>
          </table:table-cell>
          <table:table-cell office:value-type="float" office:value="0.029803089302345" calcext:value-type="float">
            <text:p>0,0298030893</text:p>
          </table:table-cell>
          <table:table-cell office:value-type="float" office:value="0.042921294836199" calcext:value-type="float">
            <text:p>0,0429212948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90990405328912" calcext:value-type="float">
            <text:p>0,3909904053</text:p>
          </table:table-cell>
          <table:table-cell office:value-type="float" office:value="0.459790913283407" calcext:value-type="float">
            <text:p>0,4597909133</text:p>
          </table:table-cell>
          <table:table-cell office:value-type="float" office:value="0.402324862229417" calcext:value-type="float">
            <text:p>0,4023248622</text:p>
          </table:table-cell>
          <table:table-cell office:value-type="float" office:value="0.443510763892181" calcext:value-type="float">
            <text:p>0,4435107639</text:p>
          </table:table-cell>
          <table:table-cell office:value-type="float" office:value="6.5396893762037" calcext:value-type="float">
            <text:p>6,5396893762</text:p>
          </table:table-cell>
          <table:table-cell office:value-type="float" office:value="10.9052771190972" calcext:value-type="float">
            <text:p>10,9052771191</text:p>
          </table:table-cell>
          <table:table-cell office:value-type="float" office:value="7.85641261259164" calcext:value-type="float">
            <text:p>7,8564126126</text:p>
          </table:table-cell>
          <table:table-cell office:value-type="float" office:value="9.38713833235171" calcext:value-type="float">
            <text:p>9,3871383324</text:p>
          </table:table-cell>
          <table:table-cell office:value-type="float" office:value="0.242660119597419" calcext:value-type="float">
            <text:p>0,2426601196</text:p>
          </table:table-cell>
          <table:table-cell office:value-type="float" office:value="0.281172444457341" calcext:value-type="float">
            <text:p>0,2811724445</text:p>
          </table:table-cell>
          <table:table-cell office:value-type="float" office:value="0.24985902545281" calcext:value-type="float">
            <text:p>0,2498590255</text:p>
          </table:table-cell>
          <table:table-cell office:value-type="float" office:value="0.269555622709363" calcext:value-type="float">
            <text:p>0,2695556227</text:p>
          </table:table-cell>
          <table:table-cell office:value-type="float" office:value="0.038685276267907" calcext:value-type="float">
            <text:p>0,0386852763</text:p>
          </table:table-cell>
          <table:table-cell office:value-type="float" office:value="0.038263694559107" calcext:value-type="float">
            <text:p>0,0382636946</text:p>
          </table:table-cell>
          <table:table-cell office:value-type="float" office:value="0.032127601994098" calcext:value-type="float">
            <text:p>0,032127602</text:p>
          </table:table-cell>
          <table:table-cell office:value-type="float" office:value="0.04741532025438" calcext:value-type="float">
            <text:p>0,0474153203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86270850284711" calcext:value-type="float">
            <text:p>0,3862708503</text:p>
          </table:table-cell>
          <table:table-cell office:value-type="float" office:value="0.456580393851512" calcext:value-type="float">
            <text:p>0,4565803939</text:p>
          </table:table-cell>
          <table:table-cell office:value-type="float" office:value="0.399345059214472" calcext:value-type="float">
            <text:p>0,3993450592</text:p>
          </table:table-cell>
          <table:table-cell office:value-type="float" office:value="0.436269417216561" calcext:value-type="float">
            <text:p>0,4362694172</text:p>
          </table:table-cell>
          <table:table-cell office:value-type="float" office:value="6.13628386850656" calcext:value-type="float">
            <text:p>6,1362838685</text:p>
          </table:table-cell>
          <table:table-cell office:value-type="float" office:value="10.4017475581306" calcext:value-type="float">
            <text:p>10,4017475581</text:p>
          </table:table-cell>
          <table:table-cell office:value-type="float" office:value="7.52078743009903" calcext:value-type="float">
            <text:p>7,5207874301</text:p>
          </table:table-cell>
          <table:table-cell office:value-type="float" office:value="8.55021994714688" calcext:value-type="float">
            <text:p>8,5502199471</text:p>
          </table:table-cell>
          <table:table-cell office:value-type="float" office:value="0.233266597167257" calcext:value-type="float">
            <text:p>0,2332665972</text:p>
          </table:table-cell>
          <table:table-cell office:value-type="float" office:value="0.271467047285294" calcext:value-type="float">
            <text:p>0,2714670473</text:p>
          </table:table-cell>
          <table:table-cell office:value-type="float" office:value="0.241137058807538" calcext:value-type="float">
            <text:p>0,2411370588</text:p>
          </table:table-cell>
          <table:table-cell office:value-type="float" office:value="0.258857719340553" calcext:value-type="float">
            <text:p>0,2588577193</text:p>
          </table:table-cell>
          <table:table-cell office:value-type="float" office:value="0.03812866250887" calcext:value-type="float">
            <text:p>0,0381286625</text:p>
          </table:table-cell>
          <table:table-cell office:value-type="float" office:value="0.03779973594713" calcext:value-type="float">
            <text:p>0,0377997359</text:p>
          </table:table-cell>
          <table:table-cell office:value-type="float" office:value="0.031195334062245" calcext:value-type="float">
            <text:p>0,0311953341</text:p>
          </table:table-cell>
          <table:table-cell office:value-type="float" office:value="0.047360062695322" calcext:value-type="float">
            <text:p>0,0473600627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89282399926033" calcext:value-type="float">
            <text:p>0,3892823999</text:p>
          </table:table-cell>
          <table:table-cell office:value-type="float" office:value="0.448836133151224" calcext:value-type="float">
            <text:p>0,4488361332</text:p>
          </table:table-cell>
          <table:table-cell office:value-type="float" office:value="0.398907669547015" calcext:value-type="float">
            <text:p>0,3989076695</text:p>
          </table:table-cell>
          <table:table-cell office:value-type="float" office:value="0.435209372195708" calcext:value-type="float">
            <text:p>0,4352093722</text:p>
          </table:table-cell>
          <table:table-cell office:value-type="float" office:value="6.63008762248513" calcext:value-type="float">
            <text:p>6,6300876225</text:p>
          </table:table-cell>
          <table:table-cell office:value-type="float" office:value="10.1490017450574" calcext:value-type="float">
            <text:p>10,1490017451</text:p>
          </table:table-cell>
          <table:table-cell office:value-type="float" office:value="7.55942035496132" calcext:value-type="float">
            <text:p>7,559420355</text:p>
          </table:table-cell>
          <table:table-cell office:value-type="float" office:value="9.33500500101751" calcext:value-type="float">
            <text:p>9,335005001</text:p>
          </table:table-cell>
          <table:table-cell office:value-type="float" office:value="0.23650726186329" calcext:value-type="float">
            <text:p>0,2365072619</text:p>
          </table:table-cell>
          <table:table-cell office:value-type="float" office:value="0.267936230793718" calcext:value-type="float">
            <text:p>0,2679362308</text:p>
          </table:table-cell>
          <table:table-cell office:value-type="float" office:value="0.242582358524491" calcext:value-type="float">
            <text:p>0,2425823585</text:p>
          </table:table-cell>
          <table:table-cell office:value-type="float" office:value="0.258357804703355" calcext:value-type="float">
            <text:p>0,2583578047</text:p>
          </table:table-cell>
          <table:table-cell office:value-type="float" office:value="0.035488740925769" calcext:value-type="float">
            <text:p>0,0354887409</text:p>
          </table:table-cell>
          <table:table-cell office:value-type="float" office:value="0.03622312869409" calcext:value-type="float">
            <text:p>0,0362231287</text:p>
          </table:table-cell>
          <table:table-cell office:value-type="float" office:value="0.030330548062325" calcext:value-type="float">
            <text:p>0,0303305481</text:p>
          </table:table-cell>
          <table:table-cell office:value-type="float" office:value="0.043376943798511" calcext:value-type="float">
            <text:p>0,0433769438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88666601266369" calcext:value-type="float">
            <text:p>0,3886666013</text:p>
          </table:table-cell>
          <table:table-cell office:value-type="float" office:value="0.451642243277835" calcext:value-type="float">
            <text:p>0,4516422433</text:p>
          </table:table-cell>
          <table:table-cell office:value-type="float" office:value="0.397238644236396" calcext:value-type="float">
            <text:p>0,3972386442</text:p>
          </table:table-cell>
          <table:table-cell office:value-type="float" office:value="0.438207779000105" calcext:value-type="float">
            <text:p>0,438207779</text:p>
          </table:table-cell>
          <table:table-cell office:value-type="float" office:value="6.64781244110672" calcext:value-type="float">
            <text:p>6,6478124411</text:p>
          </table:table-cell>
          <table:table-cell office:value-type="float" office:value="10.7244273116709" calcext:value-type="float">
            <text:p>10,7244273117</text:p>
          </table:table-cell>
          <table:table-cell office:value-type="float" office:value="7.45896736061978" calcext:value-type="float">
            <text:p>7,4589673606</text:p>
          </table:table-cell>
          <table:table-cell office:value-type="float" office:value="9.27188381581179" calcext:value-type="float">
            <text:p>9,2718838158</text:p>
          </table:table-cell>
          <table:table-cell office:value-type="float" office:value="0.240919294727775" calcext:value-type="float">
            <text:p>0,2409192947</text:p>
          </table:table-cell>
          <table:table-cell office:value-type="float" office:value="0.269179899716368" calcext:value-type="float">
            <text:p>0,2691798997</text:p>
          </table:table-cell>
          <table:table-cell office:value-type="float" office:value="0.246798746839332" calcext:value-type="float">
            <text:p>0,2467987468</text:p>
          </table:table-cell>
          <table:table-cell office:value-type="float" office:value="0.26002872224866" calcext:value-type="float">
            <text:p>0,2600287222</text:p>
          </table:table-cell>
          <table:table-cell office:value-type="float" office:value="0.036161877458628" calcext:value-type="float">
            <text:p>0,0361618775</text:p>
          </table:table-cell>
          <table:table-cell office:value-type="float" office:value="0.036179601827181" calcext:value-type="float">
            <text:p>0,0361796018</text:p>
          </table:table-cell>
          <table:table-cell office:value-type="float" office:value="0.030684204892238" calcext:value-type="float">
            <text:p>0,0306842049</text:p>
          </table:table-cell>
          <table:table-cell office:value-type="float" office:value="0.043811421931647" calcext:value-type="float">
            <text:p>0,0438114219</text:p>
          </table:table-cell>
          <table:table-cell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90540267899243" calcext:value-type="float">
            <text:p>0,3905402679</text:p>
          </table:table-cell>
          <table:table-cell office:value-type="float" office:value="0.446780673956839" calcext:value-type="float">
            <text:p>0,446780674</text:p>
          </table:table-cell>
          <table:table-cell office:value-type="float" office:value="0.398255469355813" calcext:value-type="float">
            <text:p>0,3982554694</text:p>
          </table:table-cell>
          <table:table-cell office:value-type="float" office:value="0.434845229899298" calcext:value-type="float">
            <text:p>0,4348452299</text:p>
          </table:table-cell>
          <table:table-cell office:value-type="float" office:value="6.78323281882401" calcext:value-type="float">
            <text:p>6,7832328188</text:p>
          </table:table-cell>
          <table:table-cell office:value-type="float" office:value="10.7611455933244" calcext:value-type="float">
            <text:p>10,7611455933</text:p>
          </table:table-cell>
          <table:table-cell office:value-type="float" office:value="7.57302961184368" calcext:value-type="float">
            <text:p>7,5730296118</text:p>
          </table:table-cell>
          <table:table-cell office:value-type="float" office:value="9.43227349781625" calcext:value-type="float">
            <text:p>9,4322734978</text:p>
          </table:table-cell>
          <table:table-cell office:value-type="float" office:value="0.243287841042576" calcext:value-type="float">
            <text:p>0,243287841</text:p>
          </table:table-cell>
          <table:table-cell office:value-type="float" office:value="0.277373436894966" calcext:value-type="float">
            <text:p>0,2773734369</text:p>
          </table:table-cell>
          <table:table-cell office:value-type="float" office:value="0.248860921654376" calcext:value-type="float">
            <text:p>0,2488609217</text:p>
          </table:table-cell>
          <table:table-cell office:value-type="float" office:value="0.26849254476863" calcext:value-type="float">
            <text:p>0,2684925448</text:p>
          </table:table-cell>
          <table:table-cell office:value-type="float" office:value="0.032931289371375" calcext:value-type="float">
            <text:p>0,0329312894</text:p>
          </table:table-cell>
          <table:table-cell office:value-type="float" office:value="0.033468413898236" calcext:value-type="float">
            <text:p>0,0334684139</text:p>
          </table:table-cell>
          <table:table-cell office:value-type="float" office:value="0.028157821878963" calcext:value-type="float">
            <text:p>0,0281578219</text:p>
          </table:table-cell>
          <table:table-cell office:value-type="float" office:value="0.040117702622966" calcext:value-type="float">
            <text:p>0,0401177026</text:p>
          </table:table-cell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82061751559859" calcext:value-type="float">
            <text:p>0,3820617516</text:p>
          </table:table-cell>
          <table:table-cell office:value-type="float" office:value="0.444574559605688" calcext:value-type="float">
            <text:p>0,4445745596</text:p>
          </table:table-cell>
          <table:table-cell office:value-type="float" office:value="0.392310505767022" calcext:value-type="float">
            <text:p>0,3923105058</text:p>
          </table:table-cell>
          <table:table-cell office:value-type="float" office:value="0.429211941543884" calcext:value-type="float">
            <text:p>0,4292119415</text:p>
          </table:table-cell>
          <table:table-cell office:value-type="float" office:value="6.02472267577447" calcext:value-type="float">
            <text:p>6,0247226758</text:p>
          </table:table-cell>
          <table:table-cell office:value-type="float" office:value="9.60990184673297" calcext:value-type="float">
            <text:p>9,6099018467</text:p>
          </table:table-cell>
          <table:table-cell office:value-type="float" office:value="6.6057220565228" calcext:value-type="float">
            <text:p>6,6057220565</text:p>
          </table:table-cell>
          <table:table-cell office:value-type="float" office:value="8.6235617920627" calcext:value-type="float">
            <text:p>8,6235617921</text:p>
          </table:table-cell>
          <table:table-cell office:value-type="float" office:value="0.240594585653217" calcext:value-type="float">
            <text:p>0,2405945857</text:p>
          </table:table-cell>
          <table:table-cell office:value-type="float" office:value="0.270509840080525" calcext:value-type="float">
            <text:p>0,2705098401</text:p>
          </table:table-cell>
          <table:table-cell office:value-type="float" office:value="0.247587788645294" calcext:value-type="float">
            <text:p>0,2475877886</text:p>
          </table:table-cell>
          <table:table-cell office:value-type="float" office:value="0.259623483606227" calcext:value-type="float">
            <text:p>0,2596234836</text:p>
          </table:table-cell>
          <table:table-cell office:value-type="float" office:value="0.036809699203287" calcext:value-type="float">
            <text:p>0,0368096992</text:p>
          </table:table-cell>
          <table:table-cell office:value-type="float" office:value="0.037206797735167" calcext:value-type="float">
            <text:p>0,0372067977</text:p>
          </table:table-cell>
          <table:table-cell office:value-type="float" office:value="0.03019777200605" calcext:value-type="float">
            <text:p>0,030197772</text:p>
          </table:table-cell>
          <table:table-cell office:value-type="float" office:value="0.046332127341967" calcext:value-type="float">
            <text:p>0,0463321273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83848944335159" calcext:value-type="float">
            <text:p>0,3838489443</text:p>
          </table:table-cell>
          <table:table-cell office:value-type="float" office:value="0.447553269873795" calcext:value-type="float">
            <text:p>0,4475532699</text:p>
          </table:table-cell>
          <table:table-cell office:value-type="float" office:value="0.391966911690577" calcext:value-type="float">
            <text:p>0,3919669117</text:p>
          </table:table-cell>
          <table:table-cell office:value-type="float" office:value="0.437254985823204" calcext:value-type="float">
            <text:p>0,4372549858</text:p>
          </table:table-cell>
          <table:table-cell office:value-type="float" office:value="6.21007182198289" calcext:value-type="float">
            <text:p>6,210071822</text:p>
          </table:table-cell>
          <table:table-cell office:value-type="float" office:value="9.17851448341899" calcext:value-type="float">
            <text:p>9,1785144834</text:p>
          </table:table-cell>
          <table:table-cell office:value-type="float" office:value="6.74706448720673" calcext:value-type="float">
            <text:p>6,7470644872</text:p>
          </table:table-cell>
          <table:table-cell office:value-type="float" office:value="8.71910163915908" calcext:value-type="float">
            <text:p>8,7191016392</text:p>
          </table:table-cell>
          <table:table-cell office:value-type="float" office:value="0.243217011948121" calcext:value-type="float">
            <text:p>0,2432170119</text:p>
          </table:table-cell>
          <table:table-cell office:value-type="float" office:value="0.274559748529886" calcext:value-type="float">
            <text:p>0,2745597485</text:p>
          </table:table-cell>
          <table:table-cell office:value-type="float" office:value="0.248579185927951" calcext:value-type="float">
            <text:p>0,2485791859</text:p>
          </table:table-cell>
          <table:table-cell office:value-type="float" office:value="0.266120853229583" calcext:value-type="float">
            <text:p>0,2661208532</text:p>
          </table:table-cell>
          <table:table-cell office:value-type="float" office:value="0.03469447053114" calcext:value-type="float">
            <text:p>0,0346944705</text:p>
          </table:table-cell>
          <table:table-cell office:value-type="float" office:value="0.036547609481305" calcext:value-type="float">
            <text:p>0,0365476095</text:p>
          </table:table-cell>
          <table:table-cell office:value-type="float" office:value="0.029628134559414" calcext:value-type="float">
            <text:p>0,0296281346</text:p>
          </table:table-cell>
          <table:table-cell office:value-type="float" office:value="0.043547694245007" calcext:value-type="float">
            <text:p>0,0435476942</text:p>
          </table:table-cell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87799800589263" calcext:value-type="float">
            <text:p>0,3877998006</text:p>
          </table:table-cell>
          <table:table-cell office:value-type="float" office:value="0.44720247438721" calcext:value-type="float">
            <text:p>0,4472024744</text:p>
          </table:table-cell>
          <table:table-cell office:value-type="float" office:value="0.3954545851651" calcext:value-type="float">
            <text:p>0,3954545852</text:p>
          </table:table-cell>
          <table:table-cell office:value-type="float" office:value="0.435728452882374" calcext:value-type="float">
            <text:p>0,4357284529</text:p>
          </table:table-cell>
          <table:table-cell office:value-type="float" office:value="6.33049582634981" calcext:value-type="float">
            <text:p>6,3304958263</text:p>
          </table:table-cell>
          <table:table-cell office:value-type="float" office:value="9.89872415227271" calcext:value-type="float">
            <text:p>9,8987241523</text:p>
          </table:table-cell>
          <table:table-cell office:value-type="float" office:value="6.80898229088713" calcext:value-type="float">
            <text:p>6,8089822909</text:p>
          </table:table-cell>
          <table:table-cell office:value-type="float" office:value="8.52614550358839" calcext:value-type="float">
            <text:p>8,5261455036</text:p>
          </table:table-cell>
          <table:table-cell office:value-type="float" office:value="0.245107187033494" calcext:value-type="float">
            <text:p>0,245107187</text:p>
          </table:table-cell>
          <table:table-cell office:value-type="float" office:value="0.281989616418879" calcext:value-type="float">
            <text:p>0,2819896164</text:p>
          </table:table-cell>
          <table:table-cell office:value-type="float" office:value="0.250401448361843" calcext:value-type="float">
            <text:p>0,2504014484</text:p>
          </table:table-cell>
          <table:table-cell office:value-type="float" office:value="0.273545982945886" calcext:value-type="float">
            <text:p>0,2735459829</text:p>
          </table:table-cell>
          <table:table-cell office:value-type="float" office:value="0.033400203016149" calcext:value-type="float">
            <text:p>0,033400203</text:p>
          </table:table-cell>
          <table:table-cell office:value-type="float" office:value="0.034883030883825" calcext:value-type="float">
            <text:p>0,0348830309</text:p>
          </table:table-cell>
          <table:table-cell office:value-type="float" office:value="0.02868369045995" calcext:value-type="float">
            <text:p>0,0286836905</text:p>
          </table:table-cell>
          <table:table-cell office:value-type="float" office:value="0.041375370301163" calcext:value-type="float">
            <text:p>0,0413753703</text:p>
          </table:table-cell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87829692513547" calcext:value-type="float">
            <text:p>0,3878296925</text:p>
          </table:table-cell>
          <table:table-cell office:value-type="float" office:value="0.444373360248015" calcext:value-type="float">
            <text:p>0,4443733602</text:p>
          </table:table-cell>
          <table:table-cell office:value-type="float" office:value="0.396230022801172" calcext:value-type="float">
            <text:p>0,3962300228</text:p>
          </table:table-cell>
          <table:table-cell office:value-type="float" office:value="0.431634831825131" calcext:value-type="float">
            <text:p>0,4316348318</text:p>
          </table:table-cell>
          <table:table-cell office:value-type="float" office:value="6.10109400935596" calcext:value-type="float">
            <text:p>6,1010940094</text:p>
          </table:table-cell>
          <table:table-cell office:value-type="float" office:value="9.95977844492497" calcext:value-type="float">
            <text:p>9,9597784449</text:p>
          </table:table-cell>
          <table:table-cell office:value-type="float" office:value="6.70222857858931" calcext:value-type="float">
            <text:p>6,7022285786</text:p>
          </table:table-cell>
          <table:table-cell office:value-type="float" office:value="8.54376690202123" calcext:value-type="float">
            <text:p>8,543766902</text:p>
          </table:table-cell>
          <table:table-cell office:value-type="float" office:value="0.249951895799538" calcext:value-type="float">
            <text:p>0,2499518958</text:p>
          </table:table-cell>
          <table:table-cell office:value-type="float" office:value="0.275713786918008" calcext:value-type="float">
            <text:p>0,2757137869</text:p>
          </table:table-cell>
          <table:table-cell office:value-type="float" office:value="0.254769320379689" calcext:value-type="float">
            <text:p>0,2547693204</text:p>
          </table:table-cell>
          <table:table-cell office:value-type="float" office:value="0.268340791435296" calcext:value-type="float">
            <text:p>0,2683407914</text:p>
          </table:table-cell>
          <table:table-cell office:value-type="float" office:value="0.033946953927716" calcext:value-type="float">
            <text:p>0,0339469539</text:p>
          </table:table-cell>
          <table:table-cell office:value-type="float" office:value="0.035168003682039" calcext:value-type="float">
            <text:p>0,0351680037</text:p>
          </table:table-cell>
          <table:table-cell office:value-type="float" office:value="0.029078047668893" calcext:value-type="float">
            <text:p>0,0290780477</text:p>
          </table:table-cell>
          <table:table-cell office:value-type="float" office:value="0.041892012455887" calcext:value-type="float">
            <text:p>0,0418920125</text:p>
          </table:table-cell>
          <table:table-cell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86311631104528" calcext:value-type="float">
            <text:p>0,3863116311</text:p>
          </table:table-cell>
          <table:table-cell office:value-type="float" office:value="0.44982940461205" calcext:value-type="float">
            <text:p>0,4498294046</text:p>
          </table:table-cell>
          <table:table-cell office:value-type="float" office:value="0.396879012740072" calcext:value-type="float">
            <text:p>0,3968790127</text:p>
          </table:table-cell>
          <table:table-cell office:value-type="float" office:value="0.434210302010724" calcext:value-type="float">
            <text:p>0,434210302</text:p>
          </table:table-cell>
          <table:table-cell office:value-type="float" office:value="6.3478805504262" calcext:value-type="float">
            <text:p>6,3478805504</text:p>
          </table:table-cell>
          <table:table-cell office:value-type="float" office:value="10.0569253120905" calcext:value-type="float">
            <text:p>10,0569253121</text:p>
          </table:table-cell>
          <table:table-cell office:value-type="float" office:value="6.9466880687224" calcext:value-type="float">
            <text:p>6,9466880687</text:p>
          </table:table-cell>
          <table:table-cell office:value-type="float" office:value="8.55186870567675" calcext:value-type="float">
            <text:p>8,5518687057</text:p>
          </table:table-cell>
          <table:table-cell office:value-type="float" office:value="0.248654630023313" calcext:value-type="float">
            <text:p>0,24865463</text:p>
          </table:table-cell>
          <table:table-cell office:value-type="float" office:value="0.283895955411377" calcext:value-type="float">
            <text:p>0,2838959554</text:p>
          </table:table-cell>
          <table:table-cell office:value-type="float" office:value="0.255364918817573" calcext:value-type="float">
            <text:p>0,2553649188</text:p>
          </table:table-cell>
          <table:table-cell office:value-type="float" office:value="0.273284894938442" calcext:value-type="float">
            <text:p>0,2732848949</text:p>
          </table:table-cell>
          <table:table-cell office:value-type="float" office:value="0.034968216056333" calcext:value-type="float">
            <text:p>0,0349682161</text:p>
          </table:table-cell>
          <table:table-cell office:value-type="float" office:value="0.034516305130162" calcext:value-type="float">
            <text:p>0,0345163051</text:p>
          </table:table-cell>
          <table:table-cell office:value-type="float" office:value="0.02922823870081" calcext:value-type="float">
            <text:p>0,0292282387</text:p>
          </table:table-cell>
          <table:table-cell office:value-type="float" office:value="0.042486051132885" calcext:value-type="float">
            <text:p>0,0424860511</text:p>
          </table:table-cell>
          <table:table-cell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91491186381172" calcext:value-type="float">
            <text:p>0,3914911864</text:p>
          </table:table-cell>
          <table:table-cell office:value-type="float" office:value="0.456095061812126" calcext:value-type="float">
            <text:p>0,4560950618</text:p>
          </table:table-cell>
          <table:table-cell office:value-type="float" office:value="0.399454049269301" calcext:value-type="float">
            <text:p>0,3994540493</text:p>
          </table:table-cell>
          <table:table-cell office:value-type="float" office:value="0.443885567338142" calcext:value-type="float">
            <text:p>0,4438855673</text:p>
          </table:table-cell>
          <table:table-cell office:value-type="float" office:value="6.65853568487378" calcext:value-type="float">
            <text:p>6,6585356849</text:p>
          </table:table-cell>
          <table:table-cell office:value-type="float" office:value="10.7033511397137" calcext:value-type="float">
            <text:p>10,7033511397</text:p>
          </table:table-cell>
          <table:table-cell office:value-type="float" office:value="7.29875561738547" calcext:value-type="float">
            <text:p>7,2987556174</text:p>
          </table:table-cell>
          <table:table-cell office:value-type="float" office:value="9.13632615248454" calcext:value-type="float">
            <text:p>9,1363261525</text:p>
          </table:table-cell>
          <table:table-cell office:value-type="float" office:value="0.253194613581273" calcext:value-type="float">
            <text:p>0,2531946136</text:p>
          </table:table-cell>
          <table:table-cell office:value-type="float" office:value="0.296412625266924" calcext:value-type="float">
            <text:p>0,2964126253</text:p>
          </table:table-cell>
          <table:table-cell office:value-type="float" office:value="0.258550876734982" calcext:value-type="float">
            <text:p>0,2585508767</text:p>
          </table:table-cell>
          <table:table-cell office:value-type="float" office:value="0.287696698786608" calcext:value-type="float">
            <text:p>0,2876966988</text:p>
          </table:table-cell>
          <table:table-cell office:value-type="float" office:value="0.034429275824078" calcext:value-type="float">
            <text:p>0,0344292758</text:p>
          </table:table-cell>
          <table:table-cell office:value-type="float" office:value="0.034381170335881" calcext:value-type="float">
            <text:p>0,0343811703</text:p>
          </table:table-cell>
          <table:table-cell office:value-type="float" office:value="0.029512660100565" calcext:value-type="float">
            <text:p>0,0295126601</text:p>
          </table:table-cell>
          <table:table-cell office:value-type="float" office:value="0.041218546892504" calcext:value-type="float">
            <text:p>0,0412185469</text:p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92109314250423" calcext:value-type="float">
            <text:p>0,3921093143</text:p>
          </table:table-cell>
          <table:table-cell office:value-type="float" office:value="0.449194350731815" calcext:value-type="float">
            <text:p>0,4491943507</text:p>
          </table:table-cell>
          <table:table-cell office:value-type="float" office:value="0.398246815629311" calcext:value-type="float">
            <text:p>0,3982468156</text:p>
          </table:table-cell>
          <table:table-cell office:value-type="float" office:value="0.442488742122236" calcext:value-type="float">
            <text:p>0,4424887421</text:p>
          </table:table-cell>
          <table:table-cell office:value-type="float" office:value="6.62298455682404" calcext:value-type="float">
            <text:p>6,6229845568</text:p>
          </table:table-cell>
          <table:table-cell office:value-type="float" office:value="10.8522624813196" calcext:value-type="float">
            <text:p>10,8522624813</text:p>
          </table:table-cell>
          <table:table-cell office:value-type="float" office:value="6.91704547884146" calcext:value-type="float">
            <text:p>6,9170454788</text:p>
          </table:table-cell>
          <table:table-cell office:value-type="float" office:value="10.1575320118675" calcext:value-type="float">
            <text:p>10,1575320119</text:p>
          </table:table-cell>
          <table:table-cell office:value-type="float" office:value="0.259989014314186" calcext:value-type="float">
            <text:p>0,2599890143</text:p>
          </table:table-cell>
          <table:table-cell office:value-type="float" office:value="0.305801713699416" calcext:value-type="float">
            <text:p>0,3058017137</text:p>
          </table:table-cell>
          <table:table-cell office:value-type="float" office:value="0.264781714095239" calcext:value-type="float">
            <text:p>0,2647817141</text:p>
          </table:table-cell>
          <table:table-cell office:value-type="float" office:value="0.29787823003354" calcext:value-type="float">
            <text:p>0,29787823</text:p>
          </table:table-cell>
          <table:table-cell office:value-type="float" office:value="0.032369583861359" calcext:value-type="float">
            <text:p>0,0323695839</text:p>
          </table:table-cell>
          <table:table-cell office:value-type="float" office:value="0.034008688810739" calcext:value-type="float">
            <text:p>0,0340086888</text:p>
          </table:table-cell>
          <table:table-cell office:value-type="float" office:value="0.027737256141668" calcext:value-type="float">
            <text:p>0,0277372561</text:p>
          </table:table-cell>
          <table:table-cell office:value-type="float" office:value="0.040476220779271" calcext:value-type="float">
            <text:p>0,0404762208</text:p>
          </table:table-cell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90954877164828" calcext:value-type="float">
            <text:p>0,3909548772</text:p>
          </table:table-cell>
          <table:table-cell office:value-type="float" office:value="0.449698537141684" calcext:value-type="float">
            <text:p>0,4496985371</text:p>
          </table:table-cell>
          <table:table-cell office:value-type="float" office:value="0.39719089454146" calcext:value-type="float">
            <text:p>0,3971908945</text:p>
          </table:table-cell>
          <table:table-cell office:value-type="float" office:value="0.442016007559791" calcext:value-type="float">
            <text:p>0,4420160076</text:p>
          </table:table-cell>
          <table:table-cell office:value-type="float" office:value="6.39429268853857" calcext:value-type="float">
            <text:p>6,3942926885</text:p>
          </table:table-cell>
          <table:table-cell office:value-type="float" office:value="9.66574847500919" calcext:value-type="float">
            <text:p>9,665748475</text:p>
          </table:table-cell>
          <table:table-cell office:value-type="float" office:value="6.90659710227342" calcext:value-type="float">
            <text:p>6,9065971023</text:p>
          </table:table-cell>
          <table:table-cell office:value-type="float" office:value="8.85726908262331" calcext:value-type="float">
            <text:p>8,8572690826</text:p>
          </table:table-cell>
          <table:table-cell office:value-type="float" office:value="0.253483926523751" calcext:value-type="float">
            <text:p>0,2534839265</text:p>
          </table:table-cell>
          <table:table-cell office:value-type="float" office:value="0.300434382694281" calcext:value-type="float">
            <text:p>0,3004343827</text:p>
          </table:table-cell>
          <table:table-cell office:value-type="float" office:value="0.258210881143564" calcext:value-type="float">
            <text:p>0,2582108811</text:p>
          </table:table-cell>
          <table:table-cell office:value-type="float" office:value="0.292503377856731" calcext:value-type="float">
            <text:p>0,2925033779</text:p>
          </table:table-cell>
          <table:table-cell office:value-type="float" office:value="0.033474887063211" calcext:value-type="float">
            <text:p>0,0334748871</text:p>
          </table:table-cell>
          <table:table-cell office:value-type="float" office:value="0.036016138557795" calcext:value-type="float">
            <text:p>0,0360161386</text:p>
          </table:table-cell>
          <table:table-cell office:value-type="float" office:value="0.029237685175596" calcext:value-type="float">
            <text:p>0,0292376852</text:p>
          </table:table-cell>
          <table:table-cell office:value-type="float" office:value="0.041946087764315" calcext:value-type="float">
            <text:p>0,0419460878</text:p>
          </table:table-cell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81707470465495" calcext:value-type="float">
            <text:p>0,3817074705</text:p>
          </table:table-cell>
          <table:table-cell office:value-type="float" office:value="0.440343710731352" calcext:value-type="float">
            <text:p>0,4403437107</text:p>
          </table:table-cell>
          <table:table-cell office:value-type="float" office:value="0.388101485286704" calcext:value-type="float">
            <text:p>0,3881014853</text:p>
          </table:table-cell>
          <table:table-cell office:value-type="float" office:value="0.431880542526959" calcext:value-type="float">
            <text:p>0,4318805425</text:p>
          </table:table-cell>
          <table:table-cell office:value-type="float" office:value="6.24962509173556" calcext:value-type="float">
            <text:p>6,2496250917</text:p>
          </table:table-cell>
          <table:table-cell office:value-type="float" office:value="9.24873472291341" calcext:value-type="float">
            <text:p>9,2487347229</text:p>
          </table:table-cell>
          <table:table-cell office:value-type="float" office:value="6.53355444901437" calcext:value-type="float">
            <text:p>6,533554449</text:p>
          </table:table-cell>
          <table:table-cell office:value-type="float" office:value="8.48625373366353" calcext:value-type="float">
            <text:p>8,4862537337</text:p>
          </table:table-cell>
          <table:table-cell office:value-type="float" office:value="0.241431345665808" calcext:value-type="float">
            <text:p>0,2414313457</text:p>
          </table:table-cell>
          <table:table-cell office:value-type="float" office:value="0.279050168516519" calcext:value-type="float">
            <text:p>0,2790501685</text:p>
          </table:table-cell>
          <table:table-cell office:value-type="float" office:value="0.246949110119626" calcext:value-type="float">
            <text:p>0,2469491101</text:p>
          </table:table-cell>
          <table:table-cell office:value-type="float" office:value="0.270078462292004" calcext:value-type="float">
            <text:p>0,2700784623</text:p>
          </table:table-cell>
          <table:table-cell office:value-type="float" office:value="0.031858435622581" calcext:value-type="float">
            <text:p>0,0318584356</text:p>
          </table:table-cell>
          <table:table-cell office:value-type="float" office:value="0.03450449354704" calcext:value-type="float">
            <text:p>0,0345044935</text:p>
          </table:table-cell>
          <table:table-cell office:value-type="float" office:value="0.027245424085827" calcext:value-type="float">
            <text:p>0,0272454241</text:p>
          </table:table-cell>
          <table:table-cell office:value-type="float" office:value="0.040910656314332" calcext:value-type="float">
            <text:p>0,0409106563</text:p>
          </table:table-cell>
          <table:table-cell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85654478907009" calcext:value-type="float">
            <text:p>0,3856544789</text:p>
          </table:table-cell>
          <table:table-cell office:value-type="float" office:value="0.446101172443361" calcext:value-type="float">
            <text:p>0,4461011724</text:p>
          </table:table-cell>
          <table:table-cell office:value-type="float" office:value="0.390460235254462" calcext:value-type="float">
            <text:p>0,3904602353</text:p>
          </table:table-cell>
          <table:table-cell office:value-type="float" office:value="0.438591742981105" calcext:value-type="float">
            <text:p>0,438591743</text:p>
          </table:table-cell>
          <table:table-cell office:value-type="float" office:value="6.35134960003966" calcext:value-type="float">
            <text:p>6,3513496</text:p>
          </table:table-cell>
          <table:table-cell office:value-type="float" office:value="10.2536369155491" calcext:value-type="float">
            <text:p>10,2536369155</text:p>
          </table:table-cell>
          <table:table-cell office:value-type="float" office:value="6.51048288820661" calcext:value-type="float">
            <text:p>6,5104828882</text:p>
          </table:table-cell>
          <table:table-cell office:value-type="float" office:value="9.5055628221508" calcext:value-type="float">
            <text:p>9,5055628222</text:p>
          </table:table-cell>
          <table:table-cell office:value-type="float" office:value="0.24498750068025" calcext:value-type="float">
            <text:p>0,2449875007</text:p>
          </table:table-cell>
          <table:table-cell office:value-type="float" office:value="0.281817031479206" calcext:value-type="float">
            <text:p>0,2818170315</text:p>
          </table:table-cell>
          <table:table-cell office:value-type="float" office:value="0.248998510915766" calcext:value-type="float">
            <text:p>0,2489985109</text:p>
          </table:table-cell>
          <table:table-cell office:value-type="float" office:value="0.275223678413613" calcext:value-type="float">
            <text:p>0,2752236784</text:p>
          </table:table-cell>
          <table:table-cell office:value-type="float" office:value="0.030564508988488" calcext:value-type="float">
            <text:p>0,030564509</text:p>
          </table:table-cell>
          <table:table-cell office:value-type="float" office:value="0.032911632604947" calcext:value-type="float">
            <text:p>0,0329116326</text:p>
          </table:table-cell>
          <table:table-cell office:value-type="float" office:value="0.026729315429492" calcext:value-type="float">
            <text:p>0,0267293154</text:p>
          </table:table-cell>
          <table:table-cell office:value-type="float" office:value="0.038335383588627" calcext:value-type="float">
            <text:p>0,0383353836</text:p>
          </table:table-cell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90049293474871" calcext:value-type="float">
            <text:p>0,3900492935</text:p>
          </table:table-cell>
          <table:table-cell office:value-type="float" office:value="0.451775647938036" calcext:value-type="float">
            <text:p>0,4517756479</text:p>
          </table:table-cell>
          <table:table-cell office:value-type="float" office:value="0.39408683399722" calcext:value-type="float">
            <text:p>0,394086834</text:p>
          </table:table-cell>
          <table:table-cell office:value-type="float" office:value="0.444783696803895" calcext:value-type="float">
            <text:p>0,4447836968</text:p>
          </table:table-cell>
          <table:table-cell office:value-type="float" office:value="6.48913304859487" calcext:value-type="float">
            <text:p>6,4891330486</text:p>
          </table:table-cell>
          <table:table-cell office:value-type="float" office:value="10.3367217156841" calcext:value-type="float">
            <text:p>10,3367217157</text:p>
          </table:table-cell>
          <table:table-cell office:value-type="float" office:value="6.71188998999059" calcext:value-type="float">
            <text:p>6,71188999</text:p>
          </table:table-cell>
          <table:table-cell office:value-type="float" office:value="9.81068951291219" calcext:value-type="float">
            <text:p>9,8106895129</text:p>
          </table:table-cell>
          <table:table-cell office:value-type="float" office:value="0.245193627516311" calcext:value-type="float">
            <text:p>0,2451936275</text:p>
          </table:table-cell>
          <table:table-cell office:value-type="float" office:value="0.28443178594474" calcext:value-type="float">
            <text:p>0,2844317859</text:p>
          </table:table-cell>
          <table:table-cell office:value-type="float" office:value="0.249160693917979" calcext:value-type="float">
            <text:p>0,2491606939</text:p>
          </table:table-cell>
          <table:table-cell office:value-type="float" office:value="0.277916025108256" calcext:value-type="float">
            <text:p>0,2779160251</text:p>
          </table:table-cell>
          <table:table-cell office:value-type="float" office:value="0.030368996230907" calcext:value-type="float">
            <text:p>0,0303689962</text:p>
          </table:table-cell>
          <table:table-cell office:value-type="float" office:value="0.032558458975337" calcext:value-type="float">
            <text:p>0,032558459</text:p>
          </table:table-cell>
          <table:table-cell office:value-type="float" office:value="0.025901167671793" calcext:value-type="float">
            <text:p>0,0259011677</text:p>
          </table:table-cell>
          <table:table-cell office:value-type="float" office:value="0.038832897044682" calcext:value-type="float">
            <text:p>0,038832897</text:p>
          </table:table-cell>
          <table:table-cell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94877180543052" calcext:value-type="float">
            <text:p>0,3948771805</text:p>
          </table:table-cell>
          <table:table-cell office:value-type="float" office:value="0.458281017026007" calcext:value-type="float">
            <text:p>0,458281017</text:p>
          </table:table-cell>
          <table:table-cell office:value-type="float" office:value="0.399797659408226" calcext:value-type="float">
            <text:p>0,3997976594</text:p>
          </table:table-cell>
          <table:table-cell office:value-type="float" office:value="0.450975648856442" calcext:value-type="float">
            <text:p>0,4509756489</text:p>
          </table:table-cell>
          <table:table-cell office:value-type="float" office:value="6.90246552476346" calcext:value-type="float">
            <text:p>6,9024655248</text:p>
          </table:table-cell>
          <table:table-cell office:value-type="float" office:value="10.9455812564896" calcext:value-type="float">
            <text:p>10,9455812565</text:p>
          </table:table-cell>
          <table:table-cell office:value-type="float" office:value="7.19750905849273" calcext:value-type="float">
            <text:p>7,1975090585</text:p>
          </table:table-cell>
          <table:table-cell office:value-type="float" office:value="9.78503232475187" calcext:value-type="float">
            <text:p>9,7850323248</text:p>
          </table:table-cell>
          <table:table-cell office:value-type="float" office:value="0.254110774265525" calcext:value-type="float">
            <text:p>0,2541107743</text:p>
          </table:table-cell>
          <table:table-cell office:value-type="float" office:value="0.298503813305323" calcext:value-type="float">
            <text:p>0,2985038133</text:p>
          </table:table-cell>
          <table:table-cell office:value-type="float" office:value="0.257956958671825" calcext:value-type="float">
            <text:p>0,2579569587</text:p>
          </table:table-cell>
          <table:table-cell office:value-type="float" office:value="0.292056148977379" calcext:value-type="float">
            <text:p>0,292056149</text:p>
          </table:table-cell>
          <table:table-cell office:value-type="float" office:value="0.030100158165761" calcext:value-type="float">
            <text:p>0,0301001582</text:p>
          </table:table-cell>
          <table:table-cell office:value-type="float" office:value="0.033880213794007" calcext:value-type="float">
            <text:p>0,0338802138</text:p>
          </table:table-cell>
          <table:table-cell office:value-type="float" office:value="0.027874190393072" calcext:value-type="float">
            <text:p>0,0278741904</text:p>
          </table:table-cell>
          <table:table-cell office:value-type="float" office:value="0.03697418529196" calcext:value-type="float">
            <text:p>0,0369741853</text:p>
          </table:table-cell>
          <table:table-cell table:number-columns-repeated="100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94547964208677" calcext:value-type="float">
            <text:p>0,3945479642</text:p>
          </table:table-cell>
          <table:table-cell office:value-type="float" office:value="0.456889433080807" calcext:value-type="float">
            <text:p>0,4568894331</text:p>
          </table:table-cell>
          <table:table-cell office:value-type="float" office:value="0.399562516773083" calcext:value-type="float">
            <text:p>0,3995625168</text:p>
          </table:table-cell>
          <table:table-cell office:value-type="float" office:value="0.448645143688769" calcext:value-type="float">
            <text:p>0,4486451437</text:p>
          </table:table-cell>
          <table:table-cell office:value-type="float" office:value="6.44975274656362" calcext:value-type="float">
            <text:p>6,4497527466</text:p>
          </table:table-cell>
          <table:table-cell office:value-type="float" office:value="10.0620711101462" calcext:value-type="float">
            <text:p>10,0620711101</text:p>
          </table:table-cell>
          <table:table-cell office:value-type="float" office:value="6.95791463201549" calcext:value-type="float">
            <text:p>6,957914632</text:p>
          </table:table-cell>
          <table:table-cell office:value-type="float" office:value="9.39455461943116" calcext:value-type="float">
            <text:p>9,3945546194</text:p>
          </table:table-cell>
          <table:table-cell office:value-type="float" office:value="0.249273013636311" calcext:value-type="float">
            <text:p>0,2492730136</text:p>
          </table:table-cell>
          <table:table-cell office:value-type="float" office:value="0.288014257983762" calcext:value-type="float">
            <text:p>0,288014258</text:p>
          </table:table-cell>
          <table:table-cell office:value-type="float" office:value="0.253679186501018" calcext:value-type="float">
            <text:p>0,2536791865</text:p>
          </table:table-cell>
          <table:table-cell office:value-type="float" office:value="0.280825919972707" calcext:value-type="float">
            <text:p>0,28082592</text:p>
          </table:table-cell>
          <table:table-cell office:value-type="float" office:value="0.031856551384587" calcext:value-type="float">
            <text:p>0,0318565514</text:p>
          </table:table-cell>
          <table:table-cell office:value-type="float" office:value="0.03719808697039" calcext:value-type="float">
            <text:p>0,037198087</text:p>
          </table:table-cell>
          <table:table-cell office:value-type="float" office:value="0.029391753391066" calcext:value-type="float">
            <text:p>0,0293917534</text:p>
          </table:table-cell>
          <table:table-cell office:value-type="float" office:value="0.040548787646034" calcext:value-type="float">
            <text:p>0,0405487876</text:p>
          </table:table-cell>
          <table:table-cell table:number-columns-repeated="100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00465378588851" calcext:value-type="float">
            <text:p>0,4004653786</text:p>
          </table:table-cell>
          <table:table-cell office:value-type="float" office:value="0.45866784999677" calcext:value-type="float">
            <text:p>0,45866785</text:p>
          </table:table-cell>
          <table:table-cell office:value-type="float" office:value="0.405156263967182" calcext:value-type="float">
            <text:p>0,405156264</text:p>
          </table:table-cell>
          <table:table-cell office:value-type="float" office:value="0.451064765524776" calcext:value-type="float">
            <text:p>0,4510647655</text:p>
          </table:table-cell>
          <table:table-cell office:value-type="float" office:value="6.53579615792952" calcext:value-type="float">
            <text:p>6,5357961579</text:p>
          </table:table-cell>
          <table:table-cell office:value-type="float" office:value="10.2047934946097" calcext:value-type="float">
            <text:p>10,2047934946</text:p>
          </table:table-cell>
          <table:table-cell office:value-type="float" office:value="7.01122633077019" calcext:value-type="float">
            <text:p>7,0112263308</text:p>
          </table:table-cell>
          <table:table-cell office:value-type="float" office:value="9.47660020137967" calcext:value-type="float">
            <text:p>9,4766002014</text:p>
          </table:table-cell>
          <table:table-cell office:value-type="float" office:value="0.24643631535789" calcext:value-type="float">
            <text:p>0,2464363154</text:p>
          </table:table-cell>
          <table:table-cell office:value-type="float" office:value="0.289086446348928" calcext:value-type="float">
            <text:p>0,2890864463</text:p>
          </table:table-cell>
          <table:table-cell office:value-type="float" office:value="0.249959396163609" calcext:value-type="float">
            <text:p>0,2499593962</text:p>
          </table:table-cell>
          <table:table-cell office:value-type="float" office:value="0.283212818234383" calcext:value-type="float">
            <text:p>0,2832128182</text:p>
          </table:table-cell>
          <table:table-cell office:value-type="float" office:value="0.031027681337804" calcext:value-type="float">
            <text:p>0,0310276813</text:p>
          </table:table-cell>
          <table:table-cell office:value-type="float" office:value="0.03535716091255" calcext:value-type="float">
            <text:p>0,0353571609</text:p>
          </table:table-cell>
          <table:table-cell office:value-type="float" office:value="0.02812863929607" calcext:value-type="float">
            <text:p>0,0281286393</text:p>
          </table:table-cell>
          <table:table-cell office:value-type="float" office:value="0.039391959984217" calcext:value-type="float">
            <text:p>0,03939196</text:p>
          </table:table-cell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99519260267274" calcext:value-type="float">
            <text:p>0,3995192603</text:p>
          </table:table-cell>
          <table:table-cell office:value-type="float" office:value="0.453823843680682" calcext:value-type="float">
            <text:p>0,4538238437</text:p>
          </table:table-cell>
          <table:table-cell office:value-type="float" office:value="0.402963867929453" calcext:value-type="float">
            <text:p>0,4029638679</text:p>
          </table:table-cell>
          <table:table-cell office:value-type="float" office:value="0.448290866185619" calcext:value-type="float">
            <text:p>0,4482908662</text:p>
          </table:table-cell>
          <table:table-cell office:value-type="float" office:value="6.90854677886849" calcext:value-type="float">
            <text:p>6,9085467789</text:p>
          </table:table-cell>
          <table:table-cell office:value-type="float" office:value="10.9507084588669" calcext:value-type="float">
            <text:p>10,9507084589</text:p>
          </table:table-cell>
          <table:table-cell office:value-type="float" office:value="7.42291510049181" calcext:value-type="float">
            <text:p>7,4229151005</text:p>
          </table:table-cell>
          <table:table-cell office:value-type="float" office:value="10.4969093010056" calcext:value-type="float">
            <text:p>10,496909301</text:p>
          </table:table-cell>
          <table:table-cell office:value-type="float" office:value="0.240891810274304" calcext:value-type="float">
            <text:p>0,2408918103</text:p>
          </table:table-cell>
          <table:table-cell office:value-type="float" office:value="0.279459455210024" calcext:value-type="float">
            <text:p>0,2794594552</text:p>
          </table:table-cell>
          <table:table-cell office:value-type="float" office:value="0.243967080701332" calcext:value-type="float">
            <text:p>0,2439670807</text:p>
          </table:table-cell>
          <table:table-cell office:value-type="float" office:value="0.274405419962935" calcext:value-type="float">
            <text:p>0,27440542</text:p>
          </table:table-cell>
          <table:table-cell office:value-type="float" office:value="0.030228517254168" calcext:value-type="float">
            <text:p>0,0302285173</text:p>
          </table:table-cell>
          <table:table-cell office:value-type="float" office:value="0.035023269221213" calcext:value-type="float">
            <text:p>0,0350232692</text:p>
          </table:table-cell>
          <table:table-cell office:value-type="float" office:value="0.027661160697154" calcext:value-type="float">
            <text:p>0,0276611607</text:p>
          </table:table-cell>
          <table:table-cell office:value-type="float" office:value="0.038576883026496" calcext:value-type="float">
            <text:p>0,038576883</text:p>
          </table:table-cell>
          <table:table-cell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94484497504624" calcext:value-type="float">
            <text:p>0,3944844975</text:p>
          </table:table-cell>
          <table:table-cell office:value-type="float" office:value="0.441997456156566" calcext:value-type="float">
            <text:p>0,4419974562</text:p>
          </table:table-cell>
          <table:table-cell office:value-type="float" office:value="0.397155378315517" calcext:value-type="float">
            <text:p>0,3971553783</text:p>
          </table:table-cell>
          <table:table-cell office:value-type="float" office:value="0.437283381546018" calcext:value-type="float">
            <text:p>0,4372833815</text:p>
          </table:table-cell>
          <table:table-cell office:value-type="float" office:value="6.33783633153874" calcext:value-type="float">
            <text:p>6,3378363315</text:p>
          </table:table-cell>
          <table:table-cell office:value-type="float" office:value="9.35378821461385" calcext:value-type="float">
            <text:p>9,3537882146</text:p>
          </table:table-cell>
          <table:table-cell office:value-type="float" office:value="6.55829343026839" calcext:value-type="float">
            <text:p>6,5582934303</text:p>
          </table:table-cell>
          <table:table-cell office:value-type="float" office:value="9.1482752930067" calcext:value-type="float">
            <text:p>9,148275293</text:p>
          </table:table-cell>
          <table:table-cell office:value-type="float" office:value="0.244425629658256" calcext:value-type="float">
            <text:p>0,2444256297</text:p>
          </table:table-cell>
          <table:table-cell office:value-type="float" office:value="0.272513165246845" calcext:value-type="float">
            <text:p>0,2725131652</text:p>
          </table:table-cell>
          <table:table-cell office:value-type="float" office:value="0.246848905942584" calcext:value-type="float">
            <text:p>0,2468489059</text:p>
          </table:table-cell>
          <table:table-cell office:value-type="float" office:value="0.268662584080718" calcext:value-type="float">
            <text:p>0,2686625841</text:p>
          </table:table-cell>
          <table:table-cell office:value-type="float" office:value="0.032252483871747" calcext:value-type="float">
            <text:p>0,0322524839</text:p>
          </table:table-cell>
          <table:table-cell office:value-type="float" office:value="0.03608655296015" calcext:value-type="float">
            <text:p>0,036086553</text:p>
          </table:table-cell>
          <table:table-cell office:value-type="float" office:value="0.028010279973925" calcext:value-type="float">
            <text:p>0,02801028</text:p>
          </table:table-cell>
          <table:table-cell office:value-type="float" office:value="0.042081043059553" calcext:value-type="float">
            <text:p>0,0420810431</text:p>
          </table:table-cell>
          <table:table-cell table:number-columns-repeated="100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98063712196512" calcext:value-type="float">
            <text:p>0,3980637122</text:p>
          </table:table-cell>
          <table:table-cell office:value-type="float" office:value="0.448176002265188" calcext:value-type="float">
            <text:p>0,4481760023</text:p>
          </table:table-cell>
          <table:table-cell office:value-type="float" office:value="0.400422898141976" calcext:value-type="float">
            <text:p>0,4004228981</text:p>
          </table:table-cell>
          <table:table-cell office:value-type="float" office:value="0.444039783282052" calcext:value-type="float">
            <text:p>0,4440397833</text:p>
          </table:table-cell>
          <table:table-cell office:value-type="float" office:value="6.82584112732812" calcext:value-type="float">
            <text:p>6,8258411273</text:p>
          </table:table-cell>
          <table:table-cell office:value-type="float" office:value="9.8506232913555" calcext:value-type="float">
            <text:p>9,8506232914</text:p>
          </table:table-cell>
          <table:table-cell office:value-type="float" office:value="6.88807823371261" calcext:value-type="float">
            <text:p>6,8880782337</text:p>
          </table:table-cell>
          <table:table-cell office:value-type="float" office:value="9.66425344190876" calcext:value-type="float">
            <text:p>9,6642534419</text:p>
          </table:table-cell>
          <table:table-cell office:value-type="float" office:value="0.250357218294503" calcext:value-type="float">
            <text:p>0,2503572183</text:p>
          </table:table-cell>
          <table:table-cell office:value-type="float" office:value="0.284618541719548" calcext:value-type="float">
            <text:p>0,2846185417</text:p>
          </table:table-cell>
          <table:table-cell office:value-type="float" office:value="0.253894898331823" calcext:value-type="float">
            <text:p>0,2538948983</text:p>
          </table:table-cell>
          <table:table-cell office:value-type="float" office:value="0.278850166914688" calcext:value-type="float">
            <text:p>0,2788501669</text:p>
          </table:table-cell>
          <table:table-cell office:value-type="float" office:value="0.032780013226796" calcext:value-type="float">
            <text:p>0,0327800132</text:p>
          </table:table-cell>
          <table:table-cell office:value-type="float" office:value="0.037417767031425" calcext:value-type="float">
            <text:p>0,037417767</text:p>
          </table:table-cell>
          <table:table-cell office:value-type="float" office:value="0.029205038681308" calcext:value-type="float">
            <text:p>0,0292050387</text:p>
          </table:table-cell>
          <table:table-cell office:value-type="float" office:value="0.042457629453279" calcext:value-type="float">
            <text:p>0,0424576295</text:p>
          </table:table-cell>
          <table:table-cell table:number-columns-repeated="100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92288317961488" calcext:value-type="float">
            <text:p>0,392288318</text:p>
          </table:table-cell>
          <table:table-cell office:value-type="float" office:value="0.439762450068566" calcext:value-type="float">
            <text:p>0,4397624501</text:p>
          </table:table-cell>
          <table:table-cell office:value-type="float" office:value="0.394630187728765" calcext:value-type="float">
            <text:p>0,3946301877</text:p>
          </table:table-cell>
          <table:table-cell office:value-type="float" office:value="0.43542644039793" calcext:value-type="float">
            <text:p>0,4354264404</text:p>
          </table:table-cell>
          <table:table-cell office:value-type="float" office:value="6.31081064351384" calcext:value-type="float">
            <text:p>6,3108106435</text:p>
          </table:table-cell>
          <table:table-cell office:value-type="float" office:value="9.03468088533838" calcext:value-type="float">
            <text:p>9,0346808853</text:p>
          </table:table-cell>
          <table:table-cell office:value-type="float" office:value="6.54728604591826" calcext:value-type="float">
            <text:p>6,5472860459</text:p>
          </table:table-cell>
          <table:table-cell office:value-type="float" office:value="8.88852330943612" calcext:value-type="float">
            <text:p>8,8885233094</text:p>
          </table:table-cell>
          <table:table-cell office:value-type="float" office:value="0.245099095078165" calcext:value-type="float">
            <text:p>0,2450990951</text:p>
          </table:table-cell>
          <table:table-cell office:value-type="float" office:value="0.276737823605024" calcext:value-type="float">
            <text:p>0,2767378236</text:p>
          </table:table-cell>
          <table:table-cell office:value-type="float" office:value="0.247927176734303" calcext:value-type="float">
            <text:p>0,2479271767</text:p>
          </table:table-cell>
          <table:table-cell office:value-type="float" office:value="0.272141917841526" calcext:value-type="float">
            <text:p>0,2721419178</text:p>
          </table:table-cell>
          <table:table-cell office:value-type="float" office:value="0.034545676846034" calcext:value-type="float">
            <text:p>0,0345456768</text:p>
          </table:table-cell>
          <table:table-cell office:value-type="float" office:value="0.03712121128238" calcext:value-type="float">
            <text:p>0,0371212113</text:p>
          </table:table-cell>
          <table:table-cell office:value-type="float" office:value="0.030280079486794" calcext:value-type="float">
            <text:p>0,0302800795</text:p>
          </table:table-cell>
          <table:table-cell office:value-type="float" office:value="0.04322322868049" calcext:value-type="float">
            <text:p>0,0432232287</text:p>
          </table:table-cell>
          <table:table-cell table:number-columns-repeated="100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9018068215548" calcext:value-type="float">
            <text:p>0,3901806822</text:p>
          </table:table-cell>
          <table:table-cell office:value-type="float" office:value="0.438375816710282" calcext:value-type="float">
            <text:p>0,4383758167</text:p>
          </table:table-cell>
          <table:table-cell office:value-type="float" office:value="0.392917039863055" calcext:value-type="float">
            <text:p>0,3929170399</text:p>
          </table:table-cell>
          <table:table-cell office:value-type="float" office:value="0.434018957564566" calcext:value-type="float">
            <text:p>0,4340189576</text:p>
          </table:table-cell>
          <table:table-cell office:value-type="float" office:value="6.05123594651012" calcext:value-type="float">
            <text:p>6,0512359465</text:p>
          </table:table-cell>
          <table:table-cell office:value-type="float" office:value="9.27388662992143" calcext:value-type="float">
            <text:p>9,2738866299</text:p>
          </table:table-cell>
          <table:table-cell office:value-type="float" office:value="6.35645213666527" calcext:value-type="float">
            <text:p>6,3564521367</text:p>
          </table:table-cell>
          <table:table-cell office:value-type="float" office:value="8.93219446589906" calcext:value-type="float">
            <text:p>8,9321944659</text:p>
          </table:table-cell>
          <table:table-cell office:value-type="float" office:value="0.265123741855877" calcext:value-type="float">
            <text:p>0,2651237419</text:p>
          </table:table-cell>
          <table:table-cell office:value-type="float" office:value="0.309051969032514" calcext:value-type="float">
            <text:p>0,309051969</text:p>
          </table:table-cell>
          <table:table-cell office:value-type="float" office:value="0.268352462416895" calcext:value-type="float">
            <text:p>0,2683524624</text:p>
          </table:table-cell>
          <table:table-cell office:value-type="float" office:value="0.303673163602906" calcext:value-type="float">
            <text:p>0,3036731636</text:p>
          </table:table-cell>
          <table:table-cell office:value-type="float" office:value="0.036966703684669" calcext:value-type="float">
            <text:p>0,0369667037</text:p>
          </table:table-cell>
          <table:table-cell office:value-type="float" office:value="0.04160092129245" calcext:value-type="float">
            <text:p>0,0416009213</text:p>
          </table:table-cell>
          <table:table-cell office:value-type="float" office:value="0.031862751130706" calcext:value-type="float">
            <text:p>0,0318627511</text:p>
          </table:table-cell>
          <table:table-cell office:value-type="float" office:value="0.048822010806675" calcext:value-type="float">
            <text:p>0,0488220108</text:p>
          </table:table-cell>
          <table:table-cell table:number-columns-repeated="100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94148893432238" calcext:value-type="float">
            <text:p>0,3941488934</text:p>
          </table:table-cell>
          <table:table-cell office:value-type="float" office:value="0.442525723958998" calcext:value-type="float">
            <text:p>0,442525724</text:p>
          </table:table-cell>
          <table:table-cell office:value-type="float" office:value="0.396392011311912" calcext:value-type="float">
            <text:p>0,3963920113</text:p>
          </table:table-cell>
          <table:table-cell office:value-type="float" office:value="0.438310625822235" calcext:value-type="float">
            <text:p>0,4383106258</text:p>
          </table:table-cell>
          <table:table-cell office:value-type="float" office:value="6.41737801517582" calcext:value-type="float">
            <text:p>6,4173780152</text:p>
          </table:table-cell>
          <table:table-cell office:value-type="float" office:value="9.55610157341248" calcext:value-type="float">
            <text:p>9,5561015734</text:p>
          </table:table-cell>
          <table:table-cell office:value-type="float" office:value="6.65620345126491" calcext:value-type="float">
            <text:p>6,6562034513</text:p>
          </table:table-cell>
          <table:table-cell office:value-type="float" office:value="9.25670513505472" calcext:value-type="float">
            <text:p>9,2567051351</text:p>
          </table:table-cell>
          <table:table-cell office:value-type="float" office:value="0.26844628189665" calcext:value-type="float">
            <text:p>0,2684462819</text:p>
          </table:table-cell>
          <table:table-cell office:value-type="float" office:value="0.315594362661579" calcext:value-type="float">
            <text:p>0,3155943627</text:p>
          </table:table-cell>
          <table:table-cell office:value-type="float" office:value="0.271301495144312" calcext:value-type="float">
            <text:p>0,2713014951</text:p>
          </table:table-cell>
          <table:table-cell office:value-type="float" office:value="0.310780125396706" calcext:value-type="float">
            <text:p>0,3107801254</text:p>
          </table:table-cell>
          <table:table-cell office:value-type="float" office:value="0.031188317413789" calcext:value-type="float">
            <text:p>0,0311883174</text:p>
          </table:table-cell>
          <table:table-cell office:value-type="float" office:value="0.035563830734214" calcext:value-type="float">
            <text:p>0,0355638307</text:p>
          </table:table-cell>
          <table:table-cell office:value-type="float" office:value="0.027963780509991" calcext:value-type="float">
            <text:p>0,0279637805</text:p>
          </table:table-cell>
          <table:table-cell office:value-type="float" office:value="0.040126343594309" calcext:value-type="float">
            <text:p>0,0401263436</text:p>
          </table:table-cell>
          <table:table-cell table:number-columns-repeated="100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97149069723931" calcext:value-type="float">
            <text:p>0,3971490697</text:p>
          </table:table-cell>
          <table:table-cell office:value-type="float" office:value="0.442891671051546" calcext:value-type="float">
            <text:p>0,4428916711</text:p>
          </table:table-cell>
          <table:table-cell office:value-type="float" office:value="0.4005922592951" calcext:value-type="float">
            <text:p>0,4005922593</text:p>
          </table:table-cell>
          <table:table-cell office:value-type="float" office:value="0.436998424230737" calcext:value-type="float">
            <text:p>0,4369984242</text:p>
          </table:table-cell>
          <table:table-cell office:value-type="float" office:value="6.5311346406484" calcext:value-type="float">
            <text:p>6,5311346406</text:p>
          </table:table-cell>
          <table:table-cell office:value-type="float" office:value="9.53267844896998" calcext:value-type="float">
            <text:p>9,532678449</text:p>
          </table:table-cell>
          <table:table-cell office:value-type="float" office:value="6.90070159448358" calcext:value-type="float">
            <text:p>6,9007015945</text:p>
          </table:table-cell>
          <table:table-cell office:value-type="float" office:value="9.17779296879393" calcext:value-type="float">
            <text:p>9,1777929688</text:p>
          </table:table-cell>
          <table:table-cell office:value-type="float" office:value="0.273834721658755" calcext:value-type="float">
            <text:p>0,2738347217</text:p>
          </table:table-cell>
          <table:table-cell office:value-type="float" office:value="0.322656285465857" calcext:value-type="float">
            <text:p>0,3226562855</text:p>
          </table:table-cell>
          <table:table-cell office:value-type="float" office:value="0.277366080283955" calcext:value-type="float">
            <text:p>0,2773660803</text:p>
          </table:table-cell>
          <table:table-cell office:value-type="float" office:value="0.316765735697305" calcext:value-type="float">
            <text:p>0,3167657357</text:p>
          </table:table-cell>
          <table:table-cell office:value-type="float" office:value="0.030028526722894" calcext:value-type="float">
            <text:p>0,0300285267</text:p>
          </table:table-cell>
          <table:table-cell office:value-type="float" office:value="0.03458918253249" calcext:value-type="float">
            <text:p>0,0345891825</text:p>
          </table:table-cell>
          <table:table-cell office:value-type="float" office:value="0.027004150548855" calcext:value-type="float">
            <text:p>0,0270041505</text:p>
          </table:table-cell>
          <table:table-cell office:value-type="float" office:value="0.03879269564749" calcext:value-type="float">
            <text:p>0,0387926956</text:p>
          </table:table-cell>
          <table:table-cell table:number-columns-repeated="100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90232328805117" calcext:value-type="float">
            <text:p>0,3902323288</text:p>
          </table:table-cell>
          <table:table-cell office:value-type="float" office:value="0.435250355225582" calcext:value-type="float">
            <text:p>0,4352503552</text:p>
          </table:table-cell>
          <table:table-cell office:value-type="float" office:value="0.39301701006793" calcext:value-type="float">
            <text:p>0,3930170101</text:p>
          </table:table-cell>
          <table:table-cell office:value-type="float" office:value="0.430281084714941" calcext:value-type="float">
            <text:p>0,4302810847</text:p>
          </table:table-cell>
          <table:table-cell office:value-type="float" office:value="6.10972526419726" calcext:value-type="float">
            <text:p>6,1097252642</text:p>
          </table:table-cell>
          <table:table-cell office:value-type="float" office:value="8.20756299552983" calcext:value-type="float">
            <text:p>8,2075629955</text:p>
          </table:table-cell>
          <table:table-cell office:value-type="float" office:value="6.36272663154492" calcext:value-type="float">
            <text:p>6,3627266315</text:p>
          </table:table-cell>
          <table:table-cell office:value-type="float" office:value="8.03743460175412" calcext:value-type="float">
            <text:p>8,0374346018</text:p>
          </table:table-cell>
          <table:table-cell office:value-type="float" office:value="0.281621189413815" calcext:value-type="float">
            <text:p>0,2816211894</text:p>
          </table:table-cell>
          <table:table-cell office:value-type="float" office:value="0.331127955452019" calcext:value-type="float">
            <text:p>0,3311279555</text:p>
          </table:table-cell>
          <table:table-cell office:value-type="float" office:value="0.284412247633753" calcext:value-type="float">
            <text:p>0,2844122476</text:p>
          </table:table-cell>
          <table:table-cell office:value-type="float" office:value="0.326427978297" calcext:value-type="float">
            <text:p>0,3264279783</text:p>
          </table:table-cell>
          <table:table-cell office:value-type="float" office:value="0.034928767620479" calcext:value-type="float">
            <text:p>0,0349287676</text:p>
          </table:table-cell>
          <table:table-cell office:value-type="float" office:value="0.041507362065096" calcext:value-type="float">
            <text:p>0,0415073621</text:p>
          </table:table-cell>
          <table:table-cell office:value-type="float" office:value="0.031375665257214" calcext:value-type="float">
            <text:p>0,0313756653</text:p>
          </table:table-cell>
          <table:table-cell office:value-type="float" office:value="0.046506729950083" calcext:value-type="float">
            <text:p>0,04650673</text:p>
          </table:table-cell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88225372773114" calcext:value-type="float">
            <text:p>0,3882253728</text:p>
          </table:table-cell>
          <table:table-cell office:value-type="float" office:value="0.429602371912894" calcext:value-type="float">
            <text:p>0,4296023719</text:p>
          </table:table-cell>
          <table:table-cell office:value-type="float" office:value="0.391224845472829" calcext:value-type="float">
            <text:p>0,3912248455</text:p>
          </table:table-cell>
          <table:table-cell office:value-type="float" office:value="0.424583814874396" calcext:value-type="float">
            <text:p>0,4245838149</text:p>
          </table:table-cell>
          <table:table-cell office:value-type="float" office:value="6.17193972770485" calcext:value-type="float">
            <text:p>6,1719397277</text:p>
          </table:table-cell>
          <table:table-cell office:value-type="float" office:value="8.59272692280435" calcext:value-type="float">
            <text:p>8,5927269228</text:p>
          </table:table-cell>
          <table:table-cell office:value-type="float" office:value="6.45768256547137" calcext:value-type="float">
            <text:p>6,4576825655</text:p>
          </table:table-cell>
          <table:table-cell office:value-type="float" office:value="8.35195963937302" calcext:value-type="float">
            <text:p>8,3519596394</text:p>
          </table:table-cell>
          <table:table-cell office:value-type="float" office:value="0.27127553169121" calcext:value-type="float">
            <text:p>0,2712755317</text:p>
          </table:table-cell>
          <table:table-cell office:value-type="float" office:value="0.313730112134664" calcext:value-type="float">
            <text:p>0,3137301121</text:p>
          </table:table-cell>
          <table:table-cell office:value-type="float" office:value="0.274143965438868" calcext:value-type="float">
            <text:p>0,2741439654</text:p>
          </table:table-cell>
          <table:table-cell office:value-type="float" office:value="0.308995939587218" calcext:value-type="float">
            <text:p>0,3089959396</text:p>
          </table:table-cell>
          <table:table-cell office:value-type="float" office:value="0.033263829562559" calcext:value-type="float">
            <text:p>0,0332638296</text:p>
          </table:table-cell>
          <table:table-cell office:value-type="float" office:value="0.039227680374168" calcext:value-type="float">
            <text:p>0,0392276804</text:p>
          </table:table-cell>
          <table:table-cell office:value-type="float" office:value="0.029414365003683" calcext:value-type="float">
            <text:p>0,029414365</text:p>
          </table:table-cell>
          <table:table-cell office:value-type="float" office:value="0.044637047020019" calcext:value-type="float">
            <text:p>0,044637047</text:p>
          </table:table-cell>
          <table:table-cell table:number-columns-repeated="100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81139827142392" calcext:value-type="float">
            <text:p>0,3811398271</text:p>
          </table:table-cell>
          <table:table-cell office:value-type="float" office:value="0.421007320382206" calcext:value-type="float">
            <text:p>0,4210073204</text:p>
          </table:table-cell>
          <table:table-cell office:value-type="float" office:value="0.383014626467552" calcext:value-type="float">
            <text:p>0,3830146265</text:p>
          </table:table-cell>
          <table:table-cell office:value-type="float" office:value="0.417617759648428" calcext:value-type="float">
            <text:p>0,4176177596</text:p>
          </table:table-cell>
          <table:table-cell office:value-type="float" office:value="6.25605909782794" calcext:value-type="float">
            <text:p>6,2560590978</text:p>
          </table:table-cell>
          <table:table-cell office:value-type="float" office:value="8.99986866526326" calcext:value-type="float">
            <text:p>8,9998686653</text:p>
          </table:table-cell>
          <table:table-cell office:value-type="float" office:value="6.57423891560912" calcext:value-type="float">
            <text:p>6,5742389156</text:p>
          </table:table-cell>
          <table:table-cell office:value-type="float" office:value="8.60760304199275" calcext:value-type="float">
            <text:p>8,607603042</text:p>
          </table:table-cell>
          <table:table-cell office:value-type="float" office:value="0.25280420077647" calcext:value-type="float">
            <text:p>0,2528042008</text:p>
          </table:table-cell>
          <table:table-cell office:value-type="float" office:value="0.285536869461105" calcext:value-type="float">
            <text:p>0,2855368695</text:p>
          </table:table-cell>
          <table:table-cell office:value-type="float" office:value="0.255560553678493" calcext:value-type="float">
            <text:p>0,2555605537</text:p>
          </table:table-cell>
          <table:table-cell office:value-type="float" office:value="0.28107105104103" calcext:value-type="float">
            <text:p>0,281071051</text:p>
          </table:table-cell>
          <table:table-cell office:value-type="float" office:value="0.034957200291052" calcext:value-type="float">
            <text:p>0,0349572003</text:p>
          </table:table-cell>
          <table:table-cell office:value-type="float" office:value="0.040948546931097" calcext:value-type="float">
            <text:p>0,0409485469</text:p>
          </table:table-cell>
          <table:table-cell office:value-type="float" office:value="0.030961457586016" calcext:value-type="float">
            <text:p>0,0309614576</text:p>
          </table:table-cell>
          <table:table-cell office:value-type="float" office:value="0.046590851885461" calcext:value-type="float">
            <text:p>0,0465908519</text:p>
          </table:table-cell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87289362384184" calcext:value-type="float">
            <text:p>0,3872893624</text:p>
          </table:table-cell>
          <table:table-cell office:value-type="float" office:value="0.424703317399967" calcext:value-type="float">
            <text:p>0,4247033174</text:p>
          </table:table-cell>
          <table:table-cell office:value-type="float" office:value="0.389282841160029" calcext:value-type="float">
            <text:p>0,3892828412</text:p>
          </table:table-cell>
          <table:table-cell office:value-type="float" office:value="0.421137551951164" calcext:value-type="float">
            <text:p>0,421137552</text:p>
          </table:table-cell>
          <table:table-cell office:value-type="float" office:value="6.31661177510818" calcext:value-type="float">
            <text:p>6,3166117751</text:p>
          </table:table-cell>
          <table:table-cell office:value-type="float" office:value="8.85357218978893" calcext:value-type="float">
            <text:p>8,8535721898</text:p>
          </table:table-cell>
          <table:table-cell office:value-type="float" office:value="6.69537106587128" calcext:value-type="float">
            <text:p>6,6953710659</text:p>
          </table:table-cell>
          <table:table-cell office:value-type="float" office:value="8.31649722544819" calcext:value-type="float">
            <text:p>8,3164972254</text:p>
          </table:table-cell>
          <table:table-cell office:value-type="float" office:value="0.271021976315189" calcext:value-type="float">
            <text:p>0,2710219763</text:p>
          </table:table-cell>
          <table:table-cell office:value-type="float" office:value="0.314015427588156" calcext:value-type="float">
            <text:p>0,3140154276</text:p>
          </table:table-cell>
          <table:table-cell office:value-type="float" office:value="0.274476716999539" calcext:value-type="float">
            <text:p>0,274476717</text:p>
          </table:table-cell>
          <table:table-cell office:value-type="float" office:value="0.308268224946053" calcext:value-type="float">
            <text:p>0,3082682249</text:p>
          </table:table-cell>
          <table:table-cell office:value-type="float" office:value="0.031717245524615" calcext:value-type="float">
            <text:p>0,0317172455</text:p>
          </table:table-cell>
          <table:table-cell office:value-type="float" office:value="0.034302557030624" calcext:value-type="float">
            <text:p>0,034302557</text:p>
          </table:table-cell>
          <table:table-cell office:value-type="float" office:value="0.028004961776895" calcext:value-type="float">
            <text:p>0,0280049618</text:p>
          </table:table-cell>
          <table:table-cell office:value-type="float" office:value="0.039587987829377" calcext:value-type="float">
            <text:p>0,0395879878</text:p>
          </table:table-cell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97258605416654" calcext:value-type="float">
            <text:p>0,3972586054</text:p>
          </table:table-cell>
          <table:table-cell office:value-type="float" office:value="0.435105551133014" calcext:value-type="float">
            <text:p>0,4351055511</text:p>
          </table:table-cell>
          <table:table-cell office:value-type="float" office:value="0.399047942079682" calcext:value-type="float">
            <text:p>0,3990479421</text:p>
          </table:table-cell>
          <table:table-cell office:value-type="float" office:value="0.431699563323628" calcext:value-type="float">
            <text:p>0,4316995633</text:p>
          </table:table-cell>
          <table:table-cell office:value-type="float" office:value="6.31865395334748" calcext:value-type="float">
            <text:p>6,3186539533</text:p>
          </table:table-cell>
          <table:table-cell office:value-type="float" office:value="9.4004220128638" calcext:value-type="float">
            <text:p>9,4004220129</text:p>
          </table:table-cell>
          <table:table-cell office:value-type="float" office:value="6.41380916213391" calcext:value-type="float">
            <text:p>6,4138091621</text:p>
          </table:table-cell>
          <table:table-cell office:value-type="float" office:value="9.10192852950098" calcext:value-type="float">
            <text:p>9,1019285295</text:p>
          </table:table-cell>
          <table:table-cell office:value-type="float" office:value="0.269610034412605" calcext:value-type="float">
            <text:p>0,2696100344</text:p>
          </table:table-cell>
          <table:table-cell office:value-type="float" office:value="0.315493547887499" calcext:value-type="float">
            <text:p>0,3154935479</text:p>
          </table:table-cell>
          <table:table-cell office:value-type="float" office:value="0.272187057158506" calcext:value-type="float">
            <text:p>0,2721870572</text:p>
          </table:table-cell>
          <table:table-cell office:value-type="float" office:value="0.311160426138194" calcext:value-type="float">
            <text:p>0,3111604261</text:p>
          </table:table-cell>
          <table:table-cell office:value-type="float" office:value="0.032312636424885" calcext:value-type="float">
            <text:p>0,0323126364</text:p>
          </table:table-cell>
          <table:table-cell office:value-type="float" office:value="0.03798183896355" calcext:value-type="float">
            <text:p>0,037981839</text:p>
          </table:table-cell>
          <table:table-cell office:value-type="float" office:value="0.030366018013382" calcext:value-type="float">
            <text:p>0,030366018</text:p>
          </table:table-cell>
          <table:table-cell office:value-type="float" office:value="0.040703452948307" calcext:value-type="float">
            <text:p>0,0407034529</text:p>
          </table:table-cell>
          <table:table-cell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92641954655419" calcext:value-type="float">
            <text:p>0,3926419547</text:p>
          </table:table-cell>
          <table:table-cell office:value-type="float" office:value="0.429683344567212" calcext:value-type="float">
            <text:p>0,4296833446</text:p>
          </table:table-cell>
          <table:table-cell office:value-type="float" office:value="0.395626044478295" calcext:value-type="float">
            <text:p>0,3956260445</text:p>
          </table:table-cell>
          <table:table-cell office:value-type="float" office:value="0.424930735136345" calcext:value-type="float">
            <text:p>0,4249307351</text:p>
          </table:table-cell>
          <table:table-cell office:value-type="float" office:value="6.17409993643102" calcext:value-type="float">
            <text:p>6,1740999364</text:p>
          </table:table-cell>
          <table:table-cell office:value-type="float" office:value="9.337946305892" calcext:value-type="float">
            <text:p>9,3379463059</text:p>
          </table:table-cell>
          <table:table-cell office:value-type="float" office:value="6.32629484102686" calcext:value-type="float">
            <text:p>6,326294841</text:p>
          </table:table-cell>
          <table:table-cell office:value-type="float" office:value="9.03536777153478" calcext:value-type="float">
            <text:p>9,0353677715</text:p>
          </table:table-cell>
          <table:table-cell office:value-type="float" office:value="0.267081754623313" calcext:value-type="float">
            <text:p>0,2670817546</text:p>
          </table:table-cell>
          <table:table-cell office:value-type="float" office:value="0.309678409583462" calcext:value-type="float">
            <text:p>0,3096784096</text:p>
          </table:table-cell>
          <table:table-cell office:value-type="float" office:value="0.269650479059191" calcext:value-type="float">
            <text:p>0,2696504791</text:p>
          </table:table-cell>
          <table:table-cell office:value-type="float" office:value="0.305379190934717" calcext:value-type="float">
            <text:p>0,3053791909</text:p>
          </table:table-cell>
          <table:table-cell office:value-type="float" office:value="0.030933988024445" calcext:value-type="float">
            <text:p>0,030933988</text:p>
          </table:table-cell>
          <table:table-cell office:value-type="float" office:value="0.034564634612092" calcext:value-type="float">
            <text:p>0,0345646346</text:p>
          </table:table-cell>
          <table:table-cell office:value-type="float" office:value="0.028908294252791" calcext:value-type="float">
            <text:p>0,0289082943</text:p>
          </table:table-cell>
          <table:table-cell office:value-type="float" office:value="0.037440975681444" calcext:value-type="float">
            <text:p>0,0374409757</text:p>
          </table:table-cell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92654306698599" calcext:value-type="float">
            <text:p>0,3926543067</text:p>
          </table:table-cell>
          <table:table-cell office:value-type="float" office:value="0.437860183432703" calcext:value-type="float">
            <text:p>0,4378601834</text:p>
          </table:table-cell>
          <table:table-cell office:value-type="float" office:value="0.395638872824053" calcext:value-type="float">
            <text:p>0,3956388728</text:p>
          </table:table-cell>
          <table:table-cell office:value-type="float" office:value="0.433265479162039" calcext:value-type="float">
            <text:p>0,4332654792</text:p>
          </table:table-cell>
          <table:table-cell office:value-type="float" office:value="6.38036223415194" calcext:value-type="float">
            <text:p>6,3803622342</text:p>
          </table:table-cell>
          <table:table-cell office:value-type="float" office:value="8.86909703160763" calcext:value-type="float">
            <text:p>8,8690970316</text:p>
          </table:table-cell>
          <table:table-cell office:value-type="float" office:value="6.46092552300192" calcext:value-type="float">
            <text:p>6,460925523</text:p>
          </table:table-cell>
          <table:table-cell office:value-type="float" office:value="8.74008816659808" calcext:value-type="float">
            <text:p>8,7400881666</text:p>
          </table:table-cell>
          <table:table-cell office:value-type="float" office:value="0.269918195928814" calcext:value-type="float">
            <text:p>0,2699181959</text:p>
          </table:table-cell>
          <table:table-cell office:value-type="float" office:value="0.324086710007482" calcext:value-type="float">
            <text:p>0,32408671</text:p>
          </table:table-cell>
          <table:table-cell office:value-type="float" office:value="0.272436559682578" calcext:value-type="float">
            <text:p>0,2724365597</text:p>
          </table:table-cell>
          <table:table-cell office:value-type="float" office:value="0.319759902813655" calcext:value-type="float">
            <text:p>0,3197599028</text:p>
          </table:table-cell>
          <table:table-cell office:value-type="float" office:value="0.032823775520997" calcext:value-type="float">
            <text:p>0,0328237755</text:p>
          </table:table-cell>
          <table:table-cell office:value-type="float" office:value="0.036300507847278" calcext:value-type="float">
            <text:p>0,0363005078</text:p>
          </table:table-cell>
          <table:table-cell office:value-type="float" office:value="0.030298426086478" calcext:value-type="float">
            <text:p>0,0302984261</text:p>
          </table:table-cell>
          <table:table-cell office:value-type="float" office:value="0.039871525721861" calcext:value-type="float">
            <text:p>0,0398715257</text:p>
          </table:table-cell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90209507468693" calcext:value-type="float">
            <text:p>0,3902095075</text:p>
          </table:table-cell>
          <table:table-cell office:value-type="float" office:value="0.428142100442832" calcext:value-type="float">
            <text:p>0,4281421004</text:p>
          </table:table-cell>
          <table:table-cell office:value-type="float" office:value="0.392710953805338" calcext:value-type="float">
            <text:p>0,3927109538</text:p>
          </table:table-cell>
          <table:table-cell office:value-type="float" office:value="0.42351409405356" calcext:value-type="float">
            <text:p>0,4235140941</text:p>
          </table:table-cell>
          <table:table-cell office:value-type="float" office:value="6.0920396856916" calcext:value-type="float">
            <text:p>6,0920396857</text:p>
          </table:table-cell>
          <table:table-cell office:value-type="float" office:value="8.61684946093028" calcext:value-type="float">
            <text:p>8,6168494609</text:p>
          </table:table-cell>
          <table:table-cell office:value-type="float" office:value="6.19003410979795" calcext:value-type="float">
            <text:p>6,1900341098</text:p>
          </table:table-cell>
          <table:table-cell office:value-type="float" office:value="8.48680146144896" calcext:value-type="float">
            <text:p>8,4868014614</text:p>
          </table:table-cell>
          <table:table-cell office:value-type="float" office:value="0.263131873288886" calcext:value-type="float">
            <text:p>0,2631318733</text:p>
          </table:table-cell>
          <table:table-cell office:value-type="float" office:value="0.312161926599357" calcext:value-type="float">
            <text:p>0,3121619266</text:p>
          </table:table-cell>
          <table:table-cell office:value-type="float" office:value="0.265383861050966" calcext:value-type="float">
            <text:p>0,2653838611</text:p>
          </table:table-cell>
          <table:table-cell office:value-type="float" office:value="0.308363070759466" calcext:value-type="float">
            <text:p>0,3083630708</text:p>
          </table:table-cell>
          <table:table-cell office:value-type="float" office:value="0.03205086308042" calcext:value-type="float">
            <text:p>0,0320508631</text:p>
          </table:table-cell>
          <table:table-cell office:value-type="float" office:value="0.034378417395141" calcext:value-type="float">
            <text:p>0,0343784174</text:p>
          </table:table-cell>
          <table:table-cell office:value-type="float" office:value="0.029046950022461" calcext:value-type="float">
            <text:p>0,02904695</text:p>
          </table:table-cell>
          <table:table-cell office:value-type="float" office:value="0.038631033621299" calcext:value-type="float">
            <text:p>0,0386310336</text:p>
          </table:table-cell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89281871017408" calcext:value-type="float">
            <text:p>0,389281871</text:p>
          </table:table-cell>
          <table:table-cell office:value-type="float" office:value="0.425568766629402" calcext:value-type="float">
            <text:p>0,4255687666</text:p>
          </table:table-cell>
          <table:table-cell office:value-type="float" office:value="0.391130266235187" calcext:value-type="float">
            <text:p>0,3911302662</text:p>
          </table:table-cell>
          <table:table-cell office:value-type="float" office:value="0.421939796133699" calcext:value-type="float">
            <text:p>0,4219397961</text:p>
          </table:table-cell>
          <table:table-cell office:value-type="float" office:value="6.13926749623793" calcext:value-type="float">
            <text:p>6,1392674962</text:p>
          </table:table-cell>
          <table:table-cell office:value-type="float" office:value="8.86704153203326" calcext:value-type="float">
            <text:p>8,867041532</text:p>
          </table:table-cell>
          <table:table-cell office:value-type="float" office:value="6.31264917839839" calcext:value-type="float">
            <text:p>6,3126491784</text:p>
          </table:table-cell>
          <table:table-cell office:value-type="float" office:value="8.72192423462807" calcext:value-type="float">
            <text:p>8,7219242346</text:p>
          </table:table-cell>
          <table:table-cell office:value-type="float" office:value="0.258909280155239" calcext:value-type="float">
            <text:p>0,2589092802</text:p>
          </table:table-cell>
          <table:table-cell office:value-type="float" office:value="0.301257449656395" calcext:value-type="float">
            <text:p>0,3012574497</text:p>
          </table:table-cell>
          <table:table-cell office:value-type="float" office:value="0.260871325126637" calcext:value-type="float">
            <text:p>0,2608713251</text:p>
          </table:table-cell>
          <table:table-cell office:value-type="float" office:value="0.2980020389562" calcext:value-type="float">
            <text:p>0,298002039</text:p>
          </table:table-cell>
          <table:table-cell office:value-type="float" office:value="0.032430574865737" calcext:value-type="float">
            <text:p>0,0324305749</text:p>
          </table:table-cell>
          <table:table-cell office:value-type="float" office:value="0.0381696105711" calcext:value-type="float">
            <text:p>0,0381696106</text:p>
          </table:table-cell>
          <table:table-cell office:value-type="float" office:value="0.030221771316165" calcext:value-type="float">
            <text:p>0,0302217713</text:p>
          </table:table-cell>
          <table:table-cell office:value-type="float" office:value="0.0412607408085" calcext:value-type="float">
            <text:p>0,0412607408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83426595238827" calcext:value-type="float">
            <text:p>0,3834265952</text:p>
          </table:table-cell>
          <table:table-cell office:value-type="float" office:value="0.421519603108379" calcext:value-type="float">
            <text:p>0,4215196031</text:p>
          </table:table-cell>
          <table:table-cell office:value-type="float" office:value="0.385570816266344" calcext:value-type="float">
            <text:p>0,3855708163</text:p>
          </table:table-cell>
          <table:table-cell office:value-type="float" office:value="0.417103868678911" calcext:value-type="float">
            <text:p>0,4171038687</text:p>
          </table:table-cell>
          <table:table-cell office:value-type="float" office:value="5.88365501942761" calcext:value-type="float">
            <text:p>5,8836550194</text:p>
          </table:table-cell>
          <table:table-cell office:value-type="float" office:value="8.22523498829542" calcext:value-type="float">
            <text:p>8,2252349883</text:p>
          </table:table-cell>
          <table:table-cell office:value-type="float" office:value="6.05328200201292" calcext:value-type="float">
            <text:p>6,053282002</text:p>
          </table:table-cell>
          <table:table-cell office:value-type="float" office:value="7.86917818105137" calcext:value-type="float">
            <text:p>7,8691781811</text:p>
          </table:table-cell>
          <table:table-cell office:value-type="float" office:value="0.25866247465596" calcext:value-type="float">
            <text:p>0,2586624747</text:p>
          </table:table-cell>
          <table:table-cell office:value-type="float" office:value="0.307113930776191" calcext:value-type="float">
            <text:p>0,3071139308</text:p>
          </table:table-cell>
          <table:table-cell office:value-type="float" office:value="0.260948600544323" calcext:value-type="float">
            <text:p>0,2609486005</text:p>
          </table:table-cell>
          <table:table-cell office:value-type="float" office:value="0.303201291063226" calcext:value-type="float">
            <text:p>0,3032012911</text:p>
          </table:table-cell>
          <table:table-cell office:value-type="float" office:value="0.038193035681358" calcext:value-type="float">
            <text:p>0,0381930357</text:p>
          </table:table-cell>
          <table:table-cell office:value-type="float" office:value="0.041554189788167" calcext:value-type="float">
            <text:p>0,0415541898</text:p>
          </table:table-cell>
          <table:table-cell office:value-type="float" office:value="0.034957133302148" calcext:value-type="float">
            <text:p>0,0349571333</text:p>
          </table:table-cell>
          <table:table-cell office:value-type="float" office:value="0.046182121457042" calcext:value-type="float">
            <text:p>0,0461821215</text:p>
          </table:table-cell>
          <table:table-cell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77082350502737" calcext:value-type="float">
            <text:p>0,3770823505</text:p>
          </table:table-cell>
          <table:table-cell office:value-type="float" office:value="0.416582417077697" calcext:value-type="float">
            <text:p>0,4165824171</text:p>
          </table:table-cell>
          <table:table-cell office:value-type="float" office:value="0.378802518889814" calcext:value-type="float">
            <text:p>0,3788025189</text:p>
          </table:table-cell>
          <table:table-cell office:value-type="float" office:value="0.412790873538462" calcext:value-type="float">
            <text:p>0,4127908735</text:p>
          </table:table-cell>
          <table:table-cell office:value-type="float" office:value="5.91546203407042" calcext:value-type="float">
            <text:p>5,9154620341</text:p>
          </table:table-cell>
          <table:table-cell office:value-type="float" office:value="8.31457568485777" calcext:value-type="float">
            <text:p>8,3145756849</text:p>
          </table:table-cell>
          <table:table-cell office:value-type="float" office:value="6.11034206796585" calcext:value-type="float">
            <text:p>6,110342068</text:p>
          </table:table-cell>
          <table:table-cell office:value-type="float" office:value="8.16518408668243" calcext:value-type="float">
            <text:p>8,1651840867</text:p>
          </table:table-cell>
          <table:table-cell office:value-type="float" office:value="0.255940506901432" calcext:value-type="float">
            <text:p>0,2559405069</text:p>
          </table:table-cell>
          <table:table-cell office:value-type="float" office:value="0.306288848144054" calcext:value-type="float">
            <text:p>0,3062888481</text:p>
          </table:table-cell>
          <table:table-cell office:value-type="float" office:value="0.257509785470338" calcext:value-type="float">
            <text:p>0,2575097855</text:p>
          </table:table-cell>
          <table:table-cell office:value-type="float" office:value="0.303598915179634" calcext:value-type="float">
            <text:p>0,3035989152</text:p>
          </table:table-cell>
          <table:table-cell office:value-type="float" office:value="0.03835434909869" calcext:value-type="float">
            <text:p>0,0383543491</text:p>
          </table:table-cell>
          <table:table-cell office:value-type="float" office:value="0.046333591406668" calcext:value-type="float">
            <text:p>0,0463335914</text:p>
          </table:table-cell>
          <table:table-cell office:value-type="float" office:value="0.037218704633562" calcext:value-type="float">
            <text:p>0,0372187046</text:p>
          </table:table-cell>
          <table:table-cell office:value-type="float" office:value="0.04789302204999" calcext:value-type="float">
            <text:p>0,047893022</text:p>
          </table:table-cell>
          <table:table-cell table:number-columns-repeated="100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78654107342791" calcext:value-type="float">
            <text:p>0,3786541073</text:p>
          </table:table-cell>
          <table:table-cell office:value-type="float" office:value="0.413006981636934" calcext:value-type="float">
            <text:p>0,4130069816</text:p>
          </table:table-cell>
          <table:table-cell office:value-type="float" office:value="0.380798176730561" calcext:value-type="float">
            <text:p>0,3807981767</text:p>
          </table:table-cell>
          <table:table-cell office:value-type="float" office:value="0.410982318916317" calcext:value-type="float">
            <text:p>0,4109823189</text:p>
          </table:table-cell>
          <table:table-cell office:value-type="float" office:value="6.07321648317205" calcext:value-type="float">
            <text:p>6,0732164832</text:p>
          </table:table-cell>
          <table:table-cell office:value-type="float" office:value="8.55787987570029" calcext:value-type="float">
            <text:p>8,5578798757</text:p>
          </table:table-cell>
          <table:table-cell office:value-type="float" office:value="6.54707681398677" calcext:value-type="float">
            <text:p>6,547076814</text:p>
          </table:table-cell>
          <table:table-cell office:value-type="float" office:value="8.52190271661192" calcext:value-type="float">
            <text:p>8,5219027166</text:p>
          </table:table-cell>
          <table:table-cell office:value-type="float" office:value="0.256469727239505" calcext:value-type="float">
            <text:p>0,2564697272</text:p>
          </table:table-cell>
          <table:table-cell office:value-type="float" office:value="0.307446676829776" calcext:value-type="float">
            <text:p>0,3074466768</text:p>
          </table:table-cell>
          <table:table-cell office:value-type="float" office:value="0.258138608275945" calcext:value-type="float">
            <text:p>0,2581386083</text:p>
          </table:table-cell>
          <table:table-cell office:value-type="float" office:value="0.304590975153999" calcext:value-type="float">
            <text:p>0,3045909752</text:p>
          </table:table-cell>
          <table:table-cell office:value-type="float" office:value="0.033015757321193" calcext:value-type="float">
            <text:p>0,0330157573</text:p>
          </table:table-cell>
          <table:table-cell office:value-type="float" office:value="0.039798580678951" calcext:value-type="float">
            <text:p>0,0397985807</text:p>
          </table:table-cell>
          <table:table-cell office:value-type="float" office:value="0.032169676876122" calcext:value-type="float">
            <text:p>0,0321696769</text:p>
          </table:table-cell>
          <table:table-cell office:value-type="float" office:value="0.040947454644802" calcext:value-type="float">
            <text:p>0,0409474546</text:p>
          </table:table-cell>
          <table:table-cell table:number-columns-repeated="100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83270163612644" calcext:value-type="float">
            <text:p>0,3832701636</text:p>
          </table:table-cell>
          <table:table-cell office:value-type="float" office:value="0.41819584256847" calcext:value-type="float">
            <text:p>0,4181958426</text:p>
          </table:table-cell>
          <table:table-cell office:value-type="float" office:value="0.384962070005712" calcext:value-type="float">
            <text:p>0,38496207</text:p>
          </table:table-cell>
          <table:table-cell office:value-type="float" office:value="0.41674286702835" calcext:value-type="float">
            <text:p>0,416742867</text:p>
          </table:table-cell>
          <table:table-cell office:value-type="float" office:value="6.03610481533752" calcext:value-type="float">
            <text:p>6,0361048153</text:p>
          </table:table-cell>
          <table:table-cell office:value-type="float" office:value="8.62055285371116" calcext:value-type="float">
            <text:p>8,6205528537</text:p>
          </table:table-cell>
          <table:table-cell office:value-type="float" office:value="6.45326288615647" calcext:value-type="float">
            <text:p>6,4532628862</text:p>
          </table:table-cell>
          <table:table-cell office:value-type="float" office:value="8.59593616320796" calcext:value-type="float">
            <text:p>8,5959361632</text:p>
          </table:table-cell>
          <table:table-cell office:value-type="float" office:value="0.262196253522109" calcext:value-type="float">
            <text:p>0,2621962535</text:p>
          </table:table-cell>
          <table:table-cell office:value-type="float" office:value="0.315915353094836" calcext:value-type="float">
            <text:p>0,3159153531</text:p>
          </table:table-cell>
          <table:table-cell office:value-type="float" office:value="0.263649484247169" calcext:value-type="float">
            <text:p>0,2636494842</text:p>
          </table:table-cell>
          <table:table-cell office:value-type="float" office:value="0.313409826999637" calcext:value-type="float">
            <text:p>0,313409827</text:p>
          </table:table-cell>
          <table:table-cell office:value-type="float" office:value="0.029802245678476" calcext:value-type="float">
            <text:p>0,0298022457</text:p>
          </table:table-cell>
          <table:table-cell office:value-type="float" office:value="0.034027126660984" calcext:value-type="float">
            <text:p>0,0340271267</text:p>
          </table:table-cell>
          <table:table-cell office:value-type="float" office:value="0.029359978291746" calcext:value-type="float">
            <text:p>0,0293599783</text:p>
          </table:table-cell>
          <table:table-cell office:value-type="float" office:value="0.034628002604854" calcext:value-type="float">
            <text:p>0,0346280026</text:p>
          </table:table-cell>
          <table:table-cell table:number-columns-repeated="100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86959329538924" calcext:value-type="float">
            <text:p>0,3869593295</text:p>
          </table:table-cell>
          <table:table-cell office:value-type="float" office:value="0.418560193321988" calcext:value-type="float">
            <text:p>0,4185601933</text:p>
          </table:table-cell>
          <table:table-cell office:value-type="float" office:value="0.388577909065213" calcext:value-type="float">
            <text:p>0,3885779091</text:p>
          </table:table-cell>
          <table:table-cell office:value-type="float" office:value="0.416189744066562" calcext:value-type="float">
            <text:p>0,4161897441</text:p>
          </table:table-cell>
          <table:table-cell office:value-type="float" office:value="5.86518319832525" calcext:value-type="float">
            <text:p>5,8651831983</text:p>
          </table:table-cell>
          <table:table-cell office:value-type="float" office:value="8.34479817361252" calcext:value-type="float">
            <text:p>8,3447981736</text:p>
          </table:table-cell>
          <table:table-cell office:value-type="float" office:value="6.21616638252009" calcext:value-type="float">
            <text:p>6,2161663825</text:p>
          </table:table-cell>
          <table:table-cell office:value-type="float" office:value="8.73761428636907" calcext:value-type="float">
            <text:p>8,7376142864</text:p>
          </table:table-cell>
          <table:table-cell office:value-type="float" office:value="0.266919343956825" calcext:value-type="float">
            <text:p>0,266919344</text:p>
          </table:table-cell>
          <table:table-cell office:value-type="float" office:value="0.31983753923488" calcext:value-type="float">
            <text:p>0,3198375392</text:p>
          </table:table-cell>
          <table:table-cell office:value-type="float" office:value="0.26849716207389" calcext:value-type="float">
            <text:p>0,2684971621</text:p>
          </table:table-cell>
          <table:table-cell office:value-type="float" office:value="0.317154869134554" calcext:value-type="float">
            <text:p>0,3171548691</text:p>
          </table:table-cell>
          <table:table-cell office:value-type="float" office:value="0.031843058652552" calcext:value-type="float">
            <text:p>0,0318430587</text:p>
          </table:table-cell>
          <table:table-cell office:value-type="float" office:value="0.03645643947053" calcext:value-type="float">
            <text:p>0,0364564395</text:p>
          </table:table-cell>
          <table:table-cell office:value-type="float" office:value="0.031197952751454" calcext:value-type="float">
            <text:p>0,0311979528</text:p>
          </table:table-cell>
          <table:table-cell office:value-type="float" office:value="0.037335077794579" calcext:value-type="float">
            <text:p>0,0373350778</text:p>
          </table:table-cell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77977387967707" calcext:value-type="float">
            <text:p>0,377977388</text:p>
          </table:table-cell>
          <table:table-cell office:value-type="float" office:value="0.415938900139173" calcext:value-type="float">
            <text:p>0,4159389001</text:p>
          </table:table-cell>
          <table:table-cell office:value-type="float" office:value="0.379348566921289" calcext:value-type="float">
            <text:p>0,3793485669</text:p>
          </table:table-cell>
          <table:table-cell office:value-type="float" office:value="0.413737685611116" calcext:value-type="float">
            <text:p>0,4137376856</text:p>
          </table:table-cell>
          <table:table-cell office:value-type="float" office:value="5.88335451453747" calcext:value-type="float">
            <text:p>5,8833545145</text:p>
          </table:table-cell>
          <table:table-cell office:value-type="float" office:value="8.2718422913179" calcext:value-type="float">
            <text:p>8,2718422913</text:p>
          </table:table-cell>
          <table:table-cell office:value-type="float" office:value="5.91369905419366" calcext:value-type="float">
            <text:p>5,9136990542</text:p>
          </table:table-cell>
          <table:table-cell office:value-type="float" office:value="8.37733907779991" calcext:value-type="float">
            <text:p>8,3773390778</text:p>
          </table:table-cell>
          <table:table-cell office:value-type="float" office:value="0.249874833043175" calcext:value-type="float">
            <text:p>0,249874833</text:p>
          </table:table-cell>
          <table:table-cell office:value-type="float" office:value="0.301391682684588" calcext:value-type="float">
            <text:p>0,3013916827</text:p>
          </table:table-cell>
          <table:table-cell office:value-type="float" office:value="0.250942460871014" calcext:value-type="float">
            <text:p>0,2509424609</text:p>
          </table:table-cell>
          <table:table-cell office:value-type="float" office:value="0.299525130968941" calcext:value-type="float">
            <text:p>0,299525131</text:p>
          </table:table-cell>
          <table:table-cell office:value-type="float" office:value="0.039498716778787" calcext:value-type="float">
            <text:p>0,0394987168</text:p>
          </table:table-cell>
          <table:table-cell office:value-type="float" office:value="0.047131035870114" calcext:value-type="float">
            <text:p>0,0471310359</text:p>
          </table:table-cell>
          <table:table-cell office:value-type="float" office:value="0.037139627362069" calcext:value-type="float">
            <text:p>0,0371396274</text:p>
          </table:table-cell>
          <table:table-cell office:value-type="float" office:value="0.050511360518264" calcext:value-type="float">
            <text:p>0,0505113605</text:p>
          </table:table-cell>
          <table:table-cell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80163225206154" calcext:value-type="float">
            <text:p>0,3801632252</text:p>
          </table:table-cell>
          <table:table-cell office:value-type="float" office:value="0.415850726908495" calcext:value-type="float">
            <text:p>0,4158507269</text:p>
          </table:table-cell>
          <table:table-cell office:value-type="float" office:value="0.381457523589934" calcext:value-type="float">
            <text:p>0,3814575236</text:p>
          </table:table-cell>
          <table:table-cell office:value-type="float" office:value="0.413750215785778" calcext:value-type="float">
            <text:p>0,4137502158</text:p>
          </table:table-cell>
          <table:table-cell office:value-type="float" office:value="5.52250893886957" calcext:value-type="float">
            <text:p>5,5225089389</text:p>
          </table:table-cell>
          <table:table-cell office:value-type="float" office:value="8.73761428636907" calcext:value-type="float">
            <text:p>8,7376142864</text:p>
          </table:table-cell>
          <table:table-cell office:value-type="float" office:value="5.70508649116234" calcext:value-type="float">
            <text:p>5,7050864912</text:p>
          </table:table-cell>
          <table:table-cell office:value-type="float" office:value="8.73090226997866" calcext:value-type="float">
            <text:p>8,73090227</text:p>
          </table:table-cell>
          <table:table-cell office:value-type="float" office:value="0.245247848190195" calcext:value-type="float">
            <text:p>0,2452478482</text:p>
          </table:table-cell>
          <table:table-cell office:value-type="float" office:value="0.298353997686357" calcext:value-type="float">
            <text:p>0,2983539977</text:p>
          </table:table-cell>
          <table:table-cell office:value-type="float" office:value="0.246439858339094" calcext:value-type="float">
            <text:p>0,2464398583</text:p>
          </table:table-cell>
          <table:table-cell office:value-type="float" office:value="0.296245276434726" calcext:value-type="float">
            <text:p>0,2962452764</text:p>
          </table:table-cell>
          <table:table-cell office:value-type="float" office:value="0.03018994255639" calcext:value-type="float">
            <text:p>0,0301899426</text:p>
          </table:table-cell>
          <table:table-cell office:value-type="float" office:value="0.033774637945228" calcext:value-type="float">
            <text:p>0,0337746379</text:p>
          </table:table-cell>
          <table:table-cell office:value-type="float" office:value="0.028284478099864" calcext:value-type="float">
            <text:p>0,0282844781</text:p>
          </table:table-cell>
          <table:table-cell office:value-type="float" office:value="0.036532810739661" calcext:value-type="float">
            <text:p>0,0365328107</text:p>
          </table:table-cell>
          <table:table-cell table:number-columns-repeated="100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777500604567" calcext:value-type="float">
            <text:p>0,3777500605</text:p>
          </table:table-cell>
          <table:table-cell office:value-type="float" office:value="0.418667131923786" calcext:value-type="float">
            <text:p>0,4186671319</text:p>
          </table:table-cell>
          <table:table-cell office:value-type="float" office:value="0.378897138536252" calcext:value-type="float">
            <text:p>0,3788971385</text:p>
          </table:table-cell>
          <table:table-cell office:value-type="float" office:value="0.416794438155336" calcext:value-type="float">
            <text:p>0,4167944382</text:p>
          </table:table-cell>
          <table:table-cell office:value-type="float" office:value="5.87975594116705" calcext:value-type="float">
            <text:p>5,8797559412</text:p>
          </table:table-cell>
          <table:table-cell office:value-type="float" office:value="9.26522421433145" calcext:value-type="float">
            <text:p>9,2652242143</text:p>
          </table:table-cell>
          <table:table-cell office:value-type="float" office:value="6.34864000320473" calcext:value-type="float">
            <text:p>6,3486400032</text:p>
          </table:table-cell>
          <table:table-cell office:value-type="float" office:value="9.26427450679771" calcext:value-type="float">
            <text:p>9,2642745068</text:p>
          </table:table-cell>
          <table:table-cell office:value-type="float" office:value="0.250843078787619" calcext:value-type="float">
            <text:p>0,2508430788</text:p>
          </table:table-cell>
          <table:table-cell office:value-type="float" office:value="0.302829230837795" calcext:value-type="float">
            <text:p>0,3028292308</text:p>
          </table:table-cell>
          <table:table-cell office:value-type="float" office:value="0.251925460590914" calcext:value-type="float">
            <text:p>0,2519254606</text:p>
          </table:table-cell>
          <table:table-cell office:value-type="float" office:value="0.300914699935596" calcext:value-type="float">
            <text:p>0,3009146999</text:p>
          </table:table-cell>
          <table:table-cell office:value-type="float" office:value="0.032082297288676" calcext:value-type="float">
            <text:p>0,0320822973</text:p>
          </table:table-cell>
          <table:table-cell office:value-type="float" office:value="0.036567484709279" calcext:value-type="float">
            <text:p>0,0365674847</text:p>
          </table:table-cell>
          <table:table-cell office:value-type="float" office:value="0.030876827194857" calcext:value-type="float">
            <text:p>0,0308768272</text:p>
          </table:table-cell>
          <table:table-cell office:value-type="float" office:value="0.03830755531346" calcext:value-type="float">
            <text:p>0,0383075553</text:p>
          </table:table-cell>
          <table:table-cell table:number-columns-repeated="100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87876757945944" calcext:value-type="float">
            <text:p>0,3878767579</text:p>
          </table:table-cell>
          <table:table-cell office:value-type="float" office:value="0.415645246101035" calcext:value-type="float">
            <text:p>0,4156452461</text:p>
          </table:table-cell>
          <table:table-cell office:value-type="float" office:value="0.389251965190541" calcext:value-type="float">
            <text:p>0,3892519652</text:p>
          </table:table-cell>
          <table:table-cell office:value-type="float" office:value="0.416528170066456" calcext:value-type="float">
            <text:p>0,4165281701</text:p>
          </table:table-cell>
          <table:table-cell office:value-type="float" office:value="5.94094887769687" calcext:value-type="float">
            <text:p>5,9409488777</text:p>
          </table:table-cell>
          <table:table-cell office:value-type="float" office:value="8.69295121773585" calcext:value-type="float">
            <text:p>8,6929512177</text:p>
          </table:table-cell>
          <table:table-cell office:value-type="float" office:value="6.24691074832239" calcext:value-type="float">
            <text:p>6,2469107483</text:p>
          </table:table-cell>
          <table:table-cell office:value-type="float" office:value="8.84979495436089" calcext:value-type="float">
            <text:p>8,8497949544</text:p>
          </table:table-cell>
          <table:table-cell office:value-type="float" office:value="0.267513819089299" calcext:value-type="float">
            <text:p>0,2675138191</text:p>
          </table:table-cell>
          <table:table-cell office:value-type="float" office:value="0.329070610930015" calcext:value-type="float">
            <text:p>0,3290706109</text:p>
          </table:table-cell>
          <table:table-cell office:value-type="float" office:value="0.268644522627482" calcext:value-type="float">
            <text:p>0,2686445226</text:p>
          </table:table-cell>
          <table:table-cell office:value-type="float" office:value="0.327025144724495" calcext:value-type="float">
            <text:p>0,3270251447</text:p>
          </table:table-cell>
          <table:table-cell office:value-type="float" office:value="0.033055512220561" calcext:value-type="float">
            <text:p>0,0330555122</text:p>
          </table:table-cell>
          <table:table-cell office:value-type="float" office:value="0.037282157104844" calcext:value-type="float">
            <text:p>0,0372821571</text:p>
          </table:table-cell>
          <table:table-cell office:value-type="float" office:value="0.031007529279218" calcext:value-type="float">
            <text:p>0,0310075293</text:p>
          </table:table-cell>
          <table:table-cell office:value-type="float" office:value="0.040271269697053" calcext:value-type="float">
            <text:p>0,0402712697</text:p>
          </table:table-cell>
          <table:table-cell table:number-columns-repeated="100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79840729902286" calcext:value-type="float">
            <text:p>0,3798407299</text:p>
          </table:table-cell>
          <table:table-cell office:value-type="float" office:value="0.416009370877893" calcext:value-type="float">
            <text:p>0,4160093709</text:p>
          </table:table-cell>
          <table:table-cell office:value-type="float" office:value="0.381419251482722" calcext:value-type="float">
            <text:p>0,3814192515</text:p>
          </table:table-cell>
          <table:table-cell office:value-type="float" office:value="0.413204538159785" calcext:value-type="float">
            <text:p>0,4132045382</text:p>
          </table:table-cell>
          <table:table-cell office:value-type="float" office:value="5.3794493483998" calcext:value-type="float">
            <text:p>5,3794493484</text:p>
          </table:table-cell>
          <table:table-cell office:value-type="float" office:value="7.83088526302327" calcext:value-type="float">
            <text:p>7,830885263</text:p>
          </table:table-cell>
          <table:table-cell office:value-type="float" office:value="5.6340533396785" calcext:value-type="float">
            <text:p>5,6340533397</text:p>
          </table:table-cell>
          <table:table-cell office:value-type="float" office:value="7.82386597851431" calcext:value-type="float">
            <text:p>7,8238659785</text:p>
          </table:table-cell>
          <table:table-cell office:value-type="float" office:value="0.250662590499372" calcext:value-type="float">
            <text:p>0,2506625905</text:p>
          </table:table-cell>
          <table:table-cell office:value-type="float" office:value="0.307759650485464" calcext:value-type="float">
            <text:p>0,3077596505</text:p>
          </table:table-cell>
          <table:table-cell office:value-type="float" office:value="0.251765484410069" calcext:value-type="float">
            <text:p>0,2517654844</text:p>
          </table:table-cell>
          <table:table-cell office:value-type="float" office:value="0.305762683142727" calcext:value-type="float">
            <text:p>0,3057626831</text:p>
          </table:table-cell>
          <table:table-cell office:value-type="float" office:value="0.02857369117006" calcext:value-type="float">
            <text:p>0,0285736912</text:p>
          </table:table-cell>
          <table:table-cell office:value-type="float" office:value="0.032544644634769" calcext:value-type="float">
            <text:p>0,0325446446</text:p>
          </table:table-cell>
          <table:table-cell office:value-type="float" office:value="0.027044094071177" calcext:value-type="float">
            <text:p>0,0270440941</text:p>
          </table:table-cell>
          <table:table-cell office:value-type="float" office:value="0.034778345371065" calcext:value-type="float">
            <text:p>0,0347783454</text:p>
          </table:table-cell>
          <table:table-cell table:number-columns-repeated="100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77867450687192" calcext:value-type="float">
            <text:p>0,3778674507</text:p>
          </table:table-cell>
          <table:table-cell office:value-type="float" office:value="0.410636545241071" calcext:value-type="float">
            <text:p>0,4106365452</text:p>
          </table:table-cell>
          <table:table-cell office:value-type="float" office:value="0.379492460916432" calcext:value-type="float">
            <text:p>0,3794924609</text:p>
          </table:table-cell>
          <table:table-cell office:value-type="float" office:value="0.407658239020637" calcext:value-type="float">
            <text:p>0,407658239</text:p>
          </table:table-cell>
          <table:table-cell office:value-type="float" office:value="5.46405132092587" calcext:value-type="float">
            <text:p>5,4640513209</text:p>
          </table:table-cell>
          <table:table-cell office:value-type="float" office:value="8.69653953811896" calcext:value-type="float">
            <text:p>8,6965395381</text:p>
          </table:table-cell>
          <table:table-cell office:value-type="float" office:value="5.86747163020345" calcext:value-type="float">
            <text:p>5,8674716302</text:p>
          </table:table-cell>
          <table:table-cell office:value-type="float" office:value="8.38428148924452" calcext:value-type="float">
            <text:p>8,3842814892</text:p>
          </table:table-cell>
          <table:table-cell office:value-type="float" office:value="0.253832992657786" calcext:value-type="float">
            <text:p>0,2538329927</text:p>
          </table:table-cell>
          <table:table-cell office:value-type="float" office:value="0.311782350589573" calcext:value-type="float">
            <text:p>0,3117823506</text:p>
          </table:table-cell>
          <table:table-cell office:value-type="float" office:value="0.255117242740329" calcext:value-type="float">
            <text:p>0,2551172427</text:p>
          </table:table-cell>
          <table:table-cell office:value-type="float" office:value="0.309460922939606" calcext:value-type="float">
            <text:p>0,3094609229</text:p>
          </table:table-cell>
          <table:table-cell office:value-type="float" office:value="0.030996537835824" calcext:value-type="float">
            <text:p>0,0309965378</text:p>
          </table:table-cell>
          <table:table-cell office:value-type="float" office:value="0.034910621728219" calcext:value-type="float">
            <text:p>0,0349106217</text:p>
          </table:table-cell>
          <table:table-cell office:value-type="float" office:value="0.028844174367877" calcext:value-type="float">
            <text:p>0,0288441744</text:p>
          </table:table-cell>
          <table:table-cell office:value-type="float" office:value="0.038060379448953" calcext:value-type="float">
            <text:p>0,0380603794</text:p>
          </table:table-cell>
          <table:table-cell table:number-columns-repeated="100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88229404763784" calcext:value-type="float">
            <text:p>0,3882294048</text:p>
          </table:table-cell>
          <table:table-cell office:value-type="float" office:value="0.417599056513262" calcext:value-type="float">
            <text:p>0,4175990565</text:p>
          </table:table-cell>
          <table:table-cell office:value-type="float" office:value="0.389498773786561" calcext:value-type="float">
            <text:p>0,3894987738</text:p>
          </table:table-cell>
          <table:table-cell office:value-type="float" office:value="0.418346864630594" calcext:value-type="float">
            <text:p>0,4183468646</text:p>
          </table:table-cell>
          <table:table-cell office:value-type="float" office:value="5.6889629958173" calcext:value-type="float">
            <text:p>5,6889629958</text:p>
          </table:table-cell>
          <table:table-cell office:value-type="float" office:value="8.97932324812427" calcext:value-type="float">
            <text:p>8,9793232481</text:p>
          </table:table-cell>
          <table:table-cell office:value-type="float" office:value="5.81832069578159" calcext:value-type="float">
            <text:p>5,8183206958</text:p>
          </table:table-cell>
          <table:table-cell office:value-type="float" office:value="9.14275226621183" calcext:value-type="float">
            <text:p>9,1427522662</text:p>
          </table:table-cell>
          <table:table-cell office:value-type="float" office:value="0.263199031720435" calcext:value-type="float">
            <text:p>0,2631990317</text:p>
          </table:table-cell>
          <table:table-cell office:value-type="float" office:value="0.331945139672757" calcext:value-type="float">
            <text:p>0,3319451397</text:p>
          </table:table-cell>
          <table:table-cell office:value-type="float" office:value="0.264131525227823" calcext:value-type="float">
            <text:p>0,2641315252</text:p>
          </table:table-cell>
          <table:table-cell office:value-type="float" office:value="0.330209030960667" calcext:value-type="float">
            <text:p>0,330209031</text:p>
          </table:table-cell>
          <table:table-cell office:value-type="float" office:value="0.029842101405535" calcext:value-type="float">
            <text:p>0,0298421014</text:p>
          </table:table-cell>
          <table:table-cell office:value-type="float" office:value="0.033794603234328" calcext:value-type="float">
            <text:p>0,0337946032</text:p>
          </table:table-cell>
          <table:table-cell office:value-type="float" office:value="0.028656655989596" calcext:value-type="float">
            <text:p>0,028656656</text:p>
          </table:table-cell>
          <table:table-cell office:value-type="float" office:value="0.035526260405116" calcext:value-type="float">
            <text:p>0,0355262604</text:p>
          </table:table-cell>
          <table:table-cell table:number-columns-repeated="100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89750767744145" calcext:value-type="float">
            <text:p>0,3897507677</text:p>
          </table:table-cell>
          <table:table-cell office:value-type="float" office:value="0.41164520318978" calcext:value-type="float">
            <text:p>0,4116452032</text:p>
          </table:table-cell>
          <table:table-cell office:value-type="float" office:value="0.390665640640992" calcext:value-type="float">
            <text:p>0,3906656406</text:p>
          </table:table-cell>
          <table:table-cell office:value-type="float" office:value="0.413459325351168" calcext:value-type="float">
            <text:p>0,4134593254</text:p>
          </table:table-cell>
          <table:table-cell office:value-type="float" office:value="6.16148307657827" calcext:value-type="float">
            <text:p>6,1614830766</text:p>
          </table:table-cell>
          <table:table-cell office:value-type="float" office:value="8.97805895706797" calcext:value-type="float">
            <text:p>8,9780589571</text:p>
          </table:table-cell>
          <table:table-cell office:value-type="float" office:value="6.25858043393444" calcext:value-type="float">
            <text:p>6,2585804339</text:p>
          </table:table-cell>
          <table:table-cell office:value-type="float" office:value="8.97805895706797" calcext:value-type="float">
            <text:p>8,9780589571</text:p>
          </table:table-cell>
          <table:table-cell office:value-type="float" office:value="0.276546975770742" calcext:value-type="float">
            <text:p>0,2765469758</text:p>
          </table:table-cell>
          <table:table-cell office:value-type="float" office:value="0.346723238471809" calcext:value-type="float">
            <text:p>0,3467232385</text:p>
          </table:table-cell>
          <table:table-cell office:value-type="float" office:value="0.277379686269829" calcext:value-type="float">
            <text:p>0,2773796863</text:p>
          </table:table-cell>
          <table:table-cell office:value-type="float" office:value="0.345175032082573" calcext:value-type="float">
            <text:p>0,3451750321</text:p>
          </table:table-cell>
          <table:table-cell office:value-type="float" office:value="0.030373889445724" calcext:value-type="float">
            <text:p>0,0303738894</text:p>
          </table:table-cell>
          <table:table-cell office:value-type="float" office:value="0.033029700963202" calcext:value-type="float">
            <text:p>0,033029701</text:p>
          </table:table-cell>
          <table:table-cell office:value-type="float" office:value="0.028477109204877" calcext:value-type="float">
            <text:p>0,0284771092</text:p>
          </table:table-cell>
          <table:table-cell office:value-type="float" office:value="0.035838635063982" calcext:value-type="float">
            <text:p>0,0358386351</text:p>
          </table:table-cell>
          <table:table-cell table:number-columns-repeated="100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79397377585014" calcext:value-type="float">
            <text:p>0,3793973776</text:p>
          </table:table-cell>
          <table:table-cell office:value-type="float" office:value="0.40546354220119" calcext:value-type="float">
            <text:p>0,4054635422</text:p>
          </table:table-cell>
          <table:table-cell office:value-type="float" office:value="0.380643030781173" calcext:value-type="float">
            <text:p>0,3806430308</text:p>
          </table:table-cell>
          <table:table-cell office:value-type="float" office:value="0.407098343891527" calcext:value-type="float">
            <text:p>0,4070983439</text:p>
          </table:table-cell>
          <table:table-cell office:value-type="float" office:value="5.66016858292719" calcext:value-type="float">
            <text:p>5,6601685829</text:p>
          </table:table-cell>
          <table:table-cell office:value-type="float" office:value="8.99798242048981" calcext:value-type="float">
            <text:p>8,9979824205</text:p>
          </table:table-cell>
          <table:table-cell office:value-type="float" office:value="5.79586830669183" calcext:value-type="float">
            <text:p>5,7958683067</text:p>
          </table:table-cell>
          <table:table-cell office:value-type="float" office:value="8.98913822661249" calcext:value-type="float">
            <text:p>8,9891382266</text:p>
          </table:table-cell>
          <table:table-cell office:value-type="float" office:value="0.257175154561136" calcext:value-type="float">
            <text:p>0,2571751546</text:p>
          </table:table-cell>
          <table:table-cell office:value-type="float" office:value="0.32455347133692" calcext:value-type="float">
            <text:p>0,3245534713</text:p>
          </table:table-cell>
          <table:table-cell office:value-type="float" office:value="0.258272778282044" calcext:value-type="float">
            <text:p>0,2582727783</text:p>
          </table:table-cell>
          <table:table-cell office:value-type="float" office:value="0.322451186330287" calcext:value-type="float">
            <text:p>0,3224511863</text:p>
          </table:table-cell>
          <table:table-cell office:value-type="float" office:value="0.034010385539545" calcext:value-type="float">
            <text:p>0,0340103855</text:p>
          </table:table-cell>
          <table:table-cell office:value-type="float" office:value="0.042728747197513" calcext:value-type="float">
            <text:p>0,0427287472</text:p>
          </table:table-cell>
          <table:table-cell office:value-type="float" office:value="0.032432269913116" calcext:value-type="float">
            <text:p>0,0324322699</text:p>
          </table:table-cell>
          <table:table-cell office:value-type="float" office:value="0.045074558676187" calcext:value-type="float">
            <text:p>0,0450745587</text:p>
          </table:table-cell>
          <table:table-cell table:number-columns-repeated="100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619881157262" calcext:value-type="float">
            <text:p>0,3761988116</text:p>
          </table:table-cell>
          <table:table-cell office:value-type="float" office:value="0.40470883371302" calcext:value-type="float">
            <text:p>0,4047088337</text:p>
          </table:table-cell>
          <table:table-cell office:value-type="float" office:value="0.377475185784563" calcext:value-type="float">
            <text:p>0,3774751858</text:p>
          </table:table-cell>
          <table:table-cell office:value-type="float" office:value="0.402945671551062" calcext:value-type="float">
            <text:p>0,4029456716</text:p>
          </table:table-cell>
          <table:table-cell office:value-type="float" office:value="5.12362869335632" calcext:value-type="float">
            <text:p>5,1236286934</text:p>
          </table:table-cell>
          <table:table-cell office:value-type="float" office:value="7.93440932923126" calcext:value-type="float">
            <text:p>7,9344093292</text:p>
          </table:table-cell>
          <table:table-cell office:value-type="float" office:value="5.15216700663241" calcext:value-type="float">
            <text:p>5,1521670066</text:p>
          </table:table-cell>
          <table:table-cell office:value-type="float" office:value="7.65187220961813" calcext:value-type="float">
            <text:p>7,6518722096</text:p>
          </table:table-cell>
          <table:table-cell office:value-type="float" office:value="0.259545569444575" calcext:value-type="float">
            <text:p>0,2595455694</text:p>
          </table:table-cell>
          <table:table-cell office:value-type="float" office:value="0.328886675185838" calcext:value-type="float">
            <text:p>0,3288866752</text:p>
          </table:table-cell>
          <table:table-cell office:value-type="float" office:value="0.260709406455253" calcext:value-type="float">
            <text:p>0,2607094065</text:p>
          </table:table-cell>
          <table:table-cell office:value-type="float" office:value="0.326649212109978" calcext:value-type="float">
            <text:p>0,3266492121</text:p>
          </table:table-cell>
          <table:table-cell office:value-type="float" office:value="0.035327356396619" calcext:value-type="float">
            <text:p>0,0353273564</text:p>
          </table:table-cell>
          <table:table-cell office:value-type="float" office:value="0.041965462301275" calcext:value-type="float">
            <text:p>0,0419654623</text:p>
          </table:table-cell>
          <table:table-cell office:value-type="float" office:value="0.03267681527659" calcext:value-type="float">
            <text:p>0,0326768153</text:p>
          </table:table-cell>
          <table:table-cell office:value-type="float" office:value="0.045970536502516" calcext:value-type="float">
            <text:p>0,0459705365</text:p>
          </table:table-cell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85644604246255" calcext:value-type="float">
            <text:p>0,3856446042</text:p>
          </table:table-cell>
          <table:table-cell office:value-type="float" office:value="0.409013359071987" calcext:value-type="float">
            <text:p>0,4090133591</text:p>
          </table:table-cell>
          <table:table-cell office:value-type="float" office:value="0.386833529990801" calcext:value-type="float">
            <text:p>0,38683353</text:p>
          </table:table-cell>
          <table:table-cell office:value-type="float" office:value="0.40677765228773" calcext:value-type="float">
            <text:p>0,4067776523</text:p>
          </table:table-cell>
          <table:table-cell office:value-type="float" office:value="5.56771696405278" calcext:value-type="float">
            <text:p>5,5677169641</text:p>
          </table:table-cell>
          <table:table-cell office:value-type="float" office:value="7.38228626000319" calcext:value-type="float">
            <text:p>7,38228626</text:p>
          </table:table-cell>
          <table:table-cell office:value-type="float" office:value="5.57231759862542" calcext:value-type="float">
            <text:p>5,5723175986</text:p>
          </table:table-cell>
          <table:table-cell office:value-type="float" office:value="7.4723768668625" calcext:value-type="float">
            <text:p>7,4723768669</text:p>
          </table:table-cell>
          <table:table-cell office:value-type="float" office:value="0.263661194143256" calcext:value-type="float">
            <text:p>0,2636611941</text:p>
          </table:table-cell>
          <table:table-cell office:value-type="float" office:value="0.328750668084446" calcext:value-type="float">
            <text:p>0,3287506681</text:p>
          </table:table-cell>
          <table:table-cell office:value-type="float" office:value="0.264717940849971" calcext:value-type="float">
            <text:p>0,2647179408</text:p>
          </table:table-cell>
          <table:table-cell office:value-type="float" office:value="0.326765609602672" calcext:value-type="float">
            <text:p>0,3267656096</text:p>
          </table:table-cell>
          <table:table-cell office:value-type="float" office:value="0.035840740945084" calcext:value-type="float">
            <text:p>0,0358407409</text:p>
          </table:table-cell>
          <table:table-cell office:value-type="float" office:value="0.042616302174019" calcext:value-type="float">
            <text:p>0,0426163022</text:p>
          </table:table-cell>
          <table:table-cell office:value-type="float" office:value="0.033676199591869" calcext:value-type="float">
            <text:p>0,0336761996</text:p>
          </table:table-cell>
          <table:table-cell office:value-type="float" office:value="0.04584440302997" calcext:value-type="float">
            <text:p>0,045844403</text:p>
          </table:table-cell>
          <table:table-cell table:number-columns-repeated="100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78363457097759" calcext:value-type="float">
            <text:p>0,3783634571</text:p>
          </table:table-cell>
          <table:table-cell office:value-type="float" office:value="0.403955710496672" calcext:value-type="float">
            <text:p>0,4039557105</text:p>
          </table:table-cell>
          <table:table-cell office:value-type="float" office:value="0.378981849327474" calcext:value-type="float">
            <text:p>0,3789818493</text:p>
          </table:table-cell>
          <table:table-cell office:value-type="float" office:value="0.4067568412944" calcext:value-type="float">
            <text:p>0,4067568413</text:p>
          </table:table-cell>
          <table:table-cell office:value-type="float" office:value="5.32008612754188" calcext:value-type="float">
            <text:p>5,3200861275</text:p>
          </table:table-cell>
          <table:table-cell office:value-type="float" office:value="7.37300374729947" calcext:value-type="float">
            <text:p>7,3730037473</text:p>
          </table:table-cell>
          <table:table-cell office:value-type="float" office:value="5.34467955599793" calcext:value-type="float">
            <text:p>5,344679556</text:p>
          </table:table-cell>
          <table:table-cell office:value-type="float" office:value="7.51731928737363" calcext:value-type="float">
            <text:p>7,5173192874</text:p>
          </table:table-cell>
          <table:table-cell office:value-type="float" office:value="0.256898611872053" calcext:value-type="float">
            <text:p>0,2568986119</text:p>
          </table:table-cell>
          <table:table-cell office:value-type="float" office:value="0.321194251449577" calcext:value-type="float">
            <text:p>0,3211942514</text:p>
          </table:table-cell>
          <table:table-cell office:value-type="float" office:value="0.258042256777232" calcext:value-type="float">
            <text:p>0,2580422568</text:p>
          </table:table-cell>
          <table:table-cell office:value-type="float" office:value="0.319008534295101" calcext:value-type="float">
            <text:p>0,3190085343</text:p>
          </table:table-cell>
          <table:table-cell office:value-type="float" office:value="0.031266412821057" calcext:value-type="float">
            <text:p>0,0312664128</text:p>
          </table:table-cell>
          <table:table-cell office:value-type="float" office:value="0.035363998090709" calcext:value-type="float">
            <text:p>0,0353639981</text:p>
          </table:table-cell>
          <table:table-cell office:value-type="float" office:value="0.028846181920892" calcext:value-type="float">
            <text:p>0,0288461819</text:p>
          </table:table-cell>
          <table:table-cell office:value-type="float" office:value="0.039045855487461" calcext:value-type="float">
            <text:p>0,0390458555</text:p>
          </table:table-cell>
          <table:table-cell table:number-columns-repeated="100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85747665331169" calcext:value-type="float">
            <text:p>0,3857476653</text:p>
          </table:table-cell>
          <table:table-cell office:value-type="float" office:value="0.396812930698075" calcext:value-type="float">
            <text:p>0,3968129307</text:p>
          </table:table-cell>
          <table:table-cell office:value-type="float" office:value="0.387141878328138" calcext:value-type="float">
            <text:p>0,3871418783</text:p>
          </table:table-cell>
          <table:table-cell office:value-type="float" office:value="0.397048108846824" calcext:value-type="float">
            <text:p>0,3970481088</text:p>
          </table:table-cell>
          <table:table-cell office:value-type="float" office:value="5.4893994068841" calcext:value-type="float">
            <text:p>5,4893994069</text:p>
          </table:table-cell>
          <table:table-cell office:value-type="float" office:value="8.62677967376397" calcext:value-type="float">
            <text:p>8,6267796738</text:p>
          </table:table-cell>
          <table:table-cell office:value-type="float" office:value="5.54396221197001" calcext:value-type="float">
            <text:p>5,543962212</text:p>
          </table:table-cell>
          <table:table-cell office:value-type="float" office:value="8.79744321823469" calcext:value-type="float">
            <text:p>8,7974432182</text:p>
          </table:table-cell>
          <table:table-cell office:value-type="float" office:value="0.259904807821085" calcext:value-type="float">
            <text:p>0,2599048078</text:p>
          </table:table-cell>
          <table:table-cell office:value-type="float" office:value="0.309846677828862" calcext:value-type="float">
            <text:p>0,3098466778</text:p>
          </table:table-cell>
          <table:table-cell office:value-type="float" office:value="0.261060406808955" calcext:value-type="float">
            <text:p>0,2610604068</text:p>
          </table:table-cell>
          <table:table-cell office:value-type="float" office:value="0.307716098461434" calcext:value-type="float">
            <text:p>0,3077160985</text:p>
          </table:table-cell>
          <table:table-cell office:value-type="float" office:value="0.037285917768705" calcext:value-type="float">
            <text:p>0,0372859178</text:p>
          </table:table-cell>
          <table:table-cell office:value-type="float" office:value="0.045897322592804" calcext:value-type="float">
            <text:p>0,0458973226</text:p>
          </table:table-cell>
          <table:table-cell office:value-type="float" office:value="0.034959143197128" calcext:value-type="float">
            <text:p>0,0349591432</text:p>
          </table:table-cell>
          <table:table-cell office:value-type="float" office:value="0.049443442351211" calcext:value-type="float">
            <text:p>0,0494434424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percentage-style style:name="N109">
      <number:number number:decimal-places="1" number:min-integer-digits="1"/>
      <number:text>%</number:text>
    </number:percentage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loext:text> </loext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loext:text> </loext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2">00/00/0000</text:date>, <text:time style:data-style-name="N2" text:time-value="16:59:33.787466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ini_20_yearly" style:display-name="PageStyle_Gini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_20_10_25__20_share" style:display-name="PageStyle_Top 10% sh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ttom_20_10_25__20_share_20_yearly" style:display-name="PageStyle_Bottom 10% share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ttom_20_10_25__20_share" style:display-name="PageStyle_Bottom 10% sh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istribution_5f_low" style:display-name="PageStyle_redistribution_low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p_20_10_25__20_share_20_yearly" style:display-name="PageStyle_Top 10% share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ile_20_ratio_20_yearly" style:display-name="PageStyle_Decile ratio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istribution_5f_central" style:display-name="PageStyle_Redistribution_centra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distribution_5f_high" style:display-name="PageStyle_Redistribution_high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ini_20_per_20_capita" style:display-name="PageStyle_Gini per capi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4:04:47</meta:creation-date>
    <meta:initial-creator>Leonardo Calcagno</meta:initial-creator>
    <dc:language>en-US</dc:language>
    <dc:date>2020-07-12T00:08:53.410758703</dc:date>
    <meta:editing-cycles>8</meta:editing-cycles>
    <meta:editing-duration>PT10H55M27S</meta:editing-duration>
    <meta:generator>LibreOffice/4.4.5.2$MacOSX_X86_64 LibreOffice_project/a22f674fd25a3b6f45bdebf25400ed2adff0ff99</meta:generator>
    <meta:document-statistic meta:table-count="11" meta:cell-count="11186" meta:object-count="14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solid" draw:fill-color="#ffffff"/>
      <style:text-properties fo:font-family="Helvetica" style:font-style-name="Regular" fo:font-size="24pt" style:font-size-asian="10pt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Helvetica" style:font-style-name="Regular" fo:font-size="24pt" style:font-size-asian="14pt" style:font-size-complex="14pt"/>
    </style:style>
    <style:style style:name="ch5" style:family="chart" style:data-style-name="N0">
      <style:chart-properties chart:display-label="true" chart:logarithmic="false" chart:minimum="0.34" chart:maximum="0.48" chart:origin="0" chart:interval-major="0.0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symbol-image xlink:href="Pictures/2000000A000000DD000000DDA5B35DBF.svm" xlink:type="simple" xlink:actuate="onLoad"/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symbol-image xlink:href="Pictures/2000000A000000DD000000DD7702FBD1.svm" xlink:type="simple" xlink:actuate="onLoad"/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4.001cm" svg:height="20.003cm" xlink:href=".." xlink:type="simple" chart:class="chart:scatter" chart:style-name="ch1">
        <chart:legend svg:x="1.183cm" svg:y="15.486cm" style:legend-expansion="custom" chartooo:width="22.349cm" chartooo:height="4.089cm" style:legend-expansion-aspect-ratio="5.4656395206652" chart:style-name="ch2"/>
        <chart:plot-area chart:style-name="ch3" table:cell-range-address="'Gini yearly'.A4:'Gini yearly'.E30 'Gini yearly'.B3:'Gini yearly'.E3" chart:data-source-has-labels="row" svg:x="0.06cm" svg:y="-0.021cm" svg:width="23.9cm" svg:height="15.044cm">
          <chartooo:coordinate-region svg:x="1.927cm" svg:y="0.522cm" svg:width="21.617cm" svg:height="12.3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ini yearly'.B4:'Gini yearly'.B30" chart:label-cell-address="'Gini yearly'.B3:'Gini yearly'.B3" chart:class="chart:scatter">
            <chart:domain table:cell-range-address="'Gini yearly'.A4:'Gini yearly'.A30"/>
            <chart:data-point chart:repeated="27"/>
          </chart:series>
          <chart:series chart:style-name="ch8" chart:values-cell-range-address="'Gini yearly'.C4:'Gini yearly'.C30" chart:label-cell-address="'Gini yearly'.C3:'Gini yearly'.C3" chart:class="chart:scatter">
            <chart:data-point chart:repeated="27"/>
          </chart:series>
          <chart:series chart:style-name="ch9" chart:values-cell-range-address="'Gini yearly'.D4:'Gini yearly'.D30" chart:label-cell-address="'Gini yearly'.D3:'Gini yearly'.D3" chart:class="chart:scatter">
            <chart:data-point chart:repeated="27"/>
          </chart:series>
          <chart:series chart:style-name="ch10" chart:values-cell-range-address="'Gini yearly'.E4:'Gini yearly'.E30" chart:label-cell-address="'Gini yearly'.E3:'Gini yearly'.E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greso laboral</text:p>
                <draw:g>
                  <svg:desc>'Gini yearly'.B3:'Gini yearly'.B3</svg:desc>
                </draw:g>
              </table:table-cell>
              <table:table-cell office:value-type="string">
                <text:p>Ingreso laboral y jubilatorio</text:p>
                <draw:g>
                  <svg:desc>'Gini yearly'.C3:'Gini yearly'.C3</svg:desc>
                </draw:g>
              </table:table-cell>
              <table:table-cell office:value-type="string">
                <text:p>Ingreso laboral y asignaciones familiares</text:p>
                <draw:g>
                  <svg:desc>'Gini yearly'.D3:'Gini yearly'.D3</svg:desc>
                </draw:g>
              </table:table-cell>
              <table:table-cell office:value-type="string">
                <text:p>Todos los ingresos</text:p>
                <draw:g>
                  <svg:desc>'Gini yearly'.E3:'Gini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B4:'Gini yearly'.B30</svg:desc>
                </draw:g>
              </table:table-cell>
              <table:table-cell office:value-type="float" office:value="0.3906811662">
                <text:p>0.3906811662</text:p>
                <draw:g>
                  <svg:desc>'Gini yearly'.C4:'Gini yearly'.C30</svg:desc>
                </draw:g>
              </table:table-cell>
              <table:table-cell office:value-type="float" office:value="0.4222738609">
                <text:p>0.4222738609</text:p>
                <draw:g>
                  <svg:desc>'Gini yearly'.D4:'Gini yearly'.D30</svg:desc>
                </draw:g>
              </table:table-cell>
              <table:table-cell office:value-type="float" office:value="0.3863343567">
                <text:p>0.3863343567</text:p>
                <draw:g>
                  <svg:desc>'Gini yearly'.E4:'Gini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6">
                <text:p>0.409756672021306</text:p>
              </table:table-cell>
              <table:table-cell office:value-type="float" office:value="0.434606868246303">
                <text:p>0.434606868246303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3">
                <text:p>0.394811069209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2">
                <text:p>0.40836323016112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79">
                <text:p>0.3898411843616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6737301">
                <text:p>0.4085472967373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3338373">
                <text:p>0.390258473338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172347646361">
                <text:p>0.449172347646361</text:p>
              </table:table-cell>
              <table:table-cell office:value-type="float" office:value="0.40808458477225">
                <text:p>0.40808458477225</text:p>
              </table:table-cell>
              <table:table-cell office:value-type="float" office:value="0.426534425206238">
                <text:p>0.426534425206238</text:p>
              </table:table-cell>
              <table:table-cell office:value-type="float" office:value="0.387817163370142">
                <text:p>0.387817163370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4918965787439">
                <text:p>0.454918965787439</text:p>
              </table:table-cell>
              <table:table-cell office:value-type="float" office:value="0.406198774826929">
                <text:p>0.406198774826929</text:p>
              </table:table-cell>
              <table:table-cell office:value-type="float" office:value="0.4311417716291">
                <text:p>0.4311417716291</text:p>
              </table:table-cell>
              <table:table-cell office:value-type="float" office:value="0.386402570815913">
                <text:p>0.386402570815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51270199081269">
                <text:p>0.451270199081269</text:p>
              </table:table-cell>
              <table:table-cell office:value-type="float" office:value="0.401897111704016">
                <text:p>0.401897111704016</text:p>
              </table:table-cell>
              <table:table-cell office:value-type="float" office:value="0.429517077924666">
                <text:p>0.429517077924666</text:p>
              </table:table-cell>
              <table:table-cell office:value-type="float" office:value="0.383503529893826">
                <text:p>0.383503529893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55187491767325">
                <text:p>0.455187491767325</text:p>
              </table:table-cell>
              <table:table-cell office:value-type="float" office:value="0.39938851278079">
                <text:p>0.39938851278079</text:p>
              </table:table-cell>
              <table:table-cell office:value-type="float" office:value="0.432747921241472">
                <text:p>0.432747921241472</text:p>
              </table:table-cell>
              <table:table-cell office:value-type="float" office:value="0.381555139791236">
                <text:p>0.381555139791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57943773647776">
                <text:p>0.457943773647776</text:p>
              </table:table-cell>
              <table:table-cell office:value-type="float" office:value="0.401156929133225">
                <text:p>0.401156929133225</text:p>
              </table:table-cell>
              <table:table-cell office:value-type="float" office:value="0.437443820725823">
                <text:p>0.437443820725823</text:p>
              </table:table-cell>
              <table:table-cell office:value-type="float" office:value="0.384522500225009">
                <text:p>0.3845225002250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605610630699">
                <text:p>0.45605610630699</text:p>
              </table:table-cell>
              <table:table-cell office:value-type="float" office:value="0.396641065333113">
                <text:p>0.396641065333113</text:p>
              </table:table-cell>
              <table:table-cell office:value-type="float" office:value="0.436824097687095">
                <text:p>0.436824097687095</text:p>
              </table:table-cell>
              <table:table-cell office:value-type="float" office:value="0.381357130442821">
                <text:p>0.3813571304428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2200152584565">
                <text:p>0.452200152584565</text:p>
              </table:table-cell>
              <table:table-cell office:value-type="float" office:value="0.393789117611094">
                <text:p>0.393789117611094</text:p>
              </table:table-cell>
              <table:table-cell office:value-type="float" office:value="0.432473853976043">
                <text:p>0.432473853976043</text:p>
              </table:table-cell>
              <table:table-cell office:value-type="float" office:value="0.37897378556293">
                <text:p>0.37897378556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49122710990903">
                <text:p>0.449122710990903</text:p>
              </table:table-cell>
              <table:table-cell office:value-type="float" office:value="0.389423009802566">
                <text:p>0.389423009802566</text:p>
              </table:table-cell>
              <table:table-cell office:value-type="float" office:value="0.432079335271398">
                <text:p>0.432079335271398</text:p>
              </table:table-cell>
              <table:table-cell office:value-type="float" office:value="0.376108939102711">
                <text:p>0.376108939102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51077177786998">
                <text:p>0.451077177786998</text:p>
              </table:table-cell>
              <table:table-cell office:value-type="float" office:value="0.387399013308379">
                <text:p>0.387399013308379</text:p>
              </table:table-cell>
              <table:table-cell office:value-type="float" office:value="0.434221521467805">
                <text:p>0.434221521467805</text:p>
              </table:table-cell>
              <table:table-cell office:value-type="float" office:value="0.374758436852492">
                <text:p>0.3747584368524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55622199950307">
                <text:p>0.455622199950307</text:p>
              </table:table-cell>
              <table:table-cell office:value-type="float" office:value="0.387749340397069">
                <text:p>0.387749340397069</text:p>
              </table:table-cell>
              <table:table-cell office:value-type="float" office:value="0.440066953600432">
                <text:p>0.440066953600432</text:p>
              </table:table-cell>
              <table:table-cell office:value-type="float" office:value="0.377027072458245">
                <text:p>0.377027072458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65633253090057">
                <text:p>0.465633253090057</text:p>
              </table:table-cell>
              <table:table-cell office:value-type="float" office:value="0.394601019563715">
                <text:p>0.394601019563715</text:p>
              </table:table-cell>
              <table:table-cell office:value-type="float" office:value="0.453066347589789">
                <text:p>0.453066347589789</text:p>
              </table:table-cell>
              <table:table-cell office:value-type="float" office:value="0.385872018939994">
                <text:p>0.385872018939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63165930781904">
                <text:p>0.463165930781904</text:p>
              </table:table-cell>
              <table:table-cell office:value-type="float" office:value="0.395306306899483">
                <text:p>0.395306306899483</text:p>
              </table:table-cell>
              <table:table-cell office:value-type="float" office:value="0.451340171622406">
                <text:p>0.451340171622406</text:p>
              </table:table-cell>
              <table:table-cell office:value-type="float" office:value="0.387063772348964">
                <text:p>0.387063772348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60238772126062">
                <text:p>0.460238772126062</text:p>
              </table:table-cell>
              <table:table-cell office:value-type="float" office:value="0.395841197824717">
                <text:p>0.395841197824717</text:p>
              </table:table-cell>
              <table:table-cell office:value-type="float" office:value="0.449389534634526">
                <text:p>0.449389534634526</text:p>
              </table:table-cell>
              <table:table-cell office:value-type="float" office:value="0.388577892546016">
                <text:p>0.388577892546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63854211783832">
                <text:p>0.463854211783832</text:p>
              </table:table-cell>
              <table:table-cell office:value-type="float" office:value="0.400414747066228">
                <text:p>0.400414747066228</text:p>
              </table:table-cell>
              <table:table-cell office:value-type="float" office:value="0.457529454482618">
                <text:p>0.457529454482618</text:p>
              </table:table-cell>
              <table:table-cell office:value-type="float" office:value="0.395490738509409">
                <text:p>0.3954907385094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50603052457971">
                <text:p>0.450603052457971</text:p>
              </table:table-cell>
              <table:table-cell office:value-type="float" office:value="0.395196303580546">
                <text:p>0.395196303580546</text:p>
              </table:table-cell>
              <table:table-cell office:value-type="float" office:value="0.444711782044458">
                <text:p>0.444711782044458</text:p>
              </table:table-cell>
              <table:table-cell office:value-type="float" office:value="0.391833577304817">
                <text:p>0.3918335773048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44802342012163">
                <text:p>0.444802342012163</text:p>
              </table:table-cell>
              <table:table-cell office:value-type="float" office:value="0.392907637762599">
                <text:p>0.392907637762599</text:p>
              </table:table-cell>
              <table:table-cell office:value-type="float" office:value="0.440430633407458">
                <text:p>0.440430633407458</text:p>
              </table:table-cell>
              <table:table-cell office:value-type="float" office:value="0.390130360949898">
                <text:p>0.3901303609498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9518834054884">
                <text:p>0.439518834054884</text:p>
              </table:table-cell>
              <table:table-cell office:value-type="float" office:value="0.391369094492257">
                <text:p>0.391369094492257</text:p>
              </table:table-cell>
              <table:table-cell office:value-type="float" office:value="0.436209730440547">
                <text:p>0.436209730440547</text:p>
              </table:table-cell>
              <table:table-cell office:value-type="float" office:value="0.389440836145229">
                <text:p>0.389440836145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4262886905842">
                <text:p>0.434262886905842</text:p>
              </table:table-cell>
              <table:table-cell office:value-type="float" office:value="0.386634313404762">
                <text:p>0.386634313404762</text:p>
              </table:table-cell>
              <table:table-cell office:value-type="float" office:value="0.43174515991463">
                <text:p>0.43174515991463</text:p>
              </table:table-cell>
              <table:table-cell office:value-type="float" office:value="0.385023675437789">
                <text:p>0.3850236754377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23436357370239">
                <text:p>0.423436357370239</text:p>
              </table:table-cell>
              <table:table-cell office:value-type="float" office:value="0.382905462577305">
                <text:p>0.382905462577305</text:p>
              </table:table-cell>
              <table:table-cell office:value-type="float" office:value="0.42156209028949">
                <text:p>0.42156209028949</text:p>
              </table:table-cell>
              <table:table-cell office:value-type="float" office:value="0.381363902453503">
                <text:p>0.3813639024535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21840538559021">
                <text:p>0.421840538559021</text:p>
              </table:table-cell>
              <table:table-cell office:value-type="float" office:value="0.380760910244238">
                <text:p>0.380760910244238</text:p>
              </table:table-cell>
              <table:table-cell office:value-type="float" office:value="0.423752856262024">
                <text:p>0.423752856262024</text:p>
              </table:table-cell>
              <table:table-cell office:value-type="float" office:value="0.380061652642734">
                <text:p>0.3800616526427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17740818129797">
                <text:p>0.417740818129797</text:p>
              </table:table-cell>
              <table:table-cell office:value-type="float" office:value="0.383000210839582">
                <text:p>0.383000210839582</text:p>
              </table:table-cell>
              <table:table-cell office:value-type="float" office:value="0.41965170174506">
                <text:p>0.41965170174506</text:p>
              </table:table-cell>
              <table:table-cell office:value-type="float" office:value="0.381993993604945">
                <text:p>0.3819939936049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05521041971606">
                <text:p>0.405521041971606</text:p>
              </table:table-cell>
              <table:table-cell office:value-type="float" office:value="0.375969972185861">
                <text:p>0.375969972185861</text:p>
              </table:table-cell>
              <table:table-cell office:value-type="float" office:value="0.408036605963497">
                <text:p>0.408036605963497</text:p>
              </table:table-cell>
              <table:table-cell office:value-type="float" office:value="0.37497405682459">
                <text:p>0.374974056824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110">
      <number:number number: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110">
      <style:chart-properties chart:display-label="true" chart:logarithmic="false" chart:minimum="0.0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1.889cm" svg:height="15.732cm" xlink:href=".." xlink:type="simple" chart:class="chart:scatter" chart:style-name="ch1">
        <chart:legend chart:legend-position="bottom" svg:x="2.483cm" svg:y="13.802cm" style:legend-expansion="wide" chart:style-name="ch2"/>
        <chart:plot-area chart:style-name="ch3" table:cell-range-address="'Bottom 10% share yearly'.F4:'Bottom 10% share yearly'.J30 'Bottom 10% share yearly'.G3:'Bottom 10% share yearly'.J3" chart:data-source-has-labels="row" svg:x="0.291cm" svg:y="0.184cm" svg:width="21.438cm" svg:height="13.059cm">
          <chartooo:coordinate-region svg:x="1.512cm" svg:y="0.473cm" svg:width="19.928cm" svg:height="11.5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ottom 10% share yearly'.G4:'Bottom 10% share yearly'.G30" chart:label-cell-address="'Bottom 10% share yearly'.G3:'Bottom 10% share yearly'.G3" chart:class="chart:scatter">
            <chart:domain table:cell-range-address="'Bottom 10% share yearly'.F4:'Bottom 10% share yearly'.F30"/>
            <chart:data-point chart:repeated="27"/>
          </chart:series>
          <chart:series chart:style-name="ch8" chart:values-cell-range-address="'Bottom 10% share yearly'.H4:'Bottom 10% share yearly'.H30" chart:label-cell-address="'Bottom 10% share yearly'.H3:'Bottom 10% share yearly'.H3" chart:class="chart:scatter">
            <chart:data-point chart:repeated="27"/>
          </chart:series>
          <chart:series chart:style-name="ch9" chart:values-cell-range-address="'Bottom 10% share yearly'.I4:'Bottom 10% share yearly'.I30" chart:label-cell-address="'Bottom 10% share yearly'.I3:'Bottom 10% share yearly'.I3" chart:class="chart:scatter">
            <chart:data-point chart:repeated="27"/>
          </chart:series>
          <chart:series chart:style-name="ch10" chart:values-cell-range-address="'Bottom 10% share yearly'.J4:'Bottom 10% share yearly'.J30" chart:label-cell-address="'Bottom 10% share yearly'.J3:'Bottom 10% share yearly'.J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Bottom 10% share yearly'.G3:'Bottom 10% share yearly'.G3</svg:desc>
                </draw:g>
              </table:table-cell>
              <table:table-cell office:value-type="string">
                <text:p>Labour and pension income</text:p>
                <draw:g>
                  <svg:desc>'Bottom 10% share yearly'.H3:'Bottom 10% share yearly'.H3</svg:desc>
                </draw:g>
              </table:table-cell>
              <table:table-cell office:value-type="string">
                <text:p>Labour income and family benefits</text:p>
                <draw:g>
                  <svg:desc>'Bottom 10% share yearly'.I3:'Bottom 10% share yearly'.I3</svg:desc>
                </draw:g>
              </table:table-cell>
              <table:table-cell office:value-type="string">
                <text:p>All income</text:p>
                <draw:g>
                  <svg:desc>'Bottom 10% share yearly'.J3:'Bottom 10% share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Bottom 10% share yearly'.F4:'Bottom 10% share yearly'.F30</svg:desc>
                </draw:g>
              </table:table-cell>
              <table:table-cell office:value-type="float" office:value="0.0261696348">
                <text:p>0.0261696348</text:p>
                <draw:g>
                  <svg:desc>'Bottom 10% share yearly'.G4:'Bottom 10% share yearly'.G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H4:'Bottom 10% share yearly'.H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I4:'Bottom 10% share yearly'.I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J4:'Bottom 10% share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0282564344878865">
                <text:p>0.0282564344878865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1">
                <text:p>0.0370315109469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0303719490498563">
                <text:p>0.0303719490498563</text:p>
              </table:table-cell>
              <table:table-cell office:value-type="float" office:value="0.0294633478056986">
                <text:p>0.0294633478056986</text:p>
              </table:table-cell>
              <table:table-cell office:value-type="float" office:value="0.0437294025205885">
                <text:p>0.0437294025205885</text:p>
              </table:table-cell>
              <table:table-cell office:value-type="float" office:value="0.0395835451782346">
                <text:p>0.03958354517823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0296235909978932">
                <text:p>0.0296235909978932</text:p>
              </table:table-cell>
              <table:table-cell office:value-type="float" office:value="0.029360200068392">
                <text:p>0.029360200068392</text:p>
              </table:table-cell>
              <table:table-cell office:value-type="float" office:value="0.0435561978194622">
                <text:p>0.0435561978194622</text:p>
              </table:table-cell>
              <table:table-cell office:value-type="float" office:value="0.0398558839646906">
                <text:p>0.0398558839646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0304792991712249">
                <text:p>0.0304792991712249</text:p>
              </table:table-cell>
              <table:table-cell office:value-type="float" office:value="0.0293452829445698">
                <text:p>0.0293452829445698</text:p>
              </table:table-cell>
              <table:table-cell office:value-type="float" office:value="0.04317616574389">
                <text:p>0.04317616574389</text:p>
              </table:table-cell>
              <table:table-cell office:value-type="float" office:value="0.0388291995694416">
                <text:p>0.03882919956944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0335196165928422">
                <text:p>0.0335196165928422</text:p>
              </table:table-cell>
              <table:table-cell office:value-type="float" office:value="0.0301344729010675">
                <text:p>0.0301344729010675</text:p>
              </table:table-cell>
              <table:table-cell office:value-type="float" office:value="0.0465772274179975">
                <text:p>0.0465772274179975</text:p>
              </table:table-cell>
              <table:table-cell office:value-type="float" office:value="0.039748327361998">
                <text:p>0.039748327361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0329447988027527">
                <text:p>0.0329447988027527</text:p>
              </table:table-cell>
              <table:table-cell office:value-type="float" office:value="0.0296689691170386">
                <text:p>0.0296689691170386</text:p>
              </table:table-cell>
              <table:table-cell office:value-type="float" office:value="0.0467086641946802">
                <text:p>0.0467086641946802</text:p>
              </table:table-cell>
              <table:table-cell office:value-type="float" office:value="0.0397446427621708">
                <text:p>0.03974464276217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0360338203357199">
                <text:p>0.0360338203357199</text:p>
              </table:table-cell>
              <table:table-cell office:value-type="float" office:value="0.0318746246361582">
                <text:p>0.0318746246361582</text:p>
              </table:table-cell>
              <table:table-cell office:value-type="float" office:value="0.0476620655406524">
                <text:p>0.0476620655406524</text:p>
              </table:table-cell>
              <table:table-cell office:value-type="float" office:value="0.040366062958122">
                <text:p>0.040366062958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0352591160446826">
                <text:p>0.0352591160446826</text:p>
              </table:table-cell>
              <table:table-cell office:value-type="float" office:value="0.0307489833231458">
                <text:p>0.0307489833231458</text:p>
              </table:table-cell>
              <table:table-cell office:value-type="float" office:value="0.0461256532992515">
                <text:p>0.0461256532992515</text:p>
              </table:table-cell>
              <table:table-cell office:value-type="float" office:value="0.0386551688487197">
                <text:p>0.0386551688487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0369816699660875">
                <text:p>0.0369816699660875</text:p>
              </table:table-cell>
              <table:table-cell office:value-type="float" office:value="0.0303387007775388">
                <text:p>0.0303387007775388</text:p>
              </table:table-cell>
              <table:table-cell office:value-type="float" office:value="0.0494306960458145">
                <text:p>0.0494306960458145</text:p>
              </table:table-cell>
              <table:table-cell office:value-type="float" office:value="0.0392928770131216">
                <text:p>0.0392928770131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0356132680574572">
                <text:p>0.0356132680574572</text:p>
              </table:table-cell>
              <table:table-cell office:value-type="float" office:value="0.0292261583428141">
                <text:p>0.0292261583428141</text:p>
              </table:table-cell>
              <table:table-cell office:value-type="float" office:value="0.0472758374745454">
                <text:p>0.0472758374745454</text:p>
              </table:table-cell>
              <table:table-cell office:value-type="float" office:value="0.0375865765341781">
                <text:p>0.0375865765341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0366838211694681">
                <text:p>0.0366838211694681</text:p>
              </table:table-cell>
              <table:table-cell office:value-type="float" office:value="0.0308814409266543">
                <text:p>0.0308814409266543</text:p>
              </table:table-cell>
              <table:table-cell office:value-type="float" office:value="0.0467782974074534">
                <text:p>0.0467782974074534</text:p>
              </table:table-cell>
              <table:table-cell office:value-type="float" office:value="0.0381131454088758">
                <text:p>0.03811314540887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0356468766840166">
                <text:p>0.0356468766840166</text:p>
              </table:table-cell>
              <table:table-cell office:value-type="float" office:value="0.0298234402780748">
                <text:p>0.0298234402780748</text:p>
              </table:table-cell>
              <table:table-cell office:value-type="float" office:value="0.0442005423952104">
                <text:p>0.0442005423952104</text:p>
              </table:table-cell>
              <table:table-cell office:value-type="float" office:value="0.0359143917805142">
                <text:p>0.03591439178051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0349266107662732">
                <text:p>0.0349266107662732</text:p>
              </table:table-cell>
              <table:table-cell office:value-type="float" office:value="0.0282122988584851">
                <text:p>0.0282122988584851</text:p>
              </table:table-cell>
              <table:table-cell office:value-type="float" office:value="0.0437927942490224">
                <text:p>0.0437927942490224</text:p>
              </table:table-cell>
              <table:table-cell office:value-type="float" office:value="0.0345040002864753">
                <text:p>0.0345040002864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0358856969010683">
                <text:p>0.0358856969010683</text:p>
              </table:table-cell>
              <table:table-cell office:value-type="float" office:value="0.0292696690389181">
                <text:p>0.0292696690389181</text:p>
              </table:table-cell>
              <table:table-cell office:value-type="float" office:value="0.0439174388413459">
                <text:p>0.0439174388413459</text:p>
              </table:table-cell>
              <table:table-cell office:value-type="float" office:value="0.0349124766767179">
                <text:p>0.03491247667671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0362341832091658">
                <text:p>0.0362341832091658</text:p>
              </table:table-cell>
              <table:table-cell office:value-type="float" office:value="0.0289427060649874">
                <text:p>0.0289427060649874</text:p>
              </table:table-cell>
              <table:table-cell office:value-type="float" office:value="0.0418364483229961">
                <text:p>0.0418364483229961</text:p>
              </table:table-cell>
              <table:table-cell office:value-type="float" office:value="0.0328699720663645">
                <text:p>0.0328699720663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0402762814082194">
                <text:p>0.0402762814082194</text:p>
              </table:table-cell>
              <table:table-cell office:value-type="float" office:value="0.0308228564777849">
                <text:p>0.0308228564777849</text:p>
              </table:table-cell>
              <table:table-cell office:value-type="float" office:value="0.0462928456874867">
                <text:p>0.0462928456874867</text:p>
              </table:table-cell>
              <table:table-cell office:value-type="float" office:value="0.0349789224929282">
                <text:p>0.03497892249292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0408227053204762">
                <text:p>0.0408227053204762</text:p>
              </table:table-cell>
              <table:table-cell office:value-type="float" office:value="0.02998669135157">
                <text:p>0.02998669135157</text:p>
              </table:table-cell>
              <table:table-cell office:value-type="float" office:value="0.0474319867120727">
                <text:p>0.0474319867120727</text:p>
              </table:table-cell>
              <table:table-cell office:value-type="float" office:value="0.034500549164067">
                <text:p>0.034500549164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0422051933516967">
                <text:p>0.0422051933516967</text:p>
              </table:table-cell>
              <table:table-cell office:value-type="float" office:value="0.0310332978231368">
                <text:p>0.0310332978231368</text:p>
              </table:table-cell>
              <table:table-cell office:value-type="float" office:value="0.0476956589605305">
                <text:p>0.0476956589605305</text:p>
              </table:table-cell>
              <table:table-cell office:value-type="float" office:value="0.0347380334174862">
                <text:p>0.03473803341748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0447163546688693">
                <text:p>0.0447163546688693</text:p>
              </table:table-cell>
              <table:table-cell office:value-type="float" office:value="0.0324548744484138">
                <text:p>0.0324548744484138</text:p>
              </table:table-cell>
              <table:table-cell office:value-type="float" office:value="0.0522223164858964">
                <text:p>0.0522223164858964</text:p>
              </table:table-cell>
              <table:table-cell office:value-type="float" office:value="0.0373690439636782">
                <text:p>0.03736904396367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04591034201364">
                <text:p>0.04591034201364</text:p>
              </table:table-cell>
              <table:table-cell office:value-type="float" office:value="0.0337973199251237">
                <text:p>0.0337973199251237</text:p>
              </table:table-cell>
              <table:table-cell office:value-type="float" office:value="0.0520107858176126">
                <text:p>0.0520107858176126</text:p>
              </table:table-cell>
              <table:table-cell office:value-type="float" office:value="0.0377330131282394">
                <text:p>0.03773301312823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0438909368312047">
                <text:p>0.0438909368312047</text:p>
              </table:table-cell>
              <table:table-cell office:value-type="float" office:value="0.0321760644917931">
                <text:p>0.0321760644917931</text:p>
              </table:table-cell>
              <table:table-cell office:value-type="float" office:value="0.0513095614836046">
                <text:p>0.0513095614836046</text:p>
              </table:table-cell>
              <table:table-cell office:value-type="float" office:value="0.0367972062842103">
                <text:p>0.03679720628421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0442100986581669">
                <text:p>0.0442100986581669</text:p>
              </table:table-cell>
              <table:table-cell office:value-type="float" office:value="0.0322339769819954">
                <text:p>0.0322339769819954</text:p>
              </table:table-cell>
              <table:table-cell office:value-type="float" office:value="0.0516819069908702">
                <text:p>0.0516819069908702</text:p>
              </table:table-cell>
              <table:table-cell office:value-type="float" office:value="0.0369692212231952">
                <text:p>0.03696922122319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0427166390908824">
                <text:p>0.0427166390908824</text:p>
              </table:table-cell>
              <table:table-cell office:value-type="float" office:value="0.0331557574226223">
                <text:p>0.0331557574226223</text:p>
              </table:table-cell>
              <table:table-cell office:value-type="float" office:value="0.0468799014125827">
                <text:p>0.0468799014125827</text:p>
              </table:table-cell>
              <table:table-cell office:value-type="float" office:value="0.0358167992837026">
                <text:p>0.03581679928370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0411443608956203">
                <text:p>0.0411443608956203</text:p>
              </table:table-cell>
              <table:table-cell office:value-type="float" office:value="0.0332419359720496">
                <text:p>0.0332419359720496</text:p>
              </table:table-cell>
              <table:table-cell office:value-type="float" office:value="0.0450414492892813">
                <text:p>0.0450414492892813</text:p>
              </table:table-cell>
              <table:table-cell office:value-type="float" office:value="0.0356903387585345">
                <text:p>0.035690338758534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110">
      <number:number number: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110">
      <style:chart-properties chart:display-label="true" chart:logarithmic="false" chart:minimum="0.0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0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2.663cm" svg:height="15.732cm" xlink:href=".." xlink:type="simple" chart:class="chart:scatter" chart:style-name="ch1">
        <chart:legend chart:legend-position="bottom" svg:x="2.87cm" svg:y="13.802cm" style:legend-expansion="wide" chart:style-name="ch2"/>
        <chart:plot-area chart:style-name="ch3" table:cell-range-address="'Bottom 10% share yearly'.B3:'Bottom 10% share yearly'.E30" chart:data-source-has-labels="row" svg:x="-0.394cm" svg:y="0.184cm" svg:width="22.883cm" svg:height="13.059cm">
          <chartooo:coordinate-region svg:x="1.566cm" svg:y="0.473cm" svg:width="20.634cm" svg:height="11.5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ottom 10% share yearly'.B4:'Bottom 10% share yearly'.B30" chart:label-cell-address="'Bottom 10% share yearly'.B3:'Bottom 10% share yearly'.B3" chart:class="chart:scatter">
            <chart:data-point chart:repeated="27"/>
          </chart:series>
          <chart:series chart:style-name="ch8" chart:values-cell-range-address="'Bottom 10% share yearly'.C4:'Bottom 10% share yearly'.C30" chart:label-cell-address="'Bottom 10% share yearly'.C3:'Bottom 10% share yearly'.C3" chart:class="chart:scatter">
            <chart:data-point chart:repeated="27"/>
          </chart:series>
          <chart:series chart:style-name="ch9" chart:values-cell-range-address="'Bottom 10% share yearly'.D4:'Bottom 10% share yearly'.D30" chart:label-cell-address="'Bottom 10% share yearly'.D3:'Bottom 10% share yearly'.D3" chart:class="chart:scatter">
            <chart:data-point chart:repeated="27"/>
          </chart:series>
          <chart:series chart:style-name="ch10" chart:values-cell-range-address="'Bottom 10% share yearly'.E4:'Bottom 10% share yearly'.E30" chart:label-cell-address="'Bottom 10% share yearly'.E3:'Bottom 10% share yearly'.E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 income</text:p>
                <draw:g>
                  <svg:desc>'Bottom 10% share yearly'.B3:'Bottom 10% share yearly'.B3</svg:desc>
                </draw:g>
              </table:table-cell>
              <table:table-cell office:value-type="string">
                <text:p>Labour and pension income</text:p>
                <draw:g>
                  <svg:desc>'Bottom 10% share yearly'.C3:'Bottom 10% share yearly'.C3</svg:desc>
                </draw:g>
              </table:table-cell>
              <table:table-cell office:value-type="string">
                <text:p>Labour income and family benefits</text:p>
                <draw:g>
                  <svg:desc>'Bottom 10% share yearly'.D3:'Bottom 10% share yearly'.D3</svg:desc>
                </draw:g>
              </table:table-cell>
              <table:table-cell office:value-type="string">
                <text:p>All income</text:p>
                <draw:g>
                  <svg:desc>'Bottom 10% share yearly'.E3:'Bottom 10% share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96348">
                <text:p>0.0261696348</text:p>
                <draw:g>
                  <svg:desc>'Bottom 10% share yearly'.B4:'Bottom 10% share yearly'.B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C4:'Bottom 10% share yearly'.C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D4:'Bottom 10% share yearly'.D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E4:'Bottom 10% share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2639504588">
                <text:p>0.0259882639504588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4658990485">
                <text:p>0.0347604658990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2478964387704">
                <text:p>0.0282478964387704</text:p>
              </table:table-cell>
              <table:table-cell office:value-type="float" office:value="0.027473680179879">
                <text:p>0.027473680179879</text:p>
              </table:table-cell>
              <table:table-cell office:value-type="float" office:value="0.0408566213350865">
                <text:p>0.0408566213350865</text:p>
              </table:table-cell>
              <table:table-cell office:value-type="float" office:value="0.0370352972538665">
                <text:p>0.0370352972538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4227946502931">
                <text:p>0.0284227946502931</text:p>
              </table:table-cell>
              <table:table-cell office:value-type="float" office:value="0.0279546293824703">
                <text:p>0.0279546293824703</text:p>
              </table:table-cell>
              <table:table-cell office:value-type="float" office:value="0.0410369551323607">
                <text:p>0.0410369551323607</text:p>
              </table:table-cell>
              <table:table-cell office:value-type="float" office:value="0.0374318498681028">
                <text:p>0.0374318498681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374845078377">
                <text:p>0.030374845078377</text:p>
              </table:table-cell>
              <table:table-cell office:value-type="float" office:value="0.0294419403981622">
                <text:p>0.0294419403981622</text:p>
              </table:table-cell>
              <table:table-cell office:value-type="float" office:value="0.0437346526382075">
                <text:p>0.0437346526382075</text:p>
              </table:table-cell>
              <table:table-cell office:value-type="float" office:value="0.0395386469578592">
                <text:p>0.0395386469578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94956301037418">
                <text:p>0.0294956301037418</text:p>
              </table:table-cell>
              <table:table-cell office:value-type="float" office:value="0.0292490461937393">
                <text:p>0.0292490461937393</text:p>
              </table:table-cell>
              <table:table-cell office:value-type="float" office:value="0.0432951233181476">
                <text:p>0.0432951233181476</text:p>
              </table:table-cell>
              <table:table-cell office:value-type="float" office:value="0.0396267045124041">
                <text:p>0.0396267045124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07270386148241">
                <text:p>0.0307270386148241</text:p>
              </table:table-cell>
              <table:table-cell office:value-type="float" office:value="0.0292196600314893">
                <text:p>0.0292196600314893</text:p>
              </table:table-cell>
              <table:table-cell office:value-type="float" office:value="0.0431519818620575">
                <text:p>0.0431519818620575</text:p>
              </table:table-cell>
              <table:table-cell office:value-type="float" office:value="0.0385574020465543">
                <text:p>0.0385574020465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08033393469573">
                <text:p>0.0308033393469573</text:p>
              </table:table-cell>
              <table:table-cell office:value-type="float" office:value="0.0303120669853666">
                <text:p>0.0303120669853666</text:p>
              </table:table-cell>
              <table:table-cell office:value-type="float" office:value="0.0425084625424895">
                <text:p>0.0425084625424895</text:p>
              </table:table-cell>
              <table:table-cell office:value-type="float" office:value="0.038994894126282">
                <text:p>0.0389948941262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7518389017501">
                <text:p>0.0337518389017501</text:p>
              </table:table-cell>
              <table:table-cell office:value-type="float" office:value="0.0321474563310168">
                <text:p>0.0321474563310168</text:p>
              </table:table-cell>
              <table:table-cell office:value-type="float" office:value="0.0451770448410161">
                <text:p>0.0451770448410161</text:p>
              </table:table-cell>
              <table:table-cell office:value-type="float" office:value="0.0406135258254321">
                <text:p>0.0406135258254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7010131896535">
                <text:p>0.0327010131896535</text:p>
              </table:table-cell>
              <table:table-cell office:value-type="float" office:value="0.0301925639455383">
                <text:p>0.0301925639455383</text:p>
              </table:table-cell>
              <table:table-cell office:value-type="float" office:value="0.0441429711679915">
                <text:p>0.0441429711679915</text:p>
              </table:table-cell>
              <table:table-cell office:value-type="float" office:value="0.0386507488062103">
                <text:p>0.0386507488062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46170005540847">
                <text:p>0.0346170005540847</text:p>
              </table:table-cell>
              <table:table-cell office:value-type="float" office:value="0.0307364496711039">
                <text:p>0.0307364496711039</text:p>
              </table:table-cell>
              <table:table-cell office:value-type="float" office:value="0.0455181405119439">
                <text:p>0.0455181405119439</text:p>
              </table:table-cell>
              <table:table-cell office:value-type="float" office:value="0.0387618431534676">
                <text:p>0.03876184315346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4952772190752">
                <text:p>0.0354952772190752</text:p>
              </table:table-cell>
              <table:table-cell office:value-type="float" office:value="0.0310373333383699">
                <text:p>0.0310373333383699</text:p>
              </table:table-cell>
              <table:table-cell office:value-type="float" office:value="0.0463026410358866">
                <text:p>0.0463026410358866</text:p>
              </table:table-cell>
              <table:table-cell office:value-type="float" office:value="0.0389786113906383">
                <text:p>0.0389786113906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1168133065102">
                <text:p>0.0371168133065102</text:p>
              </table:table-cell>
              <table:table-cell office:value-type="float" office:value="0.0322364008343342">
                <text:p>0.0322364008343342</text:p>
              </table:table-cell>
              <table:table-cell office:value-type="float" office:value="0.0471935023853037">
                <text:p>0.0471935023853037</text:p>
              </table:table-cell>
              <table:table-cell office:value-type="float" office:value="0.0396332982339515">
                <text:p>0.03963329823395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58260865874051">
                <text:p>0.0358260865874051</text:p>
              </table:table-cell>
              <table:table-cell office:value-type="float" office:value="0.0312756441699276">
                <text:p>0.0312756441699276</text:p>
              </table:table-cell>
              <table:table-cell office:value-type="float" office:value="0.0458971414053649">
                <text:p>0.0458971414053649</text:p>
              </table:table-cell>
              <table:table-cell office:value-type="float" office:value="0.0385948775146919">
                <text:p>0.0385948775146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72402033201243">
                <text:p>0.0372402033201243</text:p>
              </table:table-cell>
              <table:table-cell office:value-type="float" office:value="0.0321368190079021">
                <text:p>0.0321368190079021</text:p>
              </table:table-cell>
              <table:table-cell office:value-type="float" office:value="0.0457186027749297">
                <text:p>0.0457186027749297</text:p>
              </table:table-cell>
              <table:table-cell office:value-type="float" office:value="0.038318848323985">
                <text:p>0.038318848323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668702977976">
                <text:p>0.036668702977976</text:p>
              </table:table-cell>
              <table:table-cell office:value-type="float" office:value="0.0301811898725012">
                <text:p>0.0301811898725012</text:p>
              </table:table-cell>
              <table:table-cell office:value-type="float" office:value="0.0447591819305356">
                <text:p>0.0447591819305356</text:p>
              </table:table-cell>
              <table:table-cell office:value-type="float" office:value="0.0361125042138996">
                <text:p>0.0361125042138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5062286348115">
                <text:p>0.0365062286348115</text:p>
              </table:table-cell>
              <table:table-cell office:value-type="float" office:value="0.0303567194522763">
                <text:p>0.0303567194522763</text:p>
              </table:table-cell>
              <table:table-cell office:value-type="float" office:value="0.0455192044489487">
                <text:p>0.0455192044489487</text:p>
              </table:table-cell>
              <table:table-cell office:value-type="float" office:value="0.0368953929378669">
                <text:p>0.03689539293786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68815915186205">
                <text:p>0.0368815915186205</text:p>
              </table:table-cell>
              <table:table-cell office:value-type="float" office:value="0.0310832592841128">
                <text:p>0.0310832592841128</text:p>
              </table:table-cell>
              <table:table-cell office:value-type="float" office:value="0.044000148503714">
                <text:p>0.044000148503714</text:p>
              </table:table-cell>
              <table:table-cell office:value-type="float" office:value="0.036231556752634">
                <text:p>0.036231556752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57430638450518">
                <text:p>0.0357430638450518</text:p>
              </table:table-cell>
              <table:table-cell office:value-type="float" office:value="0.0295179664606674">
                <text:p>0.0295179664606674</text:p>
              </table:table-cell>
              <table:table-cell office:value-type="float" office:value="0.0393322801542273">
                <text:p>0.0393322801542273</text:p>
              </table:table-cell>
              <table:table-cell office:value-type="float" office:value="0.0321223534313974">
                <text:p>0.0321223534313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68843484456795">
                <text:p>0.0368843484456795</text:p>
              </table:table-cell>
              <table:table-cell office:value-type="float" office:value="0.0302018191106034">
                <text:p>0.0302018191106034</text:p>
              </table:table-cell>
              <table:table-cell office:value-type="float" office:value="0.0397379709621536">
                <text:p>0.0397379709621536</text:p>
              </table:table-cell>
              <table:table-cell office:value-type="float" office:value="0.032273802175345">
                <text:p>0.0322738021753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50865721115268">
                <text:p>0.0350865721115268</text:p>
              </table:table-cell>
              <table:table-cell office:value-type="float" office:value="0.0303650898744729">
                <text:p>0.0303650898744729</text:p>
              </table:table-cell>
              <table:table-cell office:value-type="float" office:value="0.0379766249255185">
                <text:p>0.0379766249255185</text:p>
              </table:table-cell>
              <table:table-cell office:value-type="float" office:value="0.0324885599379193">
                <text:p>0.03248855993791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98789991831002">
                <text:p>0.0398789991831002</text:p>
              </table:table-cell>
              <table:table-cell office:value-type="float" office:value="0.0327080804059659">
                <text:p>0.0327080804059659</text:p>
              </table:table-cell>
              <table:table-cell office:value-type="float" office:value="0.043382546894555">
                <text:p>0.043382546894555</text:p>
              </table:table-cell>
              <table:table-cell office:value-type="float" office:value="0.0352683638727085">
                <text:p>0.03526836387270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8812413575977">
                <text:p>0.0408812413575977</text:p>
              </table:table-cell>
              <table:table-cell office:value-type="float" office:value="0.0330285337740913">
                <text:p>0.0330285337740913</text:p>
              </table:table-cell>
              <table:table-cell office:value-type="float" office:value="0.0434692966026376">
                <text:p>0.0434692966026376</text:p>
              </table:table-cell>
              <table:table-cell office:value-type="float" office:value="0.0349342247751078">
                <text:p>0.03493422477510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98411054279418">
                <text:p>0.0398411054279418</text:p>
              </table:table-cell>
              <table:table-cell office:value-type="float" office:value="0.0322731309974943">
                <text:p>0.0322731309974943</text:p>
              </table:table-cell>
              <table:table-cell office:value-type="float" office:value="0.041925556896285">
                <text:p>0.041925556896285</text:p>
              </table:table-cell>
              <table:table-cell office:value-type="float" office:value="0.0337684113831382">
                <text:p>0.03376841138313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28509443301175">
                <text:p>0.0428509443301175</text:p>
              </table:table-cell>
              <table:table-cell office:value-type="float" office:value="0.0340677236477659">
                <text:p>0.0340677236477659</text:p>
              </table:table-cell>
              <table:table-cell office:value-type="float" office:value="0.0458787659432016">
                <text:p>0.0458787659432016</text:p>
              </table:table-cell>
              <table:table-cell office:value-type="float" office:value="0.0361984110579574">
                <text:p>0.03619841105795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91226885549679">
                <text:p>0.0391226885549679</text:p>
              </table:table-cell>
              <table:table-cell office:value-type="float" office:value="0.0313868763476765">
                <text:p>0.0313868763476765</text:p>
              </table:table-cell>
              <table:table-cell office:value-type="float" office:value="0.0417799153174604">
                <text:p>0.0417799153174604</text:p>
              </table:table-cell>
              <table:table-cell office:value-type="float" office:value="0.0332574027662179">
                <text:p>0.03325740276621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86713506476153">
                <text:p>0.0386713506476153</text:p>
              </table:table-cell>
              <table:table-cell office:value-type="float" office:value="0.0348072039987359">
                <text:p>0.0348072039987359</text:p>
              </table:table-cell>
              <table:table-cell office:value-type="float" office:value="0.0412687841905878">
                <text:p>0.0412687841905878</text:p>
              </table:table-cell>
              <table:table-cell office:value-type="float" office:value="0.0366256664485183">
                <text:p>0.036625666448518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110">
      <number:number number: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110">
      <style:chart-properties chart:display-label="true" chart:logarithmic="false" chart:minimum="0.0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0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1.654cm" svg:height="15.732cm" xlink:href=".." xlink:type="simple" chart:class="chart:scatter" chart:style-name="ch1">
        <chart:legend chart:legend-position="bottom" svg:x="2.366cm" svg:y="13.802cm" style:legend-expansion="wide" chart:style-name="ch2"/>
        <chart:plot-area chart:style-name="ch3" table:cell-range-address="'Bottom 10% share yearly'.L3:'Bottom 10% share yearly'.O30" chart:data-source-has-labels="row" svg:x="-0.464cm" svg:y="0.184cm" svg:width="21.964cm" svg:height="13.059cm">
          <chartooo:coordinate-region svg:x="1.496cm" svg:y="0.473cm" svg:width="19.715cm" svg:height="11.5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ottom 10% share yearly'.L4:'Bottom 10% share yearly'.L30" chart:label-cell-address="'Bottom 10% share yearly'.L3:'Bottom 10% share yearly'.L3" chart:class="chart:scatter">
            <chart:data-point chart:repeated="27"/>
          </chart:series>
          <chart:series chart:style-name="ch8" chart:values-cell-range-address="'Bottom 10% share yearly'.M4:'Bottom 10% share yearly'.M30" chart:label-cell-address="'Bottom 10% share yearly'.M3:'Bottom 10% share yearly'.M3" chart:class="chart:scatter">
            <chart:data-point chart:repeated="27"/>
          </chart:series>
          <chart:series chart:style-name="ch9" chart:values-cell-range-address="'Bottom 10% share yearly'.N4:'Bottom 10% share yearly'.N30" chart:label-cell-address="'Bottom 10% share yearly'.N3:'Bottom 10% share yearly'.N3" chart:class="chart:scatter">
            <chart:data-point chart:repeated="27"/>
          </chart:series>
          <chart:series chart:style-name="ch10" chart:values-cell-range-address="'Bottom 10% share yearly'.O4:'Bottom 10% share yearly'.O30" chart:label-cell-address="'Bottom 10% share yearly'.O3:'Bottom 10% share yearly'.O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 income</text:p>
                <draw:g>
                  <svg:desc>'Bottom 10% share yearly'.L3:'Bottom 10% share yearly'.L3</svg:desc>
                </draw:g>
              </table:table-cell>
              <table:table-cell office:value-type="string">
                <text:p>Labour and pension income</text:p>
                <draw:g>
                  <svg:desc>'Bottom 10% share yearly'.M3:'Bottom 10% share yearly'.M3</svg:desc>
                </draw:g>
              </table:table-cell>
              <table:table-cell office:value-type="string">
                <text:p>Labour income and family benefits</text:p>
                <draw:g>
                  <svg:desc>'Bottom 10% share yearly'.N3:'Bottom 10% share yearly'.N3</svg:desc>
                </draw:g>
              </table:table-cell>
              <table:table-cell office:value-type="string">
                <text:p>All income</text:p>
                <draw:g>
                  <svg:desc>'Bottom 10% share yearly'.O3:'Bottom 10% share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96348">
                <text:p>0.0261696348</text:p>
                <draw:g>
                  <svg:desc>'Bottom 10% share yearly'.L4:'Bottom 10% share yearly'.L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M4:'Bottom 10% share yearly'.M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N4:'Bottom 10% share yearly'.N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O4:'Bottom 10% share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2639504588">
                <text:p>0.0259882639504588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4658990485">
                <text:p>0.0347604658990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2478964387704">
                <text:p>0.0282478964387704</text:p>
              </table:table-cell>
              <table:table-cell office:value-type="float" office:value="0.027473680179879">
                <text:p>0.027473680179879</text:p>
              </table:table-cell>
              <table:table-cell office:value-type="float" office:value="0.0408566213350865">
                <text:p>0.0408566213350865</text:p>
              </table:table-cell>
              <table:table-cell office:value-type="float" office:value="0.0370352972538665">
                <text:p>0.0370352972538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934143921">
                <text:p>0.0280668934143921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2057259058">
                <text:p>0.037562057259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3719490498563">
                <text:p>0.0303719490498563</text:p>
              </table:table-cell>
              <table:table-cell office:value-type="float" office:value="0.0294634482862202">
                <text:p>0.0294634482862202</text:p>
              </table:table-cell>
              <table:table-cell office:value-type="float" office:value="0.0437294025205885">
                <text:p>0.0437294025205885</text:p>
              </table:table-cell>
              <table:table-cell office:value-type="float" office:value="0.0395838233928675">
                <text:p>0.0395838233928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96235909978932">
                <text:p>0.0296235909978932</text:p>
              </table:table-cell>
              <table:table-cell office:value-type="float" office:value="0.0293629150785936">
                <text:p>0.0293629150785936</text:p>
              </table:table-cell>
              <table:table-cell office:value-type="float" office:value="0.0435561978194622">
                <text:p>0.0435561978194622</text:p>
              </table:table-cell>
              <table:table-cell office:value-type="float" office:value="0.0398595061700762">
                <text:p>0.0398595061700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0432571072682">
                <text:p>0.030432571072682</text:p>
              </table:table-cell>
              <table:table-cell office:value-type="float" office:value="0.0293905388434217">
                <text:p>0.0293905388434217</text:p>
              </table:table-cell>
              <table:table-cell office:value-type="float" office:value="0.0431833884687468">
                <text:p>0.0431833884687468</text:p>
              </table:table-cell>
              <table:table-cell office:value-type="float" office:value="0.0388989893982533">
                <text:p>0.0388989893982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19699394727998">
                <text:p>0.0319699394727998</text:p>
              </table:table-cell>
              <table:table-cell office:value-type="float" office:value="0.0289950436303046">
                <text:p>0.0289950436303046</text:p>
              </table:table-cell>
              <table:table-cell office:value-type="float" office:value="0.0452808205144588">
                <text:p>0.0452808205144588</text:p>
              </table:table-cell>
              <table:table-cell office:value-type="float" office:value="0.0387150841774732">
                <text:p>0.0387150841774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58311067525954">
                <text:p>0.0358311067525954</text:p>
              </table:table-cell>
              <table:table-cell office:value-type="float" office:value="0.0309105209850748">
                <text:p>0.0309105209850748</text:p>
              </table:table-cell>
              <table:table-cell office:value-type="float" office:value="0.0494445679102622">
                <text:p>0.0494445679102622</text:p>
              </table:table-cell>
              <table:table-cell office:value-type="float" office:value="0.0408580189020049">
                <text:p>0.04085801890200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5783292113994">
                <text:p>0.0365783292113994</text:p>
              </table:table-cell>
              <table:table-cell office:value-type="float" office:value="0.0296246962889607">
                <text:p>0.0296246962889607</text:p>
              </table:table-cell>
              <table:table-cell office:value-type="float" office:value="0.0516777178815649">
                <text:p>0.0516777178815649</text:p>
              </table:table-cell>
              <table:table-cell office:value-type="float" office:value="0.0405807158024427">
                <text:p>0.04058071580244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68452264926639">
                <text:p>0.0368452264926639</text:p>
              </table:table-cell>
              <table:table-cell office:value-type="float" office:value="0.0292111516041785">
                <text:p>0.0292111516041785</text:p>
              </table:table-cell>
              <table:table-cell office:value-type="float" office:value="0.0500000036768149">
                <text:p>0.0500000036768149</text:p>
              </table:table-cell>
              <table:table-cell office:value-type="float" office:value="0.0387252846782797">
                <text:p>0.03872528467827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15551224569828">
                <text:p>0.0415551224569828</text:p>
              </table:table-cell>
              <table:table-cell office:value-type="float" office:value="0.0317224046261032">
                <text:p>0.0317224046261032</text:p>
              </table:table-cell>
              <table:table-cell office:value-type="float" office:value="0.0546082453871643">
                <text:p>0.0546082453871643</text:p>
              </table:table-cell>
              <table:table-cell office:value-type="float" office:value="0.0410969292316568">
                <text:p>0.0410969292316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5507768718212">
                <text:p>0.0425507768718212</text:p>
              </table:table-cell>
              <table:table-cell office:value-type="float" office:value="0.0321586136044817">
                <text:p>0.0321586136044817</text:p>
              </table:table-cell>
              <table:table-cell office:value-type="float" office:value="0.056251824418418">
                <text:p>0.056251824418418</text:p>
              </table:table-cell>
              <table:table-cell office:value-type="float" office:value="0.0419194360935635">
                <text:p>0.04191943609356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94893128413704">
                <text:p>0.0394893128413704</text:p>
              </table:table-cell>
              <table:table-cell office:value-type="float" office:value="0.030003503838407">
                <text:p>0.030003503838407</text:p>
              </table:table-cell>
              <table:table-cell office:value-type="float" office:value="0.0520538910481599">
                <text:p>0.0520538910481599</text:p>
              </table:table-cell>
              <table:table-cell office:value-type="float" office:value="0.0388674434773798">
                <text:p>0.03886744347737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08504654322873">
                <text:p>0.0408504654322873</text:p>
              </table:table-cell>
              <table:table-cell office:value-type="float" office:value="0.0310020230422279">
                <text:p>0.0310020230422279</text:p>
              </table:table-cell>
              <table:table-cell office:value-type="float" office:value="0.0525552854215674">
                <text:p>0.0525552854215674</text:p>
              </table:table-cell>
              <table:table-cell office:value-type="float" office:value="0.0392845583908419">
                <text:p>0.0392845583908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06237168310689">
                <text:p>0.0406237168310689</text:p>
              </table:table-cell>
              <table:table-cell office:value-type="float" office:value="0.0311089342737208">
                <text:p>0.0311089342737208</text:p>
              </table:table-cell>
              <table:table-cell office:value-type="float" office:value="0.0517021773024213">
                <text:p>0.0517021773024213</text:p>
              </table:table-cell>
              <table:table-cell office:value-type="float" office:value="0.0388675303297003">
                <text:p>0.0388675303297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05158752465346">
                <text:p>0.0405158752465346</text:p>
              </table:table-cell>
              <table:table-cell office:value-type="float" office:value="0.0313565812676371">
                <text:p>0.0313565812676371</text:p>
              </table:table-cell>
              <table:table-cell office:value-type="float" office:value="0.048859715285719">
                <text:p>0.048859715285719</text:p>
              </table:table-cell>
              <table:table-cell office:value-type="float" office:value="0.0371450039632138">
                <text:p>0.0371450039632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89423921889465">
                <text:p>0.0389423921889465</text:p>
              </table:table-cell>
              <table:table-cell office:value-type="float" office:value="0.0302596310830449">
                <text:p>0.0302596310830449</text:p>
              </table:table-cell>
              <table:table-cell office:value-type="float" office:value="0.0443193001643714">
                <text:p>0.0443193001643714</text:p>
              </table:table-cell>
              <table:table-cell office:value-type="float" office:value="0.0339628714823768">
                <text:p>0.03396287148237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27976403978068">
                <text:p>0.0427976403978068</text:p>
              </table:table-cell>
              <table:table-cell office:value-type="float" office:value="0.0315663176955575">
                <text:p>0.0315663176955575</text:p>
              </table:table-cell>
              <table:table-cell office:value-type="float" office:value="0.0470197709660218">
                <text:p>0.0470197709660218</text:p>
              </table:table-cell>
              <table:table-cell office:value-type="float" office:value="0.0344792643270877">
                <text:p>0.0344792643270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10218393214162">
                <text:p>0.0410218393214162</text:p>
              </table:table-cell>
              <table:table-cell office:value-type="float" office:value="0.0305994935793097">
                <text:p>0.0305994935793097</text:p>
              </table:table-cell>
              <table:table-cell office:value-type="float" office:value="0.0460865032921112">
                <text:p>0.0460865032921112</text:p>
              </table:table-cell>
              <table:table-cell office:value-type="float" office:value="0.034028259458138">
                <text:p>0.034028259458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09100573064878">
                <text:p>0.0409100573064878</text:p>
              </table:table-cell>
              <table:table-cell office:value-type="float" office:value="0.0287662938047349">
                <text:p>0.0287662938047349</text:p>
              </table:table-cell>
              <table:table-cell office:value-type="float" office:value="0.0439621287900239">
                <text:p>0.0439621287900239</text:p>
              </table:table-cell>
              <table:table-cell office:value-type="float" office:value="0.0308442409869331">
                <text:p>0.03084424098693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11182963425922">
                <text:p>0.0411182963425922</text:p>
              </table:table-cell>
              <table:table-cell office:value-type="float" office:value="0.0313125669729161">
                <text:p>0.0313125669729161</text:p>
              </table:table-cell>
              <table:table-cell office:value-type="float" office:value="0.0424757039408888">
                <text:p>0.0424757039408888</text:p>
              </table:table-cell>
              <table:table-cell office:value-type="float" office:value="0.0322263313527971">
                <text:p>0.0322263313527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57918085341283">
                <text:p>0.0357918085341283</text:p>
              </table:table-cell>
              <table:table-cell office:value-type="float" office:value="0.026643728040738">
                <text:p>0.026643728040738</text:p>
              </table:table-cell>
              <table:table-cell office:value-type="float" office:value="0.0385111469838751">
                <text:p>0.0385111469838751</text:p>
              </table:table-cell>
              <table:table-cell office:value-type="float" office:value="0.0284507820560602">
                <text:p>0.0284507820560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00714782452264">
                <text:p>0.0400714782452264</text:p>
              </table:table-cell>
              <table:table-cell office:value-type="float" office:value="0.0301610429607196">
                <text:p>0.0301610429607196</text:p>
              </table:table-cell>
              <table:table-cell office:value-type="float" office:value="0.0417498052530667">
                <text:p>0.0417498052530667</text:p>
              </table:table-cell>
              <table:table-cell office:value-type="float" office:value="0.0312584711877394">
                <text:p>0.03125847118773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02851434664557">
                <text:p>0.0402851434664557</text:p>
              </table:table-cell>
              <table:table-cell office:value-type="float" office:value="0.0310590631504048">
                <text:p>0.0310590631504048</text:p>
              </table:table-cell>
              <table:table-cell office:value-type="float" office:value="0.0414369861700289">
                <text:p>0.0414369861700289</text:p>
              </table:table-cell>
              <table:table-cell office:value-type="float" office:value="0.0317832271061221">
                <text:p>0.03178322710612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19906957631816">
                <text:p>0.0419906957631816</text:p>
              </table:table-cell>
              <table:table-cell office:value-type="float" office:value="0.0315238634114045">
                <text:p>0.0315238634114045</text:p>
              </table:table-cell>
              <table:table-cell office:value-type="float" office:value="0.0444410669377496">
                <text:p>0.0444410669377496</text:p>
              </table:table-cell>
              <table:table-cell office:value-type="float" office:value="0.0330409425892157">
                <text:p>0.03304094258921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43392352207816">
                <text:p>0.0443392352207816</text:p>
              </table:table-cell>
              <table:table-cell office:value-type="float" office:value="0.0318230686550027">
                <text:p>0.0318230686550027</text:p>
              </table:table-cell>
              <table:table-cell office:value-type="float" office:value="0.0472751610968924">
                <text:p>0.0472751610968924</text:p>
              </table:table-cell>
              <table:table-cell office:value-type="float" office:value="0.0336154539134878">
                <text:p>0.033615453913487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32pt" style:font-size-asian="14pt" style:font-size-complex="14pt"/>
    </style:style>
    <style:style style:name="ch4" style:family="chart" style:data-style-name="N0">
      <style:chart-properties chart:display-label="true" chart:logarithmic="false" chart:minimum="0.34" chart:maximum="0.48" chart:interval-major="0.0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7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symbol-image xlink:href="Pictures/2000000A000000DD000000DDA5B35DBF.svm" xlink:type="simple" xlink:actuate="onLoad"/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symbol-image xlink:href="Pictures/2000000A000000DD000000DD7702FBD1.svm" xlink:type="simple" xlink:actuate="onLoad"/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001cm" svg:height="20.001cm" xlink:href=".." xlink:type="simple" chart:class="chart:scatter" chart:style-name="ch1">
        <chart:plot-area chart:style-name="ch2" table:cell-range-address="'Gini yearly'.F3:'Gini yearly'.J30" chart:data-source-has-labels="row" svg:x="0.062cm" svg:y="-0.021cm" svg:width="24.168cm" svg:height="20.076cm">
          <chartooo:coordinate-region svg:x="1.929cm" svg:y="0.523cm" svg:width="21.62cm" svg:height="16.9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ini yearly'.G4:'Gini yearly'.G30" chart:label-cell-address="'Gini yearly'.G3:'Gini yearly'.G3" chart:class="chart:scatter">
            <chart:domain table:cell-range-address="'Gini yearly'.F4:'Gini yearly'.F30"/>
            <chart:data-point chart:repeated="27"/>
          </chart:series>
          <chart:series chart:style-name="ch7" chart:values-cell-range-address="'Gini yearly'.H4:'Gini yearly'.H30" chart:label-cell-address="'Gini yearly'.H3:'Gini yearly'.H3" chart:class="chart:scatter">
            <chart:data-point chart:repeated="27"/>
          </chart:series>
          <chart:series chart:style-name="ch8" chart:values-cell-range-address="'Gini yearly'.I4:'Gini yearly'.I30" chart:label-cell-address="'Gini yearly'.I3:'Gini yearly'.I3" chart:class="chart:scatter">
            <chart:data-point chart:repeated="27"/>
          </chart:series>
          <chart:series chart:style-name="ch9" chart:values-cell-range-address="'Gini yearly'.J4:'Gini yearly'.J30" chart:label-cell-address="'Gini yearly'.J3:'Gini yearly'.J3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Gini yearly'.G3:'Gini yearly'.G3</svg:desc>
                </draw:g>
              </table:table-cell>
              <table:table-cell office:value-type="string">
                <text:p>Labour and pension income</text:p>
                <draw:g>
                  <svg:desc>'Gini yearly'.H3:'Gini yearly'.H3</svg:desc>
                </draw:g>
              </table:table-cell>
              <table:table-cell office:value-type="string">
                <text:p>Labour income and family beenfits</text:p>
                <draw:g>
                  <svg:desc>'Gini yearly'.I3:'Gini yearly'.I3</svg:desc>
                </draw:g>
              </table:table-cell>
              <table:table-cell office:value-type="string">
                <text:p>All income</text:p>
                <draw:g>
                  <svg:desc>'Gini yearly'.J3:'Gini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F4:'Gini yearly'.F30</svg:desc>
                </draw:g>
              </table:table-cell>
              <table:table-cell office:value-type="float" office:value="0.4249406777">
                <text:p>0.4249406777</text:p>
                <draw:g>
                  <svg:desc>'Gini yearly'.G4:'Gini yearly'.G30</svg:desc>
                </draw:g>
              </table:table-cell>
              <table:table-cell office:value-type="float" office:value="0.3906811662">
                <text:p>0.3906811662</text:p>
                <draw:g>
                  <svg:desc>'Gini yearly'.H4:'Gini yearly'.H30</svg:desc>
                </draw:g>
              </table:table-cell>
              <table:table-cell office:value-type="float" office:value="0.4222738609">
                <text:p>0.4222738609</text:p>
                <draw:g>
                  <svg:desc>'Gini yearly'.I4:'Gini yearly'.I30</svg:desc>
                </draw:g>
              </table:table-cell>
              <table:table-cell office:value-type="float" office:value="0.3863343567">
                <text:p>0.3863343567</text:p>
                <draw:g>
                  <svg:desc>'Gini yearly'.J4:'Gini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8291976901">
                <text:p>0.409758291976901</text:p>
              </table:table-cell>
              <table:table-cell office:value-type="float" office:value="0.434606868246303">
                <text:p>0.434606868246303</text:p>
              </table:table-cell>
              <table:table-cell office:value-type="float" office:value="0.394972228430806">
                <text:p>0.394972228430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8451868509">
                <text:p>0.410638451868509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2763017068">
                <text:p>0.394812763017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4992951665">
                <text:p>0.408364992951665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2685080594">
                <text:p>0.389842685080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8022030954">
                <text:p>0.408548022030954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962344032">
                <text:p>0.390258962344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89186392122">
                <text:p>0.408089186392122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18982590424">
                <text:p>0.387818982590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030227680706">
                <text:p>0.455030227680706</text:p>
              </table:table-cell>
              <table:table-cell office:value-type="float" office:value="0.406095943839406">
                <text:p>0.406095943839406</text:p>
              </table:table-cell>
              <table:table-cell office:value-type="float" office:value="0.430951448517038">
                <text:p>0.430951448517038</text:p>
              </table:table-cell>
              <table:table-cell office:value-type="float" office:value="0.386122942167724">
                <text:p>0.3861229421677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52195588568661">
                <text:p>0.452195588568661</text:p>
              </table:table-cell>
              <table:table-cell office:value-type="float" office:value="0.40210076225376">
                <text:p>0.40210076225376</text:p>
              </table:table-cell>
              <table:table-cell office:value-type="float" office:value="0.429409291278177">
                <text:p>0.429409291278177</text:p>
              </table:table-cell>
              <table:table-cell office:value-type="float" office:value="0.383009207528284">
                <text:p>0.383009207528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57267027907288">
                <text:p>0.457267027907288</text:p>
              </table:table-cell>
              <table:table-cell office:value-type="float" office:value="0.40078113367988">
                <text:p>0.40078113367988</text:p>
              </table:table-cell>
              <table:table-cell office:value-type="float" office:value="0.433217928266087">
                <text:p>0.433217928266087</text:p>
              </table:table-cell>
              <table:table-cell office:value-type="float" office:value="0.381910732738823">
                <text:p>0.3819107327388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57359381974706">
                <text:p>0.457359381974706</text:p>
              </table:table-cell>
              <table:table-cell office:value-type="float" office:value="0.401241681682929">
                <text:p>0.401241681682929</text:p>
              </table:table-cell>
              <table:table-cell office:value-type="float" office:value="0.436302731697192">
                <text:p>0.436302731697192</text:p>
              </table:table-cell>
              <table:table-cell office:value-type="float" office:value="0.383851294082336">
                <text:p>0.383851294082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8471309866195">
                <text:p>0.458471309866195</text:p>
              </table:table-cell>
              <table:table-cell office:value-type="float" office:value="0.39954431736756">
                <text:p>0.39954431736756</text:p>
              </table:table-cell>
              <table:table-cell office:value-type="float" office:value="0.437768502695527">
                <text:p>0.437768502695527</text:p>
              </table:table-cell>
              <table:table-cell office:value-type="float" office:value="0.382811819927935">
                <text:p>0.382811819927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64687113322351">
                <text:p>0.464687113322351</text:p>
              </table:table-cell>
              <table:table-cell office:value-type="float" office:value="0.403965511597995">
                <text:p>0.403965511597995</text:p>
              </table:table-cell>
              <table:table-cell office:value-type="float" office:value="0.445697861270939">
                <text:p>0.445697861270939</text:p>
              </table:table-cell>
              <table:table-cell office:value-type="float" office:value="0.388871478123303">
                <text:p>0.3888714781233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7183570980441">
                <text:p>0.457183570980441</text:p>
              </table:table-cell>
              <table:table-cell office:value-type="float" office:value="0.396298696547549">
                <text:p>0.396298696547549</text:p>
              </table:table-cell>
              <table:table-cell office:value-type="float" office:value="0.43911571867644">
                <text:p>0.43911571867644</text:p>
              </table:table-cell>
              <table:table-cell office:value-type="float" office:value="0.381781785602406">
                <text:p>0.381781785602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3627069195154">
                <text:p>0.463627069195154</text:p>
              </table:table-cell>
              <table:table-cell office:value-type="float" office:value="0.396737745897708">
                <text:p>0.396737745897708</text:p>
              </table:table-cell>
              <table:table-cell office:value-type="float" office:value="0.444861571448448">
                <text:p>0.444861571448448</text:p>
              </table:table-cell>
              <table:table-cell office:value-type="float" office:value="0.382550266183385">
                <text:p>0.382550266183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2286171235446">
                <text:p>0.462286171235446</text:p>
              </table:table-cell>
              <table:table-cell office:value-type="float" office:value="0.393563695194587">
                <text:p>0.393563695194587</text:p>
              </table:table-cell>
              <table:table-cell office:value-type="float" office:value="0.444225015302971">
                <text:p>0.444225015302971</text:p>
              </table:table-cell>
              <table:table-cell office:value-type="float" office:value="0.380921925294751">
                <text:p>0.3809219252947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6991064979156">
                <text:p>0.456991064979156</text:p>
              </table:table-cell>
              <table:table-cell office:value-type="float" office:value="0.388433432593399">
                <text:p>0.388433432593399</text:p>
              </table:table-cell>
              <table:table-cell office:value-type="float" office:value="0.44129048567445">
                <text:p>0.44129048567445</text:p>
              </table:table-cell>
              <table:table-cell office:value-type="float" office:value="0.377415114602204">
                <text:p>0.377415114602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7536882807279">
                <text:p>0.457536882807279</text:p>
              </table:table-cell>
              <table:table-cell office:value-type="float" office:value="0.391489564592233">
                <text:p>0.391489564592233</text:p>
              </table:table-cell>
              <table:table-cell office:value-type="float" office:value="0.44502520055769">
                <text:p>0.44502520055769</text:p>
              </table:table-cell>
              <table:table-cell office:value-type="float" office:value="0.382514700609555">
                <text:p>0.3825147006095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4573909519217">
                <text:p>0.454573909519217</text:p>
              </table:table-cell>
              <table:table-cell office:value-type="float" office:value="0.389739593840532">
                <text:p>0.389739593840532</text:p>
              </table:table-cell>
              <table:table-cell office:value-type="float" office:value="0.446393370903369">
                <text:p>0.446393370903369</text:p>
              </table:table-cell>
              <table:table-cell office:value-type="float" office:value="0.383599403606233">
                <text:p>0.3835994036062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56768895656473">
                <text:p>0.456768895656473</text:p>
              </table:table-cell>
              <table:table-cell office:value-type="float" office:value="0.39237459718358">
                <text:p>0.39237459718358</text:p>
              </table:table-cell>
              <table:table-cell office:value-type="float" office:value="0.452071748341014">
                <text:p>0.452071748341014</text:p>
              </table:table-cell>
              <table:table-cell office:value-type="float" office:value="0.387709027470675">
                <text:p>0.3877090274706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56275120457763">
                <text:p>0.456275120457763</text:p>
              </table:table-cell>
              <table:table-cell office:value-type="float" office:value="0.395528268702119">
                <text:p>0.395528268702119</text:p>
              </table:table-cell>
              <table:table-cell office:value-type="float" office:value="0.451736034974894">
                <text:p>0.451736034974894</text:p>
              </table:table-cell>
              <table:table-cell office:value-type="float" office:value="0.391918653870317">
                <text:p>0.3919186538703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51486951616519">
                <text:p>0.451486951616519</text:p>
              </table:table-cell>
              <table:table-cell office:value-type="float" office:value="0.392414388060944">
                <text:p>0.392414388060944</text:p>
              </table:table-cell>
              <table:table-cell office:value-type="float" office:value="0.449037879215423">
                <text:p>0.449037879215423</text:p>
              </table:table-cell>
              <table:table-cell office:value-type="float" office:value="0.389684632009609">
                <text:p>0.389684632009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42650376446742">
                <text:p>0.442650376446742</text:p>
              </table:table-cell>
              <table:table-cell office:value-type="float" office:value="0.385179390513685">
                <text:p>0.385179390513685</text:p>
              </table:table-cell>
              <table:table-cell office:value-type="float" office:value="0.441538477642678">
                <text:p>0.441538477642678</text:p>
              </table:table-cell>
              <table:table-cell office:value-type="float" office:value="0.383445102229086">
                <text:p>0.3834451022290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40703976256725">
                <text:p>0.440703976256725</text:p>
              </table:table-cell>
              <table:table-cell office:value-type="float" office:value="0.382518487633131">
                <text:p>0.382518487633131</text:p>
              </table:table-cell>
              <table:table-cell office:value-type="float" office:value="0.439404366767664">
                <text:p>0.439404366767664</text:p>
              </table:table-cell>
              <table:table-cell office:value-type="float" office:value="0.380360429858468">
                <text:p>0.3803604298584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32774522249366">
                <text:p>0.432774522249366</text:p>
              </table:table-cell>
              <table:table-cell office:value-type="float" office:value="0.374109996648125">
                <text:p>0.374109996648125</text:p>
              </table:table-cell>
              <table:table-cell office:value-type="float" office:value="0.430793474785108">
                <text:p>0.430793474785108</text:p>
              </table:table-cell>
              <table:table-cell office:value-type="float" office:value="0.372146904002255">
                <text:p>0.372146904002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2832203567917">
                <text:p>0.42832203567917</text:p>
              </table:table-cell>
              <table:table-cell office:value-type="float" office:value="0.370340661601797">
                <text:p>0.370340661601797</text:p>
              </table:table-cell>
              <table:table-cell office:value-type="float" office:value="0.426765646844409">
                <text:p>0.426765646844409</text:p>
              </table:table-cell>
              <table:table-cell office:value-type="float" office:value="0.368554078834077">
                <text:p>0.3685540788340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24927536445066">
                <text:p>0.424927536445066</text:p>
              </table:table-cell>
              <table:table-cell office:value-type="float" office:value="0.368748711799389">
                <text:p>0.368748711799389</text:p>
              </table:table-cell>
              <table:table-cell office:value-type="float" office:value="0.427275756707086">
                <text:p>0.427275756707086</text:p>
              </table:table-cell>
              <table:table-cell office:value-type="float" office:value="0.367554846428984">
                <text:p>0.3675548464289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26206296758925">
                <text:p>0.426206296758925</text:p>
              </table:table-cell>
              <table:table-cell office:value-type="float" office:value="0.367866948699134">
                <text:p>0.367866948699134</text:p>
              </table:table-cell>
              <table:table-cell office:value-type="float" office:value="0.431633658041827">
                <text:p>0.431633658041827</text:p>
              </table:table-cell>
              <table:table-cell office:value-type="float" office:value="0.36737492561402">
                <text:p>0.3673749256140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32pt" style:font-size-asian="14pt" style:font-size-complex="14pt"/>
    </style:style>
    <style:style style:name="ch4" style:family="chart" style:data-style-name="N0">
      <style:chart-properties chart:display-label="true" chart:logarithmic="false" chart:minimum="0.34" chart:maximum="0.48" chart:interval-major="0.0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7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symbol-image xlink:href="Pictures/2000000A000000DD000000DDA5B35DBF.svm" xlink:type="simple" xlink:actuate="onLoad"/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symbol-image xlink:href="Pictures/2000000A000000DD000000DD7702FBD1.svm" xlink:type="simple" xlink:actuate="onLoad"/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001cm" svg:height="20.001cm" xlink:href=".." xlink:type="simple" chart:class="chart:scatter" chart:style-name="ch1">
        <chart:plot-area chart:style-name="ch2" table:cell-range-address="'Gini yearly'.K4:'Gini yearly'.O30 'Gini yearly'.L3:'Gini yearly'.O3" chart:data-source-has-labels="row" svg:x="0.062cm" svg:y="-0.021cm" svg:width="24.168cm" svg:height="20.076cm">
          <chartooo:coordinate-region svg:x="1.929cm" svg:y="0.523cm" svg:width="21.62cm" svg:height="16.9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ini yearly'.L4:'Gini yearly'.L30" chart:label-cell-address="'Gini yearly'.L3:'Gini yearly'.L3" chart:class="chart:scatter">
            <chart:domain table:cell-range-address="'Gini yearly'.K4:'Gini yearly'.K30"/>
            <chart:data-point chart:repeated="27"/>
          </chart:series>
          <chart:series chart:style-name="ch7" chart:values-cell-range-address="'Gini yearly'.M4:'Gini yearly'.M30" chart:label-cell-address="'Gini yearly'.M3:'Gini yearly'.M3" chart:class="chart:scatter">
            <chart:data-point chart:repeated="27"/>
          </chart:series>
          <chart:series chart:style-name="ch8" chart:values-cell-range-address="'Gini yearly'.N4:'Gini yearly'.N30" chart:label-cell-address="'Gini yearly'.N3:'Gini yearly'.N3" chart:class="chart:scatter">
            <chart:data-point chart:repeated="27"/>
          </chart:series>
          <chart:series chart:style-name="ch9" chart:values-cell-range-address="'Gini yearly'.O4:'Gini yearly'.O30" chart:label-cell-address="'Gini yearly'.O3:'Gini yearly'.O3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Gini yearly'.L3:'Gini yearly'.L3</svg:desc>
                </draw:g>
              </table:table-cell>
              <table:table-cell office:value-type="string">
                <text:p>Labour and pension income</text:p>
                <draw:g>
                  <svg:desc>'Gini yearly'.M3:'Gini yearly'.M3</svg:desc>
                </draw:g>
              </table:table-cell>
              <table:table-cell office:value-type="string">
                <text:p>Labour income and family beenfits</text:p>
                <draw:g>
                  <svg:desc>'Gini yearly'.N3:'Gini yearly'.N3</svg:desc>
                </draw:g>
              </table:table-cell>
              <table:table-cell office:value-type="string">
                <text:p>All income</text:p>
                <draw:g>
                  <svg:desc>'Gini yearly'.O3:'Gini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K4:'Gini yearly'.K30</svg:desc>
                </draw:g>
              </table:table-cell>
              <table:table-cell office:value-type="float" office:value="0.4249406777">
                <text:p>0.4249406777</text:p>
                <draw:g>
                  <svg:desc>'Gini yearly'.L4:'Gini yearly'.L30</svg:desc>
                </draw:g>
              </table:table-cell>
              <table:table-cell office:value-type="float" office:value="0.3906811662">
                <text:p>0.3906811662</text:p>
                <draw:g>
                  <svg:desc>'Gini yearly'.M4:'Gini yearly'.M30</svg:desc>
                </draw:g>
              </table:table-cell>
              <table:table-cell office:value-type="float" office:value="0.4222738609">
                <text:p>0.4222738609</text:p>
                <draw:g>
                  <svg:desc>'Gini yearly'.N4:'Gini yearly'.N30</svg:desc>
                </draw:g>
              </table:table-cell>
              <table:table-cell office:value-type="float" office:value="0.3863343567">
                <text:p>0.3863343567</text:p>
                <draw:g>
                  <svg:desc>'Gini yearly'.O4:'Gini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8291976901">
                <text:p>0.409758291976901</text:p>
              </table:table-cell>
              <table:table-cell office:value-type="float" office:value="0.434606868246303">
                <text:p>0.434606868246303</text:p>
              </table:table-cell>
              <table:table-cell office:value-type="float" office:value="0.394972228430806">
                <text:p>0.394972228430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8451868509">
                <text:p>0.410638451868509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2763017068">
                <text:p>0.394812763017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5960548633">
                <text:p>0.408365960548633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3513668273">
                <text:p>0.389843513668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426614732706">
                <text:p>0.448426614732706</text:p>
              </table:table-cell>
              <table:table-cell office:value-type="float" office:value="0.408348403109133">
                <text:p>0.408348403109133</text:p>
              </table:table-cell>
              <table:table-cell office:value-type="float" office:value="0.427995252995517">
                <text:p>0.427995252995517</text:p>
              </table:table-cell>
              <table:table-cell office:value-type="float" office:value="0.390094109617663">
                <text:p>0.390094109617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876266180385">
                <text:p>0.44876266180385</text:p>
              </table:table-cell>
              <table:table-cell office:value-type="float" office:value="0.408125698799948">
                <text:p>0.408125698799948</text:p>
              </table:table-cell>
              <table:table-cell office:value-type="float" office:value="0.425961949323249">
                <text:p>0.425961949323249</text:p>
              </table:table-cell>
              <table:table-cell office:value-type="float" office:value="0.387922820191616">
                <text:p>0.387922820191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7327801404128">
                <text:p>0.457327801404128</text:p>
              </table:table-cell>
              <table:table-cell office:value-type="float" office:value="0.411275117289754">
                <text:p>0.411275117289754</text:p>
              </table:table-cell>
              <table:table-cell office:value-type="float" office:value="0.433059646295472">
                <text:p>0.433059646295472</text:p>
              </table:table-cell>
              <table:table-cell office:value-type="float" office:value="0.391401877198373">
                <text:p>0.391401877198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44847685538">
                <text:p>0.46044847685538</text:p>
              </table:table-cell>
              <table:table-cell office:value-type="float" office:value="0.412530173044849">
                <text:p>0.412530173044849</text:p>
              </table:table-cell>
              <table:table-cell office:value-type="float" office:value="0.438893285283569">
                <text:p>0.438893285283569</text:p>
              </table:table-cell>
              <table:table-cell office:value-type="float" office:value="0.394282796439521">
                <text:p>0.394282796439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57108095374248">
                <text:p>0.457108095374248</text:p>
              </table:table-cell>
              <table:table-cell office:value-type="float" office:value="0.411481979158692">
                <text:p>0.411481979158692</text:p>
              </table:table-cell>
              <table:table-cell office:value-type="float" office:value="0.436725705192817">
                <text:p>0.436725705192817</text:p>
              </table:table-cell>
              <table:table-cell office:value-type="float" office:value="0.394674575548274">
                <text:p>0.394674575548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59497920295163">
                <text:p>0.459497920295163</text:p>
              </table:table-cell>
              <table:table-cell office:value-type="float" office:value="0.410063220037072">
                <text:p>0.410063220037072</text:p>
              </table:table-cell>
              <table:table-cell office:value-type="float" office:value="0.439251829846083">
                <text:p>0.439251829846083</text:p>
              </table:table-cell>
              <table:table-cell office:value-type="float" office:value="0.394460214525902">
                <text:p>0.394460214525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8269836955018">
                <text:p>0.458269836955018</text:p>
              </table:table-cell>
              <table:table-cell office:value-type="float" office:value="0.40645884654654">
                <text:p>0.40645884654654</text:p>
              </table:table-cell>
              <table:table-cell office:value-type="float" office:value="0.439902688067832">
                <text:p>0.439902688067832</text:p>
              </table:table-cell>
              <table:table-cell office:value-type="float" office:value="0.392207662095478">
                <text:p>0.3922076620954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4714422195556">
                <text:p>0.454714422195556</text:p>
              </table:table-cell>
              <table:table-cell office:value-type="float" office:value="0.401963539121178">
                <text:p>0.401963539121178</text:p>
              </table:table-cell>
              <table:table-cell office:value-type="float" office:value="0.43509398956319">
                <text:p>0.43509398956319</text:p>
              </table:table-cell>
              <table:table-cell office:value-type="float" office:value="0.388448733193344">
                <text:p>0.3884487331933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6581466679503">
                <text:p>0.456581466679503</text:p>
              </table:table-cell>
              <table:table-cell office:value-type="float" office:value="0.401239658756005">
                <text:p>0.401239658756005</text:p>
              </table:table-cell>
              <table:table-cell office:value-type="float" office:value="0.439331994537788">
                <text:p>0.439331994537788</text:p>
              </table:table-cell>
              <table:table-cell office:value-type="float" office:value="0.389329067740323">
                <text:p>0.389329067740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55634811880723">
                <text:p>0.455634811880723</text:p>
              </table:table-cell>
              <table:table-cell office:value-type="float" office:value="0.39835538670157">
                <text:p>0.39835538670157</text:p>
              </table:table-cell>
              <table:table-cell office:value-type="float" office:value="0.439428144886405">
                <text:p>0.439428144886405</text:p>
              </table:table-cell>
              <table:table-cell office:value-type="float" office:value="0.387266201237721">
                <text:p>0.3872662012377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50959861059353">
                <text:p>0.450959861059353</text:p>
              </table:table-cell>
              <table:table-cell office:value-type="float" office:value="0.398436710588424">
                <text:p>0.398436710588424</text:p>
              </table:table-cell>
              <table:table-cell office:value-type="float" office:value="0.436132949577918">
                <text:p>0.436132949577918</text:p>
              </table:table-cell>
              <table:table-cell office:value-type="float" office:value="0.388690029844089">
                <text:p>0.388690029844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45925916028677">
                <text:p>0.445925916028677</text:p>
              </table:table-cell>
              <table:table-cell office:value-type="float" office:value="0.393990506355968">
                <text:p>0.393990506355968</text:p>
              </table:table-cell>
              <table:table-cell office:value-type="float" office:value="0.433457553018648">
                <text:p>0.433457553018648</text:p>
              </table:table-cell>
              <table:table-cell office:value-type="float" office:value="0.385385047249457">
                <text:p>0.3853850472494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1204338574419">
                <text:p>0.451204338574419</text:p>
              </table:table-cell>
              <table:table-cell office:value-type="float" office:value="0.397942693045036">
                <text:p>0.397942693045036</text:p>
              </table:table-cell>
              <table:table-cell office:value-type="float" office:value="0.440650154757723">
                <text:p>0.440650154757723</text:p>
              </table:table-cell>
              <table:table-cell office:value-type="float" office:value="0.390216752225238">
                <text:p>0.3902167522252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49125387034689">
                <text:p>0.449125387034689</text:p>
              </table:table-cell>
              <table:table-cell office:value-type="float" office:value="0.393111553486653">
                <text:p>0.393111553486653</text:p>
              </table:table-cell>
              <table:table-cell office:value-type="float" office:value="0.4415579077921">
                <text:p>0.4415579077921</text:p>
              </table:table-cell>
              <table:table-cell office:value-type="float" office:value="0.388072105847607">
                <text:p>0.3880721058476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52844645728706">
                <text:p>0.452844645728706</text:p>
              </table:table-cell>
              <table:table-cell office:value-type="float" office:value="0.401209506746309">
                <text:p>0.401209506746309</text:p>
              </table:table-cell>
              <table:table-cell office:value-type="float" office:value="0.446321039236296">
                <text:p>0.446321039236296</text:p>
              </table:table-cell>
              <table:table-cell office:value-type="float" office:value="0.397254275142357">
                <text:p>0.3972542751423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42209998250759">
                <text:p>0.442209998250759</text:p>
              </table:table-cell>
              <table:table-cell office:value-type="float" office:value="0.396090534261427">
                <text:p>0.396090534261427</text:p>
              </table:table-cell>
              <table:table-cell office:value-type="float" office:value="0.437948951766696">
                <text:p>0.437948951766696</text:p>
              </table:table-cell>
              <table:table-cell office:value-type="float" office:value="0.393670401436429">
                <text:p>0.393670401436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32187929643057">
                <text:p>0.432187929643057</text:p>
              </table:table-cell>
              <table:table-cell office:value-type="float" office:value="0.391962185325853">
                <text:p>0.391962185325853</text:p>
              </table:table-cell>
              <table:table-cell office:value-type="float" office:value="0.427370270867126">
                <text:p>0.427370270867126</text:p>
              </table:table-cell>
              <table:table-cell office:value-type="float" office:value="0.389186649611139">
                <text:p>0.3891866496111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1838099133224">
                <text:p>0.431838099133224</text:p>
              </table:table-cell>
              <table:table-cell office:value-type="float" office:value="0.394898925135515">
                <text:p>0.394898925135515</text:p>
              </table:table-cell>
              <table:table-cell office:value-type="float" office:value="0.427758332393294">
                <text:p>0.427758332393294</text:p>
              </table:table-cell>
              <table:table-cell office:value-type="float" office:value="0.392461057288714">
                <text:p>0.3924610572887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22953221814578">
                <text:p>0.422953221814578</text:p>
              </table:table-cell>
              <table:table-cell office:value-type="float" office:value="0.387053638799171">
                <text:p>0.387053638799171</text:p>
              </table:table-cell>
              <table:table-cell office:value-type="float" office:value="0.418837158101158">
                <text:p>0.418837158101158</text:p>
              </table:table-cell>
              <table:table-cell office:value-type="float" office:value="0.385000081056916">
                <text:p>0.3850000810569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16425479416641">
                <text:p>0.416425479416641</text:p>
              </table:table-cell>
              <table:table-cell office:value-type="float" office:value="0.383421680680694">
                <text:p>0.383421680680694</text:p>
              </table:table-cell>
              <table:table-cell office:value-type="float" office:value="0.414413153905586">
                <text:p>0.414413153905586</text:p>
              </table:table-cell>
              <table:table-cell office:value-type="float" office:value="0.381715247115517">
                <text:p>0.3817152471155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16543118952802">
                <text:p>0.416543118952802</text:p>
              </table:table-cell>
              <table:table-cell office:value-type="float" office:value="0.382756469699862">
                <text:p>0.382756469699862</text:p>
              </table:table-cell>
              <table:table-cell office:value-type="float" office:value="0.415069340541839">
                <text:p>0.415069340541839</text:p>
              </table:table-cell>
              <table:table-cell office:value-type="float" office:value="0.381407693377771">
                <text:p>0.3814076933777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11336086786326">
                <text:p>0.411336086786326</text:p>
              </table:table-cell>
              <table:table-cell office:value-type="float" office:value="0.38507497653129">
                <text:p>0.38507497653129</text:p>
              </table:table-cell>
              <table:table-cell office:value-type="float" office:value="0.411640693223482">
                <text:p>0.411640693223482</text:p>
              </table:table-cell>
              <table:table-cell office:value-type="float" office:value="0.383811250195034">
                <text:p>0.383811250195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03622708494938">
                <text:p>0.403622708494938</text:p>
              </table:table-cell>
              <table:table-cell office:value-type="float" office:value="0.382608110857744">
                <text:p>0.382608110857744</text:p>
              </table:table-cell>
              <table:table-cell office:value-type="float" office:value="0.403382068495004">
                <text:p>0.403382068495004</text:p>
              </table:table-cell>
              <table:table-cell office:value-type="float" office:value="0.381488634561951">
                <text:p>0.38148863456195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0">
      <style:chart-properties chart:display-label="true" chart:logarithmic="false" chart:minimum="0.25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0.078cm" svg:height="17.848cm" xlink:href=".." xlink:type="simple" chart:class="chart:scatter" chart:style-name="ch1">
        <chart:legend chart:legend-position="end" svg:x="0.565cm" svg:y="13.98cm" style:legend-expansion="custom" chartooo:width="18.606cm" chartooo:height="3.44cm" style:legend-expansion-aspect-ratio="5.40872093023256" chart:style-name="ch2"/>
        <chart:plot-area chart:style-name="ch3" table:cell-range-address="'Gini yearly'.A4:'Gini yearly'.A30 'Gini yearly'.G3:'Gini yearly'.J30" chart:data-source-has-labels="row" svg:x="0.573cm" svg:y="0.111cm" svg:width="19.483cm" svg:height="13.151cm">
          <chartooo:coordinate-region svg:x="1.678cm" svg:y="0.4cm" svg:width="18.089cm" svg:height="11.6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ini yearly'.G4:'Gini yearly'.G30" chart:label-cell-address="'Gini yearly'.G3:'Gini yearly'.G3" chart:class="chart:scatter">
            <chart:domain table:cell-range-address="'Gini yearly'.A4:'Gini yearly'.A30"/>
            <chart:data-point chart:repeated="27"/>
          </chart:series>
          <chart:series chart:style-name="ch8" chart:values-cell-range-address="'Gini yearly'.H4:'Gini yearly'.H30" chart:label-cell-address="'Gini yearly'.H3:'Gini yearly'.H3" chart:class="chart:scatter">
            <chart:data-point chart:repeated="27"/>
          </chart:series>
          <chart:series chart:style-name="ch9" chart:values-cell-range-address="'Gini yearly'.I4:'Gini yearly'.I30" chart:label-cell-address="'Gini yearly'.I3:'Gini yearly'.I3" chart:class="chart:scatter">
            <chart:data-point chart:repeated="27"/>
          </chart:series>
          <chart:series chart:style-name="ch10" chart:values-cell-range-address="'Gini yearly'.J4:'Gini yearly'.J30" chart:label-cell-address="'Gini yearly'.J3:'Gini yearly'.J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G3:'Gini yearly'.G3</svg:desc>
                </draw:g>
              </table:table-cell>
              <table:table-cell office:value-type="string">
                <text:p>Labour and pension income</text:p>
                <draw:g>
                  <svg:desc>'Gini yearly'.H3:'Gini yearly'.H3</svg:desc>
                </draw:g>
              </table:table-cell>
              <table:table-cell office:value-type="string">
                <text:p>Labour income and family beenfits</text:p>
                <draw:g>
                  <svg:desc>'Gini yearly'.I3:'Gini yearly'.I3</svg:desc>
                </draw:g>
              </table:table-cell>
              <table:table-cell office:value-type="string">
                <text:p>All income</text:p>
                <draw:g>
                  <svg:desc>'Gini yearly'.J3:'Gini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G4:'Gini yearly'.G30</svg:desc>
                </draw:g>
              </table:table-cell>
              <table:table-cell office:value-type="float" office:value="0.3906811662">
                <text:p>0.3906811662</text:p>
                <draw:g>
                  <svg:desc>'Gini yearly'.H4:'Gini yearly'.H30</svg:desc>
                </draw:g>
              </table:table-cell>
              <table:table-cell office:value-type="float" office:value="0.4222738609">
                <text:p>0.4222738609</text:p>
                <draw:g>
                  <svg:desc>'Gini yearly'.I4:'Gini yearly'.I30</svg:desc>
                </draw:g>
              </table:table-cell>
              <table:table-cell office:value-type="float" office:value="0.3863343567">
                <text:p>0.3863343567</text:p>
                <draw:g>
                  <svg:desc>'Gini yearly'.J4:'Gini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82919769">
                <text:p>0.4097582919769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2228430807">
                <text:p>0.394972228430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8451868509">
                <text:p>0.410638451868509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2763017068">
                <text:p>0.394812763017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4992951665">
                <text:p>0.408364992951665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2685080595">
                <text:p>0.389842685080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8022030954">
                <text:p>0.408548022030954</text:p>
              </table:table-cell>
              <table:table-cell office:value-type="float" office:value="0.428617171054326">
                <text:p>0.428617171054326</text:p>
              </table:table-cell>
              <table:table-cell office:value-type="float" office:value="0.39060289039978">
                <text:p>0.390602890399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50009247463435">
                <text:p>0.450009247463435</text:p>
              </table:table-cell>
              <table:table-cell office:value-type="float" office:value="0.409702526801078">
                <text:p>0.409702526801078</text:p>
              </table:table-cell>
              <table:table-cell office:value-type="float" office:value="0.430288140023825">
                <text:p>0.430288140023825</text:p>
              </table:table-cell>
              <table:table-cell office:value-type="float" office:value="0.391349101667765">
                <text:p>0.3913491016677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6449659016624">
                <text:p>0.456449659016624</text:p>
              </table:table-cell>
              <table:table-cell office:value-type="float" office:value="0.414010121107203">
                <text:p>0.414010121107203</text:p>
              </table:table-cell>
              <table:table-cell office:value-type="float" office:value="0.440092144694359">
                <text:p>0.440092144694359</text:p>
              </table:table-cell>
              <table:table-cell office:value-type="float" office:value="0.398173395201125">
                <text:p>0.398173395201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3296036267913">
                <text:p>0.463296036267913</text:p>
              </table:table-cell>
              <table:table-cell office:value-type="float" office:value="0.413207043362298">
                <text:p>0.413207043362298</text:p>
              </table:table-cell>
              <table:table-cell office:value-type="float" office:value="0.445098587457963">
                <text:p>0.445098587457963</text:p>
              </table:table-cell>
              <table:table-cell office:value-type="float" office:value="0.397653831823135">
                <text:p>0.397653831823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59928586319745">
                <text:p>0.459928586319745</text:p>
              </table:table-cell>
              <table:table-cell office:value-type="float" office:value="0.408553541704105">
                <text:p>0.408553541704105</text:p>
              </table:table-cell>
              <table:table-cell office:value-type="float" office:value="0.44032750408133">
                <text:p>0.44032750408133</text:p>
              </table:table-cell>
              <table:table-cell office:value-type="float" office:value="0.393024910166278">
                <text:p>0.393024910166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7499540159091">
                <text:p>0.467499540159091</text:p>
              </table:table-cell>
              <table:table-cell office:value-type="float" office:value="0.407896759484327">
                <text:p>0.407896759484327</text:p>
              </table:table-cell>
              <table:table-cell office:value-type="float" office:value="0.448261931216519">
                <text:p>0.448261931216519</text:p>
              </table:table-cell>
              <table:table-cell office:value-type="float" office:value="0.39296859570829">
                <text:p>0.392968595708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65993515773205">
                <text:p>0.465993515773205</text:p>
              </table:table-cell>
              <table:table-cell office:value-type="float" office:value="0.405449292518228">
                <text:p>0.405449292518228</text:p>
              </table:table-cell>
              <table:table-cell office:value-type="float" office:value="0.447900530900997">
                <text:p>0.447900530900997</text:p>
              </table:table-cell>
              <table:table-cell office:value-type="float" office:value="0.39152820590266">
                <text:p>0.391528205902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67435522905449">
                <text:p>0.467435522905449</text:p>
              </table:table-cell>
              <table:table-cell office:value-type="float" office:value="0.402372590021326">
                <text:p>0.402372590021326</text:p>
              </table:table-cell>
              <table:table-cell office:value-type="float" office:value="0.451204899268454">
                <text:p>0.451204899268454</text:p>
              </table:table-cell>
              <table:table-cell office:value-type="float" office:value="0.389705160271332">
                <text:p>0.3897051602713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61336105377767">
                <text:p>0.461336105377767</text:p>
              </table:table-cell>
              <table:table-cell office:value-type="float" office:value="0.399501473803678">
                <text:p>0.399501473803678</text:p>
              </table:table-cell>
              <table:table-cell office:value-type="float" office:value="0.448551487492344">
                <text:p>0.448551487492344</text:p>
              </table:table-cell>
              <table:table-cell office:value-type="float" office:value="0.388636713191468">
                <text:p>0.3886367131914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586852722105">
                <text:p>0.46586852722105</text:p>
              </table:table-cell>
              <table:table-cell office:value-type="float" office:value="0.402711629505692">
                <text:p>0.402711629505692</text:p>
              </table:table-cell>
              <table:table-cell office:value-type="float" office:value="0.45175172122314">
                <text:p>0.45175172122314</text:p>
              </table:table-cell>
              <table:table-cell office:value-type="float" office:value="0.3918811943846">
                <text:p>0.3918811943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8048391211049">
                <text:p>0.468048391211049</text:p>
              </table:table-cell>
              <table:table-cell office:value-type="float" office:value="0.405362763061842">
                <text:p>0.405362763061842</text:p>
              </table:table-cell>
              <table:table-cell office:value-type="float" office:value="0.454643496802432">
                <text:p>0.454643496802432</text:p>
              </table:table-cell>
              <table:table-cell office:value-type="float" office:value="0.394917195810601">
                <text:p>0.394917195810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73799360532523">
                <text:p>0.473799360532523</text:p>
              </table:table-cell>
              <table:table-cell office:value-type="float" office:value="0.409567626850957">
                <text:p>0.409567626850957</text:p>
              </table:table-cell>
              <table:table-cell office:value-type="float" office:value="0.463409670708116">
                <text:p>0.463409670708116</text:p>
              </table:table-cell>
              <table:table-cell office:value-type="float" office:value="0.400719595105573">
                <text:p>0.4007195951055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70710345740856">
                <text:p>0.470710345740856</text:p>
              </table:table-cell>
              <table:table-cell office:value-type="float" office:value="0.407866526956278">
                <text:p>0.407866526956278</text:p>
              </table:table-cell>
              <table:table-cell office:value-type="float" office:value="0.461211575254921">
                <text:p>0.461211575254921</text:p>
              </table:table-cell>
              <table:table-cell office:value-type="float" office:value="0.400722383364231">
                <text:p>0.4007223833642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66819516866097">
                <text:p>0.466819516866097</text:p>
              </table:table-cell>
              <table:table-cell office:value-type="float" office:value="0.406269646723987">
                <text:p>0.406269646723987</text:p>
              </table:table-cell>
              <table:table-cell office:value-type="float" office:value="0.458378384496323">
                <text:p>0.458378384496323</text:p>
              </table:table-cell>
              <table:table-cell office:value-type="float" office:value="0.400175605432478">
                <text:p>0.400175605432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6011786532552">
                <text:p>0.46011786532552</text:p>
              </table:table-cell>
              <table:table-cell office:value-type="float" office:value="0.398645440047595">
                <text:p>0.398645440047595</text:p>
              </table:table-cell>
              <table:table-cell office:value-type="float" office:value="0.456901711337619">
                <text:p>0.456901711337619</text:p>
              </table:table-cell>
              <table:table-cell office:value-type="float" office:value="0.394952125374977">
                <text:p>0.394952125374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4859195110395">
                <text:p>0.44859195110395</text:p>
              </table:table-cell>
              <table:table-cell office:value-type="float" office:value="0.395799027815574">
                <text:p>0.395799027815574</text:p>
              </table:table-cell>
              <table:table-cell office:value-type="float" office:value="0.446836727988079">
                <text:p>0.446836727988079</text:p>
              </table:table-cell>
              <table:table-cell office:value-type="float" office:value="0.393136605444086">
                <text:p>0.3931366054440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53030344535098">
                <text:p>0.453030344535098</text:p>
              </table:table-cell>
              <table:table-cell office:value-type="float" office:value="0.399222386625609">
                <text:p>0.399222386625609</text:p>
              </table:table-cell>
              <table:table-cell office:value-type="float" office:value="0.451343498310169">
                <text:p>0.451343498310169</text:p>
              </table:table-cell>
              <table:table-cell office:value-type="float" office:value="0.397634421393168">
                <text:p>0.3976344213931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49805441248427">
                <text:p>0.449805441248427</text:p>
              </table:table-cell>
              <table:table-cell office:value-type="float" office:value="0.399800315273225">
                <text:p>0.399800315273225</text:p>
              </table:table-cell>
              <table:table-cell office:value-type="float" office:value="0.450521921591503">
                <text:p>0.450521921591503</text:p>
              </table:table-cell>
              <table:table-cell office:value-type="float" office:value="0.398740761931594">
                <text:p>0.3987407619315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54629788315115">
                <text:p>0.454629788315115</text:p>
              </table:table-cell>
              <table:table-cell office:value-type="float" office:value="0.40250661683356">
                <text:p>0.40250661683356</text:p>
              </table:table-cell>
              <table:table-cell office:value-type="float" office:value="0.455357467827509">
                <text:p>0.455357467827509</text:p>
              </table:table-cell>
              <table:table-cell office:value-type="float" office:value="0.401905814141275">
                <text:p>0.4019058141412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53291727948206">
                <text:p>0.453291727948206</text:p>
              </table:table-cell>
              <table:table-cell office:value-type="float" office:value="0.401469267902786">
                <text:p>0.401469267902786</text:p>
              </table:table-cell>
              <table:table-cell office:value-type="float" office:value="0.451480910092122">
                <text:p>0.451480910092122</text:p>
              </table:table-cell>
              <table:table-cell office:value-type="float" office:value="0.400608423541384">
                <text:p>0.4006084235413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40399154781993">
                <text:p>0.440399154781993</text:p>
              </table:table-cell>
              <table:table-cell office:value-type="float" office:value="0.3921895956975">
                <text:p>0.3921895956975</text:p>
              </table:table-cell>
              <table:table-cell office:value-type="float" office:value="0.439365989995217">
                <text:p>0.439365989995217</text:p>
              </table:table-cell>
              <table:table-cell office:value-type="float" office:value="0.391859515954534">
                <text:p>0.3918595159545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36571540192086">
                <text:p>0.436571540192086</text:p>
              </table:table-cell>
              <table:table-cell office:value-type="float" office:value="0.393230922373702">
                <text:p>0.393230922373702</text:p>
              </table:table-cell>
              <table:table-cell office:value-type="float" office:value="0.435021016445513">
                <text:p>0.435021016445513</text:p>
              </table:table-cell>
              <table:table-cell office:value-type="float" office:value="0.39280567226927">
                <text:p>0.392805672269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33402651516494">
                <text:p>0.433402651516494</text:p>
              </table:table-cell>
              <table:table-cell office:value-type="float" office:value="0.390202670946763">
                <text:p>0.390202670946763</text:p>
              </table:table-cell>
              <table:table-cell office:value-type="float" office:value="0.432237012329725">
                <text:p>0.432237012329725</text:p>
              </table:table-cell>
              <table:table-cell office:value-type="float" office:value="0.390069142705068">
                <text:p>0.3900691427050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0">
      <style:chart-properties chart:display-label="true" chart:logarithmic="false" chart:minimum="0.25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9.943cm" svg:height="17.849cm" xlink:href=".." xlink:type="simple" chart:class="chart:scatter" chart:style-name="ch1">
        <chart:legend chart:legend-position="end" svg:x="0.561cm" svg:y="13.981cm" style:legend-expansion="custom" chartooo:width="18.481cm" chartooo:height="3.441cm" style:legend-expansion-aspect-ratio="5.37082243533857" chart:style-name="ch2"/>
        <chart:plot-area chart:style-name="ch3" table:cell-range-address="'Gini yearly'.K4:'Gini yearly'.O30 'Gini yearly'.L3:'Gini yearly'.O3" chart:data-source-has-labels="row" svg:x="0.561cm" svg:y="0.111cm" svg:width="19.361cm" svg:height="13.151cm">
          <chartooo:coordinate-region svg:x="1.666cm" svg:y="0.4cm" svg:width="17.967cm" svg:height="11.6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ini yearly'.L4:'Gini yearly'.L30" chart:label-cell-address="'Gini yearly'.L3:'Gini yearly'.L3" chart:class="chart:scatter">
            <chart:domain table:cell-range-address="'Gini yearly'.K4:'Gini yearly'.K30"/>
            <chart:data-point chart:repeated="27"/>
          </chart:series>
          <chart:series chart:style-name="ch8" chart:values-cell-range-address="'Gini yearly'.M4:'Gini yearly'.M30" chart:label-cell-address="'Gini yearly'.M3:'Gini yearly'.M3" chart:class="chart:scatter">
            <chart:data-point chart:repeated="27"/>
          </chart:series>
          <chart:series chart:style-name="ch9" chart:values-cell-range-address="'Gini yearly'.N4:'Gini yearly'.N30" chart:label-cell-address="'Gini yearly'.N3:'Gini yearly'.N3" chart:class="chart:scatter">
            <chart:data-point chart:repeated="27"/>
          </chart:series>
          <chart:series chart:style-name="ch10" chart:values-cell-range-address="'Gini yearly'.O4:'Gini yearly'.O30" chart:label-cell-address="'Gini yearly'.O3:'Gini yearly'.O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Gini yearly'.L3:'Gini yearly'.L3</svg:desc>
                </draw:g>
              </table:table-cell>
              <table:table-cell office:value-type="string">
                <text:p>Labour and pension income</text:p>
                <draw:g>
                  <svg:desc>'Gini yearly'.M3:'Gini yearly'.M3</svg:desc>
                </draw:g>
              </table:table-cell>
              <table:table-cell office:value-type="string">
                <text:p>Labour income and family beenfits</text:p>
                <draw:g>
                  <svg:desc>'Gini yearly'.N3:'Gini yearly'.N3</svg:desc>
                </draw:g>
              </table:table-cell>
              <table:table-cell office:value-type="string">
                <text:p>All income</text:p>
                <draw:g>
                  <svg:desc>'Gini yearly'.O3:'Gini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K4:'Gini yearly'.K30</svg:desc>
                </draw:g>
              </table:table-cell>
              <table:table-cell office:value-type="float" office:value="0.4249406777">
                <text:p>0.4249406777</text:p>
                <draw:g>
                  <svg:desc>'Gini yearly'.L4:'Gini yearly'.L30</svg:desc>
                </draw:g>
              </table:table-cell>
              <table:table-cell office:value-type="float" office:value="0.3906811662">
                <text:p>0.3906811662</text:p>
                <draw:g>
                  <svg:desc>'Gini yearly'.M4:'Gini yearly'.M30</svg:desc>
                </draw:g>
              </table:table-cell>
              <table:table-cell office:value-type="float" office:value="0.4222738609">
                <text:p>0.4222738609</text:p>
                <draw:g>
                  <svg:desc>'Gini yearly'.N4:'Gini yearly'.N30</svg:desc>
                </draw:g>
              </table:table-cell>
              <table:table-cell office:value-type="float" office:value="0.3863343567">
                <text:p>0.3863343567</text:p>
                <draw:g>
                  <svg:desc>'Gini yearly'.O4:'Gini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82919769">
                <text:p>0.4097582919769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2228430807">
                <text:p>0.394972228430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8451868509">
                <text:p>0.410638451868509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2763017068">
                <text:p>0.394812763017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5960548633">
                <text:p>0.408365960548633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3513668273">
                <text:p>0.389843513668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426614732705">
                <text:p>0.448426614732705</text:p>
              </table:table-cell>
              <table:table-cell office:value-type="float" office:value="0.408348403109133">
                <text:p>0.408348403109133</text:p>
              </table:table-cell>
              <table:table-cell office:value-type="float" office:value="0.42848906688847">
                <text:p>0.42848906688847</text:p>
              </table:table-cell>
              <table:table-cell office:value-type="float" office:value="0.390443560037104">
                <text:p>0.390443560037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815745362664">
                <text:p>0.449815745362664</text:p>
              </table:table-cell>
              <table:table-cell office:value-type="float" office:value="0.409904227437323">
                <text:p>0.409904227437323</text:p>
              </table:table-cell>
              <table:table-cell office:value-type="float" office:value="0.430194893098878">
                <text:p>0.430194893098878</text:p>
              </table:table-cell>
              <table:table-cell office:value-type="float" office:value="0.391671852766049">
                <text:p>0.391671852766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439303917348">
                <text:p>0.455439303917348</text:p>
              </table:table-cell>
              <table:table-cell office:value-type="float" office:value="0.41486181543196">
                <text:p>0.41486181543196</text:p>
              </table:table-cell>
              <table:table-cell office:value-type="float" office:value="0.439567882724523">
                <text:p>0.439567882724523</text:p>
              </table:table-cell>
              <table:table-cell office:value-type="float" office:value="0.399455662630548">
                <text:p>0.3994556626305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53742415716283">
                <text:p>0.453742415716283</text:p>
              </table:table-cell>
              <table:table-cell office:value-type="float" office:value="0.409859275949969">
                <text:p>0.409859275949969</text:p>
              </table:table-cell>
              <table:table-cell office:value-type="float" office:value="0.438657024792297">
                <text:p>0.438657024792297</text:p>
              </table:table-cell>
              <table:table-cell office:value-type="float" office:value="0.395958054943676">
                <text:p>0.3959580549436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46500167053702">
                <text:p>0.446500167053702</text:p>
              </table:table-cell>
              <table:table-cell office:value-type="float" office:value="0.404765109855977">
                <text:p>0.404765109855977</text:p>
              </table:table-cell>
              <table:table-cell office:value-type="float" office:value="0.432004810057361">
                <text:p>0.432004810057361</text:p>
              </table:table-cell>
              <table:table-cell office:value-type="float" office:value="0.391408532246341">
                <text:p>0.3914085322463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53674019343994">
                <text:p>0.453674019343994</text:p>
              </table:table-cell>
              <table:table-cell office:value-type="float" office:value="0.409354702970202">
                <text:p>0.409354702970202</text:p>
              </table:table-cell>
              <table:table-cell office:value-type="float" office:value="0.439555734351001">
                <text:p>0.439555734351001</text:p>
              </table:table-cell>
              <table:table-cell office:value-type="float" office:value="0.397020339645903">
                <text:p>0.397020339645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49787413956873">
                <text:p>0.449787413956873</text:p>
              </table:table-cell>
              <table:table-cell office:value-type="float" office:value="0.40308885981555">
                <text:p>0.40308885981555</text:p>
              </table:table-cell>
              <table:table-cell office:value-type="float" office:value="0.43629739824357">
                <text:p>0.43629739824357</text:p>
              </table:table-cell>
              <table:table-cell office:value-type="float" office:value="0.391495415055905">
                <text:p>0.3914954150559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4638142782004">
                <text:p>0.454638142782004</text:p>
              </table:table-cell>
              <table:table-cell office:value-type="float" office:value="0.406201769421817">
                <text:p>0.406201769421817</text:p>
              </table:table-cell>
              <table:table-cell office:value-type="float" office:value="0.44139001173016">
                <text:p>0.44139001173016</text:p>
              </table:table-cell>
              <table:table-cell office:value-type="float" office:value="0.395619780475854">
                <text:p>0.3956197804758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187083055221">
                <text:p>0.45187083055221</text:p>
              </table:table-cell>
              <table:table-cell office:value-type="float" office:value="0.405490762727757">
                <text:p>0.405490762727757</text:p>
              </table:table-cell>
              <table:table-cell office:value-type="float" office:value="0.437539705580055">
                <text:p>0.437539705580055</text:p>
              </table:table-cell>
              <table:table-cell office:value-type="float" office:value="0.394703248059408">
                <text:p>0.3947032480594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5807063248634">
                <text:p>0.45807063248634</text:p>
              </table:table-cell>
              <table:table-cell office:value-type="float" office:value="0.412014178423567">
                <text:p>0.412014178423567</text:p>
              </table:table-cell>
              <table:table-cell office:value-type="float" office:value="0.445762321472308">
                <text:p>0.445762321472308</text:p>
              </table:table-cell>
              <table:table-cell office:value-type="float" office:value="0.402601905820686">
                <text:p>0.4026019058206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59692970350543">
                <text:p>0.459692970350543</text:p>
              </table:table-cell>
              <table:table-cell office:value-type="float" office:value="0.414904897328383">
                <text:p>0.414904897328383</text:p>
              </table:table-cell>
              <table:table-cell office:value-type="float" office:value="0.450475198727732">
                <text:p>0.450475198727732</text:p>
              </table:table-cell>
              <table:table-cell office:value-type="float" office:value="0.407416627438055">
                <text:p>0.407416627438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6713758887073">
                <text:p>0.456713758887073</text:p>
              </table:table-cell>
              <table:table-cell office:value-type="float" office:value="0.411442090792785">
                <text:p>0.411442090792785</text:p>
              </table:table-cell>
              <table:table-cell office:value-type="float" office:value="0.448269578426004">
                <text:p>0.448269578426004</text:p>
              </table:table-cell>
              <table:table-cell office:value-type="float" office:value="0.404819171540566">
                <text:p>0.404819171540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61714035343057">
                <text:p>0.461714035343057</text:p>
              </table:table-cell>
              <table:table-cell office:value-type="float" office:value="0.417041482784146">
                <text:p>0.417041482784146</text:p>
              </table:table-cell>
              <table:table-cell office:value-type="float" office:value="0.456127941632662">
                <text:p>0.456127941632662</text:p>
              </table:table-cell>
              <table:table-cell office:value-type="float" office:value="0.411726381907294">
                <text:p>0.411726381907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526396454831">
                <text:p>0.45526396454831</text:p>
              </table:table-cell>
              <table:table-cell office:value-type="float" office:value="0.411706997792993">
                <text:p>0.411706997792993</text:p>
              </table:table-cell>
              <table:table-cell office:value-type="float" office:value="0.450587541272546">
                <text:p>0.450587541272546</text:p>
              </table:table-cell>
              <table:table-cell office:value-type="float" office:value="0.406889746584111">
                <text:p>0.406889746584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52160404035465">
                <text:p>0.452160404035465</text:p>
              </table:table-cell>
              <table:table-cell office:value-type="float" office:value="0.410822009129692">
                <text:p>0.410822009129692</text:p>
              </table:table-cell>
              <table:table-cell office:value-type="float" office:value="0.449611181152536">
                <text:p>0.449611181152536</text:p>
              </table:table-cell>
              <table:table-cell office:value-type="float" office:value="0.408995049157983">
                <text:p>0.4089950491579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39248699590676">
                <text:p>0.439248699590676</text:p>
              </table:table-cell>
              <table:table-cell office:value-type="float" office:value="0.4019408403398">
                <text:p>0.4019408403398</text:p>
              </table:table-cell>
              <table:table-cell office:value-type="float" office:value="0.438468156022063">
                <text:p>0.438468156022063</text:p>
              </table:table-cell>
              <table:table-cell office:value-type="float" office:value="0.400939449812014">
                <text:p>0.4009394498120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3493459438562">
                <text:p>0.43493459438562</text:p>
              </table:table-cell>
              <table:table-cell office:value-type="float" office:value="0.404069249807995">
                <text:p>0.404069249807995</text:p>
              </table:table-cell>
              <table:table-cell office:value-type="float" office:value="0.434961764972796">
                <text:p>0.434961764972796</text:p>
              </table:table-cell>
              <table:table-cell office:value-type="float" office:value="0.403370422196357">
                <text:p>0.4033704221963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193819746719">
                <text:p>0.43193819746719</text:p>
              </table:table-cell>
              <table:table-cell office:value-type="float" office:value="0.402424928476496">
                <text:p>0.402424928476496</text:p>
              </table:table-cell>
              <table:table-cell office:value-type="float" office:value="0.431311026350644">
                <text:p>0.431311026350644</text:p>
              </table:table-cell>
              <table:table-cell office:value-type="float" office:value="0.401587638381349">
                <text:p>0.401587638381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6694185256209">
                <text:p>0.436694185256209</text:p>
              </table:table-cell>
              <table:table-cell office:value-type="float" office:value="0.408429728394956">
                <text:p>0.408429728394956</text:p>
              </table:table-cell>
              <table:table-cell office:value-type="float" office:value="0.437419747899522">
                <text:p>0.437419747899522</text:p>
              </table:table-cell>
              <table:table-cell office:value-type="float" office:value="0.407522518550797">
                <text:p>0.4075225185507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22532111379528">
                <text:p>0.422532111379528</text:p>
              </table:table-cell>
              <table:table-cell office:value-type="float" office:value="0.39996727915369">
                <text:p>0.39996727915369</text:p>
              </table:table-cell>
              <table:table-cell office:value-type="float" office:value="0.42295914483218">
                <text:p>0.42295914483218</text:p>
              </table:table-cell>
              <table:table-cell office:value-type="float" office:value="0.399036059583951">
                <text:p>0.3990360595839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15290860921085">
                <text:p>0.415290860921085</text:p>
              </table:table-cell>
              <table:table-cell office:value-type="float" office:value="0.396931849801534">
                <text:p>0.396931849801534</text:p>
              </table:table-cell>
              <table:table-cell office:value-type="float" office:value="0.414895785212099">
                <text:p>0.414895785212099</text:p>
              </table:table-cell>
              <table:table-cell office:value-type="float" office:value="0.396058364764096">
                <text:p>0.3960583647640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0204570400136">
                <text:p>0.40204570400136</text:p>
              </table:table-cell>
              <table:table-cell office:value-type="float" office:value="0.392601953544988">
                <text:p>0.392601953544988</text:p>
              </table:table-cell>
              <table:table-cell office:value-type="float" office:value="0.402115427048249">
                <text:p>0.402115427048249</text:p>
              </table:table-cell>
              <table:table-cell office:value-type="float" office:value="0.391953309273864">
                <text:p>0.3919533092738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97224304557354">
                <text:p>0.397224304557354</text:p>
              </table:table-cell>
              <table:table-cell office:value-type="float" office:value="0.398656543827832">
                <text:p>0.398656543827832</text:p>
              </table:table-cell>
              <table:table-cell office:value-type="float" office:value="0.401384252655102">
                <text:p>0.401384252655102</text:p>
              </table:table-cell>
              <table:table-cell office:value-type="float" office:value="0.397795745963692">
                <text:p>0.3977957459636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0">
      <style:chart-properties chart:display-label="true" chart:logarithmic="false" chart:minimum="4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3.776cm" svg:height="17.919cm" xlink:href=".." xlink:type="simple" chart:class="chart:scatter" chart:style-name="ch1">
        <chart:legend chart:legend-position="bottom" svg:x="3.427cm" svg:y="15.989cm" style:legend-expansion="wide" chart:style-name="ch2"/>
        <chart:plot-area chart:style-name="ch3" table:cell-range-address="'Decile ratio yearly'.A4:'Decile ratio yearly'.E30 'Decile ratio yearly'.B3:'Decile ratio yearly'.E3" chart:data-source-has-labels="row" svg:x="0.398cm" svg:y="0.299cm" svg:width="23.168cm" svg:height="15.31cm">
          <chartooo:coordinate-region svg:x="1.134cm" svg:y="0.588cm" svg:width="22.143cm" svg:height="13.7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ecile ratio yearly'.B4:'Decile ratio yearly'.B30" chart:label-cell-address="'Decile ratio yearly'.B3:'Decile ratio yearly'.B3" chart:class="chart:scatter">
            <chart:domain table:cell-range-address="'Decile ratio yearly'.A4:'Decile ratio yearly'.A30"/>
            <chart:data-point chart:repeated="27"/>
          </chart:series>
          <chart:series chart:style-name="ch8" chart:values-cell-range-address="'Decile ratio yearly'.C4:'Decile ratio yearly'.C30" chart:label-cell-address="'Decile ratio yearly'.C3:'Decile ratio yearly'.C3" chart:class="chart:scatter">
            <chart:data-point chart:repeated="27"/>
          </chart:series>
          <chart:series chart:style-name="ch9" chart:values-cell-range-address="'Decile ratio yearly'.D4:'Decile ratio yearly'.D30" chart:label-cell-address="'Decile ratio yearly'.D3:'Decile ratio yearly'.D3" chart:class="chart:scatter">
            <chart:data-point chart:repeated="27"/>
          </chart:series>
          <chart:series chart:style-name="ch10" chart:values-cell-range-address="'Decile ratio yearly'.E4:'Decile ratio yearly'.E30" chart:label-cell-address="'Decile ratio yearly'.E3:'Decile ratio yearly'.E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Decile ratio yearly'.B3:'Decile ratio yearly'.B3</svg:desc>
                </draw:g>
              </table:table-cell>
              <table:table-cell office:value-type="string">
                <text:p>Labour and pension income</text:p>
                <draw:g>
                  <svg:desc>'Decile ratio yearly'.C3:'Decile ratio yearly'.C3</svg:desc>
                </draw:g>
              </table:table-cell>
              <table:table-cell office:value-type="string">
                <text:p>Labour income and family benefits</text:p>
                <draw:g>
                  <svg:desc>'Decile ratio yearly'.D3:'Decile ratio yearly'.D3</svg:desc>
                </draw:g>
              </table:table-cell>
              <table:table-cell office:value-type="string">
                <text:p>All income</text:p>
                <draw:g>
                  <svg:desc>'Decile ratio yearly'.E3:'Decile ratio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A4:'Decile ratio yearly'.A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B4:'Decile ratio yearly'.B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C4:'Decile ratio yearly'.C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D4:'Decile ratio yearly'.D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E4:'Decile ratio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1">
                <text:p>8.37130278918481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7">
                <text:p>6.96237499846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34491428039">
                <text:p>8.30134491428039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8905469373">
                <text:p>6.89058905469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592905787029">
                <text:p>8.38592905787029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59009506878">
                <text:p>6.78859009506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327634033564">
                <text:p>10.8327634033564</text:p>
              </table:table-cell>
              <table:table-cell office:value-type="float" office:value="8.32363801448288">
                <text:p>8.32363801448288</text:p>
              </table:table-cell>
              <table:table-cell office:value-type="float" office:value="8.4353052519319">
                <text:p>8.4353052519319</text:p>
              </table:table-cell>
              <table:table-cell office:value-type="float" office:value="6.71647980239815">
                <text:p>6.71647980239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1.0452112452713">
                <text:p>11.0452112452713</text:p>
              </table:table-cell>
              <table:table-cell office:value-type="float" office:value="8.19217553820998">
                <text:p>8.19217553820998</text:p>
              </table:table-cell>
              <table:table-cell office:value-type="float" office:value="8.46358499363281">
                <text:p>8.46358499363281</text:p>
              </table:table-cell>
              <table:table-cell office:value-type="float" office:value="6.66140158591579">
                <text:p>6.66140158591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1.3056088245045">
                <text:p>11.3056088245045</text:p>
              </table:table-cell>
              <table:table-cell office:value-type="float" office:value="8.56155221725839">
                <text:p>8.56155221725839</text:p>
              </table:table-cell>
              <table:table-cell office:value-type="float" office:value="9.2270820863514">
                <text:p>9.2270820863514</text:p>
              </table:table-cell>
              <table:table-cell office:value-type="float" office:value="7.10679642580731">
                <text:p>7.10679642580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0845910471143">
                <text:p>11.0845910471143</text:p>
              </table:table-cell>
              <table:table-cell office:value-type="float" office:value="8.28463168530514">
                <text:p>8.28463168530514</text:p>
              </table:table-cell>
              <table:table-cell office:value-type="float" office:value="9.1209299830275">
                <text:p>9.1209299830275</text:p>
              </table:table-cell>
              <table:table-cell office:value-type="float" office:value="6.9770831525334">
                <text:p>6.9770831525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0.8705809408942">
                <text:p>10.8705809408942</text:p>
              </table:table-cell>
              <table:table-cell office:value-type="float" office:value="8.04773662640955">
                <text:p>8.04773662640955</text:p>
              </table:table-cell>
              <table:table-cell office:value-type="float" office:value="8.95442724856124">
                <text:p>8.95442724856124</text:p>
              </table:table-cell>
              <table:table-cell office:value-type="float" office:value="6.83151604158907">
                <text:p>6.831516041589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1.4360967140882">
                <text:p>11.4360967140882</text:p>
              </table:table-cell>
              <table:table-cell office:value-type="float" office:value="8.48050492222713">
                <text:p>8.48050492222713</text:p>
              </table:table-cell>
              <table:table-cell office:value-type="float" office:value="9.5951279117435">
                <text:p>9.5951279117435</text:p>
              </table:table-cell>
              <table:table-cell office:value-type="float" office:value="7.12043157580052">
                <text:p>7.12043157580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0.9582444617136">
                <text:p>10.9582444617136</text:p>
              </table:table-cell>
              <table:table-cell office:value-type="float" office:value="7.79237343783625">
                <text:p>7.79237343783625</text:p>
              </table:table-cell>
              <table:table-cell office:value-type="float" office:value="9.25831743449426">
                <text:p>9.25831743449426</text:p>
              </table:table-cell>
              <table:table-cell office:value-type="float" office:value="6.7363322644858">
                <text:p>6.7363322644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3589518858181">
                <text:p>11.3589518858181</text:p>
              </table:table-cell>
              <table:table-cell office:value-type="float" office:value="7.98977475600463">
                <text:p>7.98977475600463</text:p>
              </table:table-cell>
              <table:table-cell office:value-type="float" office:value="9.51012116607666">
                <text:p>9.51012116607666</text:p>
              </table:table-cell>
              <table:table-cell office:value-type="float" office:value="7.07480838538167">
                <text:p>7.07480838538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0.8408503393218">
                <text:p>10.8408503393218</text:p>
              </table:table-cell>
              <table:table-cell office:value-type="float" office:value="7.96605921192776">
                <text:p>7.96605921192776</text:p>
              </table:table-cell>
              <table:table-cell office:value-type="float" office:value="9.18452595082696">
                <text:p>9.18452595082696</text:p>
              </table:table-cell>
              <table:table-cell office:value-type="float" office:value="6.84820947398519">
                <text:p>6.84820947398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1.0545832283052">
                <text:p>11.0545832283052</text:p>
              </table:table-cell>
              <table:table-cell office:value-type="float" office:value="8.02511303517359">
                <text:p>8.02511303517359</text:p>
              </table:table-cell>
              <table:table-cell office:value-type="float" office:value="9.59986938187962">
                <text:p>9.59986938187962</text:p>
              </table:table-cell>
              <table:table-cell office:value-type="float" office:value="7.02900528769849">
                <text:p>7.029005287698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0.9457656965282">
                <text:p>10.9457656965282</text:p>
              </table:table-cell>
              <table:table-cell office:value-type="float" office:value="7.88305100092383">
                <text:p>7.88305100092383</text:p>
              </table:table-cell>
              <table:table-cell office:value-type="float" office:value="9.95906261311153">
                <text:p>9.95906261311153</text:p>
              </table:table-cell>
              <table:table-cell office:value-type="float" office:value="7.14106614843641">
                <text:p>7.141066148436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1.4777358497726">
                <text:p>11.4777358497726</text:p>
              </table:table-cell>
              <table:table-cell office:value-type="float" office:value="7.7188152978739">
                <text:p>7.7188152978739</text:p>
              </table:table-cell>
              <table:table-cell office:value-type="float" office:value="10.3576686217969">
                <text:p>10.3576686217969</text:p>
              </table:table-cell>
              <table:table-cell office:value-type="float" office:value="7.04692297770844">
                <text:p>7.046922977708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1.58164034803">
                <text:p>11.58164034803</text:p>
              </table:table-cell>
              <table:table-cell office:value-type="float" office:value="7.84385601653785">
                <text:p>7.84385601653785</text:p>
              </table:table-cell>
              <table:table-cell office:value-type="float" office:value="10.4340130690496">
                <text:p>10.4340130690496</text:p>
              </table:table-cell>
              <table:table-cell office:value-type="float" office:value="7.32956079481365">
                <text:p>7.329560794813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1.151961538848">
                <text:p>11.151961538848</text:p>
              </table:table-cell>
              <table:table-cell office:value-type="float" office:value="7.1219194811078">
                <text:p>7.1219194811078</text:p>
              </table:table-cell>
              <table:table-cell office:value-type="float" office:value="10.513759221305">
                <text:p>10.513759221305</text:p>
              </table:table-cell>
              <table:table-cell office:value-type="float" office:value="6.87617668446257">
                <text:p>6.876176684462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10.690361439624">
                <text:p>10.690361439624</text:p>
              </table:table-cell>
              <table:table-cell office:value-type="float" office:value="7.29321702763963">
                <text:p>7.29321702763963</text:p>
              </table:table-cell>
              <table:table-cell office:value-type="float" office:value="10.4690896847543">
                <text:p>10.4690896847543</text:p>
              </table:table-cell>
              <table:table-cell office:value-type="float" office:value="7.1626921301264">
                <text:p>7.1626921301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9.66004489841949">
                <text:p>9.66004489841949</text:p>
              </table:table-cell>
              <table:table-cell office:value-type="float" office:value="6.66688679783838">
                <text:p>6.66688679783838</text:p>
              </table:table-cell>
              <table:table-cell office:value-type="float" office:value="9.55784752223917">
                <text:p>9.55784752223917</text:p>
              </table:table-cell>
              <table:table-cell office:value-type="float" office:value="6.54828959289185">
                <text:p>6.548289592891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9.98716190055405">
                <text:p>9.98716190055405</text:p>
              </table:table-cell>
              <table:table-cell office:value-type="float" office:value="6.86773349087224">
                <text:p>6.86773349087224</text:p>
              </table:table-cell>
              <table:table-cell office:value-type="float" office:value="9.83687942737065">
                <text:p>9.83687942737065</text:p>
              </table:table-cell>
              <table:table-cell office:value-type="float" office:value="6.74332548786151">
                <text:p>6.743325487861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10.144334014076">
                <text:p>10.144334014076</text:p>
              </table:table-cell>
              <table:table-cell office:value-type="float" office:value="6.6342354959773">
                <text:p>6.6342354959773</text:p>
              </table:table-cell>
              <table:table-cell office:value-type="float" office:value="10.1169679199654">
                <text:p>10.1169679199654</text:p>
              </table:table-cell>
              <table:table-cell office:value-type="float" office:value="6.577819877867">
                <text:p>6.577819877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10.4403531480209">
                <text:p>10.4403531480209</text:p>
              </table:table-cell>
              <table:table-cell office:value-type="float" office:value="6.67828620211764">
                <text:p>6.67828620211764</text:p>
              </table:table-cell>
              <table:table-cell office:value-type="float" office:value="10.5971700475601">
                <text:p>10.5971700475601</text:p>
              </table:table-cell>
              <table:table-cell office:value-type="float" office:value="6.62483955617292">
                <text:p>6.62483955617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9.33212772642648">
                <text:p>9.33212772642648</text:p>
              </table:table-cell>
              <table:table-cell office:value-type="float" office:value="6.10898209537159">
                <text:p>6.10898209537159</text:p>
              </table:table-cell>
              <table:table-cell office:value-type="float" office:value="9.40800214501735">
                <text:p>9.40800214501735</text:p>
              </table:table-cell>
              <table:table-cell office:value-type="float" office:value="5.98296587740405">
                <text:p>5.982965877404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9.06860876422655">
                <text:p>9.06860876422655</text:p>
              </table:table-cell>
              <table:table-cell office:value-type="float" office:value="5.88425922429688">
                <text:p>5.88425922429688</text:p>
              </table:table-cell>
              <table:table-cell office:value-type="float" office:value="9.1473751668726">
                <text:p>9.1473751668726</text:p>
              </table:table-cell>
              <table:table-cell office:value-type="float" office:value="5.8209488693291">
                <text:p>5.8209488693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9.2019755793488">
                <text:p>9.2019755793488</text:p>
              </table:table-cell>
              <table:table-cell office:value-type="float" office:value="5.78860177114721">
                <text:p>5.78860177114721</text:p>
              </table:table-cell>
              <table:table-cell office:value-type="float" office:value="9.34690694329812">
                <text:p>9.34690694329812</text:p>
              </table:table-cell>
              <table:table-cell office:value-type="float" office:value="5.65275056317934">
                <text:p>5.652750563179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9.23970153959942">
                <text:p>9.23970153959942</text:p>
              </table:table-cell>
              <table:table-cell office:value-type="float" office:value="5.68631381277628">
                <text:p>5.68631381277628</text:p>
              </table:table-cell>
              <table:table-cell office:value-type="float" office:value="9.91671827370619">
                <text:p>9.91671827370619</text:p>
              </table:table-cell>
              <table:table-cell office:value-type="float" office:value="5.66470527055468">
                <text:p>5.664705270554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0">
      <style:chart-properties chart:display-label="true" chart:logarithmic="false" chart:minimum="3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9.819cm" svg:height="18.165cm" xlink:href=".." xlink:type="simple" chart:class="chart:scatter" chart:style-name="ch1">
        <chart:legend chart:legend-position="end" svg:x="1.154cm" svg:y="14.945cm" style:legend-expansion="custom" chartooo:width="18.205cm" chartooo:height="2.925cm" style:legend-expansion-aspect-ratio="6.22393162393162" chart:style-name="ch2"/>
        <chart:plot-area chart:style-name="ch3" table:cell-range-address="'Decile ratio yearly'.F4:'Decile ratio yearly'.J30 'Decile ratio yearly'.G3:'Decile ratio yearly'.J3" chart:data-source-has-labels="row" svg:x="0.583cm" svg:y="0.296cm" svg:width="19.021cm" svg:height="14.211cm">
          <chartooo:coordinate-region svg:x="1.319cm" svg:y="0.585cm" svg:width="17.996cm" svg:height="12.6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ecile ratio yearly'.G4:'Decile ratio yearly'.G30" chart:label-cell-address="'Decile ratio yearly'.G3:'Decile ratio yearly'.G3" chart:class="chart:scatter">
            <chart:domain table:cell-range-address="'Decile ratio yearly'.F4:'Decile ratio yearly'.F30"/>
            <chart:data-point chart:repeated="27"/>
          </chart:series>
          <chart:series chart:style-name="ch8" chart:values-cell-range-address="'Decile ratio yearly'.H4:'Decile ratio yearly'.H30" chart:label-cell-address="'Decile ratio yearly'.H3:'Decile ratio yearly'.H3" chart:class="chart:scatter">
            <chart:data-point chart:repeated="27"/>
          </chart:series>
          <chart:series chart:style-name="ch9" chart:values-cell-range-address="'Decile ratio yearly'.I4:'Decile ratio yearly'.I30" chart:label-cell-address="'Decile ratio yearly'.I3:'Decile ratio yearly'.I3" chart:class="chart:scatter">
            <chart:data-point chart:repeated="27"/>
          </chart:series>
          <chart:series chart:style-name="ch10" chart:values-cell-range-address="'Decile ratio yearly'.J4:'Decile ratio yearly'.J30" chart:label-cell-address="'Decile ratio yearly'.J3:'Decile ratio yearly'.J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Decile ratio yearly'.G3:'Decile ratio yearly'.G3</svg:desc>
                </draw:g>
              </table:table-cell>
              <table:table-cell office:value-type="string">
                <text:p>Labour and pension income</text:p>
                <draw:g>
                  <svg:desc>'Decile ratio yearly'.H3:'Decile ratio yearly'.H3</svg:desc>
                </draw:g>
              </table:table-cell>
              <table:table-cell office:value-type="string">
                <text:p>Labour income and family benefits</text:p>
                <draw:g>
                  <svg:desc>'Decile ratio yearly'.I3:'Decile ratio yearly'.I3</svg:desc>
                </draw:g>
              </table:table-cell>
              <table:table-cell office:value-type="string">
                <text:p>All income</text:p>
                <draw:g>
                  <svg:desc>'Decile ratio yearly'.J3:'Decile ratio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F4:'Decile ratio yearly'.F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G4:'Decile ratio yearly'.G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H4:'Decile ratio yearly'.H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I4:'Decile ratio yearly'.I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J4:'Decile ratio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1">
                <text:p>8.37130278918481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7">
                <text:p>6.96237499846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6">
                <text:p>8.30150427132526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4">
                <text:p>6.89055612203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8">
                <text:p>8.30827478073628</text:p>
              </table:table-cell>
              <table:table-cell office:value-type="float" office:value="8.44963649680881">
                <text:p>8.44963649680881</text:p>
              </table:table-cell>
              <table:table-cell office:value-type="float" office:value="6.70164668152784">
                <text:p>6.701646681527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1.0614839092912">
                <text:p>11.0614839092912</text:p>
              </table:table-cell>
              <table:table-cell office:value-type="float" office:value="8.18561334145345">
                <text:p>8.18561334145345</text:p>
              </table:table-cell>
              <table:table-cell office:value-type="float" office:value="8.45379442490116">
                <text:p>8.45379442490116</text:p>
              </table:table-cell>
              <table:table-cell office:value-type="float" office:value="6.63432339929436">
                <text:p>6.634323399294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1.1725025993894">
                <text:p>11.1725025993894</text:p>
              </table:table-cell>
              <table:table-cell office:value-type="float" office:value="8.48166787659954">
                <text:p>8.48166787659954</text:p>
              </table:table-cell>
              <table:table-cell office:value-type="float" office:value="9.17110117737846">
                <text:p>9.17110117737846</text:p>
              </table:table-cell>
              <table:table-cell office:value-type="float" office:value="6.95855592561007">
                <text:p>6.95855592561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6411982069022">
                <text:p>11.6411982069022</text:p>
              </table:table-cell>
              <table:table-cell office:value-type="float" office:value="8.47675942555996">
                <text:p>8.47675942555996</text:p>
              </table:table-cell>
              <table:table-cell office:value-type="float" office:value="9.54906220963656">
                <text:p>9.54906220963656</text:p>
              </table:table-cell>
              <table:table-cell office:value-type="float" office:value="7.07130359124348">
                <text:p>7.07130359124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5627453888723">
                <text:p>11.5627453888723</text:p>
              </table:table-cell>
              <table:table-cell office:value-type="float" office:value="8.5470488215189">
                <text:p>8.5470488215189</text:p>
              </table:table-cell>
              <table:table-cell office:value-type="float" office:value="9.38070266238891">
                <text:p>9.38070266238891</text:p>
              </table:table-cell>
              <table:table-cell office:value-type="float" office:value="7.0309865897869">
                <text:p>7.0309865897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1.0051144458588">
                <text:p>11.0051144458588</text:p>
              </table:table-cell>
              <table:table-cell office:value-type="float" office:value="7.88535048411559">
                <text:p>7.88535048411559</text:p>
              </table:table-cell>
              <table:table-cell office:value-type="float" office:value="9.16372672882942">
                <text:p>9.16372672882942</text:p>
              </table:table-cell>
              <table:table-cell office:value-type="float" office:value="6.55628274480758">
                <text:p>6.556282744807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0.6939716410835">
                <text:p>10.6939716410835</text:p>
              </table:table-cell>
              <table:table-cell office:value-type="float" office:value="8.18645065029562">
                <text:p>8.18645065029562</text:p>
              </table:table-cell>
              <table:table-cell office:value-type="float" office:value="9.09022151360922">
                <text:p>9.09022151360922</text:p>
              </table:table-cell>
              <table:table-cell office:value-type="float" office:value="6.8842260142197">
                <text:p>6.8842260142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0004990461695">
                <text:p>11.0004990461695</text:p>
              </table:table-cell>
              <table:table-cell office:value-type="float" office:value="7.82146885264364">
                <text:p>7.82146885264364</text:p>
              </table:table-cell>
              <table:table-cell office:value-type="float" office:value="9.24047951030848">
                <text:p>9.24047951030848</text:p>
              </table:table-cell>
              <table:table-cell office:value-type="float" office:value="6.72146649725996">
                <text:p>6.72146649725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1.5021744161911">
                <text:p>11.5021744161911</text:p>
              </table:table-cell>
              <table:table-cell office:value-type="float" office:value="7.88175669930008">
                <text:p>7.88175669930008</text:p>
              </table:table-cell>
              <table:table-cell office:value-type="float" office:value="9.73827617634064">
                <text:p>9.73827617634064</text:p>
              </table:table-cell>
              <table:table-cell office:value-type="float" office:value="6.87019424814154">
                <text:p>6.87019424814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1.1098826213136">
                <text:p>11.1098826213136</text:p>
              </table:table-cell>
              <table:table-cell office:value-type="float" office:value="7.92073166428186">
                <text:p>7.92073166428186</text:p>
              </table:table-cell>
              <table:table-cell office:value-type="float" office:value="9.73690005339056">
                <text:p>9.73690005339056</text:p>
              </table:table-cell>
              <table:table-cell office:value-type="float" office:value="6.83334069312613">
                <text:p>6.833340693126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0.4376421282134">
                <text:p>10.4376421282134</text:p>
              </table:table-cell>
              <table:table-cell office:value-type="float" office:value="7.52353724128365">
                <text:p>7.52353724128365</text:p>
              </table:table-cell>
              <table:table-cell office:value-type="float" office:value="9.15240060568554">
                <text:p>9.15240060568554</text:p>
              </table:table-cell>
              <table:table-cell office:value-type="float" office:value="6.51697755431857">
                <text:p>6.51697755431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0.6171831772301">
                <text:p>10.6171831772301</text:p>
              </table:table-cell>
              <table:table-cell office:value-type="float" office:value="7.31721998286755">
                <text:p>7.31721998286755</text:p>
              </table:table-cell>
              <table:table-cell office:value-type="float" office:value="9.50418706704404">
                <text:p>9.50418706704404</text:p>
              </table:table-cell>
              <table:table-cell office:value-type="float" office:value="6.63971589085303">
                <text:p>6.639715890853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0.8775249229259">
                <text:p>10.8775249229259</text:p>
              </table:table-cell>
              <table:table-cell office:value-type="float" office:value="7.75192678710299">
                <text:p>7.75192678710299</text:p>
              </table:table-cell>
              <table:table-cell office:value-type="float" office:value="10.3465840787391">
                <text:p>10.3465840787391</text:p>
              </table:table-cell>
              <table:table-cell office:value-type="float" office:value="7.12377149900383">
                <text:p>7.12377149900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9.5857442140967">
                <text:p>9.5857442140967</text:p>
              </table:table-cell>
              <table:table-cell office:value-type="float" office:value="6.93122140267645">
                <text:p>6.93122140267645</text:p>
              </table:table-cell>
              <table:table-cell office:value-type="float" office:value="9.21404513934361">
                <text:p>9.21404513934361</text:p>
              </table:table-cell>
              <table:table-cell office:value-type="float" office:value="6.59522251459407">
                <text:p>6.595222514594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9.27173242978898">
                <text:p>9.27173242978898</text:p>
              </table:table-cell>
              <table:table-cell office:value-type="float" office:value="6.65251641528733">
                <text:p>6.65251641528733</text:p>
              </table:table-cell>
              <table:table-cell office:value-type="float" office:value="9.13161895680857">
                <text:p>9.13161895680857</text:p>
              </table:table-cell>
              <table:table-cell office:value-type="float" office:value="6.40817240267182">
                <text:p>6.40817240267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9.82830205847663">
                <text:p>9.82830205847663</text:p>
              </table:table-cell>
              <table:table-cell office:value-type="float" office:value="7.05627944958407">
                <text:p>7.05627944958407</text:p>
              </table:table-cell>
              <table:table-cell office:value-type="float" office:value="9.50779059103022">
                <text:p>9.50779059103022</text:p>
              </table:table-cell>
              <table:table-cell office:value-type="float" office:value="6.82063016961428">
                <text:p>6.820630169614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9.56678131169576">
                <text:p>9.56678131169576</text:p>
              </table:table-cell>
              <table:table-cell office:value-type="float" office:value="6.40278835378977">
                <text:p>6.40278835378977</text:p>
              </table:table-cell>
              <table:table-cell office:value-type="float" office:value="9.08730765997075">
                <text:p>9.08730765997075</text:p>
              </table:table-cell>
              <table:table-cell office:value-type="float" office:value="6.21369583341211">
                <text:p>6.21369583341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9.36240410338254">
                <text:p>9.36240410338254</text:p>
              </table:table-cell>
              <table:table-cell office:value-type="float" office:value="6.21572828478164">
                <text:p>6.21572828478164</text:p>
              </table:table-cell>
              <table:table-cell office:value-type="float" office:value="8.92427365200939">
                <text:p>8.92427365200939</text:p>
              </table:table-cell>
              <table:table-cell office:value-type="float" office:value="6.11418258416799">
                <text:p>6.114182584167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8.73125329319824">
                <text:p>8.73125329319824</text:p>
              </table:table-cell>
              <table:table-cell office:value-type="float" office:value="6.06928521861427">
                <text:p>6.06928521861427</text:p>
              </table:table-cell>
              <table:table-cell office:value-type="float" office:value="8.66973466840475">
                <text:p>8.66973466840475</text:p>
              </table:table-cell>
              <table:table-cell office:value-type="float" office:value="5.98801179591687">
                <text:p>5.988011795916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9.52999909435674">
                <text:p>9.52999909435674</text:p>
              </table:table-cell>
              <table:table-cell office:value-type="float" office:value="6.42848217733267">
                <text:p>6.42848217733267</text:p>
              </table:table-cell>
              <table:table-cell office:value-type="float" office:value="9.15209126335902">
                <text:p>9.15209126335902</text:p>
              </table:table-cell>
              <table:table-cell office:value-type="float" office:value="6.38265281535951">
                <text:p>6.382652815359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9.88534825034957">
                <text:p>9.88534825034957</text:p>
              </table:table-cell>
              <table:table-cell office:value-type="float" office:value="6.56604365975731">
                <text:p>6.56604365975731</text:p>
              </table:table-cell>
              <table:table-cell office:value-type="float" office:value="9.34626065122487">
                <text:p>9.34626065122487</text:p>
              </table:table-cell>
              <table:table-cell office:value-type="float" office:value="6.50082403435111">
                <text:p>6.50082403435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9.82101198897407">
                <text:p>9.82101198897407</text:p>
              </table:table-cell>
              <table:table-cell office:value-type="float" office:value="6.46585236582302">
                <text:p>6.46585236582302</text:p>
              </table:table-cell>
              <table:table-cell office:value-type="float" office:value="9.64065926361434">
                <text:p>9.64065926361434</text:p>
              </table:table-cell>
              <table:table-cell office:value-type="float" office:value="6.44780238026576">
                <text:p>6.447802380265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9.05828481099402">
                <text:p>9.05828481099402</text:p>
              </table:table-cell>
              <table:table-cell office:value-type="float" office:value="6.02068003201272">
                <text:p>6.02068003201272</text:p>
              </table:table-cell>
              <table:table-cell office:value-type="float" office:value="8.898579531108">
                <text:p>8.898579531108</text:p>
              </table:table-cell>
              <table:table-cell office:value-type="float" office:value="5.88447163417044">
                <text:p>5.884471634170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0">
      <style:chart-properties chart:display-label="true" chart:logarithmic="false" chart:minimum="3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9.818cm" svg:height="18.165cm" xlink:href=".." xlink:type="simple" chart:class="chart:scatter" chart:style-name="ch1">
        <chart:legend chart:legend-position="end" svg:x="1.154cm" svg:y="14.945cm" style:legend-expansion="custom" chartooo:width="18.204cm" chartooo:height="2.925cm" style:legend-expansion-aspect-ratio="6.22358974358974" chart:style-name="ch2"/>
        <chart:plot-area chart:style-name="ch3" table:cell-range-address="'Decile ratio yearly'.K4:'Decile ratio yearly'.O30 'Decile ratio yearly'.L3:'Decile ratio yearly'.O3" chart:data-source-has-labels="row" svg:x="0.583cm" svg:y="0.296cm" svg:width="19.02cm" svg:height="14.211cm">
          <chartooo:coordinate-region svg:x="1.319cm" svg:y="0.585cm" svg:width="17.995cm" svg:height="12.6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ecile ratio yearly'.L4:'Decile ratio yearly'.L30" chart:label-cell-address="'Decile ratio yearly'.L3:'Decile ratio yearly'.L3" chart:class="chart:scatter">
            <chart:domain table:cell-range-address="'Decile ratio yearly'.K4:'Decile ratio yearly'.K30"/>
            <chart:data-point chart:repeated="27"/>
          </chart:series>
          <chart:series chart:style-name="ch8" chart:values-cell-range-address="'Decile ratio yearly'.M4:'Decile ratio yearly'.M30" chart:label-cell-address="'Decile ratio yearly'.M3:'Decile ratio yearly'.M3" chart:class="chart:scatter">
            <chart:data-point chart:repeated="27"/>
          </chart:series>
          <chart:series chart:style-name="ch9" chart:values-cell-range-address="'Decile ratio yearly'.N4:'Decile ratio yearly'.N30" chart:label-cell-address="'Decile ratio yearly'.N3:'Decile ratio yearly'.N3" chart:class="chart:scatter">
            <chart:data-point chart:repeated="27"/>
          </chart:series>
          <chart:series chart:style-name="ch10" chart:values-cell-range-address="'Decile ratio yearly'.O4:'Decile ratio yearly'.O30" chart:label-cell-address="'Decile ratio yearly'.O3:'Decile ratio yearly'.O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Decile ratio yearly'.L3:'Decile ratio yearly'.L3</svg:desc>
                </draw:g>
              </table:table-cell>
              <table:table-cell office:value-type="string">
                <text:p>Labour and pension income</text:p>
                <draw:g>
                  <svg:desc>'Decile ratio yearly'.M3:'Decile ratio yearly'.M3</svg:desc>
                </draw:g>
              </table:table-cell>
              <table:table-cell office:value-type="string">
                <text:p>Labour income and family benefits</text:p>
                <draw:g>
                  <svg:desc>'Decile ratio yearly'.N3:'Decile ratio yearly'.N3</svg:desc>
                </draw:g>
              </table:table-cell>
              <table:table-cell office:value-type="string">
                <text:p>All income</text:p>
                <draw:g>
                  <svg:desc>'Decile ratio yearly'.O3:'Decile ratio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K4:'Decile ratio yearly'.K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L4:'Decile ratio yearly'.L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M4:'Decile ratio yearly'.M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N4:'Decile ratio yearly'.N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O4:'Decile ratio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1">
                <text:p>8.37130278918481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7">
                <text:p>6.96237499846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34491428039">
                <text:p>8.30134491428039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8905469373">
                <text:p>6.89058905469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599184408093">
                <text:p>8.38599184408093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56457016693">
                <text:p>6.788564570166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18659327301">
                <text:p>8.30818659327301</text:p>
              </table:table-cell>
              <table:table-cell office:value-type="float" office:value="8.44963649680881">
                <text:p>8.44963649680881</text:p>
              </table:table-cell>
              <table:table-cell office:value-type="float" office:value="6.70146249181183">
                <text:p>6.70146249181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1.0614839092912">
                <text:p>11.0614839092912</text:p>
              </table:table-cell>
              <table:table-cell office:value-type="float" office:value="8.18565009442404">
                <text:p>8.18565009442404</text:p>
              </table:table-cell>
              <table:table-cell office:value-type="float" office:value="8.45379442490116">
                <text:p>8.45379442490116</text:p>
              </table:table-cell>
              <table:table-cell office:value-type="float" office:value="6.63432339929436">
                <text:p>6.634323399294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1.1010864517056">
                <text:p>11.1010864517056</text:p>
              </table:table-cell>
              <table:table-cell office:value-type="float" office:value="8.4626920364509">
                <text:p>8.4626920364509</text:p>
              </table:table-cell>
              <table:table-cell office:value-type="float" office:value="9.14251529828052">
                <text:p>9.14251529828052</text:p>
              </table:table-cell>
              <table:table-cell office:value-type="float" office:value="6.95279371110622">
                <text:p>6.95279371110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3904366499465">
                <text:p>11.3904366499465</text:p>
              </table:table-cell>
              <table:table-cell office:value-type="float" office:value="8.42228101414707">
                <text:p>8.42228101414707</text:p>
              </table:table-cell>
              <table:table-cell office:value-type="float" office:value="9.40491261913046">
                <text:p>9.40491261913046</text:p>
              </table:table-cell>
              <table:table-cell office:value-type="float" office:value="7.0824258579159">
                <text:p>7.0824258579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8128828746283">
                <text:p>11.8128828746283</text:p>
              </table:table-cell>
              <table:table-cell office:value-type="float" office:value="8.29699349988941">
                <text:p>8.29699349988941</text:p>
              </table:table-cell>
              <table:table-cell office:value-type="float" office:value="9.39991541445754">
                <text:p>9.39991541445754</text:p>
              </table:table-cell>
              <table:table-cell office:value-type="float" office:value="6.93947558680463">
                <text:p>6.93947558680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2.1920759591052">
                <text:p>12.1920759591052</text:p>
              </table:table-cell>
              <table:table-cell office:value-type="float" office:value="8.45056132899204">
                <text:p>8.45056132899204</text:p>
              </table:table-cell>
              <table:table-cell office:value-type="float" office:value="9.75256829148197">
                <text:p>9.75256829148197</text:p>
              </table:table-cell>
              <table:table-cell office:value-type="float" office:value="6.91225288242273">
                <text:p>6.91225288242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1.5125771235531">
                <text:p>11.5125771235531</text:p>
              </table:table-cell>
              <table:table-cell office:value-type="float" office:value="8.22822787015423">
                <text:p>8.22822787015423</text:p>
              </table:table-cell>
              <table:table-cell office:value-type="float" office:value="9.49266737965633">
                <text:p>9.49266737965633</text:p>
              </table:table-cell>
              <table:table-cell office:value-type="float" office:value="6.86645635558474">
                <text:p>6.86645635558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6760840614753">
                <text:p>11.6760840614753</text:p>
              </table:table-cell>
              <table:table-cell office:value-type="float" office:value="8.09796044987958">
                <text:p>8.09796044987958</text:p>
              </table:table-cell>
              <table:table-cell office:value-type="float" office:value="9.5474920617704">
                <text:p>9.5474920617704</text:p>
              </table:table-cell>
              <table:table-cell office:value-type="float" office:value="7.00962617100718">
                <text:p>7.009626171007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0.769473750403">
                <text:p>10.769473750403</text:p>
              </table:table-cell>
              <table:table-cell office:value-type="float" office:value="7.94120487022589">
                <text:p>7.94120487022589</text:p>
              </table:table-cell>
              <table:table-cell office:value-type="float" office:value="9.43824083809529">
                <text:p>9.43824083809529</text:p>
              </table:table-cell>
              <table:table-cell office:value-type="float" office:value="7.01836947489654">
                <text:p>7.01836947489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0.9490941723797">
                <text:p>10.9490941723797</text:p>
              </table:table-cell>
              <table:table-cell office:value-type="float" office:value="8.05378142128489">
                <text:p>8.05378142128489</text:p>
              </table:table-cell>
              <table:table-cell office:value-type="float" office:value="9.18727329724467">
                <text:p>9.18727329724467</text:p>
              </table:table-cell>
              <table:table-cell office:value-type="float" office:value="6.92045830851379">
                <text:p>6.920458308513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0.885071206522">
                <text:p>10.885071206522</text:p>
              </table:table-cell>
              <table:table-cell office:value-type="float" office:value="7.78703321002816">
                <text:p>7.78703321002816</text:p>
              </table:table-cell>
              <table:table-cell office:value-type="float" office:value="9.3042677969333">
                <text:p>9.3042677969333</text:p>
              </table:table-cell>
              <table:table-cell office:value-type="float" office:value="6.91774975987405">
                <text:p>6.91774975987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1.1341351958105">
                <text:p>11.1341351958105</text:p>
              </table:table-cell>
              <table:table-cell office:value-type="float" office:value="7.94726583288118">
                <text:p>7.94726583288118</text:p>
              </table:table-cell>
              <table:table-cell office:value-type="float" office:value="10.2143630229805">
                <text:p>10.2143630229805</text:p>
              </table:table-cell>
              <table:table-cell office:value-type="float" office:value="7.24743069082761">
                <text:p>7.24743069082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1.2260963024992">
                <text:p>11.2260963024992</text:p>
              </table:table-cell>
              <table:table-cell office:value-type="float" office:value="8.19574108044696">
                <text:p>8.19574108044696</text:p>
              </table:table-cell>
              <table:table-cell office:value-type="float" office:value="10.4405734143072">
                <text:p>10.4405734143072</text:p>
              </table:table-cell>
              <table:table-cell office:value-type="float" office:value="7.3354584583192">
                <text:p>7.3354584583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1.2365393664399">
                <text:p>11.2365393664399</text:p>
              </table:table-cell>
              <table:table-cell office:value-type="float" office:value="8.18644540760408">
                <text:p>8.18644540760408</text:p>
              </table:table-cell>
              <table:table-cell office:value-type="float" office:value="10.383191256325">
                <text:p>10.383191256325</text:p>
              </table:table-cell>
              <table:table-cell office:value-type="float" office:value="7.35768490845992">
                <text:p>7.35768490845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10.7045670405803">
                <text:p>10.7045670405803</text:p>
              </table:table-cell>
              <table:table-cell office:value-type="float" office:value="7.66812012566059">
                <text:p>7.66812012566059</text:p>
              </table:table-cell>
              <table:table-cell office:value-type="float" office:value="10.4347791864189">
                <text:p>10.4347791864189</text:p>
              </table:table-cell>
              <table:table-cell office:value-type="float" office:value="7.33057272157063">
                <text:p>7.330572721570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10.1496454397327">
                <text:p>10.1496454397327</text:p>
              </table:table-cell>
              <table:table-cell office:value-type="float" office:value="7.47606191467053">
                <text:p>7.47606191467053</text:p>
              </table:table-cell>
              <table:table-cell office:value-type="float" office:value="10.0963016999631">
                <text:p>10.0963016999631</text:p>
              </table:table-cell>
              <table:table-cell office:value-type="float" office:value="7.27002752308584">
                <text:p>7.270027523085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9.45990467954144">
                <text:p>9.45990467954144</text:p>
              </table:table-cell>
              <table:table-cell office:value-type="float" office:value="7.18163393257035">
                <text:p>7.18163393257035</text:p>
              </table:table-cell>
              <table:table-cell office:value-type="float" office:value="9.34662310876587">
                <text:p>9.34662310876587</text:p>
              </table:table-cell>
              <table:table-cell office:value-type="float" office:value="7.04539151325749">
                <text:p>7.045391513257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8.9486203147438">
                <text:p>8.9486203147438</text:p>
              </table:table-cell>
              <table:table-cell office:value-type="float" office:value="6.97905622995467">
                <text:p>6.97905622995467</text:p>
              </table:table-cell>
              <table:table-cell office:value-type="float" office:value="9.12375779922379">
                <text:p>9.12375779922379</text:p>
              </table:table-cell>
              <table:table-cell office:value-type="float" office:value="6.90743197629198">
                <text:p>6.90743197629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9.88502671952297">
                <text:p>9.88502671952297</text:p>
              </table:table-cell>
              <table:table-cell office:value-type="float" office:value="7.14281724339069">
                <text:p>7.14281724339069</text:p>
              </table:table-cell>
              <table:table-cell office:value-type="float" office:value="10.0480890207365">
                <text:p>10.0480890207365</text:p>
              </table:table-cell>
              <table:table-cell office:value-type="float" office:value="7.0925500503295">
                <text:p>7.09255005032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9.02567568719385">
                <text:p>9.02567568719385</text:p>
              </table:table-cell>
              <table:table-cell office:value-type="float" office:value="6.84534522233464">
                <text:p>6.84534522233464</text:p>
              </table:table-cell>
              <table:table-cell office:value-type="float" office:value="8.91654328572598">
                <text:p>8.91654328572598</text:p>
              </table:table-cell>
              <table:table-cell office:value-type="float" office:value="6.72610022606263">
                <text:p>6.726100226062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9.10582592224301">
                <text:p>9.10582592224301</text:p>
              </table:table-cell>
              <table:table-cell office:value-type="float" office:value="6.82610540526945">
                <text:p>6.82610540526945</text:p>
              </table:table-cell>
              <table:table-cell office:value-type="float" office:value="9.13699555477618">
                <text:p>9.13699555477618</text:p>
              </table:table-cell>
              <table:table-cell office:value-type="float" office:value="6.79756954604137">
                <text:p>6.797569546041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8.93120451973192">
                <text:p>8.93120451973192</text:p>
              </table:table-cell>
              <table:table-cell office:value-type="float" office:value="6.75436040640297">
                <text:p>6.75436040640297</text:p>
              </table:table-cell>
              <table:table-cell office:value-type="float" office:value="8.98900141950141">
                <text:p>8.98900141950141</text:p>
              </table:table-cell>
              <table:table-cell office:value-type="float" office:value="6.73106382888413">
                <text:p>6.731063828884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8.17484429573969">
                <text:p>8.17484429573969</text:p>
              </table:table-cell>
              <table:table-cell office:value-type="float" office:value="6.27508563409579">
                <text:p>6.27508563409579</text:p>
              </table:table-cell>
              <table:table-cell office:value-type="float" office:value="8.16657949898609">
                <text:p>8.16657949898609</text:p>
              </table:table-cell>
              <table:table-cell office:value-type="float" office:value="6.27338685508014">
                <text:p>6.273386855080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10">
      <style:chart-properties chart:display-label="true" chart:logarithmic="false" chart:minimum="0.17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0.862cm" svg:height="15.203cm" xlink:href=".." xlink:type="simple" chart:class="chart:scatter" chart:style-name="ch1">
        <chart:legend chart:legend-position="bottom" svg:x="1.901cm" svg:y="13.273cm" style:legend-expansion="wide" chart:style-name="ch2"/>
        <chart:plot-area chart:style-name="ch3" table:cell-range-address="'Top 10% share yearly'.F4:'Top 10% share yearly'.J30 'Top 10% share yearly'.G3:'Top 10% share yearly'.J3" chart:data-source-has-labels="row" svg:x="0.438cm" svg:y="0.184cm" svg:width="20.263cm" svg:height="12.46cm">
          <chartooo:coordinate-region svg:x="1.52cm" svg:y="0.473cm" svg:width="18.892cm" svg:height="10.9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op 10% share yearly'.G4:'Top 10% share yearly'.G30" chart:label-cell-address="'Top 10% share yearly'.G3:'Top 10% share yearly'.G3" chart:class="chart:scatter">
            <chart:domain table:cell-range-address="'Top 10% share yearly'.F4:'Top 10% share yearly'.F30"/>
            <chart:data-point chart:repeated="27"/>
          </chart:series>
          <chart:series chart:style-name="ch8" chart:values-cell-range-address="'Top 10% share yearly'.H4:'Top 10% share yearly'.H30" chart:label-cell-address="'Top 10% share yearly'.H3:'Top 10% share yearly'.H3" chart:class="chart:scatter">
            <chart:data-point chart:repeated="27"/>
          </chart:series>
          <chart:series chart:style-name="ch9" chart:values-cell-range-address="'Top 10% share yearly'.I4:'Top 10% share yearly'.I30" chart:label-cell-address="'Top 10% share yearly'.I3:'Top 10% share yearly'.I3" chart:class="chart:scatter">
            <chart:data-point chart:repeated="27"/>
          </chart:series>
          <chart:series chart:style-name="ch10" chart:values-cell-range-address="'Top 10% share yearly'.J4:'Top 10% share yearly'.J30" chart:label-cell-address="'Top 10% share yearly'.J3:'Top 10% share yearly'.J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Top 10% share yearly'.G3:'Top 10% share yearly'.G3</svg:desc>
                </draw:g>
              </table:table-cell>
              <table:table-cell office:value-type="string">
                <text:p>Labour and pension income</text:p>
                <draw:g>
                  <svg:desc>'Top 10% share yearly'.H3:'Top 10% share yearly'.H3</svg:desc>
                </draw:g>
              </table:table-cell>
              <table:table-cell office:value-type="string">
                <text:p>Labour income and familly benefits</text:p>
                <draw:g>
                  <svg:desc>'Top 10% share yearly'.I3:'Top 10% share yearly'.I3</svg:desc>
                </draw:g>
              </table:table-cell>
              <table:table-cell office:value-type="string">
                <text:p>All income</text:p>
                <draw:g>
                  <svg:desc>'Top 10% share yearly'.J3:'Top 10% share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F4:'Top 10% share yearly'.F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G4:'Top 10% share yearly'.G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H4:'Top 10% share yearly'.H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I4:'Top 10% share yearly'.I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J4:'Top 10% share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47625439206508">
                <text:p>0.247625439206508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827797848">
                <text:p>0.243749827797848</text:p>
              </table:table-cell>
              <table:table-cell office:value-type="float" office:value="0.22767408579061">
                <text:p>0.22767408579061</text:p>
              </table:table-cell>
              <table:table-cell office:value-type="float" office:value="0.229184880109341">
                <text:p>0.229184880109341</text:p>
              </table:table-cell>
              <table:table-cell office:value-type="float" office:value="0.217450201528652">
                <text:p>0.217450201528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4222364898884">
                <text:p>0.254222364898884</text:p>
              </table:table-cell>
              <table:table-cell office:value-type="float" office:value="0.232329432264036">
                <text:p>0.232329432264036</text:p>
              </table:table-cell>
              <table:table-cell office:value-type="float" office:value="0.239432989410229">
                <text:p>0.239432989410229</text:p>
              </table:table-cell>
              <table:table-cell office:value-type="float" office:value="0.2221132742517">
                <text:p>0.2221132742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5738279990717">
                <text:p>0.255738279990717</text:p>
              </table:table-cell>
              <table:table-cell office:value-type="float" office:value="0.233615994757583">
                <text:p>0.233615994757583</text:p>
              </table:table-cell>
              <table:table-cell office:value-type="float" office:value="0.24212088721974">
                <text:p>0.24212088721974</text:p>
              </table:table-cell>
              <table:table-cell office:value-type="float" office:value="0.224332659229876">
                <text:p>0.224332659229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69770791041104">
                <text:p>0.269770791041104</text:p>
              </table:table-cell>
              <table:table-cell office:value-type="float" office:value="0.24163603116533">
                <text:p>0.24163603116533</text:p>
              </table:table-cell>
              <table:table-cell office:value-type="float" office:value="0.256025974867653">
                <text:p>0.256025974867653</text:p>
              </table:table-cell>
              <table:table-cell office:value-type="float" office:value="0.232658318071078">
                <text:p>0.2326583180710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76512109276114">
                <text:p>0.276512109276114</text:p>
              </table:table-cell>
              <table:table-cell office:value-type="float" office:value="0.24598264902608">
                <text:p>0.24598264902608</text:p>
              </table:table-cell>
              <table:table-cell office:value-type="float" office:value="0.262284198873625">
                <text:p>0.262284198873625</text:p>
              </table:table-cell>
              <table:table-cell office:value-type="float" office:value="0.236807091274538">
                <text:p>0.236807091274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73697720060953">
                <text:p>0.273697720060953</text:p>
              </table:table-cell>
              <table:table-cell office:value-type="float" office:value="0.247205758970395">
                <text:p>0.247205758970395</text:p>
              </table:table-cell>
              <table:table-cell office:value-type="float" office:value="0.260542321140322">
                <text:p>0.260542321140322</text:p>
              </table:table-cell>
              <table:table-cell office:value-type="float" office:value="0.238663571103355">
                <text:p>0.238663571103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81428544258429">
                <text:p>0.281428544258429</text:p>
              </table:table-cell>
              <table:table-cell office:value-type="float" office:value="0.251651800921881">
                <text:p>0.251651800921881</text:p>
              </table:table-cell>
              <table:table-cell office:value-type="float" office:value="0.268122250196605">
                <text:p>0.268122250196605</text:p>
              </table:table-cell>
              <table:table-cell office:value-type="float" office:value="0.24314678244301">
                <text:p>0.243146782443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80759394771225">
                <text:p>0.280759394771225</text:p>
              </table:table-cell>
              <table:table-cell office:value-type="float" office:value="0.251212355859891">
                <text:p>0.251212355859891</text:p>
              </table:table-cell>
              <table:table-cell office:value-type="float" office:value="0.267738167769124">
                <text:p>0.267738167769124</text:p>
              </table:table-cell>
              <table:table-cell office:value-type="float" office:value="0.242985113238438">
                <text:p>0.242985113238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7331727574346">
                <text:p>0.27331727574346</text:p>
              </table:table-cell>
              <table:table-cell office:value-type="float" office:value="0.247070757549613">
                <text:p>0.247070757549613</text:p>
              </table:table-cell>
              <table:table-cell office:value-type="float" office:value="0.261280810244165">
                <text:p>0.261280810244165</text:p>
              </table:table-cell>
              <table:table-cell office:value-type="float" office:value="0.239458106353273">
                <text:p>0.2394581063532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82426612764326">
                <text:p>0.282426612764326</text:p>
              </table:table-cell>
              <table:table-cell office:value-type="float" office:value="0.252431256102318">
                <text:p>0.252431256102318</text:p>
              </table:table-cell>
              <table:table-cell office:value-type="float" office:value="0.271577844364616">
                <text:p>0.271577844364616</text:p>
              </table:table-cell>
              <table:table-cell office:value-type="float" office:value="0.245638148217976">
                <text:p>0.245638148217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8144505168272">
                <text:p>0.28144505168272</text:p>
              </table:table-cell>
              <table:table-cell office:value-type="float" office:value="0.252346137019046">
                <text:p>0.252346137019046</text:p>
              </table:table-cell>
              <table:table-cell office:value-type="float" office:value="0.270896443034717">
                <text:p>0.270896443034717</text:p>
              </table:table-cell>
              <table:table-cell office:value-type="float" office:value="0.245755918713474">
                <text:p>0.245755918713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80829059002896">
                <text:p>0.280829059002896</text:p>
              </table:table-cell>
              <table:table-cell office:value-type="float" office:value="0.257428520256591">
                <text:p>0.257428520256591</text:p>
              </table:table-cell>
              <table:table-cell office:value-type="float" office:value="0.270652540414999">
                <text:p>0.270652540414999</text:p>
              </table:table-cell>
              <table:table-cell office:value-type="float" office:value="0.250984009467351">
                <text:p>0.250984009467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86156874486129">
                <text:p>0.286156874486129</text:p>
              </table:table-cell>
              <table:table-cell office:value-type="float" office:value="0.260371065840574">
                <text:p>0.260371065840574</text:p>
              </table:table-cell>
              <table:table-cell office:value-type="float" office:value="0.276868917974328">
                <text:p>0.276868917974328</text:p>
              </table:table-cell>
              <table:table-cell office:value-type="float" office:value="0.254562466955486">
                <text:p>0.2545624669554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9200125638159">
                <text:p>0.29200125638159</text:p>
              </table:table-cell>
              <table:table-cell office:value-type="float" office:value="0.262903684528055">
                <text:p>0.262903684528055</text:p>
              </table:table-cell>
              <table:table-cell office:value-type="float" office:value="0.284614964755131">
                <text:p>0.284614964755131</text:p>
              </table:table-cell>
              <table:table-cell office:value-type="float" office:value="0.258373380038283">
                <text:p>0.2583733800382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81067127409088">
                <text:p>0.281067127409088</text:p>
              </table:table-cell>
              <table:table-cell office:value-type="float" office:value="0.253431718091261">
                <text:p>0.253431718091261</text:p>
              </table:table-cell>
              <table:table-cell office:value-type="float" office:value="0.276525054352149">
                <text:p>0.276525054352149</text:p>
              </table:table-cell>
              <table:table-cell office:value-type="float" office:value="0.250650658325438">
                <text:p>0.2506506583254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301913902041205">
                <text:p>0.301913902041205</text:p>
              </table:table-cell>
              <table:table-cell office:value-type="float" office:value="0.261028824585459">
                <text:p>0.261028824585459</text:p>
              </table:table-cell>
              <table:table-cell office:value-type="float" office:value="0.297307759567822">
                <text:p>0.297307759567822</text:p>
              </table:table-cell>
              <table:table-cell office:value-type="float" office:value="0.258369893459017">
                <text:p>0.258369893459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303567296206497">
                <text:p>0.303567296206497</text:p>
              </table:table-cell>
              <table:table-cell office:value-type="float" office:value="0.2560240702782">
                <text:p>0.2560240702782</text:p>
              </table:table-cell>
              <table:table-cell office:value-type="float" office:value="0.299536201383754">
                <text:p>0.299536201383754</text:p>
              </table:table-cell>
              <table:table-cell office:value-type="float" office:value="0.253776749552744">
                <text:p>0.2537767495527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307516871904948">
                <text:p>0.307516871904948</text:p>
              </table:table-cell>
              <table:table-cell office:value-type="float" office:value="0.258784570897451">
                <text:p>0.258784570897451</text:p>
              </table:table-cell>
              <table:table-cell office:value-type="float" office:value="0.304206008799622">
                <text:p>0.304206008799622</text:p>
              </table:table-cell>
              <table:table-cell office:value-type="float" office:value="0.256970402556266">
                <text:p>0.2569704025562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313173914280566">
                <text:p>0.313173914280566</text:p>
              </table:table-cell>
              <table:table-cell office:value-type="float" office:value="0.257685890819128">
                <text:p>0.257685890819128</text:p>
              </table:table-cell>
              <table:table-cell office:value-type="float" office:value="0.310437201592725">
                <text:p>0.310437201592725</text:p>
              </table:table-cell>
              <table:table-cell office:value-type="float" office:value="0.256249171549388">
                <text:p>0.2562491715493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343720597812351">
                <text:p>0.343720597812351</text:p>
              </table:table-cell>
              <table:table-cell office:value-type="float" office:value="0.272612871589201">
                <text:p>0.272612871589201</text:p>
              </table:table-cell>
              <table:table-cell office:value-type="float" office:value="0.341087829206133">
                <text:p>0.341087829206133</text:p>
              </table:table-cell>
              <table:table-cell office:value-type="float" office:value="0.27132766920326">
                <text:p>0.271327669203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335444536444729">
                <text:p>0.335444536444729</text:p>
              </table:table-cell>
              <table:table-cell office:value-type="float" office:value="0.263624077033312">
                <text:p>0.263624077033312</text:p>
              </table:table-cell>
              <table:table-cell office:value-type="float" office:value="0.331765511228266">
                <text:p>0.331765511228266</text:p>
              </table:table-cell>
              <table:table-cell office:value-type="float" office:value="0.261830311986354">
                <text:p>0.2618303119863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354164293784748">
                <text:p>0.354164293784748</text:p>
              </table:table-cell>
              <table:table-cell office:value-type="float" office:value="0.269973026607144">
                <text:p>0.269973026607144</text:p>
              </table:table-cell>
              <table:table-cell office:value-type="float" office:value="0.351765900395185">
                <text:p>0.351765900395185</text:p>
              </table:table-cell>
              <table:table-cell office:value-type="float" office:value="0.268810534023555">
                <text:p>0.2688105340235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44425021881241">
                <text:p>0.344425021881241</text:p>
              </table:table-cell>
              <table:table-cell office:value-type="float" office:value="0.26330014723838">
                <text:p>0.26330014723838</text:p>
              </table:table-cell>
              <table:table-cell office:value-type="float" office:value="0.342648446981174">
                <text:p>0.342648446981174</text:p>
              </table:table-cell>
              <table:table-cell office:value-type="float" office:value="0.262447259718609">
                <text:p>0.2624472597186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10">
      <style:chart-properties chart:display-label="true" chart:logarithmic="false" chart:minimum="0.17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1.499cm" svg:height="15.202cm" xlink:href=".." xlink:type="simple" chart:class="chart:scatter" chart:style-name="ch1">
        <chart:legend chart:legend-position="bottom" svg:x="2.219cm" svg:y="13.272cm" style:legend-expansion="wide" chart:style-name="ch2"/>
        <chart:plot-area chart:style-name="ch3" table:cell-range-address="'Top 10% share yearly'.A4:'Top 10% share yearly'.E30 'Top 10% share yearly'.B3:'Top 10% share yearly'.E3" chart:data-source-has-labels="row" svg:x="0.484cm" svg:y="0.184cm" svg:width="20.84cm" svg:height="12.459cm">
          <chartooo:coordinate-region svg:x="1.566cm" svg:y="0.473cm" svg:width="19.469cm" svg:height="10.9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op 10% share yearly'.B4:'Top 10% share yearly'.B30" chart:label-cell-address="'Top 10% share yearly'.B3:'Top 10% share yearly'.B3" chart:class="chart:scatter">
            <chart:domain table:cell-range-address="'Top 10% share yearly'.A4:'Top 10% share yearly'.A30"/>
            <chart:data-point chart:repeated="27"/>
          </chart:series>
          <chart:series chart:style-name="ch8" chart:values-cell-range-address="'Top 10% share yearly'.C4:'Top 10% share yearly'.C30" chart:label-cell-address="'Top 10% share yearly'.C3:'Top 10% share yearly'.C3" chart:class="chart:scatter">
            <chart:data-point chart:repeated="27"/>
          </chart:series>
          <chart:series chart:style-name="ch9" chart:values-cell-range-address="'Top 10% share yearly'.D4:'Top 10% share yearly'.D30" chart:label-cell-address="'Top 10% share yearly'.D3:'Top 10% share yearly'.D3" chart:class="chart:scatter">
            <chart:data-point chart:repeated="27"/>
          </chart:series>
          <chart:series chart:style-name="ch10" chart:values-cell-range-address="'Top 10% share yearly'.E4:'Top 10% share yearly'.E30" chart:label-cell-address="'Top 10% share yearly'.E3:'Top 10% share yearly'.E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Top 10% share yearly'.B3:'Top 10% share yearly'.B3</svg:desc>
                </draw:g>
              </table:table-cell>
              <table:table-cell office:value-type="string">
                <text:p>Labour and pension income</text:p>
                <draw:g>
                  <svg:desc>'Top 10% share yearly'.C3:'Top 10% share yearly'.C3</svg:desc>
                </draw:g>
              </table:table-cell>
              <table:table-cell office:value-type="string">
                <text:p>Labour income and familly benefits</text:p>
                <draw:g>
                  <svg:desc>'Top 10% share yearly'.D3:'Top 10% share yearly'.D3</svg:desc>
                </draw:g>
              </table:table-cell>
              <table:table-cell office:value-type="string">
                <text:p>All income</text:p>
                <draw:g>
                  <svg:desc>'Top 10% share yearly'.E3:'Top 10% share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A4:'Top 10% share yearly'.A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B4:'Top 10% share yearly'.B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C4:'Top 10% share yearly'.C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D4:'Top 10% share yearly'.D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E4:'Top 10% share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55531059337134">
                <text:p>0.255531059337134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8224185397">
                <text:p>0.237258224185397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4659094819">
                <text:p>0.229624659094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4498787779">
                <text:p>0.230834498787779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6533151062">
                <text:p>0.220126533151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136494227623">
                <text:p>0.243136494227623</text:p>
              </table:table-cell>
              <table:table-cell office:value-type="float" office:value="0.227434294755473">
                <text:p>0.227434294755473</text:p>
              </table:table-cell>
              <table:table-cell office:value-type="float" office:value="0.228615330030862">
                <text:p>0.228615330030862</text:p>
              </table:table-cell>
              <table:table-cell office:value-type="float" office:value="0.217246724985577">
                <text:p>0.217246724985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1125898924467">
                <text:p>0.251125898924467</text:p>
              </table:table-cell>
              <table:table-cell office:value-type="float" office:value="0.233014975390822">
                <text:p>0.233014975390822</text:p>
              </table:table-cell>
              <table:table-cell office:value-type="float" office:value="0.236544064435702">
                <text:p>0.236544064435702</text:p>
              </table:table-cell>
              <table:table-cell office:value-type="float" office:value="0.222804287618723">
                <text:p>0.222804287618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4050128762776">
                <text:p>0.254050128762776</text:p>
              </table:table-cell>
              <table:table-cell office:value-type="float" office:value="0.233185494480928">
                <text:p>0.233185494480928</text:p>
              </table:table-cell>
              <table:table-cell office:value-type="float" office:value="0.240972123138923">
                <text:p>0.240972123138923</text:p>
              </table:table-cell>
              <table:table-cell office:value-type="float" office:value="0.224199153625701">
                <text:p>0.2241991536257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60358831661921">
                <text:p>0.260358831661921</text:p>
              </table:table-cell>
              <table:table-cell office:value-type="float" office:value="0.233823335741692">
                <text:p>0.233823335741692</text:p>
              </table:table-cell>
              <table:table-cell office:value-type="float" office:value="0.248582873242826">
                <text:p>0.248582873242826</text:p>
              </table:table-cell>
              <table:table-cell office:value-type="float" office:value="0.225998708415401">
                <text:p>0.2259987084154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59109020306517">
                <text:p>0.259109020306517</text:p>
              </table:table-cell>
              <table:table-cell office:value-type="float" office:value="0.231866714493196">
                <text:p>0.231866714493196</text:p>
              </table:table-cell>
              <table:table-cell office:value-type="float" office:value="0.247837516418903">
                <text:p>0.247837516418903</text:p>
              </table:table-cell>
              <table:table-cell office:value-type="float" office:value="0.224423393581579">
                <text:p>0.224423393581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66633190266864">
                <text:p>0.266633190266864</text:p>
              </table:table-cell>
              <table:table-cell office:value-type="float" office:value="0.238249010243879">
                <text:p>0.238249010243879</text:p>
              </table:table-cell>
              <table:table-cell office:value-type="float" office:value="0.255244581402929">
                <text:p>0.255244581402929</text:p>
              </table:table-cell>
              <table:table-cell office:value-type="float" office:value="0.230774413233135">
                <text:p>0.230774413233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69515360079727">
                <text:p>0.269515360079727</text:p>
              </table:table-cell>
              <table:table-cell office:value-type="float" office:value="0.240296573927142">
                <text:p>0.240296573927142</text:p>
              </table:table-cell>
              <table:table-cell office:value-type="float" office:value="0.258671814427149">
                <text:p>0.258671814427149</text:p>
              </table:table-cell>
              <table:table-cell office:value-type="float" office:value="0.233259318311669">
                <text:p>0.2332593183116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71580388600745">
                <text:p>0.271580388600745</text:p>
              </table:table-cell>
              <table:table-cell office:value-type="float" office:value="0.242129659475448">
                <text:p>0.242129659475448</text:p>
              </table:table-cell>
              <table:table-cell office:value-type="float" office:value="0.261022529612814">
                <text:p>0.261022529612814</text:p>
              </table:table-cell>
              <table:table-cell office:value-type="float" office:value="0.235322778654636">
                <text:p>0.235322778654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60169113170353">
                <text:p>0.260169113170353</text:p>
              </table:table-cell>
              <table:table-cell office:value-type="float" office:value="0.236078521188353">
                <text:p>0.236078521188353</text:p>
              </table:table-cell>
              <table:table-cell office:value-type="float" office:value="0.250405857744464">
                <text:p>0.250405857744464</text:p>
              </table:table-cell>
              <table:table-cell office:value-type="float" office:value="0.22968714337193">
                <text:p>0.229687143371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62021113417971">
                <text:p>0.262021113417971</text:p>
              </table:table-cell>
              <table:table-cell office:value-type="float" office:value="0.23822333418149">
                <text:p>0.23822333418149</text:p>
              </table:table-cell>
              <table:table-cell office:value-type="float" office:value="0.252701916559594">
                <text:p>0.252701916559594</text:p>
              </table:table-cell>
              <table:table-cell office:value-type="float" office:value="0.232146124177184">
                <text:p>0.232146124177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68567777971492">
                <text:p>0.268567777971492</text:p>
              </table:table-cell>
              <table:table-cell office:value-type="float" office:value="0.24210810501665">
                <text:p>0.24210810501665</text:p>
              </table:table-cell>
              <table:table-cell office:value-type="float" office:value="0.260228989313523">
                <text:p>0.260228989313523</text:p>
              </table:table-cell>
              <table:table-cell office:value-type="float" office:value="0.236721916300445">
                <text:p>0.2367219163004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79028589769789">
                <text:p>0.279028589769789</text:p>
              </table:table-cell>
              <table:table-cell office:value-type="float" office:value="0.247324313676796">
                <text:p>0.247324313676796</text:p>
              </table:table-cell>
              <table:table-cell office:value-type="float" office:value="0.270982160317885">
                <text:p>0.270982160317885</text:p>
              </table:table-cell>
              <table:table-cell office:value-type="float" office:value="0.242223341009996">
                <text:p>0.242223341009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90202585915465">
                <text:p>0.290202585915465</text:p>
              </table:table-cell>
              <table:table-cell office:value-type="float" office:value="0.25063747128365">
                <text:p>0.25063747128365</text:p>
              </table:table-cell>
              <table:table-cell office:value-type="float" office:value="0.282782166188361">
                <text:p>0.282782166188361</text:p>
              </table:table-cell>
              <table:table-cell office:value-type="float" office:value="0.246053714557145">
                <text:p>0.246053714557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91675044975928">
                <text:p>0.291675044975928</text:p>
              </table:table-cell>
              <table:table-cell office:value-type="float" office:value="0.255635284185388">
                <text:p>0.255635284185388</text:p>
              </table:table-cell>
              <table:table-cell office:value-type="float" office:value="0.285679179475981">
                <text:p>0.285679179475981</text:p>
              </table:table-cell>
              <table:table-cell office:value-type="float" office:value="0.251887997721291">
                <text:p>0.2518879977212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91662839412369">
                <text:p>0.291662839412369</text:p>
              </table:table-cell>
              <table:table-cell office:value-type="float" office:value="0.256577634605022">
                <text:p>0.256577634605022</text:p>
              </table:table-cell>
              <table:table-cell office:value-type="float" office:value="0.288258773374693">
                <text:p>0.288258773374693</text:p>
              </table:table-cell>
              <table:table-cell office:value-type="float" office:value="0.254443065353383">
                <text:p>0.254443065353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89653110095638">
                <text:p>0.289653110095638</text:p>
              </table:table-cell>
              <table:table-cell office:value-type="float" office:value="0.253595882008026">
                <text:p>0.253595882008026</text:p>
              </table:table-cell>
              <table:table-cell office:value-type="float" office:value="0.287745466632787">
                <text:p>0.287745466632787</text:p>
              </table:table-cell>
              <table:table-cell office:value-type="float" office:value="0.252406955489431">
                <text:p>0.2524069554894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8988239644874">
                <text:p>0.28988239644874</text:p>
              </table:table-cell>
              <table:table-cell office:value-type="float" office:value="0.252775303282363">
                <text:p>0.252775303282363</text:p>
              </table:table-cell>
              <table:table-cell office:value-type="float" office:value="0.288107653541852">
                <text:p>0.288107653541852</text:p>
              </table:table-cell>
              <table:table-cell office:value-type="float" office:value="0.251648355967155">
                <text:p>0.251648355967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296403886937492">
                <text:p>0.296403886937492</text:p>
              </table:table-cell>
              <table:table-cell office:value-type="float" office:value="0.253646951499809">
                <text:p>0.253646951499809</text:p>
              </table:table-cell>
              <table:table-cell office:value-type="float" office:value="0.294682054206578">
                <text:p>0.294682054206578</text:p>
              </table:table-cell>
              <table:table-cell office:value-type="float" office:value="0.252581526885259">
                <text:p>0.2525815268852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331006871166717">
                <text:p>0.331006871166717</text:p>
              </table:table-cell>
              <table:table-cell office:value-type="float" office:value="0.270792603118486">
                <text:p>0.270792603118486</text:p>
              </table:table-cell>
              <table:table-cell office:value-type="float" office:value="0.329134812660237">
                <text:p>0.329134812660237</text:p>
              </table:table-cell>
              <table:table-cell office:value-type="float" office:value="0.269679897426445">
                <text:p>0.2696798974264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32719698325055">
                <text:p>0.32719698325055</text:p>
              </table:table-cell>
              <table:table-cell office:value-type="float" office:value="0.262152812571145">
                <text:p>0.262152812571145</text:p>
              </table:table-cell>
              <table:table-cell office:value-type="float" office:value="0.325785000902748">
                <text:p>0.325785000902748</text:p>
              </table:table-cell>
              <table:table-cell office:value-type="float" office:value="0.261340528899648">
                <text:p>0.2613405288996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31017705438376">
                <text:p>0.31017705438376</text:p>
              </table:table-cell>
              <table:table-cell office:value-type="float" office:value="0.251712332555581">
                <text:p>0.251712332555581</text:p>
              </table:table-cell>
              <table:table-cell office:value-type="float" office:value="0.308697764381484">
                <text:p>0.308697764381484</text:p>
              </table:table-cell>
              <table:table-cell office:value-type="float" office:value="0.250873389753844">
                <text:p>0.2508733897538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316729743683621">
                <text:p>0.316729743683621</text:p>
              </table:table-cell>
              <table:table-cell office:value-type="float" office:value="0.250349362795187">
                <text:p>0.250349362795187</text:p>
              </table:table-cell>
              <table:table-cell office:value-type="float" office:value="0.31533469046906">
                <text:p>0.31533469046906</text:p>
              </table:table-cell>
              <table:table-cell office:value-type="float" office:value="0.249581914930225">
                <text:p>0.249581914930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24386586746334">
                <text:p>0.324386586746334</text:p>
              </table:table-cell>
              <table:table-cell office:value-type="float" office:value="0.257536437831115">
                <text:p>0.257536437831115</text:p>
              </table:table-cell>
              <table:table-cell office:value-type="float" office:value="0.323081155358079">
                <text:p>0.323081155358079</text:p>
              </table:table-cell>
              <table:table-cell office:value-type="float" office:value="0.256816123350715">
                <text:p>0.2568161233507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10">
      <style:chart-properties chart:display-label="true" chart:logarithmic="false" chart:minimum="0.17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0.488cm" svg:height="15.203cm" xlink:href=".." xlink:type="simple" chart:class="chart:scatter" chart:style-name="ch1">
        <chart:legend chart:legend-position="bottom" svg:x="1.714cm" svg:y="13.273cm" style:legend-expansion="wide" chart:style-name="ch2"/>
        <chart:plot-area chart:style-name="ch3" table:cell-range-address="'Top 10% share yearly'.K4:'Top 10% share yearly'.O30 'Top 10% share yearly'.L3:'Top 10% share yearly'.O3" chart:data-source-has-labels="row" svg:x="0.41cm" svg:y="0.184cm" svg:width="19.925cm" svg:height="12.459cm">
          <chartooo:coordinate-region svg:x="1.492cm" svg:y="0.473cm" svg:width="18.554cm" svg:height="10.9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op 10% share yearly'.L4:'Top 10% share yearly'.L30" chart:label-cell-address="'Top 10% share yearly'.L3:'Top 10% share yearly'.L3" chart:class="chart:scatter">
            <chart:domain table:cell-range-address="'Top 10% share yearly'.K4:'Top 10% share yearly'.K30"/>
            <chart:data-point chart:repeated="27"/>
          </chart:series>
          <chart:series chart:style-name="ch8" chart:values-cell-range-address="'Top 10% share yearly'.M4:'Top 10% share yearly'.M30" chart:label-cell-address="'Top 10% share yearly'.M3:'Top 10% share yearly'.M3" chart:class="chart:scatter">
            <chart:data-point chart:repeated="27"/>
          </chart:series>
          <chart:series chart:style-name="ch9" chart:values-cell-range-address="'Top 10% share yearly'.N4:'Top 10% share yearly'.N30" chart:label-cell-address="'Top 10% share yearly'.N3:'Top 10% share yearly'.N3" chart:class="chart:scatter">
            <chart:data-point chart:repeated="27"/>
          </chart:series>
          <chart:series chart:style-name="ch10" chart:values-cell-range-address="'Top 10% share yearly'.O4:'Top 10% share yearly'.O30" chart:label-cell-address="'Top 10% share yearly'.O3:'Top 10% share yearly'.O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Top 10% share yearly'.L3:'Top 10% share yearly'.L3</svg:desc>
                </draw:g>
              </table:table-cell>
              <table:table-cell office:value-type="string">
                <text:p>Labour and pension income</text:p>
                <draw:g>
                  <svg:desc>'Top 10% share yearly'.M3:'Top 10% share yearly'.M3</svg:desc>
                </draw:g>
              </table:table-cell>
              <table:table-cell office:value-type="string">
                <text:p>Labour income and familly benefits</text:p>
                <draw:g>
                  <svg:desc>'Top 10% share yearly'.N3:'Top 10% share yearly'.N3</svg:desc>
                </draw:g>
              </table:table-cell>
              <table:table-cell office:value-type="string">
                <text:p>All income</text:p>
                <draw:g>
                  <svg:desc>'Top 10% share yearly'.O3:'Top 10% share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K4:'Top 10% share yearly'.K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L4:'Top 10% share yearly'.L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M4:'Top 10% share yearly'.M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N4:'Top 10% share yearly'.N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O4:'Top 10% share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47625439206508">
                <text:p>0.247625439206508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8224185397">
                <text:p>0.237258224185397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4659094819">
                <text:p>0.229624659094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4498787779">
                <text:p>0.230834498787779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6533151062">
                <text:p>0.220126533151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675115901">
                <text:p>0.243749675115901</text:p>
              </table:table-cell>
              <table:table-cell office:value-type="float" office:value="0.227675751611775">
                <text:p>0.227675751611775</text:p>
              </table:table-cell>
              <table:table-cell office:value-type="float" office:value="0.229184735944269">
                <text:p>0.229184735944269</text:p>
              </table:table-cell>
              <table:table-cell office:value-type="float" office:value="0.217451592057219">
                <text:p>0.217451592057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4222425147143">
                <text:p>0.254222425147143</text:p>
              </table:table-cell>
              <table:table-cell office:value-type="float" office:value="0.232330198699512">
                <text:p>0.232330198699512</text:p>
              </table:table-cell>
              <table:table-cell office:value-type="float" office:value="0.239433050521355">
                <text:p>0.239433050521355</text:p>
              </table:table-cell>
              <table:table-cell office:value-type="float" office:value="0.222113610331108">
                <text:p>0.222113610331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6492621387612">
                <text:p>0.256492621387612</text:p>
              </table:table-cell>
              <table:table-cell office:value-type="float" office:value="0.233945118777329">
                <text:p>0.233945118777329</text:p>
              </table:table-cell>
              <table:table-cell office:value-type="float" office:value="0.2427030238519">
                <text:p>0.2427030238519</text:p>
              </table:table-cell>
              <table:table-cell office:value-type="float" office:value="0.224567889737655">
                <text:p>0.224567889737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65408457677131">
                <text:p>0.265408457677131</text:p>
              </table:table-cell>
              <table:table-cell office:value-type="float" office:value="0.241900311969327">
                <text:p>0.241900311969327</text:p>
              </table:table-cell>
              <table:table-cell office:value-type="float" office:value="0.251329630632325">
                <text:p>0.251329630632325</text:p>
              </table:table-cell>
              <table:table-cell office:value-type="float" office:value="0.232586453570744">
                <text:p>0.232586453570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53578982611423">
                <text:p>0.253578982611423</text:p>
              </table:table-cell>
              <table:table-cell office:value-type="float" office:value="0.237354081765248">
                <text:p>0.237354081765248</text:p>
              </table:table-cell>
              <table:table-cell office:value-type="float" office:value="0.23954397725827">
                <text:p>0.23954397725827</text:p>
              </table:table-cell>
              <table:table-cell office:value-type="float" office:value="0.22790893784361">
                <text:p>0.227908937843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62424551683993">
                <text:p>0.262424551683993</text:p>
              </table:table-cell>
              <table:table-cell office:value-type="float" office:value="0.240058094939242">
                <text:p>0.240058094939242</text:p>
              </table:table-cell>
              <table:table-cell office:value-type="float" office:value="0.247764118570958">
                <text:p>0.247764118570958</text:p>
              </table:table-cell>
              <table:table-cell office:value-type="float" office:value="0.23054574314447">
                <text:p>0.23054574314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67757932805823">
                <text:p>0.267757932805823</text:p>
              </table:table-cell>
              <table:table-cell office:value-type="float" office:value="0.243626902597542">
                <text:p>0.243626902597542</text:p>
              </table:table-cell>
              <table:table-cell office:value-type="float" office:value="0.253628851722375">
                <text:p>0.253628851722375</text:p>
              </table:table-cell>
              <table:table-cell office:value-type="float" office:value="0.23458843674455">
                <text:p>0.23458843674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69917929906955">
                <text:p>0.269917929906955</text:p>
              </table:table-cell>
              <table:table-cell office:value-type="float" office:value="0.244922873621097">
                <text:p>0.244922873621097</text:p>
              </table:table-cell>
              <table:table-cell office:value-type="float" office:value="0.256942682607283">
                <text:p>0.256942682607283</text:p>
              </table:table-cell>
              <table:table-cell office:value-type="float" office:value="0.236746634091398">
                <text:p>0.2367466340913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73707089833045">
                <text:p>0.273707089833045</text:p>
              </table:table-cell>
              <table:table-cell office:value-type="float" office:value="0.248976644137101">
                <text:p>0.248976644137101</text:p>
              </table:table-cell>
              <table:table-cell office:value-type="float" office:value="0.261234160287278">
                <text:p>0.261234160287278</text:p>
              </table:table-cell>
              <table:table-cell office:value-type="float" office:value="0.241166061646296">
                <text:p>0.241166061646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62509842046425">
                <text:p>0.262509842046425</text:p>
              </table:table-cell>
              <table:table-cell office:value-type="float" office:value="0.243507920039933">
                <text:p>0.243507920039933</text:p>
              </table:table-cell>
              <table:table-cell office:value-type="float" office:value="0.251136873625033">
                <text:p>0.251136873625033</text:p>
              </table:table-cell>
              <table:table-cell office:value-type="float" office:value="0.236271830416641">
                <text:p>0.236271830416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64856943392517">
                <text:p>0.264856943392517</text:p>
              </table:table-cell>
              <table:table-cell office:value-type="float" office:value="0.246831872538875">
                <text:p>0.246831872538875</text:p>
              </table:table-cell>
              <table:table-cell office:value-type="float" office:value="0.253364055022846">
                <text:p>0.253364055022846</text:p>
              </table:table-cell>
              <table:table-cell office:value-type="float" office:value="0.239531889033322">
                <text:p>0.2395318890333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7864074664735">
                <text:p>0.27864074664735</text:p>
              </table:table-cell>
              <table:table-cell office:value-type="float" office:value="0.254169497712798">
                <text:p>0.254169497712798</text:p>
              </table:table-cell>
              <table:table-cell office:value-type="float" office:value="0.267848648816869">
                <text:p>0.267848648816869</text:p>
              </table:table-cell>
              <table:table-cell office:value-type="float" office:value="0.247465011229044">
                <text:p>0.2474650112290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90443654298046">
                <text:p>0.290443654298046</text:p>
              </table:table-cell>
              <table:table-cell office:value-type="float" office:value="0.260403192085155">
                <text:p>0.260403192085155</text:p>
              </table:table-cell>
              <table:table-cell office:value-type="float" office:value="0.280336735531249">
                <text:p>0.280336735531249</text:p>
              </table:table-cell>
              <table:table-cell office:value-type="float" office:value="0.254297473505499">
                <text:p>0.254297473505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86560293618774">
                <text:p>0.286560293618774</text:p>
              </table:table-cell>
              <table:table-cell office:value-type="float" office:value="0.259961754437709">
                <text:p>0.259961754437709</text:p>
              </table:table-cell>
              <table:table-cell office:value-type="float" office:value="0.277995878738763">
                <text:p>0.277995878738763</text:p>
              </table:table-cell>
              <table:table-cell office:value-type="float" office:value="0.254850163166506">
                <text:p>0.254850163166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99550033571342">
                <text:p>0.299550033571342</text:p>
              </table:table-cell>
              <table:table-cell office:value-type="float" office:value="0.266534951486318">
                <text:p>0.266534951486318</text:p>
              </table:table-cell>
              <table:table-cell office:value-type="float" office:value="0.292813993109817">
                <text:p>0.292813993109817</text:p>
              </table:table-cell>
              <table:table-cell office:value-type="float" office:value="0.262600484679836">
                <text:p>0.2626004846798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93296385240903">
                <text:p>0.293296385240903</text:p>
              </table:table-cell>
              <table:table-cell office:value-type="float" office:value="0.265130796263617">
                <text:p>0.265130796263617</text:p>
              </table:table-cell>
              <table:table-cell office:value-type="float" office:value="0.28840933742806">
                <text:p>0.28840933742806</text:p>
              </table:table-cell>
              <table:table-cell office:value-type="float" office:value="0.262240302264495">
                <text:p>0.2622403022644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310368104934361">
                <text:p>0.310368104934361</text:p>
              </table:table-cell>
              <table:table-cell office:value-type="float" office:value="0.268750796900507">
                <text:p>0.268750796900507</text:p>
              </table:table-cell>
              <table:table-cell office:value-type="float" office:value="0.306995000994432">
                <text:p>0.306995000994432</text:p>
              </table:table-cell>
              <table:table-cell office:value-type="float" office:value="0.266827818526084">
                <text:p>0.266827818526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325624169452113">
                <text:p>0.325624169452113</text:p>
              </table:table-cell>
              <table:table-cell office:value-type="float" office:value="0.278487973262621">
                <text:p>0.278487973262621</text:p>
              </table:table-cell>
              <table:table-cell office:value-type="float" office:value="0.323655896786527">
                <text:p>0.323655896786527</text:p>
              </table:table-cell>
              <table:table-cell office:value-type="float" office:value="0.277401287977611">
                <text:p>0.2774012879776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337507871029819">
                <text:p>0.337507871029819</text:p>
              </table:table-cell>
              <table:table-cell office:value-type="float" office:value="0.28139977204918">
                <text:p>0.28139977204918</text:p>
              </table:table-cell>
              <table:table-cell office:value-type="float" office:value="0.335597593419529">
                <text:p>0.335597593419529</text:p>
              </table:table-cell>
              <table:table-cell office:value-type="float" office:value="0.280357852303202">
                <text:p>0.2803578523032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328684830998162">
                <text:p>0.328684830998162</text:p>
              </table:table-cell>
              <table:table-cell office:value-type="float" office:value="0.277120929935507">
                <text:p>0.277120929935507</text:p>
              </table:table-cell>
              <table:table-cell office:value-type="float" office:value="0.326591119887911">
                <text:p>0.326591119887911</text:p>
              </table:table-cell>
              <table:table-cell office:value-type="float" office:value="0.275991100357159">
                <text:p>0.2759911003571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310493433735928">
                <text:p>0.310493433735928</text:p>
              </table:table-cell>
              <table:table-cell office:value-type="float" office:value="0.271870592115585">
                <text:p>0.271870592115585</text:p>
              </table:table-cell>
              <table:table-cell office:value-type="float" office:value="0.309656705339737">
                <text:p>0.309656705339737</text:p>
              </table:table-cell>
              <table:table-cell office:value-type="float" office:value="0.271415166014573">
                <text:p>0.2714151660145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315087612256647">
                <text:p>0.315087612256647</text:p>
              </table:table-cell>
              <table:table-cell office:value-type="float" office:value="0.265344597142312">
                <text:p>0.265344597142312</text:p>
              </table:table-cell>
              <table:table-cell office:value-type="float" office:value="0.314277281082166">
                <text:p>0.314277281082166</text:p>
              </table:table-cell>
              <table:table-cell office:value-type="float" office:value="0.264924712385779">
                <text:p>0.2649247123857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00302412985176">
                <text:p>0.300302412985176</text:p>
              </table:table-cell>
              <table:table-cell office:value-type="float" office:value="0.266386266221226">
                <text:p>0.266386266221226</text:p>
              </table:table-cell>
              <table:table-cell office:value-type="float" office:value="0.299320011660696">
                <text:p>0.299320011660696</text:p>
              </table:table-cell>
              <table:table-cell office:value-type="float" office:value="0.265860008373406">
                <text:p>0.26586000837340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